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tem_id</text:p>
          </table:table-cell>
          <table:table-cell office:value-type="string">
            <text:p>patter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centroid_distance</text:p>
          </table:table-cell>
          <table:table-cell office:value-type="string">
            <text:p>image</text:p>
          </table:table-cell>
          <table:table-cell office:value-type="string">
            <text:p>url</text:p>
          </table:table-cell>
        </table:table-row>
        <table:table-row>
          <table:table-cell office:value="1" office:value-type="float"/>
          <table:table-cell office:value-type="string">
            <text:p>Pattern 1</text:p>
          </table:table-cell>
          <table:table-cell office:value="0.5430476863649312" office:value-type="float"/>
          <table:table-cell office:value="0.4886319903926402" office:value-type="float"/>
          <table:table-cell office:value="27.321615631661007" office:value-type="float"/>
          <table:table-cell office:value-type="string">
            <text:p>input/data_formal_20240530-1342/meme/0xMetaChat_20230306T141640/1.jpg</text:p>
          </table:table-cell>
          <table:table-cell office:value-type="string">
            <text:p>https://twitter.com/email55665566/status/1633065084636516355</text:p>
          </table:table-cell>
        </table:table-row>
        <table:table-row>
          <table:table-cell office:value="2" office:value-type="float"/>
          <table:table-cell office:value-type="string">
            <text:p>Pattern 21</text:p>
          </table:table-cell>
          <table:table-cell office:value="0.5344834885478981" office:value-type="float"/>
          <table:table-cell office:value="0.537290043856714" office:value-type="float"/>
          <table:table-cell office:value="30.90824257425609" office:value-type="float"/>
          <table:table-cell office:value-type="string">
            <text:p>input/data_formal_20240530-1342/meme/0xMetaChat_20230306T141640/2.jpg</text:p>
          </table:table-cell>
          <table:table-cell office:value-type="string">
            <text:p>https://twitter.com/email55665566/status/1633065084636516355</text:p>
          </table:table-cell>
        </table:table-row>
        <table:table-row>
          <table:table-cell office:value="3" office:value-type="float"/>
          <table:table-cell office:value-type="string">
            <text:p>Pattern 49</text:p>
          </table:table-cell>
          <table:table-cell office:value="0.5806727231012558" office:value-type="float"/>
          <table:table-cell office:value="0.7366683966894321" office:value-type="float"/>
          <table:table-cell office:value="25.896586826128292" office:value-type="float"/>
          <table:table-cell office:value-type="string">
            <text:p>input/data_formal_20240530-1342/meme/0xMetaChat_20230306T141640/3.jpg</text:p>
          </table:table-cell>
          <table:table-cell office:value-type="string">
            <text:p>https://twitter.com/email55665566/status/1633065084636516355</text:p>
          </table:table-cell>
        </table:table-row>
        <table:table-row>
          <table:table-cell office:value="4" office:value-type="float"/>
          <table:table-cell office:value-type="string">
            <text:p>Pattern 4</text:p>
          </table:table-cell>
          <table:table-cell office:value="0.23301964649111706" office:value-type="float"/>
          <table:table-cell office:value="0.644858056432273" office:value-type="float"/>
          <table:table-cell office:value="23.675134011550806" office:value-type="float"/>
          <table:table-cell office:value-type="string">
            <text:p>input/data_formal_20240530-1342/meme/1A1Studios_20230126T091227/0.jpg</text:p>
          </table:table-cell>
          <table:table-cell office:value-type="string">
            <text:p>https://twitter.com/1A1Studios/status/1618537339646783493</text:p>
          </table:table-cell>
        </table:table-row>
        <table:table-row>
          <table:table-cell office:value="5" office:value-type="float"/>
          <table:table-cell office:value-type="string">
            <text:p>Pattern 7</text:p>
          </table:table-cell>
          <table:table-cell office:value="0.3200573218930472" office:value-type="float"/>
          <table:table-cell office:value="0.6397912312977269" office:value-type="float"/>
          <table:table-cell office:value="30.54919434802523" office:value-type="float"/>
          <table:table-cell office:value-type="string">
            <text:p>input/data_formal_20240530-1342/meme/1goonrich_20230206T142342/0.jpg</text:p>
          </table:table-cell>
          <table:table-cell office:value-type="string">
            <text:p>https://twitter.com/hiwakurdstani/status/1622601936749965316</text:p>
          </table:table-cell>
        </table:table-row>
        <table:table-row>
          <table:table-cell office:value="6" office:value-type="float"/>
          <table:table-cell office:value-type="string">
            <text:p>Pattern 12</text:p>
          </table:table-cell>
          <table:table-cell office:value="0.14833423192015158" office:value-type="float"/>
          <table:table-cell office:value="0.6736434329588208" office:value-type="float"/>
          <table:table-cell office:value="28.517427281248825" office:value-type="float"/>
          <table:table-cell office:value-type="string">
            <text:p>input/data_formal_20240530-1342/meme/2023CatsGang_20221217T080001/0.jpg</text:p>
          </table:table-cell>
          <table:table-cell office:value-type="string">
            <text:p>https://twitter.com/ujorismatiiq/status/1607954993318961152</text:p>
          </table:table-cell>
        </table:table-row>
        <table:table-row>
          <table:table-cell office:value="7" office:value-type="float"/>
          <table:table-cell office:value-type="string">
            <text:p>Pattern 49</text:p>
          </table:table-cell>
          <table:table-cell office:value="0.3293951698743515" office:value-type="float"/>
          <table:table-cell office:value="0.8745165632141008" office:value-type="float"/>
          <table:table-cell office:value="25.277848457904238" office:value-type="float"/>
          <table:table-cell office:value-type="string">
            <text:p>input/data_formal_20240530-1342/meme/2023CatsGang_20221219T080001/0.jpg</text:p>
          </table:table-cell>
          <table:table-cell office:value-type="string">
            <text:p>https://twitter.com/ujorismatiiq/status/1607954925488594944</text:p>
          </table:table-cell>
        </table:table-row>
        <table:table-row>
          <table:table-cell office:value="8" office:value-type="float"/>
          <table:table-cell office:value-type="string">
            <text:p>Pattern 19</text:p>
          </table:table-cell>
          <table:table-cell office:value="0.5261186354474726" office:value-type="float"/>
          <table:table-cell office:value="0.6461941860201931" office:value-type="float"/>
          <table:table-cell office:value="28.348362402588368" office:value-type="float"/>
          <table:table-cell office:value-type="string">
            <text:p>input/data_formal_20240530-1342/meme/2023CatsGang_20221222T100001/0.jpg</text:p>
          </table:table-cell>
          <table:table-cell office:value-type="string">
            <text:p>https://twitter.com/ujorismatiiq/status/1607954725886103552</text:p>
          </table:table-cell>
        </table:table-row>
        <table:table-row>
          <table:table-cell office:value="9" office:value-type="float"/>
          <table:table-cell office:value-type="string">
            <text:p>Pattern 2</text:p>
          </table:table-cell>
          <table:table-cell office:value="0.5552366944124507" office:value-type="float"/>
          <table:table-cell office:value="0.5180392056190608" office:value-type="float"/>
          <table:table-cell office:value="26.06658172044106" office:value-type="float"/>
          <table:table-cell office:value-type="string">
            <text:p>input/data_formal_20240530-1342/meme/20ruiz00_20230129T010617/0.jpg</text:p>
          </table:table-cell>
          <table:table-cell office:value-type="string">
            <text:p>https://twitter.com/20ruiz00/status/1619502155249090560</text:p>
          </table:table-cell>
        </table:table-row>
        <table:table-row>
          <table:table-cell office:value="10" office:value-type="float"/>
          <table:table-cell office:value-type="string">
            <text:p>Pattern 29</text:p>
          </table:table-cell>
          <table:table-cell office:value="0.2345992665967118" office:value-type="float"/>
          <table:table-cell office:value="0.4861162138641816" office:value-type="float"/>
          <table:table-cell office:value="28.891716474278947" office:value-type="float"/>
          <table:table-cell office:value-type="string">
            <text:p>input/data_formal_20240530-1342/meme/20thseeker_20230202T025416/0.jpg</text:p>
          </table:table-cell>
          <table:table-cell office:value-type="string">
            <text:p>https://twitter.com/20thseeker/status/1620978883377115137</text:p>
          </table:table-cell>
        </table:table-row>
        <table:table-row>
          <table:table-cell office:value="11" office:value-type="float"/>
          <table:table-cell office:value-type="string">
            <text:p>Pattern 16</text:p>
          </table:table-cell>
          <table:table-cell office:value="0.26326413147717864" office:value-type="float"/>
          <table:table-cell office:value="0.334226595352351" office:value-type="float"/>
          <table:table-cell office:value="36.01518886792399" office:value-type="float"/>
          <table:table-cell office:value-type="string">
            <text:p>input/data_formal_20240530-1342/meme/4funOnly4fun_20230205T182205/0.jpg</text:p>
          </table:table-cell>
          <table:table-cell office:value-type="string">
            <text:p>https://twitter.com/CatreenaCrypto/status/1622619615091396615</text:p>
          </table:table-cell>
        </table:table-row>
        <table:table-row>
          <table:table-cell office:value="12" office:value-type="float"/>
          <table:table-cell office:value-type="string">
            <text:p>Pattern 19</text:p>
          </table:table-cell>
          <table:table-cell office:value="0.2798813067474005" office:value-type="float"/>
          <table:table-cell office:value="0.7872529143786797" office:value-type="float"/>
          <table:table-cell office:value="25.150970871227013" office:value-type="float"/>
          <table:table-cell office:value-type="string">
            <text:p>input/data_formal_20240530-1342/meme/6529complaints_20230111T232027/0.jpg</text:p>
          </table:table-cell>
          <table:table-cell office:value-type="string">
            <text:p>https://twitter.com/Samina_Eth/status/1613314929238634496</text:p>
          </table:table-cell>
        </table:table-row>
        <table:table-row>
          <table:table-cell office:value="13" office:value-type="float"/>
          <table:table-cell office:value-type="string">
            <text:p>Pattern 24</text:p>
          </table:table-cell>
          <table:table-cell office:value="0.3397193529576454" office:value-type="float"/>
          <table:table-cell office:value="0.8540495135748565" office:value-type="float"/>
          <table:table-cell office:value="17.850609064409028" office:value-type="float"/>
          <table:table-cell office:value-type="string">
            <text:p>input/data_formal_20240530-1342/meme/73unamm3_20230111T224942/0.jpg</text:p>
          </table:table-cell>
          <table:table-cell office:value-type="string">
            <text:p>https://twitter.com/73unamm3/status/1613307190290567168</text:p>
          </table:table-cell>
        </table:table-row>
        <table:table-row>
          <table:table-cell office:value="14" office:value-type="float"/>
          <table:table-cell office:value-type="string">
            <text:p>Pattern 41</text:p>
          </table:table-cell>
          <table:table-cell office:value="0.26645256090396613" office:value-type="float"/>
          <table:table-cell office:value="0.7067576010641647" office:value-type="float"/>
          <table:table-cell office:value="28.00284781892281" office:value-type="float"/>
          <table:table-cell office:value-type="string">
            <text:p>input/data_formal_20240530-1342/meme/7ozombol3_20230201T220942/0.jpg</text:p>
          </table:table-cell>
          <table:table-cell office:value-type="string">
            <text:p>https://twitter.com/7ozombol3/status/1620907269054664705</text:p>
          </table:table-cell>
        </table:table-row>
        <table:table-row>
          <table:table-cell office:value="15" office:value-type="float"/>
          <table:table-cell office:value-type="string">
            <text:p>Pattern 49</text:p>
          </table:table-cell>
          <table:table-cell office:value="0.5416426032628667" office:value-type="float"/>
          <table:table-cell office:value="0.7857565884871407" office:value-type="float"/>
          <table:table-cell office:value="23.418238730290298" office:value-type="float"/>
          <table:table-cell office:value-type="string">
            <text:p>input/data_formal_20240530-1342/meme/8ster__20230104T064112/0.jpg</text:p>
          </table:table-cell>
          <table:table-cell office:value-type="string">
            <text:p>https://twitter.com/8ster_/status/1610526742526976002</text:p>
          </table:table-cell>
        </table:table-row>
        <table:table-row>
          <table:table-cell office:value="16" office:value-type="float"/>
          <table:table-cell office:value-type="string">
            <text:p>Pattern 9</text:p>
          </table:table-cell>
          <table:table-cell office:value="0.14296345245113132" office:value-type="float"/>
          <table:table-cell office:value="0.04381323366988793" office:value-type="float"/>
          <table:table-cell office:value="10.202208176386797" office:value-type="float"/>
          <table:table-cell office:value-type="string">
            <text:p>input/data_formal_20240530-1342/meme/91Trucks_20230106T055152/0.jpg</text:p>
          </table:table-cell>
          <table:table-cell office:value-type="string">
            <text:p>https://twitter.com/nikp_05/status/1611239352788742145</text:p>
          </table:table-cell>
        </table:table-row>
        <table:table-row>
          <table:table-cell office:value="17" office:value-type="float"/>
          <table:table-cell office:value-type="string">
            <text:p>Pattern 9</text:p>
          </table:table-cell>
          <table:table-cell office:value="0.14621953914173652" office:value-type="float"/>
          <table:table-cell office:value="0.06559759171651669" office:value-type="float"/>
          <table:table-cell office:value="11.232461232299721" office:value-type="float"/>
          <table:table-cell office:value-type="string">
            <text:p>input/data_formal_20240530-1342/meme/91wheels_20230106T052635/0.jpg</text:p>
          </table:table-cell>
          <table:table-cell office:value-type="string">
            <text:p>https://twitter.com/91wheels/status/1611232743287066624</text:p>
          </table:table-cell>
        </table:table-row>
        <table:table-row>
          <table:table-cell office:value="18" office:value-type="float"/>
          <table:table-cell office:value-type="string">
            <text:p>Pattern 17</text:p>
          </table:table-cell>
          <table:table-cell office:value="0.555755650070859" office:value-type="float"/>
          <table:table-cell office:value="0.5031632786618975" office:value-type="float"/>
          <table:table-cell office:value="25.277671251937626" office:value-type="float"/>
          <table:table-cell office:value-type="string">
            <text:p>input/data_formal_20240530-1342/meme/_auntysocial_20221228T021236/0.jpg</text:p>
          </table:table-cell>
          <table:table-cell office:value-type="string">
            <text:p>https://twitter.com/_auntysocial/status/1607922432693633024</text:p>
          </table:table-cell>
        </table:table-row>
        <table:table-row>
          <table:table-cell office:value="19" office:value-type="float"/>
          <table:table-cell office:value-type="string">
            <text:p>Pattern 29</text:p>
          </table:table-cell>
          <table:table-cell office:value="0.4239869166420829" office:value-type="float"/>
          <table:table-cell office:value="0.41391380747077" office:value-type="float"/>
          <table:table-cell office:value="28.00128807516126" office:value-type="float"/>
          <table:table-cell office:value-type="string">
            <text:p>input/data_formal_20240530-1342/meme/_auntysocial_20221228T034424/0.jpg</text:p>
          </table:table-cell>
          <table:table-cell office:value-type="string">
            <text:p>https://twitter.com/_auntysocial/status/1607945536924950529</text:p>
          </table:table-cell>
        </table:table-row>
        <table:table-row>
          <table:table-cell office:value="20" office:value-type="float"/>
          <table:table-cell office:value-type="string">
            <text:p>Pattern 4</text:p>
          </table:table-cell>
          <table:table-cell office:value="0.20794400664501594" office:value-type="float"/>
          <table:table-cell office:value="0.6962106826115362" office:value-type="float"/>
          <table:table-cell office:value="26.40895710112296" office:value-type="float"/>
          <table:table-cell office:value-type="string">
            <text:p>input/data_formal_20240530-1342/meme/_auntysocial_20221228T034426/0.jpg</text:p>
          </table:table-cell>
          <table:table-cell office:value-type="string">
            <text:p>https://twitter.com/_auntysocial/status/1607945543237476354</text:p>
          </table:table-cell>
        </table:table-row>
        <table:table-row>
          <table:table-cell office:value="21" office:value-type="float"/>
          <table:table-cell office:value-type="string">
            <text:p>Pattern 12</text:p>
          </table:table-cell>
          <table:table-cell office:value="0.2891830385628368" office:value-type="float"/>
          <table:table-cell office:value="0.5477560805133268" office:value-type="float"/>
          <table:table-cell office:value="27.011067614427613" office:value-type="float"/>
          <table:table-cell office:value-type="string">
            <text:p>input/data_formal_20240530-1342/meme/_auntysocial_20221228T034427/0.jpg</text:p>
          </table:table-cell>
          <table:table-cell office:value-type="string">
            <text:p>https://twitter.com/_auntysocial/status/1607945547515674624</text:p>
          </table:table-cell>
        </table:table-row>
        <table:table-row>
          <table:table-cell office:value="22" office:value-type="float"/>
          <table:table-cell office:value-type="string">
            <text:p>Pattern 30</text:p>
          </table:table-cell>
          <table:table-cell office:value="0.48233164624599517" office:value-type="float"/>
          <table:table-cell office:value="0.5157106952802364" office:value-type="float"/>
          <table:table-cell office:value="24.892116071568363" office:value-type="float"/>
          <table:table-cell office:value-type="string">
            <text:p>input/data_formal_20240530-1342/meme/_auntysocial_20230202T001313/0.jpg</text:p>
          </table:table-cell>
          <table:table-cell office:value-type="string">
            <text:p>https://twitter.com/_auntysocial/status/1620938354190606339</text:p>
          </table:table-cell>
        </table:table-row>
        <table:table-row>
          <table:table-cell office:value="23" office:value-type="float"/>
          <table:table-cell office:value-type="string">
            <text:p>Pattern 15</text:p>
          </table:table-cell>
          <table:table-cell office:value="0.15221928275793759" office:value-type="float"/>
          <table:table-cell office:value="0.39864716668646805" office:value-type="float"/>
          <table:table-cell office:value="28.578477958386124" office:value-type="float"/>
          <table:table-cell office:value-type="string">
            <text:p>input/data_formal_20240530-1342/meme/_auntysocial_20230202T004509/0.jpg</text:p>
          </table:table-cell>
          <table:table-cell office:value-type="string">
            <text:p>https://twitter.com/_auntysocial/status/1620946389969604619</text:p>
          </table:table-cell>
        </table:table-row>
        <table:table-row>
          <table:table-cell office:value="24" office:value-type="float"/>
          <table:table-cell office:value-type="string">
            <text:p>Pattern 12</text:p>
          </table:table-cell>
          <table:table-cell office:value="0.22372084827158364" office:value-type="float"/>
          <table:table-cell office:value="0.47391230178272875" office:value-type="float"/>
          <table:table-cell office:value="30.491461615865486" office:value-type="float"/>
          <table:table-cell office:value-type="string">
            <text:p>input/data_formal_20240530-1342/meme/_auntysocial_20230202T011244/0.jpg</text:p>
          </table:table-cell>
          <table:table-cell office:value-type="string">
            <text:p>https://twitter.com/_auntysocial/status/1620953328464060421</text:p>
          </table:table-cell>
        </table:table-row>
        <table:table-row>
          <table:table-cell office:value="25" office:value-type="float"/>
          <table:table-cell office:value-type="string">
            <text:p>Pattern 25</text:p>
          </table:table-cell>
          <table:table-cell office:value="0.676849944756574" office:value-type="float"/>
          <table:table-cell office:value="0.35174084296111685" office:value-type="float"/>
          <table:table-cell office:value="21.326952425201533" office:value-type="float"/>
          <table:table-cell office:value-type="string">
            <text:p>input/data_formal_20240530-1342/meme/_auntysocial_20230202T024528/0.jpg</text:p>
          </table:table-cell>
          <table:table-cell office:value-type="string">
            <text:p>https://twitter.com/_auntysocial/status/1620976666016088067</text:p>
          </table:table-cell>
        </table:table-row>
        <table:table-row>
          <table:table-cell office:value="26" office:value-type="float"/>
          <table:table-cell office:value-type="string">
            <text:p>Pattern 41</text:p>
          </table:table-cell>
          <table:table-cell office:value="0.16907107048738879" office:value-type="float"/>
          <table:table-cell office:value="0.7918149296536863" office:value-type="float"/>
          <table:table-cell office:value="26.569277555378505" office:value-type="float"/>
          <table:table-cell office:value-type="string">
            <text:p>input/data_formal_20240530-1342/meme/_auntysocial_20230316T021233/0.jpg</text:p>
          </table:table-cell>
          <table:table-cell office:value-type="string">
            <text:p>https://twitter.com/_auntysocial/status/1636188676228108288</text:p>
          </table:table-cell>
        </table:table-row>
        <table:table-row>
          <table:table-cell office:value="27" office:value-type="float"/>
          <table:table-cell office:value-type="string">
            <text:p>Pattern 34</text:p>
          </table:table-cell>
          <table:table-cell office:value="0.18807558077834616" office:value-type="float"/>
          <table:table-cell office:value="0.7680916812160774" office:value-type="float"/>
          <table:table-cell office:value="24.15265739913384" office:value-type="float"/>
          <table:table-cell office:value-type="string">
            <text:p>input/data_formal_20240530-1342/meme/_Bubo__20230315T215620/0.jpg</text:p>
          </table:table-cell>
          <table:table-cell office:value-type="string">
            <text:p>https://twitter.com/_Bubo_/status/1636124193803698178</text:p>
          </table:table-cell>
        </table:table-row>
        <table:table-row>
          <table:table-cell office:value="28" office:value-type="float"/>
          <table:table-cell office:value-type="string">
            <text:p>Pattern 23</text:p>
          </table:table-cell>
          <table:table-cell office:value="0.27832214142143097" office:value-type="float"/>
          <table:table-cell office:value="0.2655212425913887" office:value-type="float"/>
          <table:table-cell office:value="33.456401575971725" office:value-type="float"/>
          <table:table-cell office:value-type="string">
            <text:p>input/data_formal_20240530-1342/meme/_iamjabir__20230409T222356/0.jpg</text:p>
          </table:table-cell>
          <table:table-cell office:value-type="string">
            <text:p>https://twitter.com/_iamjabir_/status/1645190836114849794</text:p>
          </table:table-cell>
        </table:table-row>
        <table:table-row>
          <table:table-cell office:value="29" office:value-type="float"/>
          <table:table-cell office:value-type="string">
            <text:p>Pattern 14</text:p>
          </table:table-cell>
          <table:table-cell office:value="0.49672426407163495" office:value-type="float"/>
          <table:table-cell office:value="0.7922877402975482" office:value-type="float"/>
          <table:table-cell office:value="25.074775914889507" office:value-type="float"/>
          <table:table-cell office:value-type="string">
            <text:p>input/data_formal_20240530-1342/meme/_joonpiter__20200330T013009/0.jpg</text:p>
          </table:table-cell>
          <table:table-cell office:value-type="string">
            <text:p>https://twitter.com/lobivampires_/status/1620315446317821952</text:p>
          </table:table-cell>
        </table:table-row>
        <table:table-row>
          <table:table-cell office:value="30" office:value-type="float"/>
          <table:table-cell office:value-type="string">
            <text:p>Pattern 12</text:p>
          </table:table-cell>
          <table:table-cell office:value="0.22980813811287729" office:value-type="float"/>
          <table:table-cell office:value="0.8398122129255488" office:value-type="float"/>
          <table:table-cell office:value="28.89113514433192" office:value-type="float"/>
          <table:table-cell office:value-type="string">
            <text:p>input/data_formal_20240530-1342/meme/_joonpiter__20200330T013009/1.jpg</text:p>
          </table:table-cell>
          <table:table-cell office:value-type="string">
            <text:p>https://twitter.com/lobivampires_/status/1620315446317821952</text:p>
          </table:table-cell>
        </table:table-row>
        <table:table-row>
          <table:table-cell office:value="31" office:value-type="float"/>
          <table:table-cell office:value-type="string">
            <text:p>Pattern 41</text:p>
          </table:table-cell>
          <table:table-cell office:value="0.0943212171391733" office:value-type="float"/>
          <table:table-cell office:value="0.8494859016407559" office:value-type="float"/>
          <table:table-cell office:value="24.67373795459744" office:value-type="float"/>
          <table:table-cell office:value-type="string">
            <text:p>input/data_formal_20240530-1342/meme/_LINEFRIENDS_20230323T030130/0.jpg</text:p>
          </table:table-cell>
          <table:table-cell office:value-type="string">
            <text:p>https://twitter.com/Garde_Y2E/status/1638748614091501568</text:p>
          </table:table-cell>
        </table:table-row>
        <table:table-row>
          <table:table-cell office:value="32" office:value-type="float"/>
          <table:table-cell office:value-type="string">
            <text:p>Pattern 16</text:p>
          </table:table-cell>
          <table:table-cell office:value="0.22439384344924646" office:value-type="float"/>
          <table:table-cell office:value="0.526266106263949" office:value-type="float"/>
          <table:table-cell office:value="32.522778066720726" office:value-type="float"/>
          <table:table-cell office:value-type="string">
            <text:p>input/data_formal_20240530-1342/meme/_SHABIL_AHMED__20230307T071354/0.jpg</text:p>
          </table:table-cell>
          <table:table-cell office:value-type="string">
            <text:p>https://twitter.com/_SHABIL_AHMED_/status/1633003020878315524</text:p>
          </table:table-cell>
        </table:table-row>
        <table:table-row>
          <table:table-cell office:value="33" office:value-type="float"/>
          <table:table-cell office:value-type="string">
            <text:p>Pattern 2</text:p>
          </table:table-cell>
          <table:table-cell office:value="0.7674146373241229" office:value-type="float"/>
          <table:table-cell office:value="0.552638862197894" office:value-type="float"/>
          <table:table-cell office:value="20.68187101376674" office:value-type="float"/>
          <table:table-cell office:value-type="string">
            <text:p>input/data_formal_20240530-1342/meme/_showflicks_20230103T213005/0.jpg</text:p>
          </table:table-cell>
          <table:table-cell office:value-type="string">
            <text:p>https://twitter.com/_showflicks/status/1610388051485941760</text:p>
          </table:table-cell>
        </table:table-row>
        <table:table-row>
          <table:table-cell office:value="34" office:value-type="float"/>
          <table:table-cell office:value-type="string">
            <text:p>Pattern 31</text:p>
          </table:table-cell>
          <table:table-cell office:value="0.1239870353796109" office:value-type="float"/>
          <table:table-cell office:value="0.25671762439104906" office:value-type="float"/>
          <table:table-cell office:value="25.64706743677306" office:value-type="float"/>
          <table:table-cell office:value-type="string">
            <text:p>input/data_formal_20240530-1342/meme/_Tokenomeme_20230105T103501/0.jpg</text:p>
          </table:table-cell>
          <table:table-cell office:value-type="string">
            <text:p>https://twitter.com/_Tokenomeme/status/1610947972103131136</text:p>
          </table:table-cell>
        </table:table-row>
        <table:table-row>
          <table:table-cell office:value="35" office:value-type="float"/>
          <table:table-cell office:value-type="string">
            <text:p>Pattern 15</text:p>
          </table:table-cell>
          <table:table-cell office:value="0.12456838178274973" office:value-type="float"/>
          <table:table-cell office:value="0.32324484002050147" office:value-type="float"/>
          <table:table-cell office:value="21.367513336496412" office:value-type="float"/>
          <table:table-cell office:value-type="string">
            <text:p>input/data_formal_20240530-1342/meme/_Tokenomeme_20230206T103501/0.jpg</text:p>
          </table:table-cell>
          <table:table-cell office:value-type="string">
            <text:p>https://twitter.com/_Tokenomeme/status/1622544384003563520</text:p>
          </table:table-cell>
        </table:table-row>
        <table:table-row>
          <table:table-cell office:value="36" office:value-type="float"/>
          <table:table-cell office:value-type="string">
            <text:p>Pattern 31</text:p>
          </table:table-cell>
          <table:table-cell office:value="0.06568482504387285" office:value-type="float"/>
          <table:table-cell office:value="0.23754037949523477" office:value-type="float"/>
          <table:table-cell office:value="22.82401839707304" office:value-type="float"/>
          <table:table-cell office:value-type="string">
            <text:p>input/data_formal_20240530-1342/meme/_Tokenomeme_20230212T150915/0.jpg</text:p>
          </table:table-cell>
          <table:table-cell office:value-type="string">
            <text:p>https://twitter.com/_Tokenomeme/status/1624787725617442816</text:p>
          </table:table-cell>
        </table:table-row>
        <table:table-row>
          <table:table-cell office:value="37" office:value-type="float"/>
          <table:table-cell office:value-type="string">
            <text:p>Pattern 16</text:p>
          </table:table-cell>
          <table:table-cell office:value="0.22830441939918728" office:value-type="float"/>
          <table:table-cell office:value="0.3328174869805469" office:value-type="float"/>
          <table:table-cell office:value="34.099327201944185" office:value-type="float"/>
          <table:table-cell office:value-type="string">
            <text:p>input/data_formal_20240530-1342/meme/_Tokenomeme_20230305T140124/0.jpg</text:p>
          </table:table-cell>
          <table:table-cell office:value-type="string">
            <text:p>https://twitter.com/salkar21/status/1638711493750390785</text:p>
          </table:table-cell>
        </table:table-row>
        <table:table-row>
          <table:table-cell office:value="38" office:value-type="float"/>
          <table:table-cell office:value-type="string">
            <text:p>Pattern 24</text:p>
          </table:table-cell>
          <table:table-cell office:value="0.1957989471008672" office:value-type="float"/>
          <table:table-cell office:value="0.7036349332075762" office:value-type="float"/>
          <table:table-cell office:value="27.029295361616235" office:value-type="float"/>
          <table:table-cell office:value-type="string">
            <text:p>input/data_formal_20240530-1342/meme/a_dumb_id1ot_20230112T001052/0.jpg</text:p>
          </table:table-cell>
          <table:table-cell office:value-type="string">
            <text:p>https://twitter.com/a_dumb_id1ot/status/1613327616433438728</text:p>
          </table:table-cell>
        </table:table-row>
        <table:table-row>
          <table:table-cell office:value="39" office:value-type="float"/>
          <table:table-cell office:value-type="string">
            <text:p>Pattern 21</text:p>
          </table:table-cell>
          <table:table-cell office:value="0.6075440641862153" office:value-type="float"/>
          <table:table-cell office:value="0.5084698424698357" office:value-type="float"/>
          <table:table-cell office:value="28.032417439512862" office:value-type="float"/>
          <table:table-cell office:value-type="string">
            <text:p>input/data_formal_20240530-1342/meme/a_kayflex_20230104T125752/0.jpg</text:p>
          </table:table-cell>
          <table:table-cell office:value-type="string">
            <text:p>https://twitter.com/a_kayflex/status/1610621535253069825</text:p>
          </table:table-cell>
        </table:table-row>
        <table:table-row>
          <table:table-cell office:value="40" office:value-type="float"/>
          <table:table-cell office:value-type="string">
            <text:p>Pattern 36</text:p>
          </table:table-cell>
          <table:table-cell office:value="0.6654195028643937" office:value-type="float"/>
          <table:table-cell office:value="0.3653353862785441" office:value-type="float"/>
          <table:table-cell office:value="27.197722979928383" office:value-type="float"/>
          <table:table-cell office:value-type="string">
            <text:p>input/data_formal_20240530-1342/meme/a_kayflex_20230104T125752/1.jpg</text:p>
          </table:table-cell>
          <table:table-cell office:value-type="string">
            <text:p>https://twitter.com/a_kayflex/status/1610621535253069825</text:p>
          </table:table-cell>
        </table:table-row>
        <table:table-row>
          <table:table-cell office:value="41" office:value-type="float"/>
          <table:table-cell office:value-type="string">
            <text:p>Pattern 15</text:p>
          </table:table-cell>
          <table:table-cell office:value="0.24581761409554279" office:value-type="float"/>
          <table:table-cell office:value="0.3576230189216246" office:value-type="float"/>
          <table:table-cell office:value="26.759767772351942" office:value-type="float"/>
          <table:table-cell office:value-type="string">
            <text:p>input/data_formal_20240530-1342/meme/AAcademiaLeague_20230204T064515/0.jpg</text:p>
          </table:table-cell>
          <table:table-cell office:value-type="string">
            <text:p>https://twitter.com/KellyBu44985971/status/1622565013205442560</text:p>
          </table:table-cell>
        </table:table-row>
        <table:table-row>
          <table:table-cell office:value="42" office:value-type="float"/>
          <table:table-cell office:value-type="string">
            <text:p>Pattern 16</text:p>
          </table:table-cell>
          <table:table-cell office:value="0.2508363302776694" office:value-type="float"/>
          <table:table-cell office:value="0.30263378212824443" office:value-type="float"/>
          <table:table-cell office:value="29.605992821977157" office:value-type="float"/>
          <table:table-cell office:value-type="string">
            <text:p>input/data_formal_20240530-1342/meme/AafmIndia_20230106T051016/0.jpg</text:p>
          </table:table-cell>
          <table:table-cell office:value-type="string">
            <text:p>https://twitter.com/Yamnishaafm/status/1611234396518109184</text:p>
          </table:table-cell>
        </table:table-row>
        <table:table-row>
          <table:table-cell office:value="43" office:value-type="float"/>
          <table:table-cell office:value-type="string">
            <text:p>Pattern 49</text:p>
          </table:table-cell>
          <table:table-cell office:value="0.4005280455970713" office:value-type="float"/>
          <table:table-cell office:value="0.8473247966335387" office:value-type="float"/>
          <table:table-cell office:value="23.563856850999755" office:value-type="float"/>
          <table:table-cell office:value-type="string">
            <text:p>input/data_formal_20240530-1342/meme/AaliArp_20230202T004328/0.jpg</text:p>
          </table:table-cell>
          <table:table-cell office:value-type="string">
            <text:p>https://twitter.com/AaliArp/status/1620945964709318657</text:p>
          </table:table-cell>
        </table:table-row>
        <table:table-row>
          <table:table-cell office:value="44" office:value-type="float"/>
          <table:table-cell office:value-type="string">
            <text:p>Pattern 23</text:p>
          </table:table-cell>
          <table:table-cell office:value="0.2641887116316044" office:value-type="float"/>
          <table:table-cell office:value="0.3548447591741385" office:value-type="float"/>
          <table:table-cell office:value="31.651999196260814" office:value-type="float"/>
          <table:table-cell office:value-type="string">
            <text:p>input/data_formal_20240530-1342/meme/AaliArp_20230202T004524/0.jpg</text:p>
          </table:table-cell>
          <table:table-cell office:value-type="string">
            <text:p>https://twitter.com/AaliArp/status/1620946450783043587</text:p>
          </table:table-cell>
        </table:table-row>
        <table:table-row>
          <table:table-cell office:value="45" office:value-type="float"/>
          <table:table-cell office:value-type="string">
            <text:p>Pattern 4</text:p>
          </table:table-cell>
          <table:table-cell office:value="0.3404213049905729" office:value-type="float"/>
          <table:table-cell office:value="0.6466382704210656" office:value-type="float"/>
          <table:table-cell office:value="31.032887940738785" office:value-type="float"/>
          <table:table-cell office:value-type="string">
            <text:p>input/data_formal_20240530-1342/meme/abdullaha37_20230403T193739/0.jpg</text:p>
          </table:table-cell>
          <table:table-cell office:value-type="string">
            <text:p>https://twitter.com/abdullaha37/status/1642974664019288064</text:p>
          </table:table-cell>
        </table:table-row>
        <table:table-row>
          <table:table-cell office:value="46" office:value-type="float"/>
          <table:table-cell office:value-type="string">
            <text:p>Pattern 16</text:p>
          </table:table-cell>
          <table:table-cell office:value="0.416826236098614" office:value-type="float"/>
          <table:table-cell office:value="0.3439197301405258" office:value-type="float"/>
          <table:table-cell office:value="31.038754323675192" office:value-type="float"/>
          <table:table-cell office:value-type="string">
            <text:p>input/data_formal_20240530-1342/meme/abdullahiKDP_20230112T102827/0.jpg</text:p>
          </table:table-cell>
          <table:table-cell office:value-type="string">
            <text:p>https://twitter.com/abdullahiKDP/status/1613483034703007744</text:p>
          </table:table-cell>
        </table:table-row>
        <table:table-row>
          <table:table-cell office:value="47" office:value-type="float"/>
          <table:table-cell office:value-type="string">
            <text:p>Pattern 2</text:p>
          </table:table-cell>
          <table:table-cell office:value="0.7249427587480219" office:value-type="float"/>
          <table:table-cell office:value="0.3397604446177148" office:value-type="float"/>
          <table:table-cell office:value="25.994397797412528" office:value-type="float"/>
          <table:table-cell office:value-type="string">
            <text:p>input/data_formal_20240530-1342/meme/AbhijithAG28_20230105T153213/0.jpg</text:p>
          </table:table-cell>
          <table:table-cell office:value-type="string">
            <text:p>https://twitter.com/AbhijithAG28/status/1611022765817204737</text:p>
          </table:table-cell>
        </table:table-row>
        <table:table-row>
          <table:table-cell office:value="48" office:value-type="float"/>
          <table:table-cell office:value-type="string">
            <text:p>Pattern 28</text:p>
          </table:table-cell>
          <table:table-cell office:value="0.2860113575802885" office:value-type="float"/>
          <table:table-cell office:value="0.5879056505131015" office:value-type="float"/>
          <table:table-cell office:value="30.038460778572347" office:value-type="float"/>
          <table:table-cell office:value-type="string">
            <text:p>input/data_formal_20240530-1342/meme/AbitCartoonish_20230322T220717/0.jpg</text:p>
          </table:table-cell>
          <table:table-cell office:value-type="string">
            <text:p>https://twitter.com/AbitCartoonish/status/1638663666701860864</text:p>
          </table:table-cell>
        </table:table-row>
        <table:table-row>
          <table:table-cell office:value="49" office:value-type="float"/>
          <table:table-cell office:value-type="string">
            <text:p>Pattern 17</text:p>
          </table:table-cell>
          <table:table-cell office:value="0.5916215937441447" office:value-type="float"/>
          <table:table-cell office:value="0.330928522253455" office:value-type="float"/>
          <table:table-cell office:value="28.616261810914985" office:value-type="float"/>
          <table:table-cell office:value-type="string">
            <text:p>input/data_formal_20240530-1342/meme/AbruptCanine4_20230105T124028/0.jpg</text:p>
          </table:table-cell>
          <table:table-cell office:value-type="string">
            <text:p>https://twitter.com/AbruptCanine4/status/1610979541937258497</text:p>
          </table:table-cell>
        </table:table-row>
        <table:table-row>
          <table:table-cell office:value="50" office:value-type="float"/>
          <table:table-cell office:value-type="string">
            <text:p>Pattern 20</text:p>
          </table:table-cell>
          <table:table-cell office:value="0.6843288433778054" office:value-type="float"/>
          <table:table-cell office:value="0.25578435833897184" office:value-type="float"/>
          <table:table-cell office:value="25.443294971343178" office:value-type="float"/>
          <table:table-cell office:value-type="string">
            <text:p>input/data_formal_20240530-1342/meme/abspos1_20230206T150028/0.jpg</text:p>
          </table:table-cell>
          <table:table-cell office:value-type="string">
            <text:p>https://twitter.com/abspos1/status/1622611186339528704</text:p>
          </table:table-cell>
        </table:table-row>
        <table:table-row>
          <table:table-cell office:value="51" office:value-type="float"/>
          <table:table-cell office:value-type="string">
            <text:p>Pattern 30</text:p>
          </table:table-cell>
          <table:table-cell office:value="0.4063787989074196" office:value-type="float"/>
          <table:table-cell office:value="0.5231529740293023" office:value-type="float"/>
          <table:table-cell office:value="26.502792054387527" office:value-type="float"/>
          <table:table-cell office:value-type="string">
            <text:p>input/data_formal_20240530-1342/meme/acupofgrace_20230403T174340/0.jpg</text:p>
          </table:table-cell>
          <table:table-cell office:value-type="string">
            <text:p>https://twitter.com/acupofgrace/status/1642945978268528640</text:p>
          </table:table-cell>
        </table:table-row>
        <table:table-row>
          <table:table-cell office:value="52" office:value-type="float"/>
          <table:table-cell office:value-type="string">
            <text:p>Pattern 9</text:p>
          </table:table-cell>
          <table:table-cell office:value="0.14296093356759101" office:value-type="float"/>
          <table:table-cell office:value="0.05243862316333453" office:value-type="float"/>
          <table:table-cell office:value="9.165581075677096" office:value-type="float"/>
          <table:table-cell office:value-type="string">
            <text:p>input/data_formal_20240530-1342/meme/Adani_One_20230106T043745/0.jpg</text:p>
          </table:table-cell>
          <table:table-cell office:value-type="string">
            <text:p>https://twitter.com/Adani_One/status/1611220452684484609</text:p>
          </table:table-cell>
        </table:table-row>
        <table:table-row>
          <table:table-cell office:value="53" office:value-type="float"/>
          <table:table-cell office:value-type="string">
            <text:p>Pattern 30</text:p>
          </table:table-cell>
          <table:table-cell office:value="0.4557863164981604" office:value-type="float"/>
          <table:table-cell office:value="0.6366821984961106" office:value-type="float"/>
          <table:table-cell office:value="27.719394236597026" office:value-type="float"/>
          <table:table-cell office:value-type="string">
            <text:p>input/data_formal_20240530-1342/meme/AdarshArya2182_20230105T105428/0.jpg</text:p>
          </table:table-cell>
          <table:table-cell office:value-type="string">
            <text:p>https://twitter.com/AdarshArya2182/status/1610952868659630081</text:p>
          </table:table-cell>
        </table:table-row>
        <table:table-row>
          <table:table-cell office:value="54" office:value-type="float"/>
          <table:table-cell office:value-type="string">
            <text:p>Pattern 30</text:p>
          </table:table-cell>
          <table:table-cell office:value="0.36248643128625824" office:value-type="float"/>
          <table:table-cell office:value="0.5901759989385732" office:value-type="float"/>
          <table:table-cell office:value="27.878984965896493" office:value-type="float"/>
          <table:table-cell office:value-type="string">
            <text:p>input/data_formal_20240530-1342/meme/AditiPvt_20230112T083157/0.jpg</text:p>
          </table:table-cell>
          <table:table-cell office:value-type="string">
            <text:p>https://twitter.com/AditiPvt/status/1613453716409184257</text:p>
          </table:table-cell>
        </table:table-row>
        <table:table-row>
          <table:table-cell office:value="55" office:value-type="float"/>
          <table:table-cell office:value-type="string">
            <text:p>Pattern 16</text:p>
          </table:table-cell>
          <table:table-cell office:value="0.24199853846046757" office:value-type="float"/>
          <table:table-cell office:value="0.2610576043306269" office:value-type="float"/>
          <table:table-cell office:value="28.071069232551615" office:value-type="float"/>
          <table:table-cell office:value-type="string">
            <text:p>input/data_formal_20240530-1342/meme/Adnanshaikhx1_20230105T115403/0.jpg</text:p>
          </table:table-cell>
          <table:table-cell office:value-type="string">
            <text:p>https://twitter.com/Adnanshaikhx1/status/1610967863988482050</text:p>
          </table:table-cell>
        </table:table-row>
        <table:table-row>
          <table:table-cell office:value="56" office:value-type="float"/>
          <table:table-cell office:value-type="string">
            <text:p>Pattern 43</text:p>
          </table:table-cell>
          <table:table-cell office:value="0.30035894112223005" office:value-type="float"/>
          <table:table-cell office:value="0.43388042491905204" office:value-type="float"/>
          <table:table-cell office:value="33.84466066741723" office:value-type="float"/>
          <table:table-cell office:value-type="string">
            <text:p>input/data_formal_20240530-1342/meme/Adnanshaikhx1_20230111T220038/0.jpg</text:p>
          </table:table-cell>
          <table:table-cell office:value-type="string">
            <text:p>https://twitter.com/Adnanshaikhx1/status/1613294841747869698</text:p>
          </table:table-cell>
        </table:table-row>
        <table:table-row>
          <table:table-cell office:value="57" office:value-type="float"/>
          <table:table-cell office:value-type="string">
            <text:p>Pattern 20</text:p>
          </table:table-cell>
          <table:table-cell office:value="0.5906356697090074" office:value-type="float"/>
          <table:table-cell office:value="0.45013828293741587" office:value-type="float"/>
          <table:table-cell office:value="32.131330911689204" office:value-type="float"/>
          <table:table-cell office:value-type="string">
            <text:p>input/data_formal_20240530-1342/meme/Adnanshaikhx1_20230201T222549/0.jpg</text:p>
          </table:table-cell>
          <table:table-cell office:value-type="string">
            <text:p>https://twitter.com/Adnanshaikhx1/status/1620911324602712078</text:p>
          </table:table-cell>
        </table:table-row>
        <table:table-row>
          <table:table-cell office:value="58" office:value-type="float"/>
          <table:table-cell office:value-type="string">
            <text:p>Pattern 16</text:p>
          </table:table-cell>
          <table:table-cell office:value="0.19995063158200074" office:value-type="float"/>
          <table:table-cell office:value="0.24059956403424917" office:value-type="float"/>
          <table:table-cell office:value="31.435216822400086" office:value-type="float"/>
          <table:table-cell office:value-type="string">
            <text:p>input/data_formal_20240530-1342/meme/Ado9do_20230124T045138/0.jpg</text:p>
          </table:table-cell>
          <table:table-cell office:value-type="string">
            <text:p>https://twitter.com/Ado9do/status/1617746926275026944</text:p>
          </table:table-cell>
        </table:table-row>
        <table:table-row>
          <table:table-cell office:value="59" office:value-type="float"/>
          <table:table-cell office:value-type="string">
            <text:p>Pattern 36</text:p>
          </table:table-cell>
          <table:table-cell office:value="0.7608920414289393" office:value-type="float"/>
          <table:table-cell office:value="0.3701130528535387" office:value-type="float"/>
          <table:table-cell office:value="28.44844503134537" office:value-type="float"/>
          <table:table-cell office:value-type="string">
            <text:p>input/data_formal_20240530-1342/meme/Ado9do_20230124T045138/1.jpg</text:p>
          </table:table-cell>
          <table:table-cell office:value-type="string">
            <text:p>https://twitter.com/Ado9do/status/1617746926275026944</text:p>
          </table:table-cell>
        </table:table-row>
        <table:table-row>
          <table:table-cell office:value="60" office:value-type="float"/>
          <table:table-cell office:value-type="string">
            <text:p>Pattern 36</text:p>
          </table:table-cell>
          <table:table-cell office:value="0.7545846533980188" office:value-type="float"/>
          <table:table-cell office:value="0.36306718732627546" office:value-type="float"/>
          <table:table-cell office:value="28.182849589707995" office:value-type="float"/>
          <table:table-cell office:value-type="string">
            <text:p>input/data_formal_20240530-1342/meme/Ado9do_20230124T045138/2.jpg</text:p>
          </table:table-cell>
          <table:table-cell office:value-type="string">
            <text:p>https://twitter.com/Ado9do/status/1617746926275026944</text:p>
          </table:table-cell>
        </table:table-row>
        <table:table-row>
          <table:table-cell office:value="61" office:value-type="float"/>
          <table:table-cell office:value-type="string">
            <text:p>Pattern 31</text:p>
          </table:table-cell>
          <table:table-cell office:value="0.08638875501685911" office:value-type="float"/>
          <table:table-cell office:value="0.4951628778540229" office:value-type="float"/>
          <table:table-cell office:value="22.90609120039212" office:value-type="float"/>
          <table:table-cell office:value-type="string">
            <text:p>input/data_formal_20240530-1342/meme/AdonmoInc_20221228T043016/0.jpg</text:p>
          </table:table-cell>
          <table:table-cell office:value-type="string">
            <text:p>https://twitter.com/AdonmoInc/status/1607957078525575168</text:p>
          </table:table-cell>
        </table:table-row>
        <table:table-row>
          <table:table-cell office:value="62" office:value-type="float"/>
          <table:table-cell office:value-type="string">
            <text:p>Pattern 12</text:p>
          </table:table-cell>
          <table:table-cell office:value="0.22546782918394284" office:value-type="float"/>
          <table:table-cell office:value="0.574441806734176" office:value-type="float"/>
          <table:table-cell office:value="29.91528586376889" office:value-type="float"/>
          <table:table-cell office:value-type="string">
            <text:p>input/data_formal_20240530-1342/meme/AdunniCity_20230106T082357/0.jpg</text:p>
          </table:table-cell>
          <table:table-cell office:value-type="string">
            <text:p>https://twitter.com/AdunniCity/status/1611277378465955841</text:p>
          </table:table-cell>
        </table:table-row>
        <table:table-row>
          <table:table-cell office:value="63" office:value-type="float"/>
          <table:table-cell office:value-type="string">
            <text:p>Pattern 5</text:p>
          </table:table-cell>
          <table:table-cell office:value="0.45498091018056697" office:value-type="float"/>
          <table:table-cell office:value="0.5524225502007908" office:value-type="float"/>
          <table:table-cell office:value="28.816549525982456" office:value-type="float"/>
          <table:table-cell office:value-type="string">
            <text:p>input/data_formal_20240530-1342/meme/aelooath_20230106T054931/0.jpg</text:p>
          </table:table-cell>
          <table:table-cell office:value-type="string">
            <text:p>https://twitter.com/aelooath/status/1611238511507804161</text:p>
          </table:table-cell>
        </table:table-row>
        <table:table-row>
          <table:table-cell office:value="64" office:value-type="float"/>
          <table:table-cell office:value-type="string">
            <text:p>Pattern 12</text:p>
          </table:table-cell>
          <table:table-cell office:value="0.18528860786691342" office:value-type="float"/>
          <table:table-cell office:value="0.6302271044793928" office:value-type="float"/>
          <table:table-cell office:value="27.417359585404782" office:value-type="float"/>
          <table:table-cell office:value-type="string">
            <text:p>input/data_formal_20240530-1342/meme/aflahtv_20230105T124659/0.jpg</text:p>
          </table:table-cell>
          <table:table-cell office:value-type="string">
            <text:p>https://twitter.com/aflahtv/status/1610981184225378304</text:p>
          </table:table-cell>
        </table:table-row>
        <table:table-row>
          <table:table-cell office:value="65" office:value-type="float"/>
          <table:table-cell office:value-type="string">
            <text:p>Pattern 34</text:p>
          </table:table-cell>
          <table:table-cell office:value="0.2488298795719054" office:value-type="float"/>
          <table:table-cell office:value="0.6695764640815282" office:value-type="float"/>
          <table:table-cell office:value="26.095053885192197" office:value-type="float"/>
          <table:table-cell office:value-type="string">
            <text:p>input/data_formal_20240530-1342/meme/AfnanAdi7_20221228T062355/0.jpg</text:p>
          </table:table-cell>
          <table:table-cell office:value-type="string">
            <text:p>https://twitter.com/AfnanAdi7/status/1607985681120526337</text:p>
          </table:table-cell>
        </table:table-row>
        <table:table-row>
          <table:table-cell office:value="66" office:value-type="float"/>
          <table:table-cell office:value-type="string">
            <text:p>Pattern 12</text:p>
          </table:table-cell>
          <table:table-cell office:value="0.33314732954222964" office:value-type="float"/>
          <table:table-cell office:value="0.7837494648504658" office:value-type="float"/>
          <table:table-cell office:value="27.272466423744294" office:value-type="float"/>
          <table:table-cell office:value-type="string">
            <text:p>input/data_formal_20240530-1342/meme/AfnanAdi7_20221228T062407/0.jpg</text:p>
          </table:table-cell>
          <table:table-cell office:value-type="string">
            <text:p>https://twitter.com/AfnanAdi7/status/1607985729258541057</text:p>
          </table:table-cell>
        </table:table-row>
        <table:table-row>
          <table:table-cell office:value="67" office:value-type="float"/>
          <table:table-cell office:value-type="string">
            <text:p>Pattern 48</text:p>
          </table:table-cell>
          <table:table-cell office:value="0.42832298036715943" office:value-type="float"/>
          <table:table-cell office:value="0.5729247266213868" office:value-type="float"/>
          <table:table-cell office:value="27.740252976607056" office:value-type="float"/>
          <table:table-cell office:value-type="string">
            <text:p>input/data_formal_20240530-1342/meme/AfnanAdi7_20221228T062421/0.jpg</text:p>
          </table:table-cell>
          <table:table-cell office:value-type="string">
            <text:p>https://twitter.com/AfnanAdi7/status/1607985787999752193</text:p>
          </table:table-cell>
        </table:table-row>
        <table:table-row>
          <table:table-cell office:value="68" office:value-type="float"/>
          <table:table-cell office:value-type="string">
            <text:p>Pattern 30</text:p>
          </table:table-cell>
          <table:table-cell office:value="0.5180646754968012" office:value-type="float"/>
          <table:table-cell office:value="0.7296089296996003" office:value-type="float"/>
          <table:table-cell office:value="26.506334289770663" office:value-type="float"/>
          <table:table-cell office:value-type="string">
            <text:p>input/data_formal_20240530-1342/meme/AfnanAdi7_20221228T062433/0.jpg</text:p>
          </table:table-cell>
          <table:table-cell office:value-type="string">
            <text:p>https://twitter.com/AfnanAdi7/status/1607985837249269761</text:p>
          </table:table-cell>
        </table:table-row>
        <table:table-row>
          <table:table-cell office:value="69" office:value-type="float"/>
          <table:table-cell office:value-type="string">
            <text:p>Pattern 3</text:p>
          </table:table-cell>
          <table:table-cell office:value="0.9052057444360719" office:value-type="float"/>
          <table:table-cell office:value="0.34409421980483634" office:value-type="float"/>
          <table:table-cell office:value="22.479493815726844" office:value-type="float"/>
          <table:table-cell office:value-type="string">
            <text:p>input/data_formal_20240530-1342/meme/AfnanAdi7_20221228T062444/0.jpg</text:p>
          </table:table-cell>
          <table:table-cell office:value-type="string">
            <text:p>https://twitter.com/AfnanAdi7/status/1607985885362151427</text:p>
          </table:table-cell>
        </table:table-row>
        <table:table-row>
          <table:table-cell office:value="70" office:value-type="float"/>
          <table:table-cell office:value-type="string">
            <text:p>Pattern 34</text:p>
          </table:table-cell>
          <table:table-cell office:value="0.17370335564376807" office:value-type="float"/>
          <table:table-cell office:value="0.7753329457175893" office:value-type="float"/>
          <table:table-cell office:value="24.732164174115994" office:value-type="float"/>
          <table:table-cell office:value-type="string">
            <text:p>input/data_formal_20240530-1342/meme/AfnanAdi7_20221228T062456/0.jpg</text:p>
          </table:table-cell>
          <table:table-cell office:value-type="string">
            <text:p>https://twitter.com/AfnanAdi7/status/1607985935366631425</text:p>
          </table:table-cell>
        </table:table-row>
        <table:table-row>
          <table:table-cell office:value="71" office:value-type="float"/>
          <table:table-cell office:value-type="string">
            <text:p>Pattern 42</text:p>
          </table:table-cell>
          <table:table-cell office:value="0.5054394385035036" office:value-type="float"/>
          <table:table-cell office:value="0.6500616864983332" office:value-type="float"/>
          <table:table-cell office:value="24.670265663592815" office:value-type="float"/>
          <table:table-cell office:value-type="string">
            <text:p>input/data_formal_20240530-1342/meme/AfnanAdi7_20221228T062507/0.jpg</text:p>
          </table:table-cell>
          <table:table-cell office:value-type="string">
            <text:p>https://twitter.com/AfnanAdi7/status/1607985979813691393</text:p>
          </table:table-cell>
        </table:table-row>
        <table:table-row>
          <table:table-cell office:value="72" office:value-type="float"/>
          <table:table-cell office:value-type="string">
            <text:p>Pattern 5</text:p>
          </table:table-cell>
          <table:table-cell office:value="0.6732476213342266" office:value-type="float"/>
          <table:table-cell office:value="0.3036421866583824" office:value-type="float"/>
          <table:table-cell office:value="25.552519205504975" office:value-type="float"/>
          <table:table-cell office:value-type="string">
            <text:p>input/data_formal_20240530-1342/meme/AghaShahzaibAli_20230202T033948/0.jpg</text:p>
          </table:table-cell>
          <table:table-cell office:value-type="string">
            <text:p>https://twitter.com/AghaShahzaibAli/status/1620990341662007297</text:p>
          </table:table-cell>
        </table:table-row>
        <table:table-row>
          <table:table-cell office:value="73" office:value-type="float"/>
          <table:table-cell office:value-type="string">
            <text:p>Pattern 14</text:p>
          </table:table-cell>
          <table:table-cell office:value="0.37606865317382177" office:value-type="float"/>
          <table:table-cell office:value="0.7793494364392105" office:value-type="float"/>
          <table:table-cell office:value="26.39088916206748" office:value-type="float"/>
          <table:table-cell office:value-type="string">
            <text:p>input/data_formal_20240530-1342/meme/Agnese_creators_20230106T060148/0.jpg</text:p>
          </table:table-cell>
          <table:table-cell office:value-type="string">
            <text:p>https://twitter.com/Agnese_creators/status/1611241602739060736</text:p>
          </table:table-cell>
        </table:table-row>
        <table:table-row>
          <table:table-cell office:value="74" office:value-type="float"/>
          <table:table-cell office:value-type="string">
            <text:p>Pattern 24</text:p>
          </table:table-cell>
          <table:table-cell office:value="0.4224390134078431" office:value-type="float"/>
          <table:table-cell office:value="0.7296711924716043" office:value-type="float"/>
          <table:table-cell office:value="23.160124330513717" office:value-type="float"/>
          <table:table-cell office:value-type="string">
            <text:p>input/data_formal_20240530-1342/meme/Agnese_creators_20230124T081833/0.jpg</text:p>
          </table:table-cell>
          <table:table-cell office:value-type="string">
            <text:p>https://twitter.com/GDAutoArt/status/1617866011658575874</text:p>
          </table:table-cell>
        </table:table-row>
        <table:table-row>
          <table:table-cell office:value="75" office:value-type="float"/>
          <table:table-cell office:value-type="string">
            <text:p>Pattern 2</text:p>
          </table:table-cell>
          <table:table-cell office:value="0.5240499419052435" office:value-type="float"/>
          <table:table-cell office:value="0.49728971349272477" office:value-type="float"/>
          <table:table-cell office:value="25.32134963437655" office:value-type="float"/>
          <table:table-cell office:value-type="string">
            <text:p>input/data_formal_20240530-1342/meme/Agnese_creators_20230127T075054/0.jpg</text:p>
          </table:table-cell>
          <table:table-cell office:value-type="string">
            <text:p>https://twitter.com/AngelicUniverse/status/1619557404420763650</text:p>
          </table:table-cell>
        </table:table-row>
        <table:table-row>
          <table:table-cell office:value="76" office:value-type="float"/>
          <table:table-cell office:value-type="string">
            <text:p>Pattern 1</text:p>
          </table:table-cell>
          <table:table-cell office:value="0.3931802728578708" office:value-type="float"/>
          <table:table-cell office:value="0.5097909823781729" office:value-type="float"/>
          <table:table-cell office:value="28.996534855148322" office:value-type="float"/>
          <table:table-cell office:value-type="string">
            <text:p>input/data_formal_20240530-1342/meme/Agnese_creators_20230201T044752/0.jpg</text:p>
          </table:table-cell>
          <table:table-cell office:value-type="string">
            <text:p>https://twitter.com/Agnese_creators/status/1620645083493302272</text:p>
          </table:table-cell>
        </table:table-row>
        <table:table-row>
          <table:table-cell office:value="77" office:value-type="float"/>
          <table:table-cell office:value-type="string">
            <text:p>Pattern 25</text:p>
          </table:table-cell>
          <table:table-cell office:value="0.9063180412130126" office:value-type="float"/>
          <table:table-cell office:value="0.27914019176067306" office:value-type="float"/>
          <table:table-cell office:value="22.467305591513625" office:value-type="float"/>
          <table:table-cell office:value-type="string">
            <text:p>input/data_formal_20240530-1342/meme/Airdrop_parvazz_20230201T223007/0.jpg</text:p>
          </table:table-cell>
          <table:table-cell office:value-type="string">
            <text:p>https://twitter.com/AmirAbaspour/status/1620925927650729989</text:p>
          </table:table-cell>
        </table:table-row>
        <table:table-row>
          <table:table-cell office:value="78" office:value-type="float"/>
          <table:table-cell office:value-type="string">
            <text:p>Pattern 5</text:p>
          </table:table-cell>
          <table:table-cell office:value="0.5299997130819932" office:value-type="float"/>
          <table:table-cell office:value="0.5158742252144156" office:value-type="float"/>
          <table:table-cell office:value="25.386043795784442" office:value-type="float"/>
          <table:table-cell office:value-type="string">
            <text:p>input/data_formal_20240530-1342/meme/AirheadHazelnut_20221228T023456/0.jpg</text:p>
          </table:table-cell>
          <table:table-cell office:value-type="string">
            <text:p>https://twitter.com/AirheadHazelnut/status/1607928052641579010</text:p>
          </table:table-cell>
        </table:table-row>
        <table:table-row>
          <table:table-cell office:value="79" office:value-type="float"/>
          <table:table-cell office:value-type="string">
            <text:p>Pattern 36</text:p>
          </table:table-cell>
          <table:table-cell office:value="0.8288283756885475" office:value-type="float"/>
          <table:table-cell office:value="0.3968849467645955" office:value-type="float"/>
          <table:table-cell office:value="23.66209629621065" office:value-type="float"/>
          <table:table-cell office:value-type="string">
            <text:p>input/data_formal_20240530-1342/meme/AJDean555_20230404T015347/0.jpg</text:p>
          </table:table-cell>
          <table:table-cell office:value-type="string">
            <text:p>https://twitter.com/SMM_News_Feed/status/1643075793982205954</text:p>
          </table:table-cell>
        </table:table-row>
        <table:table-row>
          <table:table-cell office:value="80" office:value-type="float"/>
          <table:table-cell office:value-type="string">
            <text:p>Pattern 25</text:p>
          </table:table-cell>
          <table:table-cell office:value="0.6905421897248503" office:value-type="float"/>
          <table:table-cell office:value="0.3200296760108202" office:value-type="float"/>
          <table:table-cell office:value="27.24484737326587" office:value-type="float"/>
          <table:table-cell office:value-type="string">
            <text:p>input/data_formal_20240530-1342/meme/ajeetjoshiastro_20230410T053629/0.jpg</text:p>
          </table:table-cell>
          <table:table-cell office:value-type="string">
            <text:p>https://twitter.com/SMM_News_Feed/status/1645305105380683779</text:p>
          </table:table-cell>
        </table:table-row>
        <table:table-row>
          <table:table-cell office:value="81" office:value-type="float"/>
          <table:table-cell office:value-type="string">
            <text:p>Pattern 5</text:p>
          </table:table-cell>
          <table:table-cell office:value="0.37208006939677063" office:value-type="float"/>
          <table:table-cell office:value="0.3323500860517409" office:value-type="float"/>
          <table:table-cell office:value="31.7069146293119" office:value-type="float"/>
          <table:table-cell office:value-type="string">
            <text:p>input/data_formal_20240530-1342/meme/AkshayV97306351_20230109T074940/0.jpg</text:p>
          </table:table-cell>
          <table:table-cell office:value-type="string">
            <text:p>https://twitter.com/AkshayV97306351/status/1612355914346172416</text:p>
          </table:table-cell>
        </table:table-row>
        <table:table-row>
          <table:table-cell office:value="82" office:value-type="float"/>
          <table:table-cell office:value-type="string">
            <text:p>Pattern 16</text:p>
          </table:table-cell>
          <table:table-cell office:value="0.14921237115330233" office:value-type="float"/>
          <table:table-cell office:value="0.4565562361299887" office:value-type="float"/>
          <table:table-cell office:value="29.760426870034827" office:value-type="float"/>
          <table:table-cell office:value-type="string">
            <text:p>input/data_formal_20240530-1342/meme/al_maqta_20230105T123249/0.jpg</text:p>
          </table:table-cell>
          <table:table-cell office:value-type="string">
            <text:p>https://twitter.com/al_maqta/status/1610977620258324481</text:p>
          </table:table-cell>
        </table:table-row>
        <table:table-row>
          <table:table-cell office:value="83" office:value-type="float"/>
          <table:table-cell office:value-type="string">
            <text:p>Pattern 20</text:p>
          </table:table-cell>
          <table:table-cell office:value="0.8216266562637147" office:value-type="float"/>
          <table:table-cell office:value="0.4381427851628036" office:value-type="float"/>
          <table:table-cell office:value="25.43462567931574" office:value-type="float"/>
          <table:table-cell office:value-type="string">
            <text:p>input/data_formal_20240530-1342/meme/AlbertoMaldoQC_20211218T002038/0.jpg</text:p>
          </table:table-cell>
          <table:table-cell office:value-type="string">
            <text:p>https://twitter.com/AlbertoMaldoQC/status/1613324195051585536</text:p>
          </table:table-cell>
        </table:table-row>
        <table:table-row>
          <table:table-cell office:value="84" office:value-type="float"/>
          <table:table-cell office:value-type="string">
            <text:p>Pattern 14</text:p>
          </table:table-cell>
          <table:table-cell office:value="0.4456150812809142" office:value-type="float"/>
          <table:table-cell office:value="0.6847066165987402" office:value-type="float"/>
          <table:table-cell office:value="27.501081482010733" office:value-type="float"/>
          <table:table-cell office:value-type="string">
            <text:p>input/data_formal_20240530-1342/meme/Alcivor09_20230111T163551/0.jpg</text:p>
          </table:table-cell>
          <table:table-cell office:value-type="string">
            <text:p>https://twitter.com/Alcivor09/status/1613408430370455552</text:p>
          </table:table-cell>
        </table:table-row>
        <table:table-row>
          <table:table-cell office:value="85" office:value-type="float"/>
          <table:table-cell office:value-type="string">
            <text:p>Pattern 21</text:p>
          </table:table-cell>
          <table:table-cell office:value="0.9145765238609469" office:value-type="float"/>
          <table:table-cell office:value="0.46266958252687607" office:value-type="float"/>
          <table:table-cell office:value="21.71787413649411" office:value-type="float"/>
          <table:table-cell office:value-type="string">
            <text:p>input/data_formal_20240530-1342/meme/Alejand36028223_20230111T230537/0.jpg</text:p>
          </table:table-cell>
          <table:table-cell office:value-type="string">
            <text:p>https://twitter.com/Alejand36028223/status/1613311196899180545</text:p>
          </table:table-cell>
        </table:table-row>
        <table:table-row>
          <table:table-cell office:value="86" office:value-type="float"/>
          <table:table-cell office:value-type="string">
            <text:p>Pattern 43</text:p>
          </table:table-cell>
          <table:table-cell office:value="0.31504690118696793" office:value-type="float"/>
          <table:table-cell office:value="0.3080131110857438" office:value-type="float"/>
          <table:table-cell office:value="26.792392904079456" office:value-type="float"/>
          <table:table-cell office:value-type="string">
            <text:p>input/data_formal_20240530-1342/meme/alexa44luna44_20230201T031938/0.jpg</text:p>
          </table:table-cell>
          <table:table-cell office:value-type="string">
            <text:p>https://twitter.com/alexa44luna44/status/1620622879569383424</text:p>
          </table:table-cell>
        </table:table-row>
        <table:table-row>
          <table:table-cell office:value="87" office:value-type="float"/>
          <table:table-cell office:value-type="string">
            <text:p>Pattern 24</text:p>
          </table:table-cell>
          <table:table-cell office:value="0.36325227928279624" office:value-type="float"/>
          <table:table-cell office:value="0.8265679249788005" office:value-type="float"/>
          <table:table-cell office:value="25.41383823495028" office:value-type="float"/>
          <table:table-cell office:value-type="string">
            <text:p>input/data_formal_20240530-1342/meme/AlexaMe2022_20230106T062636/0.jpg</text:p>
          </table:table-cell>
          <table:table-cell office:value-type="string">
            <text:p>https://twitter.com/AlexaMe2022/status/1611247846300487681</text:p>
          </table:table-cell>
        </table:table-row>
        <table:table-row>
          <table:table-cell office:value="88" office:value-type="float"/>
          <table:table-cell office:value-type="string">
            <text:p>Pattern 37</text:p>
          </table:table-cell>
          <table:table-cell office:value="0.8381762519412772" office:value-type="float"/>
          <table:table-cell office:value="0.32974639063779276" office:value-type="float"/>
          <table:table-cell office:value="21.03268662497303" office:value-type="float"/>
          <table:table-cell office:value-type="string">
            <text:p>input/data_formal_20240530-1342/meme/AlexdeSuys_20230307T071341/0.jpg</text:p>
          </table:table-cell>
          <table:table-cell office:value-type="string">
            <text:p>https://twitter.com/AlexdeSuys/status/1633002965056249858</text:p>
          </table:table-cell>
        </table:table-row>
        <table:table-row>
          <table:table-cell office:value="89" office:value-type="float"/>
          <table:table-cell office:value-type="string">
            <text:p>Pattern 19</text:p>
          </table:table-cell>
          <table:table-cell office:value="0.39840713639040054" office:value-type="float"/>
          <table:table-cell office:value="0.5861718443813975" office:value-type="float"/>
          <table:table-cell office:value="32.65716792426309" office:value-type="float"/>
          <table:table-cell office:value-type="string">
            <text:p>input/data_formal_20240530-1342/meme/AlexdeSuys_20230323T005920/0.jpg</text:p>
          </table:table-cell>
          <table:table-cell office:value-type="string">
            <text:p>https://twitter.com/AlexdeSuys/status/1638706965764521984</text:p>
          </table:table-cell>
        </table:table-row>
        <table:table-row>
          <table:table-cell office:value="90" office:value-type="float"/>
          <table:table-cell office:value-type="string">
            <text:p>Pattern 49</text:p>
          </table:table-cell>
          <table:table-cell office:value="0.5983362398234234" office:value-type="float"/>
          <table:table-cell office:value="0.8527970841076913" office:value-type="float"/>
          <table:table-cell office:value="22.993735799493734" office:value-type="float"/>
          <table:table-cell office:value-type="string">
            <text:p>input/data_formal_20240530-1342/meme/alexite_arts_20221215T230757/0.jpg</text:p>
          </table:table-cell>
          <table:table-cell office:value-type="string">
            <text:p>https://twitter.com/inoru_rgg/status/1606182592931192834</text:p>
          </table:table-cell>
        </table:table-row>
        <table:table-row>
          <table:table-cell office:value="91" office:value-type="float"/>
          <table:table-cell office:value-type="string">
            <text:p>Pattern 30</text:p>
          </table:table-cell>
          <table:table-cell office:value="0.41225745722943163" office:value-type="float"/>
          <table:table-cell office:value="0.515775933726347" office:value-type="float"/>
          <table:table-cell office:value="25.28237808620262" office:value-type="float"/>
          <table:table-cell office:value-type="string">
            <text:p>input/data_formal_20240530-1342/meme/alexxgaming589_20230105T103033/0.jpg</text:p>
          </table:table-cell>
          <table:table-cell office:value-type="string">
            <text:p>https://twitter.com/alexxgaming589/status/1611250567455670273</text:p>
          </table:table-cell>
        </table:table-row>
        <table:table-row>
          <table:table-cell office:value="92" office:value-type="float"/>
          <table:table-cell office:value-type="string">
            <text:p>Pattern 12</text:p>
          </table:table-cell>
          <table:table-cell office:value="0.2307589780652696" office:value-type="float"/>
          <table:table-cell office:value="0.725937192723933" office:value-type="float"/>
          <table:table-cell office:value="27.67805969386078" office:value-type="float"/>
          <table:table-cell office:value-type="string">
            <text:p>input/data_formal_20240530-1342/meme/Alien_Styx_20221228T020555/0.jpg</text:p>
          </table:table-cell>
          <table:table-cell office:value-type="string">
            <text:p>https://twitter.com/KatyaArmong/status/1607937400000614402</text:p>
          </table:table-cell>
        </table:table-row>
        <table:table-row>
          <table:table-cell office:value="93" office:value-type="float"/>
          <table:table-cell office:value-type="string">
            <text:p>Pattern 34</text:p>
          </table:table-cell>
          <table:table-cell office:value="0.14114123408280388" office:value-type="float"/>
          <table:table-cell office:value="0.6402333310013207" office:value-type="float"/>
          <table:table-cell office:value="24.00890610661637" office:value-type="float"/>
          <table:table-cell office:value-type="string">
            <text:p>input/data_formal_20240530-1342/meme/Alien_Styx_20230206T143328/0.jpg</text:p>
          </table:table-cell>
          <table:table-cell office:value-type="string">
            <text:p>https://twitter.com/Alien_Styx/status/1622604392573681666</text:p>
          </table:table-cell>
        </table:table-row>
        <table:table-row>
          <table:table-cell office:value="94" office:value-type="float"/>
          <table:table-cell office:value-type="string">
            <text:p>Pattern 35</text:p>
          </table:table-cell>
          <table:table-cell office:value="0.34022052453096135" office:value-type="float"/>
          <table:table-cell office:value="0.43548490867877554" office:value-type="float"/>
          <table:table-cell office:value="23.74111295499848" office:value-type="float"/>
          <table:table-cell office:value-type="string">
            <text:p>input/data_formal_20240530-1342/meme/Alishirts1_20221228T021627/0.jpg</text:p>
          </table:table-cell>
          <table:table-cell office:value-type="string">
            <text:p>https://twitter.com/Alishirts1/status/1607923401309696002</text:p>
          </table:table-cell>
        </table:table-row>
        <table:table-row>
          <table:table-cell office:value="95" office:value-type="float"/>
          <table:table-cell office:value-type="string">
            <text:p>Pattern 35</text:p>
          </table:table-cell>
          <table:table-cell office:value="0.2982912967740617" office:value-type="float"/>
          <table:table-cell office:value="0.4383289695898544" office:value-type="float"/>
          <table:table-cell office:value="15.8321620087373" office:value-type="float"/>
          <table:table-cell office:value-type="string">
            <text:p>input/data_formal_20240530-1342/meme/Alishirts1_20221228T022618/0.jpg</text:p>
          </table:table-cell>
          <table:table-cell office:value-type="string">
            <text:p>https://twitter.com/Alishirts1/status/1607925880365670400</text:p>
          </table:table-cell>
        </table:table-row>
        <table:table-row>
          <table:table-cell office:value="96" office:value-type="float"/>
          <table:table-cell office:value-type="string">
            <text:p>Pattern 35</text:p>
          </table:table-cell>
          <table:table-cell office:value="0.3064091727379794" office:value-type="float"/>
          <table:table-cell office:value="0.37687272629775787" office:value-type="float"/>
          <table:table-cell office:value="15.878697427708017" office:value-type="float"/>
          <table:table-cell office:value-type="string">
            <text:p>input/data_formal_20240530-1342/meme/Alishirts1_20230106T080317/0.jpg</text:p>
          </table:table-cell>
          <table:table-cell office:value-type="string">
            <text:p>https://twitter.com/Alishirts1/status/1611272177315360771</text:p>
          </table:table-cell>
        </table:table-row>
        <table:table-row>
          <table:table-cell office:value="97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AllDayShitpost_20221228T000309/0.jpg</text:p>
          </table:table-cell>
          <table:table-cell office:value-type="string">
            <text:p>https://twitter.com/AllDayShitpost/status/1607889856646025217</text:p>
          </table:table-cell>
        </table:table-row>
        <table:table-row>
          <table:table-cell office:value="98" office:value-type="float"/>
          <table:table-cell office:value-type="string">
            <text:p>Pattern 36</text:p>
          </table:table-cell>
          <table:table-cell office:value="0.7667795576103912" office:value-type="float"/>
          <table:table-cell office:value="0.4178905728400515" office:value-type="float"/>
          <table:table-cell office:value="26.431325519104583" office:value-type="float"/>
          <table:table-cell office:value-type="string">
            <text:p>input/data_formal_20240530-1342/meme/AllDayShitpost_20221228T010224/0.jpg</text:p>
          </table:table-cell>
          <table:table-cell office:value-type="string">
            <text:p>https://twitter.com/AllDayShitpost/status/1607904766880776192</text:p>
          </table:table-cell>
        </table:table-row>
        <table:table-row>
          <table:table-cell office:value="99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AllDayShitpost_20230105T110310/0.jpg</text:p>
          </table:table-cell>
          <table:table-cell office:value-type="string">
            <text:p>https://twitter.com/AllDayShitpost/status/1610955057758871552</text:p>
          </table:table-cell>
        </table:table-row>
        <table:table-row>
          <table:table-cell office:value="100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AllDayShitpost_20230105T110311/0.jpg</text:p>
          </table:table-cell>
          <table:table-cell office:value-type="string">
            <text:p>https://twitter.com/AllDayShitpost/status/1610955063022821377</text:p>
          </table:table-cell>
        </table:table-row>
        <table:table-row>
          <table:table-cell office:value="101" office:value-type="float"/>
          <table:table-cell office:value-type="string">
            <text:p>Pattern 12</text:p>
          </table:table-cell>
          <table:table-cell office:value="0.2203885671488187" office:value-type="float"/>
          <table:table-cell office:value="0.45866175384285734" office:value-type="float"/>
          <table:table-cell office:value="32.03354715329937" office:value-type="float"/>
          <table:table-cell office:value-type="string">
            <text:p>input/data_formal_20240530-1342/meme/AllDayShitpost_20230105T120432/0.jpg</text:p>
          </table:table-cell>
          <table:table-cell office:value-type="string">
            <text:p>https://twitter.com/AllDayShitpost/status/1610970500326457348</text:p>
          </table:table-cell>
        </table:table-row>
        <table:table-row>
          <table:table-cell office:value="102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AllDayShitpost_20230111T230309/0.jpg</text:p>
          </table:table-cell>
          <table:table-cell office:value-type="string">
            <text:p>https://twitter.com/AllDayShitpost/status/1613310574229594113</text:p>
          </table:table-cell>
        </table:table-row>
        <table:table-row>
          <table:table-cell office:value="103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AllDayShitpost_20230111T230310/0.jpg</text:p>
          </table:table-cell>
          <table:table-cell office:value-type="string">
            <text:p>https://twitter.com/AllDayShitpost/status/1613310580722438145</text:p>
          </table:table-cell>
        </table:table-row>
        <table:table-row>
          <table:table-cell office:value="104" office:value-type="float"/>
          <table:table-cell office:value-type="string">
            <text:p>Pattern 1</text:p>
          </table:table-cell>
          <table:table-cell office:value="0.31263272402195047" office:value-type="float"/>
          <table:table-cell office:value="0.6222309404181117" office:value-type="float"/>
          <table:table-cell office:value="29.796913130522533" office:value-type="float"/>
          <table:table-cell office:value-type="string">
            <text:p>input/data_formal_20240530-1342/meme/AllDayShitpost_20230201T230330/0.jpg</text:p>
          </table:table-cell>
          <table:table-cell office:value-type="string">
            <text:p>https://twitter.com/AllDayShitpost/status/1620920806749396992</text:p>
          </table:table-cell>
        </table:table-row>
        <table:table-row>
          <table:table-cell office:value="105" office:value-type="float"/>
          <table:table-cell office:value-type="string">
            <text:p>Pattern 37</text:p>
          </table:table-cell>
          <table:table-cell office:value="0.7629429264176995" office:value-type="float"/>
          <table:table-cell office:value="0.3833772545734103" office:value-type="float"/>
          <table:table-cell office:value="24.37358455052271" office:value-type="float"/>
          <table:table-cell office:value-type="string">
            <text:p>input/data_formal_20240530-1342/meme/AllDayShitpost_20230201T230331/0.jpg</text:p>
          </table:table-cell>
          <table:table-cell office:value-type="string">
            <text:p>https://twitter.com/AllDayShitpost/status/1620920811568734208</text:p>
          </table:table-cell>
        </table:table-row>
        <table:table-row>
          <table:table-cell office:value="106" office:value-type="float"/>
          <table:table-cell office:value-type="string">
            <text:p>Pattern 31</text:p>
          </table:table-cell>
          <table:table-cell office:value="0.2228230155102842" office:value-type="float"/>
          <table:table-cell office:value="0.35959843496426647" office:value-type="float"/>
          <table:table-cell office:value="28.27700824851849" office:value-type="float"/>
          <table:table-cell office:value-type="string">
            <text:p>input/data_formal_20240530-1342/meme/AllDayShitpost_20230202T000407/0.jpg</text:p>
          </table:table-cell>
          <table:table-cell office:value-type="string">
            <text:p>https://twitter.com/AllDayShitpost/status/1620936061152018433</text:p>
          </table:table-cell>
        </table:table-row>
        <table:table-row>
          <table:table-cell office:value="107" office:value-type="float"/>
          <table:table-cell office:value-type="string">
            <text:p>Pattern 21</text:p>
          </table:table-cell>
          <table:table-cell office:value="0.775648624194694" office:value-type="float"/>
          <table:table-cell office:value="0.541306767257994" office:value-type="float"/>
          <table:table-cell office:value="25.037891183877402" office:value-type="float"/>
          <table:table-cell office:value-type="string">
            <text:p>input/data_formal_20240530-1342/meme/AllDayShitpost_20230206T120358/0.jpg</text:p>
          </table:table-cell>
          <table:table-cell office:value-type="string">
            <text:p>https://twitter.com/AllDayShitpost/status/1622566770870521856</text:p>
          </table:table-cell>
        </table:table-row>
        <table:table-row>
          <table:table-cell office:value="108" office:value-type="float"/>
          <table:table-cell office:value-type="string">
            <text:p>Pattern 29</text:p>
          </table:table-cell>
          <table:table-cell office:value="0.3755364803147075" office:value-type="float"/>
          <table:table-cell office:value="0.42589896050228204" office:value-type="float"/>
          <table:table-cell office:value="26.96884351382988" office:value-type="float"/>
          <table:table-cell office:value-type="string">
            <text:p>input/data_formal_20240530-1342/meme/AllDayShitpost_20230206T120400/0.jpg</text:p>
          </table:table-cell>
          <table:table-cell office:value-type="string">
            <text:p>https://twitter.com/AllDayShitpost/status/1622566777677836289</text:p>
          </table:table-cell>
        </table:table-row>
        <table:table-row>
          <table:table-cell office:value="109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AllDayShitpost_20230206T130323/0.jpg</text:p>
          </table:table-cell>
          <table:table-cell office:value-type="string">
            <text:p>https://twitter.com/AllDayShitpost/status/1622581721307791360</text:p>
          </table:table-cell>
        </table:table-row>
        <table:table-row>
          <table:table-cell office:value="110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AllDayShitpost_20230206T140302/0.jpg</text:p>
          </table:table-cell>
          <table:table-cell office:value-type="string">
            <text:p>https://twitter.com/AllDayShitpost/status/1622596735292907520</text:p>
          </table:table-cell>
        </table:table-row>
        <table:table-row>
          <table:table-cell office:value="111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AllDayShitpost_20230206T150213/0.jpg</text:p>
          </table:table-cell>
          <table:table-cell office:value-type="string">
            <text:p>https://twitter.com/AllDayShitpost/status/1622611629362774018</text:p>
          </table:table-cell>
        </table:table-row>
        <table:table-row>
          <table:table-cell office:value="112" office:value-type="float"/>
          <table:table-cell office:value-type="string">
            <text:p>Pattern 19</text:p>
          </table:table-cell>
          <table:table-cell office:value="0.5831667949535962" office:value-type="float"/>
          <table:table-cell office:value="0.6408556504104936" office:value-type="float"/>
          <table:table-cell office:value="25.428258698607703" office:value-type="float"/>
          <table:table-cell office:value-type="string">
            <text:p>input/data_formal_20240530-1342/meme/AllDayShitpost_20230206T160435/0.jpg</text:p>
          </table:table-cell>
          <table:table-cell office:value-type="string">
            <text:p>https://twitter.com/AllDayShitpost/status/1622627324607844355</text:p>
          </table:table-cell>
        </table:table-row>
        <table:table-row>
          <table:table-cell office:value="113" office:value-type="float"/>
          <table:table-cell office:value-type="string">
            <text:p>Pattern 49</text:p>
          </table:table-cell>
          <table:table-cell office:value="0.36669173718566206" office:value-type="float"/>
          <table:table-cell office:value="0.8462009053911008" office:value-type="float"/>
          <table:table-cell office:value="21.3707448351291" office:value-type="float"/>
          <table:table-cell office:value-type="string">
            <text:p>input/data_formal_20240530-1342/meme/AllDayShitpost_20230206T160438/0.jpg</text:p>
          </table:table-cell>
          <table:table-cell office:value-type="string">
            <text:p>https://twitter.com/AllDayShitpost/status/1622627335357825025</text:p>
          </table:table-cell>
        </table:table-row>
        <table:table-row>
          <table:table-cell office:value="114" office:value-type="float"/>
          <table:table-cell office:value-type="string">
            <text:p>Pattern 15</text:p>
          </table:table-cell>
          <table:table-cell office:value="0.227601834788763" office:value-type="float"/>
          <table:table-cell office:value="0.21581376856809364" office:value-type="float"/>
          <table:table-cell office:value="27.283481834886214" office:value-type="float"/>
          <table:table-cell office:value-type="string">
            <text:p>input/data_formal_20240530-1342/meme/AllDayShitpost_20230206T160439/0.jpg</text:p>
          </table:table-cell>
          <table:table-cell office:value-type="string">
            <text:p>https://twitter.com/AllDayShitpost/status/1622627342190354435</text:p>
          </table:table-cell>
        </table:table-row>
        <table:table-row>
          <table:table-cell office:value="115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AllDayShitpost_20230212T150207/0.jpg</text:p>
          </table:table-cell>
          <table:table-cell office:value-type="string">
            <text:p>https://twitter.com/AllDayShitpost/status/1624785931587706880</text:p>
          </table:table-cell>
        </table:table-row>
        <table:table-row>
          <table:table-cell office:value="116" office:value-type="float"/>
          <table:table-cell office:value-type="string">
            <text:p>Pattern 25</text:p>
          </table:table-cell>
          <table:table-cell office:value="0.7195976783409597" office:value-type="float"/>
          <table:table-cell office:value="0.2919902567361584" office:value-type="float"/>
          <table:table-cell office:value="28.763556847114504" office:value-type="float"/>
          <table:table-cell office:value-type="string">
            <text:p>input/data_formal_20240530-1342/meme/AllDayShitpost_20230322T220247/0.jpg</text:p>
          </table:table-cell>
          <table:table-cell office:value-type="string">
            <text:p>https://twitter.com/AllDayShitpost/status/1638662531920302080</text:p>
          </table:table-cell>
        </table:table-row>
        <table:table-row>
          <table:table-cell office:value="117" office:value-type="float"/>
          <table:table-cell office:value-type="string">
            <text:p>Pattern 2</text:p>
          </table:table-cell>
          <table:table-cell office:value="0.4860847417348374" office:value-type="float"/>
          <table:table-cell office:value="0.4879032459689665" office:value-type="float"/>
          <table:table-cell office:value="31.39767052535423" office:value-type="float"/>
          <table:table-cell office:value-type="string">
            <text:p>input/data_formal_20240530-1342/meme/Allibxbyy_20230106T203438/0.jpg</text:p>
          </table:table-cell>
          <table:table-cell office:value-type="string">
            <text:p>https://twitter.com/Allibxbyy/status/1611461261664964608</text:p>
          </table:table-cell>
        </table:table-row>
        <table:table-row>
          <table:table-cell office:value="118" office:value-type="float"/>
          <table:table-cell office:value-type="string">
            <text:p>Pattern 16</text:p>
          </table:table-cell>
          <table:table-cell office:value="0.3295435536434546" office:value-type="float"/>
          <table:table-cell office:value="0.32776870074662223" office:value-type="float"/>
          <table:table-cell office:value="32.75198221366035" office:value-type="float"/>
          <table:table-cell office:value-type="string">
            <text:p>input/data_formal_20240530-1342/meme/Allibxbyy_20230107T040811/0.jpg</text:p>
          </table:table-cell>
          <table:table-cell office:value-type="string">
            <text:p>https://twitter.com/Allibxbyy/status/1611575399669956608</text:p>
          </table:table-cell>
        </table:table-row>
        <table:table-row>
          <table:table-cell office:value="119" office:value-type="float"/>
          <table:table-cell office:value-type="string">
            <text:p>Pattern 23</text:p>
          </table:table-cell>
          <table:table-cell office:value="0.18568953706988478" office:value-type="float"/>
          <table:table-cell office:value="0.18626560674940218" office:value-type="float"/>
          <table:table-cell office:value="26.699143171602387" office:value-type="float"/>
          <table:table-cell office:value-type="string">
            <text:p>input/data_formal_20240530-1342/meme/Allscouserhere_20230202T005235/0.jpg</text:p>
          </table:table-cell>
          <table:table-cell office:value-type="string">
            <text:p>https://twitter.com/Allscouserhere/status/1620948295085600768</text:p>
          </table:table-cell>
        </table:table-row>
        <table:table-row>
          <table:table-cell office:value="120" office:value-type="float"/>
          <table:table-cell office:value-type="string">
            <text:p>Pattern 23</text:p>
          </table:table-cell>
          <table:table-cell office:value="0.24589717315537296" office:value-type="float"/>
          <table:table-cell office:value="0.25901569348708" office:value-type="float"/>
          <table:table-cell office:value="27.469621821186536" office:value-type="float"/>
          <table:table-cell office:value-type="string">
            <text:p>input/data_formal_20240530-1342/meme/Allscouserhere_20230202T005235/1.jpg</text:p>
          </table:table-cell>
          <table:table-cell office:value-type="string">
            <text:p>https://twitter.com/Allscouserhere/status/1620948295085600768</text:p>
          </table:table-cell>
        </table:table-row>
        <table:table-row>
          <table:table-cell office:value="121" office:value-type="float"/>
          <table:table-cell office:value-type="string">
            <text:p>Pattern 46</text:p>
          </table:table-cell>
          <table:table-cell office:value="0.12487218776237657" office:value-type="float"/>
          <table:table-cell office:value="0.13456220394120488" office:value-type="float"/>
          <table:table-cell office:value="13.732938815536984" office:value-type="float"/>
          <table:table-cell office:value-type="string">
            <text:p>input/data_formal_20240530-1342/meme/AlmondSolns_20230106T054824/0.jpg</text:p>
          </table:table-cell>
          <table:table-cell office:value-type="string">
            <text:p>https://twitter.com/AlmondSolns/status/1611238231521230848</text:p>
          </table:table-cell>
        </table:table-row>
        <table:table-row>
          <table:table-cell office:value="122" office:value-type="float"/>
          <table:table-cell office:value-type="string">
            <text:p>Pattern 34</text:p>
          </table:table-cell>
          <table:table-cell office:value="0.2237870835038803" office:value-type="float"/>
          <table:table-cell office:value="0.8422445370416193" office:value-type="float"/>
          <table:table-cell office:value="23.905683621776816" office:value-type="float"/>
          <table:table-cell office:value-type="string">
            <text:p>input/data_formal_20240530-1342/meme/Alpinestar505_20230103T095841/0.jpg</text:p>
          </table:table-cell>
          <table:table-cell office:value-type="string">
            <text:p>https://twitter.com/0x27WilanTaraaa/status/1611265833938059264</text:p>
          </table:table-cell>
        </table:table-row>
        <table:table-row>
          <table:table-cell office:value="123" office:value-type="float"/>
          <table:table-cell office:value-type="string">
            <text:p>Pattern 7</text:p>
          </table:table-cell>
          <table:table-cell office:value="0.18203840321833484" office:value-type="float"/>
          <table:table-cell office:value="0.5297890741186545" office:value-type="float"/>
          <table:table-cell office:value="31.21713679194379" office:value-type="float"/>
          <table:table-cell office:value-type="string">
            <text:p>input/data_formal_20240530-1342/meme/AlveyChain_20230111T162839/0.jpg</text:p>
          </table:table-cell>
          <table:table-cell office:value-type="string">
            <text:p>https://twitter.com/maxlarsenjr/status/1613327116313194496</text:p>
          </table:table-cell>
        </table:table-row>
        <table:table-row>
          <table:table-cell office:value="124" office:value-type="float"/>
          <table:table-cell office:value-type="string">
            <text:p>Pattern 24</text:p>
          </table:table-cell>
          <table:table-cell office:value="0.23648855050286918" office:value-type="float"/>
          <table:table-cell office:value="0.8278413260892992" office:value-type="float"/>
          <table:table-cell office:value="21.641026314188206" office:value-type="float"/>
          <table:table-cell office:value-type="string">
            <text:p>input/data_formal_20240530-1342/meme/alvinvin411_20221228T033211/0.jpg</text:p>
          </table:table-cell>
          <table:table-cell office:value-type="string">
            <text:p>https://twitter.com/alvinvin411/status/1607942461565042688</text:p>
          </table:table-cell>
        </table:table-row>
        <table:table-row>
          <table:table-cell office:value="125" office:value-type="float"/>
          <table:table-cell office:value-type="string">
            <text:p>Pattern 36</text:p>
          </table:table-cell>
          <table:table-cell office:value="0.7711903784828185" office:value-type="float"/>
          <table:table-cell office:value="0.2713742813295251" office:value-type="float"/>
          <table:table-cell office:value="26.695390067957472" office:value-type="float"/>
          <table:table-cell office:value-type="string">
            <text:p>input/data_formal_20240530-1342/meme/AlwaysFlankLeft_20221228T013429/0.jpg</text:p>
          </table:table-cell>
          <table:table-cell office:value-type="string">
            <text:p>https://twitter.com/AlwaysFlankLeft/status/1607912840416952320</text:p>
          </table:table-cell>
        </table:table-row>
        <table:table-row>
          <table:table-cell office:value="126" office:value-type="float"/>
          <table:table-cell office:value-type="string">
            <text:p>Pattern 3</text:p>
          </table:table-cell>
          <table:table-cell office:value="0.8524170673763622" office:value-type="float"/>
          <table:table-cell office:value="0.5477196652251669" office:value-type="float"/>
          <table:table-cell office:value="19.820889579131585" office:value-type="float"/>
          <table:table-cell office:value-type="string">
            <text:p>input/data_formal_20240530-1342/meme/AlwaysFlankLeft_20221228T022528/0.jpg</text:p>
          </table:table-cell>
          <table:table-cell office:value-type="string">
            <text:p>https://twitter.com/AlwaysFlankLeft/status/1607925672512524299</text:p>
          </table:table-cell>
        </table:table-row>
        <table:table-row>
          <table:table-cell office:value="127" office:value-type="float"/>
          <table:table-cell office:value-type="string">
            <text:p>Pattern 16</text:p>
          </table:table-cell>
          <table:table-cell office:value="0.22070713156705948" office:value-type="float"/>
          <table:table-cell office:value="0.25281588547163847" office:value-type="float"/>
          <table:table-cell office:value="30.69619349009976" office:value-type="float"/>
          <table:table-cell office:value-type="string">
            <text:p>input/data_formal_20240530-1342/meme/AlwaysFlankLeft_20221228T022822/0.jpg</text:p>
          </table:table-cell>
          <table:table-cell office:value-type="string">
            <text:p>https://twitter.com/AlwaysFlankLeft/status/1607926399288983552</text:p>
          </table:table-cell>
        </table:table-row>
        <table:table-row>
          <table:table-cell office:value="128" office:value-type="float"/>
          <table:table-cell office:value-type="string">
            <text:p>Pattern 16</text:p>
          </table:table-cell>
          <table:table-cell office:value="0.22250267101816906" office:value-type="float"/>
          <table:table-cell office:value="0.313660882814328" office:value-type="float"/>
          <table:table-cell office:value="34.39419071241421" office:value-type="float"/>
          <table:table-cell office:value-type="string">
            <text:p>input/data_formal_20240530-1342/meme/AlwaysFlankLeft_20221228T032327/0.jpg</text:p>
          </table:table-cell>
          <table:table-cell office:value-type="string">
            <text:p>https://twitter.com/AlwaysFlankLeft/status/1607940261379710980</text:p>
          </table:table-cell>
        </table:table-row>
        <table:table-row>
          <table:table-cell office:value="129" office:value-type="float"/>
          <table:table-cell office:value-type="string">
            <text:p>Pattern 28</text:p>
          </table:table-cell>
          <table:table-cell office:value="0.13633881552192334" office:value-type="float"/>
          <table:table-cell office:value="0.7119264736324556" office:value-type="float"/>
          <table:table-cell office:value="26.103901073775322" office:value-type="float"/>
          <table:table-cell office:value-type="string">
            <text:p>input/data_formal_20240530-1342/meme/AlwaysFlankLeft_20221228T032547/0.jpg</text:p>
          </table:table-cell>
          <table:table-cell office:value-type="string">
            <text:p>https://twitter.com/AlwaysFlankLeft/status/1607940851862323201</text:p>
          </table:table-cell>
        </table:table-row>
        <table:table-row>
          <table:table-cell office:value="130" office:value-type="float"/>
          <table:table-cell office:value-type="string">
            <text:p>Pattern 16</text:p>
          </table:table-cell>
          <table:table-cell office:value="0.19053546018910741" office:value-type="float"/>
          <table:table-cell office:value="0.2830935073967449" office:value-type="float"/>
          <table:table-cell office:value="32.06687274756624" office:value-type="float"/>
          <table:table-cell office:value-type="string">
            <text:p>input/data_formal_20240530-1342/meme/AlwaysFlankLeft_20230104T131310/0.jpg</text:p>
          </table:table-cell>
          <table:table-cell office:value-type="string">
            <text:p>https://twitter.com/FolksDigital/status/1610973669924438016</text:p>
          </table:table-cell>
        </table:table-row>
        <table:table-row>
          <table:table-cell office:value="131" office:value-type="float"/>
          <table:table-cell office:value-type="string">
            <text:p>Pattern 47</text:p>
          </table:table-cell>
          <table:table-cell office:value="0.30959660279426754" office:value-type="float"/>
          <table:table-cell office:value="0.7762139808056037" office:value-type="float"/>
          <table:table-cell office:value="26.176989433970245" office:value-type="float"/>
          <table:table-cell office:value-type="string">
            <text:p>input/data_formal_20240530-1342/meme/AlwaysFlankLeft_20230105T101511/0.jpg</text:p>
          </table:table-cell>
          <table:table-cell office:value-type="string">
            <text:p>https://twitter.com/rahul05ranjan/status/1610943007838334981</text:p>
          </table:table-cell>
        </table:table-row>
        <table:table-row>
          <table:table-cell office:value="132" office:value-type="float"/>
          <table:table-cell office:value-type="string">
            <text:p>Pattern 20</text:p>
          </table:table-cell>
          <table:table-cell office:value="0.7374522740061636" office:value-type="float"/>
          <table:table-cell office:value="0.25753010650493" office:value-type="float"/>
          <table:table-cell office:value="23.948757219805017" office:value-type="float"/>
          <table:table-cell office:value-type="string">
            <text:p>input/data_formal_20240530-1342/meme/AlwaysFlankLeft_20230105T111047/0.jpg</text:p>
          </table:table-cell>
          <table:table-cell office:value-type="string">
            <text:p>https://twitter.com/AlwaysFlankLeft/status/1610956974685917185</text:p>
          </table:table-cell>
        </table:table-row>
        <table:table-row>
          <table:table-cell office:value="133" office:value-type="float"/>
          <table:table-cell office:value-type="string">
            <text:p>Pattern 15</text:p>
          </table:table-cell>
          <table:table-cell office:value="0.09911159062001235" office:value-type="float"/>
          <table:table-cell office:value="0.2557309304770946" office:value-type="float"/>
          <table:table-cell office:value="31.776400694362092" office:value-type="float"/>
          <table:table-cell office:value-type="string">
            <text:p>input/data_formal_20240530-1342/meme/AlwaysFlankLeft_20230111T222832/0.jpg</text:p>
          </table:table-cell>
          <table:table-cell office:value-type="string">
            <text:p>https://twitter.com/AlwaysFlankLeft/status/1613301864711290880</text:p>
          </table:table-cell>
        </table:table-row>
        <table:table-row>
          <table:table-cell office:value="134" office:value-type="float"/>
          <table:table-cell office:value-type="string">
            <text:p>Pattern 33</text:p>
          </table:table-cell>
          <table:table-cell office:value="0.11876571531914742" office:value-type="float"/>
          <table:table-cell office:value="0.7716966847013906" office:value-type="float"/>
          <table:table-cell office:value="21.196579530187364" office:value-type="float"/>
          <table:table-cell office:value-type="string">
            <text:p>input/data_formal_20240530-1342/meme/AlwaysFlankLeft_20230111T223032/0.jpg</text:p>
          </table:table-cell>
          <table:table-cell office:value-type="string">
            <text:p>https://twitter.com/AlwaysFlankLeft/status/1613302367004364801</text:p>
          </table:table-cell>
        </table:table-row>
        <table:table-row>
          <table:table-cell office:value="135" office:value-type="float"/>
          <table:table-cell office:value-type="string">
            <text:p>Pattern 16</text:p>
          </table:table-cell>
          <table:table-cell office:value="0.3151682732155474" office:value-type="float"/>
          <table:table-cell office:value="0.37283613228186796" office:value-type="float"/>
          <table:table-cell office:value="34.76916960958038" office:value-type="float"/>
          <table:table-cell office:value-type="string">
            <text:p>input/data_formal_20240530-1342/meme/AlwaysFlankLeft_20230201T221806/0.jpg</text:p>
          </table:table-cell>
          <table:table-cell office:value-type="string">
            <text:p>https://twitter.com/AlwaysFlankLeft/status/1620909384086822912</text:p>
          </table:table-cell>
        </table:table-row>
        <table:table-row>
          <table:table-cell office:value="136" office:value-type="float"/>
          <table:table-cell office:value-type="string">
            <text:p>Pattern 15</text:p>
          </table:table-cell>
          <table:table-cell office:value="0.12742979058617665" office:value-type="float"/>
          <table:table-cell office:value="0.23386822626344972" office:value-type="float"/>
          <table:table-cell office:value="28.295702718788508" office:value-type="float"/>
          <table:table-cell office:value-type="string">
            <text:p>input/data_formal_20240530-1342/meme/AlwaysFlankLeft_20230201T221816/0.jpg</text:p>
          </table:table-cell>
          <table:table-cell office:value-type="string">
            <text:p>https://twitter.com/AlwaysFlankLeft/status/1620909424696074240</text:p>
          </table:table-cell>
        </table:table-row>
        <table:table-row>
          <table:table-cell office:value="137" office:value-type="float"/>
          <table:table-cell office:value-type="string">
            <text:p>Pattern 16</text:p>
          </table:table-cell>
          <table:table-cell office:value="0.2288141110947919" office:value-type="float"/>
          <table:table-cell office:value="0.3209052788856409" office:value-type="float"/>
          <table:table-cell office:value="33.363142689719446" office:value-type="float"/>
          <table:table-cell office:value-type="string">
            <text:p>input/data_formal_20240530-1342/meme/AlwaysFlankLeft_20230201T230908/0.jpg</text:p>
          </table:table-cell>
          <table:table-cell office:value-type="string">
            <text:p>https://twitter.com/AlwaysFlankLeft/status/1620922224046735360</text:p>
          </table:table-cell>
        </table:table-row>
        <table:table-row>
          <table:table-cell office:value="138" office:value-type="float"/>
          <table:table-cell office:value-type="string">
            <text:p>Pattern 31</text:p>
          </table:table-cell>
          <table:table-cell office:value="0.2655682734236685" office:value-type="float"/>
          <table:table-cell office:value="0.34190793641444256" office:value-type="float"/>
          <table:table-cell office:value="31.749888946144274" office:value-type="float"/>
          <table:table-cell office:value-type="string">
            <text:p>input/data_formal_20240530-1342/meme/AlwaysFlankLeft_20230202T013138/0.jpg</text:p>
          </table:table-cell>
          <table:table-cell office:value-type="string">
            <text:p>https://twitter.com/AlwaysFlankLeft/status/1620958087069802496</text:p>
          </table:table-cell>
        </table:table-row>
        <table:table-row>
          <table:table-cell office:value="139" office:value-type="float"/>
          <table:table-cell office:value-type="string">
            <text:p>Pattern 33</text:p>
          </table:table-cell>
          <table:table-cell office:value="0.1597110386768672" office:value-type="float"/>
          <table:table-cell office:value="0.7345657951754614" office:value-type="float"/>
          <table:table-cell office:value="23.814378995208177" office:value-type="float"/>
          <table:table-cell office:value-type="string">
            <text:p>input/data_formal_20240530-1342/meme/AlwaysFlankLeft_20230202T032344/0.jpg</text:p>
          </table:table-cell>
          <table:table-cell office:value-type="string">
            <text:p>https://twitter.com/AlwaysFlankLeft/status/1620986296335228928</text:p>
          </table:table-cell>
        </table:table-row>
        <table:table-row>
          <table:table-cell office:value="140" office:value-type="float"/>
          <table:table-cell office:value-type="string">
            <text:p>Pattern 31</text:p>
          </table:table-cell>
          <table:table-cell office:value="0.23289366936052278" office:value-type="float"/>
          <table:table-cell office:value="0.5020824168984095" office:value-type="float"/>
          <table:table-cell office:value="29.0465733025478" office:value-type="float"/>
          <table:table-cell office:value-type="string">
            <text:p>input/data_formal_20240530-1342/meme/AlwaysFlankLeft_20230202T041624/0.jpg</text:p>
          </table:table-cell>
          <table:table-cell office:value-type="string">
            <text:p>https://twitter.com/rahul05ranjan/status/1620999580912599040</text:p>
          </table:table-cell>
        </table:table-row>
        <table:table-row>
          <table:table-cell office:value="141" office:value-type="float"/>
          <table:table-cell office:value-type="string">
            <text:p>Pattern 31</text:p>
          </table:table-cell>
          <table:table-cell office:value="0.16665806020790846" office:value-type="float"/>
          <table:table-cell office:value="0.25018556985834184" office:value-type="float"/>
          <table:table-cell office:value="27.291811384501262" office:value-type="float"/>
          <table:table-cell office:value-type="string">
            <text:p>input/data_formal_20240530-1342/meme/AlwaysFlankLeft_20230202T051536/0.jpg</text:p>
          </table:table-cell>
          <table:table-cell office:value-type="string">
            <text:p>https://twitter.com/AlwaysFlankLeft/status/1621014451251040257</text:p>
          </table:table-cell>
        </table:table-row>
        <table:table-row>
          <table:table-cell office:value="142" office:value-type="float"/>
          <table:table-cell office:value-type="string">
            <text:p>Pattern 21</text:p>
          </table:table-cell>
          <table:table-cell office:value="0.7311037655424903" office:value-type="float"/>
          <table:table-cell office:value="0.49985897023077497" office:value-type="float"/>
          <table:table-cell office:value="25.793890860823797" office:value-type="float"/>
          <table:table-cell office:value-type="string">
            <text:p>input/data_formal_20240530-1342/meme/AlwaysFlankLeft_20230206T051743/0.jpg</text:p>
          </table:table-cell>
          <table:table-cell office:value-type="string">
            <text:p>https://twitter.com/of_programming/status/1622575965112250371</text:p>
          </table:table-cell>
        </table:table-row>
        <table:table-row>
          <table:table-cell office:value="143" office:value-type="float"/>
          <table:table-cell office:value-type="string">
            <text:p>Pattern 33</text:p>
          </table:table-cell>
          <table:table-cell office:value="0.25230853031676775" office:value-type="float"/>
          <table:table-cell office:value="0.7839972592595559" office:value-type="float"/>
          <table:table-cell office:value="23.389848305746252" office:value-type="float"/>
          <table:table-cell office:value-type="string">
            <text:p>input/data_formal_20240530-1342/meme/AlwaysFlankLeft_20230206T102401/0.jpg</text:p>
          </table:table-cell>
          <table:table-cell office:value-type="string">
            <text:p>https://twitter.com/AlwaysFlankLeft/status/1622541615372853250</text:p>
          </table:table-cell>
        </table:table-row>
        <table:table-row>
          <table:table-cell office:value="144" office:value-type="float"/>
          <table:table-cell office:value-type="string">
            <text:p>Pattern 8</text:p>
          </table:table-cell>
          <table:table-cell office:value="0.19677284752133278" office:value-type="float"/>
          <table:table-cell office:value="0.28592103848462846" office:value-type="float"/>
          <table:table-cell office:value="27.710047033305656" office:value-type="float"/>
          <table:table-cell office:value-type="string">
            <text:p>input/data_formal_20240530-1342/meme/AlwaysFlankLeft_20230206T111644/0.jpg</text:p>
          </table:table-cell>
          <table:table-cell office:value-type="string">
            <text:p>https://twitter.com/rahul05ranjan/status/1622554909613891586</text:p>
          </table:table-cell>
        </table:table-row>
        <table:table-row>
          <table:table-cell office:value="145" office:value-type="float"/>
          <table:table-cell office:value-type="string">
            <text:p>Pattern 31</text:p>
          </table:table-cell>
          <table:table-cell office:value="0.21687758760682557" office:value-type="float"/>
          <table:table-cell office:value="0.3436603791592112" office:value-type="float"/>
          <table:table-cell office:value="28.444590017355008" office:value-type="float"/>
          <table:table-cell office:value-type="string">
            <text:p>input/data_formal_20240530-1342/meme/AlwaysFlankLeft_20230206T111653/0.jpg</text:p>
          </table:table-cell>
          <table:table-cell office:value-type="string">
            <text:p>https://twitter.com/rahul05ranjan/status/1622554986289967105</text:p>
          </table:table-cell>
        </table:table-row>
        <table:table-row>
          <table:table-cell office:value="146" office:value-type="float"/>
          <table:table-cell office:value-type="string">
            <text:p>Pattern 43</text:p>
          </table:table-cell>
          <table:table-cell office:value="0.27630646920480306" office:value-type="float"/>
          <table:table-cell office:value="0.2660224310922532" office:value-type="float"/>
          <table:table-cell office:value="32.8259609443344" office:value-type="float"/>
          <table:table-cell office:value-type="string">
            <text:p>input/data_formal_20240530-1342/meme/AlwaysFlankLeft_20230206T111918/0.jpg</text:p>
          </table:table-cell>
          <table:table-cell office:value-type="string">
            <text:p>https://twitter.com/AlwaysFlankLeft/status/1622555529372368896</text:p>
          </table:table-cell>
        </table:table-row>
        <table:table-row>
          <table:table-cell office:value="147" office:value-type="float"/>
          <table:table-cell office:value-type="string">
            <text:p>Pattern 16</text:p>
          </table:table-cell>
          <table:table-cell office:value="0.20294271518249482" office:value-type="float"/>
          <table:table-cell office:value="0.27821520627050417" office:value-type="float"/>
          <table:table-cell office:value="31.395893934014417" office:value-type="float"/>
          <table:table-cell office:value-type="string">
            <text:p>input/data_formal_20240530-1342/meme/AlwaysFlankLeft_20230206T111927/0.jpg</text:p>
          </table:table-cell>
          <table:table-cell office:value-type="string">
            <text:p>https://twitter.com/AlwaysFlankLeft/status/1622555565846151168</text:p>
          </table:table-cell>
        </table:table-row>
        <table:table-row>
          <table:table-cell office:value="148" office:value-type="float"/>
          <table:table-cell office:value-type="string">
            <text:p>Pattern 16</text:p>
          </table:table-cell>
          <table:table-cell office:value="0.21392554118429308" office:value-type="float"/>
          <table:table-cell office:value="0.2608220862152382" office:value-type="float"/>
          <table:table-cell office:value="26.786669971490642" office:value-type="float"/>
          <table:table-cell office:value-type="string">
            <text:p>input/data_formal_20240530-1342/meme/AlwaysFlankLeft_20230206T111935/0.jpg</text:p>
          </table:table-cell>
          <table:table-cell office:value-type="string">
            <text:p>https://twitter.com/AlwaysFlankLeft/status/1622555598989434882</text:p>
          </table:table-cell>
        </table:table-row>
        <table:table-row>
          <table:table-cell office:value="149" office:value-type="float"/>
          <table:table-cell office:value-type="string">
            <text:p>Pattern 34</text:p>
          </table:table-cell>
          <table:table-cell office:value="0.16516310465451076" office:value-type="float"/>
          <table:table-cell office:value="0.5481901667958571" office:value-type="float"/>
          <table:table-cell office:value="28.842366148788475" office:value-type="float"/>
          <table:table-cell office:value-type="string">
            <text:p>input/data_formal_20240530-1342/meme/AlwaysFlankLeft_20230206T111943/0.jpg</text:p>
          </table:table-cell>
          <table:table-cell office:value-type="string">
            <text:p>https://twitter.com/AlwaysFlankLeft/status/1622555632552361984</text:p>
          </table:table-cell>
        </table:table-row>
        <table:table-row>
          <table:table-cell office:value="150" office:value-type="float"/>
          <table:table-cell office:value-type="string">
            <text:p>Pattern 29</text:p>
          </table:table-cell>
          <table:table-cell office:value="0.43669011400975477" office:value-type="float"/>
          <table:table-cell office:value="0.43958140925195754" office:value-type="float"/>
          <table:table-cell office:value="25.211829313384122" office:value-type="float"/>
          <table:table-cell office:value-type="string">
            <text:p>input/data_formal_20240530-1342/meme/AlwaysFlankLeft_20230206T121426/0.jpg</text:p>
          </table:table-cell>
          <table:table-cell office:value-type="string">
            <text:p>https://twitter.com/AlwaysFlankLeft/status/1622569402154483714</text:p>
          </table:table-cell>
        </table:table-row>
        <table:table-row>
          <table:table-cell office:value="151" office:value-type="float"/>
          <table:table-cell office:value-type="string">
            <text:p>Pattern 33</text:p>
          </table:table-cell>
          <table:table-cell office:value="0.17870870132983507" office:value-type="float"/>
          <table:table-cell office:value="0.8059627874982689" office:value-type="float"/>
          <table:table-cell office:value="20.03796863122537" office:value-type="float"/>
          <table:table-cell office:value-type="string">
            <text:p>input/data_formal_20240530-1342/meme/AlwaysFlankLeft_20230206T121621/0.jpg</text:p>
          </table:table-cell>
          <table:table-cell office:value-type="string">
            <text:p>https://twitter.com/FolksDigital/status/1622578452770721793</text:p>
          </table:table-cell>
        </table:table-row>
        <table:table-row>
          <table:table-cell office:value="152" office:value-type="float"/>
          <table:table-cell office:value-type="string">
            <text:p>Pattern 16</text:p>
          </table:table-cell>
          <table:table-cell office:value="0.1516745842542183" office:value-type="float"/>
          <table:table-cell office:value="0.2796179980709965" office:value-type="float"/>
          <table:table-cell office:value="32.40083995498338" office:value-type="float"/>
          <table:table-cell office:value-type="string">
            <text:p>input/data_formal_20240530-1342/meme/AlwaysFlankLeft_20230206T143553/0.jpg</text:p>
          </table:table-cell>
          <table:table-cell office:value-type="string">
            <text:p>https://twitter.com/AlwaysFlankLeft/status/1622605002622529536</text:p>
          </table:table-cell>
        </table:table-row>
        <table:table-row>
          <table:table-cell office:value="153" office:value-type="float"/>
          <table:table-cell office:value-type="string">
            <text:p>Pattern 4</text:p>
          </table:table-cell>
          <table:table-cell office:value="0.2744993156364861" office:value-type="float"/>
          <table:table-cell office:value="0.8134296614018859" office:value-type="float"/>
          <table:table-cell office:value="28.377491489271364" office:value-type="float"/>
          <table:table-cell office:value-type="string">
            <text:p>input/data_formal_20240530-1342/meme/amagiccreations_20230315T203100/0.jpg</text:p>
          </table:table-cell>
          <table:table-cell office:value-type="string">
            <text:p>https://twitter.com/amagiccreations/status/1636102719965478913</text:p>
          </table:table-cell>
        </table:table-row>
        <table:table-row>
          <table:table-cell office:value="154" office:value-type="float"/>
          <table:table-cell office:value-type="string">
            <text:p>Pattern 45</text:p>
          </table:table-cell>
          <table:table-cell office:value="0.21244366149183214" office:value-type="float"/>
          <table:table-cell office:value="0.6759030821338036" office:value-type="float"/>
          <table:table-cell office:value="27.206221087030016" office:value-type="float"/>
          <table:table-cell office:value-type="string">
            <text:p>input/data_formal_20240530-1342/meme/AmanKhan0909_20230106T081528/0.jpg</text:p>
          </table:table-cell>
          <table:table-cell office:value-type="string">
            <text:p>https://twitter.com/AmanKhan0909/status/1611275242198175744</text:p>
          </table:table-cell>
        </table:table-row>
        <table:table-row>
          <table:table-cell office:value="155" office:value-type="float"/>
          <table:table-cell office:value-type="string">
            <text:p>Pattern 37</text:p>
          </table:table-cell>
          <table:table-cell office:value="0.7684510625928691" office:value-type="float"/>
          <table:table-cell office:value="0.4151638245001064" office:value-type="float"/>
          <table:table-cell office:value="25.48988642603934" office:value-type="float"/>
          <table:table-cell office:value-type="string">
            <text:p>input/data_formal_20240530-1342/meme/amcool777_20230202T043537/0.jpg</text:p>
          </table:table-cell>
          <table:table-cell office:value-type="string">
            <text:p>https://twitter.com/amcool777/status/1621004388658712577</text:p>
          </table:table-cell>
        </table:table-row>
        <table:table-row>
          <table:table-cell office:value="156" office:value-type="float"/>
          <table:table-cell office:value-type="string">
            <text:p>Pattern 29</text:p>
          </table:table-cell>
          <table:table-cell office:value="0.42095423995357684" office:value-type="float"/>
          <table:table-cell office:value="0.4205633496036911" office:value-type="float"/>
          <table:table-cell office:value="24.096051538229045" office:value-type="float"/>
          <table:table-cell office:value-type="string">
            <text:p>input/data_formal_20240530-1342/meme/amcool777_20230202T043537/1.jpg</text:p>
          </table:table-cell>
          <table:table-cell office:value-type="string">
            <text:p>https://twitter.com/amcool777/status/1621004388658712577</text:p>
          </table:table-cell>
        </table:table-row>
        <table:table-row>
          <table:table-cell office:value="157" office:value-type="float"/>
          <table:table-cell office:value-type="string">
            <text:p>Pattern 23</text:p>
          </table:table-cell>
          <table:table-cell office:value="0.23337805276658696" office:value-type="float"/>
          <table:table-cell office:value="0.3747784660289909" office:value-type="float"/>
          <table:table-cell office:value="32.564208102893005" office:value-type="float"/>
          <table:table-cell office:value-type="string">
            <text:p>input/data_formal_20240530-1342/meme/amcool777_20230202T043537/2.jpg</text:p>
          </table:table-cell>
          <table:table-cell office:value-type="string">
            <text:p>https://twitter.com/amcool777/status/1621004388658712577</text:p>
          </table:table-cell>
        </table:table-row>
        <table:table-row>
          <table:table-cell office:value="158" office:value-type="float"/>
          <table:table-cell office:value-type="string">
            <text:p>Pattern 15</text:p>
          </table:table-cell>
          <table:table-cell office:value="0.15361731110613241" office:value-type="float"/>
          <table:table-cell office:value="0.3453853293790702" office:value-type="float"/>
          <table:table-cell office:value="33.178289221518895" office:value-type="float"/>
          <table:table-cell office:value-type="string">
            <text:p>input/data_formal_20240530-1342/meme/AmirKahory_20230105T183739/0.jpg</text:p>
          </table:table-cell>
          <table:table-cell office:value-type="string">
            <text:p>https://twitter.com/Afraid_of_Four/status/1611278252244336640</text:p>
          </table:table-cell>
        </table:table-row>
        <table:table-row>
          <table:table-cell office:value="159" office:value-type="float"/>
          <table:table-cell office:value-type="string">
            <text:p>Pattern 9</text:p>
          </table:table-cell>
          <table:table-cell office:value="0.17044336058473952" office:value-type="float"/>
          <table:table-cell office:value="0.022806528278446758" office:value-type="float"/>
          <table:table-cell office:value="10.169438228278283" office:value-type="float"/>
          <table:table-cell office:value-type="string">
            <text:p>input/data_formal_20240530-1342/meme/AmitRathoredu_20230106T074728/0.jpg</text:p>
          </table:table-cell>
          <table:table-cell office:value-type="string">
            <text:p>https://twitter.com/AmitRathoredu/status/1611268197621334017</text:p>
          </table:table-cell>
        </table:table-row>
        <table:table-row>
          <table:table-cell office:value="160" office:value-type="float"/>
          <table:table-cell office:value-type="string">
            <text:p>Pattern 15</text:p>
          </table:table-cell>
          <table:table-cell office:value="0.2961666701469741" office:value-type="float"/>
          <table:table-cell office:value="0.3690158612301766" office:value-type="float"/>
          <table:table-cell office:value="31.482553287711134" office:value-type="float"/>
          <table:table-cell office:value-type="string">
            <text:p>input/data_formal_20240530-1342/meme/ampmob_20230403T221259/0.jpg</text:p>
          </table:table-cell>
          <table:table-cell office:value-type="string">
            <text:p>https://twitter.com/ampmob/status/1643013753418514433</text:p>
          </table:table-cell>
        </table:table-row>
        <table:table-row>
          <table:table-cell office:value="161" office:value-type="float"/>
          <table:table-cell office:value-type="string">
            <text:p>Pattern 20</text:p>
          </table:table-cell>
          <table:table-cell office:value="0.4885942993082776" office:value-type="float"/>
          <table:table-cell office:value="0.3559814763226089" office:value-type="float"/>
          <table:table-cell office:value="31.02249748787253" office:value-type="float"/>
          <table:table-cell office:value-type="string">
            <text:p>input/data_formal_20240530-1342/meme/AndrejsHmelovs_20230321T165306/0.jpg</text:p>
          </table:table-cell>
          <table:table-cell office:value-type="string">
            <text:p>https://twitter.com/CummingLegend/status/1638597015067131916</text:p>
          </table:table-cell>
        </table:table-row>
        <table:table-row>
          <table:table-cell office:value="162" office:value-type="float"/>
          <table:table-cell office:value-type="string">
            <text:p>Pattern 26</text:p>
          </table:table-cell>
          <table:table-cell office:value="0.56482991294674" office:value-type="float"/>
          <table:table-cell office:value="0.3985481041082747" office:value-type="float"/>
          <table:table-cell office:value="27.583795475643534" office:value-type="float"/>
          <table:table-cell office:value-type="string">
            <text:p>input/data_formal_20240530-1342/meme/AndreyMitchell__20230107T221154/0.jpg</text:p>
          </table:table-cell>
          <table:table-cell office:value-type="string">
            <text:p>https://twitter.com/AndreyMitchell_/status/1611848124946849792</text:p>
          </table:table-cell>
        </table:table-row>
        <table:table-row>
          <table:table-cell office:value="163" office:value-type="float"/>
          <table:table-cell office:value-type="string">
            <text:p>Pattern 43</text:p>
          </table:table-cell>
          <table:table-cell office:value="0.49682824790784647" office:value-type="float"/>
          <table:table-cell office:value="0.5467371903547036" office:value-type="float"/>
          <table:table-cell office:value="29.093822924414223" office:value-type="float"/>
          <table:table-cell office:value-type="string">
            <text:p>input/data_formal_20240530-1342/meme/androidcats_20230106T044019/0.jpg</text:p>
          </table:table-cell>
          <table:table-cell office:value-type="string">
            <text:p>https://twitter.com/1blogjp/status/1611248885787398146</text:p>
          </table:table-cell>
        </table:table-row>
        <table:table-row>
          <table:table-cell office:value="164" office:value-type="float"/>
          <table:table-cell office:value-type="string">
            <text:p>Pattern 4</text:p>
          </table:table-cell>
          <table:table-cell office:value="0.20308853805990865" office:value-type="float"/>
          <table:table-cell office:value="0.7694813251227832" office:value-type="float"/>
          <table:table-cell office:value="24.297623020861277" office:value-type="float"/>
          <table:table-cell office:value-type="string">
            <text:p>input/data_formal_20240530-1342/meme/Andweart_20230206T151937/0.jpg</text:p>
          </table:table-cell>
          <table:table-cell office:value-type="string">
            <text:p>https://twitter.com/Andweart/status/1622616008224829441</text:p>
          </table:table-cell>
        </table:table-row>
        <table:table-row>
          <table:table-cell office:value="165" office:value-type="float"/>
          <table:table-cell office:value-type="string">
            <text:p>Pattern 5</text:p>
          </table:table-cell>
          <table:table-cell office:value="0.48389574801982" office:value-type="float"/>
          <table:table-cell office:value="0.3737020251007544" office:value-type="float"/>
          <table:table-cell office:value="32.18706521500296" office:value-type="float"/>
          <table:table-cell office:value-type="string">
            <text:p>input/data_formal_20240530-1342/meme/Anhedonia616_20230123T155924/0.jpg</text:p>
          </table:table-cell>
          <table:table-cell office:value-type="string">
            <text:p>https://twitter.com/Anhedonia616/status/1617552588655808513</text:p>
          </table:table-cell>
        </table:table-row>
        <table:table-row>
          <table:table-cell office:value="166" office:value-type="float"/>
          <table:table-cell office:value-type="string">
            <text:p>Pattern 14</text:p>
          </table:table-cell>
          <table:table-cell office:value="0.334977128110184" office:value-type="float"/>
          <table:table-cell office:value="0.6791590812535229" office:value-type="float"/>
          <table:table-cell office:value="31.10048753197462" office:value-type="float"/>
          <table:table-cell office:value-type="string">
            <text:p>input/data_formal_20240530-1342/meme/Animemes_san_20221227T235124/0.jpg</text:p>
          </table:table-cell>
          <table:table-cell office:value-type="string">
            <text:p>https://twitter.com/Animemes_san/status/1607886899129065472</text:p>
          </table:table-cell>
        </table:table-row>
        <table:table-row>
          <table:table-cell office:value="167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Animemes_san_20221228T025151/0.jpg</text:p>
          </table:table-cell>
          <table:table-cell office:value-type="string">
            <text:p>https://twitter.com/Animemes_san/status/1607932310619299843</text:p>
          </table:table-cell>
        </table:table-row>
        <table:table-row>
          <table:table-cell office:value="168" office:value-type="float"/>
          <table:table-cell office:value-type="string">
            <text:p>Pattern 14</text:p>
          </table:table-cell>
          <table:table-cell office:value="0.35437944486043477" office:value-type="float"/>
          <table:table-cell office:value="0.8016076288891982" office:value-type="float"/>
          <table:table-cell office:value="25.90551140958651" office:value-type="float"/>
          <table:table-cell office:value-type="string">
            <text:p>input/data_formal_20240530-1342/meme/Animemes_san_20221228T055149/0.jpg</text:p>
          </table:table-cell>
          <table:table-cell office:value-type="string">
            <text:p>https://twitter.com/Animemes_san/status/1607977601695375360</text:p>
          </table:table-cell>
        </table:table-row>
        <table:table-row>
          <table:table-cell office:value="169" office:value-type="float"/>
          <table:table-cell office:value-type="string">
            <text:p>Pattern 49</text:p>
          </table:table-cell>
          <table:table-cell office:value="0.42095197228260267" office:value-type="float"/>
          <table:table-cell office:value="0.8604193716048878" office:value-type="float"/>
          <table:table-cell office:value="26.327432854869606" office:value-type="float"/>
          <table:table-cell office:value-type="string">
            <text:p>input/data_formal_20240530-1342/meme/Animemes_san_20221228T065134/0.jpg</text:p>
          </table:table-cell>
          <table:table-cell office:value-type="string">
            <text:p>https://twitter.com/Animemes_san/status/1607992636463251456</text:p>
          </table:table-cell>
        </table:table-row>
        <table:table-row>
          <table:table-cell office:value="170" office:value-type="float"/>
          <table:table-cell office:value-type="string">
            <text:p>Pattern 14</text:p>
          </table:table-cell>
          <table:table-cell office:value="0.4338996931335822" office:value-type="float"/>
          <table:table-cell office:value="0.8464813105351947" office:value-type="float"/>
          <table:table-cell office:value="23.43539891834967" office:value-type="float"/>
          <table:table-cell office:value-type="string">
            <text:p>input/data_formal_20240530-1342/meme/Animemes_san_20230105T115154/0.jpg</text:p>
          </table:table-cell>
          <table:table-cell office:value-type="string">
            <text:p>https://twitter.com/Animemes_san/status/1610967321144614913</text:p>
          </table:table-cell>
        </table:table-row>
        <table:table-row>
          <table:table-cell office:value="171" office:value-type="float"/>
          <table:table-cell office:value-type="string">
            <text:p>Pattern 14</text:p>
          </table:table-cell>
          <table:table-cell office:value="0.2793108257289568" office:value-type="float"/>
          <table:table-cell office:value="0.8666038299736182" office:value-type="float"/>
          <table:table-cell office:value="23.379882918537522" office:value-type="float"/>
          <table:table-cell office:value-type="string">
            <text:p>input/data_formal_20240530-1342/meme/Animemes_san_20230105T115157/0.jpg</text:p>
          </table:table-cell>
          <table:table-cell office:value-type="string">
            <text:p>https://twitter.com/Animemes_san/status/1610967332645371904</text:p>
          </table:table-cell>
        </table:table-row>
        <table:table-row>
          <table:table-cell office:value="172" office:value-type="float"/>
          <table:table-cell office:value-type="string">
            <text:p>Pattern 14</text:p>
          </table:table-cell>
          <table:table-cell office:value="0.42552861431983946" office:value-type="float"/>
          <table:table-cell office:value="0.8521552665128328" office:value-type="float"/>
          <table:table-cell office:value="22.850103174997734" office:value-type="float"/>
          <table:table-cell office:value-type="string">
            <text:p>input/data_formal_20240530-1342/meme/Animemes_san_20230106T045143/0.jpg</text:p>
          </table:table-cell>
          <table:table-cell office:value-type="string">
            <text:p>https://twitter.com/Animemes_san/status/1611223967695527936</text:p>
          </table:table-cell>
        </table:table-row>
        <table:table-row>
          <table:table-cell office:value="173" office:value-type="float"/>
          <table:table-cell office:value-type="string">
            <text:p>Pattern 14</text:p>
          </table:table-cell>
          <table:table-cell office:value="0.503576518940785" office:value-type="float"/>
          <table:table-cell office:value="0.7321660520683104" office:value-type="float"/>
          <table:table-cell office:value="26.980567116022304" office:value-type="float"/>
          <table:table-cell office:value-type="string">
            <text:p>input/data_formal_20240530-1342/meme/Animemes_san_20230106T045146/0.jpg</text:p>
          </table:table-cell>
          <table:table-cell office:value-type="string">
            <text:p>https://twitter.com/Animemes_san/status/1611223977942290433</text:p>
          </table:table-cell>
        </table:table-row>
        <table:table-row>
          <table:table-cell office:value="174" office:value-type="float"/>
          <table:table-cell office:value-type="string">
            <text:p>Pattern 34</text:p>
          </table:table-cell>
          <table:table-cell office:value="0.1475165030931721" office:value-type="float"/>
          <table:table-cell office:value="0.6631672228471299" office:value-type="float"/>
          <table:table-cell office:value="29.483967430291887" office:value-type="float"/>
          <table:table-cell office:value-type="string">
            <text:p>input/data_formal_20240530-1342/meme/Animemes_san_20230106T065126/0.jpg</text:p>
          </table:table-cell>
          <table:table-cell office:value-type="string">
            <text:p>https://twitter.com/Animemes_san/status/1611254092914982915</text:p>
          </table:table-cell>
        </table:table-row>
        <table:table-row>
          <table:table-cell office:value="175" office:value-type="float"/>
          <table:table-cell office:value-type="string">
            <text:p>Pattern 49</text:p>
          </table:table-cell>
          <table:table-cell office:value="0.4258244711549605" office:value-type="float"/>
          <table:table-cell office:value="0.6693071777019346" office:value-type="float"/>
          <table:table-cell office:value="29.6363795077393" office:value-type="float"/>
          <table:table-cell office:value-type="string">
            <text:p>input/data_formal_20240530-1342/meme/Animemes_san_20230106T085141/0.jpg</text:p>
          </table:table-cell>
          <table:table-cell office:value-type="string">
            <text:p>https://twitter.com/Animemes_san/status/1611284356781293569</text:p>
          </table:table-cell>
        </table:table-row>
        <table:table-row>
          <table:table-cell office:value="176" office:value-type="float"/>
          <table:table-cell office:value-type="string">
            <text:p>Pattern 14</text:p>
          </table:table-cell>
          <table:table-cell office:value="0.4245058375067376" office:value-type="float"/>
          <table:table-cell office:value="0.8109789372730392" office:value-type="float"/>
          <table:table-cell office:value="22.186730479226544" office:value-type="float"/>
          <table:table-cell office:value-type="string">
            <text:p>input/data_formal_20240530-1342/meme/Animemes_san_20230111T195155/0.jpg</text:p>
          </table:table-cell>
          <table:table-cell office:value-type="string">
            <text:p>https://twitter.com/firebrantt/status/1613296706044542977</text:p>
          </table:table-cell>
        </table:table-row>
        <table:table-row>
          <table:table-cell office:value="177" office:value-type="float"/>
          <table:table-cell office:value-type="string">
            <text:p>Pattern 24</text:p>
          </table:table-cell>
          <table:table-cell office:value="0.39944719598728373" office:value-type="float"/>
          <table:table-cell office:value="0.8438067974757506" office:value-type="float"/>
          <table:table-cell office:value="26.856710576322953" office:value-type="float"/>
          <table:table-cell office:value-type="string">
            <text:p>input/data_formal_20240530-1342/meme/Animemes_san_20230201T225228/0.jpg</text:p>
          </table:table-cell>
          <table:table-cell office:value-type="string">
            <text:p>https://twitter.com/Animemes_san/status/1620918029293854721</text:p>
          </table:table-cell>
        </table:table-row>
        <table:table-row>
          <table:table-cell office:value="178" office:value-type="float"/>
          <table:table-cell office:value-type="string">
            <text:p>Pattern 31</text:p>
          </table:table-cell>
          <table:table-cell office:value="0.0785301255766157" office:value-type="float"/>
          <table:table-cell office:value="0.44850100607768245" office:value-type="float"/>
          <table:table-cell office:value="21.319754486247195" office:value-type="float"/>
          <table:table-cell office:value-type="string">
            <text:p>input/data_formal_20240530-1342/meme/Animemes_san_20230202T025137/0.jpg</text:p>
          </table:table-cell>
          <table:table-cell office:value-type="string">
            <text:p>https://twitter.com/Animemes_san/status/1620978214389653504</text:p>
          </table:table-cell>
        </table:table-row>
        <table:table-row>
          <table:table-cell office:value="179" office:value-type="float"/>
          <table:table-cell office:value-type="string">
            <text:p>Pattern 49</text:p>
          </table:table-cell>
          <table:table-cell office:value="0.5443574754755405" office:value-type="float"/>
          <table:table-cell office:value="0.705889008986038" office:value-type="float"/>
          <table:table-cell office:value="22.590025949266156" office:value-type="float"/>
          <table:table-cell office:value-type="string">
            <text:p>input/data_formal_20240530-1342/meme/Animemes_san_20230202T045204/0.jpg</text:p>
          </table:table-cell>
          <table:table-cell office:value-type="string">
            <text:p>https://twitter.com/Animemes_san/status/1621008527274680327</text:p>
          </table:table-cell>
        </table:table-row>
        <table:table-row>
          <table:table-cell office:value="180" office:value-type="float"/>
          <table:table-cell office:value-type="string">
            <text:p>Pattern 49</text:p>
          </table:table-cell>
          <table:table-cell office:value="0.4822368972385722" office:value-type="float"/>
          <table:table-cell office:value="0.823327404320888" office:value-type="float"/>
          <table:table-cell office:value="21.143214393983875" office:value-type="float"/>
          <table:table-cell office:value-type="string">
            <text:p>input/data_formal_20240530-1342/meme/Animemes_san_20230202T045213/0.jpg</text:p>
          </table:table-cell>
          <table:table-cell office:value-type="string">
            <text:p>https://twitter.com/Animemes_san/status/1621008566705324032</text:p>
          </table:table-cell>
        </table:table-row>
        <table:table-row>
          <table:table-cell office:value="181" office:value-type="float"/>
          <table:table-cell office:value-type="string">
            <text:p>Pattern 12</text:p>
          </table:table-cell>
          <table:table-cell office:value="0.21498893891560344" office:value-type="float"/>
          <table:table-cell office:value="0.9240769178856139" office:value-type="float"/>
          <table:table-cell office:value="22.746560159287963" office:value-type="float"/>
          <table:table-cell office:value-type="string">
            <text:p>input/data_formal_20240530-1342/meme/Animemes_san_20230206T105155/0.jpg</text:p>
          </table:table-cell>
          <table:table-cell office:value-type="string">
            <text:p>https://twitter.com/Animemes_san/status/1622548636759359489</text:p>
          </table:table-cell>
        </table:table-row>
        <table:table-row>
          <table:table-cell office:value="182" office:value-type="float"/>
          <table:table-cell office:value-type="string">
            <text:p>Pattern 34</text:p>
          </table:table-cell>
          <table:table-cell office:value="0.2251329306217411" office:value-type="float"/>
          <table:table-cell office:value="0.7616238850932259" office:value-type="float"/>
          <table:table-cell office:value="25.25873963631328" office:value-type="float"/>
          <table:table-cell office:value-type="string">
            <text:p>input/data_formal_20240530-1342/meme/Animemes_san_20230206T125159/0.jpg</text:p>
          </table:table-cell>
          <table:table-cell office:value-type="string">
            <text:p>https://twitter.com/Animemes_san/status/1622578856002523136</text:p>
          </table:table-cell>
        </table:table-row>
        <table:table-row>
          <table:table-cell office:value="183" office:value-type="float"/>
          <table:table-cell office:value-type="string">
            <text:p>Pattern 14</text:p>
          </table:table-cell>
          <table:table-cell office:value="0.45141173104730214" office:value-type="float"/>
          <table:table-cell office:value="0.8016740247378205" office:value-type="float"/>
          <table:table-cell office:value="24.422906641194793" office:value-type="float"/>
          <table:table-cell office:value-type="string">
            <text:p>input/data_formal_20240530-1342/meme/Animemes_san_20230206T135145/0.jpg</text:p>
          </table:table-cell>
          <table:table-cell office:value-type="string">
            <text:p>https://twitter.com/Animemes_san/status/1622593896227151878</text:p>
          </table:table-cell>
        </table:table-row>
        <table:table-row>
          <table:table-cell office:value="184" office:value-type="float"/>
          <table:table-cell office:value-type="string">
            <text:p>Pattern 1</text:p>
          </table:table-cell>
          <table:table-cell office:value="0.27935239707905507" office:value-type="float"/>
          <table:table-cell office:value="0.6484773890966746" office:value-type="float"/>
          <table:table-cell office:value="29.020136134127345" office:value-type="float"/>
          <table:table-cell office:value-type="string">
            <text:p>input/data_formal_20240530-1342/meme/Animemes_san_20230206T155148/0.jpg</text:p>
          </table:table-cell>
          <table:table-cell office:value-type="string">
            <text:p>https://twitter.com/Animemes_san/status/1622624104519028738</text:p>
          </table:table-cell>
        </table:table-row>
        <table:table-row>
          <table:table-cell office:value="185" office:value-type="float"/>
          <table:table-cell office:value-type="string">
            <text:p>Pattern 11</text:p>
          </table:table-cell>
          <table:table-cell office:value="0.7180340753086321" office:value-type="float"/>
          <table:table-cell office:value="0.4671996083686834" office:value-type="float"/>
          <table:table-cell office:value="25.199987213359496" office:value-type="float"/>
          <table:table-cell office:value-type="string">
            <text:p>input/data_formal_20240530-1342/meme/Animemes_san_20230323T035130/0.jpg</text:p>
          </table:table-cell>
          <table:table-cell office:value-type="string">
            <text:p>https://twitter.com/Animemes_san/status/1638750292358631426</text:p>
          </table:table-cell>
        </table:table-row>
        <table:table-row>
          <table:table-cell office:value="186" office:value-type="float"/>
          <table:table-cell office:value-type="string">
            <text:p>Pattern 48</text:p>
          </table:table-cell>
          <table:table-cell office:value="0.26108138014043736" office:value-type="float"/>
          <table:table-cell office:value="0.6515715794464227" office:value-type="float"/>
          <table:table-cell office:value="24.891526278182354" office:value-type="float"/>
          <table:table-cell office:value-type="string">
            <text:p>input/data_formal_20240530-1342/meme/animepowers123_20230206T145453/0.jpg</text:p>
          </table:table-cell>
          <table:table-cell office:value-type="string">
            <text:p>https://twitter.com/animepowers123/status/1622609782959124480</text:p>
          </table:table-cell>
        </table:table-row>
        <table:table-row>
          <table:table-cell office:value="187" office:value-type="float"/>
          <table:table-cell office:value-type="string">
            <text:p>Pattern 24</text:p>
          </table:table-cell>
          <table:table-cell office:value="0.29935722297480605" office:value-type="float"/>
          <table:table-cell office:value="0.8598514199915657" office:value-type="float"/>
          <table:table-cell office:value="18.340147155517208" office:value-type="float"/>
          <table:table-cell office:value-type="string">
            <text:p>input/data_formal_20240530-1342/meme/animes_666_20230126T165238/0.jpg</text:p>
          </table:table-cell>
          <table:table-cell office:value-type="string">
            <text:p>https://twitter.com/animes_666/status/1618653148595523585</text:p>
          </table:table-cell>
        </table:table-row>
        <table:table-row>
          <table:table-cell office:value="188" office:value-type="float"/>
          <table:table-cell office:value-type="string">
            <text:p>Pattern 24</text:p>
          </table:table-cell>
          <table:table-cell office:value="0.37547572084646613" office:value-type="float"/>
          <table:table-cell office:value="0.8175624231449548" office:value-type="float"/>
          <table:table-cell office:value="22.63252880107188" office:value-type="float"/>
          <table:table-cell office:value-type="string">
            <text:p>input/data_formal_20240530-1342/meme/animes_666_20230126T165616/0.jpg</text:p>
          </table:table-cell>
          <table:table-cell office:value-type="string">
            <text:p>https://twitter.com/animes_666/status/1618654061473202181</text:p>
          </table:table-cell>
        </table:table-row>
        <table:table-row>
          <table:table-cell office:value="189" office:value-type="float"/>
          <table:table-cell office:value-type="string">
            <text:p>Pattern 2</text:p>
          </table:table-cell>
          <table:table-cell office:value="0.5731299599479789" office:value-type="float"/>
          <table:table-cell office:value="0.5339049754973992" office:value-type="float"/>
          <table:table-cell office:value="26.505258733995284" office:value-type="float"/>
          <table:table-cell office:value-type="string">
            <text:p>input/data_formal_20240530-1342/meme/animes_666_20230126T170228/0.jpg</text:p>
          </table:table-cell>
          <table:table-cell office:value-type="string">
            <text:p>https://twitter.com/animes_666/status/1618655624237305856</text:p>
          </table:table-cell>
        </table:table-row>
        <table:table-row>
          <table:table-cell office:value="190" office:value-type="float"/>
          <table:table-cell office:value-type="string">
            <text:p>Pattern 34</text:p>
          </table:table-cell>
          <table:table-cell office:value="0.38307174080487727" office:value-type="float"/>
          <table:table-cell office:value="0.7936372679270287" office:value-type="float"/>
          <table:table-cell office:value="23.406634888374594" office:value-type="float"/>
          <table:table-cell office:value-type="string">
            <text:p>input/data_formal_20240530-1342/meme/animes_666_20230126T170501/0.jpg</text:p>
          </table:table-cell>
          <table:table-cell office:value-type="string">
            <text:p>https://twitter.com/animes_666/status/1618656264736903169</text:p>
          </table:table-cell>
        </table:table-row>
        <table:table-row>
          <table:table-cell office:value="191" office:value-type="float"/>
          <table:table-cell office:value-type="string">
            <text:p>Pattern 41</text:p>
          </table:table-cell>
          <table:table-cell office:value="0.34468929635015016" office:value-type="float"/>
          <table:table-cell office:value="0.771249454588353" office:value-type="float"/>
          <table:table-cell office:value="29.34125010572168" office:value-type="float"/>
          <table:table-cell office:value-type="string">
            <text:p>input/data_formal_20240530-1342/meme/AnimIllus_20230315T215834/0.jpg</text:p>
          </table:table-cell>
          <table:table-cell office:value-type="string">
            <text:p>https://twitter.com/AnimIllus/status/1636124755647516673</text:p>
          </table:table-cell>
        </table:table-row>
        <table:table-row>
          <table:table-cell office:value="192" office:value-type="float"/>
          <table:table-cell office:value-type="string">
            <text:p>Pattern 37</text:p>
          </table:table-cell>
          <table:table-cell office:value="0.8041789414790407" office:value-type="float"/>
          <table:table-cell office:value="0.3714075846396127" office:value-type="float"/>
          <table:table-cell office:value="25.28746991970142" office:value-type="float"/>
          <table:table-cell office:value-type="string">
            <text:p>input/data_formal_20240530-1342/meme/ankit7138_20230106T070849/0.jpg</text:p>
          </table:table-cell>
          <table:table-cell office:value-type="string">
            <text:p>https://twitter.com/ankit7138/status/1611258468823859205</text:p>
          </table:table-cell>
        </table:table-row>
        <table:table-row>
          <table:table-cell office:value="193" office:value-type="float"/>
          <table:table-cell office:value-type="string">
            <text:p>Pattern 25</text:p>
          </table:table-cell>
          <table:table-cell office:value="0.6111259066288863" office:value-type="float"/>
          <table:table-cell office:value="0.34712298595073543" office:value-type="float"/>
          <table:table-cell office:value="22.1220209866519" office:value-type="float"/>
          <table:table-cell office:value-type="string">
            <text:p>input/data_formal_20240530-1342/meme/ankitkomarr_20230206T133608/0.jpg</text:p>
          </table:table-cell>
          <table:table-cell office:value-type="string">
            <text:p>https://twitter.com/ankitkomarr/status/1622589964050649089</text:p>
          </table:table-cell>
        </table:table-row>
        <table:table-row>
          <table:table-cell office:value="194" office:value-type="float"/>
          <table:table-cell office:value-type="string">
            <text:p>Pattern 41</text:p>
          </table:table-cell>
          <table:table-cell office:value="0.1717825065575433" office:value-type="float"/>
          <table:table-cell office:value="0.5783953002914001" office:value-type="float"/>
          <table:table-cell office:value="28.12885376426817" office:value-type="float"/>
          <table:table-cell office:value-type="string">
            <text:p>input/data_formal_20240530-1342/meme/AnnaYod89596386_20221228T041815/0.jpg</text:p>
          </table:table-cell>
          <table:table-cell office:value-type="string">
            <text:p>https://twitter.com/AnnaYod89596386/status/1607954055325786112</text:p>
          </table:table-cell>
        </table:table-row>
        <table:table-row>
          <table:table-cell office:value="195" office:value-type="float"/>
          <table:table-cell office:value-type="string">
            <text:p>Pattern 41</text:p>
          </table:table-cell>
          <table:table-cell office:value="0.25935237084568613" office:value-type="float"/>
          <table:table-cell office:value="0.4355179843605149" office:value-type="float"/>
          <table:table-cell office:value="34.06957028285468" office:value-type="float"/>
          <table:table-cell office:value-type="string">
            <text:p>input/data_formal_20240530-1342/meme/AnnaYod89596386_20221228T041908/0.jpg</text:p>
          </table:table-cell>
          <table:table-cell office:value-type="string">
            <text:p>https://twitter.com/AnnaYod89596386/status/1607954275761627137</text:p>
          </table:table-cell>
        </table:table-row>
        <table:table-row>
          <table:table-cell office:value="196" office:value-type="float"/>
          <table:table-cell office:value-type="string">
            <text:p>Pattern 41</text:p>
          </table:table-cell>
          <table:table-cell office:value="0.22866807490576035" office:value-type="float"/>
          <table:table-cell office:value="0.5461100031350556" office:value-type="float"/>
          <table:table-cell office:value="31.62047827067919" office:value-type="float"/>
          <table:table-cell office:value-type="string">
            <text:p>input/data_formal_20240530-1342/meme/AnnaYod89596386_20221228T042013/0.jpg</text:p>
          </table:table-cell>
          <table:table-cell office:value-type="string">
            <text:p>https://twitter.com/AnnaYod89596386/status/1607954547279859714</text:p>
          </table:table-cell>
        </table:table-row>
        <table:table-row>
          <table:table-cell office:value="197" office:value-type="float"/>
          <table:table-cell office:value-type="string">
            <text:p>Pattern 41</text:p>
          </table:table-cell>
          <table:table-cell office:value="0.28596761046814645" office:value-type="float"/>
          <table:table-cell office:value="0.5541240902436751" office:value-type="float"/>
          <table:table-cell office:value="34.46961573200688" office:value-type="float"/>
          <table:table-cell office:value-type="string">
            <text:p>input/data_formal_20240530-1342/meme/AnnaYod89596386_20221228T042146/0.jpg</text:p>
          </table:table-cell>
          <table:table-cell office:value-type="string">
            <text:p>https://twitter.com/AnnaYod89596386/status/1607954937455210496</text:p>
          </table:table-cell>
        </table:table-row>
        <table:table-row>
          <table:table-cell office:value="198" office:value-type="float"/>
          <table:table-cell office:value-type="string">
            <text:p>Pattern 8</text:p>
          </table:table-cell>
          <table:table-cell office:value="0.18376432900004486" office:value-type="float"/>
          <table:table-cell office:value="0.37479507979095283" office:value-type="float"/>
          <table:table-cell office:value="34.07715240579446" office:value-type="float"/>
          <table:table-cell office:value-type="string">
            <text:p>input/data_formal_20240530-1342/meme/AnnaYod89596386_20221228T042232/0.jpg</text:p>
          </table:table-cell>
          <table:table-cell office:value-type="string">
            <text:p>https://twitter.com/AnnaYod89596386/status/1607955130585841665</text:p>
          </table:table-cell>
        </table:table-row>
        <table:table-row>
          <table:table-cell office:value="199" office:value-type="float"/>
          <table:table-cell office:value-type="string">
            <text:p>Pattern 16</text:p>
          </table:table-cell>
          <table:table-cell office:value="0.21681573669695778" office:value-type="float"/>
          <table:table-cell office:value="0.32673025328630523" office:value-type="float"/>
          <table:table-cell office:value="32.54489898232597" office:value-type="float"/>
          <table:table-cell office:value-type="string">
            <text:p>input/data_formal_20240530-1342/meme/AnnaYod89596386_20221228T042308/0.jpg</text:p>
          </table:table-cell>
          <table:table-cell office:value-type="string">
            <text:p>https://twitter.com/AnnaYod89596386/status/1607955284105764864</text:p>
          </table:table-cell>
        </table:table-row>
        <table:table-row>
          <table:table-cell office:value="200" office:value-type="float"/>
          <table:table-cell office:value-type="string">
            <text:p>Pattern 41</text:p>
          </table:table-cell>
          <table:table-cell office:value="0.19243904036071718" office:value-type="float"/>
          <table:table-cell office:value="0.6189668119244536" office:value-type="float"/>
          <table:table-cell office:value="28.23458965106835" office:value-type="float"/>
          <table:table-cell office:value-type="string">
            <text:p>input/data_formal_20240530-1342/meme/AnnaYod89596386_20221228T042345/0.jpg</text:p>
          </table:table-cell>
          <table:table-cell office:value-type="string">
            <text:p>https://twitter.com/AnnaYod89596386/status/1607955439513124864</text:p>
          </table:table-cell>
        </table:table-row>
        <table:table-row>
          <table:table-cell office:value="201" office:value-type="float"/>
          <table:table-cell office:value-type="string">
            <text:p>Pattern 19</text:p>
          </table:table-cell>
          <table:table-cell office:value="0.38656909046681776" office:value-type="float"/>
          <table:table-cell office:value="0.6663504500082947" office:value-type="float"/>
          <table:table-cell office:value="27.244773722621776" office:value-type="float"/>
          <table:table-cell office:value-type="string">
            <text:p>input/data_formal_20240530-1342/meme/AnnaYod89596386_20221228T042503/0.jpg</text:p>
          </table:table-cell>
          <table:table-cell office:value-type="string">
            <text:p>https://twitter.com/AnnaYod89596386/status/1607955766073245696</text:p>
          </table:table-cell>
        </table:table-row>
        <table:table-row>
          <table:table-cell office:value="202" office:value-type="float"/>
          <table:table-cell office:value-type="string">
            <text:p>Pattern 16</text:p>
          </table:table-cell>
          <table:table-cell office:value="0.21875334942504743" office:value-type="float"/>
          <table:table-cell office:value="0.4667582378280362" office:value-type="float"/>
          <table:table-cell office:value="31.3598962185764" office:value-type="float"/>
          <table:table-cell office:value-type="string">
            <text:p>input/data_formal_20240530-1342/meme/AnnaYod89596386_20221228T042532/0.jpg</text:p>
          </table:table-cell>
          <table:table-cell office:value-type="string">
            <text:p>https://twitter.com/AnnaYod89596386/status/1607955888131678208</text:p>
          </table:table-cell>
        </table:table-row>
        <table:table-row>
          <table:table-cell office:value="203" office:value-type="float"/>
          <table:table-cell office:value-type="string">
            <text:p>Pattern 41</text:p>
          </table:table-cell>
          <table:table-cell office:value="0.1902241986433201" office:value-type="float"/>
          <table:table-cell office:value="0.5912872591280436" office:value-type="float"/>
          <table:table-cell office:value="30.701136526921925" office:value-type="float"/>
          <table:table-cell office:value-type="string">
            <text:p>input/data_formal_20240530-1342/meme/AnnaYod89596386_20221228T042624/0.jpg</text:p>
          </table:table-cell>
          <table:table-cell office:value-type="string">
            <text:p>https://twitter.com/AnnaYod89596386/status/1607956106319372289</text:p>
          </table:table-cell>
        </table:table-row>
        <table:table-row>
          <table:table-cell office:value="204" office:value-type="float"/>
          <table:table-cell office:value-type="string">
            <text:p>Pattern 41</text:p>
          </table:table-cell>
          <table:table-cell office:value="0.21149559678141233" office:value-type="float"/>
          <table:table-cell office:value="0.5588634296652328" office:value-type="float"/>
          <table:table-cell office:value="29.698120964282683" office:value-type="float"/>
          <table:table-cell office:value-type="string">
            <text:p>input/data_formal_20240530-1342/meme/AnnaYod89596386_20221228T042747/0.jpg</text:p>
          </table:table-cell>
          <table:table-cell office:value-type="string">
            <text:p>https://twitter.com/AnnaYod89596386/status/1607956455105208322</text:p>
          </table:table-cell>
        </table:table-row>
        <table:table-row>
          <table:table-cell office:value="205" office:value-type="float"/>
          <table:table-cell office:value-type="string">
            <text:p>Pattern 19</text:p>
          </table:table-cell>
          <table:table-cell office:value="0.4228822811024731" office:value-type="float"/>
          <table:table-cell office:value="0.7460837866144938" office:value-type="float"/>
          <table:table-cell office:value="28.069751281257858" office:value-type="float"/>
          <table:table-cell office:value-type="string">
            <text:p>input/data_formal_20240530-1342/meme/AnnaYod89596386_20221228T042834/0.jpg</text:p>
          </table:table-cell>
          <table:table-cell office:value-type="string">
            <text:p>https://twitter.com/AnnaYod89596386/status/1607956652338053126</text:p>
          </table:table-cell>
        </table:table-row>
        <table:table-row>
          <table:table-cell office:value="206" office:value-type="float"/>
          <table:table-cell office:value-type="string">
            <text:p>Pattern 16</text:p>
          </table:table-cell>
          <table:table-cell office:value="0.22548374136861432" office:value-type="float"/>
          <table:table-cell office:value="0.4912472096587001" office:value-type="float"/>
          <table:table-cell office:value="32.33095075789862" office:value-type="float"/>
          <table:table-cell office:value-type="string">
            <text:p>input/data_formal_20240530-1342/meme/AnnaYod89596386_20221228T042915/0.jpg</text:p>
          </table:table-cell>
          <table:table-cell office:value-type="string">
            <text:p>https://twitter.com/AnnaYod89596386/status/1607956822744342529</text:p>
          </table:table-cell>
        </table:table-row>
        <table:table-row>
          <table:table-cell office:value="207" office:value-type="float"/>
          <table:table-cell office:value-type="string">
            <text:p>Pattern 45</text:p>
          </table:table-cell>
          <table:table-cell office:value="0.2627988916130565" office:value-type="float"/>
          <table:table-cell office:value="0.4940458375848439" office:value-type="float"/>
          <table:table-cell office:value="31.878407960163816" office:value-type="float"/>
          <table:table-cell office:value-type="string">
            <text:p>input/data_formal_20240530-1342/meme/AnnaYod89596386_20221228T042957/0.jpg</text:p>
          </table:table-cell>
          <table:table-cell office:value-type="string">
            <text:p>https://twitter.com/AnnaYod89596386/status/1607956996497580034</text:p>
          </table:table-cell>
        </table:table-row>
        <table:table-row>
          <table:table-cell office:value="208" office:value-type="float"/>
          <table:table-cell office:value-type="string">
            <text:p>Pattern 16</text:p>
          </table:table-cell>
          <table:table-cell office:value="0.3977548776214307" office:value-type="float"/>
          <table:table-cell office:value="0.399399140068356" office:value-type="float"/>
          <table:table-cell office:value="32.150616590464935" office:value-type="float"/>
          <table:table-cell office:value-type="string">
            <text:p>input/data_formal_20240530-1342/meme/AnnaYod89596386_20221228T043037/0.jpg</text:p>
          </table:table-cell>
          <table:table-cell office:value-type="string">
            <text:p>https://twitter.com/AnnaYod89596386/status/1607957167780290561</text:p>
          </table:table-cell>
        </table:table-row>
        <table:table-row>
          <table:table-cell office:value="209" office:value-type="float"/>
          <table:table-cell office:value-type="string">
            <text:p>Pattern 41</text:p>
          </table:table-cell>
          <table:table-cell office:value="0.2746318181248855" office:value-type="float"/>
          <table:table-cell office:value="0.5938505125642328" office:value-type="float"/>
          <table:table-cell office:value="29.58094722752838" office:value-type="float"/>
          <table:table-cell office:value-type="string">
            <text:p>input/data_formal_20240530-1342/meme/AnnaYod89596386_20221228T043127/0.jpg</text:p>
          </table:table-cell>
          <table:table-cell office:value-type="string">
            <text:p>https://twitter.com/AnnaYod89596386/status/1607957375033524224</text:p>
          </table:table-cell>
        </table:table-row>
        <table:table-row>
          <table:table-cell office:value="210" office:value-type="float"/>
          <table:table-cell office:value-type="string">
            <text:p>Pattern 16</text:p>
          </table:table-cell>
          <table:table-cell office:value="0.200342910063059" office:value-type="float"/>
          <table:table-cell office:value="0.29689733293368936" office:value-type="float"/>
          <table:table-cell office:value="29.93972596824729" office:value-type="float"/>
          <table:table-cell office:value-type="string">
            <text:p>input/data_formal_20240530-1342/meme/AnnaYod89596386_20221228T043156/0.jpg</text:p>
          </table:table-cell>
          <table:table-cell office:value-type="string">
            <text:p>https://twitter.com/AnnaYod89596386/status/1607957498534690817</text:p>
          </table:table-cell>
        </table:table-row>
        <table:table-row>
          <table:table-cell office:value="211" office:value-type="float"/>
          <table:table-cell office:value-type="string">
            <text:p>Pattern 30</text:p>
          </table:table-cell>
          <table:table-cell office:value="0.4784131664657143" office:value-type="float"/>
          <table:table-cell office:value="0.5643637685564533" office:value-type="float"/>
          <table:table-cell office:value="26.409616712000094" office:value-type="float"/>
          <table:table-cell office:value-type="string">
            <text:p>input/data_formal_20240530-1342/meme/antisocialera_20230409T140956/0.jpg</text:p>
          </table:table-cell>
          <table:table-cell office:value-type="string">
            <text:p>https://twitter.com/antisocialera/status/1645075199681806339</text:p>
          </table:table-cell>
        </table:table-row>
        <table:table-row>
          <table:table-cell office:value="212" office:value-type="float"/>
          <table:table-cell office:value-type="string">
            <text:p>Pattern 1</text:p>
          </table:table-cell>
          <table:table-cell office:value="0.3146822635985455" office:value-type="float"/>
          <table:table-cell office:value="0.5427141419988049" office:value-type="float"/>
          <table:table-cell office:value="31.970166589828626" office:value-type="float"/>
          <table:table-cell office:value-type="string">
            <text:p>input/data_formal_20240530-1342/meme/AnujChaudhary25_20230104T120504/0.jpg</text:p>
          </table:table-cell>
          <table:table-cell office:value-type="string">
            <text:p>https://twitter.com/Vikas15656594/status/1610955792634503169</text:p>
          </table:table-cell>
        </table:table-row>
        <table:table-row>
          <table:table-cell office:value="213" office:value-type="float"/>
          <table:table-cell office:value-type="string">
            <text:p>Pattern 34</text:p>
          </table:table-cell>
          <table:table-cell office:value="0.22551247772008587" office:value-type="float"/>
          <table:table-cell office:value="0.7656741536925127" office:value-type="float"/>
          <table:table-cell office:value="29.02167605986056" office:value-type="float"/>
          <table:table-cell office:value-type="string">
            <text:p>input/data_formal_20240530-1342/meme/anxmvly_20230111T220124/0.jpg</text:p>
          </table:table-cell>
          <table:table-cell office:value-type="string">
            <text:p>https://twitter.com/StayMaf/status/1613316939656593409</text:p>
          </table:table-cell>
        </table:table-row>
        <table:table-row>
          <table:table-cell office:value="214" office:value-type="float"/>
          <table:table-cell office:value-type="string">
            <text:p>Pattern 30</text:p>
          </table:table-cell>
          <table:table-cell office:value="0.508650903920748" office:value-type="float"/>
          <table:table-cell office:value="0.6396888835521004" office:value-type="float"/>
          <table:table-cell office:value="27.542068628713007" office:value-type="float"/>
          <table:table-cell office:value-type="string">
            <text:p>input/data_formal_20240530-1342/meme/anyidea_20220526T000101/0.jpg</text:p>
          </table:table-cell>
          <table:table-cell office:value-type="string">
            <text:p>https://twitter.com/anyidea/status/1611276754114719744</text:p>
          </table:table-cell>
        </table:table-row>
        <table:table-row>
          <table:table-cell office:value="215" office:value-type="float"/>
          <table:table-cell office:value-type="string">
            <text:p>Pattern 30</text:p>
          </table:table-cell>
          <table:table-cell office:value="0.48611970278978966" office:value-type="float"/>
          <table:table-cell office:value="0.5544103717740654" office:value-type="float"/>
          <table:table-cell office:value="26.047215524412184" office:value-type="float"/>
          <table:table-cell office:value-type="string">
            <text:p>input/data_formal_20240530-1342/meme/AR15COM_20230111T192912/0.jpg</text:p>
          </table:table-cell>
          <table:table-cell office:value-type="string">
            <text:p>https://twitter.com/LegalLatino2022/status/1620962566049796099</text:p>
          </table:table-cell>
        </table:table-row>
        <table:table-row>
          <table:table-cell office:value="216" office:value-type="float"/>
          <table:table-cell office:value-type="string">
            <text:p>Pattern 36</text:p>
          </table:table-cell>
          <table:table-cell office:value="0.7638722619782625" office:value-type="float"/>
          <table:table-cell office:value="0.5080455699890559" office:value-type="float"/>
          <table:table-cell office:value="22.839232148664564" office:value-type="float"/>
          <table:table-cell office:value-type="string">
            <text:p>input/data_formal_20240530-1342/meme/AR15COM_20230201T231520/0.jpg</text:p>
          </table:table-cell>
          <table:table-cell office:value-type="string">
            <text:p>https://twitter.com/No_step2A/status/1621002115639545856</text:p>
          </table:table-cell>
        </table:table-row>
        <table:table-row>
          <table:table-cell office:value="217" office:value-type="float"/>
          <table:table-cell office:value-type="string">
            <text:p>Pattern 15</text:p>
          </table:table-cell>
          <table:table-cell office:value="0.12882396594437137" office:value-type="float"/>
          <table:table-cell office:value="0.28808971664542926" office:value-type="float"/>
          <table:table-cell office:value="21.277437138708667" office:value-type="float"/>
          <table:table-cell office:value-type="string">
            <text:p>input/data_formal_20240530-1342/meme/arbinautz_20221227T131704/0.jpg</text:p>
          </table:table-cell>
          <table:table-cell office:value-type="string">
            <text:p>https://twitter.com/JamesRo605/status/1607981989902286848</text:p>
          </table:table-cell>
        </table:table-row>
        <table:table-row>
          <table:table-cell office:value="218" office:value-type="float"/>
          <table:table-cell office:value-type="string">
            <text:p>Pattern 30</text:p>
          </table:table-cell>
          <table:table-cell office:value="0.39336561678181564" office:value-type="float"/>
          <table:table-cell office:value="0.4743303256509413" office:value-type="float"/>
          <table:table-cell office:value="28.492275231938077" office:value-type="float"/>
          <table:table-cell office:value-type="string">
            <text:p>input/data_formal_20240530-1342/meme/arbinautz_20221227T131704/1.jpg</text:p>
          </table:table-cell>
          <table:table-cell office:value-type="string">
            <text:p>https://twitter.com/JamesRo605/status/1607981989902286848</text:p>
          </table:table-cell>
        </table:table-row>
        <table:table-row>
          <table:table-cell office:value="219" office:value-type="float"/>
          <table:table-cell office:value-type="string">
            <text:p>Pattern 31</text:p>
          </table:table-cell>
          <table:table-cell office:value="0.11754149431957733" office:value-type="float"/>
          <table:table-cell office:value="0.25448199846681263" office:value-type="float"/>
          <table:table-cell office:value="27.91678629969341" office:value-type="float"/>
          <table:table-cell office:value-type="string">
            <text:p>input/data_formal_20240530-1342/meme/arbinautz_20221227T131704/2.jpg</text:p>
          </table:table-cell>
          <table:table-cell office:value-type="string">
            <text:p>https://twitter.com/JamesRo605/status/1607981989902286848</text:p>
          </table:table-cell>
        </table:table-row>
        <table:table-row>
          <table:table-cell office:value="220" office:value-type="float"/>
          <table:table-cell office:value-type="string">
            <text:p>Pattern 15</text:p>
          </table:table-cell>
          <table:table-cell office:value="0.1523281511444548" office:value-type="float"/>
          <table:table-cell office:value="0.24117968011033938" office:value-type="float"/>
          <table:table-cell office:value="24.347321552090314" office:value-type="float"/>
          <table:table-cell office:value-type="string">
            <text:p>input/data_formal_20240530-1342/meme/arbinautz_20221227T131704/3.jpg</text:p>
          </table:table-cell>
          <table:table-cell office:value-type="string">
            <text:p>https://twitter.com/JamesRo605/status/1607981989902286848</text:p>
          </table:table-cell>
        </table:table-row>
        <table:table-row>
          <table:table-cell office:value="221" office:value-type="float"/>
          <table:table-cell office:value-type="string">
            <text:p>Pattern 16</text:p>
          </table:table-cell>
          <table:table-cell office:value="0.24292794860997935" office:value-type="float"/>
          <table:table-cell office:value="0.28655218038163943" office:value-type="float"/>
          <table:table-cell office:value="12.58746199474414" office:value-type="float"/>
          <table:table-cell office:value-type="string">
            <text:p>input/data_formal_20240530-1342/meme/ArifahSultan_20230106T054715/0.jpg</text:p>
          </table:table-cell>
          <table:table-cell office:value-type="string">
            <text:p>https://twitter.com/ArifahSultan/status/1611237943674535937</text:p>
          </table:table-cell>
        </table:table-row>
        <table:table-row>
          <table:table-cell office:value="222" office:value-type="float"/>
          <table:table-cell office:value-type="string">
            <text:p>Pattern 46</text:p>
          </table:table-cell>
          <table:table-cell office:value="0.10863845444471698" office:value-type="float"/>
          <table:table-cell office:value="0.2719256520158827" office:value-type="float"/>
          <table:table-cell office:value="25.148079573186717" office:value-type="float"/>
          <table:table-cell office:value-type="string">
            <text:p>input/data_formal_20240530-1342/meme/ArkadeGroup_20230105T112353/0.jpg</text:p>
          </table:table-cell>
          <table:table-cell office:value-type="string">
            <text:p>https://twitter.com/ArkadeGroup/status/1610960270373040130</text:p>
          </table:table-cell>
        </table:table-row>
        <table:table-row>
          <table:table-cell office:value="223" office:value-type="float"/>
          <table:table-cell office:value-type="string">
            <text:p>Pattern 16</text:p>
          </table:table-cell>
          <table:table-cell office:value="0.2298589380299319" office:value-type="float"/>
          <table:table-cell office:value="0.2845107371182287" office:value-type="float"/>
          <table:table-cell office:value="29.71314847852967" office:value-type="float"/>
          <table:table-cell office:value-type="string">
            <text:p>input/data_formal_20240530-1342/meme/arrowsedu_20230409T182710/0.jpg</text:p>
          </table:table-cell>
          <table:table-cell office:value-type="string">
            <text:p>https://twitter.com/arrowsedu/status/1645131251492220928</text:p>
          </table:table-cell>
        </table:table-row>
        <table:table-row>
          <table:table-cell office:value="224" office:value-type="float"/>
          <table:table-cell office:value-type="string">
            <text:p>Pattern 12</text:p>
          </table:table-cell>
          <table:table-cell office:value="0.21399664331844254" office:value-type="float"/>
          <table:table-cell office:value="0.4951053196040569" office:value-type="float"/>
          <table:table-cell office:value="34.56414800049911" office:value-type="float"/>
          <table:table-cell office:value-type="string">
            <text:p>input/data_formal_20240530-1342/meme/artmiker_20230206T140001/0.jpg</text:p>
          </table:table-cell>
          <table:table-cell office:value-type="string">
            <text:p>https://twitter.com/artmiker/status/1622595975557832704</text:p>
          </table:table-cell>
        </table:table-row>
        <table:table-row>
          <table:table-cell office:value="225" office:value-type="float"/>
          <table:table-cell office:value-type="string">
            <text:p>Pattern 5</text:p>
          </table:table-cell>
          <table:table-cell office:value="0.5431624598657632" office:value-type="float"/>
          <table:table-cell office:value="0.646381714150351" office:value-type="float"/>
          <table:table-cell office:value="28.454857836563388" office:value-type="float"/>
          <table:table-cell office:value-type="string">
            <text:p>input/data_formal_20240530-1342/meme/ArtofNickTaylor_20230206T143225/0.jpg</text:p>
          </table:table-cell>
          <table:table-cell office:value-type="string">
            <text:p>https://twitter.com/ArtofNickTaylor/status/1622604130253434881</text:p>
          </table:table-cell>
        </table:table-row>
        <table:table-row>
          <table:table-cell office:value="226" office:value-type="float"/>
          <table:table-cell office:value-type="string">
            <text:p>Pattern 24</text:p>
          </table:table-cell>
          <table:table-cell office:value="0.39597166595562516" office:value-type="float"/>
          <table:table-cell office:value="0.8546409542342113" office:value-type="float"/>
          <table:table-cell office:value="22.13740107213537" office:value-type="float"/>
          <table:table-cell office:value-type="string">
            <text:p>input/data_formal_20240530-1342/meme/As1997Sharma_20221228T005428/0.jpg</text:p>
          </table:table-cell>
          <table:table-cell office:value-type="string">
            <text:p>https://twitter.com/As1997Sharma/status/1607902770048434176</text:p>
          </table:table-cell>
        </table:table-row>
        <table:table-row>
          <table:table-cell office:value="227" office:value-type="float"/>
          <table:table-cell office:value-type="string">
            <text:p>Pattern 1</text:p>
          </table:table-cell>
          <table:table-cell office:value="0.5687632051476594" office:value-type="float"/>
          <table:table-cell office:value="0.5731377474177002" office:value-type="float"/>
          <table:table-cell office:value="27.12806023070481" office:value-type="float"/>
          <table:table-cell office:value-type="string">
            <text:p>input/data_formal_20240530-1342/meme/Asap_SR20_20230202T032133/0.jpg</text:p>
          </table:table-cell>
          <table:table-cell office:value-type="string">
            <text:p>https://twitter.com/Asap_SR20/status/1620985748823613441</text:p>
          </table:table-cell>
        </table:table-row>
        <table:table-row>
          <table:table-cell office:value="228" office:value-type="float"/>
          <table:table-cell office:value-type="string">
            <text:p>Pattern 43</text:p>
          </table:table-cell>
          <table:table-cell office:value="0.31069006599332366" office:value-type="float"/>
          <table:table-cell office:value="0.2962202479709777" office:value-type="float"/>
          <table:table-cell office:value="30.811969729680172" office:value-type="float"/>
          <table:table-cell office:value-type="string">
            <text:p>input/data_formal_20240530-1342/meme/Asherch7_20230206T121934/0.jpg</text:p>
          </table:table-cell>
          <table:table-cell office:value-type="string">
            <text:p>https://twitter.com/Asherch7/status/1622570695359139845</text:p>
          </table:table-cell>
        </table:table-row>
        <table:table-row>
          <table:table-cell office:value="229" office:value-type="float"/>
          <table:table-cell office:value-type="string">
            <text:p>Pattern 12</text:p>
          </table:table-cell>
          <table:table-cell office:value="0.20534822725922355" office:value-type="float"/>
          <table:table-cell office:value="0.8349389523844004" office:value-type="float"/>
          <table:table-cell office:value="27.501709469593564" office:value-type="float"/>
          <table:table-cell office:value-type="string">
            <text:p>input/data_formal_20240530-1342/meme/AshHoshi_20230111T220116/0.jpg</text:p>
          </table:table-cell>
          <table:table-cell office:value-type="string">
            <text:p>https://twitter.com/Qzico27/status/1613295775894867969</text:p>
          </table:table-cell>
        </table:table-row>
        <table:table-row>
          <table:table-cell office:value="230" office:value-type="float"/>
          <table:table-cell office:value-type="string">
            <text:p>Pattern 49</text:p>
          </table:table-cell>
          <table:table-cell office:value="0.3935842399046182" office:value-type="float"/>
          <table:table-cell office:value="0.9310941872897287" office:value-type="float"/>
          <table:table-cell office:value="27.072586957707184" office:value-type="float"/>
          <table:table-cell office:value-type="string">
            <text:p>input/data_formal_20240530-1342/meme/AshHoshi_20230111T220116/1.jpg</text:p>
          </table:table-cell>
          <table:table-cell office:value-type="string">
            <text:p>https://twitter.com/Qzico27/status/1613295775894867969</text:p>
          </table:table-cell>
        </table:table-row>
        <table:table-row>
          <table:table-cell office:value="231" office:value-type="float"/>
          <table:table-cell office:value-type="string">
            <text:p>Pattern 28</text:p>
          </table:table-cell>
          <table:table-cell office:value="0.41238124684902583" office:value-type="float"/>
          <table:table-cell office:value="0.8253395511874093" office:value-type="float"/>
          <table:table-cell office:value="29.765828069433905" office:value-type="float"/>
          <table:table-cell office:value-type="string">
            <text:p>input/data_formal_20240530-1342/meme/AshHoshi_20230111T220116/2.jpg</text:p>
          </table:table-cell>
          <table:table-cell office:value-type="string">
            <text:p>https://twitter.com/Qzico27/status/1613295775894867969</text:p>
          </table:table-cell>
        </table:table-row>
        <table:table-row>
          <table:table-cell office:value="232" office:value-type="float"/>
          <table:table-cell office:value-type="string">
            <text:p>Pattern 34</text:p>
          </table:table-cell>
          <table:table-cell office:value="0.18312966008472017" office:value-type="float"/>
          <table:table-cell office:value="0.5678422226243286" office:value-type="float"/>
          <table:table-cell office:value="31.19376182861982" office:value-type="float"/>
          <table:table-cell office:value-type="string">
            <text:p>input/data_formal_20240530-1342/meme/Ashu87482200_20230202T053927/0.jpg</text:p>
          </table:table-cell>
          <table:table-cell office:value-type="string">
            <text:p>https://twitter.com/Ashu87482200/status/1621020452763373570</text:p>
          </table:table-cell>
        </table:table-row>
        <table:table-row>
          <table:table-cell office:value="233" office:value-type="float"/>
          <table:table-cell office:value-type="string">
            <text:p>Pattern 5</text:p>
          </table:table-cell>
          <table:table-cell office:value="0.4809958303630262" office:value-type="float"/>
          <table:table-cell office:value="0.3853961360884347" office:value-type="float"/>
          <table:table-cell office:value="31.651480256150965" office:value-type="float"/>
          <table:table-cell office:value-type="string">
            <text:p>input/data_formal_20240530-1342/meme/asligkm_20230123T122245/0.jpg</text:p>
          </table:table-cell>
          <table:table-cell office:value-type="string">
            <text:p>https://twitter.com/asligkm/status/1617498066042646529</text:p>
          </table:table-cell>
        </table:table-row>
        <table:table-row>
          <table:table-cell office:value="234" office:value-type="float"/>
          <table:table-cell office:value-type="string">
            <text:p>Pattern 15</text:p>
          </table:table-cell>
          <table:table-cell office:value="0.1442512108775946" office:value-type="float"/>
          <table:table-cell office:value="0.32556504108591255" office:value-type="float"/>
          <table:table-cell office:value="28.472160925264426" office:value-type="float"/>
          <table:table-cell office:value-type="string">
            <text:p>input/data_formal_20240530-1342/meme/AssCoinASA_20230212T112830/0.jpg</text:p>
          </table:table-cell>
          <table:table-cell office:value-type="string">
            <text:p>https://twitter.com/ayiokofi/status/1624810162350350337</text:p>
          </table:table-cell>
        </table:table-row>
        <table:table-row>
          <table:table-cell office:value="235" office:value-type="float"/>
          <table:table-cell office:value-type="string">
            <text:p>Pattern 31</text:p>
          </table:table-cell>
          <table:table-cell office:value="0.018820245574419525" office:value-type="float"/>
          <table:table-cell office:value="0.34939119345119213" office:value-type="float"/>
          <table:table-cell office:value="28.100328485442695" office:value-type="float"/>
          <table:table-cell office:value-type="string">
            <text:p>input/data_formal_20240530-1342/meme/associatte_20221228T035443/0.jpg</text:p>
          </table:table-cell>
          <table:table-cell office:value-type="string">
            <text:p>https://twitter.com/associatte/status/1607948132075327491</text:p>
          </table:table-cell>
        </table:table-row>
        <table:table-row>
          <table:table-cell office:value="236" office:value-type="float"/>
          <table:table-cell office:value-type="string">
            <text:p>Pattern 24</text:p>
          </table:table-cell>
          <table:table-cell office:value="0.34317878965702103" office:value-type="float"/>
          <table:table-cell office:value="0.8394742867486766" office:value-type="float"/>
          <table:table-cell office:value="16.730218927762163" office:value-type="float"/>
          <table:table-cell office:value-type="string">
            <text:p>input/data_formal_20240530-1342/meme/Asui51251296_20230315T215746/0.jpg</text:p>
          </table:table-cell>
          <table:table-cell office:value-type="string">
            <text:p>https://twitter.com/Asui51251296/status/1636124557731037186</text:p>
          </table:table-cell>
        </table:table-row>
        <table:table-row>
          <table:table-cell office:value="237" office:value-type="float"/>
          <table:table-cell office:value-type="string">
            <text:p>Pattern 28</text:p>
          </table:table-cell>
          <table:table-cell office:value="0.22087072419501405" office:value-type="float"/>
          <table:table-cell office:value="0.7758036993314964" office:value-type="float"/>
          <table:table-cell office:value="20.028539205946398" office:value-type="float"/>
          <table:table-cell office:value-type="string">
            <text:p>input/data_formal_20240530-1342/meme/AsuzuReincarnat_20230315T121023/0.jpg</text:p>
          </table:table-cell>
          <table:table-cell office:value-type="string">
            <text:p>https://twitter.com/AliaNabalu/status/1636153824141512704</text:p>
          </table:table-cell>
        </table:table-row>
        <table:table-row>
          <table:table-cell office:value="238" office:value-type="float"/>
          <table:table-cell office:value-type="string">
            <text:p>Pattern 31</text:p>
          </table:table-cell>
          <table:table-cell office:value="0.18507887620423455" office:value-type="float"/>
          <table:table-cell office:value="0.44118443911970207" office:value-type="float"/>
          <table:table-cell office:value="28.477418331287886" office:value-type="float"/>
          <table:table-cell office:value-type="string">
            <text:p>input/data_formal_20240530-1342/meme/ATruefarm_20230105T114508/0.jpg</text:p>
          </table:table-cell>
          <table:table-cell office:value-type="string">
            <text:p>https://twitter.com/ATruefarm/status/1610965620954378240</text:p>
          </table:table-cell>
        </table:table-row>
        <table:table-row>
          <table:table-cell office:value="239" office:value-type="float"/>
          <table:table-cell office:value-type="string">
            <text:p>Pattern 9</text:p>
          </table:table-cell>
          <table:table-cell office:value="0.14786921055200516" office:value-type="float"/>
          <table:table-cell office:value="0.059222670430214785" office:value-type="float"/>
          <table:table-cell office:value="10.841991683967338" office:value-type="float"/>
          <table:table-cell office:value-type="string">
            <text:p>input/data_formal_20240530-1342/meme/AtteroIndia_20230105T102534/0.jpg</text:p>
          </table:table-cell>
          <table:table-cell office:value-type="string">
            <text:p>https://twitter.com/hjtweetz/status/1610956986228539393</text:p>
          </table:table-cell>
        </table:table-row>
        <table:table-row>
          <table:table-cell office:value="240" office:value-type="float"/>
          <table:table-cell office:value-type="string">
            <text:p>Pattern 15</text:p>
          </table:table-cell>
          <table:table-cell office:value="0.19505728647502696" office:value-type="float"/>
          <table:table-cell office:value="0.18035705436683208" office:value-type="float"/>
          <table:table-cell office:value="27.203774241335523" office:value-type="float"/>
          <table:table-cell office:value-type="string">
            <text:p>input/data_formal_20240530-1342/meme/AUThorAndJazz_20230111T220130/0.jpg</text:p>
          </table:table-cell>
          <table:table-cell office:value-type="string">
            <text:p>https://twitter.com/AUThorAndJazz/status/1613295058991603715</text:p>
          </table:table-cell>
        </table:table-row>
        <table:table-row>
          <table:table-cell office:value="241" office:value-type="float"/>
          <table:table-cell office:value-type="string">
            <text:p>Pattern 19</text:p>
          </table:table-cell>
          <table:table-cell office:value="0.5274860151782848" office:value-type="float"/>
          <table:table-cell office:value="0.5962588662414369" office:value-type="float"/>
          <table:table-cell office:value="30.377552558625183" office:value-type="float"/>
          <table:table-cell office:value-type="string">
            <text:p>input/data_formal_20240530-1342/meme/Avavrs_20230106T042211/0.jpg</text:p>
          </table:table-cell>
          <table:table-cell office:value-type="string">
            <text:p>https://twitter.com/SheguchiKazuya/status/1611273962042044418</text:p>
          </table:table-cell>
        </table:table-row>
        <table:table-row>
          <table:table-cell office:value="242" office:value-type="float"/>
          <table:table-cell office:value-type="string">
            <text:p>Pattern 31</text:p>
          </table:table-cell>
          <table:table-cell office:value="0.0336056333750559" office:value-type="float"/>
          <table:table-cell office:value="0.598681945190644" office:value-type="float"/>
          <table:table-cell office:value="25.11055085095024" office:value-type="float"/>
          <table:table-cell office:value-type="string">
            <text:p>input/data_formal_20240530-1342/meme/aveaiofficial_20230205T080154/0.jpg</text:p>
          </table:table-cell>
          <table:table-cell office:value-type="string">
            <text:p>https://twitter.com/Kafanariskiobbi/status/1622622662832037889</text:p>
          </table:table-cell>
        </table:table-row>
        <table:table-row>
          <table:table-cell office:value="243" office:value-type="float"/>
          <table:table-cell office:value-type="string">
            <text:p>Pattern 23</text:p>
          </table:table-cell>
          <table:table-cell office:value="0.2520971639084166" office:value-type="float"/>
          <table:table-cell office:value="0.3894313929832658" office:value-type="float"/>
          <table:table-cell office:value="30.290336007992167" office:value-type="float"/>
          <table:table-cell office:value-type="string">
            <text:p>input/data_formal_20240530-1342/meme/aveaiofficial_20230206T111704/0.jpg</text:p>
          </table:table-cell>
          <table:table-cell office:value-type="string">
            <text:p>https://twitter.com/SurajSatwal2/status/1622554967595966469</text:p>
          </table:table-cell>
        </table:table-row>
        <table:table-row>
          <table:table-cell office:value="244" office:value-type="float"/>
          <table:table-cell office:value-type="string">
            <text:p>Pattern 48</text:p>
          </table:table-cell>
          <table:table-cell office:value="0.3996817852219787" office:value-type="float"/>
          <table:table-cell office:value="0.6447815348433547" office:value-type="float"/>
          <table:table-cell office:value="29.272987746384445" office:value-type="float"/>
          <table:table-cell office:value-type="string">
            <text:p>input/data_formal_20240530-1342/meme/awais_ki_memees_20230206T140358/0.jpg</text:p>
          </table:table-cell>
          <table:table-cell office:value-type="string">
            <text:p>https://twitter.com/awais_ki_memees/status/1622596967455985665</text:p>
          </table:table-cell>
        </table:table-row>
        <table:table-row>
          <table:table-cell office:value="245" office:value-type="float"/>
          <table:table-cell office:value-type="string">
            <text:p>Pattern 25</text:p>
          </table:table-cell>
          <table:table-cell office:value="0.9025418096049019" office:value-type="float"/>
          <table:table-cell office:value="0.3618624774764263" office:value-type="float"/>
          <table:table-cell office:value="17.974212660601406" office:value-type="float"/>
          <table:table-cell office:value-type="string">
            <text:p>input/data_formal_20240530-1342/meme/AwakeNotWoke_UK_20230112T204249/0.jpg</text:p>
          </table:table-cell>
          <table:table-cell office:value-type="string">
            <text:p>https://twitter.com/AwakeNotWoke_UK/status/1613637646479237135</text:p>
          </table:table-cell>
        </table:table-row>
        <table:table-row>
          <table:table-cell office:value="246" office:value-type="float"/>
          <table:table-cell office:value-type="string">
            <text:p>Pattern 8</text:p>
          </table:table-cell>
          <table:table-cell office:value="0.36053812811268504" office:value-type="float"/>
          <table:table-cell office:value="0.46848870578187307" office:value-type="float"/>
          <table:table-cell office:value="29.1270858927182" office:value-type="float"/>
          <table:table-cell office:value-type="string">
            <text:p>input/data_formal_20240530-1342/meme/aXQuince_20230129T185107/0.jpg</text:p>
          </table:table-cell>
          <table:table-cell office:value-type="string">
            <text:p>https://twitter.com/Johanshashith02/status/1622590099912536071</text:p>
          </table:table-cell>
        </table:table-row>
        <table:table-row>
          <table:table-cell office:value="247" office:value-type="float"/>
          <table:table-cell office:value-type="string">
            <text:p>Pattern 29</text:p>
          </table:table-cell>
          <table:table-cell office:value="0.2871933345535186" office:value-type="float"/>
          <table:table-cell office:value="0.5736772815170079" office:value-type="float"/>
          <table:table-cell office:value="26.242487330876898" office:value-type="float"/>
          <table:table-cell office:value-type="string">
            <text:p>input/data_formal_20240530-1342/meme/ayursesha_20230106T052534/0.jpg</text:p>
          </table:table-cell>
          <table:table-cell office:value-type="string">
            <text:p>https://twitter.com/ayursesha/status/1611232483626057728</text:p>
          </table:table-cell>
        </table:table-row>
        <table:table-row>
          <table:table-cell office:value="248" office:value-type="float"/>
          <table:table-cell office:value-type="string">
            <text:p>Pattern 25</text:p>
          </table:table-cell>
          <table:table-cell office:value="0.7304592068870042" office:value-type="float"/>
          <table:table-cell office:value="0.31769422720859797" office:value-type="float"/>
          <table:table-cell office:value="23.909369441829412" office:value-type="float"/>
          <table:table-cell office:value-type="string">
            <text:p>input/data_formal_20240530-1342/meme/ayursesha_20230106T052534/1.jpg</text:p>
          </table:table-cell>
          <table:table-cell office:value-type="string">
            <text:p>https://twitter.com/ayursesha/status/1611232483626057728</text:p>
          </table:table-cell>
        </table:table-row>
        <table:table-row>
          <table:table-cell office:value="249" office:value-type="float"/>
          <table:table-cell office:value-type="string">
            <text:p>Pattern 14</text:p>
          </table:table-cell>
          <table:table-cell office:value="0.19439263409442498" office:value-type="float"/>
          <table:table-cell office:value="0.7841013066802794" office:value-type="float"/>
          <table:table-cell office:value="27.299920868514388" office:value-type="float"/>
          <table:table-cell office:value-type="string">
            <text:p>input/data_formal_20240530-1342/meme/azmeryapat_20230201T034413/0.jpg</text:p>
          </table:table-cell>
          <table:table-cell office:value-type="string">
            <text:p>https://twitter.com/ren_itsumi/status/1620933884576780288</text:p>
          </table:table-cell>
        </table:table-row>
        <table:table-row>
          <table:table-cell office:value="250" office:value-type="float"/>
          <table:table-cell office:value-type="string">
            <text:p>Pattern 16</text:p>
          </table:table-cell>
          <table:table-cell office:value="0.5027873729010254" office:value-type="float"/>
          <table:table-cell office:value="0.33759545886311304" office:value-type="float"/>
          <table:table-cell office:value="34.62873335976493" office:value-type="float"/>
          <table:table-cell office:value-type="string">
            <text:p>input/data_formal_20240530-1342/meme/azmeryapat_20230202T023503/0.jpg</text:p>
          </table:table-cell>
          <table:table-cell office:value-type="string">
            <text:p>https://twitter.com/McmillonBrenlee/status/1620976079006760960</text:p>
          </table:table-cell>
        </table:table-row>
        <table:table-row>
          <table:table-cell office:value="251" office:value-type="float"/>
          <table:table-cell office:value-type="string">
            <text:p>Pattern 14</text:p>
          </table:table-cell>
          <table:table-cell office:value="0.28753582353317775" office:value-type="float"/>
          <table:table-cell office:value="0.8385344053331205" office:value-type="float"/>
          <table:table-cell office:value="22.685730166214565" office:value-type="float"/>
          <table:table-cell office:value-type="string">
            <text:p>input/data_formal_20240530-1342/meme/azmeryapat_20230315T063101/0.jpg</text:p>
          </table:table-cell>
          <table:table-cell office:value-type="string">
            <text:p>https://twitter.com/Jasmine73755071/status/1636102041071132672</text:p>
          </table:table-cell>
        </table:table-row>
        <table:table-row>
          <table:table-cell office:value="252" office:value-type="float"/>
          <table:table-cell office:value-type="string">
            <text:p>Pattern 4</text:p>
          </table:table-cell>
          <table:table-cell office:value="0.30182116085054084" office:value-type="float"/>
          <table:table-cell office:value="0.5382636816880666" office:value-type="float"/>
          <table:table-cell office:value="32.59451820044089" office:value-type="float"/>
          <table:table-cell office:value-type="string">
            <text:p>input/data_formal_20240530-1342/meme/azzyhomebrew_20230106T041225/0.jpg</text:p>
          </table:table-cell>
          <table:table-cell office:value-type="string">
            <text:p>https://twitter.com/DnDGoblin/status/1611278502212390914</text:p>
          </table:table-cell>
        </table:table-row>
        <table:table-row>
          <table:table-cell office:value="253" office:value-type="float"/>
          <table:table-cell office:value-type="string">
            <text:p>Pattern 48</text:p>
          </table:table-cell>
          <table:table-cell office:value="0.2820900995863291" office:value-type="float"/>
          <table:table-cell office:value="0.5584870112109758" office:value-type="float"/>
          <table:table-cell office:value="28.97602627729173" office:value-type="float"/>
          <table:table-cell office:value-type="string">
            <text:p>input/data_formal_20240530-1342/meme/azzyhomebrew_20230201T042009/0.jpg</text:p>
          </table:table-cell>
          <table:table-cell office:value-type="string">
            <text:p>https://twitter.com/UllarWarlord/status/1620989787497693184</text:p>
          </table:table-cell>
        </table:table-row>
        <table:table-row>
          <table:table-cell office:value="254" office:value-type="float"/>
          <table:table-cell office:value-type="string">
            <text:p>Pattern 25</text:p>
          </table:table-cell>
          <table:table-cell office:value="0.7647217943982829" office:value-type="float"/>
          <table:table-cell office:value="0.34844666227120624" office:value-type="float"/>
          <table:table-cell office:value="20.127364441656173" office:value-type="float"/>
          <table:table-cell office:value-type="string">
            <text:p>input/data_formal_20240530-1342/meme/azzyhomebrew_20230206T125718/0.jpg</text:p>
          </table:table-cell>
          <table:table-cell office:value-type="string">
            <text:p>https://twitter.com/azzyhomebrew/status/1622580193826070530</text:p>
          </table:table-cell>
        </table:table-row>
        <table:table-row>
          <table:table-cell office:value="255" office:value-type="float"/>
          <table:table-cell office:value-type="string">
            <text:p>Pattern 12</text:p>
          </table:table-cell>
          <table:table-cell office:value="0.23311419300675623" office:value-type="float"/>
          <table:table-cell office:value="0.6619588836366231" office:value-type="float"/>
          <table:table-cell office:value="27.03164684617628" office:value-type="float"/>
          <table:table-cell office:value-type="string">
            <text:p>input/data_formal_20240530-1342/meme/BaBlahComics_20230105T113049/0.jpg</text:p>
          </table:table-cell>
          <table:table-cell office:value-type="string">
            <text:p>https://twitter.com/BaBlahComics/status/1610962016927379457</text:p>
          </table:table-cell>
        </table:table-row>
        <table:table-row>
          <table:table-cell office:value="256" office:value-type="float"/>
          <table:table-cell office:value-type="string">
            <text:p>Pattern 15</text:p>
          </table:table-cell>
          <table:table-cell office:value="0.15682035049939433" office:value-type="float"/>
          <table:table-cell office:value="0.22844000815629123" office:value-type="float"/>
          <table:table-cell office:value="23.94040352299426" office:value-type="float"/>
          <table:table-cell office:value-type="string">
            <text:p>input/data_formal_20240530-1342/meme/BaBlahComics_20230105T113049/1.jpg</text:p>
          </table:table-cell>
          <table:table-cell office:value-type="string">
            <text:p>https://twitter.com/BaBlahComics/status/1610962016927379457</text:p>
          </table:table-cell>
        </table:table-row>
        <table:table-row>
          <table:table-cell office:value="257" office:value-type="float"/>
          <table:table-cell office:value-type="string">
            <text:p>Pattern 19</text:p>
          </table:table-cell>
          <table:table-cell office:value="0.4026244880549546" office:value-type="float"/>
          <table:table-cell office:value="0.7416190852402222" office:value-type="float"/>
          <table:table-cell office:value="30.44522579714201" office:value-type="float"/>
          <table:table-cell office:value-type="string">
            <text:p>input/data_formal_20240530-1342/meme/BaBlahComics_20230201T112354/0.jpg</text:p>
          </table:table-cell>
          <table:table-cell office:value-type="string">
            <text:p>https://twitter.com/BaBlahComics/status/1620744746238095360</text:p>
          </table:table-cell>
        </table:table-row>
        <table:table-row>
          <table:table-cell office:value="258" office:value-type="float"/>
          <table:table-cell office:value-type="string">
            <text:p>Pattern 16</text:p>
          </table:table-cell>
          <table:table-cell office:value="0.2689674796154214" office:value-type="float"/>
          <table:table-cell office:value="0.3622623535657222" office:value-type="float"/>
          <table:table-cell office:value="25.181494102315742" office:value-type="float"/>
          <table:table-cell office:value-type="string">
            <text:p>input/data_formal_20240530-1342/meme/BaBlahComics_20230201T112354/1.jpg</text:p>
          </table:table-cell>
          <table:table-cell office:value-type="string">
            <text:p>https://twitter.com/BaBlahComics/status/1620744746238095360</text:p>
          </table:table-cell>
        </table:table-row>
        <table:table-row>
          <table:table-cell office:value="259" office:value-type="float"/>
          <table:table-cell office:value-type="string">
            <text:p>Pattern 15</text:p>
          </table:table-cell>
          <table:table-cell office:value="0.18082516487543965" office:value-type="float"/>
          <table:table-cell office:value="0.26251263465480784" office:value-type="float"/>
          <table:table-cell office:value="32.25101257420674" office:value-type="float"/>
          <table:table-cell office:value-type="string">
            <text:p>input/data_formal_20240530-1342/meme/BaBlahComics_20230201T112354/2.jpg</text:p>
          </table:table-cell>
          <table:table-cell office:value-type="string">
            <text:p>https://twitter.com/BaBlahComics/status/1620744746238095360</text:p>
          </table:table-cell>
        </table:table-row>
        <table:table-row>
          <table:table-cell office:value="260" office:value-type="float"/>
          <table:table-cell office:value-type="string">
            <text:p>Pattern 12</text:p>
          </table:table-cell>
          <table:table-cell office:value="0.24768822322249615" office:value-type="float"/>
          <table:table-cell office:value="0.8149713222042616" office:value-type="float"/>
          <table:table-cell office:value="26.66990398097292" office:value-type="float"/>
          <table:table-cell office:value-type="string">
            <text:p>input/data_formal_20240530-1342/meme/BaBlahComics_20230206T112348/0.jpg</text:p>
          </table:table-cell>
          <table:table-cell office:value-type="string">
            <text:p>https://twitter.com/BaBlahComics/status/1622556662136725506</text:p>
          </table:table-cell>
        </table:table-row>
        <table:table-row>
          <table:table-cell office:value="261" office:value-type="float"/>
          <table:table-cell office:value-type="string">
            <text:p>Pattern 16</text:p>
          </table:table-cell>
          <table:table-cell office:value="0.26828826656085286" office:value-type="float"/>
          <table:table-cell office:value="0.31240549582532595" office:value-type="float"/>
          <table:table-cell office:value="29.058187959616344" office:value-type="float"/>
          <table:table-cell office:value-type="string">
            <text:p>input/data_formal_20240530-1342/meme/BaBlahComics_20230206T112348/1.jpg</text:p>
          </table:table-cell>
          <table:table-cell office:value-type="string">
            <text:p>https://twitter.com/BaBlahComics/status/1622556662136725506</text:p>
          </table:table-cell>
        </table:table-row>
        <table:table-row>
          <table:table-cell office:value="262" office:value-type="float"/>
          <table:table-cell office:value-type="string">
            <text:p>Pattern 41</text:p>
          </table:table-cell>
          <table:table-cell office:value="0.24556238939890845" office:value-type="float"/>
          <table:table-cell office:value="0.7417985153718849" office:value-type="float"/>
          <table:table-cell office:value="30.74315981850362" office:value-type="float"/>
          <table:table-cell office:value-type="string">
            <text:p>input/data_formal_20240530-1342/meme/BaBlahComics_20230206T112348/2.jpg</text:p>
          </table:table-cell>
          <table:table-cell office:value-type="string">
            <text:p>https://twitter.com/BaBlahComics/status/1622556662136725506</text:p>
          </table:table-cell>
        </table:table-row>
        <table:table-row>
          <table:table-cell office:value="263" office:value-type="float"/>
          <table:table-cell office:value-type="string">
            <text:p>Pattern 16</text:p>
          </table:table-cell>
          <table:table-cell office:value="0.25621505818874984" office:value-type="float"/>
          <table:table-cell office:value="0.3011472204408495" office:value-type="float"/>
          <table:table-cell office:value="29.407054714460493" office:value-type="float"/>
          <table:table-cell office:value-type="string">
            <text:p>input/data_formal_20240530-1342/meme/BaBlahComics_20230206T112348/3.jpg</text:p>
          </table:table-cell>
          <table:table-cell office:value-type="string">
            <text:p>https://twitter.com/BaBlahComics/status/1622556662136725506</text:p>
          </table:table-cell>
        </table:table-row>
        <table:table-row>
          <table:table-cell office:value="264" office:value-type="float"/>
          <table:table-cell office:value-type="string">
            <text:p>Pattern 34</text:p>
          </table:table-cell>
          <table:table-cell office:value="0.3849699391359988" office:value-type="float"/>
          <table:table-cell office:value="0.7436664177566636" office:value-type="float"/>
          <table:table-cell office:value="25.49228145286886" office:value-type="float"/>
          <table:table-cell office:value-type="string">
            <text:p>input/data_formal_20240530-1342/meme/BabyShi_Token_20230206T122657/0.jpg</text:p>
          </table:table-cell>
          <table:table-cell office:value-type="string">
            <text:p>https://twitter.com/Nurul2530715579/status/1622572552441970688</text:p>
          </table:table-cell>
        </table:table-row>
        <table:table-row>
          <table:table-cell office:value="265" office:value-type="float"/>
          <table:table-cell office:value-type="string">
            <text:p>Pattern 19</text:p>
          </table:table-cell>
          <table:table-cell office:value="0.3630131718253298" office:value-type="float"/>
          <table:table-cell office:value="0.7935224805550787" office:value-type="float"/>
          <table:table-cell office:value="26.036999736582242" office:value-type="float"/>
          <table:table-cell office:value-type="string">
            <text:p>input/data_formal_20240530-1342/meme/BabyShi_Token_20230206T122718/0.jpg</text:p>
          </table:table-cell>
          <table:table-cell office:value-type="string">
            <text:p>https://twitter.com/Nurul2530715579/status/1622572642200080386</text:p>
          </table:table-cell>
        </table:table-row>
        <table:table-row>
          <table:table-cell office:value="266" office:value-type="float"/>
          <table:table-cell office:value-type="string">
            <text:p>Pattern 12</text:p>
          </table:table-cell>
          <table:table-cell office:value="0.3545885499842176" office:value-type="float"/>
          <table:table-cell office:value="0.5949772730203589" office:value-type="float"/>
          <table:table-cell office:value="26.085734993222317" office:value-type="float"/>
          <table:table-cell office:value-type="string">
            <text:p>input/data_formal_20240530-1342/meme/BabyShi_Token_20230206T122727/0.jpg</text:p>
          </table:table-cell>
          <table:table-cell office:value-type="string">
            <text:p>https://twitter.com/Nurul2530715579/status/1622572677994283009</text:p>
          </table:table-cell>
        </table:table-row>
        <table:table-row>
          <table:table-cell office:value="267" office:value-type="float"/>
          <table:table-cell office:value-type="string">
            <text:p>Pattern 3</text:p>
          </table:table-cell>
          <table:table-cell office:value="0.9071478690609988" office:value-type="float"/>
          <table:table-cell office:value="0.4478205250353572" office:value-type="float"/>
          <table:table-cell office:value="20.28301260584309" office:value-type="float"/>
          <table:table-cell office:value-type="string">
            <text:p>input/data_formal_20240530-1342/meme/BabyShi_Token_20230206T122733/0.jpg</text:p>
          </table:table-cell>
          <table:table-cell office:value-type="string">
            <text:p>https://twitter.com/Nurul2530715579/status/1622572705450184704</text:p>
          </table:table-cell>
        </table:table-row>
        <table:table-row>
          <table:table-cell office:value="268" office:value-type="float"/>
          <table:table-cell office:value-type="string">
            <text:p>Pattern 12</text:p>
          </table:table-cell>
          <table:table-cell office:value="0.1431714988644026" office:value-type="float"/>
          <table:table-cell office:value="0.7379016616960538" office:value-type="float"/>
          <table:table-cell office:value="28.87143373555641" office:value-type="float"/>
          <table:table-cell office:value-type="string">
            <text:p>input/data_formal_20240530-1342/meme/BabyShi_Token_20230206T122742/0.jpg</text:p>
          </table:table-cell>
          <table:table-cell office:value-type="string">
            <text:p>https://twitter.com/Nurul2530715579/status/1622572743677087748</text:p>
          </table:table-cell>
        </table:table-row>
        <table:table-row>
          <table:table-cell office:value="269" office:value-type="float"/>
          <table:table-cell office:value-type="string">
            <text:p>Pattern 48</text:p>
          </table:table-cell>
          <table:table-cell office:value="0.28000806985046356" office:value-type="float"/>
          <table:table-cell office:value="0.6103314712181205" office:value-type="float"/>
          <table:table-cell office:value="28.663201098876478" office:value-type="float"/>
          <table:table-cell office:value-type="string">
            <text:p>input/data_formal_20240530-1342/meme/BabyShi_Token_20230206T122817/0.jpg</text:p>
          </table:table-cell>
          <table:table-cell office:value-type="string">
            <text:p>https://twitter.com/Nurul2530715579/status/1622572890226061313</text:p>
          </table:table-cell>
        </table:table-row>
        <table:table-row>
          <table:table-cell office:value="270" office:value-type="float"/>
          <table:table-cell office:value-type="string">
            <text:p>Pattern 48</text:p>
          </table:table-cell>
          <table:table-cell office:value="0.4245051779881279" office:value-type="float"/>
          <table:table-cell office:value="0.3908203973618979" office:value-type="float"/>
          <table:table-cell office:value="30.238749223196976" office:value-type="float"/>
          <table:table-cell office:value-type="string">
            <text:p>input/data_formal_20240530-1342/meme/BabyShi_Token_20230206T122821/0.jpg</text:p>
          </table:table-cell>
          <table:table-cell office:value-type="string">
            <text:p>https://twitter.com/Nurul2530715579/status/1622572907284283395</text:p>
          </table:table-cell>
        </table:table-row>
        <table:table-row>
          <table:table-cell office:value="271" office:value-type="float"/>
          <table:table-cell office:value-type="string">
            <text:p>Pattern 8</text:p>
          </table:table-cell>
          <table:table-cell office:value="0.23450974519048548" office:value-type="float"/>
          <table:table-cell office:value="0.36858576520446906" office:value-type="float"/>
          <table:table-cell office:value="27.640321826741708" office:value-type="float"/>
          <table:table-cell office:value-type="string">
            <text:p>input/data_formal_20240530-1342/meme/badhan5_fiverr_20230112T212458/0.jpg</text:p>
          </table:table-cell>
          <table:table-cell office:value-type="string">
            <text:p>https://twitter.com/badhan5_fiverr/status/1613648251894497281</text:p>
          </table:table-cell>
        </table:table-row>
        <table:table-row>
          <table:table-cell office:value="272" office:value-type="float"/>
          <table:table-cell office:value-type="string">
            <text:p>Pattern 8</text:p>
          </table:table-cell>
          <table:table-cell office:value="0.10211119621443998" office:value-type="float"/>
          <table:table-cell office:value="0.34771997801628063" office:value-type="float"/>
          <table:table-cell office:value="27.748188948113544" office:value-type="float"/>
          <table:table-cell office:value-type="string">
            <text:p>input/data_formal_20240530-1342/meme/badhan5_fiverr_20230113T043254/0.jpg</text:p>
          </table:table-cell>
          <table:table-cell office:value-type="string">
            <text:p>https://twitter.com/badhan5_fiverr/status/1613755947582902273</text:p>
          </table:table-cell>
        </table:table-row>
        <table:table-row>
          <table:table-cell office:value="273" office:value-type="float"/>
          <table:table-cell office:value-type="string">
            <text:p>Pattern 31</text:p>
          </table:table-cell>
          <table:table-cell office:value="0.1057030437086337" office:value-type="float"/>
          <table:table-cell office:value="0.36648176063600213" office:value-type="float"/>
          <table:table-cell office:value="29.426336410525288" office:value-type="float"/>
          <table:table-cell office:value-type="string">
            <text:p>input/data_formal_20240530-1342/meme/badhan5_fiverr_20230113T093949/0.jpg</text:p>
          </table:table-cell>
          <table:table-cell office:value-type="string">
            <text:p>https://twitter.com/badhan5_fiverr/status/1613833182985740288</text:p>
          </table:table-cell>
        </table:table-row>
        <table:table-row>
          <table:table-cell office:value="274" office:value-type="float"/>
          <table:table-cell office:value-type="string">
            <text:p>Pattern 29</text:p>
          </table:table-cell>
          <table:table-cell office:value="0.5622308033400298" office:value-type="float"/>
          <table:table-cell office:value="0.503101921632876" office:value-type="float"/>
          <table:table-cell office:value="28.70287908300091" office:value-type="float"/>
          <table:table-cell office:value-type="string">
            <text:p>input/data_formal_20240530-1342/meme/Baidu_Inc_20230206T140400/0.jpg</text:p>
          </table:table-cell>
          <table:table-cell office:value-type="string">
            <text:p>https://twitter.com/Aloysiuskayita/status/1622614264493092865</text:p>
          </table:table-cell>
        </table:table-row>
        <table:table-row>
          <table:table-cell office:value="275" office:value-type="float"/>
          <table:table-cell office:value-type="string">
            <text:p>Pattern 3</text:p>
          </table:table-cell>
          <table:table-cell office:value="0.8073132582471436" office:value-type="float"/>
          <table:table-cell office:value="0.43075781402133917" office:value-type="float"/>
          <table:table-cell office:value="24.97852056767809" office:value-type="float"/>
          <table:table-cell office:value-type="string">
            <text:p>input/data_formal_20240530-1342/meme/bakchod_peoples_20230128T094850/0.jpg</text:p>
          </table:table-cell>
          <table:table-cell office:value-type="string">
            <text:p>https://twitter.com/JadeKatBond/status/1619271503836770306</text:p>
          </table:table-cell>
        </table:table-row>
        <table:table-row>
          <table:table-cell office:value="276" office:value-type="float"/>
          <table:table-cell office:value-type="string">
            <text:p>Pattern 41</text:p>
          </table:table-cell>
          <table:table-cell office:value="0.15544916548317259" office:value-type="float"/>
          <table:table-cell office:value="0.7447764836207261" office:value-type="float"/>
          <table:table-cell office:value="30.14832402079748" office:value-type="float"/>
          <table:table-cell office:value-type="string">
            <text:p>input/data_formal_20240530-1342/meme/bakuwithaBD_20230202T051319/0.jpg</text:p>
          </table:table-cell>
          <table:table-cell office:value-type="string">
            <text:p>https://twitter.com/bakuwithaBD/status/1621013875184513024</text:p>
          </table:table-cell>
        </table:table-row>
        <table:table-row>
          <table:table-cell office:value="277" office:value-type="float"/>
          <table:table-cell office:value-type="string">
            <text:p>Pattern 31</text:p>
          </table:table-cell>
          <table:table-cell office:value="0.12993621836645533" office:value-type="float"/>
          <table:table-cell office:value="0.34696979066753314" office:value-type="float"/>
          <table:table-cell office:value="27.908328786624676" office:value-type="float"/>
          <table:table-cell office:value-type="string">
            <text:p>input/data_formal_20240530-1342/meme/BanditMfer_20230106T064031/0.jpg</text:p>
          </table:table-cell>
          <table:table-cell office:value-type="string">
            <text:p>https://twitter.com/ceotim/status/1611251346614747137</text:p>
          </table:table-cell>
        </table:table-row>
        <table:table-row>
          <table:table-cell office:value="278" office:value-type="float"/>
          <table:table-cell office:value-type="string">
            <text:p>Pattern 14</text:p>
          </table:table-cell>
          <table:table-cell office:value="0.3570239433144115" office:value-type="float"/>
          <table:table-cell office:value="0.7927387995322585" office:value-type="float"/>
          <table:table-cell office:value="26.30434786792748" office:value-type="float"/>
          <table:table-cell office:value-type="string">
            <text:p>input/data_formal_20240530-1342/meme/BardAquatic_20230206T151807/0.jpg</text:p>
          </table:table-cell>
          <table:table-cell office:value-type="string">
            <text:p>https://twitter.com/BardAquatic/status/1622615628308676608</text:p>
          </table:table-cell>
        </table:table-row>
        <table:table-row>
          <table:table-cell office:value="279" office:value-type="float"/>
          <table:table-cell office:value-type="string">
            <text:p>Pattern 35</text:p>
          </table:table-cell>
          <table:table-cell office:value="0.3290309447877356" office:value-type="float"/>
          <table:table-cell office:value="0.38284225968501484" office:value-type="float"/>
          <table:table-cell office:value="32.46910258224101" office:value-type="float"/>
          <table:table-cell office:value-type="string">
            <text:p>input/data_formal_20240530-1342/meme/barin_kevin_20230103T182547/0.jpg</text:p>
          </table:table-cell>
          <table:table-cell office:value-type="string">
            <text:p>https://twitter.com/barin_kevin/status/1610341670352044032</text:p>
          </table:table-cell>
        </table:table-row>
        <table:table-row>
          <table:table-cell office:value="280" office:value-type="float"/>
          <table:table-cell office:value-type="string">
            <text:p>Pattern 23</text:p>
          </table:table-cell>
          <table:table-cell office:value="0.23268285347138906" office:value-type="float"/>
          <table:table-cell office:value="0.3555986128814943" office:value-type="float"/>
          <table:table-cell office:value="30.845584849488773" office:value-type="float"/>
          <table:table-cell office:value-type="string">
            <text:p>input/data_formal_20240530-1342/meme/Basavaraj9518_20230110T142101/0.jpg</text:p>
          </table:table-cell>
          <table:table-cell office:value-type="string">
            <text:p>https://twitter.com/Basavaraj9518/status/1612816786818228230</text:p>
          </table:table-cell>
        </table:table-row>
        <table:table-row>
          <table:table-cell office:value="281" office:value-type="float"/>
          <table:table-cell office:value-type="string">
            <text:p>Pattern 25</text:p>
          </table:table-cell>
          <table:table-cell office:value="0.8882566538430846" office:value-type="float"/>
          <table:table-cell office:value="0.3025851886778811" office:value-type="float"/>
          <table:table-cell office:value="26.520620989348824" office:value-type="float"/>
          <table:table-cell office:value-type="string">
            <text:p>input/data_formal_20240530-1342/meme/baung_20230202T043628/0.jpg</text:p>
          </table:table-cell>
          <table:table-cell office:value-type="string">
            <text:p>https://twitter.com/baung/status/1621004603432275968</text:p>
          </table:table-cell>
        </table:table-row>
        <table:table-row>
          <table:table-cell office:value="282" office:value-type="float"/>
          <table:table-cell office:value-type="string">
            <text:p>Pattern 3</text:p>
          </table:table-cell>
          <table:table-cell office:value="0.8003936951893124" office:value-type="float"/>
          <table:table-cell office:value="0.38817624854179594" office:value-type="float"/>
          <table:table-cell office:value="23.478122603102847" office:value-type="float"/>
          <table:table-cell office:value-type="string">
            <text:p>input/data_formal_20240530-1342/meme/baung_20230316T020516/0.jpg</text:p>
          </table:table-cell>
          <table:table-cell office:value-type="string">
            <text:p>https://twitter.com/baung/status/1636186842809917442</text:p>
          </table:table-cell>
        </table:table-row>
        <table:table-row>
          <table:table-cell office:value="283" office:value-type="float"/>
          <table:table-cell office:value-type="string">
            <text:p>Pattern 35</text:p>
          </table:table-cell>
          <table:table-cell office:value="0.15620624975402134" office:value-type="float"/>
          <table:table-cell office:value="0.42762504459598627" office:value-type="float"/>
          <table:table-cell office:value="21.460786145570058" office:value-type="float"/>
          <table:table-cell office:value-type="string">
            <text:p>input/data_formal_20240530-1342/meme/BDC_Archive_20230129T055335/0.jpg</text:p>
          </table:table-cell>
          <table:table-cell office:value-type="string">
            <text:p>https://twitter.com/Oscar299626652/status/1620967752654815236</text:p>
          </table:table-cell>
        </table:table-row>
        <table:table-row>
          <table:table-cell office:value="284" office:value-type="float"/>
          <table:table-cell office:value-type="string">
            <text:p>Pattern 15</text:p>
          </table:table-cell>
          <table:table-cell office:value="0.1595347925687376" office:value-type="float"/>
          <table:table-cell office:value="0.25921951755797973" office:value-type="float"/>
          <table:table-cell office:value="16.036763617516964" office:value-type="float"/>
          <table:table-cell office:value-type="string">
            <text:p>input/data_formal_20240530-1342/meme/befikraa8_20230206T114333/0.jpg</text:p>
          </table:table-cell>
          <table:table-cell office:value-type="string">
            <text:p>https://twitter.com/befikraa8/status/1622561632093356032</text:p>
          </table:table-cell>
        </table:table-row>
        <table:table-row>
          <table:table-cell office:value="285" office:value-type="float"/>
          <table:table-cell office:value-type="string">
            <text:p>Pattern 41</text:p>
          </table:table-cell>
          <table:table-cell office:value="0.11928934603399219" office:value-type="float"/>
          <table:table-cell office:value="0.6185544254780933" office:value-type="float"/>
          <table:table-cell office:value="29.349137615299636" office:value-type="float"/>
          <table:table-cell office:value-type="string">
            <text:p>input/data_formal_20240530-1342/meme/bellacoffee41_20230315T163712/0.jpg</text:p>
          </table:table-cell>
          <table:table-cell office:value-type="string">
            <text:p>https://twitter.com/LaurenBlyth20/status/1636103439271772168</text:p>
          </table:table-cell>
        </table:table-row>
        <table:table-row>
          <table:table-cell office:value="286" office:value-type="float"/>
          <table:table-cell office:value-type="string">
            <text:p>Pattern 16</text:p>
          </table:table-cell>
          <table:table-cell office:value="0.27941682984179683" office:value-type="float"/>
          <table:table-cell office:value="0.3595759830832889" office:value-type="float"/>
          <table:table-cell office:value="32.447064320450316" office:value-type="float"/>
          <table:table-cell office:value-type="string">
            <text:p>input/data_formal_20240530-1342/meme/bensoni000_20230106T060106/0.jpg</text:p>
          </table:table-cell>
          <table:table-cell office:value-type="string">
            <text:p>https://twitter.com/bensoni000/status/1611241429287981056</text:p>
          </table:table-cell>
        </table:table-row>
        <table:table-row>
          <table:table-cell office:value="287" office:value-type="float"/>
          <table:table-cell office:value-type="string">
            <text:p>Pattern 31</text:p>
          </table:table-cell>
          <table:table-cell office:value="0.10612557945397838" office:value-type="float"/>
          <table:table-cell office:value="0.6315132683826616" office:value-type="float"/>
          <table:table-cell office:value="26.277245580687147" office:value-type="float"/>
          <table:table-cell office:value-type="string">
            <text:p>input/data_formal_20240530-1342/meme/BerriStardust_20230106T054725/0.jpg</text:p>
          </table:table-cell>
          <table:table-cell office:value-type="string">
            <text:p>https://twitter.com/BerriStardust/status/1611237985760210944</text:p>
          </table:table-cell>
        </table:table-row>
        <table:table-row>
          <table:table-cell office:value="288" office:value-type="float"/>
          <table:table-cell office:value-type="string">
            <text:p>Pattern 16</text:p>
          </table:table-cell>
          <table:table-cell office:value="0.21846746126610683" office:value-type="float"/>
          <table:table-cell office:value="0.4710496560960993" office:value-type="float"/>
          <table:table-cell office:value="32.41356466105877" office:value-type="float"/>
          <table:table-cell office:value-type="string">
            <text:p>input/data_formal_20240530-1342/meme/BetFury_Sport_20230112T000728/0.jpg</text:p>
          </table:table-cell>
          <table:table-cell office:value-type="string">
            <text:p>https://twitter.com/BetFury_Sport/status/1613326761676181506</text:p>
          </table:table-cell>
        </table:table-row>
        <table:table-row>
          <table:table-cell office:value="289" office:value-type="float"/>
          <table:table-cell office:value-type="string">
            <text:p>Pattern 15</text:p>
          </table:table-cell>
          <table:table-cell office:value="0.22017552161572385" office:value-type="float"/>
          <table:table-cell office:value="0.30568330260428356" office:value-type="float"/>
          <table:table-cell office:value="21.34436365628314" office:value-type="float"/>
          <table:table-cell office:value-type="string">
            <text:p>input/data_formal_20240530-1342/meme/Betswaps_20221228T053006/0.jpg</text:p>
          </table:table-cell>
          <table:table-cell office:value-type="string">
            <text:p>https://twitter.com/Betswaps/status/1607972135057629184</text:p>
          </table:table-cell>
        </table:table-row>
        <table:table-row>
          <table:table-cell office:value="290" office:value-type="float"/>
          <table:table-cell office:value-type="string">
            <text:p>Pattern 29</text:p>
          </table:table-cell>
          <table:table-cell office:value="0.7063831018523036" office:value-type="float"/>
          <table:table-cell office:value="0.4165220538079015" office:value-type="float"/>
          <table:table-cell office:value="22.43856242246318" office:value-type="float"/>
          <table:table-cell office:value-type="string">
            <text:p>input/data_formal_20240530-1342/meme/BhardwajAcademy_20200701T095934/0.jpg</text:p>
          </table:table-cell>
          <table:table-cell office:value-type="string">
            <text:p>https://twitter.com/hyperconvexity/status/1638708559310635012</text:p>
          </table:table-cell>
        </table:table-row>
        <table:table-row>
          <table:table-cell office:value="291" office:value-type="float"/>
          <table:table-cell office:value-type="string">
            <text:p>Pattern 14</text:p>
          </table:table-cell>
          <table:table-cell office:value="0.24019179336622942" office:value-type="float"/>
          <table:table-cell office:value="0.9376660662213208" office:value-type="float"/>
          <table:table-cell office:value="23.180956914991146" office:value-type="float"/>
          <table:table-cell office:value-type="string">
            <text:p>input/data_formal_20240530-1342/meme/bhaskarepaper_20230105T101236/0.jpg</text:p>
          </table:table-cell>
          <table:table-cell office:value-type="string">
            <text:p>https://twitter.com/AnnaduraiAma/status/1610959830721908738</text:p>
          </table:table-cell>
        </table:table-row>
        <table:table-row>
          <table:table-cell office:value="292" office:value-type="float"/>
          <table:table-cell office:value-type="string">
            <text:p>Pattern 24</text:p>
          </table:table-cell>
          <table:table-cell office:value="0.38926453451270293" office:value-type="float"/>
          <table:table-cell office:value="0.8525078100658734" office:value-type="float"/>
          <table:table-cell office:value="17.914259323416704" office:value-type="float"/>
          <table:table-cell office:value-type="string">
            <text:p>input/data_formal_20240530-1342/meme/BhoomikaP18_20221228T033825/0.jpg</text:p>
          </table:table-cell>
          <table:table-cell office:value-type="string">
            <text:p>https://twitter.com/BhoomikaP18/status/1607944027764326401</text:p>
          </table:table-cell>
        </table:table-row>
        <table:table-row>
          <table:table-cell office:value="293" office:value-type="float"/>
          <table:table-cell office:value-type="string">
            <text:p>Pattern 12</text:p>
          </table:table-cell>
          <table:table-cell office:value="0.3069491314017354" office:value-type="float"/>
          <table:table-cell office:value="0.7515748952416268" office:value-type="float"/>
          <table:table-cell office:value="27.0091530515849" office:value-type="float"/>
          <table:table-cell office:value-type="string">
            <text:p>input/data_formal_20240530-1342/meme/BigEmoPanda_20230202T005738/0.jpg</text:p>
          </table:table-cell>
          <table:table-cell office:value-type="string">
            <text:p>https://twitter.com/BigEmoPanda/status/1620949528768552961</text:p>
          </table:table-cell>
        </table:table-row>
        <table:table-row>
          <table:table-cell office:value="294" office:value-type="float"/>
          <table:table-cell office:value-type="string">
            <text:p>Pattern 12</text:p>
          </table:table-cell>
          <table:table-cell office:value="0.28647989695842363" office:value-type="float"/>
          <table:table-cell office:value="0.7794248035126246" office:value-type="float"/>
          <table:table-cell office:value="24.86516499505065" office:value-type="float"/>
          <table:table-cell office:value-type="string">
            <text:p>input/data_formal_20240530-1342/meme/BigEyesCoin_20221224T153000/0.jpg</text:p>
          </table:table-cell>
          <table:table-cell office:value-type="string">
            <text:p>https://twitter.com/JlodaPlatform/status/1607932560499408896</text:p>
          </table:table-cell>
        </table:table-row>
        <table:table-row>
          <table:table-cell office:value="295" office:value-type="float"/>
          <table:table-cell office:value-type="string">
            <text:p>Pattern 9</text:p>
          </table:table-cell>
          <table:table-cell office:value="0.13697437299279724" office:value-type="float"/>
          <table:table-cell office:value="0.06279984521841941" office:value-type="float"/>
          <table:table-cell office:value="12.734325310980488" office:value-type="float"/>
          <table:table-cell office:value-type="string">
            <text:p>input/data_formal_20240530-1342/meme/Bihar_se_hai_20230105T174539/0.jpg</text:p>
          </table:table-cell>
          <table:table-cell office:value-type="string">
            <text:p>https://twitter.com/presidentarun/status/1611246104343105539</text:p>
          </table:table-cell>
        </table:table-row>
        <table:table-row>
          <table:table-cell office:value="296" office:value-type="float"/>
          <table:table-cell office:value-type="string">
            <text:p>Pattern 25</text:p>
          </table:table-cell>
          <table:table-cell office:value="0.7235670457776007" office:value-type="float"/>
          <table:table-cell office:value="0.46391771304602997" office:value-type="float"/>
          <table:table-cell office:value="23.38280132501903" office:value-type="float"/>
          <table:table-cell office:value-type="string">
            <text:p>input/data_formal_20240530-1342/meme/bitboy691_20221224T145101/0.jpg</text:p>
          </table:table-cell>
          <table:table-cell office:value-type="string">
            <text:p>https://twitter.com/DigitalKhanbaz/status/1607991588713803776</text:p>
          </table:table-cell>
        </table:table-row>
        <table:table-row>
          <table:table-cell office:value="297" office:value-type="float"/>
          <table:table-cell office:value-type="string">
            <text:p>Pattern 31</text:p>
          </table:table-cell>
          <table:table-cell office:value="0.05922314882329499" office:value-type="float"/>
          <table:table-cell office:value="0.4980567613018309" office:value-type="float"/>
          <table:table-cell office:value="27.53592006392546" office:value-type="float"/>
          <table:table-cell office:value-type="string">
            <text:p>input/data_formal_20240530-1342/meme/BitMartExchange_20230201T074905/0.jpg</text:p>
          </table:table-cell>
          <table:table-cell office:value-type="string">
            <text:p>https://twitter.com/Lilnsxcorbin/status/1620957580117024769</text:p>
          </table:table-cell>
        </table:table-row>
        <table:table-row>
          <table:table-cell office:value="298" office:value-type="float"/>
          <table:table-cell office:value-type="string">
            <text:p>Pattern 49</text:p>
          </table:table-cell>
          <table:table-cell office:value="0.6723058229909209" office:value-type="float"/>
          <table:table-cell office:value="0.7234668901585184" office:value-type="float"/>
          <table:table-cell office:value="26.568758409312032" office:value-type="float"/>
          <table:table-cell office:value-type="string">
            <text:p>input/data_formal_20240530-1342/meme/BIumeL_20230201T221639/0.jpg</text:p>
          </table:table-cell>
          <table:table-cell office:value-type="string">
            <text:p>https://twitter.com/BIumeL/status/1620909016254922755</text:p>
          </table:table-cell>
        </table:table-row>
        <table:table-row>
          <table:table-cell office:value="299" office:value-type="float"/>
          <table:table-cell office:value-type="string">
            <text:p>Pattern 31</text:p>
          </table:table-cell>
          <table:table-cell office:value="0.08487865541969114" office:value-type="float"/>
          <table:table-cell office:value="0.2829891355195135" office:value-type="float"/>
          <table:table-cell office:value="23.629372686312298" office:value-type="float"/>
          <table:table-cell office:value-type="string">
            <text:p>input/data_formal_20240530-1342/meme/bizzfit__20230202T050000/0.jpg</text:p>
          </table:table-cell>
          <table:table-cell office:value-type="string">
            <text:p>https://twitter.com/_Post_Your_Ads/status/1621018127344476161</text:p>
          </table:table-cell>
        </table:table-row>
        <table:table-row>
          <table:table-cell office:value="300" office:value-type="float"/>
          <table:table-cell office:value-type="string">
            <text:p>Pattern 1</text:p>
          </table:table-cell>
          <table:table-cell office:value="0.3863327853103191" office:value-type="float"/>
          <table:table-cell office:value="0.6595057969918945" office:value-type="float"/>
          <table:table-cell office:value="31.8594793021011" office:value-type="float"/>
          <table:table-cell office:value-type="string">
            <text:p>input/data_formal_20240530-1342/meme/BlackVegetable0_20230201T185303/0.jpg</text:p>
          </table:table-cell>
          <table:table-cell office:value-type="string">
            <text:p>https://twitter.com/sadamge_J/status/1621006879550840832</text:p>
          </table:table-cell>
        </table:table-row>
        <table:table-row>
          <table:table-cell office:value="301" office:value-type="float"/>
          <table:table-cell office:value-type="string">
            <text:p>Pattern 3</text:p>
          </table:table-cell>
          <table:table-cell office:value="0.7762058187456753" office:value-type="float"/>
          <table:table-cell office:value="0.4767059923834008" office:value-type="float"/>
          <table:table-cell office:value="26.141690542219525" office:value-type="float"/>
          <table:table-cell office:value-type="string">
            <text:p>input/data_formal_20240530-1342/meme/blocksquare_io_20230130T150018/0.jpg</text:p>
          </table:table-cell>
          <table:table-cell office:value-type="string">
            <text:p>https://twitter.com/AbahAbyan/status/1620990312402546689</text:p>
          </table:table-cell>
        </table:table-row>
        <table:table-row>
          <table:table-cell office:value="302" office:value-type="float"/>
          <table:table-cell office:value-type="string">
            <text:p>Pattern 30</text:p>
          </table:table-cell>
          <table:table-cell office:value="0.40023242431999606" office:value-type="float"/>
          <table:table-cell office:value="0.657422798950667" office:value-type="float"/>
          <table:table-cell office:value="25.185918098021947" office:value-type="float"/>
          <table:table-cell office:value-type="string">
            <text:p>input/data_formal_20240530-1342/meme/blocksquare_io_20230130T152020/0.jpg</text:p>
          </table:table-cell>
          <table:table-cell office:value-type="string">
            <text:p>https://twitter.com/AbahAbyan/status/1620992836220129280</text:p>
          </table:table-cell>
        </table:table-row>
        <table:table-row>
          <table:table-cell office:value="303" office:value-type="float"/>
          <table:table-cell office:value-type="string">
            <text:p>Pattern 8</text:p>
          </table:table-cell>
          <table:table-cell office:value="0.2802178108485168" office:value-type="float"/>
          <table:table-cell office:value="0.4104678541434134" office:value-type="float"/>
          <table:table-cell office:value="28.74808497663081" office:value-type="float"/>
          <table:table-cell office:value-type="string">
            <text:p>input/data_formal_20240530-1342/meme/blocksquare_io_20230212T163113/0.jpg</text:p>
          </table:table-cell>
          <table:table-cell office:value-type="string">
            <text:p>https://twitter.com/TomSawy75800630/status/1624810819350413313</text:p>
          </table:table-cell>
        </table:table-row>
        <table:table-row>
          <table:table-cell office:value="304" office:value-type="float"/>
          <table:table-cell office:value-type="string">
            <text:p>Pattern 15</text:p>
          </table:table-cell>
          <table:table-cell office:value="0.044448341638381794" office:value-type="float"/>
          <table:table-cell office:value="0.40351066477159764" office:value-type="float"/>
          <table:table-cell office:value="26.767754032293176" office:value-type="float"/>
          <table:table-cell office:value-type="string">
            <text:p>input/data_formal_20240530-1342/meme/blowzetissues_20230106T065522/0.jpg</text:p>
          </table:table-cell>
          <table:table-cell office:value-type="string">
            <text:p>https://twitter.com/blowzetissues/status/1611255082619920384</text:p>
          </table:table-cell>
        </table:table-row>
        <table:table-row>
          <table:table-cell office:value="305" office:value-type="float"/>
          <table:table-cell office:value-type="string">
            <text:p>Pattern 46</text:p>
          </table:table-cell>
          <table:table-cell office:value="0.12528762670938007" office:value-type="float"/>
          <table:table-cell office:value="0.10216639599626048" office:value-type="float"/>
          <table:table-cell office:value="15.164034987094395" office:value-type="float"/>
          <table:table-cell office:value-type="string">
            <text:p>input/data_formal_20240530-1342/meme/BluebirdSolarIN_20230106T064352/0.jpg</text:p>
          </table:table-cell>
          <table:table-cell office:value-type="string">
            <text:p>https://twitter.com/itssuman2022/status/1611262294033563657</text:p>
          </table:table-cell>
        </table:table-row>
        <table:table-row>
          <table:table-cell office:value="306" office:value-type="float"/>
          <table:table-cell office:value-type="string">
            <text:p>Pattern 29</text:p>
          </table:table-cell>
          <table:table-cell office:value="0.5108088076508931" office:value-type="float"/>
          <table:table-cell office:value="0.357842273950273" office:value-type="float"/>
          <table:table-cell office:value="26.830795264752958" office:value-type="float"/>
          <table:table-cell office:value-type="string">
            <text:p>input/data_formal_20240530-1342/meme/bluezeindia_20230106T083445/0.jpg</text:p>
          </table:table-cell>
          <table:table-cell office:value-type="string">
            <text:p>https://twitter.com/yourrahullath/status/1611280693186924545</text:p>
          </table:table-cell>
        </table:table-row>
        <table:table-row>
          <table:table-cell office:value="307" office:value-type="float"/>
          <table:table-cell office:value-type="string">
            <text:p>Pattern 29</text:p>
          </table:table-cell>
          <table:table-cell office:value="0.6165789759771018" office:value-type="float"/>
          <table:table-cell office:value="0.4525741238919841" office:value-type="float"/>
          <table:table-cell office:value="27.53169847585866" office:value-type="float"/>
          <table:table-cell office:value-type="string">
            <text:p>input/data_formal_20240530-1342/meme/blvck_benji_20230202T001758/0.jpg</text:p>
          </table:table-cell>
          <table:table-cell office:value-type="string">
            <text:p>https://twitter.com/blvck_benji/status/1620939548539641856</text:p>
          </table:table-cell>
        </table:table-row>
        <table:table-row>
          <table:table-cell office:value="308" office:value-type="float"/>
          <table:table-cell office:value-type="string">
            <text:p>Pattern 46</text:p>
          </table:table-cell>
          <table:table-cell office:value="0.10588322259503563" office:value-type="float"/>
          <table:table-cell office:value="0.15699472359852673" office:value-type="float"/>
          <table:table-cell office:value="15.34668260188104" office:value-type="float"/>
          <table:table-cell office:value-type="string">
            <text:p>input/data_formal_20240530-1342/meme/bm_reporter_20230106T073629/0.jpg</text:p>
          </table:table-cell>
          <table:table-cell office:value-type="string">
            <text:p>https://twitter.com/bm_reporter/status/1611265431737896961</text:p>
          </table:table-cell>
        </table:table-row>
        <table:table-row>
          <table:table-cell office:value="309" office:value-type="float"/>
          <table:table-cell office:value-type="string">
            <text:p>Pattern 41</text:p>
          </table:table-cell>
          <table:table-cell office:value="0.1307822997315589" office:value-type="float"/>
          <table:table-cell office:value="0.473709618176405" office:value-type="float"/>
          <table:table-cell office:value="27.416274736208464" office:value-type="float"/>
          <table:table-cell office:value-type="string">
            <text:p>input/data_formal_20240530-1342/meme/bobatr16_20230111T164945/0.jpg</text:p>
          </table:table-cell>
          <table:table-cell office:value-type="string">
            <text:p>https://twitter.com/bobarsu/status/1613324552855224321</text:p>
          </table:table-cell>
        </table:table-row>
        <table:table-row>
          <table:table-cell office:value="310" office:value-type="float"/>
          <table:table-cell office:value-type="string">
            <text:p>Pattern 46</text:p>
          </table:table-cell>
          <table:table-cell office:value="0.13610652314866567" office:value-type="float"/>
          <table:table-cell office:value="0.14652195645552285" office:value-type="float"/>
          <table:table-cell office:value="14.374659944356145" office:value-type="float"/>
          <table:table-cell office:value-type="string">
            <text:p>input/data_formal_20240530-1342/meme/BodyFirstWellne_20230105T161826/0.jpg</text:p>
          </table:table-cell>
          <table:table-cell office:value-type="string">
            <text:p>https://twitter.com/RAHULYA13854449/status/1611275199638372354</text:p>
          </table:table-cell>
        </table:table-row>
        <table:table-row>
          <table:table-cell office:value="311" office:value-type="float"/>
          <table:table-cell office:value-type="string">
            <text:p>Pattern 29</text:p>
          </table:table-cell>
          <table:table-cell office:value="0.411848785260032" office:value-type="float"/>
          <table:table-cell office:value="0.5652513482830486" office:value-type="float"/>
          <table:table-cell office:value="25.290805642499258" office:value-type="float"/>
          <table:table-cell office:value-type="string">
            <text:p>input/data_formal_20240530-1342/meme/boi_services_20230106T073002/0.jpg</text:p>
          </table:table-cell>
          <table:table-cell office:value-type="string">
            <text:p>https://twitter.com/boi_services/status/1611263809712459776</text:p>
          </table:table-cell>
        </table:table-row>
        <table:table-row>
          <table:table-cell office:value="312" office:value-type="float"/>
          <table:table-cell office:value-type="string">
            <text:p>Pattern 3</text:p>
          </table:table-cell>
          <table:table-cell office:value="0.6898558083270605" office:value-type="float"/>
          <table:table-cell office:value="0.36076044470049146" office:value-type="float"/>
          <table:table-cell office:value="24.169437404963624" office:value-type="float"/>
          <table:table-cell office:value-type="string">
            <text:p>input/data_formal_20240530-1342/meme/BoizThat_20230131T010001/0.jpg</text:p>
          </table:table-cell>
          <table:table-cell office:value-type="string">
            <text:p>https://twitter.com/JamesMi83678952/status/1620970192741474304</text:p>
          </table:table-cell>
        </table:table-row>
        <table:table-row>
          <table:table-cell office:value="313" office:value-type="float"/>
          <table:table-cell office:value-type="string">
            <text:p>Pattern 23</text:p>
          </table:table-cell>
          <table:table-cell office:value="0.35548462750739135" office:value-type="float"/>
          <table:table-cell office:value="0.2280771112048514" office:value-type="float"/>
          <table:table-cell office:value="29.31602833831783" office:value-type="float"/>
          <table:table-cell office:value-type="string">
            <text:p>input/data_formal_20240530-1342/meme/BoizThat_20230202T010000/0.jpg</text:p>
          </table:table-cell>
          <table:table-cell office:value-type="string">
            <text:p>https://twitter.com/BoizThat/status/1620950125349593088</text:p>
          </table:table-cell>
        </table:table-row>
        <table:table-row>
          <table:table-cell office:value="314" office:value-type="float"/>
          <table:table-cell office:value-type="string">
            <text:p>Pattern 11</text:p>
          </table:table-cell>
          <table:table-cell office:value="0.7164392730643827" office:value-type="float"/>
          <table:table-cell office:value="0.3853744230245958" office:value-type="float"/>
          <table:table-cell office:value="26.73287227909725" office:value-type="float"/>
          <table:table-cell office:value-type="string">
            <text:p>input/data_formal_20240530-1342/meme/BoizThat_20230206T130002/0.jpg</text:p>
          </table:table-cell>
          <table:table-cell office:value-type="string">
            <text:p>https://twitter.com/BoizThat/status/1622580880379355137</text:p>
          </table:table-cell>
        </table:table-row>
        <table:table-row>
          <table:table-cell office:value="315" office:value-type="float"/>
          <table:table-cell office:value-type="string">
            <text:p>Pattern 29</text:p>
          </table:table-cell>
          <table:table-cell office:value="0.2945582929363333" office:value-type="float"/>
          <table:table-cell office:value="0.43212991927127925" office:value-type="float"/>
          <table:table-cell office:value="27.860816521270074" office:value-type="float"/>
          <table:table-cell office:value-type="string">
            <text:p>input/data_formal_20240530-1342/meme/bombay_bees_20221228T053000/0.jpg</text:p>
          </table:table-cell>
          <table:table-cell office:value-type="string">
            <text:p>https://twitter.com/bombay_bees/status/1607972110638485506</text:p>
          </table:table-cell>
        </table:table-row>
        <table:table-row>
          <table:table-cell office:value="316" office:value-type="float"/>
          <table:table-cell office:value-type="string">
            <text:p>Pattern 25</text:p>
          </table:table-cell>
          <table:table-cell office:value="0.8922308353191" office:value-type="float"/>
          <table:table-cell office:value="0.42051483414222823" office:value-type="float"/>
          <table:table-cell office:value="23.415425953496502" office:value-type="float"/>
          <table:table-cell office:value-type="string">
            <text:p>input/data_formal_20240530-1342/meme/Bonuskoder_net_20220718T093600/0.jpg</text:p>
          </table:table-cell>
          <table:table-cell office:value-type="string">
            <text:p>https://twitter.com/ronnyro91579188/status/1620943387355660289</text:p>
          </table:table-cell>
        </table:table-row>
        <table:table-row>
          <table:table-cell office:value="317" office:value-type="float"/>
          <table:table-cell office:value-type="string">
            <text:p>Pattern 21</text:p>
          </table:table-cell>
          <table:table-cell office:value="0.7596181627043699" office:value-type="float"/>
          <table:table-cell office:value="0.4564339475689483" office:value-type="float"/>
          <table:table-cell office:value="29.261427028341114" office:value-type="float"/>
          <table:table-cell office:value-type="string">
            <text:p>input/data_formal_20240530-1342/meme/bonuszkodok_20220718T102400/0.jpg</text:p>
          </table:table-cell>
          <table:table-cell office:value-type="string">
            <text:p>https://twitter.com/Hassan02701184/status/1624808320505729025</text:p>
          </table:table-cell>
        </table:table-row>
        <table:table-row>
          <table:table-cell office:value="318" office:value-type="float"/>
          <table:table-cell office:value-type="string">
            <text:p>Pattern 9</text:p>
          </table:table-cell>
          <table:table-cell office:value="0.17046327352212404" office:value-type="float"/>
          <table:table-cell office:value="0.04289924906343562" office:value-type="float"/>
          <table:table-cell office:value="9.181694792493012" office:value-type="float"/>
          <table:table-cell office:value-type="string">
            <text:p>input/data_formal_20240530-1342/meme/BooliToken_20230105T103015/0.jpg</text:p>
          </table:table-cell>
          <table:table-cell office:value-type="string">
            <text:p>https://twitter.com/BooliToken/status/1610946775858413575</text:p>
          </table:table-cell>
        </table:table-row>
        <table:table-row>
          <table:table-cell office:value="319" office:value-type="float"/>
          <table:table-cell office:value-type="string">
            <text:p>Pattern 23</text:p>
          </table:table-cell>
          <table:table-cell office:value="0.24987899692346127" office:value-type="float"/>
          <table:table-cell office:value="0.38472610520824" office:value-type="float"/>
          <table:table-cell office:value="32.18078729392587" office:value-type="float"/>
          <table:table-cell office:value-type="string">
            <text:p>input/data_formal_20240530-1342/meme/Bosstravelclub_20230127T195145/0.jpg</text:p>
          </table:table-cell>
          <table:table-cell office:value-type="string">
            <text:p>https://twitter.com/Bosstravelclub/status/1619060614869159936</text:p>
          </table:table-cell>
        </table:table-row>
        <table:table-row>
          <table:table-cell office:value="320" office:value-type="float"/>
          <table:table-cell office:value-type="string">
            <text:p>Pattern 23</text:p>
          </table:table-cell>
          <table:table-cell office:value="0.3512292442408551" office:value-type="float"/>
          <table:table-cell office:value="0.20580898772004513" office:value-type="float"/>
          <table:table-cell office:value="27.83519745561329" office:value-type="float"/>
          <table:table-cell office:value-type="string">
            <text:p>input/data_formal_20240530-1342/meme/BotfoLaugh_20230202T011252/0.jpg</text:p>
          </table:table-cell>
          <table:table-cell office:value-type="string">
            <text:p>https://twitter.com/BotfoLaugh/status/1620953365533396997</text:p>
          </table:table-cell>
        </table:table-row>
        <table:table-row>
          <table:table-cell office:value="321" office:value-type="float"/>
          <table:table-cell office:value-type="string">
            <text:p>Pattern 16</text:p>
          </table:table-cell>
          <table:table-cell office:value="0.27088736578260025" office:value-type="float"/>
          <table:table-cell office:value="0.3500874965806817" office:value-type="float"/>
          <table:table-cell office:value="33.82527890244057" office:value-type="float"/>
          <table:table-cell office:value-type="string">
            <text:p>input/data_formal_20240530-1342/meme/BowlChef_20221227T182833/0.jpg</text:p>
          </table:table-cell>
          <table:table-cell office:value-type="string">
            <text:p>https://twitter.com/right_turnsonly/status/1607942677294714880</text:p>
          </table:table-cell>
        </table:table-row>
        <table:table-row>
          <table:table-cell office:value="322" office:value-type="float"/>
          <table:table-cell office:value-type="string">
            <text:p>Pattern 16</text:p>
          </table:table-cell>
          <table:table-cell office:value="0.24806908516289944" office:value-type="float"/>
          <table:table-cell office:value="0.335742764553305" office:value-type="float"/>
          <table:table-cell office:value="34.35134945079608" office:value-type="float"/>
          <table:table-cell office:value-type="string">
            <text:p>input/data_formal_20240530-1342/meme/BowlChef_20230201T183536/0.jpg</text:p>
          </table:table-cell>
          <table:table-cell office:value-type="string">
            <text:p>https://twitter.com/MtzS101/status/1622556673926635520</text:p>
          </table:table-cell>
        </table:table-row>
        <table:table-row>
          <table:table-cell office:value="323" office:value-type="float"/>
          <table:table-cell office:value-type="string">
            <text:p>Pattern 16</text:p>
          </table:table-cell>
          <table:table-cell office:value="0.2071334365878328" office:value-type="float"/>
          <table:table-cell office:value="0.5226646918870241" office:value-type="float"/>
          <table:table-cell office:value="35.403774056005034" office:value-type="float"/>
          <table:table-cell office:value-type="string">
            <text:p>input/data_formal_20240530-1342/meme/BowlChef_20230206T112006/0.jpg</text:p>
          </table:table-cell>
          <table:table-cell office:value-type="string">
            <text:p>https://twitter.com/BowlChef/status/1622555729638096897</text:p>
          </table:table-cell>
        </table:table-row>
        <table:table-row>
          <table:table-cell office:value="324" office:value-type="float"/>
          <table:table-cell office:value-type="string">
            <text:p>Pattern 16</text:p>
          </table:table-cell>
          <table:table-cell office:value="0.29029460319441636" office:value-type="float"/>
          <table:table-cell office:value="0.5602657922059089" office:value-type="float"/>
          <table:table-cell office:value="25.61333890820298" office:value-type="float"/>
          <table:table-cell office:value-type="string">
            <text:p>input/data_formal_20240530-1342/meme/bowlingnols_20220528T120212/0.jpg</text:p>
          </table:table-cell>
          <table:table-cell office:value-type="string">
            <text:p>https://twitter.com/kkmax09/status/1607896773510692865</text:p>
          </table:table-cell>
        </table:table-row>
        <table:table-row>
          <table:table-cell office:value="325" office:value-type="float"/>
          <table:table-cell office:value-type="string">
            <text:p>Pattern 31</text:p>
          </table:table-cell>
          <table:table-cell office:value="0.07588539734475186" office:value-type="float"/>
          <table:table-cell office:value="0.27426674552257546" office:value-type="float"/>
          <table:table-cell office:value="25.321033324607754" office:value-type="float"/>
          <table:table-cell office:value-type="string">
            <text:p>input/data_formal_20240530-1342/meme/Brainalystindia_20230202T042939/0.jpg</text:p>
          </table:table-cell>
          <table:table-cell office:value-type="string">
            <text:p>https://twitter.com/Brainalystindia/status/1621002886699425792</text:p>
          </table:table-cell>
        </table:table-row>
        <table:table-row>
          <table:table-cell office:value="326" office:value-type="float"/>
          <table:table-cell office:value-type="string">
            <text:p>Pattern 11</text:p>
          </table:table-cell>
          <table:table-cell office:value="0.6930111872351292" office:value-type="float"/>
          <table:table-cell office:value="0.4897717316233972" office:value-type="float"/>
          <table:table-cell office:value="25.713897143679755" office:value-type="float"/>
          <table:table-cell office:value-type="string">
            <text:p>input/data_formal_20240530-1342/meme/BREATHEConLV_20230105T120055/0.jpg</text:p>
          </table:table-cell>
          <table:table-cell office:value-type="string">
            <text:p>https://twitter.com/BREATHEConLV/status/1610969591571791877</text:p>
          </table:table-cell>
        </table:table-row>
        <table:table-row>
          <table:table-cell office:value="327" office:value-type="float"/>
          <table:table-cell office:value-type="string">
            <text:p>Pattern 8</text:p>
          </table:table-cell>
          <table:table-cell office:value="0.27942743137030607" office:value-type="float"/>
          <table:table-cell office:value="0.3161418522888457" office:value-type="float"/>
          <table:table-cell office:value="25.230232549700702" office:value-type="float"/>
          <table:table-cell office:value-type="string">
            <text:p>input/data_formal_20240530-1342/meme/BrettDeister_20200715T220010/0.jpg</text:p>
          </table:table-cell>
          <table:table-cell office:value-type="string">
            <text:p>https://twitter.com/BrettDeister/status/1620912129523191808</text:p>
          </table:table-cell>
        </table:table-row>
        <table:table-row>
          <table:table-cell office:value="328" office:value-type="float"/>
          <table:table-cell office:value-type="string">
            <text:p>Pattern 20</text:p>
          </table:table-cell>
          <table:table-cell office:value="0.6416287414143945" office:value-type="float"/>
          <table:table-cell office:value="0.3308817631569107" office:value-type="float"/>
          <table:table-cell office:value="27.527423266529723" office:value-type="float"/>
          <table:table-cell office:value-type="string">
            <text:p>input/data_formal_20240530-1342/meme/brewitsimple_20230203T051330/0.jpg</text:p>
          </table:table-cell>
          <table:table-cell office:value-type="string">
            <text:p>https://twitter.com/brewitsimple/status/1622589203380076544</text:p>
          </table:table-cell>
        </table:table-row>
        <table:table-row>
          <table:table-cell office:value="329" office:value-type="float"/>
          <table:table-cell office:value-type="string">
            <text:p>Pattern 48</text:p>
          </table:table-cell>
          <table:table-cell office:value="0.3233419698166195" office:value-type="float"/>
          <table:table-cell office:value="0.5142031656610003" office:value-type="float"/>
          <table:table-cell office:value="29.920523255296846" office:value-type="float"/>
          <table:table-cell office:value-type="string">
            <text:p>input/data_formal_20240530-1342/meme/BrianRoemmele_20221228T050904/0.jpg</text:p>
          </table:table-cell>
          <table:table-cell office:value-type="string">
            <text:p>https://twitter.com/Justinxpenguin/status/1607966841602727936</text:p>
          </table:table-cell>
        </table:table-row>
        <table:table-row>
          <table:table-cell office:value="330" office:value-type="float"/>
          <table:table-cell office:value-type="string">
            <text:p>Pattern 31</text:p>
          </table:table-cell>
          <table:table-cell office:value="0.15088048686166786" office:value-type="float"/>
          <table:table-cell office:value="0.4721767114069522" office:value-type="float"/>
          <table:table-cell office:value="23.9807819407005" office:value-type="float"/>
          <table:table-cell office:value-type="string">
            <text:p>input/data_formal_20240530-1342/meme/BrochMike_20230121T161707/0.jpg</text:p>
          </table:table-cell>
          <table:table-cell office:value-type="string">
            <text:p>https://twitter.com/BrochMike/status/1616832269926428672</text:p>
          </table:table-cell>
        </table:table-row>
        <table:table-row>
          <table:table-cell office:value="331" office:value-type="float"/>
          <table:table-cell office:value-type="string">
            <text:p>Pattern 31</text:p>
          </table:table-cell>
          <table:table-cell office:value="0.10248778430806577" office:value-type="float"/>
          <table:table-cell office:value="0.44324692882173716" office:value-type="float"/>
          <table:table-cell office:value="27.54680877893172" office:value-type="float"/>
          <table:table-cell office:value-type="string">
            <text:p>input/data_formal_20240530-1342/meme/Brtecine771_20230111T164625/0.jpg</text:p>
          </table:table-cell>
          <table:table-cell office:value-type="string">
            <text:p>https://twitter.com/bobarsu/status/1613324616126312450</text:p>
          </table:table-cell>
        </table:table-row>
        <table:table-row>
          <table:table-cell office:value="332" office:value-type="float"/>
          <table:table-cell office:value-type="string">
            <text:p>Pattern 29</text:p>
          </table:table-cell>
          <table:table-cell office:value="0.4455787680726626" office:value-type="float"/>
          <table:table-cell office:value="0.6751508180091208" office:value-type="float"/>
          <table:table-cell office:value="23.8598394612878" office:value-type="float"/>
          <table:table-cell office:value-type="string">
            <text:p>input/data_formal_20240530-1342/meme/bsdjoke_20230322T191732/0.jpg</text:p>
          </table:table-cell>
          <table:table-cell office:value-type="string">
            <text:p>https://twitter.com/bsdjoke/status/1638620946838724620</text:p>
          </table:table-cell>
        </table:table-row>
        <table:table-row>
          <table:table-cell office:value="333" office:value-type="float"/>
          <table:table-cell office:value-type="string">
            <text:p>Pattern 12</text:p>
          </table:table-cell>
          <table:table-cell office:value="0.09696614197384212" office:value-type="float"/>
          <table:table-cell office:value="0.7258161688733468" office:value-type="float"/>
          <table:table-cell office:value="28.945487252097912" office:value-type="float"/>
          <table:table-cell office:value-type="string">
            <text:p>input/data_formal_20240530-1342/meme/BT21__20221214T090041/0.jpg</text:p>
          </table:table-cell>
          <table:table-cell office:value-type="string">
            <text:p>https://twitter.com/goldenpolaris7/status/1607944502957985797</text:p>
          </table:table-cell>
        </table:table-row>
        <table:table-row>
          <table:table-cell office:value="334" office:value-type="float"/>
          <table:table-cell office:value-type="string">
            <text:p>Pattern 41</text:p>
          </table:table-cell>
          <table:table-cell office:value="0.0" office:value-type="float"/>
          <table:table-cell office:value="0.6926448071835701" office:value-type="float"/>
          <table:table-cell office:value="27.087802921718417" office:value-type="float"/>
          <table:table-cell office:value-type="string">
            <text:p>input/data_formal_20240530-1342/meme/BT21__20221214T090041/1.jpg</text:p>
          </table:table-cell>
          <table:table-cell office:value-type="string">
            <text:p>https://twitter.com/goldenpolaris7/status/1607944502957985797</text:p>
          </table:table-cell>
        </table:table-row>
        <table:table-row>
          <table:table-cell office:value="335" office:value-type="float"/>
          <table:table-cell office:value-type="string">
            <text:p>Pattern 6</text:p>
          </table:table-cell>
          <table:table-cell office:value="0.13847312673014542" office:value-type="float"/>
          <table:table-cell office:value="0.6446573449799552" office:value-type="float"/>
          <table:table-cell office:value="27.982798730574217" office:value-type="float"/>
          <table:table-cell office:value-type="string">
            <text:p>input/data_formal_20240530-1342/meme/BT21__20221214T090041/2.jpg</text:p>
          </table:table-cell>
          <table:table-cell office:value-type="string">
            <text:p>https://twitter.com/goldenpolaris7/status/1607944502957985797</text:p>
          </table:table-cell>
        </table:table-row>
        <table:table-row>
          <table:table-cell office:value="336" office:value-type="float"/>
          <table:table-cell office:value-type="string">
            <text:p>Pattern 7</text:p>
          </table:table-cell>
          <table:table-cell office:value="0.2800839865727969" office:value-type="float"/>
          <table:table-cell office:value="0.601590599000962" office:value-type="float"/>
          <table:table-cell office:value="24.304586948143555" office:value-type="float"/>
          <table:table-cell office:value-type="string">
            <text:p>input/data_formal_20240530-1342/meme/BullRunDao_20230225T180325/0.jpg</text:p>
          </table:table-cell>
          <table:table-cell office:value-type="string">
            <text:p>https://twitter.com/jxcial/status/1629745977098919936</text:p>
          </table:table-cell>
        </table:table-row>
        <table:table-row>
          <table:table-cell office:value="337" office:value-type="float"/>
          <table:table-cell office:value-type="string">
            <text:p>Pattern 43</text:p>
          </table:table-cell>
          <table:table-cell office:value="0.35587980080701315" office:value-type="float"/>
          <table:table-cell office:value="0.31838937735039896" office:value-type="float"/>
          <table:table-cell office:value="31.89494622931693" office:value-type="float"/>
          <table:table-cell office:value-type="string">
            <text:p>input/data_formal_20240530-1342/meme/bullymake_20230105T120019/0.jpg</text:p>
          </table:table-cell>
          <table:table-cell office:value-type="string">
            <text:p>https://twitter.com/bullymake/status/1610969439943499776</text:p>
          </table:table-cell>
        </table:table-row>
        <table:table-row>
          <table:table-cell office:value="338" office:value-type="float"/>
          <table:table-cell office:value-type="string">
            <text:p>Pattern 16</text:p>
          </table:table-cell>
          <table:table-cell office:value="0.20685983822866777" office:value-type="float"/>
          <table:table-cell office:value="0.3583428204817195" office:value-type="float"/>
          <table:table-cell office:value="33.53107623111009" office:value-type="float"/>
          <table:table-cell office:value-type="string">
            <text:p>input/data_formal_20240530-1342/meme/bullymake_20230206T120033/0.jpg</text:p>
          </table:table-cell>
          <table:table-cell office:value-type="string">
            <text:p>https://twitter.com/bullymake/status/1622565910811754496</text:p>
          </table:table-cell>
        </table:table-row>
        <table:table-row>
          <table:table-cell office:value="339" office:value-type="float"/>
          <table:table-cell office:value-type="string">
            <text:p>Pattern 15</text:p>
          </table:table-cell>
          <table:table-cell office:value="0.21252419809743653" office:value-type="float"/>
          <table:table-cell office:value="0.30391633755911274" office:value-type="float"/>
          <table:table-cell office:value="31.81451272063588" office:value-type="float"/>
          <table:table-cell office:value-type="string">
            <text:p>input/data_formal_20240530-1342/meme/BusinessBeijing_20230404T023918/0.jpg</text:p>
          </table:table-cell>
          <table:table-cell office:value-type="string">
            <text:p>https://twitter.com/BusinessBeijing/status/1643080775783550978</text:p>
          </table:table-cell>
        </table:table-row>
        <table:table-row>
          <table:table-cell office:value="340" office:value-type="float"/>
          <table:table-cell office:value-type="string">
            <text:p>Pattern 15</text:p>
          </table:table-cell>
          <table:table-cell office:value="0.25726558674646527" office:value-type="float"/>
          <table:table-cell office:value="0.35553377566580274" office:value-type="float"/>
          <table:table-cell office:value="28.86664876086028" office:value-type="float"/>
          <table:table-cell office:value-type="string">
            <text:p>input/data_formal_20240530-1342/meme/BusinessBeijing_20230404T023918/1.jpg</text:p>
          </table:table-cell>
          <table:table-cell office:value-type="string">
            <text:p>https://twitter.com/BusinessBeijing/status/1643080775783550978</text:p>
          </table:table-cell>
        </table:table-row>
        <table:table-row>
          <table:table-cell office:value="341" office:value-type="float"/>
          <table:table-cell office:value-type="string">
            <text:p>Pattern 48</text:p>
          </table:table-cell>
          <table:table-cell office:value="0.2627588453963955" office:value-type="float"/>
          <table:table-cell office:value="0.6064621452712731" office:value-type="float"/>
          <table:table-cell office:value="31.027124897156916" office:value-type="float"/>
          <table:table-cell office:value-type="string">
            <text:p>input/data_formal_20240530-1342/meme/BusinessBeijing_20230404T023918/2.jpg</text:p>
          </table:table-cell>
          <table:table-cell office:value-type="string">
            <text:p>https://twitter.com/BusinessBeijing/status/1643080775783550978</text:p>
          </table:table-cell>
        </table:table-row>
        <table:table-row>
          <table:table-cell office:value="342" office:value-type="float"/>
          <table:table-cell office:value-type="string">
            <text:p>Pattern 5</text:p>
          </table:table-cell>
          <table:table-cell office:value="0.5890075473918999" office:value-type="float"/>
          <table:table-cell office:value="0.36578041252435667" office:value-type="float"/>
          <table:table-cell office:value="27.882731626719924" office:value-type="float"/>
          <table:table-cell office:value-type="string">
            <text:p>input/data_formal_20240530-1342/meme/BustosRealty_20230111T223002/0.jpg</text:p>
          </table:table-cell>
          <table:table-cell office:value-type="string">
            <text:p>https://twitter.com/BustosRealty/status/1613302240097304576</text:p>
          </table:table-cell>
        </table:table-row>
        <table:table-row>
          <table:table-cell office:value="343" office:value-type="float"/>
          <table:table-cell office:value-type="string">
            <text:p>Pattern 29</text:p>
          </table:table-cell>
          <table:table-cell office:value="0.37053592793709555" office:value-type="float"/>
          <table:table-cell office:value="0.35662402388691217" office:value-type="float"/>
          <table:table-cell office:value="31.858514198705322" office:value-type="float"/>
          <table:table-cell office:value-type="string">
            <text:p>input/data_formal_20240530-1342/meme/BustosRealty_20230202T000701/0.jpg</text:p>
          </table:table-cell>
          <table:table-cell office:value-type="string">
            <text:p>https://twitter.com/BustosRealty/status/1620936793632686080</text:p>
          </table:table-cell>
        </table:table-row>
        <table:table-row>
          <table:table-cell office:value="344" office:value-type="float"/>
          <table:table-cell office:value-type="string">
            <text:p>Pattern 3</text:p>
          </table:table-cell>
          <table:table-cell office:value="0.9150062909923616" office:value-type="float"/>
          <table:table-cell office:value="0.41994350317973883" office:value-type="float"/>
          <table:table-cell office:value="22.760052016815234" office:value-type="float"/>
          <table:table-cell office:value-type="string">
            <text:p>input/data_formal_20240530-1342/meme/bxanalystlife_20230206T154359/0.jpg</text:p>
          </table:table-cell>
          <table:table-cell office:value-type="string">
            <text:p>https://twitter.com/bxanalystlife/status/1622622138745192450</text:p>
          </table:table-cell>
        </table:table-row>
        <table:table-row>
          <table:table-cell office:value="345" office:value-type="float"/>
          <table:table-cell office:value-type="string">
            <text:p>Pattern 41</text:p>
          </table:table-cell>
          <table:table-cell office:value="0.25987866784704305" office:value-type="float"/>
          <table:table-cell office:value="0.6752075333182863" office:value-type="float"/>
          <table:table-cell office:value="29.258689595029466" office:value-type="float"/>
          <table:table-cell office:value-type="string">
            <text:p>input/data_formal_20240530-1342/meme/CabiMangaka_20221228T031407/0.jpg</text:p>
          </table:table-cell>
          <table:table-cell office:value-type="string">
            <text:p>https://twitter.com/CabiMangaka/status/1607937913446170627</text:p>
          </table:table-cell>
        </table:table-row>
        <table:table-row>
          <table:table-cell office:value="346" office:value-type="float"/>
          <table:table-cell office:value-type="string">
            <text:p>Pattern 47</text:p>
          </table:table-cell>
          <table:table-cell office:value="0.21237229345294337" office:value-type="float"/>
          <table:table-cell office:value="0.5840231615880217" office:value-type="float"/>
          <table:table-cell office:value="26.42030593137996" office:value-type="float"/>
          <table:table-cell office:value-type="string">
            <text:p>input/data_formal_20240530-1342/meme/cadieux_t_20230202T014628/0.jpg</text:p>
          </table:table-cell>
          <table:table-cell office:value-type="string">
            <text:p>https://twitter.com/cadieux_t/status/1620961818134065153</text:p>
          </table:table-cell>
        </table:table-row>
        <table:table-row>
          <table:table-cell office:value="347" office:value-type="float"/>
          <table:table-cell office:value-type="string">
            <text:p>Pattern 15</text:p>
          </table:table-cell>
          <table:table-cell office:value="0.08290606752086199" office:value-type="float"/>
          <table:table-cell office:value="0.3745485429669026" office:value-type="float"/>
          <table:table-cell office:value="32.65856340544624" office:value-type="float"/>
          <table:table-cell office:value-type="string">
            <text:p>input/data_formal_20240530-1342/meme/cadieux_t_20230202T014628/1.jpg</text:p>
          </table:table-cell>
          <table:table-cell office:value-type="string">
            <text:p>https://twitter.com/cadieux_t/status/1620961818134065153</text:p>
          </table:table-cell>
        </table:table-row>
        <table:table-row>
          <table:table-cell office:value="348" office:value-type="float"/>
          <table:table-cell office:value-type="string">
            <text:p>Pattern 12</text:p>
          </table:table-cell>
          <table:table-cell office:value="0.09482428857592479" office:value-type="float"/>
          <table:table-cell office:value="0.7248647324415262" office:value-type="float"/>
          <table:table-cell office:value="27.06596427662077" office:value-type="float"/>
          <table:table-cell office:value-type="string">
            <text:p>input/data_formal_20240530-1342/meme/cadieux_t_20230202T014628/2.jpg</text:p>
          </table:table-cell>
          <table:table-cell office:value-type="string">
            <text:p>https://twitter.com/cadieux_t/status/1620961818134065153</text:p>
          </table:table-cell>
        </table:table-row>
        <table:table-row>
          <table:table-cell office:value="349" office:value-type="float"/>
          <table:table-cell office:value-type="string">
            <text:p>Pattern 12</text:p>
          </table:table-cell>
          <table:table-cell office:value="0.26725228507378723" office:value-type="float"/>
          <table:table-cell office:value="0.8013627838376514" office:value-type="float"/>
          <table:table-cell office:value="22.261728889034327" office:value-type="float"/>
          <table:table-cell office:value-type="string">
            <text:p>input/data_formal_20240530-1342/meme/cadieux_t_20230202T014628/3.jpg</text:p>
          </table:table-cell>
          <table:table-cell office:value-type="string">
            <text:p>https://twitter.com/cadieux_t/status/1620961818134065153</text:p>
          </table:table-cell>
        </table:table-row>
        <table:table-row>
          <table:table-cell office:value="350" office:value-type="float"/>
          <table:table-cell office:value-type="string">
            <text:p>Pattern 34</text:p>
          </table:table-cell>
          <table:table-cell office:value="0.4292950925024682" office:value-type="float"/>
          <table:table-cell office:value="0.9021259437784916" office:value-type="float"/>
          <table:table-cell office:value="25.503803304189383" office:value-type="float"/>
          <table:table-cell office:value-type="string">
            <text:p>input/data_formal_20240530-1342/meme/CallMe_Zyro_20230104T081159/0.jpg</text:p>
          </table:table-cell>
          <table:table-cell office:value-type="string">
            <text:p>https://twitter.com/Ukleon1/status/1610951745886380032</text:p>
          </table:table-cell>
        </table:table-row>
        <table:table-row>
          <table:table-cell office:value="351" office:value-type="float"/>
          <table:table-cell office:value-type="string">
            <text:p>Pattern 24</text:p>
          </table:table-cell>
          <table:table-cell office:value="0.49065392790637574" office:value-type="float"/>
          <table:table-cell office:value="0.862591072862878" office:value-type="float"/>
          <table:table-cell office:value="20.43143738160022" office:value-type="float"/>
          <table:table-cell office:value-type="string">
            <text:p>input/data_formal_20240530-1342/meme/CamilaG03873342_20230105T114748/0.jpg</text:p>
          </table:table-cell>
          <table:table-cell office:value-type="string">
            <text:p>https://twitter.com/CamilaG03873342/status/1610966289048129538</text:p>
          </table:table-cell>
        </table:table-row>
        <table:table-row>
          <table:table-cell office:value="352" office:value-type="float"/>
          <table:table-cell office:value-type="string">
            <text:p>Pattern 29</text:p>
          </table:table-cell>
          <table:table-cell office:value="0.25833803374673947" office:value-type="float"/>
          <table:table-cell office:value="0.42291396042586793" office:value-type="float"/>
          <table:table-cell office:value="31.18314187195626" office:value-type="float"/>
          <table:table-cell office:value-type="string">
            <text:p>input/data_formal_20240530-1342/meme/CantRefuseOffer_20230131T100356/0.jpg</text:p>
          </table:table-cell>
          <table:table-cell office:value-type="string">
            <text:p>https://twitter.com/EricaMo21260791/status/1620975226111791105</text:p>
          </table:table-cell>
        </table:table-row>
        <table:table-row>
          <table:table-cell office:value="353" office:value-type="float"/>
          <table:table-cell office:value-type="string">
            <text:p>Pattern 16</text:p>
          </table:table-cell>
          <table:table-cell office:value="0.18710208621144356" office:value-type="float"/>
          <table:table-cell office:value="0.2974496228462574" office:value-type="float"/>
          <table:table-cell office:value="33.04230413212209" office:value-type="float"/>
          <table:table-cell office:value-type="string">
            <text:p>input/data_formal_20240530-1342/meme/CantRefuseOffer_20230131T130423/0.jpg</text:p>
          </table:table-cell>
          <table:table-cell office:value-type="string">
            <text:p>https://twitter.com/ShoulderMedia/status/1620930542647775232</text:p>
          </table:table-cell>
        </table:table-row>
        <table:table-row>
          <table:table-cell office:value="354" office:value-type="float"/>
          <table:table-cell office:value-type="string">
            <text:p>Pattern 31</text:p>
          </table:table-cell>
          <table:table-cell office:value="0.08538927777354749" office:value-type="float"/>
          <table:table-cell office:value="0.5569743632749142" office:value-type="float"/>
          <table:table-cell office:value="25.915854945161463" office:value-type="float"/>
          <table:table-cell office:value-type="string">
            <text:p>input/data_formal_20240530-1342/meme/CantRefuseOffer_20230201T140415/0.jpg</text:p>
          </table:table-cell>
          <table:table-cell office:value-type="string">
            <text:p>https://twitter.com/Victori54063632/status/1620979997786742790</text:p>
          </table:table-cell>
        </table:table-row>
        <table:table-row>
          <table:table-cell office:value="355" office:value-type="float"/>
          <table:table-cell office:value-type="string">
            <text:p>Pattern 16</text:p>
          </table:table-cell>
          <table:table-cell office:value="0.24304220960258535" office:value-type="float"/>
          <table:table-cell office:value="0.46346077383967216" office:value-type="float"/>
          <table:table-cell office:value="33.50381914044164" office:value-type="float"/>
          <table:table-cell office:value-type="string">
            <text:p>input/data_formal_20240530-1342/meme/CantRefuseOffer_20230201T230533/0.jpg</text:p>
          </table:table-cell>
          <table:table-cell office:value-type="string">
            <text:p>https://twitter.com/CantRefuseOffer/status/1620921324628545536</text:p>
          </table:table-cell>
        </table:table-row>
        <table:table-row>
          <table:table-cell office:value="356" office:value-type="float"/>
          <table:table-cell office:value-type="string">
            <text:p>Pattern 14</text:p>
          </table:table-cell>
          <table:table-cell office:value="0.28231402036316994" office:value-type="float"/>
          <table:table-cell office:value="0.876026794993557" office:value-type="float"/>
          <table:table-cell office:value="26.12519830975414" office:value-type="float"/>
          <table:table-cell office:value-type="string">
            <text:p>input/data_formal_20240530-1342/meme/Carmelides_20221227T193901/0.jpg</text:p>
          </table:table-cell>
          <table:table-cell office:value-type="string">
            <text:p>https://twitter.com/DeborahKBurns1/status/1607978408553717761</text:p>
          </table:table-cell>
        </table:table-row>
        <table:table-row>
          <table:table-cell office:value="357" office:value-type="float"/>
          <table:table-cell office:value-type="string">
            <text:p>Pattern 15</text:p>
          </table:table-cell>
          <table:table-cell office:value="0.17902120120639806" office:value-type="float"/>
          <table:table-cell office:value="0.29183537676235893" office:value-type="float"/>
          <table:table-cell office:value="30.16816376295908" office:value-type="float"/>
          <table:table-cell office:value-type="string">
            <text:p>input/data_formal_20240530-1342/meme/CantRefuseOffer_20230202T000517/0.jpg</text:p>
          </table:table-cell>
          <table:table-cell office:value-type="string">
            <text:p>https://twitter.com/CantRefuseOffer/status/1620936357034991617</text:p>
          </table:table-cell>
        </table:table-row>
        <table:table-row>
          <table:table-cell office:value="358" office:value-type="float"/>
          <table:table-cell office:value-type="string">
            <text:p>Pattern 31</text:p>
          </table:table-cell>
          <table:table-cell office:value="0.13809036009652023" office:value-type="float"/>
          <table:table-cell office:value="0.4035797265629656" office:value-type="float"/>
          <table:table-cell office:value="27.315482463680326" office:value-type="float"/>
          <table:table-cell office:value-type="string">
            <text:p>input/data_formal_20240530-1342/meme/CantRefuseOffer_20230202T010426/0.jpg</text:p>
          </table:table-cell>
          <table:table-cell office:value-type="string">
            <text:p>https://twitter.com/CantRefuseOffer/status/1620951242712256514</text:p>
          </table:table-cell>
        </table:table-row>
        <table:table-row>
          <table:table-cell office:value="359" office:value-type="float"/>
          <table:table-cell office:value-type="string">
            <text:p>Pattern 4</text:p>
          </table:table-cell>
          <table:table-cell office:value="0.30677268412528347" office:value-type="float"/>
          <table:table-cell office:value="0.6376070909204119" office:value-type="float"/>
          <table:table-cell office:value="30.91058434013248" office:value-type="float"/>
          <table:table-cell office:value-type="string">
            <text:p>input/data_formal_20240530-1342/meme/CantRefuseOffer_20230202T020417/0.jpg</text:p>
          </table:table-cell>
          <table:table-cell office:value-type="string">
            <text:p>https://twitter.com/CantRefuseOffer/status/1620966304755732480</text:p>
          </table:table-cell>
        </table:table-row>
        <table:table-row>
          <table:table-cell office:value="360" office:value-type="float"/>
          <table:table-cell office:value-type="string">
            <text:p>Pattern 16</text:p>
          </table:table-cell>
          <table:table-cell office:value="0.2618890522315661" office:value-type="float"/>
          <table:table-cell office:value="0.293354924893508" office:value-type="float"/>
          <table:table-cell office:value="32.14493910556459" office:value-type="float"/>
          <table:table-cell office:value-type="string">
            <text:p>input/data_formal_20240530-1342/meme/CantRefuseOffer_20230202T030432/0.jpg</text:p>
          </table:table-cell>
          <table:table-cell office:value-type="string">
            <text:p>https://twitter.com/CantRefuseOffer/status/1620981467085000707</text:p>
          </table:table-cell>
        </table:table-row>
        <table:table-row>
          <table:table-cell office:value="361" office:value-type="float"/>
          <table:table-cell office:value-type="string">
            <text:p>Pattern 16</text:p>
          </table:table-cell>
          <table:table-cell office:value="0.3547642087326527" office:value-type="float"/>
          <table:table-cell office:value="0.3579515397100027" office:value-type="float"/>
          <table:table-cell office:value="31.89116053697805" office:value-type="float"/>
          <table:table-cell office:value-type="string">
            <text:p>input/data_formal_20240530-1342/meme/CantRefuseOffer_20230204T080523/0.jpg</text:p>
          </table:table-cell>
          <table:table-cell office:value-type="string">
            <text:p>https://twitter.com/MarkSil31006242/status/1622622460880343042</text:p>
          </table:table-cell>
        </table:table-row>
        <table:table-row>
          <table:table-cell office:value="362" office:value-type="float"/>
          <table:table-cell office:value-type="string">
            <text:p>Pattern 5</text:p>
          </table:table-cell>
          <table:table-cell office:value="0.5178050941547273" office:value-type="float"/>
          <table:table-cell office:value="0.3203271182297624" office:value-type="float"/>
          <table:table-cell office:value="27.6515609957168" office:value-type="float"/>
          <table:table-cell office:value-type="string">
            <text:p>input/data_formal_20240530-1342/meme/CantRefuseOffer_20230205T000527/0.jpg</text:p>
          </table:table-cell>
          <table:table-cell office:value-type="string">
            <text:p>https://twitter.com/JohnnyJ25191001/status/1622551429616484352</text:p>
          </table:table-cell>
        </table:table-row>
        <table:table-row>
          <table:table-cell office:value="363" office:value-type="float"/>
          <table:table-cell office:value-type="string">
            <text:p>Pattern 23</text:p>
          </table:table-cell>
          <table:table-cell office:value="0.18139242222332805" office:value-type="float"/>
          <table:table-cell office:value="0.352831754638546" office:value-type="float"/>
          <table:table-cell office:value="26.77450112154511" office:value-type="float"/>
          <table:table-cell office:value-type="string">
            <text:p>input/data_formal_20240530-1342/meme/CantRefuseOffer_20230205T230536/0.jpg</text:p>
          </table:table-cell>
          <table:table-cell office:value-type="string">
            <text:p>https://twitter.com/DubstepProvoke/status/1622606248624414720</text:p>
          </table:table-cell>
        </table:table-row>
        <table:table-row>
          <table:table-cell office:value="364" office:value-type="float"/>
          <table:table-cell office:value-type="string">
            <text:p>Pattern 23</text:p>
          </table:table-cell>
          <table:table-cell office:value="0.294002958029144" office:value-type="float"/>
          <table:table-cell office:value="0.3630945779786517" office:value-type="float"/>
          <table:table-cell office:value="29.478416441816215" office:value-type="float"/>
          <table:table-cell office:value-type="string">
            <text:p>input/data_formal_20240530-1342/meme/CantRefuseOffer_20230206T000646/0.jpg</text:p>
          </table:table-cell>
          <table:table-cell office:value-type="string">
            <text:p>https://twitter.com/Christi12608234/status/1622615633421631488</text:p>
          </table:table-cell>
        </table:table-row>
        <table:table-row>
          <table:table-cell office:value="365" office:value-type="float"/>
          <table:table-cell office:value-type="string">
            <text:p>Pattern 21</text:p>
          </table:table-cell>
          <table:table-cell office:value="0.6342709176015464" office:value-type="float"/>
          <table:table-cell office:value="0.39779802370452205" office:value-type="float"/>
          <table:table-cell office:value="30.03709660742561" office:value-type="float"/>
          <table:table-cell office:value-type="string">
            <text:p>input/data_formal_20240530-1342/meme/CantRefuseOffer_20230206T110424/0.jpg</text:p>
          </table:table-cell>
          <table:table-cell office:value-type="string">
            <text:p>https://twitter.com/CantRefuseOffer/status/1622551778448273409</text:p>
          </table:table-cell>
        </table:table-row>
        <table:table-row>
          <table:table-cell office:value="366" office:value-type="float"/>
          <table:table-cell office:value-type="string">
            <text:p>Pattern 6</text:p>
          </table:table-cell>
          <table:table-cell office:value="0.22146928164141666" office:value-type="float"/>
          <table:table-cell office:value="0.5100303381894864" office:value-type="float"/>
          <table:table-cell office:value="27.663920833206248" office:value-type="float"/>
          <table:table-cell office:value-type="string">
            <text:p>input/data_formal_20240530-1342/meme/CantRefuseOffer_20230206T150431/0.jpg</text:p>
          </table:table-cell>
          <table:table-cell office:value-type="string">
            <text:p>https://twitter.com/CantRefuseOffer/status/1622612206213816322</text:p>
          </table:table-cell>
        </table:table-row>
        <table:table-row>
          <table:table-cell office:value="367" office:value-type="float"/>
          <table:table-cell office:value-type="string">
            <text:p>Pattern 31</text:p>
          </table:table-cell>
          <table:table-cell office:value="0.07919383485344433" office:value-type="float"/>
          <table:table-cell office:value="0.35464389746364855" office:value-type="float"/>
          <table:table-cell office:value="27.235450564376524" office:value-type="float"/>
          <table:table-cell office:value-type="string">
            <text:p>input/data_formal_20240530-1342/meme/CantRefuseOffer_20230206T160418/0.jpg</text:p>
          </table:table-cell>
          <table:table-cell office:value-type="string">
            <text:p>https://twitter.com/CantRefuseOffer/status/1622627251245273093</text:p>
          </table:table-cell>
        </table:table-row>
        <table:table-row>
          <table:table-cell office:value="368" office:value-type="float"/>
          <table:table-cell office:value-type="string">
            <text:p>Pattern 34</text:p>
          </table:table-cell>
          <table:table-cell office:value="0.34481887776207937" office:value-type="float"/>
          <table:table-cell office:value="0.7400422040370838" office:value-type="float"/>
          <table:table-cell office:value="25.419954724360444" office:value-type="float"/>
          <table:table-cell office:value-type="string">
            <text:p>input/data_formal_20240530-1342/meme/CantRefuseOffer_20230212T150455/0.jpg</text:p>
          </table:table-cell>
          <table:table-cell office:value-type="string">
            <text:p>https://twitter.com/CantRefuseOffer/status/1624786635899473921</text:p>
          </table:table-cell>
        </table:table-row>
        <table:table-row>
          <table:table-cell office:value="369" office:value-type="float"/>
          <table:table-cell office:value-type="string">
            <text:p>Pattern 16</text:p>
          </table:table-cell>
          <table:table-cell office:value="0.21413788079103283" office:value-type="float"/>
          <table:table-cell office:value="0.36712296957442847" office:value-type="float"/>
          <table:table-cell office:value="33.12905657219353" office:value-type="float"/>
          <table:table-cell office:value-type="string">
            <text:p>input/data_formal_20240530-1342/meme/CantRefuseOffer_20230313T080425/0.jpg</text:p>
          </table:table-cell>
          <table:table-cell office:value-type="string">
            <text:p>https://twitter.com/LynnTor85039593/status/1636155293665992706</text:p>
          </table:table-cell>
        </table:table-row>
        <table:table-row>
          <table:table-cell office:value="370" office:value-type="float"/>
          <table:table-cell office:value-type="string">
            <text:p>Pattern 16</text:p>
          </table:table-cell>
          <table:table-cell office:value="0.2392635439044677" office:value-type="float"/>
          <table:table-cell office:value="0.29273557268175443" office:value-type="float"/>
          <table:table-cell office:value="31.194328252192385" office:value-type="float"/>
          <table:table-cell office:value-type="string">
            <text:p>input/data_formal_20240530-1342/meme/CantRefuseOffer_20230315T220320/0.jpg</text:p>
          </table:table-cell>
          <table:table-cell office:value-type="string">
            <text:p>https://twitter.com/CantRefuseOffer/status/1636125957412069377</text:p>
          </table:table-cell>
        </table:table-row>
        <table:table-row>
          <table:table-cell office:value="371" office:value-type="float"/>
          <table:table-cell office:value-type="string">
            <text:p>Pattern 29</text:p>
          </table:table-cell>
          <table:table-cell office:value="0.4144502551695771" office:value-type="float"/>
          <table:table-cell office:value="0.31805545890925657" office:value-type="float"/>
          <table:table-cell office:value="23.77118567640119" office:value-type="float"/>
          <table:table-cell office:value-type="string">
            <text:p>input/data_formal_20240530-1342/meme/carencuregroup_20230206T160700/0.jpg</text:p>
          </table:table-cell>
          <table:table-cell office:value-type="string">
            <text:p>https://twitter.com/carencuregroup/status/1622627930135474177</text:p>
          </table:table-cell>
        </table:table-row>
        <table:table-row>
          <table:table-cell office:value="372" office:value-type="float"/>
          <table:table-cell office:value-type="string">
            <text:p>Pattern 3</text:p>
          </table:table-cell>
          <table:table-cell office:value="0.7938218993816812" office:value-type="float"/>
          <table:table-cell office:value="0.3447291984925085" office:value-type="float"/>
          <table:table-cell office:value="25.215096458909752" office:value-type="float"/>
          <table:table-cell office:value-type="string">
            <text:p>input/data_formal_20240530-1342/meme/CARishabhMehta1_20230206T120018/0.jpg</text:p>
          </table:table-cell>
          <table:table-cell office:value-type="string">
            <text:p>https://twitter.com/darshanjain0144/status/1622597046523002881</text:p>
          </table:table-cell>
        </table:table-row>
        <table:table-row>
          <table:table-cell office:value="373" office:value-type="float"/>
          <table:table-cell office:value-type="string">
            <text:p>Pattern 5</text:p>
          </table:table-cell>
          <table:table-cell office:value="0.6377705206347644" office:value-type="float"/>
          <table:table-cell office:value="0.3680737491422723" office:value-type="float"/>
          <table:table-cell office:value="29.05233452388249" office:value-type="float"/>
          <table:table-cell office:value-type="string">
            <text:p>input/data_formal_20240530-1342/meme/CARishabhMehta1_20230206T120018/1.jpg</text:p>
          </table:table-cell>
          <table:table-cell office:value-type="string">
            <text:p>https://twitter.com/darshanjain0144/status/1622597046523002881</text:p>
          </table:table-cell>
        </table:table-row>
        <table:table-row>
          <table:table-cell office:value="374" office:value-type="float"/>
          <table:table-cell office:value-type="string">
            <text:p>Pattern 15</text:p>
          </table:table-cell>
          <table:table-cell office:value="0.16537239928990907" office:value-type="float"/>
          <table:table-cell office:value="0.2508432113634171" office:value-type="float"/>
          <table:table-cell office:value="31.00983504056092" office:value-type="float"/>
          <table:table-cell office:value-type="string">
            <text:p>input/data_formal_20240530-1342/meme/caron_allan_20230125T200901/0.jpg</text:p>
          </table:table-cell>
          <table:table-cell office:value-type="string">
            <text:p>https://twitter.com/PontiMiras/status/1621021460025196545</text:p>
          </table:table-cell>
        </table:table-row>
        <table:table-row>
          <table:table-cell office:value="375" office:value-type="float"/>
          <table:table-cell office:value-type="string">
            <text:p>Pattern 12</text:p>
          </table:table-cell>
          <table:table-cell office:value="0.2940420218663635" office:value-type="float"/>
          <table:table-cell office:value="0.6479293667297934" office:value-type="float"/>
          <table:table-cell office:value="30.074973010041344" office:value-type="float"/>
          <table:table-cell office:value-type="string">
            <text:p>input/data_formal_20240530-1342/meme/cartoonnetwork_20230305T172019/0.jpg</text:p>
          </table:table-cell>
          <table:table-cell office:value-type="string">
            <text:p>https://twitter.com/jasonUK_/status/1636155166536630273</text:p>
          </table:table-cell>
        </table:table-row>
        <table:table-row>
          <table:table-cell office:value="376" office:value-type="float"/>
          <table:table-cell office:value-type="string">
            <text:p>Pattern 12</text:p>
          </table:table-cell>
          <table:table-cell office:value="0.28182649971299367" office:value-type="float"/>
          <table:table-cell office:value="0.6091710210206699" office:value-type="float"/>
          <table:table-cell office:value="29.983020956019327" office:value-type="float"/>
          <table:table-cell office:value-type="string">
            <text:p>input/data_formal_20240530-1342/meme/cartoonnetwork_20230305T172019/1.jpg</text:p>
          </table:table-cell>
          <table:table-cell office:value-type="string">
            <text:p>https://twitter.com/jasonUK_/status/1636155166536630273</text:p>
          </table:table-cell>
        </table:table-row>
        <table:table-row>
          <table:table-cell office:value="377" office:value-type="float"/>
          <table:table-cell office:value-type="string">
            <text:p>Pattern 12</text:p>
          </table:table-cell>
          <table:table-cell office:value="0.2809796856288236" office:value-type="float"/>
          <table:table-cell office:value="0.6112765238070345" office:value-type="float"/>
          <table:table-cell office:value="30.310322844475444" office:value-type="float"/>
          <table:table-cell office:value-type="string">
            <text:p>input/data_formal_20240530-1342/meme/cartoonnetwork_20230305T172019/2.jpg</text:p>
          </table:table-cell>
          <table:table-cell office:value-type="string">
            <text:p>https://twitter.com/jasonUK_/status/1636155166536630273</text:p>
          </table:table-cell>
        </table:table-row>
        <table:table-row>
          <table:table-cell office:value="378" office:value-type="float"/>
          <table:table-cell office:value-type="string">
            <text:p>Pattern 12</text:p>
          </table:table-cell>
          <table:table-cell office:value="0.28057243991424247" office:value-type="float"/>
          <table:table-cell office:value="0.624558054858604" office:value-type="float"/>
          <table:table-cell office:value="30.125468556161845" office:value-type="float"/>
          <table:table-cell office:value-type="string">
            <text:p>input/data_formal_20240530-1342/meme/cartoonnetwork_20230305T172019/3.jpg</text:p>
          </table:table-cell>
          <table:table-cell office:value-type="string">
            <text:p>https://twitter.com/jasonUK_/status/1636155166536630273</text:p>
          </table:table-cell>
        </table:table-row>
        <table:table-row>
          <table:table-cell office:value="379" office:value-type="float"/>
          <table:table-cell office:value-type="string">
            <text:p>Pattern 12</text:p>
          </table:table-cell>
          <table:table-cell office:value="0.22169304203869625" office:value-type="float"/>
          <table:table-cell office:value="0.8567403297344285" office:value-type="float"/>
          <table:table-cell office:value="21.77315609128415" office:value-type="float"/>
          <table:table-cell office:value-type="string">
            <text:p>input/data_formal_20240530-1342/meme/CaseyCaln_20230226T011047/0.jpg</text:p>
          </table:table-cell>
          <table:table-cell office:value-type="string">
            <text:p>https://twitter.com/lamhildaboo/status/1629697989324476422</text:p>
          </table:table-cell>
        </table:table-row>
        <table:table-row>
          <table:table-cell office:value="380" office:value-type="float"/>
          <table:table-cell office:value-type="string">
            <text:p>Pattern 28</text:p>
          </table:table-cell>
          <table:table-cell office:value="0.30568059006560916" office:value-type="float"/>
          <table:table-cell office:value="0.7531184373354138" office:value-type="float"/>
          <table:table-cell office:value="25.929530692507882" office:value-type="float"/>
          <table:table-cell office:value-type="string">
            <text:p>input/data_formal_20240530-1342/meme/cashtonhends1_20221228T024417/0.jpg</text:p>
          </table:table-cell>
          <table:table-cell office:value-type="string">
            <text:p>https://twitter.com/cashtonhends1/status/1607930407613534208</text:p>
          </table:table-cell>
        </table:table-row>
        <table:table-row>
          <table:table-cell office:value="381" office:value-type="float"/>
          <table:table-cell office:value-type="string">
            <text:p>Pattern 49</text:p>
          </table:table-cell>
          <table:table-cell office:value="0.3349628834473675" office:value-type="float"/>
          <table:table-cell office:value="0.629166229505252" office:value-type="float"/>
          <table:table-cell office:value="30.75542134169644" office:value-type="float"/>
          <table:table-cell office:value-type="string">
            <text:p>input/data_formal_20240530-1342/meme/CasilJohnny_20221228T060729/0.jpg</text:p>
          </table:table-cell>
          <table:table-cell office:value-type="string">
            <text:p>https://twitter.com/CasilJohnny/status/1607981544161046528</text:p>
          </table:table-cell>
        </table:table-row>
        <table:table-row>
          <table:table-cell office:value="382" office:value-type="float"/>
          <table:table-cell office:value-type="string">
            <text:p>Pattern 16</text:p>
          </table:table-cell>
          <table:table-cell office:value="0.2866856749629443" office:value-type="float"/>
          <table:table-cell office:value="0.3009660625638531" office:value-type="float"/>
          <table:table-cell office:value="32.70958316997166" office:value-type="float"/>
          <table:table-cell office:value-type="string">
            <text:p>input/data_formal_20240530-1342/meme/castlemegastore_20230206T160701/0.jpg</text:p>
          </table:table-cell>
          <table:table-cell office:value-type="string">
            <text:p>https://twitter.com/castlemegastore/status/1622627934627323907</text:p>
          </table:table-cell>
        </table:table-row>
        <table:table-row>
          <table:table-cell office:value="383" office:value-type="float"/>
          <table:table-cell office:value-type="string">
            <text:p>Pattern 31</text:p>
          </table:table-cell>
          <table:table-cell office:value="0.16445240542772413" office:value-type="float"/>
          <table:table-cell office:value="0.32228755757106375" office:value-type="float"/>
          <table:table-cell office:value="21.540465977395534" office:value-type="float"/>
          <table:table-cell office:value-type="string">
            <text:p>input/data_formal_20240530-1342/meme/catecoin_20230125T002848/0.jpg</text:p>
          </table:table-cell>
          <table:table-cell office:value-type="string">
            <text:p>https://twitter.com/CyptoShinobi/status/1620968663867346945</text:p>
          </table:table-cell>
        </table:table-row>
        <table:table-row>
          <table:table-cell office:value="384" office:value-type="float"/>
          <table:table-cell office:value-type="string">
            <text:p>Pattern 33</text:p>
          </table:table-cell>
          <table:table-cell office:value="0.1944913403887232" office:value-type="float"/>
          <table:table-cell office:value="0.7981216322708765" office:value-type="float"/>
          <table:table-cell office:value="21.213394624962053" office:value-type="float"/>
          <table:table-cell office:value-type="string">
            <text:p>input/data_formal_20240530-1342/meme/catecoin_20230126T131606/0.jpg</text:p>
          </table:table-cell>
          <table:table-cell office:value-type="string">
            <text:p>https://twitter.com/CyptoShinobi/status/1620968353140727809</text:p>
          </table:table-cell>
        </table:table-row>
        <table:table-row>
          <table:table-cell office:value="385" office:value-type="float"/>
          <table:table-cell office:value-type="string">
            <text:p>Pattern 31</text:p>
          </table:table-cell>
          <table:table-cell office:value="0.1307098636877239" office:value-type="float"/>
          <table:table-cell office:value="0.377524913723025" office:value-type="float"/>
          <table:table-cell office:value="29.95427244403461" office:value-type="float"/>
          <table:table-cell office:value-type="string">
            <text:p>input/data_formal_20240530-1342/meme/Catmeme_V_20230305T130100/0.jpg</text:p>
          </table:table-cell>
          <table:table-cell office:value-type="string">
            <text:p>https://twitter.com/xiaoaihehe/status/1633061957027655680</text:p>
          </table:table-cell>
        </table:table-row>
        <table:table-row>
          <table:table-cell office:value="386" office:value-type="float"/>
          <table:table-cell office:value-type="string">
            <text:p>Pattern 31</text:p>
          </table:table-cell>
          <table:table-cell office:value="0.09501882702321213" office:value-type="float"/>
          <table:table-cell office:value="0.45904940884931367" office:value-type="float"/>
          <table:table-cell office:value="31.64195384629162" office:value-type="float"/>
          <table:table-cell office:value-type="string">
            <text:p>input/data_formal_20240530-1342/meme/cctip_com_20230210T085234/0.jpg</text:p>
          </table:table-cell>
          <table:table-cell office:value-type="string">
            <text:p>https://twitter.com/RiwanFox/status/1624786778883502080</text:p>
          </table:table-cell>
        </table:table-row>
        <table:table-row>
          <table:table-cell office:value="387" office:value-type="float"/>
          <table:table-cell office:value-type="string">
            <text:p>Pattern 4</text:p>
          </table:table-cell>
          <table:table-cell office:value="0.14042693498373773" office:value-type="float"/>
          <table:table-cell office:value="0.7056400145344246" office:value-type="float"/>
          <table:table-cell office:value="29.68926343832883" office:value-type="float"/>
          <table:table-cell office:value-type="string">
            <text:p>input/data_formal_20240530-1342/meme/CedKim4_20230202T010235/0.jpg</text:p>
          </table:table-cell>
          <table:table-cell office:value-type="string">
            <text:p>https://twitter.com/CedKim4/status/1620950775487946754</text:p>
          </table:table-cell>
        </table:table-row>
        <table:table-row>
          <table:table-cell office:value="388" office:value-type="float"/>
          <table:table-cell office:value-type="string">
            <text:p>Pattern 33</text:p>
          </table:table-cell>
          <table:table-cell office:value="0.2317922598778543" office:value-type="float"/>
          <table:table-cell office:value="0.6656022859758746" office:value-type="float"/>
          <table:table-cell office:value="21.725416724535265" office:value-type="float"/>
          <table:table-cell office:value-type="string">
            <text:p>input/data_formal_20240530-1342/meme/ceotim_20221227T202417/0.jpg</text:p>
          </table:table-cell>
          <table:table-cell office:value-type="string">
            <text:p>https://twitter.com/RainTan90/status/1607917745785704448</text:p>
          </table:table-cell>
        </table:table-row>
        <table:table-row>
          <table:table-cell office:value="389" office:value-type="float"/>
          <table:table-cell office:value-type="string">
            <text:p>Pattern 8</text:p>
          </table:table-cell>
          <table:table-cell office:value="0.3075701436140248" office:value-type="float"/>
          <table:table-cell office:value="0.4452774048611089" office:value-type="float"/>
          <table:table-cell office:value="26.90890904771567" office:value-type="float"/>
          <table:table-cell office:value-type="string">
            <text:p>input/data_formal_20240530-1342/meme/ceotim_20221227T202417/1.jpg</text:p>
          </table:table-cell>
          <table:table-cell office:value-type="string">
            <text:p>https://twitter.com/RainTan90/status/1607917745785704448</text:p>
          </table:table-cell>
        </table:table-row>
        <table:table-row>
          <table:table-cell office:value="390" office:value-type="float"/>
          <table:table-cell office:value-type="string">
            <text:p>Pattern 41</text:p>
          </table:table-cell>
          <table:table-cell office:value="0.24320761843243724" office:value-type="float"/>
          <table:table-cell office:value="0.8044854703243037" office:value-type="float"/>
          <table:table-cell office:value="28.12485573476789" office:value-type="float"/>
          <table:table-cell office:value-type="string">
            <text:p>input/data_formal_20240530-1342/meme/ceotim_20221227T202417/2.jpg</text:p>
          </table:table-cell>
          <table:table-cell office:value-type="string">
            <text:p>https://twitter.com/RainTan90/status/1607917745785704448</text:p>
          </table:table-cell>
        </table:table-row>
        <table:table-row>
          <table:table-cell office:value="391" office:value-type="float"/>
          <table:table-cell office:value-type="string">
            <text:p>Pattern 1</text:p>
          </table:table-cell>
          <table:table-cell office:value="0.5184494853848797" office:value-type="float"/>
          <table:table-cell office:value="0.7148518011655941" office:value-type="float"/>
          <table:table-cell office:value="27.97178828072307" office:value-type="float"/>
          <table:table-cell office:value-type="string">
            <text:p>input/data_formal_20240530-1342/meme/ceotim_20221227T202417/3.jpg</text:p>
          </table:table-cell>
          <table:table-cell office:value-type="string">
            <text:p>https://twitter.com/RainTan90/status/1607917745785704448</text:p>
          </table:table-cell>
        </table:table-row>
        <table:table-row>
          <table:table-cell office:value="392" office:value-type="float"/>
          <table:table-cell office:value-type="string">
            <text:p>Pattern 1</text:p>
          </table:table-cell>
          <table:table-cell office:value="0.3765111330672428" office:value-type="float"/>
          <table:table-cell office:value="0.549386817706073" office:value-type="float"/>
          <table:table-cell office:value="29.473676016429998" office:value-type="float"/>
          <table:table-cell office:value-type="string">
            <text:p>input/data_formal_20240530-1342/meme/ceotim_20230206T075819/0.jpg</text:p>
          </table:table-cell>
          <table:table-cell office:value-type="string">
            <text:p>https://twitter.com/MaskNFTT/status/1622568267045822465</text:p>
          </table:table-cell>
        </table:table-row>
        <table:table-row>
          <table:table-cell office:value="393" office:value-type="float"/>
          <table:table-cell office:value-type="string">
            <text:p>Pattern 31</text:p>
          </table:table-cell>
          <table:table-cell office:value="0.15282291609289367" office:value-type="float"/>
          <table:table-cell office:value="0.3557305494031895" office:value-type="float"/>
          <table:table-cell office:value="25.251779486515034" office:value-type="float"/>
          <table:table-cell office:value-type="string">
            <text:p>input/data_formal_20240530-1342/meme/ceotim_20230206T075819/1.jpg</text:p>
          </table:table-cell>
          <table:table-cell office:value-type="string">
            <text:p>https://twitter.com/MaskNFTT/status/1622568267045822465</text:p>
          </table:table-cell>
        </table:table-row>
        <table:table-row>
          <table:table-cell office:value="394" office:value-type="float"/>
          <table:table-cell office:value-type="string">
            <text:p>Pattern 29</text:p>
          </table:table-cell>
          <table:table-cell office:value="0.5463371711358911" office:value-type="float"/>
          <table:table-cell office:value="0.303264344153941" office:value-type="float"/>
          <table:table-cell office:value="31.325472308541663" office:value-type="float"/>
          <table:table-cell office:value-type="string">
            <text:p>input/data_formal_20240530-1342/meme/cetxntv_20230307T112520/0.jpg</text:p>
          </table:table-cell>
          <table:table-cell office:value-type="string">
            <text:p>https://twitter.com/cetxntv/status/1633066296341327873</text:p>
          </table:table-cell>
        </table:table-row>
        <table:table-row>
          <table:table-cell office:value="395" office:value-type="float"/>
          <table:table-cell office:value-type="string">
            <text:p>Pattern 1</text:p>
          </table:table-cell>
          <table:table-cell office:value="0.38436164828710995" office:value-type="float"/>
          <table:table-cell office:value="0.3903817671749933" office:value-type="float"/>
          <table:table-cell office:value="29.79606225068092" office:value-type="float"/>
          <table:table-cell office:value-type="string">
            <text:p>input/data_formal_20240530-1342/meme/CGasparino_20230206T122709/0.jpg</text:p>
          </table:table-cell>
          <table:table-cell office:value-type="string">
            <text:p>https://twitter.com/LFDY88/status/1622572603826380800</text:p>
          </table:table-cell>
        </table:table-row>
        <table:table-row>
          <table:table-cell office:value="396" office:value-type="float"/>
          <table:table-cell office:value-type="string">
            <text:p>Pattern 16</text:p>
          </table:table-cell>
          <table:table-cell office:value="0.3366612788002543" office:value-type="float"/>
          <table:table-cell office:value="0.3133278576665263" office:value-type="float"/>
          <table:table-cell office:value="31.125811901852884" office:value-type="float"/>
          <table:table-cell office:value-type="string">
            <text:p>input/data_formal_20240530-1342/meme/CH_LA05_20230106T045440/0.jpg</text:p>
          </table:table-cell>
          <table:table-cell office:value-type="string">
            <text:p>https://twitter.com/CH_LA05/status/1611224708023738370</text:p>
          </table:table-cell>
        </table:table-row>
        <table:table-row>
          <table:table-cell office:value="397" office:value-type="float"/>
          <table:table-cell office:value-type="string">
            <text:p>Pattern 19</text:p>
          </table:table-cell>
          <table:table-cell office:value="0.27744965800822396" office:value-type="float"/>
          <table:table-cell office:value="0.7032383015607773" office:value-type="float"/>
          <table:table-cell office:value="28.498959164988094" office:value-type="float"/>
          <table:table-cell office:value-type="string">
            <text:p>input/data_formal_20240530-1342/meme/chaincritical1_20230212T091655/0.jpg</text:p>
          </table:table-cell>
          <table:table-cell office:value-type="string">
            <text:p>https://twitter.com/chaincritical1/status/1624763107695382535</text:p>
          </table:table-cell>
        </table:table-row>
        <table:table-row>
          <table:table-cell office:value="398" office:value-type="float"/>
          <table:table-cell office:value-type="string">
            <text:p>Pattern 28</text:p>
          </table:table-cell>
          <table:table-cell office:value="0.2096703329918009" office:value-type="float"/>
          <table:table-cell office:value="0.7814114246373982" office:value-type="float"/>
          <table:table-cell office:value="24.574252862021606" office:value-type="float"/>
          <table:table-cell office:value-type="string">
            <text:p>input/data_formal_20240530-1342/meme/ChainsAtlas_20230218T043000/0.jpg</text:p>
          </table:table-cell>
          <table:table-cell office:value-type="string">
            <text:p>https://twitter.com/LewisEdee/status/1633035457499115520</text:p>
          </table:table-cell>
        </table:table-row>
        <table:table-row>
          <table:table-cell office:value="399" office:value-type="float"/>
          <table:table-cell office:value-type="string">
            <text:p>Pattern 36</text:p>
          </table:table-cell>
          <table:table-cell office:value="0.840057729185657" office:value-type="float"/>
          <table:table-cell office:value="0.37338024351278826" office:value-type="float"/>
          <table:table-cell office:value="23.30197574308699" office:value-type="float"/>
          <table:table-cell office:value-type="string">
            <text:p>input/data_formal_20240530-1342/meme/ChainsAtlas_20230301T103000/0.jpg</text:p>
          </table:table-cell>
          <table:table-cell office:value-type="string">
            <text:p>https://twitter.com/LewisEdee/status/1633034697138921472</text:p>
          </table:table-cell>
        </table:table-row>
        <table:table-row>
          <table:table-cell office:value="400" office:value-type="float"/>
          <table:table-cell office:value-type="string">
            <text:p>Pattern 19</text:p>
          </table:table-cell>
          <table:table-cell office:value="0.35213320516925894" office:value-type="float"/>
          <table:table-cell office:value="0.5985068458145999" office:value-type="float"/>
          <table:table-cell office:value="32.873973061939694" office:value-type="float"/>
          <table:table-cell office:value-type="string">
            <text:p>input/data_formal_20240530-1342/meme/challe_jack_20221228T052920/0.jpg</text:p>
          </table:table-cell>
          <table:table-cell office:value-type="string">
            <text:p>https://twitter.com/challe_jack/status/1607971943965413376</text:p>
          </table:table-cell>
        </table:table-row>
        <table:table-row>
          <table:table-cell office:value="401" office:value-type="float"/>
          <table:table-cell office:value-type="string">
            <text:p>Pattern 30</text:p>
          </table:table-cell>
          <table:table-cell office:value="0.4183162359143942" office:value-type="float"/>
          <table:table-cell office:value="0.3733060220258733" office:value-type="float"/>
          <table:table-cell office:value="27.614824402057927" office:value-type="float"/>
          <table:table-cell office:value-type="string">
            <text:p>input/data_formal_20240530-1342/meme/Champ_Hunt_20230105T123000/0.jpg</text:p>
          </table:table-cell>
          <table:table-cell office:value-type="string">
            <text:p>https://twitter.com/Champ_Hunt/status/1610976909516480513</text:p>
          </table:table-cell>
        </table:table-row>
        <table:table-row>
          <table:table-cell office:value="402" office:value-type="float"/>
          <table:table-cell office:value-type="string">
            <text:p>Pattern 17</text:p>
          </table:table-cell>
          <table:table-cell office:value="0.5863076750989984" office:value-type="float"/>
          <table:table-cell office:value="0.3433409807339206" office:value-type="float"/>
          <table:table-cell office:value="30.383652505683838" office:value-type="float"/>
          <table:table-cell office:value-type="string">
            <text:p>input/data_formal_20240530-1342/meme/chandu_editz143_20230104T160828/0.jpg</text:p>
          </table:table-cell>
          <table:table-cell office:value-type="string">
            <text:p>https://twitter.com/chandu_editz143/status/1610669501405876225</text:p>
          </table:table-cell>
        </table:table-row>
        <table:table-row>
          <table:table-cell office:value="403" office:value-type="float"/>
          <table:table-cell office:value-type="string">
            <text:p>Pattern 25</text:p>
          </table:table-cell>
          <table:table-cell office:value="0.8551249632530145" office:value-type="float"/>
          <table:table-cell office:value="0.29823063218324675" office:value-type="float"/>
          <table:table-cell office:value="19.492872989271604" office:value-type="float"/>
          <table:table-cell office:value-type="string">
            <text:p>input/data_formal_20240530-1342/meme/Charon8055_20230106T055944/0.jpg</text:p>
          </table:table-cell>
          <table:table-cell office:value-type="string">
            <text:p>https://twitter.com/Charon8055/status/1611241082158977025</text:p>
          </table:table-cell>
        </table:table-row>
        <table:table-row>
          <table:table-cell office:value="404" office:value-type="float"/>
          <table:table-cell office:value-type="string">
            <text:p>Pattern 24</text:p>
          </table:table-cell>
          <table:table-cell office:value="0.2952556590566265" office:value-type="float"/>
          <table:table-cell office:value="0.9107078256142661" office:value-type="float"/>
          <table:table-cell office:value="17.747146816348465" office:value-type="float"/>
          <table:table-cell office:value-type="string">
            <text:p>input/data_formal_20240530-1342/meme/CherylParonda_20230212T163026/0.jpg</text:p>
          </table:table-cell>
          <table:table-cell office:value-type="string">
            <text:p>https://twitter.com/CherylParonda/status/1624808155971551232</text:p>
          </table:table-cell>
        </table:table-row>
        <table:table-row>
          <table:table-cell office:value="405" office:value-type="float"/>
          <table:table-cell office:value-type="string">
            <text:p>Pattern 5</text:p>
          </table:table-cell>
          <table:table-cell office:value="0.5767927684778063" office:value-type="float"/>
          <table:table-cell office:value="0.5419579989781469" office:value-type="float"/>
          <table:table-cell office:value="25.192982969103273" office:value-type="float"/>
          <table:table-cell office:value-type="string">
            <text:p>input/data_formal_20240530-1342/meme/chickens_now_20221228T000032/0.jpg</text:p>
          </table:table-cell>
          <table:table-cell office:value-type="string">
            <text:p>https://twitter.com/chickens_now/status/1607889195967594499</text:p>
          </table:table-cell>
        </table:table-row>
        <table:table-row>
          <table:table-cell office:value="406" office:value-type="float"/>
          <table:table-cell office:value-type="string">
            <text:p>Pattern 34</text:p>
          </table:table-cell>
          <table:table-cell office:value="0.21930243621009787" office:value-type="float"/>
          <table:table-cell office:value="0.6156365145118768" office:value-type="float"/>
          <table:table-cell office:value="26.70619679887832" office:value-type="float"/>
          <table:table-cell office:value-type="string">
            <text:p>input/data_formal_20240530-1342/meme/chickens_now_20230112T000000/0.jpg</text:p>
          </table:table-cell>
          <table:table-cell office:value-type="string">
            <text:p>https://twitter.com/chickens_now/status/1613324880161787907</text:p>
          </table:table-cell>
        </table:table-row>
        <table:table-row>
          <table:table-cell office:value="407" office:value-type="float"/>
          <table:table-cell office:value-type="string">
            <text:p>Pattern 3</text:p>
          </table:table-cell>
          <table:table-cell office:value="0.8996272187649917" office:value-type="float"/>
          <table:table-cell office:value="0.4027094310157766" office:value-type="float"/>
          <table:table-cell office:value="19.82196579932763" office:value-type="float"/>
          <table:table-cell office:value-type="string">
            <text:p>input/data_formal_20240530-1342/meme/chickens_now_20230202T000002/0.jpg</text:p>
          </table:table-cell>
          <table:table-cell office:value-type="string">
            <text:p>https://twitter.com/chickens_now/status/1620935033468104704</text:p>
          </table:table-cell>
        </table:table-row>
        <table:table-row>
          <table:table-cell office:value="408" office:value-type="float"/>
          <table:table-cell office:value-type="string">
            <text:p>Pattern 25</text:p>
          </table:table-cell>
          <table:table-cell office:value="0.6648467741165026" office:value-type="float"/>
          <table:table-cell office:value="0.47000359992045926" office:value-type="float"/>
          <table:table-cell office:value="29.728828826433066" office:value-type="float"/>
          <table:table-cell office:value-type="string">
            <text:p>input/data_formal_20240530-1342/meme/chickens_now_20230316T000000/0.jpg</text:p>
          </table:table-cell>
          <table:table-cell office:value-type="string">
            <text:p>https://twitter.com/chickens_now/status/1636155315816112128</text:p>
          </table:table-cell>
        </table:table-row>
        <table:table-row>
          <table:table-cell office:value="409" office:value-type="float"/>
          <table:table-cell office:value-type="string">
            <text:p>Pattern 4</text:p>
          </table:table-cell>
          <table:table-cell office:value="0.22766333410010345" office:value-type="float"/>
          <table:table-cell office:value="0.5130300179815841" office:value-type="float"/>
          <table:table-cell office:value="29.813952019860444" office:value-type="float"/>
          <table:table-cell office:value-type="string">
            <text:p>input/data_formal_20240530-1342/meme/Chicknfeetstore_20230206T120001/0.jpg</text:p>
          </table:table-cell>
          <table:table-cell office:value-type="string">
            <text:p>https://twitter.com/Chicknfeetstore/status/1622565778141679616</text:p>
          </table:table-cell>
        </table:table-row>
        <table:table-row>
          <table:table-cell office:value="410" office:value-type="float"/>
          <table:table-cell office:value-type="string">
            <text:p>Pattern 16</text:p>
          </table:table-cell>
          <table:table-cell office:value="0.24046116738131773" office:value-type="float"/>
          <table:table-cell office:value="0.35192011780070087" office:value-type="float"/>
          <table:table-cell office:value="34.47751974465969" office:value-type="float"/>
          <table:table-cell office:value-type="string">
            <text:p>input/data_formal_20240530-1342/meme/chiefbowls123_20230103T070224/0.jpg</text:p>
          </table:table-cell>
          <table:table-cell office:value-type="string">
            <text:p>https://twitter.com/Leno_teca/status/1610236353471733760</text:p>
          </table:table-cell>
        </table:table-row>
        <table:table-row>
          <table:table-cell office:value="411" office:value-type="float"/>
          <table:table-cell office:value-type="string">
            <text:p>Pattern 16</text:p>
          </table:table-cell>
          <table:table-cell office:value="0.31191039447939656" office:value-type="float"/>
          <table:table-cell office:value="0.3299713236048418" office:value-type="float"/>
          <table:table-cell office:value="28.667898052099087" office:value-type="float"/>
          <table:table-cell office:value-type="string">
            <text:p>input/data_formal_20240530-1342/meme/chiefbowls123_20230103T151652/0.jpg</text:p>
          </table:table-cell>
          <table:table-cell office:value-type="string">
            <text:p>https://twitter.com/NightMare108801/status/1610332721074536452</text:p>
          </table:table-cell>
        </table:table-row>
        <table:table-row>
          <table:table-cell office:value="412" office:value-type="float"/>
          <table:table-cell office:value-type="string">
            <text:p>Pattern 16</text:p>
          </table:table-cell>
          <table:table-cell office:value="0.17530081916995408" office:value-type="float"/>
          <table:table-cell office:value="0.42933031940022515" office:value-type="float"/>
          <table:table-cell office:value="33.371603463777625" office:value-type="float"/>
          <table:table-cell office:value-type="string">
            <text:p>input/data_formal_20240530-1342/meme/chiefbowls123_20230105T042652/0.jpg</text:p>
          </table:table-cell>
          <table:table-cell office:value-type="string">
            <text:p>https://twitter.com/NightMare108801/status/1610904128351248384</text:p>
          </table:table-cell>
        </table:table-row>
        <table:table-row>
          <table:table-cell office:value="413" office:value-type="float"/>
          <table:table-cell office:value-type="string">
            <text:p>Pattern 16</text:p>
          </table:table-cell>
          <table:table-cell office:value="0.3029216963440719" office:value-type="float"/>
          <table:table-cell office:value="0.3203111126969841" office:value-type="float"/>
          <table:table-cell office:value="32.7746323322788" office:value-type="float"/>
          <table:table-cell office:value-type="string">
            <text:p>input/data_formal_20240530-1342/meme/ChihuahuaCBsc_20230126T114630/0.jpg</text:p>
          </table:table-cell>
          <table:table-cell office:value-type="string">
            <text:p>https://twitter.com/ChihuahuaCBsc/status/1618576108345233414</text:p>
          </table:table-cell>
        </table:table-row>
        <table:table-row>
          <table:table-cell office:value="414" office:value-type="float"/>
          <table:table-cell office:value-type="string">
            <text:p>Pattern 41</text:p>
          </table:table-cell>
          <table:table-cell office:value="0.15352413260598127" office:value-type="float"/>
          <table:table-cell office:value="0.5108216114068604" office:value-type="float"/>
          <table:table-cell office:value="27.45012786714948" office:value-type="float"/>
          <table:table-cell office:value-type="string">
            <text:p>input/data_formal_20240530-1342/meme/Chilllltrades_20221228T034133/0.jpg</text:p>
          </table:table-cell>
          <table:table-cell office:value-type="string">
            <text:p>https://twitter.com/AceOfWeb3/status/1607956232408530944</text:p>
          </table:table-cell>
        </table:table-row>
        <table:table-row>
          <table:table-cell office:value="415" office:value-type="float"/>
          <table:table-cell office:value-type="string">
            <text:p>Pattern 31</text:p>
          </table:table-cell>
          <table:table-cell office:value="0.09568307568921325" office:value-type="float"/>
          <table:table-cell office:value="0.24596170652915844" office:value-type="float"/>
          <table:table-cell office:value="26.69095154559838" office:value-type="float"/>
          <table:table-cell office:value-type="string">
            <text:p>input/data_formal_20240530-1342/meme/Chilllltrades_20221228T040150/0.jpg</text:p>
          </table:table-cell>
          <table:table-cell office:value-type="string">
            <text:p>https://twitter.com/Beckzilla87/status/1607958834018152449</text:p>
          </table:table-cell>
        </table:table-row>
        <table:table-row>
          <table:table-cell office:value="416" office:value-type="float"/>
          <table:table-cell office:value-type="string">
            <text:p>Pattern 48</text:p>
          </table:table-cell>
          <table:table-cell office:value="0.3024308324102664" office:value-type="float"/>
          <table:table-cell office:value="0.3267613558043879" office:value-type="float"/>
          <table:table-cell office:value="26.800923009281806" office:value-type="float"/>
          <table:table-cell office:value-type="string">
            <text:p>input/data_formal_20240530-1342/meme/ChipDrewry_20221228T033611/0.jpg</text:p>
          </table:table-cell>
          <table:table-cell office:value-type="string">
            <text:p>https://twitter.com/ChipDrewry/status/1607943465748533249</text:p>
          </table:table-cell>
        </table:table-row>
        <table:table-row>
          <table:table-cell office:value="417" office:value-type="float"/>
          <table:table-cell office:value-type="string">
            <text:p>Pattern 4</text:p>
          </table:table-cell>
          <table:table-cell office:value="0.2107597283783762" office:value-type="float"/>
          <table:table-cell office:value="0.5879840464483668" office:value-type="float"/>
          <table:table-cell office:value="31.958341604861737" office:value-type="float"/>
          <table:table-cell office:value-type="string">
            <text:p>input/data_formal_20240530-1342/meme/chuckinroast_20230201T230718/0.jpg</text:p>
          </table:table-cell>
          <table:table-cell office:value-type="string">
            <text:p>https://twitter.com/chuckinroast/status/1620921763160027136</text:p>
          </table:table-cell>
        </table:table-row>
        <table:table-row>
          <table:table-cell office:value="418" office:value-type="float"/>
          <table:table-cell office:value-type="string">
            <text:p>Pattern 15</text:p>
          </table:table-cell>
          <table:table-cell office:value="0.12868108552352747" office:value-type="float"/>
          <table:table-cell office:value="0.23408770791810823" office:value-type="float"/>
          <table:table-cell office:value="15.935414761807813" office:value-type="float"/>
          <table:table-cell office:value-type="string">
            <text:p>input/data_formal_20240530-1342/meme/ChuckleFrenzy_20221227T233050/0.jpg</text:p>
          </table:table-cell>
          <table:table-cell office:value-type="string">
            <text:p>https://twitter.com/ChuckleFrenzy/status/1607881723961917440</text:p>
          </table:table-cell>
        </table:table-row>
        <table:table-row>
          <table:table-cell office:value="419" office:value-type="float"/>
          <table:table-cell office:value-type="string">
            <text:p>Pattern 48</text:p>
          </table:table-cell>
          <table:table-cell office:value="0.23128215518551964" office:value-type="float"/>
          <table:table-cell office:value="0.5599193430998152" office:value-type="float"/>
          <table:table-cell office:value="26.146106583982334" office:value-type="float"/>
          <table:table-cell office:value-type="string">
            <text:p>input/data_formal_20240530-1342/meme/ChuckleFrenzy_20221227T235222/0.jpg</text:p>
          </table:table-cell>
          <table:table-cell office:value-type="string">
            <text:p>https://twitter.com/ChuckleFrenzy/status/1607887143774322695</text:p>
          </table:table-cell>
        </table:table-row>
        <table:table-row>
          <table:table-cell office:value="420" office:value-type="float"/>
          <table:table-cell office:value-type="string">
            <text:p>Pattern 2</text:p>
          </table:table-cell>
          <table:table-cell office:value="0.7495131226159637" office:value-type="float"/>
          <table:table-cell office:value="0.38821351007978144" office:value-type="float"/>
          <table:table-cell office:value="20.912816715636815" office:value-type="float"/>
          <table:table-cell office:value-type="string">
            <text:p>input/data_formal_20240530-1342/meme/ChuckleFrenzy_20221228T003015/0.jpg</text:p>
          </table:table-cell>
          <table:table-cell office:value-type="string">
            <text:p>https://twitter.com/ChuckleFrenzy/status/1607896677163089921</text:p>
          </table:table-cell>
        </table:table-row>
        <table:table-row>
          <table:table-cell office:value="421" office:value-type="float"/>
          <table:table-cell office:value-type="string">
            <text:p>Pattern 41</text:p>
          </table:table-cell>
          <table:table-cell office:value="0.19320700663334422" office:value-type="float"/>
          <table:table-cell office:value="0.521765236899645" office:value-type="float"/>
          <table:table-cell office:value="30.56625097331144" office:value-type="float"/>
          <table:table-cell office:value-type="string">
            <text:p>input/data_formal_20240530-1342/meme/ChuckleFrenzy_20221228T012233/0.jpg</text:p>
          </table:table-cell>
          <table:table-cell office:value-type="string">
            <text:p>https://twitter.com/ChuckleFrenzy/status/1607909835764383749</text:p>
          </table:table-cell>
        </table:table-row>
        <table:table-row>
          <table:table-cell office:value="422" office:value-type="float"/>
          <table:table-cell office:value-type="string">
            <text:p>Pattern 16</text:p>
          </table:table-cell>
          <table:table-cell office:value="0.29119182102999247" office:value-type="float"/>
          <table:table-cell office:value="0.37992291138420686" office:value-type="float"/>
          <table:table-cell office:value="29.90891458013496" office:value-type="float"/>
          <table:table-cell office:value-type="string">
            <text:p>input/data_formal_20240530-1342/meme/ChuckleFrenzy_20221228T014750/0.jpg</text:p>
          </table:table-cell>
          <table:table-cell office:value-type="string">
            <text:p>https://twitter.com/ChuckleFrenzy/status/1607916200058658817</text:p>
          </table:table-cell>
        </table:table-row>
        <table:table-row>
          <table:table-cell office:value="423" office:value-type="float"/>
          <table:table-cell office:value-type="string">
            <text:p>Pattern 21</text:p>
          </table:table-cell>
          <table:table-cell office:value="0.7525172866188068" office:value-type="float"/>
          <table:table-cell office:value="0.5240167180122511" office:value-type="float"/>
          <table:table-cell office:value="19.429223175525696" office:value-type="float"/>
          <table:table-cell office:value-type="string">
            <text:p>input/data_formal_20240530-1342/meme/ChuckleFrenzy_20221228T021536/0.jpg</text:p>
          </table:table-cell>
          <table:table-cell office:value-type="string">
            <text:p>https://twitter.com/ChuckleFrenzy/status/1607923186615607296</text:p>
          </table:table-cell>
        </table:table-row>
        <table:table-row>
          <table:table-cell office:value="424" office:value-type="float"/>
          <table:table-cell office:value-type="string">
            <text:p>Pattern 3</text:p>
          </table:table-cell>
          <table:table-cell office:value="0.8740305096871698" office:value-type="float"/>
          <table:table-cell office:value="0.4381584185681738" office:value-type="float"/>
          <table:table-cell office:value="20.45852818381567" office:value-type="float"/>
          <table:table-cell office:value-type="string">
            <text:p>input/data_formal_20240530-1342/meme/ChuckleFrenzy_20221228T024014/0.jpg</text:p>
          </table:table-cell>
          <table:table-cell office:value-type="string">
            <text:p>https://twitter.com/ChuckleFrenzy/status/1607929387357192201</text:p>
          </table:table-cell>
        </table:table-row>
        <table:table-row>
          <table:table-cell office:value="425" office:value-type="float"/>
          <table:table-cell office:value-type="string">
            <text:p>Pattern 29</text:p>
          </table:table-cell>
          <table:table-cell office:value="0.4947623369461746" office:value-type="float"/>
          <table:table-cell office:value="0.3200843556541497" office:value-type="float"/>
          <table:table-cell office:value="29.840005974094506" office:value-type="float"/>
          <table:table-cell office:value-type="string">
            <text:p>input/data_formal_20240530-1342/meme/ChuckleFrenzy_20221228T031008/0.jpg</text:p>
          </table:table-cell>
          <table:table-cell office:value-type="string">
            <text:p>https://twitter.com/ChuckleFrenzy/status/1607936913683382273</text:p>
          </table:table-cell>
        </table:table-row>
        <table:table-row>
          <table:table-cell office:value="426" office:value-type="float"/>
          <table:table-cell office:value-type="string">
            <text:p>Pattern 43</text:p>
          </table:table-cell>
          <table:table-cell office:value="0.2919184390889996" office:value-type="float"/>
          <table:table-cell office:value="0.3618252668672328" office:value-type="float"/>
          <table:table-cell office:value="27.647078182837472" office:value-type="float"/>
          <table:table-cell office:value-type="string">
            <text:p>input/data_formal_20240530-1342/meme/ChuckleFrenzy_20221228T031225/0.jpg</text:p>
          </table:table-cell>
          <table:table-cell office:value-type="string">
            <text:p>https://twitter.com/ChuckleFrenzy/status/1607937486503792648</text:p>
          </table:table-cell>
        </table:table-row>
        <table:table-row>
          <table:table-cell office:value="427" office:value-type="float"/>
          <table:table-cell office:value-type="string">
            <text:p>Pattern 41</text:p>
          </table:table-cell>
          <table:table-cell office:value="0.28713713107252653" office:value-type="float"/>
          <table:table-cell office:value="0.6953659603776303" office:value-type="float"/>
          <table:table-cell office:value="28.570140283497157" office:value-type="float"/>
          <table:table-cell office:value-type="string">
            <text:p>input/data_formal_20240530-1342/meme/ChuckleFrenzy_20221228T033704/0.jpg</text:p>
          </table:table-cell>
          <table:table-cell office:value-type="string">
            <text:p>https://twitter.com/ChuckleFrenzy/status/1607943689975865344</text:p>
          </table:table-cell>
        </table:table-row>
        <table:table-row>
          <table:table-cell office:value="428" office:value-type="float"/>
          <table:table-cell office:value-type="string">
            <text:p>Pattern 15</text:p>
          </table:table-cell>
          <table:table-cell office:value="0.22752350436829738" office:value-type="float"/>
          <table:table-cell office:value="0.28016335532389836" office:value-type="float"/>
          <table:table-cell office:value="24.683255227656726" office:value-type="float"/>
          <table:table-cell office:value-type="string">
            <text:p>input/data_formal_20240530-1342/meme/ChuckleFrenzy_20221228T043236/0.jpg</text:p>
          </table:table-cell>
          <table:table-cell office:value-type="string">
            <text:p>https://twitter.com/ChuckleFrenzy/status/1607957664109133824</text:p>
          </table:table-cell>
        </table:table-row>
        <table:table-row>
          <table:table-cell office:value="429" office:value-type="float"/>
          <table:table-cell office:value-type="string">
            <text:p>Pattern 3</text:p>
          </table:table-cell>
          <table:table-cell office:value="0.9109562197248636" office:value-type="float"/>
          <table:table-cell office:value="0.32893901197146735" office:value-type="float"/>
          <table:table-cell office:value="19.832000665826268" office:value-type="float"/>
          <table:table-cell office:value-type="string">
            <text:p>input/data_formal_20240530-1342/meme/ChuckleFrenzy_20221228T043554/0.jpg</text:p>
          </table:table-cell>
          <table:table-cell office:value-type="string">
            <text:p>https://twitter.com/ChuckleFrenzy/status/1607958495017451520</text:p>
          </table:table-cell>
        </table:table-row>
        <table:table-row>
          <table:table-cell office:value="430" office:value-type="float"/>
          <table:table-cell office:value-type="string">
            <text:p>Pattern 3</text:p>
          </table:table-cell>
          <table:table-cell office:value="0.8631731970689305" office:value-type="float"/>
          <table:table-cell office:value="0.3635116322493601" office:value-type="float"/>
          <table:table-cell office:value="19.923427787310544" office:value-type="float"/>
          <table:table-cell office:value-type="string">
            <text:p>input/data_formal_20240530-1342/meme/ChuckleFrenzy_20221228T043555/0.jpg</text:p>
          </table:table-cell>
          <table:table-cell office:value-type="string">
            <text:p>https://twitter.com/ChuckleFrenzy/status/1607958500759445504</text:p>
          </table:table-cell>
        </table:table-row>
        <table:table-row>
          <table:table-cell office:value="431" office:value-type="float"/>
          <table:table-cell office:value-type="string">
            <text:p>Pattern 1</text:p>
          </table:table-cell>
          <table:table-cell office:value="0.48930344432885015" office:value-type="float"/>
          <table:table-cell office:value="0.6257675409148904" office:value-type="float"/>
          <table:table-cell office:value="28.12515332669474" office:value-type="float"/>
          <table:table-cell office:value-type="string">
            <text:p>input/data_formal_20240530-1342/meme/ChuckleFrenzy_20221228T043556/0.jpg</text:p>
          </table:table-cell>
          <table:table-cell office:value-type="string">
            <text:p>https://twitter.com/ChuckleFrenzy/status/1607958505700397059</text:p>
          </table:table-cell>
        </table:table-row>
        <table:table-row>
          <table:table-cell office:value="432" office:value-type="float"/>
          <table:table-cell office:value-type="string">
            <text:p>Pattern 34</text:p>
          </table:table-cell>
          <table:table-cell office:value="0.31149485688146716" office:value-type="float"/>
          <table:table-cell office:value="0.8362359519321338" office:value-type="float"/>
          <table:table-cell office:value="22.81681825552893" office:value-type="float"/>
          <table:table-cell office:value-type="string">
            <text:p>input/data_formal_20240530-1342/meme/ChuckleFrenzy_20221228T050551/0.jpg</text:p>
          </table:table-cell>
          <table:table-cell office:value-type="string">
            <text:p>https://twitter.com/ChuckleFrenzy/status/1607966032592879616</text:p>
          </table:table-cell>
        </table:table-row>
        <table:table-row>
          <table:table-cell office:value="433" office:value-type="float"/>
          <table:table-cell office:value-type="string">
            <text:p>Pattern 1</text:p>
          </table:table-cell>
          <table:table-cell office:value="0.3456419602627094" office:value-type="float"/>
          <table:table-cell office:value="0.5886045969996692" office:value-type="float"/>
          <table:table-cell office:value="22.947646185090424" office:value-type="float"/>
          <table:table-cell office:value-type="string">
            <text:p>input/data_formal_20240530-1342/meme/ChuckleFrenzy_20221228T053227/0.jpg</text:p>
          </table:table-cell>
          <table:table-cell office:value-type="string">
            <text:p>https://twitter.com/ChuckleFrenzy/status/1607972725292781568</text:p>
          </table:table-cell>
        </table:table-row>
        <table:table-row>
          <table:table-cell office:value="434" office:value-type="float"/>
          <table:table-cell office:value-type="string">
            <text:p>Pattern 30</text:p>
          </table:table-cell>
          <table:table-cell office:value="0.6362922559068775" office:value-type="float"/>
          <table:table-cell office:value="0.4709391968930618" office:value-type="float"/>
          <table:table-cell office:value="24.21696127500522" office:value-type="float"/>
          <table:table-cell office:value-type="string">
            <text:p>input/data_formal_20240530-1342/meme/ChuckleFrenzy_20221228T060244/0.jpg</text:p>
          </table:table-cell>
          <table:table-cell office:value-type="string">
            <text:p>https://twitter.com/ChuckleFrenzy/status/1607980346523394049</text:p>
          </table:table-cell>
        </table:table-row>
        <table:table-row>
          <table:table-cell office:value="435" office:value-type="float"/>
          <table:table-cell office:value-type="string">
            <text:p>Pattern 6</text:p>
          </table:table-cell>
          <table:table-cell office:value="0.19344695932878125" office:value-type="float"/>
          <table:table-cell office:value="0.5869713091466744" office:value-type="float"/>
          <table:table-cell office:value="22.227314305619714" office:value-type="float"/>
          <table:table-cell office:value-type="string">
            <text:p>input/data_formal_20240530-1342/meme/ChuckleFrenzy_20230105T102056/0.jpg</text:p>
          </table:table-cell>
          <table:table-cell office:value-type="string">
            <text:p>https://twitter.com/ChuckleFrenzy/status/1610944427362586624</text:p>
          </table:table-cell>
        </table:table-row>
        <table:table-row>
          <table:table-cell office:value="436" office:value-type="float"/>
          <table:table-cell office:value-type="string">
            <text:p>Pattern 41</text:p>
          </table:table-cell>
          <table:table-cell office:value="0.3140338363146582" office:value-type="float"/>
          <table:table-cell office:value="0.5585140289826188" office:value-type="float"/>
          <table:table-cell office:value="31.71408790587093" office:value-type="float"/>
          <table:table-cell office:value-type="string">
            <text:p>input/data_formal_20240530-1342/meme/ChuckleFrenzy_20230105T111733/0.jpg</text:p>
          </table:table-cell>
          <table:table-cell office:value-type="string">
            <text:p>https://twitter.com/ChuckleFrenzy/status/1610958677099290624</text:p>
          </table:table-cell>
        </table:table-row>
        <table:table-row>
          <table:table-cell office:value="437" office:value-type="float"/>
          <table:table-cell office:value-type="string">
            <text:p>Pattern 30</text:p>
          </table:table-cell>
          <table:table-cell office:value="0.4331169977982293" office:value-type="float"/>
          <table:table-cell office:value="0.5205052516388932" office:value-type="float"/>
          <table:table-cell office:value="23.65475024360199" office:value-type="float"/>
          <table:table-cell office:value-type="string">
            <text:p>input/data_formal_20240530-1342/meme/ChuckleFrenzy_20230105T114534/0.jpg</text:p>
          </table:table-cell>
          <table:table-cell office:value-type="string">
            <text:p>https://twitter.com/ChuckleFrenzy/status/1610965726898036739</text:p>
          </table:table-cell>
        </table:table-row>
        <table:table-row>
          <table:table-cell office:value="438" office:value-type="float"/>
          <table:table-cell office:value-type="string">
            <text:p>Pattern 30</text:p>
          </table:table-cell>
          <table:table-cell office:value="0.41295559265679205" office:value-type="float"/>
          <table:table-cell office:value="0.6884180791246557" office:value-type="float"/>
          <table:table-cell office:value="24.346815423697844" office:value-type="float"/>
          <table:table-cell office:value-type="string">
            <text:p>input/data_formal_20240530-1342/meme/ChuckleFrenzy_20230105T114535/0.jpg</text:p>
          </table:table-cell>
          <table:table-cell office:value-type="string">
            <text:p>https://twitter.com/ChuckleFrenzy/status/1610965732027760640</text:p>
          </table:table-cell>
        </table:table-row>
        <table:table-row>
          <table:table-cell office:value="439" office:value-type="float"/>
          <table:table-cell office:value-type="string">
            <text:p>Pattern 15</text:p>
          </table:table-cell>
          <table:table-cell office:value="0.18652734168309618" office:value-type="float"/>
          <table:table-cell office:value="0.3471864462649945" office:value-type="float"/>
          <table:table-cell office:value="23.427514647883605" office:value-type="float"/>
          <table:table-cell office:value-type="string">
            <text:p>input/data_formal_20240530-1342/meme/ChuckleFrenzy_20230105T121437/0.jpg</text:p>
          </table:table-cell>
          <table:table-cell office:value-type="string">
            <text:p>https://twitter.com/ChuckleFrenzy/status/1610973039927123971</text:p>
          </table:table-cell>
        </table:table-row>
        <table:table-row>
          <table:table-cell office:value="440" office:value-type="float"/>
          <table:table-cell office:value-type="string">
            <text:p>Pattern 15</text:p>
          </table:table-cell>
          <table:table-cell office:value="0.19024866269444715" office:value-type="float"/>
          <table:table-cell office:value="0.2638992796195407" office:value-type="float"/>
          <table:table-cell office:value="14.101680180155434" office:value-type="float"/>
          <table:table-cell office:value-type="string">
            <text:p>input/data_formal_20240530-1342/meme/ChuckleFrenzy_20230105T123733/0.jpg</text:p>
          </table:table-cell>
          <table:table-cell office:value-type="string">
            <text:p>https://twitter.com/ChuckleFrenzy/status/1610978811641839616</text:p>
          </table:table-cell>
        </table:table-row>
        <table:table-row>
          <table:table-cell office:value="441" office:value-type="float"/>
          <table:table-cell office:value-type="string">
            <text:p>Pattern 12</text:p>
          </table:table-cell>
          <table:table-cell office:value="0.15114305644231066" office:value-type="float"/>
          <table:table-cell office:value="0.7270292883931503" office:value-type="float"/>
          <table:table-cell office:value="23.4583590039647" office:value-type="float"/>
          <table:table-cell office:value-type="string">
            <text:p>input/data_formal_20240530-1342/meme/ChuckleFrenzy_20230105T124036/0.jpg</text:p>
          </table:table-cell>
          <table:table-cell office:value-type="string">
            <text:p>https://twitter.com/ChuckleFrenzy/status/1610979578830266368</text:p>
          </table:table-cell>
        </table:table-row>
        <table:table-row>
          <table:table-cell office:value="442" office:value-type="float"/>
          <table:table-cell office:value-type="string">
            <text:p>Pattern 15</text:p>
          </table:table-cell>
          <table:table-cell office:value="0.19024866269444715" office:value-type="float"/>
          <table:table-cell office:value="0.2638992796195407" office:value-type="float"/>
          <table:table-cell office:value="14.101680180155434" office:value-type="float"/>
          <table:table-cell office:value-type="string">
            <text:p>input/data_formal_20240530-1342/meme/ChuckleFrenzy_20230105T124048/0.jpg</text:p>
          </table:table-cell>
          <table:table-cell office:value-type="string">
            <text:p>https://twitter.com/ChuckleFrenzy/status/1610979629094916098</text:p>
          </table:table-cell>
        </table:table-row>
        <table:table-row>
          <table:table-cell office:value="443" office:value-type="float"/>
          <table:table-cell office:value-type="string">
            <text:p>Pattern 1</text:p>
          </table:table-cell>
          <table:table-cell office:value="0.5203841217712858" office:value-type="float"/>
          <table:table-cell office:value="0.38092224151788445" office:value-type="float"/>
          <table:table-cell office:value="24.203783915381848" office:value-type="float"/>
          <table:table-cell office:value-type="string">
            <text:p>input/data_formal_20240530-1342/meme/ChuckleFrenzy_20230105T124051/0.jpg</text:p>
          </table:table-cell>
          <table:table-cell office:value-type="string">
            <text:p>https://twitter.com/ChuckleFrenzy/status/1610979639354183680</text:p>
          </table:table-cell>
        </table:table-row>
        <table:table-row>
          <table:table-cell office:value="444" office:value-type="float"/>
          <table:table-cell office:value-type="string">
            <text:p>Pattern 16</text:p>
          </table:table-cell>
          <table:table-cell office:value="0.27310469818488214" office:value-type="float"/>
          <table:table-cell office:value="0.3157831202397231" office:value-type="float"/>
          <table:table-cell office:value="28.128019908721704" office:value-type="float"/>
          <table:table-cell office:value-type="string">
            <text:p>input/data_formal_20240530-1342/meme/ChuckleFrenzy_20230106T045546/0.jpg</text:p>
          </table:table-cell>
          <table:table-cell office:value-type="string">
            <text:p>https://twitter.com/ChuckleFrenzy/status/1611224987557298176</text:p>
          </table:table-cell>
        </table:table-row>
        <table:table-row>
          <table:table-cell office:value="445" office:value-type="float"/>
          <table:table-cell office:value-type="string">
            <text:p>Pattern 36</text:p>
          </table:table-cell>
          <table:table-cell office:value="0.8263219495581287" office:value-type="float"/>
          <table:table-cell office:value="0.4252984750396496" office:value-type="float"/>
          <table:table-cell office:value="22.77652674191601" office:value-type="float"/>
          <table:table-cell office:value-type="string">
            <text:p>input/data_formal_20240530-1342/meme/ChuckleFrenzy_20230106T052137/0.jpg</text:p>
          </table:table-cell>
          <table:table-cell office:value-type="string">
            <text:p>https://twitter.com/ChuckleFrenzy/status/1611231492847321090</text:p>
          </table:table-cell>
        </table:table-row>
        <table:table-row>
          <table:table-cell office:value="446" office:value-type="float"/>
          <table:table-cell office:value-type="string">
            <text:p>Pattern 25</text:p>
          </table:table-cell>
          <table:table-cell office:value="0.8381153340041188" office:value-type="float"/>
          <table:table-cell office:value="0.33692815371600476" office:value-type="float"/>
          <table:table-cell office:value="20.02525921851213" office:value-type="float"/>
          <table:table-cell office:value-type="string">
            <text:p>input/data_formal_20240530-1342/meme/ChuckleFrenzy_20230106T071615/0.jpg</text:p>
          </table:table-cell>
          <table:table-cell office:value-type="string">
            <text:p>https://twitter.com/ChuckleFrenzy/status/1611260340938891264</text:p>
          </table:table-cell>
        </table:table-row>
        <table:table-row>
          <table:table-cell office:value="447" office:value-type="float"/>
          <table:table-cell office:value-type="string">
            <text:p>Pattern 20</text:p>
          </table:table-cell>
          <table:table-cell office:value="0.7835326808178924" office:value-type="float"/>
          <table:table-cell office:value="0.27554854660347594" office:value-type="float"/>
          <table:table-cell office:value="22.447696698054568" office:value-type="float"/>
          <table:table-cell office:value-type="string">
            <text:p>input/data_formal_20240530-1342/meme/ChuckleFrenzy_20230106T074216/0.jpg</text:p>
          </table:table-cell>
          <table:table-cell office:value-type="string">
            <text:p>https://twitter.com/ChuckleFrenzy/status/1611266888973139968</text:p>
          </table:table-cell>
        </table:table-row>
        <table:table-row>
          <table:table-cell office:value="448" office:value-type="float"/>
          <table:table-cell office:value-type="string">
            <text:p>Pattern 26</text:p>
          </table:table-cell>
          <table:table-cell office:value="0.5647936443521662" office:value-type="float"/>
          <table:table-cell office:value="0.6907904978710768" office:value-type="float"/>
          <table:table-cell office:value="10.73601189536293" office:value-type="float"/>
          <table:table-cell office:value-type="string">
            <text:p>input/data_formal_20240530-1342/meme/ChuckleFrenzy_20230106T074525/0.jpg</text:p>
          </table:table-cell>
          <table:table-cell office:value-type="string">
            <text:p>https://twitter.com/ChuckleFrenzy/status/1611267679901335553</text:p>
          </table:table-cell>
        </table:table-row>
        <table:table-row>
          <table:table-cell office:value="449" office:value-type="float"/>
          <table:table-cell office:value-type="string">
            <text:p>Pattern 47</text:p>
          </table:table-cell>
          <table:table-cell office:value="0.11342722496255325" office:value-type="float"/>
          <table:table-cell office:value="0.7860547591982241" office:value-type="float"/>
          <table:table-cell office:value="19.59091664794933" office:value-type="float"/>
          <table:table-cell office:value-type="string">
            <text:p>input/data_formal_20240530-1342/meme/ChuckleFrenzy_20230106T081005/0.jpg</text:p>
          </table:table-cell>
          <table:table-cell office:value-type="string">
            <text:p>https://twitter.com/ChuckleFrenzy/status/1611273886313611264</text:p>
          </table:table-cell>
        </table:table-row>
        <table:table-row>
          <table:table-cell office:value="450" office:value-type="float"/>
          <table:table-cell office:value-type="string">
            <text:p>Pattern 19</text:p>
          </table:table-cell>
          <table:table-cell office:value="0.48716883532691796" office:value-type="float"/>
          <table:table-cell office:value="0.5583707007993508" office:value-type="float"/>
          <table:table-cell office:value="27.127937499670534" office:value-type="float"/>
          <table:table-cell office:value-type="string">
            <text:p>input/data_formal_20240530-1342/meme/ChuckleFrenzy_20230111T221123/0.jpg</text:p>
          </table:table-cell>
          <table:table-cell office:value-type="string">
            <text:p>https://twitter.com/ChuckleFrenzy/status/1613297547841310726</text:p>
          </table:table-cell>
        </table:table-row>
        <table:table-row>
          <table:table-cell office:value="451" office:value-type="float"/>
          <table:table-cell office:value-type="string">
            <text:p>Pattern 43</text:p>
          </table:table-cell>
          <table:table-cell office:value="0.26514558430090646" office:value-type="float"/>
          <table:table-cell office:value="0.36631743367059805" office:value-type="float"/>
          <table:table-cell office:value="27.320759934203664" office:value-type="float"/>
          <table:table-cell office:value-type="string">
            <text:p>input/data_formal_20240530-1342/meme/ChuckleFrenzy_20230111T223814/0.jpg</text:p>
          </table:table-cell>
          <table:table-cell office:value-type="string">
            <text:p>https://twitter.com/ChuckleFrenzy/status/1613304304001077248</text:p>
          </table:table-cell>
        </table:table-row>
        <table:table-row>
          <table:table-cell office:value="452" office:value-type="float"/>
          <table:table-cell office:value-type="string">
            <text:p>Pattern 35</text:p>
          </table:table-cell>
          <table:table-cell office:value="0.24600843231054287" office:value-type="float"/>
          <table:table-cell office:value="0.48822342813792147" office:value-type="float"/>
          <table:table-cell office:value="23.395538230293248" office:value-type="float"/>
          <table:table-cell office:value-type="string">
            <text:p>input/data_formal_20240530-1342/meme/ChuckleFrenzy_20230111T230538/0.jpg</text:p>
          </table:table-cell>
          <table:table-cell office:value-type="string">
            <text:p>https://twitter.com/ChuckleFrenzy/status/1613311197905838082</text:p>
          </table:table-cell>
        </table:table-row>
        <table:table-row>
          <table:table-cell office:value="453" office:value-type="float"/>
          <table:table-cell office:value-type="string">
            <text:p>Pattern 25</text:p>
          </table:table-cell>
          <table:table-cell office:value="0.7730183179842494" office:value-type="float"/>
          <table:table-cell office:value="0.3921206799820353" office:value-type="float"/>
          <table:table-cell office:value="20.961312500294355" office:value-type="float"/>
          <table:table-cell office:value-type="string">
            <text:p>input/data_formal_20240530-1342/meme/ChuckleFrenzy_20230111T233626/0.jpg</text:p>
          </table:table-cell>
          <table:table-cell office:value-type="string">
            <text:p>https://twitter.com/ChuckleFrenzy/status/1613318949227188224</text:p>
          </table:table-cell>
        </table:table-row>
        <table:table-row>
          <table:table-cell office:value="454" office:value-type="float"/>
          <table:table-cell office:value-type="string">
            <text:p>Pattern 6</text:p>
          </table:table-cell>
          <table:table-cell office:value="0.1633033262805034" office:value-type="float"/>
          <table:table-cell office:value="0.5751197936983298" office:value-type="float"/>
          <table:table-cell office:value="20.884919630615038" office:value-type="float"/>
          <table:table-cell office:value-type="string">
            <text:p>input/data_formal_20240530-1342/meme/ChuckleFrenzy_20230112T000104/0.jpg</text:p>
          </table:table-cell>
          <table:table-cell office:value-type="string">
            <text:p>https://twitter.com/ChuckleFrenzy/status/1613325150044278787</text:p>
          </table:table-cell>
        </table:table-row>
        <table:table-row>
          <table:table-cell office:value="455" office:value-type="float"/>
          <table:table-cell office:value-type="string">
            <text:p>Pattern 16</text:p>
          </table:table-cell>
          <table:table-cell office:value="0.27258807758532777" office:value-type="float"/>
          <table:table-cell office:value="0.28144882757659173" office:value-type="float"/>
          <table:table-cell office:value="31.642983648944455" office:value-type="float"/>
          <table:table-cell office:value-type="string">
            <text:p>input/data_formal_20240530-1342/meme/ChuckleFrenzy_20230201T221717/0.jpg</text:p>
          </table:table-cell>
          <table:table-cell office:value-type="string">
            <text:p>https://twitter.com/ChuckleFrenzy/status/1620909178855297025</text:p>
          </table:table-cell>
        </table:table-row>
        <table:table-row>
          <table:table-cell office:value="456" office:value-type="float"/>
          <table:table-cell office:value-type="string">
            <text:p>Pattern 30</text:p>
          </table:table-cell>
          <table:table-cell office:value="0.48233164624599517" office:value-type="float"/>
          <table:table-cell office:value="0.5157106952802364" office:value-type="float"/>
          <table:table-cell office:value="24.892116071568363" office:value-type="float"/>
          <table:table-cell office:value-type="string">
            <text:p>input/data_formal_20240530-1342/meme/ChuckleFrenzy_20230201T222015/0.jpg</text:p>
          </table:table-cell>
          <table:table-cell office:value-type="string">
            <text:p>https://twitter.com/ChuckleFrenzy/status/1620909922346045440</text:p>
          </table:table-cell>
        </table:table-row>
        <table:table-row>
          <table:table-cell office:value="457" office:value-type="float"/>
          <table:table-cell office:value-type="string">
            <text:p>Pattern 22</text:p>
          </table:table-cell>
          <table:table-cell office:value="0.2352319642681083" office:value-type="float"/>
          <table:table-cell office:value="0.26215556842555265" office:value-type="float"/>
          <table:table-cell office:value="19.55309345014301" office:value-type="float"/>
          <table:table-cell office:value-type="string">
            <text:p>input/data_formal_20240530-1342/meme/ChuckleFrenzy_20230201T222017/0.jpg</text:p>
          </table:table-cell>
          <table:table-cell office:value-type="string">
            <text:p>https://twitter.com/ChuckleFrenzy/status/1620909930776494081</text:p>
          </table:table-cell>
        </table:table-row>
        <table:table-row>
          <table:table-cell office:value="458" office:value-type="float"/>
          <table:table-cell office:value-type="string">
            <text:p>Pattern 30</text:p>
          </table:table-cell>
          <table:table-cell office:value="0.42922018877212276" office:value-type="float"/>
          <table:table-cell office:value="0.5085157625828916" office:value-type="float"/>
          <table:table-cell office:value="24.45708903133201" office:value-type="float"/>
          <table:table-cell office:value-type="string">
            <text:p>input/data_formal_20240530-1342/meme/ChuckleFrenzy_20230201T224855/0.jpg</text:p>
          </table:table-cell>
          <table:table-cell office:value-type="string">
            <text:p>https://twitter.com/ChuckleFrenzy/status/1620917138151165953</text:p>
          </table:table-cell>
        </table:table-row>
        <table:table-row>
          <table:table-cell office:value="459" office:value-type="float"/>
          <table:table-cell office:value-type="string">
            <text:p>Pattern 12</text:p>
          </table:table-cell>
          <table:table-cell office:value="0.07818127067221292" office:value-type="float"/>
          <table:table-cell office:value="0.80728144174929" office:value-type="float"/>
          <table:table-cell office:value="26.868199189528482" office:value-type="float"/>
          <table:table-cell office:value-type="string">
            <text:p>input/data_formal_20240530-1342/meme/ChuckleFrenzy_20230201T224857/0.jpg</text:p>
          </table:table-cell>
          <table:table-cell office:value-type="string">
            <text:p>https://twitter.com/ChuckleFrenzy/status/1620917147399557129</text:p>
          </table:table-cell>
        </table:table-row>
        <table:table-row>
          <table:table-cell office:value="460" office:value-type="float"/>
          <table:table-cell office:value-type="string">
            <text:p>Pattern 21</text:p>
          </table:table-cell>
          <table:table-cell office:value="0.6914192335378868" office:value-type="float"/>
          <table:table-cell office:value="0.42415222158037164" office:value-type="float"/>
          <table:table-cell office:value="26.35558297637331" office:value-type="float"/>
          <table:table-cell office:value-type="string">
            <text:p>input/data_formal_20240530-1342/meme/ChuckleFrenzy_20230201T224858/0.jpg</text:p>
          </table:table-cell>
          <table:table-cell office:value-type="string">
            <text:p>https://twitter.com/ChuckleFrenzy/status/1620917152344690694</text:p>
          </table:table-cell>
        </table:table-row>
        <table:table-row>
          <table:table-cell office:value="461" office:value-type="float"/>
          <table:table-cell office:value-type="string">
            <text:p>Pattern 29</text:p>
          </table:table-cell>
          <table:table-cell office:value="0.47590780783745196" office:value-type="float"/>
          <table:table-cell office:value="0.4888530897744457" office:value-type="float"/>
          <table:table-cell office:value="23.784167954814503" office:value-type="float"/>
          <table:table-cell office:value-type="string">
            <text:p>input/data_formal_20240530-1342/meme/ChuckleFrenzy_20230201T225132/0.jpg</text:p>
          </table:table-cell>
          <table:table-cell office:value-type="string">
            <text:p>https://twitter.com/ChuckleFrenzy/status/1620917796807872513</text:p>
          </table:table-cell>
        </table:table-row>
        <table:table-row>
          <table:table-cell office:value="462" office:value-type="float"/>
          <table:table-cell office:value-type="string">
            <text:p>Pattern 4</text:p>
          </table:table-cell>
          <table:table-cell office:value="0.17019919451132867" office:value-type="float"/>
          <table:table-cell office:value="0.5904502812694954" office:value-type="float"/>
          <table:table-cell office:value="32.091691937880235" office:value-type="float"/>
          <table:table-cell office:value-type="string">
            <text:p>input/data_formal_20240530-1342/meme/ChuckleFrenzy_20230201T234221/0.jpg</text:p>
          </table:table-cell>
          <table:table-cell office:value-type="string">
            <text:p>https://twitter.com/ChuckleFrenzy/status/1620930583906877443</text:p>
          </table:table-cell>
        </table:table-row>
        <table:table-row>
          <table:table-cell office:value="463" office:value-type="float"/>
          <table:table-cell office:value-type="string">
            <text:p>Pattern 15</text:p>
          </table:table-cell>
          <table:table-cell office:value="0.044678823261342426" office:value-type="float"/>
          <table:table-cell office:value="0.22128662675061872" office:value-type="float"/>
          <table:table-cell office:value="20.980548141211308" office:value-type="float"/>
          <table:table-cell office:value-type="string">
            <text:p>input/data_formal_20240530-1342/meme/ChuckleFrenzy_20230202T003744/0.jpg</text:p>
          </table:table-cell>
          <table:table-cell office:value-type="string">
            <text:p>https://twitter.com/ChuckleFrenzy/status/1620944522342547457</text:p>
          </table:table-cell>
        </table:table-row>
        <table:table-row>
          <table:table-cell office:value="464" office:value-type="float"/>
          <table:table-cell office:value-type="string">
            <text:p>Pattern 23</text:p>
          </table:table-cell>
          <table:table-cell office:value="0.32326575124838036" office:value-type="float"/>
          <table:table-cell office:value="0.314033380755217" office:value-type="float"/>
          <table:table-cell office:value="27.852198567423837" office:value-type="float"/>
          <table:table-cell office:value-type="string">
            <text:p>input/data_formal_20240530-1342/meme/ChuckleFrenzy_20230202T004137/0.jpg</text:p>
          </table:table-cell>
          <table:table-cell office:value-type="string">
            <text:p>https://twitter.com/ChuckleFrenzy/status/1620945498000465920</text:p>
          </table:table-cell>
        </table:table-row>
        <table:table-row>
          <table:table-cell office:value="465" office:value-type="float"/>
          <table:table-cell office:value-type="string">
            <text:p>Pattern 19</text:p>
          </table:table-cell>
          <table:table-cell office:value="0.44354268182974543" office:value-type="float"/>
          <table:table-cell office:value="0.9255024582845193" office:value-type="float"/>
          <table:table-cell office:value="22.937498521032328" office:value-type="float"/>
          <table:table-cell office:value-type="string">
            <text:p>input/data_formal_20240530-1342/meme/ChuckleFrenzy_20230202T010548/0.jpg</text:p>
          </table:table-cell>
          <table:table-cell office:value-type="string">
            <text:p>https://twitter.com/ChuckleFrenzy/status/1620951585495945217</text:p>
          </table:table-cell>
        </table:table-row>
        <table:table-row>
          <table:table-cell office:value="466" office:value-type="float"/>
          <table:table-cell office:value-type="string">
            <text:p>Pattern 22</text:p>
          </table:table-cell>
          <table:table-cell office:value="0.22887002884794602" office:value-type="float"/>
          <table:table-cell office:value="0.26045716728793694" office:value-type="float"/>
          <table:table-cell office:value="12.10923749935013" office:value-type="float"/>
          <table:table-cell office:value-type="string">
            <text:p>input/data_formal_20240530-1342/meme/ChuckleFrenzy_20230202T013349/0.jpg</text:p>
          </table:table-cell>
          <table:table-cell office:value-type="string">
            <text:p>https://twitter.com/ChuckleFrenzy/status/1620958635793780741</text:p>
          </table:table-cell>
        </table:table-row>
        <table:table-row>
          <table:table-cell office:value="467" office:value-type="float"/>
          <table:table-cell office:value-type="string">
            <text:p>Pattern 49</text:p>
          </table:table-cell>
          <table:table-cell office:value="0.66055816550111" office:value-type="float"/>
          <table:table-cell office:value="0.7199254763649156" office:value-type="float"/>
          <table:table-cell office:value="21.579696935203476" office:value-type="float"/>
          <table:table-cell office:value-type="string">
            <text:p>input/data_formal_20240530-1342/meme/ChuckleFrenzy_20230202T020115/0.jpg</text:p>
          </table:table-cell>
          <table:table-cell office:value-type="string">
            <text:p>https://twitter.com/ChuckleFrenzy/status/1620965538905079809</text:p>
          </table:table-cell>
        </table:table-row>
        <table:table-row>
          <table:table-cell office:value="468" office:value-type="float"/>
          <table:table-cell office:value-type="string">
            <text:p>Pattern 16</text:p>
          </table:table-cell>
          <table:table-cell office:value="0.44802948122487024" office:value-type="float"/>
          <table:table-cell office:value="0.3831860540821938" office:value-type="float"/>
          <table:table-cell office:value="32.3501085970845" office:value-type="float"/>
          <table:table-cell office:value-type="string">
            <text:p>input/data_formal_20240530-1342/meme/ChuckleFrenzy_20230202T032747/0.jpg</text:p>
          </table:table-cell>
          <table:table-cell office:value-type="string">
            <text:p>https://twitter.com/ChuckleFrenzy/status/1620987315773493248</text:p>
          </table:table-cell>
        </table:table-row>
        <table:table-row>
          <table:table-cell office:value="469" office:value-type="float"/>
          <table:table-cell office:value-type="string">
            <text:p>Pattern 5</text:p>
          </table:table-cell>
          <table:table-cell office:value="0.47527871944319017" office:value-type="float"/>
          <table:table-cell office:value="0.4807732644803" office:value-type="float"/>
          <table:table-cell office:value="23.03434934986425" office:value-type="float"/>
          <table:table-cell office:value-type="string">
            <text:p>input/data_formal_20240530-1342/meme/ChuckleFrenzy_20230202T035109/0.jpg</text:p>
          </table:table-cell>
          <table:table-cell office:value-type="string">
            <text:p>https://twitter.com/ChuckleFrenzy/status/1620993199194914820</text:p>
          </table:table-cell>
        </table:table-row>
        <table:table-row>
          <table:table-cell office:value="470" office:value-type="float"/>
          <table:table-cell office:value-type="string">
            <text:p>Pattern 47</text:p>
          </table:table-cell>
          <table:table-cell office:value="0.27268087258541646" office:value-type="float"/>
          <table:table-cell office:value="0.8104755213324804" office:value-type="float"/>
          <table:table-cell office:value="23.946586952467477" office:value-type="float"/>
          <table:table-cell office:value-type="string">
            <text:p>input/data_formal_20240530-1342/meme/ChuckleFrenzy_20230202T035112/0.jpg</text:p>
          </table:table-cell>
          <table:table-cell office:value-type="string">
            <text:p>https://twitter.com/ChuckleFrenzy/status/1620993208296538112</text:p>
          </table:table-cell>
        </table:table-row>
        <table:table-row>
          <table:table-cell office:value="471" office:value-type="float"/>
          <table:table-cell office:value-type="string">
            <text:p>Pattern 15</text:p>
          </table:table-cell>
          <table:table-cell office:value="0.17377476272275827" office:value-type="float"/>
          <table:table-cell office:value="0.3560619992212939" office:value-type="float"/>
          <table:table-cell office:value="24.11755577154152" office:value-type="float"/>
          <table:table-cell office:value-type="string">
            <text:p>input/data_formal_20240530-1342/meme/ChuckleFrenzy_20230202T042247/0.jpg</text:p>
          </table:table-cell>
          <table:table-cell office:value-type="string">
            <text:p>https://twitter.com/ChuckleFrenzy/status/1621001157576359937</text:p>
          </table:table-cell>
        </table:table-row>
        <table:table-row>
          <table:table-cell office:value="472" office:value-type="float"/>
          <table:table-cell office:value-type="string">
            <text:p>Pattern 12</text:p>
          </table:table-cell>
          <table:table-cell office:value="0.15229184625104572" office:value-type="float"/>
          <table:table-cell office:value="0.5141460355066783" office:value-type="float"/>
          <table:table-cell office:value="30.42881550278596" office:value-type="float"/>
          <table:table-cell office:value-type="string">
            <text:p>input/data_formal_20240530-1342/meme/ChuckleFrenzy_20230202T044746/0.jpg</text:p>
          </table:table-cell>
          <table:table-cell office:value-type="string">
            <text:p>https://twitter.com/ChuckleFrenzy/status/1621007445723156481</text:p>
          </table:table-cell>
        </table:table-row>
        <table:table-row>
          <table:table-cell office:value="473" office:value-type="float"/>
          <table:table-cell office:value-type="string">
            <text:p>Pattern 30</text:p>
          </table:table-cell>
          <table:table-cell office:value="0.5143301221284923" office:value-type="float"/>
          <table:table-cell office:value="0.5712770528891757" office:value-type="float"/>
          <table:table-cell office:value="28.844403811245247" office:value-type="float"/>
          <table:table-cell office:value-type="string">
            <text:p>input/data_formal_20240530-1342/meme/ChuckleFrenzy_20230202T045111/0.jpg</text:p>
          </table:table-cell>
          <table:table-cell office:value-type="string">
            <text:p>https://twitter.com/ChuckleFrenzy/status/1621008305001734144</text:p>
          </table:table-cell>
        </table:table-row>
        <table:table-row>
          <table:table-cell office:value="474" office:value-type="float"/>
          <table:table-cell office:value-type="string">
            <text:p>Pattern 48</text:p>
          </table:table-cell>
          <table:table-cell office:value="0.3740477828013214" office:value-type="float"/>
          <table:table-cell office:value="0.6146866214016588" office:value-type="float"/>
          <table:table-cell office:value="23.02553831030666" office:value-type="float"/>
          <table:table-cell office:value-type="string">
            <text:p>input/data_formal_20240530-1342/meme/ChuckleFrenzy_20230202T052219/0.jpg</text:p>
          </table:table-cell>
          <table:table-cell office:value-type="string">
            <text:p>https://twitter.com/ChuckleFrenzy/status/1621016140448161793</text:p>
          </table:table-cell>
        </table:table-row>
        <table:table-row>
          <table:table-cell office:value="475" office:value-type="float"/>
          <table:table-cell office:value-type="string">
            <text:p>Pattern 16</text:p>
          </table:table-cell>
          <table:table-cell office:value="0.3161359767827517" office:value-type="float"/>
          <table:table-cell office:value="0.30766614384227015" office:value-type="float"/>
          <table:table-cell office:value="31.251013235283462" office:value-type="float"/>
          <table:table-cell office:value-type="string">
            <text:p>input/data_formal_20240530-1342/meme/ChuckleFrenzy_20230202T054651/0.jpg</text:p>
          </table:table-cell>
          <table:table-cell office:value-type="string">
            <text:p>https://twitter.com/ChuckleFrenzy/status/1621022315759689728</text:p>
          </table:table-cell>
        </table:table-row>
        <table:table-row>
          <table:table-cell office:value="476" office:value-type="float"/>
          <table:table-cell office:value-type="string">
            <text:p>Pattern 15</text:p>
          </table:table-cell>
          <table:table-cell office:value="0.1297726431000629" office:value-type="float"/>
          <table:table-cell office:value="0.26102317052166935" office:value-type="float"/>
          <table:table-cell office:value="25.85625194240039" office:value-type="float"/>
          <table:table-cell office:value-type="string">
            <text:p>input/data_formal_20240530-1342/meme/ChuckleFrenzy_20230206T103224/0.jpg</text:p>
          </table:table-cell>
          <table:table-cell office:value-type="string">
            <text:p>https://twitter.com/ChuckleFrenzy/status/1622543726739341312</text:p>
          </table:table-cell>
        </table:table-row>
        <table:table-row>
          <table:table-cell office:value="477" office:value-type="float"/>
          <table:table-cell office:value-type="string">
            <text:p>Pattern 31</text:p>
          </table:table-cell>
          <table:table-cell office:value="0.17797957295613867" office:value-type="float"/>
          <table:table-cell office:value="0.2741486395974616" office:value-type="float"/>
          <table:table-cell office:value="26.348990472335146" office:value-type="float"/>
          <table:table-cell office:value-type="string">
            <text:p>input/data_formal_20240530-1342/meme/ChuckleFrenzy_20230206T103548/0.jpg</text:p>
          </table:table-cell>
          <table:table-cell office:value-type="string">
            <text:p>https://twitter.com/ChuckleFrenzy/status/1622544580603248641</text:p>
          </table:table-cell>
        </table:table-row>
        <table:table-row>
          <table:table-cell office:value="478" office:value-type="float"/>
          <table:table-cell office:value-type="string">
            <text:p>Pattern 27</text:p>
          </table:table-cell>
          <table:table-cell office:value="0.49051780308201276" office:value-type="float"/>
          <table:table-cell office:value="0.23487048636766675" office:value-type="float"/>
          <table:table-cell office:value="0.0" office:value-type="float"/>
          <table:table-cell office:value-type="string">
            <text:p>input/data_formal_20240530-1342/meme/ChuckleFrenzy_20230206T110149/0.jpg</text:p>
          </table:table-cell>
          <table:table-cell office:value-type="string">
            <text:p>https://twitter.com/ChuckleFrenzy/status/1622551129740525568</text:p>
          </table:table-cell>
        </table:table-row>
        <table:table-row>
          <table:table-cell office:value="479" office:value-type="float"/>
          <table:table-cell office:value-type="string">
            <text:p>Pattern 12</text:p>
          </table:table-cell>
          <table:table-cell office:value="0.3043084009183875" office:value-type="float"/>
          <table:table-cell office:value="0.6190441453370938" office:value-type="float"/>
          <table:table-cell office:value="26.198325712820424" office:value-type="float"/>
          <table:table-cell office:value-type="string">
            <text:p>input/data_formal_20240530-1342/meme/ChuckleFrenzy_20230206T110326/0.jpg</text:p>
          </table:table-cell>
          <table:table-cell office:value-type="string">
            <text:p>https://twitter.com/ChuckleFrenzy/status/1622551535736479747</text:p>
          </table:table-cell>
        </table:table-row>
        <table:table-row>
          <table:table-cell office:value="480" office:value-type="float"/>
          <table:table-cell office:value-type="string">
            <text:p>Pattern 16</text:p>
          </table:table-cell>
          <table:table-cell office:value="0.26445863460151925" office:value-type="float"/>
          <table:table-cell office:value="0.367882993230879" office:value-type="float"/>
          <table:table-cell office:value="24.32545166429859" office:value-type="float"/>
          <table:table-cell office:value-type="string">
            <text:p>input/data_formal_20240530-1342/meme/ChuckleFrenzy_20230206T113756/0.jpg</text:p>
          </table:table-cell>
          <table:table-cell office:value-type="string">
            <text:p>https://twitter.com/ChuckleFrenzy/status/1622560217081823233</text:p>
          </table:table-cell>
        </table:table-row>
        <table:table-row>
          <table:table-cell office:value="481" office:value-type="float"/>
          <table:table-cell office:value-type="string">
            <text:p>Pattern 39</text:p>
          </table:table-cell>
          <table:table-cell office:value="0.10746656307090124" office:value-type="float"/>
          <table:table-cell office:value="0.28728132650302285" office:value-type="float"/>
          <table:table-cell office:value="9.5367431640625e-07" office:value-type="float"/>
          <table:table-cell office:value-type="string">
            <text:p>input/data_formal_20240530-1342/meme/ChuckleFrenzy_20230206T115556/0.jpg</text:p>
          </table:table-cell>
          <table:table-cell office:value-type="string">
            <text:p>https://twitter.com/ChuckleFrenzy/status/1622564747613798400</text:p>
          </table:table-cell>
        </table:table-row>
        <table:table-row>
          <table:table-cell office:value="482" office:value-type="float"/>
          <table:table-cell office:value-type="string">
            <text:p>Pattern 12</text:p>
          </table:table-cell>
          <table:table-cell office:value="0.2568953415051777" office:value-type="float"/>
          <table:table-cell office:value="0.748758960595967" office:value-type="float"/>
          <table:table-cell office:value="26.25565392907536" office:value-type="float"/>
          <table:table-cell office:value-type="string">
            <text:p>input/data_formal_20240530-1342/meme/ChuckleFrenzy_20230206T125135/0.jpg</text:p>
          </table:table-cell>
          <table:table-cell office:value-type="string">
            <text:p>https://twitter.com/ChuckleFrenzy/status/1622578754873700357</text:p>
          </table:table-cell>
        </table:table-row>
        <table:table-row>
          <table:table-cell office:value="483" office:value-type="float"/>
          <table:table-cell office:value-type="string">
            <text:p>Pattern 40</text:p>
          </table:table-cell>
          <table:table-cell office:value="0.21562333467909167" office:value-type="float"/>
          <table:table-cell office:value="0.4411756529658835" office:value-type="float"/>
          <table:table-cell office:value="29.135280493941316" office:value-type="float"/>
          <table:table-cell office:value-type="string">
            <text:p>input/data_formal_20240530-1342/meme/ChuckleFrenzy_20230206T132309/0.jpg</text:p>
          </table:table-cell>
          <table:table-cell office:value-type="string">
            <text:p>https://twitter.com/ChuckleFrenzy/status/1622586698654707713</text:p>
          </table:table-cell>
        </table:table-row>
        <table:table-row>
          <table:table-cell office:value="484" office:value-type="float"/>
          <table:table-cell office:value-type="string">
            <text:p>Pattern 12</text:p>
          </table:table-cell>
          <table:table-cell office:value="0.3239187726896707" office:value-type="float"/>
          <table:table-cell office:value="0.7267420731007982" office:value-type="float"/>
          <table:table-cell office:value="27.923414656759398" office:value-type="float"/>
          <table:table-cell office:value-type="string">
            <text:p>input/data_formal_20240530-1342/meme/ChuckleFrenzy_20230206T132311/0.jpg</text:p>
          </table:table-cell>
          <table:table-cell office:value-type="string">
            <text:p>https://twitter.com/ChuckleFrenzy/status/1622586706418360321</text:p>
          </table:table-cell>
        </table:table-row>
        <table:table-row>
          <table:table-cell office:value="485" office:value-type="float"/>
          <table:table-cell office:value-type="string">
            <text:p>Pattern 38</text:p>
          </table:table-cell>
          <table:table-cell office:value="0.24929306873552814" office:value-type="float"/>
          <table:table-cell office:value="0.4203423570947529" office:value-type="float"/>
          <table:table-cell office:value="1.7182622114272463" office:value-type="float"/>
          <table:table-cell office:value-type="string">
            <text:p>input/data_formal_20240530-1342/meme/ChuckleFrenzy_20230206T135043/0.jpg</text:p>
          </table:table-cell>
          <table:table-cell office:value-type="string">
            <text:p>https://twitter.com/ChuckleFrenzy/status/1622593634649485314</text:p>
          </table:table-cell>
        </table:table-row>
        <table:table-row>
          <table:table-cell office:value="486" office:value-type="float"/>
          <table:table-cell office:value-type="string">
            <text:p>Pattern 33</text:p>
          </table:table-cell>
          <table:table-cell office:value="0.15268333851234414" office:value-type="float"/>
          <table:table-cell office:value="0.6947583725523913" office:value-type="float"/>
          <table:table-cell office:value="19.20202343953463" office:value-type="float"/>
          <table:table-cell office:value-type="string">
            <text:p>input/data_formal_20240530-1342/meme/ChuckleFrenzy_20230206T135045/0.jpg</text:p>
          </table:table-cell>
          <table:table-cell office:value-type="string">
            <text:p>https://twitter.com/ChuckleFrenzy/status/1622593643327504384</text:p>
          </table:table-cell>
        </table:table-row>
        <table:table-row>
          <table:table-cell office:value="487" office:value-type="float"/>
          <table:table-cell office:value-type="string">
            <text:p>Pattern 2</text:p>
          </table:table-cell>
          <table:table-cell office:value="0.7748161721604073" office:value-type="float"/>
          <table:table-cell office:value="0.37776093109753056" office:value-type="float"/>
          <table:table-cell office:value="21.58732492529603" office:value-type="float"/>
          <table:table-cell office:value-type="string">
            <text:p>input/data_formal_20240530-1342/meme/ChuckleFrenzy_20230206T142201/0.jpg</text:p>
          </table:table-cell>
          <table:table-cell office:value-type="string">
            <text:p>https://twitter.com/ChuckleFrenzy/status/1622601513326505985</text:p>
          </table:table-cell>
        </table:table-row>
        <table:table-row>
          <table:table-cell office:value="488" office:value-type="float"/>
          <table:table-cell office:value-type="string">
            <text:p>Pattern 42</text:p>
          </table:table-cell>
          <table:table-cell office:value="0.42020426632724106" office:value-type="float"/>
          <table:table-cell office:value="0.49146788631903415" office:value-type="float"/>
          <table:table-cell office:value="19.627596003044346" office:value-type="float"/>
          <table:table-cell office:value-type="string">
            <text:p>input/data_formal_20240530-1342/meme/ChuckleFrenzy_20230206T142203/0.jpg</text:p>
          </table:table-cell>
          <table:table-cell office:value-type="string">
            <text:p>https://twitter.com/ChuckleFrenzy/status/1622601521606299648</text:p>
          </table:table-cell>
        </table:table-row>
        <table:table-row>
          <table:table-cell office:value="489" office:value-type="float"/>
          <table:table-cell office:value-type="string">
            <text:p>Pattern 37</text:p>
          </table:table-cell>
          <table:table-cell office:value="0.685218850985613" office:value-type="float"/>
          <table:table-cell office:value="0.40465576255527025" office:value-type="float"/>
          <table:table-cell office:value="20.133105453163406" office:value-type="float"/>
          <table:table-cell office:value-type="string">
            <text:p>input/data_formal_20240530-1342/meme/ChuckleFrenzy_20230206T144656/0.jpg</text:p>
          </table:table-cell>
          <table:table-cell office:value-type="string">
            <text:p>https://twitter.com/ChuckleFrenzy/status/1622607781441290241</text:p>
          </table:table-cell>
        </table:table-row>
        <table:table-row>
          <table:table-cell office:value="490" office:value-type="float"/>
          <table:table-cell office:value-type="string">
            <text:p>Pattern 15</text:p>
          </table:table-cell>
          <table:table-cell office:value="0.16782767358630088" office:value-type="float"/>
          <table:table-cell office:value="0.2879716411204445" office:value-type="float"/>
          <table:table-cell office:value="14.975651180321858" office:value-type="float"/>
          <table:table-cell office:value-type="string">
            <text:p>input/data_formal_20240530-1342/meme/ChuckleFrenzy_20230206T151636/0.jpg</text:p>
          </table:table-cell>
          <table:table-cell office:value-type="string">
            <text:p>https://twitter.com/ChuckleFrenzy/status/1622615247893807106</text:p>
          </table:table-cell>
        </table:table-row>
        <table:table-row>
          <table:table-cell office:value="491" office:value-type="float"/>
          <table:table-cell office:value-type="string">
            <text:p>Pattern 16</text:p>
          </table:table-cell>
          <table:table-cell office:value="0.24941348829142124" office:value-type="float"/>
          <table:table-cell office:value="0.30391985209755734" office:value-type="float"/>
          <table:table-cell office:value="12.397981292715857" office:value-type="float"/>
          <table:table-cell office:value-type="string">
            <text:p>input/data_formal_20240530-1342/meme/ChuckleFrenzy_20230206T151811/0.jpg</text:p>
          </table:table-cell>
          <table:table-cell office:value-type="string">
            <text:p>https://twitter.com/ChuckleFrenzy/status/1622615645371219968</text:p>
          </table:table-cell>
        </table:table-row>
        <table:table-row>
          <table:table-cell office:value="492" office:value-type="float"/>
          <table:table-cell office:value-type="string">
            <text:p>Pattern 40</text:p>
          </table:table-cell>
          <table:table-cell office:value="0.13049461888481337" office:value-type="float"/>
          <table:table-cell office:value="0.48650379173918123" office:value-type="float"/>
          <table:table-cell office:value="19.90728497473935" office:value-type="float"/>
          <table:table-cell office:value-type="string">
            <text:p>input/data_formal_20240530-1342/meme/ChuckleFrenzy_20230206T154031/0.jpg</text:p>
          </table:table-cell>
          <table:table-cell office:value-type="string">
            <text:p>https://twitter.com/ChuckleFrenzy/status/1622621266757791746</text:p>
          </table:table-cell>
        </table:table-row>
        <table:table-row>
          <table:table-cell office:value="493" office:value-type="float"/>
          <table:table-cell office:value-type="string">
            <text:p>Pattern 31</text:p>
          </table:table-cell>
          <table:table-cell office:value="0.1359430342943461" office:value-type="float"/>
          <table:table-cell office:value="0.33829213910916767" office:value-type="float"/>
          <table:table-cell office:value="27.787354315349834" office:value-type="float"/>
          <table:table-cell office:value-type="string">
            <text:p>input/data_formal_20240530-1342/meme/ChuckleFrenzy_20230206T161222/0.jpg</text:p>
          </table:table-cell>
          <table:table-cell office:value-type="string">
            <text:p>https://twitter.com/ChuckleFrenzy/status/1622629281724522497</text:p>
          </table:table-cell>
        </table:table-row>
        <table:table-row>
          <table:table-cell office:value="494" office:value-type="float"/>
          <table:table-cell office:value-type="string">
            <text:p>Pattern 20</text:p>
          </table:table-cell>
          <table:table-cell office:value="0.7188053874804359" office:value-type="float"/>
          <table:table-cell office:value="0.26795035149127544" office:value-type="float"/>
          <table:table-cell office:value="27.554730814899493" office:value-type="float"/>
          <table:table-cell office:value-type="string">
            <text:p>input/data_formal_20240530-1342/meme/ChuckleFrenzy_20230206T161225/0.jpg</text:p>
          </table:table-cell>
          <table:table-cell office:value-type="string">
            <text:p>https://twitter.com/ChuckleFrenzy/status/1622629296429797376</text:p>
          </table:table-cell>
        </table:table-row>
        <table:table-row>
          <table:table-cell office:value="495" office:value-type="float"/>
          <table:table-cell office:value-type="string">
            <text:p>Pattern 6</text:p>
          </table:table-cell>
          <table:table-cell office:value="0.19464144215504808" office:value-type="float"/>
          <table:table-cell office:value="0.41568841774311216" office:value-type="float"/>
          <table:table-cell office:value="25.067118084431872" office:value-type="float"/>
          <table:table-cell office:value-type="string">
            <text:p>input/data_formal_20240530-1342/meme/ChuckleFrenzy_20230206T161227/0.jpg</text:p>
          </table:table-cell>
          <table:table-cell office:value-type="string">
            <text:p>https://twitter.com/ChuckleFrenzy/status/1622629303153315847</text:p>
          </table:table-cell>
        </table:table-row>
        <table:table-row>
          <table:table-cell office:value="496" office:value-type="float"/>
          <table:table-cell office:value-type="string">
            <text:p>Pattern 42</text:p>
          </table:table-cell>
          <table:table-cell office:value="0.6982117879166998" office:value-type="float"/>
          <table:table-cell office:value="0.5135825460279533" office:value-type="float"/>
          <table:table-cell office:value="31.975321900233496" office:value-type="float"/>
          <table:table-cell office:value-type="string">
            <text:p>input/data_formal_20240530-1342/meme/ChuckleFrenzy_20230206T161405/0.jpg</text:p>
          </table:table-cell>
          <table:table-cell office:value-type="string">
            <text:p>https://twitter.com/ChuckleFrenzy/status/1622629712534142976</text:p>
          </table:table-cell>
        </table:table-row>
        <table:table-row>
          <table:table-cell office:value="497" office:value-type="float"/>
          <table:table-cell office:value-type="string">
            <text:p>Pattern 48</text:p>
          </table:table-cell>
          <table:table-cell office:value="0.15959343755180416" office:value-type="float"/>
          <table:table-cell office:value="0.44600056749976524" office:value-type="float"/>
          <table:table-cell office:value="28.493099365272098" office:value-type="float"/>
          <table:table-cell office:value-type="string">
            <text:p>input/data_formal_20240530-1342/meme/ChuckleFrenzy_20230212T133037/0.jpg</text:p>
          </table:table-cell>
          <table:table-cell office:value-type="string">
            <text:p>https://twitter.com/ChuckleFrenzy/status/1624762903126585344</text:p>
          </table:table-cell>
        </table:table-row>
        <table:table-row>
          <table:table-cell office:value="498" office:value-type="float"/>
          <table:table-cell office:value-type="string">
            <text:p>Pattern 30</text:p>
          </table:table-cell>
          <table:table-cell office:value="0.6049214223383725" office:value-type="float"/>
          <table:table-cell office:value="0.42231343326501525" office:value-type="float"/>
          <table:table-cell office:value="31.29675145398924" office:value-type="float"/>
          <table:table-cell office:value-type="string">
            <text:p>input/data_formal_20240530-1342/meme/ChuckleFrenzy_20230226T063229/0.jpg</text:p>
          </table:table-cell>
          <table:table-cell office:value-type="string">
            <text:p>https://twitter.com/ChuckleFrenzy/status/1629731105753505795</text:p>
          </table:table-cell>
        </table:table-row>
        <table:table-row>
          <table:table-cell office:value="499" office:value-type="float"/>
          <table:table-cell office:value-type="string">
            <text:p>Pattern 33</text:p>
          </table:table-cell>
          <table:table-cell office:value="0.14690541386644554" office:value-type="float"/>
          <table:table-cell office:value="0.808561320572138" office:value-type="float"/>
          <table:table-cell office:value="23.82117778966413" office:value-type="float"/>
          <table:table-cell office:value-type="string">
            <text:p>input/data_formal_20240530-1342/meme/ChuckleFrenzy_20230307T091013/0.jpg</text:p>
          </table:table-cell>
          <table:table-cell office:value-type="string">
            <text:p>https://twitter.com/ChuckleFrenzy/status/1633032294687490050</text:p>
          </table:table-cell>
        </table:table-row>
        <table:table-row>
          <table:table-cell office:value="500" office:value-type="float"/>
          <table:table-cell office:value-type="string">
            <text:p>Pattern 15</text:p>
          </table:table-cell>
          <table:table-cell office:value="0.16372753613920343" office:value-type="float"/>
          <table:table-cell office:value="0.2923507837453714" office:value-type="float"/>
          <table:table-cell office:value="22.143410432323083" office:value-type="float"/>
          <table:table-cell office:value-type="string">
            <text:p>input/data_formal_20240530-1342/meme/ChuckleFrenzy_20230315T203219/0.jpg</text:p>
          </table:table-cell>
          <table:table-cell office:value-type="string">
            <text:p>https://twitter.com/ChuckleFrenzy/status/1636103050606567427</text:p>
          </table:table-cell>
        </table:table-row>
        <table:table-row>
          <table:table-cell office:value="501" office:value-type="float"/>
          <table:table-cell office:value-type="string">
            <text:p>Pattern 29</text:p>
          </table:table-cell>
          <table:table-cell office:value="0.2541633604335111" office:value-type="float"/>
          <table:table-cell office:value="0.3243740547489019" office:value-type="float"/>
          <table:table-cell office:value="29.710074398929713" office:value-type="float"/>
          <table:table-cell office:value-type="string">
            <text:p>input/data_formal_20240530-1342/meme/ChuckleFrenzy_20230316T020521/0.jpg</text:p>
          </table:table-cell>
          <table:table-cell office:value-type="string">
            <text:p>https://twitter.com/ChuckleFrenzy/status/1636186863747694592</text:p>
          </table:table-cell>
        </table:table-row>
        <table:table-row>
          <table:table-cell office:value="502" office:value-type="float"/>
          <table:table-cell office:value-type="string">
            <text:p>Pattern 5</text:p>
          </table:table-cell>
          <table:table-cell office:value="0.5212466601838853" office:value-type="float"/>
          <table:table-cell office:value="0.31082857359883453" office:value-type="float"/>
          <table:table-cell office:value="28.90889804565298" office:value-type="float"/>
          <table:table-cell office:value-type="string">
            <text:p>input/data_formal_20240530-1342/meme/ChuckleFrenzy_20230316T020745/0.jpg</text:p>
          </table:table-cell>
          <table:table-cell office:value-type="string">
            <text:p>https://twitter.com/ChuckleFrenzy/status/1636187465055719424</text:p>
          </table:table-cell>
        </table:table-row>
        <table:table-row>
          <table:table-cell office:value="503" office:value-type="float"/>
          <table:table-cell office:value-type="string">
            <text:p>Pattern 32</text:p>
          </table:table-cell>
          <table:table-cell office:value="0.34862163453940215" office:value-type="float"/>
          <table:table-cell office:value="0.6249787015057165" office:value-type="float"/>
          <table:table-cell office:value="11.466199818167217" office:value-type="float"/>
          <table:table-cell office:value-type="string">
            <text:p>input/data_formal_20240530-1342/meme/ChuckleFrenzy_20230322T220103/0.jpg</text:p>
          </table:table-cell>
          <table:table-cell office:value-type="string">
            <text:p>https://twitter.com/ChuckleFrenzy/status/1638662098418020352</text:p>
          </table:table-cell>
        </table:table-row>
        <table:table-row>
          <table:table-cell office:value="504" office:value-type="float"/>
          <table:table-cell office:value-type="string">
            <text:p>Pattern 12</text:p>
          </table:table-cell>
          <table:table-cell office:value="0.11327597465503403" office:value-type="float"/>
          <table:table-cell office:value="0.5922732752754121" office:value-type="float"/>
          <table:table-cell office:value="30.578124675535356" office:value-type="float"/>
          <table:table-cell office:value-type="string">
            <text:p>input/data_formal_20240530-1342/meme/chumpsland_20211122T035139/0.jpg</text:p>
          </table:table-cell>
          <table:table-cell office:value-type="string">
            <text:p>https://twitter.com/PotooPotoo/status/1617743273115922434</text:p>
          </table:table-cell>
        </table:table-row>
        <table:table-row>
          <table:table-cell office:value="505" office:value-type="float"/>
          <table:table-cell office:value-type="string">
            <text:p>Pattern 20</text:p>
          </table:table-cell>
          <table:table-cell office:value="0.7345107259769192" office:value-type="float"/>
          <table:table-cell office:value="0.426778594593451" office:value-type="float"/>
          <table:table-cell office:value="26.14222253373871" office:value-type="float"/>
          <table:table-cell office:value-type="string">
            <text:p>input/data_formal_20240530-1342/meme/chycho_20230104T142454/0.jpg</text:p>
          </table:table-cell>
          <table:table-cell office:value-type="string">
            <text:p>https://twitter.com/chycho/status/1610643436482486272</text:p>
          </table:table-cell>
        </table:table-row>
        <table:table-row>
          <table:table-cell office:value="506" office:value-type="float"/>
          <table:table-cell office:value-type="string">
            <text:p>Pattern 3</text:p>
          </table:table-cell>
          <table:table-cell office:value="0.9381518190611156" office:value-type="float"/>
          <table:table-cell office:value="0.41095257536396784" office:value-type="float"/>
          <table:table-cell office:value="19.66870164230894" office:value-type="float"/>
          <table:table-cell office:value-type="string">
            <text:p>input/data_formal_20240530-1342/meme/CJ_Kirk1979_20230111T224841/0.jpg</text:p>
          </table:table-cell>
          <table:table-cell office:value-type="string">
            <text:p>https://twitter.com/KidComet2/status/1613310222172307456</text:p>
          </table:table-cell>
        </table:table-row>
        <table:table-row>
          <table:table-cell office:value="507" office:value-type="float"/>
          <table:table-cell office:value-type="string">
            <text:p>Pattern 12</text:p>
          </table:table-cell>
          <table:table-cell office:value="0.16322340282434197" office:value-type="float"/>
          <table:table-cell office:value="0.5672468562546433" office:value-type="float"/>
          <table:table-cell office:value="30.275514552083926" office:value-type="float"/>
          <table:table-cell office:value-type="string">
            <text:p>input/data_formal_20240530-1342/meme/ClasicoYa_20230206T123425/0.jpg</text:p>
          </table:table-cell>
          <table:table-cell office:value-type="string">
            <text:p>https://twitter.com/ClasicoYa/status/1622574432144224256</text:p>
          </table:table-cell>
        </table:table-row>
        <table:table-row>
          <table:table-cell office:value="508" office:value-type="float"/>
          <table:table-cell office:value-type="string">
            <text:p>Pattern 16</text:p>
          </table:table-cell>
          <table:table-cell office:value="0.1991654219461885" office:value-type="float"/>
          <table:table-cell office:value="0.3784319249920131" office:value-type="float"/>
          <table:table-cell office:value="31.796245253647843" office:value-type="float"/>
          <table:table-cell office:value-type="string">
            <text:p>input/data_formal_20240530-1342/meme/classboxes_20230206T161103/0.jpg</text:p>
          </table:table-cell>
          <table:table-cell office:value-type="string">
            <text:p>https://twitter.com/classboxes/status/1622628950638993410</text:p>
          </table:table-cell>
        </table:table-row>
        <table:table-row>
          <table:table-cell office:value="509" office:value-type="float"/>
          <table:table-cell office:value-type="string">
            <text:p>Pattern 7</text:p>
          </table:table-cell>
          <table:table-cell office:value="0.19624762806980656" office:value-type="float"/>
          <table:table-cell office:value="0.5994636445096528" office:value-type="float"/>
          <table:table-cell office:value="24.35506248434402" office:value-type="float"/>
          <table:table-cell office:value-type="string">
            <text:p>input/data_formal_20240530-1342/meme/ClassyXoge_20221227T185958/0.jpg</text:p>
          </table:table-cell>
          <table:table-cell office:value-type="string">
            <text:p>https://twitter.com/keon1616/status/1607949229171019778</text:p>
          </table:table-cell>
        </table:table-row>
        <table:table-row>
          <table:table-cell office:value="510" office:value-type="float"/>
          <table:table-cell office:value-type="string">
            <text:p>Pattern 35</text:p>
          </table:table-cell>
          <table:table-cell office:value="0.2821133622058157" office:value-type="float"/>
          <table:table-cell office:value="0.5638457207610316" office:value-type="float"/>
          <table:table-cell office:value="28.939333139671515" office:value-type="float"/>
          <table:table-cell office:value-type="string">
            <text:p>input/data_formal_20240530-1342/meme/Clothina1_20230126T072911/0.jpg</text:p>
          </table:table-cell>
          <table:table-cell office:value-type="string">
            <text:p>https://twitter.com/PadmiSinaga/status/1618646125942276096</text:p>
          </table:table-cell>
        </table:table-row>
        <table:table-row>
          <table:table-cell office:value="511" office:value-type="float"/>
          <table:table-cell office:value-type="string">
            <text:p>Pattern 29</text:p>
          </table:table-cell>
          <table:table-cell office:value="0.45200484367158306" office:value-type="float"/>
          <table:table-cell office:value="0.3923011869166782" office:value-type="float"/>
          <table:table-cell office:value="29.568279734587257" office:value-type="float"/>
          <table:table-cell office:value-type="string">
            <text:p>input/data_formal_20240530-1342/meme/ClumsyRush_20210402T142000/0.jpg</text:p>
          </table:table-cell>
          <table:table-cell office:value-type="string">
            <text:p>https://twitter.com/ZdenekDolezal/status/1607938495821094912</text:p>
          </table:table-cell>
        </table:table-row>
        <table:table-row>
          <table:table-cell office:value="512" office:value-type="float"/>
          <table:table-cell office:value-type="string">
            <text:p>Pattern 21</text:p>
          </table:table-cell>
          <table:table-cell office:value="0.674220826698887" office:value-type="float"/>
          <table:table-cell office:value="0.3813738891007765" office:value-type="float"/>
          <table:table-cell office:value="22.514451539663355" office:value-type="float"/>
          <table:table-cell office:value-type="string">
            <text:p>input/data_formal_20240530-1342/meme/ClutchLux_20230103T132246/0.jpg</text:p>
          </table:table-cell>
          <table:table-cell office:value-type="string">
            <text:p>https://twitter.com/GamerGirlSAO/status/1610972682048229382</text:p>
          </table:table-cell>
        </table:table-row>
        <table:table-row>
          <table:table-cell office:value="513" office:value-type="float"/>
          <table:table-cell office:value-type="string">
            <text:p>Pattern 5</text:p>
          </table:table-cell>
          <table:table-cell office:value="0.6155165697730811" office:value-type="float"/>
          <table:table-cell office:value="0.3186178741498753" office:value-type="float"/>
          <table:table-cell office:value="28.802846935171956" office:value-type="float"/>
          <table:table-cell office:value-type="string">
            <text:p>input/data_formal_20240530-1342/meme/CMMofAmerica_20221228T034547/0.jpg</text:p>
          </table:table-cell>
          <table:table-cell office:value-type="string">
            <text:p>https://twitter.com/CMMofAmerica/status/1607945882556850176</text:p>
          </table:table-cell>
        </table:table-row>
        <table:table-row>
          <table:table-cell office:value="514" office:value-type="float"/>
          <table:table-cell office:value-type="string">
            <text:p>Pattern 36</text:p>
          </table:table-cell>
          <table:table-cell office:value="0.766803800310607" office:value-type="float"/>
          <table:table-cell office:value="0.44790572145760355" office:value-type="float"/>
          <table:table-cell office:value="25.37267690154696" office:value-type="float"/>
          <table:table-cell office:value-type="string">
            <text:p>input/data_formal_20240530-1342/meme/coachneok_20230109T115534/0.jpg</text:p>
          </table:table-cell>
          <table:table-cell office:value-type="string">
            <text:p>https://twitter.com/frogswithshoes1/status/1613302931029196801</text:p>
          </table:table-cell>
        </table:table-row>
        <table:table-row>
          <table:table-cell office:value="515" office:value-type="float"/>
          <table:table-cell office:value-type="string">
            <text:p>Pattern 31</text:p>
          </table:table-cell>
          <table:table-cell office:value="0.33167720580537297" office:value-type="float"/>
          <table:table-cell office:value="0.41624445703819735" office:value-type="float"/>
          <table:table-cell office:value="24.542452182560165" office:value-type="float"/>
          <table:table-cell office:value-type="string">
            <text:p>input/data_formal_20240530-1342/meme/CobrettiBoss_20221228T175303/0.jpg</text:p>
          </table:table-cell>
          <table:table-cell office:value-type="string">
            <text:p>https://twitter.com/CobrettiBoss/status/1608159104349896706</text:p>
          </table:table-cell>
        </table:table-row>
        <table:table-row>
          <table:table-cell office:value="516" office:value-type="float"/>
          <table:table-cell office:value-type="string">
            <text:p>Pattern 29</text:p>
          </table:table-cell>
          <table:table-cell office:value="0.3982301255753621" office:value-type="float"/>
          <table:table-cell office:value="0.37194864213123163" office:value-type="float"/>
          <table:table-cell office:value="23.054568695451525" office:value-type="float"/>
          <table:table-cell office:value-type="string">
            <text:p>input/data_formal_20240530-1342/meme/CobrettiBoss_20221228T175508/0.jpg</text:p>
          </table:table-cell>
          <table:table-cell office:value-type="string">
            <text:p>https://twitter.com/CobrettiBoss/status/1608159631578218496</text:p>
          </table:table-cell>
        </table:table-row>
        <table:table-row>
          <table:table-cell office:value="517" office:value-type="float"/>
          <table:table-cell office:value-type="string">
            <text:p>Pattern 4</text:p>
          </table:table-cell>
          <table:table-cell office:value="0.2779498600646303" office:value-type="float"/>
          <table:table-cell office:value="0.4876389433039628" office:value-type="float"/>
          <table:table-cell office:value="33.87771523210701" office:value-type="float"/>
          <table:table-cell office:value-type="string">
            <text:p>input/data_formal_20240530-1342/meme/CobrettiBoss_20230104T043605/0.jpg</text:p>
          </table:table-cell>
          <table:table-cell office:value-type="string">
            <text:p>https://twitter.com/CobrettiBoss/status/1610495257732386817</text:p>
          </table:table-cell>
        </table:table-row>
        <table:table-row>
          <table:table-cell office:value="518" office:value-type="float"/>
          <table:table-cell office:value-type="string">
            <text:p>Pattern 16</text:p>
          </table:table-cell>
          <table:table-cell office:value="0.3504330460407442" office:value-type="float"/>
          <table:table-cell office:value="0.391655241722438" office:value-type="float"/>
          <table:table-cell office:value="28.84455932078027" office:value-type="float"/>
          <table:table-cell office:value-type="string">
            <text:p>input/data_formal_20240530-1342/meme/CobrettiBoss_20230104T043605/1.jpg</text:p>
          </table:table-cell>
          <table:table-cell office:value-type="string">
            <text:p>https://twitter.com/CobrettiBoss/status/1610495257732386817</text:p>
          </table:table-cell>
        </table:table-row>
        <table:table-row>
          <table:table-cell office:value="519" office:value-type="float"/>
          <table:table-cell office:value-type="string">
            <text:p>Pattern 11</text:p>
          </table:table-cell>
          <table:table-cell office:value="0.5147043042275572" office:value-type="float"/>
          <table:table-cell office:value="0.4049871151254515" office:value-type="float"/>
          <table:table-cell office:value="29.37802429283919" office:value-type="float"/>
          <table:table-cell office:value-type="string">
            <text:p>input/data_formal_20240530-1342/meme/CobrettiBoss_20230104T043605/2.jpg</text:p>
          </table:table-cell>
          <table:table-cell office:value-type="string">
            <text:p>https://twitter.com/CobrettiBoss/status/1610495257732386817</text:p>
          </table:table-cell>
        </table:table-row>
        <table:table-row>
          <table:table-cell office:value="520" office:value-type="float"/>
          <table:table-cell office:value-type="string">
            <text:p>Pattern 15</text:p>
          </table:table-cell>
          <table:table-cell office:value="0.0922596101378611" office:value-type="float"/>
          <table:table-cell office:value="0.3087821883060864" office:value-type="float"/>
          <table:table-cell office:value="29.41413939191829" office:value-type="float"/>
          <table:table-cell office:value-type="string">
            <text:p>input/data_formal_20240530-1342/meme/codekingind_20230226T043000/0.jpg</text:p>
          </table:table-cell>
          <table:table-cell office:value-type="string">
            <text:p>https://twitter.com/codekingind/status/1629700282501459969</text:p>
          </table:table-cell>
        </table:table-row>
        <table:table-row>
          <table:table-cell office:value="521" office:value-type="float"/>
          <table:table-cell office:value-type="string">
            <text:p>Pattern 36</text:p>
          </table:table-cell>
          <table:table-cell office:value="0.6983555094264385" office:value-type="float"/>
          <table:table-cell office:value="0.3935519188052065" office:value-type="float"/>
          <table:table-cell office:value="28.967938141855093" office:value-type="float"/>
          <table:table-cell office:value-type="string">
            <text:p>input/data_formal_20240530-1342/meme/CodenameItalian_20230202T015025/0.jpg</text:p>
          </table:table-cell>
          <table:table-cell office:value-type="string">
            <text:p>https://twitter.com/CodenameItalian/status/1620962813744418818</text:p>
          </table:table-cell>
        </table:table-row>
        <table:table-row>
          <table:table-cell office:value="522" office:value-type="float"/>
          <table:table-cell office:value-type="string">
            <text:p>Pattern 31</text:p>
          </table:table-cell>
          <table:table-cell office:value="0.03184519924144785" office:value-type="float"/>
          <table:table-cell office:value="0.5348956586161591" office:value-type="float"/>
          <table:table-cell office:value="27.027592065274224" office:value-type="float"/>
          <table:table-cell office:value-type="string">
            <text:p>input/data_formal_20240530-1342/meme/coding_scholar_20221228T052637/0.jpg</text:p>
          </table:table-cell>
          <table:table-cell office:value-type="string">
            <text:p>https://twitter.com/coding_scholar/status/1607971258611957760</text:p>
          </table:table-cell>
        </table:table-row>
        <table:table-row>
          <table:table-cell office:value="523" office:value-type="float"/>
          <table:table-cell office:value-type="string">
            <text:p>Pattern 40</text:p>
          </table:table-cell>
          <table:table-cell office:value="0.11293125438455287" office:value-type="float"/>
          <table:table-cell office:value="0.52129543329091" office:value-type="float"/>
          <table:table-cell office:value="26.33416832751604" office:value-type="float"/>
          <table:table-cell office:value-type="string">
            <text:p>input/data_formal_20240530-1342/meme/coding_scholar_20221228T052637/1.jpg</text:p>
          </table:table-cell>
          <table:table-cell office:value-type="string">
            <text:p>https://twitter.com/coding_scholar/status/1607971258611957760</text:p>
          </table:table-cell>
        </table:table-row>
        <table:table-row>
          <table:table-cell office:value="524" office:value-type="float"/>
          <table:table-cell office:value-type="string">
            <text:p>Pattern 31</text:p>
          </table:table-cell>
          <table:table-cell office:value="0.10320388437380118" office:value-type="float"/>
          <table:table-cell office:value="0.6204710236659744" office:value-type="float"/>
          <table:table-cell office:value="27.773167342033744" office:value-type="float"/>
          <table:table-cell office:value-type="string">
            <text:p>input/data_formal_20240530-1342/meme/coding_scholar_20221228T052637/2.jpg</text:p>
          </table:table-cell>
          <table:table-cell office:value-type="string">
            <text:p>https://twitter.com/coding_scholar/status/1607971258611957760</text:p>
          </table:table-cell>
        </table:table-row>
        <table:table-row>
          <table:table-cell office:value="525" office:value-type="float"/>
          <table:table-cell office:value-type="string">
            <text:p>Pattern 33</text:p>
          </table:table-cell>
          <table:table-cell office:value="0.08420911887150723" office:value-type="float"/>
          <table:table-cell office:value="0.6850532158432228" office:value-type="float"/>
          <table:table-cell office:value="26.487769339412893" office:value-type="float"/>
          <table:table-cell office:value-type="string">
            <text:p>input/data_formal_20240530-1342/meme/coding_scholar_20221228T052637/3.jpg</text:p>
          </table:table-cell>
          <table:table-cell office:value-type="string">
            <text:p>https://twitter.com/coding_scholar/status/1607971258611957760</text:p>
          </table:table-cell>
        </table:table-row>
        <table:table-row>
          <table:table-cell office:value="526" office:value-type="float"/>
          <table:table-cell office:value-type="string">
            <text:p>Pattern 33</text:p>
          </table:table-cell>
          <table:table-cell office:value="0.25273942635511204" office:value-type="float"/>
          <table:table-cell office:value="0.7559642395840841" office:value-type="float"/>
          <table:table-cell office:value="26.038835590889867" office:value-type="float"/>
          <table:table-cell office:value-type="string">
            <text:p>input/data_formal_20240530-1342/meme/coin_gabbar_20230104T130508/0.jpg</text:p>
          </table:table-cell>
          <table:table-cell office:value-type="string">
            <text:p>https://twitter.com/ozielogde21/status/1610949281862524928</text:p>
          </table:table-cell>
        </table:table-row>
        <table:table-row>
          <table:table-cell office:value="527" office:value-type="float"/>
          <table:table-cell office:value-type="string">
            <text:p>Pattern 31</text:p>
          </table:table-cell>
          <table:table-cell office:value="0.2391540442736825" office:value-type="float"/>
          <table:table-cell office:value="0.41941226809951737" office:value-type="float"/>
          <table:table-cell office:value="25.39871467792096" office:value-type="float"/>
          <table:table-cell office:value-type="string">
            <text:p>input/data_formal_20240530-1342/meme/coin_gabbar_20230105T173030/0.jpg</text:p>
          </table:table-cell>
          <table:table-cell office:value-type="string">
            <text:p>https://twitter.com/AirdropTakeover/status/1611224058133094400</text:p>
          </table:table-cell>
        </table:table-row>
        <table:table-row>
          <table:table-cell office:value="528" office:value-type="float"/>
          <table:table-cell office:value-type="string">
            <text:p>Pattern 4</text:p>
          </table:table-cell>
          <table:table-cell office:value="0.26775645919813895" office:value-type="float"/>
          <table:table-cell office:value="0.6924969638186035" office:value-type="float"/>
          <table:table-cell office:value="30.372291183384387" office:value-type="float"/>
          <table:table-cell office:value-type="string">
            <text:p>input/data_formal_20240530-1342/meme/coin_gabbar_20230130T163000/0.jpg</text:p>
          </table:table-cell>
          <table:table-cell office:value-type="string">
            <text:p>https://twitter.com/sanskar_ranka/status/1621017912642531330</text:p>
          </table:table-cell>
        </table:table-row>
        <table:table-row>
          <table:table-cell office:value="529" office:value-type="float"/>
          <table:table-cell office:value-type="string">
            <text:p>Pattern 13</text:p>
          </table:table-cell>
          <table:table-cell office:value="0.23763817678251048" office:value-type="float"/>
          <table:table-cell office:value="0.4860285821134502" office:value-type="float"/>
          <table:table-cell office:value="29.065631755373328" office:value-type="float"/>
          <table:table-cell office:value-type="string">
            <text:p>input/data_formal_20240530-1342/meme/coin_gabbar_20230131T163800/0.jpg</text:p>
          </table:table-cell>
          <table:table-cell office:value-type="string">
            <text:p>https://twitter.com/sanskar_ranka/status/1621017494386536448</text:p>
          </table:table-cell>
        </table:table-row>
        <table:table-row>
          <table:table-cell office:value="530" office:value-type="float"/>
          <table:table-cell office:value-type="string">
            <text:p>Pattern 23</text:p>
          </table:table-cell>
          <table:table-cell office:value="0.3587028965321273" office:value-type="float"/>
          <table:table-cell office:value="0.36796839856363917" office:value-type="float"/>
          <table:table-cell office:value="30.263653710369333" office:value-type="float"/>
          <table:table-cell office:value-type="string">
            <text:p>input/data_formal_20240530-1342/meme/Coinexmemes_20230204T132305/0.jpg</text:p>
          </table:table-cell>
          <table:table-cell office:value-type="string">
            <text:p>https://twitter.com/nftmemesdaily/status/1622628222839005184</text:p>
          </table:table-cell>
        </table:table-row>
        <table:table-row>
          <table:table-cell office:value="531" office:value-type="float"/>
          <table:table-cell office:value-type="string">
            <text:p>Pattern 21</text:p>
          </table:table-cell>
          <table:table-cell office:value="0.6563247336391504" office:value-type="float"/>
          <table:table-cell office:value="0.3818899688573835" office:value-type="float"/>
          <table:table-cell office:value="24.577600508610843" office:value-type="float"/>
          <table:table-cell office:value-type="string">
            <text:p>input/data_formal_20240530-1342/meme/CoinstoreExc_20230323T035928/0.jpg</text:p>
          </table:table-cell>
          <table:table-cell office:value-type="string">
            <text:p>https://twitter.com/CoinstoreExc/status/1638752294165684227</text:p>
          </table:table-cell>
        </table:table-row>
        <table:table-row>
          <table:table-cell office:value="532" office:value-type="float"/>
          <table:table-cell office:value-type="string">
            <text:p>Pattern 30</text:p>
          </table:table-cell>
          <table:table-cell office:value="0.3536529696529409" office:value-type="float"/>
          <table:table-cell office:value="0.5741540112023029" office:value-type="float"/>
          <table:table-cell office:value="25.21174187944349" office:value-type="float"/>
          <table:table-cell office:value-type="string">
            <text:p>input/data_formal_20240530-1342/meme/ComearthHQ_20230206T123237/0.jpg</text:p>
          </table:table-cell>
          <table:table-cell office:value-type="string">
            <text:p>https://twitter.com/RendCadarn/status/1622590523348320257</text:p>
          </table:table-cell>
        </table:table-row>
        <table:table-row>
          <table:table-cell office:value="533" office:value-type="float"/>
          <table:table-cell office:value-type="string">
            <text:p>Pattern 30</text:p>
          </table:table-cell>
          <table:table-cell office:value="0.41225745722943163" office:value-type="float"/>
          <table:table-cell office:value="0.515775933726347" office:value-type="float"/>
          <table:table-cell office:value="25.28237808620262" office:value-type="float"/>
          <table:table-cell office:value-type="string">
            <text:p>input/data_formal_20240530-1342/meme/comedycrypto1_20230105T103033/0.jpg</text:p>
          </table:table-cell>
          <table:table-cell office:value-type="string">
            <text:p>https://twitter.com/comedycrypto1/status/1611244967959183362</text:p>
          </table:table-cell>
        </table:table-row>
        <table:table-row>
          <table:table-cell office:value="534" office:value-type="float"/>
          <table:table-cell office:value-type="string">
            <text:p>Pattern 12</text:p>
          </table:table-cell>
          <table:table-cell office:value="0.30760177890436746" office:value-type="float"/>
          <table:table-cell office:value="0.7166345844620081" office:value-type="float"/>
          <table:table-cell office:value="28.585503735521474" office:value-type="float"/>
          <table:table-cell office:value-type="string">
            <text:p>input/data_formal_20240530-1342/meme/CompuSouk_20230202T043000/0.jpg</text:p>
          </table:table-cell>
          <table:table-cell office:value-type="string">
            <text:p>https://twitter.com/CompuSouk/status/1621002974825684992</text:p>
          </table:table-cell>
        </table:table-row>
        <table:table-row>
          <table:table-cell office:value="535" office:value-type="float"/>
          <table:table-cell office:value-type="string">
            <text:p>Pattern 19</text:p>
          </table:table-cell>
          <table:table-cell office:value="0.36979691984319096" office:value-type="float"/>
          <table:table-cell office:value="0.7850471648228292" office:value-type="float"/>
          <table:table-cell office:value="29.1977680169013" office:value-type="float"/>
          <table:table-cell office:value-type="string">
            <text:p>input/data_formal_20240530-1342/meme/coolaise21_20230201T154410/0.jpg</text:p>
          </table:table-cell>
          <table:table-cell office:value-type="string">
            <text:p>https://twitter.com/MARCROSMMM14/status/1620975384425828352</text:p>
          </table:table-cell>
        </table:table-row>
        <table:table-row>
          <table:table-cell office:value="536" office:value-type="float"/>
          <table:table-cell office:value-type="string">
            <text:p>Pattern 3</text:p>
          </table:table-cell>
          <table:table-cell office:value="0.8851470949930773" office:value-type="float"/>
          <table:table-cell office:value="0.37671053975905777" office:value-type="float"/>
          <table:table-cell office:value="21.38978806199201" office:value-type="float"/>
          <table:table-cell office:value-type="string">
            <text:p>input/data_formal_20240530-1342/meme/CoreTechies_20230202T050550/0.jpg</text:p>
          </table:table-cell>
          <table:table-cell office:value-type="string">
            <text:p>https://twitter.com/CoreTechies/status/1621011991640043521</text:p>
          </table:table-cell>
        </table:table-row>
        <table:table-row>
          <table:table-cell office:value="537" office:value-type="float"/>
          <table:table-cell office:value-type="string">
            <text:p>Pattern 3</text:p>
          </table:table-cell>
          <table:table-cell office:value="0.9400872096537318" office:value-type="float"/>
          <table:table-cell office:value="0.4273230105019533" office:value-type="float"/>
          <table:table-cell office:value="20.886611227971855" office:value-type="float"/>
          <table:table-cell office:value-type="string">
            <text:p>input/data_formal_20240530-1342/meme/CormioClaudia_20230105T124414/0.jpg</text:p>
          </table:table-cell>
          <table:table-cell office:value-type="string">
            <text:p>https://twitter.com/CormioClaudia/status/1610980493301792769</text:p>
          </table:table-cell>
        </table:table-row>
        <table:table-row>
          <table:table-cell office:value="538" office:value-type="float"/>
          <table:table-cell office:value-type="string">
            <text:p>Pattern 24</text:p>
          </table:table-cell>
          <table:table-cell office:value="0.5027068278356235" office:value-type="float"/>
          <table:table-cell office:value="0.8946209577295127" office:value-type="float"/>
          <table:table-cell office:value="20.27217427074145" office:value-type="float"/>
          <table:table-cell office:value-type="string">
            <text:p>input/data_formal_20240530-1342/meme/Corpse_9999_20221228T054402/0.jpg</text:p>
          </table:table-cell>
          <table:table-cell office:value-type="string">
            <text:p>https://twitter.com/Corpse_9999/status/1607975640199991297</text:p>
          </table:table-cell>
        </table:table-row>
        <table:table-row>
          <table:table-cell office:value="539" office:value-type="float"/>
          <table:table-cell office:value-type="string">
            <text:p>Pattern 12</text:p>
          </table:table-cell>
          <table:table-cell office:value="0.2937377583116057" office:value-type="float"/>
          <table:table-cell office:value="0.5690034827032472" office:value-type="float"/>
          <table:table-cell office:value="30.5574214523535" office:value-type="float"/>
          <table:table-cell office:value-type="string">
            <text:p>input/data_formal_20240530-1342/meme/cr16_pramod_20230322T173632/0.jpg</text:p>
          </table:table-cell>
          <table:table-cell office:value-type="string">
            <text:p>https://twitter.com/cr16_pramod/status/1638595527741964288</text:p>
          </table:table-cell>
        </table:table-row>
        <table:table-row>
          <table:table-cell office:value="540" office:value-type="float"/>
          <table:table-cell office:value-type="string">
            <text:p>Pattern 16</text:p>
          </table:table-cell>
          <table:table-cell office:value="0.1798291531858381" office:value-type="float"/>
          <table:table-cell office:value="0.3385224374513196" office:value-type="float"/>
          <table:table-cell office:value="34.711448999881895" office:value-type="float"/>
          <table:table-cell office:value-type="string">
            <text:p>input/data_formal_20240530-1342/meme/CrabDiving_20230120T233511/0.jpg</text:p>
          </table:table-cell>
          <table:table-cell office:value-type="string">
            <text:p>https://twitter.com/CrabDiving/status/1616580125234954240</text:p>
          </table:table-cell>
        </table:table-row>
        <table:table-row>
          <table:table-cell office:value="541" office:value-type="float"/>
          <table:table-cell office:value-type="string">
            <text:p>Pattern 6</text:p>
          </table:table-cell>
          <table:table-cell office:value="0.2323178053956011" office:value-type="float"/>
          <table:table-cell office:value="0.4791740097841407" office:value-type="float"/>
          <table:table-cell office:value="29.840013059401407" office:value-type="float"/>
          <table:table-cell office:value-type="string">
            <text:p>input/data_formal_20240530-1342/meme/craiyonAI_20230322T174708/0.jpg</text:p>
          </table:table-cell>
          <table:table-cell office:value-type="string">
            <text:p>https://twitter.com/craiyonAI/status/1638598195017048067</text:p>
          </table:table-cell>
        </table:table-row>
        <table:table-row>
          <table:table-cell office:value="542" office:value-type="float"/>
          <table:table-cell office:value-type="string">
            <text:p>Pattern 49</text:p>
          </table:table-cell>
          <table:table-cell office:value="0.5320675657650555" office:value-type="float"/>
          <table:table-cell office:value="0.7465126266405547" office:value-type="float"/>
          <table:table-cell office:value="24.173143984822875" office:value-type="float"/>
          <table:table-cell office:value-type="string">
            <text:p>input/data_formal_20240530-1342/meme/Crappy_Pantz_20230206T121719/0.jpg</text:p>
          </table:table-cell>
          <table:table-cell office:value-type="string">
            <text:p>https://twitter.com/hickoryducc/status/1622570454081994752</text:p>
          </table:table-cell>
        </table:table-row>
        <table:table-row>
          <table:table-cell office:value="543" office:value-type="float"/>
          <table:table-cell office:value-type="string">
            <text:p>Pattern 49</text:p>
          </table:table-cell>
          <table:table-cell office:value="0.5577860355732269" office:value-type="float"/>
          <table:table-cell office:value="0.716290384032731" office:value-type="float"/>
          <table:table-cell office:value="25.08129406303686" office:value-type="float"/>
          <table:table-cell office:value-type="string">
            <text:p>input/data_formal_20240530-1342/meme/Crappy_Pantz_20230206T121719/1.jpg</text:p>
          </table:table-cell>
          <table:table-cell office:value-type="string">
            <text:p>https://twitter.com/hickoryducc/status/1622570454081994752</text:p>
          </table:table-cell>
        </table:table-row>
        <table:table-row>
          <table:table-cell office:value="544" office:value-type="float"/>
          <table:table-cell office:value-type="string">
            <text:p>Pattern 49</text:p>
          </table:table-cell>
          <table:table-cell office:value="0.5506008272808021" office:value-type="float"/>
          <table:table-cell office:value="0.7974765912897255" office:value-type="float"/>
          <table:table-cell office:value="24.606450687906204" office:value-type="float"/>
          <table:table-cell office:value-type="string">
            <text:p>input/data_formal_20240530-1342/meme/Crappy_Pantz_20230206T121719/2.jpg</text:p>
          </table:table-cell>
          <table:table-cell office:value-type="string">
            <text:p>https://twitter.com/hickoryducc/status/1622570454081994752</text:p>
          </table:table-cell>
        </table:table-row>
        <table:table-row>
          <table:table-cell office:value="545" office:value-type="float"/>
          <table:table-cell office:value-type="string">
            <text:p>Pattern 25</text:p>
          </table:table-cell>
          <table:table-cell office:value="0.6033417036363191" office:value-type="float"/>
          <table:table-cell office:value="0.6861104089446166" office:value-type="float"/>
          <table:table-cell office:value="26.840079602134058" office:value-type="float"/>
          <table:table-cell office:value-type="string">
            <text:p>input/data_formal_20240530-1342/meme/Crappy_Pantz_20230206T121719/3.jpg</text:p>
          </table:table-cell>
          <table:table-cell office:value-type="string">
            <text:p>https://twitter.com/hickoryducc/status/1622570454081994752</text:p>
          </table:table-cell>
        </table:table-row>
        <table:table-row>
          <table:table-cell office:value="546" office:value-type="float"/>
          <table:table-cell office:value-type="string">
            <text:p>Pattern 1</text:p>
          </table:table-cell>
          <table:table-cell office:value="0.5735538700373642" office:value-type="float"/>
          <table:table-cell office:value="0.6459701884675813" office:value-type="float"/>
          <table:table-cell office:value="24.344322659766885" office:value-type="float"/>
          <table:table-cell office:value-type="string">
            <text:p>input/data_formal_20240530-1342/meme/cre8meme_20230105T101509/0.jpg</text:p>
          </table:table-cell>
          <table:table-cell office:value-type="string">
            <text:p>https://twitter.com/cre8meme/status/1610942974409441281</text:p>
          </table:table-cell>
        </table:table-row>
        <table:table-row>
          <table:table-cell office:value="547" office:value-type="float"/>
          <table:table-cell office:value-type="string">
            <text:p>Pattern 24</text:p>
          </table:table-cell>
          <table:table-cell office:value="0.5027068278356235" office:value-type="float"/>
          <table:table-cell office:value="0.8946209577295127" office:value-type="float"/>
          <table:table-cell office:value="20.27217427074145" office:value-type="float"/>
          <table:table-cell office:value-type="string">
            <text:p>input/data_formal_20240530-1342/meme/CreationsMed_20230201T225035/0.jpg</text:p>
          </table:table-cell>
          <table:table-cell office:value-type="string">
            <text:p>https://twitter.com/CreationsMed/status/1620917556415528962</text:p>
          </table:table-cell>
        </table:table-row>
        <table:table-row>
          <table:table-cell office:value="548" office:value-type="float"/>
          <table:table-cell office:value-type="string">
            <text:p>Pattern 49</text:p>
          </table:table-cell>
          <table:table-cell office:value="0.39441955512843413" office:value-type="float"/>
          <table:table-cell office:value="0.8536423075427159" office:value-type="float"/>
          <table:table-cell office:value="16.353839666598855" office:value-type="float"/>
          <table:table-cell office:value-type="string">
            <text:p>input/data_formal_20240530-1342/meme/cricket07ipl_20221228T035939/0.jpg</text:p>
          </table:table-cell>
          <table:table-cell office:value-type="string">
            <text:p>https://twitter.com/cricket07ipl/status/1607949374767919104</text:p>
          </table:table-cell>
        </table:table-row>
        <table:table-row>
          <table:table-cell office:value="549" office:value-type="float"/>
          <table:table-cell office:value-type="string">
            <text:p>Pattern 15</text:p>
          </table:table-cell>
          <table:table-cell office:value="0.22127341012955243" office:value-type="float"/>
          <table:table-cell office:value="0.2752258477017285" office:value-type="float"/>
          <table:table-cell office:value="23.298233594202557" office:value-type="float"/>
          <table:table-cell office:value-type="string">
            <text:p>input/data_formal_20240530-1342/meme/crimetimegames_20230206T110018/0.jpg</text:p>
          </table:table-cell>
          <table:table-cell office:value-type="string">
            <text:p>https://twitter.com/crimetimegames/status/1622550748486684673</text:p>
          </table:table-cell>
        </table:table-row>
        <table:table-row>
          <table:table-cell office:value="550" office:value-type="float"/>
          <table:table-cell office:value-type="string">
            <text:p>Pattern 5</text:p>
          </table:table-cell>
          <table:table-cell office:value="0.6473785324197081" office:value-type="float"/>
          <table:table-cell office:value="0.28404620476409104" office:value-type="float"/>
          <table:table-cell office:value="27.370219840700763" office:value-type="float"/>
          <table:table-cell office:value-type="string">
            <text:p>input/data_formal_20240530-1342/meme/CrimsonPap_20230201T230329/0.jpg</text:p>
          </table:table-cell>
          <table:table-cell office:value-type="string">
            <text:p>https://twitter.com/CrimsonPap/status/1620920802387562496</text:p>
          </table:table-cell>
        </table:table-row>
        <table:table-row>
          <table:table-cell office:value="551" office:value-type="float"/>
          <table:table-cell office:value-type="string">
            <text:p>Pattern 48</text:p>
          </table:table-cell>
          <table:table-cell office:value="0.3839498530446708" office:value-type="float"/>
          <table:table-cell office:value="0.34509374987542885" office:value-type="float"/>
          <table:table-cell office:value="32.449148950107954" office:value-type="float"/>
          <table:table-cell office:value-type="string">
            <text:p>input/data_formal_20240530-1342/meme/Crochetmelovely_20230206T140643/0.jpg</text:p>
          </table:table-cell>
          <table:table-cell office:value-type="string">
            <text:p>https://twitter.com/Crochetmelovely/status/1622597660778631169</text:p>
          </table:table-cell>
        </table:table-row>
        <table:table-row>
          <table:table-cell office:value="552" office:value-type="float"/>
          <table:table-cell office:value-type="string">
            <text:p>Pattern 30</text:p>
          </table:table-cell>
          <table:table-cell office:value="0.45037290059589685" office:value-type="float"/>
          <table:table-cell office:value="0.542695545029406" office:value-type="float"/>
          <table:table-cell office:value="31.436841933296204" office:value-type="float"/>
          <table:table-cell office:value-type="string">
            <text:p>input/data_formal_20240530-1342/meme/CrossleysCars_20230206T130114/0.jpg</text:p>
          </table:table-cell>
          <table:table-cell office:value-type="string">
            <text:p>https://twitter.com/CrossleysCars/status/1622581180729008131</text:p>
          </table:table-cell>
        </table:table-row>
        <table:table-row>
          <table:table-cell office:value="553" office:value-type="float"/>
          <table:table-cell office:value-type="string">
            <text:p>Pattern 16</text:p>
          </table:table-cell>
          <table:table-cell office:value="0.2659574392718321" office:value-type="float"/>
          <table:table-cell office:value="0.3572497234400053" office:value-type="float"/>
          <table:table-cell office:value="30.22215788836023" office:value-type="float"/>
          <table:table-cell office:value-type="string">
            <text:p>input/data_formal_20240530-1342/meme/crypto_updatte_20230201T230019/0.jpg</text:p>
          </table:table-cell>
          <table:table-cell office:value-type="string">
            <text:p>https://twitter.com/crypto_updatte/status/1620920008753975296</text:p>
          </table:table-cell>
        </table:table-row>
        <table:table-row>
          <table:table-cell office:value="554" office:value-type="float"/>
          <table:table-cell office:value-type="string">
            <text:p>Pattern 8</text:p>
          </table:table-cell>
          <table:table-cell office:value="0.26619954723698175" office:value-type="float"/>
          <table:table-cell office:value="0.4757334183797415" office:value-type="float"/>
          <table:table-cell office:value="31.00997275458621" office:value-type="float"/>
          <table:table-cell office:value-type="string">
            <text:p>input/data_formal_20240530-1342/meme/CryptoBlabBot_20230306T140156/0.jpg</text:p>
          </table:table-cell>
          <table:table-cell office:value-type="string">
            <text:p>https://twitter.com/San88813/status/1633033086958211073</text:p>
          </table:table-cell>
        </table:table-row>
        <table:table-row>
          <table:table-cell office:value="555" office:value-type="float"/>
          <table:table-cell office:value-type="string">
            <text:p>Pattern 6</text:p>
          </table:table-cell>
          <table:table-cell office:value="0.20351081425112244" office:value-type="float"/>
          <table:table-cell office:value="0.6927360040728923" office:value-type="float"/>
          <table:table-cell office:value="28.204963512599495" office:value-type="float"/>
          <table:table-cell office:value-type="string">
            <text:p>input/data_formal_20240530-1342/meme/cryptoboy1017_20230206T153450/0.jpg</text:p>
          </table:table-cell>
          <table:table-cell office:value-type="string">
            <text:p>https://twitter.com/cryptoboy1017/status/1622619834985881600</text:p>
          </table:table-cell>
        </table:table-row>
        <table:table-row>
          <table:table-cell office:value="556" office:value-type="float"/>
          <table:table-cell office:value-type="string">
            <text:p>Pattern 48</text:p>
          </table:table-cell>
          <table:table-cell office:value="0.17268985596857053" office:value-type="float"/>
          <table:table-cell office:value="0.5731234509329154" office:value-type="float"/>
          <table:table-cell office:value="32.195895550285044" office:value-type="float"/>
          <table:table-cell office:value-type="string">
            <text:p>input/data_formal_20240530-1342/meme/cryptoboy1017_20230206T160146/0.jpg</text:p>
          </table:table-cell>
          <table:table-cell office:value-type="string">
            <text:p>https://twitter.com/cryptoboy1017/status/1622626615921369092</text:p>
          </table:table-cell>
        </table:table-row>
        <table:table-row>
          <table:table-cell office:value="557" office:value-type="float"/>
          <table:table-cell office:value-type="string">
            <text:p>Pattern 12</text:p>
          </table:table-cell>
          <table:table-cell office:value="0.2751071735008343" office:value-type="float"/>
          <table:table-cell office:value="0.7927491053910043" office:value-type="float"/>
          <table:table-cell office:value="20.66863225298799" office:value-type="float"/>
          <table:table-cell office:value-type="string">
            <text:p>input/data_formal_20240530-1342/meme/cryptoboy1017_20230206T160618/0.jpg</text:p>
          </table:table-cell>
          <table:table-cell office:value-type="string">
            <text:p>https://twitter.com/cryptoboy1017/status/1622627755643834369</text:p>
          </table:table-cell>
        </table:table-row>
        <table:table-row>
          <table:table-cell office:value="558" office:value-type="float"/>
          <table:table-cell office:value-type="string">
            <text:p>Pattern 48</text:p>
          </table:table-cell>
          <table:table-cell office:value="0.45110166277732094" office:value-type="float"/>
          <table:table-cell office:value="0.7913316928051687" office:value-type="float"/>
          <table:table-cell office:value="25.851289752798973" office:value-type="float"/>
          <table:table-cell office:value-type="string">
            <text:p>input/data_formal_20240530-1342/meme/cryptobroko_20230105T122828/0.jpg</text:p>
          </table:table-cell>
          <table:table-cell office:value-type="string">
            <text:p>https://twitter.com/cryptobroko/status/1610976523107844097</text:p>
          </table:table-cell>
        </table:table-row>
        <table:table-row>
          <table:table-cell office:value="559" office:value-type="float"/>
          <table:table-cell office:value-type="string">
            <text:p>Pattern 5</text:p>
          </table:table-cell>
          <table:table-cell office:value="0.5541424605844604" office:value-type="float"/>
          <table:table-cell office:value="0.30934888255815907" office:value-type="float"/>
          <table:table-cell office:value="23.55254522192721" office:value-type="float"/>
          <table:table-cell office:value-type="string">
            <text:p>input/data_formal_20240530-1342/meme/cryptobroko_20230106T082043/0.jpg</text:p>
          </table:table-cell>
          <table:table-cell office:value-type="string">
            <text:p>https://twitter.com/cryptobroko/status/1611276562044690436</text:p>
          </table:table-cell>
        </table:table-row>
        <table:table-row>
          <table:table-cell office:value="560" office:value-type="float"/>
          <table:table-cell office:value-type="string">
            <text:p>Pattern 40</text:p>
          </table:table-cell>
          <table:table-cell office:value="0.12542578385214098" office:value-type="float"/>
          <table:table-cell office:value="0.5359673924775875" office:value-type="float"/>
          <table:table-cell office:value="28.782385048767853" office:value-type="float"/>
          <table:table-cell office:value-type="string">
            <text:p>input/data_formal_20240530-1342/meme/cryptobroko_20230111T222149/0.jpg</text:p>
          </table:table-cell>
          <table:table-cell office:value-type="string">
            <text:p>https://twitter.com/cryptobroko/status/1613300171890216962</text:p>
          </table:table-cell>
        </table:table-row>
        <table:table-row>
          <table:table-cell office:value="561" office:value-type="float"/>
          <table:table-cell office:value-type="string">
            <text:p>Pattern 25</text:p>
          </table:table-cell>
          <table:table-cell office:value="0.8323197967160983" office:value-type="float"/>
          <table:table-cell office:value="0.5225375359472253" office:value-type="float"/>
          <table:table-cell office:value="19.681836975798742" office:value-type="float"/>
          <table:table-cell office:value-type="string">
            <text:p>input/data_formal_20240530-1342/meme/cryptobroko_20230111T232205/0.jpg</text:p>
          </table:table-cell>
          <table:table-cell office:value-type="string">
            <text:p>https://twitter.com/cryptobroko/status/1613315338505953281</text:p>
          </table:table-cell>
        </table:table-row>
        <table:table-row>
          <table:table-cell office:value="562" office:value-type="float"/>
          <table:table-cell office:value-type="string">
            <text:p>Pattern 49</text:p>
          </table:table-cell>
          <table:table-cell office:value="0.6289294575987858" office:value-type="float"/>
          <table:table-cell office:value="0.7483797523678353" office:value-type="float"/>
          <table:table-cell office:value="22.42099662393504" office:value-type="float"/>
          <table:table-cell office:value-type="string">
            <text:p>input/data_formal_20240530-1342/meme/CryptoEconomyEN_20230403T210832/0.jpg</text:p>
          </table:table-cell>
          <table:table-cell office:value-type="string">
            <text:p>https://twitter.com/CryptoEconomyEN/status/1642997533403217928</text:p>
          </table:table-cell>
        </table:table-row>
        <table:table-row>
          <table:table-cell office:value="563" office:value-type="float"/>
          <table:table-cell office:value-type="string">
            <text:p>Pattern 7</text:p>
          </table:table-cell>
          <table:table-cell office:value="0.12935894050820332" office:value-type="float"/>
          <table:table-cell office:value="0.48524867778409486" office:value-type="float"/>
          <table:table-cell office:value="27.553250759222124" office:value-type="float"/>
          <table:table-cell office:value-type="string">
            <text:p>input/data_formal_20240530-1342/meme/CryptoEights_20230110T145239/0.jpg</text:p>
          </table:table-cell>
          <table:table-cell office:value-type="string">
            <text:p>https://twitter.com/CryptoEights/status/1613323382103371776</text:p>
          </table:table-cell>
        </table:table-row>
        <table:table-row>
          <table:table-cell office:value="564" office:value-type="float"/>
          <table:table-cell office:value-type="string">
            <text:p>Pattern 19</text:p>
          </table:table-cell>
          <table:table-cell office:value="0.2899297271491611" office:value-type="float"/>
          <table:table-cell office:value="0.768807674611642" office:value-type="float"/>
          <table:table-cell office:value="23.94490531095929" office:value-type="float"/>
          <table:table-cell office:value-type="string">
            <text:p>input/data_formal_20240530-1342/meme/CryptoGossipOrg_20230111T142933/0.jpg</text:p>
          </table:table-cell>
          <table:table-cell office:value-type="string">
            <text:p>https://twitter.com/laketreasuree/status/1613327805143711744</text:p>
          </table:table-cell>
        </table:table-row>
        <table:table-row>
          <table:table-cell office:value="565" office:value-type="float"/>
          <table:table-cell office:value-type="string">
            <text:p>Pattern 1</text:p>
          </table:table-cell>
          <table:table-cell office:value="0.47484836904274025" office:value-type="float"/>
          <table:table-cell office:value="0.6729932730783292" office:value-type="float"/>
          <table:table-cell office:value="29.862074292397402" office:value-type="float"/>
          <table:table-cell office:value-type="string">
            <text:p>input/data_formal_20240530-1342/meme/CryptoGossipOrg_20230201T222930/0.jpg</text:p>
          </table:table-cell>
          <table:table-cell office:value-type="string">
            <text:p>https://twitter.com/CryptoGossipOrg/status/1620912251522924558</text:p>
          </table:table-cell>
        </table:table-row>
        <table:table-row>
          <table:table-cell office:value="566" office:value-type="float"/>
          <table:table-cell office:value-type="string">
            <text:p>Pattern 31</text:p>
          </table:table-cell>
          <table:table-cell office:value="0.1122179692652912" office:value-type="float"/>
          <table:table-cell office:value="0.34988779095395206" office:value-type="float"/>
          <table:table-cell office:value="28.767123667924086" office:value-type="float"/>
          <table:table-cell office:value-type="string">
            <text:p>input/data_formal_20240530-1342/meme/CryptoInsightsX_20230104T084330/0.jpg</text:p>
          </table:table-cell>
          <table:table-cell office:value-type="string">
            <text:p>https://twitter.com/woncateu/status/1610980091739406339</text:p>
          </table:table-cell>
        </table:table-row>
        <table:table-row>
          <table:table-cell office:value="567" office:value-type="float"/>
          <table:table-cell office:value-type="string">
            <text:p>Pattern 15</text:p>
          </table:table-cell>
          <table:table-cell office:value="0.21695071682042202" office:value-type="float"/>
          <table:table-cell office:value="0.3355527207828195" office:value-type="float"/>
          <table:table-cell office:value="32.54557920821414" office:value-type="float"/>
          <table:table-cell office:value-type="string">
            <text:p>input/data_formal_20240530-1342/meme/CryptoIranian_20230202T020516/0.jpg</text:p>
          </table:table-cell>
          <table:table-cell office:value-type="string">
            <text:p>https://twitter.com/maguirre521/status/1621015727389167618</text:p>
          </table:table-cell>
        </table:table-row>
        <table:table-row>
          <table:table-cell office:value="568" office:value-type="float"/>
          <table:table-cell office:value-type="string">
            <text:p>Pattern 25</text:p>
          </table:table-cell>
          <table:table-cell office:value="0.7901223531919741" office:value-type="float"/>
          <table:table-cell office:value="0.3195532255194041" office:value-type="float"/>
          <table:table-cell office:value="17.83103029094698" office:value-type="float"/>
          <table:table-cell office:value-type="string">
            <text:p>input/data_formal_20240530-1342/meme/CryptoLycus_20230105T141110/0.jpg</text:p>
          </table:table-cell>
          <table:table-cell office:value-type="string">
            <text:p>https://twitter.com/CryptoLycus/status/1611224854937886720</text:p>
          </table:table-cell>
        </table:table-row>
        <table:table-row>
          <table:table-cell office:value="569" office:value-type="float"/>
          <table:table-cell office:value-type="string">
            <text:p>Pattern 23</text:p>
          </table:table-cell>
          <table:table-cell office:value="0.23474361727433443" office:value-type="float"/>
          <table:table-cell office:value="0.3032237296246072" office:value-type="float"/>
          <table:table-cell office:value="31.815710816060886" office:value-type="float"/>
          <table:table-cell office:value-type="string">
            <text:p>input/data_formal_20240530-1342/meme/CRYPTOMAD44_20230322T220901/0.jpg</text:p>
          </table:table-cell>
          <table:table-cell office:value-type="string">
            <text:p>https://twitter.com/TsuyokuInu/status/1638666118884622336</text:p>
          </table:table-cell>
        </table:table-row>
        <table:table-row>
          <table:table-cell office:value="570" office:value-type="float"/>
          <table:table-cell office:value-type="string">
            <text:p>Pattern 30</text:p>
          </table:table-cell>
          <table:table-cell office:value="0.5181994177323865" office:value-type="float"/>
          <table:table-cell office:value="0.6356016558976121" office:value-type="float"/>
          <table:table-cell office:value="25.54860028526493" office:value-type="float"/>
          <table:table-cell office:value-type="string">
            <text:p>input/data_formal_20240530-1342/meme/Crypton_media_20230206T113607/0.jpg</text:p>
          </table:table-cell>
          <table:table-cell office:value-type="string">
            <text:p>https://twitter.com/Crypton_media/status/1622559763429982210</text:p>
          </table:table-cell>
        </table:table-row>
        <table:table-row>
          <table:table-cell office:value="571" office:value-type="float"/>
          <table:table-cell office:value-type="string">
            <text:p>Pattern 3</text:p>
          </table:table-cell>
          <table:table-cell office:value="0.9231156701412986" office:value-type="float"/>
          <table:table-cell office:value="0.39625240423438446" office:value-type="float"/>
          <table:table-cell office:value="19.27862205830739" office:value-type="float"/>
          <table:table-cell office:value-type="string">
            <text:p>input/data_formal_20240530-1342/meme/CryptoSalsaMike_20230206T112038/0.jpg</text:p>
          </table:table-cell>
          <table:table-cell office:value-type="string">
            <text:p>https://twitter.com/Syed_VIP07/status/1622631073602752512</text:p>
          </table:table-cell>
        </table:table-row>
        <table:table-row>
          <table:table-cell office:value="572" office:value-type="float"/>
          <table:table-cell office:value-type="string">
            <text:p>Pattern 37</text:p>
          </table:table-cell>
          <table:table-cell office:value="0.8098109320125408" office:value-type="float"/>
          <table:table-cell office:value="0.3984737116882068" office:value-type="float"/>
          <table:table-cell office:value="24.61668752423106" office:value-type="float"/>
          <table:table-cell office:value-type="string">
            <text:p>input/data_formal_20240530-1342/meme/Cryptosy123_20230206T112742/0.jpg</text:p>
          </table:table-cell>
          <table:table-cell office:value-type="string">
            <text:p>https://twitter.com/Cryptosy123/status/1622557641808695297</text:p>
          </table:table-cell>
        </table:table-row>
        <table:table-row>
          <table:table-cell office:value="573" office:value-type="float"/>
          <table:table-cell office:value-type="string">
            <text:p>Pattern 19</text:p>
          </table:table-cell>
          <table:table-cell office:value="0.3154013962736183" office:value-type="float"/>
          <table:table-cell office:value="0.7219183175358226" office:value-type="float"/>
          <table:table-cell office:value="25.96199491326334" office:value-type="float"/>
          <table:table-cell office:value-type="string">
            <text:p>input/data_formal_20240530-1342/meme/CryptoTechMemes_20230202T020224/0.jpg</text:p>
          </table:table-cell>
          <table:table-cell office:value-type="string">
            <text:p>https://twitter.com/CryptoTechMemes/status/1620965831181041664</text:p>
          </table:table-cell>
        </table:table-row>
        <table:table-row>
          <table:table-cell office:value="574" office:value-type="float"/>
          <table:table-cell office:value-type="string">
            <text:p>Pattern 19</text:p>
          </table:table-cell>
          <table:table-cell office:value="0.3287953027415977" office:value-type="float"/>
          <table:table-cell office:value="0.8646202268827642" office:value-type="float"/>
          <table:table-cell office:value="28.88492969286043" office:value-type="float"/>
          <table:table-cell office:value-type="string">
            <text:p>input/data_formal_20240530-1342/meme/CryptoWhale_Alt_20221228T052550/0.jpg</text:p>
          </table:table-cell>
          <table:table-cell office:value-type="string">
            <text:p>https://twitter.com/FATHZBEK81/status/1607987621958918144</text:p>
          </table:table-cell>
        </table:table-row>
        <table:table-row>
          <table:table-cell office:value="575" office:value-type="float"/>
          <table:table-cell office:value-type="string">
            <text:p>Pattern 7</text:p>
          </table:table-cell>
          <table:table-cell office:value="0.3136234423184636" office:value-type="float"/>
          <table:table-cell office:value="0.503942142518807" office:value-type="float"/>
          <table:table-cell office:value="33.69870022252615" office:value-type="float"/>
          <table:table-cell office:value-type="string">
            <text:p>input/data_formal_20240530-1342/meme/Cubesmen_20230206T114415/0.jpg</text:p>
          </table:table-cell>
          <table:table-cell office:value-type="string">
            <text:p>https://twitter.com/Cubesmen/status/1622561809369538562</text:p>
          </table:table-cell>
        </table:table-row>
        <table:table-row>
          <table:table-cell office:value="576" office:value-type="float"/>
          <table:table-cell office:value-type="string">
            <text:p>Pattern 43</text:p>
          </table:table-cell>
          <table:table-cell office:value="0.27110383721462306" office:value-type="float"/>
          <table:table-cell office:value="0.4752425791986107" office:value-type="float"/>
          <table:table-cell office:value="30.026446321259616" office:value-type="float"/>
          <table:table-cell office:value-type="string">
            <text:p>input/data_formal_20240530-1342/meme/cuchicou_20230105T135735/0.jpg</text:p>
          </table:table-cell>
          <table:table-cell office:value-type="string">
            <text:p>https://twitter.com/looneycorp/status/1613323332069502978</text:p>
          </table:table-cell>
        </table:table-row>
        <table:table-row>
          <table:table-cell office:value="577" office:value-type="float"/>
          <table:table-cell office:value-type="string">
            <text:p>Pattern 19</text:p>
          </table:table-cell>
          <table:table-cell office:value="0.3069758825017279" office:value-type="float"/>
          <table:table-cell office:value="0.945179593415181" office:value-type="float"/>
          <table:table-cell office:value="22.92732496333482" office:value-type="float"/>
          <table:table-cell office:value-type="string">
            <text:p>input/data_formal_20240530-1342/meme/cuchicou_20230110T163430/0.jpg</text:p>
          </table:table-cell>
          <table:table-cell office:value-type="string">
            <text:p>https://twitter.com/looneycorp/status/1613323299895009280</text:p>
          </table:table-cell>
        </table:table-row>
        <table:table-row>
          <table:table-cell office:value="578" office:value-type="float"/>
          <table:table-cell office:value-type="string">
            <text:p>Pattern 41</text:p>
          </table:table-cell>
          <table:table-cell office:value="0.2620491093172283" office:value-type="float"/>
          <table:table-cell office:value="0.8784860407018056" office:value-type="float"/>
          <table:table-cell office:value="25.444476928410463" office:value-type="float"/>
          <table:table-cell office:value-type="string">
            <text:p>input/data_formal_20240530-1342/meme/cuchicou_20230201T134339/0.jpg</text:p>
          </table:table-cell>
          <table:table-cell office:value-type="string">
            <text:p>https://twitter.com/Kabteni1/status/1620927269035450368</text:p>
          </table:table-cell>
        </table:table-row>
        <table:table-row>
          <table:table-cell office:value="579" office:value-type="float"/>
          <table:table-cell office:value-type="string">
            <text:p>Pattern 17</text:p>
          </table:table-cell>
          <table:table-cell office:value="0.43850984841659574" office:value-type="float"/>
          <table:table-cell office:value="0.44056999954574816" office:value-type="float"/>
          <table:table-cell office:value="31.7874491415407" office:value-type="float"/>
          <table:table-cell office:value-type="string">
            <text:p>input/data_formal_20240530-1342/meme/CuddleYourCat_20230212T150628/0.jpg</text:p>
          </table:table-cell>
          <table:table-cell office:value-type="string">
            <text:p>https://twitter.com/CuddleYourCat/status/1624787023687974931</text:p>
          </table:table-cell>
        </table:table-row>
        <table:table-row>
          <table:table-cell office:value="580" office:value-type="float"/>
          <table:table-cell office:value-type="string">
            <text:p>Pattern 1</text:p>
          </table:table-cell>
          <table:table-cell office:value="0.4340545038495909" office:value-type="float"/>
          <table:table-cell office:value="0.4287787898528179" office:value-type="float"/>
          <table:table-cell office:value="27.55827724313017" office:value-type="float"/>
          <table:table-cell office:value-type="string">
            <text:p>input/data_formal_20240530-1342/meme/CursedDANKmemes_20230106T050906/0.jpg</text:p>
          </table:table-cell>
          <table:table-cell office:value-type="string">
            <text:p>https://twitter.com/CursedDANKmemes/status/1611228341197242368</text:p>
          </table:table-cell>
        </table:table-row>
        <table:table-row>
          <table:table-cell office:value="581" office:value-type="float"/>
          <table:table-cell office:value-type="string">
            <text:p>Pattern 26</text:p>
          </table:table-cell>
          <table:table-cell office:value="0.5505296197861882" office:value-type="float"/>
          <table:table-cell office:value="0.5198782431790621" office:value-type="float"/>
          <table:table-cell office:value="28.90568395862708" office:value-type="float"/>
          <table:table-cell office:value-type="string">
            <text:p>input/data_formal_20240530-1342/meme/Cute_PurpleRose_20221228T010729/0.jpg</text:p>
          </table:table-cell>
          <table:table-cell office:value-type="string">
            <text:p>https://twitter.com/Cute_PurpleRose/status/1607906044268761088</text:p>
          </table:table-cell>
        </table:table-row>
        <table:table-row>
          <table:table-cell office:value="582" office:value-type="float"/>
          <table:table-cell office:value-type="string">
            <text:p>Pattern 49</text:p>
          </table:table-cell>
          <table:table-cell office:value="0.23987587920214556" office:value-type="float"/>
          <table:table-cell office:value="0.8662569180546305" office:value-type="float"/>
          <table:table-cell office:value="28.713157942488937" office:value-type="float"/>
          <table:table-cell office:value-type="string">
            <text:p>input/data_formal_20240530-1342/meme/CutItOutComics_20221228T002153/0.jpg</text:p>
          </table:table-cell>
          <table:table-cell office:value-type="string">
            <text:p>https://twitter.com/GameGearGuru/status/1607936497046491136</text:p>
          </table:table-cell>
        </table:table-row>
        <table:table-row>
          <table:table-cell office:value="583" office:value-type="float"/>
          <table:table-cell office:value-type="string">
            <text:p>Pattern 19</text:p>
          </table:table-cell>
          <table:table-cell office:value="0.295658367861121" office:value-type="float"/>
          <table:table-cell office:value="0.7912127413741679" office:value-type="float"/>
          <table:table-cell office:value="28.560214881163805" office:value-type="float"/>
          <table:table-cell office:value-type="string">
            <text:p>input/data_formal_20240530-1342/meme/CutItOutComics_20221228T002153/1.jpg</text:p>
          </table:table-cell>
          <table:table-cell office:value-type="string">
            <text:p>https://twitter.com/GameGearGuru/status/1607936497046491136</text:p>
          </table:table-cell>
        </table:table-row>
        <table:table-row>
          <table:table-cell office:value="584" office:value-type="float"/>
          <table:table-cell office:value-type="string">
            <text:p>Pattern 34</text:p>
          </table:table-cell>
          <table:table-cell office:value="0.2618400643546625" office:value-type="float"/>
          <table:table-cell office:value="0.6222137096640468" office:value-type="float"/>
          <table:table-cell office:value="25.28001092234197" office:value-type="float"/>
          <table:table-cell office:value-type="string">
            <text:p>input/data_formal_20240530-1342/meme/CutItOutComics_20221228T002220/0.jpg</text:p>
          </table:table-cell>
          <table:table-cell office:value-type="string">
            <text:p>https://twitter.com/CutItOutComics/status/1607936496274706433</text:p>
          </table:table-cell>
        </table:table-row>
        <table:table-row>
          <table:table-cell office:value="585" office:value-type="float"/>
          <table:table-cell office:value-type="string">
            <text:p>Pattern 3</text:p>
          </table:table-cell>
          <table:table-cell office:value="0.8766649576244819" office:value-type="float"/>
          <table:table-cell office:value="0.38948696402963123" office:value-type="float"/>
          <table:table-cell office:value="19.150201030148107" office:value-type="float"/>
          <table:table-cell office:value-type="string">
            <text:p>input/data_formal_20240530-1342/meme/CutItOutComics_20221228T002333/0.jpg</text:p>
          </table:table-cell>
          <table:table-cell office:value-type="string">
            <text:p>https://twitter.com/CutItOutComics/status/1607936521998311424</text:p>
          </table:table-cell>
        </table:table-row>
        <table:table-row>
          <table:table-cell office:value="586" office:value-type="float"/>
          <table:table-cell office:value-type="string">
            <text:p>Pattern 8</text:p>
          </table:table-cell>
          <table:table-cell office:value="0.25914401487911654" office:value-type="float"/>
          <table:table-cell office:value="0.5033487347377716" office:value-type="float"/>
          <table:table-cell office:value="26.794693668644534" office:value-type="float"/>
          <table:table-cell office:value-type="string">
            <text:p>input/data_formal_20240530-1342/meme/Cyberknow20_20230129T100627/0.jpg</text:p>
          </table:table-cell>
          <table:table-cell office:value-type="string">
            <text:p>https://twitter.com/kibertiger/status/1622625448164474887</text:p>
          </table:table-cell>
        </table:table-row>
        <table:table-row>
          <table:table-cell office:value="587" office:value-type="float"/>
          <table:table-cell office:value-type="string">
            <text:p>Pattern 1</text:p>
          </table:table-cell>
          <table:table-cell office:value="0.3234580901861418" office:value-type="float"/>
          <table:table-cell office:value="0.4134491707468342" office:value-type="float"/>
          <table:table-cell office:value="29.399477511702152" office:value-type="float"/>
          <table:table-cell office:value-type="string">
            <text:p>input/data_formal_20240530-1342/meme/Cyberknow20_20230212T042400/0.jpg</text:p>
          </table:table-cell>
          <table:table-cell office:value-type="string">
            <text:p>https://twitter.com/Shpantzer/status/1624764381912346625</text:p>
          </table:table-cell>
        </table:table-row>
        <table:table-row>
          <table:table-cell office:value="588" office:value-type="float"/>
          <table:table-cell office:value-type="string">
            <text:p>Pattern 20</text:p>
          </table:table-cell>
          <table:table-cell office:value="0.7715060091482255" office:value-type="float"/>
          <table:table-cell office:value="0.38221648196546765" office:value-type="float"/>
          <table:table-cell office:value="23.90826687442255" office:value-type="float"/>
          <table:table-cell office:value-type="string">
            <text:p>input/data_formal_20240530-1342/meme/DaboyaPvt_20230105T124909/0.jpg</text:p>
          </table:table-cell>
          <table:table-cell office:value-type="string">
            <text:p>https://twitter.com/DaboyaPvt/status/1610981731225726977</text:p>
          </table:table-cell>
        </table:table-row>
        <table:table-row>
          <table:table-cell office:value="589" office:value-type="float"/>
          <table:table-cell office:value-type="string">
            <text:p>Pattern 24</text:p>
          </table:table-cell>
          <table:table-cell office:value="0.24492262798664918" office:value-type="float"/>
          <table:table-cell office:value="0.796079375078993" office:value-type="float"/>
          <table:table-cell office:value="23.113051480657457" office:value-type="float"/>
          <table:table-cell office:value-type="string">
            <text:p>input/data_formal_20240530-1342/meme/DaguitMiralyn_20221227T235742/0.jpg</text:p>
          </table:table-cell>
          <table:table-cell office:value-type="string">
            <text:p>https://twitter.com/DaguitMiralyn/status/1607888485532438528</text:p>
          </table:table-cell>
        </table:table-row>
        <table:table-row>
          <table:table-cell office:value="590" office:value-type="float"/>
          <table:table-cell office:value-type="string">
            <text:p>Pattern 43</text:p>
          </table:table-cell>
          <table:table-cell office:value="0.2410443529215047" office:value-type="float"/>
          <table:table-cell office:value="0.34669502490141135" office:value-type="float"/>
          <table:table-cell office:value="31.918175935672235" office:value-type="float"/>
          <table:table-cell office:value-type="string">
            <text:p>input/data_formal_20240530-1342/meme/daily_wholesome_20221228T013857/0.jpg</text:p>
          </table:table-cell>
          <table:table-cell office:value-type="string">
            <text:p>https://twitter.com/TIMEX2987/status/1607938023760744451</text:p>
          </table:table-cell>
        </table:table-row>
        <table:table-row>
          <table:table-cell office:value="591" office:value-type="float"/>
          <table:table-cell office:value-type="string">
            <text:p>Pattern 16</text:p>
          </table:table-cell>
          <table:table-cell office:value="0.3308295887742102" office:value-type="float"/>
          <table:table-cell office:value="0.30908488069108153" office:value-type="float"/>
          <table:table-cell office:value="33.209051296647516" office:value-type="float"/>
          <table:table-cell office:value-type="string">
            <text:p>input/data_formal_20240530-1342/meme/daily_wholesome_20230111T193857/0.jpg</text:p>
          </table:table-cell>
          <table:table-cell office:value-type="string">
            <text:p>https://twitter.com/Sunday_Waffles/status/1613297703668047872</text:p>
          </table:table-cell>
        </table:table-row>
        <table:table-row>
          <table:table-cell office:value="592" office:value-type="float"/>
          <table:table-cell office:value-type="string">
            <text:p>Pattern 25</text:p>
          </table:table-cell>
          <table:table-cell office:value="0.9072111793689411" office:value-type="float"/>
          <table:table-cell office:value="0.49201803854627374" office:value-type="float"/>
          <table:table-cell office:value="21.94213355872349" office:value-type="float"/>
          <table:table-cell office:value-type="string">
            <text:p>input/data_formal_20240530-1342/meme/daily_wholesome_20230202T014004/0.jpg</text:p>
          </table:table-cell>
          <table:table-cell office:value-type="string">
            <text:p>https://twitter.com/EurysPerez2/status/1620960367756152832</text:p>
          </table:table-cell>
        </table:table-row>
        <table:table-row>
          <table:table-cell office:value="593" office:value-type="float"/>
          <table:table-cell office:value-type="string">
            <text:p>Pattern 6</text:p>
          </table:table-cell>
          <table:table-cell office:value="0.23592268988263979" office:value-type="float"/>
          <table:table-cell office:value="0.5611795479686016" office:value-type="float"/>
          <table:table-cell office:value="30.62214786188229" office:value-type="float"/>
          <table:table-cell office:value-type="string">
            <text:p>input/data_formal_20240530-1342/meme/daily_wholesome_20230206T133857/0.jpg</text:p>
          </table:table-cell>
          <table:table-cell office:value-type="string">
            <text:p>https://twitter.com/_lostinsea_/status/1622590745226928131</text:p>
          </table:table-cell>
        </table:table-row>
        <table:table-row>
          <table:table-cell office:value="594" office:value-type="float"/>
          <table:table-cell office:value-type="string">
            <text:p>Pattern 36</text:p>
          </table:table-cell>
          <table:table-cell office:value="0.6082620703419412" office:value-type="float"/>
          <table:table-cell office:value="0.3498238112074904" office:value-type="float"/>
          <table:table-cell office:value="26.349346216186117" office:value-type="float"/>
          <table:table-cell office:value-type="string">
            <text:p>input/data_formal_20240530-1342/meme/daily_wholesome_20230212T133856/0.jpg</text:p>
          </table:table-cell>
          <table:table-cell office:value-type="string">
            <text:p>https://twitter.com/daily_wholesome/status/1624764997455826944</text:p>
          </table:table-cell>
        </table:table-row>
        <table:table-row>
          <table:table-cell office:value="595" office:value-type="float"/>
          <table:table-cell office:value-type="string">
            <text:p>Pattern 49</text:p>
          </table:table-cell>
          <table:table-cell office:value="0.4697329736542276" office:value-type="float"/>
          <table:table-cell office:value="0.6620186124270245" office:value-type="float"/>
          <table:table-cell office:value="29.003385403515132" office:value-type="float"/>
          <table:table-cell office:value-type="string">
            <text:p>input/data_formal_20240530-1342/meme/DailyDadJokes6_20230206T154437/0.jpg</text:p>
          </table:table-cell>
          <table:table-cell office:value-type="string">
            <text:p>https://twitter.com/DailyDadJokes6/status/1622622298120536064</text:p>
          </table:table-cell>
        </table:table-row>
        <table:table-row>
          <table:table-cell office:value="596" office:value-type="float"/>
          <table:table-cell office:value-type="string">
            <text:p>Pattern 15</text:p>
          </table:table-cell>
          <table:table-cell office:value="0.12868108552352747" office:value-type="float"/>
          <table:table-cell office:value="0.23408770791810823" office:value-type="float"/>
          <table:table-cell office:value="15.935414761807813" office:value-type="float"/>
          <table:table-cell office:value-type="string">
            <text:p>input/data_formal_20240530-1342/meme/dailymemegod_20221227T232656/0.jpg</text:p>
          </table:table-cell>
          <table:table-cell office:value-type="string">
            <text:p>https://twitter.com/dailymemegod/status/1607880743266435073</text:p>
          </table:table-cell>
        </table:table-row>
        <table:table-row>
          <table:table-cell office:value="597" office:value-type="float"/>
          <table:table-cell office:value-type="string">
            <text:p>Pattern 32</text:p>
          </table:table-cell>
          <table:table-cell office:value="0.34198165011238546" office:value-type="float"/>
          <table:table-cell office:value="0.6256524113408622" office:value-type="float"/>
          <table:table-cell office:value="12.403806948191024" office:value-type="float"/>
          <table:table-cell office:value-type="string">
            <text:p>input/data_formal_20240530-1342/meme/dailymemegod_20230322T220134/0.jpg</text:p>
          </table:table-cell>
          <table:table-cell office:value-type="string">
            <text:p>https://twitter.com/dailymemegod/status/1638662225916489728</text:p>
          </table:table-cell>
        </table:table-row>
        <table:table-row>
          <table:table-cell office:value="598" office:value-type="float"/>
          <table:table-cell office:value-type="string">
            <text:p>Pattern 40</text:p>
          </table:table-cell>
          <table:table-cell office:value="0.17943194260561227" office:value-type="float"/>
          <table:table-cell office:value="0.42899435047273565" office:value-type="float"/>
          <table:table-cell office:value="32.54379395347907" office:value-type="float"/>
          <table:table-cell office:value-type="string">
            <text:p>input/data_formal_20240530-1342/meme/dailymemeshub_20221223T152915/0.jpg</text:p>
          </table:table-cell>
          <table:table-cell office:value-type="string">
            <text:p>https://twitter.com/im_L30/status/1607911900737843201</text:p>
          </table:table-cell>
        </table:table-row>
        <table:table-row>
          <table:table-cell office:value="599" office:value-type="float"/>
          <table:table-cell office:value-type="string">
            <text:p>Pattern 7</text:p>
          </table:table-cell>
          <table:table-cell office:value="0.296748988538356" office:value-type="float"/>
          <table:table-cell office:value="0.5335363689866933" office:value-type="float"/>
          <table:table-cell office:value="27.942186198844407" office:value-type="float"/>
          <table:table-cell office:value-type="string">
            <text:p>input/data_formal_20240530-1342/meme/dailymemeshub_20230105T112505/0.jpg</text:p>
          </table:table-cell>
          <table:table-cell office:value-type="string">
            <text:p>https://twitter.com/dailymemeshub/status/1610960574627680259</text:p>
          </table:table-cell>
        </table:table-row>
        <table:table-row>
          <table:table-cell office:value="600" office:value-type="float"/>
          <table:table-cell office:value-type="string">
            <text:p>Pattern 16</text:p>
          </table:table-cell>
          <table:table-cell office:value="0.2412085077107161" office:value-type="float"/>
          <table:table-cell office:value="0.32217867006080836" office:value-type="float"/>
          <table:table-cell office:value="30.109626527358593" office:value-type="float"/>
          <table:table-cell office:value-type="string">
            <text:p>input/data_formal_20240530-1342/meme/dailymemeshub_20230105T122709/0.jpg</text:p>
          </table:table-cell>
          <table:table-cell office:value-type="string">
            <text:p>https://twitter.com/dailymemeshub/status/1610976193221722112</text:p>
          </table:table-cell>
        </table:table-row>
        <table:table-row>
          <table:table-cell office:value="601" office:value-type="float"/>
          <table:table-cell office:value-type="string">
            <text:p>Pattern 48</text:p>
          </table:table-cell>
          <table:table-cell office:value="0.3542065461368483" office:value-type="float"/>
          <table:table-cell office:value="0.7218695635483958" office:value-type="float"/>
          <table:table-cell office:value="20.76070225878802" office:value-type="float"/>
          <table:table-cell office:value-type="string">
            <text:p>input/data_formal_20240530-1342/meme/dailymemeshub_20230106T032853/0.jpg</text:p>
          </table:table-cell>
          <table:table-cell office:value-type="string">
            <text:p>https://twitter.com/BobBuilders37/status/1611278601005015040</text:p>
          </table:table-cell>
        </table:table-row>
        <table:table-row>
          <table:table-cell office:value="602" office:value-type="float"/>
          <table:table-cell office:value-type="string">
            <text:p>Pattern 25</text:p>
          </table:table-cell>
          <table:table-cell office:value="0.7691680809585609" office:value-type="float"/>
          <table:table-cell office:value="0.39160798561480437" office:value-type="float"/>
          <table:table-cell office:value="23.3478440753585" office:value-type="float"/>
          <table:table-cell office:value-type="string">
            <text:p>input/data_formal_20240530-1342/meme/dailymemeshub_20230106T042833/0.jpg</text:p>
          </table:table-cell>
          <table:table-cell office:value-type="string">
            <text:p>https://twitter.com/dailymemeshub/status/1611218138074324993</text:p>
          </table:table-cell>
        </table:table-row>
        <table:table-row>
          <table:table-cell office:value="603" office:value-type="float"/>
          <table:table-cell office:value-type="string">
            <text:p>Pattern 6</text:p>
          </table:table-cell>
          <table:table-cell office:value="0.21480483636817996" office:value-type="float"/>
          <table:table-cell office:value="0.38598855333443416" office:value-type="float"/>
          <table:table-cell office:value="25.571549150363374" office:value-type="float"/>
          <table:table-cell office:value-type="string">
            <text:p>input/data_formal_20240530-1342/meme/dailymemeshub_20230106T052848/0.jpg</text:p>
          </table:table-cell>
          <table:table-cell office:value-type="string">
            <text:p>https://twitter.com/dailymemeshub/status/1611233299833184257</text:p>
          </table:table-cell>
        </table:table-row>
        <table:table-row>
          <table:table-cell office:value="604" office:value-type="float"/>
          <table:table-cell office:value-type="string">
            <text:p>Pattern 43</text:p>
          </table:table-cell>
          <table:table-cell office:value="0.3202183013594469" office:value-type="float"/>
          <table:table-cell office:value="0.3963782948545568" office:value-type="float"/>
          <table:table-cell office:value="26.200828074482388" office:value-type="float"/>
          <table:table-cell office:value-type="string">
            <text:p>input/data_formal_20240530-1342/meme/dailymemeshub_20230201T102509/0.jpg</text:p>
          </table:table-cell>
          <table:table-cell office:value-type="string">
            <text:p>https://twitter.com/acieplayz/status/1620978334736809986</text:p>
          </table:table-cell>
        </table:table-row>
        <table:table-row>
          <table:table-cell office:value="605" office:value-type="float"/>
          <table:table-cell office:value-type="string">
            <text:p>Pattern 36</text:p>
          </table:table-cell>
          <table:table-cell office:value="0.6913978512355112" office:value-type="float"/>
          <table:table-cell office:value="0.3183636433206989" office:value-type="float"/>
          <table:table-cell office:value="28.619326605390203" office:value-type="float"/>
          <table:table-cell office:value-type="string">
            <text:p>input/data_formal_20240530-1342/meme/dailymemeshub_20230206T112549/0.jpg</text:p>
          </table:table-cell>
          <table:table-cell office:value-type="string">
            <text:p>https://twitter.com/dailymemeshub/status/1622557167776632834</text:p>
          </table:table-cell>
        </table:table-row>
        <table:table-row>
          <table:table-cell office:value="606" office:value-type="float"/>
          <table:table-cell office:value-type="string">
            <text:p>Pattern 34</text:p>
          </table:table-cell>
          <table:table-cell office:value="0.46023773676937263" office:value-type="float"/>
          <table:table-cell office:value="0.6740405519110009" office:value-type="float"/>
          <table:table-cell office:value="24.443514732476565" office:value-type="float"/>
          <table:table-cell office:value-type="string">
            <text:p>input/data_formal_20240530-1342/meme/dailymemeshub_20230206T112550/0.jpg</text:p>
          </table:table-cell>
          <table:table-cell office:value-type="string">
            <text:p>https://twitter.com/dailymemeshub/status/1622557174089097217</text:p>
          </table:table-cell>
        </table:table-row>
        <table:table-row>
          <table:table-cell office:value="607" office:value-type="float"/>
          <table:table-cell office:value-type="string">
            <text:p>Pattern 20</text:p>
          </table:table-cell>
          <table:table-cell office:value="0.7118019065328829" office:value-type="float"/>
          <table:table-cell office:value="0.36432922772081777" office:value-type="float"/>
          <table:table-cell office:value="25.54643940767361" office:value-type="float"/>
          <table:table-cell office:value-type="string">
            <text:p>input/data_formal_20240530-1342/meme/dailymemeshub_20230206T112552/0.jpg</text:p>
          </table:table-cell>
          <table:table-cell office:value-type="string">
            <text:p>https://twitter.com/dailymemeshub/status/1622557182578270210</text:p>
          </table:table-cell>
        </table:table-row>
        <table:table-row>
          <table:table-cell office:value="608" office:value-type="float"/>
          <table:table-cell office:value-type="string">
            <text:p>Pattern 36</text:p>
          </table:table-cell>
          <table:table-cell office:value="0.7681773944437009" office:value-type="float"/>
          <table:table-cell office:value="0.4257563214573572" office:value-type="float"/>
          <table:table-cell office:value="22.688543707580163" office:value-type="float"/>
          <table:table-cell office:value-type="string">
            <text:p>input/data_formal_20240530-1342/meme/dailymemeshub_20230206T112553/0.jpg</text:p>
          </table:table-cell>
          <table:table-cell office:value-type="string">
            <text:p>https://twitter.com/dailymemeshub/status/1622557187041071105</text:p>
          </table:table-cell>
        </table:table-row>
        <table:table-row>
          <table:table-cell office:value="609" office:value-type="float"/>
          <table:table-cell office:value-type="string">
            <text:p>Pattern 7</text:p>
          </table:table-cell>
          <table:table-cell office:value="0.20682425405790367" office:value-type="float"/>
          <table:table-cell office:value="0.48611857610799186" office:value-type="float"/>
          <table:table-cell office:value="27.05426090109849" office:value-type="float"/>
          <table:table-cell office:value-type="string">
            <text:p>input/data_formal_20240530-1342/meme/dailymemeshub_20230206T112554/0.jpg</text:p>
          </table:table-cell>
          <table:table-cell office:value-type="string">
            <text:p>https://twitter.com/dailymemeshub/status/1622557192422400000</text:p>
          </table:table-cell>
        </table:table-row>
        <table:table-row>
          <table:table-cell office:value="610" office:value-type="float"/>
          <table:table-cell office:value-type="string">
            <text:p>Pattern 14</text:p>
          </table:table-cell>
          <table:table-cell office:value="0.2232234068697319" office:value-type="float"/>
          <table:table-cell office:value="0.8129902291755536" office:value-type="float"/>
          <table:table-cell office:value="22.838515232884202" office:value-type="float"/>
          <table:table-cell office:value-type="string">
            <text:p>input/data_formal_20240530-1342/meme/DakimakuraAnime_20221228T040017/0.jpg</text:p>
          </table:table-cell>
          <table:table-cell office:value-type="string">
            <text:p>https://twitter.com/DakimakuraAnime/status/1607949532263849985</text:p>
          </table:table-cell>
        </table:table-row>
        <table:table-row>
          <table:table-cell office:value="611" office:value-type="float"/>
          <table:table-cell office:value-type="string">
            <text:p>Pattern 31</text:p>
          </table:table-cell>
          <table:table-cell office:value="0.0811875593527141" office:value-type="float"/>
          <table:table-cell office:value="0.33729806141790086" office:value-type="float"/>
          <table:table-cell office:value="30.229669996247498" office:value-type="float"/>
          <table:table-cell office:value-type="string">
            <text:p>input/data_formal_20240530-1342/meme/DalviAaba_20221229T094218/0.jpg</text:p>
          </table:table-cell>
          <table:table-cell office:value-type="string">
            <text:p>https://twitter.com/DalviAaba/status/1608397992813563907</text:p>
          </table:table-cell>
        </table:table-row>
        <table:table-row>
          <table:table-cell office:value="612" office:value-type="float"/>
          <table:table-cell office:value-type="string">
            <text:p>Pattern 8</text:p>
          </table:table-cell>
          <table:table-cell office:value="0.1867184764866195" office:value-type="float"/>
          <table:table-cell office:value="0.5141760041029277" office:value-type="float"/>
          <table:table-cell office:value="21.766700633234432" office:value-type="float"/>
          <table:table-cell office:value-type="string">
            <text:p>input/data_formal_20240530-1342/meme/dandid17_20221228T051539/0.jpg</text:p>
          </table:table-cell>
          <table:table-cell office:value-type="string">
            <text:p>https://twitter.com/dandid17/status/1607968498256433153</text:p>
          </table:table-cell>
        </table:table-row>
        <table:table-row>
          <table:table-cell office:value="613" office:value-type="float"/>
          <table:table-cell office:value-type="string">
            <text:p>Pattern 1</text:p>
          </table:table-cell>
          <table:table-cell office:value="0.41969355873267833" office:value-type="float"/>
          <table:table-cell office:value="0.514505458096913" office:value-type="float"/>
          <table:table-cell office:value="27.069833561577735" office:value-type="float"/>
          <table:table-cell office:value-type="string">
            <text:p>input/data_formal_20240530-1342/meme/dandid17_20230106T043042/0.jpg</text:p>
          </table:table-cell>
          <table:table-cell office:value-type="string">
            <text:p>https://twitter.com/dandid17/status/1611218680011972608</text:p>
          </table:table-cell>
        </table:table-row>
        <table:table-row>
          <table:table-cell office:value="614" office:value-type="float"/>
          <table:table-cell office:value-type="string">
            <text:p>Pattern 37</text:p>
          </table:table-cell>
          <table:table-cell office:value="0.8193756819700677" office:value-type="float"/>
          <table:table-cell office:value="0.3626330246333481" office:value-type="float"/>
          <table:table-cell office:value="21.399759766234595" office:value-type="float"/>
          <table:table-cell office:value-type="string">
            <text:p>input/data_formal_20240530-1342/meme/DanielRLeons_20230105T121730/0.jpg</text:p>
          </table:table-cell>
          <table:table-cell office:value-type="string">
            <text:p>https://twitter.com/DanielRLeons/status/1610973763096412165</text:p>
          </table:table-cell>
        </table:table-row>
        <table:table-row>
          <table:table-cell office:value="615" office:value-type="float"/>
          <table:table-cell office:value-type="string">
            <text:p>Pattern 37</text:p>
          </table:table-cell>
          <table:table-cell office:value="0.6540253250365022" office:value-type="float"/>
          <table:table-cell office:value="0.5195128135690039" office:value-type="float"/>
          <table:table-cell office:value="24.547631460424206" office:value-type="float"/>
          <table:table-cell office:value-type="string">
            <text:p>input/data_formal_20240530-1342/meme/DanielRLeons_20230106T064800/0.jpg</text:p>
          </table:table-cell>
          <table:table-cell office:value-type="string">
            <text:p>https://twitter.com/DanielRLeons/status/1611253229597204481</text:p>
          </table:table-cell>
        </table:table-row>
        <table:table-row>
          <table:table-cell office:value="616" office:value-type="float"/>
          <table:table-cell office:value-type="string">
            <text:p>Pattern 37</text:p>
          </table:table-cell>
          <table:table-cell office:value="0.7376596221008673" office:value-type="float"/>
          <table:table-cell office:value="0.4679181388054716" office:value-type="float"/>
          <table:table-cell office:value="24.15235473196767" office:value-type="float"/>
          <table:table-cell office:value-type="string">
            <text:p>input/data_formal_20240530-1342/meme/DanielRLeons_20230106T080400/0.jpg</text:p>
          </table:table-cell>
          <table:table-cell office:value-type="string">
            <text:p>https://twitter.com/DanielRLeons/status/1611272355887648770</text:p>
          </table:table-cell>
        </table:table-row>
        <table:table-row>
          <table:table-cell office:value="617" office:value-type="float"/>
          <table:table-cell office:value-type="string">
            <text:p>Pattern 43</text:p>
          </table:table-cell>
          <table:table-cell office:value="0.2699865060321836" office:value-type="float"/>
          <table:table-cell office:value="0.3674035376901937" office:value-type="float"/>
          <table:table-cell office:value="29.206950937961025" office:value-type="float"/>
          <table:table-cell office:value-type="string">
            <text:p>input/data_formal_20240530-1342/meme/DankRedditBot_20221228T000738/0.jpg</text:p>
          </table:table-cell>
          <table:table-cell office:value-type="string">
            <text:p>https://twitter.com/DankRedditBot/status/1607890982535667718</text:p>
          </table:table-cell>
        </table:table-row>
        <table:table-row>
          <table:table-cell office:value="618" office:value-type="float"/>
          <table:table-cell office:value-type="string">
            <text:p>Pattern 43</text:p>
          </table:table-cell>
          <table:table-cell office:value="0.35348506581337114" office:value-type="float"/>
          <table:table-cell office:value="0.32325383135849695" office:value-type="float"/>
          <table:table-cell office:value="26.237427707496895" office:value-type="float"/>
          <table:table-cell office:value-type="string">
            <text:p>input/data_formal_20240530-1342/meme/DankRedditBot_20221228T002739/0.jpg</text:p>
          </table:table-cell>
          <table:table-cell office:value-type="string">
            <text:p>https://twitter.com/DankRedditBot/status/1607896020540604418</text:p>
          </table:table-cell>
        </table:table-row>
        <table:table-row>
          <table:table-cell office:value="619" office:value-type="float"/>
          <table:table-cell office:value-type="string">
            <text:p>Pattern 5</text:p>
          </table:table-cell>
          <table:table-cell office:value="0.5893328866577905" office:value-type="float"/>
          <table:table-cell office:value="0.47819660251763046" office:value-type="float"/>
          <table:table-cell office:value="29.23109131080648" office:value-type="float"/>
          <table:table-cell office:value-type="string">
            <text:p>input/data_formal_20240530-1342/meme/DankRedditBot_20221228T004740/0.jpg</text:p>
          </table:table-cell>
          <table:table-cell office:value-type="string">
            <text:p>https://twitter.com/DankRedditBot/status/1607901058004574209</text:p>
          </table:table-cell>
        </table:table-row>
        <table:table-row>
          <table:table-cell office:value="620" office:value-type="float"/>
          <table:table-cell office:value-type="string">
            <text:p>Pattern 29</text:p>
          </table:table-cell>
          <table:table-cell office:value="0.4179114772657121" office:value-type="float"/>
          <table:table-cell office:value="0.42523907377361964" office:value-type="float"/>
          <table:table-cell office:value="27.887264393905706" office:value-type="float"/>
          <table:table-cell office:value-type="string">
            <text:p>input/data_formal_20240530-1342/meme/DankRedditBot_20221228T012741/0.jpg</text:p>
          </table:table-cell>
          <table:table-cell office:value-type="string">
            <text:p>https://twitter.com/DankRedditBot/status/1607911129916792832</text:p>
          </table:table-cell>
        </table:table-row>
        <table:table-row>
          <table:table-cell office:value="621" office:value-type="float"/>
          <table:table-cell office:value-type="string">
            <text:p>Pattern 12</text:p>
          </table:table-cell>
          <table:table-cell office:value="0.2574830589340757" office:value-type="float"/>
          <table:table-cell office:value="0.57062508843495" office:value-type="float"/>
          <table:table-cell office:value="26.8243488022698" office:value-type="float"/>
          <table:table-cell office:value-type="string">
            <text:p>input/data_formal_20240530-1342/meme/DankRedditBot_20221228T014742/0.jpg</text:p>
          </table:table-cell>
          <table:table-cell office:value-type="string">
            <text:p>https://twitter.com/DankRedditBot/status/1607916166684499970</text:p>
          </table:table-cell>
        </table:table-row>
        <table:table-row>
          <table:table-cell office:value="622" office:value-type="float"/>
          <table:table-cell office:value-type="string">
            <text:p>Pattern 15</text:p>
          </table:table-cell>
          <table:table-cell office:value="0.1964973631124384" office:value-type="float"/>
          <table:table-cell office:value="0.2600173860689939" office:value-type="float"/>
          <table:table-cell office:value="20.549338626621648" office:value-type="float"/>
          <table:table-cell office:value-type="string">
            <text:p>input/data_formal_20240530-1342/meme/DankRedditBot_20221228T020743/0.jpg</text:p>
          </table:table-cell>
          <table:table-cell office:value-type="string">
            <text:p>https://twitter.com/DankRedditBot/status/1607921203271897093</text:p>
          </table:table-cell>
        </table:table-row>
        <table:table-row>
          <table:table-cell office:value="623" office:value-type="float"/>
          <table:table-cell office:value-type="string">
            <text:p>Pattern 15</text:p>
          </table:table-cell>
          <table:table-cell office:value="0.09199444728164147" office:value-type="float"/>
          <table:table-cell office:value="0.2998508902257314" office:value-type="float"/>
          <table:table-cell office:value="22.05762641567413" office:value-type="float"/>
          <table:table-cell office:value-type="string">
            <text:p>input/data_formal_20240530-1342/meme/DankRedditBot_20221228T024744/0.jpg</text:p>
          </table:table-cell>
          <table:table-cell office:value-type="string">
            <text:p>https://twitter.com/DankRedditBot/status/1607931275066712067</text:p>
          </table:table-cell>
        </table:table-row>
        <table:table-row>
          <table:table-cell office:value="624" office:value-type="float"/>
          <table:table-cell office:value-type="string">
            <text:p>Pattern 31</text:p>
          </table:table-cell>
          <table:table-cell office:value="0.1353024272213171" office:value-type="float"/>
          <table:table-cell office:value="0.4037329180624663" office:value-type="float"/>
          <table:table-cell office:value="29.624109753501106" office:value-type="float"/>
          <table:table-cell office:value-type="string">
            <text:p>input/data_formal_20240530-1342/meme/DankRedditBot_20221228T030746/0.jpg</text:p>
          </table:table-cell>
          <table:table-cell office:value-type="string">
            <text:p>https://twitter.com/DankRedditBot/status/1607936314850119680</text:p>
          </table:table-cell>
        </table:table-row>
        <table:table-row>
          <table:table-cell office:value="625" office:value-type="float"/>
          <table:table-cell office:value-type="string">
            <text:p>Pattern 4</text:p>
          </table:table-cell>
          <table:table-cell office:value="0.2158718830677084" office:value-type="float"/>
          <table:table-cell office:value="0.6866471764655833" office:value-type="float"/>
          <table:table-cell office:value="26.004019290309568" office:value-type="float"/>
          <table:table-cell office:value-type="string">
            <text:p>input/data_formal_20240530-1342/meme/DankRedditBot_20221228T034747/0.jpg</text:p>
          </table:table-cell>
          <table:table-cell office:value-type="string">
            <text:p>https://twitter.com/DankRedditBot/status/1607946386376458241</text:p>
          </table:table-cell>
        </table:table-row>
        <table:table-row>
          <table:table-cell office:value="626" office:value-type="float"/>
          <table:table-cell office:value-type="string">
            <text:p>Pattern 15</text:p>
          </table:table-cell>
          <table:table-cell office:value="0.17620750858739245" office:value-type="float"/>
          <table:table-cell office:value="0.2803695467634544" office:value-type="float"/>
          <table:table-cell office:value="19.414840380778127" office:value-type="float"/>
          <table:table-cell office:value-type="string">
            <text:p>input/data_formal_20240530-1342/meme/DankRedditBot_20221228T042748/0.jpg</text:p>
          </table:table-cell>
          <table:table-cell office:value-type="string">
            <text:p>https://twitter.com/vedantRAO/status/1607968304081272836</text:p>
          </table:table-cell>
        </table:table-row>
        <table:table-row>
          <table:table-cell office:value="627" office:value-type="float"/>
          <table:table-cell office:value-type="string">
            <text:p>Pattern 5</text:p>
          </table:table-cell>
          <table:table-cell office:value="0.4658632418858197" office:value-type="float"/>
          <table:table-cell office:value="0.33000671708595786" office:value-type="float"/>
          <table:table-cell office:value="34.02616628915202" office:value-type="float"/>
          <table:table-cell office:value-type="string">
            <text:p>input/data_formal_20240530-1342/meme/DankRedditBot_20221228T050750/0.jpg</text:p>
          </table:table-cell>
          <table:table-cell office:value-type="string">
            <text:p>https://twitter.com/DankRedditBot/status/1607966530771222528</text:p>
          </table:table-cell>
        </table:table-row>
        <table:table-row>
          <table:table-cell office:value="628" office:value-type="float"/>
          <table:table-cell office:value-type="string">
            <text:p>Pattern 12</text:p>
          </table:table-cell>
          <table:table-cell office:value="0.235115595477608" office:value-type="float"/>
          <table:table-cell office:value="0.7245321909575461" office:value-type="float"/>
          <table:table-cell office:value="28.818909820650894" office:value-type="float"/>
          <table:table-cell office:value-type="string">
            <text:p>input/data_formal_20240530-1342/meme/DankRedditBot_20221228T054751/0.jpg</text:p>
          </table:table-cell>
          <table:table-cell office:value-type="string">
            <text:p>https://twitter.com/DankRedditBot/status/1607976602264027136</text:p>
          </table:table-cell>
        </table:table-row>
        <table:table-row>
          <table:table-cell office:value="629" office:value-type="float"/>
          <table:table-cell office:value-type="string">
            <text:p>Pattern 5</text:p>
          </table:table-cell>
          <table:table-cell office:value="0.5909810163093587" office:value-type="float"/>
          <table:table-cell office:value="0.25911874609982544" office:value-type="float"/>
          <table:table-cell office:value="28.15890286188317" office:value-type="float"/>
          <table:table-cell office:value-type="string">
            <text:p>input/data_formal_20240530-1342/meme/DankRedditBot_20221228T062752/0.jpg</text:p>
          </table:table-cell>
          <table:table-cell office:value-type="string">
            <text:p>https://twitter.com/DankRedditBot/status/1607986674096553985</text:p>
          </table:table-cell>
        </table:table-row>
        <table:table-row>
          <table:table-cell office:value="630" office:value-type="float"/>
          <table:table-cell office:value-type="string">
            <text:p>Pattern 17</text:p>
          </table:table-cell>
          <table:table-cell office:value="0.6365148202442088" office:value-type="float"/>
          <table:table-cell office:value="0.46475358556919516" office:value-type="float"/>
          <table:table-cell office:value="27.035956595054273" office:value-type="float"/>
          <table:table-cell office:value-type="string">
            <text:p>input/data_formal_20240530-1342/meme/DankRedditBot_20230104T083430/0.jpg</text:p>
          </table:table-cell>
          <table:table-cell office:value-type="string">
            <text:p>https://twitter.com/IamMusicYT/status/1610951066866032641</text:p>
          </table:table-cell>
        </table:table-row>
        <table:table-row>
          <table:table-cell office:value="631" office:value-type="float"/>
          <table:table-cell office:value-type="string">
            <text:p>Pattern 17</text:p>
          </table:table-cell>
          <table:table-cell office:value="0.6670592628726071" office:value-type="float"/>
          <table:table-cell office:value="0.5001894488476072" office:value-type="float"/>
          <table:table-cell office:value="27.525143860613124" office:value-type="float"/>
          <table:table-cell office:value-type="string">
            <text:p>input/data_formal_20240530-1342/meme/DankRedditBot_20230104T093432/0.jpg</text:p>
          </table:table-cell>
          <table:table-cell office:value-type="string">
            <text:p>https://twitter.com/IamMusicYT/status/1610951049841352706</text:p>
          </table:table-cell>
        </table:table-row>
        <table:table-row>
          <table:table-cell office:value="632" office:value-type="float"/>
          <table:table-cell office:value-type="string">
            <text:p>Pattern 34</text:p>
          </table:table-cell>
          <table:table-cell office:value="0.40037233823306956" office:value-type="float"/>
          <table:table-cell office:value="0.7545862614976562" office:value-type="float"/>
          <table:table-cell office:value="23.45076924603084" office:value-type="float"/>
          <table:table-cell office:value-type="string">
            <text:p>input/data_formal_20240530-1342/meme/DankRedditBot_20230105T001507/0.jpg</text:p>
          </table:table-cell>
          <table:table-cell office:value-type="string">
            <text:p>https://twitter.com/ralphfinchi/status/1611270235025444864</text:p>
          </table:table-cell>
        </table:table-row>
        <table:table-row>
          <table:table-cell office:value="633" office:value-type="float"/>
          <table:table-cell office:value-type="string">
            <text:p>Pattern 1</text:p>
          </table:table-cell>
          <table:table-cell office:value="0.5562770247605877" office:value-type="float"/>
          <table:table-cell office:value="0.6127025435788993" office:value-type="float"/>
          <table:table-cell office:value="29.78770511211264" office:value-type="float"/>
          <table:table-cell office:value-type="string">
            <text:p>input/data_formal_20240530-1342/meme/DankRedditBot_20230105T113529/0.jpg</text:p>
          </table:table-cell>
          <table:table-cell office:value-type="string">
            <text:p>https://twitter.com/DankRedditBot/status/1610963191995011072</text:p>
          </table:table-cell>
        </table:table-row>
        <table:table-row>
          <table:table-cell office:value="634" office:value-type="float"/>
          <table:table-cell office:value-type="string">
            <text:p>Pattern 48</text:p>
          </table:table-cell>
          <table:table-cell office:value="0.3474367068053299" office:value-type="float"/>
          <table:table-cell office:value="0.7114854236583599" office:value-type="float"/>
          <table:table-cell office:value="21.079307291333766" office:value-type="float"/>
          <table:table-cell office:value-type="string">
            <text:p>input/data_formal_20240530-1342/meme/DankRedditBot_20230106T051609/0.jpg</text:p>
          </table:table-cell>
          <table:table-cell office:value-type="string">
            <text:p>https://twitter.com/DankRedditBot/status/1611230115186237441</text:p>
          </table:table-cell>
        </table:table-row>
        <table:table-row>
          <table:table-cell office:value="635" office:value-type="float"/>
          <table:table-cell office:value-type="string">
            <text:p>Pattern 15</text:p>
          </table:table-cell>
          <table:table-cell office:value="0.1301558240193984" office:value-type="float"/>
          <table:table-cell office:value="0.27528905383055036" office:value-type="float"/>
          <table:table-cell office:value="24.68697064409065" office:value-type="float"/>
          <table:table-cell office:value-type="string">
            <text:p>input/data_formal_20240530-1342/meme/DankRedditBot_20230106T055610/0.jpg</text:p>
          </table:table-cell>
          <table:table-cell office:value-type="string">
            <text:p>https://twitter.com/DankRedditBot/status/1611240187153059840</text:p>
          </table:table-cell>
        </table:table-row>
        <table:table-row>
          <table:table-cell office:value="636" office:value-type="float"/>
          <table:table-cell office:value-type="string">
            <text:p>Pattern 6</text:p>
          </table:table-cell>
          <table:table-cell office:value="0.17184534630191062" office:value-type="float"/>
          <table:table-cell office:value="0.4445834574900158" office:value-type="float"/>
          <table:table-cell office:value="23.99374064748792" office:value-type="float"/>
          <table:table-cell office:value-type="string">
            <text:p>input/data_formal_20240530-1342/meme/DankRedditBot_20230106T061611/0.jpg</text:p>
          </table:table-cell>
          <table:table-cell office:value-type="string">
            <text:p>https://twitter.com/DankRedditBot/status/1611245224335917057</text:p>
          </table:table-cell>
        </table:table-row>
        <table:table-row>
          <table:table-cell office:value="637" office:value-type="float"/>
          <table:table-cell office:value-type="string">
            <text:p>Pattern 20</text:p>
          </table:table-cell>
          <table:table-cell office:value="0.6726549357696088" office:value-type="float"/>
          <table:table-cell office:value="0.37102316620261516" office:value-type="float"/>
          <table:table-cell office:value="28.397125066641173" office:value-type="float"/>
          <table:table-cell office:value-type="string">
            <text:p>input/data_formal_20240530-1342/meme/DankRedditBot_20230106T065612/0.jpg</text:p>
          </table:table-cell>
          <table:table-cell office:value-type="string">
            <text:p>https://twitter.com/DankRedditBot/status/1611255295728095233</text:p>
          </table:table-cell>
        </table:table-row>
        <table:table-row>
          <table:table-cell office:value="638" office:value-type="float"/>
          <table:table-cell office:value-type="string">
            <text:p>Pattern 15</text:p>
          </table:table-cell>
          <table:table-cell office:value="0.13936321217271158" office:value-type="float"/>
          <table:table-cell office:value="0.23720966670525845" office:value-type="float"/>
          <table:table-cell office:value="23.026435327128407" office:value-type="float"/>
          <table:table-cell office:value-type="string">
            <text:p>input/data_formal_20240530-1342/meme/DankRedditBot_20230106T071613/0.jpg</text:p>
          </table:table-cell>
          <table:table-cell office:value-type="string">
            <text:p>https://twitter.com/DankRedditBot/status/1611260332336357376</text:p>
          </table:table-cell>
        </table:table-row>
        <table:table-row>
          <table:table-cell office:value="639" office:value-type="float"/>
          <table:table-cell office:value-type="string">
            <text:p>Pattern 15</text:p>
          </table:table-cell>
          <table:table-cell office:value="0.16156248437254858" office:value-type="float"/>
          <table:table-cell office:value="0.23054414484139207" office:value-type="float"/>
          <table:table-cell office:value="17.33554076154716" office:value-type="float"/>
          <table:table-cell office:value-type="string">
            <text:p>input/data_formal_20240530-1342/meme/DankRedditBot_20230106T075615/0.jpg</text:p>
          </table:table-cell>
          <table:table-cell office:value-type="string">
            <text:p>https://twitter.com/DankRedditBot/status/1611270404957405185</text:p>
          </table:table-cell>
        </table:table-row>
        <table:table-row>
          <table:table-cell office:value="640" office:value-type="float"/>
          <table:table-cell office:value-type="string">
            <text:p>Pattern 25</text:p>
          </table:table-cell>
          <table:table-cell office:value="0.8225856136997559" office:value-type="float"/>
          <table:table-cell office:value="0.40399106515243727" office:value-type="float"/>
          <table:table-cell office:value="19.324961257080187" office:value-type="float"/>
          <table:table-cell office:value-type="string">
            <text:p>input/data_formal_20240530-1342/meme/DankRedditBot_20230111T220126/0.jpg</text:p>
          </table:table-cell>
          <table:table-cell office:value-type="string">
            <text:p>https://twitter.com/DankRedditBot/status/1613295041795002369</text:p>
          </table:table-cell>
        </table:table-row>
        <table:table-row>
          <table:table-cell office:value="641" office:value-type="float"/>
          <table:table-cell office:value-type="string">
            <text:p>Pattern 15</text:p>
          </table:table-cell>
          <table:table-cell office:value="0.1546346848717527" office:value-type="float"/>
          <table:table-cell office:value="0.2997504076411464" office:value-type="float"/>
          <table:table-cell office:value="22.20229992190348" office:value-type="float"/>
          <table:table-cell office:value-type="string">
            <text:p>input/data_formal_20240530-1342/meme/DankRedditBot_20230111T224127/0.jpg</text:p>
          </table:table-cell>
          <table:table-cell office:value-type="string">
            <text:p>https://twitter.com/_Arabii_/status/1613305654835306497</text:p>
          </table:table-cell>
        </table:table-row>
        <table:table-row>
          <table:table-cell office:value="642" office:value-type="float"/>
          <table:table-cell office:value-type="string">
            <text:p>Pattern 30</text:p>
          </table:table-cell>
          <table:table-cell office:value="0.5330818369808458" office:value-type="float"/>
          <table:table-cell office:value="0.33293511516053853" office:value-type="float"/>
          <table:table-cell office:value="27.841788763754227" office:value-type="float"/>
          <table:table-cell office:value-type="string">
            <text:p>input/data_formal_20240530-1342/meme/DankRedditBot_20230111T234129/0.jpg</text:p>
          </table:table-cell>
          <table:table-cell office:value-type="string">
            <text:p>https://twitter.com/DankRedditBot/status/1613320222227693568</text:p>
          </table:table-cell>
        </table:table-row>
        <table:table-row>
          <table:table-cell office:value="643" office:value-type="float"/>
          <table:table-cell office:value-type="string">
            <text:p>Pattern 33</text:p>
          </table:table-cell>
          <table:table-cell office:value="0.14557742722657407" office:value-type="float"/>
          <table:table-cell office:value="0.8106397593218848" office:value-type="float"/>
          <table:table-cell office:value="19.38897400807227" office:value-type="float"/>
          <table:table-cell office:value-type="string">
            <text:p>input/data_formal_20240530-1342/meme/DankRedditBot_20230112T000130/0.jpg</text:p>
          </table:table-cell>
          <table:table-cell office:value-type="string">
            <text:p>https://twitter.com/DankRedditBot/status/1613325258450165772</text:p>
          </table:table-cell>
        </table:table-row>
        <table:table-row>
          <table:table-cell office:value="644" office:value-type="float"/>
          <table:table-cell office:value-type="string">
            <text:p>Pattern 16</text:p>
          </table:table-cell>
          <table:table-cell office:value="0.3036435120618981" office:value-type="float"/>
          <table:table-cell office:value="0.2992206708216047" office:value-type="float"/>
          <table:table-cell office:value="31.05653615217514" office:value-type="float"/>
          <table:table-cell office:value-type="string">
            <text:p>input/data_formal_20240530-1342/meme/DankRedditBot_20230201T221200/0.jpg</text:p>
          </table:table-cell>
          <table:table-cell office:value-type="string">
            <text:p>https://twitter.com/DankRedditBot/status/1620907848539557889</text:p>
          </table:table-cell>
        </table:table-row>
        <table:table-row>
          <table:table-cell office:value="645" office:value-type="float"/>
          <table:table-cell office:value-type="string">
            <text:p>Pattern 15</text:p>
          </table:table-cell>
          <table:table-cell office:value="0.129896098369229" office:value-type="float"/>
          <table:table-cell office:value="0.41517522098286197" office:value-type="float"/>
          <table:table-cell office:value="29.458734807393583" office:value-type="float"/>
          <table:table-cell office:value-type="string">
            <text:p>input/data_formal_20240530-1342/meme/DankRedditBot_20230201T223201/0.jpg</text:p>
          </table:table-cell>
          <table:table-cell office:value-type="string">
            <text:p>https://twitter.com/DankRedditBot/status/1620912885516886017</text:p>
          </table:table-cell>
        </table:table-row>
        <table:table-row>
          <table:table-cell office:value="646" office:value-type="float"/>
          <table:table-cell office:value-type="string">
            <text:p>Pattern 15</text:p>
          </table:table-cell>
          <table:table-cell office:value="0.2397378366785746" office:value-type="float"/>
          <table:table-cell office:value="0.2875702176329269" office:value-type="float"/>
          <table:table-cell office:value="19.53555201523036" office:value-type="float"/>
          <table:table-cell office:value-type="string">
            <text:p>input/data_formal_20240530-1342/meme/DankRedditBot_20230201T231202/0.jpg</text:p>
          </table:table-cell>
          <table:table-cell office:value-type="string">
            <text:p>https://twitter.com/DankRedditBot/status/1620922957273915393</text:p>
          </table:table-cell>
        </table:table-row>
        <table:table-row>
          <table:table-cell office:value="647" office:value-type="float"/>
          <table:table-cell office:value-type="string">
            <text:p>Pattern 16</text:p>
          </table:table-cell>
          <table:table-cell office:value="0.19257930231529644" office:value-type="float"/>
          <table:table-cell office:value="0.36513793464733246" office:value-type="float"/>
          <table:table-cell office:value="32.29179065092059" office:value-type="float"/>
          <table:table-cell office:value-type="string">
            <text:p>input/data_formal_20240530-1342/meme/DankRedditBot_20230201T235204/0.jpg</text:p>
          </table:table-cell>
          <table:table-cell office:value-type="string">
            <text:p>https://twitter.com/DankRedditBot/status/1620933029492391937</text:p>
          </table:table-cell>
        </table:table-row>
        <table:table-row>
          <table:table-cell office:value="648" office:value-type="float"/>
          <table:table-cell office:value-type="string">
            <text:p>Pattern 25</text:p>
          </table:table-cell>
          <table:table-cell office:value="0.6770876092315645" office:value-type="float"/>
          <table:table-cell office:value="0.35155670389855914" office:value-type="float"/>
          <table:table-cell office:value="21.271607023642012" office:value-type="float"/>
          <table:table-cell office:value-type="string">
            <text:p>input/data_formal_20240530-1342/meme/DankRedditBot_20230202T003205/0.jpg</text:p>
          </table:table-cell>
          <table:table-cell office:value-type="string">
            <text:p>https://twitter.com/DankRedditBot/status/1620943101081620480</text:p>
          </table:table-cell>
        </table:table-row>
        <table:table-row>
          <table:table-cell office:value="649" office:value-type="float"/>
          <table:table-cell office:value-type="string">
            <text:p>Pattern 41</text:p>
          </table:table-cell>
          <table:table-cell office:value="0.16649606228821406" office:value-type="float"/>
          <table:table-cell office:value="0.7256918350923948" office:value-type="float"/>
          <table:table-cell office:value="27.77984626752657" office:value-type="float"/>
          <table:table-cell office:value-type="string">
            <text:p>input/data_formal_20240530-1342/meme/DankRedditBot_20230202T011207/0.jpg</text:p>
          </table:table-cell>
          <table:table-cell office:value-type="string">
            <text:p>https://twitter.com/DankRedditBot/status/1620953173320994817</text:p>
          </table:table-cell>
        </table:table-row>
        <table:table-row>
          <table:table-cell office:value="650" office:value-type="float"/>
          <table:table-cell office:value-type="string">
            <text:p>Pattern 30</text:p>
          </table:table-cell>
          <table:table-cell office:value="0.33125931916006934" office:value-type="float"/>
          <table:table-cell office:value="0.5370183192533218" office:value-type="float"/>
          <table:table-cell office:value="26.523091007522222" office:value-type="float"/>
          <table:table-cell office:value-type="string">
            <text:p>input/data_formal_20240530-1342/meme/DankRedditBot_20230202T015208/0.jpg</text:p>
          </table:table-cell>
          <table:table-cell office:value-type="string">
            <text:p>https://twitter.com/DankRedditBot/status/1620963245673545728</text:p>
          </table:table-cell>
        </table:table-row>
        <table:table-row>
          <table:table-cell office:value="651" office:value-type="float"/>
          <table:table-cell office:value-type="string">
            <text:p>Pattern 17</text:p>
          </table:table-cell>
          <table:table-cell office:value="0.7377080658620878" office:value-type="float"/>
          <table:table-cell office:value="0.4363892992327425" office:value-type="float"/>
          <table:table-cell office:value="25.04941798265568" office:value-type="float"/>
          <table:table-cell office:value-type="string">
            <text:p>input/data_formal_20240530-1342/meme/DankRedditBot_20230202T023209/0.jpg</text:p>
          </table:table-cell>
          <table:table-cell office:value-type="string">
            <text:p>https://twitter.com/DankRedditBot/status/1620973317329920001</text:p>
          </table:table-cell>
        </table:table-row>
        <table:table-row>
          <table:table-cell office:value="652" office:value-type="float"/>
          <table:table-cell office:value-type="string">
            <text:p>Pattern 15</text:p>
          </table:table-cell>
          <table:table-cell office:value="0.0836038284220374" office:value-type="float"/>
          <table:table-cell office:value="0.22008659514553086" office:value-type="float"/>
          <table:table-cell office:value="20.52446655574833" office:value-type="float"/>
          <table:table-cell office:value-type="string">
            <text:p>input/data_formal_20240530-1342/meme/DankRedditBot_20230202T031210/0.jpg</text:p>
          </table:table-cell>
          <table:table-cell office:value-type="string">
            <text:p>https://twitter.com/Tlotla15/status/1620984855973756928</text:p>
          </table:table-cell>
        </table:table-row>
        <table:table-row>
          <table:table-cell office:value="653" office:value-type="float"/>
          <table:table-cell office:value-type="string">
            <text:p>Pattern 30</text:p>
          </table:table-cell>
          <table:table-cell office:value="0.3099133415301569" office:value-type="float"/>
          <table:table-cell office:value="0.5347461687175957" office:value-type="float"/>
          <table:table-cell office:value="28.586934583548462" office:value-type="float"/>
          <table:table-cell office:value-type="string">
            <text:p>input/data_formal_20240530-1342/meme/DankRedditBot_20230202T045214/0.jpg</text:p>
          </table:table-cell>
          <table:table-cell office:value-type="string">
            <text:p>https://twitter.com/DankRedditBot/status/1621008571138719744</text:p>
          </table:table-cell>
        </table:table-row>
        <table:table-row>
          <table:table-cell office:value="654" office:value-type="float"/>
          <table:table-cell office:value-type="string">
            <text:p>Pattern 29</text:p>
          </table:table-cell>
          <table:table-cell office:value="0.4097578725842149" office:value-type="float"/>
          <table:table-cell office:value="0.6024553605729932" office:value-type="float"/>
          <table:table-cell office:value="25.546190735239865" office:value-type="float"/>
          <table:table-cell office:value-type="string">
            <text:p>input/data_formal_20240530-1342/meme/DankRedditBot_20230212T101428/0.jpg</text:p>
          </table:table-cell>
          <table:table-cell office:value-type="string">
            <text:p>https://twitter.com/covando97/status/1624784543956848643</text:p>
          </table:table-cell>
        </table:table-row>
        <table:table-row>
          <table:table-cell office:value="655" office:value-type="float"/>
          <table:table-cell office:value-type="string">
            <text:p>Pattern 20</text:p>
          </table:table-cell>
          <table:table-cell office:value="0.791311219500211" office:value-type="float"/>
          <table:table-cell office:value="0.2525910569597668" office:value-type="float"/>
          <table:table-cell office:value="26.46506521206261" office:value-type="float"/>
          <table:table-cell office:value-type="string">
            <text:p>input/data_formal_20240530-1342/meme/DankRedditBot_20230212T133434/0.jpg</text:p>
          </table:table-cell>
          <table:table-cell office:value-type="string">
            <text:p>https://twitter.com/DankRedditBot/status/1624763897268908032</text:p>
          </table:table-cell>
        </table:table-row>
        <table:table-row>
          <table:table-cell office:value="656" office:value-type="float"/>
          <table:table-cell office:value-type="string">
            <text:p>Pattern 15</text:p>
          </table:table-cell>
          <table:table-cell office:value="0.11968634777811166" office:value-type="float"/>
          <table:table-cell office:value="0.2616781201325319" office:value-type="float"/>
          <table:table-cell office:value="26.59254939826118" office:value-type="float"/>
          <table:table-cell office:value-type="string">
            <text:p>input/data_formal_20240530-1342/meme/DankRedditBot_20230212T163441/0.jpg</text:p>
          </table:table-cell>
          <table:table-cell office:value-type="string">
            <text:p>https://twitter.com/DankRedditBot/status/1624809227335225344</text:p>
          </table:table-cell>
        </table:table-row>
        <table:table-row>
          <table:table-cell office:value="657" office:value-type="float"/>
          <table:table-cell office:value-type="string">
            <text:p>Pattern 30</text:p>
          </table:table-cell>
          <table:table-cell office:value="0.4125213660633803" office:value-type="float"/>
          <table:table-cell office:value="0.5331283590227891" office:value-type="float"/>
          <table:table-cell office:value="23.46567541326026" office:value-type="float"/>
          <table:table-cell office:value-type="string">
            <text:p>input/data_formal_20240530-1342/meme/DankRedditBot_20230315T234925/0.jpg</text:p>
          </table:table-cell>
          <table:table-cell office:value-type="string">
            <text:p>https://twitter.com/DankRedditBot/status/1636152652688945153</text:p>
          </table:table-cell>
        </table:table-row>
        <table:table-row>
          <table:table-cell office:value="658" office:value-type="float"/>
          <table:table-cell office:value-type="string">
            <text:p>Pattern 36</text:p>
          </table:table-cell>
          <table:table-cell office:value="0.7964650955203628" office:value-type="float"/>
          <table:table-cell office:value="0.3631865138064756" office:value-type="float"/>
          <table:table-cell office:value="24.04367358976088" office:value-type="float"/>
          <table:table-cell office:value-type="string">
            <text:p>input/data_formal_20240530-1342/meme/DankRedditBot_20230322T001516/0.jpg</text:p>
          </table:table-cell>
          <table:table-cell office:value-type="string">
            <text:p>https://twitter.com/wongduckdongg/status/1638596186310418444</text:p>
          </table:table-cell>
        </table:table-row>
        <table:table-row>
          <table:table-cell office:value="659" office:value-type="float"/>
          <table:table-cell office:value-type="string">
            <text:p>Pattern 29</text:p>
          </table:table-cell>
          <table:table-cell office:value="0.7565490144931394" office:value-type="float"/>
          <table:table-cell office:value="0.4277386501605068" office:value-type="float"/>
          <table:table-cell office:value="26.564940783997322" office:value-type="float"/>
          <table:table-cell office:value-type="string">
            <text:p>input/data_formal_20240530-1342/meme/DankRedditBot_20230322T095538/0.jpg</text:p>
          </table:table-cell>
          <table:table-cell office:value-type="string">
            <text:p>https://twitter.com/wongduckdongg/status/1638597037275983874</text:p>
          </table:table-cell>
        </table:table-row>
        <table:table-row>
          <table:table-cell office:value="660" office:value-type="float"/>
          <table:table-cell office:value-type="string">
            <text:p>Pattern 25</text:p>
          </table:table-cell>
          <table:table-cell office:value="0.7298974252390846" office:value-type="float"/>
          <table:table-cell office:value="0.3969016774674042" office:value-type="float"/>
          <table:table-cell office:value="29.77347334752335" office:value-type="float"/>
          <table:table-cell office:value-type="string">
            <text:p>input/data_formal_20240530-1342/meme/DankRedditBot_20230322T191559/0.jpg</text:p>
          </table:table-cell>
          <table:table-cell office:value-type="string">
            <text:p>https://twitter.com/DankRedditBot/status/1638620556747481127</text:p>
          </table:table-cell>
        </table:table-row>
        <table:table-row>
          <table:table-cell office:value="661" office:value-type="float"/>
          <table:table-cell office:value-type="string">
            <text:p>Pattern 37</text:p>
          </table:table-cell>
          <table:table-cell office:value="0.6592603059900843" office:value-type="float"/>
          <table:table-cell office:value="0.43474942623076024" office:value-type="float"/>
          <table:table-cell office:value="23.05916581557012" office:value-type="float"/>
          <table:table-cell office:value-type="string">
            <text:p>input/data_formal_20240530-1342/meme/DankRedditBot_20230322T193600/0.jpg</text:p>
          </table:table-cell>
          <table:table-cell office:value-type="string">
            <text:p>https://twitter.com/DankRedditBot/status/1638625595620995072</text:p>
          </table:table-cell>
        </table:table-row>
        <table:table-row>
          <table:table-cell office:value="662" office:value-type="float"/>
          <table:table-cell office:value-type="string">
            <text:p>Pattern 25</text:p>
          </table:table-cell>
          <table:table-cell office:value="0.7915258708718003" office:value-type="float"/>
          <table:table-cell office:value="0.34529876168253926" office:value-type="float"/>
          <table:table-cell office:value="19.54818594343984" office:value-type="float"/>
          <table:table-cell office:value-type="string">
            <text:p>input/data_formal_20240530-1342/meme/DankRedditBot_20230322T215609/0.jpg</text:p>
          </table:table-cell>
          <table:table-cell office:value-type="string">
            <text:p>https://twitter.com/DankRedditBot/status/1638660863963054080</text:p>
          </table:table-cell>
        </table:table-row>
        <table:table-row>
          <table:table-cell office:value="663" office:value-type="float"/>
          <table:table-cell office:value-type="string">
            <text:p>Pattern 43</text:p>
          </table:table-cell>
          <table:table-cell office:value="0.3489326085083881" office:value-type="float"/>
          <table:table-cell office:value="0.31361181591940657" office:value-type="float"/>
          <table:table-cell office:value="29.3471133001255" office:value-type="float"/>
          <table:table-cell office:value-type="string">
            <text:p>input/data_formal_20240530-1342/meme/DankRedditBot_20230323T035629/0.jpg</text:p>
          </table:table-cell>
          <table:table-cell office:value-type="string">
            <text:p>https://twitter.com/DankRedditBot/status/1638751545457278976</text:p>
          </table:table-cell>
        </table:table-row>
        <table:table-row>
          <table:table-cell office:value="664" office:value-type="float"/>
          <table:table-cell office:value-type="string">
            <text:p>Pattern 24</text:p>
          </table:table-cell>
          <table:table-cell office:value="0.26380489088414" office:value-type="float"/>
          <table:table-cell office:value="0.8824442225399521" office:value-type="float"/>
          <table:table-cell office:value="15.005239428662158" office:value-type="float"/>
          <table:table-cell office:value-type="string">
            <text:p>input/data_formal_20240530-1342/meme/danvodgamer_20221223T065129/0.jpg</text:p>
          </table:table-cell>
          <table:table-cell office:value-type="string">
            <text:p>https://twitter.com/danvodgamer/status/1606180678059581441</text:p>
          </table:table-cell>
        </table:table-row>
        <table:table-row>
          <table:table-cell office:value="665" office:value-type="float"/>
          <table:table-cell office:value-type="string">
            <text:p>Pattern 16</text:p>
          </table:table-cell>
          <table:table-cell office:value="0.19135722669635188" office:value-type="float"/>
          <table:table-cell office:value="0.3401933458843636" office:value-type="float"/>
          <table:table-cell office:value="32.12114914757449" office:value-type="float"/>
          <table:table-cell office:value-type="string">
            <text:p>input/data_formal_20240530-1342/meme/DARKFAGG0T9000_20221228T034630/0.jpg</text:p>
          </table:table-cell>
          <table:table-cell office:value-type="string">
            <text:p>https://twitter.com/DARKFAGG0T9000/status/1607946062836162560</text:p>
          </table:table-cell>
        </table:table-row>
        <table:table-row>
          <table:table-cell office:value="666" office:value-type="float"/>
          <table:table-cell office:value-type="string">
            <text:p>Pattern 1</text:p>
          </table:table-cell>
          <table:table-cell office:value="0.3590461831478519" office:value-type="float"/>
          <table:table-cell office:value="0.6192759296442926" office:value-type="float"/>
          <table:table-cell office:value="30.43945895628379" office:value-type="float"/>
          <table:table-cell office:value-type="string">
            <text:p>input/data_formal_20240530-1342/meme/DARKFAGG0T9000_20221228T034723/0.jpg</text:p>
          </table:table-cell>
          <table:table-cell office:value-type="string">
            <text:p>https://twitter.com/MMDB2022/status/1607958436435591168</text:p>
          </table:table-cell>
        </table:table-row>
        <table:table-row>
          <table:table-cell office:value="667" office:value-type="float"/>
          <table:table-cell office:value-type="string">
            <text:p>Pattern 29</text:p>
          </table:table-cell>
          <table:table-cell office:value="0.45534016397809485" office:value-type="float"/>
          <table:table-cell office:value="0.5333639205468823" office:value-type="float"/>
          <table:table-cell office:value="31.884251446093096" office:value-type="float"/>
          <table:table-cell office:value-type="string">
            <text:p>input/data_formal_20240530-1342/meme/DARKFAGG0T9000_20221228T034854/0.jpg</text:p>
          </table:table-cell>
          <table:table-cell office:value-type="string">
            <text:p>https://twitter.com/DARKFAGG0T9000/status/1607946669940695046</text:p>
          </table:table-cell>
        </table:table-row>
        <table:table-row>
          <table:table-cell office:value="668" office:value-type="float"/>
          <table:table-cell office:value-type="string">
            <text:p>Pattern 42</text:p>
          </table:table-cell>
          <table:table-cell office:value="0.3318187776392332" office:value-type="float"/>
          <table:table-cell office:value="0.5563788638470016" office:value-type="float"/>
          <table:table-cell office:value="27.66294856610902" office:value-type="float"/>
          <table:table-cell office:value-type="string">
            <text:p>input/data_formal_20240530-1342/meme/Darkota8_20221227T203326/0.jpg</text:p>
          </table:table-cell>
          <table:table-cell office:value-type="string">
            <text:p>https://twitter.com/Zarco8Zarco/status/1607948837737435143</text:p>
          </table:table-cell>
        </table:table-row>
        <table:table-row>
          <table:table-cell office:value="669" office:value-type="float"/>
          <table:table-cell office:value-type="string">
            <text:p>Pattern 41</text:p>
          </table:table-cell>
          <table:table-cell office:value="0.180587474841177" office:value-type="float"/>
          <table:table-cell office:value="0.48612154438115024" office:value-type="float"/>
          <table:table-cell office:value="32.3639405334838" office:value-type="float"/>
          <table:table-cell office:value-type="string">
            <text:p>input/data_formal_20240530-1342/meme/DataZombiez_20230127T220431/0.jpg</text:p>
          </table:table-cell>
          <table:table-cell office:value-type="string">
            <text:p>https://twitter.com/DataZombiez/status/1619094022924169219</text:p>
          </table:table-cell>
        </table:table-row>
        <table:table-row>
          <table:table-cell office:value="670" office:value-type="float"/>
          <table:table-cell office:value-type="string">
            <text:p>Pattern 1</text:p>
          </table:table-cell>
          <table:table-cell office:value="0.41345866887573485" office:value-type="float"/>
          <table:table-cell office:value="0.6308479655625412" office:value-type="float"/>
          <table:table-cell office:value="28.900319275509858" office:value-type="float"/>
          <table:table-cell office:value-type="string">
            <text:p>input/data_formal_20240530-1342/meme/DataZombiez_20230127T221432/0.jpg</text:p>
          </table:table-cell>
          <table:table-cell office:value-type="string">
            <text:p>https://twitter.com/DataZombiez/status/1619096546179710976</text:p>
          </table:table-cell>
        </table:table-row>
        <table:table-row>
          <table:table-cell office:value="671" office:value-type="float"/>
          <table:table-cell office:value-type="string">
            <text:p>Pattern 30</text:p>
          </table:table-cell>
          <table:table-cell office:value="0.5049793239228495" office:value-type="float"/>
          <table:table-cell office:value="0.540452655047794" office:value-type="float"/>
          <table:table-cell office:value="23.936633130040402" office:value-type="float"/>
          <table:table-cell office:value-type="string">
            <text:p>input/data_formal_20240530-1342/meme/DataZombiez_20230202T054030/0.jpg</text:p>
          </table:table-cell>
          <table:table-cell office:value-type="string">
            <text:p>https://twitter.com/DataZombiez/status/1621020714571796482</text:p>
          </table:table-cell>
        </table:table-row>
        <table:table-row>
          <table:table-cell office:value="672" office:value-type="float"/>
          <table:table-cell office:value-type="string">
            <text:p>Pattern 1</text:p>
          </table:table-cell>
          <table:table-cell office:value="0.4110131157316888" office:value-type="float"/>
          <table:table-cell office:value="0.4026137035290196" office:value-type="float"/>
          <table:table-cell office:value="30.642754839418217" office:value-type="float"/>
          <table:table-cell office:value-type="string">
            <text:p>input/data_formal_20240530-1342/meme/DataZombiez_20230202T054506/0.jpg</text:p>
          </table:table-cell>
          <table:table-cell office:value-type="string">
            <text:p>https://twitter.com/DataZombiez/status/1621021872514301953</text:p>
          </table:table-cell>
        </table:table-row>
        <table:table-row>
          <table:table-cell office:value="673" office:value-type="float"/>
          <table:table-cell office:value-type="string">
            <text:p>Pattern 28</text:p>
          </table:table-cell>
          <table:table-cell office:value="0.20535053864768749" office:value-type="float"/>
          <table:table-cell office:value="0.8380056946245924" office:value-type="float"/>
          <table:table-cell office:value="24.186168089562834" office:value-type="float"/>
          <table:table-cell office:value-type="string">
            <text:p>input/data_formal_20240530-1342/meme/DataZombiez_20230202T054518/0.jpg</text:p>
          </table:table-cell>
          <table:table-cell office:value-type="string">
            <text:p>https://twitter.com/DataZombiez/status/1621021923550564352</text:p>
          </table:table-cell>
        </table:table-row>
        <table:table-row>
          <table:table-cell office:value="674" office:value-type="float"/>
          <table:table-cell office:value-type="string">
            <text:p>Pattern 16</text:p>
          </table:table-cell>
          <table:table-cell office:value="0.24939316112570775" office:value-type="float"/>
          <table:table-cell office:value="0.31943316375223557" office:value-type="float"/>
          <table:table-cell office:value="31.167905392642933" office:value-type="float"/>
          <table:table-cell office:value-type="string">
            <text:p>input/data_formal_20240530-1342/meme/DataZombiez_20230212T162830/0.jpg</text:p>
          </table:table-cell>
          <table:table-cell office:value-type="string">
            <text:p>https://twitter.com/DataZombiez/status/1624807670799814656</text:p>
          </table:table-cell>
        </table:table-row>
        <table:table-row>
          <table:table-cell office:value="675" office:value-type="float"/>
          <table:table-cell office:value-type="string">
            <text:p>Pattern 12</text:p>
          </table:table-cell>
          <table:table-cell office:value="0.33604208941060326" office:value-type="float"/>
          <table:table-cell office:value="0.5680077654824375" office:value-type="float"/>
          <table:table-cell office:value="29.980071210838037" office:value-type="float"/>
          <table:table-cell office:value-type="string">
            <text:p>input/data_formal_20240530-1342/meme/DataZombiez_20230212T163331/0.jpg</text:p>
          </table:table-cell>
          <table:table-cell office:value-type="string">
            <text:p>https://twitter.com/DataZombiez/status/1624808933671190528</text:p>
          </table:table-cell>
        </table:table-row>
        <table:table-row>
          <table:table-cell office:value="676" office:value-type="float"/>
          <table:table-cell office:value-type="string">
            <text:p>Pattern 43</text:p>
          </table:table-cell>
          <table:table-cell office:value="0.2887141395426813" office:value-type="float"/>
          <table:table-cell office:value="0.3060729274478181" office:value-type="float"/>
          <table:table-cell office:value="31.20258667666172" office:value-type="float"/>
          <table:table-cell office:value-type="string">
            <text:p>input/data_formal_20240530-1342/meme/DataZombiez_20230212T163833/0.jpg</text:p>
          </table:table-cell>
          <table:table-cell office:value-type="string">
            <text:p>https://twitter.com/DataZombiez/status/1624810197226229761</text:p>
          </table:table-cell>
        </table:table-row>
        <table:table-row>
          <table:table-cell office:value="677" office:value-type="float"/>
          <table:table-cell office:value-type="string">
            <text:p>Pattern 31</text:p>
          </table:table-cell>
          <table:table-cell office:value="0.15126903337254152" office:value-type="float"/>
          <table:table-cell office:value="0.4469964970265993" office:value-type="float"/>
          <table:table-cell office:value="29.257522872650288" office:value-type="float"/>
          <table:table-cell office:value-type="string">
            <text:p>input/data_formal_20240530-1342/meme/dateassuredcom_20230106T085311/0.jpg</text:p>
          </table:table-cell>
          <table:table-cell office:value-type="string">
            <text:p>https://twitter.com/dateassuredcom/status/1611284733056659457</text:p>
          </table:table-cell>
        </table:table-row>
        <table:table-row>
          <table:table-cell office:value="678" office:value-type="float"/>
          <table:table-cell office:value-type="string">
            <text:p>Pattern 4</text:p>
          </table:table-cell>
          <table:table-cell office:value="0.18782918066365895" office:value-type="float"/>
          <table:table-cell office:value="0.6684876026310484" office:value-type="float"/>
          <table:table-cell office:value="30.741365933654848" office:value-type="float"/>
          <table:table-cell office:value-type="string">
            <text:p>input/data_formal_20240530-1342/meme/datrueshadowfox_20230106T063311/0.jpg</text:p>
          </table:table-cell>
          <table:table-cell office:value-type="string">
            <text:p>https://twitter.com/datrueshadowfox/status/1611249504040407040</text:p>
          </table:table-cell>
        </table:table-row>
        <table:table-row>
          <table:table-cell office:value="679" office:value-type="float"/>
          <table:table-cell office:value-type="string">
            <text:p>Pattern 36</text:p>
          </table:table-cell>
          <table:table-cell office:value="0.8711378939012308" office:value-type="float"/>
          <table:table-cell office:value="0.40033003726807476" office:value-type="float"/>
          <table:table-cell office:value="25.51877452750801" office:value-type="float"/>
          <table:table-cell office:value-type="string">
            <text:p>input/data_formal_20240530-1342/meme/daveurvish_20230106T054227/0.jpg</text:p>
          </table:table-cell>
          <table:table-cell office:value-type="string">
            <text:p>https://twitter.com/daveurvish/status/1611236734251204608</text:p>
          </table:table-cell>
        </table:table-row>
        <table:table-row>
          <table:table-cell office:value="680" office:value-type="float"/>
          <table:table-cell office:value-type="string">
            <text:p>Pattern 8</text:p>
          </table:table-cell>
          <table:table-cell office:value="0.22315998728812675" office:value-type="float"/>
          <table:table-cell office:value="0.4558185277529579" office:value-type="float"/>
          <table:table-cell office:value="29.538888754146317" office:value-type="float"/>
          <table:table-cell office:value-type="string">
            <text:p>input/data_formal_20240530-1342/meme/DaxGigandet_20180225T235957/0.jpg</text:p>
          </table:table-cell>
          <table:table-cell office:value-type="string">
            <text:p>https://twitter.com/MiamiPapers/status/1616677789486260224</text:p>
          </table:table-cell>
        </table:table-row>
        <table:table-row>
          <table:table-cell office:value="681" office:value-type="float"/>
          <table:table-cell office:value-type="string">
            <text:p>Pattern 16</text:p>
          </table:table-cell>
          <table:table-cell office:value="0.27278948592333796" office:value-type="float"/>
          <table:table-cell office:value="0.5038149469380991" office:value-type="float"/>
          <table:table-cell office:value="30.132265663774294" office:value-type="float"/>
          <table:table-cell office:value-type="string">
            <text:p>input/data_formal_20240530-1342/meme/Dayana_Yee_20221228T050223/0.jpg</text:p>
          </table:table-cell>
          <table:table-cell office:value-type="string">
            <text:p>https://twitter.com/Dayana_Yee/status/1607965160412688384</text:p>
          </table:table-cell>
        </table:table-row>
        <table:table-row>
          <table:table-cell office:value="682" office:value-type="float"/>
          <table:table-cell office:value-type="string">
            <text:p>Pattern 36</text:p>
          </table:table-cell>
          <table:table-cell office:value="0.8649474001188885" office:value-type="float"/>
          <table:table-cell office:value="0.4381576764717634" office:value-type="float"/>
          <table:table-cell office:value="27.570139275321328" office:value-type="float"/>
          <table:table-cell office:value-type="string">
            <text:p>input/data_formal_20240530-1342/meme/dayashappiness__20230106T031010/0.jpg</text:p>
          </table:table-cell>
          <table:table-cell office:value-type="string">
            <text:p>https://twitter.com/dayashappiness_/status/1611218249567580160</text:p>
          </table:table-cell>
        </table:table-row>
        <table:table-row>
          <table:table-cell office:value="683" office:value-type="float"/>
          <table:table-cell office:value-type="string">
            <text:p>Pattern 34</text:p>
          </table:table-cell>
          <table:table-cell office:value="0.46818854079786126" office:value-type="float"/>
          <table:table-cell office:value="0.7517634874200743" office:value-type="float"/>
          <table:table-cell office:value="25.83662491183722" office:value-type="float"/>
          <table:table-cell office:value-type="string">
            <text:p>input/data_formal_20240530-1342/meme/ddanjovi_20230103T141847/0.jpg</text:p>
          </table:table-cell>
          <table:table-cell office:value-type="string">
            <text:p>https://twitter.com/ddanjovi/status/1610279510439596035</text:p>
          </table:table-cell>
        </table:table-row>
        <table:table-row>
          <table:table-cell office:value="684" office:value-type="float"/>
          <table:table-cell office:value-type="string">
            <text:p>Pattern 20</text:p>
          </table:table-cell>
          <table:table-cell office:value="0.7142438703911167" office:value-type="float"/>
          <table:table-cell office:value="0.28205358725296037" office:value-type="float"/>
          <table:table-cell office:value="23.89990312520064" office:value-type="float"/>
          <table:table-cell office:value-type="string">
            <text:p>input/data_formal_20240530-1342/meme/DeathMetalMum_20221227T114248/0.jpg</text:p>
          </table:table-cell>
          <table:table-cell office:value-type="string">
            <text:p>https://twitter.com/muhamad_rizuan/status/1607959302559653888</text:p>
          </table:table-cell>
        </table:table-row>
        <table:table-row>
          <table:table-cell office:value="685" office:value-type="float"/>
          <table:table-cell office:value-type="string">
            <text:p>Pattern 31</text:p>
          </table:table-cell>
          <table:table-cell office:value="0.2029544743229345" office:value-type="float"/>
          <table:table-cell office:value="0.6500729438079775" office:value-type="float"/>
          <table:table-cell office:value="25.511226366880567" office:value-type="float"/>
          <table:table-cell office:value-type="string">
            <text:p>input/data_formal_20240530-1342/meme/dedalium_20221227T121155/0.jpg</text:p>
          </table:table-cell>
          <table:table-cell office:value-type="string">
            <text:p>https://twitter.com/JudithA02332832/status/1607963247482896385</text:p>
          </table:table-cell>
        </table:table-row>
        <table:table-row>
          <table:table-cell office:value="686" office:value-type="float"/>
          <table:table-cell office:value-type="string">
            <text:p>Pattern 43</text:p>
          </table:table-cell>
          <table:table-cell office:value="0.28915954637470703" office:value-type="float"/>
          <table:table-cell office:value="0.30529336822087594" office:value-type="float"/>
          <table:table-cell office:value="28.93854645232171" office:value-type="float"/>
          <table:table-cell office:value-type="string">
            <text:p>input/data_formal_20240530-1342/meme/DeepakOffline_20230105T121246/0.jpg</text:p>
          </table:table-cell>
          <table:table-cell office:value-type="string">
            <text:p>https://twitter.com/Michael44188917/status/1610981618822283265</text:p>
          </table:table-cell>
        </table:table-row>
        <table:table-row>
          <table:table-cell office:value="687" office:value-type="float"/>
          <table:table-cell office:value-type="string">
            <text:p>Pattern 21</text:p>
          </table:table-cell>
          <table:table-cell office:value="0.8645306129003221" office:value-type="float"/>
          <table:table-cell office:value="0.5476892987577984" office:value-type="float"/>
          <table:table-cell office:value="21.83263858669106" office:value-type="float"/>
          <table:table-cell office:value-type="string">
            <text:p>input/data_formal_20240530-1342/meme/DeepakOffline_20230201T012526/0.jpg</text:p>
          </table:table-cell>
          <table:table-cell office:value-type="string">
            <text:p>https://twitter.com/jackspa84167797/status/1620969604159016961</text:p>
          </table:table-cell>
        </table:table-row>
        <table:table-row>
          <table:table-cell office:value="688" office:value-type="float"/>
          <table:table-cell office:value-type="string">
            <text:p>Pattern 4</text:p>
          </table:table-cell>
          <table:table-cell office:value="0.23704452375725799" office:value-type="float"/>
          <table:table-cell office:value="0.6020069887561434" office:value-type="float"/>
          <table:table-cell office:value="28.875521819932" office:value-type="float"/>
          <table:table-cell office:value-type="string">
            <text:p>input/data_formal_20240530-1342/meme/DeepakOffline_20230202T010024/0.jpg</text:p>
          </table:table-cell>
          <table:table-cell office:value-type="string">
            <text:p>https://twitter.com/DeepakOffline/status/1620950227242070019</text:p>
          </table:table-cell>
        </table:table-row>
        <table:table-row>
          <table:table-cell office:value="689" office:value-type="float"/>
          <table:table-cell office:value-type="string">
            <text:p>Pattern 41</text:p>
          </table:table-cell>
          <table:table-cell office:value="0.26380695476627425" office:value-type="float"/>
          <table:table-cell office:value="0.8054816239683039" office:value-type="float"/>
          <table:table-cell office:value="29.558353220868284" office:value-type="float"/>
          <table:table-cell office:value-type="string">
            <text:p>input/data_formal_20240530-1342/meme/DeepakOffline_20230206T080208/0.jpg</text:p>
          </table:table-cell>
          <table:table-cell office:value-type="string">
            <text:p>https://twitter.com/Ronald51382953/status/1622584019572645890</text:p>
          </table:table-cell>
        </table:table-row>
        <table:table-row>
          <table:table-cell office:value="690" office:value-type="float"/>
          <table:table-cell office:value-type="string">
            <text:p>Pattern 15</text:p>
          </table:table-cell>
          <table:table-cell office:value="0.3003270813389399" office:value-type="float"/>
          <table:table-cell office:value="0.23920997698415575" office:value-type="float"/>
          <table:table-cell office:value="23.032427389802827" office:value-type="float"/>
          <table:table-cell office:value-type="string">
            <text:p>input/data_formal_20240530-1342/meme/deezmemezz_20230106T044422/0.jpg</text:p>
          </table:table-cell>
          <table:table-cell office:value-type="string">
            <text:p>https://twitter.com/deezmemezz/status/1611222115889430530</text:p>
          </table:table-cell>
        </table:table-row>
        <table:table-row>
          <table:table-cell office:value="691" office:value-type="float"/>
          <table:table-cell office:value-type="string">
            <text:p>Pattern 3</text:p>
          </table:table-cell>
          <table:table-cell office:value="0.7129064310356221" office:value-type="float"/>
          <table:table-cell office:value="0.38876963917099994" office:value-type="float"/>
          <table:table-cell office:value="25.408389464950528" office:value-type="float"/>
          <table:table-cell office:value-type="string">
            <text:p>input/data_formal_20240530-1342/meme/deezmemezz_20230107T031216/0.jpg</text:p>
          </table:table-cell>
          <table:table-cell office:value-type="string">
            <text:p>https://twitter.com/deezmemezz/status/1611561328946053120</text:p>
          </table:table-cell>
        </table:table-row>
        <table:table-row>
          <table:table-cell office:value="692" office:value-type="float"/>
          <table:table-cell office:value-type="string">
            <text:p>Pattern 17</text:p>
          </table:table-cell>
          <table:table-cell office:value="0.5779541664398327" office:value-type="float"/>
          <table:table-cell office:value="0.5546748052255442" office:value-type="float"/>
          <table:table-cell office:value="27.925946604089027" office:value-type="float"/>
          <table:table-cell office:value-type="string">
            <text:p>input/data_formal_20240530-1342/meme/deezmemezz_20230107T135424/0.jpg</text:p>
          </table:table-cell>
          <table:table-cell office:value-type="string">
            <text:p>https://twitter.com/deezmemezz/status/1611722925358419968</text:p>
          </table:table-cell>
        </table:table-row>
        <table:table-row>
          <table:table-cell office:value="693" office:value-type="float"/>
          <table:table-cell office:value-type="string">
            <text:p>Pattern 30</text:p>
          </table:table-cell>
          <table:table-cell office:value="0.35274014812904775" office:value-type="float"/>
          <table:table-cell office:value="0.6329808067313542" office:value-type="float"/>
          <table:table-cell office:value="27.192869821179013" office:value-type="float"/>
          <table:table-cell office:value-type="string">
            <text:p>input/data_formal_20240530-1342/meme/DEFi_PROJECTS_20230206T125137/0.jpg</text:p>
          </table:table-cell>
          <table:table-cell office:value-type="string">
            <text:p>https://twitter.com/DEFi_PROJECTS/status/1622578761588768770</text:p>
          </table:table-cell>
        </table:table-row>
        <table:table-row>
          <table:table-cell office:value="694" office:value-type="float"/>
          <table:table-cell office:value-type="string">
            <text:p>Pattern 31</text:p>
          </table:table-cell>
          <table:table-cell office:value="0.15567638660680624" office:value-type="float"/>
          <table:table-cell office:value="0.31555889579321883" office:value-type="float"/>
          <table:table-cell office:value="23.19800516203162" office:value-type="float"/>
          <table:table-cell office:value-type="string">
            <text:p>input/data_formal_20240530-1342/meme/DEFi_PROJECTS_20230206T125323/0.jpg</text:p>
          </table:table-cell>
          <table:table-cell office:value-type="string">
            <text:p>https://twitter.com/DEFi_PROJECTS/status/1622579204402429953</text:p>
          </table:table-cell>
        </table:table-row>
        <table:table-row>
          <table:table-cell office:value="695" office:value-type="float"/>
          <table:table-cell office:value-type="string">
            <text:p>Pattern 15</text:p>
          </table:table-cell>
          <table:table-cell office:value="0.13785378562827363" office:value-type="float"/>
          <table:table-cell office:value="0.2544829679122513" office:value-type="float"/>
          <table:table-cell office:value="30.765209532064567" office:value-type="float"/>
          <table:table-cell office:value-type="string">
            <text:p>input/data_formal_20240530-1342/meme/DegoLego13_20230202T041116/0.jpg</text:p>
          </table:table-cell>
          <table:table-cell office:value-type="string">
            <text:p>https://twitter.com/DegoLego13/status/1620998261866926080</text:p>
          </table:table-cell>
        </table:table-row>
        <table:table-row>
          <table:table-cell office:value="696" office:value-type="float"/>
          <table:table-cell office:value-type="string">
            <text:p>Pattern 41</text:p>
          </table:table-cell>
          <table:table-cell office:value="0.3583800828580932" office:value-type="float"/>
          <table:table-cell office:value="0.7985870222020385" office:value-type="float"/>
          <table:table-cell office:value="28.596653909257952" office:value-type="float"/>
          <table:table-cell office:value-type="string">
            <text:p>input/data_formal_20240530-1342/meme/DegoLego13_20230202T041116/1.jpg</text:p>
          </table:table-cell>
          <table:table-cell office:value-type="string">
            <text:p>https://twitter.com/DegoLego13/status/1620998261866926080</text:p>
          </table:table-cell>
        </table:table-row>
        <table:table-row>
          <table:table-cell office:value="697" office:value-type="float"/>
          <table:table-cell office:value-type="string">
            <text:p>Pattern 19</text:p>
          </table:table-cell>
          <table:table-cell office:value="0.4004572487517839" office:value-type="float"/>
          <table:table-cell office:value="0.8364737617789226" office:value-type="float"/>
          <table:table-cell office:value="23.780923121000193" office:value-type="float"/>
          <table:table-cell office:value-type="string">
            <text:p>input/data_formal_20240530-1342/meme/DegoLego13_20230202T041116/2.jpg</text:p>
          </table:table-cell>
          <table:table-cell office:value-type="string">
            <text:p>https://twitter.com/DegoLego13/status/1620998261866926080</text:p>
          </table:table-cell>
        </table:table-row>
        <table:table-row>
          <table:table-cell office:value="698" office:value-type="float"/>
          <table:table-cell office:value-type="string">
            <text:p>Pattern 41</text:p>
          </table:table-cell>
          <table:table-cell office:value="0.19532372948725504" office:value-type="float"/>
          <table:table-cell office:value="0.671402167476035" office:value-type="float"/>
          <table:table-cell office:value="30.595542668893323" office:value-type="float"/>
          <table:table-cell office:value-type="string">
            <text:p>input/data_formal_20240530-1342/meme/DegoLego13_20230202T041116/3.jpg</text:p>
          </table:table-cell>
          <table:table-cell office:value-type="string">
            <text:p>https://twitter.com/DegoLego13/status/1620998261866926080</text:p>
          </table:table-cell>
        </table:table-row>
        <table:table-row>
          <table:table-cell office:value="699" office:value-type="float"/>
          <table:table-cell office:value-type="string">
            <text:p>Pattern 36</text:p>
          </table:table-cell>
          <table:table-cell office:value="0.7394722386423189" office:value-type="float"/>
          <table:table-cell office:value="0.3874226540241787" office:value-type="float"/>
          <table:table-cell office:value="25.94452194293971" office:value-type="float"/>
          <table:table-cell office:value-type="string">
            <text:p>input/data_formal_20240530-1342/meme/DeHuff_20230106T064711/0.jpg</text:p>
          </table:table-cell>
          <table:table-cell office:value-type="string">
            <text:p>https://twitter.com/dehuffpodcast/status/1611256721460301824</text:p>
          </table:table-cell>
        </table:table-row>
        <table:table-row>
          <table:table-cell office:value="700" office:value-type="float"/>
          <table:table-cell office:value-type="string">
            <text:p>Pattern 31</text:p>
          </table:table-cell>
          <table:table-cell office:value="0.15993233548665736" office:value-type="float"/>
          <table:table-cell office:value="0.20536624430803102" office:value-type="float"/>
          <table:table-cell office:value="26.39378392729572" office:value-type="float"/>
          <table:table-cell office:value-type="string">
            <text:p>input/data_formal_20240530-1342/meme/Delowar776_20230226T041840/0.jpg</text:p>
          </table:table-cell>
          <table:table-cell office:value-type="string">
            <text:p>https://twitter.com/Delowar776/status/1629697432845193217</text:p>
          </table:table-cell>
        </table:table-row>
        <table:table-row>
          <table:table-cell office:value="701" office:value-type="float"/>
          <table:table-cell office:value-type="string">
            <text:p>Pattern 31</text:p>
          </table:table-cell>
          <table:table-cell office:value="0.09833494374366769" office:value-type="float"/>
          <table:table-cell office:value="0.26953601484012946" office:value-type="float"/>
          <table:table-cell office:value="23.919618661351734" office:value-type="float"/>
          <table:table-cell office:value-type="string">
            <text:p>input/data_formal_20240530-1342/meme/Delowar776_20230226T041840/1.jpg</text:p>
          </table:table-cell>
          <table:table-cell office:value-type="string">
            <text:p>https://twitter.com/Delowar776/status/1629697432845193217</text:p>
          </table:table-cell>
        </table:table-row>
        <table:table-row>
          <table:table-cell office:value="702" office:value-type="float"/>
          <table:table-cell office:value-type="string">
            <text:p>Pattern 14</text:p>
          </table:table-cell>
          <table:table-cell office:value="0.22527822194407549" office:value-type="float"/>
          <table:table-cell office:value="0.5788983966320405" office:value-type="float"/>
          <table:table-cell office:value="31.028920863059877" office:value-type="float"/>
          <table:table-cell office:value-type="string">
            <text:p>input/data_formal_20240530-1342/meme/DentGanga_20230212T150137/0.jpg</text:p>
          </table:table-cell>
          <table:table-cell office:value-type="string">
            <text:p>https://twitter.com/DentGanga/status/1624785803288383488</text:p>
          </table:table-cell>
        </table:table-row>
        <table:table-row>
          <table:table-cell office:value="703" office:value-type="float"/>
          <table:table-cell office:value-type="string">
            <text:p>Pattern 15</text:p>
          </table:table-cell>
          <table:table-cell office:value="0.29276331963591723" office:value-type="float"/>
          <table:table-cell office:value="0.2510346555179822" office:value-type="float"/>
          <table:table-cell office:value="31.10742398536806" office:value-type="float"/>
          <table:table-cell office:value-type="string">
            <text:p>input/data_formal_20240530-1342/meme/derekjmccloud_20230204T025127/0.jpg</text:p>
          </table:table-cell>
          <table:table-cell office:value-type="string">
            <text:p>https://twitter.com/MaxTadpol/status/1622613781552439302</text:p>
          </table:table-cell>
        </table:table-row>
        <table:table-row>
          <table:table-cell office:value="704" office:value-type="float"/>
          <table:table-cell office:value-type="string">
            <text:p>Pattern 34</text:p>
          </table:table-cell>
          <table:table-cell office:value="0.23594612956626068" office:value-type="float"/>
          <table:table-cell office:value="0.75573447288762" office:value-type="float"/>
          <table:table-cell office:value="24.3470133466601" office:value-type="float"/>
          <table:table-cell office:value-type="string">
            <text:p>input/data_formal_20240530-1342/meme/Descendeus1_20230315T180514/0.jpg</text:p>
          </table:table-cell>
          <table:table-cell office:value-type="string">
            <text:p>https://twitter.com/LovinoNoVino/status/1638747199927353345</text:p>
          </table:table-cell>
        </table:table-row>
        <table:table-row>
          <table:table-cell office:value="705" office:value-type="float"/>
          <table:table-cell office:value-type="string">
            <text:p>Pattern 14</text:p>
          </table:table-cell>
          <table:table-cell office:value="0.38309119423997534" office:value-type="float"/>
          <table:table-cell office:value="0.7645712713058808" office:value-type="float"/>
          <table:table-cell office:value="26.951930846951466" office:value-type="float"/>
          <table:table-cell office:value-type="string">
            <text:p>input/data_formal_20240530-1342/meme/Descendeus1_20230321T072921/0.jpg</text:p>
          </table:table-cell>
          <table:table-cell office:value-type="string">
            <text:p>https://twitter.com/Nemere21/status/1638666207329910786</text:p>
          </table:table-cell>
        </table:table-row>
        <table:table-row>
          <table:table-cell office:value="706" office:value-type="float"/>
          <table:table-cell office:value-type="string">
            <text:p>Pattern 46</text:p>
          </table:table-cell>
          <table:table-cell office:value="0.21426289652736535" office:value-type="float"/>
          <table:table-cell office:value="0.0723828980523133" office:value-type="float"/>
          <table:table-cell office:value="19.833386841535223" office:value-type="float"/>
          <table:table-cell office:value-type="string">
            <text:p>input/data_formal_20240530-1342/meme/Designlabpune_20230106T064749/0.jpg</text:p>
          </table:table-cell>
          <table:table-cell office:value-type="string">
            <text:p>https://twitter.com/Designlabpune/status/1611253185275912194</text:p>
          </table:table-cell>
        </table:table-row>
        <table:table-row>
          <table:table-cell office:value="707" office:value-type="float"/>
          <table:table-cell office:value-type="string">
            <text:p>Pattern 9</text:p>
          </table:table-cell>
          <table:table-cell office:value="0.17541819518351787" office:value-type="float"/>
          <table:table-cell office:value="0.04991053821813107" office:value-type="float"/>
          <table:table-cell office:value="9.032631944727756" office:value-type="float"/>
          <table:table-cell office:value-type="string">
            <text:p>input/data_formal_20240530-1342/meme/designs_gv_20230105T120618/0.jpg</text:p>
          </table:table-cell>
          <table:table-cell office:value-type="string">
            <text:p>https://twitter.com/designs_gv/status/1610970943672979462</text:p>
          </table:table-cell>
        </table:table-row>
        <table:table-row>
          <table:table-cell office:value="708" office:value-type="float"/>
          <table:table-cell office:value-type="string">
            <text:p>Pattern 24</text:p>
          </table:table-cell>
          <table:table-cell office:value="0.2797988290243645" office:value-type="float"/>
          <table:table-cell office:value="0.8711670723504685" office:value-type="float"/>
          <table:table-cell office:value="25.891138681900614" office:value-type="float"/>
          <table:table-cell office:value-type="string">
            <text:p>input/data_formal_20240530-1342/meme/Destiny61344530_20230106T052123/0.jpg</text:p>
          </table:table-cell>
          <table:table-cell office:value-type="string">
            <text:p>https://twitter.com/Destiny61344530/status/1611231432311205896</text:p>
          </table:table-cell>
        </table:table-row>
        <table:table-row>
          <table:table-cell office:value="709" office:value-type="float"/>
          <table:table-cell office:value-type="string">
            <text:p>Pattern 46</text:p>
          </table:table-cell>
          <table:table-cell office:value="0.10588322259503563" office:value-type="float"/>
          <table:table-cell office:value="0.15699472359852673" office:value-type="float"/>
          <table:table-cell office:value="15.34668260188104" office:value-type="float"/>
          <table:table-cell office:value-type="string">
            <text:p>input/data_formal_20240530-1342/meme/development_rt_20230106T083000/0.jpg</text:p>
          </table:table-cell>
          <table:table-cell office:value-type="string">
            <text:p>https://twitter.com/development_rt/status/1611278901623361539</text:p>
          </table:table-cell>
        </table:table-row>
        <table:table-row>
          <table:table-cell office:value="710" office:value-type="float"/>
          <table:table-cell office:value-type="string">
            <text:p>Pattern 15</text:p>
          </table:table-cell>
          <table:table-cell office:value="0.1229031216604145" office:value-type="float"/>
          <table:table-cell office:value="0.2516706605777718" office:value-type="float"/>
          <table:table-cell office:value="21.536960706393163" office:value-type="float"/>
          <table:table-cell office:value-type="string">
            <text:p>input/data_formal_20240530-1342/meme/dfddh9_20230111T152503/0.jpg</text:p>
          </table:table-cell>
          <table:table-cell office:value-type="string">
            <text:p>https://twitter.com/dogey_inu/status/1613311410699649024</text:p>
          </table:table-cell>
        </table:table-row>
        <table:table-row>
          <table:table-cell office:value="711" office:value-type="float"/>
          <table:table-cell office:value-type="string">
            <text:p>Pattern 31</text:p>
          </table:table-cell>
          <table:table-cell office:value="0.16003431338204685" office:value-type="float"/>
          <table:table-cell office:value="0.30800544376004557" office:value-type="float"/>
          <table:table-cell office:value="26.179749129040705" office:value-type="float"/>
          <table:table-cell office:value-type="string">
            <text:p>input/data_formal_20240530-1342/meme/DFintoch_20230111T174238/0.jpg</text:p>
          </table:table-cell>
          <table:table-cell office:value-type="string">
            <text:p>https://twitter.com/YoalisC85/status/1613304587640868864</text:p>
          </table:table-cell>
        </table:table-row>
        <table:table-row>
          <table:table-cell office:value="712" office:value-type="float"/>
          <table:table-cell office:value-type="string">
            <text:p>Pattern 4</text:p>
          </table:table-cell>
          <table:table-cell office:value="0.18807644181222918" office:value-type="float"/>
          <table:table-cell office:value="0.5903763436601334" office:value-type="float"/>
          <table:table-cell office:value="29.624794227012938" office:value-type="float"/>
          <table:table-cell office:value-type="string">
            <text:p>input/data_formal_20240530-1342/meme/DGToonsPH_20230206T105650/0.jpg</text:p>
          </table:table-cell>
          <table:table-cell office:value-type="string">
            <text:p>https://twitter.com/DGToonsPH/status/1622549874783981568</text:p>
          </table:table-cell>
        </table:table-row>
        <table:table-row>
          <table:table-cell office:value="713" office:value-type="float"/>
          <table:table-cell office:value-type="string">
            <text:p>Pattern 34</text:p>
          </table:table-cell>
          <table:table-cell office:value="0.36768581492507457" office:value-type="float"/>
          <table:table-cell office:value="0.8767777742497165" office:value-type="float"/>
          <table:table-cell office:value="20.955899385282354" office:value-type="float"/>
          <table:table-cell office:value-type="string">
            <text:p>input/data_formal_20240530-1342/meme/DhampirMatt_20230201T151530/0.jpg</text:p>
          </table:table-cell>
          <table:table-cell office:value-type="string">
            <text:p>https://twitter.com/AskAVtuber/status/1620929083482988544</text:p>
          </table:table-cell>
        </table:table-row>
        <table:table-row>
          <table:table-cell office:value="714" office:value-type="float"/>
          <table:table-cell office:value-type="string">
            <text:p>Pattern 41</text:p>
          </table:table-cell>
          <table:table-cell office:value="0.12333543769399502" office:value-type="float"/>
          <table:table-cell office:value="0.5460097976703281" office:value-type="float"/>
          <table:table-cell office:value="24.87363998958027" office:value-type="float"/>
          <table:table-cell office:value-type="string">
            <text:p>input/data_formal_20240530-1342/meme/Dhanaay4u_20230409T115604/0.jpg</text:p>
          </table:table-cell>
          <table:table-cell office:value-type="string">
            <text:p>https://twitter.com/Dhanaay4u/status/1645032829749960710</text:p>
          </table:table-cell>
        </table:table-row>
        <table:table-row>
          <table:table-cell office:value="715" office:value-type="float"/>
          <table:table-cell office:value-type="string">
            <text:p>Pattern 24</text:p>
          </table:table-cell>
          <table:table-cell office:value="0.38875042756981415" office:value-type="float"/>
          <table:table-cell office:value="0.8905642630577499" office:value-type="float"/>
          <table:table-cell office:value="16.48587755685994" office:value-type="float"/>
          <table:table-cell office:value-type="string">
            <text:p>input/data_formal_20240530-1342/meme/dhonChelle_20221228T005102/0.jpg</text:p>
          </table:table-cell>
          <table:table-cell office:value-type="string">
            <text:p>https://twitter.com/dhonChelle/status/1607901904809635840</text:p>
          </table:table-cell>
        </table:table-row>
        <table:table-row>
          <table:table-cell office:value="716" office:value-type="float"/>
          <table:table-cell office:value-type="string">
            <text:p>Pattern 8</text:p>
          </table:table-cell>
          <table:table-cell office:value="0.1867184764866195" office:value-type="float"/>
          <table:table-cell office:value="0.5141760041029277" office:value-type="float"/>
          <table:table-cell office:value="21.766700633234432" office:value-type="float"/>
          <table:table-cell office:value-type="string">
            <text:p>input/data_formal_20240530-1342/meme/Diablos145_20221228T051539/0.jpg</text:p>
          </table:table-cell>
          <table:table-cell office:value-type="string">
            <text:p>https://twitter.com/Diablos145/status/1607968498398937090</text:p>
          </table:table-cell>
        </table:table-row>
        <table:table-row>
          <table:table-cell office:value="717" office:value-type="float"/>
          <table:table-cell office:value-type="string">
            <text:p>Pattern 31</text:p>
          </table:table-cell>
          <table:table-cell office:value="0.0892099012683113" office:value-type="float"/>
          <table:table-cell office:value="0.5321805937942702" office:value-type="float"/>
          <table:table-cell office:value="27.478065180419488" office:value-type="float"/>
          <table:table-cell office:value-type="string">
            <text:p>input/data_formal_20240530-1342/meme/DiaryTours_20230108T005732/0.jpg</text:p>
          </table:table-cell>
          <table:table-cell office:value-type="string">
            <text:p>https://twitter.com/DiaryTours/status/1611889809718652929</text:p>
          </table:table-cell>
        </table:table-row>
        <table:table-row>
          <table:table-cell office:value="718" office:value-type="float"/>
          <table:table-cell office:value-type="string">
            <text:p>Pattern 30</text:p>
          </table:table-cell>
          <table:table-cell office:value="0.507822657859654" office:value-type="float"/>
          <table:table-cell office:value="0.5982023764343285" office:value-type="float"/>
          <table:table-cell office:value="23.09685957109517" office:value-type="float"/>
          <table:table-cell office:value-type="string">
            <text:p>input/data_formal_20240530-1342/meme/dicemaps_20230111T224001/0.jpg</text:p>
          </table:table-cell>
          <table:table-cell office:value-type="string">
            <text:p>https://twitter.com/dicemaps/status/1613304752992829440</text:p>
          </table:table-cell>
        </table:table-row>
        <table:table-row>
          <table:table-cell office:value="719" office:value-type="float"/>
          <table:table-cell office:value-type="string">
            <text:p>Pattern 15</text:p>
          </table:table-cell>
          <table:table-cell office:value="0.1458177425799157" office:value-type="float"/>
          <table:table-cell office:value="0.27135752434264226" office:value-type="float"/>
          <table:table-cell office:value="19.20062522057448" office:value-type="float"/>
          <table:table-cell office:value-type="string">
            <text:p>input/data_formal_20240530-1342/meme/dicemaps_20230201T224025/0.jpg</text:p>
          </table:table-cell>
          <table:table-cell office:value-type="string">
            <text:p>https://twitter.com/Animuncula/status/1620917901783097344</text:p>
          </table:table-cell>
        </table:table-row>
        <table:table-row>
          <table:table-cell office:value="720" office:value-type="float"/>
          <table:table-cell office:value-type="string">
            <text:p>Pattern 15</text:p>
          </table:table-cell>
          <table:table-cell office:value="0.17900497692806655" office:value-type="float"/>
          <table:table-cell office:value="0.2646064970252485" office:value-type="float"/>
          <table:table-cell office:value="30.574167356998615" office:value-type="float"/>
          <table:table-cell office:value-type="string">
            <text:p>input/data_formal_20240530-1342/meme/dicemaps_20230315T214022/0.jpg</text:p>
          </table:table-cell>
          <table:table-cell office:value-type="string">
            <text:p>https://twitter.com/DnDClericHorgar/status/1636125797781045256</text:p>
          </table:table-cell>
        </table:table-row>
        <table:table-row>
          <table:table-cell office:value="721" office:value-type="float"/>
          <table:table-cell office:value-type="string">
            <text:p>Pattern 48</text:p>
          </table:table-cell>
          <table:table-cell office:value="0.32399272368417487" office:value-type="float"/>
          <table:table-cell office:value="0.5999401131822286" office:value-type="float"/>
          <table:table-cell office:value="26.336772159169005" office:value-type="float"/>
          <table:table-cell office:value-type="string">
            <text:p>input/data_formal_20240530-1342/meme/DiceNAnarchy_20230323T035205/0.jpg</text:p>
          </table:table-cell>
          <table:table-cell office:value-type="string">
            <text:p>https://twitter.com/AITnogoodthing/status/1638750717971185664</text:p>
          </table:table-cell>
        </table:table-row>
        <table:table-row>
          <table:table-cell office:value="722" office:value-type="float"/>
          <table:table-cell office:value-type="string">
            <text:p>Pattern 16</text:p>
          </table:table-cell>
          <table:table-cell office:value="0.3586656871350084" office:value-type="float"/>
          <table:table-cell office:value="0.2729483210588656" office:value-type="float"/>
          <table:table-cell office:value="34.055117187470096" office:value-type="float"/>
          <table:table-cell office:value-type="string">
            <text:p>input/data_formal_20240530-1342/meme/DiffMousetrap_20230202T003209/0.jpg</text:p>
          </table:table-cell>
          <table:table-cell office:value-type="string">
            <text:p>https://twitter.com/artofprefeito/status/1620950121893724160</text:p>
          </table:table-cell>
        </table:table-row>
        <table:table-row>
          <table:table-cell office:value="723" office:value-type="float"/>
          <table:table-cell office:value-type="string">
            <text:p>Pattern 15</text:p>
          </table:table-cell>
          <table:table-cell office:value="0.23606153053790416" office:value-type="float"/>
          <table:table-cell office:value="0.2871906524106271" office:value-type="float"/>
          <table:table-cell office:value="16.064855709815745" office:value-type="float"/>
          <table:table-cell office:value-type="string">
            <text:p>input/data_formal_20240530-1342/meme/digiFolklorePod_20230202T013219/0.jpg</text:p>
          </table:table-cell>
          <table:table-cell office:value-type="string">
            <text:p>https://twitter.com/ReadySetFire123/status/1620980231673888769</text:p>
          </table:table-cell>
        </table:table-row>
        <table:table-row>
          <table:table-cell office:value="724" office:value-type="float"/>
          <table:table-cell office:value-type="string">
            <text:p>Pattern 21</text:p>
          </table:table-cell>
          <table:table-cell office:value="0.6446193960337976" office:value-type="float"/>
          <table:table-cell office:value="0.5763306139764433" office:value-type="float"/>
          <table:table-cell office:value="27.638732452460875" office:value-type="float"/>
          <table:table-cell office:value-type="string">
            <text:p>input/data_formal_20240530-1342/meme/digital_gurukul_20230106T050300/0.jpg</text:p>
          </table:table-cell>
          <table:table-cell office:value-type="string">
            <text:p>https://twitter.com/StartupNewsIND/status/1611228421060714498</text:p>
          </table:table-cell>
        </table:table-row>
        <table:table-row>
          <table:table-cell office:value="725" office:value-type="float"/>
          <table:table-cell office:value-type="string">
            <text:p>Pattern 16</text:p>
          </table:table-cell>
          <table:table-cell office:value="0.1993716555709248" office:value-type="float"/>
          <table:table-cell office:value="0.3592641575369119" office:value-type="float"/>
          <table:table-cell office:value="31.471490322043355" office:value-type="float"/>
          <table:table-cell office:value-type="string">
            <text:p>input/data_formal_20240530-1342/meme/digitalcoffe_20200207T011701/0.jpg</text:p>
          </table:table-cell>
          <table:table-cell office:value-type="string">
            <text:p>https://twitter.com/digitalcoffe/status/1620968756611612672</text:p>
          </table:table-cell>
        </table:table-row>
        <table:table-row>
          <table:table-cell office:value="726" office:value-type="float"/>
          <table:table-cell office:value-type="string">
            <text:p>Pattern 31</text:p>
          </table:table-cell>
          <table:table-cell office:value="0.05326330370036686" office:value-type="float"/>
          <table:table-cell office:value="0.29006977023057" office:value-type="float"/>
          <table:table-cell office:value="25.888291163730052" office:value-type="float"/>
          <table:table-cell office:value-type="string">
            <text:p>input/data_formal_20240530-1342/meme/digitaldadi_20230202T033500/0.jpg</text:p>
          </table:table-cell>
          <table:table-cell office:value-type="string">
            <text:p>https://twitter.com/digitaldadi/status/1620989132137811971</text:p>
          </table:table-cell>
        </table:table-row>
        <table:table-row>
          <table:table-cell office:value="727" office:value-type="float"/>
          <table:table-cell office:value-type="string">
            <text:p>Pattern 25</text:p>
          </table:table-cell>
          <table:table-cell office:value="0.5369928751098773" office:value-type="float"/>
          <table:table-cell office:value="0.4369807868492212" office:value-type="float"/>
          <table:table-cell office:value="33.254870332156294" office:value-type="float"/>
          <table:table-cell office:value-type="string">
            <text:p>input/data_formal_20240530-1342/meme/digitaldew2_20221228T051200/0.jpg</text:p>
          </table:table-cell>
          <table:table-cell office:value-type="string">
            <text:p>https://twitter.com/digitaldew2/status/1607967579439566848</text:p>
          </table:table-cell>
        </table:table-row>
        <table:table-row>
          <table:table-cell office:value="728" office:value-type="float"/>
          <table:table-cell office:value-type="string">
            <text:p>Pattern 46</text:p>
          </table:table-cell>
          <table:table-cell office:value="0.13004270001179905" office:value-type="float"/>
          <table:table-cell office:value="0.16122301327289706" office:value-type="float"/>
          <table:table-cell office:value="11.731166682826778" office:value-type="float"/>
          <table:table-cell office:value-type="string">
            <text:p>input/data_formal_20240530-1342/meme/digitaldoot_20230105T111338/0.jpg</text:p>
          </table:table-cell>
          <table:table-cell office:value-type="string">
            <text:p>https://twitter.com/digitaldoot/status/1610957692067262465</text:p>
          </table:table-cell>
        </table:table-row>
        <table:table-row>
          <table:table-cell office:value="729" office:value-type="float"/>
          <table:table-cell office:value-type="string">
            <text:p>Pattern 46</text:p>
          </table:table-cell>
          <table:table-cell office:value="0.1300672329469732" office:value-type="float"/>
          <table:table-cell office:value="0.1878877471899119" office:value-type="float"/>
          <table:table-cell office:value="12.886765055133235" office:value-type="float"/>
          <table:table-cell office:value-type="string">
            <text:p>input/data_formal_20240530-1342/meme/digitaldoot_20230105T111338/1.jpg</text:p>
          </table:table-cell>
          <table:table-cell office:value-type="string">
            <text:p>https://twitter.com/digitaldoot/status/1610957692067262465</text:p>
          </table:table-cell>
        </table:table-row>
        <table:table-row>
          <table:table-cell office:value="730" office:value-type="float"/>
          <table:table-cell office:value-type="string">
            <text:p>Pattern 46</text:p>
          </table:table-cell>
          <table:table-cell office:value="0.13643082800693768" office:value-type="float"/>
          <table:table-cell office:value="0.1408484346820983" office:value-type="float"/>
          <table:table-cell office:value="11.007555376319885" office:value-type="float"/>
          <table:table-cell office:value-type="string">
            <text:p>input/data_formal_20240530-1342/meme/digitaldoot_20230105T111338/2.jpg</text:p>
          </table:table-cell>
          <table:table-cell office:value-type="string">
            <text:p>https://twitter.com/digitaldoot/status/1610957692067262465</text:p>
          </table:table-cell>
        </table:table-row>
        <table:table-row>
          <table:table-cell office:value="731" office:value-type="float"/>
          <table:table-cell office:value-type="string">
            <text:p>Pattern 46</text:p>
          </table:table-cell>
          <table:table-cell office:value="0.15900548119347352" office:value-type="float"/>
          <table:table-cell office:value="0.09530270714959554" office:value-type="float"/>
          <table:table-cell office:value="10.91105347694983" office:value-type="float"/>
          <table:table-cell office:value-type="string">
            <text:p>input/data_formal_20240530-1342/meme/digitaldoot_20230105T111338/3.jpg</text:p>
          </table:table-cell>
          <table:table-cell office:value-type="string">
            <text:p>https://twitter.com/digitaldoot/status/1610957692067262465</text:p>
          </table:table-cell>
        </table:table-row>
        <table:table-row>
          <table:table-cell office:value="732" office:value-type="float"/>
          <table:table-cell office:value-type="string">
            <text:p>Pattern 24</text:p>
          </table:table-cell>
          <table:table-cell office:value="0.422409028918455" office:value-type="float"/>
          <table:table-cell office:value="0.8875423061700171" office:value-type="float"/>
          <table:table-cell office:value="22.22189425090022" office:value-type="float"/>
          <table:table-cell office:value-type="string">
            <text:p>input/data_formal_20240530-1342/meme/dina09321293_20230106T052837/0.jpg</text:p>
          </table:table-cell>
          <table:table-cell office:value-type="string">
            <text:p>https://twitter.com/dina09321293/status/1611233255092793345</text:p>
          </table:table-cell>
        </table:table-row>
        <table:table-row>
          <table:table-cell office:value="733" office:value-type="float"/>
          <table:table-cell office:value-type="string">
            <text:p>Pattern 4</text:p>
          </table:table-cell>
          <table:table-cell office:value="0.1833156588689885" office:value-type="float"/>
          <table:table-cell office:value="0.6468679846250616" office:value-type="float"/>
          <table:table-cell office:value="29.000886189420157" office:value-type="float"/>
          <table:table-cell office:value-type="string">
            <text:p>input/data_formal_20240530-1342/meme/dinh517aa_20230304T041102/0.jpg</text:p>
          </table:table-cell>
          <table:table-cell office:value-type="string">
            <text:p>https://twitter.com/nhantha52191812/status/1633035228158791680</text:p>
          </table:table-cell>
        </table:table-row>
        <table:table-row>
          <table:table-cell office:value="734" office:value-type="float"/>
          <table:table-cell office:value-type="string">
            <text:p>Pattern 30</text:p>
          </table:table-cell>
          <table:table-cell office:value="0.4939980716245249" office:value-type="float"/>
          <table:table-cell office:value="0.5427934488721745" office:value-type="float"/>
          <table:table-cell office:value="29.97226736290983" office:value-type="float"/>
          <table:table-cell office:value-type="string">
            <text:p>input/data_formal_20240530-1342/meme/dinh517aa_20230306T085534/0.jpg</text:p>
          </table:table-cell>
          <table:table-cell office:value-type="string">
            <text:p>https://twitter.com/nhantha52191812/status/1633035034881040384</text:p>
          </table:table-cell>
        </table:table-row>
        <table:table-row>
          <table:table-cell office:value="735" office:value-type="float"/>
          <table:table-cell office:value-type="string">
            <text:p>Pattern 9</text:p>
          </table:table-cell>
          <table:table-cell office:value="0.18728057146122015" office:value-type="float"/>
          <table:table-cell office:value="0.013017149258821137" office:value-type="float"/>
          <table:table-cell office:value="7.5862177174679255" office:value-type="float"/>
          <table:table-cell office:value-type="string">
            <text:p>input/data_formal_20240530-1342/meme/diswebin_20230106T072314/0.jpg</text:p>
          </table:table-cell>
          <table:table-cell office:value-type="string">
            <text:p>https://twitter.com/diswebin/status/1611262098914553858</text:p>
          </table:table-cell>
        </table:table-row>
        <table:table-row>
          <table:table-cell office:value="736" office:value-type="float"/>
          <table:table-cell office:value-type="string">
            <text:p>Pattern 9</text:p>
          </table:table-cell>
          <table:table-cell office:value="0.18852303370155585" office:value-type="float"/>
          <table:table-cell office:value="0.014854472371605643" office:value-type="float"/>
          <table:table-cell office:value="7.625775650809141" office:value-type="float"/>
          <table:table-cell office:value-type="string">
            <text:p>input/data_formal_20240530-1342/meme/diswebin_20230106T072314/1.jpg</text:p>
          </table:table-cell>
          <table:table-cell office:value-type="string">
            <text:p>https://twitter.com/diswebin/status/1611262098914553858</text:p>
          </table:table-cell>
        </table:table-row>
        <table:table-row>
          <table:table-cell office:value="737" office:value-type="float"/>
          <table:table-cell office:value-type="string">
            <text:p>Pattern 9</text:p>
          </table:table-cell>
          <table:table-cell office:value="0.1867057377911993" office:value-type="float"/>
          <table:table-cell office:value="0.014430220974562646" office:value-type="float"/>
          <table:table-cell office:value="7.6003247034114505" office:value-type="float"/>
          <table:table-cell office:value-type="string">
            <text:p>input/data_formal_20240530-1342/meme/diswebin_20230106T072314/2.jpg</text:p>
          </table:table-cell>
          <table:table-cell office:value-type="string">
            <text:p>https://twitter.com/diswebin/status/1611262098914553858</text:p>
          </table:table-cell>
        </table:table-row>
        <table:table-row>
          <table:table-cell office:value="738" office:value-type="float"/>
          <table:table-cell office:value-type="string">
            <text:p>Pattern 9</text:p>
          </table:table-cell>
          <table:table-cell office:value="0.19039632632727796" office:value-type="float"/>
          <table:table-cell office:value="0.019156278788949876" office:value-type="float"/>
          <table:table-cell office:value="8.253512436384254" office:value-type="float"/>
          <table:table-cell office:value-type="string">
            <text:p>input/data_formal_20240530-1342/meme/diswebin_20230106T072314/3.jpg</text:p>
          </table:table-cell>
          <table:table-cell office:value-type="string">
            <text:p>https://twitter.com/diswebin/status/1611262098914553858</text:p>
          </table:table-cell>
        </table:table-row>
        <table:table-row>
          <table:table-cell office:value="739" office:value-type="float"/>
          <table:table-cell office:value-type="string">
            <text:p>Pattern 16</text:p>
          </table:table-cell>
          <table:table-cell office:value="0.3059207052932233" office:value-type="float"/>
          <table:table-cell office:value="0.4775571827197099" office:value-type="float"/>
          <table:table-cell office:value="26.02979532159291" office:value-type="float"/>
          <table:table-cell office:value-type="string">
            <text:p>input/data_formal_20240530-1342/meme/Divinelynae_20221228T062826/0.jpg</text:p>
          </table:table-cell>
          <table:table-cell office:value-type="string">
            <text:p>https://twitter.com/Divinelynae/status/1607986815746670594</text:p>
          </table:table-cell>
        </table:table-row>
        <table:table-row>
          <table:table-cell office:value="740" office:value-type="float"/>
          <table:table-cell office:value-type="string">
            <text:p>Pattern 20</text:p>
          </table:table-cell>
          <table:table-cell office:value="0.42784061877436463" office:value-type="float"/>
          <table:table-cell office:value="0.3725541866167068" office:value-type="float"/>
          <table:table-cell office:value="30.725575975129352" office:value-type="float"/>
          <table:table-cell office:value-type="string">
            <text:p>input/data_formal_20240530-1342/meme/dizzibot1_20221228T012646/0.jpg</text:p>
          </table:table-cell>
          <table:table-cell office:value-type="string">
            <text:p>https://twitter.com/dizzibot1/status/1607910900710912000</text:p>
          </table:table-cell>
        </table:table-row>
        <table:table-row>
          <table:table-cell office:value="741" office:value-type="float"/>
          <table:table-cell office:value-type="string">
            <text:p>Pattern 20</text:p>
          </table:table-cell>
          <table:table-cell office:value="0.42784061877436463" office:value-type="float"/>
          <table:table-cell office:value="0.3725541866167068" office:value-type="float"/>
          <table:table-cell office:value="30.725575975129352" office:value-type="float"/>
          <table:table-cell office:value-type="string">
            <text:p>input/data_formal_20240530-1342/meme/dizzibot1_20221228T062327/0.jpg</text:p>
          </table:table-cell>
          <table:table-cell office:value-type="string">
            <text:p>https://twitter.com/dizzibot1/status/1607985561779716101</text:p>
          </table:table-cell>
        </table:table-row>
        <table:table-row>
          <table:table-cell office:value="742" office:value-type="float"/>
          <table:table-cell office:value-type="string">
            <text:p>Pattern 23</text:p>
          </table:table-cell>
          <table:table-cell office:value="0.17188472593367898" office:value-type="float"/>
          <table:table-cell office:value="0.14380657511199396" office:value-type="float"/>
          <table:table-cell office:value="29.10017561922373" office:value-type="float"/>
          <table:table-cell office:value-type="string">
            <text:p>input/data_formal_20240530-1342/meme/djatnft_20230212T163338/0.jpg</text:p>
          </table:table-cell>
          <table:table-cell office:value-type="string">
            <text:p>https://twitter.com/djatnft/status/1624808960678313988</text:p>
          </table:table-cell>
        </table:table-row>
        <table:table-row>
          <table:table-cell office:value="743" office:value-type="float"/>
          <table:table-cell office:value-type="string">
            <text:p>Pattern 3</text:p>
          </table:table-cell>
          <table:table-cell office:value="0.895249863127766" office:value-type="float"/>
          <table:table-cell office:value="0.3738539507969285" office:value-type="float"/>
          <table:table-cell office:value="18.912555781791674" office:value-type="float"/>
          <table:table-cell office:value-type="string">
            <text:p>input/data_formal_20240530-1342/meme/doe67_jane_20230119T083900/0.jpg</text:p>
          </table:table-cell>
          <table:table-cell office:value-type="string">
            <text:p>https://twitter.com/doe67_jane/status/1615992205579100160</text:p>
          </table:table-cell>
        </table:table-row>
        <table:table-row>
          <table:table-cell office:value="744" office:value-type="float"/>
          <table:table-cell office:value-type="string">
            <text:p>Pattern 41</text:p>
          </table:table-cell>
          <table:table-cell office:value="0.2210384435989808" office:value-type="float"/>
          <table:table-cell office:value="0.5463089441280674" office:value-type="float"/>
          <table:table-cell office:value="28.659392094380095" office:value-type="float"/>
          <table:table-cell office:value-type="string">
            <text:p>input/data_formal_20240530-1342/meme/Doge5com_20230208T170001/0.jpg</text:p>
          </table:table-cell>
          <table:table-cell office:value-type="string">
            <text:p>https://twitter.com/COKI_MILKKI/status/1624784451220959232</text:p>
          </table:table-cell>
        </table:table-row>
        <table:table-row>
          <table:table-cell office:value="745" office:value-type="float"/>
          <table:table-cell office:value-type="string">
            <text:p>Pattern 34</text:p>
          </table:table-cell>
          <table:table-cell office:value="0.23680203241454856" office:value-type="float"/>
          <table:table-cell office:value="0.6223438463158263" office:value-type="float"/>
          <table:table-cell office:value="25.218854329592425" office:value-type="float"/>
          <table:table-cell office:value-type="string">
            <text:p>input/data_formal_20240530-1342/meme/dogebonk_token_20230317T232512/0.jpg</text:p>
          </table:table-cell>
          <table:table-cell office:value-type="string">
            <text:p>https://twitter.com/Rosalie05332393/status/1638751732095393792</text:p>
          </table:table-cell>
        </table:table-row>
        <table:table-row>
          <table:table-cell office:value="746" office:value-type="float"/>
          <table:table-cell office:value-type="string">
            <text:p>Pattern 43</text:p>
          </table:table-cell>
          <table:table-cell office:value="0.33330498981430645" office:value-type="float"/>
          <table:table-cell office:value="0.29480854704692044" office:value-type="float"/>
          <table:table-cell office:value="26.347263386371445" office:value-type="float"/>
          <table:table-cell office:value-type="string">
            <text:p>input/data_formal_20240530-1342/meme/DogecoinMemes_20181206T170035/0.jpg</text:p>
          </table:table-cell>
          <table:table-cell office:value-type="string">
            <text:p>https://twitter.com/purevdo27046751/status/1611250844904869890</text:p>
          </table:table-cell>
        </table:table-row>
        <table:table-row>
          <table:table-cell office:value="747" office:value-type="float"/>
          <table:table-cell office:value-type="string">
            <text:p>Pattern 43</text:p>
          </table:table-cell>
          <table:table-cell office:value="0.2009805673875477" office:value-type="float"/>
          <table:table-cell office:value="0.3233598669537783" office:value-type="float"/>
          <table:table-cell office:value="28.916669287763312" office:value-type="float"/>
          <table:table-cell office:value-type="string">
            <text:p>input/data_formal_20240530-1342/meme/DogecoinMemes_20190228T020052/0.jpg</text:p>
          </table:table-cell>
          <table:table-cell office:value-type="string">
            <text:p>https://twitter.com/purevdo27046751/status/1611226656638926848</text:p>
          </table:table-cell>
        </table:table-row>
        <table:table-row>
          <table:table-cell office:value="748" office:value-type="float"/>
          <table:table-cell office:value-type="string">
            <text:p>Pattern 31</text:p>
          </table:table-cell>
          <table:table-cell office:value="0.1586453504040837" office:value-type="float"/>
          <table:table-cell office:value="0.5655033291993226" office:value-type="float"/>
          <table:table-cell office:value="28.21433690746077" office:value-type="float"/>
          <table:table-cell office:value-type="string">
            <text:p>input/data_formal_20240530-1342/meme/DogecoinMemes_20190316T010106/0.jpg</text:p>
          </table:table-cell>
          <table:table-cell office:value-type="string">
            <text:p>https://twitter.com/purevdo27046751/status/1611225445394964484</text:p>
          </table:table-cell>
        </table:table-row>
        <table:table-row>
          <table:table-cell office:value="749" office:value-type="float"/>
          <table:table-cell office:value-type="string">
            <text:p>Pattern 43</text:p>
          </table:table-cell>
          <table:table-cell office:value="0.28749147113380236" office:value-type="float"/>
          <table:table-cell office:value="0.31632108217563415" office:value-type="float"/>
          <table:table-cell office:value="29.273993572744605" office:value-type="float"/>
          <table:table-cell office:value-type="string">
            <text:p>input/data_formal_20240530-1342/meme/DogecoinMemes_20190323T003504/0.jpg</text:p>
          </table:table-cell>
          <table:table-cell office:value-type="string">
            <text:p>https://twitter.com/purevdo27046751/status/1611225367242543104</text:p>
          </table:table-cell>
        </table:table-row>
        <table:table-row>
          <table:table-cell office:value="750" office:value-type="float"/>
          <table:table-cell office:value-type="string">
            <text:p>Pattern 43</text:p>
          </table:table-cell>
          <table:table-cell office:value="0.18052437034685215" office:value-type="float"/>
          <table:table-cell office:value="0.3659468749563915" office:value-type="float"/>
          <table:table-cell office:value="29.776963795945946" office:value-type="float"/>
          <table:table-cell office:value-type="string">
            <text:p>input/data_formal_20240530-1342/meme/DogecoinMemes_20190622T231108/0.jpg</text:p>
          </table:table-cell>
          <table:table-cell office:value-type="string">
            <text:p>https://twitter.com/purevdo27046751/status/1611221466435010561</text:p>
          </table:table-cell>
        </table:table-row>
        <table:table-row>
          <table:table-cell office:value="751" office:value-type="float"/>
          <table:table-cell office:value-type="string">
            <text:p>Pattern 19</text:p>
          </table:table-cell>
          <table:table-cell office:value="0.6238114859029062" office:value-type="float"/>
          <table:table-cell office:value="0.5993769068197494" office:value-type="float"/>
          <table:table-cell office:value="26.08567176751456" office:value-type="float"/>
          <table:table-cell office:value-type="string">
            <text:p>input/data_formal_20240530-1342/meme/DogecoinMemes_20190708T001510/0.jpg</text:p>
          </table:table-cell>
          <table:table-cell office:value-type="string">
            <text:p>https://twitter.com/purevdo27046751/status/1611221210578264064</text:p>
          </table:table-cell>
        </table:table-row>
        <table:table-row>
          <table:table-cell office:value="752" office:value-type="float"/>
          <table:table-cell office:value-type="string">
            <text:p>Pattern 33</text:p>
          </table:table-cell>
          <table:table-cell office:value="0.06755965981147" office:value-type="float"/>
          <table:table-cell office:value="0.690530685047237" office:value-type="float"/>
          <table:table-cell office:value="21.64792991438671" office:value-type="float"/>
          <table:table-cell office:value-type="string">
            <text:p>input/data_formal_20240530-1342/meme/DogecoinMemes_20190714T001103/0.jpg</text:p>
          </table:table-cell>
          <table:table-cell office:value-type="string">
            <text:p>https://twitter.com/purevdo27046751/status/1611221161215500288</text:p>
          </table:table-cell>
        </table:table-row>
        <table:table-row>
          <table:table-cell office:value="753" office:value-type="float"/>
          <table:table-cell office:value-type="string">
            <text:p>Pattern 33</text:p>
          </table:table-cell>
          <table:table-cell office:value="0.1593607635776424" office:value-type="float"/>
          <table:table-cell office:value="0.5886835231841273" office:value-type="float"/>
          <table:table-cell office:value="31.455043052132975" office:value-type="float"/>
          <table:table-cell office:value-type="string">
            <text:p>input/data_formal_20240530-1342/meme/DogecoinMemes_20190723T232606/0.jpg</text:p>
          </table:table-cell>
          <table:table-cell office:value-type="string">
            <text:p>https://twitter.com/purevdo27046751/status/1611220976666017792</text:p>
          </table:table-cell>
        </table:table-row>
        <table:table-row>
          <table:table-cell office:value="754" office:value-type="float"/>
          <table:table-cell office:value-type="string">
            <text:p>Pattern 47</text:p>
          </table:table-cell>
          <table:table-cell office:value="0.23155116399642758" office:value-type="float"/>
          <table:table-cell office:value="0.515435737674208" office:value-type="float"/>
          <table:table-cell office:value="30.241154264527772" office:value-type="float"/>
          <table:table-cell office:value-type="string">
            <text:p>input/data_formal_20240530-1342/meme/DogecoinMemes_20200122T233900/0.jpg</text:p>
          </table:table-cell>
          <table:table-cell office:value-type="string">
            <text:p>https://twitter.com/purevdo27046751/status/1611218881842155521</text:p>
          </table:table-cell>
        </table:table-row>
        <table:table-row>
          <table:table-cell office:value="755" office:value-type="float"/>
          <table:table-cell office:value-type="string">
            <text:p>Pattern 43</text:p>
          </table:table-cell>
          <table:table-cell office:value="0.18210013889738091" office:value-type="float"/>
          <table:table-cell office:value="0.3060583813591932" office:value-type="float"/>
          <table:table-cell office:value="28.06041039289378" office:value-type="float"/>
          <table:table-cell office:value-type="string">
            <text:p>input/data_formal_20240530-1342/meme/DogecoinMemes_20200208T010943/0.jpg</text:p>
          </table:table-cell>
          <table:table-cell office:value-type="string">
            <text:p>https://twitter.com/purevdo27046751/status/1611218608960720896</text:p>
          </table:table-cell>
        </table:table-row>
        <table:table-row>
          <table:table-cell office:value="756" office:value-type="float"/>
          <table:table-cell office:value-type="string">
            <text:p>Pattern 23</text:p>
          </table:table-cell>
          <table:table-cell office:value="0.18998880178573394" office:value-type="float"/>
          <table:table-cell office:value="0.45049450610080444" office:value-type="float"/>
          <table:table-cell office:value="30.574233385845638" office:value-type="float"/>
          <table:table-cell office:value-type="string">
            <text:p>input/data_formal_20240530-1342/meme/DogecoinMemes_20210129T181315/0.jpg</text:p>
          </table:table-cell>
          <table:table-cell office:value-type="string">
            <text:p>https://twitter.com/purevdo27046751/status/1611217979131441153</text:p>
          </table:table-cell>
        </table:table-row>
        <table:table-row>
          <table:table-cell office:value="757" office:value-type="float"/>
          <table:table-cell office:value-type="string">
            <text:p>Pattern 23</text:p>
          </table:table-cell>
          <table:table-cell office:value="0.17185873012826072" office:value-type="float"/>
          <table:table-cell office:value="0.30565954917693866" office:value-type="float"/>
          <table:table-cell office:value="26.952347562215515" office:value-type="float"/>
          <table:table-cell office:value-type="string">
            <text:p>input/data_formal_20240530-1342/meme/DogecoinMemes_20210208T024725/0.jpg</text:p>
          </table:table-cell>
          <table:table-cell office:value-type="string">
            <text:p>https://twitter.com/purevdo27046751/status/1611217839205265409</text:p>
          </table:table-cell>
        </table:table-row>
        <table:table-row>
          <table:table-cell office:value="758" office:value-type="float"/>
          <table:table-cell office:value-type="string">
            <text:p>Pattern 19</text:p>
          </table:table-cell>
          <table:table-cell office:value="0.5465455548931302" office:value-type="float"/>
          <table:table-cell office:value="0.8129214617491458" office:value-type="float"/>
          <table:table-cell office:value="25.762947889662463" office:value-type="float"/>
          <table:table-cell office:value-type="string">
            <text:p>input/data_formal_20240530-1342/meme/DogecoinMemes_20210224T232717/0.jpg</text:p>
          </table:table-cell>
          <table:table-cell office:value-type="string">
            <text:p>https://twitter.com/purevdo27046751/status/1611217666223771648</text:p>
          </table:table-cell>
        </table:table-row>
        <table:table-row>
          <table:table-cell office:value="759" office:value-type="float"/>
          <table:table-cell office:value-type="string">
            <text:p>Pattern 43</text:p>
          </table:table-cell>
          <table:table-cell office:value="0.2595689779980486" office:value-type="float"/>
          <table:table-cell office:value="0.5060223797585003" office:value-type="float"/>
          <table:table-cell office:value="29.790583807883383" office:value-type="float"/>
          <table:table-cell office:value-type="string">
            <text:p>input/data_formal_20240530-1342/meme/DogeGFCali_20211115T210722/0.jpg</text:p>
          </table:table-cell>
          <table:table-cell office:value-type="string">
            <text:p>https://twitter.com/DogeGF_Maxi/status/1607968816956592130</text:p>
          </table:table-cell>
        </table:table-row>
        <table:table-row>
          <table:table-cell office:value="760" office:value-type="float"/>
          <table:table-cell office:value-type="string">
            <text:p>Pattern 41</text:p>
          </table:table-cell>
          <table:table-cell office:value="0.2024725288160799" office:value-type="float"/>
          <table:table-cell office:value="0.7250676647082734" office:value-type="float"/>
          <table:table-cell office:value="27.955676146905876" office:value-type="float"/>
          <table:table-cell office:value-type="string">
            <text:p>input/data_formal_20240530-1342/meme/Dogemoji_coin_20230111T092755/0.jpg</text:p>
          </table:table-cell>
          <table:table-cell office:value-type="string">
            <text:p>https://twitter.com/0xheartwins/status/1613327781475254272</text:p>
          </table:table-cell>
        </table:table-row>
        <table:table-row>
          <table:table-cell office:value="761" office:value-type="float"/>
          <table:table-cell office:value-type="string">
            <text:p>Pattern 24</text:p>
          </table:table-cell>
          <table:table-cell office:value="0.3036846819496475" office:value-type="float"/>
          <table:table-cell office:value="0.8619584646749651" office:value-type="float"/>
          <table:table-cell office:value="22.650720654234988" office:value-type="float"/>
          <table:table-cell office:value-type="string">
            <text:p>input/data_formal_20240530-1342/meme/DOLANGH71027047_20230212T163525/0.jpg</text:p>
          </table:table-cell>
          <table:table-cell office:value-type="string">
            <text:p>https://twitter.com/DOLANGH71027047/status/1624809411364679680</text:p>
          </table:table-cell>
        </table:table-row>
        <table:table-row>
          <table:table-cell office:value="762" office:value-type="float"/>
          <table:table-cell office:value-type="string">
            <text:p>Pattern 24</text:p>
          </table:table-cell>
          <table:table-cell office:value="0.29190104489539653" office:value-type="float"/>
          <table:table-cell office:value="0.9010578177569303" office:value-type="float"/>
          <table:table-cell office:value="21.94659064475604" office:value-type="float"/>
          <table:table-cell office:value-type="string">
            <text:p>input/data_formal_20240530-1342/meme/Doll22Sekushi_20221228T002339/0.jpg</text:p>
          </table:table-cell>
          <table:table-cell office:value-type="string">
            <text:p>https://twitter.com/Doll22Sekushi/status/1607895013832130562</text:p>
          </table:table-cell>
        </table:table-row>
        <table:table-row>
          <table:table-cell office:value="763" office:value-type="float"/>
          <table:table-cell office:value-type="string">
            <text:p>Pattern 31</text:p>
          </table:table-cell>
          <table:table-cell office:value="0.19376160053478328" office:value-type="float"/>
          <table:table-cell office:value="0.5716188808658952" office:value-type="float"/>
          <table:table-cell office:value="24.95623582298932" office:value-type="float"/>
          <table:table-cell office:value-type="string">
            <text:p>input/data_formal_20240530-1342/meme/donatekart_20230202T043049/0.jpg</text:p>
          </table:table-cell>
          <table:table-cell office:value-type="string">
            <text:p>https://twitter.com/donatekart/status/1621003178375364608</text:p>
          </table:table-cell>
        </table:table-row>
        <table:table-row>
          <table:table-cell office:value="764" office:value-type="float"/>
          <table:table-cell office:value-type="string">
            <text:p>Pattern 30</text:p>
          </table:table-cell>
          <table:table-cell office:value="0.511954465796105" office:value-type="float"/>
          <table:table-cell office:value="0.46047965452879086" office:value-type="float"/>
          <table:table-cell office:value="30.71995459064807" office:value-type="float"/>
          <table:table-cell office:value-type="string">
            <text:p>input/data_formal_20240530-1342/meme/Doodles_Cringe_20221228T011837/0.jpg</text:p>
          </table:table-cell>
          <table:table-cell office:value-type="string">
            <text:p>https://twitter.com/Doodles_Cringe/status/1607908846445395971</text:p>
          </table:table-cell>
        </table:table-row>
        <table:table-row>
          <table:table-cell office:value="765" office:value-type="float"/>
          <table:table-cell office:value-type="string">
            <text:p>Pattern 41</text:p>
          </table:table-cell>
          <table:table-cell office:value="0.19706564407382604" office:value-type="float"/>
          <table:table-cell office:value="0.6340605732161253" office:value-type="float"/>
          <table:table-cell office:value="27.20531680383267" office:value-type="float"/>
          <table:table-cell office:value-type="string">
            <text:p>input/data_formal_20240530-1342/meme/driedouttyler_20230105T122306/0.jpg</text:p>
          </table:table-cell>
          <table:table-cell office:value-type="string">
            <text:p>https://twitter.com/driedouttyler/status/1610975173129416705</text:p>
          </table:table-cell>
        </table:table-row>
        <table:table-row>
          <table:table-cell office:value="766" office:value-type="float"/>
          <table:table-cell office:value-type="string">
            <text:p>Pattern 21</text:p>
          </table:table-cell>
          <table:table-cell office:value="0.738122479263843" office:value-type="float"/>
          <table:table-cell office:value="0.6410632766376168" office:value-type="float"/>
          <table:table-cell office:value="26.21854632626402" office:value-type="float"/>
          <table:table-cell office:value-type="string">
            <text:p>input/data_formal_20240530-1342/meme/DrMartinJAus1_20230120T141311/0.jpg</text:p>
          </table:table-cell>
          <table:table-cell office:value-type="string">
            <text:p>https://twitter.com/DrMartinJAus1/status/1616438693559943170</text:p>
          </table:table-cell>
        </table:table-row>
        <table:table-row>
          <table:table-cell office:value="767" office:value-type="float"/>
          <table:table-cell office:value-type="string">
            <text:p>Pattern 49</text:p>
          </table:table-cell>
          <table:table-cell office:value="0.5408924906467142" office:value-type="float"/>
          <table:table-cell office:value="0.7820943897268422" office:value-type="float"/>
          <table:table-cell office:value="22.884274081896415" office:value-type="float"/>
          <table:table-cell office:value-type="string">
            <text:p>input/data_formal_20240530-1342/meme/DroneAcharyaIN_20230106T071900/0.jpg</text:p>
          </table:table-cell>
          <table:table-cell office:value-type="string">
            <text:p>https://twitter.com/DroneAcharyaIN/status/1611261030046511104</text:p>
          </table:table-cell>
        </table:table-row>
        <table:table-row>
          <table:table-cell office:value="768" office:value-type="float"/>
          <table:table-cell office:value-type="string">
            <text:p>Pattern 31</text:p>
          </table:table-cell>
          <table:table-cell office:value="0.2737065831809312" office:value-type="float"/>
          <table:table-cell office:value="0.3777185938881588" office:value-type="float"/>
          <table:table-cell office:value="26.41753857784916" office:value-type="float"/>
          <table:table-cell office:value-type="string">
            <text:p>input/data_formal_20240530-1342/meme/dropmock_20230105T120031/0.jpg</text:p>
          </table:table-cell>
          <table:table-cell office:value-type="string">
            <text:p>https://twitter.com/dropmock/status/1610969490522619904</text:p>
          </table:table-cell>
        </table:table-row>
        <table:table-row>
          <table:table-cell office:value="769" office:value-type="float"/>
          <table:table-cell office:value-type="string">
            <text:p>Pattern 7</text:p>
          </table:table-cell>
          <table:table-cell office:value="0.2769567981286602" office:value-type="float"/>
          <table:table-cell office:value="0.41339870381217914" office:value-type="float"/>
          <table:table-cell office:value="29.71819927006989" office:value-type="float"/>
          <table:table-cell office:value-type="string">
            <text:p>input/data_formal_20240530-1342/meme/DStenstrom_20230129T040723/0.jpg</text:p>
          </table:table-cell>
          <table:table-cell office:value-type="string">
            <text:p>https://twitter.com/gravelsggh/status/1621014409719209984</text:p>
          </table:table-cell>
        </table:table-row>
        <table:table-row>
          <table:table-cell office:value="770" office:value-type="float"/>
          <table:table-cell office:value-type="string">
            <text:p>Pattern 49</text:p>
          </table:table-cell>
          <table:table-cell office:value="0.4835502124527551" office:value-type="float"/>
          <table:table-cell office:value="0.8789985189934739" office:value-type="float"/>
          <table:table-cell office:value="20.644988036023168" office:value-type="float"/>
          <table:table-cell office:value-type="string">
            <text:p>input/data_formal_20240530-1342/meme/DStenstrom_20230202T041055/0.jpg</text:p>
          </table:table-cell>
          <table:table-cell office:value-type="string">
            <text:p>https://twitter.com/DStenstrom/status/1620998170875670532</text:p>
          </table:table-cell>
        </table:table-row>
        <table:table-row>
          <table:table-cell office:value="771" office:value-type="float"/>
          <table:table-cell office:value-type="string">
            <text:p>Pattern 3</text:p>
          </table:table-cell>
          <table:table-cell office:value="0.8723678057375595" office:value-type="float"/>
          <table:table-cell office:value="0.3910318473651676" office:value-type="float"/>
          <table:table-cell office:value="24.66828900502008" office:value-type="float"/>
          <table:table-cell office:value-type="string">
            <text:p>input/data_formal_20240530-1342/meme/DStenstrom_20230226T023447/0.jpg</text:p>
          </table:table-cell>
          <table:table-cell office:value-type="string">
            <text:p>https://twitter.com/DStenstrom/status/1629671287353163776</text:p>
          </table:table-cell>
        </table:table-row>
        <table:table-row>
          <table:table-cell office:value="772" office:value-type="float"/>
          <table:table-cell office:value-type="string">
            <text:p>Pattern 31</text:p>
          </table:table-cell>
          <table:table-cell office:value="0.08092589371870818" office:value-type="float"/>
          <table:table-cell office:value="0.43858070312505903" office:value-type="float"/>
          <table:table-cell office:value="26.409632085024327" office:value-type="float"/>
          <table:table-cell office:value-type="string">
            <text:p>input/data_formal_20240530-1342/meme/dukeplayglobal_20230106T085514/0.jpg</text:p>
          </table:table-cell>
          <table:table-cell office:value-type="string">
            <text:p>https://twitter.com/dukeplayglobal/status/1611285251493593088</text:p>
          </table:table-cell>
        </table:table-row>
        <table:table-row>
          <table:table-cell office:value="773" office:value-type="float"/>
          <table:table-cell office:value-type="string">
            <text:p>Pattern 31</text:p>
          </table:table-cell>
          <table:table-cell office:value="0.08092589371870818" office:value-type="float"/>
          <table:table-cell office:value="0.43858070312505903" office:value-type="float"/>
          <table:table-cell office:value="26.409632085024327" office:value-type="float"/>
          <table:table-cell office:value-type="string">
            <text:p>input/data_formal_20240530-1342/meme/dukeplayindia_20230106T085533/0.jpg</text:p>
          </table:table-cell>
          <table:table-cell office:value-type="string">
            <text:p>https://twitter.com/dukeplayindia/status/1611285329100812290</text:p>
          </table:table-cell>
        </table:table-row>
        <table:table-row>
          <table:table-cell office:value="774" office:value-type="float"/>
          <table:table-cell office:value-type="string">
            <text:p>Pattern 9</text:p>
          </table:table-cell>
          <table:table-cell office:value="0.143711707374694" office:value-type="float"/>
          <table:table-cell office:value="0.06762778469112785" office:value-type="float"/>
          <table:table-cell office:value="11.74232226675338" office:value-type="float"/>
          <table:table-cell office:value-type="string">
            <text:p>input/data_formal_20240530-1342/meme/E3Panelsindia_20230106T071136/0.jpg</text:p>
          </table:table-cell>
          <table:table-cell office:value-type="string">
            <text:p>https://twitter.com/E3Panelsindia/status/1611259171693027328</text:p>
          </table:table-cell>
        </table:table-row>
        <table:table-row>
          <table:table-cell office:value="775" office:value-type="float"/>
          <table:table-cell office:value-type="string">
            <text:p>Pattern 34</text:p>
          </table:table-cell>
          <table:table-cell office:value="0.2998631475958136" office:value-type="float"/>
          <table:table-cell office:value="0.46892549258887223" office:value-type="float"/>
          <table:table-cell office:value="32.462160816317" office:value-type="float"/>
          <table:table-cell office:value-type="string">
            <text:p>input/data_formal_20240530-1342/meme/easyskins_com_20221226T190007/0.jpg</text:p>
          </table:table-cell>
          <table:table-cell office:value-type="string">
            <text:p>https://twitter.com/MineVoidMC/status/1607979121035939840</text:p>
          </table:table-cell>
        </table:table-row>
        <table:table-row>
          <table:table-cell office:value="776" office:value-type="float"/>
          <table:table-cell office:value-type="string">
            <text:p>Pattern 16</text:p>
          </table:table-cell>
          <table:table-cell office:value="0.2971652743092528" office:value-type="float"/>
          <table:table-cell office:value="0.3535878087422604" office:value-type="float"/>
          <table:table-cell office:value="29.503342268777185" office:value-type="float"/>
          <table:table-cell office:value-type="string">
            <text:p>input/data_formal_20240530-1342/meme/easyskins_com_20230307T070010/0.jpg</text:p>
          </table:table-cell>
          <table:table-cell office:value-type="string">
            <text:p>https://twitter.com/easyskins_com/status/1632999564381769728</text:p>
          </table:table-cell>
        </table:table-row>
        <table:table-row>
          <table:table-cell office:value="777" office:value-type="float"/>
          <table:table-cell office:value-type="string">
            <text:p>Pattern 16</text:p>
          </table:table-cell>
          <table:table-cell office:value="0.34480896611123785" office:value-type="float"/>
          <table:table-cell office:value="0.3429130402642143" office:value-type="float"/>
          <table:table-cell office:value="24.93997080726481" office:value-type="float"/>
          <table:table-cell office:value-type="string">
            <text:p>input/data_formal_20240530-1342/meme/easyskins_com_20230307T070010/1.jpg</text:p>
          </table:table-cell>
          <table:table-cell office:value-type="string">
            <text:p>https://twitter.com/easyskins_com/status/1632999564381769728</text:p>
          </table:table-cell>
        </table:table-row>
        <table:table-row>
          <table:table-cell office:value="778" office:value-type="float"/>
          <table:table-cell office:value-type="string">
            <text:p>Pattern 34</text:p>
          </table:table-cell>
          <table:table-cell office:value="0.344642901997889" office:value-type="float"/>
          <table:table-cell office:value="0.5156375894868903" office:value-type="float"/>
          <table:table-cell office:value="27.81639693701157" office:value-type="float"/>
          <table:table-cell office:value-type="string">
            <text:p>input/data_formal_20240530-1342/meme/easyskins_com_20230307T070010/2.jpg</text:p>
          </table:table-cell>
          <table:table-cell office:value-type="string">
            <text:p>https://twitter.com/easyskins_com/status/1632999564381769728</text:p>
          </table:table-cell>
        </table:table-row>
        <table:table-row>
          <table:table-cell office:value="779" office:value-type="float"/>
          <table:table-cell office:value-type="string">
            <text:p>Pattern 3</text:p>
          </table:table-cell>
          <table:table-cell office:value="0.8827730534729881" office:value-type="float"/>
          <table:table-cell office:value="0.4614378381310378" office:value-type="float"/>
          <table:table-cell office:value="20.83427350536297" office:value-type="float"/>
          <table:table-cell office:value-type="string">
            <text:p>input/data_formal_20240530-1342/meme/eatingglowstick_20230206T161734/0.jpg</text:p>
          </table:table-cell>
          <table:table-cell office:value-type="string">
            <text:p>https://twitter.com/kurdtsback/status/1622630590431350786</text:p>
          </table:table-cell>
        </table:table-row>
        <table:table-row>
          <table:table-cell office:value="780" office:value-type="float"/>
          <table:table-cell office:value-type="string">
            <text:p>Pattern 41</text:p>
          </table:table-cell>
          <table:table-cell office:value="0.18256602698165972" office:value-type="float"/>
          <table:table-cell office:value="0.8955113685551441" office:value-type="float"/>
          <table:table-cell office:value="27.153346757958026" office:value-type="float"/>
          <table:table-cell office:value-type="string">
            <text:p>input/data_formal_20240530-1342/meme/Ebbodoteth_20230105T173609/0.jpg</text:p>
          </table:table-cell>
          <table:table-cell office:value-type="string">
            <text:p>https://twitter.com/Ebbodoteth/status/1611278704742891520</text:p>
          </table:table-cell>
        </table:table-row>
        <table:table-row>
          <table:table-cell office:value="781" office:value-type="float"/>
          <table:table-cell office:value-type="string">
            <text:p>Pattern 15</text:p>
          </table:table-cell>
          <table:table-cell office:value="0.11387941134905977" office:value-type="float"/>
          <table:table-cell office:value="0.22032866271629697" office:value-type="float"/>
          <table:table-cell office:value="29.245104481440904" office:value-type="float"/>
          <table:table-cell office:value-type="string">
            <text:p>input/data_formal_20240530-1342/meme/ebenvibe_20230105T080601/0.jpg</text:p>
          </table:table-cell>
          <table:table-cell office:value-type="string">
            <text:p>https://twitter.com/ebenvibe/status/1610910477579591683</text:p>
          </table:table-cell>
        </table:table-row>
        <table:table-row>
          <table:table-cell office:value="782" office:value-type="float"/>
          <table:table-cell office:value-type="string">
            <text:p>Pattern 3</text:p>
          </table:table-cell>
          <table:table-cell office:value="0.9025940663609652" office:value-type="float"/>
          <table:table-cell office:value="0.36056205458564433" office:value-type="float"/>
          <table:table-cell office:value="18.382786146905772" office:value-type="float"/>
          <table:table-cell office:value-type="string">
            <text:p>input/data_formal_20240530-1342/meme/EBGamesAus_20230204T090010/0.jpg</text:p>
          </table:table-cell>
          <table:table-cell office:value-type="string">
            <text:p>https://twitter.com/JulieCr22936886/status/1622555349071921152</text:p>
          </table:table-cell>
        </table:table-row>
        <table:table-row>
          <table:table-cell office:value="783" office:value-type="float"/>
          <table:table-cell office:value-type="string">
            <text:p>Pattern 30</text:p>
          </table:table-cell>
          <table:table-cell office:value="0.5628200711063773" office:value-type="float"/>
          <table:table-cell office:value="0.6208660690658316" office:value-type="float"/>
          <table:table-cell office:value="24.822772619026857" office:value-type="float"/>
          <table:table-cell office:value-type="string">
            <text:p>input/data_formal_20240530-1342/meme/ECarmey101_20230202T041650/0.jpg</text:p>
          </table:table-cell>
          <table:table-cell office:value-type="string">
            <text:p>https://twitter.com/ECarmey101/status/1620999662584074242</text:p>
          </table:table-cell>
        </table:table-row>
        <table:table-row>
          <table:table-cell office:value="784" office:value-type="float"/>
          <table:table-cell office:value-type="string">
            <text:p>Pattern 48</text:p>
          </table:table-cell>
          <table:table-cell office:value="0.33745713484460205" office:value-type="float"/>
          <table:table-cell office:value="0.5337773833860969" office:value-type="float"/>
          <table:table-cell office:value="25.66082055235637" office:value-type="float"/>
          <table:table-cell office:value-type="string">
            <text:p>input/data_formal_20240530-1342/meme/eCashInformer_20221226T135612/0.jpg</text:p>
          </table:table-cell>
          <table:table-cell office:value-type="string">
            <text:p>https://twitter.com/Sweejay_A/status/1607894898841354243</text:p>
          </table:table-cell>
        </table:table-row>
        <table:table-row>
          <table:table-cell office:value="785" office:value-type="float"/>
          <table:table-cell office:value-type="string">
            <text:p>Pattern 8</text:p>
          </table:table-cell>
          <table:table-cell office:value="0.18993089772519814" office:value-type="float"/>
          <table:table-cell office:value="0.5368336902106983" office:value-type="float"/>
          <table:table-cell office:value="29.31724566897195" office:value-type="float"/>
          <table:table-cell office:value-type="string">
            <text:p>input/data_formal_20240530-1342/meme/eCashInformer_20221226T135612/1.jpg</text:p>
          </table:table-cell>
          <table:table-cell office:value-type="string">
            <text:p>https://twitter.com/Sweejay_A/status/1607894898841354243</text:p>
          </table:table-cell>
        </table:table-row>
        <table:table-row>
          <table:table-cell office:value="786" office:value-type="float"/>
          <table:table-cell office:value-type="string">
            <text:p>Pattern 25</text:p>
          </table:table-cell>
          <table:table-cell office:value="0.7989886713425199" office:value-type="float"/>
          <table:table-cell office:value="0.41905177205493327" office:value-type="float"/>
          <table:table-cell office:value="24.206163798605047" office:value-type="float"/>
          <table:table-cell office:value-type="string">
            <text:p>input/data_formal_20240530-1342/meme/eCashInformer_20230205T153411/0.jpg</text:p>
          </table:table-cell>
          <table:table-cell office:value-type="string">
            <text:p>https://twitter.com/OdukuNelson/status/1622623033167867904</text:p>
          </table:table-cell>
        </table:table-row>
        <table:table-row>
          <table:table-cell office:value="787" office:value-type="float"/>
          <table:table-cell office:value-type="string">
            <text:p>Pattern 29</text:p>
          </table:table-cell>
          <table:table-cell office:value="0.6232064023206128" office:value-type="float"/>
          <table:table-cell office:value="0.33767915126851167" office:value-type="float"/>
          <table:table-cell office:value="27.667651509100295" office:value-type="float"/>
          <table:table-cell office:value-type="string">
            <text:p>input/data_formal_20240530-1342/meme/eCashInformer_20230206T113633/0.jpg</text:p>
          </table:table-cell>
          <table:table-cell office:value-type="string">
            <text:p>https://twitter.com/FabAvie/status/1622559869311275009</text:p>
          </table:table-cell>
        </table:table-row>
        <table:table-row>
          <table:table-cell office:value="788" office:value-type="float"/>
          <table:table-cell office:value-type="string">
            <text:p>Pattern 29</text:p>
          </table:table-cell>
          <table:table-cell office:value="0.43959889993605517" office:value-type="float"/>
          <table:table-cell office:value="0.5333585818289843" office:value-type="float"/>
          <table:table-cell office:value="26.054595374676442" office:value-type="float"/>
          <table:table-cell office:value-type="string">
            <text:p>input/data_formal_20240530-1342/meme/EclipseRoxasVT_20221228T062341/0.jpg</text:p>
          </table:table-cell>
          <table:table-cell office:value-type="string">
            <text:p>https://twitter.com/kamisinsei/status/1607987973987127296</text:p>
          </table:table-cell>
        </table:table-row>
        <table:table-row>
          <table:table-cell office:value="789" office:value-type="float"/>
          <table:table-cell office:value-type="string">
            <text:p>Pattern 41</text:p>
          </table:table-cell>
          <table:table-cell office:value="0.284943557883528" office:value-type="float"/>
          <table:table-cell office:value="0.6435405132455646" office:value-type="float"/>
          <table:table-cell office:value="31.229554091403124" office:value-type="float"/>
          <table:table-cell office:value-type="string">
            <text:p>input/data_formal_20240530-1342/meme/edamamemi1_20230130T153810/0.jpg</text:p>
          </table:table-cell>
          <table:table-cell office:value-type="string">
            <text:p>https://twitter.com/lemonbars69/status/1620120783220531207</text:p>
          </table:table-cell>
        </table:table-row>
        <table:table-row>
          <table:table-cell office:value="790" office:value-type="float"/>
          <table:table-cell office:value-type="string">
            <text:p>Pattern 41</text:p>
          </table:table-cell>
          <table:table-cell office:value="0.10451238065598728" office:value-type="float"/>
          <table:table-cell office:value="0.5905452842116591" office:value-type="float"/>
          <table:table-cell office:value="29.135534797666118" office:value-type="float"/>
          <table:table-cell office:value-type="string">
            <text:p>input/data_formal_20240530-1342/meme/edamamemi1_20230130T153810/1.jpg</text:p>
          </table:table-cell>
          <table:table-cell office:value-type="string">
            <text:p>https://twitter.com/lemonbars69/status/1620120783220531207</text:p>
          </table:table-cell>
        </table:table-row>
        <table:table-row>
          <table:table-cell office:value="791" office:value-type="float"/>
          <table:table-cell office:value-type="string">
            <text:p>Pattern 29</text:p>
          </table:table-cell>
          <table:table-cell office:value="0.3905853932686179" office:value-type="float"/>
          <table:table-cell office:value="0.2614196793026643" office:value-type="float"/>
          <table:table-cell office:value="28.481173995532203" office:value-type="float"/>
          <table:table-cell office:value-type="string">
            <text:p>input/data_formal_20240530-1342/meme/EdgeFolks_20230105T121211/0.jpg</text:p>
          </table:table-cell>
          <table:table-cell office:value-type="string">
            <text:p>https://twitter.com/EdgeFolks/status/1610972424551501825</text:p>
          </table:table-cell>
        </table:table-row>
        <table:table-row>
          <table:table-cell office:value="792" office:value-type="float"/>
          <table:table-cell office:value-type="string">
            <text:p>Pattern 16</text:p>
          </table:table-cell>
          <table:table-cell office:value="0.23703209922325155" office:value-type="float"/>
          <table:table-cell office:value="0.28336203830766254" office:value-type="float"/>
          <table:table-cell office:value="25.19100178321794" office:value-type="float"/>
          <table:table-cell office:value-type="string">
            <text:p>input/data_formal_20240530-1342/meme/EdgeFolks_20230123T022016/0.jpg</text:p>
          </table:table-cell>
          <table:table-cell office:value-type="string">
            <text:p>https://twitter.com/EdgeFolks/status/1617346447376015361</text:p>
          </table:table-cell>
        </table:table-row>
        <table:table-row>
          <table:table-cell office:value="793" office:value-type="float"/>
          <table:table-cell office:value-type="string">
            <text:p>Pattern 16</text:p>
          </table:table-cell>
          <table:table-cell office:value="0.3337144868899917" office:value-type="float"/>
          <table:table-cell office:value="0.31546556238283596" office:value-type="float"/>
          <table:table-cell office:value="35.226303684818994" office:value-type="float"/>
          <table:table-cell office:value-type="string">
            <text:p>input/data_formal_20240530-1342/meme/EdgeFolks_20230123T072458/0.jpg</text:p>
          </table:table-cell>
          <table:table-cell office:value-type="string">
            <text:p>https://twitter.com/sb7822339/status/1618778701352816641</text:p>
          </table:table-cell>
        </table:table-row>
        <table:table-row>
          <table:table-cell office:value="794" office:value-type="float"/>
          <table:table-cell office:value-type="string">
            <text:p>Pattern 16</text:p>
          </table:table-cell>
          <table:table-cell office:value="0.20873560909661815" office:value-type="float"/>
          <table:table-cell office:value="0.374740734232326" office:value-type="float"/>
          <table:table-cell office:value="33.117717719397334" office:value-type="float"/>
          <table:table-cell office:value-type="string">
            <text:p>input/data_formal_20240530-1342/meme/EdgeFolks_20230123T111119/0.jpg</text:p>
          </table:table-cell>
          <table:table-cell office:value-type="string">
            <text:p>https://twitter.com/EdgeFolks/status/1617480089108729857</text:p>
          </table:table-cell>
        </table:table-row>
        <table:table-row>
          <table:table-cell office:value="795" office:value-type="float"/>
          <table:table-cell office:value-type="string">
            <text:p>Pattern 16</text:p>
          </table:table-cell>
          <table:table-cell office:value="0.26767580872513197" office:value-type="float"/>
          <table:table-cell office:value="0.33989179711341977" office:value-type="float"/>
          <table:table-cell office:value="28.816276588825822" office:value-type="float"/>
          <table:table-cell office:value-type="string">
            <text:p>input/data_formal_20240530-1342/meme/EdgeFolks_20230124T091458/0.jpg</text:p>
          </table:table-cell>
          <table:table-cell office:value-type="string">
            <text:p>https://twitter.com/EdgeFolks/status/1617813199159541760</text:p>
          </table:table-cell>
        </table:table-row>
        <table:table-row>
          <table:table-cell office:value="796" office:value-type="float"/>
          <table:table-cell office:value-type="string">
            <text:p>Pattern 16</text:p>
          </table:table-cell>
          <table:table-cell office:value="0.33827602859811695" office:value-type="float"/>
          <table:table-cell office:value="0.3687448864235903" office:value-type="float"/>
          <table:table-cell office:value="29.43008927649861" office:value-type="float"/>
          <table:table-cell office:value-type="string">
            <text:p>input/data_formal_20240530-1342/meme/EdgeFolks_20230124T113228/0.jpg</text:p>
          </table:table-cell>
          <table:table-cell office:value-type="string">
            <text:p>https://twitter.com/JadeKatBond/status/1617848391190614016</text:p>
          </table:table-cell>
        </table:table-row>
        <table:table-row>
          <table:table-cell office:value="797" office:value-type="float"/>
          <table:table-cell office:value-type="string">
            <text:p>Pattern 23</text:p>
          </table:table-cell>
          <table:table-cell office:value="0.2677648479948366" office:value-type="float"/>
          <table:table-cell office:value="0.2848335510785239" office:value-type="float"/>
          <table:table-cell office:value="31.313083096348937" office:value-type="float"/>
          <table:table-cell office:value-type="string">
            <text:p>input/data_formal_20240530-1342/meme/EdgeFolks_20230124T151505/0.jpg</text:p>
          </table:table-cell>
          <table:table-cell office:value-type="string">
            <text:p>https://twitter.com/EdgeFolks/status/1617903824160669696</text:p>
          </table:table-cell>
        </table:table-row>
        <table:table-row>
          <table:table-cell office:value="798" office:value-type="float"/>
          <table:table-cell office:value-type="string">
            <text:p>Pattern 16</text:p>
          </table:table-cell>
          <table:table-cell office:value="0.2691084118421849" office:value-type="float"/>
          <table:table-cell office:value="0.3128597471962755" office:value-type="float"/>
          <table:table-cell office:value="22.592421350050266" office:value-type="float"/>
          <table:table-cell office:value-type="string">
            <text:p>input/data_formal_20240530-1342/meme/EdgeFolks_20230124T192543/0.jpg</text:p>
          </table:table-cell>
          <table:table-cell office:value-type="string">
            <text:p>https://twitter.com/EdgeFolks/status/1617966898355884032</text:p>
          </table:table-cell>
        </table:table-row>
        <table:table-row>
          <table:table-cell office:value="799" office:value-type="float"/>
          <table:table-cell office:value-type="string">
            <text:p>Pattern 43</text:p>
          </table:table-cell>
          <table:table-cell office:value="0.26579683570826684" office:value-type="float"/>
          <table:table-cell office:value="0.31278348651529875" office:value-type="float"/>
          <table:table-cell office:value="27.79870043057452" office:value-type="float"/>
          <table:table-cell office:value-type="string">
            <text:p>input/data_formal_20240530-1342/meme/EdgeFolks_20230124T221540/0.jpg</text:p>
          </table:table-cell>
          <table:table-cell office:value-type="string">
            <text:p>https://twitter.com/EdgeFolks/status/1618009665521975298</text:p>
          </table:table-cell>
        </table:table-row>
        <table:table-row>
          <table:table-cell office:value="800" office:value-type="float"/>
          <table:table-cell office:value-type="string">
            <text:p>Pattern 16</text:p>
          </table:table-cell>
          <table:table-cell office:value="0.21383349757221323" office:value-type="float"/>
          <table:table-cell office:value="0.35461963082451636" office:value-type="float"/>
          <table:table-cell office:value="31.43892479570012" office:value-type="float"/>
          <table:table-cell office:value-type="string">
            <text:p>input/data_formal_20240530-1342/meme/EdgeFolks_20230125T015616/0.jpg</text:p>
          </table:table-cell>
          <table:table-cell office:value-type="string">
            <text:p>https://twitter.com/EdgeFolks/status/1618065182818697216</text:p>
          </table:table-cell>
        </table:table-row>
        <table:table-row>
          <table:table-cell office:value="801" office:value-type="float"/>
          <table:table-cell office:value-type="string">
            <text:p>Pattern 16</text:p>
          </table:table-cell>
          <table:table-cell office:value="0.33275611467462735" office:value-type="float"/>
          <table:table-cell office:value="0.35451825831570183" office:value-type="float"/>
          <table:table-cell office:value="31.859276718474195" office:value-type="float"/>
          <table:table-cell office:value-type="string">
            <text:p>input/data_formal_20240530-1342/meme/EdgeFolks_20230125T092528/0.jpg</text:p>
          </table:table-cell>
          <table:table-cell office:value-type="string">
            <text:p>https://twitter.com/EdgeFolks/status/1618178227121307648</text:p>
          </table:table-cell>
        </table:table-row>
        <table:table-row>
          <table:table-cell office:value="802" office:value-type="float"/>
          <table:table-cell office:value-type="string">
            <text:p>Pattern 43</text:p>
          </table:table-cell>
          <table:table-cell office:value="0.3517298854707624" office:value-type="float"/>
          <table:table-cell office:value="0.29112751429392875" office:value-type="float"/>
          <table:table-cell office:value="30.96298768282268" office:value-type="float"/>
          <table:table-cell office:value-type="string">
            <text:p>input/data_formal_20240530-1342/meme/EdgeFolks_20230125T095641/0.jpg</text:p>
          </table:table-cell>
          <table:table-cell office:value-type="string">
            <text:p>https://twitter.com/EdgeFolks/status/1618186084113911810</text:p>
          </table:table-cell>
        </table:table-row>
        <table:table-row>
          <table:table-cell office:value="803" office:value-type="float"/>
          <table:table-cell office:value-type="string">
            <text:p>Pattern 43</text:p>
          </table:table-cell>
          <table:table-cell office:value="0.3066251702343992" office:value-type="float"/>
          <table:table-cell office:value="0.35549654762579774" office:value-type="float"/>
          <table:table-cell office:value="32.27663240628783" office:value-type="float"/>
          <table:table-cell office:value-type="string">
            <text:p>input/data_formal_20240530-1342/meme/EdgeFolks_20230125T095647/0.jpg</text:p>
          </table:table-cell>
          <table:table-cell office:value-type="string">
            <text:p>https://twitter.com/EdgeFolks/status/1618186108210143233</text:p>
          </table:table-cell>
        </table:table-row>
        <table:table-row>
          <table:table-cell office:value="804" office:value-type="float"/>
          <table:table-cell office:value-type="string">
            <text:p>Pattern 43</text:p>
          </table:table-cell>
          <table:table-cell office:value="0.325946940007072" office:value-type="float"/>
          <table:table-cell office:value="0.3608419678391351" office:value-type="float"/>
          <table:table-cell office:value="29.89510249825008" office:value-type="float"/>
          <table:table-cell office:value-type="string">
            <text:p>input/data_formal_20240530-1342/meme/EdgeFolks_20230125T114651/0.jpg</text:p>
          </table:table-cell>
          <table:table-cell office:value-type="string">
            <text:p>https://twitter.com/EdgeFolks/status/1618213807020560385</text:p>
          </table:table-cell>
        </table:table-row>
        <table:table-row>
          <table:table-cell office:value="805" office:value-type="float"/>
          <table:table-cell office:value-type="string">
            <text:p>Pattern 16</text:p>
          </table:table-cell>
          <table:table-cell office:value="0.2301647494097984" office:value-type="float"/>
          <table:table-cell office:value="0.32916958920031936" office:value-type="float"/>
          <table:table-cell office:value="28.821488966574396" office:value-type="float"/>
          <table:table-cell office:value-type="string">
            <text:p>input/data_formal_20240530-1342/meme/EdgeFolks_20230125T172645/0.jpg</text:p>
          </table:table-cell>
          <table:table-cell office:value-type="string">
            <text:p>https://twitter.com/EdgeFolks/status/1618299346918772757</text:p>
          </table:table-cell>
        </table:table-row>
        <table:table-row>
          <table:table-cell office:value="806" office:value-type="float"/>
          <table:table-cell office:value-type="string">
            <text:p>Pattern 43</text:p>
          </table:table-cell>
          <table:table-cell office:value="0.3056540646117914" office:value-type="float"/>
          <table:table-cell office:value="0.3652802827749959" office:value-type="float"/>
          <table:table-cell office:value="31.354940543482215" office:value-type="float"/>
          <table:table-cell office:value-type="string">
            <text:p>input/data_formal_20240530-1342/meme/EdgeFolks_20230125T172651/0.jpg</text:p>
          </table:table-cell>
          <table:table-cell office:value-type="string">
            <text:p>https://twitter.com/EdgeFolks/status/1618299370373320711</text:p>
          </table:table-cell>
        </table:table-row>
        <table:table-row>
          <table:table-cell office:value="807" office:value-type="float"/>
          <table:table-cell office:value-type="string">
            <text:p>Pattern 16</text:p>
          </table:table-cell>
          <table:table-cell office:value="0.34129052517316266" office:value-type="float"/>
          <table:table-cell office:value="0.3472204167061544" office:value-type="float"/>
          <table:table-cell office:value="32.86107127452084" office:value-type="float"/>
          <table:table-cell office:value-type="string">
            <text:p>input/data_formal_20240530-1342/meme/EdgeFolks_20230126T152434/0.jpg</text:p>
          </table:table-cell>
          <table:table-cell office:value-type="string">
            <text:p>https://twitter.com/EdgeFolks/status/1618630987499421698</text:p>
          </table:table-cell>
        </table:table-row>
        <table:table-row>
          <table:table-cell office:value="808" office:value-type="float"/>
          <table:table-cell office:value-type="string">
            <text:p>Pattern 16</text:p>
          </table:table-cell>
          <table:table-cell office:value="0.3789322600320184" office:value-type="float"/>
          <table:table-cell office:value="0.3377368719128456" office:value-type="float"/>
          <table:table-cell office:value="30.547570329723747" office:value-type="float"/>
          <table:table-cell office:value-type="string">
            <text:p>input/data_formal_20240530-1342/meme/EdgeFolks_20230126T162139/0.jpg</text:p>
          </table:table-cell>
          <table:table-cell office:value-type="string">
            <text:p>https://twitter.com/EdgeFolks/status/1618645352042594304</text:p>
          </table:table-cell>
        </table:table-row>
        <table:table-row>
          <table:table-cell office:value="809" office:value-type="float"/>
          <table:table-cell office:value-type="string">
            <text:p>Pattern 16</text:p>
          </table:table-cell>
          <table:table-cell office:value="0.382423261185715" office:value-type="float"/>
          <table:table-cell office:value="0.3071522038812293" office:value-type="float"/>
          <table:table-cell office:value="29.595616896929208" office:value-type="float"/>
          <table:table-cell office:value-type="string">
            <text:p>input/data_formal_20240530-1342/meme/EdgeFolks_20230126T175034/0.jpg</text:p>
          </table:table-cell>
          <table:table-cell office:value-type="string">
            <text:p>https://twitter.com/EdgeFolks/status/1618667726838403072</text:p>
          </table:table-cell>
        </table:table-row>
        <table:table-row>
          <table:table-cell office:value="810" office:value-type="float"/>
          <table:table-cell office:value-type="string">
            <text:p>Pattern 16</text:p>
          </table:table-cell>
          <table:table-cell office:value="0.3020908093559793" office:value-type="float"/>
          <table:table-cell office:value="0.3246273379317522" office:value-type="float"/>
          <table:table-cell office:value="29.94888361603391" office:value-type="float"/>
          <table:table-cell office:value-type="string">
            <text:p>input/data_formal_20240530-1342/meme/EdgeFolks_20230127T011931/0.jpg</text:p>
          </table:table-cell>
          <table:table-cell office:value-type="string">
            <text:p>https://twitter.com/EdgeFolks/status/1618780710843699200</text:p>
          </table:table-cell>
        </table:table-row>
        <table:table-row>
          <table:table-cell office:value="811" office:value-type="float"/>
          <table:table-cell office:value-type="string">
            <text:p>Pattern 16</text:p>
          </table:table-cell>
          <table:table-cell office:value="0.20613458627428002" office:value-type="float"/>
          <table:table-cell office:value="0.2906309636113369" office:value-type="float"/>
          <table:table-cell office:value="30.366809294910592" office:value-type="float"/>
          <table:table-cell office:value-type="string">
            <text:p>input/data_formal_20240530-1342/meme/EdgeFolks_20230127T040931/0.jpg</text:p>
          </table:table-cell>
          <table:table-cell office:value-type="string">
            <text:p>https://twitter.com/EdgeFolks/status/1618823492874473479</text:p>
          </table:table-cell>
        </table:table-row>
        <table:table-row>
          <table:table-cell office:value="812" office:value-type="float"/>
          <table:table-cell office:value-type="string">
            <text:p>Pattern 16</text:p>
          </table:table-cell>
          <table:table-cell office:value="0.21499650867006942" office:value-type="float"/>
          <table:table-cell office:value="0.3296049576439443" office:value-type="float"/>
          <table:table-cell office:value="34.96432099503244" office:value-type="float"/>
          <table:table-cell office:value-type="string">
            <text:p>input/data_formal_20240530-1342/meme/EdgeFolks_20230127T091529/0.jpg</text:p>
          </table:table-cell>
          <table:table-cell office:value-type="string">
            <text:p>https://twitter.com/EdgeFolks/status/1618900490808446976</text:p>
          </table:table-cell>
        </table:table-row>
        <table:table-row>
          <table:table-cell office:value="813" office:value-type="float"/>
          <table:table-cell office:value-type="string">
            <text:p>Pattern 16</text:p>
          </table:table-cell>
          <table:table-cell office:value="0.2946249789602611" office:value-type="float"/>
          <table:table-cell office:value="0.3311232061302972" office:value-type="float"/>
          <table:table-cell office:value="28.757598246563948" office:value-type="float"/>
          <table:table-cell office:value-type="string">
            <text:p>input/data_formal_20240530-1342/meme/EdgeFolks_20230127T164539/0.jpg</text:p>
          </table:table-cell>
          <table:table-cell office:value-type="string">
            <text:p>https://twitter.com/EdgeFolks/status/1619013779789942791</text:p>
          </table:table-cell>
        </table:table-row>
        <table:table-row>
          <table:table-cell office:value="814" office:value-type="float"/>
          <table:table-cell office:value-type="string">
            <text:p>Pattern 16</text:p>
          </table:table-cell>
          <table:table-cell office:value="0.2505793443982195" office:value-type="float"/>
          <table:table-cell office:value="0.431603214099748" office:value-type="float"/>
          <table:table-cell office:value="32.88250747065343" office:value-type="float"/>
          <table:table-cell office:value-type="string">
            <text:p>input/data_formal_20240530-1342/meme/EdgeFolks_20230127T171913/0.jpg</text:p>
          </table:table-cell>
          <table:table-cell office:value-type="string">
            <text:p>https://twitter.com/EdgeFolks/status/1619022224928772127</text:p>
          </table:table-cell>
        </table:table-row>
        <table:table-row>
          <table:table-cell office:value="815" office:value-type="float"/>
          <table:table-cell office:value-type="string">
            <text:p>Pattern 16</text:p>
          </table:table-cell>
          <table:table-cell office:value="0.3080934493722439" office:value-type="float"/>
          <table:table-cell office:value="0.2996629345632429" office:value-type="float"/>
          <table:table-cell office:value="34.80997857742602" office:value-type="float"/>
          <table:table-cell office:value-type="string">
            <text:p>input/data_formal_20240530-1342/meme/EdgeFolks_20230128T001032/0.jpg</text:p>
          </table:table-cell>
          <table:table-cell office:value-type="string">
            <text:p>https://twitter.com/EdgeFolks/status/1619125735959977986</text:p>
          </table:table-cell>
        </table:table-row>
        <table:table-row>
          <table:table-cell office:value="816" office:value-type="float"/>
          <table:table-cell office:value-type="string">
            <text:p>Pattern 20</text:p>
          </table:table-cell>
          <table:table-cell office:value="0.5617738127717581" office:value-type="float"/>
          <table:table-cell office:value="0.2765485208291224" office:value-type="float"/>
          <table:table-cell office:value="31.926410425180254" office:value-type="float"/>
          <table:table-cell office:value-type="string">
            <text:p>input/data_formal_20240530-1342/meme/EdgeFolks_20230128T023049/0.jpg</text:p>
          </table:table-cell>
          <table:table-cell office:value-type="string">
            <text:p>https://twitter.com/EdgeFolks/status/1619161039400050688</text:p>
          </table:table-cell>
        </table:table-row>
        <table:table-row>
          <table:table-cell office:value="817" office:value-type="float"/>
          <table:table-cell office:value-type="string">
            <text:p>Pattern 16</text:p>
          </table:table-cell>
          <table:table-cell office:value="0.22799644271327946" office:value-type="float"/>
          <table:table-cell office:value="0.3482915050186388" office:value-type="float"/>
          <table:table-cell office:value="30.553339124103836" office:value-type="float"/>
          <table:table-cell office:value-type="string">
            <text:p>input/data_formal_20240530-1342/meme/EdgeFolks_20230128T062355/0.jpg</text:p>
          </table:table-cell>
          <table:table-cell office:value-type="string">
            <text:p>https://twitter.com/EdgeFolks/status/1619219701040570369</text:p>
          </table:table-cell>
        </table:table-row>
        <table:table-row>
          <table:table-cell office:value="818" office:value-type="float"/>
          <table:table-cell office:value-type="string">
            <text:p>Pattern 16</text:p>
          </table:table-cell>
          <table:table-cell office:value="0.28074432945252054" office:value-type="float"/>
          <table:table-cell office:value="0.389573440648684" office:value-type="float"/>
          <table:table-cell office:value="33.53624290253504" office:value-type="float"/>
          <table:table-cell office:value-type="string">
            <text:p>input/data_formal_20240530-1342/meme/EdgeFolks_20230128T212016/0.jpg</text:p>
          </table:table-cell>
          <table:table-cell office:value-type="string">
            <text:p>https://twitter.com/EdgeFolks/status/1619445276426502144</text:p>
          </table:table-cell>
        </table:table-row>
        <table:table-row>
          <table:table-cell office:value="819" office:value-type="float"/>
          <table:table-cell office:value-type="string">
            <text:p>Pattern 16</text:p>
          </table:table-cell>
          <table:table-cell office:value="0.3392949555592577" office:value-type="float"/>
          <table:table-cell office:value="0.4007063343364567" office:value-type="float"/>
          <table:table-cell office:value="32.74620988984927" office:value-type="float"/>
          <table:table-cell office:value-type="string">
            <text:p>input/data_formal_20240530-1342/meme/EdgeFolks_20230129T002957/0.jpg</text:p>
          </table:table-cell>
          <table:table-cell office:value-type="string">
            <text:p>https://twitter.com/EdgeFolks/status/1619493012349796357</text:p>
          </table:table-cell>
        </table:table-row>
        <table:table-row>
          <table:table-cell office:value="820" office:value-type="float"/>
          <table:table-cell office:value-type="string">
            <text:p>Pattern 16</text:p>
          </table:table-cell>
          <table:table-cell office:value="0.33657339909176537" office:value-type="float"/>
          <table:table-cell office:value="0.3151294206152812" office:value-type="float"/>
          <table:table-cell office:value="30.93785847038049" office:value-type="float"/>
          <table:table-cell office:value-type="string">
            <text:p>input/data_formal_20240530-1342/meme/EdgeFolks_20230129T073959/0.jpg</text:p>
          </table:table-cell>
          <table:table-cell office:value-type="string">
            <text:p>https://twitter.com/EdgeFolks/status/1619601231927808002</text:p>
          </table:table-cell>
        </table:table-row>
        <table:table-row>
          <table:table-cell office:value="821" office:value-type="float"/>
          <table:table-cell office:value-type="string">
            <text:p>Pattern 43</text:p>
          </table:table-cell>
          <table:table-cell office:value="0.28659393174347236" office:value-type="float"/>
          <table:table-cell office:value="0.3409133708074002" office:value-type="float"/>
          <table:table-cell office:value="29.040418380516225" office:value-type="float"/>
          <table:table-cell office:value-type="string">
            <text:p>input/data_formal_20240530-1342/meme/EdgeFolks_20230129T203538/0.jpg</text:p>
          </table:table-cell>
          <table:table-cell office:value-type="string">
            <text:p>https://twitter.com/EdgeFolks/status/1619796431577006080</text:p>
          </table:table-cell>
        </table:table-row>
        <table:table-row>
          <table:table-cell office:value="822" office:value-type="float"/>
          <table:table-cell office:value-type="string">
            <text:p>Pattern 43</text:p>
          </table:table-cell>
          <table:table-cell office:value="0.3270034794143387" office:value-type="float"/>
          <table:table-cell office:value="0.36263695989044076" office:value-type="float"/>
          <table:table-cell office:value="29.113010890855595" office:value-type="float"/>
          <table:table-cell office:value-type="string">
            <text:p>input/data_formal_20240530-1342/meme/EdgeFolks_20230130T091545/0.jpg</text:p>
          </table:table-cell>
          <table:table-cell office:value-type="string">
            <text:p>https://twitter.com/EdgeFolks/status/1619987720264097793</text:p>
          </table:table-cell>
        </table:table-row>
        <table:table-row>
          <table:table-cell office:value="823" office:value-type="float"/>
          <table:table-cell office:value-type="string">
            <text:p>Pattern 43</text:p>
          </table:table-cell>
          <table:table-cell office:value="0.3235387782196423" office:value-type="float"/>
          <table:table-cell office:value="0.4926784226397357" office:value-type="float"/>
          <table:table-cell office:value="30.02147306446082" office:value-type="float"/>
          <table:table-cell office:value-type="string">
            <text:p>input/data_formal_20240530-1342/meme/EdgeFolks_20230130T171649/0.jpg</text:p>
          </table:table-cell>
          <table:table-cell office:value-type="string">
            <text:p>https://twitter.com/EdgeFolks/status/1620108786387062801</text:p>
          </table:table-cell>
        </table:table-row>
        <table:table-row>
          <table:table-cell office:value="824" office:value-type="float"/>
          <table:table-cell office:value-type="string">
            <text:p>Pattern 28</text:p>
          </table:table-cell>
          <table:table-cell office:value="0.16539073354398068" office:value-type="float"/>
          <table:table-cell office:value="0.6630620523807637" office:value-type="float"/>
          <table:table-cell office:value="28.90651795839738" office:value-type="float"/>
          <table:table-cell office:value-type="string">
            <text:p>input/data_formal_20240530-1342/meme/EdgeFolks_20230131T012000/0.jpg</text:p>
          </table:table-cell>
          <table:table-cell office:value-type="string">
            <text:p>https://twitter.com/EdgeFolks/status/1620230381684363264</text:p>
          </table:table-cell>
        </table:table-row>
        <table:table-row>
          <table:table-cell office:value="825" office:value-type="float"/>
          <table:table-cell office:value-type="string">
            <text:p>Pattern 43</text:p>
          </table:table-cell>
          <table:table-cell office:value="0.20582648025109967" office:value-type="float"/>
          <table:table-cell office:value="0.3590653391052918" office:value-type="float"/>
          <table:table-cell office:value="29.118319755686073" office:value-type="float"/>
          <table:table-cell office:value-type="string">
            <text:p>input/data_formal_20240530-1342/meme/EdgeFolks_20230131T043100/0.jpg</text:p>
          </table:table-cell>
          <table:table-cell office:value-type="string">
            <text:p>https://twitter.com/EdgeFolks/status/1620278450954113025</text:p>
          </table:table-cell>
        </table:table-row>
        <table:table-row>
          <table:table-cell office:value="826" office:value-type="float"/>
          <table:table-cell office:value-type="string">
            <text:p>Pattern 43</text:p>
          </table:table-cell>
          <table:table-cell office:value="0.2509692281066198" office:value-type="float"/>
          <table:table-cell office:value="0.3318417949309826" office:value-type="float"/>
          <table:table-cell office:value="31.41067951347772" office:value-type="float"/>
          <table:table-cell office:value-type="string">
            <text:p>input/data_formal_20240530-1342/meme/EdgeFolks_20230131T090954/0.jpg</text:p>
          </table:table-cell>
          <table:table-cell office:value-type="string">
            <text:p>https://twitter.com/EdgeFolks/status/1620348636369412098</text:p>
          </table:table-cell>
        </table:table-row>
        <table:table-row>
          <table:table-cell office:value="827" office:value-type="float"/>
          <table:table-cell office:value-type="string">
            <text:p>Pattern 43</text:p>
          </table:table-cell>
          <table:table-cell office:value="0.2691341887048908" office:value-type="float"/>
          <table:table-cell office:value="0.3184063652033451" office:value-type="float"/>
          <table:table-cell office:value="29.374014215955615" office:value-type="float"/>
          <table:table-cell office:value-type="string">
            <text:p>input/data_formal_20240530-1342/meme/EdgeFolks_20230131T151701/0.jpg</text:p>
          </table:table-cell>
          <table:table-cell office:value-type="string">
            <text:p>https://twitter.com/EdgeFolks/status/1620441027029999618</text:p>
          </table:table-cell>
        </table:table-row>
        <table:table-row>
          <table:table-cell office:value="828" office:value-type="float"/>
          <table:table-cell office:value-type="string">
            <text:p>Pattern 43</text:p>
          </table:table-cell>
          <table:table-cell office:value="0.2772823065065627" office:value-type="float"/>
          <table:table-cell office:value="0.3708108894396036" office:value-type="float"/>
          <table:table-cell office:value="30.419174174156417" office:value-type="float"/>
          <table:table-cell office:value-type="string">
            <text:p>input/data_formal_20240530-1342/meme/EdgeFolks_20230131T212000/0.jpg</text:p>
          </table:table-cell>
          <table:table-cell office:value-type="string">
            <text:p>https://twitter.com/EdgeFolks/status/1620532373417771010</text:p>
          </table:table-cell>
        </table:table-row>
        <table:table-row>
          <table:table-cell office:value="829" office:value-type="float"/>
          <table:table-cell office:value-type="string">
            <text:p>Pattern 16</text:p>
          </table:table-cell>
          <table:table-cell office:value="0.2724079632374704" office:value-type="float"/>
          <table:table-cell office:value="0.3578079445127147" office:value-type="float"/>
          <table:table-cell office:value="31.969854165375217" office:value-type="float"/>
          <table:table-cell office:value-type="string">
            <text:p>input/data_formal_20240530-1342/meme/EdgeFolks_20230131T221445/0.jpg</text:p>
          </table:table-cell>
          <table:table-cell office:value-type="string">
            <text:p>https://twitter.com/EdgeFolks/status/1620546150678859777</text:p>
          </table:table-cell>
        </table:table-row>
        <table:table-row>
          <table:table-cell office:value="830" office:value-type="float"/>
          <table:table-cell office:value-type="string">
            <text:p>Pattern 16</text:p>
          </table:table-cell>
          <table:table-cell office:value="0.20227040990313952" office:value-type="float"/>
          <table:table-cell office:value="0.4560590536066252" office:value-type="float"/>
          <table:table-cell office:value="34.606992684783776" office:value-type="float"/>
          <table:table-cell office:value-type="string">
            <text:p>input/data_formal_20240530-1342/meme/EdgeFolks_20230201T000946/0.jpg</text:p>
          </table:table-cell>
          <table:table-cell office:value-type="string">
            <text:p>https://twitter.com/EdgeFolks/status/1620575097219072003</text:p>
          </table:table-cell>
        </table:table-row>
        <table:table-row>
          <table:table-cell office:value="831" office:value-type="float"/>
          <table:table-cell office:value-type="string">
            <text:p>Pattern 43</text:p>
          </table:table-cell>
          <table:table-cell office:value="0.30631854159276706" office:value-type="float"/>
          <table:table-cell office:value="0.3091490864429064" office:value-type="float"/>
          <table:table-cell office:value="28.441145823232354" office:value-type="float"/>
          <table:table-cell office:value-type="string">
            <text:p>input/data_formal_20240530-1342/meme/EdgeFolks_20230201T023524/0.jpg</text:p>
          </table:table-cell>
          <table:table-cell office:value-type="string">
            <text:p>https://twitter.com/EdgeFolks/status/1620611747487928320</text:p>
          </table:table-cell>
        </table:table-row>
        <table:table-row>
          <table:table-cell office:value="832" office:value-type="float"/>
          <table:table-cell office:value-type="string">
            <text:p>Pattern 43</text:p>
          </table:table-cell>
          <table:table-cell office:value="0.21290928751957394" office:value-type="float"/>
          <table:table-cell office:value="0.3908185294121974" office:value-type="float"/>
          <table:table-cell office:value="30.765394435321856" office:value-type="float"/>
          <table:table-cell office:value-type="string">
            <text:p>input/data_formal_20240530-1342/meme/EdgeFolks_20230201T062000/0.jpg</text:p>
          </table:table-cell>
          <table:table-cell office:value-type="string">
            <text:p>https://twitter.com/EdgeFolks/status/1620668269555482627</text:p>
          </table:table-cell>
        </table:table-row>
        <table:table-row>
          <table:table-cell office:value="833" office:value-type="float"/>
          <table:table-cell office:value-type="string">
            <text:p>Pattern 43</text:p>
          </table:table-cell>
          <table:table-cell office:value="0.23277756587940904" office:value-type="float"/>
          <table:table-cell office:value="0.4761723284602231" office:value-type="float"/>
          <table:table-cell office:value="30.99736696797119" office:value-type="float"/>
          <table:table-cell office:value-type="string">
            <text:p>input/data_formal_20240530-1342/meme/EdgeFolks_20230201T100601/0.jpg</text:p>
          </table:table-cell>
          <table:table-cell office:value-type="string">
            <text:p>https://twitter.com/EdgeFolks/status/1620725146083332099</text:p>
          </table:table-cell>
        </table:table-row>
        <table:table-row>
          <table:table-cell office:value="834" office:value-type="float"/>
          <table:table-cell office:value-type="string">
            <text:p>Pattern 43</text:p>
          </table:table-cell>
          <table:table-cell office:value="0.2945929413877637" office:value-type="float"/>
          <table:table-cell office:value="0.33853134498728565" office:value-type="float"/>
          <table:table-cell office:value="30.145324245524353" office:value-type="float"/>
          <table:table-cell office:value-type="string">
            <text:p>input/data_formal_20240530-1342/meme/EdgeFolks_20230201T122338/0.jpg</text:p>
          </table:table-cell>
          <table:table-cell office:value-type="string">
            <text:p>https://twitter.com/EdgeFolks/status/1620759778682179584</text:p>
          </table:table-cell>
        </table:table-row>
        <table:table-row>
          <table:table-cell office:value="835" office:value-type="float"/>
          <table:table-cell office:value-type="string">
            <text:p>Pattern 16</text:p>
          </table:table-cell>
          <table:table-cell office:value="0.2483681117530971" office:value-type="float"/>
          <table:table-cell office:value="0.30493359975541906" office:value-type="float"/>
          <table:table-cell office:value="33.224530075355894" office:value-type="float"/>
          <table:table-cell office:value-type="string">
            <text:p>input/data_formal_20240530-1342/meme/EdgeFolks_20230201T160658/0.jpg</text:p>
          </table:table-cell>
          <table:table-cell office:value-type="string">
            <text:p>https://twitter.com/EdgeFolks/status/1620815984293543936</text:p>
          </table:table-cell>
        </table:table-row>
        <table:table-row>
          <table:table-cell office:value="836" office:value-type="float"/>
          <table:table-cell office:value-type="string">
            <text:p>Pattern 43</text:p>
          </table:table-cell>
          <table:table-cell office:value="0.3502301619204179" office:value-type="float"/>
          <table:table-cell office:value="0.2737977696370827" office:value-type="float"/>
          <table:table-cell office:value="27.672913092817392" office:value-type="float"/>
          <table:table-cell office:value-type="string">
            <text:p>input/data_formal_20240530-1342/meme/EdgeFolks_20230201T202052/0.jpg</text:p>
          </table:table-cell>
          <table:table-cell office:value-type="string">
            <text:p>https://twitter.com/EdgeFolks/status/1620879881809657856</text:p>
          </table:table-cell>
        </table:table-row>
        <table:table-row>
          <table:table-cell office:value="837" office:value-type="float"/>
          <table:table-cell office:value-type="string">
            <text:p>Pattern 16</text:p>
          </table:table-cell>
          <table:table-cell office:value="0.21925127946589115" office:value-type="float"/>
          <table:table-cell office:value="0.3624575135658903" office:value-type="float"/>
          <table:table-cell office:value="32.89908627059107" office:value-type="float"/>
          <table:table-cell office:value-type="string">
            <text:p>input/data_formal_20240530-1342/meme/EdgeFolks_20230202T000607/0.jpg</text:p>
          </table:table-cell>
          <table:table-cell office:value-type="string">
            <text:p>https://twitter.com/EdgeFolks/status/1620936567811448834</text:p>
          </table:table-cell>
        </table:table-row>
        <table:table-row>
          <table:table-cell office:value="838" office:value-type="float"/>
          <table:table-cell office:value-type="string">
            <text:p>Pattern 43</text:p>
          </table:table-cell>
          <table:table-cell office:value="0.3192429131401397" office:value-type="float"/>
          <table:table-cell office:value="0.24827272417008606" office:value-type="float"/>
          <table:table-cell office:value="31.008148072644307" office:value-type="float"/>
          <table:table-cell office:value-type="string">
            <text:p>input/data_formal_20240530-1342/meme/EdgeFolks_20230202T003458/0.jpg</text:p>
          </table:table-cell>
          <table:table-cell office:value-type="string">
            <text:p>https://twitter.com/EdgeFolks/status/1620943825039499264</text:p>
          </table:table-cell>
        </table:table-row>
        <table:table-row>
          <table:table-cell office:value="839" office:value-type="float"/>
          <table:table-cell office:value-type="string">
            <text:p>Pattern 43</text:p>
          </table:table-cell>
          <table:table-cell office:value="0.29799139400527663" office:value-type="float"/>
          <table:table-cell office:value="0.3784601783821646" office:value-type="float"/>
          <table:table-cell office:value="27.16112510576658" office:value-type="float"/>
          <table:table-cell office:value-type="string">
            <text:p>input/data_formal_20240530-1342/meme/EdgeFolks_20230206T121456/0.jpg</text:p>
          </table:table-cell>
          <table:table-cell office:value-type="string">
            <text:p>https://twitter.com/EdgeFolks/status/1622569530802290688</text:p>
          </table:table-cell>
        </table:table-row>
        <table:table-row>
          <table:table-cell office:value="840" office:value-type="float"/>
          <table:table-cell office:value-type="string">
            <text:p>Pattern 21</text:p>
          </table:table-cell>
          <table:table-cell office:value="0.5692373353233213" office:value-type="float"/>
          <table:table-cell office:value="0.663764360385572" office:value-type="float"/>
          <table:table-cell office:value="26.19938743001016" office:value-type="float"/>
          <table:table-cell office:value-type="string">
            <text:p>input/data_formal_20240530-1342/meme/EdgeFolks_20230307T112421/0.jpg</text:p>
          </table:table-cell>
          <table:table-cell office:value-type="string">
            <text:p>https://twitter.com/EdgeFolks/status/1633066049619804163</text:p>
          </table:table-cell>
        </table:table-row>
        <table:table-row>
          <table:table-cell office:value="841" office:value-type="float"/>
          <table:table-cell office:value-type="string">
            <text:p>Pattern 43</text:p>
          </table:table-cell>
          <table:table-cell office:value="0.2632416754175967" office:value-type="float"/>
          <table:table-cell office:value="0.3286703314420864" office:value-type="float"/>
          <table:table-cell office:value="29.112988589195865" office:value-type="float"/>
          <table:table-cell office:value-type="string">
            <text:p>input/data_formal_20240530-1342/meme/EdgeFolks_20230315T234947/0.jpg</text:p>
          </table:table-cell>
          <table:table-cell office:value-type="string">
            <text:p>https://twitter.com/EdgeFolks/status/1636152744263270401</text:p>
          </table:table-cell>
        </table:table-row>
        <table:table-row>
          <table:table-cell office:value="842" office:value-type="float"/>
          <table:table-cell office:value-type="string">
            <text:p>Pattern 43</text:p>
          </table:table-cell>
          <table:table-cell office:value="0.34331764208210314" office:value-type="float"/>
          <table:table-cell office:value="0.3104168478653073" office:value-type="float"/>
          <table:table-cell office:value="33.186356267136205" office:value-type="float"/>
          <table:table-cell office:value-type="string">
            <text:p>input/data_formal_20240530-1342/meme/EdgeFolks_20230322T172950/0.jpg</text:p>
          </table:table-cell>
          <table:table-cell office:value-type="string">
            <text:p>https://twitter.com/EdgeFolks/status/1638593845150588936</text:p>
          </table:table-cell>
        </table:table-row>
        <table:table-row>
          <table:table-cell office:value="843" office:value-type="float"/>
          <table:table-cell office:value-type="string">
            <text:p>Pattern 31</text:p>
          </table:table-cell>
          <table:table-cell office:value="0.13704815733832174" office:value-type="float"/>
          <table:table-cell office:value="0.485173704009984" office:value-type="float"/>
          <table:table-cell office:value="24.22219771863995" office:value-type="float"/>
          <table:table-cell office:value-type="string">
            <text:p>input/data_formal_20240530-1342/meme/education_mitra_20230206T120502/0.jpg</text:p>
          </table:table-cell>
          <table:table-cell office:value-type="string">
            <text:p>https://twitter.com/education_mitra/status/1622567038475730944</text:p>
          </table:table-cell>
        </table:table-row>
        <table:table-row>
          <table:table-cell office:value="844" office:value-type="float"/>
          <table:table-cell office:value-type="string">
            <text:p>Pattern 21</text:p>
          </table:table-cell>
          <table:table-cell office:value="0.6787906939245963" office:value-type="float"/>
          <table:table-cell office:value="0.576625686087542" office:value-type="float"/>
          <table:table-cell office:value="22.512958494864815" office:value-type="float"/>
          <table:table-cell office:value-type="string">
            <text:p>input/data_formal_20240530-1342/meme/edurekaIN_20230202T043001/0.jpg</text:p>
          </table:table-cell>
          <table:table-cell office:value-type="string">
            <text:p>https://twitter.com/edurekaIN/status/1621002977484881921</text:p>
          </table:table-cell>
        </table:table-row>
        <table:table-row>
          <table:table-cell office:value="845" office:value-type="float"/>
          <table:table-cell office:value-type="string">
            <text:p>Pattern 40</text:p>
          </table:table-cell>
          <table:table-cell office:value="0.2622303533809481" office:value-type="float"/>
          <table:table-cell office:value="0.6098207460518702" office:value-type="float"/>
          <table:table-cell office:value="29.400391181688267" office:value-type="float"/>
          <table:table-cell office:value-type="string">
            <text:p>input/data_formal_20240530-1342/meme/Effah065_20230106T052439/0.jpg</text:p>
          </table:table-cell>
          <table:table-cell office:value-type="string">
            <text:p>https://twitter.com/MohammedAshil11/status/1611283571477729286</text:p>
          </table:table-cell>
        </table:table-row>
        <table:table-row>
          <table:table-cell office:value="846" office:value-type="float"/>
          <table:table-cell office:value-type="string">
            <text:p>Pattern 34</text:p>
          </table:table-cell>
          <table:table-cell office:value="0.38632165415278563" office:value-type="float"/>
          <table:table-cell office:value="0.6550988287081109" office:value-type="float"/>
          <table:table-cell office:value="27.58247366396372" office:value-type="float"/>
          <table:table-cell office:value-type="string">
            <text:p>input/data_formal_20240530-1342/meme/Ego_Paysenger_20230111T201404/0.jpg</text:p>
          </table:table-cell>
          <table:table-cell office:value-type="string">
            <text:p>https://twitter.com/hansyko9347/status/1613308564663324672</text:p>
          </table:table-cell>
        </table:table-row>
        <table:table-row>
          <table:table-cell office:value="847" office:value-type="float"/>
          <table:table-cell office:value-type="string">
            <text:p>Pattern 48</text:p>
          </table:table-cell>
          <table:table-cell office:value="0.3855591254500515" office:value-type="float"/>
          <table:table-cell office:value="0.6678399570256104" office:value-type="float"/>
          <table:table-cell office:value="27.070244003166728" office:value-type="float"/>
          <table:table-cell office:value-type="string">
            <text:p>input/data_formal_20240530-1342/meme/eiidrawsht_20221123T082602/0.jpg</text:p>
          </table:table-cell>
          <table:table-cell office:value-type="string">
            <text:p>https://twitter.com/SocialDesignCr1/status/1607956628803911680</text:p>
          </table:table-cell>
        </table:table-row>
        <table:table-row>
          <table:table-cell office:value="848" office:value-type="float"/>
          <table:table-cell office:value-type="string">
            <text:p>Pattern 34</text:p>
          </table:table-cell>
          <table:table-cell office:value="0.2277022850878777" office:value-type="float"/>
          <table:table-cell office:value="0.613085961527247" office:value-type="float"/>
          <table:table-cell office:value="28.585764108141497" office:value-type="float"/>
          <table:table-cell office:value-type="string">
            <text:p>input/data_formal_20240530-1342/meme/einzig_un_artig_20230111T225538/0.jpg</text:p>
          </table:table-cell>
          <table:table-cell office:value-type="string">
            <text:p>https://twitter.com/einzig_un_artig/status/1613308680987877376</text:p>
          </table:table-cell>
        </table:table-row>
        <table:table-row>
          <table:table-cell office:value="849" office:value-type="float"/>
          <table:table-cell office:value-type="string">
            <text:p>Pattern 34</text:p>
          </table:table-cell>
          <table:table-cell office:value="0.3258056504937221" office:value-type="float"/>
          <table:table-cell office:value="0.8314476774822461" office:value-type="float"/>
          <table:table-cell office:value="21.03257047589478" office:value-type="float"/>
          <table:table-cell office:value-type="string">
            <text:p>input/data_formal_20240530-1342/meme/Ej_Henrriquezs_20221228T031626/0.jpg</text:p>
          </table:table-cell>
          <table:table-cell office:value-type="string">
            <text:p>https://twitter.com/Hrz_Joel/status/1607943386379571202</text:p>
          </table:table-cell>
        </table:table-row>
        <table:table-row>
          <table:table-cell office:value="850" office:value-type="float"/>
          <table:table-cell office:value-type="string">
            <text:p>Pattern 14</text:p>
          </table:table-cell>
          <table:table-cell office:value="0.5038317491735798" office:value-type="float"/>
          <table:table-cell office:value="0.8665087743440438" office:value-type="float"/>
          <table:table-cell office:value="22.098556246570123" office:value-type="float"/>
          <table:table-cell office:value-type="string">
            <text:p>input/data_formal_20240530-1342/meme/ElaraVtuber_20230315T140117/0.jpg</text:p>
          </table:table-cell>
          <table:table-cell office:value-type="string">
            <text:p>https://twitter.com/SomebodyNormal3/status/1636101451486248962</text:p>
          </table:table-cell>
        </table:table-row>
        <table:table-row>
          <table:table-cell office:value="851" office:value-type="float"/>
          <table:table-cell office:value-type="string">
            <text:p>Pattern 30</text:p>
          </table:table-cell>
          <table:table-cell office:value="0.36454938975576673" office:value-type="float"/>
          <table:table-cell office:value="0.5943386063199813" office:value-type="float"/>
          <table:table-cell office:value="23.309496926538916" office:value-type="float"/>
          <table:table-cell office:value-type="string">
            <text:p>input/data_formal_20240530-1342/meme/EleazarDelfin1_20230108T075759/0.jpg</text:p>
          </table:table-cell>
          <table:table-cell office:value-type="string">
            <text:p>https://twitter.com/EleazarDelfin1/status/1611995618888806402</text:p>
          </table:table-cell>
        </table:table-row>
        <table:table-row>
          <table:table-cell office:value="852" office:value-type="float"/>
          <table:table-cell office:value-type="string">
            <text:p>Pattern 1</text:p>
          </table:table-cell>
          <table:table-cell office:value="0.3862254267258084" office:value-type="float"/>
          <table:table-cell office:value="0.6807517438960548" office:value-type="float"/>
          <table:table-cell office:value="24.895898005464314" office:value-type="float"/>
          <table:table-cell office:value-type="string">
            <text:p>input/data_formal_20240530-1342/meme/elfmell_20221228T061336/0.jpg</text:p>
          </table:table-cell>
          <table:table-cell office:value-type="string">
            <text:p>https://twitter.com/elfmell/status/1607983081092161536</text:p>
          </table:table-cell>
        </table:table-row>
        <table:table-row>
          <table:table-cell office:value="853" office:value-type="float"/>
          <table:table-cell office:value-type="string">
            <text:p>Pattern 49</text:p>
          </table:table-cell>
          <table:table-cell office:value="0.5164327551780876" office:value-type="float"/>
          <table:table-cell office:value="0.8110867297964959" office:value-type="float"/>
          <table:table-cell office:value="23.38728429157745" office:value-type="float"/>
          <table:table-cell office:value-type="string">
            <text:p>input/data_formal_20240530-1342/meme/ElGiyo03_20230111T221826/0.jpg</text:p>
          </table:table-cell>
          <table:table-cell office:value-type="string">
            <text:p>https://twitter.com/ElGiyo03/status/1613299322619330569</text:p>
          </table:table-cell>
        </table:table-row>
        <table:table-row>
          <table:table-cell office:value="854" office:value-type="float"/>
          <table:table-cell office:value-type="string">
            <text:p>Pattern 49</text:p>
          </table:table-cell>
          <table:table-cell office:value="0.38925487371008416" office:value-type="float"/>
          <table:table-cell office:value="0.5820840284617607" office:value-type="float"/>
          <table:table-cell office:value="29.569218763212923" office:value-type="float"/>
          <table:table-cell office:value-type="string">
            <text:p>input/data_formal_20240530-1342/meme/ElGiyo03_20230111T221826/1.jpg</text:p>
          </table:table-cell>
          <table:table-cell office:value-type="string">
            <text:p>https://twitter.com/ElGiyo03/status/1613299322619330569</text:p>
          </table:table-cell>
        </table:table-row>
        <table:table-row>
          <table:table-cell office:value="855" office:value-type="float"/>
          <table:table-cell office:value-type="string">
            <text:p>Pattern 19</text:p>
          </table:table-cell>
          <table:table-cell office:value="0.5510280141772063" office:value-type="float"/>
          <table:table-cell office:value="0.6698485897574753" office:value-type="float"/>
          <table:table-cell office:value="26.687702990695275" office:value-type="float"/>
          <table:table-cell office:value-type="string">
            <text:p>input/data_formal_20240530-1342/meme/ElGiyo03_20230111T221826/2.jpg</text:p>
          </table:table-cell>
          <table:table-cell office:value-type="string">
            <text:p>https://twitter.com/ElGiyo03/status/1613299322619330569</text:p>
          </table:table-cell>
        </table:table-row>
        <table:table-row>
          <table:table-cell office:value="856" office:value-type="float"/>
          <table:table-cell office:value-type="string">
            <text:p>Pattern 1</text:p>
          </table:table-cell>
          <table:table-cell office:value="0.49149185982754934" office:value-type="float"/>
          <table:table-cell office:value="0.557343086326779" office:value-type="float"/>
          <table:table-cell office:value="31.698312325430734" office:value-type="float"/>
          <table:table-cell office:value-type="string">
            <text:p>input/data_formal_20240530-1342/meme/ElGiyo03_20230111T221826/3.jpg</text:p>
          </table:table-cell>
          <table:table-cell office:value-type="string">
            <text:p>https://twitter.com/ElGiyo03/status/1613299322619330569</text:p>
          </table:table-cell>
        </table:table-row>
        <table:table-row>
          <table:table-cell office:value="857" office:value-type="float"/>
          <table:table-cell office:value-type="string">
            <text:p>Pattern 14</text:p>
          </table:table-cell>
          <table:table-cell office:value="0.4045387062835024" office:value-type="float"/>
          <table:table-cell office:value="0.8414345932054013" office:value-type="float"/>
          <table:table-cell office:value="25.361285523499326" office:value-type="float"/>
          <table:table-cell office:value-type="string">
            <text:p>input/data_formal_20240530-1342/meme/Elis_Vodk_20230225T162622/0.jpg</text:p>
          </table:table-cell>
          <table:table-cell office:value-type="string">
            <text:p>https://twitter.com/Kakashi14319874/status/1629731852024938496</text:p>
          </table:table-cell>
        </table:table-row>
        <table:table-row>
          <table:table-cell office:value="858" office:value-type="float"/>
          <table:table-cell office:value-type="string">
            <text:p>Pattern 13</text:p>
          </table:table-cell>
          <table:table-cell office:value="0.29120176635475764" office:value-type="float"/>
          <table:table-cell office:value="0.385672251535889" office:value-type="float"/>
          <table:table-cell office:value="21.998212246547563" office:value-type="float"/>
          <table:table-cell office:value-type="string">
            <text:p>input/data_formal_20240530-1342/meme/elisabeth_sews_20221025T065125/0.jpg</text:p>
          </table:table-cell>
          <table:table-cell office:value-type="string">
            <text:p>https://twitter.com/HeartToHeartPri/status/1611227072751452160</text:p>
          </table:table-cell>
        </table:table-row>
        <table:table-row>
          <table:table-cell office:value="859" office:value-type="float"/>
          <table:table-cell office:value-type="string">
            <text:p>Pattern 13</text:p>
          </table:table-cell>
          <table:table-cell office:value="0.31838174767686445" office:value-type="float"/>
          <table:table-cell office:value="0.39736153137211816" office:value-type="float"/>
          <table:table-cell office:value="20.067028601856116" office:value-type="float"/>
          <table:table-cell office:value-type="string">
            <text:p>input/data_formal_20240530-1342/meme/elisabeth_sews_20221108T074801/0.jpg</text:p>
          </table:table-cell>
          <table:table-cell office:value-type="string">
            <text:p>https://twitter.com/HeartToHeartPri/status/1611227049993158657</text:p>
          </table:table-cell>
        </table:table-row>
        <table:table-row>
          <table:table-cell office:value="860" office:value-type="float"/>
          <table:table-cell office:value-type="string">
            <text:p>Pattern 13</text:p>
          </table:table-cell>
          <table:table-cell office:value="0.3067868641067186" office:value-type="float"/>
          <table:table-cell office:value="0.4120116124120059" office:value-type="float"/>
          <table:table-cell office:value="22.589232022023566" office:value-type="float"/>
          <table:table-cell office:value-type="string">
            <text:p>input/data_formal_20240530-1342/meme/elisabeth_sews_20221205T073918/0.jpg</text:p>
          </table:table-cell>
          <table:table-cell office:value-type="string">
            <text:p>https://twitter.com/HeartToHeartPri/status/1611227028136792064</text:p>
          </table:table-cell>
        </table:table-row>
        <table:table-row>
          <table:table-cell office:value="861" office:value-type="float"/>
          <table:table-cell office:value-type="string">
            <text:p>Pattern 13</text:p>
          </table:table-cell>
          <table:table-cell office:value="0.2463015012996524" office:value-type="float"/>
          <table:table-cell office:value="0.5303164281434393" office:value-type="float"/>
          <table:table-cell office:value="30.039648652592767" office:value-type="float"/>
          <table:table-cell office:value-type="string">
            <text:p>input/data_formal_20240530-1342/meme/elisabeth_sews_20221206T075534/0.jpg</text:p>
          </table:table-cell>
          <table:table-cell office:value-type="string">
            <text:p>https://twitter.com/HeartToHeartPri/status/1611227018733158400</text:p>
          </table:table-cell>
        </table:table-row>
        <table:table-row>
          <table:table-cell office:value="862" office:value-type="float"/>
          <table:table-cell office:value-type="string">
            <text:p>Pattern 1</text:p>
          </table:table-cell>
          <table:table-cell office:value="0.3778047349153215" office:value-type="float"/>
          <table:table-cell office:value="0.5296724754185148" office:value-type="float"/>
          <table:table-cell office:value="32.71317624260693" office:value-type="float"/>
          <table:table-cell office:value-type="string">
            <text:p>input/data_formal_20240530-1342/meme/elisabeth_sews_20221219T080302/0.jpg</text:p>
          </table:table-cell>
          <table:table-cell office:value-type="string">
            <text:p>https://twitter.com/HeartToHeartPri/status/1611226998864752640</text:p>
          </table:table-cell>
        </table:table-row>
        <table:table-row>
          <table:table-cell office:value="863" office:value-type="float"/>
          <table:table-cell office:value-type="string">
            <text:p>Pattern 13</text:p>
          </table:table-cell>
          <table:table-cell office:value="0.2966975408876735" office:value-type="float"/>
          <table:table-cell office:value="0.36082670871940997" office:value-type="float"/>
          <table:table-cell office:value="25.66499453496036" office:value-type="float"/>
          <table:table-cell office:value-type="string">
            <text:p>input/data_formal_20240530-1342/meme/elisabeth_sews_20221221T062530/0.jpg</text:p>
          </table:table-cell>
          <table:table-cell office:value-type="string">
            <text:p>https://twitter.com/HeartToHeartPri/status/1611226990031343617</text:p>
          </table:table-cell>
        </table:table-row>
        <table:table-row>
          <table:table-cell office:value="864" office:value-type="float"/>
          <table:table-cell office:value-type="string">
            <text:p>Pattern 35</text:p>
          </table:table-cell>
          <table:table-cell office:value="0.42639104221834656" office:value-type="float"/>
          <table:table-cell office:value="0.37136003368524256" office:value-type="float"/>
          <table:table-cell office:value="27.860251022690665" office:value-type="float"/>
          <table:table-cell office:value-type="string">
            <text:p>input/data_formal_20240530-1342/meme/elisabeth_sews_20221221T062530/1.jpg</text:p>
          </table:table-cell>
          <table:table-cell office:value-type="string">
            <text:p>https://twitter.com/HeartToHeartPri/status/1611226990031343617</text:p>
          </table:table-cell>
        </table:table-row>
        <table:table-row>
          <table:table-cell office:value="865" office:value-type="float"/>
          <table:table-cell office:value-type="string">
            <text:p>Pattern 13</text:p>
          </table:table-cell>
          <table:table-cell office:value="0.2642913569600211" office:value-type="float"/>
          <table:table-cell office:value="0.35253930752381424" office:value-type="float"/>
          <table:table-cell office:value="19.3268409449001" office:value-type="float"/>
          <table:table-cell office:value-type="string">
            <text:p>input/data_formal_20240530-1342/meme/elisabeth_sews_20221221T062530/2.jpg</text:p>
          </table:table-cell>
          <table:table-cell office:value-type="string">
            <text:p>https://twitter.com/HeartToHeartPri/status/1611226990031343617</text:p>
          </table:table-cell>
        </table:table-row>
        <table:table-row>
          <table:table-cell office:value="866" office:value-type="float"/>
          <table:table-cell office:value-type="string">
            <text:p>Pattern 13</text:p>
          </table:table-cell>
          <table:table-cell office:value="0.22189345698930002" office:value-type="float"/>
          <table:table-cell office:value="0.4432502634566691" office:value-type="float"/>
          <table:table-cell office:value="21.23636168302697" office:value-type="float"/>
          <table:table-cell office:value-type="string">
            <text:p>input/data_formal_20240530-1342/meme/elisabeth_sews_20230104T072657/0.jpg</text:p>
          </table:table-cell>
          <table:table-cell office:value-type="string">
            <text:p>https://twitter.com/BcBespoke/status/1610956828707360769</text:p>
          </table:table-cell>
        </table:table-row>
        <table:table-row>
          <table:table-cell office:value="867" office:value-type="float"/>
          <table:table-cell office:value-type="string">
            <text:p>Pattern 13</text:p>
          </table:table-cell>
          <table:table-cell office:value="0.30038575326171424" office:value-type="float"/>
          <table:table-cell office:value="0.5585661200822998" office:value-type="float"/>
          <table:table-cell office:value="25.351270393989644" office:value-type="float"/>
          <table:table-cell office:value-type="string">
            <text:p>input/data_formal_20240530-1342/meme/elisabeth_sews_20230105T075502/0.jpg</text:p>
          </table:table-cell>
          <table:table-cell office:value-type="string">
            <text:p>https://twitter.com/NunnsHelen4/status/1610974593417723906</text:p>
          </table:table-cell>
        </table:table-row>
        <table:table-row>
          <table:table-cell office:value="868" office:value-type="float"/>
          <table:table-cell office:value-type="string">
            <text:p>Pattern 1</text:p>
          </table:table-cell>
          <table:table-cell office:value="0.421151635984589" office:value-type="float"/>
          <table:table-cell office:value="0.4721237513862013" office:value-type="float"/>
          <table:table-cell office:value="32.41101781570039" office:value-type="float"/>
          <table:table-cell office:value-type="string">
            <text:p>input/data_formal_20240530-1342/meme/elisabeth_sews_20230106T065638/0.jpg</text:p>
          </table:table-cell>
          <table:table-cell office:value-type="string">
            <text:p>https://twitter.com/GlassCrafty/status/1611281496047861763</text:p>
          </table:table-cell>
        </table:table-row>
        <table:table-row>
          <table:table-cell office:value="869" office:value-type="float"/>
          <table:table-cell office:value-type="string">
            <text:p>Pattern 13</text:p>
          </table:table-cell>
          <table:table-cell office:value="0.18251886673715545" office:value-type="float"/>
          <table:table-cell office:value="0.44316658592191793" office:value-type="float"/>
          <table:table-cell office:value="27.724720685368965" office:value-type="float"/>
          <table:table-cell office:value-type="string">
            <text:p>input/data_formal_20240530-1342/meme/elisabeth_sews_20230106T065638/1.jpg</text:p>
          </table:table-cell>
          <table:table-cell office:value-type="string">
            <text:p>https://twitter.com/GlassCrafty/status/1611281496047861763</text:p>
          </table:table-cell>
        </table:table-row>
        <table:table-row>
          <table:table-cell office:value="870" office:value-type="float"/>
          <table:table-cell office:value-type="string">
            <text:p>Pattern 23</text:p>
          </table:table-cell>
          <table:table-cell office:value="0.32042811635590024" office:value-type="float"/>
          <table:table-cell office:value="0.38581257690399223" office:value-type="float"/>
          <table:table-cell office:value="30.55434405849341" office:value-type="float"/>
          <table:table-cell office:value-type="string">
            <text:p>input/data_formal_20240530-1342/meme/elisabeth_sews_20230106T065638/2.jpg</text:p>
          </table:table-cell>
          <table:table-cell office:value-type="string">
            <text:p>https://twitter.com/GlassCrafty/status/1611281496047861763</text:p>
          </table:table-cell>
        </table:table-row>
        <table:table-row>
          <table:table-cell office:value="871" office:value-type="float"/>
          <table:table-cell office:value-type="string">
            <text:p>Pattern 16</text:p>
          </table:table-cell>
          <table:table-cell office:value="0.30746632914791816" office:value-type="float"/>
          <table:table-cell office:value="0.4525242015792218" office:value-type="float"/>
          <table:table-cell office:value="32.47087655491649" office:value-type="float"/>
          <table:table-cell office:value-type="string">
            <text:p>input/data_formal_20240530-1342/meme/elitemindztech_20230206T123045/0.jpg</text:p>
          </table:table-cell>
          <table:table-cell office:value-type="string">
            <text:p>https://twitter.com/elitemindztech/status/1622573508512608263</text:p>
          </table:table-cell>
        </table:table-row>
        <table:table-row>
          <table:table-cell office:value="872" office:value-type="float"/>
          <table:table-cell office:value-type="string">
            <text:p>Pattern 49</text:p>
          </table:table-cell>
          <table:table-cell office:value="0.3985490416108745" office:value-type="float"/>
          <table:table-cell office:value="0.8191427669830655" office:value-type="float"/>
          <table:table-cell office:value="17.878624135439185" office:value-type="float"/>
          <table:table-cell office:value-type="string">
            <text:p>input/data_formal_20240530-1342/meme/EliteQueen123_20230111T225025/0.jpg</text:p>
          </table:table-cell>
          <table:table-cell office:value-type="string">
            <text:p>https://twitter.com/EliteQueen123/status/1613307369647378432</text:p>
          </table:table-cell>
        </table:table-row>
        <table:table-row>
          <table:table-cell office:value="873" office:value-type="float"/>
          <table:table-cell office:value-type="string">
            <text:p>Pattern 15</text:p>
          </table:table-cell>
          <table:table-cell office:value="0.12435898045628505" office:value-type="float"/>
          <table:table-cell office:value="0.3827194009866987" office:value-type="float"/>
          <table:table-cell office:value="28.653577069649536" office:value-type="float"/>
          <table:table-cell office:value-type="string">
            <text:p>input/data_formal_20240530-1342/meme/Ellugua2_20230206T134129/0.jpg</text:p>
          </table:table-cell>
          <table:table-cell office:value-type="string">
            <text:p>https://twitter.com/ShomanWright/status/1622592973031481346</text:p>
          </table:table-cell>
        </table:table-row>
        <table:table-row>
          <table:table-cell office:value="874" office:value-type="float"/>
          <table:table-cell office:value-type="string">
            <text:p>Pattern 24</text:p>
          </table:table-cell>
          <table:table-cell office:value="0.3806449301646999" office:value-type="float"/>
          <table:table-cell office:value="0.7559075687378565" office:value-type="float"/>
          <table:table-cell office:value="26.731078819766132" office:value-type="float"/>
          <table:table-cell office:value-type="string">
            <text:p>input/data_formal_20240530-1342/meme/ElormZanga_20230206T113612/0.jpg</text:p>
          </table:table-cell>
          <table:table-cell office:value-type="string">
            <text:p>https://twitter.com/ElormZanga/status/1622559784347000833</text:p>
          </table:table-cell>
        </table:table-row>
        <table:table-row>
          <table:table-cell office:value="875" office:value-type="float"/>
          <table:table-cell office:value-type="string">
            <text:p>Pattern 4</text:p>
          </table:table-cell>
          <table:table-cell office:value="0.16517391266930675" office:value-type="float"/>
          <table:table-cell office:value="0.6440872039697998" office:value-type="float"/>
          <table:table-cell office:value="30.269621348629684" office:value-type="float"/>
          <table:table-cell office:value-type="string">
            <text:p>input/data_formal_20240530-1342/meme/elynxirgame_20221230T013000/0.jpg</text:p>
          </table:table-cell>
          <table:table-cell office:value-type="string">
            <text:p>https://twitter.com/OlegSoltys/status/1610967114550054912</text:p>
          </table:table-cell>
        </table:table-row>
        <table:table-row>
          <table:table-cell office:value="876" office:value-type="float"/>
          <table:table-cell office:value-type="string">
            <text:p>Pattern 33</text:p>
          </table:table-cell>
          <table:table-cell office:value="0.15827186267116305" office:value-type="float"/>
          <table:table-cell office:value="0.8470595777498431" office:value-type="float"/>
          <table:table-cell office:value="24.865631730489547" office:value-type="float"/>
          <table:table-cell office:value-type="string">
            <text:p>input/data_formal_20240530-1342/meme/EmilyHuante_20221022T140003/0.jpg</text:p>
          </table:table-cell>
          <table:table-cell office:value-type="string">
            <text:p>https://twitter.com/Kytty_Bl0od/status/1620924402727780352</text:p>
          </table:table-cell>
        </table:table-row>
        <table:table-row>
          <table:table-cell office:value="877" office:value-type="float"/>
          <table:table-cell office:value-type="string">
            <text:p>Pattern 14</text:p>
          </table:table-cell>
          <table:table-cell office:value="0.3628027481768964" office:value-type="float"/>
          <table:table-cell office:value="0.8689346827316557" office:value-type="float"/>
          <table:table-cell office:value="23.342722787800493" office:value-type="float"/>
          <table:table-cell office:value-type="string">
            <text:p>input/data_formal_20240530-1342/meme/emilyrose0789_20230201T074710/0.jpg</text:p>
          </table:table-cell>
          <table:table-cell office:value-type="string">
            <text:p>https://twitter.com/emilyrose0789/status/1620690203370479617</text:p>
          </table:table-cell>
        </table:table-row>
        <table:table-row>
          <table:table-cell office:value="878" office:value-type="float"/>
          <table:table-cell office:value-type="string">
            <text:p>Pattern 25</text:p>
          </table:table-cell>
          <table:table-cell office:value="0.7281342802272904" office:value-type="float"/>
          <table:table-cell office:value="0.2896253434944459" office:value-type="float"/>
          <table:table-cell office:value="22.851457127231836" office:value-type="float"/>
          <table:table-cell office:value-type="string">
            <text:p>input/data_formal_20240530-1342/meme/EndOfCreations_20221228T012647/0.jpg</text:p>
          </table:table-cell>
          <table:table-cell office:value-type="string">
            <text:p>https://twitter.com/juwababyy/status/1607922249935511553</text:p>
          </table:table-cell>
        </table:table-row>
        <table:table-row>
          <table:table-cell office:value="879" office:value-type="float"/>
          <table:table-cell office:value-type="string">
            <text:p>Pattern 11</text:p>
          </table:table-cell>
          <table:table-cell office:value="0.5623475399487987" office:value-type="float"/>
          <table:table-cell office:value="0.34847445372588864" office:value-type="float"/>
          <table:table-cell office:value="29.43566195864096" office:value-type="float"/>
          <table:table-cell office:value-type="string">
            <text:p>input/data_formal_20240530-1342/meme/EndOfCreations_20230202T003648/0.jpg</text:p>
          </table:table-cell>
          <table:table-cell office:value-type="string">
            <text:p>https://twitter.com/EndOfCreations/status/1620944285830098945</text:p>
          </table:table-cell>
        </table:table-row>
        <table:table-row>
          <table:table-cell office:value="880" office:value-type="float"/>
          <table:table-cell office:value-type="string">
            <text:p>Pattern 15</text:p>
          </table:table-cell>
          <table:table-cell office:value="0.07852244824894622" office:value-type="float"/>
          <table:table-cell office:value="0.2889251466239987" office:value-type="float"/>
          <table:table-cell office:value="30.121153569667364" office:value-type="float"/>
          <table:table-cell office:value-type="string">
            <text:p>input/data_formal_20240530-1342/meme/EnriqueMcquade_20230403T205043/0.jpg</text:p>
          </table:table-cell>
          <table:table-cell office:value-type="string">
            <text:p>https://twitter.com/EnriqueMcquade/status/1642993053697982465</text:p>
          </table:table-cell>
        </table:table-row>
        <table:table-row>
          <table:table-cell office:value="881" office:value-type="float"/>
          <table:table-cell office:value-type="string">
            <text:p>Pattern 46</text:p>
          </table:table-cell>
          <table:table-cell office:value="0.15706959438751988" office:value-type="float"/>
          <table:table-cell office:value="0.0310687144428608" office:value-type="float"/>
          <table:table-cell office:value="11.268749525087859" office:value-type="float"/>
          <table:table-cell office:value-type="string">
            <text:p>input/data_formal_20240530-1342/meme/EnvisionOverse1_20230106T074924/0.jpg</text:p>
          </table:table-cell>
          <table:table-cell office:value-type="string">
            <text:p>https://twitter.com/EnvisionOverse1/status/1611268681279078400</text:p>
          </table:table-cell>
        </table:table-row>
        <table:table-row>
          <table:table-cell office:value="882" office:value-type="float"/>
          <table:table-cell office:value-type="string">
            <text:p>Pattern 16</text:p>
          </table:table-cell>
          <table:table-cell office:value="0.2457925065592305" office:value-type="float"/>
          <table:table-cell office:value="0.38815933953590487" office:value-type="float"/>
          <table:table-cell office:value="29.050027701833574" office:value-type="float"/>
          <table:table-cell office:value-type="string">
            <text:p>input/data_formal_20240530-1342/meme/erickk_fuentes_20221228T034429/0.jpg</text:p>
          </table:table-cell>
          <table:table-cell office:value-type="string">
            <text:p>https://twitter.com/erickk_fuentes/status/1607945556709593094</text:p>
          </table:table-cell>
        </table:table-row>
        <table:table-row>
          <table:table-cell office:value="883" office:value-type="float"/>
          <table:table-cell office:value-type="string">
            <text:p>Pattern 5</text:p>
          </table:table-cell>
          <table:table-cell office:value="0.46297236747877907" office:value-type="float"/>
          <table:table-cell office:value="0.3557238477033421" office:value-type="float"/>
          <table:table-cell office:value="29.32022381698987" office:value-type="float"/>
          <table:table-cell office:value-type="string">
            <text:p>input/data_formal_20240530-1342/meme/EricLoganSummit_20230105T120602/0.jpg</text:p>
          </table:table-cell>
          <table:table-cell office:value-type="string">
            <text:p>https://twitter.com/FRCretweets/status/1610970891348844544</text:p>
          </table:table-cell>
        </table:table-row>
        <table:table-row>
          <table:table-cell office:value="884" office:value-type="float"/>
          <table:table-cell office:value-type="string">
            <text:p>Pattern 5</text:p>
          </table:table-cell>
          <table:table-cell office:value="0.46297236747877907" office:value-type="float"/>
          <table:table-cell office:value="0.3557238477033421" office:value-type="float"/>
          <table:table-cell office:value="29.32022381698987" office:value-type="float"/>
          <table:table-cell office:value-type="string">
            <text:p>input/data_formal_20240530-1342/meme/EricLoganSummit_20230206T120608/0.jpg</text:p>
          </table:table-cell>
          <table:table-cell office:value-type="string">
            <text:p>https://twitter.com/EricLoganSummit/status/1622567314708221960</text:p>
          </table:table-cell>
        </table:table-row>
        <table:table-row>
          <table:table-cell office:value="885" office:value-type="float"/>
          <table:table-cell office:value-type="string">
            <text:p>Pattern 31</text:p>
          </table:table-cell>
          <table:table-cell office:value="0.13591058727130143" office:value-type="float"/>
          <table:table-cell office:value="0.23538250219016027" office:value-type="float"/>
          <table:table-cell office:value="23.350224481191663" office:value-type="float"/>
          <table:table-cell office:value-type="string">
            <text:p>input/data_formal_20240530-1342/meme/ErvinBalboa089_20230206T151716/0.jpg</text:p>
          </table:table-cell>
          <table:table-cell office:value-type="string">
            <text:p>https://twitter.com/miceears/status/1622618604742053890</text:p>
          </table:table-cell>
        </table:table-row>
        <table:table-row>
          <table:table-cell office:value="886" office:value-type="float"/>
          <table:table-cell office:value-type="string">
            <text:p>Pattern 31</text:p>
          </table:table-cell>
          <table:table-cell office:value="0.12017932261119871" office:value-type="float"/>
          <table:table-cell office:value="0.43274673956347043" office:value-type="float"/>
          <table:table-cell office:value="32.37210078376119" office:value-type="float"/>
          <table:table-cell office:value-type="string">
            <text:p>input/data_formal_20240530-1342/meme/Esfaw1_20230108T115642/0.jpg</text:p>
          </table:table-cell>
          <table:table-cell office:value-type="string">
            <text:p>https://twitter.com/Esfaw1/status/1612055693561061376</text:p>
          </table:table-cell>
        </table:table-row>
        <table:table-row>
          <table:table-cell office:value="887" office:value-type="float"/>
          <table:table-cell office:value-type="string">
            <text:p>Pattern 16</text:p>
          </table:table-cell>
          <table:table-cell office:value="0.2562462971756913" office:value-type="float"/>
          <table:table-cell office:value="0.30561990113184606" office:value-type="float"/>
          <table:table-cell office:value="32.83196600463085" office:value-type="float"/>
          <table:table-cell office:value-type="string">
            <text:p>input/data_formal_20240530-1342/meme/Esfaw1_20230108T115642/1.jpg</text:p>
          </table:table-cell>
          <table:table-cell office:value-type="string">
            <text:p>https://twitter.com/Esfaw1/status/1612055693561061376</text:p>
          </table:table-cell>
        </table:table-row>
        <table:table-row>
          <table:table-cell office:value="888" office:value-type="float"/>
          <table:table-cell office:value-type="string">
            <text:p>Pattern 16</text:p>
          </table:table-cell>
          <table:table-cell office:value="0.17134215933224792" office:value-type="float"/>
          <table:table-cell office:value="0.44771842739773604" office:value-type="float"/>
          <table:table-cell office:value="34.83953355501148" office:value-type="float"/>
          <table:table-cell office:value-type="string">
            <text:p>input/data_formal_20240530-1342/meme/Esfaw1_20230108T115642/2.jpg</text:p>
          </table:table-cell>
          <table:table-cell office:value-type="string">
            <text:p>https://twitter.com/Esfaw1/status/1612055693561061376</text:p>
          </table:table-cell>
        </table:table-row>
        <table:table-row>
          <table:table-cell office:value="889" office:value-type="float"/>
          <table:table-cell office:value-type="string">
            <text:p>Pattern 16</text:p>
          </table:table-cell>
          <table:table-cell office:value="0.19341313185767695" office:value-type="float"/>
          <table:table-cell office:value="0.33182744036530476" office:value-type="float"/>
          <table:table-cell office:value="34.01785434471155" office:value-type="float"/>
          <table:table-cell office:value-type="string">
            <text:p>input/data_formal_20240530-1342/meme/Esfaw1_20230109T070550/0.jpg</text:p>
          </table:table-cell>
          <table:table-cell office:value-type="string">
            <text:p>https://twitter.com/Esfaw1/status/1612344882961735683</text:p>
          </table:table-cell>
        </table:table-row>
        <table:table-row>
          <table:table-cell office:value="890" office:value-type="float"/>
          <table:table-cell office:value-type="string">
            <text:p>Pattern 29</text:p>
          </table:table-cell>
          <table:table-cell office:value="0.31357414843179693" office:value-type="float"/>
          <table:table-cell office:value="0.441133831591477" office:value-type="float"/>
          <table:table-cell office:value="23.799819520595104" office:value-type="float"/>
          <table:table-cell office:value-type="string">
            <text:p>input/data_formal_20240530-1342/meme/Esfaw1_20230109T120825/0.jpg</text:p>
          </table:table-cell>
          <table:table-cell office:value-type="string">
            <text:p>https://twitter.com/Esfaw1/status/1612421029267386369</text:p>
          </table:table-cell>
        </table:table-row>
        <table:table-row>
          <table:table-cell office:value="891" office:value-type="float"/>
          <table:table-cell office:value-type="string">
            <text:p>Pattern 41</text:p>
          </table:table-cell>
          <table:table-cell office:value="0.12781893525576965" office:value-type="float"/>
          <table:table-cell office:value="0.44734382079906465" office:value-type="float"/>
          <table:table-cell office:value="32.22760404528346" office:value-type="float"/>
          <table:table-cell office:value-type="string">
            <text:p>input/data_formal_20240530-1342/meme/Esfaw1_20230112T124037/0.jpg</text:p>
          </table:table-cell>
          <table:table-cell office:value-type="string">
            <text:p>https://twitter.com/Esfaw1/status/1613516297517793282</text:p>
          </table:table-cell>
        </table:table-row>
        <table:table-row>
          <table:table-cell office:value="892" office:value-type="float"/>
          <table:table-cell office:value-type="string">
            <text:p>Pattern 31</text:p>
          </table:table-cell>
          <table:table-cell office:value="0.12529410685618816" office:value-type="float"/>
          <table:table-cell office:value="0.41652087871866506" office:value-type="float"/>
          <table:table-cell office:value="31.715452242757905" office:value-type="float"/>
          <table:table-cell office:value-type="string">
            <text:p>input/data_formal_20240530-1342/meme/Esfaw1_20230128T075724/0.jpg</text:p>
          </table:table-cell>
          <table:table-cell office:value-type="string">
            <text:p>https://twitter.com/Esfaw1/status/1619243228573884418</text:p>
          </table:table-cell>
        </table:table-row>
        <table:table-row>
          <table:table-cell office:value="893" office:value-type="float"/>
          <table:table-cell office:value-type="string">
            <text:p>Pattern 16</text:p>
          </table:table-cell>
          <table:table-cell office:value="0.13475366763796928" office:value-type="float"/>
          <table:table-cell office:value="0.449897368658169" office:value-type="float"/>
          <table:table-cell office:value="33.56997098521573" office:value-type="float"/>
          <table:table-cell office:value-type="string">
            <text:p>input/data_formal_20240530-1342/meme/Esfaw1_20230128T131651/0.jpg</text:p>
          </table:table-cell>
          <table:table-cell office:value-type="string">
            <text:p>https://twitter.com/Esfaw1/status/1619323619074772992</text:p>
          </table:table-cell>
        </table:table-row>
        <table:table-row>
          <table:table-cell office:value="894" office:value-type="float"/>
          <table:table-cell office:value-type="string">
            <text:p>Pattern 5</text:p>
          </table:table-cell>
          <table:table-cell office:value="0.5662851833848843" office:value-type="float"/>
          <table:table-cell office:value="0.5078463688355745" office:value-type="float"/>
          <table:table-cell office:value="24.973902673409725" office:value-type="float"/>
          <table:table-cell office:value-type="string">
            <text:p>input/data_formal_20240530-1342/meme/EssArrBee_20230106T044716/0.jpg</text:p>
          </table:table-cell>
          <table:table-cell office:value-type="string">
            <text:p>https://twitter.com/EssArrBee/status/1611222847351058433</text:p>
          </table:table-cell>
        </table:table-row>
        <table:table-row>
          <table:table-cell office:value="895" office:value-type="float"/>
          <table:table-cell office:value-type="string">
            <text:p>Pattern 1</text:p>
          </table:table-cell>
          <table:table-cell office:value="0.3602889192192731" office:value-type="float"/>
          <table:table-cell office:value="0.5478563340802557" office:value-type="float"/>
          <table:table-cell office:value="31.438938381925734" office:value-type="float"/>
          <table:table-cell office:value-type="string">
            <text:p>input/data_formal_20240530-1342/meme/Ethlas_Official_20230206T120041/0.jpg</text:p>
          </table:table-cell>
          <table:table-cell office:value-type="string">
            <text:p>https://twitter.com/Ethlas_Official/status/1622565943988703232</text:p>
          </table:table-cell>
        </table:table-row>
        <table:table-row>
          <table:table-cell office:value="896" office:value-type="float"/>
          <table:table-cell office:value-type="string">
            <text:p>Pattern 3</text:p>
          </table:table-cell>
          <table:table-cell office:value="0.9528367061563656" office:value-type="float"/>
          <table:table-cell office:value="0.4027668751315091" office:value-type="float"/>
          <table:table-cell office:value="20.498786607703238" office:value-type="float"/>
          <table:table-cell office:value-type="string">
            <text:p>input/data_formal_20240530-1342/meme/evai_io_20230211T162953/0.jpg</text:p>
          </table:table-cell>
          <table:table-cell office:value-type="string">
            <text:p>https://twitter.com/CryptoToon16/status/1624784725343711232</text:p>
          </table:table-cell>
        </table:table-row>
        <table:table-row>
          <table:table-cell office:value="897" office:value-type="float"/>
          <table:table-cell office:value-type="string">
            <text:p>Pattern 15</text:p>
          </table:table-cell>
          <table:table-cell office:value="0.1768559601048435" office:value-type="float"/>
          <table:table-cell office:value="0.26491567791789516" office:value-type="float"/>
          <table:table-cell office:value="14.86075766321089" office:value-type="float"/>
          <table:table-cell office:value-type="string">
            <text:p>input/data_formal_20240530-1342/meme/EvenyDeals_20221228T051030/0.jpg</text:p>
          </table:table-cell>
          <table:table-cell office:value-type="string">
            <text:p>https://twitter.com/EvenyDeals/status/1607967201885310976</text:p>
          </table:table-cell>
        </table:table-row>
        <table:table-row>
          <table:table-cell office:value="898" office:value-type="float"/>
          <table:table-cell office:value-type="string">
            <text:p>Pattern 34</text:p>
          </table:table-cell>
          <table:table-cell office:value="0.31266803668499665" office:value-type="float"/>
          <table:table-cell office:value="0.6456913520638419" office:value-type="float"/>
          <table:table-cell office:value="30.14613377645205" office:value-type="float"/>
          <table:table-cell office:value-type="string">
            <text:p>input/data_formal_20240530-1342/meme/EverOsegueda_20230202T030828/0.jpg</text:p>
          </table:table-cell>
          <table:table-cell office:value-type="string">
            <text:p>https://twitter.com/EverOsegueda/status/1620982457163026432</text:p>
          </table:table-cell>
        </table:table-row>
        <table:table-row>
          <table:table-cell office:value="899" office:value-type="float"/>
          <table:table-cell office:value-type="string">
            <text:p>Pattern 16</text:p>
          </table:table-cell>
          <table:table-cell office:value="0.21236132208306566" office:value-type="float"/>
          <table:table-cell office:value="0.2728930302551644" office:value-type="float"/>
          <table:table-cell office:value="30.561615709838666" office:value-type="float"/>
          <table:table-cell office:value-type="string">
            <text:p>input/data_formal_20240530-1342/meme/evshift_20221228T040404/0.jpg</text:p>
          </table:table-cell>
          <table:table-cell office:value-type="string">
            <text:p>https://twitter.com/evshift/status/1607950482877587457</text:p>
          </table:table-cell>
        </table:table-row>
        <table:table-row>
          <table:table-cell office:value="900" office:value-type="float"/>
          <table:table-cell office:value-type="string">
            <text:p>Pattern 23</text:p>
          </table:table-cell>
          <table:table-cell office:value="0.21563136128856591" office:value-type="float"/>
          <table:table-cell office:value="0.2739183063485832" office:value-type="float"/>
          <table:table-cell office:value="30.22951983252579" office:value-type="float"/>
          <table:table-cell office:value-type="string">
            <text:p>input/data_formal_20240530-1342/meme/evshift_20221228T043405/0.jpg</text:p>
          </table:table-cell>
          <table:table-cell office:value-type="string">
            <text:p>https://twitter.com/evshift/status/1607958040220733440</text:p>
          </table:table-cell>
        </table:table-row>
        <table:table-row>
          <table:table-cell office:value="901" office:value-type="float"/>
          <table:table-cell office:value-type="string">
            <text:p>Pattern 23</text:p>
          </table:table-cell>
          <table:table-cell office:value="0.21890074266803386" office:value-type="float"/>
          <table:table-cell office:value="0.30797977533183785" office:value-type="float"/>
          <table:table-cell office:value="29.273660569881397" office:value-type="float"/>
          <table:table-cell office:value-type="string">
            <text:p>input/data_formal_20240530-1342/meme/exr360_20230109T085447/0.jpg</text:p>
          </table:table-cell>
          <table:table-cell office:value-type="string">
            <text:p>https://twitter.com/exr360/status/1612372302137540609</text:p>
          </table:table-cell>
        </table:table-row>
        <table:table-row>
          <table:table-cell office:value="902" office:value-type="float"/>
          <table:table-cell office:value-type="string">
            <text:p>Pattern 3</text:p>
          </table:table-cell>
          <table:table-cell office:value="0.8563144561988343" office:value-type="float"/>
          <table:table-cell office:value="0.4374939094835437" office:value-type="float"/>
          <table:table-cell office:value="20.193444040786577" office:value-type="float"/>
          <table:table-cell office:value-type="string">
            <text:p>input/data_formal_20240530-1342/meme/Ezulix_Software_20221228T061133/0.jpg</text:p>
          </table:table-cell>
          <table:table-cell office:value-type="string">
            <text:p>https://twitter.com/Ezulix_Software/status/1607982566556184578</text:p>
          </table:table-cell>
        </table:table-row>
        <table:table-row>
          <table:table-cell office:value="903" office:value-type="float"/>
          <table:table-cell office:value-type="string">
            <text:p>Pattern 41</text:p>
          </table:table-cell>
          <table:table-cell office:value="0.36546960591851185" office:value-type="float"/>
          <table:table-cell office:value="0.7647164676813295" office:value-type="float"/>
          <table:table-cell office:value="27.995949243967104" office:value-type="float"/>
          <table:table-cell office:value-type="string">
            <text:p>input/data_formal_20240530-1342/meme/f_fristara_20230106T073926/0.jpg</text:p>
          </table:table-cell>
          <table:table-cell office:value-type="string">
            <text:p>https://twitter.com/f_fristara/status/1611266173060153345</text:p>
          </table:table-cell>
        </table:table-row>
        <table:table-row>
          <table:table-cell office:value="904" office:value-type="float"/>
          <table:table-cell office:value-type="string">
            <text:p>Pattern 23</text:p>
          </table:table-cell>
          <table:table-cell office:value="0.32599670001326075" office:value-type="float"/>
          <table:table-cell office:value="0.307054594611351" office:value-type="float"/>
          <table:table-cell office:value="32.4059873059453" office:value-type="float"/>
          <table:table-cell office:value-type="string">
            <text:p>input/data_formal_20240530-1342/meme/f_fristara_20230106T073926/1.jpg</text:p>
          </table:table-cell>
          <table:table-cell office:value-type="string">
            <text:p>https://twitter.com/f_fristara/status/1611266173060153345</text:p>
          </table:table-cell>
        </table:table-row>
        <table:table-row>
          <table:table-cell office:value="905" office:value-type="float"/>
          <table:table-cell office:value-type="string">
            <text:p>Pattern 48</text:p>
          </table:table-cell>
          <table:table-cell office:value="0.4353477682987396" office:value-type="float"/>
          <table:table-cell office:value="0.42489550643483" office:value-type="float"/>
          <table:table-cell office:value="30.59018241343872" office:value-type="float"/>
          <table:table-cell office:value-type="string">
            <text:p>input/data_formal_20240530-1342/meme/f_fristara_20230106T073926/2.jpg</text:p>
          </table:table-cell>
          <table:table-cell office:value-type="string">
            <text:p>https://twitter.com/f_fristara/status/1611266173060153345</text:p>
          </table:table-cell>
        </table:table-row>
        <table:table-row>
          <table:table-cell office:value="906" office:value-type="float"/>
          <table:table-cell office:value-type="string">
            <text:p>Pattern 29</text:p>
          </table:table-cell>
          <table:table-cell office:value="0.6232064023206128" office:value-type="float"/>
          <table:table-cell office:value="0.33767915126851167" office:value-type="float"/>
          <table:table-cell office:value="27.667651509100295" office:value-type="float"/>
          <table:table-cell office:value-type="string">
            <text:p>input/data_formal_20240530-1342/meme/FabAvie_20230206T113633/0.jpg</text:p>
          </table:table-cell>
          <table:table-cell office:value-type="string">
            <text:p>https://twitter.com/enid_sinclaire/status/1622581119932862465</text:p>
          </table:table-cell>
        </table:table-row>
        <table:table-row>
          <table:table-cell office:value="907" office:value-type="float"/>
          <table:table-cell office:value-type="string">
            <text:p>Pattern 12</text:p>
          </table:table-cell>
          <table:table-cell office:value="0.2198626686597958" office:value-type="float"/>
          <table:table-cell office:value="0.5999170880035902" office:value-type="float"/>
          <table:table-cell office:value="29.079399269513907" office:value-type="float"/>
          <table:table-cell office:value-type="string">
            <text:p>input/data_formal_20240530-1342/meme/fabclub__20230307T070840/0.jpg</text:p>
          </table:table-cell>
          <table:table-cell office:value-type="string">
            <text:p>https://twitter.com/Maan__ish/status/1633001803586600960</text:p>
          </table:table-cell>
        </table:table-row>
        <table:table-row>
          <table:table-cell office:value="908" office:value-type="float"/>
          <table:table-cell office:value-type="string">
            <text:p>Pattern 9</text:p>
          </table:table-cell>
          <table:table-cell office:value="0.19054192697760738" office:value-type="float"/>
          <table:table-cell office:value="0.02759672473542396" office:value-type="float"/>
          <table:table-cell office:value="7.3648422981689015" office:value-type="float"/>
          <table:table-cell office:value-type="string">
            <text:p>input/data_formal_20240530-1342/meme/FactoHR_20230105T115437/0.jpg</text:p>
          </table:table-cell>
          <table:table-cell office:value-type="string">
            <text:p>https://twitter.com/FactoHR/status/1610968005361696768</text:p>
          </table:table-cell>
        </table:table-row>
        <table:table-row>
          <table:table-cell office:value="909" office:value-type="float"/>
          <table:table-cell office:value-type="string">
            <text:p>Pattern 9</text:p>
          </table:table-cell>
          <table:table-cell office:value="0.18369428672820937" office:value-type="float"/>
          <table:table-cell office:value="0.02198647120654501" office:value-type="float"/>
          <table:table-cell office:value="6.819113322909902" office:value-type="float"/>
          <table:table-cell office:value-type="string">
            <text:p>input/data_formal_20240530-1342/meme/FactoHR_20230105T115437/1.jpg</text:p>
          </table:table-cell>
          <table:table-cell office:value-type="string">
            <text:p>https://twitter.com/FactoHR/status/1610968005361696768</text:p>
          </table:table-cell>
        </table:table-row>
        <table:table-row>
          <table:table-cell office:value="910" office:value-type="float"/>
          <table:table-cell office:value-type="string">
            <text:p>Pattern 9</text:p>
          </table:table-cell>
          <table:table-cell office:value="0.1852724418062503" office:value-type="float"/>
          <table:table-cell office:value="0.015165318551265683" office:value-type="float"/>
          <table:table-cell office:value="6.7459323243241" office:value-type="float"/>
          <table:table-cell office:value-type="string">
            <text:p>input/data_formal_20240530-1342/meme/FactoHR_20230105T115437/2.jpg</text:p>
          </table:table-cell>
          <table:table-cell office:value-type="string">
            <text:p>https://twitter.com/FactoHR/status/1610968005361696768</text:p>
          </table:table-cell>
        </table:table-row>
        <table:table-row>
          <table:table-cell office:value="911" office:value-type="float"/>
          <table:table-cell office:value-type="string">
            <text:p>Pattern 49</text:p>
          </table:table-cell>
          <table:table-cell office:value="0.45225921833385185" office:value-type="float"/>
          <table:table-cell office:value="0.7711156132715964" office:value-type="float"/>
          <table:table-cell office:value="23.877342338495147" office:value-type="float"/>
          <table:table-cell office:value-type="string">
            <text:p>input/data_formal_20240530-1342/meme/FailgagsFunny_20221227T080453/0.jpg</text:p>
          </table:table-cell>
          <table:table-cell office:value-type="string">
            <text:p>https://twitter.com/Tatjana61875398/status/1607947537213755392</text:p>
          </table:table-cell>
        </table:table-row>
        <table:table-row>
          <table:table-cell office:value="912" office:value-type="float"/>
          <table:table-cell office:value-type="string">
            <text:p>Pattern 37</text:p>
          </table:table-cell>
          <table:table-cell office:value="0.8859169398537908" office:value-type="float"/>
          <table:table-cell office:value="0.36919658050455373" office:value-type="float"/>
          <table:table-cell office:value="22.127937940663415" office:value-type="float"/>
          <table:table-cell office:value-type="string">
            <text:p>input/data_formal_20240530-1342/meme/FailgagsFunny_20221228T051214/0.jpg</text:p>
          </table:table-cell>
          <table:table-cell office:value-type="string">
            <text:p>https://twitter.com/FailgagsFunny/status/1607967638709497856</text:p>
          </table:table-cell>
        </table:table-row>
        <table:table-row>
          <table:table-cell office:value="913" office:value-type="float"/>
          <table:table-cell office:value-type="string">
            <text:p>Pattern 2</text:p>
          </table:table-cell>
          <table:table-cell office:value="0.8294899594322707" office:value-type="float"/>
          <table:table-cell office:value="0.3074174428332968" office:value-type="float"/>
          <table:table-cell office:value="22.026006556994606" office:value-type="float"/>
          <table:table-cell office:value-type="string">
            <text:p>input/data_formal_20240530-1342/meme/FailgagsFunny_20230105T122103/0.jpg</text:p>
          </table:table-cell>
          <table:table-cell office:value-type="string">
            <text:p>https://twitter.com/FailgagsFunny/status/1610974658458968065</text:p>
          </table:table-cell>
        </table:table-row>
        <table:table-row>
          <table:table-cell office:value="914" office:value-type="float"/>
          <table:table-cell office:value-type="string">
            <text:p>Pattern 48</text:p>
          </table:table-cell>
          <table:table-cell office:value="0.4410002974817119" office:value-type="float"/>
          <table:table-cell office:value="0.4314623471573931" office:value-type="float"/>
          <table:table-cell office:value="30.500045311379917" office:value-type="float"/>
          <table:table-cell office:value-type="string">
            <text:p>input/data_formal_20240530-1342/meme/FailgagsFunny_20230105T135630/0.jpg</text:p>
          </table:table-cell>
          <table:table-cell office:value-type="string">
            <text:p>https://twitter.com/chintamani0d/status/1611229103499235330</text:p>
          </table:table-cell>
        </table:table-row>
        <table:table-row>
          <table:table-cell office:value="915" office:value-type="float"/>
          <table:table-cell office:value-type="string">
            <text:p>Pattern 20</text:p>
          </table:table-cell>
          <table:table-cell office:value="0.54403752887902" office:value-type="float"/>
          <table:table-cell office:value="0.41340966175928223" office:value-type="float"/>
          <table:table-cell office:value="31.69017882629227" office:value-type="float"/>
          <table:table-cell office:value-type="string">
            <text:p>input/data_formal_20240530-1342/meme/FailgagsFunny_20230106T044456/0.jpg</text:p>
          </table:table-cell>
          <table:table-cell office:value-type="string">
            <text:p>https://twitter.com/FailgagsFunny/status/1611222259930378245</text:p>
          </table:table-cell>
        </table:table-row>
        <table:table-row>
          <table:table-cell office:value="916" office:value-type="float"/>
          <table:table-cell office:value-type="string">
            <text:p>Pattern 29</text:p>
          </table:table-cell>
          <table:table-cell office:value="0.6115272661085247" office:value-type="float"/>
          <table:table-cell office:value="0.4007915463594611" office:value-type="float"/>
          <table:table-cell office:value="24.658081870612623" office:value-type="float"/>
          <table:table-cell office:value-type="string">
            <text:p>input/data_formal_20240530-1342/meme/FailgagsFunny_20230106T055216/0.jpg</text:p>
          </table:table-cell>
          <table:table-cell office:value-type="string">
            <text:p>https://twitter.com/FailgagsFunny/status/1611239206915014656</text:p>
          </table:table-cell>
        </table:table-row>
        <table:table-row>
          <table:table-cell office:value="917" office:value-type="float"/>
          <table:table-cell office:value-type="string">
            <text:p>Pattern 37</text:p>
          </table:table-cell>
          <table:table-cell office:value="0.7289984271551855" office:value-type="float"/>
          <table:table-cell office:value="0.31197811686496657" office:value-type="float"/>
          <table:table-cell office:value="25.25869106241095" office:value-type="float"/>
          <table:table-cell office:value-type="string">
            <text:p>input/data_formal_20240530-1342/meme/FailgagsFunny_20230106T070411/0.jpg</text:p>
          </table:table-cell>
          <table:table-cell office:value-type="string">
            <text:p>https://twitter.com/FailgagsFunny/status/1611257302971187200</text:p>
          </table:table-cell>
        </table:table-row>
        <table:table-row>
          <table:table-cell office:value="918" office:value-type="float"/>
          <table:table-cell office:value-type="string">
            <text:p>Pattern 48</text:p>
          </table:table-cell>
          <table:table-cell office:value="0.2808801495057915" office:value-type="float"/>
          <table:table-cell office:value="0.6000875636522075" office:value-type="float"/>
          <table:table-cell office:value="23.27014765366575" office:value-type="float"/>
          <table:table-cell office:value-type="string">
            <text:p>input/data_formal_20240530-1342/meme/FailgagsFunny_20230106T080942/0.jpg</text:p>
          </table:table-cell>
          <table:table-cell office:value-type="string">
            <text:p>https://twitter.com/FailgagsFunny/status/1611273792130813952</text:p>
          </table:table-cell>
        </table:table-row>
        <table:table-row>
          <table:table-cell office:value="919" office:value-type="float"/>
          <table:table-cell office:value-type="string">
            <text:p>Pattern 30</text:p>
          </table:table-cell>
          <table:table-cell office:value="0.5548616221136862" office:value-type="float"/>
          <table:table-cell office:value="0.5135973433106871" office:value-type="float"/>
          <table:table-cell office:value="27.100060745624113" office:value-type="float"/>
          <table:table-cell office:value-type="string">
            <text:p>input/data_formal_20240530-1342/meme/FailgagsFunny_20230107T062903/0.jpg</text:p>
          </table:table-cell>
          <table:table-cell office:value-type="string">
            <text:p>https://twitter.com/PumperPuxxy/status/1613311626501050369</text:p>
          </table:table-cell>
        </table:table-row>
        <table:table-row>
          <table:table-cell office:value="920" office:value-type="float"/>
          <table:table-cell office:value-type="string">
            <text:p>Pattern 37</text:p>
          </table:table-cell>
          <table:table-cell office:value="0.8053775263689349" office:value-type="float"/>
          <table:table-cell office:value="0.4287848265467822" office:value-type="float"/>
          <table:table-cell office:value="22.594909167635947" office:value-type="float"/>
          <table:table-cell office:value-type="string">
            <text:p>input/data_formal_20240530-1342/meme/FailgagsFunny_20230202T043925/0.jpg</text:p>
          </table:table-cell>
          <table:table-cell office:value-type="string">
            <text:p>https://twitter.com/FailgagsFunny/status/1621005345933099009</text:p>
          </table:table-cell>
        </table:table-row>
        <table:table-row>
          <table:table-cell office:value="921" office:value-type="float"/>
          <table:table-cell office:value-type="string">
            <text:p>Pattern 37</text:p>
          </table:table-cell>
          <table:table-cell office:value="0.85181159646525" office:value-type="float"/>
          <table:table-cell office:value="0.37636666100367455" office:value-type="float"/>
          <table:table-cell office:value="22.947582537696622" office:value-type="float"/>
          <table:table-cell office:value-type="string">
            <text:p>input/data_formal_20240530-1342/meme/FailgagsFunny_20230206T131743/0.jpg</text:p>
          </table:table-cell>
          <table:table-cell office:value-type="string">
            <text:p>https://twitter.com/FailgagsFunny/status/1622585328979841026</text:p>
          </table:table-cell>
        </table:table-row>
        <table:table-row>
          <table:table-cell office:value="922" office:value-type="float"/>
          <table:table-cell office:value-type="string">
            <text:p>Pattern 20</text:p>
          </table:table-cell>
          <table:table-cell office:value="0.8943875521179117" office:value-type="float"/>
          <table:table-cell office:value="0.26749451761959264" office:value-type="float"/>
          <table:table-cell office:value="23.13720052810273" office:value-type="float"/>
          <table:table-cell office:value-type="string">
            <text:p>input/data_formal_20240530-1342/meme/FailgagsFunny_20230212T134108/0.jpg</text:p>
          </table:table-cell>
          <table:table-cell office:value-type="string">
            <text:p>https://twitter.com/FailgagsFunny/status/1624765549459943426</text:p>
          </table:table-cell>
        </table:table-row>
        <table:table-row>
          <table:table-cell office:value="923" office:value-type="float"/>
          <table:table-cell office:value-type="string">
            <text:p>Pattern 3</text:p>
          </table:table-cell>
          <table:table-cell office:value="1.0" office:value-type="float"/>
          <table:table-cell office:value="0.3593481576259844" office:value-type="float"/>
          <table:table-cell office:value="18.078698177360764" office:value-type="float"/>
          <table:table-cell office:value-type="string">
            <text:p>input/data_formal_20240530-1342/meme/FatDumbAndAngry_20230105T122706/0.jpg</text:p>
          </table:table-cell>
          <table:table-cell office:value-type="string">
            <text:p>https://twitter.com/FatDumbAndAngry/status/1610976179372138501</text:p>
          </table:table-cell>
        </table:table-row>
        <table:table-row>
          <table:table-cell office:value="924" office:value-type="float"/>
          <table:table-cell office:value-type="string">
            <text:p>Pattern 20</text:p>
          </table:table-cell>
          <table:table-cell office:value="0.7203456189765747" office:value-type="float"/>
          <table:table-cell office:value="0.4017990286684392" office:value-type="float"/>
          <table:table-cell office:value="23.843031268012243" office:value-type="float"/>
          <table:table-cell office:value-type="string">
            <text:p>input/data_formal_20240530-1342/meme/FatDumbAndAngry_20230105T123150/0.jpg</text:p>
          </table:table-cell>
          <table:table-cell office:value-type="string">
            <text:p>https://twitter.com/FatDumbAndAngry/status/1610977373385531392</text:p>
          </table:table-cell>
        </table:table-row>
        <table:table-row>
          <table:table-cell office:value="925" office:value-type="float"/>
          <table:table-cell office:value-type="string">
            <text:p>Pattern 16</text:p>
          </table:table-cell>
          <table:table-cell office:value="0.3410749254326561" office:value-type="float"/>
          <table:table-cell office:value="0.3876196071154875" office:value-type="float"/>
          <table:table-cell office:value="34.220041885128" office:value-type="float"/>
          <table:table-cell office:value-type="string">
            <text:p>input/data_formal_20240530-1342/meme/faucetcryptocom_20230206T124650/0.jpg</text:p>
          </table:table-cell>
          <table:table-cell office:value-type="string">
            <text:p>https://twitter.com/LearnersArea/status/1622577557055963138</text:p>
          </table:table-cell>
        </table:table-row>
        <table:table-row>
          <table:table-cell office:value="926" office:value-type="float"/>
          <table:table-cell office:value-type="string">
            <text:p>Pattern 23</text:p>
          </table:table-cell>
          <table:table-cell office:value="0.28308316218560997" office:value-type="float"/>
          <table:table-cell office:value="0.37226687103221945" office:value-type="float"/>
          <table:table-cell office:value="28.110296135646077" office:value-type="float"/>
          <table:table-cell office:value-type="string">
            <text:p>input/data_formal_20240530-1342/meme/fearlezx_20230106T061559/0.jpg</text:p>
          </table:table-cell>
          <table:table-cell office:value-type="string">
            <text:p>https://twitter.com/fearlezx/status/1611245171416383488</text:p>
          </table:table-cell>
        </table:table-row>
        <table:table-row>
          <table:table-cell office:value="927" office:value-type="float"/>
          <table:table-cell office:value-type="string">
            <text:p>Pattern 23</text:p>
          </table:table-cell>
          <table:table-cell office:value="0.2182627209207133" office:value-type="float"/>
          <table:table-cell office:value="0.3434783021920157" office:value-type="float"/>
          <table:table-cell office:value="28.22583305150774" office:value-type="float"/>
          <table:table-cell office:value-type="string">
            <text:p>input/data_formal_20240530-1342/meme/fearlezx_20230106T061559/1.jpg</text:p>
          </table:table-cell>
          <table:table-cell office:value-type="string">
            <text:p>https://twitter.com/fearlezx/status/1611245171416383488</text:p>
          </table:table-cell>
        </table:table-row>
        <table:table-row>
          <table:table-cell office:value="928" office:value-type="float"/>
          <table:table-cell office:value-type="string">
            <text:p>Pattern 23</text:p>
          </table:table-cell>
          <table:table-cell office:value="0.18346828536137388" office:value-type="float"/>
          <table:table-cell office:value="0.3336013714638848" office:value-type="float"/>
          <table:table-cell office:value="27.7623734230967" office:value-type="float"/>
          <table:table-cell office:value-type="string">
            <text:p>input/data_formal_20240530-1342/meme/fearlezx_20230106T061559/2.jpg</text:p>
          </table:table-cell>
          <table:table-cell office:value-type="string">
            <text:p>https://twitter.com/fearlezx/status/1611245171416383488</text:p>
          </table:table-cell>
        </table:table-row>
        <table:table-row>
          <table:table-cell office:value="929" office:value-type="float"/>
          <table:table-cell office:value-type="string">
            <text:p>Pattern 23</text:p>
          </table:table-cell>
          <table:table-cell office:value="0.4298297475420906" office:value-type="float"/>
          <table:table-cell office:value="0.4022497260652793" office:value-type="float"/>
          <table:table-cell office:value="30.418515006150653" office:value-type="float"/>
          <table:table-cell office:value-type="string">
            <text:p>input/data_formal_20240530-1342/meme/fearlezx_20230106T061559/3.jpg</text:p>
          </table:table-cell>
          <table:table-cell office:value-type="string">
            <text:p>https://twitter.com/fearlezx/status/1611245171416383488</text:p>
          </table:table-cell>
        </table:table-row>
        <table:table-row>
          <table:table-cell office:value="930" office:value-type="float"/>
          <table:table-cell office:value-type="string">
            <text:p>Pattern 41</text:p>
          </table:table-cell>
          <table:table-cell office:value="0.2615693255899171" office:value-type="float"/>
          <table:table-cell office:value="0.9118419332395528" office:value-type="float"/>
          <table:table-cell office:value="24.03706746748012" office:value-type="float"/>
          <table:table-cell office:value-type="string">
            <text:p>input/data_formal_20240530-1342/meme/FelixDanielMar3_20221228T054700/0.jpg</text:p>
          </table:table-cell>
          <table:table-cell office:value-type="string">
            <text:p>https://twitter.com/FelixDanielMar3/status/1607976386823585792</text:p>
          </table:table-cell>
        </table:table-row>
        <table:table-row>
          <table:table-cell office:value="931" office:value-type="float"/>
          <table:table-cell office:value-type="string">
            <text:p>Pattern 16</text:p>
          </table:table-cell>
          <table:table-cell office:value="0.2365326151874838" office:value-type="float"/>
          <table:table-cell office:value="0.3171610571011696" office:value-type="float"/>
          <table:table-cell office:value="23.20413651434214" office:value-type="float"/>
          <table:table-cell office:value-type="string">
            <text:p>input/data_formal_20240530-1342/meme/FernandezFBooks_20221208T160345/0.jpg</text:p>
          </table:table-cell>
          <table:table-cell office:value-type="string">
            <text:p>https://twitter.com/FernandezFBooks/status/1622581797568581632</text:p>
          </table:table-cell>
        </table:table-row>
        <table:table-row>
          <table:table-cell office:value="932" office:value-type="float"/>
          <table:table-cell office:value-type="string">
            <text:p>Pattern 16</text:p>
          </table:table-cell>
          <table:table-cell office:value="0.25694737204590473" office:value-type="float"/>
          <table:table-cell office:value="0.30768802421630564" office:value-type="float"/>
          <table:table-cell office:value="23.452181454627773" office:value-type="float"/>
          <table:table-cell office:value-type="string">
            <text:p>input/data_formal_20240530-1342/meme/FernandezFBooks_20230204T200318/0.jpg</text:p>
          </table:table-cell>
          <table:table-cell office:value-type="string">
            <text:p>https://twitter.com/Dorsey_Novels/status/1622609725492699137</text:p>
          </table:table-cell>
        </table:table-row>
        <table:table-row>
          <table:table-cell office:value="933" office:value-type="float"/>
          <table:table-cell office:value-type="string">
            <text:p>Pattern 3</text:p>
          </table:table-cell>
          <table:table-cell office:value="0.8291865527233093" office:value-type="float"/>
          <table:table-cell office:value="0.40610086864268147" office:value-type="float"/>
          <table:table-cell office:value="22.605951508795602" office:value-type="float"/>
          <table:table-cell office:value-type="string">
            <text:p>input/data_formal_20240530-1342/meme/ff_collections_20221228T004611/0.jpg</text:p>
          </table:table-cell>
          <table:table-cell office:value-type="string">
            <text:p>https://twitter.com/handsomezenos/status/1607957501626175491</text:p>
          </table:table-cell>
        </table:table-row>
        <table:table-row>
          <table:table-cell office:value="934" office:value-type="float"/>
          <table:table-cell office:value-type="string">
            <text:p>Pattern 21</text:p>
          </table:table-cell>
          <table:table-cell office:value="0.6614072215630491" office:value-type="float"/>
          <table:table-cell office:value="0.7001571767208429" office:value-type="float"/>
          <table:table-cell office:value="25.301866498568526" office:value-type="float"/>
          <table:table-cell office:value-type="string">
            <text:p>input/data_formal_20240530-1342/meme/FFLTristate_20230206T120143/0.jpg</text:p>
          </table:table-cell>
          <table:table-cell office:value-type="string">
            <text:p>https://twitter.com/FFLTristate/status/1622566205415387137</text:p>
          </table:table-cell>
        </table:table-row>
        <table:table-row>
          <table:table-cell office:value="935" office:value-type="float"/>
          <table:table-cell office:value-type="string">
            <text:p>Pattern 12</text:p>
          </table:table-cell>
          <table:table-cell office:value="0.14925504443026538" office:value-type="float"/>
          <table:table-cell office:value="0.5237116397360133" office:value-type="float"/>
          <table:table-cell office:value="29.602012030672537" office:value-type="float"/>
          <table:table-cell office:value-type="string">
            <text:p>input/data_formal_20240530-1342/meme/FIBOGlobal_20221228T064219/0.jpg</text:p>
          </table:table-cell>
          <table:table-cell office:value-type="string">
            <text:p>https://twitter.com/FIBOGlobal/status/1607990311414042625</text:p>
          </table:table-cell>
        </table:table-row>
        <table:table-row>
          <table:table-cell office:value="936" office:value-type="float"/>
          <table:table-cell office:value-type="string">
            <text:p>Pattern 35</text:p>
          </table:table-cell>
          <table:table-cell office:value="0.43405284432190355" office:value-type="float"/>
          <table:table-cell office:value="0.31182995105525885" office:value-type="float"/>
          <table:table-cell office:value="32.73905367989749" office:value-type="float"/>
          <table:table-cell office:value-type="string">
            <text:p>input/data_formal_20240530-1342/meme/Figoklein4_20221228T045342/0.jpg</text:p>
          </table:table-cell>
          <table:table-cell office:value-type="string">
            <text:p>https://twitter.com/Figoklein4/status/1607962977180815360</text:p>
          </table:table-cell>
        </table:table-row>
        <table:table-row>
          <table:table-cell office:value="937" office:value-type="float"/>
          <table:table-cell office:value-type="string">
            <text:p>Pattern 3</text:p>
          </table:table-cell>
          <table:table-cell office:value="0.8864500264190535" office:value-type="float"/>
          <table:table-cell office:value="0.36291586289730876" office:value-type="float"/>
          <table:table-cell office:value="21.477375472375975" office:value-type="float"/>
          <table:table-cell office:value-type="string">
            <text:p>input/data_formal_20240530-1342/meme/Filmybliss12_20230106T061029/0.jpg</text:p>
          </table:table-cell>
          <table:table-cell office:value-type="string">
            <text:p>https://twitter.com/Filmybliss12/status/1611243790190399488</text:p>
          </table:table-cell>
        </table:table-row>
        <table:table-row>
          <table:table-cell office:value="938" office:value-type="float"/>
          <table:table-cell office:value-type="string">
            <text:p>Pattern 36</text:p>
          </table:table-cell>
          <table:table-cell office:value="0.9000345079977667" office:value-type="float"/>
          <table:table-cell office:value="0.3166779441294377" office:value-type="float"/>
          <table:table-cell office:value="23.07104917207923" office:value-type="float"/>
          <table:table-cell office:value-type="string">
            <text:p>input/data_formal_20240530-1342/meme/filmygyantelly1_20230111T182619/0.jpg</text:p>
          </table:table-cell>
          <table:table-cell office:value-type="string">
            <text:p>https://twitter.com/queenuud1/status/1613299430249172994</text:p>
          </table:table-cell>
        </table:table-row>
        <table:table-row>
          <table:table-cell office:value="939" office:value-type="float"/>
          <table:table-cell office:value-type="string">
            <text:p>Pattern 43</text:p>
          </table:table-cell>
          <table:table-cell office:value="0.22300130365634205" office:value-type="float"/>
          <table:table-cell office:value="0.46952361422959293" office:value-type="float"/>
          <table:table-cell office:value="29.408914379987113" office:value-type="float"/>
          <table:table-cell office:value-type="string">
            <text:p>input/data_formal_20240530-1342/meme/FinanceFr1_20230404T011027/0.jpg</text:p>
          </table:table-cell>
          <table:table-cell office:value-type="string">
            <text:p>https://twitter.com/FinanceFr1/status/1643058415760035841</text:p>
          </table:table-cell>
        </table:table-row>
        <table:table-row>
          <table:table-cell office:value="940" office:value-type="float"/>
          <table:table-cell office:value-type="string">
            <text:p>Pattern 48</text:p>
          </table:table-cell>
          <table:table-cell office:value="0.45218700589292893" office:value-type="float"/>
          <table:table-cell office:value="0.49904959960238976" office:value-type="float"/>
          <table:table-cell office:value="29.870693067077262" office:value-type="float"/>
          <table:table-cell office:value-type="string">
            <text:p>input/data_formal_20240530-1342/meme/FirerealKai_20221228T055344/0.jpg</text:p>
          </table:table-cell>
          <table:table-cell office:value-type="string">
            <text:p>https://twitter.com/FirerealKai/status/1607978081737900032</text:p>
          </table:table-cell>
        </table:table-row>
        <table:table-row>
          <table:table-cell office:value="941" office:value-type="float"/>
          <table:table-cell office:value-type="string">
            <text:p>Pattern 20</text:p>
          </table:table-cell>
          <table:table-cell office:value="0.6818195727691814" office:value-type="float"/>
          <table:table-cell office:value="0.23973320620938265" office:value-type="float"/>
          <table:table-cell office:value="25.795295222382197" office:value-type="float"/>
          <table:table-cell office:value-type="string">
            <text:p>input/data_formal_20240530-1342/meme/FlawInTheMatrix_20230105T082609/0.jpg</text:p>
          </table:table-cell>
          <table:table-cell office:value-type="string">
            <text:p>https://twitter.com/MisterK15221241/status/1610943350198210562</text:p>
          </table:table-cell>
        </table:table-row>
        <table:table-row>
          <table:table-cell office:value="942" office:value-type="float"/>
          <table:table-cell office:value-type="string">
            <text:p>Pattern 46</text:p>
          </table:table-cell>
          <table:table-cell office:value="0.15247084971786823" office:value-type="float"/>
          <table:table-cell office:value="0.07667030769587102" office:value-type="float"/>
          <table:table-cell office:value="21.329813464660155" office:value-type="float"/>
          <table:table-cell office:value-type="string">
            <text:p>input/data_formal_20240530-1342/meme/flourpicker1_20230106T060525/0.jpg</text:p>
          </table:table-cell>
          <table:table-cell office:value-type="string">
            <text:p>https://twitter.com/flourpicker1/status/1611242513368780800</text:p>
          </table:table-cell>
        </table:table-row>
        <table:table-row>
          <table:table-cell office:value="943" office:value-type="float"/>
          <table:table-cell office:value-type="string">
            <text:p>Pattern 46</text:p>
          </table:table-cell>
          <table:table-cell office:value="0.16282989110452617" office:value-type="float"/>
          <table:table-cell office:value="0.07815322523312807" office:value-type="float"/>
          <table:table-cell office:value="25.39260317918305" office:value-type="float"/>
          <table:table-cell office:value-type="string">
            <text:p>input/data_formal_20240530-1342/meme/flourpicker1_20230106T060525/1.jpg</text:p>
          </table:table-cell>
          <table:table-cell office:value-type="string">
            <text:p>https://twitter.com/flourpicker1/status/1611242513368780800</text:p>
          </table:table-cell>
        </table:table-row>
        <table:table-row>
          <table:table-cell office:value="944" office:value-type="float"/>
          <table:table-cell office:value-type="string">
            <text:p>Pattern 16</text:p>
          </table:table-cell>
          <table:table-cell office:value="0.3029216963440719" office:value-type="float"/>
          <table:table-cell office:value="0.3203111126969841" office:value-type="float"/>
          <table:table-cell office:value="32.7746323322788" office:value-type="float"/>
          <table:table-cell office:value-type="string">
            <text:p>input/data_formal_20240530-1342/meme/flouste_20230126T122353/0.jpg</text:p>
          </table:table-cell>
          <table:table-cell office:value-type="string">
            <text:p>https://twitter.com/flouste/status/1618585514038149121</text:p>
          </table:table-cell>
        </table:table-row>
        <table:table-row>
          <table:table-cell office:value="945" office:value-type="float"/>
          <table:table-cell office:value-type="string">
            <text:p>Pattern 25</text:p>
          </table:table-cell>
          <table:table-cell office:value="0.7383547254669757" office:value-type="float"/>
          <table:table-cell office:value="0.3037253196542298" office:value-type="float"/>
          <table:table-cell office:value="18.83746353438334" office:value-type="float"/>
          <table:table-cell office:value-type="string">
            <text:p>input/data_formal_20240530-1342/meme/FNovelsO_20221228T000400/0.jpg</text:p>
          </table:table-cell>
          <table:table-cell office:value-type="string">
            <text:p>https://twitter.com/FNovelsO/status/1607890070203162625</text:p>
          </table:table-cell>
        </table:table-row>
        <table:table-row>
          <table:table-cell office:value="946" office:value-type="float"/>
          <table:table-cell office:value-type="string">
            <text:p>Pattern 16</text:p>
          </table:table-cell>
          <table:table-cell office:value="0.2646285112880742" office:value-type="float"/>
          <table:table-cell office:value="0.33358046223943527" office:value-type="float"/>
          <table:table-cell office:value="34.18415320076877" office:value-type="float"/>
          <table:table-cell office:value-type="string">
            <text:p>input/data_formal_20240530-1342/meme/food_mentary_20230103T124340/0.jpg</text:p>
          </table:table-cell>
          <table:table-cell office:value-type="string">
            <text:p>https://twitter.com/food_mentary/status/1610255574830288898</text:p>
          </table:table-cell>
        </table:table-row>
        <table:table-row>
          <table:table-cell office:value="947" office:value-type="float"/>
          <table:table-cell office:value-type="string">
            <text:p>Pattern 16</text:p>
          </table:table-cell>
          <table:table-cell office:value="0.24765482381710524" office:value-type="float"/>
          <table:table-cell office:value="0.3921222209906284" office:value-type="float"/>
          <table:table-cell office:value="33.905306105371956" office:value-type="float"/>
          <table:table-cell office:value-type="string">
            <text:p>input/data_formal_20240530-1342/meme/Foodarama8_20221230T034555/0.jpg</text:p>
          </table:table-cell>
          <table:table-cell office:value-type="string">
            <text:p>https://twitter.com/BSRobinsonLove/status/1613389005684604928</text:p>
          </table:table-cell>
        </table:table-row>
        <table:table-row>
          <table:table-cell office:value="948" office:value-type="float"/>
          <table:table-cell office:value-type="string">
            <text:p>Pattern 16</text:p>
          </table:table-cell>
          <table:table-cell office:value="0.2814674182582562" office:value-type="float"/>
          <table:table-cell office:value="0.32984480862603616" office:value-type="float"/>
          <table:table-cell office:value="33.10018190355628" office:value-type="float"/>
          <table:table-cell office:value-type="string">
            <text:p>input/data_formal_20240530-1342/meme/Foodhunter1313_20230105T021914/0.jpg</text:p>
          </table:table-cell>
          <table:table-cell office:value-type="string">
            <text:p>https://twitter.com/Foodhunter1313/status/1610823206277091329</text:p>
          </table:table-cell>
        </table:table-row>
        <table:table-row>
          <table:table-cell office:value="949" office:value-type="float"/>
          <table:table-cell office:value-type="string">
            <text:p>Pattern 16</text:p>
          </table:table-cell>
          <table:table-cell office:value="0.25843920928069986" office:value-type="float"/>
          <table:table-cell office:value="0.3057175895679243" office:value-type="float"/>
          <table:table-cell office:value="34.51318037422688" office:value-type="float"/>
          <table:table-cell office:value-type="string">
            <text:p>input/data_formal_20240530-1342/meme/Foodhunter1313_20230105T160208/0.jpg</text:p>
          </table:table-cell>
          <table:table-cell office:value-type="string">
            <text:p>https://twitter.com/Foodhunter1313/status/1611030296782307329</text:p>
          </table:table-cell>
        </table:table-row>
        <table:table-row>
          <table:table-cell office:value="950" office:value-type="float"/>
          <table:table-cell office:value-type="string">
            <text:p>Pattern 16</text:p>
          </table:table-cell>
          <table:table-cell office:value="0.26297991857908953" office:value-type="float"/>
          <table:table-cell office:value="0.26409679015126897" office:value-type="float"/>
          <table:table-cell office:value="31.58780530894888" office:value-type="float"/>
          <table:table-cell office:value-type="string">
            <text:p>input/data_formal_20240530-1342/meme/fopmemes_20221228T014500/0.jpg</text:p>
          </table:table-cell>
          <table:table-cell office:value-type="string">
            <text:p>https://twitter.com/directdamage_dd/status/1607917079830618113</text:p>
          </table:table-cell>
        </table:table-row>
        <table:table-row>
          <table:table-cell office:value="951" office:value-type="float"/>
          <table:table-cell office:value-type="string">
            <text:p>Pattern 16</text:p>
          </table:table-cell>
          <table:table-cell office:value="0.1918443740129819" office:value-type="float"/>
          <table:table-cell office:value="0.3878915679500352" office:value-type="float"/>
          <table:table-cell office:value="31.10457578380961" office:value-type="float"/>
          <table:table-cell office:value-type="string">
            <text:p>input/data_formal_20240530-1342/meme/fopmemes_20221228T034000/0.jpg</text:p>
          </table:table-cell>
          <table:table-cell office:value-type="string">
            <text:p>https://twitter.com/directdamage_dd/status/1607945130660560897</text:p>
          </table:table-cell>
        </table:table-row>
        <table:table-row>
          <table:table-cell office:value="952" office:value-type="float"/>
          <table:table-cell office:value-type="string">
            <text:p>Pattern 16</text:p>
          </table:table-cell>
          <table:table-cell office:value="0.1889218328600139" office:value-type="float"/>
          <table:table-cell office:value="0.252252340819218" office:value-type="float"/>
          <table:table-cell office:value="30.926763885787462" office:value-type="float"/>
          <table:table-cell office:value-type="string">
            <text:p>input/data_formal_20240530-1342/meme/fopmemes_20221228T042830/0.jpg</text:p>
          </table:table-cell>
          <table:table-cell office:value-type="string">
            <text:p>https://twitter.com/directdamage_dd/status/1607969661362278404</text:p>
          </table:table-cell>
        </table:table-row>
        <table:table-row>
          <table:table-cell office:value="953" office:value-type="float"/>
          <table:table-cell office:value-type="string">
            <text:p>Pattern 30</text:p>
          </table:table-cell>
          <table:table-cell office:value="0.4018435611770186" office:value-type="float"/>
          <table:table-cell office:value="0.7809596204038379" office:value-type="float"/>
          <table:table-cell office:value="24.97948068121326" office:value-type="float"/>
          <table:table-cell office:value-type="string">
            <text:p>input/data_formal_20240530-1342/meme/fopmemes_20230111T230002/0.jpg</text:p>
          </table:table-cell>
          <table:table-cell office:value-type="string">
            <text:p>https://twitter.com/dungeoncollect2/status/1613309851043602432</text:p>
          </table:table-cell>
        </table:table-row>
        <table:table-row>
          <table:table-cell office:value="954" office:value-type="float"/>
          <table:table-cell office:value-type="string">
            <text:p>Pattern 29</text:p>
          </table:table-cell>
          <table:table-cell office:value="0.338524237882652" office:value-type="float"/>
          <table:table-cell office:value="0.5494452440128542" office:value-type="float"/>
          <table:table-cell office:value="26.625208955260998" office:value-type="float"/>
          <table:table-cell office:value-type="string">
            <text:p>input/data_formal_20240530-1342/meme/fopmemes_20230127T181000/0.jpg</text:p>
          </table:table-cell>
          <table:table-cell office:value-type="string">
            <text:p>https://twitter.com/Samanth07583811/status/1620969561779576836</text:p>
          </table:table-cell>
        </table:table-row>
        <table:table-row>
          <table:table-cell office:value="955" office:value-type="float"/>
          <table:table-cell office:value-type="string">
            <text:p>Pattern 31</text:p>
          </table:table-cell>
          <table:table-cell office:value="0.36555822745923483" office:value-type="float"/>
          <table:table-cell office:value="0.3282555328323863" office:value-type="float"/>
          <table:table-cell office:value="29.12020855627851" office:value-type="float"/>
          <table:table-cell office:value-type="string">
            <text:p>input/data_formal_20240530-1342/meme/fopmemes_20230201T202530/0.jpg</text:p>
          </table:table-cell>
          <table:table-cell office:value-type="string">
            <text:p>https://twitter.com/dungeoncollect2/status/1620912478724014081</text:p>
          </table:table-cell>
        </table:table-row>
        <table:table-row>
          <table:table-cell office:value="956" office:value-type="float"/>
          <table:table-cell office:value-type="string">
            <text:p>Pattern 15</text:p>
          </table:table-cell>
          <table:table-cell office:value="0.14994445881852653" office:value-type="float"/>
          <table:table-cell office:value="0.20878545710147844" office:value-type="float"/>
          <table:table-cell office:value="20.93285288040911" office:value-type="float"/>
          <table:table-cell office:value-type="string">
            <text:p>input/data_formal_20240530-1342/meme/fopmemes_20230202T003000/0.jpg</text:p>
          </table:table-cell>
          <table:table-cell office:value-type="string">
            <text:p>https://twitter.com/directdamage_dd/status/1620943488769458176</text:p>
          </table:table-cell>
        </table:table-row>
        <table:table-row>
          <table:table-cell office:value="957" office:value-type="float"/>
          <table:table-cell office:value-type="string">
            <text:p>Pattern 47</text:p>
          </table:table-cell>
          <table:table-cell office:value="0.21647040338192988" office:value-type="float"/>
          <table:table-cell office:value="0.7527033357850321" office:value-type="float"/>
          <table:table-cell office:value="27.370121743106655" office:value-type="float"/>
          <table:table-cell office:value-type="string">
            <text:p>input/data_formal_20240530-1342/meme/fopmemes_20230202T024500/0.jpg</text:p>
          </table:table-cell>
          <table:table-cell office:value-type="string">
            <text:p>https://twitter.com/dungeoncollect2/status/1620980434674020353</text:p>
          </table:table-cell>
        </table:table-row>
        <table:table-row>
          <table:table-cell office:value="958" office:value-type="float"/>
          <table:table-cell office:value-type="string">
            <text:p>Pattern 15</text:p>
          </table:table-cell>
          <table:table-cell office:value="0.12243924694734751" office:value-type="float"/>
          <table:table-cell office:value="0.3231979375207156" office:value-type="float"/>
          <table:table-cell office:value="24.338713908620058" office:value-type="float"/>
          <table:table-cell office:value-type="string">
            <text:p>input/data_formal_20240530-1342/meme/fopmemes_20230202T041500/0.jpg</text:p>
          </table:table-cell>
          <table:table-cell office:value-type="string">
            <text:p>https://twitter.com/fopmemes/status/1620999198257692672</text:p>
          </table:table-cell>
        </table:table-row>
        <table:table-row>
          <table:table-cell office:value="959" office:value-type="float"/>
          <table:table-cell office:value-type="string">
            <text:p>Pattern 24</text:p>
          </table:table-cell>
          <table:table-cell office:value="0.2925484763096203" office:value-type="float"/>
          <table:table-cell office:value="0.822692016184458" office:value-type="float"/>
          <table:table-cell office:value="18.527497162184805" office:value-type="float"/>
          <table:table-cell office:value-type="string">
            <text:p>input/data_formal_20240530-1342/meme/for_book_sakes_20230202T002853/0.jpg</text:p>
          </table:table-cell>
          <table:table-cell office:value-type="string">
            <text:p>https://twitter.com/for_book_sakes/status/1620942294957408256</text:p>
          </table:table-cell>
        </table:table-row>
        <table:table-row>
          <table:table-cell office:value="960" office:value-type="float"/>
          <table:table-cell office:value-type="string">
            <text:p>Pattern 20</text:p>
          </table:table-cell>
          <table:table-cell office:value="0.8070387531478944" office:value-type="float"/>
          <table:table-cell office:value="0.34142018491978976" office:value-type="float"/>
          <table:table-cell office:value="27.67206872979889" office:value-type="float"/>
          <table:table-cell office:value-type="string">
            <text:p>input/data_formal_20240530-1342/meme/Forfavourites_20230105T180700/0.jpg</text:p>
          </table:table-cell>
          <table:table-cell office:value-type="string">
            <text:p>https://twitter.com/Forfavourites/status/1611260039133802499</text:p>
          </table:table-cell>
        </table:table-row>
        <table:table-row>
          <table:table-cell office:value="961" office:value-type="float"/>
          <table:table-cell office:value-type="string">
            <text:p>Pattern 30</text:p>
          </table:table-cell>
          <table:table-cell office:value="0.42043000330574104" office:value-type="float"/>
          <table:table-cell office:value="0.5804874414723509" office:value-type="float"/>
          <table:table-cell office:value="26.090881509024808" office:value-type="float"/>
          <table:table-cell office:value-type="string">
            <text:p>input/data_formal_20240530-1342/meme/fortniteboy566_20230212T163201/0.jpg</text:p>
          </table:table-cell>
          <table:table-cell office:value-type="string">
            <text:p>https://twitter.com/Samsung46604065/status/1624808765403824130</text:p>
          </table:table-cell>
        </table:table-row>
        <table:table-row>
          <table:table-cell office:value="962" office:value-type="float"/>
          <table:table-cell office:value-type="string">
            <text:p>Pattern 28</text:p>
          </table:table-cell>
          <table:table-cell office:value="0.16198521624203496" office:value-type="float"/>
          <table:table-cell office:value="0.47336908546713485" office:value-type="float"/>
          <table:table-cell office:value="32.15031576177771" office:value-type="float"/>
          <table:table-cell office:value-type="string">
            <text:p>input/data_formal_20240530-1342/meme/FountainCartoon_20230319T225559/0.jpg</text:p>
          </table:table-cell>
          <table:table-cell office:value-type="string">
            <text:p>https://twitter.com/alteredcuber134/status/1638749229328785409</text:p>
          </table:table-cell>
        </table:table-row>
        <table:table-row>
          <table:table-cell office:value="963" office:value-type="float"/>
          <table:table-cell office:value-type="string">
            <text:p>Pattern 12</text:p>
          </table:table-cell>
          <table:table-cell office:value="0.2895765030076506" office:value-type="float"/>
          <table:table-cell office:value="0.7382882952294509" office:value-type="float"/>
          <table:table-cell office:value="31.360070474676064" office:value-type="float"/>
          <table:table-cell office:value-type="string">
            <text:p>input/data_formal_20240530-1342/meme/FountainCartoon_20230319T225559/1.jpg</text:p>
          </table:table-cell>
          <table:table-cell office:value-type="string">
            <text:p>https://twitter.com/alteredcuber134/status/1638749229328785409</text:p>
          </table:table-cell>
        </table:table-row>
        <table:table-row>
          <table:table-cell office:value="964" office:value-type="float"/>
          <table:table-cell office:value-type="string">
            <text:p>Pattern 48</text:p>
          </table:table-cell>
          <table:table-cell office:value="0.2721711226451159" office:value-type="float"/>
          <table:table-cell office:value="0.567395443284717" office:value-type="float"/>
          <table:table-cell office:value="33.21981874390881" office:value-type="float"/>
          <table:table-cell office:value-type="string">
            <text:p>input/data_formal_20240530-1342/meme/FountainCartoon_20230319T225559/2.jpg</text:p>
          </table:table-cell>
          <table:table-cell office:value-type="string">
            <text:p>https://twitter.com/alteredcuber134/status/1638749229328785409</text:p>
          </table:table-cell>
        </table:table-row>
        <table:table-row>
          <table:table-cell office:value="965" office:value-type="float"/>
          <table:table-cell office:value-type="string">
            <text:p>Pattern 41</text:p>
          </table:table-cell>
          <table:table-cell office:value="0.2952167670590501" office:value-type="float"/>
          <table:table-cell office:value="0.8729289366891047" office:value-type="float"/>
          <table:table-cell office:value="27.73135176193422" office:value-type="float"/>
          <table:table-cell office:value-type="string">
            <text:p>input/data_formal_20240530-1342/meme/FrauShitcoinz_20230106T004823/0.jpg</text:p>
          </table:table-cell>
          <table:table-cell office:value-type="string">
            <text:p>https://twitter.com/low_salad/status/1611274189436223489</text:p>
          </table:table-cell>
        </table:table-row>
        <table:table-row>
          <table:table-cell office:value="966" office:value-type="float"/>
          <table:table-cell office:value-type="string">
            <text:p>Pattern 25</text:p>
          </table:table-cell>
          <table:table-cell office:value="0.7357739132516825" office:value-type="float"/>
          <table:table-cell office:value="0.3223372784208731" office:value-type="float"/>
          <table:table-cell office:value="21.75106051186094" office:value-type="float"/>
          <table:table-cell office:value-type="string">
            <text:p>input/data_formal_20240530-1342/meme/FrenchMemesBOT_20230105T110004/0.jpg</text:p>
          </table:table-cell>
          <table:table-cell office:value-type="string">
            <text:p>https://twitter.com/FrenchMemesBOT/status/1610954276439818242</text:p>
          </table:table-cell>
        </table:table-row>
        <table:table-row>
          <table:table-cell office:value="967" office:value-type="float"/>
          <table:table-cell office:value-type="string">
            <text:p>Pattern 16</text:p>
          </table:table-cell>
          <table:table-cell office:value="0.2654162594149401" office:value-type="float"/>
          <table:table-cell office:value="0.3539290526332025" office:value-type="float"/>
          <table:table-cell office:value="35.29223145105812" office:value-type="float"/>
          <table:table-cell office:value-type="string">
            <text:p>input/data_formal_20240530-1342/meme/FrenchMemesBOT_20230106T070027/0.jpg</text:p>
          </table:table-cell>
          <table:table-cell office:value-type="string">
            <text:p>https://twitter.com/FrenchMemesBOT/status/1611256365183270912</text:p>
          </table:table-cell>
        </table:table-row>
        <table:table-row>
          <table:table-cell office:value="968" office:value-type="float"/>
          <table:table-cell office:value-type="string">
            <text:p>Pattern 25</text:p>
          </table:table-cell>
          <table:table-cell office:value="0.8476863260159566" office:value-type="float"/>
          <table:table-cell office:value="0.4656192951329165" office:value-type="float"/>
          <table:table-cell office:value="25.41885048914945" office:value-type="float"/>
          <table:table-cell office:value-type="string">
            <text:p>input/data_formal_20240530-1342/meme/FrenchMemesBOT_20230202T020013/0.jpg</text:p>
          </table:table-cell>
          <table:table-cell office:value-type="string">
            <text:p>https://twitter.com/FrenchMemesBOT/status/1620965279122558976</text:p>
          </table:table-cell>
        </table:table-row>
        <table:table-row>
          <table:table-cell office:value="969" office:value-type="float"/>
          <table:table-cell office:value-type="string">
            <text:p>Pattern 47</text:p>
          </table:table-cell>
          <table:table-cell office:value="0.06674970925062101" office:value-type="float"/>
          <table:table-cell office:value="0.5886992083001514" office:value-type="float"/>
          <table:table-cell office:value="25.760087291748047" office:value-type="float"/>
          <table:table-cell office:value-type="string">
            <text:p>input/data_formal_20240530-1342/meme/FrenchMemesBOT_20230323T010017/0.jpg</text:p>
          </table:table-cell>
          <table:table-cell office:value-type="string">
            <text:p>https://twitter.com/FrenchMemesBOT/status/1638707204500131841</text:p>
          </table:table-cell>
        </table:table-row>
        <table:table-row>
          <table:table-cell office:value="970" office:value-type="float"/>
          <table:table-cell office:value-type="string">
            <text:p>Pattern 15</text:p>
          </table:table-cell>
          <table:table-cell office:value="0.2038456982108876" office:value-type="float"/>
          <table:table-cell office:value="0.2539130070047804" office:value-type="float"/>
          <table:table-cell office:value="17.887882101599825" office:value-type="float"/>
          <table:table-cell office:value-type="string">
            <text:p>input/data_formal_20240530-1342/meme/freshpedestrian_20230322T220844/0.jpg</text:p>
          </table:table-cell>
          <table:table-cell office:value-type="string">
            <text:p>https://twitter.com/freshpedestrian/status/1638664031388205056</text:p>
          </table:table-cell>
        </table:table-row>
        <table:table-row>
          <table:table-cell office:value="971" office:value-type="float"/>
          <table:table-cell office:value-type="string">
            <text:p>Pattern 24</text:p>
          </table:table-cell>
          <table:table-cell office:value="0.4537197600438587" office:value-type="float"/>
          <table:table-cell office:value="0.8502395095598861" office:value-type="float"/>
          <table:table-cell office:value="18.58495034682809" office:value-type="float"/>
          <table:table-cell office:value-type="string">
            <text:p>input/data_formal_20240530-1342/meme/FriasAkiesha_20230202T023721/0.jpg</text:p>
          </table:table-cell>
          <table:table-cell office:value-type="string">
            <text:p>https://twitter.com/FriasAkiesha/status/1620974626422784001</text:p>
          </table:table-cell>
        </table:table-row>
        <table:table-row>
          <table:table-cell office:value="972" office:value-type="float"/>
          <table:table-cell office:value-type="string">
            <text:p>Pattern 16</text:p>
          </table:table-cell>
          <table:table-cell office:value="0.2174682070843335" office:value-type="float"/>
          <table:table-cell office:value="0.30970747754191563" office:value-type="float"/>
          <table:table-cell office:value="33.34774206502148" office:value-type="float"/>
          <table:table-cell office:value-type="string">
            <text:p>input/data_formal_20240530-1342/meme/FTSStreams_20230105T015342/0.jpg</text:p>
          </table:table-cell>
          <table:table-cell office:value-type="string">
            <text:p>https://twitter.com/Rusi9018/status/1610965066437861377</text:p>
          </table:table-cell>
        </table:table-row>
        <table:table-row>
          <table:table-cell office:value="973" office:value-type="float"/>
          <table:table-cell office:value-type="string">
            <text:p>Pattern 41</text:p>
          </table:table-cell>
          <table:table-cell office:value="0.30757055964374336" office:value-type="float"/>
          <table:table-cell office:value="0.8658391099149316" office:value-type="float"/>
          <table:table-cell office:value="27.755407923799613" office:value-type="float"/>
          <table:table-cell office:value-type="string">
            <text:p>input/data_formal_20240530-1342/meme/FullM3talMag_20221226T211228/0.jpg</text:p>
          </table:table-cell>
          <table:table-cell office:value-type="string">
            <text:p>https://twitter.com/touch_my_face/status/1607898444252708864</text:p>
          </table:table-cell>
        </table:table-row>
        <table:table-row>
          <table:table-cell office:value="974" office:value-type="float"/>
          <table:table-cell office:value-type="string">
            <text:p>Pattern 4</text:p>
          </table:table-cell>
          <table:table-cell office:value="0.2962729771428873" office:value-type="float"/>
          <table:table-cell office:value="1.0" office:value-type="float"/>
          <table:table-cell office:value="24.596028205743227" office:value-type="float"/>
          <table:table-cell office:value-type="string">
            <text:p>input/data_formal_20240530-1342/meme/FullM3talMag_20221228T000953/0.jpg</text:p>
          </table:table-cell>
          <table:table-cell office:value-type="string">
            <text:p>https://twitter.com/FullM3talMag/status/1607891548989190145</text:p>
          </table:table-cell>
        </table:table-row>
        <table:table-row>
          <table:table-cell office:value="975" office:value-type="float"/>
          <table:table-cell office:value-type="string">
            <text:p>Pattern 41</text:p>
          </table:table-cell>
          <table:table-cell office:value="0.3055799850755196" office:value-type="float"/>
          <table:table-cell office:value="0.8204646788279969" office:value-type="float"/>
          <table:table-cell office:value="26.223742921333137" office:value-type="float"/>
          <table:table-cell office:value-type="string">
            <text:p>input/data_formal_20240530-1342/meme/FullM3talMag_20230105T175850/0.jpg</text:p>
          </table:table-cell>
          <table:table-cell office:value-type="string">
            <text:p>https://twitter.com/K25975486/status/1611284256654852098</text:p>
          </table:table-cell>
        </table:table-row>
        <table:table-row>
          <table:table-cell office:value="976" office:value-type="float"/>
          <table:table-cell office:value-type="string">
            <text:p>Pattern 31</text:p>
          </table:table-cell>
          <table:table-cell office:value="0.1285160436994009" office:value-type="float"/>
          <table:table-cell office:value="0.4434670369467629" office:value-type="float"/>
          <table:table-cell office:value="23.98617477103569" office:value-type="float"/>
          <table:table-cell office:value-type="string">
            <text:p>input/data_formal_20240530-1342/meme/FullM3talMag_20230106T063605/0.jpg</text:p>
          </table:table-cell>
          <table:table-cell office:value-type="string">
            <text:p>https://twitter.com/FullM3talMag/status/1611250230988791808</text:p>
          </table:table-cell>
        </table:table-row>
        <table:table-row>
          <table:table-cell office:value="977" office:value-type="float"/>
          <table:table-cell office:value-type="string">
            <text:p>Pattern 4</text:p>
          </table:table-cell>
          <table:table-cell office:value="0.3003920921330411" office:value-type="float"/>
          <table:table-cell office:value="0.9858868850306449" office:value-type="float"/>
          <table:table-cell office:value="23.740442786026403" office:value-type="float"/>
          <table:table-cell office:value-type="string">
            <text:p>input/data_formal_20240530-1342/meme/FullM3talMag_20230106T063605/1.jpg</text:p>
          </table:table-cell>
          <table:table-cell office:value-type="string">
            <text:p>https://twitter.com/FullM3talMag/status/1611250230988791808</text:p>
          </table:table-cell>
        </table:table-row>
        <table:table-row>
          <table:table-cell office:value="978" office:value-type="float"/>
          <table:table-cell office:value-type="string">
            <text:p>Pattern 31</text:p>
          </table:table-cell>
          <table:table-cell office:value="0.1032633266848817" office:value-type="float"/>
          <table:table-cell office:value="0.40055437601949284" office:value-type="float"/>
          <table:table-cell office:value="21.161335769274686" office:value-type="float"/>
          <table:table-cell office:value-type="string">
            <text:p>input/data_formal_20240530-1342/meme/FullM3talMag_20230106T064120/0.jpg</text:p>
          </table:table-cell>
          <table:table-cell office:value-type="string">
            <text:p>https://twitter.com/FullM3talMag/status/1611251551712194560</text:p>
          </table:table-cell>
        </table:table-row>
        <table:table-row>
          <table:table-cell office:value="979" office:value-type="float"/>
          <table:table-cell office:value-type="string">
            <text:p>Pattern 41</text:p>
          </table:table-cell>
          <table:table-cell office:value="0.2975737462085591" office:value-type="float"/>
          <table:table-cell office:value="0.8608741104759574" office:value-type="float"/>
          <table:table-cell office:value="27.766367932347634" office:value-type="float"/>
          <table:table-cell office:value-type="string">
            <text:p>input/data_formal_20240530-1342/meme/FullM3talMag_20230106T064120/1.jpg</text:p>
          </table:table-cell>
          <table:table-cell office:value-type="string">
            <text:p>https://twitter.com/FullM3talMag/status/1611251551712194560</text:p>
          </table:table-cell>
        </table:table-row>
        <table:table-row>
          <table:table-cell office:value="980" office:value-type="float"/>
          <table:table-cell office:value-type="string">
            <text:p>Pattern 25</text:p>
          </table:table-cell>
          <table:table-cell office:value="0.8647637646372798" office:value-type="float"/>
          <table:table-cell office:value="0.32329840022802103" office:value-type="float"/>
          <table:table-cell office:value="22.20454736446608" office:value-type="float"/>
          <table:table-cell office:value-type="string">
            <text:p>input/data_formal_20240530-1342/meme/FunCorp2_20230206T134423/0.jpg</text:p>
          </table:table-cell>
          <table:table-cell office:value-type="string">
            <text:p>https://twitter.com/FunCorp2/status/1622592042638401541</text:p>
          </table:table-cell>
        </table:table-row>
        <table:table-row>
          <table:table-cell office:value="981" office:value-type="float"/>
          <table:table-cell office:value-type="string">
            <text:p>Pattern 34</text:p>
          </table:table-cell>
          <table:table-cell office:value="0.31624289997802957" office:value-type="float"/>
          <table:table-cell office:value="0.7828843435423565" office:value-type="float"/>
          <table:table-cell office:value="22.908999242745015" office:value-type="float"/>
          <table:table-cell office:value-type="string">
            <text:p>input/data_formal_20240530-1342/meme/Funkybrown111_20230323T040836/0.jpg</text:p>
          </table:table-cell>
          <table:table-cell office:value-type="string">
            <text:p>https://twitter.com/Funkybrown111/status/1638754596129591299</text:p>
          </table:table-cell>
        </table:table-row>
        <table:table-row>
          <table:table-cell office:value="982" office:value-type="float"/>
          <table:table-cell office:value-type="string">
            <text:p>Pattern 43</text:p>
          </table:table-cell>
          <table:table-cell office:value="0.4083340767668059" office:value-type="float"/>
          <table:table-cell office:value="0.36770489176799" office:value-type="float"/>
          <table:table-cell office:value="29.30861390476803" office:value-type="float"/>
          <table:table-cell office:value-type="string">
            <text:p>input/data_formal_20240530-1342/meme/funnycats_jpg_20221228T054308/0.jpg</text:p>
          </table:table-cell>
          <table:table-cell office:value-type="string">
            <text:p>https://twitter.com/funnycats_jpg/status/1607975414177337344</text:p>
          </table:table-cell>
        </table:table-row>
        <table:table-row>
          <table:table-cell office:value="983" office:value-type="float"/>
          <table:table-cell office:value-type="string">
            <text:p>Pattern 16</text:p>
          </table:table-cell>
          <table:table-cell office:value="0.33178959674909725" office:value-type="float"/>
          <table:table-cell office:value="0.27360829286530497" office:value-type="float"/>
          <table:table-cell office:value="30.173136674815343" office:value-type="float"/>
          <table:table-cell office:value-type="string">
            <text:p>input/data_formal_20240530-1342/meme/funnycats_jpg_20221228T054309/0.jpg</text:p>
          </table:table-cell>
          <table:table-cell office:value-type="string">
            <text:p>https://twitter.com/funnycats_jpg/status/1607975419491549184</text:p>
          </table:table-cell>
        </table:table-row>
        <table:table-row>
          <table:table-cell office:value="984" office:value-type="float"/>
          <table:table-cell office:value-type="string">
            <text:p>Pattern 16</text:p>
          </table:table-cell>
          <table:table-cell office:value="0.4196951897624524" office:value-type="float"/>
          <table:table-cell office:value="0.28937758591852686" office:value-type="float"/>
          <table:table-cell office:value="30.151257240514482" office:value-type="float"/>
          <table:table-cell office:value-type="string">
            <text:p>input/data_formal_20240530-1342/meme/Fuzzy_Tuna_Taco_20230104T034205/0.jpg</text:p>
          </table:table-cell>
          <table:table-cell office:value-type="string">
            <text:p>https://twitter.com/paulinvelloso/status/1610651256975933442</text:p>
          </table:table-cell>
        </table:table-row>
        <table:table-row>
          <table:table-cell office:value="985" office:value-type="float"/>
          <table:table-cell office:value-type="string">
            <text:p>Pattern 16</text:p>
          </table:table-cell>
          <table:table-cell office:value="0.15750292698359725" office:value-type="float"/>
          <table:table-cell office:value="0.2511633803769023" office:value-type="float"/>
          <table:table-cell office:value="28.28920658844754" office:value-type="float"/>
          <table:table-cell office:value-type="string">
            <text:p>input/data_formal_20240530-1342/meme/Fuzzy_Tuna_Taco_20230105T014010/0.jpg</text:p>
          </table:table-cell>
          <table:table-cell office:value-type="string">
            <text:p>https://twitter.com/Fuzzy_Tuna_Taco/status/1610813372018167809</text:p>
          </table:table-cell>
        </table:table-row>
        <table:table-row>
          <table:table-cell office:value="986" office:value-type="float"/>
          <table:table-cell office:value-type="string">
            <text:p>Pattern 16</text:p>
          </table:table-cell>
          <table:table-cell office:value="0.15750292698359725" office:value-type="float"/>
          <table:table-cell office:value="0.2511633803769023" office:value-type="float"/>
          <table:table-cell office:value="28.28920658844754" office:value-type="float"/>
          <table:table-cell office:value-type="string">
            <text:p>input/data_formal_20240530-1342/meme/Fuzzy_Tuna_Taco_20230105T020722/0.jpg</text:p>
          </table:table-cell>
          <table:table-cell office:value-type="string">
            <text:p>https://twitter.com/Fuzzy_Tuna_Taco/status/1610820218133139457</text:p>
          </table:table-cell>
        </table:table-row>
        <table:table-row>
          <table:table-cell office:value="987" office:value-type="float"/>
          <table:table-cell office:value-type="string">
            <text:p>Pattern 31</text:p>
          </table:table-cell>
          <table:table-cell office:value="0.10994691781548321" office:value-type="float"/>
          <table:table-cell office:value="0.3255130316462729" office:value-type="float"/>
          <table:table-cell office:value="30.613447988479237" office:value-type="float"/>
          <table:table-cell office:value-type="string">
            <text:p>input/data_formal_20240530-1342/meme/Fuzzy_Tuna_Taco_20230106T033738/0.jpg</text:p>
          </table:table-cell>
          <table:table-cell office:value-type="string">
            <text:p>https://twitter.com/Fuzzy_Tuna_Taco/status/1611205324941262848</text:p>
          </table:table-cell>
        </table:table-row>
        <table:table-row>
          <table:table-cell office:value="988" office:value-type="float"/>
          <table:table-cell office:value-type="string">
            <text:p>Pattern 31</text:p>
          </table:table-cell>
          <table:table-cell office:value="0.10994691781548321" office:value-type="float"/>
          <table:table-cell office:value="0.3255130316462729" office:value-type="float"/>
          <table:table-cell office:value="30.613447988479237" office:value-type="float"/>
          <table:table-cell office:value-type="string">
            <text:p>input/data_formal_20240530-1342/meme/Fuzzy_Tuna_Taco_20230106T040819/0.jpg</text:p>
          </table:table-cell>
          <table:table-cell office:value-type="string">
            <text:p>https://twitter.com/Fuzzy_Tuna_Taco/status/1611213044142546952</text:p>
          </table:table-cell>
        </table:table-row>
        <table:table-row>
          <table:table-cell office:value="989" office:value-type="float"/>
          <table:table-cell office:value-type="string">
            <text:p>Pattern 8</text:p>
          </table:table-cell>
          <table:table-cell office:value="0.21692157486688343" office:value-type="float"/>
          <table:table-cell office:value="0.49089204020381916" office:value-type="float"/>
          <table:table-cell office:value="29.03373688856598" office:value-type="float"/>
          <table:table-cell office:value-type="string">
            <text:p>input/data_formal_20240530-1342/meme/G4meblast0_20230322T173715/0.jpg</text:p>
          </table:table-cell>
          <table:table-cell office:value-type="string">
            <text:p>https://twitter.com/G4meblast0/status/1638595708449169434</text:p>
          </table:table-cell>
        </table:table-row>
        <table:table-row>
          <table:table-cell office:value="990" office:value-type="float"/>
          <table:table-cell office:value-type="string">
            <text:p>Pattern 16</text:p>
          </table:table-cell>
          <table:table-cell office:value="0.26967950459386864" office:value-type="float"/>
          <table:table-cell office:value="0.3212668192209669" office:value-type="float"/>
          <table:table-cell office:value="24.625672185239626" office:value-type="float"/>
          <table:table-cell office:value-type="string">
            <text:p>input/data_formal_20240530-1342/meme/GaaliPedia_20230105T113822/0.jpg</text:p>
          </table:table-cell>
          <table:table-cell office:value-type="string">
            <text:p>https://twitter.com/GaaliPedia/status/1610963914057199618</text:p>
          </table:table-cell>
        </table:table-row>
        <table:table-row>
          <table:table-cell office:value="991" office:value-type="float"/>
          <table:table-cell office:value-type="string">
            <text:p>Pattern 15</text:p>
          </table:table-cell>
          <table:table-cell office:value="0.22485132963207696" office:value-type="float"/>
          <table:table-cell office:value="0.29244405130010964" office:value-type="float"/>
          <table:table-cell office:value="28.589804566836452" office:value-type="float"/>
          <table:table-cell office:value-type="string">
            <text:p>input/data_formal_20240530-1342/meme/GaaliPedia_20230106T070539/0.jpg</text:p>
          </table:table-cell>
          <table:table-cell office:value-type="string">
            <text:p>https://twitter.com/GaaliPedia/status/1611257670870392832</text:p>
          </table:table-cell>
        </table:table-row>
        <table:table-row>
          <table:table-cell office:value="992" office:value-type="float"/>
          <table:table-cell office:value-type="string">
            <text:p>Pattern 23</text:p>
          </table:table-cell>
          <table:table-cell office:value="0.2928889790974982" office:value-type="float"/>
          <table:table-cell office:value="0.3353636663930193" office:value-type="float"/>
          <table:table-cell office:value="31.682988427636808" office:value-type="float"/>
          <table:table-cell office:value-type="string">
            <text:p>input/data_formal_20240530-1342/meme/GamehagOfficial_20220825T123000/0.jpg</text:p>
          </table:table-cell>
          <table:table-cell office:value-type="string">
            <text:p>https://twitter.com/HtxUbEtyLxVw70e/status/1610981272972627968</text:p>
          </table:table-cell>
        </table:table-row>
        <table:table-row>
          <table:table-cell office:value="993" office:value-type="float"/>
          <table:table-cell office:value-type="string">
            <text:p>Pattern 1</text:p>
          </table:table-cell>
          <table:table-cell office:value="0.4778568377269995" office:value-type="float"/>
          <table:table-cell office:value="0.49677644914633895" office:value-type="float"/>
          <table:table-cell office:value="32.79068523649381" office:value-type="float"/>
          <table:table-cell office:value-type="string">
            <text:p>input/data_formal_20240530-1342/meme/Gamers_Cove__20230111T234842/0.jpg</text:p>
          </table:table-cell>
          <table:table-cell office:value-type="string">
            <text:p>https://twitter.com/Gamers_Cove_/status/1613322036369039361</text:p>
          </table:table-cell>
        </table:table-row>
        <table:table-row>
          <table:table-cell office:value="994" office:value-type="float"/>
          <table:table-cell office:value-type="string">
            <text:p>Pattern 41</text:p>
          </table:table-cell>
          <table:table-cell office:value="0.13342581642055584" office:value-type="float"/>
          <table:table-cell office:value="0.6115976967124146" office:value-type="float"/>
          <table:table-cell office:value="33.51436768633955" office:value-type="float"/>
          <table:table-cell office:value-type="string">
            <text:p>input/data_formal_20240530-1342/meme/GamioNFT_20230221T080847/0.jpg</text:p>
          </table:table-cell>
          <table:table-cell office:value-type="string">
            <text:p>https://twitter.com/KajolMondal20/status/1629701822956048384</text:p>
          </table:table-cell>
        </table:table-row>
        <table:table-row>
          <table:table-cell office:value="995" office:value-type="float"/>
          <table:table-cell office:value-type="string">
            <text:p>Pattern 46</text:p>
          </table:table-cell>
          <table:table-cell office:value="0.1289869293078504" office:value-type="float"/>
          <table:table-cell office:value="0.03321029643045631" office:value-type="float"/>
          <table:table-cell office:value="10.324174117345978" office:value-type="float"/>
          <table:table-cell office:value-type="string">
            <text:p>input/data_formal_20240530-1342/meme/GangaRishikesh_20230106T073122/0.jpg</text:p>
          </table:table-cell>
          <table:table-cell office:value-type="string">
            <text:p>https://twitter.com/GangaRishikesh/status/1611264143457406979</text:p>
          </table:table-cell>
        </table:table-row>
        <table:table-row>
          <table:table-cell office:value="996" office:value-type="float"/>
          <table:table-cell office:value-type="string">
            <text:p>Pattern 23</text:p>
          </table:table-cell>
          <table:table-cell office:value="0.3668444989791938" office:value-type="float"/>
          <table:table-cell office:value="0.249735668830741" office:value-type="float"/>
          <table:table-cell office:value="29.26933934101877" office:value-type="float"/>
          <table:table-cell office:value-type="string">
            <text:p>input/data_formal_20240530-1342/meme/GarianBarbarian_20230212T164024/0.jpg</text:p>
          </table:table-cell>
          <table:table-cell office:value-type="string">
            <text:p>https://twitter.com/GTBGames2020/status/1624810662424723456</text:p>
          </table:table-cell>
        </table:table-row>
        <table:table-row>
          <table:table-cell office:value="997" office:value-type="float"/>
          <table:table-cell office:value-type="string">
            <text:p>Pattern 11</text:p>
          </table:table-cell>
          <table:table-cell office:value="0.49100305686916945" office:value-type="float"/>
          <table:table-cell office:value="0.29726021720944285" office:value-type="float"/>
          <table:table-cell office:value="27.26002013016779" office:value-type="float"/>
          <table:table-cell office:value-type="string">
            <text:p>input/data_formal_20240530-1342/meme/garimamamgain_20230106T060155/0.jpg</text:p>
          </table:table-cell>
          <table:table-cell office:value-type="string">
            <text:p>https://twitter.com/garimamamgain/status/1611241631524720640</text:p>
          </table:table-cell>
        </table:table-row>
        <table:table-row>
          <table:table-cell office:value="998" office:value-type="float"/>
          <table:table-cell office:value-type="string">
            <text:p>Pattern 41</text:p>
          </table:table-cell>
          <table:table-cell office:value="0.23170374324945125" office:value-type="float"/>
          <table:table-cell office:value="0.7831438428362778" office:value-type="float"/>
          <table:table-cell office:value="25.485675281439228" office:value-type="float"/>
          <table:table-cell office:value-type="string">
            <text:p>input/data_formal_20240530-1342/meme/GarsinBevale_20221228T030916/0.jpg</text:p>
          </table:table-cell>
          <table:table-cell office:value-type="string">
            <text:p>https://twitter.com/GarsinBevale/status/1607936693465907200</text:p>
          </table:table-cell>
        </table:table-row>
        <table:table-row>
          <table:table-cell office:value="999" office:value-type="float"/>
          <table:table-cell office:value-type="string">
            <text:p>Pattern 30</text:p>
          </table:table-cell>
          <table:table-cell office:value="0.3997672166259603" office:value-type="float"/>
          <table:table-cell office:value="0.6347050079446859" office:value-type="float"/>
          <table:table-cell office:value="23.97758418077799" office:value-type="float"/>
          <table:table-cell office:value-type="string">
            <text:p>input/data_formal_20240530-1342/meme/GarsinBevale_20230111T165935/0.jpg</text:p>
          </table:table-cell>
          <table:table-cell office:value-type="string">
            <text:p>https://twitter.com/GarsinBevale/status/1613311992890286080</text:p>
          </table:table-cell>
        </table:table-row>
        <table:table-row>
          <table:table-cell office:value="1000" office:value-type="float"/>
          <table:table-cell office:value-type="string">
            <text:p>Pattern 49</text:p>
          </table:table-cell>
          <table:table-cell office:value="0.3179926814933265" office:value-type="float"/>
          <table:table-cell office:value="0.8452901248766727" office:value-type="float"/>
          <table:table-cell office:value="18.746457391967308" office:value-type="float"/>
          <table:table-cell office:value-type="string">
            <text:p>input/data_formal_20240530-1342/meme/GarsinBevale_20230201T234553/0.jpg</text:p>
          </table:table-cell>
          <table:table-cell office:value-type="string">
            <text:p>https://twitter.com/CometTheKitsune/status/1620958605070729217</text:p>
          </table:table-cell>
        </table:table-row>
        <table:table-row>
          <table:table-cell office:value="1001" office:value-type="float"/>
          <table:table-cell office:value-type="string">
            <text:p>Pattern 34</text:p>
          </table:table-cell>
          <table:table-cell office:value="0.2946288883530852" office:value-type="float"/>
          <table:table-cell office:value="0.7441699456673613" office:value-type="float"/>
          <table:table-cell office:value="25.764341267265156" office:value-type="float"/>
          <table:table-cell office:value-type="string">
            <text:p>input/data_formal_20240530-1342/meme/garyos18_20230206T121116/0.jpg</text:p>
          </table:table-cell>
          <table:table-cell office:value-type="string">
            <text:p>https://twitter.com/garyos18/status/1622568605240926211</text:p>
          </table:table-cell>
        </table:table-row>
        <table:table-row>
          <table:table-cell office:value="1002" office:value-type="float"/>
          <table:table-cell office:value-type="string">
            <text:p>Pattern 45</text:p>
          </table:table-cell>
          <table:table-cell office:value="0.3020585892618874" office:value-type="float"/>
          <table:table-cell office:value="0.6801991063977825" office:value-type="float"/>
          <table:table-cell office:value="18.14098351593256" office:value-type="float"/>
          <table:table-cell office:value-type="string">
            <text:p>input/data_formal_20240530-1342/meme/garyos18_20230306T174844/0.jpg</text:p>
          </table:table-cell>
          <table:table-cell office:value-type="string">
            <text:p>https://twitter.com/xpiinaypiie/status/1633064388419526656</text:p>
          </table:table-cell>
        </table:table-row>
        <table:table-row>
          <table:table-cell office:value="1003" office:value-type="float"/>
          <table:table-cell office:value-type="string">
            <text:p>Pattern 25</text:p>
          </table:table-cell>
          <table:table-cell office:value="0.6574098208033015" office:value-type="float"/>
          <table:table-cell office:value="0.33970127271164835" office:value-type="float"/>
          <table:table-cell office:value="29.34699970032346" office:value-type="float"/>
          <table:table-cell office:value-type="string">
            <text:p>input/data_formal_20240530-1342/meme/gate_io_20221003T015714/0.jpg</text:p>
          </table:table-cell>
          <table:table-cell office:value-type="string">
            <text:p>https://twitter.com/muohmed123/status/1620919188591198211</text:p>
          </table:table-cell>
        </table:table-row>
        <table:table-row>
          <table:table-cell office:value="1004" office:value-type="float"/>
          <table:table-cell office:value-type="string">
            <text:p>Pattern 25</text:p>
          </table:table-cell>
          <table:table-cell office:value="0.722804919847451" office:value-type="float"/>
          <table:table-cell office:value="0.43833016540480985" office:value-type="float"/>
          <table:table-cell office:value="23.254139551426704" office:value-type="float"/>
          <table:table-cell office:value-type="string">
            <text:p>input/data_formal_20240530-1342/meme/gate_io_20221024T073224/0.jpg</text:p>
          </table:table-cell>
          <table:table-cell office:value-type="string">
            <text:p>https://twitter.com/Saachan_1121/status/1620923063926677504</text:p>
          </table:table-cell>
        </table:table-row>
        <table:table-row>
          <table:table-cell office:value="1005" office:value-type="float"/>
          <table:table-cell office:value-type="string">
            <text:p>Pattern 36</text:p>
          </table:table-cell>
          <table:table-cell office:value="0.7831016276290448" office:value-type="float"/>
          <table:table-cell office:value="0.29609839348943073" office:value-type="float"/>
          <table:table-cell office:value="25.96144242323229" office:value-type="float"/>
          <table:table-cell office:value-type="string">
            <text:p>input/data_formal_20240530-1342/meme/gate_io_20221109T031141/0.jpg</text:p>
          </table:table-cell>
          <table:table-cell office:value-type="string">
            <text:p>https://twitter.com/maya_sandola/status/1620913031432503296</text:p>
          </table:table-cell>
        </table:table-row>
        <table:table-row>
          <table:table-cell office:value="1006" office:value-type="float"/>
          <table:table-cell office:value-type="string">
            <text:p>Pattern 41</text:p>
          </table:table-cell>
          <table:table-cell office:value="0.22719524209380687" office:value-type="float"/>
          <table:table-cell office:value="0.7231452620321587" office:value-type="float"/>
          <table:table-cell office:value="28.131953840785414" office:value-type="float"/>
          <table:table-cell office:value-type="string">
            <text:p>input/data_formal_20240530-1342/meme/gate_io_20221112T050008/0.jpg</text:p>
          </table:table-cell>
          <table:table-cell office:value-type="string">
            <text:p>https://twitter.com/detwieler123/status/1620926069732696065</text:p>
          </table:table-cell>
        </table:table-row>
        <table:table-row>
          <table:table-cell office:value="1007" office:value-type="float"/>
          <table:table-cell office:value-type="string">
            <text:p>Pattern 1</text:p>
          </table:table-cell>
          <table:table-cell office:value="0.46878381064414265" office:value-type="float"/>
          <table:table-cell office:value="0.4657769616813352" office:value-type="float"/>
          <table:table-cell office:value="32.04436460672826" office:value-type="float"/>
          <table:table-cell office:value-type="string">
            <text:p>input/data_formal_20240530-1342/meme/gate_io_20221118T100034/0.jpg</text:p>
          </table:table-cell>
          <table:table-cell office:value-type="string">
            <text:p>https://twitter.com/asaka_0801/status/1620922251620110338</text:p>
          </table:table-cell>
        </table:table-row>
        <table:table-row>
          <table:table-cell office:value="1008" office:value-type="float"/>
          <table:table-cell office:value-type="string">
            <text:p>Pattern 41</text:p>
          </table:table-cell>
          <table:table-cell office:value="0.25894017288961074" office:value-type="float"/>
          <table:table-cell office:value="0.6650644225643383" office:value-type="float"/>
          <table:table-cell office:value="26.831656771633487" office:value-type="float"/>
          <table:table-cell office:value-type="string">
            <text:p>input/data_formal_20240530-1342/meme/geekinoutethan_20230111T212409/0.jpg</text:p>
          </table:table-cell>
          <table:table-cell office:value-type="string">
            <text:p>https://twitter.com/BaldiScience/status/1613309642410450944</text:p>
          </table:table-cell>
        </table:table-row>
        <table:table-row>
          <table:table-cell office:value="1009" office:value-type="float"/>
          <table:table-cell office:value-type="string">
            <text:p>Pattern 15</text:p>
          </table:table-cell>
          <table:table-cell office:value="0.06375654677738862" office:value-type="float"/>
          <table:table-cell office:value="0.22385641808320944" office:value-type="float"/>
          <table:table-cell office:value="23.950417683682225" office:value-type="float"/>
          <table:table-cell office:value-type="string">
            <text:p>input/data_formal_20240530-1342/meme/GeitplTech_20230206T074748/0.jpg</text:p>
          </table:table-cell>
          <table:table-cell office:value-type="string">
            <text:p>https://twitter.com/Vanshita_18/status/1622592951150063616</text:p>
          </table:table-cell>
        </table:table-row>
        <table:table-row>
          <table:table-cell office:value="1010" office:value-type="float"/>
          <table:table-cell office:value-type="string">
            <text:p>Pattern 21</text:p>
          </table:table-cell>
          <table:table-cell office:value="0.7923777393864626" office:value-type="float"/>
          <table:table-cell office:value="0.5803862056503182" office:value-type="float"/>
          <table:table-cell office:value="21.180486100748805" office:value-type="float"/>
          <table:table-cell office:value-type="string">
            <text:p>input/data_formal_20240530-1342/meme/geleswintha_20230201T220642/0.jpg</text:p>
          </table:table-cell>
          <table:table-cell office:value-type="string">
            <text:p>https://twitter.com/geleswintha/status/1620906514662985729</text:p>
          </table:table-cell>
        </table:table-row>
        <table:table-row>
          <table:table-cell office:value="1011" office:value-type="float"/>
          <table:table-cell office:value-type="string">
            <text:p>Pattern 41</text:p>
          </table:table-cell>
          <table:table-cell office:value="0.21291684352717336" office:value-type="float"/>
          <table:table-cell office:value="0.6992491664467712" office:value-type="float"/>
          <table:table-cell office:value="31.548185434067786" office:value-type="float"/>
          <table:table-cell office:value-type="string">
            <text:p>input/data_formal_20240530-1342/meme/geleswintha_20230201T220742/0.jpg</text:p>
          </table:table-cell>
          <table:table-cell office:value-type="string">
            <text:p>https://twitter.com/geleswintha/status/1620906765423624201</text:p>
          </table:table-cell>
        </table:table-row>
        <table:table-row>
          <table:table-cell office:value="1012" office:value-type="float"/>
          <table:table-cell office:value-type="string">
            <text:p>Pattern 34</text:p>
          </table:table-cell>
          <table:table-cell office:value="0.2942539478455952" office:value-type="float"/>
          <table:table-cell office:value="0.7421049832606001" office:value-type="float"/>
          <table:table-cell office:value="25.85303910389458" office:value-type="float"/>
          <table:table-cell office:value-type="string">
            <text:p>input/data_formal_20240530-1342/meme/geleswintha_20230201T220907/0.jpg</text:p>
          </table:table-cell>
          <table:table-cell office:value-type="string">
            <text:p>https://twitter.com/geleswintha/status/1620907123122257920</text:p>
          </table:table-cell>
        </table:table-row>
        <table:table-row>
          <table:table-cell office:value="1013" office:value-type="float"/>
          <table:table-cell office:value-type="string">
            <text:p>Pattern 23</text:p>
          </table:table-cell>
          <table:table-cell office:value="0.2724496600630044" office:value-type="float"/>
          <table:table-cell office:value="0.3356203196960127" office:value-type="float"/>
          <table:table-cell office:value="29.469331414264726" office:value-type="float"/>
          <table:table-cell office:value-type="string">
            <text:p>input/data_formal_20240530-1342/meme/geleswintha_20230201T221138/0.jpg</text:p>
          </table:table-cell>
          <table:table-cell office:value-type="string">
            <text:p>https://twitter.com/geleswintha/status/1620907753249337344</text:p>
          </table:table-cell>
        </table:table-row>
        <table:table-row>
          <table:table-cell office:value="1014" office:value-type="float"/>
          <table:table-cell office:value-type="string">
            <text:p>Pattern 19</text:p>
          </table:table-cell>
          <table:table-cell office:value="0.44326418087602454" office:value-type="float"/>
          <table:table-cell office:value="0.6473831235278481" office:value-type="float"/>
          <table:table-cell office:value="27.13029172475814" office:value-type="float"/>
          <table:table-cell office:value-type="string">
            <text:p>input/data_formal_20240530-1342/meme/geleswintha_20230201T221252/0.jpg</text:p>
          </table:table-cell>
          <table:table-cell office:value-type="string">
            <text:p>https://twitter.com/geleswintha/status/1620908066165374982</text:p>
          </table:table-cell>
        </table:table-row>
        <table:table-row>
          <table:table-cell office:value="1015" office:value-type="float"/>
          <table:table-cell office:value-type="string">
            <text:p>Pattern 8</text:p>
          </table:table-cell>
          <table:table-cell office:value="0.3092922690744333" office:value-type="float"/>
          <table:table-cell office:value="0.4970032532606327" office:value-type="float"/>
          <table:table-cell office:value="31.88224028621503" office:value-type="float"/>
          <table:table-cell office:value-type="string">
            <text:p>input/data_formal_20240530-1342/meme/geleswintha_20230201T224430/0.jpg</text:p>
          </table:table-cell>
          <table:table-cell office:value-type="string">
            <text:p>https://twitter.com/geleswintha/status/1620916027604471809</text:p>
          </table:table-cell>
        </table:table-row>
        <table:table-row>
          <table:table-cell office:value="1016" office:value-type="float"/>
          <table:table-cell office:value-type="string">
            <text:p>Pattern 32</text:p>
          </table:table-cell>
          <table:table-cell office:value="0.220272476649688" office:value-type="float"/>
          <table:table-cell office:value="0.583614687228538" office:value-type="float"/>
          <table:table-cell office:value="27.691272616130092" office:value-type="float"/>
          <table:table-cell office:value-type="string">
            <text:p>input/data_formal_20240530-1342/meme/geleswintha_20230202T000804/0.jpg</text:p>
          </table:table-cell>
          <table:table-cell office:value-type="string">
            <text:p>https://twitter.com/ProfessorTesla_/status/1620944364485869568</text:p>
          </table:table-cell>
        </table:table-row>
        <table:table-row>
          <table:table-cell office:value="1017" office:value-type="float"/>
          <table:table-cell office:value-type="string">
            <text:p>Pattern 31</text:p>
          </table:table-cell>
          <table:table-cell office:value="0.2072249100844061" office:value-type="float"/>
          <table:table-cell office:value="0.32684662358421157" office:value-type="float"/>
          <table:table-cell office:value="32.627410090397845" office:value-type="float"/>
          <table:table-cell office:value-type="string">
            <text:p>input/data_formal_20240530-1342/meme/GenxAnalytics_20230206T185445/0.jpg</text:p>
          </table:table-cell>
          <table:table-cell office:value-type="string">
            <text:p>https://twitter.com/Cryptopurple100/status/1624787547108036614</text:p>
          </table:table-cell>
        </table:table-row>
        <table:table-row>
          <table:table-cell office:value="1018" office:value-type="float"/>
          <table:table-cell office:value-type="string">
            <text:p>Pattern 8</text:p>
          </table:table-cell>
          <table:table-cell office:value="0.20689559921962508" office:value-type="float"/>
          <table:table-cell office:value="0.6039221208674956" office:value-type="float"/>
          <table:table-cell office:value="31.60129158761056" office:value-type="float"/>
          <table:table-cell office:value-type="string">
            <text:p>input/data_formal_20240530-1342/meme/GenxAnalytics_20230304T133826/0.jpg</text:p>
          </table:table-cell>
          <table:table-cell office:value-type="string">
            <text:p>https://twitter.com/ElvisPeteand/status/1633032222277259264</text:p>
          </table:table-cell>
        </table:table-row>
        <table:table-row>
          <table:table-cell office:value="1019" office:value-type="float"/>
          <table:table-cell office:value-type="string">
            <text:p>Pattern 25</text:p>
          </table:table-cell>
          <table:table-cell office:value="0.8259062383802411" office:value-type="float"/>
          <table:table-cell office:value="0.31936036780587895" office:value-type="float"/>
          <table:table-cell office:value="23.269048490238195" office:value-type="float"/>
          <table:table-cell office:value-type="string">
            <text:p>input/data_formal_20240530-1342/meme/GetTalentsverse_20230124T033700/0.jpg</text:p>
          </table:table-cell>
          <table:table-cell office:value-type="string">
            <text:p>https://twitter.com/fungibl_non/status/1620967646245294080</text:p>
          </table:table-cell>
        </table:table-row>
        <table:table-row>
          <table:table-cell office:value="1020" office:value-type="float"/>
          <table:table-cell office:value-type="string">
            <text:p>Pattern 3</text:p>
          </table:table-cell>
          <table:table-cell office:value="0.8946964411812817" office:value-type="float"/>
          <table:table-cell office:value="0.48125754577418217" office:value-type="float"/>
          <table:table-cell office:value="21.737141206509154" office:value-type="float"/>
          <table:table-cell office:value-type="string">
            <text:p>input/data_formal_20240530-1342/meme/GetTalentsverse_20230131T011200/0.jpg</text:p>
          </table:table-cell>
          <table:table-cell office:value-type="string">
            <text:p>https://twitter.com/fungibl_non/status/1620967519166287873</text:p>
          </table:table-cell>
        </table:table-row>
        <table:table-row>
          <table:table-cell office:value="1021" office:value-type="float"/>
          <table:table-cell office:value-type="string">
            <text:p>Pattern 49</text:p>
          </table:table-cell>
          <table:table-cell office:value="0.5861224954441719" office:value-type="float"/>
          <table:table-cell office:value="0.7586943120475188" office:value-type="float"/>
          <table:table-cell office:value="23.823541500097708" office:value-type="float"/>
          <table:table-cell office:value-type="string">
            <text:p>input/data_formal_20240530-1342/meme/GetTalentsverse_20230131T231030/0.jpg</text:p>
          </table:table-cell>
          <table:table-cell office:value-type="string">
            <text:p>https://twitter.com/fungibl_non/status/1620967473268011009</text:p>
          </table:table-cell>
        </table:table-row>
        <table:table-row>
          <table:table-cell office:value="1022" office:value-type="float"/>
          <table:table-cell office:value-type="string">
            <text:p>Pattern 16</text:p>
          </table:table-cell>
          <table:table-cell office:value="0.2587235920302598" office:value-type="float"/>
          <table:table-cell office:value="0.3224472462710226" office:value-type="float"/>
          <table:table-cell office:value="23.707911907994824" office:value-type="float"/>
          <table:table-cell office:value-type="string">
            <text:p>input/data_formal_20240530-1342/meme/GetTalentsverse_20230202T042700/0.jpg</text:p>
          </table:table-cell>
          <table:table-cell office:value-type="string">
            <text:p>https://twitter.com/GetTalentsverse/status/1621002217863135232</text:p>
          </table:table-cell>
        </table:table-row>
        <table:table-row>
          <table:table-cell office:value="1023" office:value-type="float"/>
          <table:table-cell office:value-type="string">
            <text:p>Pattern 31</text:p>
          </table:table-cell>
          <table:table-cell office:value="0.17700687685651506" office:value-type="float"/>
          <table:table-cell office:value="0.6643507116760534" office:value-type="float"/>
          <table:table-cell office:value="25.775371868713734" office:value-type="float"/>
          <table:table-cell office:value-type="string">
            <text:p>input/data_formal_20240530-1342/meme/getupradio_20230206T145402/0.jpg</text:p>
          </table:table-cell>
          <table:table-cell office:value-type="string">
            <text:p>https://twitter.com/getupradio/status/1622609567707197442</text:p>
          </table:table-cell>
        </table:table-row>
        <table:table-row>
          <table:table-cell office:value="1024" office:value-type="float"/>
          <table:table-cell office:value-type="string">
            <text:p>Pattern 25</text:p>
          </table:table-cell>
          <table:table-cell office:value="0.674052647243463" office:value-type="float"/>
          <table:table-cell office:value="0.48517037898804277" office:value-type="float"/>
          <table:table-cell office:value="21.842267184680534" office:value-type="float"/>
          <table:table-cell office:value-type="string">
            <text:p>input/data_formal_20240530-1342/meme/getupradiomedia_20230206T142628/0.jpg</text:p>
          </table:table-cell>
          <table:table-cell office:value-type="string">
            <text:p>https://twitter.com/getupradiomedia/status/1622602631343374337</text:p>
          </table:table-cell>
        </table:table-row>
        <table:table-row>
          <table:table-cell office:value="1025" office:value-type="float"/>
          <table:table-cell office:value-type="string">
            <text:p>Pattern 3</text:p>
          </table:table-cell>
          <table:table-cell office:value="0.903658842707342" office:value-type="float"/>
          <table:table-cell office:value="0.36646335741218417" office:value-type="float"/>
          <table:table-cell office:value="21.70944525762547" office:value-type="float"/>
          <table:table-cell office:value-type="string">
            <text:p>input/data_formal_20240530-1342/meme/GetVantage_Co_20230106T055240/0.jpg</text:p>
          </table:table-cell>
          <table:table-cell office:value-type="string">
            <text:p>https://twitter.com/GetVantage_Co/status/1611239307637067784</text:p>
          </table:table-cell>
        </table:table-row>
        <table:table-row>
          <table:table-cell office:value="1026" office:value-type="float"/>
          <table:table-cell office:value-type="string">
            <text:p>Pattern 49</text:p>
          </table:table-cell>
          <table:table-cell office:value="0.40880900064510234" office:value-type="float"/>
          <table:table-cell office:value="0.8465359498467921" office:value-type="float"/>
          <table:table-cell office:value="23.638289391475574" office:value-type="float"/>
          <table:table-cell office:value-type="string">
            <text:p>input/data_formal_20240530-1342/meme/gfx_celeste_20230105T110024/0.jpg</text:p>
          </table:table-cell>
          <table:table-cell office:value-type="string">
            <text:p>https://twitter.com/gfx_celeste/status/1610954360015540226</text:p>
          </table:table-cell>
        </table:table-row>
        <table:table-row>
          <table:table-cell office:value="1027" office:value-type="float"/>
          <table:table-cell office:value-type="string">
            <text:p>Pattern 7</text:p>
          </table:table-cell>
          <table:table-cell office:value="0.3564247115584161" office:value-type="float"/>
          <table:table-cell office:value="0.5830892836410817" office:value-type="float"/>
          <table:table-cell office:value="24.447671331270968" office:value-type="float"/>
          <table:table-cell office:value-type="string">
            <text:p>input/data_formal_20240530-1342/meme/gfx_celeste_20230105T110102/0.jpg</text:p>
          </table:table-cell>
          <table:table-cell office:value-type="string">
            <text:p>https://twitter.com/gfx_celeste/status/1610954521563353088</text:p>
          </table:table-cell>
        </table:table-row>
        <table:table-row>
          <table:table-cell office:value="1028" office:value-type="float"/>
          <table:table-cell office:value-type="string">
            <text:p>Pattern 7</text:p>
          </table:table-cell>
          <table:table-cell office:value="0.34324717584522274" office:value-type="float"/>
          <table:table-cell office:value="0.43506394545462396" office:value-type="float"/>
          <table:table-cell office:value="25.346850319434555" office:value-type="float"/>
          <table:table-cell office:value-type="string">
            <text:p>input/data_formal_20240530-1342/meme/gfx_celeste_20230105T110110/0.jpg</text:p>
          </table:table-cell>
          <table:table-cell office:value-type="string">
            <text:p>https://twitter.com/gfx_celeste/status/1610954552576032769</text:p>
          </table:table-cell>
        </table:table-row>
        <table:table-row>
          <table:table-cell office:value="1029" office:value-type="float"/>
          <table:table-cell office:value-type="string">
            <text:p>Pattern 7</text:p>
          </table:table-cell>
          <table:table-cell office:value="0.2938279062176905" office:value-type="float"/>
          <table:table-cell office:value="0.6023460384500811" office:value-type="float"/>
          <table:table-cell office:value="24.37232808782916" office:value-type="float"/>
          <table:table-cell office:value-type="string">
            <text:p>input/data_formal_20240530-1342/meme/gfx_celeste_20230105T110117/0.jpg</text:p>
          </table:table-cell>
          <table:table-cell office:value-type="string">
            <text:p>https://twitter.com/gfx_celeste/status/1610954585530580992</text:p>
          </table:table-cell>
        </table:table-row>
        <table:table-row>
          <table:table-cell office:value="1030" office:value-type="float"/>
          <table:table-cell office:value-type="string">
            <text:p>Pattern 7</text:p>
          </table:table-cell>
          <table:table-cell office:value="0.3224009634507325" office:value-type="float"/>
          <table:table-cell office:value="0.6133685009465212" office:value-type="float"/>
          <table:table-cell office:value="25.658088705003138" office:value-type="float"/>
          <table:table-cell office:value-type="string">
            <text:p>input/data_formal_20240530-1342/meme/gfx_celeste_20230105T110124/0.jpg</text:p>
          </table:table-cell>
          <table:table-cell office:value-type="string">
            <text:p>https://twitter.com/gfx_celeste/status/1610954613968060417</text:p>
          </table:table-cell>
        </table:table-row>
        <table:table-row>
          <table:table-cell office:value="1031" office:value-type="float"/>
          <table:table-cell office:value-type="string">
            <text:p>Pattern 46</text:p>
          </table:table-cell>
          <table:table-cell office:value="0.14118545737811591" office:value-type="float"/>
          <table:table-cell office:value="0.08442176931766321" office:value-type="float"/>
          <table:table-cell office:value="13.310522116763716" office:value-type="float"/>
          <table:table-cell office:value-type="string">
            <text:p>input/data_formal_20240530-1342/meme/Gi_Bots_20230106T085329/0.jpg</text:p>
          </table:table-cell>
          <table:table-cell office:value-type="string">
            <text:p>https://twitter.com/Gi_Bots/status/1611284809401380865</text:p>
          </table:table-cell>
        </table:table-row>
        <table:table-row>
          <table:table-cell office:value="1032" office:value-type="float"/>
          <table:table-cell office:value-type="string">
            <text:p>Pattern 29</text:p>
          </table:table-cell>
          <table:table-cell office:value="0.34140057063804036" office:value-type="float"/>
          <table:table-cell office:value="0.38408652996350323" office:value-type="float"/>
          <table:table-cell office:value="28.80283437916651" office:value-type="float"/>
          <table:table-cell office:value-type="string">
            <text:p>input/data_formal_20240530-1342/meme/gig4_u_20230206T115533/0.jpg</text:p>
          </table:table-cell>
          <table:table-cell office:value-type="string">
            <text:p>https://twitter.com/gig4_u/status/1622564652663312384</text:p>
          </table:table-cell>
        </table:table-row>
        <table:table-row>
          <table:table-cell office:value="1033" office:value-type="float"/>
          <table:table-cell office:value-type="string">
            <text:p>Pattern 2</text:p>
          </table:table-cell>
          <table:table-cell office:value="0.6527452192578272" office:value-type="float"/>
          <table:table-cell office:value="0.2962376325500433" office:value-type="float"/>
          <table:table-cell office:value="22.145320119496155" office:value-type="float"/>
          <table:table-cell office:value-type="string">
            <text:p>input/data_formal_20240530-1342/meme/GillJiya_20230128T190200/0.jpg</text:p>
          </table:table-cell>
          <table:table-cell office:value-type="string">
            <text:p>https://twitter.com/GillJiya/status/1619410482460516352</text:p>
          </table:table-cell>
        </table:table-row>
        <table:table-row>
          <table:table-cell office:value="1034" office:value-type="float"/>
          <table:table-cell office:value-type="string">
            <text:p>Pattern 9</text:p>
          </table:table-cell>
          <table:table-cell office:value="0.14408593076112497" office:value-type="float"/>
          <table:table-cell office:value="0.015491487356703804" office:value-type="float"/>
          <table:table-cell office:value="9.435449252620668" office:value-type="float"/>
          <table:table-cell office:value-type="string">
            <text:p>input/data_formal_20240530-1342/meme/GizNext_20230106T053438/0.jpg</text:p>
          </table:table-cell>
          <table:table-cell office:value-type="string">
            <text:p>https://twitter.com/GizNext/status/1611234768062124035</text:p>
          </table:table-cell>
        </table:table-row>
        <table:table-row>
          <table:table-cell office:value="1035" office:value-type="float"/>
          <table:table-cell office:value-type="string">
            <text:p>Pattern 16</text:p>
          </table:table-cell>
          <table:table-cell office:value="0.29667840331771167" office:value-type="float"/>
          <table:table-cell office:value="0.32830773474376806" office:value-type="float"/>
          <table:table-cell office:value="32.57200009011035" office:value-type="float"/>
          <table:table-cell office:value-type="string">
            <text:p>input/data_formal_20240530-1342/meme/glambbcrystal_20230206T121319/0.jpg</text:p>
          </table:table-cell>
          <table:table-cell office:value-type="string">
            <text:p>https://twitter.com/glambbcrystal/status/1622569124806402049</text:p>
          </table:table-cell>
        </table:table-row>
        <table:table-row>
          <table:table-cell office:value="1036" office:value-type="float"/>
          <table:table-cell office:value-type="string">
            <text:p>Pattern 37</text:p>
          </table:table-cell>
          <table:table-cell office:value="0.8990375720804201" office:value-type="float"/>
          <table:table-cell office:value="0.4570052172649343" office:value-type="float"/>
          <table:table-cell office:value="19.509821117991354" office:value-type="float"/>
          <table:table-cell office:value-type="string">
            <text:p>input/data_formal_20240530-1342/meme/glamsham_20221218T044249/0.jpg</text:p>
          </table:table-cell>
          <table:table-cell office:value-type="string">
            <text:p>https://twitter.com/RojashreeT/status/1611265813906100225</text:p>
          </table:table-cell>
        </table:table-row>
        <table:table-row>
          <table:table-cell office:value="1037" office:value-type="float"/>
          <table:table-cell office:value-type="string">
            <text:p>Pattern 30</text:p>
          </table:table-cell>
          <table:table-cell office:value="0.49576005266229267" office:value-type="float"/>
          <table:table-cell office:value="0.4287791774749499" office:value-type="float"/>
          <table:table-cell office:value="29.21754647874512" office:value-type="float"/>
          <table:table-cell office:value-type="string">
            <text:p>input/data_formal_20240530-1342/meme/glamsham_20221220T083657/0.jpg</text:p>
          </table:table-cell>
          <table:table-cell office:value-type="string">
            <text:p>https://twitter.com/arishasyyd/status/1610955365780422657</text:p>
          </table:table-cell>
        </table:table-row>
        <table:table-row>
          <table:table-cell office:value="1038" office:value-type="float"/>
          <table:table-cell office:value-type="string">
            <text:p>Pattern 20</text:p>
          </table:table-cell>
          <table:table-cell office:value="0.7546013389750934" office:value-type="float"/>
          <table:table-cell office:value="0.3705305010010328" office:value-type="float"/>
          <table:table-cell office:value="25.97350944683667" office:value-type="float"/>
          <table:table-cell office:value-type="string">
            <text:p>input/data_formal_20240530-1342/meme/glamsham_20230103T045717/0.jpg</text:p>
          </table:table-cell>
          <table:table-cell office:value-type="string">
            <text:p>https://twitter.com/shivfanbackup/status/1610957403431788545</text:p>
          </table:table-cell>
        </table:table-row>
        <table:table-row>
          <table:table-cell office:value="1039" office:value-type="float"/>
          <table:table-cell office:value-type="string">
            <text:p>Pattern 16</text:p>
          </table:table-cell>
          <table:table-cell office:value="0.30340715432933546" office:value-type="float"/>
          <table:table-cell office:value="0.45251192880637153" office:value-type="float"/>
          <table:table-cell office:value="32.57674487346264" office:value-type="float"/>
          <table:table-cell office:value-type="string">
            <text:p>input/data_formal_20240530-1342/meme/glamsham_20230104T103114/0.jpg</text:p>
          </table:table-cell>
          <table:table-cell office:value-type="string">
            <text:p>https://twitter.com/NareshK33562008/status/1610953388979814403</text:p>
          </table:table-cell>
        </table:table-row>
        <table:table-row>
          <table:table-cell office:value="1040" office:value-type="float"/>
          <table:table-cell office:value-type="string">
            <text:p>Pattern 36</text:p>
          </table:table-cell>
          <table:table-cell office:value="0.9000345079977667" office:value-type="float"/>
          <table:table-cell office:value="0.3166779441294377" office:value-type="float"/>
          <table:table-cell office:value="23.07104917207923" office:value-type="float"/>
          <table:table-cell office:value-type="string">
            <text:p>input/data_formal_20240530-1342/meme/glamsham_20230111T140712/0.jpg</text:p>
          </table:table-cell>
          <table:table-cell office:value-type="string">
            <text:p>https://twitter.com/Sallysally92gh/status/1613324268930224130</text:p>
          </table:table-cell>
        </table:table-row>
        <table:table-row>
          <table:table-cell office:value="1041" office:value-type="float"/>
          <table:table-cell office:value-type="string">
            <text:p>Pattern 37</text:p>
          </table:table-cell>
          <table:table-cell office:value="0.8054887942347448" office:value-type="float"/>
          <table:table-cell office:value="0.3570844260485804" office:value-type="float"/>
          <table:table-cell office:value="17.796415518363684" office:value-type="float"/>
          <table:table-cell office:value-type="string">
            <text:p>input/data_formal_20240530-1342/meme/glamsham_20230114T081739/0.jpg</text:p>
          </table:table-cell>
          <table:table-cell office:value-type="string">
            <text:p>https://twitter.com/ShreyaJ93/status/1622548027545354240</text:p>
          </table:table-cell>
        </table:table-row>
        <table:table-row>
          <table:table-cell office:value="1042" office:value-type="float"/>
          <table:table-cell office:value-type="string">
            <text:p>Pattern 37</text:p>
          </table:table-cell>
          <table:table-cell office:value="0.8109920453471627" office:value-type="float"/>
          <table:table-cell office:value="0.47414201717328314" office:value-type="float"/>
          <table:table-cell office:value="26.968434092836073" office:value-type="float"/>
          <table:table-cell office:value-type="string">
            <text:p>input/data_formal_20240530-1342/meme/glamsham_20230123T051924/0.jpg</text:p>
          </table:table-cell>
          <table:table-cell office:value-type="string">
            <text:p>https://twitter.com/RukhsanaPathan3/status/1620960804014260224</text:p>
          </table:table-cell>
        </table:table-row>
        <table:table-row>
          <table:table-cell office:value="1043" office:value-type="float"/>
          <table:table-cell office:value-type="string">
            <text:p>Pattern 5</text:p>
          </table:table-cell>
          <table:table-cell office:value="0.402773594091664" office:value-type="float"/>
          <table:table-cell office:value="0.41524215064411074" office:value-type="float"/>
          <table:table-cell office:value="28.26096180941137" office:value-type="float"/>
          <table:table-cell office:value-type="string">
            <text:p>input/data_formal_20240530-1342/meme/glamsham_20230124T102427/0.jpg</text:p>
          </table:table-cell>
          <table:table-cell office:value-type="string">
            <text:p>https://twitter.com/BasheerNikhil/status/1620992886459494400</text:p>
          </table:table-cell>
        </table:table-row>
        <table:table-row>
          <table:table-cell office:value="1044" office:value-type="float"/>
          <table:table-cell office:value-type="string">
            <text:p>Pattern 29</text:p>
          </table:table-cell>
          <table:table-cell office:value="0.5015393071316676" office:value-type="float"/>
          <table:table-cell office:value="0.48997040009964765" office:value-type="float"/>
          <table:table-cell office:value="26.19007509241334" office:value-type="float"/>
          <table:table-cell office:value-type="string">
            <text:p>input/data_formal_20240530-1342/meme/glamsham_20230205T092612/0.jpg</text:p>
          </table:table-cell>
          <table:table-cell office:value-type="string">
            <text:p>https://twitter.com/AkshayK28893894/status/1622628582936936448</text:p>
          </table:table-cell>
        </table:table-row>
        <table:table-row>
          <table:table-cell office:value="1045" office:value-type="float"/>
          <table:table-cell office:value-type="string">
            <text:p>Pattern 37</text:p>
          </table:table-cell>
          <table:table-cell office:value="0.7600129661988133" office:value-type="float"/>
          <table:table-cell office:value="0.5061351362579793" office:value-type="float"/>
          <table:table-cell office:value="26.67848901827581" office:value-type="float"/>
          <table:table-cell office:value-type="string">
            <text:p>input/data_formal_20240530-1342/meme/glamsham_20230206T092442/0.jpg</text:p>
          </table:table-cell>
          <table:table-cell office:value-type="string">
            <text:p>https://twitter.com/Gozal84782931/status/1622630577529561090</text:p>
          </table:table-cell>
        </table:table-row>
        <table:table-row>
          <table:table-cell office:value="1046" office:value-type="float"/>
          <table:table-cell office:value-type="string">
            <text:p>Pattern 17</text:p>
          </table:table-cell>
          <table:table-cell office:value="0.46037353754380084" office:value-type="float"/>
          <table:table-cell office:value="0.4773097856525269" office:value-type="float"/>
          <table:table-cell office:value="25.99134503930332" office:value-type="float"/>
          <table:table-cell office:value-type="string">
            <text:p>input/data_formal_20240530-1342/meme/Glitchited_20230322T193153/0.jpg</text:p>
          </table:table-cell>
          <table:table-cell office:value-type="string">
            <text:p>https://twitter.com/Glitchited/status/1638624559329845267</text:p>
          </table:table-cell>
        </table:table-row>
        <table:table-row>
          <table:table-cell office:value="1047" office:value-type="float"/>
          <table:table-cell office:value-type="string">
            <text:p>Pattern 49</text:p>
          </table:table-cell>
          <table:table-cell office:value="0.6627111771149865" office:value-type="float"/>
          <table:table-cell office:value="0.6620700084075396" office:value-type="float"/>
          <table:table-cell office:value="26.821682315164722" office:value-type="float"/>
          <table:table-cell office:value-type="string">
            <text:p>input/data_formal_20240530-1342/meme/GlobalEsportsIn_20221226T113409/0.jpg</text:p>
          </table:table-cell>
          <table:table-cell office:value-type="string">
            <text:p>https://twitter.com/AndroidYaja/status/1607975914058682368</text:p>
          </table:table-cell>
        </table:table-row>
        <table:table-row>
          <table:table-cell office:value="1048" office:value-type="float"/>
          <table:table-cell office:value-type="string">
            <text:p>Pattern 8</text:p>
          </table:table-cell>
          <table:table-cell office:value="0.13930031476038965" office:value-type="float"/>
          <table:table-cell office:value="0.4190847371369694" office:value-type="float"/>
          <table:table-cell office:value="26.27673198423623" office:value-type="float"/>
          <table:table-cell office:value-type="string">
            <text:p>input/data_formal_20240530-1342/meme/globalhunt_tech_20230226T043000/0.jpg</text:p>
          </table:table-cell>
          <table:table-cell office:value-type="string">
            <text:p>https://twitter.com/globalhunt_tech/status/1629700282559913984</text:p>
          </table:table-cell>
        </table:table-row>
        <table:table-row>
          <table:table-cell office:value="1049" office:value-type="float"/>
          <table:table-cell office:value-type="string">
            <text:p>Pattern 8</text:p>
          </table:table-cell>
          <table:table-cell office:value="0.1124620647212427" office:value-type="float"/>
          <table:table-cell office:value="0.2965966421684405" office:value-type="float"/>
          <table:table-cell office:value="26.29688072895433" office:value-type="float"/>
          <table:table-cell office:value-type="string">
            <text:p>input/data_formal_20240530-1342/meme/globestartweets_20230202T035401/0.jpg</text:p>
          </table:table-cell>
          <table:table-cell office:value-type="string">
            <text:p>https://twitter.com/globestartweets/status/1620993919914852352</text:p>
          </table:table-cell>
        </table:table-row>
        <table:table-row>
          <table:table-cell office:value="1050" office:value-type="float"/>
          <table:table-cell office:value-type="string">
            <text:p>Pattern 12</text:p>
          </table:table-cell>
          <table:table-cell office:value="0.16928545414068794" office:value-type="float"/>
          <table:table-cell office:value="0.8718854263391322" office:value-type="float"/>
          <table:table-cell office:value="23.946049556982864" office:value-type="float"/>
          <table:table-cell office:value-type="string">
            <text:p>input/data_formal_20240530-1342/meme/GMCreations__20230226T002506/0.jpg</text:p>
          </table:table-cell>
          <table:table-cell office:value-type="string">
            <text:p>https://twitter.com/migsMMM/status/1629717182694191104</text:p>
          </table:table-cell>
        </table:table-row>
        <table:table-row>
          <table:table-cell office:value="1051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GodKumarIndia_20230105T114029/0.jpg</text:p>
          </table:table-cell>
          <table:table-cell office:value-type="string">
            <text:p>https://twitter.com/GodKumarIndia/status/1610964447585001473</text:p>
          </table:table-cell>
        </table:table-row>
        <table:table-row>
          <table:table-cell office:value="1052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GodKumarIndia_20230105T114030/0.jpg</text:p>
          </table:table-cell>
          <table:table-cell office:value-type="string">
            <text:p>https://twitter.com/GodKumarIndia/status/1610964454518177796</text:p>
          </table:table-cell>
        </table:table-row>
        <table:table-row>
          <table:table-cell office:value="1053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GodKumarIndia_20230111T224130/0.jpg</text:p>
          </table:table-cell>
          <table:table-cell office:value-type="string">
            <text:p>https://twitter.com/GodKumarIndia/status/1613305126906925056</text:p>
          </table:table-cell>
        </table:table-row>
        <table:table-row>
          <table:table-cell office:value="1054" office:value-type="float"/>
          <table:table-cell office:value-type="string">
            <text:p>Pattern 3</text:p>
          </table:table-cell>
          <table:table-cell office:value="0.8567563235719872" office:value-type="float"/>
          <table:table-cell office:value="0.43805988528508644" office:value-type="float"/>
          <table:table-cell office:value="20.325795916149843" office:value-type="float"/>
          <table:table-cell office:value-type="string">
            <text:p>input/data_formal_20240530-1342/meme/GodKumarIndia_20230206T124146/0.jpg</text:p>
          </table:table-cell>
          <table:table-cell office:value-type="string">
            <text:p>https://twitter.com/GodKumarIndia/status/1622576283577090048</text:p>
          </table:table-cell>
        </table:table-row>
        <table:table-row>
          <table:table-cell office:value="1055" office:value-type="float"/>
          <table:table-cell office:value-type="string">
            <text:p>Pattern 11</text:p>
          </table:table-cell>
          <table:table-cell office:value="0.7108226739437015" office:value-type="float"/>
          <table:table-cell office:value="0.43992304298007645" office:value-type="float"/>
          <table:table-cell office:value="26.187152041914466" office:value-type="float"/>
          <table:table-cell office:value-type="string">
            <text:p>input/data_formal_20240530-1342/meme/GodKumarIndia_20230206T154030/0.jpg</text:p>
          </table:table-cell>
          <table:table-cell office:value-type="string">
            <text:p>https://twitter.com/GodKumarIndia/status/1622621262471102464</text:p>
          </table:table-cell>
        </table:table-row>
        <table:table-row>
          <table:table-cell office:value="1056" office:value-type="float"/>
          <table:table-cell office:value-type="string">
            <text:p>Pattern 46</text:p>
          </table:table-cell>
          <table:table-cell office:value="0.10817868163676042" office:value-type="float"/>
          <table:table-cell office:value="0.13606463051856887" office:value-type="float"/>
          <table:table-cell office:value="13.660795919991381" office:value-type="float"/>
          <table:table-cell office:value-type="string">
            <text:p>input/data_formal_20240530-1342/meme/gomechanicindia_20230105T085044/0.jpg</text:p>
          </table:table-cell>
          <table:table-cell office:value-type="string">
            <text:p>https://twitter.com/Sagar85910878/status/1611259050318245890</text:p>
          </table:table-cell>
        </table:table-row>
        <table:table-row>
          <table:table-cell office:value="1057" office:value-type="float"/>
          <table:table-cell office:value-type="string">
            <text:p>Pattern 16</text:p>
          </table:table-cell>
          <table:table-cell office:value="0.3867550993195047" office:value-type="float"/>
          <table:table-cell office:value="0.32470831325225535" office:value-type="float"/>
          <table:table-cell office:value="28.890250212248286" office:value-type="float"/>
          <table:table-cell office:value-type="string">
            <text:p>input/data_formal_20240530-1342/meme/GoodGam85_20230315T220524/0.jpg</text:p>
          </table:table-cell>
          <table:table-cell office:value-type="string">
            <text:p>https://twitter.com/GoodGam85/status/1636126475786113025</text:p>
          </table:table-cell>
        </table:table-row>
        <table:table-row>
          <table:table-cell office:value="1058" office:value-type="float"/>
          <table:table-cell office:value-type="string">
            <text:p>Pattern 25</text:p>
          </table:table-cell>
          <table:table-cell office:value="0.7569244453998122" office:value-type="float"/>
          <table:table-cell office:value="0.28082411516718553" office:value-type="float"/>
          <table:table-cell office:value="24.3976546398074" office:value-type="float"/>
          <table:table-cell office:value-type="string">
            <text:p>input/data_formal_20240530-1342/meme/googletrendzone_20221228T154404/0.jpg</text:p>
          </table:table-cell>
          <table:table-cell office:value-type="string">
            <text:p>https://twitter.com/MiamiPapers/status/1608127657840893955</text:p>
          </table:table-cell>
        </table:table-row>
        <table:table-row>
          <table:table-cell office:value="1059" office:value-type="float"/>
          <table:table-cell office:value-type="string">
            <text:p>Pattern 48</text:p>
          </table:table-cell>
          <table:table-cell office:value="0.18707716795989576" office:value-type="float"/>
          <table:table-cell office:value="0.6939023403109048" office:value-type="float"/>
          <table:table-cell office:value="27.38047565809242" office:value-type="float"/>
          <table:table-cell office:value-type="string">
            <text:p>input/data_formal_20240530-1342/meme/gopack_gg_20230131T170716/0.jpg</text:p>
          </table:table-cell>
          <table:table-cell office:value-type="string">
            <text:p>https://twitter.com/KSloth95/status/1620949226980245504</text:p>
          </table:table-cell>
        </table:table-row>
        <table:table-row>
          <table:table-cell office:value="1060" office:value-type="float"/>
          <table:table-cell office:value-type="string">
            <text:p>Pattern 35</text:p>
          </table:table-cell>
          <table:table-cell office:value="0.32480763183849876" office:value-type="float"/>
          <table:table-cell office:value="0.3461886155419899" office:value-type="float"/>
          <table:table-cell office:value="18.45000882707116" office:value-type="float"/>
          <table:table-cell office:value-type="string">
            <text:p>input/data_formal_20240530-1342/meme/GoSocizzle_20211117T223201/0.jpg</text:p>
          </table:table-cell>
          <table:table-cell office:value-type="string">
            <text:p>https://twitter.com/GoSocizzle/status/1613302771104505857</text:p>
          </table:table-cell>
        </table:table-row>
        <table:table-row>
          <table:table-cell office:value="1061" office:value-type="float"/>
          <table:table-cell office:value-type="string">
            <text:p>Pattern 8</text:p>
          </table:table-cell>
          <table:table-cell office:value="0.3000853906147322" office:value-type="float"/>
          <table:table-cell office:value="0.4764919616738425" office:value-type="float"/>
          <table:table-cell office:value="30.18468394489402" office:value-type="float"/>
          <table:table-cell office:value-type="string">
            <text:p>input/data_formal_20240530-1342/meme/GoSocizzle_20211208T223203/0.jpg</text:p>
          </table:table-cell>
          <table:table-cell office:value-type="string">
            <text:p>https://twitter.com/GoSocizzle/status/1620912903535689729</text:p>
          </table:table-cell>
        </table:table-row>
        <table:table-row>
          <table:table-cell office:value="1062" office:value-type="float"/>
          <table:table-cell office:value-type="string">
            <text:p>Pattern 16</text:p>
          </table:table-cell>
          <table:table-cell office:value="0.2828192984013587" office:value-type="float"/>
          <table:table-cell office:value="0.30974487654228244" office:value-type="float"/>
          <table:table-cell office:value="27.639328430770956" office:value-type="float"/>
          <table:table-cell office:value-type="string">
            <text:p>input/data_formal_20240530-1342/meme/GoSocizzle_20211213T131201/0.jpg</text:p>
          </table:table-cell>
          <table:table-cell office:value-type="string">
            <text:p>https://twitter.com/GoSocizzle/status/1622583892619272193</text:p>
          </table:table-cell>
        </table:table-row>
        <table:table-row>
          <table:table-cell office:value="1063" office:value-type="float"/>
          <table:table-cell office:value-type="string">
            <text:p>Pattern 16</text:p>
          </table:table-cell>
          <table:table-cell office:value="0.26911495049985" office:value-type="float"/>
          <table:table-cell office:value="0.4298373253520956" office:value-type="float"/>
          <table:table-cell office:value="32.22561211548673" office:value-type="float"/>
          <table:table-cell office:value-type="string">
            <text:p>input/data_formal_20240530-1342/meme/GoSocizzle_20220310T022401/0.jpg</text:p>
          </table:table-cell>
          <table:table-cell office:value-type="string">
            <text:p>https://twitter.com/GoSocizzle/status/1620971267963625472</text:p>
          </table:table-cell>
        </table:table-row>
        <table:table-row>
          <table:table-cell office:value="1064" office:value-type="float"/>
          <table:table-cell office:value-type="string">
            <text:p>Pattern 7</text:p>
          </table:table-cell>
          <table:table-cell office:value="0.24466014836899957" office:value-type="float"/>
          <table:table-cell office:value="0.5985785229548781" office:value-type="float"/>
          <table:table-cell office:value="24.233458070786053" office:value-type="float"/>
          <table:table-cell office:value-type="string">
            <text:p>input/data_formal_20240530-1342/meme/GoSocizzle_20220314T120801/0.jpg</text:p>
          </table:table-cell>
          <table:table-cell office:value-type="string">
            <text:p>https://twitter.com/GoSocizzle/status/1622582887630491649</text:p>
          </table:table-cell>
        </table:table-row>
        <table:table-row>
          <table:table-cell office:value="1065" office:value-type="float"/>
          <table:table-cell office:value-type="string">
            <text:p>Pattern 30</text:p>
          </table:table-cell>
          <table:table-cell office:value="0.4298608047816962" office:value-type="float"/>
          <table:table-cell office:value="0.5145705588007617" office:value-type="float"/>
          <table:table-cell office:value="30.291073042138994" office:value-type="float"/>
          <table:table-cell office:value-type="string">
            <text:p>input/data_formal_20240530-1342/meme/GPitch__20230111T220009/0.jpg</text:p>
          </table:table-cell>
          <table:table-cell office:value-type="string">
            <text:p>https://twitter.com/GPitch_/status/1613294720037392385</text:p>
          </table:table-cell>
        </table:table-row>
        <table:table-row>
          <table:table-cell office:value="1066" office:value-type="float"/>
          <table:table-cell office:value-type="string">
            <text:p>Pattern 29</text:p>
          </table:table-cell>
          <table:table-cell office:value="0.38335801163289945" office:value-type="float"/>
          <table:table-cell office:value="0.368374884977041" office:value-type="float"/>
          <table:table-cell office:value="31.69437029685776" office:value-type="float"/>
          <table:table-cell office:value-type="string">
            <text:p>input/data_formal_20240530-1342/meme/grasslifesocial_20230111T200426/0.jpg</text:p>
          </table:table-cell>
          <table:table-cell office:value-type="string">
            <text:p>https://twitter.com/ladner/status/1613294713951649793</text:p>
          </table:table-cell>
        </table:table-row>
        <table:table-row>
          <table:table-cell office:value="1067" office:value-type="float"/>
          <table:table-cell office:value-type="string">
            <text:p>Pattern 34</text:p>
          </table:table-cell>
          <table:table-cell office:value="0.18308503518731087" office:value-type="float"/>
          <table:table-cell office:value="0.6590328752228393" office:value-type="float"/>
          <table:table-cell office:value="27.846802111184168" office:value-type="float"/>
          <table:table-cell office:value-type="string">
            <text:p>input/data_formal_20240530-1342/meme/GraySchale_20221213T120518/0.jpg</text:p>
          </table:table-cell>
          <table:table-cell office:value-type="string">
            <text:p>https://twitter.com/17svcult__/status/1607986083299725314</text:p>
          </table:table-cell>
        </table:table-row>
        <table:table-row>
          <table:table-cell office:value="1068" office:value-type="float"/>
          <table:table-cell office:value-type="string">
            <text:p>Pattern 1</text:p>
          </table:table-cell>
          <table:table-cell office:value="0.4187104046265729" office:value-type="float"/>
          <table:table-cell office:value="0.4410873813902683" office:value-type="float"/>
          <table:table-cell office:value="32.10750802889668" office:value-type="float"/>
          <table:table-cell office:value-type="string">
            <text:p>input/data_formal_20240530-1342/meme/GreatestL3gacy_20230315T220841/0.jpg</text:p>
          </table:table-cell>
          <table:table-cell office:value-type="string">
            <text:p>https://twitter.com/GreatestL3gacy/status/1636127303020302336</text:p>
          </table:table-cell>
        </table:table-row>
        <table:table-row>
          <table:table-cell office:value="1069" office:value-type="float"/>
          <table:table-cell office:value-type="string">
            <text:p>Pattern 31</text:p>
          </table:table-cell>
          <table:table-cell office:value="0.1378022557761369" office:value-type="float"/>
          <table:table-cell office:value="0.27689735741316646" office:value-type="float"/>
          <table:table-cell office:value="21.51303572883248" office:value-type="float"/>
          <table:table-cell office:value-type="string">
            <text:p>input/data_formal_20240530-1342/meme/GreenMidget420_20230201T230415/0.jpg</text:p>
          </table:table-cell>
          <table:table-cell office:value-type="string">
            <text:p>https://twitter.com/GreenMidget420/status/1620920997951197185</text:p>
          </table:table-cell>
        </table:table-row>
        <table:table-row>
          <table:table-cell office:value="1070" office:value-type="float"/>
          <table:table-cell office:value-type="string">
            <text:p>Pattern 24</text:p>
          </table:table-cell>
          <table:table-cell office:value="0.3990723500589195" office:value-type="float"/>
          <table:table-cell office:value="0.868008551527776" office:value-type="float"/>
          <table:table-cell office:value="20.0071886995077" office:value-type="float"/>
          <table:table-cell office:value-type="string">
            <text:p>input/data_formal_20240530-1342/meme/GreenTe55822240_20230201T225021/0.jpg</text:p>
          </table:table-cell>
          <table:table-cell office:value-type="string">
            <text:p>https://twitter.com/GreenTe55822240/status/1620917496613335043</text:p>
          </table:table-cell>
        </table:table-row>
        <table:table-row>
          <table:table-cell office:value="1071" office:value-type="float"/>
          <table:table-cell office:value-type="string">
            <text:p>Pattern 41</text:p>
          </table:table-cell>
          <table:table-cell office:value="0.27450360067119806" office:value-type="float"/>
          <table:table-cell office:value="0.4974291321304988" office:value-type="float"/>
          <table:table-cell office:value="32.7580206058912" office:value-type="float"/>
          <table:table-cell office:value-type="string">
            <text:p>input/data_formal_20240530-1342/meme/gregg_hosting_20230403T160000/0.jpg</text:p>
          </table:table-cell>
          <table:table-cell office:value-type="string">
            <text:p>https://twitter.com/gregg_hosting/status/1642919892037910529</text:p>
          </table:table-cell>
        </table:table-row>
        <table:table-row>
          <table:table-cell office:value="1072" office:value-type="float"/>
          <table:table-cell office:value-type="string">
            <text:p>Pattern 48</text:p>
          </table:table-cell>
          <table:table-cell office:value="0.29836566018987865" office:value-type="float"/>
          <table:table-cell office:value="0.708709287516769" office:value-type="float"/>
          <table:table-cell office:value="28.880261585398117" office:value-type="float"/>
          <table:table-cell office:value-type="string">
            <text:p>input/data_formal_20240530-1342/meme/gregg_hosting_20230409T210000/0.jpg</text:p>
          </table:table-cell>
          <table:table-cell office:value-type="string">
            <text:p>https://twitter.com/gregg_hosting/status/1645169716602839040</text:p>
          </table:table-cell>
        </table:table-row>
        <table:table-row>
          <table:table-cell office:value="1073" office:value-type="float"/>
          <table:table-cell office:value-type="string">
            <text:p>Pattern 15</text:p>
          </table:table-cell>
          <table:table-cell office:value="0.16406412877748708" office:value-type="float"/>
          <table:table-cell office:value="0.31569584841031906" office:value-type="float"/>
          <table:table-cell office:value="26.682613484074555" office:value-type="float"/>
          <table:table-cell office:value-type="string">
            <text:p>input/data_formal_20240530-1342/meme/Grkntbkgl_20230202T054932/0.jpg</text:p>
          </table:table-cell>
          <table:table-cell office:value-type="string">
            <text:p>https://twitter.com/Grkntbkgl/status/1621022991386820609</text:p>
          </table:table-cell>
        </table:table-row>
        <table:table-row>
          <table:table-cell office:value="1074" office:value-type="float"/>
          <table:table-cell office:value-type="string">
            <text:p>Pattern 21</text:p>
          </table:table-cell>
          <table:table-cell office:value="0.6939643647105337" office:value-type="float"/>
          <table:table-cell office:value="0.6180251222540611" office:value-type="float"/>
          <table:table-cell office:value="21.849212340098973" office:value-type="float"/>
          <table:table-cell office:value-type="string">
            <text:p>input/data_formal_20240530-1342/meme/Grkntbkgl_20230206T112604/0.jpg</text:p>
          </table:table-cell>
          <table:table-cell office:value-type="string">
            <text:p>https://twitter.com/Grkntbkgl/status/1622557230573801473</text:p>
          </table:table-cell>
        </table:table-row>
        <table:table-row>
          <table:table-cell office:value="1075" office:value-type="float"/>
          <table:table-cell office:value-type="string">
            <text:p>Pattern 31</text:p>
          </table:table-cell>
          <table:table-cell office:value="0.07326411700331525" office:value-type="float"/>
          <table:table-cell office:value="0.34496336242625186" office:value-type="float"/>
          <table:table-cell office:value="29.306321353682588" office:value-type="float"/>
          <table:table-cell office:value-type="string">
            <text:p>input/data_formal_20240530-1342/meme/GrotalIndia_20230106T085820/0.jpg</text:p>
          </table:table-cell>
          <table:table-cell office:value-type="string">
            <text:p>https://twitter.com/GrotalIndia/status/1611286030585597953</text:p>
          </table:table-cell>
        </table:table-row>
        <table:table-row>
          <table:table-cell office:value="1076" office:value-type="float"/>
          <table:table-cell office:value-type="string">
            <text:p>Pattern 21</text:p>
          </table:table-cell>
          <table:table-cell office:value="0.7843431367004454" office:value-type="float"/>
          <table:table-cell office:value="0.49481201804740205" office:value-type="float"/>
          <table:table-cell office:value="19.949593154021144" office:value-type="float"/>
          <table:table-cell office:value-type="string">
            <text:p>input/data_formal_20240530-1342/meme/gskillgaming_20221227T130031/0.jpg</text:p>
          </table:table-cell>
          <table:table-cell office:value-type="string">
            <text:p>https://twitter.com/the_SK1NWALK3R/status/1607955700290056192</text:p>
          </table:table-cell>
        </table:table-row>
        <table:table-row>
          <table:table-cell office:value="1077" office:value-type="float"/>
          <table:table-cell office:value-type="string">
            <text:p>Pattern 16</text:p>
          </table:table-cell>
          <table:table-cell office:value="0.26817078440443076" office:value-type="float"/>
          <table:table-cell office:value="0.2998568480730659" office:value-type="float"/>
          <table:table-cell office:value="23.274104201624443" office:value-type="float"/>
          <table:table-cell office:value-type="string">
            <text:p>input/data_formal_20240530-1342/meme/gunmadeHQ_20230323T035224/0.jpg</text:p>
          </table:table-cell>
          <table:table-cell office:value-type="string">
            <text:p>https://twitter.com/gunmadeHQ/status/1638750515310764033</text:p>
          </table:table-cell>
        </table:table-row>
        <table:table-row>
          <table:table-cell office:value="1078" office:value-type="float"/>
          <table:table-cell office:value-type="string">
            <text:p>Pattern 28</text:p>
          </table:table-cell>
          <table:table-cell office:value="0.21377176377536128" office:value-type="float"/>
          <table:table-cell office:value="0.6859249809781809" office:value-type="float"/>
          <table:table-cell office:value="21.710906827353583" office:value-type="float"/>
          <table:table-cell office:value-type="string">
            <text:p>input/data_formal_20240530-1342/meme/GunmaWong_20221224T145235/0.jpg</text:p>
          </table:table-cell>
          <table:table-cell office:value-type="string">
            <text:p>https://twitter.com/alteredcuber134/status/1607931104446537729</text:p>
          </table:table-cell>
        </table:table-row>
        <table:table-row>
          <table:table-cell office:value="1079" office:value-type="float"/>
          <table:table-cell office:value-type="string">
            <text:p>Pattern 41</text:p>
          </table:table-cell>
          <table:table-cell office:value="0.18101246361571424" office:value-type="float"/>
          <table:table-cell office:value="0.8090884485485571" office:value-type="float"/>
          <table:table-cell office:value="26.667617082679556" office:value-type="float"/>
          <table:table-cell office:value-type="string">
            <text:p>input/data_formal_20240530-1342/meme/GustavoCryptoo_20230206T124053/0.jpg</text:p>
          </table:table-cell>
          <table:table-cell office:value-type="string">
            <text:p>https://twitter.com/nftmemesdaily/status/1622628383656927232</text:p>
          </table:table-cell>
        </table:table-row>
        <table:table-row>
          <table:table-cell office:value="1080" office:value-type="float"/>
          <table:table-cell office:value-type="string">
            <text:p>Pattern 30</text:p>
          </table:table-cell>
          <table:table-cell office:value="0.48407042093103414" office:value-type="float"/>
          <table:table-cell office:value="0.5089840019794005" office:value-type="float"/>
          <table:table-cell office:value="29.149523007593434" office:value-type="float"/>
          <table:table-cell office:value-type="string">
            <text:p>input/data_formal_20240530-1342/meme/Gyros_Farm_20230106T062122/0.jpg</text:p>
          </table:table-cell>
          <table:table-cell office:value-type="string">
            <text:p>https://twitter.com/Gyros_Farm/status/1611246528433381377</text:p>
          </table:table-cell>
        </table:table-row>
        <table:table-row>
          <table:table-cell office:value="1081" office:value-type="float"/>
          <table:table-cell office:value-type="string">
            <text:p>Pattern 29</text:p>
          </table:table-cell>
          <table:table-cell office:value="0.45668399960067524" office:value-type="float"/>
          <table:table-cell office:value="0.476382192770297" office:value-type="float"/>
          <table:table-cell office:value="28.85201444497031" office:value-type="float"/>
          <table:table-cell office:value-type="string">
            <text:p>input/data_formal_20240530-1342/meme/H0RSE0ASIS_20230202T020446/0.jpg</text:p>
          </table:table-cell>
          <table:table-cell office:value-type="string">
            <text:p>https://twitter.com/H0RSE0ASIS/status/1620966425698639873</text:p>
          </table:table-cell>
        </table:table-row>
        <table:table-row>
          <table:table-cell office:value="1082" office:value-type="float"/>
          <table:table-cell office:value-type="string">
            <text:p>Pattern 11</text:p>
          </table:table-cell>
          <table:table-cell office:value="0.4736602609746454" office:value-type="float"/>
          <table:table-cell office:value="0.3359031021596798" office:value-type="float"/>
          <table:table-cell office:value="29.527507814091187" office:value-type="float"/>
          <table:table-cell office:value-type="string">
            <text:p>input/data_formal_20240530-1342/meme/HairPitch_20230105T101844/0.jpg</text:p>
          </table:table-cell>
          <table:table-cell office:value-type="string">
            <text:p>https://twitter.com/HairPitch/status/1610943876637892611</text:p>
          </table:table-cell>
        </table:table-row>
        <table:table-row>
          <table:table-cell office:value="1083" office:value-type="float"/>
          <table:table-cell office:value-type="string">
            <text:p>Pattern 11</text:p>
          </table:table-cell>
          <table:table-cell office:value="0.48152957015633546" office:value-type="float"/>
          <table:table-cell office:value="0.32838209599371826" office:value-type="float"/>
          <table:table-cell office:value="26.839910852813475" office:value-type="float"/>
          <table:table-cell office:value-type="string">
            <text:p>input/data_formal_20240530-1342/meme/HairPitch_20230124T125615/0.jpg</text:p>
          </table:table-cell>
          <table:table-cell office:value-type="string">
            <text:p>https://twitter.com/HairPitch/status/1617868886854242305</text:p>
          </table:table-cell>
        </table:table-row>
        <table:table-row>
          <table:table-cell office:value="1084" office:value-type="float"/>
          <table:table-cell office:value-type="string">
            <text:p>Pattern 11</text:p>
          </table:table-cell>
          <table:table-cell office:value="0.47981629294556527" office:value-type="float"/>
          <table:table-cell office:value="0.31301181862729444" office:value-type="float"/>
          <table:table-cell office:value="29.931160362356753" office:value-type="float"/>
          <table:table-cell office:value-type="string">
            <text:p>input/data_formal_20240530-1342/meme/HairPitch_20230124T125615/1.jpg</text:p>
          </table:table-cell>
          <table:table-cell office:value-type="string">
            <text:p>https://twitter.com/HairPitch/status/1617868886854242305</text:p>
          </table:table-cell>
        </table:table-row>
        <table:table-row>
          <table:table-cell office:value="1085" office:value-type="float"/>
          <table:table-cell office:value-type="string">
            <text:p>Pattern 11</text:p>
          </table:table-cell>
          <table:table-cell office:value="0.7409122643803712" office:value-type="float"/>
          <table:table-cell office:value="0.5433377758738351" office:value-type="float"/>
          <table:table-cell office:value="26.10486947256064" office:value-type="float"/>
          <table:table-cell office:value-type="string">
            <text:p>input/data_formal_20240530-1342/meme/HamstersAreBad_20230202T020905/0.jpg</text:p>
          </table:table-cell>
          <table:table-cell office:value-type="string">
            <text:p>https://twitter.com/HamstersAreBad/status/1620967513092915200</text:p>
          </table:table-cell>
        </table:table-row>
        <table:table-row>
          <table:table-cell office:value="1086" office:value-type="float"/>
          <table:table-cell office:value-type="string">
            <text:p>Pattern 40</text:p>
          </table:table-cell>
          <table:table-cell office:value="0.05943885929870252" office:value-type="float"/>
          <table:table-cell office:value="0.405222125422352" office:value-type="float"/>
          <table:table-cell office:value="26.48794766699995" office:value-type="float"/>
          <table:table-cell office:value-type="string">
            <text:p>input/data_formal_20240530-1342/meme/hansyko9347_20230202T021810/0.jpg</text:p>
          </table:table-cell>
          <table:table-cell office:value-type="string">
            <text:p>https://twitter.com/hansyko9347/status/1620969795566047233</text:p>
          </table:table-cell>
        </table:table-row>
        <table:table-row>
          <table:table-cell office:value="1087" office:value-type="float"/>
          <table:table-cell office:value-type="string">
            <text:p>Pattern 24</text:p>
          </table:table-cell>
          <table:table-cell office:value="0.3844827019401826" office:value-type="float"/>
          <table:table-cell office:value="0.8744846211707338" office:value-type="float"/>
          <table:table-cell office:value="15.92056995434865" office:value-type="float"/>
          <table:table-cell office:value-type="string">
            <text:p>input/data_formal_20240530-1342/meme/HarleneMendoza5_20221228T064321/0.jpg</text:p>
          </table:table-cell>
          <table:table-cell office:value-type="string">
            <text:p>https://twitter.com/HarleneMendoza5/status/1607990569304985602</text:p>
          </table:table-cell>
        </table:table-row>
        <table:table-row>
          <table:table-cell office:value="1088" office:value-type="float"/>
          <table:table-cell office:value-type="string">
            <text:p>Pattern 29</text:p>
          </table:table-cell>
          <table:table-cell office:value="0.5868045103361297" office:value-type="float"/>
          <table:table-cell office:value="0.5129566378534318" office:value-type="float"/>
          <table:table-cell office:value="27.962165288676886" office:value-type="float"/>
          <table:table-cell office:value-type="string">
            <text:p>input/data_formal_20240530-1342/meme/HarryBr50292006_20230106T061905/0.jpg</text:p>
          </table:table-cell>
          <table:table-cell office:value-type="string">
            <text:p>https://twitter.com/HarryBr50292006/status/1611245955206057984</text:p>
          </table:table-cell>
        </table:table-row>
        <table:table-row>
          <table:table-cell office:value="1089" office:value-type="float"/>
          <table:table-cell office:value-type="string">
            <text:p>Pattern 36</text:p>
          </table:table-cell>
          <table:table-cell office:value="0.6442356190562164" office:value-type="float"/>
          <table:table-cell office:value="0.41586966455292296" office:value-type="float"/>
          <table:table-cell office:value="29.994937750610745" office:value-type="float"/>
          <table:table-cell office:value-type="string">
            <text:p>input/data_formal_20240530-1342/meme/HARSHBA55697762_20220326T061627/0.jpg</text:p>
          </table:table-cell>
          <table:table-cell office:value-type="string">
            <text:p>https://twitter.com/UltraProGamerZ1/status/1622625736573227009</text:p>
          </table:table-cell>
        </table:table-row>
        <table:table-row>
          <table:table-cell office:value="1090" office:value-type="float"/>
          <table:table-cell office:value-type="string">
            <text:p>Pattern 24</text:p>
          </table:table-cell>
          <table:table-cell office:value="0.29190104489539653" office:value-type="float"/>
          <table:table-cell office:value="0.9010578177569303" office:value-type="float"/>
          <table:table-cell office:value="21.94659064475604" office:value-type="float"/>
          <table:table-cell office:value-type="string">
            <text:p>input/data_formal_20240530-1342/meme/Harshpratap2007_20230201T224550/0.jpg</text:p>
          </table:table-cell>
          <table:table-cell office:value-type="string">
            <text:p>https://twitter.com/Harshpratap2007/status/1620916362335125504</text:p>
          </table:table-cell>
        </table:table-row>
        <table:table-row>
          <table:table-cell office:value="1091" office:value-type="float"/>
          <table:table-cell office:value-type="string">
            <text:p>Pattern 16</text:p>
          </table:table-cell>
          <table:table-cell office:value="0.28265311925151293" office:value-type="float"/>
          <table:table-cell office:value="0.41886109434187496" office:value-type="float"/>
          <table:table-cell office:value="33.06480424583456" office:value-type="float"/>
          <table:table-cell office:value-type="string">
            <text:p>input/data_formal_20240530-1342/meme/HARTSDESIRES_20230307T111100/0.jpg</text:p>
          </table:table-cell>
          <table:table-cell office:value-type="string">
            <text:p>https://twitter.com/HARTSDESIRES/status/1633062687629520897</text:p>
          </table:table-cell>
        </table:table-row>
        <table:table-row>
          <table:table-cell office:value="1092" office:value-type="float"/>
          <table:table-cell office:value-type="string">
            <text:p>Pattern 34</text:p>
          </table:table-cell>
          <table:table-cell office:value="0.26587155604536783" office:value-type="float"/>
          <table:table-cell office:value="0.5186445372174814" office:value-type="float"/>
          <table:table-cell office:value="30.442016184671296" office:value-type="float"/>
          <table:table-cell office:value-type="string">
            <text:p>input/data_formal_20240530-1342/meme/HawuuBerry_20230111T220901/0.jpg</text:p>
          </table:table-cell>
          <table:table-cell office:value-type="string">
            <text:p>https://twitter.com/HawuuBerry/status/1613296949691809792</text:p>
          </table:table-cell>
        </table:table-row>
        <table:table-row>
          <table:table-cell office:value="1093" office:value-type="float"/>
          <table:table-cell office:value-type="string">
            <text:p>Pattern 31</text:p>
          </table:table-cell>
          <table:table-cell office:value="0.1519961868870968" office:value-type="float"/>
          <table:table-cell office:value="0.2452413902307839" office:value-type="float"/>
          <table:table-cell office:value="28.14734307790049" office:value-type="float"/>
          <table:table-cell office:value-type="string">
            <text:p>input/data_formal_20240530-1342/meme/HCGemAlerts_20230109T145913/0.jpg</text:p>
          </table:table-cell>
          <table:table-cell office:value-type="string">
            <text:p>https://twitter.com/ulemsee88743535/status/1613314022371373060</text:p>
          </table:table-cell>
        </table:table-row>
        <table:table-row>
          <table:table-cell office:value="1094" office:value-type="float"/>
          <table:table-cell office:value-type="string">
            <text:p>Pattern 29</text:p>
          </table:table-cell>
          <table:table-cell office:value="0.3399419643000985" office:value-type="float"/>
          <table:table-cell office:value="0.39254722204592407" office:value-type="float"/>
          <table:table-cell office:value="25.45628854647466" office:value-type="float"/>
          <table:table-cell office:value-type="string">
            <text:p>input/data_formal_20240530-1342/meme/HealthacreV_20221228T062323/0.jpg</text:p>
          </table:table-cell>
          <table:table-cell office:value-type="string">
            <text:p>https://twitter.com/HealthacreV/status/1607985543782203392</text:p>
          </table:table-cell>
        </table:table-row>
        <table:table-row>
          <table:table-cell office:value="1095" office:value-type="float"/>
          <table:table-cell office:value-type="string">
            <text:p>Pattern 31</text:p>
          </table:table-cell>
          <table:table-cell office:value="0.09841546397850004" office:value-type="float"/>
          <table:table-cell office:value="0.4139819162518527" office:value-type="float"/>
          <table:table-cell office:value="26.98520885207243" office:value-type="float"/>
          <table:table-cell office:value-type="string">
            <text:p>input/data_formal_20240530-1342/meme/HealthCrumb_20230323T034129/0.jpg</text:p>
          </table:table-cell>
          <table:table-cell office:value-type="string">
            <text:p>https://twitter.com/HealthCrumb/status/1638747769904177152</text:p>
          </table:table-cell>
        </table:table-row>
        <table:table-row>
          <table:table-cell office:value="1096" office:value-type="float"/>
          <table:table-cell office:value-type="string">
            <text:p>Pattern 4</text:p>
          </table:table-cell>
          <table:table-cell office:value="0.27134034793156925" office:value-type="float"/>
          <table:table-cell office:value="0.6052768721367622" office:value-type="float"/>
          <table:table-cell office:value="29.81410944387965" office:value-type="float"/>
          <table:table-cell office:value-type="string">
            <text:p>input/data_formal_20240530-1342/meme/helallensana1_20230106T082920/0.jpg</text:p>
          </table:table-cell>
          <table:table-cell office:value-type="string">
            <text:p>https://twitter.com/helallensana1/status/1611278733486456833</text:p>
          </table:table-cell>
        </table:table-row>
        <table:table-row>
          <table:table-cell office:value="1097" office:value-type="float"/>
          <table:table-cell office:value-type="string">
            <text:p>Pattern 34</text:p>
          </table:table-cell>
          <table:table-cell office:value="0.37522983767650153" office:value-type="float"/>
          <table:table-cell office:value="0.8540788759809821" office:value-type="float"/>
          <table:table-cell office:value="21.650491924859995" office:value-type="float"/>
          <table:table-cell office:value-type="string">
            <text:p>input/data_formal_20240530-1342/meme/Hellboiz2001_20230206T153433/0.jpg</text:p>
          </table:table-cell>
          <table:table-cell office:value-type="string">
            <text:p>https://twitter.com/Hellboiz2001/status/1622619764982939649</text:p>
          </table:table-cell>
        </table:table-row>
        <table:table-row>
          <table:table-cell office:value="1098" office:value-type="float"/>
          <table:table-cell office:value-type="string">
            <text:p>Pattern 1</text:p>
          </table:table-cell>
          <table:table-cell office:value="0.2990449159303483" office:value-type="float"/>
          <table:table-cell office:value="0.563808080047377" office:value-type="float"/>
          <table:table-cell office:value="29.47564745967402" office:value-type="float"/>
          <table:table-cell office:value-type="string">
            <text:p>input/data_formal_20240530-1342/meme/HelloHA_VRC_20230105T041243/0.jpg</text:p>
          </table:table-cell>
          <table:table-cell office:value-type="string">
            <text:p>https://twitter.com/VivianTron/status/1610978781891788801</text:p>
          </table:table-cell>
        </table:table-row>
        <table:table-row>
          <table:table-cell office:value="1099" office:value-type="float"/>
          <table:table-cell office:value-type="string">
            <text:p>Pattern 1</text:p>
          </table:table-cell>
          <table:table-cell office:value="0.28610982194696016" office:value-type="float"/>
          <table:table-cell office:value="0.5676201860831391" office:value-type="float"/>
          <table:table-cell office:value="29.258914474256738" office:value-type="float"/>
          <table:table-cell office:value-type="string">
            <text:p>input/data_formal_20240530-1342/meme/HelloHA_VRC_20230105T041243/1.jpg</text:p>
          </table:table-cell>
          <table:table-cell office:value-type="string">
            <text:p>https://twitter.com/VivianTron/status/1610978781891788801</text:p>
          </table:table-cell>
        </table:table-row>
        <table:table-row>
          <table:table-cell office:value="1100" office:value-type="float"/>
          <table:table-cell office:value-type="string">
            <text:p>Pattern 1</text:p>
          </table:table-cell>
          <table:table-cell office:value="0.36491877370590137" office:value-type="float"/>
          <table:table-cell office:value="0.5722706937423911" office:value-type="float"/>
          <table:table-cell office:value="30.711510694864128" office:value-type="float"/>
          <table:table-cell office:value-type="string">
            <text:p>input/data_formal_20240530-1342/meme/HelloHA_VRC_20230105T041243/2.jpg</text:p>
          </table:table-cell>
          <table:table-cell office:value-type="string">
            <text:p>https://twitter.com/VivianTron/status/1610978781891788801</text:p>
          </table:table-cell>
        </table:table-row>
        <table:table-row>
          <table:table-cell office:value="1101" office:value-type="float"/>
          <table:table-cell office:value-type="string">
            <text:p>Pattern 14</text:p>
          </table:table-cell>
          <table:table-cell office:value="0.336919948218974" office:value-type="float"/>
          <table:table-cell office:value="0.7454315475277937" office:value-type="float"/>
          <table:table-cell office:value="24.898624422874995" office:value-type="float"/>
          <table:table-cell office:value-type="string">
            <text:p>input/data_formal_20240530-1342/meme/HelloHA_VRC_20230105T041243/3.jpg</text:p>
          </table:table-cell>
          <table:table-cell office:value-type="string">
            <text:p>https://twitter.com/VivianTron/status/1610978781891788801</text:p>
          </table:table-cell>
        </table:table-row>
        <table:table-row>
          <table:table-cell office:value="1102" office:value-type="float"/>
          <table:table-cell office:value-type="string">
            <text:p>Pattern 37</text:p>
          </table:table-cell>
          <table:table-cell office:value="0.7876326606146187" office:value-type="float"/>
          <table:table-cell office:value="0.48408848760637657" office:value-type="float"/>
          <table:table-cell office:value="23.08794492202764" office:value-type="float"/>
          <table:table-cell office:value-type="string">
            <text:p>input/data_formal_20240530-1342/meme/HenshinInfinity_20230106T020610/0.jpg</text:p>
          </table:table-cell>
          <table:table-cell office:value-type="string">
            <text:p>https://twitter.com/Matsumaru_kun/status/1611232029663952896</text:p>
          </table:table-cell>
        </table:table-row>
        <table:table-row>
          <table:table-cell office:value="1103" office:value-type="float"/>
          <table:table-cell office:value-type="string">
            <text:p>Pattern 37</text:p>
          </table:table-cell>
          <table:table-cell office:value="0.7942694972448505" office:value-type="float"/>
          <table:table-cell office:value="0.4677556106066301" office:value-type="float"/>
          <table:table-cell office:value="25.07308633178858" office:value-type="float"/>
          <table:table-cell office:value-type="string">
            <text:p>input/data_formal_20240530-1342/meme/HenshinInfinity_20230106T020610/1.jpg</text:p>
          </table:table-cell>
          <table:table-cell office:value-type="string">
            <text:p>https://twitter.com/Matsumaru_kun/status/1611232029663952896</text:p>
          </table:table-cell>
        </table:table-row>
        <table:table-row>
          <table:table-cell office:value="1104" office:value-type="float"/>
          <table:table-cell office:value-type="string">
            <text:p>Pattern 3</text:p>
          </table:table-cell>
          <table:table-cell office:value="0.8449830402203142" office:value-type="float"/>
          <table:table-cell office:value="0.42974453047230865" office:value-type="float"/>
          <table:table-cell office:value="24.291281458018883" office:value-type="float"/>
          <table:table-cell office:value-type="string">
            <text:p>input/data_formal_20240530-1342/meme/HenshinInfinity_20230106T020610/2.jpg</text:p>
          </table:table-cell>
          <table:table-cell office:value-type="string">
            <text:p>https://twitter.com/Matsumaru_kun/status/1611232029663952896</text:p>
          </table:table-cell>
        </table:table-row>
        <table:table-row>
          <table:table-cell office:value="1105" office:value-type="float"/>
          <table:table-cell office:value-type="string">
            <text:p>Pattern 34</text:p>
          </table:table-cell>
          <table:table-cell office:value="0.2407835534606469" office:value-type="float"/>
          <table:table-cell office:value="0.7896530228879608" office:value-type="float"/>
          <table:table-cell office:value="25.096223710168147" office:value-type="float"/>
          <table:table-cell office:value-type="string">
            <text:p>input/data_formal_20240530-1342/meme/Her_TwstedHeart_20230322T220541/0.jpg</text:p>
          </table:table-cell>
          <table:table-cell office:value-type="string">
            <text:p>https://twitter.com/Her_TwstedHeart/status/1638663263482150914</text:p>
          </table:table-cell>
        </table:table-row>
        <table:table-row>
          <table:table-cell office:value="1106" office:value-type="float"/>
          <table:table-cell office:value-type="string">
            <text:p>Pattern 24</text:p>
          </table:table-cell>
          <table:table-cell office:value="0.37792282481078693" office:value-type="float"/>
          <table:table-cell office:value="0.7524275775200011" office:value-type="float"/>
          <table:table-cell office:value="24.765130954847145" office:value-type="float"/>
          <table:table-cell office:value-type="string">
            <text:p>input/data_formal_20240530-1342/meme/Herikutsu_king_20230106T074750/0.jpg</text:p>
          </table:table-cell>
          <table:table-cell office:value-type="string">
            <text:p>https://twitter.com/Herikutsu_king/status/1611268290143481856</text:p>
          </table:table-cell>
        </table:table-row>
        <table:table-row>
          <table:table-cell office:value="1107" office:value-type="float"/>
          <table:table-cell office:value-type="string">
            <text:p>Pattern 42</text:p>
          </table:table-cell>
          <table:table-cell office:value="0.5677626751897294" office:value-type="float"/>
          <table:table-cell office:value="0.5879475567774404" office:value-type="float"/>
          <table:table-cell office:value="31.15504937676626" office:value-type="float"/>
          <table:table-cell office:value-type="string">
            <text:p>input/data_formal_20240530-1342/meme/hersoid_20230206T024605/0.jpg</text:p>
          </table:table-cell>
          <table:table-cell office:value-type="string">
            <text:p>https://twitter.com/plazallcaps/status/1622606624694358016</text:p>
          </table:table-cell>
        </table:table-row>
        <table:table-row>
          <table:table-cell office:value="1108" office:value-type="float"/>
          <table:table-cell office:value-type="string">
            <text:p>Pattern 48</text:p>
          </table:table-cell>
          <table:table-cell office:value="0.23229728532619076" office:value-type="float"/>
          <table:table-cell office:value="0.44676744508836447" office:value-type="float"/>
          <table:table-cell office:value="28.110419164075314" office:value-type="float"/>
          <table:table-cell office:value-type="string">
            <text:p>input/data_formal_20240530-1342/meme/HexificeMusic_20221228T021525/0.jpg</text:p>
          </table:table-cell>
          <table:table-cell office:value-type="string">
            <text:p>https://twitter.com/HexificeMusic/status/1607923140079898625</text:p>
          </table:table-cell>
        </table:table-row>
        <table:table-row>
          <table:table-cell office:value="1109" office:value-type="float"/>
          <table:table-cell office:value-type="string">
            <text:p>Pattern 49</text:p>
          </table:table-cell>
          <table:table-cell office:value="0.375830691334161" office:value-type="float"/>
          <table:table-cell office:value="0.9279327947278834" office:value-type="float"/>
          <table:table-cell office:value="20.686349262055014" office:value-type="float"/>
          <table:table-cell office:value-type="string">
            <text:p>input/data_formal_20240530-1342/meme/Hi49987479_20230111T223528/0.jpg</text:p>
          </table:table-cell>
          <table:table-cell office:value-type="string">
            <text:p>https://twitter.com/Hi49987479/status/1613303608837296128</text:p>
          </table:table-cell>
        </table:table-row>
        <table:table-row>
          <table:table-cell office:value="1110" office:value-type="float"/>
          <table:table-cell office:value-type="string">
            <text:p>Pattern 16</text:p>
          </table:table-cell>
          <table:table-cell office:value="0.2234313276467129" office:value-type="float"/>
          <table:table-cell office:value="0.28755499478131846" office:value-type="float"/>
          <table:table-cell office:value="33.86060918549038" office:value-type="float"/>
          <table:table-cell office:value-type="string">
            <text:p>input/data_formal_20240530-1342/meme/HippoMao_20221228T004636/0.jpg</text:p>
          </table:table-cell>
          <table:table-cell office:value-type="string">
            <text:p>https://twitter.com/HippoMao/status/1607900789808275456</text:p>
          </table:table-cell>
        </table:table-row>
        <table:table-row>
          <table:table-cell office:value="1111" office:value-type="float"/>
          <table:table-cell office:value-type="string">
            <text:p>Pattern 19</text:p>
          </table:table-cell>
          <table:table-cell office:value="0.45127783603676724" office:value-type="float"/>
          <table:table-cell office:value="0.513398170917513" office:value-type="float"/>
          <table:table-cell office:value="30.834836794947513" office:value-type="float"/>
          <table:table-cell office:value-type="string">
            <text:p>input/data_formal_20240530-1342/meme/Hirosart__20230322T220000/0.jpg</text:p>
          </table:table-cell>
          <table:table-cell office:value-type="string">
            <text:p>https://twitter.com/Hirosart_/status/1638661834713513984</text:p>
          </table:table-cell>
        </table:table-row>
        <table:table-row>
          <table:table-cell office:value="1112" office:value-type="float"/>
          <table:table-cell office:value-type="string">
            <text:p>Pattern 28</text:p>
          </table:table-cell>
          <table:table-cell office:value="0.27507793371807754" office:value-type="float"/>
          <table:table-cell office:value="0.6169874276326507" office:value-type="float"/>
          <table:table-cell office:value="28.072103360234916" office:value-type="float"/>
          <table:table-cell office:value-type="string">
            <text:p>input/data_formal_20240530-1342/meme/HistoryHub4_20230206T155303/0.jpg</text:p>
          </table:table-cell>
          <table:table-cell office:value-type="string">
            <text:p>https://twitter.com/HistoryHub4/status/1622624419628855307</text:p>
          </table:table-cell>
        </table:table-row>
        <table:table-row>
          <table:table-cell office:value="1113" office:value-type="float"/>
          <table:table-cell office:value-type="string">
            <text:p>Pattern 48</text:p>
          </table:table-cell>
          <table:table-cell office:value="0.31551732943001143" office:value-type="float"/>
          <table:table-cell office:value="0.7340624059040735" office:value-type="float"/>
          <table:table-cell office:value="22.220383518650227" office:value-type="float"/>
          <table:table-cell office:value-type="string">
            <text:p>input/data_formal_20240530-1342/meme/historymemesr_20230322T192550/0.jpg</text:p>
          </table:table-cell>
          <table:table-cell office:value-type="string">
            <text:p>https://twitter.com/dailymemeshub/status/1638623034461519873</text:p>
          </table:table-cell>
        </table:table-row>
        <table:table-row>
          <table:table-cell office:value="1114" office:value-type="float"/>
          <table:table-cell office:value-type="string">
            <text:p>Pattern 16</text:p>
          </table:table-cell>
          <table:table-cell office:value="0.23358114937105046" office:value-type="float"/>
          <table:table-cell office:value="0.30386574147275885" office:value-type="float"/>
          <table:table-cell office:value="30.79262677977725" office:value-type="float"/>
          <table:table-cell office:value-type="string">
            <text:p>input/data_formal_20240530-1342/meme/historymemesr_20230322T192551/0.jpg</text:p>
          </table:table-cell>
          <table:table-cell office:value-type="string">
            <text:p>https://twitter.com/dailymemeshub/status/1638623040102887424</text:p>
          </table:table-cell>
        </table:table-row>
        <table:table-row>
          <table:table-cell office:value="1115" office:value-type="float"/>
          <table:table-cell office:value-type="string">
            <text:p>Pattern 37</text:p>
          </table:table-cell>
          <table:table-cell office:value="0.6366457395390366" office:value-type="float"/>
          <table:table-cell office:value="0.4514389662376166" office:value-type="float"/>
          <table:table-cell office:value="25.04658365444641" office:value-type="float"/>
          <table:table-cell office:value-type="string">
            <text:p>input/data_formal_20240530-1342/meme/historymemesr_20230322T192845/0.jpg</text:p>
          </table:table-cell>
          <table:table-cell office:value-type="string">
            <text:p>https://twitter.com/dailymemeshub/status/1638623770163425280</text:p>
          </table:table-cell>
        </table:table-row>
        <table:table-row>
          <table:table-cell office:value="1116" office:value-type="float"/>
          <table:table-cell office:value-type="string">
            <text:p>Pattern 7</text:p>
          </table:table-cell>
          <table:table-cell office:value="0.3200573218930472" office:value-type="float"/>
          <table:table-cell office:value="0.6397912312977269" office:value-type="float"/>
          <table:table-cell office:value="30.54919434802523" office:value-type="float"/>
          <table:table-cell office:value-type="string">
            <text:p>input/data_formal_20240530-1342/meme/hiwakurdstani_20230206T142342/0.jpg</text:p>
          </table:table-cell>
          <table:table-cell office:value-type="string">
            <text:p>https://twitter.com/hiwakurdstani/status/1622601969268293633</text:p>
          </table:table-cell>
        </table:table-row>
        <table:table-row>
          <table:table-cell office:value="1117" office:value-type="float"/>
          <table:table-cell office:value-type="string">
            <text:p>Pattern 29</text:p>
          </table:table-cell>
          <table:table-cell office:value="0.386026763899088" office:value-type="float"/>
          <table:table-cell office:value="0.38482094301820025" office:value-type="float"/>
          <table:table-cell office:value="29.42747447502175" office:value-type="float"/>
          <table:table-cell office:value-type="string">
            <text:p>input/data_formal_20240530-1342/meme/hmdhealthcare_20230307T071044/0.jpg</text:p>
          </table:table-cell>
          <table:table-cell office:value-type="string">
            <text:p>https://twitter.com/hmdhealthcare/status/1633002223276814337</text:p>
          </table:table-cell>
        </table:table-row>
        <table:table-row>
          <table:table-cell office:value="1118" office:value-type="float"/>
          <table:table-cell office:value-type="string">
            <text:p>Pattern 29</text:p>
          </table:table-cell>
          <table:table-cell office:value="0.2259936776340208" office:value-type="float"/>
          <table:table-cell office:value="0.5330771623021455" office:value-type="float"/>
          <table:table-cell office:value="27.487412946776125" office:value-type="float"/>
          <table:table-cell office:value-type="string">
            <text:p>input/data_formal_20240530-1342/meme/hmdhealthcare_20230322T120905/0.jpg</text:p>
          </table:table-cell>
          <table:table-cell office:value-type="string">
            <text:p>https://twitter.com/pravinhmd/status/1638596015472410625</text:p>
          </table:table-cell>
        </table:table-row>
        <table:table-row>
          <table:table-cell office:value="1119" office:value-type="float"/>
          <table:table-cell office:value-type="string">
            <text:p>Pattern 41</text:p>
          </table:table-cell>
          <table:table-cell office:value="0.21870908048076906" office:value-type="float"/>
          <table:table-cell office:value="0.8336090493293749" office:value-type="float"/>
          <table:table-cell office:value="26.41269057549509" office:value-type="float"/>
          <table:table-cell office:value-type="string">
            <text:p>input/data_formal_20240530-1342/meme/HNHLA3_20230403T160805/0.jpg</text:p>
          </table:table-cell>
          <table:table-cell office:value-type="string">
            <text:p>https://twitter.com/HNHLA3/status/1642921922965929986</text:p>
          </table:table-cell>
        </table:table-row>
        <table:table-row>
          <table:table-cell office:value="1120" office:value-type="float"/>
          <table:table-cell office:value-type="string">
            <text:p>Pattern 31</text:p>
          </table:table-cell>
          <table:table-cell office:value="0.19700958588583237" office:value-type="float"/>
          <table:table-cell office:value="0.4383689660269551" office:value-type="float"/>
          <table:table-cell office:value="28.9967893252489" office:value-type="float"/>
          <table:table-cell office:value-type="string">
            <text:p>input/data_formal_20240530-1342/meme/HODL_OFFICIAL_20221227T114741/0.jpg</text:p>
          </table:table-cell>
          <table:table-cell office:value-type="string">
            <text:p>https://twitter.com/JimmyTr04528043/status/1607951444988264453</text:p>
          </table:table-cell>
        </table:table-row>
        <table:table-row>
          <table:table-cell office:value="1121" office:value-type="float"/>
          <table:table-cell office:value-type="string">
            <text:p>Pattern 7</text:p>
          </table:table-cell>
          <table:table-cell office:value="0.2666381947207904" office:value-type="float"/>
          <table:table-cell office:value="0.47692256186506937" office:value-type="float"/>
          <table:table-cell office:value="23.569575432095323" office:value-type="float"/>
          <table:table-cell office:value-type="string">
            <text:p>input/data_formal_20240530-1342/meme/HogeFinance_20221122T005136/0.jpg</text:p>
          </table:table-cell>
          <table:table-cell office:value-type="string">
            <text:p>https://twitter.com/Kabteni1/status/1607925552026894337</text:p>
          </table:table-cell>
        </table:table-row>
        <table:table-row>
          <table:table-cell office:value="1122" office:value-type="float"/>
          <table:table-cell office:value-type="string">
            <text:p>Pattern 34</text:p>
          </table:table-cell>
          <table:table-cell office:value="0.26149062012760105" office:value-type="float"/>
          <table:table-cell office:value="0.932217279143077" office:value-type="float"/>
          <table:table-cell office:value="22.636390408478952" office:value-type="float"/>
          <table:table-cell office:value-type="string">
            <text:p>input/data_formal_20240530-1342/meme/HogeFinance_20230109T113426/0.jpg</text:p>
          </table:table-cell>
          <table:table-cell office:value-type="string">
            <text:p>https://twitter.com/nighscreamz/status/1613320171497611264</text:p>
          </table:table-cell>
        </table:table-row>
        <table:table-row>
          <table:table-cell office:value="1123" office:value-type="float"/>
          <table:table-cell office:value-type="string">
            <text:p>Pattern 16</text:p>
          </table:table-cell>
          <table:table-cell office:value="0.19662672556525476" office:value-type="float"/>
          <table:table-cell office:value="0.47638319666984774" office:value-type="float"/>
          <table:table-cell office:value="34.09046479039899" office:value-type="float"/>
          <table:table-cell office:value-type="string">
            <text:p>input/data_formal_20240530-1342/meme/HogeFunShop_20230111T025008/0.jpg</text:p>
          </table:table-cell>
          <table:table-cell office:value-type="string">
            <text:p>https://twitter.com/looneycorp/status/1613323279200301056</text:p>
          </table:table-cell>
        </table:table-row>
        <table:table-row>
          <table:table-cell office:value="1124" office:value-type="float"/>
          <table:table-cell office:value-type="string">
            <text:p>Pattern 16</text:p>
          </table:table-cell>
          <table:table-cell office:value="0.2799282552993299" office:value-type="float"/>
          <table:table-cell office:value="0.3436338951482325" office:value-type="float"/>
          <table:table-cell office:value="34.069512821306795" office:value-type="float"/>
          <table:table-cell office:value-type="string">
            <text:p>input/data_formal_20240530-1342/meme/HogeGaming_20230105T214607/0.jpg</text:p>
          </table:table-cell>
          <table:table-cell office:value-type="string">
            <text:p>https://twitter.com/TheMJ92826688/status/1611240345500622848</text:p>
          </table:table-cell>
        </table:table-row>
        <table:table-row>
          <table:table-cell office:value="1125" office:value-type="float"/>
          <table:table-cell office:value-type="string">
            <text:p>Pattern 16</text:p>
          </table:table-cell>
          <table:table-cell office:value="0.3416860964434266" office:value-type="float"/>
          <table:table-cell office:value="0.2343320673904817" office:value-type="float"/>
          <table:table-cell office:value="32.686180929933315" office:value-type="float"/>
          <table:table-cell office:value-type="string">
            <text:p>input/data_formal_20240530-1342/meme/HolidaySwapApp_20230103T193018/0.jpg</text:p>
          </table:table-cell>
          <table:table-cell office:value-type="string">
            <text:p>https://twitter.com/Bigwingarr/status/1610981686459912195</text:p>
          </table:table-cell>
        </table:table-row>
        <table:table-row>
          <table:table-cell office:value="1126" office:value-type="float"/>
          <table:table-cell office:value-type="string">
            <text:p>Pattern 16</text:p>
          </table:table-cell>
          <table:table-cell office:value="0.31363235625618247" office:value-type="float"/>
          <table:table-cell office:value="0.2845483669319186" office:value-type="float"/>
          <table:table-cell office:value="30.89802574651605" office:value-type="float"/>
          <table:table-cell office:value-type="string">
            <text:p>input/data_formal_20240530-1342/meme/HolidaySwapApp_20230103T193018/1.jpg</text:p>
          </table:table-cell>
          <table:table-cell office:value-type="string">
            <text:p>https://twitter.com/Bigwingarr/status/1610981686459912195</text:p>
          </table:table-cell>
        </table:table-row>
        <table:table-row>
          <table:table-cell office:value="1127" office:value-type="float"/>
          <table:table-cell office:value-type="string">
            <text:p>Pattern 16</text:p>
          </table:table-cell>
          <table:table-cell office:value="0.2736592221015911" office:value-type="float"/>
          <table:table-cell office:value="0.30416656535305514" office:value-type="float"/>
          <table:table-cell office:value="31.893003885017986" office:value-type="float"/>
          <table:table-cell office:value-type="string">
            <text:p>input/data_formal_20240530-1342/meme/HolidaySwapApp_20230103T193018/2.jpg</text:p>
          </table:table-cell>
          <table:table-cell office:value-type="string">
            <text:p>https://twitter.com/Bigwingarr/status/1610981686459912195</text:p>
          </table:table-cell>
        </table:table-row>
        <table:table-row>
          <table:table-cell office:value="1128" office:value-type="float"/>
          <table:table-cell office:value-type="string">
            <text:p>Pattern 31</text:p>
          </table:table-cell>
          <table:table-cell office:value="0.058325398740534884" office:value-type="float"/>
          <table:table-cell office:value="0.3022862791721898" office:value-type="float"/>
          <table:table-cell office:value="24.88135759736989" office:value-type="float"/>
          <table:table-cell office:value-type="string">
            <text:p>input/data_formal_20240530-1342/meme/HolidaySwapApp_20230104T151017/0.jpg</text:p>
          </table:table-cell>
          <table:table-cell office:value-type="string">
            <text:p>https://twitter.com/winterlily0/status/1610981336566861831</text:p>
          </table:table-cell>
        </table:table-row>
        <table:table-row>
          <table:table-cell office:value="1129" office:value-type="float"/>
          <table:table-cell office:value-type="string">
            <text:p>Pattern 41</text:p>
          </table:table-cell>
          <table:table-cell office:value="0.10014110807276871" office:value-type="float"/>
          <table:table-cell office:value="0.5367260667760222" office:value-type="float"/>
          <table:table-cell office:value="30.973663709980517" office:value-type="float"/>
          <table:table-cell office:value-type="string">
            <text:p>input/data_formal_20240530-1342/meme/holistic_invest_20230123T052231/0.jpg</text:p>
          </table:table-cell>
          <table:table-cell office:value-type="string">
            <text:p>https://twitter.com/t_raajan/status/1617392547449688064</text:p>
          </table:table-cell>
        </table:table-row>
        <table:table-row>
          <table:table-cell office:value="1130" office:value-type="float"/>
          <table:table-cell office:value-type="string">
            <text:p>Pattern 43</text:p>
          </table:table-cell>
          <table:table-cell office:value="0.25982943539497055" office:value-type="float"/>
          <table:table-cell office:value="0.4584675745994652" office:value-type="float"/>
          <table:table-cell office:value="30.643151567527312" office:value-type="float"/>
          <table:table-cell office:value-type="string">
            <text:p>input/data_formal_20240530-1342/meme/holyrittte_20230307T070402/0.jpg</text:p>
          </table:table-cell>
          <table:table-cell office:value-type="string">
            <text:p>https://twitter.com/holyrittte/status/1633000537250578433</text:p>
          </table:table-cell>
        </table:table-row>
        <table:table-row>
          <table:table-cell office:value="1131" office:value-type="float"/>
          <table:table-cell office:value-type="string">
            <text:p>Pattern 46</text:p>
          </table:table-cell>
          <table:table-cell office:value="0.14401284252196983" office:value-type="float"/>
          <table:table-cell office:value="0.03335687305276647" office:value-type="float"/>
          <table:table-cell office:value="11.286281383943908" office:value-type="float"/>
          <table:table-cell office:value-type="string">
            <text:p>input/data_formal_20240530-1342/meme/HooprOfficial_20230106T054917/0.jpg</text:p>
          </table:table-cell>
          <table:table-cell office:value-type="string">
            <text:p>https://twitter.com/mr_V_of_DV/status/1611278202135252993</text:p>
          </table:table-cell>
        </table:table-row>
        <table:table-row>
          <table:table-cell office:value="1132" office:value-type="float"/>
          <table:table-cell office:value-type="string">
            <text:p>Pattern 15</text:p>
          </table:table-cell>
          <table:table-cell office:value="0.20752062002310054" office:value-type="float"/>
          <table:table-cell office:value="0.3717325467949935" office:value-type="float"/>
          <table:table-cell office:value="29.008539214161917" office:value-type="float"/>
          <table:table-cell office:value-type="string">
            <text:p>input/data_formal_20240530-1342/meme/HopalongAsks_20230126T093930/0.jpg</text:p>
          </table:table-cell>
          <table:table-cell office:value-type="string">
            <text:p>https://twitter.com/HopalongAsks/status/1618544145416744960</text:p>
          </table:table-cell>
        </table:table-row>
        <table:table-row>
          <table:table-cell office:value="1133" office:value-type="float"/>
          <table:table-cell office:value-type="string">
            <text:p>Pattern 25</text:p>
          </table:table-cell>
          <table:table-cell office:value="0.7883051538994406" office:value-type="float"/>
          <table:table-cell office:value="0.3789284107180417" office:value-type="float"/>
          <table:table-cell office:value="21.577455844309913" office:value-type="float"/>
          <table:table-cell office:value-type="string">
            <text:p>input/data_formal_20240530-1342/meme/HopalongAsks_20230127T003302/0.jpg</text:p>
          </table:table-cell>
          <table:table-cell office:value-type="string">
            <text:p>https://twitter.com/HopalongAsks/status/1618769011067727872</text:p>
          </table:table-cell>
        </table:table-row>
        <table:table-row>
          <table:table-cell office:value="1134" office:value-type="float"/>
          <table:table-cell office:value-type="string">
            <text:p>Pattern 5</text:p>
          </table:table-cell>
          <table:table-cell office:value="0.6610219652591695" office:value-type="float"/>
          <table:table-cell office:value="0.32774479965924175" office:value-type="float"/>
          <table:table-cell office:value="25.935746266036826" office:value-type="float"/>
          <table:table-cell office:value-type="string">
            <text:p>input/data_formal_20240530-1342/meme/HopalongAsks_20230127T092422/0.jpg</text:p>
          </table:table-cell>
          <table:table-cell office:value-type="string">
            <text:p>https://twitter.com/osmanlisizi/status/1618903926249754625</text:p>
          </table:table-cell>
        </table:table-row>
        <table:table-row>
          <table:table-cell office:value="1135" office:value-type="float"/>
          <table:table-cell office:value-type="string">
            <text:p>Pattern 37</text:p>
          </table:table-cell>
          <table:table-cell office:value="0.7158603902477911" office:value-type="float"/>
          <table:table-cell office:value="0.47962770443310576" office:value-type="float"/>
          <table:table-cell office:value="23.435603503415436" office:value-type="float"/>
          <table:table-cell office:value-type="string">
            <text:p>input/data_formal_20240530-1342/meme/HopalongAsks_20230307T091936/0.jpg</text:p>
          </table:table-cell>
          <table:table-cell office:value-type="string">
            <text:p>https://twitter.com/HopalongAsks/status/1633034653475979269</text:p>
          </table:table-cell>
        </table:table-row>
        <table:table-row>
          <table:table-cell office:value="1136" office:value-type="float"/>
          <table:table-cell office:value-type="string">
            <text:p>Pattern 47</text:p>
          </table:table-cell>
          <table:table-cell office:value="0.14345066188885447" office:value-type="float"/>
          <table:table-cell office:value="0.46597966521576173" office:value-type="float"/>
          <table:table-cell office:value="30.329862602683356" office:value-type="float"/>
          <table:table-cell office:value-type="string">
            <text:p>input/data_formal_20240530-1342/meme/Horseshoe_Party_20220612T221622/0.jpg</text:p>
          </table:table-cell>
          <table:table-cell office:value-type="string">
            <text:p>https://twitter.com/Horseshoe_Party/status/1638664493306724352</text:p>
          </table:table-cell>
        </table:table-row>
        <table:table-row>
          <table:table-cell office:value="1137" office:value-type="float"/>
          <table:table-cell office:value-type="string">
            <text:p>Pattern 28</text:p>
          </table:table-cell>
          <table:table-cell office:value="0.24452205143442277" office:value-type="float"/>
          <table:table-cell office:value="0.8009393865231641" office:value-type="float"/>
          <table:table-cell office:value="23.880635807348973" office:value-type="float"/>
          <table:table-cell office:value-type="string">
            <text:p>input/data_formal_20240530-1342/meme/hoskytoken_20230314T145821/0.jpg</text:p>
          </table:table-cell>
          <table:table-cell office:value-type="string">
            <text:p>https://twitter.com/TobiasFancee/status/1636154234566500355</text:p>
          </table:table-cell>
        </table:table-row>
        <table:table-row>
          <table:table-cell office:value="1138" office:value-type="float"/>
          <table:table-cell office:value-type="string">
            <text:p>Pattern 31</text:p>
          </table:table-cell>
          <table:table-cell office:value="0.05921845561673361" office:value-type="float"/>
          <table:table-cell office:value="0.4634969233467036" office:value-type="float"/>
          <table:table-cell office:value="29.123701635044334" office:value-type="float"/>
          <table:table-cell office:value-type="string">
            <text:p>input/data_formal_20240530-1342/meme/hriconsultants_20230307T070100/0.jpg</text:p>
          </table:table-cell>
          <table:table-cell office:value-type="string">
            <text:p>https://twitter.com/hriconsultants/status/1632999774600167425</text:p>
          </table:table-cell>
        </table:table-row>
        <table:table-row>
          <table:table-cell office:value="1139" office:value-type="float"/>
          <table:table-cell office:value-type="string">
            <text:p>Pattern 20</text:p>
          </table:table-cell>
          <table:table-cell office:value="0.48997399452220447" office:value-type="float"/>
          <table:table-cell office:value="0.4060699171445052" office:value-type="float"/>
          <table:table-cell office:value="31.664547010810722" office:value-type="float"/>
          <table:table-cell office:value-type="string">
            <text:p>input/data_formal_20240530-1342/meme/HRinAsia_20221228T025841/0.jpg</text:p>
          </table:table-cell>
          <table:table-cell office:value-type="string">
            <text:p>https://twitter.com/HRinAsia/status/1607934032477667329</text:p>
          </table:table-cell>
        </table:table-row>
        <table:table-row>
          <table:table-cell office:value="1140" office:value-type="float"/>
          <table:table-cell office:value-type="string">
            <text:p>Pattern 29</text:p>
          </table:table-cell>
          <table:table-cell office:value="0.39288714893912413" office:value-type="float"/>
          <table:table-cell office:value="0.4994404756687532" office:value-type="float"/>
          <table:table-cell office:value="29.440907998089195" office:value-type="float"/>
          <table:table-cell office:value-type="string">
            <text:p>input/data_formal_20240530-1342/meme/HrynewichZane_20221228T020046/0.jpg</text:p>
          </table:table-cell>
          <table:table-cell office:value-type="string">
            <text:p>https://twitter.com/HrynewichZane/status/1607919457183170562</text:p>
          </table:table-cell>
        </table:table-row>
        <table:table-row>
          <table:table-cell office:value="1141" office:value-type="float"/>
          <table:table-cell office:value-type="string">
            <text:p>Pattern 37</text:p>
          </table:table-cell>
          <table:table-cell office:value="0.6160428834951001" office:value-type="float"/>
          <table:table-cell office:value="0.34859226504318525" office:value-type="float"/>
          <table:table-cell office:value="22.32623583220069" office:value-type="float"/>
          <table:table-cell office:value-type="string">
            <text:p>input/data_formal_20240530-1342/meme/htcity_20230403T144430/0.jpg</text:p>
          </table:table-cell>
          <table:table-cell office:value-type="string">
            <text:p>https://twitter.com/htcity/status/1642900889743806464</text:p>
          </table:table-cell>
        </table:table-row>
        <table:table-row>
          <table:table-cell office:value="1142" office:value-type="float"/>
          <table:table-cell office:value-type="string">
            <text:p>Pattern 31</text:p>
          </table:table-cell>
          <table:table-cell office:value="0.09866313078955197" office:value-type="float"/>
          <table:table-cell office:value="0.2586180297213833" office:value-type="float"/>
          <table:table-cell office:value="25.60804131550102" office:value-type="float"/>
          <table:table-cell office:value-type="string">
            <text:p>input/data_formal_20240530-1342/meme/htcity_20230403T144430/1.jpg</text:p>
          </table:table-cell>
          <table:table-cell office:value-type="string">
            <text:p>https://twitter.com/htcity/status/1642900889743806464</text:p>
          </table:table-cell>
        </table:table-row>
        <table:table-row>
          <table:table-cell office:value="1143" office:value-type="float"/>
          <table:table-cell office:value-type="string">
            <text:p>Pattern 29</text:p>
          </table:table-cell>
          <table:table-cell office:value="0.37626461828716146" office:value-type="float"/>
          <table:table-cell office:value="0.39193071992712425" office:value-type="float"/>
          <table:table-cell office:value="24.54098080184694" office:value-type="float"/>
          <table:table-cell office:value-type="string">
            <text:p>input/data_formal_20240530-1342/meme/htcity_20230403T144430/2.jpg</text:p>
          </table:table-cell>
          <table:table-cell office:value-type="string">
            <text:p>https://twitter.com/htcity/status/1642900889743806464</text:p>
          </table:table-cell>
        </table:table-row>
        <table:table-row>
          <table:table-cell office:value="1144" office:value-type="float"/>
          <table:table-cell office:value-type="string">
            <text:p>Pattern 31</text:p>
          </table:table-cell>
          <table:table-cell office:value="0.21392812704090317" office:value-type="float"/>
          <table:table-cell office:value="0.3402011722065711" office:value-type="float"/>
          <table:table-cell office:value="22.637536453939802" office:value-type="float"/>
          <table:table-cell office:value-type="string">
            <text:p>input/data_formal_20240530-1342/meme/htcity_20230403T144430/3.jpg</text:p>
          </table:table-cell>
          <table:table-cell office:value-type="string">
            <text:p>https://twitter.com/htcity/status/1642900889743806464</text:p>
          </table:table-cell>
        </table:table-row>
        <table:table-row>
          <table:table-cell office:value="1145" office:value-type="float"/>
          <table:table-cell office:value-type="string">
            <text:p>Pattern 14</text:p>
          </table:table-cell>
          <table:table-cell office:value="0.32819760979929496" office:value-type="float"/>
          <table:table-cell office:value="0.7510738097374988" office:value-type="float"/>
          <table:table-cell office:value="26.83498199079584" office:value-type="float"/>
          <table:table-cell office:value-type="string">
            <text:p>input/data_formal_20240530-1342/meme/hub_insane_20230226T023056/0.jpg</text:p>
          </table:table-cell>
          <table:table-cell office:value-type="string">
            <text:p>https://twitter.com/hub_insane/status/1629670318049722371</text:p>
          </table:table-cell>
        </table:table-row>
        <table:table-row>
          <table:table-cell office:value="1146" office:value-type="float"/>
          <table:table-cell office:value-type="string">
            <text:p>Pattern 20</text:p>
          </table:table-cell>
          <table:table-cell office:value="0.5847730601122518" office:value-type="float"/>
          <table:table-cell office:value="0.41457459364729554" office:value-type="float"/>
          <table:table-cell office:value="29.545576247417895" office:value-type="float"/>
          <table:table-cell office:value-type="string">
            <text:p>input/data_formal_20240530-1342/meme/hub_insane_20230226T023420/0.jpg</text:p>
          </table:table-cell>
          <table:table-cell office:value-type="string">
            <text:p>https://twitter.com/hub_insane/status/1629671175038324738</text:p>
          </table:table-cell>
        </table:table-row>
        <table:table-row>
          <table:table-cell office:value="1147" office:value-type="float"/>
          <table:table-cell office:value-type="string">
            <text:p>Pattern 4</text:p>
          </table:table-cell>
          <table:table-cell office:value="0.12319979712742646" office:value-type="float"/>
          <table:table-cell office:value="0.7156506715311702" office:value-type="float"/>
          <table:table-cell office:value="29.06689616650076" office:value-type="float"/>
          <table:table-cell office:value-type="string">
            <text:p>input/data_formal_20240530-1342/meme/hub_insane_20230226T023623/0.jpg</text:p>
          </table:table-cell>
          <table:table-cell office:value-type="string">
            <text:p>https://twitter.com/hub_insane/status/1629671689255784449</text:p>
          </table:table-cell>
        </table:table-row>
        <table:table-row>
          <table:table-cell office:value="1148" office:value-type="float"/>
          <table:table-cell office:value-type="string">
            <text:p>Pattern 45</text:p>
          </table:table-cell>
          <table:table-cell office:value="0.25182424219432903" office:value-type="float"/>
          <table:table-cell office:value="0.672597673986982" office:value-type="float"/>
          <table:table-cell office:value="17.923107334647614" office:value-type="float"/>
          <table:table-cell office:value-type="string">
            <text:p>input/data_formal_20240530-1342/meme/hub_insane_20230226T023843/0.jpg</text:p>
          </table:table-cell>
          <table:table-cell office:value-type="string">
            <text:p>https://twitter.com/hub_insane/status/1629672278064791552</text:p>
          </table:table-cell>
        </table:table-row>
        <table:table-row>
          <table:table-cell office:value="1149" office:value-type="float"/>
          <table:table-cell office:value-type="string">
            <text:p>Pattern 11</text:p>
          </table:table-cell>
          <table:table-cell office:value="0.5884577660222138" office:value-type="float"/>
          <table:table-cell office:value="0.340710855434559" office:value-type="float"/>
          <table:table-cell office:value="28.463808797311916" office:value-type="float"/>
          <table:table-cell office:value-type="string">
            <text:p>input/data_formal_20240530-1342/meme/hub_insane_20230226T024023/0.jpg</text:p>
          </table:table-cell>
          <table:table-cell office:value-type="string">
            <text:p>https://twitter.com/hub_insane/status/1629672696421429248</text:p>
          </table:table-cell>
        </table:table-row>
        <table:table-row>
          <table:table-cell office:value="1150" office:value-type="float"/>
          <table:table-cell office:value-type="string">
            <text:p>Pattern 12</text:p>
          </table:table-cell>
          <table:table-cell office:value="0.40567802018458604" office:value-type="float"/>
          <table:table-cell office:value="0.6390308425462814" office:value-type="float"/>
          <table:table-cell office:value="28.00581533980351" office:value-type="float"/>
          <table:table-cell office:value-type="string">
            <text:p>input/data_formal_20240530-1342/meme/hub_insane_20230226T024202/0.jpg</text:p>
          </table:table-cell>
          <table:table-cell office:value-type="string">
            <text:p>https://twitter.com/hub_insane/status/1629673112337014784</text:p>
          </table:table-cell>
        </table:table-row>
        <table:table-row>
          <table:table-cell office:value="1151" office:value-type="float"/>
          <table:table-cell office:value-type="string">
            <text:p>Pattern 36</text:p>
          </table:table-cell>
          <table:table-cell office:value="0.761816498508877" office:value-type="float"/>
          <table:table-cell office:value="0.45209511113195155" office:value-type="float"/>
          <table:table-cell office:value="25.390766842406485" office:value-type="float"/>
          <table:table-cell office:value-type="string">
            <text:p>input/data_formal_20240530-1342/meme/hub_insane_20230226T041831/0.jpg</text:p>
          </table:table-cell>
          <table:table-cell office:value-type="string">
            <text:p>https://twitter.com/hub_insane/status/1629697393406128134</text:p>
          </table:table-cell>
        </table:table-row>
        <table:table-row>
          <table:table-cell office:value="1152" office:value-type="float"/>
          <table:table-cell office:value-type="string">
            <text:p>Pattern 20</text:p>
          </table:table-cell>
          <table:table-cell office:value="0.6903373299243267" office:value-type="float"/>
          <table:table-cell office:value="0.40667940132908176" office:value-type="float"/>
          <table:table-cell office:value="27.517388490837863" office:value-type="float"/>
          <table:table-cell office:value-type="string">
            <text:p>input/data_formal_20240530-1342/meme/hub_insane_20230226T042045/0.jpg</text:p>
          </table:table-cell>
          <table:table-cell office:value-type="string">
            <text:p>https://twitter.com/hub_insane/status/1629697956847976448</text:p>
          </table:table-cell>
        </table:table-row>
        <table:table-row>
          <table:table-cell office:value="1153" office:value-type="float"/>
          <table:table-cell office:value-type="string">
            <text:p>Pattern 11</text:p>
          </table:table-cell>
          <table:table-cell office:value="0.5382275426029676" office:value-type="float"/>
          <table:table-cell office:value="0.39262960605402264" office:value-type="float"/>
          <table:table-cell office:value="26.64178544780174" office:value-type="float"/>
          <table:table-cell office:value-type="string">
            <text:p>input/data_formal_20240530-1342/meme/hub_insane_20230226T042408/0.jpg</text:p>
          </table:table-cell>
          <table:table-cell office:value-type="string">
            <text:p>https://twitter.com/hub_insane/status/1629698808413327360</text:p>
          </table:table-cell>
        </table:table-row>
        <table:table-row>
          <table:table-cell office:value="1154" office:value-type="float"/>
          <table:table-cell office:value-type="string">
            <text:p>Pattern 15</text:p>
          </table:table-cell>
          <table:table-cell office:value="0.32399834083248313" office:value-type="float"/>
          <table:table-cell office:value="0.3423335124273832" office:value-type="float"/>
          <table:table-cell office:value="23.201828897971385" office:value-type="float"/>
          <table:table-cell office:value-type="string">
            <text:p>input/data_formal_20240530-1342/meme/hub_insane_20230226T042655/0.jpg</text:p>
          </table:table-cell>
          <table:table-cell office:value-type="string">
            <text:p>https://twitter.com/hub_insane/status/1629699507175976960</text:p>
          </table:table-cell>
        </table:table-row>
        <table:table-row>
          <table:table-cell office:value="1155" office:value-type="float"/>
          <table:table-cell office:value-type="string">
            <text:p>Pattern 31</text:p>
          </table:table-cell>
          <table:table-cell office:value="0.17431389173842496" office:value-type="float"/>
          <table:table-cell office:value="0.45348237485765125" office:value-type="float"/>
          <table:table-cell office:value="28.689749294115767" office:value-type="float"/>
          <table:table-cell office:value-type="string">
            <text:p>input/data_formal_20240530-1342/meme/hub_insane_20230226T042839/0.jpg</text:p>
          </table:table-cell>
          <table:table-cell office:value-type="string">
            <text:p>https://twitter.com/hub_insane/status/1629699941391278081</text:p>
          </table:table-cell>
        </table:table-row>
        <table:table-row>
          <table:table-cell office:value="1156" office:value-type="float"/>
          <table:table-cell office:value-type="string">
            <text:p>Pattern 49</text:p>
          </table:table-cell>
          <table:table-cell office:value="0.6106846000039761" office:value-type="float"/>
          <table:table-cell office:value="0.750116375182305" office:value-type="float"/>
          <table:table-cell office:value="22.78190768700284" office:value-type="float"/>
          <table:table-cell office:value-type="string">
            <text:p>input/data_formal_20240530-1342/meme/hub_insane_20230226T043121/0.jpg</text:p>
          </table:table-cell>
          <table:table-cell office:value-type="string">
            <text:p>https://twitter.com/hub_insane/status/1629700622718218240</text:p>
          </table:table-cell>
        </table:table-row>
        <table:table-row>
          <table:table-cell office:value="1157" office:value-type="float"/>
          <table:table-cell office:value-type="string">
            <text:p>Pattern 48</text:p>
          </table:table-cell>
          <table:table-cell office:value="0.24444192604276171" office:value-type="float"/>
          <table:table-cell office:value="0.4388124302800056" office:value-type="float"/>
          <table:table-cell office:value="32.97428949359706" office:value-type="float"/>
          <table:table-cell office:value-type="string">
            <text:p>input/data_formal_20240530-1342/meme/hub_insane_20230226T043401/0.jpg</text:p>
          </table:table-cell>
          <table:table-cell office:value-type="string">
            <text:p>https://twitter.com/hub_insane/status/1629701292057849856</text:p>
          </table:table-cell>
        </table:table-row>
        <table:table-row>
          <table:table-cell office:value="1158" office:value-type="float"/>
          <table:table-cell office:value-type="string">
            <text:p>Pattern 23</text:p>
          </table:table-cell>
          <table:table-cell office:value="0.262349540146948" office:value-type="float"/>
          <table:table-cell office:value="0.37017701968484906" office:value-type="float"/>
          <table:table-cell office:value="32.84577255980996" office:value-type="float"/>
          <table:table-cell office:value-type="string">
            <text:p>input/data_formal_20240530-1342/meme/hub_insane_20230226T043452/0.jpg</text:p>
          </table:table-cell>
          <table:table-cell office:value-type="string">
            <text:p>https://twitter.com/hub_insane/status/1629701509146640384</text:p>
          </table:table-cell>
        </table:table-row>
        <table:table-row>
          <table:table-cell office:value="1159" office:value-type="float"/>
          <table:table-cell office:value-type="string">
            <text:p>Pattern 34</text:p>
          </table:table-cell>
          <table:table-cell office:value="0.34632608531957726" office:value-type="float"/>
          <table:table-cell office:value="0.5430202383230838" office:value-type="float"/>
          <table:table-cell office:value="28.608710182199548" office:value-type="float"/>
          <table:table-cell office:value-type="string">
            <text:p>input/data_formal_20240530-1342/meme/hub_insane_20230226T053513/0.jpg</text:p>
          </table:table-cell>
          <table:table-cell office:value-type="string">
            <text:p>https://twitter.com/hub_insane/status/1629716694053830657</text:p>
          </table:table-cell>
        </table:table-row>
        <table:table-row>
          <table:table-cell office:value="1160" office:value-type="float"/>
          <table:table-cell office:value-type="string">
            <text:p>Pattern 34</text:p>
          </table:table-cell>
          <table:table-cell office:value="0.3501580931677773" office:value-type="float"/>
          <table:table-cell office:value="0.6356130632029312" office:value-type="float"/>
          <table:table-cell office:value="27.35004935527159" office:value-type="float"/>
          <table:table-cell office:value-type="string">
            <text:p>input/data_formal_20240530-1342/meme/hub_insane_20230226T053656/0.jpg</text:p>
          </table:table-cell>
          <table:table-cell office:value-type="string">
            <text:p>https://twitter.com/hub_insane/status/1629717126813732866</text:p>
          </table:table-cell>
        </table:table-row>
        <table:table-row>
          <table:table-cell office:value="1161" office:value-type="float"/>
          <table:table-cell office:value-type="string">
            <text:p>Pattern 41</text:p>
          </table:table-cell>
          <table:table-cell office:value="0.2610278148290201" office:value-type="float"/>
          <table:table-cell office:value="0.7191614330097613" office:value-type="float"/>
          <table:table-cell office:value="28.80141396289754" office:value-type="float"/>
          <table:table-cell office:value-type="string">
            <text:p>input/data_formal_20240530-1342/meme/hub_insane_20230226T062657/0.jpg</text:p>
          </table:table-cell>
          <table:table-cell office:value-type="string">
            <text:p>https://twitter.com/hub_insane/status/1629729713802600448</text:p>
          </table:table-cell>
        </table:table-row>
        <table:table-row>
          <table:table-cell office:value="1162" office:value-type="float"/>
          <table:table-cell office:value-type="string">
            <text:p>Pattern 33</text:p>
          </table:table-cell>
          <table:table-cell office:value="0.17218391990488346" office:value-type="float"/>
          <table:table-cell office:value="0.7392394073275346" office:value-type="float"/>
          <table:table-cell office:value="27.047194228369374" office:value-type="float"/>
          <table:table-cell office:value-type="string">
            <text:p>input/data_formal_20240530-1342/meme/hub_insane_20230226T062854/0.jpg</text:p>
          </table:table-cell>
          <table:table-cell office:value-type="string">
            <text:p>https://twitter.com/hub_insane/status/1629730203827310592</text:p>
          </table:table-cell>
        </table:table-row>
        <table:table-row>
          <table:table-cell office:value="1163" office:value-type="float"/>
          <table:table-cell office:value-type="string">
            <text:p>Pattern 29</text:p>
          </table:table-cell>
          <table:table-cell office:value="0.5280115619182868" office:value-type="float"/>
          <table:table-cell office:value="0.37072246889325855" office:value-type="float"/>
          <table:table-cell office:value="26.016257538229834" office:value-type="float"/>
          <table:table-cell office:value-type="string">
            <text:p>input/data_formal_20240530-1342/meme/hub_insane_20230226T063036/0.jpg</text:p>
          </table:table-cell>
          <table:table-cell office:value-type="string">
            <text:p>https://twitter.com/hub_insane/status/1629730631310794752</text:p>
          </table:table-cell>
        </table:table-row>
        <table:table-row>
          <table:table-cell office:value="1164" office:value-type="float"/>
          <table:table-cell office:value-type="string">
            <text:p>Pattern 16</text:p>
          </table:table-cell>
          <table:table-cell office:value="0.32157642811212855" office:value-type="float"/>
          <table:table-cell office:value="0.23714693085090194" office:value-type="float"/>
          <table:table-cell office:value="24.400362541368597" office:value-type="float"/>
          <table:table-cell office:value-type="string">
            <text:p>input/data_formal_20240530-1342/meme/hub_insane_20230226T063218/0.jpg</text:p>
          </table:table-cell>
          <table:table-cell office:value-type="string">
            <text:p>https://twitter.com/hub_insane/status/1629731059134005249</text:p>
          </table:table-cell>
        </table:table-row>
        <table:table-row>
          <table:table-cell office:value="1165" office:value-type="float"/>
          <table:table-cell office:value-type="string">
            <text:p>Pattern 31</text:p>
          </table:table-cell>
          <table:table-cell office:value="0.36155687541435744" office:value-type="float"/>
          <table:table-cell office:value="0.5663086860622755" office:value-type="float"/>
          <table:table-cell office:value="27.084926390519186" office:value-type="float"/>
          <table:table-cell office:value-type="string">
            <text:p>input/data_formal_20240530-1342/meme/hub_insane_20230226T063416/0.jpg</text:p>
          </table:table-cell>
          <table:table-cell office:value-type="string">
            <text:p>https://twitter.com/hub_insane/status/1629731555005595649</text:p>
          </table:table-cell>
        </table:table-row>
        <table:table-row>
          <table:table-cell office:value="1166" office:value-type="float"/>
          <table:table-cell office:value-type="string">
            <text:p>Pattern 30</text:p>
          </table:table-cell>
          <table:table-cell office:value="0.25714986668765555" office:value-type="float"/>
          <table:table-cell office:value="0.4566921418268102" office:value-type="float"/>
          <table:table-cell office:value="28.24291088481856" office:value-type="float"/>
          <table:table-cell office:value-type="string">
            <text:p>input/data_formal_20240530-1342/meme/hub_insane_20230226T072803/0.jpg</text:p>
          </table:table-cell>
          <table:table-cell office:value-type="string">
            <text:p>https://twitter.com/hub_insane/status/1629745089156358144</text:p>
          </table:table-cell>
        </table:table-row>
        <table:table-row>
          <table:table-cell office:value="1167" office:value-type="float"/>
          <table:table-cell office:value-type="string">
            <text:p>Pattern 12</text:p>
          </table:table-cell>
          <table:table-cell office:value="0.21658941926857087" office:value-type="float"/>
          <table:table-cell office:value="0.8698473025339795" office:value-type="float"/>
          <table:table-cell office:value="25.54709803564568" office:value-type="float"/>
          <table:table-cell office:value-type="string">
            <text:p>input/data_formal_20240530-1342/meme/hub_insane_20230226T073038/0.jpg</text:p>
          </table:table-cell>
          <table:table-cell office:value-type="string">
            <text:p>https://twitter.com/hub_insane/status/1629745740187840514</text:p>
          </table:table-cell>
        </table:table-row>
        <table:table-row>
          <table:table-cell office:value="1168" office:value-type="float"/>
          <table:table-cell office:value-type="string">
            <text:p>Pattern 33</text:p>
          </table:table-cell>
          <table:table-cell office:value="0.17261052601915391" office:value-type="float"/>
          <table:table-cell office:value="0.8544820014570236" office:value-type="float"/>
          <table:table-cell office:value="24.406749122424245" office:value-type="float"/>
          <table:table-cell office:value-type="string">
            <text:p>input/data_formal_20240530-1342/meme/hub_insane_20230307T070059/0.jpg</text:p>
          </table:table-cell>
          <table:table-cell office:value-type="string">
            <text:p>https://twitter.com/hub_insane/status/1632999770498248713</text:p>
          </table:table-cell>
        </table:table-row>
        <table:table-row>
          <table:table-cell office:value="1169" office:value-type="float"/>
          <table:table-cell office:value-type="string">
            <text:p>Pattern 30</text:p>
          </table:table-cell>
          <table:table-cell office:value="0.3592872376142602" office:value-type="float"/>
          <table:table-cell office:value="0.41621436890460184" office:value-type="float"/>
          <table:table-cell office:value="29.55820366602131" office:value-type="float"/>
          <table:table-cell office:value-type="string">
            <text:p>input/data_formal_20240530-1342/meme/hub_insane_20230307T070317/0.jpg</text:p>
          </table:table-cell>
          <table:table-cell office:value-type="string">
            <text:p>https://twitter.com/hub_insane/status/1633000350373363712</text:p>
          </table:table-cell>
        </table:table-row>
        <table:table-row>
          <table:table-cell office:value="1170" office:value-type="float"/>
          <table:table-cell office:value-type="string">
            <text:p>Pattern 11</text:p>
          </table:table-cell>
          <table:table-cell office:value="0.4919164595257379" office:value-type="float"/>
          <table:table-cell office:value="0.4429897707461292" office:value-type="float"/>
          <table:table-cell office:value="29.287745720163855" office:value-type="float"/>
          <table:table-cell office:value-type="string">
            <text:p>input/data_formal_20240530-1342/meme/hub_insane_20230307T070419/0.jpg</text:p>
          </table:table-cell>
          <table:table-cell office:value-type="string">
            <text:p>https://twitter.com/hub_insane/status/1633000609245716487</text:p>
          </table:table-cell>
        </table:table-row>
        <table:table-row>
          <table:table-cell office:value="1171" office:value-type="float"/>
          <table:table-cell office:value-type="string">
            <text:p>Pattern 48</text:p>
          </table:table-cell>
          <table:table-cell office:value="0.3030516151964756" office:value-type="float"/>
          <table:table-cell office:value="0.5946114185549343" office:value-type="float"/>
          <table:table-cell office:value="28.59279353368439" office:value-type="float"/>
          <table:table-cell office:value-type="string">
            <text:p>input/data_formal_20240530-1342/meme/hub_insane_20230307T070621/0.jpg</text:p>
          </table:table-cell>
          <table:table-cell office:value-type="string">
            <text:p>https://twitter.com/hub_insane/status/1633001119843491840</text:p>
          </table:table-cell>
        </table:table-row>
        <table:table-row>
          <table:table-cell office:value="1172" office:value-type="float"/>
          <table:table-cell office:value-type="string">
            <text:p>Pattern 15</text:p>
          </table:table-cell>
          <table:table-cell office:value="0.1072441617468578" office:value-type="float"/>
          <table:table-cell office:value="0.3197263400154797" office:value-type="float"/>
          <table:table-cell office:value="23.94779941855721" office:value-type="float"/>
          <table:table-cell office:value-type="string">
            <text:p>input/data_formal_20240530-1342/meme/hub_insane_20230307T070804/0.jpg</text:p>
          </table:table-cell>
          <table:table-cell office:value-type="string">
            <text:p>https://twitter.com/hub_insane/status/1633001551844241408</text:p>
          </table:table-cell>
        </table:table-row>
        <table:table-row>
          <table:table-cell office:value="1173" office:value-type="float"/>
          <table:table-cell office:value-type="string">
            <text:p>Pattern 21</text:p>
          </table:table-cell>
          <table:table-cell office:value="0.7180479571578418" office:value-type="float"/>
          <table:table-cell office:value="0.5411683144062541" office:value-type="float"/>
          <table:table-cell office:value="27.6910260733945" office:value-type="float"/>
          <table:table-cell office:value-type="string">
            <text:p>input/data_formal_20240530-1342/meme/hub_insane_20230307T071607/0.jpg</text:p>
          </table:table-cell>
          <table:table-cell office:value-type="string">
            <text:p>https://twitter.com/hub_insane/status/1633003579345698818</text:p>
          </table:table-cell>
        </table:table-row>
        <table:table-row>
          <table:table-cell office:value="1174" office:value-type="float"/>
          <table:table-cell office:value-type="string">
            <text:p>Pattern 43</text:p>
          </table:table-cell>
          <table:table-cell office:value="0.2514193217363243" office:value-type="float"/>
          <table:table-cell office:value="0.44604159344538113" office:value-type="float"/>
          <table:table-cell office:value="30.0314678450421" office:value-type="float"/>
          <table:table-cell office:value-type="string">
            <text:p>input/data_formal_20240530-1342/meme/hub_insane_20230307T071801/0.jpg</text:p>
          </table:table-cell>
          <table:table-cell office:value-type="string">
            <text:p>https://twitter.com/hub_insane/status/1633004056191926274</text:p>
          </table:table-cell>
        </table:table-row>
        <table:table-row>
          <table:table-cell office:value="1175" office:value-type="float"/>
          <table:table-cell office:value-type="string">
            <text:p>Pattern 16</text:p>
          </table:table-cell>
          <table:table-cell office:value="0.43688882667715634" office:value-type="float"/>
          <table:table-cell office:value="0.326173466575367" office:value-type="float"/>
          <table:table-cell office:value="35.302578700585805" office:value-type="float"/>
          <table:table-cell office:value-type="string">
            <text:p>input/data_formal_20240530-1342/meme/hub_insane_20230307T090951/0.jpg</text:p>
          </table:table-cell>
          <table:table-cell office:value-type="string">
            <text:p>https://twitter.com/hub_insane/status/1633032200084914177</text:p>
          </table:table-cell>
        </table:table-row>
        <table:table-row>
          <table:table-cell office:value="1176" office:value-type="float"/>
          <table:table-cell office:value-type="string">
            <text:p>Pattern 16</text:p>
          </table:table-cell>
          <table:table-cell office:value="0.2596784659763368" office:value-type="float"/>
          <table:table-cell office:value="0.3131060640842286" office:value-type="float"/>
          <table:table-cell office:value="27.356548300245308" office:value-type="float"/>
          <table:table-cell office:value-type="string">
            <text:p>input/data_formal_20240530-1342/meme/hub_insane_20230307T091222/0.jpg</text:p>
          </table:table-cell>
          <table:table-cell office:value-type="string">
            <text:p>https://twitter.com/hub_insane/status/1633032834632896513</text:p>
          </table:table-cell>
        </table:table-row>
        <table:table-row>
          <table:table-cell office:value="1177" office:value-type="float"/>
          <table:table-cell office:value-type="string">
            <text:p>Pattern 31</text:p>
          </table:table-cell>
          <table:table-cell office:value="0.11406848462392732" office:value-type="float"/>
          <table:table-cell office:value="0.34920646861719573" office:value-type="float"/>
          <table:table-cell office:value="28.425909395870534" office:value-type="float"/>
          <table:table-cell office:value-type="string">
            <text:p>input/data_formal_20240530-1342/meme/hub_insane_20230307T091410/0.jpg</text:p>
          </table:table-cell>
          <table:table-cell office:value-type="string">
            <text:p>https://twitter.com/hub_insane/status/1633033284866265089</text:p>
          </table:table-cell>
        </table:table-row>
        <table:table-row>
          <table:table-cell office:value="1178" office:value-type="float"/>
          <table:table-cell office:value-type="string">
            <text:p>Pattern 16</text:p>
          </table:table-cell>
          <table:table-cell office:value="0.23605025589719658" office:value-type="float"/>
          <table:table-cell office:value="0.22266950687390752" office:value-type="float"/>
          <table:table-cell office:value="30.07912409608368" office:value-type="float"/>
          <table:table-cell office:value-type="string">
            <text:p>input/data_formal_20240530-1342/meme/hyletics_20230206T114151/0.jpg</text:p>
          </table:table-cell>
          <table:table-cell office:value-type="string">
            <text:p>https://twitter.com/hyletics/status/1622561206312529920</text:p>
          </table:table-cell>
        </table:table-row>
        <table:table-row>
          <table:table-cell office:value="1179" office:value-type="float"/>
          <table:table-cell office:value-type="string">
            <text:p>Pattern 3</text:p>
          </table:table-cell>
          <table:table-cell office:value="0.8728483034527278" office:value-type="float"/>
          <table:table-cell office:value="0.43791063657835205" office:value-type="float"/>
          <table:table-cell office:value="21.061053850899427" office:value-type="float"/>
          <table:table-cell office:value-type="string">
            <text:p>input/data_formal_20240530-1342/meme/hub_insane_20230307T091555/0.jpg</text:p>
          </table:table-cell>
          <table:table-cell office:value-type="string">
            <text:p>https://twitter.com/hub_insane/status/1633033729126854659</text:p>
          </table:table-cell>
        </table:table-row>
        <table:table-row>
          <table:table-cell office:value="1180" office:value-type="float"/>
          <table:table-cell office:value-type="string">
            <text:p>Pattern 23</text:p>
          </table:table-cell>
          <table:table-cell office:value="0.426301477981212" office:value-type="float"/>
          <table:table-cell office:value="0.3349274249852138" office:value-type="float"/>
          <table:table-cell office:value="31.942827238658438" office:value-type="float"/>
          <table:table-cell office:value-type="string">
            <text:p>input/data_formal_20240530-1342/meme/hub_insane_20230307T091840/0.jpg</text:p>
          </table:table-cell>
          <table:table-cell office:value-type="string">
            <text:p>https://twitter.com/hub_insane/status/1633034418871836672</text:p>
          </table:table-cell>
        </table:table-row>
        <table:table-row>
          <table:table-cell office:value="1181" office:value-type="float"/>
          <table:table-cell office:value-type="string">
            <text:p>Pattern 25</text:p>
          </table:table-cell>
          <table:table-cell office:value="0.6262292467630959" office:value-type="float"/>
          <table:table-cell office:value="0.5958238178511575" office:value-type="float"/>
          <table:table-cell office:value="29.402929993342887" office:value-type="float"/>
          <table:table-cell office:value-type="string">
            <text:p>input/data_formal_20240530-1342/meme/hub_insane_20230307T092035/0.jpg</text:p>
          </table:table-cell>
          <table:table-cell office:value-type="string">
            <text:p>https://twitter.com/hub_insane/status/1633034903250952195</text:p>
          </table:table-cell>
        </table:table-row>
        <table:table-row>
          <table:table-cell office:value="1182" office:value-type="float"/>
          <table:table-cell office:value-type="string">
            <text:p>Pattern 19</text:p>
          </table:table-cell>
          <table:table-cell office:value="0.4247540813111086" office:value-type="float"/>
          <table:table-cell office:value="0.8569509600077033" office:value-type="float"/>
          <table:table-cell office:value="25.46284492090677" office:value-type="float"/>
          <table:table-cell office:value-type="string">
            <text:p>input/data_formal_20240530-1342/meme/hub_insane_20230307T092221/0.jpg</text:p>
          </table:table-cell>
          <table:table-cell office:value-type="string">
            <text:p>https://twitter.com/hub_insane/status/1633035345951375361</text:p>
          </table:table-cell>
        </table:table-row>
        <table:table-row>
          <table:table-cell office:value="1183" office:value-type="float"/>
          <table:table-cell office:value-type="string">
            <text:p>Pattern 37</text:p>
          </table:table-cell>
          <table:table-cell office:value="0.8645411273532159" office:value-type="float"/>
          <table:table-cell office:value="0.48102713899987143" office:value-type="float"/>
          <table:table-cell office:value="21.1777647926284" office:value-type="float"/>
          <table:table-cell office:value-type="string">
            <text:p>input/data_formal_20240530-1342/meme/hub_insane_20230307T110737/0.jpg</text:p>
          </table:table-cell>
          <table:table-cell office:value-type="string">
            <text:p>https://twitter.com/hub_insane/status/1633061839088107520</text:p>
          </table:table-cell>
        </table:table-row>
        <table:table-row>
          <table:table-cell office:value="1184" office:value-type="float"/>
          <table:table-cell office:value-type="string">
            <text:p>Pattern 15</text:p>
          </table:table-cell>
          <table:table-cell office:value="0.28683337529126784" office:value-type="float"/>
          <table:table-cell office:value="0.32415123685590697" office:value-type="float"/>
          <table:table-cell office:value="26.52447781147549" office:value-type="float"/>
          <table:table-cell office:value-type="string">
            <text:p>input/data_formal_20240530-1342/meme/hub_insane_20230307T111038/0.jpg</text:p>
          </table:table-cell>
          <table:table-cell office:value-type="string">
            <text:p>https://twitter.com/hub_insane/status/1633062594822000641</text:p>
          </table:table-cell>
        </table:table-row>
        <table:table-row>
          <table:table-cell office:value="1185" office:value-type="float"/>
          <table:table-cell office:value-type="string">
            <text:p>Pattern 21</text:p>
          </table:table-cell>
          <table:table-cell office:value="0.7238193482707052" office:value-type="float"/>
          <table:table-cell office:value="0.3616098585150312" office:value-type="float"/>
          <table:table-cell office:value="26.61681959162543" office:value-type="float"/>
          <table:table-cell office:value-type="string">
            <text:p>input/data_formal_20240530-1342/meme/hub_insane_20230307T111303/0.jpg</text:p>
          </table:table-cell>
          <table:table-cell office:value-type="string">
            <text:p>https://twitter.com/hub_insane/status/1633063202861842434</text:p>
          </table:table-cell>
        </table:table-row>
        <table:table-row>
          <table:table-cell office:value="1186" office:value-type="float"/>
          <table:table-cell office:value-type="string">
            <text:p>Pattern 6</text:p>
          </table:table-cell>
          <table:table-cell office:value="0.1487785696606266" office:value-type="float"/>
          <table:table-cell office:value="0.6262541509771898" office:value-type="float"/>
          <table:table-cell office:value="21.742687302891245" office:value-type="float"/>
          <table:table-cell office:value-type="string">
            <text:p>input/data_formal_20240530-1342/meme/hub_insane_20230307T111450/0.jpg</text:p>
          </table:table-cell>
          <table:table-cell office:value-type="string">
            <text:p>https://twitter.com/hub_insane/status/1633063652755402753</text:p>
          </table:table-cell>
        </table:table-row>
        <table:table-row>
          <table:table-cell office:value="1187" office:value-type="float"/>
          <table:table-cell office:value-type="string">
            <text:p>Pattern 37</text:p>
          </table:table-cell>
          <table:table-cell office:value="0.8061640617462882" office:value-type="float"/>
          <table:table-cell office:value="0.32671976015453746" office:value-type="float"/>
          <table:table-cell office:value="22.548951616993108" office:value-type="float"/>
          <table:table-cell office:value-type="string">
            <text:p>input/data_formal_20240530-1342/meme/hub_insane_20230307T111642/0.jpg</text:p>
          </table:table-cell>
          <table:table-cell office:value-type="string">
            <text:p>https://twitter.com/hub_insane/status/1633064124614574081</text:p>
          </table:table-cell>
        </table:table-row>
        <table:table-row>
          <table:table-cell office:value="1188" office:value-type="float"/>
          <table:table-cell office:value-type="string">
            <text:p>Pattern 16</text:p>
          </table:table-cell>
          <table:table-cell office:value="0.2844722904837024" office:value-type="float"/>
          <table:table-cell office:value="0.2801349764110212" office:value-type="float"/>
          <table:table-cell office:value="29.75982216437438" office:value-type="float"/>
          <table:table-cell office:value-type="string">
            <text:p>input/data_formal_20240530-1342/meme/hub_insane_20230307T112013/0.jpg</text:p>
          </table:table-cell>
          <table:table-cell office:value-type="string">
            <text:p>https://twitter.com/hub_insane/status/1633065008669118466</text:p>
          </table:table-cell>
        </table:table-row>
        <table:table-row>
          <table:table-cell office:value="1189" office:value-type="float"/>
          <table:table-cell office:value-type="string">
            <text:p>Pattern 48</text:p>
          </table:table-cell>
          <table:table-cell office:value="0.2647800375909039" office:value-type="float"/>
          <table:table-cell office:value="0.679598108865588" office:value-type="float"/>
          <table:table-cell office:value="24.943027833185727" office:value-type="float"/>
          <table:table-cell office:value-type="string">
            <text:p>input/data_formal_20240530-1342/meme/hub_insane_20230307T112258/0.jpg</text:p>
          </table:table-cell>
          <table:table-cell office:value-type="string">
            <text:p>https://twitter.com/hub_insane/status/1633065701555544066</text:p>
          </table:table-cell>
        </table:table-row>
        <table:table-row>
          <table:table-cell office:value="1190" office:value-type="float"/>
          <table:table-cell office:value-type="string">
            <text:p>Pattern 7</text:p>
          </table:table-cell>
          <table:table-cell office:value="0.3003855412392542" office:value-type="float"/>
          <table:table-cell office:value="0.7185618969149016" office:value-type="float"/>
          <table:table-cell office:value="27.350941185291624" office:value-type="float"/>
          <table:table-cell office:value-type="string">
            <text:p>input/data_formal_20240530-1342/meme/HuobiCommunity_20230404T033447/0.jpg</text:p>
          </table:table-cell>
          <table:table-cell office:value-type="string">
            <text:p>https://twitter.com/HuobiCommunity/status/1643094737170337794</text:p>
          </table:table-cell>
        </table:table-row>
        <table:table-row>
          <table:table-cell office:value="1191" office:value-type="float"/>
          <table:table-cell office:value-type="string">
            <text:p>Pattern 7</text:p>
          </table:table-cell>
          <table:table-cell office:value="0.3003855412392542" office:value-type="float"/>
          <table:table-cell office:value="0.7185618969149016" office:value-type="float"/>
          <table:table-cell office:value="27.350941185291624" office:value-type="float"/>
          <table:table-cell office:value-type="string">
            <text:p>input/data_formal_20240530-1342/meme/HuobiCommunity_20230404T033523/0.jpg</text:p>
          </table:table-cell>
          <table:table-cell office:value-type="string">
            <text:p>https://twitter.com/HuobiCommunity/status/1643094887968165888</text:p>
          </table:table-cell>
        </table:table-row>
        <table:table-row>
          <table:table-cell office:value="1192" office:value-type="float"/>
          <table:table-cell office:value-type="string">
            <text:p>Pattern 4</text:p>
          </table:table-cell>
          <table:table-cell office:value="0.1876788972569099" office:value-type="float"/>
          <table:table-cell office:value="0.7380318369728326" office:value-type="float"/>
          <table:table-cell office:value="28.75350213482929" office:value-type="float"/>
          <table:table-cell office:value-type="string">
            <text:p>input/data_formal_20240530-1342/meme/HuobiGlobal_20220524T075000/0.jpg</text:p>
          </table:table-cell>
          <table:table-cell office:value-type="string">
            <text:p>https://twitter.com/terryorr89/status/1620917253704192000</text:p>
          </table:table-cell>
        </table:table-row>
        <table:table-row>
          <table:table-cell office:value="1193" office:value-type="float"/>
          <table:table-cell office:value-type="string">
            <text:p>Pattern 16</text:p>
          </table:table-cell>
          <table:table-cell office:value="0.28045576564924446" office:value-type="float"/>
          <table:table-cell office:value="0.3120984384540326" office:value-type="float"/>
          <table:table-cell office:value="29.9829584219704" office:value-type="float"/>
          <table:table-cell office:value-type="string">
            <text:p>input/data_formal_20240530-1342/meme/HuobiGlobal_20230111T074542/0.jpg</text:p>
          </table:table-cell>
          <table:table-cell office:value-type="string">
            <text:p>https://twitter.com/NagbaliB/status/1613322050579349511</text:p>
          </table:table-cell>
        </table:table-row>
        <table:table-row>
          <table:table-cell office:value="1194" office:value-type="float"/>
          <table:table-cell office:value-type="string">
            <text:p>Pattern 15</text:p>
          </table:table-cell>
          <table:table-cell office:value="0.13216091755842208" office:value-type="float"/>
          <table:table-cell office:value="0.2658809440765886" office:value-type="float"/>
          <table:table-cell office:value="25.39548065584962" office:value-type="float"/>
          <table:table-cell office:value-type="string">
            <text:p>input/data_formal_20240530-1342/meme/Hustlerofcrypto_20230106T064715/0.jpg</text:p>
          </table:table-cell>
          <table:table-cell office:value-type="string">
            <text:p>https://twitter.com/Hustlerofcrypto/status/1611255641171177472</text:p>
          </table:table-cell>
        </table:table-row>
        <table:table-row>
          <table:table-cell office:value="1195" office:value-type="float"/>
          <table:table-cell office:value-type="string">
            <text:p>Pattern 46</text:p>
          </table:table-cell>
          <table:table-cell office:value="0.1393196106788975" office:value-type="float"/>
          <table:table-cell office:value="0.02859581300701014" office:value-type="float"/>
          <table:table-cell office:value="10.684467051676608" office:value-type="float"/>
          <table:table-cell office:value-type="string">
            <text:p>input/data_formal_20240530-1342/meme/HyLoBiz_20230106T054443/0.jpg</text:p>
          </table:table-cell>
          <table:table-cell office:value-type="string">
            <text:p>https://twitter.com/SMM_News_Feed/status/1611242755854053378</text:p>
          </table:table-cell>
        </table:table-row>
        <table:table-row>
          <table:table-cell office:value="1196" office:value-type="float"/>
          <table:table-cell office:value-type="string">
            <text:p>Pattern 23</text:p>
          </table:table-cell>
          <table:table-cell office:value="0.19084476290360944" office:value-type="float"/>
          <table:table-cell office:value="0.3341831665563945" office:value-type="float"/>
          <table:table-cell office:value="33.79434526646918" office:value-type="float"/>
          <table:table-cell office:value-type="string">
            <text:p>input/data_formal_20240530-1342/meme/iamakunal_20230111T220104/0.jpg</text:p>
          </table:table-cell>
          <table:table-cell office:value-type="string">
            <text:p>https://twitter.com/SMM_News_Feed/status/1613300760569315328</text:p>
          </table:table-cell>
        </table:table-row>
        <table:table-row>
          <table:table-cell office:value="1197" office:value-type="float"/>
          <table:table-cell office:value-type="string">
            <text:p>Pattern 11</text:p>
          </table:table-cell>
          <table:table-cell office:value="0.5759555823407764" office:value-type="float"/>
          <table:table-cell office:value="0.36514805972920666" office:value-type="float"/>
          <table:table-cell office:value="27.274710575300027" office:value-type="float"/>
          <table:table-cell office:value-type="string">
            <text:p>input/data_formal_20240530-1342/meme/IDKidk2023_20230206T111123/0.jpg</text:p>
          </table:table-cell>
          <table:table-cell office:value-type="string">
            <text:p>https://twitter.com/IDKidk2023/status/1622553537648680962</text:p>
          </table:table-cell>
        </table:table-row>
        <table:table-row>
          <table:table-cell office:value="1198" office:value-type="float"/>
          <table:table-cell office:value-type="string">
            <text:p>Pattern 29</text:p>
          </table:table-cell>
          <table:table-cell office:value="0.3702561983541609" office:value-type="float"/>
          <table:table-cell office:value="0.4417731214501039" office:value-type="float"/>
          <table:table-cell office:value="23.383327413152717" office:value-type="float"/>
          <table:table-cell office:value-type="string">
            <text:p>input/data_formal_20240530-1342/meme/iDocKhan_20230106T135044/0.jpg</text:p>
          </table:table-cell>
          <table:table-cell office:value-type="string">
            <text:p>https://twitter.com/iDocKhan/status/1611359613907251204</text:p>
          </table:table-cell>
        </table:table-row>
        <table:table-row>
          <table:table-cell office:value="1199" office:value-type="float"/>
          <table:table-cell office:value-type="string">
            <text:p>Pattern 16</text:p>
          </table:table-cell>
          <table:table-cell office:value="0.3743389658470371" office:value-type="float"/>
          <table:table-cell office:value="0.3265373569853506" office:value-type="float"/>
          <table:table-cell office:value="31.281646676267876" office:value-type="float"/>
          <table:table-cell office:value-type="string">
            <text:p>input/data_formal_20240530-1342/meme/IdunnoMemes_20230111T235409/0.jpg</text:p>
          </table:table-cell>
          <table:table-cell office:value-type="string">
            <text:p>https://twitter.com/IdunnoMemes/status/1613323407957045249</text:p>
          </table:table-cell>
        </table:table-row>
        <table:table-row>
          <table:table-cell office:value="1200" office:value-type="float"/>
          <table:table-cell office:value-type="string">
            <text:p>Pattern 46</text:p>
          </table:table-cell>
          <table:table-cell office:value="0.12219618025962267" office:value-type="float"/>
          <table:table-cell office:value="0.07447579426228096" office:value-type="float"/>
          <table:table-cell office:value="17.80056129295053" office:value-type="float"/>
          <table:table-cell office:value-type="string">
            <text:p>input/data_formal_20240530-1342/meme/ieearcceo_20230105T112447/0.jpg</text:p>
          </table:table-cell>
          <table:table-cell office:value-type="string">
            <text:p>https://twitter.com/ieearcceo/status/1610960497368764417</text:p>
          </table:table-cell>
        </table:table-row>
        <table:table-row>
          <table:table-cell office:value="1201" office:value-type="float"/>
          <table:table-cell office:value-type="string">
            <text:p>Pattern 9</text:p>
          </table:table-cell>
          <table:table-cell office:value="0.1448031812674324" office:value-type="float"/>
          <table:table-cell office:value="0.015152637072733122" office:value-type="float"/>
          <table:table-cell office:value="10.710651357742355" office:value-type="float"/>
          <table:table-cell office:value-type="string">
            <text:p>input/data_formal_20240530-1342/meme/igenr8__20230106T064340/0.jpg</text:p>
          </table:table-cell>
          <table:table-cell office:value-type="string">
            <text:p>https://twitter.com/igenr8_/status/1611252138876993538</text:p>
          </table:table-cell>
        </table:table-row>
        <table:table-row>
          <table:table-cell office:value="1202" office:value-type="float"/>
          <table:table-cell office:value-type="string">
            <text:p>Pattern 14</text:p>
          </table:table-cell>
          <table:table-cell office:value="0.3964863245930129" office:value-type="float"/>
          <table:table-cell office:value="0.8498842201807696" office:value-type="float"/>
          <table:table-cell office:value="26.470284850555426" office:value-type="float"/>
          <table:table-cell office:value-type="string">
            <text:p>input/data_formal_20240530-1342/meme/ii_cl0ver_20230105T115751/0.jpg</text:p>
          </table:table-cell>
          <table:table-cell office:value-type="string">
            <text:p>https://twitter.com/ii_cl0ver/status/1610968819039891457</text:p>
          </table:table-cell>
        </table:table-row>
        <table:table-row>
          <table:table-cell office:value="1203" office:value-type="float"/>
          <table:table-cell office:value-type="string">
            <text:p>Pattern 2</text:p>
          </table:table-cell>
          <table:table-cell office:value="0.7520788288469893" office:value-type="float"/>
          <table:table-cell office:value="0.4810226830989629" office:value-type="float"/>
          <table:table-cell office:value="24.167204102889027" office:value-type="float"/>
          <table:table-cell office:value-type="string">
            <text:p>input/data_formal_20240530-1342/meme/IiiWassid_20230201T232948/0.jpg</text:p>
          </table:table-cell>
          <table:table-cell office:value-type="string">
            <text:p>https://twitter.com/IiiWassid/status/1620927426648760320</text:p>
          </table:table-cell>
        </table:table-row>
        <table:table-row>
          <table:table-cell office:value="1204" office:value-type="float"/>
          <table:table-cell office:value-type="string">
            <text:p>Pattern 15</text:p>
          </table:table-cell>
          <table:table-cell office:value="0.20685958632932547" office:value-type="float"/>
          <table:table-cell office:value="0.2547876692504575" office:value-type="float"/>
          <table:table-cell office:value="15.371550501470644" office:value-type="float"/>
          <table:table-cell office:value-type="string">
            <text:p>input/data_formal_20240530-1342/meme/iikingsolomon2_20230225T222535/0.jpg</text:p>
          </table:table-cell>
          <table:table-cell office:value-type="string">
            <text:p>https://twitter.com/Baki_YANMA/status/1629717292094312448</text:p>
          </table:table-cell>
        </table:table-row>
        <table:table-row>
          <table:table-cell office:value="1205" office:value-type="float"/>
          <table:table-cell office:value-type="string">
            <text:p>Pattern 7</text:p>
          </table:table-cell>
          <table:table-cell office:value="0.288140857138379" office:value-type="float"/>
          <table:table-cell office:value="0.533505387010956" office:value-type="float"/>
          <table:table-cell office:value="22.46725209269487" office:value-type="float"/>
          <table:table-cell office:value-type="string">
            <text:p>input/data_formal_20240530-1342/meme/iikingsolomon2_20230225T222535/1.jpg</text:p>
          </table:table-cell>
          <table:table-cell office:value-type="string">
            <text:p>https://twitter.com/Baki_YANMA/status/1629717292094312448</text:p>
          </table:table-cell>
        </table:table-row>
        <table:table-row>
          <table:table-cell office:value="1206" office:value-type="float"/>
          <table:table-cell office:value-type="string">
            <text:p>Pattern 7</text:p>
          </table:table-cell>
          <table:table-cell office:value="0.358654314230868" office:value-type="float"/>
          <table:table-cell office:value="0.62198708681405" office:value-type="float"/>
          <table:table-cell office:value="22.37166592521145" office:value-type="float"/>
          <table:table-cell office:value-type="string">
            <text:p>input/data_formal_20240530-1342/meme/iikingsolomon2_20230225T222535/2.jpg</text:p>
          </table:table-cell>
          <table:table-cell office:value-type="string">
            <text:p>https://twitter.com/Baki_YANMA/status/1629717292094312448</text:p>
          </table:table-cell>
        </table:table-row>
        <table:table-row>
          <table:table-cell office:value="1207" office:value-type="float"/>
          <table:table-cell office:value-type="string">
            <text:p>Pattern 7</text:p>
          </table:table-cell>
          <table:table-cell office:value="0.30040742628199063" office:value-type="float"/>
          <table:table-cell office:value="0.39183855697488007" office:value-type="float"/>
          <table:table-cell office:value="25.580796876320463" office:value-type="float"/>
          <table:table-cell office:value-type="string">
            <text:p>input/data_formal_20240530-1342/meme/iikingsolomon2_20230225T222849/0.jpg</text:p>
          </table:table-cell>
          <table:table-cell office:value-type="string">
            <text:p>https://twitter.com/Baki_YANMA/status/1629716681898483712</text:p>
          </table:table-cell>
        </table:table-row>
        <table:table-row>
          <table:table-cell office:value="1208" office:value-type="float"/>
          <table:table-cell office:value-type="string">
            <text:p>Pattern 1</text:p>
          </table:table-cell>
          <table:table-cell office:value="0.4704910309741977" office:value-type="float"/>
          <table:table-cell office:value="0.7132161159624744" office:value-type="float"/>
          <table:table-cell office:value="24.28239537304265" office:value-type="float"/>
          <table:table-cell office:value-type="string">
            <text:p>input/data_formal_20240530-1342/meme/iikingsolomon2_20230225T223516/0.jpg</text:p>
          </table:table-cell>
          <table:table-cell office:value-type="string">
            <text:p>https://twitter.com/Baki_YANMA/status/1629717030977822722</text:p>
          </table:table-cell>
        </table:table-row>
        <table:table-row>
          <table:table-cell office:value="1209" office:value-type="float"/>
          <table:table-cell office:value-type="string">
            <text:p>Pattern 7</text:p>
          </table:table-cell>
          <table:table-cell office:value="0.288140857138379" office:value-type="float"/>
          <table:table-cell office:value="0.533505387010956" office:value-type="float"/>
          <table:table-cell office:value="22.46725209269487" office:value-type="float"/>
          <table:table-cell office:value-type="string">
            <text:p>input/data_formal_20240530-1342/meme/iikingsolomon2_20230225T223516/1.jpg</text:p>
          </table:table-cell>
          <table:table-cell office:value-type="string">
            <text:p>https://twitter.com/Baki_YANMA/status/1629717030977822722</text:p>
          </table:table-cell>
        </table:table-row>
        <table:table-row>
          <table:table-cell office:value="1210" office:value-type="float"/>
          <table:table-cell office:value-type="string">
            <text:p>Pattern 20</text:p>
          </table:table-cell>
          <table:table-cell office:value="0.6942387422621746" office:value-type="float"/>
          <table:table-cell office:value="0.2557400795785441" office:value-type="float"/>
          <table:table-cell office:value="27.940111104493738" office:value-type="float"/>
          <table:table-cell office:value-type="string">
            <text:p>input/data_formal_20240530-1342/meme/ILLVILLEGAMING1_20230105T215728/0.jpg</text:p>
          </table:table-cell>
          <table:table-cell office:value-type="string">
            <text:p>https://twitter.com/ILLVILLEGAMING1/status/1611234043546435585</text:p>
          </table:table-cell>
        </table:table-row>
        <table:table-row>
          <table:table-cell office:value="1211" office:value-type="float"/>
          <table:table-cell office:value-type="string">
            <text:p>Pattern 11</text:p>
          </table:table-cell>
          <table:table-cell office:value="0.698645416386311" office:value-type="float"/>
          <table:table-cell office:value="0.532276006826433" office:value-type="float"/>
          <table:table-cell office:value="28.349830889704545" office:value-type="float"/>
          <table:table-cell office:value-type="string">
            <text:p>input/data_formal_20240530-1342/meme/ILoveRocksdude_20230106T063748/0.jpg</text:p>
          </table:table-cell>
          <table:table-cell office:value-type="string">
            <text:p>https://twitter.com/ILoveRocksdude/status/1611250663161270274</text:p>
          </table:table-cell>
        </table:table-row>
        <table:table-row>
          <table:table-cell office:value="1212" office:value-type="float"/>
          <table:table-cell office:value-type="string">
            <text:p>Pattern 16</text:p>
          </table:table-cell>
          <table:table-cell office:value="0.24602040080483328" office:value-type="float"/>
          <table:table-cell office:value="0.32655085402481676" office:value-type="float"/>
          <table:table-cell office:value="32.83409541515425" office:value-type="float"/>
          <table:table-cell office:value-type="string">
            <text:p>input/data_formal_20240530-1342/meme/ImAlwaysRekt_20230202T014445/0.jpg</text:p>
          </table:table-cell>
          <table:table-cell office:value-type="string">
            <text:p>https://twitter.com/ImAlwaysRekt/status/1620961388977082369</text:p>
          </table:table-cell>
        </table:table-row>
        <table:table-row>
          <table:table-cell office:value="1213" office:value-type="float"/>
          <table:table-cell office:value-type="string">
            <text:p>Pattern 17</text:p>
          </table:table-cell>
          <table:table-cell office:value="0.6191664613480401" office:value-type="float"/>
          <table:table-cell office:value="0.35577907745761755" office:value-type="float"/>
          <table:table-cell office:value="26.45686592646927" office:value-type="float"/>
          <table:table-cell office:value-type="string">
            <text:p>input/data_formal_20240530-1342/meme/imrannn_313_20230104T142235/0.jpg</text:p>
          </table:table-cell>
          <table:table-cell office:value-type="string">
            <text:p>https://twitter.com/imrannn_313/status/1610642852723261440</text:p>
          </table:table-cell>
        </table:table-row>
        <table:table-row>
          <table:table-cell office:value="1214" office:value-type="float"/>
          <table:table-cell office:value-type="string">
            <text:p>Pattern 12</text:p>
          </table:table-cell>
          <table:table-cell office:value="0.16036350374371738" office:value-type="float"/>
          <table:table-cell office:value="0.8040365340690769" office:value-type="float"/>
          <table:table-cell office:value="25.60850770209911" office:value-type="float"/>
          <table:table-cell office:value-type="string">
            <text:p>input/data_formal_20240530-1342/meme/In2TheDungeon_20230206T160002/0.jpg</text:p>
          </table:table-cell>
          <table:table-cell office:value-type="string">
            <text:p>https://twitter.com/In2TheDungeon/status/1622626176643604482</text:p>
          </table:table-cell>
        </table:table-row>
        <table:table-row>
          <table:table-cell office:value="1215" office:value-type="float"/>
          <table:table-cell office:value-type="string">
            <text:p>Pattern 43</text:p>
          </table:table-cell>
          <table:table-cell office:value="0.2448350287836343" office:value-type="float"/>
          <table:table-cell office:value="0.28328801588726393" office:value-type="float"/>
          <table:table-cell office:value="30.137574101187926" office:value-type="float"/>
          <table:table-cell office:value-type="string">
            <text:p>input/data_formal_20240530-1342/meme/Incab_75_20221228T023555/0.jpg</text:p>
          </table:table-cell>
          <table:table-cell office:value-type="string">
            <text:p>https://twitter.com/Incab_75/status/1607928299094937603</text:p>
          </table:table-cell>
        </table:table-row>
        <table:table-row>
          <table:table-cell office:value="1216" office:value-type="float"/>
          <table:table-cell office:value-type="string">
            <text:p>Pattern 43</text:p>
          </table:table-cell>
          <table:table-cell office:value="0.17474067973233492" office:value-type="float"/>
          <table:table-cell office:value="0.38314811612741434" office:value-type="float"/>
          <table:table-cell office:value="31.132366789981617" office:value-type="float"/>
          <table:table-cell office:value-type="string">
            <text:p>input/data_formal_20240530-1342/meme/Incab_75_20221228T024351/0.jpg</text:p>
          </table:table-cell>
          <table:table-cell office:value-type="string">
            <text:p>https://twitter.com/Incab_75/status/1607930299136217088</text:p>
          </table:table-cell>
        </table:table-row>
        <table:table-row>
          <table:table-cell office:value="1217" office:value-type="float"/>
          <table:table-cell office:value-type="string">
            <text:p>Pattern 29</text:p>
          </table:table-cell>
          <table:table-cell office:value="0.6566309149981759" office:value-type="float"/>
          <table:table-cell office:value="0.41380044208743816" office:value-type="float"/>
          <table:table-cell office:value="24.8735333011032" office:value-type="float"/>
          <table:table-cell office:value-type="string">
            <text:p>input/data_formal_20240530-1342/meme/IncommodeMeme_20230109T172924/0.jpg</text:p>
          </table:table-cell>
          <table:table-cell office:value-type="string">
            <text:p>https://twitter.com/IncommodeMeme/status/1612501806734577674</text:p>
          </table:table-cell>
        </table:table-row>
        <table:table-row>
          <table:table-cell office:value="1218" office:value-type="float"/>
          <table:table-cell office:value-type="string">
            <text:p>Pattern 15</text:p>
          </table:table-cell>
          <table:table-cell office:value="0.11756348726559879" office:value-type="float"/>
          <table:table-cell office:value="0.2473181048208877" office:value-type="float"/>
          <table:table-cell office:value="20.01370640040241" office:value-type="float"/>
          <table:table-cell office:value-type="string">
            <text:p>input/data_formal_20240530-1342/meme/IndiaDankMemes_20230104T172123/0.jpg</text:p>
          </table:table-cell>
          <table:table-cell office:value-type="string">
            <text:p>https://twitter.com/fnaticshaurya/status/1610952744780853250</text:p>
          </table:table-cell>
        </table:table-row>
        <table:table-row>
          <table:table-cell office:value="1219" office:value-type="float"/>
          <table:table-cell office:value-type="string">
            <text:p>Pattern 21</text:p>
          </table:table-cell>
          <table:table-cell office:value="0.6545449111087351" office:value-type="float"/>
          <table:table-cell office:value="0.6299145051674063" office:value-type="float"/>
          <table:table-cell office:value="25.042319843560332" office:value-type="float"/>
          <table:table-cell office:value-type="string">
            <text:p>input/data_formal_20240530-1342/meme/IndiaDankMemes_20230106T060622/0.jpg</text:p>
          </table:table-cell>
          <table:table-cell office:value-type="string">
            <text:p>https://twitter.com/IndiaDankMemes/status/1611242753785987072</text:p>
          </table:table-cell>
        </table:table-row>
        <table:table-row>
          <table:table-cell office:value="1220" office:value-type="float"/>
          <table:table-cell office:value-type="string">
            <text:p>Pattern 36</text:p>
          </table:table-cell>
          <table:table-cell office:value="0.7911725937353722" office:value-type="float"/>
          <table:table-cell office:value="0.33232317249855303" office:value-type="float"/>
          <table:table-cell office:value="26.480888549310645" office:value-type="float"/>
          <table:table-cell office:value-type="string">
            <text:p>input/data_formal_20240530-1342/meme/IndiaDankMemes_20230106T065122/0.jpg</text:p>
          </table:table-cell>
          <table:table-cell office:value-type="string">
            <text:p>https://twitter.com/IndiaDankMemes/status/1611254078901833729</text:p>
          </table:table-cell>
        </table:table-row>
        <table:table-row>
          <table:table-cell office:value="1221" office:value-type="float"/>
          <table:table-cell office:value-type="string">
            <text:p>Pattern 15</text:p>
          </table:table-cell>
          <table:table-cell office:value="0.18760565087011483" office:value-type="float"/>
          <table:table-cell office:value="0.2406049999363973" office:value-type="float"/>
          <table:table-cell office:value="25.607975496897414" office:value-type="float"/>
          <table:table-cell office:value-type="string">
            <text:p>input/data_formal_20240530-1342/meme/IndiaDankMemes_20230106T070622/0.jpg</text:p>
          </table:table-cell>
          <table:table-cell office:value-type="string">
            <text:p>https://twitter.com/IndiaDankMemes/status/1611257854282895360</text:p>
          </table:table-cell>
        </table:table-row>
        <table:table-row>
          <table:table-cell office:value="1222" office:value-type="float"/>
          <table:table-cell office:value-type="string">
            <text:p>Pattern 49</text:p>
          </table:table-cell>
          <table:table-cell office:value="0.30515475097002975" office:value-type="float"/>
          <table:table-cell office:value="0.7829539666508896" office:value-type="float"/>
          <table:table-cell office:value="20.37035454293349" office:value-type="float"/>
          <table:table-cell office:value-type="string">
            <text:p>input/data_formal_20240530-1342/meme/IndiaDankMemes_20230106T072123/0.jpg</text:p>
          </table:table-cell>
          <table:table-cell office:value-type="string">
            <text:p>https://twitter.com/IndiaDankMemes/status/1611261630460956672</text:p>
          </table:table-cell>
        </table:table-row>
        <table:table-row>
          <table:table-cell office:value="1223" office:value-type="float"/>
          <table:table-cell office:value-type="string">
            <text:p>Pattern 5</text:p>
          </table:table-cell>
          <table:table-cell office:value="0.7518678751702468" office:value-type="float"/>
          <table:table-cell office:value="0.3908445396763651" office:value-type="float"/>
          <table:table-cell office:value="26.618147160190492" office:value-type="float"/>
          <table:table-cell office:value-type="string">
            <text:p>input/data_formal_20240530-1342/meme/IndiaDankMemes_20230106T085122/0.jpg</text:p>
          </table:table-cell>
          <table:table-cell office:value-type="string">
            <text:p>https://twitter.com/IndiaDankMemes/status/1611284278175834112</text:p>
          </table:table-cell>
        </table:table-row>
        <table:table-row>
          <table:table-cell office:value="1224" office:value-type="float"/>
          <table:table-cell office:value-type="string">
            <text:p>Pattern 3</text:p>
          </table:table-cell>
          <table:table-cell office:value="0.8070978251307227" office:value-type="float"/>
          <table:table-cell office:value="0.4691583053338043" office:value-type="float"/>
          <table:table-cell office:value="21.907351189433065" office:value-type="float"/>
          <table:table-cell office:value-type="string">
            <text:p>input/data_formal_20240530-1342/meme/IndiaDankMemes_20230202T045332/0.jpg</text:p>
          </table:table-cell>
          <table:table-cell office:value-type="string">
            <text:p>https://twitter.com/IndiaDankMemes/status/1621008894976790532</text:p>
          </table:table-cell>
        </table:table-row>
        <table:table-row>
          <table:table-cell office:value="1225" office:value-type="float"/>
          <table:table-cell office:value-type="string">
            <text:p>Pattern 34</text:p>
          </table:table-cell>
          <table:table-cell office:value="0.23709906651366705" office:value-type="float"/>
          <table:table-cell office:value="0.6615631990577826" office:value-type="float"/>
          <table:table-cell office:value="23.992661626548642" office:value-type="float"/>
          <table:table-cell office:value-type="string">
            <text:p>input/data_formal_20240530-1342/meme/IndiaDankMemes_20230202T052444/0.jpg</text:p>
          </table:table-cell>
          <table:table-cell office:value-type="string">
            <text:p>https://twitter.com/IndiaDankMemes/status/1621016748261507072</text:p>
          </table:table-cell>
        </table:table-row>
        <table:table-row>
          <table:table-cell office:value="1226" office:value-type="float"/>
          <table:table-cell office:value-type="string">
            <text:p>Pattern 33</text:p>
          </table:table-cell>
          <table:table-cell office:value="0.17254084133407527" office:value-type="float"/>
          <table:table-cell office:value="0.7624354772444022" office:value-type="float"/>
          <table:table-cell office:value="26.24070096881955" office:value-type="float"/>
          <table:table-cell office:value-type="string">
            <text:p>input/data_formal_20240530-1342/meme/IndiaDankMemes_20230206T105445/0.jpg</text:p>
          </table:table-cell>
          <table:table-cell office:value-type="string">
            <text:p>https://twitter.com/IndiaDankMemes/status/1622549349434531841</text:p>
          </table:table-cell>
        </table:table-row>
        <table:table-row>
          <table:table-cell office:value="1227" office:value-type="float"/>
          <table:table-cell office:value-type="string">
            <text:p>Pattern 16</text:p>
          </table:table-cell>
          <table:table-cell office:value="0.28411060360978463" office:value-type="float"/>
          <table:table-cell office:value="0.371196058580191" office:value-type="float"/>
          <table:table-cell office:value="33.108709407946115" office:value-type="float"/>
          <table:table-cell office:value-type="string">
            <text:p>input/data_formal_20240530-1342/meme/IndiaDankMemes_20230206T125445/0.jpg</text:p>
          </table:table-cell>
          <table:table-cell office:value-type="string">
            <text:p>https://twitter.com/IndiaDankMemes/status/1622579549216075779</text:p>
          </table:table-cell>
        </table:table-row>
        <table:table-row>
          <table:table-cell office:value="1228" office:value-type="float"/>
          <table:table-cell office:value-type="string">
            <text:p>Pattern 25</text:p>
          </table:table-cell>
          <table:table-cell office:value="0.6107855890306209" office:value-type="float"/>
          <table:table-cell office:value="0.3597056938796542" office:value-type="float"/>
          <table:table-cell office:value="22.20566562565486" office:value-type="float"/>
          <table:table-cell office:value-type="string">
            <text:p>input/data_formal_20240530-1342/meme/IndiaDankMemes_20230226T043235/0.jpg</text:p>
          </table:table-cell>
          <table:table-cell office:value-type="string">
            <text:p>https://twitter.com/IndiaDankMemes/status/1629700932391915521</text:p>
          </table:table-cell>
        </table:table-row>
        <table:table-row>
          <table:table-cell office:value="1229" office:value-type="float"/>
          <table:table-cell office:value-type="string">
            <text:p>Pattern 46</text:p>
          </table:table-cell>
          <table:table-cell office:value="0.12642033017391435" office:value-type="float"/>
          <table:table-cell office:value="0.08902505672844174" office:value-type="float"/>
          <table:table-cell office:value="9.417231531793758" office:value-type="float"/>
          <table:table-cell office:value-type="string">
            <text:p>input/data_formal_20240530-1342/meme/IndiaDigicomm_20230106T074410/0.jpg</text:p>
          </table:table-cell>
          <table:table-cell office:value-type="string">
            <text:p>https://twitter.com/CraigEire/status/1611267437663592448</text:p>
          </table:table-cell>
        </table:table-row>
        <table:table-row>
          <table:table-cell office:value="1230" office:value-type="float"/>
          <table:table-cell office:value-type="string">
            <text:p>Pattern 46</text:p>
          </table:table-cell>
          <table:table-cell office:value="0.08436447366363181" office:value-type="float"/>
          <table:table-cell office:value="0.24546469405477514" office:value-type="float"/>
          <table:table-cell office:value="25.187995573023116" office:value-type="float"/>
          <table:table-cell office:value-type="string">
            <text:p>input/data_formal_20240530-1342/meme/IndigoLearn_20230106T050628/0.jpg</text:p>
          </table:table-cell>
          <table:table-cell office:value-type="string">
            <text:p>https://twitter.com/IndigoLearn/status/1611227678937604096</text:p>
          </table:table-cell>
        </table:table-row>
        <table:table-row>
          <table:table-cell office:value="1231" office:value-type="float"/>
          <table:table-cell office:value-type="string">
            <text:p>Pattern 15</text:p>
          </table:table-cell>
          <table:table-cell office:value="0.16038808072437824" office:value-type="float"/>
          <table:table-cell office:value="0.21420716214553698" office:value-type="float"/>
          <table:table-cell office:value="16.44354516451681" office:value-type="float"/>
          <table:table-cell office:value-type="string">
            <text:p>input/data_formal_20240530-1342/meme/IndyLogix_20230323T040001/0.jpg</text:p>
          </table:table-cell>
          <table:table-cell office:value-type="string">
            <text:p>https://twitter.com/IndyLogix/status/1638752434058309632</text:p>
          </table:table-cell>
        </table:table-row>
        <table:table-row>
          <table:table-cell office:value="1232" office:value-type="float"/>
          <table:table-cell office:value-type="string">
            <text:p>Pattern 31</text:p>
          </table:table-cell>
          <table:table-cell office:value="0.13150668924934691" office:value-type="float"/>
          <table:table-cell office:value="0.435470689315269" office:value-type="float"/>
          <table:table-cell office:value="24.085704622038012" office:value-type="float"/>
          <table:table-cell office:value-type="string">
            <text:p>input/data_formal_20240530-1342/meme/InfoSecAwa_20230226T073024/0.jpg</text:p>
          </table:table-cell>
          <table:table-cell office:value-type="string">
            <text:p>https://twitter.com/InfoSecAwa/status/1629745682935431170</text:p>
          </table:table-cell>
        </table:table-row>
        <table:table-row>
          <table:table-cell office:value="1233" office:value-type="float"/>
          <table:table-cell office:value-type="string">
            <text:p>Pattern 46</text:p>
          </table:table-cell>
          <table:table-cell office:value="0.14356026567237942" office:value-type="float"/>
          <table:table-cell office:value="0.06633042215779217" office:value-type="float"/>
          <table:table-cell office:value="16.56152621125153" office:value-type="float"/>
          <table:table-cell office:value-type="string">
            <text:p>input/data_formal_20240530-1342/meme/Ingenetus_20230105T124722/0.jpg</text:p>
          </table:table-cell>
          <table:table-cell office:value-type="string">
            <text:p>https://twitter.com/Ingenetus/status/1610981282049314816</text:p>
          </table:table-cell>
        </table:table-row>
        <table:table-row>
          <table:table-cell office:value="1234" office:value-type="float"/>
          <table:table-cell office:value-type="string">
            <text:p>Pattern 28</text:p>
          </table:table-cell>
          <table:table-cell office:value="0.22181647933989385" office:value-type="float"/>
          <table:table-cell office:value="0.7264997843738418" office:value-type="float"/>
          <table:table-cell office:value="19.779238929505578" office:value-type="float"/>
          <table:table-cell office:value-type="string">
            <text:p>input/data_formal_20240530-1342/meme/InMyTimeWe_20230205T221613/0.jpg</text:p>
          </table:table-cell>
          <table:table-cell office:value-type="string">
            <text:p>https://twitter.com/InMyTimeWe/status/1622555731642798080</text:p>
          </table:table-cell>
        </table:table-row>
        <table:table-row>
          <table:table-cell office:value="1235" office:value-type="float"/>
          <table:table-cell office:value-type="string">
            <text:p>Pattern 28</text:p>
          </table:table-cell>
          <table:table-cell office:value="0.2102506885383704" office:value-type="float"/>
          <table:table-cell office:value="0.5655076809400178" office:value-type="float"/>
          <table:table-cell office:value="28.218792206153033" office:value-type="float"/>
          <table:table-cell office:value-type="string">
            <text:p>input/data_formal_20240530-1342/meme/InMyTimeWe_20230205T221613/1.jpg</text:p>
          </table:table-cell>
          <table:table-cell office:value-type="string">
            <text:p>https://twitter.com/InMyTimeWe/status/1622555731642798080</text:p>
          </table:table-cell>
        </table:table-row>
        <table:table-row>
          <table:table-cell office:value="1236" office:value-type="float"/>
          <table:table-cell office:value-type="string">
            <text:p>Pattern 28</text:p>
          </table:table-cell>
          <table:table-cell office:value="0.20752007783513304" office:value-type="float"/>
          <table:table-cell office:value="0.6091329785994868" office:value-type="float"/>
          <table:table-cell office:value="27.15374629726639" office:value-type="float"/>
          <table:table-cell office:value-type="string">
            <text:p>input/data_formal_20240530-1342/meme/InMyTimeWe_20230205T221613/2.jpg</text:p>
          </table:table-cell>
          <table:table-cell office:value-type="string">
            <text:p>https://twitter.com/InMyTimeWe/status/1622555731642798080</text:p>
          </table:table-cell>
        </table:table-row>
        <table:table-row>
          <table:table-cell office:value="1237" office:value-type="float"/>
          <table:table-cell office:value-type="string">
            <text:p>Pattern 28</text:p>
          </table:table-cell>
          <table:table-cell office:value="0.23019977025908725" office:value-type="float"/>
          <table:table-cell office:value="0.7666441359881073" office:value-type="float"/>
          <table:table-cell office:value="24.49570654932481" office:value-type="float"/>
          <table:table-cell office:value-type="string">
            <text:p>input/data_formal_20240530-1342/meme/InMyTimeWe_20230205T221613/3.jpg</text:p>
          </table:table-cell>
          <table:table-cell office:value-type="string">
            <text:p>https://twitter.com/InMyTimeWe/status/1622555731642798080</text:p>
          </table:table-cell>
        </table:table-row>
        <table:table-row>
          <table:table-cell office:value="1238" office:value-type="float"/>
          <table:table-cell office:value-type="string">
            <text:p>Pattern 12</text:p>
          </table:table-cell>
          <table:table-cell office:value="0.2667590191103751" office:value-type="float"/>
          <table:table-cell office:value="0.7833059630497454" office:value-type="float"/>
          <table:table-cell office:value="25.20472839438519" office:value-type="float"/>
          <table:table-cell office:value-type="string">
            <text:p>input/data_formal_20240530-1342/meme/InsightPest_20230206T140000/0.jpg</text:p>
          </table:table-cell>
          <table:table-cell office:value-type="string">
            <text:p>https://twitter.com/InsightPest/status/1622595970310500352</text:p>
          </table:table-cell>
        </table:table-row>
        <table:table-row>
          <table:table-cell office:value="1239" office:value-type="float"/>
          <table:table-cell office:value-type="string">
            <text:p>Pattern 35</text:p>
          </table:table-cell>
          <table:table-cell office:value="0.2452247821826062" office:value-type="float"/>
          <table:table-cell office:value="0.3770643136533751" office:value-type="float"/>
          <table:table-cell office:value="16.61093299173259" office:value-type="float"/>
          <table:table-cell office:value-type="string">
            <text:p>input/data_formal_20240530-1342/meme/Inspireclion__20230106T060800/0.jpg</text:p>
          </table:table-cell>
          <table:table-cell office:value-type="string">
            <text:p>https://twitter.com/Inspireclion_/status/1611243163263578114</text:p>
          </table:table-cell>
        </table:table-row>
        <table:table-row>
          <table:table-cell office:value="1240" office:value-type="float"/>
          <table:table-cell office:value-type="string">
            <text:p>Pattern 31</text:p>
          </table:table-cell>
          <table:table-cell office:value="0.09014895407201617" office:value-type="float"/>
          <table:table-cell office:value="0.46372189796127516" office:value-type="float"/>
          <table:table-cell office:value="30.230671420942695" office:value-type="float"/>
          <table:table-cell office:value-type="string">
            <text:p>input/data_formal_20240530-1342/meme/IntechSafety_20230106T044957/0.jpg</text:p>
          </table:table-cell>
          <table:table-cell office:value-type="string">
            <text:p>https://twitter.com/IntechSafety/status/1611223522201698309</text:p>
          </table:table-cell>
        </table:table-row>
        <table:table-row>
          <table:table-cell office:value="1241" office:value-type="float"/>
          <table:table-cell office:value-type="string">
            <text:p>Pattern 30</text:p>
          </table:table-cell>
          <table:table-cell office:value="0.6251337533735586" office:value-type="float"/>
          <table:table-cell office:value="0.4135108216806936" office:value-type="float"/>
          <table:table-cell office:value="28.9138305180328" office:value-type="float"/>
          <table:table-cell office:value-type="string">
            <text:p>input/data_formal_20240530-1342/meme/IntegrityREPM_20221228T035235/0.jpg</text:p>
          </table:table-cell>
          <table:table-cell office:value-type="string">
            <text:p>https://twitter.com/IntegrityREPM/status/1607947594709467137</text:p>
          </table:table-cell>
        </table:table-row>
        <table:table-row>
          <table:table-cell office:value="1242" office:value-type="float"/>
          <table:table-cell office:value-type="string">
            <text:p>Pattern 15</text:p>
          </table:table-cell>
          <table:table-cell office:value="0.1761277583752999" office:value-type="float"/>
          <table:table-cell office:value="0.23280855501344916" office:value-type="float"/>
          <table:table-cell office:value="14.325569140559255" office:value-type="float"/>
          <table:table-cell office:value-type="string">
            <text:p>input/data_formal_20240530-1342/meme/Intellect_Geeks_20230105T092301/0.jpg</text:p>
          </table:table-cell>
          <table:table-cell office:value-type="string">
            <text:p>https://twitter.com/Intellect_Geeks/status/1610929855314685955</text:p>
          </table:table-cell>
        </table:table-row>
        <table:table-row>
          <table:table-cell office:value="1243" office:value-type="float"/>
          <table:table-cell office:value-type="string">
            <text:p>Pattern 9</text:p>
          </table:table-cell>
          <table:table-cell office:value="0.1750176185108184" office:value-type="float"/>
          <table:table-cell office:value="0.01913809680046541" office:value-type="float"/>
          <table:table-cell office:value="10.976352959562405" office:value-type="float"/>
          <table:table-cell office:value-type="string">
            <text:p>input/data_formal_20240530-1342/meme/IntellixaaL_20230106T065538/0.jpg</text:p>
          </table:table-cell>
          <table:table-cell office:value-type="string">
            <text:p>https://twitter.com/IntellixaaL/status/1611255151402323968</text:p>
          </table:table-cell>
        </table:table-row>
        <table:table-row>
          <table:table-cell office:value="1244" office:value-type="float"/>
          <table:table-cell office:value-type="string">
            <text:p>Pattern 28</text:p>
          </table:table-cell>
          <table:table-cell office:value="0.1569491602613957" office:value-type="float"/>
          <table:table-cell office:value="0.5316901810070835" office:value-type="float"/>
          <table:table-cell office:value="32.04692449378862" office:value-type="float"/>
          <table:table-cell office:value-type="string">
            <text:p>input/data_formal_20240530-1342/meme/intersoft_kk_20230106T051834/0.jpg</text:p>
          </table:table-cell>
          <table:table-cell office:value-type="string">
            <text:p>https://twitter.com/intersoft_kk/status/1611230726107824128</text:p>
          </table:table-cell>
        </table:table-row>
        <table:table-row>
          <table:table-cell office:value="1245" office:value-type="float"/>
          <table:table-cell office:value-type="string">
            <text:p>Pattern 16</text:p>
          </table:table-cell>
          <table:table-cell office:value="0.3305832398540535" office:value-type="float"/>
          <table:table-cell office:value="0.33519720752962123" office:value-type="float"/>
          <table:table-cell office:value="31.153677790607105" office:value-type="float"/>
          <table:table-cell office:value-type="string">
            <text:p>input/data_formal_20240530-1342/meme/Inthe___know_20230307T110830/0.jpg</text:p>
          </table:table-cell>
          <table:table-cell office:value-type="string">
            <text:p>https://twitter.com/Inthe___know/status/1633062060576878593</text:p>
          </table:table-cell>
        </table:table-row>
        <table:table-row>
          <table:table-cell office:value="1246" office:value-type="float"/>
          <table:table-cell office:value-type="string">
            <text:p>Pattern 34</text:p>
          </table:table-cell>
          <table:table-cell office:value="0.2855148256128016" office:value-type="float"/>
          <table:table-cell office:value="0.5788720895716076" office:value-type="float"/>
          <table:table-cell office:value="29.029727404326188" office:value-type="float"/>
          <table:table-cell office:value-type="string">
            <text:p>input/data_formal_20240530-1342/meme/INUSKnightZN_20230212T130539/0.jpg</text:p>
          </table:table-cell>
          <table:table-cell office:value-type="string">
            <text:p>https://twitter.com/NvRE4HawfbVEYJJ/status/1624786908466515969</text:p>
          </table:table-cell>
        </table:table-row>
        <table:table-row>
          <table:table-cell office:value="1247" office:value-type="float"/>
          <table:table-cell office:value-type="string">
            <text:p>Pattern 15</text:p>
          </table:table-cell>
          <table:table-cell office:value="0.40952688848499463" office:value-type="float"/>
          <table:table-cell office:value="0.3351465645545117" office:value-type="float"/>
          <table:table-cell office:value="35.85216530105178" office:value-type="float"/>
          <table:table-cell office:value-type="string">
            <text:p>input/data_formal_20240530-1342/meme/INUSKnightZN_20230212T130539/1.jpg</text:p>
          </table:table-cell>
          <table:table-cell office:value-type="string">
            <text:p>https://twitter.com/NvRE4HawfbVEYJJ/status/1624786908466515969</text:p>
          </table:table-cell>
        </table:table-row>
        <table:table-row>
          <table:table-cell office:value="1248" office:value-type="float"/>
          <table:table-cell office:value-type="string">
            <text:p>Pattern 34</text:p>
          </table:table-cell>
          <table:table-cell office:value="0.27035021170436185" office:value-type="float"/>
          <table:table-cell office:value="0.6186210098613163" office:value-type="float"/>
          <table:table-cell office:value="28.997368038721405" office:value-type="float"/>
          <table:table-cell office:value-type="string">
            <text:p>input/data_formal_20240530-1342/meme/INUSKnightZN_20230212T130539/2.jpg</text:p>
          </table:table-cell>
          <table:table-cell office:value-type="string">
            <text:p>https://twitter.com/NvRE4HawfbVEYJJ/status/1624786908466515969</text:p>
          </table:table-cell>
        </table:table-row>
        <table:table-row>
          <table:table-cell office:value="1249" office:value-type="float"/>
          <table:table-cell office:value-type="string">
            <text:p>Pattern 7</text:p>
          </table:table-cell>
          <table:table-cell office:value="0.3020889179722335" office:value-type="float"/>
          <table:table-cell office:value="0.6220643257130143" office:value-type="float"/>
          <table:table-cell office:value="28.62840161402826" office:value-type="float"/>
          <table:table-cell office:value-type="string">
            <text:p>input/data_formal_20240530-1342/meme/INUSKnightZN_20230212T130539/3.jpg</text:p>
          </table:table-cell>
          <table:table-cell office:value-type="string">
            <text:p>https://twitter.com/NvRE4HawfbVEYJJ/status/1624786908466515969</text:p>
          </table:table-cell>
        </table:table-row>
        <table:table-row>
          <table:table-cell office:value="1250" office:value-type="float"/>
          <table:table-cell office:value-type="string">
            <text:p>Pattern 8</text:p>
          </table:table-cell>
          <table:table-cell office:value="0.14125685598623677" office:value-type="float"/>
          <table:table-cell office:value="0.3820943694351383" office:value-type="float"/>
          <table:table-cell office:value="29.032426017955075" office:value-type="float"/>
          <table:table-cell office:value-type="string">
            <text:p>input/data_formal_20240530-1342/meme/InvadedNW_20230202T054210/0.jpg</text:p>
          </table:table-cell>
          <table:table-cell office:value-type="string">
            <text:p>https://twitter.com/InvadedNW/status/1621021133972856832</text:p>
          </table:table-cell>
        </table:table-row>
        <table:table-row>
          <table:table-cell office:value="1251" office:value-type="float"/>
          <table:table-cell office:value-type="string">
            <text:p>Pattern 46</text:p>
          </table:table-cell>
          <table:table-cell office:value="0.1174825880315386" office:value-type="float"/>
          <table:table-cell office:value="0.14034415273905793" office:value-type="float"/>
          <table:table-cell office:value="14.620682260873217" office:value-type="float"/>
          <table:table-cell office:value-type="string">
            <text:p>input/data_formal_20240530-1342/meme/InvestoLane_20230106T080759/0.jpg</text:p>
          </table:table-cell>
          <table:table-cell office:value-type="string">
            <text:p>https://twitter.com/InvestoLane/status/1611273359417036800</text:p>
          </table:table-cell>
        </table:table-row>
        <table:table-row>
          <table:table-cell office:value="1252" office:value-type="float"/>
          <table:table-cell office:value-type="string">
            <text:p>Pattern 5</text:p>
          </table:table-cell>
          <table:table-cell office:value="0.46027677888933644" office:value-type="float"/>
          <table:table-cell office:value="0.6945114144680025" office:value-type="float"/>
          <table:table-cell office:value="28.618374545520567" office:value-type="float"/>
          <table:table-cell office:value-type="string">
            <text:p>input/data_formal_20240530-1342/meme/IPenguinato_20230202T000002/0.jpg</text:p>
          </table:table-cell>
          <table:table-cell office:value-type="string">
            <text:p>https://twitter.com/IndexRegalia/status/1620936636073938944</text:p>
          </table:table-cell>
        </table:table-row>
        <table:table-row>
          <table:table-cell office:value="1253" office:value-type="float"/>
          <table:table-cell office:value-type="string">
            <text:p>Pattern 9</text:p>
          </table:table-cell>
          <table:table-cell office:value="0.165096290864799" office:value-type="float"/>
          <table:table-cell office:value="0.0006456578426413673" office:value-type="float"/>
          <table:table-cell office:value="9.19461933761498" office:value-type="float"/>
          <table:table-cell office:value-type="string">
            <text:p>input/data_formal_20240530-1342/meme/IQuippo_20230106T080134/0.jpg</text:p>
          </table:table-cell>
          <table:table-cell office:value-type="string">
            <text:p>https://twitter.com/IQuippo/status/1611271744387710978</text:p>
          </table:table-cell>
        </table:table-row>
        <table:table-row>
          <table:table-cell office:value="1254" office:value-type="float"/>
          <table:table-cell office:value-type="string">
            <text:p>Pattern 2</text:p>
          </table:table-cell>
          <table:table-cell office:value="0.7914502421918539" office:value-type="float"/>
          <table:table-cell office:value="0.4073135483210766" office:value-type="float"/>
          <table:table-cell office:value="25.489191834686967" office:value-type="float"/>
          <table:table-cell office:value-type="string">
            <text:p>input/data_formal_20240530-1342/meme/IrenesCleaning_20230206T120002/0.jpg</text:p>
          </table:table-cell>
          <table:table-cell office:value-type="string">
            <text:p>https://twitter.com/IrenesCleaning/status/1622565781199265799</text:p>
          </table:table-cell>
        </table:table-row>
        <table:table-row>
          <table:table-cell office:value="1255" office:value-type="float"/>
          <table:table-cell office:value-type="string">
            <text:p>Pattern 4</text:p>
          </table:table-cell>
          <table:table-cell office:value="0.14856769624649052" office:value-type="float"/>
          <table:table-cell office:value="0.5078883837738631" office:value-type="float"/>
          <table:table-cell office:value="30.29099701762029" office:value-type="float"/>
          <table:table-cell office:value-type="string">
            <text:p>input/data_formal_20240530-1342/meme/Isaac_V_C_20230201T183316/0.jpg</text:p>
          </table:table-cell>
          <table:table-cell office:value-type="string">
            <text:p>https://twitter.com/Isaac_V_C/status/1621005636585807873</text:p>
          </table:table-cell>
        </table:table-row>
        <table:table-row>
          <table:table-cell office:value="1256" office:value-type="float"/>
          <table:table-cell office:value-type="string">
            <text:p>Pattern 30</text:p>
          </table:table-cell>
          <table:table-cell office:value="0.6410710498859961" office:value-type="float"/>
          <table:table-cell office:value="0.4354584255466285" office:value-type="float"/>
          <table:table-cell office:value="23.07104847867787" office:value-type="float"/>
          <table:table-cell office:value-type="string">
            <text:p>input/data_formal_20240530-1342/meme/IsaacDesixth_20230202T053421/0.jpg</text:p>
          </table:table-cell>
          <table:table-cell office:value-type="string">
            <text:p>https://twitter.com/IsaacDesixth/status/1621019166995255296</text:p>
          </table:table-cell>
        </table:table-row>
        <table:table-row>
          <table:table-cell office:value="1257" office:value-type="float"/>
          <table:table-cell office:value-type="string">
            <text:p>Pattern 17</text:p>
          </table:table-cell>
          <table:table-cell office:value="0.6556394955143662" office:value-type="float"/>
          <table:table-cell office:value="0.384367023149335" office:value-type="float"/>
          <table:table-cell office:value="28.0965332898022" office:value-type="float"/>
          <table:table-cell office:value-type="string">
            <text:p>input/data_formal_20240530-1342/meme/it_meirl_20230105T112636/0.jpg</text:p>
          </table:table-cell>
          <table:table-cell office:value-type="string">
            <text:p>https://twitter.com/Carlos_RSL/status/1610962061223235585</text:p>
          </table:table-cell>
        </table:table-row>
        <table:table-row>
          <table:table-cell office:value="1258" office:value-type="float"/>
          <table:table-cell office:value-type="string">
            <text:p>Pattern 15</text:p>
          </table:table-cell>
          <table:table-cell office:value="0.18815839615580174" office:value-type="float"/>
          <table:table-cell office:value="0.32276354431451537" office:value-type="float"/>
          <table:table-cell office:value="16.428047686950496" office:value-type="float"/>
          <table:table-cell office:value-type="string">
            <text:p>input/data_formal_20240530-1342/meme/it_meirl_20230106T014820/0.jpg</text:p>
          </table:table-cell>
          <table:table-cell office:value-type="string">
            <text:p>https://twitter.com/_giovan_ny/status/1611233509649321986</text:p>
          </table:table-cell>
        </table:table-row>
        <table:table-row>
          <table:table-cell office:value="1259" office:value-type="float"/>
          <table:table-cell office:value-type="string">
            <text:p>Pattern 29</text:p>
          </table:table-cell>
          <table:table-cell office:value="0.5792249195492891" office:value-type="float"/>
          <table:table-cell office:value="0.40839464484158333" office:value-type="float"/>
          <table:table-cell office:value="25.03246152796106" office:value-type="float"/>
          <table:table-cell office:value-type="string">
            <text:p>input/data_formal_20240530-1342/meme/it_meirl_20230106T053837/0.jpg</text:p>
          </table:table-cell>
          <table:table-cell office:value-type="string">
            <text:p>https://twitter.com/it_meirl/status/1611235769963667458</text:p>
          </table:table-cell>
        </table:table-row>
        <table:table-row>
          <table:table-cell office:value="1260" office:value-type="float"/>
          <table:table-cell office:value-type="string">
            <text:p>Pattern 15</text:p>
          </table:table-cell>
          <table:table-cell office:value="0.4601944097061683" office:value-type="float"/>
          <table:table-cell office:value="0.2945603668344223" office:value-type="float"/>
          <table:table-cell office:value="26.312442874242723" office:value-type="float"/>
          <table:table-cell office:value-type="string">
            <text:p>input/data_formal_20240530-1342/meme/it_meirl_20230106T064843/0.jpg</text:p>
          </table:table-cell>
          <table:table-cell office:value-type="string">
            <text:p>https://twitter.com/it_meirl/status/1611253410984038400</text:p>
          </table:table-cell>
        </table:table-row>
        <table:table-row>
          <table:table-cell office:value="1261" office:value-type="float"/>
          <table:table-cell office:value-type="string">
            <text:p>Pattern 31</text:p>
          </table:table-cell>
          <table:table-cell office:value="0.17623268822142776" office:value-type="float"/>
          <table:table-cell office:value="0.3315843428807479" office:value-type="float"/>
          <table:table-cell office:value="31.600388496297146" office:value-type="float"/>
          <table:table-cell office:value-type="string">
            <text:p>input/data_formal_20240530-1342/meme/it_meirl_20230111T223219/0.jpg</text:p>
          </table:table-cell>
          <table:table-cell office:value-type="string">
            <text:p>https://twitter.com/it_meirl/status/1613302816352731140</text:p>
          </table:table-cell>
        </table:table-row>
        <table:table-row>
          <table:table-cell office:value="1262" office:value-type="float"/>
          <table:table-cell office:value-type="string">
            <text:p>Pattern 47</text:p>
          </table:table-cell>
          <table:table-cell office:value="0.2462623271792546" office:value-type="float"/>
          <table:table-cell office:value="0.5204483027083904" office:value-type="float"/>
          <table:table-cell office:value="29.874930710922726" office:value-type="float"/>
          <table:table-cell office:value-type="string">
            <text:p>input/data_formal_20240530-1342/meme/it_meirl_20230111T225227/0.jpg</text:p>
          </table:table-cell>
          <table:table-cell office:value-type="string">
            <text:p>https://twitter.com/it_meirl/status/1613307880261955584</text:p>
          </table:table-cell>
        </table:table-row>
        <table:table-row>
          <table:table-cell office:value="1263" office:value-type="float"/>
          <table:table-cell office:value-type="string">
            <text:p>Pattern 11</text:p>
          </table:table-cell>
          <table:table-cell office:value="0.4626568045167983" office:value-type="float"/>
          <table:table-cell office:value="0.34859393509342473" office:value-type="float"/>
          <table:table-cell office:value="30.450264521816845" office:value-type="float"/>
          <table:table-cell office:value-type="string">
            <text:p>input/data_formal_20240530-1342/meme/it_meirl_20230201T220820/0.jpg</text:p>
          </table:table-cell>
          <table:table-cell office:value-type="string">
            <text:p>https://twitter.com/XRenegadeUser/status/1620911118792409093</text:p>
          </table:table-cell>
        </table:table-row>
        <table:table-row>
          <table:table-cell office:value="1264" office:value-type="float"/>
          <table:table-cell office:value-type="string">
            <text:p>Pattern 16</text:p>
          </table:table-cell>
          <table:table-cell office:value="0.20630502149004934" office:value-type="float"/>
          <table:table-cell office:value="0.45151016235370434" office:value-type="float"/>
          <table:table-cell office:value="33.02190199679153" office:value-type="float"/>
          <table:table-cell office:value-type="string">
            <text:p>input/data_formal_20240530-1342/meme/it_meirl_20230201T221823/0.jpg</text:p>
          </table:table-cell>
          <table:table-cell office:value-type="string">
            <text:p>https://twitter.com/it_meirl/status/1620909452764250114</text:p>
          </table:table-cell>
        </table:table-row>
        <table:table-row>
          <table:table-cell office:value="1265" office:value-type="float"/>
          <table:table-cell office:value-type="string">
            <text:p>Pattern 16</text:p>
          </table:table-cell>
          <table:table-cell office:value="0.2533786515054294" office:value-type="float"/>
          <table:table-cell office:value="0.2629845825386369" office:value-type="float"/>
          <table:table-cell office:value="30.565275660307645" office:value-type="float"/>
          <table:table-cell office:value-type="string">
            <text:p>input/data_formal_20240530-1342/meme/it_meirl_20230201T230826/0.jpg</text:p>
          </table:table-cell>
          <table:table-cell office:value-type="string">
            <text:p>https://twitter.com/it_meirl/status/1620922050545156096</text:p>
          </table:table-cell>
        </table:table-row>
        <table:table-row>
          <table:table-cell office:value="1266" office:value-type="float"/>
          <table:table-cell office:value-type="string">
            <text:p>Pattern 15</text:p>
          </table:table-cell>
          <table:table-cell office:value="0.11366167177238418" office:value-type="float"/>
          <table:table-cell office:value="0.20163381846109912" office:value-type="float"/>
          <table:table-cell office:value="28.815678832417746" office:value-type="float"/>
          <table:table-cell office:value-type="string">
            <text:p>input/data_formal_20240530-1342/meme/it_meirl_20230201T235839/0.jpg</text:p>
          </table:table-cell>
          <table:table-cell office:value-type="string">
            <text:p>https://twitter.com/it_meirl/status/1620934686875811840</text:p>
          </table:table-cell>
        </table:table-row>
        <table:table-row>
          <table:table-cell office:value="1267" office:value-type="float"/>
          <table:table-cell office:value-type="string">
            <text:p>Pattern 15</text:p>
          </table:table-cell>
          <table:table-cell office:value="0.13490333217320505" office:value-type="float"/>
          <table:table-cell office:value="0.2800820983732707" office:value-type="float"/>
          <table:table-cell office:value="25.668356843744462" office:value-type="float"/>
          <table:table-cell office:value-type="string">
            <text:p>input/data_formal_20240530-1342/meme/it_meirl_20230202T004847/0.jpg</text:p>
          </table:table-cell>
          <table:table-cell office:value-type="string">
            <text:p>https://twitter.com/it_meirl/status/1620947303287689218</text:p>
          </table:table-cell>
        </table:table-row>
        <table:table-row>
          <table:table-cell office:value="1268" office:value-type="float"/>
          <table:table-cell office:value-type="string">
            <text:p>Pattern 16</text:p>
          </table:table-cell>
          <table:table-cell office:value="0.27684984613447955" office:value-type="float"/>
          <table:table-cell office:value="0.20677280810694176" office:value-type="float"/>
          <table:table-cell office:value="28.24490819617181" office:value-type="float"/>
          <table:table-cell office:value-type="string">
            <text:p>input/data_formal_20240530-1342/meme/it_meirl_20230202T010850/0.jpg</text:p>
          </table:table-cell>
          <table:table-cell office:value-type="string">
            <text:p>https://twitter.com/it_meirl/status/1620952347202535424</text:p>
          </table:table-cell>
        </table:table-row>
        <table:table-row>
          <table:table-cell office:value="1269" office:value-type="float"/>
          <table:table-cell office:value-type="string">
            <text:p>Pattern 15</text:p>
          </table:table-cell>
          <table:table-cell office:value="0.24036718837760435" office:value-type="float"/>
          <table:table-cell office:value="0.2599543545080684" office:value-type="float"/>
          <table:table-cell office:value="28.354920179630692" office:value-type="float"/>
          <table:table-cell office:value-type="string">
            <text:p>input/data_formal_20240530-1342/meme/it_meirl_20230202T022854/0.jpg</text:p>
          </table:table-cell>
          <table:table-cell office:value-type="string">
            <text:p>https://twitter.com/it_meirl/status/1620972499012915207</text:p>
          </table:table-cell>
        </table:table-row>
        <table:table-row>
          <table:table-cell office:value="1270" office:value-type="float"/>
          <table:table-cell office:value-type="string">
            <text:p>Pattern 15</text:p>
          </table:table-cell>
          <table:table-cell office:value="0.08112513236440572" office:value-type="float"/>
          <table:table-cell office:value="0.19598463897438717" office:value-type="float"/>
          <table:table-cell office:value="23.82892810684306" office:value-type="float"/>
          <table:table-cell office:value-type="string">
            <text:p>input/data_formal_20240530-1342/meme/it_meirl_20230202T044910/0.jpg</text:p>
          </table:table-cell>
          <table:table-cell office:value-type="string">
            <text:p>https://twitter.com/it_meirl/status/1621007799734964224</text:p>
          </table:table-cell>
        </table:table-row>
        <table:table-row>
          <table:table-cell office:value="1271" office:value-type="float"/>
          <table:table-cell office:value-type="string">
            <text:p>Pattern 29</text:p>
          </table:table-cell>
          <table:table-cell office:value="0.32024769284126137" office:value-type="float"/>
          <table:table-cell office:value="0.20329012909100536" office:value-type="float"/>
          <table:table-cell office:value="29.38813559441063" office:value-type="float"/>
          <table:table-cell office:value-type="string">
            <text:p>input/data_formal_20240530-1342/meme/it_meirl_20230202T045913/0.jpg</text:p>
          </table:table-cell>
          <table:table-cell office:value-type="string">
            <text:p>https://twitter.com/it_meirl/status/1621010327696560128</text:p>
          </table:table-cell>
        </table:table-row>
        <table:table-row>
          <table:table-cell office:value="1272" office:value-type="float"/>
          <table:table-cell office:value-type="string">
            <text:p>Pattern 15</text:p>
          </table:table-cell>
          <table:table-cell office:value="0.1991367847531384" office:value-type="float"/>
          <table:table-cell office:value="0.29690849116499585" office:value-type="float"/>
          <table:table-cell office:value="13.70886774665671" office:value-type="float"/>
          <table:table-cell office:value-type="string">
            <text:p>input/data_formal_20240530-1342/meme/it_meirl_20230204T072422/0.jpg</text:p>
          </table:table-cell>
          <table:table-cell office:value-type="string">
            <text:p>https://twitter.com/staryoshi06/status/1622612550503526402</text:p>
          </table:table-cell>
        </table:table-row>
        <table:table-row>
          <table:table-cell office:value="1273" office:value-type="float"/>
          <table:table-cell office:value-type="string">
            <text:p>Pattern 11</text:p>
          </table:table-cell>
          <table:table-cell office:value="0.45226603159417844" office:value-type="float"/>
          <table:table-cell office:value="0.38369840447629355" office:value-type="float"/>
          <table:table-cell office:value="30.646903919937973" office:value-type="float"/>
          <table:table-cell office:value-type="string">
            <text:p>input/data_formal_20240530-1342/meme/it_meirl_20230206T090910/0.jpg</text:p>
          </table:table-cell>
          <table:table-cell office:value-type="string">
            <text:p>https://twitter.com/garry12gg/status/1622591459022016514</text:p>
          </table:table-cell>
        </table:table-row>
        <table:table-row>
          <table:table-cell office:value="1274" office:value-type="float"/>
          <table:table-cell office:value-type="string">
            <text:p>Pattern 23</text:p>
          </table:table-cell>
          <table:table-cell office:value="0.2072540790687415" office:value-type="float"/>
          <table:table-cell office:value="0.42145908058858855" office:value-type="float"/>
          <table:table-cell office:value="29.406218443077623" office:value-type="float"/>
          <table:table-cell office:value-type="string">
            <text:p>input/data_formal_20240530-1342/meme/it_meirl_20230206T104918/0.jpg</text:p>
          </table:table-cell>
          <table:table-cell office:value-type="string">
            <text:p>https://twitter.com/it_meirl/status/1622547978702491649</text:p>
          </table:table-cell>
        </table:table-row>
        <table:table-row>
          <table:table-cell office:value="1275" office:value-type="float"/>
          <table:table-cell office:value-type="string">
            <text:p>Pattern 15</text:p>
          </table:table-cell>
          <table:table-cell office:value="0.1590644111661752" office:value-type="float"/>
          <table:table-cell office:value="0.31791543237713693" office:value-type="float"/>
          <table:table-cell office:value="21.81761703276887" office:value-type="float"/>
          <table:table-cell office:value-type="string">
            <text:p>input/data_formal_20240530-1342/meme/it_meirl_20230206T105920/0.jpg</text:p>
          </table:table-cell>
          <table:table-cell office:value-type="string">
            <text:p>https://twitter.com/it_meirl/status/1622550504319352832</text:p>
          </table:table-cell>
        </table:table-row>
        <table:table-row>
          <table:table-cell office:value="1276" office:value-type="float"/>
          <table:table-cell office:value-type="string">
            <text:p>Pattern 31</text:p>
          </table:table-cell>
          <table:table-cell office:value="0.1831164921970005" office:value-type="float"/>
          <table:table-cell office:value="0.35990426752092897" office:value-type="float"/>
          <table:table-cell office:value="28.38872484630246" office:value-type="float"/>
          <table:table-cell office:value-type="string">
            <text:p>input/data_formal_20240530-1342/meme/it_meirl_20230206T113923/0.jpg</text:p>
          </table:table-cell>
          <table:table-cell office:value-type="string">
            <text:p>https://twitter.com/it_meirl/status/1622560582292451329</text:p>
          </table:table-cell>
        </table:table-row>
        <table:table-row>
          <table:table-cell office:value="1277" office:value-type="float"/>
          <table:table-cell office:value-type="string">
            <text:p>Pattern 30</text:p>
          </table:table-cell>
          <table:table-cell office:value="0.5811096397474016" office:value-type="float"/>
          <table:table-cell office:value="0.45850864875828834" office:value-type="float"/>
          <table:table-cell office:value="28.845195828068366" office:value-type="float"/>
          <table:table-cell office:value-type="string">
            <text:p>input/data_formal_20240530-1342/meme/it_meirl_20230206T120926/0.jpg</text:p>
          </table:table-cell>
          <table:table-cell office:value-type="string">
            <text:p>https://twitter.com/it_meirl/status/1622568147353014272</text:p>
          </table:table-cell>
        </table:table-row>
        <table:table-row>
          <table:table-cell office:value="1278" office:value-type="float"/>
          <table:table-cell office:value-type="string">
            <text:p>Pattern 25</text:p>
          </table:table-cell>
          <table:table-cell office:value="0.9389862617432572" office:value-type="float"/>
          <table:table-cell office:value="0.37522053281382134" office:value-type="float"/>
          <table:table-cell office:value="19.751514482471546" office:value-type="float"/>
          <table:table-cell office:value-type="string">
            <text:p>input/data_formal_20240530-1342/meme/it_meirl_20230206T133933/0.jpg</text:p>
          </table:table-cell>
          <table:table-cell office:value-type="string">
            <text:p>https://twitter.com/it_meirl/status/1622590822532145152</text:p>
          </table:table-cell>
        </table:table-row>
        <table:table-row>
          <table:table-cell office:value="1279" office:value-type="float"/>
          <table:table-cell office:value-type="string">
            <text:p>Pattern 29</text:p>
          </table:table-cell>
          <table:table-cell office:value="0.2990193637440124" office:value-type="float"/>
          <table:table-cell office:value="0.48466698417431286" office:value-type="float"/>
          <table:table-cell office:value="28.44256948742484" office:value-type="float"/>
          <table:table-cell office:value-type="string">
            <text:p>input/data_formal_20240530-1342/meme/it_meirl_20230206T134941/0.jpg</text:p>
          </table:table-cell>
          <table:table-cell office:value-type="string">
            <text:p>https://twitter.com/it_meirl/status/1622593375672098817</text:p>
          </table:table-cell>
        </table:table-row>
        <table:table-row>
          <table:table-cell office:value="1280" office:value-type="float"/>
          <table:table-cell office:value-type="string">
            <text:p>Pattern 15</text:p>
          </table:table-cell>
          <table:table-cell office:value="0.23274649730549332" office:value-type="float"/>
          <table:table-cell office:value="0.2519075250922419" office:value-type="float"/>
          <table:table-cell office:value="28.12820543520299" office:value-type="float"/>
          <table:table-cell office:value-type="string">
            <text:p>input/data_formal_20240530-1342/meme/it_meirl_20230212T150228/0.jpg</text:p>
          </table:table-cell>
          <table:table-cell office:value-type="string">
            <text:p>https://twitter.com/it_meirl/status/1624786018573422593</text:p>
          </table:table-cell>
        </table:table-row>
        <table:table-row>
          <table:table-cell office:value="1281" office:value-type="float"/>
          <table:table-cell office:value-type="string">
            <text:p>Pattern 16</text:p>
          </table:table-cell>
          <table:table-cell office:value="0.24517410331785267" office:value-type="float"/>
          <table:table-cell office:value="0.3059322713835129" office:value-type="float"/>
          <table:table-cell office:value="12.571930399375585" office:value-type="float"/>
          <table:table-cell office:value-type="string">
            <text:p>input/data_formal_20240530-1342/meme/it_meirl_20230226T042508/0.jpg</text:p>
          </table:table-cell>
          <table:table-cell office:value-type="string">
            <text:p>https://twitter.com/it_meirl/status/1629699059651944448</text:p>
          </table:table-cell>
        </table:table-row>
        <table:table-row>
          <table:table-cell office:value="1282" office:value-type="float"/>
          <table:table-cell office:value-type="string">
            <text:p>Pattern 31</text:p>
          </table:table-cell>
          <table:table-cell office:value="0.20256035399677544" office:value-type="float"/>
          <table:table-cell office:value="0.1989714307842324" office:value-type="float"/>
          <table:table-cell office:value="28.905491010585603" office:value-type="float"/>
          <table:table-cell office:value-type="string">
            <text:p>input/data_formal_20240530-1342/meme/it_meirl_20230226T053518/0.jpg</text:p>
          </table:table-cell>
          <table:table-cell office:value-type="string">
            <text:p>https://twitter.com/it_meirl/status/1629716715402678273</text:p>
          </table:table-cell>
        </table:table-row>
        <table:table-row>
          <table:table-cell office:value="1283" office:value-type="float"/>
          <table:table-cell office:value-type="string">
            <text:p>Pattern 31</text:p>
          </table:table-cell>
          <table:table-cell office:value="0.21090428890341778" office:value-type="float"/>
          <table:table-cell office:value="0.36225616619313994" office:value-type="float"/>
          <table:table-cell office:value="26.506237588948267" office:value-type="float"/>
          <table:table-cell office:value-type="string">
            <text:p>input/data_formal_20240530-1342/meme/it_meirl_20230315T201429/0.jpg</text:p>
          </table:table-cell>
          <table:table-cell office:value-type="string">
            <text:p>https://twitter.com/Gaibufritas/status/1636102211083091972</text:p>
          </table:table-cell>
        </table:table-row>
        <table:table-row>
          <table:table-cell office:value="1284" office:value-type="float"/>
          <table:table-cell office:value-type="string">
            <text:p>Pattern 8</text:p>
          </table:table-cell>
          <table:table-cell office:value="0.15834957299079713" office:value-type="float"/>
          <table:table-cell office:value="0.3517046326174794" office:value-type="float"/>
          <table:table-cell office:value="24.311961892438493" office:value-type="float"/>
          <table:table-cell office:value-type="string">
            <text:p>input/data_formal_20240530-1342/meme/it_meirl_20230315T202434/0.jpg</text:p>
          </table:table-cell>
          <table:table-cell office:value-type="string">
            <text:p>https://twitter.com/Secondc04436774/status/1636101610253189126</text:p>
          </table:table-cell>
        </table:table-row>
        <table:table-row>
          <table:table-cell office:value="1285" office:value-type="float"/>
          <table:table-cell office:value-type="string">
            <text:p>Pattern 15</text:p>
          </table:table-cell>
          <table:table-cell office:value="0.19237952515042264" office:value-type="float"/>
          <table:table-cell office:value="0.2873436954592251" office:value-type="float"/>
          <table:table-cell office:value="24.692506079628178" office:value-type="float"/>
          <table:table-cell office:value-type="string">
            <text:p>input/data_formal_20240530-1342/meme/it_meirl_20230315T220507/0.jpg</text:p>
          </table:table-cell>
          <table:table-cell office:value-type="string">
            <text:p>https://twitter.com/it_meirl/status/1636126405560811523</text:p>
          </table:table-cell>
        </table:table-row>
        <table:table-row>
          <table:table-cell office:value="1286" office:value-type="float"/>
          <table:table-cell office:value-type="string">
            <text:p>Pattern 20</text:p>
          </table:table-cell>
          <table:table-cell office:value="0.7205008570998244" office:value-type="float"/>
          <table:table-cell office:value="0.2622617125879985" office:value-type="float"/>
          <table:table-cell office:value="24.144132131629647" office:value-type="float"/>
          <table:table-cell office:value-type="string">
            <text:p>input/data_formal_20240530-1342/meme/it_meirl_20230322T173955/0.jpg</text:p>
          </table:table-cell>
          <table:table-cell office:value-type="string">
            <text:p>https://twitter.com/it_meirl/status/1638596382129889305</text:p>
          </table:table-cell>
        </table:table-row>
        <table:table-row>
          <table:table-cell office:value="1287" office:value-type="float"/>
          <table:table-cell office:value-type="string">
            <text:p>Pattern 15</text:p>
          </table:table-cell>
          <table:table-cell office:value="0.1872055520921878" office:value-type="float"/>
          <table:table-cell office:value="0.4055699757689313" office:value-type="float"/>
          <table:table-cell office:value="25.579495934148106" office:value-type="float"/>
          <table:table-cell office:value-type="string">
            <text:p>input/data_formal_20240530-1342/meme/it_meirl_20230322T221031/0.jpg</text:p>
          </table:table-cell>
          <table:table-cell office:value-type="string">
            <text:p>https://twitter.com/it_meirl/status/1638664481541869573</text:p>
          </table:table-cell>
        </table:table-row>
        <table:table-row>
          <table:table-cell office:value="1288" office:value-type="float"/>
          <table:table-cell office:value-type="string">
            <text:p>Pattern 15</text:p>
          </table:table-cell>
          <table:table-cell office:value="0.211487146485576" office:value-type="float"/>
          <table:table-cell office:value="0.31747453108308665" office:value-type="float"/>
          <table:table-cell office:value="25.903104158466032" office:value-type="float"/>
          <table:table-cell office:value-type="string">
            <text:p>input/data_formal_20240530-1342/meme/it_meirl_20230323T010046/0.jpg</text:p>
          </table:table-cell>
          <table:table-cell office:value-type="string">
            <text:p>https://twitter.com/it_meirl/status/1638707322435563520</text:p>
          </table:table-cell>
        </table:table-row>
        <table:table-row>
          <table:table-cell office:value="1289" office:value-type="float"/>
          <table:table-cell office:value-type="string">
            <text:p>Pattern 31</text:p>
          </table:table-cell>
          <table:table-cell office:value="0.2635545638483546" office:value-type="float"/>
          <table:table-cell office:value="0.40380906273359246" office:value-type="float"/>
          <table:table-cell office:value="25.87389453436178" office:value-type="float"/>
          <table:table-cell office:value-type="string">
            <text:p>input/data_formal_20240530-1342/meme/it_meirl_20230323T011048/0.jpg</text:p>
          </table:table-cell>
          <table:table-cell office:value-type="string">
            <text:p>https://twitter.com/it_meirl/status/1638709848580976640</text:p>
          </table:table-cell>
        </table:table-row>
        <table:table-row>
          <table:table-cell office:value="1290" office:value-type="float"/>
          <table:table-cell office:value-type="string">
            <text:p>Pattern 46</text:p>
          </table:table-cell>
          <table:table-cell office:value="0.13528308124656402" office:value-type="float"/>
          <table:table-cell office:value="0.08910309583571663" office:value-type="float"/>
          <table:table-cell office:value="9.425499402077008" office:value-type="float"/>
          <table:table-cell office:value-type="string">
            <text:p>input/data_formal_20240530-1342/meme/itech_advice_20230106T085256/0.jpg</text:p>
          </table:table-cell>
          <table:table-cell office:value-type="string">
            <text:p>https://twitter.com/itech_advice/status/1611284670087561218</text:p>
          </table:table-cell>
        </table:table-row>
        <table:table-row>
          <table:table-cell office:value="1291" office:value-type="float"/>
          <table:table-cell office:value-type="string">
            <text:p>Pattern 3</text:p>
          </table:table-cell>
          <table:table-cell office:value="0.9487750813236077" office:value-type="float"/>
          <table:table-cell office:value="0.40770234991531257" office:value-type="float"/>
          <table:table-cell office:value="20.651206504815033" office:value-type="float"/>
          <table:table-cell office:value-type="string">
            <text:p>input/data_formal_20240530-1342/meme/itribe__20230206T103000/0.jpg</text:p>
          </table:table-cell>
          <table:table-cell office:value-type="string">
            <text:p>https://twitter.com/itribe_/status/1622543122445275137</text:p>
          </table:table-cell>
        </table:table-row>
        <table:table-row>
          <table:table-cell office:value="1292" office:value-type="float"/>
          <table:table-cell office:value-type="string">
            <text:p>Pattern 31</text:p>
          </table:table-cell>
          <table:table-cell office:value="0.25146248216628114" office:value-type="float"/>
          <table:table-cell office:value="0.22437655909674747" office:value-type="float"/>
          <table:table-cell office:value="31.28701254477383" office:value-type="float"/>
          <table:table-cell office:value-type="string">
            <text:p>input/data_formal_20240530-1342/meme/its_apes_20230108T125400/0.jpg</text:p>
          </table:table-cell>
          <table:table-cell office:value-type="string">
            <text:p>https://twitter.com/its_apes/status/1612070113112465409</text:p>
          </table:table-cell>
        </table:table-row>
        <table:table-row>
          <table:table-cell office:value="1293" office:value-type="float"/>
          <table:table-cell office:value-type="string">
            <text:p>Pattern 15</text:p>
          </table:table-cell>
          <table:table-cell office:value="0.20217005166058225" office:value-type="float"/>
          <table:table-cell office:value="0.2298246517463517" office:value-type="float"/>
          <table:table-cell office:value="18.738869044805945" office:value-type="float"/>
          <table:table-cell office:value-type="string">
            <text:p>input/data_formal_20240530-1342/meme/its_apes_20230108T125533/0.jpg</text:p>
          </table:table-cell>
          <table:table-cell office:value-type="string">
            <text:p>https://twitter.com/its_apes/status/1612070501433901058</text:p>
          </table:table-cell>
        </table:table-row>
        <table:table-row>
          <table:table-cell office:value="1294" office:value-type="float"/>
          <table:table-cell office:value-type="string">
            <text:p>Pattern 21</text:p>
          </table:table-cell>
          <table:table-cell office:value="0.6748131328856282" office:value-type="float"/>
          <table:table-cell office:value="0.5336437521388276" office:value-type="float"/>
          <table:table-cell office:value="23.503898227211074" office:value-type="float"/>
          <table:table-cell office:value-type="string">
            <text:p>input/data_formal_20240530-1342/meme/its_apes_20230108T130604/0.jpg</text:p>
          </table:table-cell>
          <table:table-cell office:value-type="string">
            <text:p>https://twitter.com/its_apes/status/1612073150388256777</text:p>
          </table:table-cell>
        </table:table-row>
        <table:table-row>
          <table:table-cell office:value="1295" office:value-type="float"/>
          <table:table-cell office:value-type="string">
            <text:p>Pattern 15</text:p>
          </table:table-cell>
          <table:table-cell office:value="0.23865518834842614" office:value-type="float"/>
          <table:table-cell office:value="0.3594947771942203" office:value-type="float"/>
          <table:table-cell office:value="19.75158255468172" office:value-type="float"/>
          <table:table-cell office:value-type="string">
            <text:p>input/data_formal_20240530-1342/meme/its_apes_20230108T130852/0.jpg</text:p>
          </table:table-cell>
          <table:table-cell office:value-type="string">
            <text:p>https://twitter.com/its_apes/status/1612073855253610504</text:p>
          </table:table-cell>
        </table:table-row>
        <table:table-row>
          <table:table-cell office:value="1296" office:value-type="float"/>
          <table:table-cell office:value-type="string">
            <text:p>Pattern 16</text:p>
          </table:table-cell>
          <table:table-cell office:value="0.29741357619291886" office:value-type="float"/>
          <table:table-cell office:value="0.4602363816764099" office:value-type="float"/>
          <table:table-cell office:value="31.287933857557924" office:value-type="float"/>
          <table:table-cell office:value-type="string">
            <text:p>input/data_formal_20240530-1342/meme/its_apes_20230108T130952/0.jpg</text:p>
          </table:table-cell>
          <table:table-cell office:value-type="string">
            <text:p>https://twitter.com/its_apes/status/1612074104445898755</text:p>
          </table:table-cell>
        </table:table-row>
        <table:table-row>
          <table:table-cell office:value="1297" office:value-type="float"/>
          <table:table-cell office:value-type="string">
            <text:p>Pattern 21</text:p>
          </table:table-cell>
          <table:table-cell office:value="0.6357312493421978" office:value-type="float"/>
          <table:table-cell office:value="0.5082910490420743" office:value-type="float"/>
          <table:table-cell office:value="24.38598912980828" office:value-type="float"/>
          <table:table-cell office:value-type="string">
            <text:p>input/data_formal_20240530-1342/meme/its_apes_20230108T131057/0.jpg</text:p>
          </table:table-cell>
          <table:table-cell office:value-type="string">
            <text:p>https://twitter.com/its_apes/status/1612074378388275200</text:p>
          </table:table-cell>
        </table:table-row>
        <table:table-row>
          <table:table-cell office:value="1298" office:value-type="float"/>
          <table:table-cell office:value-type="string">
            <text:p>Pattern 48</text:p>
          </table:table-cell>
          <table:table-cell office:value="0.2860755384746052" office:value-type="float"/>
          <table:table-cell office:value="0.4335686799342939" office:value-type="float"/>
          <table:table-cell office:value="32.57868304669524" office:value-type="float"/>
          <table:table-cell office:value-type="string">
            <text:p>input/data_formal_20240530-1342/meme/its_apes_20230108T131324/0.jpg</text:p>
          </table:table-cell>
          <table:table-cell office:value-type="string">
            <text:p>https://twitter.com/its_apes/status/1612074994435260417</text:p>
          </table:table-cell>
        </table:table-row>
        <table:table-row>
          <table:table-cell office:value="1299" office:value-type="float"/>
          <table:table-cell office:value-type="string">
            <text:p>Pattern 30</text:p>
          </table:table-cell>
          <table:table-cell office:value="0.4536596368596273" office:value-type="float"/>
          <table:table-cell office:value="0.5738524465808545" office:value-type="float"/>
          <table:table-cell office:value="27.57453028550041" office:value-type="float"/>
          <table:table-cell office:value-type="string">
            <text:p>input/data_formal_20240530-1342/meme/its_apes_20230108T131415/0.jpg</text:p>
          </table:table-cell>
          <table:table-cell office:value-type="string">
            <text:p>https://twitter.com/its_apes/status/1612075207463673858</text:p>
          </table:table-cell>
        </table:table-row>
        <table:table-row>
          <table:table-cell office:value="1300" office:value-type="float"/>
          <table:table-cell office:value-type="string">
            <text:p>Pattern 31</text:p>
          </table:table-cell>
          <table:table-cell office:value="0.09811497079139753" office:value-type="float"/>
          <table:table-cell office:value="0.27036711664840773" office:value-type="float"/>
          <table:table-cell office:value="24.84418172500362" office:value-type="float"/>
          <table:table-cell office:value-type="string">
            <text:p>input/data_formal_20240530-1342/meme/its_apes_20230109T015042/0.jpg</text:p>
          </table:table-cell>
          <table:table-cell office:value-type="string">
            <text:p>https://twitter.com/its_apes/status/1612265577053134849</text:p>
          </table:table-cell>
        </table:table-row>
        <table:table-row>
          <table:table-cell office:value="1301" office:value-type="float"/>
          <table:table-cell office:value-type="string">
            <text:p>Pattern 15</text:p>
          </table:table-cell>
          <table:table-cell office:value="0.20684159261954352" office:value-type="float"/>
          <table:table-cell office:value="0.24451165738225522" office:value-type="float"/>
          <table:table-cell office:value="14.934050019550673" office:value-type="float"/>
          <table:table-cell office:value-type="string">
            <text:p>input/data_formal_20240530-1342/meme/its_apes_20230109T015933/0.jpg</text:p>
          </table:table-cell>
          <table:table-cell office:value-type="string">
            <text:p>https://twitter.com/its_apes/status/1612267801837805569</text:p>
          </table:table-cell>
        </table:table-row>
        <table:table-row>
          <table:table-cell office:value="1302" office:value-type="float"/>
          <table:table-cell office:value-type="string">
            <text:p>Pattern 24</text:p>
          </table:table-cell>
          <table:table-cell office:value="0.3799997292318875" office:value-type="float"/>
          <table:table-cell office:value="0.8224988983479411" office:value-type="float"/>
          <table:table-cell office:value="20.848147374502176" office:value-type="float"/>
          <table:table-cell office:value-type="string">
            <text:p>input/data_formal_20240530-1342/meme/ItsAnusha4_20230111T220320/0.jpg</text:p>
          </table:table-cell>
          <table:table-cell office:value-type="string">
            <text:p>https://twitter.com/ItsAnusha4/status/1613295521774604295</text:p>
          </table:table-cell>
        </table:table-row>
        <table:table-row>
          <table:table-cell office:value="1303" office:value-type="float"/>
          <table:table-cell office:value-type="string">
            <text:p>Pattern 16</text:p>
          </table:table-cell>
          <table:table-cell office:value="0.27365880205029813" office:value-type="float"/>
          <table:table-cell office:value="0.30049625719780754" office:value-type="float"/>
          <table:table-cell office:value="28.780807593095563" office:value-type="float"/>
          <table:table-cell office:value-type="string">
            <text:p>input/data_formal_20240530-1342/meme/itsbolillo_20230105T122130/0.jpg</text:p>
          </table:table-cell>
          <table:table-cell office:value-type="string">
            <text:p>https://twitter.com/itsbolillo/status/1610974772170752002</text:p>
          </table:table-cell>
        </table:table-row>
        <table:table-row>
          <table:table-cell office:value="1304" office:value-type="float"/>
          <table:table-cell office:value-type="string">
            <text:p>Pattern 43</text:p>
          </table:table-cell>
          <table:table-cell office:value="0.2778599037472858" office:value-type="float"/>
          <table:table-cell office:value="0.5609028171112663" office:value-type="float"/>
          <table:table-cell office:value="30.0558560697437" office:value-type="float"/>
          <table:table-cell office:value-type="string">
            <text:p>input/data_formal_20240530-1342/meme/ItstheZj_20230206T135708/0.jpg</text:p>
          </table:table-cell>
          <table:table-cell office:value-type="string">
            <text:p>https://twitter.com/Meowchan85/status/1622595417698598912</text:p>
          </table:table-cell>
        </table:table-row>
        <table:table-row>
          <table:table-cell office:value="1305" office:value-type="float"/>
          <table:table-cell office:value-type="string">
            <text:p>Pattern 49</text:p>
          </table:table-cell>
          <table:table-cell office:value="0.5082770909668716" office:value-type="float"/>
          <table:table-cell office:value="0.7281207671014898" office:value-type="float"/>
          <table:table-cell office:value="20.953310240376073" office:value-type="float"/>
          <table:table-cell office:value-type="string">
            <text:p>input/data_formal_20240530-1342/meme/itz_floress_20230105T021452/0.jpg</text:p>
          </table:table-cell>
          <table:table-cell office:value-type="string">
            <text:p>https://twitter.com/itz_floress/status/1610822108103196673</text:p>
          </table:table-cell>
        </table:table-row>
        <table:table-row>
          <table:table-cell office:value="1306" office:value-type="float"/>
          <table:table-cell office:value-type="string">
            <text:p>Pattern 16</text:p>
          </table:table-cell>
          <table:table-cell office:value="0.20422586144981902" office:value-type="float"/>
          <table:table-cell office:value="0.4247508459859345" office:value-type="float"/>
          <table:table-cell office:value="34.470092429207426" office:value-type="float"/>
          <table:table-cell office:value-type="string">
            <text:p>input/data_formal_20240530-1342/meme/J_B_C_1_20230128T094224/0.jpg</text:p>
          </table:table-cell>
          <table:table-cell office:value-type="string">
            <text:p>https://twitter.com/mOQIl/status/1619270275471708161</text:p>
          </table:table-cell>
        </table:table-row>
        <table:table-row>
          <table:table-cell office:value="1307" office:value-type="float"/>
          <table:table-cell office:value-type="string">
            <text:p>Pattern 31</text:p>
          </table:table-cell>
          <table:table-cell office:value="0.15222891474016145" office:value-type="float"/>
          <table:table-cell office:value="0.17333598548793633" office:value-type="float"/>
          <table:table-cell office:value="26.981698512654575" office:value-type="float"/>
          <table:table-cell office:value-type="string">
            <text:p>input/data_formal_20240530-1342/meme/jackutzu_20230111T232517/0.jpg</text:p>
          </table:table-cell>
          <table:table-cell office:value-type="string">
            <text:p>https://twitter.com/jackutzu/status/1613316146651873280</text:p>
          </table:table-cell>
        </table:table-row>
        <table:table-row>
          <table:table-cell office:value="1308" office:value-type="float"/>
          <table:table-cell office:value-type="string">
            <text:p>Pattern 3</text:p>
          </table:table-cell>
          <table:table-cell office:value="0.8013917527626202" office:value-type="float"/>
          <table:table-cell office:value="0.4261512869971169" office:value-type="float"/>
          <table:table-cell office:value="25.132963570536834" office:value-type="float"/>
          <table:table-cell office:value-type="string">
            <text:p>input/data_formal_20240530-1342/meme/JaDe_animememes_20221228T030510/0.jpg</text:p>
          </table:table-cell>
          <table:table-cell office:value-type="string">
            <text:p>https://twitter.com/JaDe_animememes/status/1607935662996750336</text:p>
          </table:table-cell>
        </table:table-row>
        <table:table-row>
          <table:table-cell office:value="1309" office:value-type="float"/>
          <table:table-cell office:value-type="string">
            <text:p>Pattern 16</text:p>
          </table:table-cell>
          <table:table-cell office:value="0.2488335577104971" office:value-type="float"/>
          <table:table-cell office:value="0.39965188722016076" office:value-type="float"/>
          <table:table-cell office:value="31.66433554920795" office:value-type="float"/>
          <table:table-cell office:value-type="string">
            <text:p>input/data_formal_20240530-1342/meme/jafarismustafa_20230202T043825/0.jpg</text:p>
          </table:table-cell>
          <table:table-cell office:value-type="string">
            <text:p>https://twitter.com/jafarismustafa/status/1621005092756537346</text:p>
          </table:table-cell>
        </table:table-row>
        <table:table-row>
          <table:table-cell office:value="1310" office:value-type="float"/>
          <table:table-cell office:value-type="string">
            <text:p>Pattern 14</text:p>
          </table:table-cell>
          <table:table-cell office:value="0.43900719595845145" office:value-type="float"/>
          <table:table-cell office:value="0.7881945066639116" office:value-type="float"/>
          <table:table-cell office:value="26.38231455481467" office:value-type="float"/>
          <table:table-cell office:value-type="string">
            <text:p>input/data_formal_20240530-1342/meme/JagesNicole_20230201T224839/0.jpg</text:p>
          </table:table-cell>
          <table:table-cell office:value-type="string">
            <text:p>https://twitter.com/JagesNicole/status/1620917071126138881</text:p>
          </table:table-cell>
        </table:table-row>
        <table:table-row>
          <table:table-cell office:value="1311" office:value-type="float"/>
          <table:table-cell office:value-type="string">
            <text:p>Pattern 29</text:p>
          </table:table-cell>
          <table:table-cell office:value="0.6889104053242074" office:value-type="float"/>
          <table:table-cell office:value="0.4218535987603515" office:value-type="float"/>
          <table:table-cell office:value="26.707499496570605" office:value-type="float"/>
          <table:table-cell office:value-type="string">
            <text:p>input/data_formal_20240530-1342/meme/jainjay8_20230206T144804/0.jpg</text:p>
          </table:table-cell>
          <table:table-cell office:value-type="string">
            <text:p>https://twitter.com/jainjay8/status/1622608067153252352</text:p>
          </table:table-cell>
        </table:table-row>
        <table:table-row>
          <table:table-cell office:value="1312" office:value-type="float"/>
          <table:table-cell office:value-type="string">
            <text:p>Pattern 16</text:p>
          </table:table-cell>
          <table:table-cell office:value="0.26719013336855546" office:value-type="float"/>
          <table:table-cell office:value="0.3812504035369621" office:value-type="float"/>
          <table:table-cell office:value="32.032893279203655" office:value-type="float"/>
          <table:table-cell office:value-type="string">
            <text:p>input/data_formal_20240530-1342/meme/JAMESWEEDMANN_20230105T114835/0.jpg</text:p>
          </table:table-cell>
          <table:table-cell office:value-type="string">
            <text:p>https://twitter.com/JAMESWEEDMANN/status/1610966488512430086</text:p>
          </table:table-cell>
        </table:table-row>
        <table:table-row>
          <table:table-cell office:value="1313" office:value-type="float"/>
          <table:table-cell office:value-type="string">
            <text:p>Pattern 15</text:p>
          </table:table-cell>
          <table:table-cell office:value="0.30274839206770243" office:value-type="float"/>
          <table:table-cell office:value="0.40290464476918664" office:value-type="float"/>
          <table:table-cell office:value="29.955872834932695" office:value-type="float"/>
          <table:table-cell office:value-type="string">
            <text:p>input/data_formal_20240530-1342/meme/JaredRonis_20230201T122138/0.jpg</text:p>
          </table:table-cell>
          <table:table-cell office:value-type="string">
            <text:p>https://twitter.com/JaredRonis/status/1620954794050592769</text:p>
          </table:table-cell>
        </table:table-row>
        <table:table-row>
          <table:table-cell office:value="1314" office:value-type="float"/>
          <table:table-cell office:value-type="string">
            <text:p>Pattern 11</text:p>
          </table:table-cell>
          <table:table-cell office:value="0.5556976000489846" office:value-type="float"/>
          <table:table-cell office:value="0.2608449291947861" office:value-type="float"/>
          <table:table-cell office:value="27.290670683257655" office:value-type="float"/>
          <table:table-cell office:value-type="string">
            <text:p>input/data_formal_20240530-1342/meme/JaredRonis_20230206T142301/0.jpg</text:p>
          </table:table-cell>
          <table:table-cell office:value-type="string">
            <text:p>https://twitter.com/JaredRonis/status/1622601764233945092</text:p>
          </table:table-cell>
        </table:table-row>
        <table:table-row>
          <table:table-cell office:value="1315" office:value-type="float"/>
          <table:table-cell office:value-type="string">
            <text:p>Pattern 23</text:p>
          </table:table-cell>
          <table:table-cell office:value="0.3411648752844971" office:value-type="float"/>
          <table:table-cell office:value="0.2624777919505703" office:value-type="float"/>
          <table:table-cell office:value="31.14332695464131" office:value-type="float"/>
          <table:table-cell office:value-type="string">
            <text:p>input/data_formal_20240530-1342/meme/JarrodA_Freeman_20230206T125228/0.jpg</text:p>
          </table:table-cell>
          <table:table-cell office:value-type="string">
            <text:p>https://twitter.com/JarrodA_Freeman/status/1622578976651882498</text:p>
          </table:table-cell>
        </table:table-row>
        <table:table-row>
          <table:table-cell office:value="1316" office:value-type="float"/>
          <table:table-cell office:value-type="string">
            <text:p>Pattern 24</text:p>
          </table:table-cell>
          <table:table-cell office:value="0.41924732778418483" office:value-type="float"/>
          <table:table-cell office:value="0.8805254123328163" office:value-type="float"/>
          <table:table-cell office:value="16.98473926314796" office:value-type="float"/>
          <table:table-cell office:value-type="string">
            <text:p>input/data_formal_20240530-1342/meme/jasud_purva_20230307T110837/0.jpg</text:p>
          </table:table-cell>
          <table:table-cell office:value-type="string">
            <text:p>https://twitter.com/jasud_purva/status/1633062087596593152</text:p>
          </table:table-cell>
        </table:table-row>
        <table:table-row>
          <table:table-cell office:value="1317" office:value-type="float"/>
          <table:table-cell office:value-type="string">
            <text:p>Pattern 28</text:p>
          </table:table-cell>
          <table:table-cell office:value="0.1432219179958335" office:value-type="float"/>
          <table:table-cell office:value="0.7606625167295491" office:value-type="float"/>
          <table:table-cell office:value="28.68353882403987" office:value-type="float"/>
          <table:table-cell office:value-type="string">
            <text:p>input/data_formal_20240530-1342/meme/Jay85395303_20230201T223121/0.jpg</text:p>
          </table:table-cell>
          <table:table-cell office:value-type="string">
            <text:p>https://twitter.com/Jay85395303/status/1620912716012732422</text:p>
          </table:table-cell>
        </table:table-row>
        <table:table-row>
          <table:table-cell office:value="1318" office:value-type="float"/>
          <table:table-cell office:value-type="string">
            <text:p>Pattern 28</text:p>
          </table:table-cell>
          <table:table-cell office:value="0.22561317272129836" office:value-type="float"/>
          <table:table-cell office:value="0.725605709416645" office:value-type="float"/>
          <table:table-cell office:value="23.68965553923851" office:value-type="float"/>
          <table:table-cell office:value-type="string">
            <text:p>input/data_formal_20240530-1342/meme/Jay85395303_20230201T223146/0.jpg</text:p>
          </table:table-cell>
          <table:table-cell office:value-type="string">
            <text:p>https://twitter.com/Jay85395303/status/1620912823248523264</text:p>
          </table:table-cell>
        </table:table-row>
        <table:table-row>
          <table:table-cell office:value="1319" office:value-type="float"/>
          <table:table-cell office:value-type="string">
            <text:p>Pattern 15</text:p>
          </table:table-cell>
          <table:table-cell office:value="0.270034248631395" office:value-type="float"/>
          <table:table-cell office:value="0.3141578292832939" office:value-type="float"/>
          <table:table-cell office:value="19.767379233601922" office:value-type="float"/>
          <table:table-cell office:value-type="string">
            <text:p>input/data_formal_20240530-1342/meme/jdawginYoHouse_20230104T143602/0.jpg</text:p>
          </table:table-cell>
          <table:table-cell office:value-type="string">
            <text:p>https://twitter.com/jdawginYoHouse/status/1610646240013783043</text:p>
          </table:table-cell>
        </table:table-row>
        <table:table-row>
          <table:table-cell office:value="1320" office:value-type="float"/>
          <table:table-cell office:value-type="string">
            <text:p>Pattern 25</text:p>
          </table:table-cell>
          <table:table-cell office:value="0.719610150774286" office:value-type="float"/>
          <table:table-cell office:value="0.3493046376063389" office:value-type="float"/>
          <table:table-cell office:value="25.788155436119528" office:value-type="float"/>
          <table:table-cell office:value-type="string">
            <text:p>input/data_formal_20240530-1342/meme/jdawginYoHouse_20230104T163701/0.jpg</text:p>
          </table:table-cell>
          <table:table-cell office:value-type="string">
            <text:p>https://twitter.com/jdawginYoHouse/status/1610676687661850624</text:p>
          </table:table-cell>
        </table:table-row>
        <table:table-row>
          <table:table-cell office:value="1321" office:value-type="float"/>
          <table:table-cell office:value-type="string">
            <text:p>Pattern 29</text:p>
          </table:table-cell>
          <table:table-cell office:value="0.3136502724225167" office:value-type="float"/>
          <table:table-cell office:value="0.16458647357049427" office:value-type="float"/>
          <table:table-cell office:value="31.093268234657916" office:value-type="float"/>
          <table:table-cell office:value-type="string">
            <text:p>input/data_formal_20240530-1342/meme/jdawginYoHouse_20230106T125700/0.jpg</text:p>
          </table:table-cell>
          <table:table-cell office:value-type="string">
            <text:p>https://twitter.com/jdawginYoHouse/status/1611346094142758912</text:p>
          </table:table-cell>
        </table:table-row>
        <table:table-row>
          <table:table-cell office:value="1322" office:value-type="float"/>
          <table:table-cell office:value-type="string">
            <text:p>Pattern 29</text:p>
          </table:table-cell>
          <table:table-cell office:value="0.38103895279974226" office:value-type="float"/>
          <table:table-cell office:value="0.34868045568665096" office:value-type="float"/>
          <table:table-cell office:value="27.990553858779858" office:value-type="float"/>
          <table:table-cell office:value-type="string">
            <text:p>input/data_formal_20240530-1342/meme/jdawginYoHouse_20230106T143601/0.jpg</text:p>
          </table:table-cell>
          <table:table-cell office:value-type="string">
            <text:p>https://twitter.com/jdawginYoHouse/status/1611371010556661760</text:p>
          </table:table-cell>
        </table:table-row>
        <table:table-row>
          <table:table-cell office:value="1323" office:value-type="float"/>
          <table:table-cell office:value-type="string">
            <text:p>Pattern 2</text:p>
          </table:table-cell>
          <table:table-cell office:value="0.5287152325076626" office:value-type="float"/>
          <table:table-cell office:value="0.4497203703028749" office:value-type="float"/>
          <table:table-cell office:value="29.602241661449913" office:value-type="float"/>
          <table:table-cell office:value-type="string">
            <text:p>input/data_formal_20240530-1342/meme/jdawginYoHouse_20230107T125701/0.jpg</text:p>
          </table:table-cell>
          <table:table-cell office:value-type="string">
            <text:p>https://twitter.com/jdawginYoHouse/status/1611708484915011584</text:p>
          </table:table-cell>
        </table:table-row>
        <table:table-row>
          <table:table-cell office:value="1324" office:value-type="float"/>
          <table:table-cell office:value-type="string">
            <text:p>Pattern 15</text:p>
          </table:table-cell>
          <table:table-cell office:value="0.21855347796674904" office:value-type="float"/>
          <table:table-cell office:value="0.26306198368994976" office:value-type="float"/>
          <table:table-cell office:value="21.427570004481097" office:value-type="float"/>
          <table:table-cell office:value-type="string">
            <text:p>input/data_formal_20240530-1342/meme/jdawginYoHouse_20230107T153601/0.jpg</text:p>
          </table:table-cell>
          <table:table-cell office:value-type="string">
            <text:p>https://twitter.com/jdawginYoHouse/status/1611748497472032771</text:p>
          </table:table-cell>
        </table:table-row>
        <table:table-row>
          <table:table-cell office:value="1325" office:value-type="float"/>
          <table:table-cell office:value-type="string">
            <text:p>Pattern 31</text:p>
          </table:table-cell>
          <table:table-cell office:value="0.11872373498051969" office:value-type="float"/>
          <table:table-cell office:value="0.2901677755546761" office:value-type="float"/>
          <table:table-cell office:value="30.518033943919555" office:value-type="float"/>
          <table:table-cell office:value-type="string">
            <text:p>input/data_formal_20240530-1342/meme/jdawginYoHouse_20230110T125701/0.jpg</text:p>
          </table:table-cell>
          <table:table-cell office:value-type="string">
            <text:p>https://twitter.com/jdawginYoHouse/status/1612795647656165376</text:p>
          </table:table-cell>
        </table:table-row>
        <table:table-row>
          <table:table-cell office:value="1326" office:value-type="float"/>
          <table:table-cell office:value-type="string">
            <text:p>Pattern 16</text:p>
          </table:table-cell>
          <table:table-cell office:value="0.17950942231556835" office:value-type="float"/>
          <table:table-cell office:value="0.3533760675409754" office:value-type="float"/>
          <table:table-cell office:value="32.767941171976744" office:value-type="float"/>
          <table:table-cell office:value-type="string">
            <text:p>input/data_formal_20240530-1342/meme/jdawginYoHouse_20230110T153601/0.jpg</text:p>
          </table:table-cell>
          <table:table-cell office:value-type="string">
            <text:p>https://twitter.com/jdawginYoHouse/status/1612835660427051010</text:p>
          </table:table-cell>
        </table:table-row>
        <table:table-row>
          <table:table-cell office:value="1327" office:value-type="float"/>
          <table:table-cell office:value-type="string">
            <text:p>Pattern 16</text:p>
          </table:table-cell>
          <table:table-cell office:value="0.19312142187879838" office:value-type="float"/>
          <table:table-cell office:value="0.33704389920454847" office:value-type="float"/>
          <table:table-cell office:value="31.965855313264303" office:value-type="float"/>
          <table:table-cell office:value-type="string">
            <text:p>input/data_formal_20240530-1342/meme/jdawginYoHouse_20230110T182401/0.jpg</text:p>
          </table:table-cell>
          <table:table-cell office:value-type="string">
            <text:p>https://twitter.com/jdawginYoHouse/status/1612877941213483008</text:p>
          </table:table-cell>
        </table:table-row>
        <table:table-row>
          <table:table-cell office:value="1328" office:value-type="float"/>
          <table:table-cell office:value-type="string">
            <text:p>Pattern 31</text:p>
          </table:table-cell>
          <table:table-cell office:value="0.1599773811473615" office:value-type="float"/>
          <table:table-cell office:value="0.3367540473902444" office:value-type="float"/>
          <table:table-cell office:value="29.8787779218702" office:value-type="float"/>
          <table:table-cell office:value-type="string">
            <text:p>input/data_formal_20240530-1342/meme/jdawginYoHouse_20230110T211901/0.jpg</text:p>
          </table:table-cell>
          <table:table-cell office:value-type="string">
            <text:p>https://twitter.com/jdawginYoHouse/status/1612921980298186765</text:p>
          </table:table-cell>
        </table:table-row>
        <table:table-row>
          <table:table-cell office:value="1329" office:value-type="float"/>
          <table:table-cell office:value-type="string">
            <text:p>Pattern 16</text:p>
          </table:table-cell>
          <table:table-cell office:value="0.2366957446657015" office:value-type="float"/>
          <table:table-cell office:value="0.3770327751374792" office:value-type="float"/>
          <table:table-cell office:value="28.99940315951086" office:value-type="float"/>
          <table:table-cell office:value-type="string">
            <text:p>input/data_formal_20240530-1342/meme/jdawginYoHouse_20230111T001001/0.jpg</text:p>
          </table:table-cell>
          <table:table-cell office:value-type="string">
            <text:p>https://twitter.com/jdawginYoHouse/status/1612965014435930114</text:p>
          </table:table-cell>
        </table:table-row>
        <table:table-row>
          <table:table-cell office:value="1330" office:value-type="float"/>
          <table:table-cell office:value-type="string">
            <text:p>Pattern 16</text:p>
          </table:table-cell>
          <table:table-cell office:value="0.18794723280868628" office:value-type="float"/>
          <table:table-cell office:value="0.3305158496999847" office:value-type="float"/>
          <table:table-cell office:value="31.283496013725138" office:value-type="float"/>
          <table:table-cell office:value-type="string">
            <text:p>input/data_formal_20240530-1342/meme/jdawginYoHouse_20230111T002201/0.jpg</text:p>
          </table:table-cell>
          <table:table-cell office:value-type="string">
            <text:p>https://twitter.com/jdawginYoHouse/status/1612968035358314497</text:p>
          </table:table-cell>
        </table:table-row>
        <table:table-row>
          <table:table-cell office:value="1331" office:value-type="float"/>
          <table:table-cell office:value-type="string">
            <text:p>Pattern 12</text:p>
          </table:table-cell>
          <table:table-cell office:value="0.16022726225363204" office:value-type="float"/>
          <table:table-cell office:value="0.6073276664100322" office:value-type="float"/>
          <table:table-cell office:value="29.22709887358336" office:value-type="float"/>
          <table:table-cell office:value-type="string">
            <text:p>input/data_formal_20240530-1342/meme/jdawginYoHouse_20230111T071001/0.jpg</text:p>
          </table:table-cell>
          <table:table-cell office:value-type="string">
            <text:p>https://twitter.com/jdawginYoHouse/status/1613070709755990021</text:p>
          </table:table-cell>
        </table:table-row>
        <table:table-row>
          <table:table-cell office:value="1332" office:value-type="float"/>
          <table:table-cell office:value-type="string">
            <text:p>Pattern 31</text:p>
          </table:table-cell>
          <table:table-cell office:value="0.1050752619377398" office:value-type="float"/>
          <table:table-cell office:value="0.25643990297363806" office:value-type="float"/>
          <table:table-cell office:value="24.962996111567858" office:value-type="float"/>
          <table:table-cell office:value-type="string">
            <text:p>input/data_formal_20240530-1342/meme/jdawginYoHouse_20230111T125701/0.jpg</text:p>
          </table:table-cell>
          <table:table-cell office:value-type="string">
            <text:p>https://twitter.com/jdawginYoHouse/status/1613158036251594752</text:p>
          </table:table-cell>
        </table:table-row>
        <table:table-row>
          <table:table-cell office:value="1333" office:value-type="float"/>
          <table:table-cell office:value-type="string">
            <text:p>Pattern 29</text:p>
          </table:table-cell>
          <table:table-cell office:value="0.5389442839888501" office:value-type="float"/>
          <table:table-cell office:value="0.3668854818462249" office:value-type="float"/>
          <table:table-cell office:value="31.85494077593592" office:value-type="float"/>
          <table:table-cell office:value-type="string">
            <text:p>input/data_formal_20240530-1342/meme/jdawginYoHouse_20230111T143601/0.jpg</text:p>
          </table:table-cell>
          <table:table-cell office:value-type="string">
            <text:p>https://twitter.com/jdawginYoHouse/status/1613182951763726341</text:p>
          </table:table-cell>
        </table:table-row>
        <table:table-row>
          <table:table-cell office:value="1334" office:value-type="float"/>
          <table:table-cell office:value-type="string">
            <text:p>Pattern 12</text:p>
          </table:table-cell>
          <table:table-cell office:value="0.2266378204644325" office:value-type="float"/>
          <table:table-cell office:value="0.7630525320231478" office:value-type="float"/>
          <table:table-cell office:value="27.03313983585878" office:value-type="float"/>
          <table:table-cell office:value-type="string">
            <text:p>input/data_formal_20240530-1342/meme/jdawginYoHouse_20230111T163701/0.jpg</text:p>
          </table:table-cell>
          <table:table-cell office:value-type="string">
            <text:p>https://twitter.com/jdawginYoHouse/status/1613213401982898192</text:p>
          </table:table-cell>
        </table:table-row>
        <table:table-row>
          <table:table-cell office:value="1335" office:value-type="float"/>
          <table:table-cell office:value-type="string">
            <text:p>Pattern 16</text:p>
          </table:table-cell>
          <table:table-cell office:value="0.19167444064754738" office:value-type="float"/>
          <table:table-cell office:value="0.33379403873072055" office:value-type="float"/>
          <table:table-cell office:value="29.562323263721158" office:value-type="float"/>
          <table:table-cell office:value-type="string">
            <text:p>input/data_formal_20240530-1342/meme/jdawginYoHouse_20230111T191900/0.jpg</text:p>
          </table:table-cell>
          <table:table-cell office:value-type="string">
            <text:p>https://twitter.com/jdawginYoHouse/status/1613254167140638732</text:p>
          </table:table-cell>
        </table:table-row>
        <table:table-row>
          <table:table-cell office:value="1336" office:value-type="float"/>
          <table:table-cell office:value-type="string">
            <text:p>Pattern 3</text:p>
          </table:table-cell>
          <table:table-cell office:value="0.7376323945386" office:value-type="float"/>
          <table:table-cell office:value="0.4384681416808925" office:value-type="float"/>
          <table:table-cell office:value="25.93978074344254" office:value-type="float"/>
          <table:table-cell office:value-type="string">
            <text:p>input/data_formal_20240530-1342/meme/jdawginYoHouse_20230111T225001/0.jpg</text:p>
          </table:table-cell>
          <table:table-cell office:value-type="string">
            <text:p>https://twitter.com/jdawginYoHouse/status/1613307268254109697</text:p>
          </table:table-cell>
        </table:table-row>
        <table:table-row>
          <table:table-cell office:value="1337" office:value-type="float"/>
          <table:table-cell office:value-type="string">
            <text:p>Pattern 16</text:p>
          </table:table-cell>
          <table:table-cell office:value="0.22990518537866275" office:value-type="float"/>
          <table:table-cell office:value="0.31255037471173297" office:value-type="float"/>
          <table:table-cell office:value="35.048201577924736" office:value-type="float"/>
          <table:table-cell office:value-type="string">
            <text:p>input/data_formal_20240530-1342/meme/jdawginYoHouse_20230112T001001/0.jpg</text:p>
          </table:table-cell>
          <table:table-cell office:value-type="string">
            <text:p>https://twitter.com/jdawginYoHouse/status/1613327401781727233</text:p>
          </table:table-cell>
        </table:table-row>
        <table:table-row>
          <table:table-cell office:value="1338" office:value-type="float"/>
          <table:table-cell office:value-type="string">
            <text:p>Pattern 11</text:p>
          </table:table-cell>
          <table:table-cell office:value="0.4831696488883751" office:value-type="float"/>
          <table:table-cell office:value="0.35271995612278373" office:value-type="float"/>
          <table:table-cell office:value="29.872159166498914" office:value-type="float"/>
          <table:table-cell office:value-type="string">
            <text:p>input/data_formal_20240530-1342/meme/jdawginYoHouse_20230112T071001/0.jpg</text:p>
          </table:table-cell>
          <table:table-cell office:value-type="string">
            <text:p>https://twitter.com/jdawginYoHouse/status/1613433099102130176</text:p>
          </table:table-cell>
        </table:table-row>
        <table:table-row>
          <table:table-cell office:value="1339" office:value-type="float"/>
          <table:table-cell office:value-type="string">
            <text:p>Pattern 15</text:p>
          </table:table-cell>
          <table:table-cell office:value="0.18822372790953498" office:value-type="float"/>
          <table:table-cell office:value="0.23539913359436285" office:value-type="float"/>
          <table:table-cell office:value="22.854657389714095" office:value-type="float"/>
          <table:table-cell office:value-type="string">
            <text:p>input/data_formal_20240530-1342/meme/jdawginYoHouse_20230112T125701/0.jpg</text:p>
          </table:table-cell>
          <table:table-cell office:value-type="string">
            <text:p>https://twitter.com/jdawginYoHouse/status/1613520422032506880</text:p>
          </table:table-cell>
        </table:table-row>
        <table:table-row>
          <table:table-cell office:value="1340" office:value-type="float"/>
          <table:table-cell office:value-type="string">
            <text:p>Pattern 15</text:p>
          </table:table-cell>
          <table:table-cell office:value="0.17591911719820164" office:value-type="float"/>
          <table:table-cell office:value="0.3088498070400189" office:value-type="float"/>
          <table:table-cell office:value="26.13663300308025" office:value-type="float"/>
          <table:table-cell office:value-type="string">
            <text:p>input/data_formal_20240530-1342/meme/jdawginYoHouse_20230112T153602/0.jpg</text:p>
          </table:table-cell>
          <table:table-cell office:value-type="string">
            <text:p>https://twitter.com/jdawginYoHouse/status/1613560440939843584</text:p>
          </table:table-cell>
        </table:table-row>
        <table:table-row>
          <table:table-cell office:value="1341" office:value-type="float"/>
          <table:table-cell office:value-type="string">
            <text:p>Pattern 16</text:p>
          </table:table-cell>
          <table:table-cell office:value="0.3410531036722248" office:value-type="float"/>
          <table:table-cell office:value="0.34408975256243646" office:value-type="float"/>
          <table:table-cell office:value="29.033530451083035" office:value-type="float"/>
          <table:table-cell office:value-type="string">
            <text:p>input/data_formal_20240530-1342/meme/jdawginYoHouse_20230112T172401/0.jpg</text:p>
          </table:table-cell>
          <table:table-cell office:value-type="string">
            <text:p>https://twitter.com/jdawginYoHouse/status/1613587615659298830</text:p>
          </table:table-cell>
        </table:table-row>
        <table:table-row>
          <table:table-cell office:value="1342" office:value-type="float"/>
          <table:table-cell office:value-type="string">
            <text:p>Pattern 25</text:p>
          </table:table-cell>
          <table:table-cell office:value="0.8581003133295173" office:value-type="float"/>
          <table:table-cell office:value="0.5364857575247572" office:value-type="float"/>
          <table:table-cell office:value="20.56395392911112" office:value-type="float"/>
          <table:table-cell office:value-type="string">
            <text:p>input/data_formal_20240530-1342/meme/jdawginYoHouse_20230112T201901/0.jpg</text:p>
          </table:table-cell>
          <table:table-cell office:value-type="string">
            <text:p>https://twitter.com/jdawginYoHouse/status/1613631656019087362</text:p>
          </table:table-cell>
        </table:table-row>
        <table:table-row>
          <table:table-cell office:value="1343" office:value-type="float"/>
          <table:table-cell office:value-type="string">
            <text:p>Pattern 15</text:p>
          </table:table-cell>
          <table:table-cell office:value="0.27943145427089416" office:value-type="float"/>
          <table:table-cell office:value="0.21339300896117702" office:value-type="float"/>
          <table:table-cell office:value="25.957378278138343" office:value-type="float"/>
          <table:table-cell office:value-type="string">
            <text:p>input/data_formal_20240530-1342/meme/jdawginYoHouse_20230112T225001/0.jpg</text:p>
          </table:table-cell>
          <table:table-cell office:value-type="string">
            <text:p>https://twitter.com/jdawginYoHouse/status/1613669656929222659</text:p>
          </table:table-cell>
        </table:table-row>
        <table:table-row>
          <table:table-cell office:value="1344" office:value-type="float"/>
          <table:table-cell office:value-type="string">
            <text:p>Pattern 25</text:p>
          </table:table-cell>
          <table:table-cell office:value="0.8205113301887059" office:value-type="float"/>
          <table:table-cell office:value="0.517724456108197" office:value-type="float"/>
          <table:table-cell office:value="19.714944238220763" office:value-type="float"/>
          <table:table-cell office:value-type="string">
            <text:p>input/data_formal_20240530-1342/meme/jdawginYoHouse_20230113T001001/0.jpg</text:p>
          </table:table-cell>
          <table:table-cell office:value-type="string">
            <text:p>https://twitter.com/jdawginYoHouse/status/1613689791639347200</text:p>
          </table:table-cell>
        </table:table-row>
        <table:table-row>
          <table:table-cell office:value="1345" office:value-type="float"/>
          <table:table-cell office:value-type="string">
            <text:p>Pattern 8</text:p>
          </table:table-cell>
          <table:table-cell office:value="0.34583295055644536" office:value-type="float"/>
          <table:table-cell office:value="0.3760132606522131" office:value-type="float"/>
          <table:table-cell office:value="20.11311249003493" office:value-type="float"/>
          <table:table-cell office:value-type="string">
            <text:p>input/data_formal_20240530-1342/meme/jdawginYoHouse_20230113T071001/0.jpg</text:p>
          </table:table-cell>
          <table:table-cell office:value-type="string">
            <text:p>https://twitter.com/jdawginYoHouse/status/1613795485688500224</text:p>
          </table:table-cell>
        </table:table-row>
        <table:table-row>
          <table:table-cell office:value="1346" office:value-type="float"/>
          <table:table-cell office:value-type="string">
            <text:p>Pattern 41</text:p>
          </table:table-cell>
          <table:table-cell office:value="0.20732814871183" office:value-type="float"/>
          <table:table-cell office:value="0.5190764613669271" office:value-type="float"/>
          <table:table-cell office:value="31.687812052971445" office:value-type="float"/>
          <table:table-cell office:value-type="string">
            <text:p>input/data_formal_20240530-1342/meme/jdawginYoHouse_20230127T165501/0.jpg</text:p>
          </table:table-cell>
          <table:table-cell office:value-type="string">
            <text:p>https://twitter.com/jdawginYoHouse/status/1619016136326090771</text:p>
          </table:table-cell>
        </table:table-row>
        <table:table-row>
          <table:table-cell office:value="1347" office:value-type="float"/>
          <table:table-cell office:value-type="string">
            <text:p>Pattern 30</text:p>
          </table:table-cell>
          <table:table-cell office:value="0.4460763920001067" office:value-type="float"/>
          <table:table-cell office:value="0.5123129928660397" office:value-type="float"/>
          <table:table-cell office:value="29.025107758381623" office:value-type="float"/>
          <table:table-cell office:value-type="string">
            <text:p>input/data_formal_20240530-1342/meme/jdawginYoHouse_20230127T171001/0.jpg</text:p>
          </table:table-cell>
          <table:table-cell office:value-type="string">
            <text:p>https://twitter.com/jdawginYoHouse/status/1619019910033580032</text:p>
          </table:table-cell>
        </table:table-row>
        <table:table-row>
          <table:table-cell office:value="1348" office:value-type="float"/>
          <table:table-cell office:value-type="string">
            <text:p>Pattern 15</text:p>
          </table:table-cell>
          <table:table-cell office:value="0.19745706300382138" office:value-type="float"/>
          <table:table-cell office:value="0.2623056846540218" office:value-type="float"/>
          <table:table-cell office:value="23.350897914387026" office:value-type="float"/>
          <table:table-cell office:value-type="string">
            <text:p>input/data_formal_20240530-1342/meme/jdawginYoHouse_20230127T171901/0.jpg</text:p>
          </table:table-cell>
          <table:table-cell office:value-type="string">
            <text:p>https://twitter.com/jdawginYoHouse/status/1619022176497143811</text:p>
          </table:table-cell>
        </table:table-row>
        <table:table-row>
          <table:table-cell office:value="1349" office:value-type="float"/>
          <table:table-cell office:value-type="string">
            <text:p>Pattern 2</text:p>
          </table:table-cell>
          <table:table-cell office:value="0.6790227101338709" office:value-type="float"/>
          <table:table-cell office:value="0.38968249954493756" office:value-type="float"/>
          <table:table-cell office:value="25.480575877849404" office:value-type="float"/>
          <table:table-cell office:value-type="string">
            <text:p>input/data_formal_20240530-1342/meme/jdawginYoHouse_20230127T195001/0.jpg</text:p>
          </table:table-cell>
          <table:table-cell office:value-type="string">
            <text:p>https://twitter.com/jdawginYoHouse/status/1619060176924905476</text:p>
          </table:table-cell>
        </table:table-row>
        <table:table-row>
          <table:table-cell office:value="1350" office:value-type="float"/>
          <table:table-cell office:value-type="string">
            <text:p>Pattern 26</text:p>
          </table:table-cell>
          <table:table-cell office:value="0.5353442602160392" office:value-type="float"/>
          <table:table-cell office:value="0.5420976342865313" office:value-type="float"/>
          <table:table-cell office:value="27.43951031320697" office:value-type="float"/>
          <table:table-cell office:value-type="string">
            <text:p>input/data_formal_20240530-1342/meme/jdawginYoHouse_20230127T200701/0.jpg</text:p>
          </table:table-cell>
          <table:table-cell office:value-type="string">
            <text:p>https://twitter.com/jdawginYoHouse/status/1619064454250995713</text:p>
          </table:table-cell>
        </table:table-row>
        <table:table-row>
          <table:table-cell office:value="1351" office:value-type="float"/>
          <table:table-cell office:value-type="string">
            <text:p>Pattern 30</text:p>
          </table:table-cell>
          <table:table-cell office:value="0.4616600388725598" office:value-type="float"/>
          <table:table-cell office:value="0.5484058700100054" office:value-type="float"/>
          <table:table-cell office:value="25.703860485771802" office:value-type="float"/>
          <table:table-cell office:value-type="string">
            <text:p>input/data_formal_20240530-1342/meme/jdawginYoHouse_20230127T210009/0.jpg</text:p>
          </table:table-cell>
          <table:table-cell office:value-type="string">
            <text:p>https://twitter.com/jdawginYoHouse/status/1619077826052759557</text:p>
          </table:table-cell>
        </table:table-row>
        <table:table-row>
          <table:table-cell office:value="1352" office:value-type="float"/>
          <table:table-cell office:value-type="string">
            <text:p>Pattern 15</text:p>
          </table:table-cell>
          <table:table-cell office:value="0.2572810052563602" office:value-type="float"/>
          <table:table-cell office:value="0.2311417296673352" office:value-type="float"/>
          <table:table-cell office:value="15.221592483265708" office:value-type="float"/>
          <table:table-cell office:value-type="string">
            <text:p>input/data_formal_20240530-1342/meme/jdawginYoHouse_20230127T211001/0.jpg</text:p>
          </table:table-cell>
          <table:table-cell office:value-type="string">
            <text:p>https://twitter.com/jdawginYoHouse/status/1619080310758510592</text:p>
          </table:table-cell>
        </table:table-row>
        <table:table-row>
          <table:table-cell office:value="1353" office:value-type="float"/>
          <table:table-cell office:value-type="string">
            <text:p>Pattern 21</text:p>
          </table:table-cell>
          <table:table-cell office:value="0.7295500799732737" office:value-type="float"/>
          <table:table-cell office:value="0.492361471724054" office:value-type="float"/>
          <table:table-cell office:value="23.705363327657984" office:value-type="float"/>
          <table:table-cell office:value-type="string">
            <text:p>input/data_formal_20240530-1342/meme/jdawginYoHouse_20230127T221001/0.jpg</text:p>
          </table:table-cell>
          <table:table-cell office:value-type="string">
            <text:p>https://twitter.com/jdawginYoHouse/status/1619095408113860608</text:p>
          </table:table-cell>
        </table:table-row>
        <table:table-row>
          <table:table-cell office:value="1354" office:value-type="float"/>
          <table:table-cell office:value-type="string">
            <text:p>Pattern 16</text:p>
          </table:table-cell>
          <table:table-cell office:value="0.23743571941870634" office:value-type="float"/>
          <table:table-cell office:value="0.3437766529421788" office:value-type="float"/>
          <table:table-cell office:value="31.879585063736783" office:value-type="float"/>
          <table:table-cell office:value-type="string">
            <text:p>input/data_formal_20240530-1342/meme/jdawginYoHouse_20230128T001001/0.jpg</text:p>
          </table:table-cell>
          <table:table-cell office:value-type="string">
            <text:p>https://twitter.com/jdawginYoHouse/status/1619125608167997445</text:p>
          </table:table-cell>
        </table:table-row>
        <table:table-row>
          <table:table-cell office:value="1355" office:value-type="float"/>
          <table:table-cell office:value-type="string">
            <text:p>Pattern 11</text:p>
          </table:table-cell>
          <table:table-cell office:value="0.6622149528538785" office:value-type="float"/>
          <table:table-cell office:value="0.5783546404057494" office:value-type="float"/>
          <table:table-cell office:value="28.090123361617447" office:value-type="float"/>
          <table:table-cell office:value-type="string">
            <text:p>input/data_formal_20240530-1342/meme/jdawginYoHouse_20230128T011301/0.jpg</text:p>
          </table:table-cell>
          <table:table-cell office:value-type="string">
            <text:p>https://twitter.com/jdawginYoHouse/status/1619141461315915778</text:p>
          </table:table-cell>
        </table:table-row>
        <table:table-row>
          <table:table-cell office:value="1356" office:value-type="float"/>
          <table:table-cell office:value-type="string">
            <text:p>Pattern 4</text:p>
          </table:table-cell>
          <table:table-cell office:value="0.21344627870789723" office:value-type="float"/>
          <table:table-cell office:value="0.6016211227675211" office:value-type="float"/>
          <table:table-cell office:value="29.55050701366589" office:value-type="float"/>
          <table:table-cell office:value-type="string">
            <text:p>input/data_formal_20240530-1342/meme/jdawginYoHouse_20230128T034500/0.jpg</text:p>
          </table:table-cell>
          <table:table-cell office:value-type="string">
            <text:p>https://twitter.com/jdawginYoHouse/status/1619179711719931906</text:p>
          </table:table-cell>
        </table:table-row>
        <table:table-row>
          <table:table-cell office:value="1357" office:value-type="float"/>
          <table:table-cell office:value-type="string">
            <text:p>Pattern 43</text:p>
          </table:table-cell>
          <table:table-cell office:value="0.278050014042711" office:value-type="float"/>
          <table:table-cell office:value="0.3633471692794983" office:value-type="float"/>
          <table:table-cell office:value="27.689472724181503" office:value-type="float"/>
          <table:table-cell office:value-type="string">
            <text:p>input/data_formal_20240530-1342/meme/jdawginYoHouse_20230128T050501/0.jpg</text:p>
          </table:table-cell>
          <table:table-cell office:value-type="string">
            <text:p>https://twitter.com/jdawginYoHouse/status/1619199845360599040</text:p>
          </table:table-cell>
        </table:table-row>
        <table:table-row>
          <table:table-cell office:value="1358" office:value-type="float"/>
          <table:table-cell office:value-type="string">
            <text:p>Pattern 13</text:p>
          </table:table-cell>
          <table:table-cell office:value="0.2287059961667053" office:value-type="float"/>
          <table:table-cell office:value="0.39227857339492644" office:value-type="float"/>
          <table:table-cell office:value="25.30744143293971" office:value-type="float"/>
          <table:table-cell office:value-type="string">
            <text:p>input/data_formal_20240530-1342/meme/jdawginYoHouse_20230128T052501/0.jpg</text:p>
          </table:table-cell>
          <table:table-cell office:value-type="string">
            <text:p>https://twitter.com/jdawginYoHouse/status/1619204880723316738</text:p>
          </table:table-cell>
        </table:table-row>
        <table:table-row>
          <table:table-cell office:value="1359" office:value-type="float"/>
          <table:table-cell office:value-type="string">
            <text:p>Pattern 15</text:p>
          </table:table-cell>
          <table:table-cell office:value="0.2257927250667805" office:value-type="float"/>
          <table:table-cell office:value="0.2555174307819841" office:value-type="float"/>
          <table:table-cell office:value="16.396249615131403" office:value-type="float"/>
          <table:table-cell office:value-type="string">
            <text:p>input/data_formal_20240530-1342/meme/jdawginYoHouse_20230128T114500/0.jpg</text:p>
          </table:table-cell>
          <table:table-cell office:value-type="string">
            <text:p>https://twitter.com/jdawginYoHouse/status/1619300507637391360</text:p>
          </table:table-cell>
        </table:table-row>
        <table:table-row>
          <table:table-cell office:value="1360" office:value-type="float"/>
          <table:table-cell office:value-type="string">
            <text:p>Pattern 25</text:p>
          </table:table-cell>
          <table:table-cell office:value="0.8746551461424252" office:value-type="float"/>
          <table:table-cell office:value="0.35911812097624585" office:value-type="float"/>
          <table:table-cell office:value="20.394317166063736" office:value-type="float"/>
          <table:table-cell office:value-type="string">
            <text:p>input/data_formal_20240530-1342/meme/jdawginYoHouse_20230128T125701/0.jpg</text:p>
          </table:table-cell>
          <table:table-cell office:value-type="string">
            <text:p>https://twitter.com/jdawginYoHouse/status/1619318629094359040</text:p>
          </table:table-cell>
        </table:table-row>
        <table:table-row>
          <table:table-cell office:value="1361" office:value-type="float"/>
          <table:table-cell office:value-type="string">
            <text:p>Pattern 21</text:p>
          </table:table-cell>
          <table:table-cell office:value="0.764448598863772" office:value-type="float"/>
          <table:table-cell office:value="0.49730775635383434" office:value-type="float"/>
          <table:table-cell office:value="24.588722263166062" office:value-type="float"/>
          <table:table-cell office:value-type="string">
            <text:p>input/data_formal_20240530-1342/meme/jdawginYoHouse_20230128T131001/0.jpg</text:p>
          </table:table-cell>
          <table:table-cell office:value-type="string">
            <text:p>https://twitter.com/jdawginYoHouse/status/1619321899384770560</text:p>
          </table:table-cell>
        </table:table-row>
        <table:table-row>
          <table:table-cell office:value="1362" office:value-type="float"/>
          <table:table-cell office:value-type="string">
            <text:p>Pattern 21</text:p>
          </table:table-cell>
          <table:table-cell office:value="0.6602266719616698" office:value-type="float"/>
          <table:table-cell office:value="0.5361477126923198" office:value-type="float"/>
          <table:table-cell office:value="22.50931155083956" office:value-type="float"/>
          <table:table-cell office:value-type="string">
            <text:p>input/data_formal_20240530-1342/meme/jdawginYoHouse_20230128T132201/0.jpg</text:p>
          </table:table-cell>
          <table:table-cell office:value-type="string">
            <text:p>https://twitter.com/jdawginYoHouse/status/1619324919325532162</text:p>
          </table:table-cell>
        </table:table-row>
        <table:table-row>
          <table:table-cell office:value="1363" office:value-type="float"/>
          <table:table-cell office:value-type="string">
            <text:p>Pattern 16</text:p>
          </table:table-cell>
          <table:table-cell office:value="0.22685087489638484" office:value-type="float"/>
          <table:table-cell office:value="0.2904816118642275" office:value-type="float"/>
          <table:table-cell office:value="32.45072464883478" office:value-type="float"/>
          <table:table-cell office:value-type="string">
            <text:p>input/data_formal_20240530-1342/meme/jdawginYoHouse_20230128T145501/0.jpg</text:p>
          </table:table-cell>
          <table:table-cell office:value-type="string">
            <text:p>https://twitter.com/jdawginYoHouse/status/1619348327195099142</text:p>
          </table:table-cell>
        </table:table-row>
        <table:table-row>
          <table:table-cell office:value="1364" office:value-type="float"/>
          <table:table-cell office:value-type="string">
            <text:p>Pattern 21</text:p>
          </table:table-cell>
          <table:table-cell office:value="0.7534708765078922" office:value-type="float"/>
          <table:table-cell office:value="0.5416443194168367" office:value-type="float"/>
          <table:table-cell office:value="21.66137839945827" office:value-type="float"/>
          <table:table-cell office:value-type="string">
            <text:p>input/data_formal_20240530-1342/meme/jdawginYoHouse_20230128T153601/0.jpg</text:p>
          </table:table-cell>
          <table:table-cell office:value-type="string">
            <text:p>https://twitter.com/jdawginYoHouse/status/1619358642091835394</text:p>
          </table:table-cell>
        </table:table-row>
        <table:table-row>
          <table:table-cell office:value="1365" office:value-type="float"/>
          <table:table-cell office:value-type="string">
            <text:p>Pattern 21</text:p>
          </table:table-cell>
          <table:table-cell office:value="0.8303612620737406" office:value-type="float"/>
          <table:table-cell office:value="0.4910879335774201" office:value-type="float"/>
          <table:table-cell office:value="23.622122578333776" office:value-type="float"/>
          <table:table-cell office:value-type="string">
            <text:p>input/data_formal_20240530-1342/meme/jdawginYoHouse_20230128T165500/0.jpg</text:p>
          </table:table-cell>
          <table:table-cell office:value-type="string">
            <text:p>https://twitter.com/jdawginYoHouse/status/1619378522128015362</text:p>
          </table:table-cell>
        </table:table-row>
        <table:table-row>
          <table:table-cell office:value="1366" office:value-type="float"/>
          <table:table-cell office:value-type="string">
            <text:p>Pattern 16</text:p>
          </table:table-cell>
          <table:table-cell office:value="0.2636210229126569" office:value-type="float"/>
          <table:table-cell office:value="0.20891815670469144" office:value-type="float"/>
          <table:table-cell office:value="29.469075729052054" office:value-type="float"/>
          <table:table-cell office:value-type="string">
            <text:p>input/data_formal_20240530-1342/meme/jdawginYoHouse_20230128T171001/0.jpg</text:p>
          </table:table-cell>
          <table:table-cell office:value-type="string">
            <text:p>https://twitter.com/jdawginYoHouse/status/1619382299748974593</text:p>
          </table:table-cell>
        </table:table-row>
        <table:table-row>
          <table:table-cell office:value="1367" office:value-type="float"/>
          <table:table-cell office:value-type="string">
            <text:p>Pattern 16</text:p>
          </table:table-cell>
          <table:table-cell office:value="0.26464080294989334" office:value-type="float"/>
          <table:table-cell office:value="0.27750563899603337" office:value-type="float"/>
          <table:table-cell office:value="14.636549959629656" office:value-type="float"/>
          <table:table-cell office:value-type="string">
            <text:p>input/data_formal_20240530-1342/meme/jdawginYoHouse_20230128T182401/0.jpg</text:p>
          </table:table-cell>
          <table:table-cell office:value-type="string">
            <text:p>https://twitter.com/jdawginYoHouse/status/1619400922987216897</text:p>
          </table:table-cell>
        </table:table-row>
        <table:table-row>
          <table:table-cell office:value="1368" office:value-type="float"/>
          <table:table-cell office:value-type="string">
            <text:p>Pattern 15</text:p>
          </table:table-cell>
          <table:table-cell office:value="0.261995020691828" office:value-type="float"/>
          <table:table-cell office:value="0.20732909199465133" office:value-type="float"/>
          <table:table-cell office:value="19.3423566565802" office:value-type="float"/>
          <table:table-cell office:value-type="string">
            <text:p>input/data_formal_20240530-1342/meme/jdawginYoHouse_20230128T200701/0.jpg</text:p>
          </table:table-cell>
          <table:table-cell office:value-type="string">
            <text:p>https://twitter.com/jdawginYoHouse/status/1619426843840348162</text:p>
          </table:table-cell>
        </table:table-row>
        <table:table-row>
          <table:table-cell office:value="1369" office:value-type="float"/>
          <table:table-cell office:value-type="string">
            <text:p>Pattern 13</text:p>
          </table:table-cell>
          <table:table-cell office:value="0.2287059961667053" office:value-type="float"/>
          <table:table-cell office:value="0.39227857339492644" office:value-type="float"/>
          <table:table-cell office:value="25.30744143293971" office:value-type="float"/>
          <table:table-cell office:value-type="string">
            <text:p>input/data_formal_20240530-1342/meme/jdawginYoHouse_20230128T210037/0.jpg</text:p>
          </table:table-cell>
          <table:table-cell office:value-type="string">
            <text:p>https://twitter.com/jdawginYoHouse/status/1619440331841306625</text:p>
          </table:table-cell>
        </table:table-row>
        <table:table-row>
          <table:table-cell office:value="1370" office:value-type="float"/>
          <table:table-cell office:value-type="string">
            <text:p>Pattern 7</text:p>
          </table:table-cell>
          <table:table-cell office:value="0.2429238197050684" office:value-type="float"/>
          <table:table-cell office:value="0.6063114564471296" office:value-type="float"/>
          <table:table-cell office:value="26.709113700030347" office:value-type="float"/>
          <table:table-cell office:value-type="string">
            <text:p>input/data_formal_20240530-1342/meme/jdawginYoHouse_20230128T211000/0.jpg</text:p>
          </table:table-cell>
          <table:table-cell office:value-type="string">
            <text:p>https://twitter.com/jdawginYoHouse/status/1619442695054712836</text:p>
          </table:table-cell>
        </table:table-row>
        <table:table-row>
          <table:table-cell office:value="1371" office:value-type="float"/>
          <table:table-cell office:value-type="string">
            <text:p>Pattern 28</text:p>
          </table:table-cell>
          <table:table-cell office:value="0.1694835578841318" office:value-type="float"/>
          <table:table-cell office:value="0.5895573105697645" office:value-type="float"/>
          <table:table-cell office:value="28.183836838404208" office:value-type="float"/>
          <table:table-cell office:value-type="string">
            <text:p>input/data_formal_20240530-1342/meme/jdawginYoHouse_20230128T211901/0.jpg</text:p>
          </table:table-cell>
          <table:table-cell office:value-type="string">
            <text:p>https://twitter.com/jdawginYoHouse/status/1619444963720192001</text:p>
          </table:table-cell>
        </table:table-row>
        <table:table-row>
          <table:table-cell office:value="1372" office:value-type="float"/>
          <table:table-cell office:value-type="string">
            <text:p>Pattern 48</text:p>
          </table:table-cell>
          <table:table-cell office:value="0.2694170896215105" office:value-type="float"/>
          <table:table-cell office:value="0.5330493286209926" office:value-type="float"/>
          <table:table-cell office:value="33.027594341096915" office:value-type="float"/>
          <table:table-cell office:value-type="string">
            <text:p>input/data_formal_20240530-1342/meme/jdawginYoHouse_20230129T003001/0.jpg</text:p>
          </table:table-cell>
          <table:table-cell office:value-type="string">
            <text:p>https://twitter.com/jdawginYoHouse/status/1619493027696762880</text:p>
          </table:table-cell>
        </table:table-row>
        <table:table-row>
          <table:table-cell office:value="1373" office:value-type="float"/>
          <table:table-cell office:value-type="string">
            <text:p>Pattern 48</text:p>
          </table:table-cell>
          <table:table-cell office:value="0.3592404684731702" office:value-type="float"/>
          <table:table-cell office:value="0.7407542242823579" office:value-type="float"/>
          <table:table-cell office:value="29.37782197111869" office:value-type="float"/>
          <table:table-cell office:value-type="string">
            <text:p>input/data_formal_20240530-1342/meme/jdawginYoHouse_20230129T011301/0.jpg</text:p>
          </table:table-cell>
          <table:table-cell office:value-type="string">
            <text:p>https://twitter.com/jdawginYoHouse/status/1619503849567358977</text:p>
          </table:table-cell>
        </table:table-row>
        <table:table-row>
          <table:table-cell office:value="1374" office:value-type="float"/>
          <table:table-cell office:value-type="string">
            <text:p>Pattern 30</text:p>
          </table:table-cell>
          <table:table-cell office:value="0.37216612388924303" office:value-type="float"/>
          <table:table-cell office:value="0.45576226195299985" office:value-type="float"/>
          <table:table-cell office:value="30.030662046438454" office:value-type="float"/>
          <table:table-cell office:value-type="string">
            <text:p>input/data_formal_20240530-1342/meme/jdepazzi_20230111T182521/0.jpg</text:p>
          </table:table-cell>
          <table:table-cell office:value-type="string">
            <text:p>https://twitter.com/BlocksnChains/status/1613314292421636096</text:p>
          </table:table-cell>
        </table:table-row>
        <table:table-row>
          <table:table-cell office:value="1375" office:value-type="float"/>
          <table:table-cell office:value-type="string">
            <text:p>Pattern 24</text:p>
          </table:table-cell>
          <table:table-cell office:value="0.2640448297806881" office:value-type="float"/>
          <table:table-cell office:value="0.8129711870461007" office:value-type="float"/>
          <table:table-cell office:value="23.05545656061596" office:value-type="float"/>
          <table:table-cell office:value-type="string">
            <text:p>input/data_formal_20240530-1342/meme/jerald_amo_20221228T041615/0.jpg</text:p>
          </table:table-cell>
          <table:table-cell office:value-type="string">
            <text:p>https://twitter.com/jerald_amo/status/1607953549358690305</text:p>
          </table:table-cell>
        </table:table-row>
        <table:table-row>
          <table:table-cell office:value="1376" office:value-type="float"/>
          <table:table-cell office:value-type="string">
            <text:p>Pattern 21</text:p>
          </table:table-cell>
          <table:table-cell office:value="0.5904854619506813" office:value-type="float"/>
          <table:table-cell office:value="0.6710102427631683" office:value-type="float"/>
          <table:table-cell office:value="24.989149749101998" office:value-type="float"/>
          <table:table-cell office:value-type="string">
            <text:p>input/data_formal_20240530-1342/meme/jessmbaum_20230206T153614/0.jpg</text:p>
          </table:table-cell>
          <table:table-cell office:value-type="string">
            <text:p>https://twitter.com/jessmbaum/status/1622620190490914816</text:p>
          </table:table-cell>
        </table:table-row>
        <table:table-row>
          <table:table-cell office:value="1377" office:value-type="float"/>
          <table:table-cell office:value-type="string">
            <text:p>Pattern 16</text:p>
          </table:table-cell>
          <table:table-cell office:value="0.3600139221772336" office:value-type="float"/>
          <table:table-cell office:value="0.34474962251910346" office:value-type="float"/>
          <table:table-cell office:value="34.141650692074926" office:value-type="float"/>
          <table:table-cell office:value-type="string">
            <text:p>input/data_formal_20240530-1342/meme/jessmbaum_20230206T153720/0.jpg</text:p>
          </table:table-cell>
          <table:table-cell office:value-type="string">
            <text:p>https://twitter.com/AhsetofAtum/status/1622623091443499009</text:p>
          </table:table-cell>
        </table:table-row>
        <table:table-row>
          <table:table-cell office:value="1378" office:value-type="float"/>
          <table:table-cell office:value-type="string">
            <text:p>Pattern 30</text:p>
          </table:table-cell>
          <table:table-cell office:value="0.5348187154639039" office:value-type="float"/>
          <table:table-cell office:value="0.6294703636032853" office:value-type="float"/>
          <table:table-cell office:value="26.540520054447725" office:value-type="float"/>
          <table:table-cell office:value-type="string">
            <text:p>input/data_formal_20240530-1342/meme/Jesuscolonmald1_20230106T045534/0.jpg</text:p>
          </table:table-cell>
          <table:table-cell office:value-type="string">
            <text:p>https://twitter.com/Jesuscolonmald1/status/1611224937598943233</text:p>
          </table:table-cell>
        </table:table-row>
        <table:table-row>
          <table:table-cell office:value="1379" office:value-type="float"/>
          <table:table-cell office:value-type="string">
            <text:p>Pattern 16</text:p>
          </table:table-cell>
          <table:table-cell office:value="0.20060438601329308" office:value-type="float"/>
          <table:table-cell office:value="0.33174911483154235" office:value-type="float"/>
          <table:table-cell office:value="30.269049071156207" office:value-type="float"/>
          <table:table-cell office:value-type="string">
            <text:p>input/data_formal_20240530-1342/meme/jesusheartsme1_20230127T215053/0.jpg</text:p>
          </table:table-cell>
          <table:table-cell office:value-type="string">
            <text:p>https://twitter.com/jesusheartsme1/status/1619090594089025548</text:p>
          </table:table-cell>
        </table:table-row>
        <table:table-row>
          <table:table-cell office:value="1380" office:value-type="float"/>
          <table:table-cell office:value-type="string">
            <text:p>Pattern 31</text:p>
          </table:table-cell>
          <table:table-cell office:value="0.08417172198926043" office:value-type="float"/>
          <table:table-cell office:value="0.2893519276693376" office:value-type="float"/>
          <table:table-cell office:value="21.80992748977133" office:value-type="float"/>
          <table:table-cell office:value-type="string">
            <text:p>input/data_formal_20240530-1342/meme/JesusLo79909680_20230323T034906/0.jpg</text:p>
          </table:table-cell>
          <table:table-cell office:value-type="string">
            <text:p>https://twitter.com/JesusLo79909680/status/1638749687397097472</text:p>
          </table:table-cell>
        </table:table-row>
        <table:table-row>
          <table:table-cell office:value="1381" office:value-type="float"/>
          <table:table-cell office:value-type="string">
            <text:p>Pattern 28</text:p>
          </table:table-cell>
          <table:table-cell office:value="0.21875353569793654" office:value-type="float"/>
          <table:table-cell office:value="0.6468175938556239" office:value-type="float"/>
          <table:table-cell office:value="24.377741205391253" office:value-type="float"/>
          <table:table-cell office:value-type="string">
            <text:p>input/data_formal_20240530-1342/meme/JettMe__20230125T072209/0.jpg</text:p>
          </table:table-cell>
          <table:table-cell office:value-type="string">
            <text:p>https://twitter.com/Monique43421015/status/1618333235783794689</text:p>
          </table:table-cell>
        </table:table-row>
        <table:table-row>
          <table:table-cell office:value="1382" office:value-type="float"/>
          <table:table-cell office:value-type="string">
            <text:p>Pattern 31</text:p>
          </table:table-cell>
          <table:table-cell office:value="0.11215268226274544" office:value-type="float"/>
          <table:table-cell office:value="0.5372077979680289" office:value-type="float"/>
          <table:table-cell office:value="27.319524443210785" office:value-type="float"/>
          <table:table-cell office:value-type="string">
            <text:p>input/data_formal_20240530-1342/meme/JFreeWolny_20230110T084831/0.jpg</text:p>
          </table:table-cell>
          <table:table-cell office:value-type="string">
            <text:p>https://twitter.com/JFreeWolny/status/1612733110969401344</text:p>
          </table:table-cell>
        </table:table-row>
        <table:table-row>
          <table:table-cell office:value="1383" office:value-type="float"/>
          <table:table-cell office:value-type="string">
            <text:p>Pattern 15</text:p>
          </table:table-cell>
          <table:table-cell office:value="0.1977594168542807" office:value-type="float"/>
          <table:table-cell office:value="0.38591563814452234" office:value-type="float"/>
          <table:table-cell office:value="29.97184982290312" office:value-type="float"/>
          <table:table-cell office:value-type="string">
            <text:p>input/data_formal_20240530-1342/meme/JGDSIGNZ_20221228T052646/0.jpg</text:p>
          </table:table-cell>
          <table:table-cell office:value-type="string">
            <text:p>https://twitter.com/JGDSIGNZ/status/1607971297832697862</text:p>
          </table:table-cell>
        </table:table-row>
        <table:table-row>
          <table:table-cell office:value="1384" office:value-type="float"/>
          <table:table-cell office:value-type="string">
            <text:p>Pattern 15</text:p>
          </table:table-cell>
          <table:table-cell office:value="0.1977594168542807" office:value-type="float"/>
          <table:table-cell office:value="0.38591563814452234" office:value-type="float"/>
          <table:table-cell office:value="29.97184982290312" office:value-type="float"/>
          <table:table-cell office:value-type="string">
            <text:p>input/data_formal_20240530-1342/meme/JGDSIGNZ_20221228T053945/0.jpg</text:p>
          </table:table-cell>
          <table:table-cell office:value-type="string">
            <text:p>https://twitter.com/JGDSIGNZ/status/1607974565111635971</text:p>
          </table:table-cell>
        </table:table-row>
        <table:table-row>
          <table:table-cell office:value="1385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JGDSIGNZ_20221228T055936/0.jpg</text:p>
          </table:table-cell>
          <table:table-cell office:value-type="string">
            <text:p>https://twitter.com/JGDSIGNZ/status/1607979559093141504</text:p>
          </table:table-cell>
        </table:table-row>
        <table:table-row>
          <table:table-cell office:value="1386" office:value-type="float"/>
          <table:table-cell office:value-type="string">
            <text:p>Pattern 1</text:p>
          </table:table-cell>
          <table:table-cell office:value="0.3756133081362359" office:value-type="float"/>
          <table:table-cell office:value="0.540925496363234" office:value-type="float"/>
          <table:table-cell office:value="29.76714016903876" office:value-type="float"/>
          <table:table-cell office:value-type="string">
            <text:p>input/data_formal_20240530-1342/meme/JimmySwagNFT_20230106T060409/0.jpg</text:p>
          </table:table-cell>
          <table:table-cell office:value-type="string">
            <text:p>https://twitter.com/ceotim/status/1611242291049496578</text:p>
          </table:table-cell>
        </table:table-row>
        <table:table-row>
          <table:table-cell office:value="1387" office:value-type="float"/>
          <table:table-cell office:value-type="string">
            <text:p>Pattern 19</text:p>
          </table:table-cell>
          <table:table-cell office:value="0.41973923660071777" office:value-type="float"/>
          <table:table-cell office:value="0.6713749474422885" office:value-type="float"/>
          <table:table-cell office:value="25.539253033476637" office:value-type="float"/>
          <table:table-cell office:value-type="string">
            <text:p>input/data_formal_20240530-1342/meme/JimmySwagNFT_20230106T060409/1.jpg</text:p>
          </table:table-cell>
          <table:table-cell office:value-type="string">
            <text:p>https://twitter.com/ceotim/status/1611242291049496578</text:p>
          </table:table-cell>
        </table:table-row>
        <table:table-row>
          <table:table-cell office:value="1388" office:value-type="float"/>
          <table:table-cell office:value-type="string">
            <text:p>Pattern 19</text:p>
          </table:table-cell>
          <table:table-cell office:value="0.3689116604443675" office:value-type="float"/>
          <table:table-cell office:value="0.6476599513007444" office:value-type="float"/>
          <table:table-cell office:value="29.048457862766735" office:value-type="float"/>
          <table:table-cell office:value-type="string">
            <text:p>input/data_formal_20240530-1342/meme/JimmySwagNFT_20230106T060409/2.jpg</text:p>
          </table:table-cell>
          <table:table-cell office:value-type="string">
            <text:p>https://twitter.com/ceotim/status/1611242291049496578</text:p>
          </table:table-cell>
        </table:table-row>
        <table:table-row>
          <table:table-cell office:value="1389" office:value-type="float"/>
          <table:table-cell office:value-type="string">
            <text:p>Pattern 19</text:p>
          </table:table-cell>
          <table:table-cell office:value="0.3373924836315543" office:value-type="float"/>
          <table:table-cell office:value="0.8448434865545058" office:value-type="float"/>
          <table:table-cell office:value="22.305029153683297" office:value-type="float"/>
          <table:table-cell office:value-type="string">
            <text:p>input/data_formal_20240530-1342/meme/JingleMining_20221228T022501/0.jpg</text:p>
          </table:table-cell>
          <table:table-cell office:value-type="string">
            <text:p>https://twitter.com/JingleMining/status/1607925556166950913</text:p>
          </table:table-cell>
        </table:table-row>
        <table:table-row>
          <table:table-cell office:value="1390" office:value-type="float"/>
          <table:table-cell office:value-type="string">
            <text:p>Pattern 34</text:p>
          </table:table-cell>
          <table:table-cell office:value="0.1734869979927834" office:value-type="float"/>
          <table:table-cell office:value="0.6948870966777497" office:value-type="float"/>
          <table:table-cell office:value="26.024751612566824" office:value-type="float"/>
          <table:table-cell office:value-type="string">
            <text:p>input/data_formal_20240530-1342/meme/JirehAbraham_20221228T051422/0.jpg</text:p>
          </table:table-cell>
          <table:table-cell office:value-type="string">
            <text:p>https://twitter.com/JirehAbraham/status/1607968177300074496</text:p>
          </table:table-cell>
        </table:table-row>
        <table:table-row>
          <table:table-cell office:value="1391" office:value-type="float"/>
          <table:table-cell office:value-type="string">
            <text:p>Pattern 34</text:p>
          </table:table-cell>
          <table:table-cell office:value="0.17053614876627474" office:value-type="float"/>
          <table:table-cell office:value="0.8241178681636281" office:value-type="float"/>
          <table:table-cell office:value="27.110870317502677" office:value-type="float"/>
          <table:table-cell office:value-type="string">
            <text:p>input/data_formal_20240530-1342/meme/JirehAbraham_20230206T105708/0.jpg</text:p>
          </table:table-cell>
          <table:table-cell office:value-type="string">
            <text:p>https://twitter.com/JirehAbraham/status/1622549952470855682</text:p>
          </table:table-cell>
        </table:table-row>
        <table:table-row>
          <table:table-cell office:value="1392" office:value-type="float"/>
          <table:table-cell office:value-type="string">
            <text:p>Pattern 25</text:p>
          </table:table-cell>
          <table:table-cell office:value="0.7255806915865122" office:value-type="float"/>
          <table:table-cell office:value="0.3599911710189597" office:value-type="float"/>
          <table:table-cell office:value="26.77080755142207" office:value-type="float"/>
          <table:table-cell office:value-type="string">
            <text:p>input/data_formal_20240530-1342/meme/JobBankGlobal_20230102T110154/0.jpg</text:p>
          </table:table-cell>
          <table:table-cell office:value-type="string">
            <text:p>https://twitter.com/JobBankGlobal/status/1609867575579783169</text:p>
          </table:table-cell>
        </table:table-row>
        <table:table-row>
          <table:table-cell office:value="1393" office:value-type="float"/>
          <table:table-cell office:value-type="string">
            <text:p>Pattern 31</text:p>
          </table:table-cell>
          <table:table-cell office:value="0.1105442983793955" office:value-type="float"/>
          <table:table-cell office:value="0.5136806454723803" office:value-type="float"/>
          <table:table-cell office:value="30.19979322908669" office:value-type="float"/>
          <table:table-cell office:value-type="string">
            <text:p>input/data_formal_20240530-1342/meme/JobBankGlobal_20230102T110724/0.jpg</text:p>
          </table:table-cell>
          <table:table-cell office:value-type="string">
            <text:p>https://twitter.com/JobBankGlobal/status/1609868961012936709</text:p>
          </table:table-cell>
        </table:table-row>
        <table:table-row>
          <table:table-cell office:value="1394" office:value-type="float"/>
          <table:table-cell office:value-type="string">
            <text:p>Pattern 31</text:p>
          </table:table-cell>
          <table:table-cell office:value="0.17980402193496728" office:value-type="float"/>
          <table:table-cell office:value="0.4954812967167736" office:value-type="float"/>
          <table:table-cell office:value="29.06100560775029" office:value-type="float"/>
          <table:table-cell office:value-type="string">
            <text:p>input/data_formal_20240530-1342/meme/JobBankGlobal_20230206T124900/0.jpg</text:p>
          </table:table-cell>
          <table:table-cell office:value-type="string">
            <text:p>https://twitter.com/OhanaFamilies/status/1622578797135425538</text:p>
          </table:table-cell>
        </table:table-row>
        <table:table-row>
          <table:table-cell office:value="1395" office:value-type="float"/>
          <table:table-cell office:value-type="string">
            <text:p>Pattern 30</text:p>
          </table:table-cell>
          <table:table-cell office:value="0.48598332509828895" office:value-type="float"/>
          <table:table-cell office:value="0.4691429008794826" office:value-type="float"/>
          <table:table-cell office:value="26.51537516478412" office:value-type="float"/>
          <table:table-cell office:value-type="string">
            <text:p>input/data_formal_20240530-1342/meme/johnbuckley111_20230206T153922/0.jpg</text:p>
          </table:table-cell>
          <table:table-cell office:value-type="string">
            <text:p>https://twitter.com/BookRecommende7/status/1622626237821726721</text:p>
          </table:table-cell>
        </table:table-row>
        <table:table-row>
          <table:table-cell office:value="1396" office:value-type="float"/>
          <table:table-cell office:value-type="string">
            <text:p>Pattern 7</text:p>
          </table:table-cell>
          <table:table-cell office:value="0.16459219196307942" office:value-type="float"/>
          <table:table-cell office:value="0.4948993189226499" office:value-type="float"/>
          <table:table-cell office:value="32.61579839777437" office:value-type="float"/>
          <table:table-cell office:value-type="string">
            <text:p>input/data_formal_20240530-1342/meme/johnnyFiveAces1_20230202T001459/0.jpg</text:p>
          </table:table-cell>
          <table:table-cell office:value-type="string">
            <text:p>https://twitter.com/johnnyFiveAces1/status/1620938797482676224</text:p>
          </table:table-cell>
        </table:table-row>
        <table:table-row>
          <table:table-cell office:value="1397" office:value-type="float"/>
          <table:table-cell office:value-type="string">
            <text:p>Pattern 25</text:p>
          </table:table-cell>
          <table:table-cell office:value="0.8235497063374656" office:value-type="float"/>
          <table:table-cell office:value="0.42057592303853775" office:value-type="float"/>
          <table:table-cell office:value="22.23517592836586" office:value-type="float"/>
          <table:table-cell office:value-type="string">
            <text:p>input/data_formal_20240530-1342/meme/JonestheG_20230103T191543/0.jpg</text:p>
          </table:table-cell>
          <table:table-cell office:value-type="string">
            <text:p>https://twitter.com/HelenHe94542138/status/1610354342334443522</text:p>
          </table:table-cell>
        </table:table-row>
        <table:table-row>
          <table:table-cell office:value="1398" office:value-type="float"/>
          <table:table-cell office:value-type="string">
            <text:p>Pattern 30</text:p>
          </table:table-cell>
          <table:table-cell office:value="0.4696410034668689" office:value-type="float"/>
          <table:table-cell office:value="0.5718248392313934" office:value-type="float"/>
          <table:table-cell office:value="22.72687421992822" office:value-type="float"/>
          <table:table-cell office:value-type="string">
            <text:p>input/data_formal_20240530-1342/meme/JoshuaKrause20_20221226T165750/0.jpg</text:p>
          </table:table-cell>
          <table:table-cell office:value-type="string">
            <text:p>https://twitter.com/elanortinuviel/status/1607920923784380419</text:p>
          </table:table-cell>
        </table:table-row>
        <table:table-row>
          <table:table-cell office:value="1399" office:value-type="float"/>
          <table:table-cell office:value-type="string">
            <text:p>Pattern 1</text:p>
          </table:table-cell>
          <table:table-cell office:value="0.3756133081362359" office:value-type="float"/>
          <table:table-cell office:value="0.540925496363234" office:value-type="float"/>
          <table:table-cell office:value="29.76714016903876" office:value-type="float"/>
          <table:table-cell office:value-type="string">
            <text:p>input/data_formal_20240530-1342/meme/JRArtSpace_NFT_20230206T102304/0.jpg</text:p>
          </table:table-cell>
          <table:table-cell office:value-type="string">
            <text:p>https://twitter.com/ceotim/status/1622541378918948864</text:p>
          </table:table-cell>
        </table:table-row>
        <table:table-row>
          <table:table-cell office:value="1400" office:value-type="float"/>
          <table:table-cell office:value-type="string">
            <text:p>Pattern 31</text:p>
          </table:table-cell>
          <table:table-cell office:value="0.15282291609289367" office:value-type="float"/>
          <table:table-cell office:value="0.3557305494031895" office:value-type="float"/>
          <table:table-cell office:value="25.251779486515034" office:value-type="float"/>
          <table:table-cell office:value-type="string">
            <text:p>input/data_formal_20240530-1342/meme/JRArtSpace_NFT_20230206T102304/1.jpg</text:p>
          </table:table-cell>
          <table:table-cell office:value-type="string">
            <text:p>https://twitter.com/ceotim/status/1622541378918948864</text:p>
          </table:table-cell>
        </table:table-row>
        <table:table-row>
          <table:table-cell office:value="1401" office:value-type="float"/>
          <table:table-cell office:value-type="string">
            <text:p>Pattern 16</text:p>
          </table:table-cell>
          <table:table-cell office:value="0.32668761429386817" office:value-type="float"/>
          <table:table-cell office:value="0.3425039122115179" office:value-type="float"/>
          <table:table-cell office:value="32.48839234872152" office:value-type="float"/>
          <table:table-cell office:value-type="string">
            <text:p>input/data_formal_20240530-1342/meme/JuanplaysWH_20230206T104628/0.jpg</text:p>
          </table:table-cell>
          <table:table-cell office:value-type="string">
            <text:p>https://twitter.com/JuanplaysWH/status/1622547266467659779</text:p>
          </table:table-cell>
        </table:table-row>
        <table:table-row>
          <table:table-cell office:value="1402" office:value-type="float"/>
          <table:table-cell office:value-type="string">
            <text:p>Pattern 17</text:p>
          </table:table-cell>
          <table:table-cell office:value="0.4924283354808401" office:value-type="float"/>
          <table:table-cell office:value="0.35627143774628" office:value-type="float"/>
          <table:table-cell office:value="32.60292491929005" office:value-type="float"/>
          <table:table-cell office:value-type="string">
            <text:p>input/data_formal_20240530-1342/meme/JuanplaysWH_20230206T104628/1.jpg</text:p>
          </table:table-cell>
          <table:table-cell office:value-type="string">
            <text:p>https://twitter.com/JuanplaysWH/status/1622547266467659779</text:p>
          </table:table-cell>
        </table:table-row>
        <table:table-row>
          <table:table-cell office:value="1403" office:value-type="float"/>
          <table:table-cell office:value-type="string">
            <text:p>Pattern 49</text:p>
          </table:table-cell>
          <table:table-cell office:value="0.39787642913448407" office:value-type="float"/>
          <table:table-cell office:value="0.891836877176433" office:value-type="float"/>
          <table:table-cell office:value="21.77080865395291" office:value-type="float"/>
          <table:table-cell office:value-type="string">
            <text:p>input/data_formal_20240530-1342/meme/JuiceCarey_20230212T163244/0.jpg</text:p>
          </table:table-cell>
          <table:table-cell office:value-type="string">
            <text:p>https://twitter.com/GrizzlyFOG/status/1624810464046723072</text:p>
          </table:table-cell>
        </table:table-row>
        <table:table-row>
          <table:table-cell office:value="1404" office:value-type="float"/>
          <table:table-cell office:value-type="string">
            <text:p>Pattern 48</text:p>
          </table:table-cell>
          <table:table-cell office:value="0.3233419698166195" office:value-type="float"/>
          <table:table-cell office:value="0.5142031656610003" office:value-type="float"/>
          <table:table-cell office:value="29.920523255296846" office:value-type="float"/>
          <table:table-cell office:value-type="string">
            <text:p>input/data_formal_20240530-1342/meme/Justinxpenguin_20221228T050904/0.jpg</text:p>
          </table:table-cell>
          <table:table-cell office:value-type="string">
            <text:p>https://twitter.com/BlonemonX/status/1607976815808679937</text:p>
          </table:table-cell>
        </table:table-row>
        <table:table-row>
          <table:table-cell office:value="1405" office:value-type="float"/>
          <table:table-cell office:value-type="string">
            <text:p>Pattern 24</text:p>
          </table:table-cell>
          <table:table-cell office:value="0.43432921498733" office:value-type="float"/>
          <table:table-cell office:value="0.7588969682562636" office:value-type="float"/>
          <table:table-cell office:value="24.34990817860585" office:value-type="float"/>
          <table:table-cell office:value-type="string">
            <text:p>input/data_formal_20240530-1342/meme/JUSTliv29844021_20230202T051554/0.jpg</text:p>
          </table:table-cell>
          <table:table-cell office:value-type="string">
            <text:p>https://twitter.com/JUSTliv29844021/status/1621014526308286464</text:p>
          </table:table-cell>
        </table:table-row>
        <table:table-row>
          <table:table-cell office:value="1406" office:value-type="float"/>
          <table:table-cell office:value-type="string">
            <text:p>Pattern 5</text:p>
          </table:table-cell>
          <table:table-cell office:value="0.3942060905799121" office:value-type="float"/>
          <table:table-cell office:value="0.3936035854587263" office:value-type="float"/>
          <table:table-cell office:value="27.07775242072796" office:value-type="float"/>
          <table:table-cell office:value-type="string">
            <text:p>input/data_formal_20240530-1342/meme/justvoot_20221227T142949/0.jpg</text:p>
          </table:table-cell>
          <table:table-cell office:value-type="string">
            <text:p>https://twitter.com/priyanka221133/status/1607895874293714944</text:p>
          </table:table-cell>
        </table:table-row>
        <table:table-row>
          <table:table-cell office:value="1407" office:value-type="float"/>
          <table:table-cell office:value-type="string">
            <text:p>Pattern 31</text:p>
          </table:table-cell>
          <table:table-cell office:value="0.1916858695612619" office:value-type="float"/>
          <table:table-cell office:value="0.34585444331675913" office:value-type="float"/>
          <table:table-cell office:value="31.66008843863861" office:value-type="float"/>
          <table:table-cell office:value-type="string">
            <text:p>input/data_formal_20240530-1342/meme/k2onpaper_20230111T220458/0.jpg</text:p>
          </table:table-cell>
          <table:table-cell office:value-type="string">
            <text:p>https://twitter.com/k2onpaper/status/1613295931859820545</text:p>
          </table:table-cell>
        </table:table-row>
        <table:table-row>
          <table:table-cell office:value="1408" office:value-type="float"/>
          <table:table-cell office:value-type="string">
            <text:p>Pattern 31</text:p>
          </table:table-cell>
          <table:table-cell office:value="0.17745897426086188" office:value-type="float"/>
          <table:table-cell office:value="0.5388036282687678" office:value-type="float"/>
          <table:table-cell office:value="28.593425608376936" office:value-type="float"/>
          <table:table-cell office:value-type="string">
            <text:p>input/data_formal_20240530-1342/meme/k_rabtah_20230112T053303/0.jpg</text:p>
          </table:table-cell>
          <table:table-cell office:value-type="string">
            <text:p>https://twitter.com/k_rabtah/status/1613408697467949058</text:p>
          </table:table-cell>
        </table:table-row>
        <table:table-row>
          <table:table-cell office:value="1409" office:value-type="float"/>
          <table:table-cell office:value-type="string">
            <text:p>Pattern 28</text:p>
          </table:table-cell>
          <table:table-cell office:value="0.18711575784836143" office:value-type="float"/>
          <table:table-cell office:value="0.5742414800017088" office:value-type="float"/>
          <table:table-cell office:value="30.071954414660915" office:value-type="float"/>
          <table:table-cell office:value-type="string">
            <text:p>input/data_formal_20240530-1342/meme/kaerunooji_20221217T161220/0.jpg</text:p>
          </table:table-cell>
          <table:table-cell office:value-type="string">
            <text:p>https://twitter.com/CandieePopp/status/1607956460738342918</text:p>
          </table:table-cell>
        </table:table-row>
        <table:table-row>
          <table:table-cell office:value="1410" office:value-type="float"/>
          <table:table-cell office:value-type="string">
            <text:p>Pattern 31</text:p>
          </table:table-cell>
          <table:table-cell office:value="0.0336056333750559" office:value-type="float"/>
          <table:table-cell office:value="0.598681945190644" office:value-type="float"/>
          <table:table-cell office:value="25.11055085095024" office:value-type="float"/>
          <table:table-cell office:value-type="string">
            <text:p>input/data_formal_20240530-1342/meme/Kafanariskiobbi_20230205T080154/0.jpg</text:p>
          </table:table-cell>
          <table:table-cell office:value-type="string">
            <text:p>https://twitter.com/Kafanariskiobbi/status/1622622729148170242</text:p>
          </table:table-cell>
        </table:table-row>
        <table:table-row>
          <table:table-cell office:value="1411" office:value-type="float"/>
          <table:table-cell office:value-type="string">
            <text:p>Pattern 19</text:p>
          </table:table-cell>
          <table:table-cell office:value="0.43702208065506143" office:value-type="float"/>
          <table:table-cell office:value="0.7354581846623238" office:value-type="float"/>
          <table:table-cell office:value="24.610610650266636" office:value-type="float"/>
          <table:table-cell office:value-type="string">
            <text:p>input/data_formal_20240530-1342/meme/kajetesantakalu_20230105T055729/0.jpg</text:p>
          </table:table-cell>
          <table:table-cell office:value-type="string">
            <text:p>https://twitter.com/triplesfiles/status/1610961191060525058</text:p>
          </table:table-cell>
        </table:table-row>
        <table:table-row>
          <table:table-cell office:value="1412" office:value-type="float"/>
          <table:table-cell office:value-type="string">
            <text:p>Pattern 20</text:p>
          </table:table-cell>
          <table:table-cell office:value="0.812168591082779" office:value-type="float"/>
          <table:table-cell office:value="0.3724729456846192" office:value-type="float"/>
          <table:table-cell office:value="26.754664835575255" office:value-type="float"/>
          <table:table-cell office:value-type="string">
            <text:p>input/data_formal_20240530-1342/meme/kajolvanboss1_20230301T222410/0.jpg</text:p>
          </table:table-cell>
          <table:table-cell office:value-type="string">
            <text:p>https://twitter.com/Tania_Sparrow77/status/1633003067883892737</text:p>
          </table:table-cell>
        </table:table-row>
        <table:table-row>
          <table:table-cell office:value="1413" office:value-type="float"/>
          <table:table-cell office:value-type="string">
            <text:p>Pattern 15</text:p>
          </table:table-cell>
          <table:table-cell office:value="0.28469618737945784" office:value-type="float"/>
          <table:table-cell office:value="0.2877239816164248" office:value-type="float"/>
          <table:table-cell office:value="21.01588940656352" office:value-type="float"/>
          <table:table-cell office:value-type="string">
            <text:p>input/data_formal_20240530-1342/meme/kali_tutorials_20230212T145907/0.jpg</text:p>
          </table:table-cell>
          <table:table-cell office:value-type="string">
            <text:p>https://twitter.com/dariosailor86/status/1624809683729936386</text:p>
          </table:table-cell>
        </table:table-row>
        <table:table-row>
          <table:table-cell office:value="1414" office:value-type="float"/>
          <table:table-cell office:value-type="string">
            <text:p>Pattern 24</text:p>
          </table:table-cell>
          <table:table-cell office:value="0.3844827019401826" office:value-type="float"/>
          <table:table-cell office:value="0.8744846211707338" office:value-type="float"/>
          <table:table-cell office:value="15.92056995434865" office:value-type="float"/>
          <table:table-cell office:value-type="string">
            <text:p>input/data_formal_20240530-1342/meme/Kamoteng_ube_20230106T052252/0.jpg</text:p>
          </table:table-cell>
          <table:table-cell office:value-type="string">
            <text:p>https://twitter.com/Kamoteng_ube/status/1611231806610903041</text:p>
          </table:table-cell>
        </table:table-row>
        <table:table-row>
          <table:table-cell office:value="1415" office:value-type="float"/>
          <table:table-cell office:value-type="string">
            <text:p>Pattern 23</text:p>
          </table:table-cell>
          <table:table-cell office:value="0.2752029138366122" office:value-type="float"/>
          <table:table-cell office:value="0.5183941958953493" office:value-type="float"/>
          <table:table-cell office:value="31.108048757256807" office:value-type="float"/>
          <table:table-cell office:value-type="string">
            <text:p>input/data_formal_20240530-1342/meme/kanata_k777_20230106T084554/0.jpg</text:p>
          </table:table-cell>
          <table:table-cell office:value-type="string">
            <text:p>https://twitter.com/kanata_k777/status/1611282900309114880</text:p>
          </table:table-cell>
        </table:table-row>
        <table:table-row>
          <table:table-cell office:value="1416" office:value-type="float"/>
          <table:table-cell office:value-type="string">
            <text:p>Pattern 36</text:p>
          </table:table-cell>
          <table:table-cell office:value="0.7162215886454092" office:value-type="float"/>
          <table:table-cell office:value="0.3599372403255143" office:value-type="float"/>
          <table:table-cell office:value="26.944724824551635" office:value-type="float"/>
          <table:table-cell office:value-type="string">
            <text:p>input/data_formal_20240530-1342/meme/kandyartist_20230105T120009/0.jpg</text:p>
          </table:table-cell>
          <table:table-cell office:value-type="string">
            <text:p>https://twitter.com/kandyartist/status/1610969398751141891</text:p>
          </table:table-cell>
        </table:table-row>
        <table:table-row>
          <table:table-cell office:value="1417" office:value-type="float"/>
          <table:table-cell office:value-type="string">
            <text:p>Pattern 30</text:p>
          </table:table-cell>
          <table:table-cell office:value="0.5113692053016762" office:value-type="float"/>
          <table:table-cell office:value="0.5863933321474658" office:value-type="float"/>
          <table:table-cell office:value="28.411064713983222" office:value-type="float"/>
          <table:table-cell office:value-type="string">
            <text:p>input/data_formal_20240530-1342/meme/karmicoder_20230226T042839/0.jpg</text:p>
          </table:table-cell>
          <table:table-cell office:value-type="string">
            <text:p>https://twitter.com/karmicoder/status/1629699943073218560</text:p>
          </table:table-cell>
        </table:table-row>
        <table:table-row>
          <table:table-cell office:value="1418" office:value-type="float"/>
          <table:table-cell office:value-type="string">
            <text:p>Pattern 34</text:p>
          </table:table-cell>
          <table:table-cell office:value="0.3201104856235469" office:value-type="float"/>
          <table:table-cell office:value="0.7142473728399428" office:value-type="float"/>
          <table:table-cell office:value="19.537882924409818" office:value-type="float"/>
          <table:table-cell office:value-type="string">
            <text:p>input/data_formal_20240530-1342/meme/katanainu_20230202T222544/0.jpg</text:p>
          </table:table-cell>
          <table:table-cell office:value-type="string">
            <text:p>https://twitter.com/2Punkz/status/1622620513334964224</text:p>
          </table:table-cell>
        </table:table-row>
        <table:table-row>
          <table:table-cell office:value="1419" office:value-type="float"/>
          <table:table-cell office:value-type="string">
            <text:p>Pattern 7</text:p>
          </table:table-cell>
          <table:table-cell office:value="0.3314281347353456" office:value-type="float"/>
          <table:table-cell office:value="0.5875397674089995" office:value-type="float"/>
          <table:table-cell office:value="28.06376861805444" office:value-type="float"/>
          <table:table-cell office:value-type="string">
            <text:p>input/data_formal_20240530-1342/meme/KatenoCosplay_20230206T152357/0.jpg</text:p>
          </table:table-cell>
          <table:table-cell office:value-type="string">
            <text:p>https://twitter.com/KatenoCosplay/status/1622617097795674122</text:p>
          </table:table-cell>
        </table:table-row>
        <table:table-row>
          <table:table-cell office:value="1420" office:value-type="float"/>
          <table:table-cell office:value-type="string">
            <text:p>Pattern 16</text:p>
          </table:table-cell>
          <table:table-cell office:value="0.2554330540142726" office:value-type="float"/>
          <table:table-cell office:value="0.4320938204899311" office:value-type="float"/>
          <table:table-cell office:value="30.694225735683066" office:value-type="float"/>
          <table:table-cell office:value-type="string">
            <text:p>input/data_formal_20240530-1342/meme/KatenoCosplay_20230206T152357/1.jpg</text:p>
          </table:table-cell>
          <table:table-cell office:value-type="string">
            <text:p>https://twitter.com/KatenoCosplay/status/1622617097795674122</text:p>
          </table:table-cell>
        </table:table-row>
        <table:table-row>
          <table:table-cell office:value="1421" office:value-type="float"/>
          <table:table-cell office:value-type="string">
            <text:p>Pattern 7</text:p>
          </table:table-cell>
          <table:table-cell office:value="0.4165129526190573" office:value-type="float"/>
          <table:table-cell office:value="0.6555314494733517" office:value-type="float"/>
          <table:table-cell office:value="19.212686962893574" office:value-type="float"/>
          <table:table-cell office:value-type="string">
            <text:p>input/data_formal_20240530-1342/meme/kaveen_baxter_20230202T040837/0.jpg</text:p>
          </table:table-cell>
          <table:table-cell office:value-type="string">
            <text:p>https://twitter.com/kaveen_baxter/status/1620997591486849028</text:p>
          </table:table-cell>
        </table:table-row>
        <table:table-row>
          <table:table-cell office:value="1422" office:value-type="float"/>
          <table:table-cell office:value-type="string">
            <text:p>Pattern 19</text:p>
          </table:table-cell>
          <table:table-cell office:value="0.5279019016677737" office:value-type="float"/>
          <table:table-cell office:value="0.8040205383350609" office:value-type="float"/>
          <table:table-cell office:value="24.18664583848715" office:value-type="float"/>
          <table:table-cell office:value-type="string">
            <text:p>input/data_formal_20240530-1342/meme/kaviivak15_20230323T040650/0.jpg</text:p>
          </table:table-cell>
          <table:table-cell office:value-type="string">
            <text:p>https://twitter.com/kaviivak15/status/1638754147641217025</text:p>
          </table:table-cell>
        </table:table-row>
        <table:table-row>
          <table:table-cell office:value="1423" office:value-type="float"/>
          <table:table-cell office:value-type="string">
            <text:p>Pattern 49</text:p>
          </table:table-cell>
          <table:table-cell office:value="0.48714886267742724" office:value-type="float"/>
          <table:table-cell office:value="0.8620103862825027" office:value-type="float"/>
          <table:table-cell office:value="22.4806500815968" office:value-type="float"/>
          <table:table-cell office:value-type="string">
            <text:p>input/data_formal_20240530-1342/meme/kazzzzzzzuto_20230202T002023/0.jpg</text:p>
          </table:table-cell>
          <table:table-cell office:value-type="string">
            <text:p>https://twitter.com/kazzzzzzzuto/status/1620940154239082497</text:p>
          </table:table-cell>
        </table:table-row>
        <table:table-row>
          <table:table-cell office:value="1424" office:value-type="float"/>
          <table:table-cell office:value-type="string">
            <text:p>Pattern 2</text:p>
          </table:table-cell>
          <table:table-cell office:value="0.5839151878500155" office:value-type="float"/>
          <table:table-cell office:value="0.6679681735761692" office:value-type="float"/>
          <table:table-cell office:value="26.52296180133303" office:value-type="float"/>
          <table:table-cell office:value-type="string">
            <text:p>input/data_formal_20240530-1342/meme/kdoc141_20230111T221554/0.jpg</text:p>
          </table:table-cell>
          <table:table-cell office:value-type="string">
            <text:p>https://twitter.com/kdoc141/status/1613298684267233286</text:p>
          </table:table-cell>
        </table:table-row>
        <table:table-row>
          <table:table-cell office:value="1425" office:value-type="float"/>
          <table:table-cell office:value-type="string">
            <text:p>Pattern 4</text:p>
          </table:table-cell>
          <table:table-cell office:value="0.3406598718435937" office:value-type="float"/>
          <table:table-cell office:value="0.6331501793696002" office:value-type="float"/>
          <table:table-cell office:value="28.70591072708348" office:value-type="float"/>
          <table:table-cell office:value-type="string">
            <text:p>input/data_formal_20240530-1342/meme/kdoc141_20230201T230224/0.jpg</text:p>
          </table:table-cell>
          <table:table-cell office:value-type="string">
            <text:p>https://twitter.com/kdoc141/status/1620920531737518080</text:p>
          </table:table-cell>
        </table:table-row>
        <table:table-row>
          <table:table-cell office:value="1426" office:value-type="float"/>
          <table:table-cell office:value-type="string">
            <text:p>Pattern 49</text:p>
          </table:table-cell>
          <table:table-cell office:value="0.4195634349686167" office:value-type="float"/>
          <table:table-cell office:value="0.8872568472372377" office:value-type="float"/>
          <table:table-cell office:value="17.61999404173554" office:value-type="float"/>
          <table:table-cell office:value-type="string">
            <text:p>input/data_formal_20240530-1342/meme/KDR57_20230111T224827/0.jpg</text:p>
          </table:table-cell>
          <table:table-cell office:value-type="string">
            <text:p>https://twitter.com/KDR57/status/1613306874853720064</text:p>
          </table:table-cell>
        </table:table-row>
        <table:table-row>
          <table:table-cell office:value="1427" office:value-type="float"/>
          <table:table-cell office:value-type="string">
            <text:p>Pattern 34</text:p>
          </table:table-cell>
          <table:table-cell office:value="0.40015893157105353" office:value-type="float"/>
          <table:table-cell office:value="0.681374451221738" office:value-type="float"/>
          <table:table-cell office:value="22.776456890592733" office:value-type="float"/>
          <table:table-cell office:value-type="string">
            <text:p>input/data_formal_20240530-1342/meme/KeeperDon_20230206T130101/0.jpg</text:p>
          </table:table-cell>
          <table:table-cell office:value-type="string">
            <text:p>https://twitter.com/KeeperDon/status/1622581125930418176</text:p>
          </table:table-cell>
        </table:table-row>
        <table:table-row>
          <table:table-cell office:value="1428" office:value-type="float"/>
          <table:table-cell office:value-type="string">
            <text:p>Pattern 1</text:p>
          </table:table-cell>
          <table:table-cell office:value="0.41345095852121544" office:value-type="float"/>
          <table:table-cell office:value="0.7862931149992283" office:value-type="float"/>
          <table:table-cell office:value="27.956994281418417" office:value-type="float"/>
          <table:table-cell office:value-type="string">
            <text:p>input/data_formal_20240530-1342/meme/KeiEx7_20230201T183537/0.jpg</text:p>
          </table:table-cell>
          <table:table-cell office:value-type="string">
            <text:p>https://twitter.com/Angel1815204/status/1621018551191756802</text:p>
          </table:table-cell>
        </table:table-row>
        <table:table-row>
          <table:table-cell office:value="1429" office:value-type="float"/>
          <table:table-cell office:value-type="string">
            <text:p>Pattern 28</text:p>
          </table:table-cell>
          <table:table-cell office:value="0.23202410570811718" office:value-type="float"/>
          <table:table-cell office:value="0.725173635224506" office:value-type="float"/>
          <table:table-cell office:value="26.585325791874435" office:value-type="float"/>
          <table:table-cell office:value-type="string">
            <text:p>input/data_formal_20240530-1342/meme/KeishaKom_20230106T044545/0.jpg</text:p>
          </table:table-cell>
          <table:table-cell office:value-type="string">
            <text:p>https://twitter.com/KeishaKom/status/1611222464008450049</text:p>
          </table:table-cell>
        </table:table-row>
        <table:table-row>
          <table:table-cell office:value="1430" office:value-type="float"/>
          <table:table-cell office:value-type="string">
            <text:p>Pattern 49</text:p>
          </table:table-cell>
          <table:table-cell office:value="0.5435461893651032" office:value-type="float"/>
          <table:table-cell office:value="0.7796377506232265" office:value-type="float"/>
          <table:table-cell office:value="25.34838898955905" office:value-type="float"/>
          <table:table-cell office:value-type="string">
            <text:p>input/data_formal_20240530-1342/meme/KeishaKom_20230106T083614/0.jpg</text:p>
          </table:table-cell>
          <table:table-cell office:value-type="string">
            <text:p>https://twitter.com/KeishaKom/status/1611280469370470402</text:p>
          </table:table-cell>
        </table:table-row>
        <table:table-row>
          <table:table-cell office:value="1431" office:value-type="float"/>
          <table:table-cell office:value-type="string">
            <text:p>Pattern 41</text:p>
          </table:table-cell>
          <table:table-cell office:value="0.29318129052347025" office:value-type="float"/>
          <table:table-cell office:value="0.9045011346188633" office:value-type="float"/>
          <table:table-cell office:value="26.766492050318664" office:value-type="float"/>
          <table:table-cell office:value-type="string">
            <text:p>input/data_formal_20240530-1342/meme/KeithBu06422222_20230206T120542/0.jpg</text:p>
          </table:table-cell>
          <table:table-cell office:value-type="string">
            <text:p>https://twitter.com/KeithBu06422222/status/1622567208093380608</text:p>
          </table:table-cell>
        </table:table-row>
        <table:table-row>
          <table:table-cell office:value="1432" office:value-type="float"/>
          <table:table-cell office:value-type="string">
            <text:p>Pattern 49</text:p>
          </table:table-cell>
          <table:table-cell office:value="0.40903737060966705" office:value-type="float"/>
          <table:table-cell office:value="0.905411737286338" office:value-type="float"/>
          <table:table-cell office:value="15.63824414562958" office:value-type="float"/>
          <table:table-cell office:value-type="string">
            <text:p>input/data_formal_20240530-1342/meme/KeithMunicipal_20230202T002626/0.jpg</text:p>
          </table:table-cell>
          <table:table-cell office:value-type="string">
            <text:p>https://twitter.com/KeithMunicipal/status/1620941678331789312</text:p>
          </table:table-cell>
        </table:table-row>
        <table:table-row>
          <table:table-cell office:value="1433" office:value-type="float"/>
          <table:table-cell office:value-type="string">
            <text:p>Pattern 47</text:p>
          </table:table-cell>
          <table:table-cell office:value="0.17876479898712758" office:value-type="float"/>
          <table:table-cell office:value="0.6233456170136782" office:value-type="float"/>
          <table:table-cell office:value="30.47567552459005" office:value-type="float"/>
          <table:table-cell office:value-type="string">
            <text:p>input/data_formal_20240530-1342/meme/KeithPe17458059_20230206T145614/0.jpg</text:p>
          </table:table-cell>
          <table:table-cell office:value-type="string">
            <text:p>https://twitter.com/KeithPe17458059/status/1622610121032601600</text:p>
          </table:table-cell>
        </table:table-row>
        <table:table-row>
          <table:table-cell office:value="1434" office:value-type="float"/>
          <table:table-cell office:value-type="string">
            <text:p>Pattern 49</text:p>
          </table:table-cell>
          <table:table-cell office:value="0.4567594624669115" office:value-type="float"/>
          <table:table-cell office:value="0.8766995832226703" office:value-type="float"/>
          <table:table-cell office:value="20.004740990488163" office:value-type="float"/>
          <table:table-cell office:value-type="string">
            <text:p>input/data_formal_20240530-1342/meme/KeithRo01612980_20230201T231351/0.jpg</text:p>
          </table:table-cell>
          <table:table-cell office:value-type="string">
            <text:p>https://twitter.com/KeithRo01612980/status/1620923412632969216</text:p>
          </table:table-cell>
        </table:table-row>
        <table:table-row>
          <table:table-cell office:value="1435" office:value-type="float"/>
          <table:table-cell office:value-type="string">
            <text:p>Pattern 14</text:p>
          </table:table-cell>
          <table:table-cell office:value="0.3846034319474376" office:value-type="float"/>
          <table:table-cell office:value="0.809317356714646" office:value-type="float"/>
          <table:table-cell office:value="26.856109267255984" office:value-type="float"/>
          <table:table-cell office:value-type="string">
            <text:p>input/data_formal_20240530-1342/meme/KeithSt20553557_20221228T044027/0.jpg</text:p>
          </table:table-cell>
          <table:table-cell office:value-type="string">
            <text:p>https://twitter.com/KeithSt20553557/status/1607959640142127104</text:p>
          </table:table-cell>
        </table:table-row>
        <table:table-row>
          <table:table-cell office:value="1436" office:value-type="float"/>
          <table:table-cell office:value-type="string">
            <text:p>Pattern 14</text:p>
          </table:table-cell>
          <table:table-cell office:value="0.36472076527495456" office:value-type="float"/>
          <table:table-cell office:value="0.8482315086843147" office:value-type="float"/>
          <table:table-cell office:value="25.527157616166207" office:value-type="float"/>
          <table:table-cell office:value-type="string">
            <text:p>input/data_formal_20240530-1342/meme/KeithWe15277035_20230202T003532/0.jpg</text:p>
          </table:table-cell>
          <table:table-cell office:value-type="string">
            <text:p>https://twitter.com/KeithWe15277035/status/1620943968820428801</text:p>
          </table:table-cell>
        </table:table-row>
        <table:table-row>
          <table:table-cell office:value="1437" office:value-type="float"/>
          <table:table-cell office:value-type="string">
            <text:p>Pattern 28</text:p>
          </table:table-cell>
          <table:table-cell office:value="0.15920801973840454" office:value-type="float"/>
          <table:table-cell office:value="0.7699684916202465" office:value-type="float"/>
          <table:table-cell office:value="27.569807531601946" office:value-type="float"/>
          <table:table-cell office:value-type="string">
            <text:p>input/data_formal_20240530-1342/meme/KelliMc69068009_20221228T021757/0.jpg</text:p>
          </table:table-cell>
          <table:table-cell office:value-type="string">
            <text:p>https://twitter.com/KelliMc69068009/status/1607923777589104640</text:p>
          </table:table-cell>
        </table:table-row>
        <table:table-row>
          <table:table-cell office:value="1438" office:value-type="float"/>
          <table:table-cell office:value-type="string">
            <text:p>Pattern 34</text:p>
          </table:table-cell>
          <table:table-cell office:value="0.23378414897107141" office:value-type="float"/>
          <table:table-cell office:value="0.7265348807933082" office:value-type="float"/>
          <table:table-cell office:value="25.46973477488843" office:value-type="float"/>
          <table:table-cell office:value-type="string">
            <text:p>input/data_formal_20240530-1342/meme/KellyAl12742759_20230104T200457/0.jpg</text:p>
          </table:table-cell>
          <table:table-cell office:value-type="string">
            <text:p>https://twitter.com/KristenNorman/status/1610978131967414278</text:p>
          </table:table-cell>
        </table:table-row>
        <table:table-row>
          <table:table-cell office:value="1439" office:value-type="float"/>
          <table:table-cell office:value-type="string">
            <text:p>Pattern 15</text:p>
          </table:table-cell>
          <table:table-cell office:value="0.13005275392805168" office:value-type="float"/>
          <table:table-cell office:value="0.3362451192831922" office:value-type="float"/>
          <table:table-cell office:value="29.11628081836425" office:value-type="float"/>
          <table:table-cell office:value-type="string">
            <text:p>input/data_formal_20240530-1342/meme/KellyAl12742759_20230105T114824/0.jpg</text:p>
          </table:table-cell>
          <table:table-cell office:value-type="string">
            <text:p>https://twitter.com/KellyAl12742759/status/1610966440525561857</text:p>
          </table:table-cell>
        </table:table-row>
        <table:table-row>
          <table:table-cell office:value="1440" office:value-type="float"/>
          <table:table-cell office:value-type="string">
            <text:p>Pattern 14</text:p>
          </table:table-cell>
          <table:table-cell office:value="0.47283801178152307" office:value-type="float"/>
          <table:table-cell office:value="0.7280604612801241" office:value-type="float"/>
          <table:table-cell office:value="27.055278101822918" office:value-type="float"/>
          <table:table-cell office:value-type="string">
            <text:p>input/data_formal_20240530-1342/meme/KellyCl16079855_20230105T114629/0.jpg</text:p>
          </table:table-cell>
          <table:table-cell office:value-type="string">
            <text:p>https://twitter.com/KellyCl16079855/status/1610965958872682496</text:p>
          </table:table-cell>
        </table:table-row>
        <table:table-row>
          <table:table-cell office:value="1441" office:value-type="float"/>
          <table:table-cell office:value-type="string">
            <text:p>Pattern 14</text:p>
          </table:table-cell>
          <table:table-cell office:value="0.34564645299071745" office:value-type="float"/>
          <table:table-cell office:value="0.7056343535295263" office:value-type="float"/>
          <table:table-cell office:value="26.22736428873682" office:value-type="float"/>
          <table:table-cell office:value-type="string">
            <text:p>input/data_formal_20240530-1342/meme/KellyCo62989099_20230206T133149/0.jpg</text:p>
          </table:table-cell>
          <table:table-cell office:value-type="string">
            <text:p>https://twitter.com/KellyCo62989099/status/1622588877419732994</text:p>
          </table:table-cell>
        </table:table-row>
        <table:table-row>
          <table:table-cell office:value="1442" office:value-type="float"/>
          <table:table-cell office:value-type="string">
            <text:p>Pattern 14</text:p>
          </table:table-cell>
          <table:table-cell office:value="0.34033150836354326" office:value-type="float"/>
          <table:table-cell office:value="0.6052770534379232" office:value-type="float"/>
          <table:table-cell office:value="29.036681715165887" office:value-type="float"/>
          <table:table-cell office:value-type="string">
            <text:p>input/data_formal_20240530-1342/meme/KellyCo62989099_20230212T133015/0.jpg</text:p>
          </table:table-cell>
          <table:table-cell office:value-type="string">
            <text:p>https://twitter.com/KellyCo62989099/status/1624762812047454208</text:p>
          </table:table-cell>
        </table:table-row>
        <table:table-row>
          <table:table-cell office:value="1443" office:value-type="float"/>
          <table:table-cell office:value-type="string">
            <text:p>Pattern 24</text:p>
          </table:table-cell>
          <table:table-cell office:value="0.40074634930518915" office:value-type="float"/>
          <table:table-cell office:value="0.8542862348525092" office:value-type="float"/>
          <table:table-cell office:value="20.526056670482493" office:value-type="float"/>
          <table:table-cell office:value-type="string">
            <text:p>input/data_formal_20240530-1342/meme/KellyFl40877692_20221228T053816/0.jpg</text:p>
          </table:table-cell>
          <table:table-cell office:value-type="string">
            <text:p>https://twitter.com/KellyFl40877692/status/1607974192070426624</text:p>
          </table:table-cell>
        </table:table-row>
        <table:table-row>
          <table:table-cell office:value="1444" office:value-type="float"/>
          <table:table-cell office:value-type="string">
            <text:p>Pattern 28</text:p>
          </table:table-cell>
          <table:table-cell office:value="0.2909181417372252" office:value-type="float"/>
          <table:table-cell office:value="0.767767134842501" office:value-type="float"/>
          <table:table-cell office:value="25.09210514118781" office:value-type="float"/>
          <table:table-cell office:value-type="string">
            <text:p>input/data_formal_20240530-1342/meme/KellyHu14949136_20230105T101803/0.jpg</text:p>
          </table:table-cell>
          <table:table-cell office:value-type="string">
            <text:p>https://twitter.com/KellyHu14949136/status/1610943704453332992</text:p>
          </table:table-cell>
        </table:table-row>
        <table:table-row>
          <table:table-cell office:value="1445" office:value-type="float"/>
          <table:table-cell office:value-type="string">
            <text:p>Pattern 31</text:p>
          </table:table-cell>
          <table:table-cell office:value="0.12188120666903357" office:value-type="float"/>
          <table:table-cell office:value="0.5212930061310507" office:value-type="float"/>
          <table:table-cell office:value="27.109368191913983" office:value-type="float"/>
          <table:table-cell office:value-type="string">
            <text:p>input/data_formal_20240530-1342/meme/KesariPunjab_20221228T043130/0.jpg</text:p>
          </table:table-cell>
          <table:table-cell office:value-type="string">
            <text:p>https://twitter.com/KesariPunjab/status/1607957387452846080</text:p>
          </table:table-cell>
        </table:table-row>
        <table:table-row>
          <table:table-cell office:value="1446" office:value-type="float"/>
          <table:table-cell office:value-type="string">
            <text:p>Pattern 16</text:p>
          </table:table-cell>
          <table:table-cell office:value="0.2259239488204474" office:value-type="float"/>
          <table:table-cell office:value="0.32580424934066143" office:value-type="float"/>
          <table:table-cell office:value="32.93913126194105" office:value-type="float"/>
          <table:table-cell office:value-type="string">
            <text:p>input/data_formal_20240530-1342/meme/KesariPunjab_20230202T043100/0.jpg</text:p>
          </table:table-cell>
          <table:table-cell office:value-type="string">
            <text:p>https://twitter.com/KesariPunjab/status/1621003224852631553</text:p>
          </table:table-cell>
        </table:table-row>
        <table:table-row>
          <table:table-cell office:value="1447" office:value-type="float"/>
          <table:table-cell office:value-type="string">
            <text:p>Pattern 31</text:p>
          </table:table-cell>
          <table:table-cell office:value="0.09994420545301447" office:value-type="float"/>
          <table:table-cell office:value="0.5317513181009313" office:value-type="float"/>
          <table:table-cell office:value="31.006566355926303" office:value-type="float"/>
          <table:table-cell office:value-type="string">
            <text:p>input/data_formal_20240530-1342/meme/KesariPunjab_20230226T043000/0.jpg</text:p>
          </table:table-cell>
          <table:table-cell office:value-type="string">
            <text:p>https://twitter.com/KesariPunjab/status/1629700282061037572</text:p>
          </table:table-cell>
        </table:table-row>
        <table:table-row>
          <table:table-cell office:value="1448" office:value-type="float"/>
          <table:table-cell office:value-type="string">
            <text:p>Pattern 9</text:p>
          </table:table-cell>
          <table:table-cell office:value="0.14885126121462364" office:value-type="float"/>
          <table:table-cell office:value="0.05630012433798237" office:value-type="float"/>
          <table:table-cell office:value="9.753212113408244" office:value-type="float"/>
          <table:table-cell office:value-type="string">
            <text:p>input/data_formal_20240530-1342/meme/KestoneIMS_20230105T111401/0.jpg</text:p>
          </table:table-cell>
          <table:table-cell office:value-type="string">
            <text:p>https://twitter.com/KestoneIMS/status/1610957786611081216</text:p>
          </table:table-cell>
        </table:table-row>
        <table:table-row>
          <table:table-cell office:value="1449" office:value-type="float"/>
          <table:table-cell office:value-type="string">
            <text:p>Pattern 30</text:p>
          </table:table-cell>
          <table:table-cell office:value="0.33327742154644957" office:value-type="float"/>
          <table:table-cell office:value="0.4650778578052915" office:value-type="float"/>
          <table:table-cell office:value="29.70970338236832" office:value-type="float"/>
          <table:table-cell office:value-type="string">
            <text:p>input/data_formal_20240530-1342/meme/KevHServices_20230206T135727/0.jpg</text:p>
          </table:table-cell>
          <table:table-cell office:value-type="string">
            <text:p>https://twitter.com/KevHServices/status/1622595328162643973</text:p>
          </table:table-cell>
        </table:table-row>
        <table:table-row>
          <table:table-cell office:value="1450" office:value-type="float"/>
          <table:table-cell office:value-type="string">
            <text:p>Pattern 34</text:p>
          </table:table-cell>
          <table:table-cell office:value="0.2914972699983111" office:value-type="float"/>
          <table:table-cell office:value="0.7235357389705215" office:value-type="float"/>
          <table:table-cell office:value="26.080209591383927" office:value-type="float"/>
          <table:table-cell office:value-type="string">
            <text:p>input/data_formal_20240530-1342/meme/KhaleesiKaine_20211231T172254/0.jpg</text:p>
          </table:table-cell>
          <table:table-cell office:value-type="string">
            <text:p>https://twitter.com/EponyOwo/status/1633034967767826432</text:p>
          </table:table-cell>
        </table:table-row>
        <table:table-row>
          <table:table-cell office:value="1451" office:value-type="float"/>
          <table:table-cell office:value-type="string">
            <text:p>Pattern 34</text:p>
          </table:table-cell>
          <table:table-cell office:value="0.41926763044295606" office:value-type="float"/>
          <table:table-cell office:value="0.8164326437455868" office:value-type="float"/>
          <table:table-cell office:value="24.717729200524122" office:value-type="float"/>
          <table:table-cell office:value-type="string">
            <text:p>input/data_formal_20240530-1342/meme/KhaleesiKaine_20211231T172254/1.jpg</text:p>
          </table:table-cell>
          <table:table-cell office:value-type="string">
            <text:p>https://twitter.com/EponyOwo/status/1633034967767826432</text:p>
          </table:table-cell>
        </table:table-row>
        <table:table-row>
          <table:table-cell office:value="1452" office:value-type="float"/>
          <table:table-cell office:value-type="string">
            <text:p>Pattern 34</text:p>
          </table:table-cell>
          <table:table-cell office:value="0.4187608857305051" office:value-type="float"/>
          <table:table-cell office:value="0.8721198562577648" office:value-type="float"/>
          <table:table-cell office:value="22.577330964727548" office:value-type="float"/>
          <table:table-cell office:value-type="string">
            <text:p>input/data_formal_20240530-1342/meme/KhaleesiKaine_20211231T172254/2.jpg</text:p>
          </table:table-cell>
          <table:table-cell office:value-type="string">
            <text:p>https://twitter.com/EponyOwo/status/1633034967767826432</text:p>
          </table:table-cell>
        </table:table-row>
        <table:table-row>
          <table:table-cell office:value="1453" office:value-type="float"/>
          <table:table-cell office:value-type="string">
            <text:p>Pattern 12</text:p>
          </table:table-cell>
          <table:table-cell office:value="0.32571925930730194" office:value-type="float"/>
          <table:table-cell office:value="0.5952064569756561" office:value-type="float"/>
          <table:table-cell office:value="31.031138249848098" office:value-type="float"/>
          <table:table-cell office:value-type="string">
            <text:p>input/data_formal_20240530-1342/meme/KhaleesiKaine_20211231T172254/3.jpg</text:p>
          </table:table-cell>
          <table:table-cell office:value-type="string">
            <text:p>https://twitter.com/EponyOwo/status/1633034967767826432</text:p>
          </table:table-cell>
        </table:table-row>
        <table:table-row>
          <table:table-cell office:value="1454" office:value-type="float"/>
          <table:table-cell office:value-type="string">
            <text:p>Pattern 5</text:p>
          </table:table-cell>
          <table:table-cell office:value="0.48033690430539805" office:value-type="float"/>
          <table:table-cell office:value="0.3463588155900982" office:value-type="float"/>
          <table:table-cell office:value="32.58500826929534" office:value-type="float"/>
          <table:table-cell office:value-type="string">
            <text:p>input/data_formal_20240530-1342/meme/khali_infamous_20230307T071846/0.jpg</text:p>
          </table:table-cell>
          <table:table-cell office:value-type="string">
            <text:p>https://twitter.com/khali_infamous/status/1633004246307319808</text:p>
          </table:table-cell>
        </table:table-row>
        <table:table-row>
          <table:table-cell office:value="1455" office:value-type="float"/>
          <table:table-cell office:value-type="string">
            <text:p>Pattern 34</text:p>
          </table:table-cell>
          <table:table-cell office:value="0.3103767082203557" office:value-type="float"/>
          <table:table-cell office:value="0.6805620992992318" office:value-type="float"/>
          <table:table-cell office:value="30.789611521181456" office:value-type="float"/>
          <table:table-cell office:value-type="string">
            <text:p>input/data_formal_20240530-1342/meme/kianshi_id_20230206T122627/0.jpg</text:p>
          </table:table-cell>
          <table:table-cell office:value-type="string">
            <text:p>https://twitter.com/VTuberTweeter/status/1622574050223484928</text:p>
          </table:table-cell>
        </table:table-row>
        <table:table-row>
          <table:table-cell office:value="1456" office:value-type="float"/>
          <table:table-cell office:value-type="string">
            <text:p>Pattern 28</text:p>
          </table:table-cell>
          <table:table-cell office:value="0.3448357768428425" office:value-type="float"/>
          <table:table-cell office:value="0.7507132281097928" office:value-type="float"/>
          <table:table-cell office:value="27.232729016121844" office:value-type="float"/>
          <table:table-cell office:value-type="string">
            <text:p>input/data_formal_20240530-1342/meme/Killerb88551795_20230201T230632/0.jpg</text:p>
          </table:table-cell>
          <table:table-cell office:value-type="string">
            <text:p>https://twitter.com/lcs_scar/status/1620936484256681984</text:p>
          </table:table-cell>
        </table:table-row>
        <table:table-row>
          <table:table-cell office:value="1457" office:value-type="float"/>
          <table:table-cell office:value-type="string">
            <text:p>Pattern 12</text:p>
          </table:table-cell>
          <table:table-cell office:value="0.27296712806625834" office:value-type="float"/>
          <table:table-cell office:value="0.7271048203016208" office:value-type="float"/>
          <table:table-cell office:value="27.85788404803241" office:value-type="float"/>
          <table:table-cell office:value-type="string">
            <text:p>input/data_formal_20240530-1342/meme/Killerb88551795_20230205T225650/0.jpg</text:p>
          </table:table-cell>
          <table:table-cell office:value-type="string">
            <text:p>https://twitter.com/VideEspoir/status/1622628050708881412</text:p>
          </table:table-cell>
        </table:table-row>
        <table:table-row>
          <table:table-cell office:value="1458" office:value-type="float"/>
          <table:table-cell office:value-type="string">
            <text:p>Pattern 36</text:p>
          </table:table-cell>
          <table:table-cell office:value="0.8243652075407729" office:value-type="float"/>
          <table:table-cell office:value="0.2791250258298583" office:value-type="float"/>
          <table:table-cell office:value="26.49380582574628" office:value-type="float"/>
          <table:table-cell office:value-type="string">
            <text:p>input/data_formal_20240530-1342/meme/KimberliteToken_20221228T011440/0.jpg</text:p>
          </table:table-cell>
          <table:table-cell office:value-type="string">
            <text:p>https://twitter.com/ChickenWinneer/status/1607907851938467840</text:p>
          </table:table-cell>
        </table:table-row>
        <table:table-row>
          <table:table-cell office:value="1459" office:value-type="float"/>
          <table:table-cell office:value-type="string">
            <text:p>Pattern 3</text:p>
          </table:table-cell>
          <table:table-cell office:value="0.8469748051681406" office:value-type="float"/>
          <table:table-cell office:value="0.38034857850782394" office:value-type="float"/>
          <table:table-cell office:value="19.155149742722827" office:value-type="float"/>
          <table:table-cell office:value-type="string">
            <text:p>input/data_formal_20240530-1342/meme/KimberliteToken_20221228T050234/0.jpg</text:p>
          </table:table-cell>
          <table:table-cell office:value-type="string">
            <text:p>https://twitter.com/braja_colades/status/1607965205174292480</text:p>
          </table:table-cell>
        </table:table-row>
        <table:table-row>
          <table:table-cell office:value="1460" office:value-type="float"/>
          <table:table-cell office:value-type="string">
            <text:p>Pattern 12</text:p>
          </table:table-cell>
          <table:table-cell office:value="0.19728014467973684" office:value-type="float"/>
          <table:table-cell office:value="0.7107737819535371" office:value-type="float"/>
          <table:table-cell office:value="27.281688515011588" office:value-type="float"/>
          <table:table-cell office:value-type="string">
            <text:p>input/data_formal_20240530-1342/meme/KimberliteToken_20221228T051620/0.jpg</text:p>
          </table:table-cell>
          <table:table-cell office:value-type="string">
            <text:p>https://twitter.com/Yayan89826130/status/1607968670894166018</text:p>
          </table:table-cell>
        </table:table-row>
        <table:table-row>
          <table:table-cell office:value="1461" office:value-type="float"/>
          <table:table-cell office:value-type="string">
            <text:p>Pattern 40</text:p>
          </table:table-cell>
          <table:table-cell office:value="0.2622303533809481" office:value-type="float"/>
          <table:table-cell office:value="0.6098207460518702" office:value-type="float"/>
          <table:table-cell office:value="29.400391181688267" office:value-type="float"/>
          <table:table-cell office:value-type="string">
            <text:p>input/data_formal_20240530-1342/meme/KimberliteToken_20230106T052439/0.jpg</text:p>
          </table:table-cell>
          <table:table-cell office:value-type="string">
            <text:p>https://twitter.com/Effah065/status/1611232253929218056</text:p>
          </table:table-cell>
        </table:table-row>
        <table:table-row>
          <table:table-cell office:value="1462" office:value-type="float"/>
          <table:table-cell office:value-type="string">
            <text:p>Pattern 49</text:p>
          </table:table-cell>
          <table:table-cell office:value="0.45944217925789405" office:value-type="float"/>
          <table:table-cell office:value="0.6928352084298293" office:value-type="float"/>
          <table:table-cell office:value="21.931277462855718" office:value-type="float"/>
          <table:table-cell office:value-type="string">
            <text:p>input/data_formal_20240530-1342/meme/KimberliteToken_20230106T052950/0.jpg</text:p>
          </table:table-cell>
          <table:table-cell office:value-type="string">
            <text:p>https://twitter.com/Majorja633/status/1611233558072545281</text:p>
          </table:table-cell>
        </table:table-row>
        <table:table-row>
          <table:table-cell office:value="1463" office:value-type="float"/>
          <table:table-cell office:value-type="string">
            <text:p>Pattern 41</text:p>
          </table:table-cell>
          <table:table-cell office:value="0.23750455493196576" office:value-type="float"/>
          <table:table-cell office:value="0.6091255797344104" office:value-type="float"/>
          <table:table-cell office:value="30.791252386027157" office:value-type="float"/>
          <table:table-cell office:value-type="string">
            <text:p>input/data_formal_20240530-1342/meme/KimberlyBaer14_20221227T190002/0.jpg</text:p>
          </table:table-cell>
          <table:table-cell office:value-type="string">
            <text:p>https://twitter.com/writerobrien/status/1607992272142102528</text:p>
          </table:table-cell>
        </table:table-row>
        <table:table-row>
          <table:table-cell office:value="1464" office:value-type="float"/>
          <table:table-cell office:value-type="string">
            <text:p>Pattern 16</text:p>
          </table:table-cell>
          <table:table-cell office:value="0.25038750702524826" office:value-type="float"/>
          <table:table-cell office:value="0.2743532528684871" office:value-type="float"/>
          <table:table-cell office:value="13.683886340083784" office:value-type="float"/>
          <table:table-cell office:value-type="string">
            <text:p>input/data_formal_20240530-1342/meme/KimberlyBaer14_20230109T190002/0.jpg</text:p>
          </table:table-cell>
          <table:table-cell office:value-type="string">
            <text:p>https://twitter.com/birdwriter7/status/1613317190584881154</text:p>
          </table:table-cell>
        </table:table-row>
        <table:table-row>
          <table:table-cell office:value="1465" office:value-type="float"/>
          <table:table-cell office:value-type="string">
            <text:p>Pattern 15</text:p>
          </table:table-cell>
          <table:table-cell office:value="0.09434251210281419" office:value-type="float"/>
          <table:table-cell office:value="0.22991576585153706" office:value-type="float"/>
          <table:table-cell office:value="28.555824613249655" office:value-type="float"/>
          <table:table-cell office:value-type="string">
            <text:p>input/data_formal_20240530-1342/meme/KimberlyBaer14_20230111T190000/0.jpg</text:p>
          </table:table-cell>
          <table:table-cell office:value-type="string">
            <text:p>https://twitter.com/dkanebooks/status/1613313603410759680</text:p>
          </table:table-cell>
        </table:table-row>
        <table:table-row>
          <table:table-cell office:value="1466" office:value-type="float"/>
          <table:table-cell office:value-type="string">
            <text:p>Pattern 16</text:p>
          </table:table-cell>
          <table:table-cell office:value="0.31393528868570425" office:value-type="float"/>
          <table:table-cell office:value="0.31170064851622137" office:value-type="float"/>
          <table:table-cell office:value="32.84960364933822" office:value-type="float"/>
          <table:table-cell office:value-type="string">
            <text:p>input/data_formal_20240530-1342/meme/KimberlyBaer14_20230130T190001/0.jpg</text:p>
          </table:table-cell>
          <table:table-cell office:value-type="string">
            <text:p>https://twitter.com/VivekBhanot_in/status/1620946796725022720</text:p>
          </table:table-cell>
        </table:table-row>
        <table:table-row>
          <table:table-cell office:value="1467" office:value-type="float"/>
          <table:table-cell office:value-type="string">
            <text:p>Pattern 43</text:p>
          </table:table-cell>
          <table:table-cell office:value="0.24812440527924562" office:value-type="float"/>
          <table:table-cell office:value="0.43822890915847906" office:value-type="float"/>
          <table:table-cell office:value="29.74864069749072" office:value-type="float"/>
          <table:table-cell office:value-type="string">
            <text:p>input/data_formal_20240530-1342/meme/KimberlyBaer14_20230211T170002/0.jpg</text:p>
          </table:table-cell>
          <table:table-cell office:value-type="string">
            <text:p>https://twitter.com/Revannable/status/1624785456926965761</text:p>
          </table:table-cell>
        </table:table-row>
        <table:table-row>
          <table:table-cell office:value="1468" office:value-type="float"/>
          <table:table-cell office:value-type="string">
            <text:p>Pattern 16</text:p>
          </table:table-cell>
          <table:table-cell office:value="0.27864260294036447" office:value-type="float"/>
          <table:table-cell office:value="0.28491014569774586" office:value-type="float"/>
          <table:table-cell office:value="27.238325030702576" office:value-type="float"/>
          <table:table-cell office:value-type="string">
            <text:p>input/data_formal_20240530-1342/meme/KimberlyBaer14_20230315T180002/0.jpg</text:p>
          </table:table-cell>
          <table:table-cell office:value-type="string">
            <text:p>https://twitter.com/MainChannel_/status/1636125942190841856</text:p>
          </table:table-cell>
        </table:table-row>
        <table:table-row>
          <table:table-cell office:value="1469" office:value-type="float"/>
          <table:table-cell office:value-type="string">
            <text:p>Pattern 24</text:p>
          </table:table-cell>
          <table:table-cell office:value="0.35409068564941154" office:value-type="float"/>
          <table:table-cell office:value="0.8084243994324523" office:value-type="float"/>
          <table:table-cell office:value="16.20498058608257" office:value-type="float"/>
          <table:table-cell office:value-type="string">
            <text:p>input/data_formal_20240530-1342/meme/Kimmhatesschool_20230106T083531/0.jpg</text:p>
          </table:table-cell>
          <table:table-cell office:value-type="string">
            <text:p>https://twitter.com/Kimmhatesschool/status/1611280286565957632</text:p>
          </table:table-cell>
        </table:table-row>
        <table:table-row>
          <table:table-cell office:value="1470" office:value-type="float"/>
          <table:table-cell office:value-type="string">
            <text:p>Pattern 31</text:p>
          </table:table-cell>
          <table:table-cell office:value="0.21689150368910187" office:value-type="float"/>
          <table:table-cell office:value="0.4660483897826782" office:value-type="float"/>
          <table:table-cell office:value="31.089942173323692" office:value-type="float"/>
          <table:table-cell office:value-type="string">
            <text:p>input/data_formal_20240530-1342/meme/KInfocom_20221228T055550/0.jpg</text:p>
          </table:table-cell>
          <table:table-cell office:value-type="string">
            <text:p>https://twitter.com/KInfocom/status/1607978613277851650</text:p>
          </table:table-cell>
        </table:table-row>
        <table:table-row>
          <table:table-cell office:value="1471" office:value-type="float"/>
          <table:table-cell office:value-type="string">
            <text:p>Pattern 25</text:p>
          </table:table-cell>
          <table:table-cell office:value="0.7345518770263293" office:value-type="float"/>
          <table:table-cell office:value="0.3037116270749738" office:value-type="float"/>
          <table:table-cell office:value="18.210468285262696" office:value-type="float"/>
          <table:table-cell office:value-type="string">
            <text:p>input/data_formal_20240530-1342/meme/Kingoftheoppai_20230106T073057/0.jpg</text:p>
          </table:table-cell>
          <table:table-cell office:value-type="string">
            <text:p>https://twitter.com/Kingoftheoppai/status/1611264040021692417</text:p>
          </table:table-cell>
        </table:table-row>
        <table:table-row>
          <table:table-cell office:value="1472" office:value-type="float"/>
          <table:table-cell office:value-type="string">
            <text:p>Pattern 48</text:p>
          </table:table-cell>
          <table:table-cell office:value="0.44787838009527603" office:value-type="float"/>
          <table:table-cell office:value="0.4079995463577911" office:value-type="float"/>
          <table:table-cell office:value="31.264363854508794" office:value-type="float"/>
          <table:table-cell office:value-type="string">
            <text:p>input/data_formal_20240530-1342/meme/Kingoftheoppai_20230106T073201/0.jpg</text:p>
          </table:table-cell>
          <table:table-cell office:value-type="string">
            <text:p>https://twitter.com/Kingoftheoppai/status/1611264306485596161</text:p>
          </table:table-cell>
        </table:table-row>
        <table:table-row>
          <table:table-cell office:value="1473" office:value-type="float"/>
          <table:table-cell office:value-type="string">
            <text:p>Pattern 19</text:p>
          </table:table-cell>
          <table:table-cell office:value="0.32167008497625665" office:value-type="float"/>
          <table:table-cell office:value="0.9395256695374616" office:value-type="float"/>
          <table:table-cell office:value="24.112644035639995" office:value-type="float"/>
          <table:table-cell office:value-type="string">
            <text:p>input/data_formal_20240530-1342/meme/Kinoko_Tanukii_20220606T031618/0.jpg</text:p>
          </table:table-cell>
          <table:table-cell office:value-type="string">
            <text:p>https://twitter.com/AleOblea014/status/1613323110018596866</text:p>
          </table:table-cell>
        </table:table-row>
        <table:table-row>
          <table:table-cell office:value="1474" office:value-type="float"/>
          <table:table-cell office:value-type="string">
            <text:p>Pattern 4</text:p>
          </table:table-cell>
          <table:table-cell office:value="0.2440348759655206" office:value-type="float"/>
          <table:table-cell office:value="0.8574594674081322" office:value-type="float"/>
          <table:table-cell office:value="26.107816932613712" office:value-type="float"/>
          <table:table-cell office:value-type="string">
            <text:p>input/data_formal_20240530-1342/meme/Kirimew_art_20201030T121857/0.jpg</text:p>
          </table:table-cell>
          <table:table-cell office:value-type="string">
            <text:p>https://twitter.com/GhostbusterPalu/status/1607947212688068608</text:p>
          </table:table-cell>
        </table:table-row>
        <table:table-row>
          <table:table-cell office:value="1475" office:value-type="float"/>
          <table:table-cell office:value-type="string">
            <text:p>Pattern 25</text:p>
          </table:table-cell>
          <table:table-cell office:value="0.8470338911089657" office:value-type="float"/>
          <table:table-cell office:value="0.4010918554775962" office:value-type="float"/>
          <table:table-cell office:value="21.15585225424483" office:value-type="float"/>
          <table:table-cell office:value-type="string">
            <text:p>input/data_formal_20240530-1342/meme/KittyJa60345259_20230201T203405/0.jpg</text:p>
          </table:table-cell>
          <table:table-cell office:value-type="string">
            <text:p>https://twitter.com/Mark12854463/status/1620989919593394177</text:p>
          </table:table-cell>
        </table:table-row>
        <table:table-row>
          <table:table-cell office:value="1476" office:value-type="float"/>
          <table:table-cell office:value-type="string">
            <text:p>Pattern 34</text:p>
          </table:table-cell>
          <table:table-cell office:value="0.2917021381728109" office:value-type="float"/>
          <table:table-cell office:value="0.6627693844633911" office:value-type="float"/>
          <table:table-cell office:value="25.750951871032484" office:value-type="float"/>
          <table:table-cell office:value-type="string">
            <text:p>input/data_formal_20240530-1342/meme/knightsarenota1_20230206T114042/0.jpg</text:p>
          </table:table-cell>
          <table:table-cell office:value-type="string">
            <text:p>https://twitter.com/TDDKKRBK/status/1622589818763898881</text:p>
          </table:table-cell>
        </table:table-row>
        <table:table-row>
          <table:table-cell office:value="1477" office:value-type="float"/>
          <table:table-cell office:value-type="string">
            <text:p>Pattern 16</text:p>
          </table:table-cell>
          <table:table-cell office:value="0.24889790463558206" office:value-type="float"/>
          <table:table-cell office:value="0.3544088688709709" office:value-type="float"/>
          <table:table-cell office:value="32.132399793195624" office:value-type="float"/>
          <table:table-cell office:value-type="string">
            <text:p>input/data_formal_20240530-1342/meme/KnovatekI_20230105T111217/0.jpg</text:p>
          </table:table-cell>
          <table:table-cell office:value-type="string">
            <text:p>https://twitter.com/KnovatekI/status/1610957351447822336</text:p>
          </table:table-cell>
        </table:table-row>
        <table:table-row>
          <table:table-cell office:value="1478" office:value-type="float"/>
          <table:table-cell office:value-type="string">
            <text:p>Pattern 36</text:p>
          </table:table-cell>
          <table:table-cell office:value="0.5882853593213626" office:value-type="float"/>
          <table:table-cell office:value="0.4445701140817634" office:value-type="float"/>
          <table:table-cell office:value="30.615784050779595" office:value-type="float"/>
          <table:table-cell office:value-type="string">
            <text:p>input/data_formal_20240530-1342/meme/KnuxWich_20230206T145932/0.jpg</text:p>
          </table:table-cell>
          <table:table-cell office:value-type="string">
            <text:p>https://twitter.com/CyberSecurityN8/status/1622610982341050368</text:p>
          </table:table-cell>
        </table:table-row>
        <table:table-row>
          <table:table-cell office:value="1479" office:value-type="float"/>
          <table:table-cell office:value-type="string">
            <text:p>Pattern 19</text:p>
          </table:table-cell>
          <table:table-cell office:value="0.2585621773999235" office:value-type="float"/>
          <table:table-cell office:value="0.7674299164907896" office:value-type="float"/>
          <table:table-cell office:value="27.53649595391559" office:value-type="float"/>
          <table:table-cell office:value-type="string">
            <text:p>input/data_formal_20240530-1342/meme/KnuxWich_20230206T145932/1.jpg</text:p>
          </table:table-cell>
          <table:table-cell office:value-type="string">
            <text:p>https://twitter.com/CyberSecurityN8/status/1622610982341050368</text:p>
          </table:table-cell>
        </table:table-row>
        <table:table-row>
          <table:table-cell office:value="1480" office:value-type="float"/>
          <table:table-cell office:value-type="string">
            <text:p>Pattern 43</text:p>
          </table:table-cell>
          <table:table-cell office:value="0.20043163008740428" office:value-type="float"/>
          <table:table-cell office:value="0.5168347648187293" office:value-type="float"/>
          <table:table-cell office:value="29.782300801803906" office:value-type="float"/>
          <table:table-cell office:value-type="string">
            <text:p>input/data_formal_20240530-1342/meme/kohinoor_IN_20230106T043803/0.jpg</text:p>
          </table:table-cell>
          <table:table-cell office:value-type="string">
            <text:p>https://twitter.com/kohinoor_IN/status/1611220529092104193</text:p>
          </table:table-cell>
        </table:table-row>
        <table:table-row>
          <table:table-cell office:value="1481" office:value-type="float"/>
          <table:table-cell office:value-type="string">
            <text:p>Pattern 23</text:p>
          </table:table-cell>
          <table:table-cell office:value="0.2649887828936536" office:value-type="float"/>
          <table:table-cell office:value="0.3164816502789945" office:value-type="float"/>
          <table:table-cell office:value="26.321040602813074" office:value-type="float"/>
          <table:table-cell office:value-type="string">
            <text:p>input/data_formal_20240530-1342/meme/KolkaWyatt_20230111T234853/0.jpg</text:p>
          </table:table-cell>
          <table:table-cell office:value-type="string">
            <text:p>https://twitter.com/KolkaWyatt/status/1613322083018379264</text:p>
          </table:table-cell>
        </table:table-row>
        <table:table-row>
          <table:table-cell office:value="1482" office:value-type="float"/>
          <table:table-cell office:value-type="string">
            <text:p>Pattern 34</text:p>
          </table:table-cell>
          <table:table-cell office:value="0.2745570424857807" office:value-type="float"/>
          <table:table-cell office:value="0.6201170331905863" office:value-type="float"/>
          <table:table-cell office:value="24.747023523474144" office:value-type="float"/>
          <table:table-cell office:value-type="string">
            <text:p>input/data_formal_20240530-1342/meme/Kommunitas1_20230202T120237/0.jpg</text:p>
          </table:table-cell>
          <table:table-cell office:value-type="string">
            <text:p>https://twitter.com/Balaharish4398/status/1622552792748691456</text:p>
          </table:table-cell>
        </table:table-row>
        <table:table-row>
          <table:table-cell office:value="1483" office:value-type="float"/>
          <table:table-cell office:value-type="string">
            <text:p>Pattern 31</text:p>
          </table:table-cell>
          <table:table-cell office:value="0.10257903127492585" office:value-type="float"/>
          <table:table-cell office:value="0.32155773212114447" office:value-type="float"/>
          <table:table-cell office:value="27.36673399155787" office:value-type="float"/>
          <table:table-cell office:value-type="string">
            <text:p>input/data_formal_20240530-1342/meme/Konnectus_live_20230105T113027/0.jpg</text:p>
          </table:table-cell>
          <table:table-cell office:value-type="string">
            <text:p>https://twitter.com/Konnectus_live/status/1610961924812046337</text:p>
          </table:table-cell>
        </table:table-row>
        <table:table-row>
          <table:table-cell office:value="1484" office:value-type="float"/>
          <table:table-cell office:value-type="string">
            <text:p>Pattern 15</text:p>
          </table:table-cell>
          <table:table-cell office:value="0.14035488451412834" office:value-type="float"/>
          <table:table-cell office:value="0.1930479127011004" office:value-type="float"/>
          <table:table-cell office:value="24.267228021181417" office:value-type="float"/>
          <table:table-cell office:value-type="string">
            <text:p>input/data_formal_20240530-1342/meme/Krishna_Gyaan_20230106T080328/0.jpg</text:p>
          </table:table-cell>
          <table:table-cell office:value-type="string">
            <text:p>https://twitter.com/Krishna_Gyaan/status/1611272221212971008</text:p>
          </table:table-cell>
        </table:table-row>
        <table:table-row>
          <table:table-cell office:value="1485" office:value-type="float"/>
          <table:table-cell office:value-type="string">
            <text:p>Pattern 15</text:p>
          </table:table-cell>
          <table:table-cell office:value="0.08686664357283175" office:value-type="float"/>
          <table:table-cell office:value="0.21811709249340544" office:value-type="float"/>
          <table:table-cell office:value="27.717975689091283" office:value-type="float"/>
          <table:table-cell office:value-type="string">
            <text:p>input/data_formal_20240530-1342/meme/Krishna_Gyaan_20230106T080330/0.jpg</text:p>
          </table:table-cell>
          <table:table-cell office:value-type="string">
            <text:p>https://twitter.com/Krishna_Gyaan/status/1611272242104786944</text:p>
          </table:table-cell>
        </table:table-row>
        <table:table-row>
          <table:table-cell office:value="1486" office:value-type="float"/>
          <table:table-cell office:value-type="string">
            <text:p>Pattern 15</text:p>
          </table:table-cell>
          <table:table-cell office:value="0.1557995506636123" office:value-type="float"/>
          <table:table-cell office:value="0.23160519641981242" office:value-type="float"/>
          <table:table-cell office:value="24.427517216436485" office:value-type="float"/>
          <table:table-cell office:value-type="string">
            <text:p>input/data_formal_20240530-1342/meme/Krishna_Gyaan_20230106T080333/0.jpg</text:p>
          </table:table-cell>
          <table:table-cell office:value-type="string">
            <text:p>https://twitter.com/Krishna_Gyaan/status/1611272254331170817</text:p>
          </table:table-cell>
        </table:table-row>
        <table:table-row>
          <table:table-cell office:value="1487" office:value-type="float"/>
          <table:table-cell office:value-type="string">
            <text:p>Pattern 11</text:p>
          </table:table-cell>
          <table:table-cell office:value="0.4367811772033588" office:value-type="float"/>
          <table:table-cell office:value="0.2920730136597588" office:value-type="float"/>
          <table:table-cell office:value="31.94250488979171" office:value-type="float"/>
          <table:table-cell office:value-type="string">
            <text:p>input/data_formal_20240530-1342/meme/krsna_bk_20230322T172951/0.jpg</text:p>
          </table:table-cell>
          <table:table-cell office:value-type="string">
            <text:p>https://twitter.com/krsna_bk/status/1638593847340183552</text:p>
          </table:table-cell>
        </table:table-row>
        <table:table-row>
          <table:table-cell office:value="1488" office:value-type="float"/>
          <table:table-cell office:value-type="string">
            <text:p>Pattern 8</text:p>
          </table:table-cell>
          <table:table-cell office:value="0.0832305361532481" office:value-type="float"/>
          <table:table-cell office:value="0.4096181995817519" office:value-type="float"/>
          <table:table-cell office:value="26.297594629085356" office:value-type="float"/>
          <table:table-cell office:value-type="string">
            <text:p>input/data_formal_20240530-1342/meme/kryptoracle_20221226T124247/0.jpg</text:p>
          </table:table-cell>
          <table:table-cell office:value-type="string">
            <text:p>https://twitter.com/Jimmycrypto1309/status/1607879300346433537</text:p>
          </table:table-cell>
        </table:table-row>
        <table:table-row>
          <table:table-cell office:value="1489" office:value-type="float"/>
          <table:table-cell office:value-type="string">
            <text:p>Pattern 31</text:p>
          </table:table-cell>
          <table:table-cell office:value="0.11178049170344884" office:value-type="float"/>
          <table:table-cell office:value="0.35709336921182905" office:value-type="float"/>
          <table:table-cell office:value="26.031707109513754" office:value-type="float"/>
          <table:table-cell office:value-type="string">
            <text:p>input/data_formal_20240530-1342/meme/kryptoracle_20221226T124247/1.jpg</text:p>
          </table:table-cell>
          <table:table-cell office:value-type="string">
            <text:p>https://twitter.com/Jimmycrypto1309/status/1607879300346433537</text:p>
          </table:table-cell>
        </table:table-row>
        <table:table-row>
          <table:table-cell office:value="1490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KSPGIFs_20221228T051110/0.jpg</text:p>
          </table:table-cell>
          <table:table-cell office:value-type="string">
            <text:p>https://twitter.com/KSPGIFs/status/1607967370970124290</text:p>
          </table:table-cell>
        </table:table-row>
        <table:table-row>
          <table:table-cell office:value="1491" office:value-type="float"/>
          <table:table-cell office:value-type="string">
            <text:p>Pattern 1</text:p>
          </table:table-cell>
          <table:table-cell office:value="0.3194325305404131" office:value-type="float"/>
          <table:table-cell office:value="0.5240516822311077" office:value-type="float"/>
          <table:table-cell office:value="31.543067890832273" office:value-type="float"/>
          <table:table-cell office:value-type="string">
            <text:p>input/data_formal_20240530-1342/meme/KSPGIFs_20230105T101109/0.jpg</text:p>
          </table:table-cell>
          <table:table-cell office:value-type="string">
            <text:p>https://twitter.com/KSPGIFs/status/1610941967394897920</text:p>
          </table:table-cell>
        </table:table-row>
        <table:table-row>
          <table:table-cell office:value="1492" office:value-type="float"/>
          <table:table-cell office:value-type="string">
            <text:p>Pattern 31</text:p>
          </table:table-cell>
          <table:table-cell office:value="0.11299440563565094" office:value-type="float"/>
          <table:table-cell office:value="0.21189558965006605" office:value-type="float"/>
          <table:table-cell office:value="32.7039526185897" office:value-type="float"/>
          <table:table-cell office:value-type="string">
            <text:p>input/data_formal_20240530-1342/meme/KSPGIFs_20230202T011144/0.jpg</text:p>
          </table:table-cell>
          <table:table-cell office:value-type="string">
            <text:p>https://twitter.com/KSPGIFs/status/1620953077686697985</text:p>
          </table:table-cell>
        </table:table-row>
        <table:table-row>
          <table:table-cell office:value="1493" office:value-type="float"/>
          <table:table-cell office:value-type="string">
            <text:p>Pattern 16</text:p>
          </table:table-cell>
          <table:table-cell office:value="0.3959947628170511" office:value-type="float"/>
          <table:table-cell office:value="0.36561338687073885" office:value-type="float"/>
          <table:table-cell office:value="30.97966953946487" office:value-type="float"/>
          <table:table-cell office:value-type="string">
            <text:p>input/data_formal_20240530-1342/meme/KSPGIFs_20230202T011145/0.jpg</text:p>
          </table:table-cell>
          <table:table-cell office:value-type="string">
            <text:p>https://twitter.com/KSPGIFs/status/1620953082824736770</text:p>
          </table:table-cell>
        </table:table-row>
        <table:table-row>
          <table:table-cell office:value="1494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KSPGIFs_20230206T131120/0.jpg</text:p>
          </table:table-cell>
          <table:table-cell office:value-type="string">
            <text:p>https://twitter.com/KSPGIFs/status/1622583725203550208</text:p>
          </table:table-cell>
        </table:table-row>
        <table:table-row>
          <table:table-cell office:value="1495" office:value-type="float"/>
          <table:table-cell office:value-type="string">
            <text:p>Pattern 23</text:p>
          </table:table-cell>
          <table:table-cell office:value="0.2299114030398594" office:value-type="float"/>
          <table:table-cell office:value="0.30803477704620386" office:value-type="float"/>
          <table:table-cell office:value="28.045409342521864" office:value-type="float"/>
          <table:table-cell office:value-type="string">
            <text:p>input/data_formal_20240530-1342/meme/KSPGIFs_20230206T141216/0.jpg</text:p>
          </table:table-cell>
          <table:table-cell office:value-type="string">
            <text:p>https://twitter.com/KSPGIFs/status/1622599056370421760</text:p>
          </table:table-cell>
        </table:table-row>
        <table:table-row>
          <table:table-cell office:value="1496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KSPGIFs_20230206T141217/0.jpg</text:p>
          </table:table-cell>
          <table:table-cell office:value-type="string">
            <text:p>https://twitter.com/KSPGIFs/status/1622599061177090055</text:p>
          </table:table-cell>
        </table:table-row>
        <table:table-row>
          <table:table-cell office:value="1497" office:value-type="float"/>
          <table:table-cell office:value-type="string">
            <text:p>Pattern 16</text:p>
          </table:table-cell>
          <table:table-cell office:value="0.2558322159786149" office:value-type="float"/>
          <table:table-cell office:value="0.248880030730689" office:value-type="float"/>
          <table:table-cell office:value="32.95285536457511" office:value-type="float"/>
          <table:table-cell office:value-type="string">
            <text:p>input/data_formal_20240530-1342/meme/KSPGIFs_20230307T071124/0.jpg</text:p>
          </table:table-cell>
          <table:table-cell office:value-type="string">
            <text:p>https://twitter.com/KSPGIFs/status/1633002392785387521</text:p>
          </table:table-cell>
        </table:table-row>
        <table:table-row>
          <table:table-cell office:value="1498" office:value-type="float"/>
          <table:table-cell office:value-type="string">
            <text:p>Pattern 16</text:p>
          </table:table-cell>
          <table:table-cell office:value="0.2125297652490616" office:value-type="float"/>
          <table:table-cell office:value="0.3590961984022203" office:value-type="float"/>
          <table:table-cell office:value="27.33287911090113" office:value-type="float"/>
          <table:table-cell office:value-type="string">
            <text:p>input/data_formal_20240530-1342/meme/KSPGIFs_20230307T071126/0.jpg</text:p>
          </table:table-cell>
          <table:table-cell office:value-type="string">
            <text:p>https://twitter.com/KSPGIFs/status/1633002398846271490</text:p>
          </table:table-cell>
        </table:table-row>
        <table:table-row>
          <table:table-cell office:value="1499" office:value-type="float"/>
          <table:table-cell office:value-type="string">
            <text:p>Pattern 13</text:p>
          </table:table-cell>
          <table:table-cell office:value="0.17880070502590353" office:value-type="float"/>
          <table:table-cell office:value="0.3697691666138976" office:value-type="float"/>
          <table:table-cell office:value="30.377125555057898" office:value-type="float"/>
          <table:table-cell office:value-type="string">
            <text:p>input/data_formal_20240530-1342/meme/Kuma_inu_Ar_20221226T102420/0.jpg</text:p>
          </table:table-cell>
          <table:table-cell office:value-type="string">
            <text:p>https://twitter.com/dogs_roberts/status/1607914150763843585</text:p>
          </table:table-cell>
        </table:table-row>
        <table:table-row>
          <table:table-cell office:value="1500" office:value-type="float"/>
          <table:table-cell office:value-type="string">
            <text:p>Pattern 24</text:p>
          </table:table-cell>
          <table:table-cell office:value="0.32107725927788305" office:value-type="float"/>
          <table:table-cell office:value="0.9217318609931069" office:value-type="float"/>
          <table:table-cell office:value="13.069635776400997" office:value-type="float"/>
          <table:table-cell office:value-type="string">
            <text:p>input/data_formal_20240530-1342/meme/KUMARIMANIMALA7_20221228T050337/0.jpg</text:p>
          </table:table-cell>
          <table:table-cell office:value-type="string">
            <text:p>https://twitter.com/KUMARIMANIMALA7/status/1607965472473092096</text:p>
          </table:table-cell>
        </table:table-row>
        <table:table-row>
          <table:table-cell office:value="1501" office:value-type="float"/>
          <table:table-cell office:value-type="string">
            <text:p>Pattern 37</text:p>
          </table:table-cell>
          <table:table-cell office:value="0.8505570832601523" office:value-type="float"/>
          <table:table-cell office:value="0.3430194494480422" office:value-type="float"/>
          <table:table-cell office:value="22.104965778922363" office:value-type="float"/>
          <table:table-cell office:value-type="string">
            <text:p>input/data_formal_20240530-1342/meme/KyawYea77668289_20230202T024653/0.jpg</text:p>
          </table:table-cell>
          <table:table-cell office:value-type="string">
            <text:p>https://twitter.com/KyawYea77668289/status/1620977024075694080</text:p>
          </table:table-cell>
        </table:table-row>
        <table:table-row>
          <table:table-cell office:value="1502" office:value-type="float"/>
          <table:table-cell office:value-type="string">
            <text:p>Pattern 49</text:p>
          </table:table-cell>
          <table:table-cell office:value="0.35282091562892975" office:value-type="float"/>
          <table:table-cell office:value="0.8557601510253212" office:value-type="float"/>
          <table:table-cell office:value="19.072693878462267" office:value-type="float"/>
          <table:table-cell office:value-type="string">
            <text:p>input/data_formal_20240530-1342/meme/l1lmoonchild_20230202T053532/0.jpg</text:p>
          </table:table-cell>
          <table:table-cell office:value-type="string">
            <text:p>https://twitter.com/l1lmoonchild/status/1621019465453273088</text:p>
          </table:table-cell>
        </table:table-row>
        <table:table-row>
          <table:table-cell office:value="1503" office:value-type="float"/>
          <table:table-cell office:value-type="string">
            <text:p>Pattern 41</text:p>
          </table:table-cell>
          <table:table-cell office:value="0.38518782712796035" office:value-type="float"/>
          <table:table-cell office:value="0.6962503539871908" office:value-type="float"/>
          <table:table-cell office:value="27.750689097702008" office:value-type="float"/>
          <table:table-cell office:value-type="string">
            <text:p>input/data_formal_20240530-1342/meme/l_meryy_l_20230202T041313/0.jpg</text:p>
          </table:table-cell>
          <table:table-cell office:value-type="string">
            <text:p>https://twitter.com/l_meryy_l/status/1620998751518167040</text:p>
          </table:table-cell>
        </table:table-row>
        <table:table-row>
          <table:table-cell office:value="1504" office:value-type="float"/>
          <table:table-cell office:value-type="string">
            <text:p>Pattern 37</text:p>
          </table:table-cell>
          <table:table-cell office:value="0.7663424758042374" office:value-type="float"/>
          <table:table-cell office:value="0.5020719016982516" office:value-type="float"/>
          <table:table-cell office:value="21.546597196547257" office:value-type="float"/>
          <table:table-cell office:value-type="string">
            <text:p>input/data_formal_20240530-1342/meme/LadyDuchess313_20221124T011742/0.jpg</text:p>
          </table:table-cell>
          <table:table-cell office:value-type="string">
            <text:p>https://twitter.com/LadyDuchess313/status/1620972928790827008</text:p>
          </table:table-cell>
        </table:table-row>
        <table:table-row>
          <table:table-cell office:value="1505" office:value-type="float"/>
          <table:table-cell office:value-type="string">
            <text:p>Pattern 30</text:p>
          </table:table-cell>
          <table:table-cell office:value="0.49366688141110965" office:value-type="float"/>
          <table:table-cell office:value="0.7125914227275538" office:value-type="float"/>
          <table:table-cell office:value="26.91432542466694" office:value-type="float"/>
          <table:table-cell office:value-type="string">
            <text:p>input/data_formal_20240530-1342/meme/LaMapacheZone_20221030T161505/0.jpg</text:p>
          </table:table-cell>
          <table:table-cell office:value-type="string">
            <text:p>https://twitter.com/Gabiizi2/status/1621011806872567808</text:p>
          </table:table-cell>
        </table:table-row>
        <table:table-row>
          <table:table-cell office:value="1506" office:value-type="float"/>
          <table:table-cell office:value-type="string">
            <text:p>Pattern 30</text:p>
          </table:table-cell>
          <table:table-cell office:value="0.38197818557272806" office:value-type="float"/>
          <table:table-cell office:value="0.5181776645376547" office:value-type="float"/>
          <table:table-cell office:value="25.852093613317972" office:value-type="float"/>
          <table:table-cell office:value-type="string">
            <text:p>input/data_formal_20240530-1342/meme/LambdaGenPosts_20221227T190431/0.jpg</text:p>
          </table:table-cell>
          <table:table-cell office:value-type="string">
            <text:p>https://twitter.com/PWillWallE1/status/1607990993986490368</text:p>
          </table:table-cell>
        </table:table-row>
        <table:table-row>
          <table:table-cell office:value="1507" office:value-type="float"/>
          <table:table-cell office:value-type="string">
            <text:p>Pattern 23</text:p>
          </table:table-cell>
          <table:table-cell office:value="0.17342064903161516" office:value-type="float"/>
          <table:table-cell office:value="0.5185990705727496" office:value-type="float"/>
          <table:table-cell office:value="30.68535846032943" office:value-type="float"/>
          <table:table-cell office:value-type="string">
            <text:p>input/data_formal_20240530-1342/meme/LambdaGenPosts_20221227T222115/0.jpg</text:p>
          </table:table-cell>
          <table:table-cell office:value-type="string">
            <text:p>https://twitter.com/LtTrucker/status/1607976794535399429</text:p>
          </table:table-cell>
        </table:table-row>
        <table:table-row>
          <table:table-cell office:value="1508" office:value-type="float"/>
          <table:table-cell office:value-type="string">
            <text:p>Pattern 48</text:p>
          </table:table-cell>
          <table:table-cell office:value="0.24409179287465288" office:value-type="float"/>
          <table:table-cell office:value="0.39095612889093534" office:value-type="float"/>
          <table:table-cell office:value="29.798057255461853" office:value-type="float"/>
          <table:table-cell office:value-type="string">
            <text:p>input/data_formal_20240530-1342/meme/LambdaGenPosts_20221228T012353/0.jpg</text:p>
          </table:table-cell>
          <table:table-cell office:value-type="string">
            <text:p>https://twitter.com/November_4_6/status/1607993787716087808</text:p>
          </table:table-cell>
        </table:table-row>
        <table:table-row>
          <table:table-cell office:value="1509" office:value-type="float"/>
          <table:table-cell office:value-type="string">
            <text:p>Pattern 5</text:p>
          </table:table-cell>
          <table:table-cell office:value="0.5518803360322287" office:value-type="float"/>
          <table:table-cell office:value="0.43691426189826654" office:value-type="float"/>
          <table:table-cell office:value="27.367755907670993" office:value-type="float"/>
          <table:table-cell office:value-type="string">
            <text:p>input/data_formal_20240530-1342/meme/LambdaGenPosts_20221228T033001/0.jpg</text:p>
          </table:table-cell>
          <table:table-cell office:value-type="string">
            <text:p>https://twitter.com/iamindeedafish/status/1607991776148848640</text:p>
          </table:table-cell>
        </table:table-row>
        <table:table-row>
          <table:table-cell office:value="1510" office:value-type="float"/>
          <table:table-cell office:value-type="string">
            <text:p>Pattern 49</text:p>
          </table:table-cell>
          <table:table-cell office:value="0.355907679239057" office:value-type="float"/>
          <table:table-cell office:value="0.7458035715763707" office:value-type="float"/>
          <table:table-cell office:value="24.518928901492817" office:value-type="float"/>
          <table:table-cell office:value-type="string">
            <text:p>input/data_formal_20240530-1342/meme/LambdaGenPosts_20230104T130001/0.jpg</text:p>
          </table:table-cell>
          <table:table-cell office:value-type="string">
            <text:p>https://twitter.com/AnaranjadoPer/status/1610966794776313856</text:p>
          </table:table-cell>
        </table:table-row>
        <table:table-row>
          <table:table-cell office:value="1511" office:value-type="float"/>
          <table:table-cell office:value-type="string">
            <text:p>Pattern 15</text:p>
          </table:table-cell>
          <table:table-cell office:value="0.17599672156467003" office:value-type="float"/>
          <table:table-cell office:value="0.21502976342750063" office:value-type="float"/>
          <table:table-cell office:value="25.451546029025955" office:value-type="float"/>
          <table:table-cell office:value-type="string">
            <text:p>input/data_formal_20240530-1342/meme/LambdaGenPosts_20230104T130001/1.jpg</text:p>
          </table:table-cell>
          <table:table-cell office:value-type="string">
            <text:p>https://twitter.com/AnaranjadoPer/status/1610966794776313856</text:p>
          </table:table-cell>
        </table:table-row>
        <table:table-row>
          <table:table-cell office:value="1512" office:value-type="float"/>
          <table:table-cell office:value-type="string">
            <text:p>Pattern 21</text:p>
          </table:table-cell>
          <table:table-cell office:value="0.7087946898665834" office:value-type="float"/>
          <table:table-cell office:value="0.4640373703081206" office:value-type="float"/>
          <table:table-cell office:value="26.254358305656545" office:value-type="float"/>
          <table:table-cell office:value-type="string">
            <text:p>input/data_formal_20240530-1342/meme/LambdaGenPosts_20230104T134001/0.jpg</text:p>
          </table:table-cell>
          <table:table-cell office:value-type="string">
            <text:p>https://twitter.com/Courtne34307956/status/1610957618679541761</text:p>
          </table:table-cell>
        </table:table-row>
        <table:table-row>
          <table:table-cell office:value="1513" office:value-type="float"/>
          <table:table-cell office:value-type="string">
            <text:p>Pattern 21</text:p>
          </table:table-cell>
          <table:table-cell office:value="0.5528770411835131" office:value-type="float"/>
          <table:table-cell office:value="0.5591768146255747" office:value-type="float"/>
          <table:table-cell office:value="26.044289598530778" office:value-type="float"/>
          <table:table-cell office:value-type="string">
            <text:p>input/data_formal_20240530-1342/meme/LambdaGenPosts_20230104T142001/0.jpg</text:p>
          </table:table-cell>
          <table:table-cell office:value-type="string">
            <text:p>https://twitter.com/x_berfel/status/1610979546798456832</text:p>
          </table:table-cell>
        </table:table-row>
        <table:table-row>
          <table:table-cell office:value="1514" office:value-type="float"/>
          <table:table-cell office:value-type="string">
            <text:p>Pattern 31</text:p>
          </table:table-cell>
          <table:table-cell office:value="0.13378989253536755" office:value-type="float"/>
          <table:table-cell office:value="0.31422941014911443" office:value-type="float"/>
          <table:table-cell office:value="27.68422342386039" office:value-type="float"/>
          <table:table-cell office:value-type="string">
            <text:p>input/data_formal_20240530-1342/meme/LambdaGenPosts_20230105T124025/0.jpg</text:p>
          </table:table-cell>
          <table:table-cell office:value-type="string">
            <text:p>https://twitter.com/LambdaGenPosts/status/1610979530411229190</text:p>
          </table:table-cell>
        </table:table-row>
        <table:table-row>
          <table:table-cell office:value="1515" office:value-type="float"/>
          <table:table-cell office:value-type="string">
            <text:p>Pattern 5</text:p>
          </table:table-cell>
          <table:table-cell office:value="0.6171590205388461" office:value-type="float"/>
          <table:table-cell office:value="0.49737702995950894" office:value-type="float"/>
          <table:table-cell office:value="27.519818066300026" office:value-type="float"/>
          <table:table-cell office:value-type="string">
            <text:p>input/data_formal_20240530-1342/meme/LambdaGenPosts_20230105T203132/0.jpg</text:p>
          </table:table-cell>
          <table:table-cell office:value-type="string">
            <text:p>https://twitter.com/iti_joooj/status/1611259770757087233</text:p>
          </table:table-cell>
        </table:table-row>
        <table:table-row>
          <table:table-cell office:value="1516" office:value-type="float"/>
          <table:table-cell office:value-type="string">
            <text:p>Pattern 5</text:p>
          </table:table-cell>
          <table:table-cell office:value="0.5519215044671637" office:value-type="float"/>
          <table:table-cell office:value="0.5235010340500419" office:value-type="float"/>
          <table:table-cell office:value="24.889396505174652" office:value-type="float"/>
          <table:table-cell office:value-type="string">
            <text:p>input/data_formal_20240530-1342/meme/LambdaGenPosts_20230110T235630/0.jpg</text:p>
          </table:table-cell>
          <table:table-cell office:value-type="string">
            <text:p>https://twitter.com/EuterNalL/status/1613322198806327296</text:p>
          </table:table-cell>
        </table:table-row>
        <table:table-row>
          <table:table-cell office:value="1517" office:value-type="float"/>
          <table:table-cell office:value-type="string">
            <text:p>Pattern 25</text:p>
          </table:table-cell>
          <table:table-cell office:value="0.7620868047977277" office:value-type="float"/>
          <table:table-cell office:value="0.5171588983813463" office:value-type="float"/>
          <table:table-cell office:value="19.794854286602508" office:value-type="float"/>
          <table:table-cell office:value-type="string">
            <text:p>input/data_formal_20240530-1342/meme/LambdaGenPosts_20230111T052040/0.jpg</text:p>
          </table:table-cell>
          <table:table-cell office:value-type="string">
            <text:p>https://twitter.com/Zaxh6_6/status/1613293482969387010</text:p>
          </table:table-cell>
        </table:table-row>
        <table:table-row>
          <table:table-cell office:value="1518" office:value-type="float"/>
          <table:table-cell office:value-type="string">
            <text:p>Pattern 36</text:p>
          </table:table-cell>
          <table:table-cell office:value="0.8254729724525469" office:value-type="float"/>
          <table:table-cell office:value="0.5397330720662665" office:value-type="float"/>
          <table:table-cell office:value="24.28352167657392" office:value-type="float"/>
          <table:table-cell office:value-type="string">
            <text:p>input/data_formal_20240530-1342/meme/LambdaGenPosts_20230111T054001/0.jpg</text:p>
          </table:table-cell>
          <table:table-cell office:value-type="string">
            <text:p>https://twitter.com/ENutcase/status/1613326068575764482</text:p>
          </table:table-cell>
        </table:table-row>
        <table:table-row>
          <table:table-cell office:value="1519" office:value-type="float"/>
          <table:table-cell office:value-type="string">
            <text:p>Pattern 16</text:p>
          </table:table-cell>
          <table:table-cell office:value="0.38427015482807697" office:value-type="float"/>
          <table:table-cell office:value="0.4069476129411162" office:value-type="float"/>
          <table:table-cell office:value="32.371740099749736" office:value-type="float"/>
          <table:table-cell office:value-type="string">
            <text:p>input/data_formal_20240530-1342/meme/LambdaGenPosts_20230111T141001/0.jpg</text:p>
          </table:table-cell>
          <table:table-cell office:value-type="string">
            <text:p>https://twitter.com/ENutcase/status/1613324434592641031</text:p>
          </table:table-cell>
        </table:table-row>
        <table:table-row>
          <table:table-cell office:value="1520" office:value-type="float"/>
          <table:table-cell office:value-type="string">
            <text:p>Pattern 16</text:p>
          </table:table-cell>
          <table:table-cell office:value="0.19542748133770083" office:value-type="float"/>
          <table:table-cell office:value="0.3630642725283894" office:value-type="float"/>
          <table:table-cell office:value="31.44063640539535" office:value-type="float"/>
          <table:table-cell office:value-type="string">
            <text:p>input/data_formal_20240530-1342/meme/LambdaGenPosts_20230111T145001/0.jpg</text:p>
          </table:table-cell>
          <table:table-cell office:value-type="string">
            <text:p>https://twitter.com/kayleekaylee83/status/1613326711826833411</text:p>
          </table:table-cell>
        </table:table-row>
        <table:table-row>
          <table:table-cell office:value="1521" office:value-type="float"/>
          <table:table-cell office:value-type="string">
            <text:p>Pattern 16</text:p>
          </table:table-cell>
          <table:table-cell office:value="0.223366251083576" office:value-type="float"/>
          <table:table-cell office:value="0.26674952057717505" office:value-type="float"/>
          <table:table-cell office:value="31.040990475682513" office:value-type="float"/>
          <table:table-cell office:value-type="string">
            <text:p>input/data_formal_20240530-1342/meme/LambdaGenPosts_20230201T140835/0.jpg</text:p>
          </table:table-cell>
          <table:table-cell office:value-type="string">
            <text:p>https://twitter.com/Spogtire/status/1620982660641468420</text:p>
          </table:table-cell>
        </table:table-row>
        <table:table-row>
          <table:table-cell office:value="1522" office:value-type="float"/>
          <table:table-cell office:value-type="string">
            <text:p>Pattern 41</text:p>
          </table:table-cell>
          <table:table-cell office:value="0.26468956629701074" office:value-type="float"/>
          <table:table-cell office:value="0.6113593481818561" office:value-type="float"/>
          <table:table-cell office:value="30.220079181466463" office:value-type="float"/>
          <table:table-cell office:value-type="string">
            <text:p>input/data_formal_20240530-1342/meme/LambdaGenPosts_20230205T163657/0.jpg</text:p>
          </table:table-cell>
          <table:table-cell office:value-type="string">
            <text:p>https://twitter.com/c4rtriidge/status/1622629294651453441</text:p>
          </table:table-cell>
        </table:table-row>
        <table:table-row>
          <table:table-cell office:value="1523" office:value-type="float"/>
          <table:table-cell office:value-type="string">
            <text:p>Pattern 5</text:p>
          </table:table-cell>
          <table:table-cell office:value="0.5510190336395245" office:value-type="float"/>
          <table:table-cell office:value="0.35309850685636834" office:value-type="float"/>
          <table:table-cell office:value="29.77606664313634" office:value-type="float"/>
          <table:table-cell office:value-type="string">
            <text:p>input/data_formal_20240530-1342/meme/LambdaGenPosts_20230206T104405/0.jpg</text:p>
          </table:table-cell>
          <table:table-cell office:value-type="string">
            <text:p>https://twitter.com/LambdaGenPosts/status/1622546665549832192</text:p>
          </table:table-cell>
        </table:table-row>
        <table:table-row>
          <table:table-cell office:value="1524" office:value-type="float"/>
          <table:table-cell office:value-type="string">
            <text:p>Pattern 20</text:p>
          </table:table-cell>
          <table:table-cell office:value="0.7425686613167959" office:value-type="float"/>
          <table:table-cell office:value="0.31174092100602635" office:value-type="float"/>
          <table:table-cell office:value="25.197524300604005" office:value-type="float"/>
          <table:table-cell office:value-type="string">
            <text:p>input/data_formal_20240530-1342/meme/LambdaGenPosts_20230206T135001/0.jpg</text:p>
          </table:table-cell>
          <table:table-cell office:value-type="string">
            <text:p>https://twitter.com/LambdaGenPosts/status/1622593457570123776</text:p>
          </table:table-cell>
        </table:table-row>
        <table:table-row>
          <table:table-cell office:value="1525" office:value-type="float"/>
          <table:table-cell office:value-type="string">
            <text:p>Pattern 1</text:p>
          </table:table-cell>
          <table:table-cell office:value="0.3851886782894711" office:value-type="float"/>
          <table:table-cell office:value="0.7785625924739668" office:value-type="float"/>
          <table:table-cell office:value="25.69157770468775" office:value-type="float"/>
          <table:table-cell office:value-type="string">
            <text:p>input/data_formal_20240530-1342/meme/LambdaGenPosts_20230206T155114/0.jpg</text:p>
          </table:table-cell>
          <table:table-cell office:value-type="string">
            <text:p>https://twitter.com/LambdaGenPosts/status/1622623964576063492</text:p>
          </table:table-cell>
        </table:table-row>
        <table:table-row>
          <table:table-cell office:value="1526" office:value-type="float"/>
          <table:table-cell office:value-type="string">
            <text:p>Pattern 47</text:p>
          </table:table-cell>
          <table:table-cell office:value="0.18078513880962627" office:value-type="float"/>
          <table:table-cell office:value="0.9098982763447796" office:value-type="float"/>
          <table:table-cell office:value="25.317071354290988" office:value-type="float"/>
          <table:table-cell office:value-type="string">
            <text:p>input/data_formal_20240530-1342/meme/LambdaGenPosts_20230225T212123/0.jpg</text:p>
          </table:table-cell>
          <table:table-cell office:value-type="string">
            <text:p>https://twitter.com/RustyGI14/status/1629700253094912000</text:p>
          </table:table-cell>
        </table:table-row>
        <table:table-row>
          <table:table-cell office:value="1527" office:value-type="float"/>
          <table:table-cell office:value-type="string">
            <text:p>Pattern 16</text:p>
          </table:table-cell>
          <table:table-cell office:value="0.22913501526864186" office:value-type="float"/>
          <table:table-cell office:value="0.24358506903589722" office:value-type="float"/>
          <table:table-cell office:value="31.75767932900804" office:value-type="float"/>
          <table:table-cell office:value-type="string">
            <text:p>input/data_formal_20240530-1342/meme/LambdaGenPosts_20230306T211950/0.jpg</text:p>
          </table:table-cell>
          <table:table-cell office:value-type="string">
            <text:p>https://twitter.com/jimmybuffetfor1/status/1633064680443846657</text:p>
          </table:table-cell>
        </table:table-row>
        <table:table-row>
          <table:table-cell office:value="1528" office:value-type="float"/>
          <table:table-cell office:value-type="string">
            <text:p>Pattern 11</text:p>
          </table:table-cell>
          <table:table-cell office:value="0.45993757238247324" office:value-type="float"/>
          <table:table-cell office:value="0.3456308037067738" office:value-type="float"/>
          <table:table-cell office:value="30.936851266698042" office:value-type="float"/>
          <table:table-cell office:value-type="string">
            <text:p>input/data_formal_20240530-1342/meme/LambdaGenPosts_20230307T053639/0.jpg</text:p>
          </table:table-cell>
          <table:table-cell office:value-type="string">
            <text:p>https://twitter.com/jimmybuffetfor1/status/1633064577691791361</text:p>
          </table:table-cell>
        </table:table-row>
        <table:table-row>
          <table:table-cell office:value="1529" office:value-type="float"/>
          <table:table-cell office:value-type="string">
            <text:p>Pattern 5</text:p>
          </table:table-cell>
          <table:table-cell office:value="0.4147618568070466" office:value-type="float"/>
          <table:table-cell office:value="0.4840010148728729" office:value-type="float"/>
          <table:table-cell office:value="30.15202487185174" office:value-type="float"/>
          <table:table-cell office:value-type="string">
            <text:p>input/data_formal_20240530-1342/meme/LambdaGenPosts_20230316T000002/0.jpg</text:p>
          </table:table-cell>
          <table:table-cell office:value-type="string">
            <text:p>https://twitter.com/LambdaGenPosts/status/1636155326809399296</text:p>
          </table:table-cell>
        </table:table-row>
        <table:table-row>
          <table:table-cell office:value="1530" office:value-type="float"/>
          <table:table-cell office:value-type="string">
            <text:p>Pattern 34</text:p>
          </table:table-cell>
          <table:table-cell office:value="0.22494079345464268" office:value-type="float"/>
          <table:table-cell office:value="0.5640277709787561" office:value-type="float"/>
          <table:table-cell office:value="31.97196068021777" office:value-type="float"/>
          <table:table-cell office:value-type="string">
            <text:p>input/data_formal_20240530-1342/meme/LambdaGenPosts_20230322T093501/0.jpg</text:p>
          </table:table-cell>
          <table:table-cell office:value-type="string">
            <text:p>https://twitter.com/LiftyShiftySFW/status/1638747828691369990</text:p>
          </table:table-cell>
        </table:table-row>
        <table:table-row>
          <table:table-cell office:value="1531" office:value-type="float"/>
          <table:table-cell office:value-type="string">
            <text:p>Pattern 3</text:p>
          </table:table-cell>
          <table:table-cell office:value="0.8302380036636989" office:value-type="float"/>
          <table:table-cell office:value="0.41537453037895616" office:value-type="float"/>
          <table:table-cell office:value="25.056811601706812" office:value-type="float"/>
          <table:table-cell office:value-type="string">
            <text:p>input/data_formal_20240530-1342/meme/LambdaGenPosts_20230323T010001/0.jpg</text:p>
          </table:table-cell>
          <table:table-cell office:value-type="string">
            <text:p>https://twitter.com/NERROIDSEVEN/status/1638711017340272645</text:p>
          </table:table-cell>
        </table:table-row>
        <table:table-row>
          <table:table-cell office:value="1532" office:value-type="float"/>
          <table:table-cell office:value-type="string">
            <text:p>Pattern 16</text:p>
          </table:table-cell>
          <table:table-cell office:value="0.41534953458018525" office:value-type="float"/>
          <table:table-cell office:value="0.37273885783905214" office:value-type="float"/>
          <table:table-cell office:value="23.111185198831635" office:value-type="float"/>
          <table:table-cell office:value-type="string">
            <text:p>input/data_formal_20240530-1342/meme/lanasthread_20230206T153347/0.jpg</text:p>
          </table:table-cell>
          <table:table-cell office:value-type="string">
            <text:p>https://twitter.com/kerstinlehms/status/1622631096234962949</text:p>
          </table:table-cell>
        </table:table-row>
        <table:table-row>
          <table:table-cell office:value="1533" office:value-type="float"/>
          <table:table-cell office:value-type="string">
            <text:p>Pattern 24</text:p>
          </table:table-cell>
          <table:table-cell office:value="0.26886341986485335" office:value-type="float"/>
          <table:table-cell office:value="0.870039032357659" office:value-type="float"/>
          <table:table-cell office:value="22.21825106405231" office:value-type="float"/>
          <table:table-cell office:value-type="string">
            <text:p>input/data_formal_20240530-1342/meme/LandonMcintyr_20221227T233205/0.jpg</text:p>
          </table:table-cell>
          <table:table-cell office:value-type="string">
            <text:p>https://twitter.com/LandonMcintyr/status/1607882037184139264</text:p>
          </table:table-cell>
        </table:table-row>
        <table:table-row>
          <table:table-cell office:value="1534" office:value-type="float"/>
          <table:table-cell office:value-type="string">
            <text:p>Pattern 49</text:p>
          </table:table-cell>
          <table:table-cell office:value="0.5701063757661262" office:value-type="float"/>
          <table:table-cell office:value="0.7980301497727758" office:value-type="float"/>
          <table:table-cell office:value="21.697165907981773" office:value-type="float"/>
          <table:table-cell office:value-type="string">
            <text:p>input/data_formal_20240530-1342/meme/LandonMcintyr_20221227T233205/1.jpg</text:p>
          </table:table-cell>
          <table:table-cell office:value-type="string">
            <text:p>https://twitter.com/LandonMcintyr/status/1607882037184139264</text:p>
          </table:table-cell>
        </table:table-row>
        <table:table-row>
          <table:table-cell office:value="1535" office:value-type="float"/>
          <table:table-cell office:value-type="string">
            <text:p>Pattern 4</text:p>
          </table:table-cell>
          <table:table-cell office:value="0.4229168232575281" office:value-type="float"/>
          <table:table-cell office:value="0.7510026579342466" office:value-type="float"/>
          <table:table-cell office:value="28.537569037612688" office:value-type="float"/>
          <table:table-cell office:value-type="string">
            <text:p>input/data_formal_20240530-1342/meme/LandonMcintyr_20221227T233205/2.jpg</text:p>
          </table:table-cell>
          <table:table-cell office:value-type="string">
            <text:p>https://twitter.com/LandonMcintyr/status/1607882037184139264</text:p>
          </table:table-cell>
        </table:table-row>
        <table:table-row>
          <table:table-cell office:value="1536" office:value-type="float"/>
          <table:table-cell office:value-type="string">
            <text:p>Pattern 14</text:p>
          </table:table-cell>
          <table:table-cell office:value="0.38509366300960446" office:value-type="float"/>
          <table:table-cell office:value="0.7776541172211298" office:value-type="float"/>
          <table:table-cell office:value="25.11121641633327" office:value-type="float"/>
          <table:table-cell office:value-type="string">
            <text:p>input/data_formal_20240530-1342/meme/LandonMcintyr_20221227T233205/3.jpg</text:p>
          </table:table-cell>
          <table:table-cell office:value-type="string">
            <text:p>https://twitter.com/LandonMcintyr/status/1607882037184139264</text:p>
          </table:table-cell>
        </table:table-row>
        <table:table-row>
          <table:table-cell office:value="1537" office:value-type="float"/>
          <table:table-cell office:value-type="string">
            <text:p>Pattern 34</text:p>
          </table:table-cell>
          <table:table-cell office:value="0.49687505747435445" office:value-type="float"/>
          <table:table-cell office:value="0.7275436184431971" office:value-type="float"/>
          <table:table-cell office:value="25.478209623404652" office:value-type="float"/>
          <table:table-cell office:value-type="string">
            <text:p>input/data_formal_20240530-1342/meme/Laynore_X_20211018T171049/0.jpg</text:p>
          </table:table-cell>
          <table:table-cell office:value-type="string">
            <text:p>https://twitter.com/giyuubae/status/1607939708138536960</text:p>
          </table:table-cell>
        </table:table-row>
        <table:table-row>
          <table:table-cell office:value="1538" office:value-type="float"/>
          <table:table-cell office:value-type="string">
            <text:p>Pattern 41</text:p>
          </table:table-cell>
          <table:table-cell office:value="0.3124993079489038" office:value-type="float"/>
          <table:table-cell office:value="0.7117265950160007" office:value-type="float"/>
          <table:table-cell office:value="31.12546360951755" office:value-type="float"/>
          <table:table-cell office:value-type="string">
            <text:p>input/data_formal_20240530-1342/meme/Lazypillowcat_20230111T175506/0.jpg</text:p>
          </table:table-cell>
          <table:table-cell office:value-type="string">
            <text:p>https://twitter.com/leondevilart/status/1613304087331627010</text:p>
          </table:table-cell>
        </table:table-row>
        <table:table-row>
          <table:table-cell office:value="1539" office:value-type="float"/>
          <table:table-cell office:value-type="string">
            <text:p>Pattern 31</text:p>
          </table:table-cell>
          <table:table-cell office:value="0.15088804504060066" office:value-type="float"/>
          <table:table-cell office:value="0.40467212016036574" office:value-type="float"/>
          <table:table-cell office:value="27.747903060377382" office:value-type="float"/>
          <table:table-cell office:value-type="string">
            <text:p>input/data_formal_20240530-1342/meme/leeneedham81_20221226T100030/0.jpg</text:p>
          </table:table-cell>
          <table:table-cell office:value-type="string">
            <text:p>https://twitter.com/cryptohero33/status/1607990708362682368</text:p>
          </table:table-cell>
        </table:table-row>
        <table:table-row>
          <table:table-cell office:value="1540" office:value-type="float"/>
          <table:table-cell office:value-type="string">
            <text:p>Pattern 31</text:p>
          </table:table-cell>
          <table:table-cell office:value="0.1484869936859091" office:value-type="float"/>
          <table:table-cell office:value="0.3210032780069848" office:value-type="float"/>
          <table:table-cell office:value="28.62113120180108" office:value-type="float"/>
          <table:table-cell office:value-type="string">
            <text:p>input/data_formal_20240530-1342/meme/leeneedham81_20221227T093601/0.jpg</text:p>
          </table:table-cell>
          <table:table-cell office:value-type="string">
            <text:p>https://twitter.com/S3r94/status/1607964368423256065</text:p>
          </table:table-cell>
        </table:table-row>
        <table:table-row>
          <table:table-cell office:value="1541" office:value-type="float"/>
          <table:table-cell office:value-type="string">
            <text:p>Pattern 31</text:p>
          </table:table-cell>
          <table:table-cell office:value="0.15265765818188995" office:value-type="float"/>
          <table:table-cell office:value="0.32907437618589397" office:value-type="float"/>
          <table:table-cell office:value="28.927419161035637" office:value-type="float"/>
          <table:table-cell office:value-type="string">
            <text:p>input/data_formal_20240530-1342/meme/leeneedham81_20230106T061531/0.jpg</text:p>
          </table:table-cell>
          <table:table-cell office:value-type="string">
            <text:p>https://twitter.com/UmaMaheshRoy/status/1611283884339253249</text:p>
          </table:table-cell>
        </table:table-row>
        <table:table-row>
          <table:table-cell office:value="1542" office:value-type="float"/>
          <table:table-cell office:value-type="string">
            <text:p>Pattern 31</text:p>
          </table:table-cell>
          <table:table-cell office:value="0.13591241977262236" office:value-type="float"/>
          <table:table-cell office:value="0.3236497325166045" office:value-type="float"/>
          <table:table-cell office:value="28.40688274034409" office:value-type="float"/>
          <table:table-cell office:value-type="string">
            <text:p>input/data_formal_20240530-1342/meme/leeneedham81_20230129T075154/0.jpg</text:p>
          </table:table-cell>
          <table:table-cell office:value-type="string">
            <text:p>https://twitter.com/chenzhonghua18/status/1622573265758695424</text:p>
          </table:table-cell>
        </table:table-row>
        <table:table-row>
          <table:table-cell office:value="1543" office:value-type="float"/>
          <table:table-cell office:value-type="string">
            <text:p>Pattern 31</text:p>
          </table:table-cell>
          <table:table-cell office:value="0.17535536215261413" office:value-type="float"/>
          <table:table-cell office:value="0.32171753839329187" office:value-type="float"/>
          <table:table-cell office:value="29.538470230152498" office:value-type="float"/>
          <table:table-cell office:value-type="string">
            <text:p>input/data_formal_20240530-1342/meme/leeneedham81_20230312T230546/0.jpg</text:p>
          </table:table-cell>
          <table:table-cell office:value-type="string">
            <text:p>https://twitter.com/origin9002/status/1636187423997583361</text:p>
          </table:table-cell>
        </table:table-row>
        <table:table-row>
          <table:table-cell office:value="1544" office:value-type="float"/>
          <table:table-cell office:value-type="string">
            <text:p>Pattern 9</text:p>
          </table:table-cell>
          <table:table-cell office:value="0.15407893999644562" office:value-type="float"/>
          <table:table-cell office:value="0.034142343086028204" office:value-type="float"/>
          <table:table-cell office:value="7.073382806045568" office:value-type="float"/>
          <table:table-cell office:value-type="string">
            <text:p>input/data_formal_20240530-1342/meme/LegalsalahO_20230105T105728/0.jpg</text:p>
          </table:table-cell>
          <table:table-cell office:value-type="string">
            <text:p>https://twitter.com/LegalsalahO/status/1610953621516218368</text:p>
          </table:table-cell>
        </table:table-row>
        <table:table-row>
          <table:table-cell office:value="1545" office:value-type="float"/>
          <table:table-cell office:value-type="string">
            <text:p>Pattern 20</text:p>
          </table:table-cell>
          <table:table-cell office:value="0.4959681421887443" office:value-type="float"/>
          <table:table-cell office:value="0.2772405205288818" office:value-type="float"/>
          <table:table-cell office:value="30.78792832367989" office:value-type="float"/>
          <table:table-cell office:value-type="string">
            <text:p>input/data_formal_20240530-1342/meme/leighfungirl_20230206T122654/0.jpg</text:p>
          </table:table-cell>
          <table:table-cell office:value-type="string">
            <text:p>https://twitter.com/leighfungirl/status/1622572541641383937</text:p>
          </table:table-cell>
        </table:table-row>
        <table:table-row>
          <table:table-cell office:value="1546" office:value-type="float"/>
          <table:table-cell office:value-type="string">
            <text:p>Pattern 15</text:p>
          </table:table-cell>
          <table:table-cell office:value="0.15367353570431053" office:value-type="float"/>
          <table:table-cell office:value="0.2881189611354352" office:value-type="float"/>
          <table:table-cell office:value="29.422302164182152" office:value-type="float"/>
          <table:table-cell office:value-type="string">
            <text:p>input/data_formal_20240530-1342/meme/leighfungirl_20230206T122854/0.jpg</text:p>
          </table:table-cell>
          <table:table-cell office:value-type="string">
            <text:p>https://twitter.com/leighfungirl/status/1622573044555304964</text:p>
          </table:table-cell>
        </table:table-row>
        <table:table-row>
          <table:table-cell office:value="1547" office:value-type="float"/>
          <table:table-cell office:value-type="string">
            <text:p>Pattern 46</text:p>
          </table:table-cell>
          <table:table-cell office:value="0.10447279179580504" office:value-type="float"/>
          <table:table-cell office:value="0.08626911229919665" office:value-type="float"/>
          <table:table-cell office:value="10.796286827471079" office:value-type="float"/>
          <table:table-cell office:value-type="string">
            <text:p>input/data_formal_20240530-1342/meme/lendboxin_20230104T054454/0.jpg</text:p>
          </table:table-cell>
          <table:table-cell office:value-type="string">
            <text:p>https://twitter.com/delhikalaunda11/status/1610981505916104704</text:p>
          </table:table-cell>
        </table:table-row>
        <table:table-row>
          <table:table-cell office:value="1548" office:value-type="float"/>
          <table:table-cell office:value-type="string">
            <text:p>Pattern 9</text:p>
          </table:table-cell>
          <table:table-cell office:value="0.14542588424263184" office:value-type="float"/>
          <table:table-cell office:value="0.034036104090707675" office:value-type="float"/>
          <table:table-cell office:value="11.303619667032827" office:value-type="float"/>
          <table:table-cell office:value-type="string">
            <text:p>input/data_formal_20240530-1342/meme/lendboxin_20230104T054454/1.jpg</text:p>
          </table:table-cell>
          <table:table-cell office:value-type="string">
            <text:p>https://twitter.com/delhikalaunda11/status/1610981505916104704</text:p>
          </table:table-cell>
        </table:table-row>
        <table:table-row>
          <table:table-cell office:value="1549" office:value-type="float"/>
          <table:table-cell office:value-type="string">
            <text:p>Pattern 35</text:p>
          </table:table-cell>
          <table:table-cell office:value="0.5191472359196699" office:value-type="float"/>
          <table:table-cell office:value="0.47008518548813016" office:value-type="float"/>
          <table:table-cell office:value="24.77484869057701" office:value-type="float"/>
          <table:table-cell office:value-type="string">
            <text:p>input/data_formal_20240530-1342/meme/LethalGenYk_20230106T044328/0.jpg</text:p>
          </table:table-cell>
          <table:table-cell office:value-type="string">
            <text:p>https://twitter.com/LethalGenYk/status/1611221892609839104</text:p>
          </table:table-cell>
        </table:table-row>
        <table:table-row>
          <table:table-cell office:value="1550" office:value-type="float"/>
          <table:table-cell office:value-type="string">
            <text:p>Pattern 12</text:p>
          </table:table-cell>
          <table:table-cell office:value="0.4174424774978124" office:value-type="float"/>
          <table:table-cell office:value="0.6986062980648929" office:value-type="float"/>
          <table:table-cell office:value="29.217629083283537" office:value-type="float"/>
          <table:table-cell office:value-type="string">
            <text:p>input/data_formal_20240530-1342/meme/letsgetcanceled_20221228T041316/0.jpg</text:p>
          </table:table-cell>
          <table:table-cell office:value-type="string">
            <text:p>https://twitter.com/letsgetcanceled/status/1607952800906104833</text:p>
          </table:table-cell>
        </table:table-row>
        <table:table-row>
          <table:table-cell office:value="1551" office:value-type="float"/>
          <table:table-cell office:value-type="string">
            <text:p>Pattern 31</text:p>
          </table:table-cell>
          <table:table-cell office:value="0.21388802911447571" office:value-type="float"/>
          <table:table-cell office:value="0.33587330876949495" office:value-type="float"/>
          <table:table-cell office:value="33.0313877610537" office:value-type="float"/>
          <table:table-cell office:value-type="string">
            <text:p>input/data_formal_20240530-1342/meme/LewMan90_20230403T174342/0.jpg</text:p>
          </table:table-cell>
          <table:table-cell office:value-type="string">
            <text:p>https://twitter.com/LewMan90/status/1642945986950471685</text:p>
          </table:table-cell>
        </table:table-row>
        <table:table-row>
          <table:table-cell office:value="1552" office:value-type="float"/>
          <table:table-cell office:value-type="string">
            <text:p>Pattern 16</text:p>
          </table:table-cell>
          <table:table-cell office:value="0.4062688376478432" office:value-type="float"/>
          <table:table-cell office:value="0.4391783205222827" office:value-type="float"/>
          <table:table-cell office:value="33.361190043947246" office:value-type="float"/>
          <table:table-cell office:value-type="string">
            <text:p>input/data_formal_20240530-1342/meme/LFDY88_20221120T021536/0.jpg</text:p>
          </table:table-cell>
          <table:table-cell office:value-type="string">
            <text:p>https://twitter.com/LFDY88/status/1610730586028797952</text:p>
          </table:table-cell>
        </table:table-row>
        <table:table-row>
          <table:table-cell office:value="1553" office:value-type="float"/>
          <table:table-cell office:value-type="string">
            <text:p>Pattern 30</text:p>
          </table:table-cell>
          <table:table-cell office:value="0.5369028771703228" office:value-type="float"/>
          <table:table-cell office:value="0.5609778383506726" office:value-type="float"/>
          <table:table-cell office:value="29.308997089250845" office:value-type="float"/>
          <table:table-cell office:value-type="string">
            <text:p>input/data_formal_20240530-1342/meme/LFDY88_20230206T062609/0.jpg</text:p>
          </table:table-cell>
          <table:table-cell office:value-type="string">
            <text:p>https://twitter.com/LFDY88/status/1622570504019390464</text:p>
          </table:table-cell>
        </table:table-row>
        <table:table-row>
          <table:table-cell office:value="1554" office:value-type="float"/>
          <table:table-cell office:value-type="string">
            <text:p>Pattern 17</text:p>
          </table:table-cell>
          <table:table-cell office:value="0.6147851721608281" office:value-type="float"/>
          <table:table-cell office:value="0.36785609937899744" office:value-type="float"/>
          <table:table-cell office:value="26.73228745130431" office:value-type="float"/>
          <table:table-cell office:value-type="string">
            <text:p>input/data_formal_20240530-1342/meme/LFDY88_20230206T083649/0.jpg</text:p>
          </table:table-cell>
          <table:table-cell office:value-type="string">
            <text:p>https://twitter.com/LFDY88/status/1622556415595548672</text:p>
          </table:table-cell>
        </table:table-row>
        <table:table-row>
          <table:table-cell office:value="1555" office:value-type="float"/>
          <table:table-cell office:value-type="string">
            <text:p>Pattern 17</text:p>
          </table:table-cell>
          <table:table-cell office:value="0.44481944528041717" office:value-type="float"/>
          <table:table-cell office:value="0.4273635753251153" office:value-type="float"/>
          <table:table-cell office:value="30.506406209853967" office:value-type="float"/>
          <table:table-cell office:value-type="string">
            <text:p>input/data_formal_20240530-1342/meme/LFDY88_20230206T084512/0.jpg</text:p>
          </table:table-cell>
          <table:table-cell office:value-type="string">
            <text:p>https://twitter.com/LFDY88/status/1622558418233077762</text:p>
          </table:table-cell>
        </table:table-row>
        <table:table-row>
          <table:table-cell office:value="1556" office:value-type="float"/>
          <table:table-cell office:value-type="string">
            <text:p>Pattern 12</text:p>
          </table:table-cell>
          <table:table-cell office:value="0.371565337685787" office:value-type="float"/>
          <table:table-cell office:value="0.7057919731175362" office:value-type="float"/>
          <table:table-cell office:value="29.10616132091867" office:value-type="float"/>
          <table:table-cell office:value-type="string">
            <text:p>input/data_formal_20240530-1342/meme/lfgdotnews_20230201T023550/0.jpg</text:p>
          </table:table-cell>
          <table:table-cell office:value-type="string">
            <text:p>https://twitter.com/aykhan90/status/1620908710708264963</text:p>
          </table:table-cell>
        </table:table-row>
        <table:table-row>
          <table:table-cell office:value="1557" office:value-type="float"/>
          <table:table-cell office:value-type="string">
            <text:p>Pattern 31</text:p>
          </table:table-cell>
          <table:table-cell office:value="0.09688450463357806" office:value-type="float"/>
          <table:table-cell office:value="0.3564834096529237" office:value-type="float"/>
          <table:table-cell office:value="22.432569147762393" office:value-type="float"/>
          <table:table-cell office:value-type="string">
            <text:p>input/data_formal_20240530-1342/meme/lichwitchbitch_20230130T110807/0.jpg</text:p>
          </table:table-cell>
          <table:table-cell office:value-type="string">
            <text:p>https://twitter.com/SadCand3/status/1620931664187719680</text:p>
          </table:table-cell>
        </table:table-row>
        <table:table-row>
          <table:table-cell office:value="1558" office:value-type="float"/>
          <table:table-cell office:value-type="string">
            <text:p>Pattern 43</text:p>
          </table:table-cell>
          <table:table-cell office:value="0.4128952331938214" office:value-type="float"/>
          <table:table-cell office:value="0.3588301778509532" office:value-type="float"/>
          <table:table-cell office:value="31.453640049637258" office:value-type="float"/>
          <table:table-cell office:value-type="string">
            <text:p>input/data_formal_20240530-1342/meme/LifesHourGlass_20221228T041441/0.jpg</text:p>
          </table:table-cell>
          <table:table-cell office:value-type="string">
            <text:p>https://twitter.com/LifesHourGlass/status/1607953156788596739</text:p>
          </table:table-cell>
        </table:table-row>
        <table:table-row>
          <table:table-cell office:value="1559" office:value-type="float"/>
          <table:table-cell office:value-type="string">
            <text:p>Pattern 34</text:p>
          </table:table-cell>
          <table:table-cell office:value="0.35736241066687846" office:value-type="float"/>
          <table:table-cell office:value="0.6649825192852268" office:value-type="float"/>
          <table:table-cell office:value="20.71310981656354" office:value-type="float"/>
          <table:table-cell office:value-type="string">
            <text:p>input/data_formal_20240530-1342/meme/LighthouseWeb3_20230212T124227/0.jpg</text:p>
          </table:table-cell>
          <table:table-cell office:value-type="string">
            <text:p>https://twitter.com/Waltzz92/status/1624785022833278977</text:p>
          </table:table-cell>
        </table:table-row>
        <table:table-row>
          <table:table-cell office:value="1560" office:value-type="float"/>
          <table:table-cell office:value-type="string">
            <text:p>Pattern 16</text:p>
          </table:table-cell>
          <table:table-cell office:value="0.2508667016429629" office:value-type="float"/>
          <table:table-cell office:value="0.33175481072996005" office:value-type="float"/>
          <table:table-cell office:value="29.528072773954463" office:value-type="float"/>
          <table:table-cell office:value-type="string">
            <text:p>input/data_formal_20240530-1342/meme/Lightning_Dash5_20230202T014643/0.jpg</text:p>
          </table:table-cell>
          <table:table-cell office:value-type="string">
            <text:p>https://twitter.com/Lightning_Dash5/status/1620961883233861632</text:p>
          </table:table-cell>
        </table:table-row>
        <table:table-row>
          <table:table-cell office:value="1561" office:value-type="float"/>
          <table:table-cell office:value-type="string">
            <text:p>Pattern 12</text:p>
          </table:table-cell>
          <table:table-cell office:value="0.2454194321081432" office:value-type="float"/>
          <table:table-cell office:value="0.5050787620445001" office:value-type="float"/>
          <table:table-cell office:value="31.763767735837643" office:value-type="float"/>
          <table:table-cell office:value-type="string">
            <text:p>input/data_formal_20240530-1342/meme/LikebookDook_20230205T171238/0.jpg</text:p>
          </table:table-cell>
          <table:table-cell office:value-type="string">
            <text:p>https://twitter.com/Kain_kk3/status/1622627912930275328</text:p>
          </table:table-cell>
        </table:table-row>
        <table:table-row>
          <table:table-cell office:value="1562" office:value-type="float"/>
          <table:table-cell office:value-type="string">
            <text:p>Pattern 13</text:p>
          </table:table-cell>
          <table:table-cell office:value="0.3915150721896286" office:value-type="float"/>
          <table:table-cell office:value="0.4228795001688313" office:value-type="float"/>
          <table:table-cell office:value="27.870137085671097" office:value-type="float"/>
          <table:table-cell office:value-type="string">
            <text:p>input/data_formal_20240530-1342/meme/Lil0reo__20230311T225254/0.jpg</text:p>
          </table:table-cell>
          <table:table-cell office:value-type="string">
            <text:p>https://twitter.com/Imiru_vt/status/1636124816510971907</text:p>
          </table:table-cell>
        </table:table-row>
        <table:table-row>
          <table:table-cell office:value="1563" office:value-type="float"/>
          <table:table-cell office:value-type="string">
            <text:p>Pattern 36</text:p>
          </table:table-cell>
          <table:table-cell office:value="0.7800067936964495" office:value-type="float"/>
          <table:table-cell office:value="0.5443570187448535" office:value-type="float"/>
          <table:table-cell office:value="23.499396835835547" office:value-type="float"/>
          <table:table-cell office:value-type="string">
            <text:p>input/data_formal_20240530-1342/meme/lil4velvett_20230206T141655/0.jpg</text:p>
          </table:table-cell>
          <table:table-cell office:value-type="string">
            <text:p>https://twitter.com/lil4velvett/status/1622600227810148354</text:p>
          </table:table-cell>
        </table:table-row>
        <table:table-row>
          <table:table-cell office:value="1564" office:value-type="float"/>
          <table:table-cell office:value-type="string">
            <text:p>Pattern 36</text:p>
          </table:table-cell>
          <table:table-cell office:value="0.7800067936964495" office:value-type="float"/>
          <table:table-cell office:value="0.5443570187448535" office:value-type="float"/>
          <table:table-cell office:value="23.499396835835547" office:value-type="float"/>
          <table:table-cell office:value-type="string">
            <text:p>input/data_formal_20240530-1342/meme/lil4velvett_20230206T142120/0.jpg</text:p>
          </table:table-cell>
          <table:table-cell office:value-type="string">
            <text:p>https://twitter.com/lil4velvett/status/1622601340009476098</text:p>
          </table:table-cell>
        </table:table-row>
        <table:table-row>
          <table:table-cell office:value="1565" office:value-type="float"/>
          <table:table-cell office:value-type="string">
            <text:p>Pattern 2</text:p>
          </table:table-cell>
          <table:table-cell office:value="0.54643773683622" office:value-type="float"/>
          <table:table-cell office:value="0.38761110357443834" office:value-type="float"/>
          <table:table-cell office:value="28.317988511934903" office:value-type="float"/>
          <table:table-cell office:value-type="string">
            <text:p>input/data_formal_20240530-1342/meme/lilpirahna_20230105T163957/0.jpg</text:p>
          </table:table-cell>
          <table:table-cell office:value-type="string">
            <text:p>https://twitter.com/SMM_News_Feed/status/1611045417357279233</text:p>
          </table:table-cell>
        </table:table-row>
        <table:table-row>
          <table:table-cell office:value="1566" office:value-type="float"/>
          <table:table-cell office:value-type="string">
            <text:p>Pattern 23</text:p>
          </table:table-cell>
          <table:table-cell office:value="0.27691243753309047" office:value-type="float"/>
          <table:table-cell office:value="0.4834076111521287" office:value-type="float"/>
          <table:table-cell office:value="32.20223290656837" office:value-type="float"/>
          <table:table-cell office:value-type="string">
            <text:p>input/data_formal_20240530-1342/meme/lilpirahna_20230105T165058/0.jpg</text:p>
          </table:table-cell>
          <table:table-cell office:value-type="string">
            <text:p>https://twitter.com/lilpirahna/status/1611042584440209416</text:p>
          </table:table-cell>
        </table:table-row>
        <table:table-row>
          <table:table-cell office:value="1567" office:value-type="float"/>
          <table:table-cell office:value-type="string">
            <text:p>Pattern 36</text:p>
          </table:table-cell>
          <table:table-cell office:value="0.651217887155584" office:value-type="float"/>
          <table:table-cell office:value="0.37566363612593523" office:value-type="float"/>
          <table:table-cell office:value="25.798478429128537" office:value-type="float"/>
          <table:table-cell office:value-type="string">
            <text:p>input/data_formal_20240530-1342/meme/lilpirahna_20230106T142544/0.jpg</text:p>
          </table:table-cell>
          <table:table-cell office:value-type="string">
            <text:p>https://twitter.com/lilpirahna/status/1611368421874143234</text:p>
          </table:table-cell>
        </table:table-row>
        <table:table-row>
          <table:table-cell office:value="1568" office:value-type="float"/>
          <table:table-cell office:value-type="string">
            <text:p>Pattern 19</text:p>
          </table:table-cell>
          <table:table-cell office:value="0.3722949086633486" office:value-type="float"/>
          <table:table-cell office:value="0.6520751216328852" office:value-type="float"/>
          <table:table-cell office:value="30.804815266083068" office:value-type="float"/>
          <table:table-cell office:value-type="string">
            <text:p>input/data_formal_20240530-1342/meme/Lim_bread_20230127T160720/0.jpg</text:p>
          </table:table-cell>
          <table:table-cell office:value-type="string">
            <text:p>https://twitter.com/SWEET_EXECUTION/status/1622576255785742338</text:p>
          </table:table-cell>
        </table:table-row>
        <table:table-row>
          <table:table-cell office:value="1569" office:value-type="float"/>
          <table:table-cell office:value-type="string">
            <text:p>Pattern 24</text:p>
          </table:table-cell>
          <table:table-cell office:value="0.3110696853547073" office:value-type="float"/>
          <table:table-cell office:value="0.9083198704138193" office:value-type="float"/>
          <table:table-cell office:value="20.150216978119392" office:value-type="float"/>
          <table:table-cell office:value-type="string">
            <text:p>input/data_formal_20240530-1342/meme/LinthoiTongbram_20230106T071219/0.jpg</text:p>
          </table:table-cell>
          <table:table-cell office:value-type="string">
            <text:p>https://twitter.com/LinthoiTongbram/status/1611259349514727424</text:p>
          </table:table-cell>
        </table:table-row>
        <table:table-row>
          <table:table-cell office:value="1570" office:value-type="float"/>
          <table:table-cell office:value-type="string">
            <text:p>Pattern 29</text:p>
          </table:table-cell>
          <table:table-cell office:value="0.8042756925914107" office:value-type="float"/>
          <table:table-cell office:value="0.3598178855337518" office:value-type="float"/>
          <table:table-cell office:value="26.324585399048498" office:value-type="float"/>
          <table:table-cell office:value-type="string">
            <text:p>input/data_formal_20240530-1342/meme/linux_tldr_20230202T033000/0.jpg</text:p>
          </table:table-cell>
          <table:table-cell office:value-type="string">
            <text:p>https://twitter.com/rahul05ranjan/status/1620987903022342144</text:p>
          </table:table-cell>
        </table:table-row>
        <table:table-row>
          <table:table-cell office:value="1571" office:value-type="float"/>
          <table:table-cell office:value-type="string">
            <text:p>Pattern 31</text:p>
          </table:table-cell>
          <table:table-cell office:value="0.1031976760436088" office:value-type="float"/>
          <table:table-cell office:value="0.36591785541132943" office:value-type="float"/>
          <table:table-cell office:value="23.185967860576824" office:value-type="float"/>
          <table:table-cell office:value-type="string">
            <text:p>input/data_formal_20240530-1342/meme/lionsgateplayIN_20230110T121457/0.jpg</text:p>
          </table:table-cell>
          <table:table-cell office:value-type="string">
            <text:p>https://twitter.com/TarakFan9999/status/1613302377666478084</text:p>
          </table:table-cell>
        </table:table-row>
        <table:table-row>
          <table:table-cell office:value="1572" office:value-type="float"/>
          <table:table-cell office:value-type="string">
            <text:p>Pattern 16</text:p>
          </table:table-cell>
          <table:table-cell office:value="0.3847167103499831" office:value-type="float"/>
          <table:table-cell office:value="0.2996199533429228" office:value-type="float"/>
          <table:table-cell office:value="30.19096034984948" office:value-type="float"/>
          <table:table-cell office:value-type="string">
            <text:p>input/data_formal_20240530-1342/meme/lisadenz_20201022T164759/0.jpg</text:p>
          </table:table-cell>
          <table:table-cell office:value-type="string">
            <text:p>https://twitter.com/Aizenssexychair/status/1607991097082380288</text:p>
          </table:table-cell>
        </table:table-row>
        <table:table-row>
          <table:table-cell office:value="1573" office:value-type="float"/>
          <table:table-cell office:value-type="string">
            <text:p>Pattern 24</text:p>
          </table:table-cell>
          <table:table-cell office:value="0.21502590358370652" office:value-type="float"/>
          <table:table-cell office:value="0.784902914936052" office:value-type="float"/>
          <table:table-cell office:value="24.13349037042141" office:value-type="float"/>
          <table:table-cell office:value-type="string">
            <text:p>input/data_formal_20240530-1342/meme/LitiaMazi_20230202T011242/0.jpg</text:p>
          </table:table-cell>
          <table:table-cell office:value-type="string">
            <text:p>https://twitter.com/LitiaMazi/status/1620953323645075457</text:p>
          </table:table-cell>
        </table:table-row>
        <table:table-row>
          <table:table-cell office:value="1574" office:value-type="float"/>
          <table:table-cell office:value-type="string">
            <text:p>Pattern 16</text:p>
          </table:table-cell>
          <table:table-cell office:value="0.2555827401882399" office:value-type="float"/>
          <table:table-cell office:value="0.3350093616853364" office:value-type="float"/>
          <table:table-cell office:value="25.936142073725783" office:value-type="float"/>
          <table:table-cell office:value-type="string">
            <text:p>input/data_formal_20240530-1342/meme/ljfletcher2007_20230202T011235/0.jpg</text:p>
          </table:table-cell>
          <table:table-cell office:value-type="string">
            <text:p>https://twitter.com/ljfletcher2007/status/1620953292678496259</text:p>
          </table:table-cell>
        </table:table-row>
        <table:table-row>
          <table:table-cell office:value="1575" office:value-type="float"/>
          <table:table-cell office:value-type="string">
            <text:p>Pattern 42</text:p>
          </table:table-cell>
          <table:table-cell office:value="0.37987300029239723" office:value-type="float"/>
          <table:table-cell office:value="0.6477308454814605" office:value-type="float"/>
          <table:table-cell office:value="28.743444799131296" office:value-type="float"/>
          <table:table-cell office:value-type="string">
            <text:p>input/data_formal_20240530-1342/meme/Llamarama777_20230106T084818/0.jpg</text:p>
          </table:table-cell>
          <table:table-cell office:value-type="string">
            <text:p>https://twitter.com/Llamarama777/status/1611283505132232710</text:p>
          </table:table-cell>
        </table:table-row>
        <table:table-row>
          <table:table-cell office:value="1576" office:value-type="float"/>
          <table:table-cell office:value-type="string">
            <text:p>Pattern 36</text:p>
          </table:table-cell>
          <table:table-cell office:value="0.815368508122795" office:value-type="float"/>
          <table:table-cell office:value="0.31770701688291486" office:value-type="float"/>
          <table:table-cell office:value="25.406574707694446" office:value-type="float"/>
          <table:table-cell office:value-type="string">
            <text:p>input/data_formal_20240530-1342/meme/LlcCygnus_20230104T210943/0.jpg</text:p>
          </table:table-cell>
          <table:table-cell office:value-type="string">
            <text:p>https://twitter.com/KelseyH59737905/status/1610961728640090113</text:p>
          </table:table-cell>
        </table:table-row>
        <table:table-row>
          <table:table-cell office:value="1577" office:value-type="float"/>
          <table:table-cell office:value-type="string">
            <text:p>Pattern 42</text:p>
          </table:table-cell>
          <table:table-cell office:value="0.22886386734033184" office:value-type="float"/>
          <table:table-cell office:value="0.5564826703735992" office:value-type="float"/>
          <table:table-cell office:value="31.922781736141115" office:value-type="float"/>
          <table:table-cell office:value-type="string">
            <text:p>input/data_formal_20240530-1342/meme/lmp_au_20230226T072900/0.jpg</text:p>
          </table:table-cell>
          <table:table-cell office:value-type="string">
            <text:p>https://twitter.com/lmp_au/status/1629745328336297987</text:p>
          </table:table-cell>
        </table:table-row>
        <table:table-row>
          <table:table-cell office:value="1578" office:value-type="float"/>
          <table:table-cell office:value-type="string">
            <text:p>Pattern 28</text:p>
          </table:table-cell>
          <table:table-cell office:value="0.17012451033722817" office:value-type="float"/>
          <table:table-cell office:value="0.7795836479596453" office:value-type="float"/>
          <table:table-cell office:value="22.98276943625491" office:value-type="float"/>
          <table:table-cell office:value-type="string">
            <text:p>input/data_formal_20240530-1342/meme/LofarianVT_20230106T070941/0.jpg</text:p>
          </table:table-cell>
          <table:table-cell office:value-type="string">
            <text:p>https://twitter.com/LofarianVT/status/1611258685958799360</text:p>
          </table:table-cell>
        </table:table-row>
        <table:table-row>
          <table:table-cell office:value="1579" office:value-type="float"/>
          <table:table-cell office:value-type="string">
            <text:p>Pattern 25</text:p>
          </table:table-cell>
          <table:table-cell office:value="0.6815715194102971" office:value-type="float"/>
          <table:table-cell office:value="0.46883696793966745" office:value-type="float"/>
          <table:table-cell office:value="23.435786503376807" office:value-type="float"/>
          <table:table-cell office:value-type="string">
            <text:p>input/data_formal_20240530-1342/meme/logiccirclein_20230105T102622/0.jpg</text:p>
          </table:table-cell>
          <table:table-cell office:value-type="string">
            <text:p>https://twitter.com/logiccirclein/status/1610945797859991554</text:p>
          </table:table-cell>
        </table:table-row>
        <table:table-row>
          <table:table-cell office:value="1580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LOLegendsMemes_20230206T132214/0.jpg</text:p>
          </table:table-cell>
          <table:table-cell office:value-type="string">
            <text:p>https://twitter.com/LOLegendsMemes/status/1622586466080620544</text:p>
          </table:table-cell>
        </table:table-row>
        <table:table-row>
          <table:table-cell office:value="1581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LOLegendsMemes_20230206T132215/0.jpg</text:p>
          </table:table-cell>
          <table:table-cell office:value-type="string">
            <text:p>https://twitter.com/LOLegendsMemes/status/1622586471101128704</text:p>
          </table:table-cell>
        </table:table-row>
        <table:table-row>
          <table:table-cell office:value="1582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LOLegendsMemes_20230206T132216/0.jpg</text:p>
          </table:table-cell>
          <table:table-cell office:value-type="string">
            <text:p>https://twitter.com/LOLegendsMemes/status/1622586475689742337</text:p>
          </table:table-cell>
        </table:table-row>
        <table:table-row>
          <table:table-cell office:value="1583" office:value-type="float"/>
          <table:table-cell office:value-type="string">
            <text:p>Pattern 34</text:p>
          </table:table-cell>
          <table:table-cell office:value="0.18165118333168254" office:value-type="float"/>
          <table:table-cell office:value="0.5989342622400171" office:value-type="float"/>
          <table:table-cell office:value="29.27365538132095" office:value-type="float"/>
          <table:table-cell office:value-type="string">
            <text:p>input/data_formal_20240530-1342/meme/LoLMemesBot_20221227T210018/0.jpg</text:p>
          </table:table-cell>
          <table:table-cell office:value-type="string">
            <text:p>https://twitter.com/love_bouboubou/status/1607881792605798411</text:p>
          </table:table-cell>
        </table:table-row>
        <table:table-row>
          <table:table-cell office:value="1584" office:value-type="float"/>
          <table:table-cell office:value-type="string">
            <text:p>Pattern 14</text:p>
          </table:table-cell>
          <table:table-cell office:value="0.3566008807702417" office:value-type="float"/>
          <table:table-cell office:value="0.8421053085981945" office:value-type="float"/>
          <table:table-cell office:value="23.636344949996516" office:value-type="float"/>
          <table:table-cell office:value-type="string">
            <text:p>input/data_formal_20240530-1342/meme/LoLMemesBot_20221228T000003/0.jpg</text:p>
          </table:table-cell>
          <table:table-cell office:value-type="string">
            <text:p>https://twitter.com/IntrinsicGames/status/1607890932485046275</text:p>
          </table:table-cell>
        </table:table-row>
        <table:table-row>
          <table:table-cell office:value="1585" office:value-type="float"/>
          <table:table-cell office:value-type="string">
            <text:p>Pattern 12</text:p>
          </table:table-cell>
          <table:table-cell office:value="0.16424220739817733" office:value-type="float"/>
          <table:table-cell office:value="0.6852827328589466" office:value-type="float"/>
          <table:table-cell office:value="24.132504399639057" office:value-type="float"/>
          <table:table-cell office:value-type="string">
            <text:p>input/data_formal_20240530-1342/meme/LoLMemesBot_20221228T020011/0.jpg</text:p>
          </table:table-cell>
          <table:table-cell office:value-type="string">
            <text:p>https://twitter.com/LOL_Art_Bot/status/1607920830494740480</text:p>
          </table:table-cell>
        </table:table-row>
        <table:table-row>
          <table:table-cell office:value="1586" office:value-type="float"/>
          <table:table-cell office:value-type="string">
            <text:p>Pattern 30</text:p>
          </table:table-cell>
          <table:table-cell office:value="0.6393525876634212" office:value-type="float"/>
          <table:table-cell office:value="0.5624971328954107" office:value-type="float"/>
          <table:table-cell office:value="24.246718326066862" office:value-type="float"/>
          <table:table-cell office:value-type="string">
            <text:p>input/data_formal_20240530-1342/meme/LoLMemesBot_20221228T040011/0.jpg</text:p>
          </table:table-cell>
          <table:table-cell office:value-type="string">
            <text:p>https://twitter.com/shilderi/status/1607951090464722944</text:p>
          </table:table-cell>
        </table:table-row>
        <table:table-row>
          <table:table-cell office:value="1587" office:value-type="float"/>
          <table:table-cell office:value-type="string">
            <text:p>Pattern 21</text:p>
          </table:table-cell>
          <table:table-cell office:value="0.6965421991594951" office:value-type="float"/>
          <table:table-cell office:value="0.540040345603547" office:value-type="float"/>
          <table:table-cell office:value="23.715039822709006" office:value-type="float"/>
          <table:table-cell office:value-type="string">
            <text:p>input/data_formal_20240530-1342/meme/LoLMemesBot_20221228T050010/0.jpg</text:p>
          </table:table-cell>
          <table:table-cell office:value-type="string">
            <text:p>https://twitter.com/toriboodang/status/1607993907933057024</text:p>
          </table:table-cell>
        </table:table-row>
        <table:table-row>
          <table:table-cell office:value="1588" office:value-type="float"/>
          <table:table-cell office:value-type="string">
            <text:p>Pattern 31</text:p>
          </table:table-cell>
          <table:table-cell office:value="0.12484747673383739" office:value-type="float"/>
          <table:table-cell office:value="0.5032255210460168" office:value-type="float"/>
          <table:table-cell office:value="23.686460060537705" office:value-type="float"/>
          <table:table-cell office:value-type="string">
            <text:p>input/data_formal_20240530-1342/meme/LoLMemesBot_20230105T110002/0.jpg</text:p>
          </table:table-cell>
          <table:table-cell office:value-type="string">
            <text:p>https://twitter.com/LOL_Art_Bot/status/1610955830278381569</text:p>
          </table:table-cell>
        </table:table-row>
        <table:table-row>
          <table:table-cell office:value="1589" office:value-type="float"/>
          <table:table-cell office:value-type="string">
            <text:p>Pattern 31</text:p>
          </table:table-cell>
          <table:table-cell office:value="0.12484747673383739" office:value-type="float"/>
          <table:table-cell office:value="0.5032255210460168" office:value-type="float"/>
          <table:table-cell office:value="23.686460060537705" office:value-type="float"/>
          <table:table-cell office:value-type="string">
            <text:p>input/data_formal_20240530-1342/meme/LoLMemesBot_20230106T050003/0.jpg</text:p>
          </table:table-cell>
          <table:table-cell office:value-type="string">
            <text:p>https://twitter.com/LOL_Art_Bot/status/1611227624113672192</text:p>
          </table:table-cell>
        </table:table-row>
        <table:table-row>
          <table:table-cell office:value="1590" office:value-type="float"/>
          <table:table-cell office:value-type="string">
            <text:p>Pattern 34</text:p>
          </table:table-cell>
          <table:table-cell office:value="0.23622387489993246" office:value-type="float"/>
          <table:table-cell office:value="0.8881365596592693" office:value-type="float"/>
          <table:table-cell office:value="22.877261697141794" office:value-type="float"/>
          <table:table-cell office:value-type="string">
            <text:p>input/data_formal_20240530-1342/meme/LoLMemesBot_20230106T070008/0.jpg</text:p>
          </table:table-cell>
          <table:table-cell office:value-type="string">
            <text:p>https://twitter.com/ToffeeAitham/status/1611263638458826752</text:p>
          </table:table-cell>
        </table:table-row>
        <table:table-row>
          <table:table-cell office:value="1591" office:value-type="float"/>
          <table:table-cell office:value-type="string">
            <text:p>Pattern 34</text:p>
          </table:table-cell>
          <table:table-cell office:value="0.2523389263860635" office:value-type="float"/>
          <table:table-cell office:value="0.6332242673329469" office:value-type="float"/>
          <table:table-cell office:value="25.8844690975869" office:value-type="float"/>
          <table:table-cell office:value-type="string">
            <text:p>input/data_formal_20240530-1342/meme/LoLMemesBot_20230111T220006/0.jpg</text:p>
          </table:table-cell>
          <table:table-cell office:value-type="string">
            <text:p>https://twitter.com/LOL_Art_Bot/status/1613296266716352514</text:p>
          </table:table-cell>
        </table:table-row>
        <table:table-row>
          <table:table-cell office:value="1592" office:value-type="float"/>
          <table:table-cell office:value-type="string">
            <text:p>Pattern 12</text:p>
          </table:table-cell>
          <table:table-cell office:value="0.3421792262247446" office:value-type="float"/>
          <table:table-cell office:value="0.787083249483119" office:value-type="float"/>
          <table:table-cell office:value="25.057659880047165" office:value-type="float"/>
          <table:table-cell office:value-type="string">
            <text:p>input/data_formal_20240530-1342/meme/LoLMemesBot_20230111T230008/0.jpg</text:p>
          </table:table-cell>
          <table:table-cell office:value-type="string">
            <text:p>https://twitter.com/LOL_Art_Bot/status/1613311419604140032</text:p>
          </table:table-cell>
        </table:table-row>
        <table:table-row>
          <table:table-cell office:value="1593" office:value-type="float"/>
          <table:table-cell office:value-type="string">
            <text:p>Pattern 19</text:p>
          </table:table-cell>
          <table:table-cell office:value="0.5537324724280264" office:value-type="float"/>
          <table:table-cell office:value="0.5957555189021599" office:value-type="float"/>
          <table:table-cell office:value="30.82514858263754" office:value-type="float"/>
          <table:table-cell office:value-type="string">
            <text:p>input/data_formal_20240530-1342/meme/LoLMemesBot_20230112T000005/0.jpg</text:p>
          </table:table-cell>
          <table:table-cell office:value-type="string">
            <text:p>https://twitter.com/LOL_Art_Bot/status/1613326471111507968</text:p>
          </table:table-cell>
        </table:table-row>
        <table:table-row>
          <table:table-cell office:value="1594" office:value-type="float"/>
          <table:table-cell office:value-type="string">
            <text:p>Pattern 31</text:p>
          </table:table-cell>
          <table:table-cell office:value="0.19361124047797387" office:value-type="float"/>
          <table:table-cell office:value="0.5265178368948287" office:value-type="float"/>
          <table:table-cell office:value="26.792174158588868" office:value-type="float"/>
          <table:table-cell office:value-type="string">
            <text:p>input/data_formal_20240530-1342/meme/LoLMemesBot_20230201T230012/0.jpg</text:p>
          </table:table-cell>
          <table:table-cell office:value-type="string">
            <text:p>https://twitter.com/LOL_Art_Bot/status/1620921495483457537</text:p>
          </table:table-cell>
        </table:table-row>
        <table:table-row>
          <table:table-cell office:value="1595" office:value-type="float"/>
          <table:table-cell office:value-type="string">
            <text:p>Pattern 3</text:p>
          </table:table-cell>
          <table:table-cell office:value="0.830198202626496" office:value-type="float"/>
          <table:table-cell office:value="0.39185614488476816" office:value-type="float"/>
          <table:table-cell office:value="21.336604025454424" office:value-type="float"/>
          <table:table-cell office:value-type="string">
            <text:p>input/data_formal_20240530-1342/meme/LoLMemesBot_20230202T000008/0.jpg</text:p>
          </table:table-cell>
          <table:table-cell office:value-type="string">
            <text:p>https://twitter.com/LOL_Art_Bot/status/1620936670873849856</text:p>
          </table:table-cell>
        </table:table-row>
        <table:table-row>
          <table:table-cell office:value="1596" office:value-type="float"/>
          <table:table-cell office:value-type="string">
            <text:p>Pattern 4</text:p>
          </table:table-cell>
          <table:table-cell office:value="0.36131861581723734" office:value-type="float"/>
          <table:table-cell office:value="0.8236934626507103" office:value-type="float"/>
          <table:table-cell office:value="27.630920844746154" office:value-type="float"/>
          <table:table-cell office:value-type="string">
            <text:p>input/data_formal_20240530-1342/meme/LoLMemesBot_20230202T010006/0.jpg</text:p>
          </table:table-cell>
          <table:table-cell office:value-type="string">
            <text:p>https://twitter.com/LOL_Art_Bot/status/1620951696007483393</text:p>
          </table:table-cell>
        </table:table-row>
        <table:table-row>
          <table:table-cell office:value="1597" office:value-type="float"/>
          <table:table-cell office:value-type="string">
            <text:p>Pattern 48</text:p>
          </table:table-cell>
          <table:table-cell office:value="0.2418410300713074" office:value-type="float"/>
          <table:table-cell office:value="0.5790775452350776" office:value-type="float"/>
          <table:table-cell office:value="31.821358907259963" office:value-type="float"/>
          <table:table-cell office:value-type="string">
            <text:p>input/data_formal_20240530-1342/meme/LoLMemesBot_20230202T020035/0.jpg</text:p>
          </table:table-cell>
          <table:table-cell office:value-type="string">
            <text:p>https://twitter.com/LOL_Art_Bot/status/1620966795921211392</text:p>
          </table:table-cell>
        </table:table-row>
        <table:table-row>
          <table:table-cell office:value="1598" office:value-type="float"/>
          <table:table-cell office:value-type="string">
            <text:p>Pattern 31</text:p>
          </table:table-cell>
          <table:table-cell office:value="0.19361124047797387" office:value-type="float"/>
          <table:table-cell office:value="0.5265178368948287" office:value-type="float"/>
          <table:table-cell office:value="26.792174158588868" office:value-type="float"/>
          <table:table-cell office:value-type="string">
            <text:p>input/data_formal_20240530-1342/meme/LoLMemesBot_20230205T130007/0.jpg</text:p>
          </table:table-cell>
          <table:table-cell office:value-type="string">
            <text:p>https://twitter.com/Stephen02998795/status/1622549807800930306</text:p>
          </table:table-cell>
        </table:table-row>
        <table:table-row>
          <table:table-cell office:value="1599" office:value-type="float"/>
          <table:table-cell office:value-type="string">
            <text:p>Pattern 31</text:p>
          </table:table-cell>
          <table:table-cell office:value="0.19361124047797387" office:value-type="float"/>
          <table:table-cell office:value="0.5265178368948287" office:value-type="float"/>
          <table:table-cell office:value="26.792174158588868" office:value-type="float"/>
          <table:table-cell office:value-type="string">
            <text:p>input/data_formal_20240530-1342/meme/LoLMemesBot_20230206T130304/0.jpg</text:p>
          </table:table-cell>
          <table:table-cell office:value-type="string">
            <text:p>https://twitter.com/LOL_Art_Bot/status/1622582440656089089</text:p>
          </table:table-cell>
        </table:table-row>
        <table:table-row>
          <table:table-cell office:value="1600" office:value-type="float"/>
          <table:table-cell office:value-type="string">
            <text:p>Pattern 30</text:p>
          </table:table-cell>
          <table:table-cell office:value="0.32140817203847205" office:value-type="float"/>
          <table:table-cell office:value="0.6326766613344912" office:value-type="float"/>
          <table:table-cell office:value="25.238717231062978" office:value-type="float"/>
          <table:table-cell office:value-type="string">
            <text:p>input/data_formal_20240530-1342/meme/LoLMemesBot_20230206T140012/0.jpg</text:p>
          </table:table-cell>
          <table:table-cell office:value-type="string">
            <text:p>https://twitter.com/LOL_Art_Bot/status/1622597539655458819</text:p>
          </table:table-cell>
        </table:table-row>
        <table:table-row>
          <table:table-cell office:value="1601" office:value-type="float"/>
          <table:table-cell office:value-type="string">
            <text:p>Pattern 7</text:p>
          </table:table-cell>
          <table:table-cell office:value="0.17071843259231526" office:value-type="float"/>
          <table:table-cell office:value="0.36039653529100574" office:value-type="float"/>
          <table:table-cell office:value="26.17928971244004" office:value-type="float"/>
          <table:table-cell office:value-type="string">
            <text:p>input/data_formal_20240530-1342/meme/LoLMemesBot_20230206T150011/0.jpg</text:p>
          </table:table-cell>
          <table:table-cell office:value-type="string">
            <text:p>https://twitter.com/LOL_Art_Bot/status/1622612638952747010</text:p>
          </table:table-cell>
        </table:table-row>
        <table:table-row>
          <table:table-cell office:value="1602" office:value-type="float"/>
          <table:table-cell office:value-type="string">
            <text:p>Pattern 47</text:p>
          </table:table-cell>
          <table:table-cell office:value="0.31143438334954554" office:value-type="float"/>
          <table:table-cell office:value="0.8681227237887099" office:value-type="float"/>
          <table:table-cell office:value="21.09030658087903" office:value-type="float"/>
          <table:table-cell office:value-type="string">
            <text:p>input/data_formal_20240530-1342/meme/LoLMemesBot_20230206T160023/0.jpg</text:p>
          </table:table-cell>
          <table:table-cell office:value-type="string">
            <text:p>https://twitter.com/LOL_Art_Bot/status/1622627740703678466</text:p>
          </table:table-cell>
        </table:table-row>
        <table:table-row>
          <table:table-cell office:value="1603" office:value-type="float"/>
          <table:table-cell office:value-type="string">
            <text:p>Pattern 21</text:p>
          </table:table-cell>
          <table:table-cell office:value="0.6227741481803937" office:value-type="float"/>
          <table:table-cell office:value="0.5994515754284517" office:value-type="float"/>
          <table:table-cell office:value="25.626473666002024" office:value-type="float"/>
          <table:table-cell office:value-type="string">
            <text:p>input/data_formal_20240530-1342/meme/LoLMemesBot_20230316T000006/0.jpg</text:p>
          </table:table-cell>
          <table:table-cell office:value-type="string">
            <text:p>https://twitter.com/LoLMemesBot/status/1636155340961067009</text:p>
          </table:table-cell>
        </table:table-row>
        <table:table-row>
          <table:table-cell office:value="1604" office:value-type="float"/>
          <table:table-cell office:value-type="string">
            <text:p>Pattern 8</text:p>
          </table:table-cell>
          <table:table-cell office:value="0.1641870596944188" office:value-type="float"/>
          <table:table-cell office:value="0.7142581604770611" office:value-type="float"/>
          <table:table-cell office:value="27.25921250422707" office:value-type="float"/>
          <table:table-cell office:value-type="string">
            <text:p>input/data_formal_20240530-1342/meme/LoLMemesBot_20230316T020013/0.jpg</text:p>
          </table:table-cell>
          <table:table-cell office:value-type="string">
            <text:p>https://twitter.com/LOL_Art_Bot/status/1636187086477750272</text:p>
          </table:table-cell>
        </table:table-row>
        <table:table-row>
          <table:table-cell office:value="1605" office:value-type="float"/>
          <table:table-cell office:value-type="string">
            <text:p>Pattern 16</text:p>
          </table:table-cell>
          <table:table-cell office:value="0.26198126395521215" office:value-type="float"/>
          <table:table-cell office:value="0.41092165972315314" office:value-type="float"/>
          <table:table-cell office:value="33.067382666113" office:value-type="float"/>
          <table:table-cell office:value-type="string">
            <text:p>input/data_formal_20240530-1342/meme/LOLzAlienz_20230103T190834/0.jpg</text:p>
          </table:table-cell>
          <table:table-cell office:value-type="string">
            <text:p>https://twitter.com/zmapCKiGdOL3tJK/status/1611237445890342913</text:p>
          </table:table-cell>
        </table:table-row>
        <table:table-row>
          <table:table-cell office:value="1606" office:value-type="float"/>
          <table:table-cell office:value-type="string">
            <text:p>Pattern 37</text:p>
          </table:table-cell>
          <table:table-cell office:value="0.7961728027473738" office:value-type="float"/>
          <table:table-cell office:value="0.41592487660551436" office:value-type="float"/>
          <table:table-cell office:value="23.065503090235516" office:value-type="float"/>
          <table:table-cell office:value-type="string">
            <text:p>input/data_formal_20240530-1342/meme/LOLzAlienz_20230106T041043/0.jpg</text:p>
          </table:table-cell>
          <table:table-cell office:value-type="string">
            <text:p>https://twitter.com/LOLzAlienz/status/1611254191816859650</text:p>
          </table:table-cell>
        </table:table-row>
        <table:table-row>
          <table:table-cell office:value="1607" office:value-type="float"/>
          <table:table-cell office:value-type="string">
            <text:p>Pattern 31</text:p>
          </table:table-cell>
          <table:table-cell office:value="0.1484869936859091" office:value-type="float"/>
          <table:table-cell office:value="0.3210032780069848" office:value-type="float"/>
          <table:table-cell office:value="28.62113120180108" office:value-type="float"/>
          <table:table-cell office:value-type="string">
            <text:p>input/data_formal_20240530-1342/meme/Loozy222_20230105T114907/0.jpg</text:p>
          </table:table-cell>
          <table:table-cell office:value-type="string">
            <text:p>https://twitter.com/Loozy222/status/1610966620687732736</text:p>
          </table:table-cell>
        </table:table-row>
        <table:table-row>
          <table:table-cell office:value="1608" office:value-type="float"/>
          <table:table-cell office:value-type="string">
            <text:p>Pattern 9</text:p>
          </table:table-cell>
          <table:table-cell office:value="0.15077060574188988" office:value-type="float"/>
          <table:table-cell office:value="0.06237243846475288" office:value-type="float"/>
          <table:table-cell office:value="11.299928315272137" office:value-type="float"/>
          <table:table-cell office:value-type="string">
            <text:p>input/data_formal_20240530-1342/meme/LorraineMusicA_20230105T122832/0.jpg</text:p>
          </table:table-cell>
          <table:table-cell office:value-type="string">
            <text:p>https://twitter.com/LorraineMusicA/status/1610976542301249537</text:p>
          </table:table-cell>
        </table:table-row>
        <table:table-row>
          <table:table-cell office:value="1609" office:value-type="float"/>
          <table:table-cell office:value-type="string">
            <text:p>Pattern 21</text:p>
          </table:table-cell>
          <table:table-cell office:value="0.5855971763747517" office:value-type="float"/>
          <table:table-cell office:value="0.5406478058248793" office:value-type="float"/>
          <table:table-cell office:value="25.02741988519408" office:value-type="float"/>
          <table:table-cell office:value-type="string">
            <text:p>input/data_formal_20240530-1342/meme/LOTRCulture_20221228T000000/0.jpg</text:p>
          </table:table-cell>
          <table:table-cell office:value-type="string">
            <text:p>https://twitter.com/unsaidjatp_/status/1607952396214501378</text:p>
          </table:table-cell>
        </table:table-row>
        <table:table-row>
          <table:table-cell office:value="1610" office:value-type="float"/>
          <table:table-cell office:value-type="string">
            <text:p>Pattern 30</text:p>
          </table:table-cell>
          <table:table-cell office:value="0.24410880082012684" office:value-type="float"/>
          <table:table-cell office:value="0.5286801229738921" office:value-type="float"/>
          <table:table-cell office:value="28.179676364849083" office:value-type="float"/>
          <table:table-cell office:value-type="string">
            <text:p>input/data_formal_20240530-1342/meme/LOTRCulture_20221228T040000/0.jpg</text:p>
          </table:table-cell>
          <table:table-cell office:value-type="string">
            <text:p>https://twitter.com/LOTRCulture/status/1607949460201512964</text:p>
          </table:table-cell>
        </table:table-row>
        <table:table-row>
          <table:table-cell office:value="1611" office:value-type="float"/>
          <table:table-cell office:value-type="string">
            <text:p>Pattern 1</text:p>
          </table:table-cell>
          <table:table-cell office:value="0.3065184051896131" office:value-type="float"/>
          <table:table-cell office:value="0.7298921026044315" office:value-type="float"/>
          <table:table-cell office:value="24.881954084339505" office:value-type="float"/>
          <table:table-cell office:value-type="string">
            <text:p>input/data_formal_20240530-1342/meme/LOTRCulture_20221230T210030/0.jpg</text:p>
          </table:table-cell>
          <table:table-cell office:value-type="string">
            <text:p>https://twitter.com/801bikichan/status/1611221893968957442</text:p>
          </table:table-cell>
        </table:table-row>
        <table:table-row>
          <table:table-cell office:value="1612" office:value-type="float"/>
          <table:table-cell office:value-type="string">
            <text:p>Pattern 15</text:p>
          </table:table-cell>
          <table:table-cell office:value="0.12998686859490152" office:value-type="float"/>
          <table:table-cell office:value="0.25303046107879223" office:value-type="float"/>
          <table:table-cell office:value="20.424349898380456" office:value-type="float"/>
          <table:table-cell office:value-type="string">
            <text:p>input/data_formal_20240530-1342/meme/LOTRCulture_20230104T160033/0.jpg</text:p>
          </table:table-cell>
          <table:table-cell office:value-type="string">
            <text:p>https://twitter.com/CarlMGrant1/status/1610946902971015176</text:p>
          </table:table-cell>
        </table:table-row>
        <table:table-row>
          <table:table-cell office:value="1613" office:value-type="float"/>
          <table:table-cell office:value-type="string">
            <text:p>Pattern 3</text:p>
          </table:table-cell>
          <table:table-cell office:value="0.9178748240911795" office:value-type="float"/>
          <table:table-cell office:value="0.44621311855259843" office:value-type="float"/>
          <table:table-cell office:value="18.931514112333524" office:value-type="float"/>
          <table:table-cell office:value-type="string">
            <text:p>input/data_formal_20240530-1342/meme/LOTRCulture_20230106T040000/0.jpg</text:p>
          </table:table-cell>
          <table:table-cell office:value-type="string">
            <text:p>https://twitter.com/AnlocWolfgate/status/1611224681960570880</text:p>
          </table:table-cell>
        </table:table-row>
        <table:table-row>
          <table:table-cell office:value="1614" office:value-type="float"/>
          <table:table-cell office:value-type="string">
            <text:p>Pattern 43</text:p>
          </table:table-cell>
          <table:table-cell office:value="0.3671277655484602" office:value-type="float"/>
          <table:table-cell office:value="0.3179382712644898" office:value-type="float"/>
          <table:table-cell office:value="25.888536133126795" office:value-type="float"/>
          <table:table-cell office:value-type="string">
            <text:p>input/data_formal_20240530-1342/meme/LOTRCulture_20230112T000031/0.jpg</text:p>
          </table:table-cell>
          <table:table-cell office:value-type="string">
            <text:p>https://twitter.com/LOTRCulture/status/1613325009971200001</text:p>
          </table:table-cell>
        </table:table-row>
        <table:table-row>
          <table:table-cell office:value="1615" office:value-type="float"/>
          <table:table-cell office:value-type="string">
            <text:p>Pattern 5</text:p>
          </table:table-cell>
          <table:table-cell office:value="0.6606250374497499" office:value-type="float"/>
          <table:table-cell office:value="0.4882093037287511" office:value-type="float"/>
          <table:table-cell office:value="27.36944622999698" office:value-type="float"/>
          <table:table-cell office:value-type="string">
            <text:p>input/data_formal_20240530-1342/meme/LOTRCulture_20230202T000000/0.jpg</text:p>
          </table:table-cell>
          <table:table-cell office:value-type="string">
            <text:p>https://twitter.com/LOTRCulture/status/1620935026111283201</text:p>
          </table:table-cell>
        </table:table-row>
        <table:table-row>
          <table:table-cell office:value="1616" office:value-type="float"/>
          <table:table-cell office:value-type="string">
            <text:p>Pattern 21</text:p>
          </table:table-cell>
          <table:table-cell office:value="0.7857921753008579" office:value-type="float"/>
          <table:table-cell office:value="0.4602820531570361" office:value-type="float"/>
          <table:table-cell office:value="21.65393349266539" office:value-type="float"/>
          <table:table-cell office:value-type="string">
            <text:p>input/data_formal_20240530-1342/meme/LOTRCulture_20230202T040000/0.jpg</text:p>
          </table:table-cell>
          <table:table-cell office:value-type="string">
            <text:p>https://twitter.com/LOTRCulture/status/1620995426588692489</text:p>
          </table:table-cell>
        </table:table-row>
        <table:table-row>
          <table:table-cell office:value="1617" office:value-type="float"/>
          <table:table-cell office:value-type="string">
            <text:p>Pattern 1</text:p>
          </table:table-cell>
          <table:table-cell office:value="0.34873402016751254" office:value-type="float"/>
          <table:table-cell office:value="0.535786778310345" office:value-type="float"/>
          <table:table-cell office:value="28.98107427304292" office:value-type="float"/>
          <table:table-cell office:value-type="string">
            <text:p>input/data_formal_20240530-1342/meme/LOTRCulture_20230206T160000/0.jpg</text:p>
          </table:table-cell>
          <table:table-cell office:value-type="string">
            <text:p>https://twitter.com/LOTRCulture/status/1622626169458679808</text:p>
          </table:table-cell>
        </table:table-row>
        <table:table-row>
          <table:table-cell office:value="1618" office:value-type="float"/>
          <table:table-cell office:value-type="string">
            <text:p>Pattern 37</text:p>
          </table:table-cell>
          <table:table-cell office:value="0.792231739848992" office:value-type="float"/>
          <table:table-cell office:value="0.28086129217563244" office:value-type="float"/>
          <table:table-cell office:value="24.39943515684259" office:value-type="float"/>
          <table:table-cell office:value-type="string">
            <text:p>input/data_formal_20240530-1342/meme/LOTRCulture_20230316T000000/0.jpg</text:p>
          </table:table-cell>
          <table:table-cell office:value-type="string">
            <text:p>https://twitter.com/LOTRCulture/status/1636155316462026755</text:p>
          </table:table-cell>
        </table:table-row>
        <table:table-row>
          <table:table-cell office:value="1619" office:value-type="float"/>
          <table:table-cell office:value-type="string">
            <text:p>Pattern 12</text:p>
          </table:table-cell>
          <table:table-cell office:value="0.2694729277973086" office:value-type="float"/>
          <table:table-cell office:value="0.778910917535553" office:value-type="float"/>
          <table:table-cell office:value="27.32920081533195" office:value-type="float"/>
          <table:table-cell office:value-type="string">
            <text:p>input/data_formal_20240530-1342/meme/LOTRCulture_20230323T040000/0.jpg</text:p>
          </table:table-cell>
          <table:table-cell office:value-type="string">
            <text:p>https://twitter.com/LOTRCulture/status/1638752429830438912</text:p>
          </table:table-cell>
        </table:table-row>
        <table:table-row>
          <table:table-cell office:value="1620" office:value-type="float"/>
          <table:table-cell office:value-type="string">
            <text:p>Pattern 29</text:p>
          </table:table-cell>
          <table:table-cell office:value="0.6092192542041881" office:value-type="float"/>
          <table:table-cell office:value="0.6079048726162477" office:value-type="float"/>
          <table:table-cell office:value="25.96618749509" office:value-type="float"/>
          <table:table-cell office:value-type="string">
            <text:p>input/data_formal_20240530-1342/meme/LoveCryptoMemes_20230206T150200/0.jpg</text:p>
          </table:table-cell>
          <table:table-cell office:value-type="string">
            <text:p>https://twitter.com/LoveCryptoMemes/status/1622611572769325056</text:p>
          </table:table-cell>
        </table:table-row>
        <table:table-row>
          <table:table-cell office:value="1621" office:value-type="float"/>
          <table:table-cell office:value-type="string">
            <text:p>Pattern 24</text:p>
          </table:table-cell>
          <table:table-cell office:value="0.333963631991546" office:value-type="float"/>
          <table:table-cell office:value="0.9134583091549253" office:value-type="float"/>
          <table:table-cell office:value="14.279575913012897" office:value-type="float"/>
          <table:table-cell office:value-type="string">
            <text:p>input/data_formal_20240530-1342/meme/lovetolieeeee_20230105T123317/0.jpg</text:p>
          </table:table-cell>
          <table:table-cell office:value-type="string">
            <text:p>https://twitter.com/lovetolieeeee/status/1610977738307047430</text:p>
          </table:table-cell>
        </table:table-row>
        <table:table-row>
          <table:table-cell office:value="1622" office:value-type="float"/>
          <table:table-cell office:value-type="string">
            <text:p>Pattern 9</text:p>
          </table:table-cell>
          <table:table-cell office:value="0.17722892068666032" office:value-type="float"/>
          <table:table-cell office:value="0.04218775981644679" office:value-type="float"/>
          <table:table-cell office:value="10.303644031612112" office:value-type="float"/>
          <table:table-cell office:value-type="string">
            <text:p>input/data_formal_20240530-1342/meme/lpuuniversity_20230106T082003/0.jpg</text:p>
          </table:table-cell>
          <table:table-cell office:value-type="string">
            <text:p>https://twitter.com/lpuuniversity/status/1611276397816983552</text:p>
          </table:table-cell>
        </table:table-row>
        <table:table-row>
          <table:table-cell office:value="1623" office:value-type="float"/>
          <table:table-cell office:value-type="string">
            <text:p>Pattern 9</text:p>
          </table:table-cell>
          <table:table-cell office:value="0.162585699472523" office:value-type="float"/>
          <table:table-cell office:value="0.05975517244643991" office:value-type="float"/>
          <table:table-cell office:value="9.931405584423132" office:value-type="float"/>
          <table:table-cell office:value-type="string">
            <text:p>input/data_formal_20240530-1342/meme/lpuuniversity_20230106T082003/1.jpg</text:p>
          </table:table-cell>
          <table:table-cell office:value-type="string">
            <text:p>https://twitter.com/lpuuniversity/status/1611276397816983552</text:p>
          </table:table-cell>
        </table:table-row>
        <table:table-row>
          <table:table-cell office:value="1624" office:value-type="float"/>
          <table:table-cell office:value-type="string">
            <text:p>Pattern 9</text:p>
          </table:table-cell>
          <table:table-cell office:value="0.17347612255860526" office:value-type="float"/>
          <table:table-cell office:value="0.04669025781731617" office:value-type="float"/>
          <table:table-cell office:value="10.151520068807887" office:value-type="float"/>
          <table:table-cell office:value-type="string">
            <text:p>input/data_formal_20240530-1342/meme/lpuuniversity_20230106T082003/2.jpg</text:p>
          </table:table-cell>
          <table:table-cell office:value-type="string">
            <text:p>https://twitter.com/lpuuniversity/status/1611276397816983552</text:p>
          </table:table-cell>
        </table:table-row>
        <table:table-row>
          <table:table-cell office:value="1625" office:value-type="float"/>
          <table:table-cell office:value-type="string">
            <text:p>Pattern 9</text:p>
          </table:table-cell>
          <table:table-cell office:value="0.18717685451258437" office:value-type="float"/>
          <table:table-cell office:value="0.05252466335515188" office:value-type="float"/>
          <table:table-cell office:value="11.228445411025513" office:value-type="float"/>
          <table:table-cell office:value-type="string">
            <text:p>input/data_formal_20240530-1342/meme/lpuuniversity_20230106T082003/3.jpg</text:p>
          </table:table-cell>
          <table:table-cell office:value-type="string">
            <text:p>https://twitter.com/lpuuniversity/status/1611276397816983552</text:p>
          </table:table-cell>
        </table:table-row>
        <table:table-row>
          <table:table-cell office:value="1626" office:value-type="float"/>
          <table:table-cell office:value-type="string">
            <text:p>Pattern 34</text:p>
          </table:table-cell>
          <table:table-cell office:value="0.23373900565469355" office:value-type="float"/>
          <table:table-cell office:value="0.6665517427139904" office:value-type="float"/>
          <table:table-cell office:value="27.70624909472788" office:value-type="float"/>
          <table:table-cell office:value-type="string">
            <text:p>input/data_formal_20240530-1342/meme/ludogaint_20230202T054020/0.jpg</text:p>
          </table:table-cell>
          <table:table-cell office:value-type="string">
            <text:p>https://twitter.com/ludogaint/status/1621020675308949504</text:p>
          </table:table-cell>
        </table:table-row>
        <table:table-row>
          <table:table-cell office:value="1627" office:value-type="float"/>
          <table:table-cell office:value-type="string">
            <text:p>Pattern 48</text:p>
          </table:table-cell>
          <table:table-cell office:value="0.3428965823475309" office:value-type="float"/>
          <table:table-cell office:value="0.44106152189100395" office:value-type="float"/>
          <table:table-cell office:value="27.55849075943351" office:value-type="float"/>
          <table:table-cell office:value-type="string">
            <text:p>input/data_formal_20240530-1342/meme/lukas_canario_20221228T060116/0.jpg</text:p>
          </table:table-cell>
          <table:table-cell office:value-type="string">
            <text:p>https://twitter.com/lukas_canario/status/1607979979274424320</text:p>
          </table:table-cell>
        </table:table-row>
        <table:table-row>
          <table:table-cell office:value="1628" office:value-type="float"/>
          <table:table-cell office:value-type="string">
            <text:p>Pattern 35</text:p>
          </table:table-cell>
          <table:table-cell office:value="0.3143694563114256" office:value-type="float"/>
          <table:table-cell office:value="0.40019942974393896" office:value-type="float"/>
          <table:table-cell office:value="17.218996556603006" office:value-type="float"/>
          <table:table-cell office:value-type="string">
            <text:p>input/data_formal_20240530-1342/meme/Lunasarry_20230206T120209/0.jpg</text:p>
          </table:table-cell>
          <table:table-cell office:value-type="string">
            <text:p>https://twitter.com/Lunasarry/status/1622566312328167425</text:p>
          </table:table-cell>
        </table:table-row>
        <table:table-row>
          <table:table-cell office:value="1629" office:value-type="float"/>
          <table:table-cell office:value-type="string">
            <text:p>Pattern 49</text:p>
          </table:table-cell>
          <table:table-cell office:value="0.39441955512843413" office:value-type="float"/>
          <table:table-cell office:value="0.8536423075427159" office:value-type="float"/>
          <table:table-cell office:value="16.353839666598855" office:value-type="float"/>
          <table:table-cell office:value-type="string">
            <text:p>input/data_formal_20240530-1342/meme/LyeKwok_20230111T233033/0.jpg</text:p>
          </table:table-cell>
          <table:table-cell office:value-type="string">
            <text:p>https://twitter.com/LyeKwok/status/1613317469728542720</text:p>
          </table:table-cell>
        </table:table-row>
        <table:table-row>
          <table:table-cell office:value="1630" office:value-type="float"/>
          <table:table-cell office:value-type="string">
            <text:p>Pattern 24</text:p>
          </table:table-cell>
          <table:table-cell office:value="0.36525519348830315" office:value-type="float"/>
          <table:table-cell office:value="0.8475723189433122" office:value-type="float"/>
          <table:table-cell office:value="18.009902690390245" office:value-type="float"/>
          <table:table-cell office:value-type="string">
            <text:p>input/data_formal_20240530-1342/meme/LyrehsUpsocampo_20230206T153959/0.jpg</text:p>
          </table:table-cell>
          <table:table-cell office:value-type="string">
            <text:p>https://twitter.com/LyrehsUpsocampo/status/1622621132074668032</text:p>
          </table:table-cell>
        </table:table-row>
        <table:table-row>
          <table:table-cell office:value="1631" office:value-type="float"/>
          <table:table-cell office:value-type="string">
            <text:p>Pattern 3</text:p>
          </table:table-cell>
          <table:table-cell office:value="0.958015333279484" office:value-type="float"/>
          <table:table-cell office:value="0.3600112005313382" office:value-type="float"/>
          <table:table-cell office:value="22.661472923111713" office:value-type="float"/>
          <table:table-cell office:value-type="string">
            <text:p>input/data_formal_20240530-1342/meme/Mad4FunGames_20230206T114259/0.jpg</text:p>
          </table:table-cell>
          <table:table-cell office:value-type="string">
            <text:p>https://twitter.com/Mad4FunGames/status/1622561487511515142</text:p>
          </table:table-cell>
        </table:table-row>
        <table:table-row>
          <table:table-cell office:value="1632" office:value-type="float"/>
          <table:table-cell office:value-type="string">
            <text:p>Pattern 12</text:p>
          </table:table-cell>
          <table:table-cell office:value="0.24306094523440827" office:value-type="float"/>
          <table:table-cell office:value="0.6670220769821492" office:value-type="float"/>
          <table:table-cell office:value="26.89419591718897" office:value-type="float"/>
          <table:table-cell office:value-type="string">
            <text:p>input/data_formal_20240530-1342/meme/madameloho_20230202T050016/0.jpg</text:p>
          </table:table-cell>
          <table:table-cell office:value-type="string">
            <text:p>https://twitter.com/madameloho/status/1621010590838976515</text:p>
          </table:table-cell>
        </table:table-row>
        <table:table-row>
          <table:table-cell office:value="1633" office:value-type="float"/>
          <table:table-cell office:value-type="string">
            <text:p>Pattern 23</text:p>
          </table:table-cell>
          <table:table-cell office:value="0.2728872578178788" office:value-type="float"/>
          <table:table-cell office:value="0.3844045097314784" office:value-type="float"/>
          <table:table-cell office:value="29.210525607826266" office:value-type="float"/>
          <table:table-cell office:value-type="string">
            <text:p>input/data_formal_20240530-1342/meme/madameloho_20230202T050300/0.jpg</text:p>
          </table:table-cell>
          <table:table-cell office:value-type="string">
            <text:p>https://twitter.com/madameloho/status/1621011278235041792</text:p>
          </table:table-cell>
        </table:table-row>
        <table:table-row>
          <table:table-cell office:value="1634" office:value-type="float"/>
          <table:table-cell office:value-type="string">
            <text:p>Pattern 24</text:p>
          </table:table-cell>
          <table:table-cell office:value="0.24380913747353336" office:value-type="float"/>
          <table:table-cell office:value="0.8600238027908719" office:value-type="float"/>
          <table:table-cell office:value="19.288888362120975" office:value-type="float"/>
          <table:table-cell office:value-type="string">
            <text:p>input/data_formal_20240530-1342/meme/MadaraU1234567_20221228T055253/0.jpg</text:p>
          </table:table-cell>
          <table:table-cell office:value-type="string">
            <text:p>https://twitter.com/MadaraU1234567/status/1607977868180717569</text:p>
          </table:table-cell>
        </table:table-row>
        <table:table-row>
          <table:table-cell office:value="1635" office:value-type="float"/>
          <table:table-cell office:value-type="string">
            <text:p>Pattern 31</text:p>
          </table:table-cell>
          <table:table-cell office:value="0.09232990529210339" office:value-type="float"/>
          <table:table-cell office:value="0.45722160989133526" office:value-type="float"/>
          <table:table-cell office:value="27.326236301072868" office:value-type="float"/>
          <table:table-cell office:value-type="string">
            <text:p>input/data_formal_20240530-1342/meme/majharkhan_20230111T025410/0.jpg</text:p>
          </table:table-cell>
          <table:table-cell office:value-type="string">
            <text:p>https://twitter.com/SMM_News_Feed/status/1613012255339352065</text:p>
          </table:table-cell>
        </table:table-row>
        <table:table-row>
          <table:table-cell office:value="1636" office:value-type="float"/>
          <table:table-cell office:value-type="string">
            <text:p>Pattern 24</text:p>
          </table:table-cell>
          <table:table-cell office:value="0.23637397075220648" office:value-type="float"/>
          <table:table-cell office:value="0.8186844914468409" office:value-type="float"/>
          <table:table-cell office:value="19.35950700519141" office:value-type="float"/>
          <table:table-cell office:value-type="string">
            <text:p>input/data_formal_20240530-1342/meme/makamsriharshi1_20230315T235747/0.jpg</text:p>
          </table:table-cell>
          <table:table-cell office:value-type="string">
            <text:p>https://twitter.com/makamsriharshi1/status/1636154759781707777</text:p>
          </table:table-cell>
        </table:table-row>
        <table:table-row>
          <table:table-cell office:value="1637" office:value-type="float"/>
          <table:table-cell office:value-type="string">
            <text:p>Pattern 11</text:p>
          </table:table-cell>
          <table:table-cell office:value="0.5932702414760376" office:value-type="float"/>
          <table:table-cell office:value="0.38289119790143805" office:value-type="float"/>
          <table:table-cell office:value="27.61216310814271" office:value-type="float"/>
          <table:table-cell office:value-type="string">
            <text:p>input/data_formal_20240530-1342/meme/Make70sGreat_20230212T135048/0.jpg</text:p>
          </table:table-cell>
          <table:table-cell office:value-type="string">
            <text:p>https://twitter.com/TomasMa16498730/status/1624811089375506433</text:p>
          </table:table-cell>
        </table:table-row>
        <table:table-row>
          <table:table-cell office:value="1638" office:value-type="float"/>
          <table:table-cell office:value-type="string">
            <text:p>Pattern 7</text:p>
          </table:table-cell>
          <table:table-cell office:value="0.21640905641496183" office:value-type="float"/>
          <table:table-cell office:value="0.7028656647188637" office:value-type="float"/>
          <table:table-cell office:value="27.30717645858734" office:value-type="float"/>
          <table:table-cell office:value-type="string">
            <text:p>input/data_formal_20240530-1342/meme/MaltsevVassili_20230315T203156/0.jpg</text:p>
          </table:table-cell>
          <table:table-cell office:value-type="string">
            <text:p>https://twitter.com/MaltsevVassili/status/1636102954670526464</text:p>
          </table:table-cell>
        </table:table-row>
        <table:table-row>
          <table:table-cell office:value="1639" office:value-type="float"/>
          <table:table-cell office:value-type="string">
            <text:p>Pattern 14</text:p>
          </table:table-cell>
          <table:table-cell office:value="0.4404603921513794" office:value-type="float"/>
          <table:table-cell office:value="0.802272486592872" office:value-type="float"/>
          <table:table-cell office:value="22.778078817369014" office:value-type="float"/>
          <table:table-cell office:value-type="string">
            <text:p>input/data_formal_20240530-1342/meme/MamaYah6_20230206T144942/0.jpg</text:p>
          </table:table-cell>
          <table:table-cell office:value-type="string">
            <text:p>https://twitter.com/MamaYah6/status/1622608478379573255</text:p>
          </table:table-cell>
        </table:table-row>
        <table:table-row>
          <table:table-cell office:value="1640" office:value-type="float"/>
          <table:table-cell office:value-type="string">
            <text:p>Pattern 24</text:p>
          </table:table-cell>
          <table:table-cell office:value="0.31317717506863363" office:value-type="float"/>
          <table:table-cell office:value="0.837184893847291" office:value-type="float"/>
          <table:table-cell office:value="22.934779466848436" office:value-type="float"/>
          <table:table-cell office:value-type="string">
            <text:p>input/data_formal_20240530-1342/meme/ManatAleyah_20221228T031557/0.jpg</text:p>
          </table:table-cell>
          <table:table-cell office:value-type="string">
            <text:p>https://twitter.com/ManatAleyah/status/1607938374278742017</text:p>
          </table:table-cell>
        </table:table-row>
        <table:table-row>
          <table:table-cell office:value="1641" office:value-type="float"/>
          <table:table-cell office:value-type="string">
            <text:p>Pattern 15</text:p>
          </table:table-cell>
          <table:table-cell office:value="0.168464605567507" office:value-type="float"/>
          <table:table-cell office:value="0.21221959688209124" office:value-type="float"/>
          <table:table-cell office:value="26.182549849831645" office:value-type="float"/>
          <table:table-cell office:value-type="string">
            <text:p>input/data_formal_20240530-1342/meme/manlikestate_20230206T123652/0.jpg</text:p>
          </table:table-cell>
          <table:table-cell office:value-type="string">
            <text:p>https://twitter.com/manlikestate/status/1622575051697528834</text:p>
          </table:table-cell>
        </table:table-row>
        <table:table-row>
          <table:table-cell office:value="1642" office:value-type="float"/>
          <table:table-cell office:value-type="string">
            <text:p>Pattern 5</text:p>
          </table:table-cell>
          <table:table-cell office:value="0.5509909239184086" office:value-type="float"/>
          <table:table-cell office:value="0.534143684897628" office:value-type="float"/>
          <table:table-cell office:value="32.3189533983913" office:value-type="float"/>
          <table:table-cell office:value-type="string">
            <text:p>input/data_formal_20240530-1342/meme/MaritimeStreamr_20230108T190622/0.jpg</text:p>
          </table:table-cell>
          <table:table-cell office:value-type="string">
            <text:p>https://twitter.com/TGtsby/status/1613303444315463681</text:p>
          </table:table-cell>
        </table:table-row>
        <table:table-row>
          <table:table-cell office:value="1643" office:value-type="float"/>
          <table:table-cell office:value-type="string">
            <text:p>Pattern 34</text:p>
          </table:table-cell>
          <table:table-cell office:value="0.20584124877002744" office:value-type="float"/>
          <table:table-cell office:value="0.57986313743261" office:value-type="float"/>
          <table:table-cell office:value="29.621719610135266" office:value-type="float"/>
          <table:table-cell office:value-type="string">
            <text:p>input/data_formal_20240530-1342/meme/Marvin_Inu_20230201T180847/0.jpg</text:p>
          </table:table-cell>
          <table:table-cell office:value-type="string">
            <text:p>https://twitter.com/0VxtupgxkUe2fWY/status/1620989340439678976</text:p>
          </table:table-cell>
        </table:table-row>
        <table:table-row>
          <table:table-cell office:value="1644" office:value-type="float"/>
          <table:table-cell office:value-type="string">
            <text:p>Pattern 12</text:p>
          </table:table-cell>
          <table:table-cell office:value="0.20181770108723712" office:value-type="float"/>
          <table:table-cell office:value="0.8626558129102705" office:value-type="float"/>
          <table:table-cell office:value="26.057394708486562" office:value-type="float"/>
          <table:table-cell office:value-type="string">
            <text:p>input/data_formal_20240530-1342/meme/Marvin_Inu_20230322T182300/0.jpg</text:p>
          </table:table-cell>
          <table:table-cell office:value-type="string">
            <text:p>https://twitter.com/MarvinInuAngel/status/1638665985535164419</text:p>
          </table:table-cell>
        </table:table-row>
        <table:table-row>
          <table:table-cell office:value="1645" office:value-type="float"/>
          <table:table-cell office:value-type="string">
            <text:p>Pattern 34</text:p>
          </table:table-cell>
          <table:table-cell office:value="0.25527374040985207" office:value-type="float"/>
          <table:table-cell office:value="0.7035591999354769" office:value-type="float"/>
          <table:table-cell office:value="23.317245735869246" office:value-type="float"/>
          <table:table-cell office:value-type="string">
            <text:p>input/data_formal_20240530-1342/meme/MarvinToken_20230201T062141/0.jpg</text:p>
          </table:table-cell>
          <table:table-cell office:value-type="string">
            <text:p>https://twitter.com/yourjjewin/status/1621023045887610880</text:p>
          </table:table-cell>
        </table:table-row>
        <table:table-row>
          <table:table-cell office:value="1646" office:value-type="float"/>
          <table:table-cell office:value-type="string">
            <text:p>Pattern 31</text:p>
          </table:table-cell>
          <table:table-cell office:value="0.18443156770608848" office:value-type="float"/>
          <table:table-cell office:value="0.3906203408960756" office:value-type="float"/>
          <table:table-cell office:value="29.46422751119404" office:value-type="float"/>
          <table:table-cell office:value-type="string">
            <text:p>input/data_formal_20240530-1342/meme/mat_dehl_20221227T023553/0.jpg</text:p>
          </table:table-cell>
          <table:table-cell office:value-type="string">
            <text:p>https://twitter.com/FRCretweets/status/1607929847623614466</text:p>
          </table:table-cell>
        </table:table-row>
        <table:table-row>
          <table:table-cell office:value="1647" office:value-type="float"/>
          <table:table-cell office:value-type="string">
            <text:p>Pattern 31</text:p>
          </table:table-cell>
          <table:table-cell office:value="0.17334078579558115" office:value-type="float"/>
          <table:table-cell office:value="0.3988463672126382" office:value-type="float"/>
          <table:table-cell office:value="28.649116799124666" office:value-type="float"/>
          <table:table-cell office:value-type="string">
            <text:p>input/data_formal_20240530-1342/meme/MashaThaMenace_20230202T020615/0.jpg</text:p>
          </table:table-cell>
          <table:table-cell office:value-type="string">
            <text:p>https://twitter.com/MashaThaMenace/status/1620966797913776129</text:p>
          </table:table-cell>
        </table:table-row>
        <table:table-row>
          <table:table-cell office:value="1648" office:value-type="float"/>
          <table:table-cell office:value-type="string">
            <text:p>Pattern 28</text:p>
          </table:table-cell>
          <table:table-cell office:value="0.20904014996933934" office:value-type="float"/>
          <table:table-cell office:value="0.6744752267694902" office:value-type="float"/>
          <table:table-cell office:value="26.51568649553814" office:value-type="float"/>
          <table:table-cell office:value-type="string">
            <text:p>input/data_formal_20240530-1342/meme/mchii0_20221223T055720/0.jpg</text:p>
          </table:table-cell>
          <table:table-cell office:value-type="string">
            <text:p>https://twitter.com/izzy_naniii/status/1607981382646759425</text:p>
          </table:table-cell>
        </table:table-row>
        <table:table-row>
          <table:table-cell office:value="1649" office:value-type="float"/>
          <table:table-cell office:value-type="string">
            <text:p>Pattern 16</text:p>
          </table:table-cell>
          <table:table-cell office:value="0.3766057504707839" office:value-type="float"/>
          <table:table-cell office:value="0.3765166800821173" office:value-type="float"/>
          <table:table-cell office:value="34.103602849407395" office:value-type="float"/>
          <table:table-cell office:value-type="string">
            <text:p>input/data_formal_20240530-1342/meme/MdShoponkibria_20230105T165222/0.jpg</text:p>
          </table:table-cell>
          <table:table-cell office:value-type="string">
            <text:p>https://twitter.com/MdShoponkibria/status/1611042937013665792</text:p>
          </table:table-cell>
        </table:table-row>
        <table:table-row>
          <table:table-cell office:value="1650" office:value-type="float"/>
          <table:table-cell office:value-type="string">
            <text:p>Pattern 29</text:p>
          </table:table-cell>
          <table:table-cell office:value="0.3622863470052518" office:value-type="float"/>
          <table:table-cell office:value="0.4233489463421487" office:value-type="float"/>
          <table:table-cell office:value="24.755172601635962" office:value-type="float"/>
          <table:table-cell office:value-type="string">
            <text:p>input/data_formal_20240530-1342/meme/MeDigit_20230206T113007/0.jpg</text:p>
          </table:table-cell>
          <table:table-cell office:value-type="string">
            <text:p>https://twitter.com/MeDigit/status/1622558252125806594</text:p>
          </table:table-cell>
        </table:table-row>
        <table:table-row>
          <table:table-cell office:value="1651" office:value-type="float"/>
          <table:table-cell office:value-type="string">
            <text:p>Pattern 5</text:p>
          </table:table-cell>
          <table:table-cell office:value="0.4782171649300212" office:value-type="float"/>
          <table:table-cell office:value="0.40762597972876374" office:value-type="float"/>
          <table:table-cell office:value="29.938949462100524" office:value-type="float"/>
          <table:table-cell office:value-type="string">
            <text:p>input/data_formal_20240530-1342/meme/MeghalayaBetter_20221202T103000/0.jpg</text:p>
          </table:table-cell>
          <table:table-cell office:value-type="string">
            <text:p>https://twitter.com/rmlBy1/status/1610978695795314691</text:p>
          </table:table-cell>
        </table:table-row>
        <table:table-row>
          <table:table-cell office:value="1652" office:value-type="float"/>
          <table:table-cell office:value-type="string">
            <text:p>Pattern 23</text:p>
          </table:table-cell>
          <table:table-cell office:value="0.3763197822485086" office:value-type="float"/>
          <table:table-cell office:value="0.29824912384357355" office:value-type="float"/>
          <table:table-cell office:value="32.6405639348441" office:value-type="float"/>
          <table:table-cell office:value-type="string">
            <text:p>input/data_formal_20240530-1342/meme/MeghalayaBetter_20221203T064036/0.jpg</text:p>
          </table:table-cell>
          <table:table-cell office:value-type="string">
            <text:p>https://twitter.com/rmlBy1/status/1610978670000365568</text:p>
          </table:table-cell>
        </table:table-row>
        <table:table-row>
          <table:table-cell office:value="1653" office:value-type="float"/>
          <table:table-cell office:value-type="string">
            <text:p>Pattern 23</text:p>
          </table:table-cell>
          <table:table-cell office:value="0.19933321920352823" office:value-type="float"/>
          <table:table-cell office:value="0.22609985538156935" office:value-type="float"/>
          <table:table-cell office:value="31.27170970215989" office:value-type="float"/>
          <table:table-cell office:value-type="string">
            <text:p>input/data_formal_20240530-1342/meme/MeghalayaBetter_20221204T063000/0.jpg</text:p>
          </table:table-cell>
          <table:table-cell office:value-type="string">
            <text:p>https://twitter.com/rmlBy1/status/1610978634055176199</text:p>
          </table:table-cell>
        </table:table-row>
        <table:table-row>
          <table:table-cell office:value="1654" office:value-type="float"/>
          <table:table-cell office:value-type="string">
            <text:p>Pattern 31</text:p>
          </table:table-cell>
          <table:table-cell office:value="0.24052042416944971" office:value-type="float"/>
          <table:table-cell office:value="0.3250193788091246" office:value-type="float"/>
          <table:table-cell office:value="24.90816823340408" office:value-type="float"/>
          <table:table-cell office:value-type="string">
            <text:p>input/data_formal_20240530-1342/meme/MeghalayaBetter_20221205T063000/0.jpg</text:p>
          </table:table-cell>
          <table:table-cell office:value-type="string">
            <text:p>https://twitter.com/rmlBy1/status/1610978598785265664</text:p>
          </table:table-cell>
        </table:table-row>
        <table:table-row>
          <table:table-cell office:value="1655" office:value-type="float"/>
          <table:table-cell office:value-type="string">
            <text:p>Pattern 36</text:p>
          </table:table-cell>
          <table:table-cell office:value="0.7865398227036817" office:value-type="float"/>
          <table:table-cell office:value="0.4105488648928203" office:value-type="float"/>
          <table:table-cell office:value="24.179488382845086" office:value-type="float"/>
          <table:table-cell office:value-type="string">
            <text:p>input/data_formal_20240530-1342/meme/MeghalayaBetter_20221205T113333/0.jpg</text:p>
          </table:table-cell>
          <table:table-cell office:value-type="string">
            <text:p>https://twitter.com/rmlBy1/status/1610978590707027969</text:p>
          </table:table-cell>
        </table:table-row>
        <table:table-row>
          <table:table-cell office:value="1656" office:value-type="float"/>
          <table:table-cell office:value-type="string">
            <text:p>Pattern 23</text:p>
          </table:table-cell>
          <table:table-cell office:value="0.12672174735099898" office:value-type="float"/>
          <table:table-cell office:value="0.19150749126848265" office:value-type="float"/>
          <table:table-cell office:value="28.981066673118274" office:value-type="float"/>
          <table:table-cell office:value-type="string">
            <text:p>input/data_formal_20240530-1342/meme/MeghalayaBetter_20221206T065355/0.jpg</text:p>
          </table:table-cell>
          <table:table-cell office:value-type="string">
            <text:p>https://twitter.com/rmlBy1/status/1610978566229094400</text:p>
          </table:table-cell>
        </table:table-row>
        <table:table-row>
          <table:table-cell office:value="1657" office:value-type="float"/>
          <table:table-cell office:value-type="string">
            <text:p>Pattern 5</text:p>
          </table:table-cell>
          <table:table-cell office:value="0.45645333196972177" office:value-type="float"/>
          <table:table-cell office:value="0.41769802362385255" office:value-type="float"/>
          <table:table-cell office:value="27.75253582048231" office:value-type="float"/>
          <table:table-cell office:value-type="string">
            <text:p>input/data_formal_20240530-1342/meme/MeghalayaBetter_20221207T070110/0.jpg</text:p>
          </table:table-cell>
          <table:table-cell office:value-type="string">
            <text:p>https://twitter.com/rmlBy1/status/1610978530212577281</text:p>
          </table:table-cell>
        </table:table-row>
        <table:table-row>
          <table:table-cell office:value="1658" office:value-type="float"/>
          <table:table-cell office:value-type="string">
            <text:p>Pattern 36</text:p>
          </table:table-cell>
          <table:table-cell office:value="0.8239942000239959" office:value-type="float"/>
          <table:table-cell office:value="0.37856176560006616" office:value-type="float"/>
          <table:table-cell office:value="24.9140349672979" office:value-type="float"/>
          <table:table-cell office:value-type="string">
            <text:p>input/data_formal_20240530-1342/meme/MeghalayaBetter_20221207T103000/0.jpg</text:p>
          </table:table-cell>
          <table:table-cell office:value-type="string">
            <text:p>https://twitter.com/rmlBy1/status/1610978523128426497</text:p>
          </table:table-cell>
        </table:table-row>
        <table:table-row>
          <table:table-cell office:value="1659" office:value-type="float"/>
          <table:table-cell office:value-type="string">
            <text:p>Pattern 23</text:p>
          </table:table-cell>
          <table:table-cell office:value="0.1529027924429821" office:value-type="float"/>
          <table:table-cell office:value="0.2423867162174005" office:value-type="float"/>
          <table:table-cell office:value="30.167014746422943" office:value-type="float"/>
          <table:table-cell office:value-type="string">
            <text:p>input/data_formal_20240530-1342/meme/MeghalayaBetter_20221209T071604/0.jpg</text:p>
          </table:table-cell>
          <table:table-cell office:value-type="string">
            <text:p>https://twitter.com/rmlBy1/status/1610978470846431233</text:p>
          </table:table-cell>
        </table:table-row>
        <table:table-row>
          <table:table-cell office:value="1660" office:value-type="float"/>
          <table:table-cell office:value-type="string">
            <text:p>Pattern 25</text:p>
          </table:table-cell>
          <table:table-cell office:value="0.8232564472121167" office:value-type="float"/>
          <table:table-cell office:value="0.3197863638706486" office:value-type="float"/>
          <table:table-cell office:value="28.35535287532168" office:value-type="float"/>
          <table:table-cell office:value-type="string">
            <text:p>input/data_formal_20240530-1342/meme/MeghalayaBetter_20221210T023000/0.jpg</text:p>
          </table:table-cell>
          <table:table-cell office:value-type="string">
            <text:p>https://twitter.com/rmlBy1/status/1610978427401826305</text:p>
          </table:table-cell>
        </table:table-row>
        <table:table-row>
          <table:table-cell office:value="1661" office:value-type="float"/>
          <table:table-cell office:value-type="string">
            <text:p>Pattern 5</text:p>
          </table:table-cell>
          <table:table-cell office:value="0.5334698647804775" office:value-type="float"/>
          <table:table-cell office:value="0.5217703020233734" office:value-type="float"/>
          <table:table-cell office:value="27.041791011500383" office:value-type="float"/>
          <table:table-cell office:value-type="string">
            <text:p>input/data_formal_20240530-1342/meme/MeghalayaBetter_20221210T064730/0.jpg</text:p>
          </table:table-cell>
          <table:table-cell office:value-type="string">
            <text:p>https://twitter.com/rmlBy1/status/1610978419327774721</text:p>
          </table:table-cell>
        </table:table-row>
        <table:table-row>
          <table:table-cell office:value="1662" office:value-type="float"/>
          <table:table-cell office:value-type="string">
            <text:p>Pattern 34</text:p>
          </table:table-cell>
          <table:table-cell office:value="0.22577657496456457" office:value-type="float"/>
          <table:table-cell office:value="0.5995706463301015" office:value-type="float"/>
          <table:table-cell office:value="32.192543416604984" office:value-type="float"/>
          <table:table-cell office:value-type="string">
            <text:p>input/data_formal_20240530-1342/meme/MeghalayaBetter_20221211T063443/0.jpg</text:p>
          </table:table-cell>
          <table:table-cell office:value-type="string">
            <text:p>https://twitter.com/rmlBy1/status/1610978392937205760</text:p>
          </table:table-cell>
        </table:table-row>
        <table:table-row>
          <table:table-cell office:value="1663" office:value-type="float"/>
          <table:table-cell office:value-type="string">
            <text:p>Pattern 5</text:p>
          </table:table-cell>
          <table:table-cell office:value="0.39356887091844595" office:value-type="float"/>
          <table:table-cell office:value="0.30685362070070044" office:value-type="float"/>
          <table:table-cell office:value="30.34929699780559" office:value-type="float"/>
          <table:table-cell office:value-type="string">
            <text:p>input/data_formal_20240530-1342/meme/MeghalayaBetter_20221212T023000/0.jpg</text:p>
          </table:table-cell>
          <table:table-cell office:value-type="string">
            <text:p>https://twitter.com/rmlBy1/status/1610978361870016512</text:p>
          </table:table-cell>
        </table:table-row>
        <table:table-row>
          <table:table-cell office:value="1664" office:value-type="float"/>
          <table:table-cell office:value-type="string">
            <text:p>Pattern 16</text:p>
          </table:table-cell>
          <table:table-cell office:value="0.27035411492865824" office:value-type="float"/>
          <table:table-cell office:value="0.4648589860100357" office:value-type="float"/>
          <table:table-cell office:value="33.14295387395265" office:value-type="float"/>
          <table:table-cell office:value-type="string">
            <text:p>input/data_formal_20240530-1342/meme/MeghalayaBetter_20221213T023000/0.jpg</text:p>
          </table:table-cell>
          <table:table-cell office:value-type="string">
            <text:p>https://twitter.com/rmlBy1/status/1610978327770312705</text:p>
          </table:table-cell>
        </table:table-row>
        <table:table-row>
          <table:table-cell office:value="1665" office:value-type="float"/>
          <table:table-cell office:value-type="string">
            <text:p>Pattern 36</text:p>
          </table:table-cell>
          <table:table-cell office:value="0.7337947316633847" office:value-type="float"/>
          <table:table-cell office:value="0.4239163720222529" office:value-type="float"/>
          <table:table-cell office:value="26.82109738163456" office:value-type="float"/>
          <table:table-cell office:value-type="string">
            <text:p>input/data_formal_20240530-1342/meme/MeghalayaBetter_20221214T065221/0.jpg</text:p>
          </table:table-cell>
          <table:table-cell office:value-type="string">
            <text:p>https://twitter.com/rmlBy1/status/1610978283168071681</text:p>
          </table:table-cell>
        </table:table-row>
        <table:table-row>
          <table:table-cell office:value="1666" office:value-type="float"/>
          <table:table-cell office:value-type="string">
            <text:p>Pattern 48</text:p>
          </table:table-cell>
          <table:table-cell office:value="0.27213932541211255" office:value-type="float"/>
          <table:table-cell office:value="0.4278736894625424" office:value-type="float"/>
          <table:table-cell office:value="31.220808050726166" office:value-type="float"/>
          <table:table-cell office:value-type="string">
            <text:p>input/data_formal_20240530-1342/meme/MeghalayaBetter_20221218T072632/0.jpg</text:p>
          </table:table-cell>
          <table:table-cell office:value-type="string">
            <text:p>https://twitter.com/rmlBy1/status/1610978108877967360</text:p>
          </table:table-cell>
        </table:table-row>
        <table:table-row>
          <table:table-cell office:value="1667" office:value-type="float"/>
          <table:table-cell office:value-type="string">
            <text:p>Pattern 30</text:p>
          </table:table-cell>
          <table:table-cell office:value="0.4541237007057474" office:value-type="float"/>
          <table:table-cell office:value="0.4547068989311769" office:value-type="float"/>
          <table:table-cell office:value="31.17355071277731" office:value-type="float"/>
          <table:table-cell office:value-type="string">
            <text:p>input/data_formal_20240530-1342/meme/MeghalayaBetter_20221219T063000/0.jpg</text:p>
          </table:table-cell>
          <table:table-cell office:value-type="string">
            <text:p>https://twitter.com/rmlBy1/status/1610978043610427393</text:p>
          </table:table-cell>
        </table:table-row>
        <table:table-row>
          <table:table-cell office:value="1668" office:value-type="float"/>
          <table:table-cell office:value-type="string">
            <text:p>Pattern 36</text:p>
          </table:table-cell>
          <table:table-cell office:value="0.8684844614296956" office:value-type="float"/>
          <table:table-cell office:value="0.3042157876365369" office:value-type="float"/>
          <table:table-cell office:value="24.989589022729852" office:value-type="float"/>
          <table:table-cell office:value-type="string">
            <text:p>input/data_formal_20240530-1342/meme/MeghalayaBetter_20221222T063538/0.jpg</text:p>
          </table:table-cell>
          <table:table-cell office:value-type="string">
            <text:p>https://twitter.com/rmlBy1/status/1610977534791024641</text:p>
          </table:table-cell>
        </table:table-row>
        <table:table-row>
          <table:table-cell office:value="1669" office:value-type="float"/>
          <table:table-cell office:value-type="string">
            <text:p>Pattern 29</text:p>
          </table:table-cell>
          <table:table-cell office:value="0.46261608857198183" office:value-type="float"/>
          <table:table-cell office:value="0.5312829699416315" office:value-type="float"/>
          <table:table-cell office:value="29.083046736767546" office:value-type="float"/>
          <table:table-cell office:value-type="string">
            <text:p>input/data_formal_20240530-1342/meme/MeghalayaBetter_20221223T063331/0.jpg</text:p>
          </table:table-cell>
          <table:table-cell office:value-type="string">
            <text:p>https://twitter.com/rmlBy1/status/1610977495440031744</text:p>
          </table:table-cell>
        </table:table-row>
        <table:table-row>
          <table:table-cell office:value="1670" office:value-type="float"/>
          <table:table-cell office:value-type="string">
            <text:p>Pattern 3</text:p>
          </table:table-cell>
          <table:table-cell office:value="0.902388817426852" office:value-type="float"/>
          <table:table-cell office:value="0.4829186765342491" office:value-type="float"/>
          <table:table-cell office:value="19.91094567108756" office:value-type="float"/>
          <table:table-cell office:value-type="string">
            <text:p>input/data_formal_20240530-1342/meme/MeghalayaBetter_20221223T103000/0.jpg</text:p>
          </table:table-cell>
          <table:table-cell office:value-type="string">
            <text:p>https://twitter.com/rmlBy1/status/1610977483041697794</text:p>
          </table:table-cell>
        </table:table-row>
        <table:table-row>
          <table:table-cell office:value="1671" office:value-type="float"/>
          <table:table-cell office:value-type="string">
            <text:p>Pattern 5</text:p>
          </table:table-cell>
          <table:table-cell office:value="0.45366687636742464" office:value-type="float"/>
          <table:table-cell office:value="0.4038779349096275" office:value-type="float"/>
          <table:table-cell office:value="26.050290562206623" office:value-type="float"/>
          <table:table-cell office:value-type="string">
            <text:p>input/data_formal_20240530-1342/meme/MeghalayaBetter_20221224T023000/0.jpg</text:p>
          </table:table-cell>
          <table:table-cell office:value-type="string">
            <text:p>https://twitter.com/rmlBy1/status/1610977462779011079</text:p>
          </table:table-cell>
        </table:table-row>
        <table:table-row>
          <table:table-cell office:value="1672" office:value-type="float"/>
          <table:table-cell office:value-type="string">
            <text:p>Pattern 23</text:p>
          </table:table-cell>
          <table:table-cell office:value="0.2208091404378413" office:value-type="float"/>
          <table:table-cell office:value="0.24103664965121258" office:value-type="float"/>
          <table:table-cell office:value="29.7636224629374" office:value-type="float"/>
          <table:table-cell office:value-type="string">
            <text:p>input/data_formal_20240530-1342/meme/MeghalayaBetter_20221225T063951/0.jpg</text:p>
          </table:table-cell>
          <table:table-cell office:value-type="string">
            <text:p>https://twitter.com/rmlBy1/status/1610977424610848768</text:p>
          </table:table-cell>
        </table:table-row>
        <table:table-row>
          <table:table-cell office:value="1673" office:value-type="float"/>
          <table:table-cell office:value-type="string">
            <text:p>Pattern 21</text:p>
          </table:table-cell>
          <table:table-cell office:value="0.694546726972541" office:value-type="float"/>
          <table:table-cell office:value="0.5902643071842382" office:value-type="float"/>
          <table:table-cell office:value="21.87586583392564" office:value-type="float"/>
          <table:table-cell office:value-type="string">
            <text:p>input/data_formal_20240530-1342/meme/MeghalayaBetter_20221225T103030/0.jpg</text:p>
          </table:table-cell>
          <table:table-cell office:value-type="string">
            <text:p>https://twitter.com/rmlBy1/status/1610977416675229702</text:p>
          </table:table-cell>
        </table:table-row>
        <table:table-row>
          <table:table-cell office:value="1674" office:value-type="float"/>
          <table:table-cell office:value-type="string">
            <text:p>Pattern 34</text:p>
          </table:table-cell>
          <table:table-cell office:value="0.2693031412053162" office:value-type="float"/>
          <table:table-cell office:value="0.6168040288784451" office:value-type="float"/>
          <table:table-cell office:value="27.78141695212227" office:value-type="float"/>
          <table:table-cell office:value-type="string">
            <text:p>input/data_formal_20240530-1342/meme/MeghalayaBetter_20221226T063124/0.jpg</text:p>
          </table:table-cell>
          <table:table-cell office:value-type="string">
            <text:p>https://twitter.com/rmlBy1/status/1610977387545759746</text:p>
          </table:table-cell>
        </table:table-row>
        <table:table-row>
          <table:table-cell office:value="1675" office:value-type="float"/>
          <table:table-cell office:value-type="string">
            <text:p>Pattern 36</text:p>
          </table:table-cell>
          <table:table-cell office:value="0.7860484080034288" office:value-type="float"/>
          <table:table-cell office:value="0.46844340656272004" office:value-type="float"/>
          <table:table-cell office:value="25.920780238618633" office:value-type="float"/>
          <table:table-cell office:value-type="string">
            <text:p>input/data_formal_20240530-1342/meme/MeghalayaBetter_20221229T105924/0.jpg</text:p>
          </table:table-cell>
          <table:table-cell office:value-type="string">
            <text:p>https://twitter.com/rmlBy1/status/1610977272298901504</text:p>
          </table:table-cell>
        </table:table-row>
        <table:table-row>
          <table:table-cell office:value="1676" office:value-type="float"/>
          <table:table-cell office:value-type="string">
            <text:p>Pattern 19</text:p>
          </table:table-cell>
          <table:table-cell office:value="0.3724745916709802" office:value-type="float"/>
          <table:table-cell office:value="0.8808624418270821" office:value-type="float"/>
          <table:table-cell office:value="21.02164502106778" office:value-type="float"/>
          <table:table-cell office:value-type="string">
            <text:p>input/data_formal_20240530-1342/meme/MeghalayaBetter_20230101T063000/0.jpg</text:p>
          </table:table-cell>
          <table:table-cell office:value-type="string">
            <text:p>https://twitter.com/rmlBy1/status/1610977170041765888</text:p>
          </table:table-cell>
        </table:table-row>
        <table:table-row>
          <table:table-cell office:value="1677" office:value-type="float"/>
          <table:table-cell office:value-type="string">
            <text:p>Pattern 34</text:p>
          </table:table-cell>
          <table:table-cell office:value="0.15447678230487025" office:value-type="float"/>
          <table:table-cell office:value="0.519837196091927" office:value-type="float"/>
          <table:table-cell office:value="27.943471058442565" office:value-type="float"/>
          <table:table-cell office:value-type="string">
            <text:p>input/data_formal_20240530-1342/meme/MeghalayaBetter_20230101T103030/0.jpg</text:p>
          </table:table-cell>
          <table:table-cell office:value-type="string">
            <text:p>https://twitter.com/rmlBy1/status/1610977160432611330</text:p>
          </table:table-cell>
        </table:table-row>
        <table:table-row>
          <table:table-cell office:value="1678" office:value-type="float"/>
          <table:table-cell office:value-type="string">
            <text:p>Pattern 12</text:p>
          </table:table-cell>
          <table:table-cell office:value="0.22079128110577043" office:value-type="float"/>
          <table:table-cell office:value="0.7925328424976217" office:value-type="float"/>
          <table:table-cell office:value="21.891929549594042" office:value-type="float"/>
          <table:table-cell office:value-type="string">
            <text:p>input/data_formal_20240530-1342/meme/MeghalayaBetter_20230102T103000/0.jpg</text:p>
          </table:table-cell>
          <table:table-cell office:value-type="string">
            <text:p>https://twitter.com/rmlBy1/status/1610977117717827584</text:p>
          </table:table-cell>
        </table:table-row>
        <table:table-row>
          <table:table-cell office:value="1679" office:value-type="float"/>
          <table:table-cell office:value-type="string">
            <text:p>Pattern 4</text:p>
          </table:table-cell>
          <table:table-cell office:value="0.17575518600316906" office:value-type="float"/>
          <table:table-cell office:value="0.741176371237178" office:value-type="float"/>
          <table:table-cell office:value="29.4110640203333" office:value-type="float"/>
          <table:table-cell office:value-type="string">
            <text:p>input/data_formal_20240530-1342/meme/MeghalayaBetter_20230103T023000/0.jpg</text:p>
          </table:table-cell>
          <table:table-cell office:value-type="string">
            <text:p>https://twitter.com/rmlBy1/status/1610977093785096193</text:p>
          </table:table-cell>
        </table:table-row>
        <table:table-row>
          <table:table-cell office:value="1680" office:value-type="float"/>
          <table:table-cell office:value-type="string">
            <text:p>Pattern 23</text:p>
          </table:table-cell>
          <table:table-cell office:value="0.26546330465449963" office:value-type="float"/>
          <table:table-cell office:value="0.44035862371882256" office:value-type="float"/>
          <table:table-cell office:value="30.13776489463528" office:value-type="float"/>
          <table:table-cell office:value-type="string">
            <text:p>input/data_formal_20240530-1342/meme/MeghalayaBetter_20230104T063030/0.jpg</text:p>
          </table:table-cell>
          <table:table-cell office:value-type="string">
            <text:p>https://twitter.com/rmlBy1/status/1610977049069649921</text:p>
          </table:table-cell>
        </table:table-row>
        <table:table-row>
          <table:table-cell office:value="1681" office:value-type="float"/>
          <table:table-cell office:value-type="string">
            <text:p>Pattern 21</text:p>
          </table:table-cell>
          <table:table-cell office:value="0.5908063271529607" office:value-type="float"/>
          <table:table-cell office:value="0.5013577445331281" office:value-type="float"/>
          <table:table-cell office:value="23.764312682135056" office:value-type="float"/>
          <table:table-cell office:value-type="string">
            <text:p>input/data_formal_20240530-1342/meme/MeghalayaBetter_20230104T103000/0.jpg</text:p>
          </table:table-cell>
          <table:table-cell office:value-type="string">
            <text:p>https://twitter.com/rmlBy1/status/1610977031642316800</text:p>
          </table:table-cell>
        </table:table-row>
        <table:table-row>
          <table:table-cell office:value="1682" office:value-type="float"/>
          <table:table-cell office:value-type="string">
            <text:p>Pattern 3</text:p>
          </table:table-cell>
          <table:table-cell office:value="0.8314052489671139" office:value-type="float"/>
          <table:table-cell office:value="0.3913689189553002" office:value-type="float"/>
          <table:table-cell office:value="20.863426868719973" office:value-type="float"/>
          <table:table-cell office:value-type="string">
            <text:p>input/data_formal_20240530-1342/meme/MeghalayaBetter_20230202T023000/0.jpg</text:p>
          </table:table-cell>
          <table:table-cell office:value-type="string">
            <text:p>https://twitter.com/NiveilZ/status/1621012499045941249</text:p>
          </table:table-cell>
        </table:table-row>
        <table:table-row>
          <table:table-cell office:value="1683" office:value-type="float"/>
          <table:table-cell office:value-type="string">
            <text:p>Pattern 48</text:p>
          </table:table-cell>
          <table:table-cell office:value="0.34820492071892123" office:value-type="float"/>
          <table:table-cell office:value="0.6467030010184239" office:value-type="float"/>
          <table:table-cell office:value="27.750010253663238" office:value-type="float"/>
          <table:table-cell office:value-type="string">
            <text:p>input/data_formal_20240530-1342/meme/MelissaDawn77_20221228T020426/0.jpg</text:p>
          </table:table-cell>
          <table:table-cell office:value-type="string">
            <text:p>https://twitter.com/MelissaDawn77/status/1607920378613215233</text:p>
          </table:table-cell>
        </table:table-row>
        <table:table-row>
          <table:table-cell office:value="1684" office:value-type="float"/>
          <table:table-cell office:value-type="string">
            <text:p>Pattern 35</text:p>
          </table:table-cell>
          <table:table-cell office:value="0.4851632397699098" office:value-type="float"/>
          <table:table-cell office:value="0.3811796914914349" office:value-type="float"/>
          <table:table-cell office:value="24.060784509171345" office:value-type="float"/>
          <table:table-cell office:value-type="string">
            <text:p>input/data_formal_20240530-1342/meme/mellmon_in_20230111T062614/0.jpg</text:p>
          </table:table-cell>
          <table:table-cell office:value-type="string">
            <text:p>https://twitter.com/mellmon_in/status/1613059690338062337</text:p>
          </table:table-cell>
        </table:table-row>
        <table:table-row>
          <table:table-cell office:value="1685" office:value-type="float"/>
          <table:table-cell office:value-type="string">
            <text:p>Pattern 2</text:p>
          </table:table-cell>
          <table:table-cell office:value="0.7184099292833314" office:value-type="float"/>
          <table:table-cell office:value="0.3635685912263976" office:value-type="float"/>
          <table:table-cell office:value="20.665744361683544" office:value-type="float"/>
          <table:table-cell office:value-type="string">
            <text:p>input/data_formal_20240530-1342/meme/mellmon_in_20230112T064314/0.jpg</text:p>
          </table:table-cell>
          <table:table-cell office:value-type="string">
            <text:p>https://twitter.com/mellmon_in/status/1613426359531081729</text:p>
          </table:table-cell>
        </table:table-row>
        <table:table-row>
          <table:table-cell office:value="1686" office:value-type="float"/>
          <table:table-cell office:value-type="string">
            <text:p>Pattern 2</text:p>
          </table:table-cell>
          <table:table-cell office:value="0.6209695568166465" office:value-type="float"/>
          <table:table-cell office:value="0.3451990138614843" office:value-type="float"/>
          <table:table-cell office:value="21.295557193642207" office:value-type="float"/>
          <table:table-cell office:value-type="string">
            <text:p>input/data_formal_20240530-1342/meme/mellmon_in_20230112T064314/1.jpg</text:p>
          </table:table-cell>
          <table:table-cell office:value-type="string">
            <text:p>https://twitter.com/mellmon_in/status/1613426359531081729</text:p>
          </table:table-cell>
        </table:table-row>
        <table:table-row>
          <table:table-cell office:value="1687" office:value-type="float"/>
          <table:table-cell office:value-type="string">
            <text:p>Pattern 35</text:p>
          </table:table-cell>
          <table:table-cell office:value="0.438780221508163" office:value-type="float"/>
          <table:table-cell office:value="0.4018254609140743" office:value-type="float"/>
          <table:table-cell office:value="26.282628084603516" office:value-type="float"/>
          <table:table-cell office:value-type="string">
            <text:p>input/data_formal_20240530-1342/meme/mellmon_in_20230113T074155/0.jpg</text:p>
          </table:table-cell>
          <table:table-cell office:value-type="string">
            <text:p>https://twitter.com/mellmon_in/status/1613803515532701696</text:p>
          </table:table-cell>
        </table:table-row>
        <table:table-row>
          <table:table-cell office:value="1688" office:value-type="float"/>
          <table:table-cell office:value-type="string">
            <text:p>Pattern 47</text:p>
          </table:table-cell>
          <table:table-cell office:value="0.1566057839055416" office:value-type="float"/>
          <table:table-cell office:value="0.45474215844450316" office:value-type="float"/>
          <table:table-cell office:value="28.496409065555785" office:value-type="float"/>
          <table:table-cell office:value-type="string">
            <text:p>input/data_formal_20240530-1342/meme/Meme_Akademy_20230105T120901/0.jpg</text:p>
          </table:table-cell>
          <table:table-cell office:value-type="string">
            <text:p>https://twitter.com/Meme_Akademy/status/1610971630574108672</text:p>
          </table:table-cell>
        </table:table-row>
        <table:table-row>
          <table:table-cell office:value="1689" office:value-type="float"/>
          <table:table-cell office:value-type="string">
            <text:p>Pattern 48</text:p>
          </table:table-cell>
          <table:table-cell office:value="0.40923353602615536" office:value-type="float"/>
          <table:table-cell office:value="0.5948477875107001" office:value-type="float"/>
          <table:table-cell office:value="24.99858881341566" office:value-type="float"/>
          <table:table-cell office:value-type="string">
            <text:p>input/data_formal_20240530-1342/meme/Meme_Faucet_20230118T183725/0.jpg</text:p>
          </table:table-cell>
          <table:table-cell office:value-type="string">
            <text:p>https://twitter.com/Meme_Faucet/status/1615935973774483458</text:p>
          </table:table-cell>
        </table:table-row>
        <table:table-row>
          <table:table-cell office:value="1690" office:value-type="float"/>
          <table:table-cell office:value-type="string">
            <text:p>Pattern 41</text:p>
          </table:table-cell>
          <table:table-cell office:value="0.20353460782867103" office:value-type="float"/>
          <table:table-cell office:value="0.7773298447144206" office:value-type="float"/>
          <table:table-cell office:value="25.22406476008691" office:value-type="float"/>
          <table:table-cell office:value-type="string">
            <text:p>input/data_formal_20240530-1342/meme/Meme_Faucet_20230201T233407/0.jpg</text:p>
          </table:table-cell>
          <table:table-cell office:value-type="string">
            <text:p>https://twitter.com/PeyoteRecords/status/1620940433659412480</text:p>
          </table:table-cell>
        </table:table-row>
        <table:table-row>
          <table:table-cell office:value="1691" office:value-type="float"/>
          <table:table-cell office:value-type="string">
            <text:p>Pattern 48</text:p>
          </table:table-cell>
          <table:table-cell office:value="0.23127859790481795" office:value-type="float"/>
          <table:table-cell office:value="0.5274941937924722" office:value-type="float"/>
          <table:table-cell office:value="29.196085853604504" office:value-type="float"/>
          <table:table-cell office:value-type="string">
            <text:p>input/data_formal_20240530-1342/meme/memeadikt_20230218T170117/0.jpg</text:p>
          </table:table-cell>
          <table:table-cell office:value-type="string">
            <text:p>https://twitter.com/_Grain_Of_Salt_/status/1629671083388604418</text:p>
          </table:table-cell>
        </table:table-row>
        <table:table-row>
          <table:table-cell office:value="1692" office:value-type="float"/>
          <table:table-cell office:value-type="string">
            <text:p>Pattern 30</text:p>
          </table:table-cell>
          <table:table-cell office:value="0.6664251365522884" office:value-type="float"/>
          <table:table-cell office:value="0.44149674128015504" office:value-type="float"/>
          <table:table-cell office:value="25.69625454188734" office:value-type="float"/>
          <table:table-cell office:value-type="string">
            <text:p>input/data_formal_20240530-1342/meme/MemeCharch37771_20230322T192622/0.jpg</text:p>
          </table:table-cell>
          <table:table-cell office:value-type="string">
            <text:p>https://twitter.com/MemeCharch37771/status/1638623168427335705</text:p>
          </table:table-cell>
        </table:table-row>
        <table:table-row>
          <table:table-cell office:value="1693" office:value-type="float"/>
          <table:table-cell office:value-type="string">
            <text:p>Pattern 41</text:p>
          </table:table-cell>
          <table:table-cell office:value="0.41280565745048736" office:value-type="float"/>
          <table:table-cell office:value="0.6033453842088912" office:value-type="float"/>
          <table:table-cell office:value="31.85805041166149" office:value-type="float"/>
          <table:table-cell office:value-type="string">
            <text:p>input/data_formal_20240530-1342/meme/MemeJedi71_20230121T194407/0.jpg</text:p>
          </table:table-cell>
          <table:table-cell office:value-type="string">
            <text:p>https://twitter.com/MemeJedi71/status/1616884363052077057</text:p>
          </table:table-cell>
        </table:table-row>
        <table:table-row>
          <table:table-cell office:value="1694" office:value-type="float"/>
          <table:table-cell office:value-type="string">
            <text:p>Pattern 31</text:p>
          </table:table-cell>
          <table:table-cell office:value="0.13957279147808238" office:value-type="float"/>
          <table:table-cell office:value="0.2821818147808288" office:value-type="float"/>
          <table:table-cell office:value="25.311867841313905" office:value-type="float"/>
          <table:table-cell office:value-type="string">
            <text:p>input/data_formal_20240530-1342/meme/MemeLordzRPG_20230103T071515/0.jpg</text:p>
          </table:table-cell>
          <table:table-cell office:value-type="string">
            <text:p>https://twitter.com/twalton076/status/1610956585215430658</text:p>
          </table:table-cell>
        </table:table-row>
        <table:table-row>
          <table:table-cell office:value="1695" office:value-type="float"/>
          <table:table-cell office:value-type="string">
            <text:p>Pattern 34</text:p>
          </table:table-cell>
          <table:table-cell office:value="0.3067240693455014" office:value-type="float"/>
          <table:table-cell office:value="0.735828572469751" office:value-type="float"/>
          <table:table-cell office:value="28.55081451636202" office:value-type="float"/>
          <table:table-cell office:value-type="string">
            <text:p>input/data_formal_20240530-1342/meme/MemerHelp_20220907T234336/0.jpg</text:p>
          </table:table-cell>
          <table:table-cell office:value-type="string">
            <text:p>https://twitter.com/shishu_name/status/1607933777833250817</text:p>
          </table:table-cell>
        </table:table-row>
        <table:table-row>
          <table:table-cell office:value="1696" office:value-type="float"/>
          <table:table-cell office:value-type="string">
            <text:p>Pattern 31</text:p>
          </table:table-cell>
          <table:table-cell office:value="0.11443617291370606" office:value-type="float"/>
          <table:table-cell office:value="0.3865458748373404" office:value-type="float"/>
          <table:table-cell office:value="27.275198819442398" office:value-type="float"/>
          <table:table-cell office:value-type="string">
            <text:p>input/data_formal_20240530-1342/meme/memes_mbti_20230201T170701/0.jpg</text:p>
          </table:table-cell>
          <table:table-cell office:value-type="string">
            <text:p>https://twitter.com/Diaw38837742/status/1621001562226315264</text:p>
          </table:table-cell>
        </table:table-row>
        <table:table-row>
          <table:table-cell office:value="1697" office:value-type="float"/>
          <table:table-cell office:value-type="string">
            <text:p>Pattern 30</text:p>
          </table:table-cell>
          <table:table-cell office:value="0.5895298973252506" office:value-type="float"/>
          <table:table-cell office:value="0.44605364652013724" office:value-type="float"/>
          <table:table-cell office:value="27.838181259128596" office:value-type="float"/>
          <table:table-cell office:value-type="string">
            <text:p>input/data_formal_20240530-1342/meme/memes_pod_20230111T233522/0.jpg</text:p>
          </table:table-cell>
          <table:table-cell office:value-type="string">
            <text:p>https://twitter.com/memes_pod/status/1613318683925053440</text:p>
          </table:table-cell>
        </table:table-row>
        <table:table-row>
          <table:table-cell office:value="1698" office:value-type="float"/>
          <table:table-cell office:value-type="string">
            <text:p>Pattern 20</text:p>
          </table:table-cell>
          <table:table-cell office:value="0.7059445031757661" office:value-type="float"/>
          <table:table-cell office:value="0.2875292398611288" office:value-type="float"/>
          <table:table-cell office:value="28.72352013322074" office:value-type="float"/>
          <table:table-cell office:value-type="string">
            <text:p>input/data_formal_20240530-1342/meme/memes_pod_20230111T233751/0.jpg</text:p>
          </table:table-cell>
          <table:table-cell office:value-type="string">
            <text:p>https://twitter.com/memes_pod/status/1613319308347846657</text:p>
          </table:table-cell>
        </table:table-row>
        <table:table-row>
          <table:table-cell office:value="1699" office:value-type="float"/>
          <table:table-cell office:value-type="string">
            <text:p>Pattern 30</text:p>
          </table:table-cell>
          <table:table-cell office:value="0.528673089859983" office:value-type="float"/>
          <table:table-cell office:value="0.5178341614700257" office:value-type="float"/>
          <table:table-cell office:value="28.53089286207462" office:value-type="float"/>
          <table:table-cell office:value-type="string">
            <text:p>input/data_formal_20240530-1342/meme/memes_pod_20230111T234412/0.jpg</text:p>
          </table:table-cell>
          <table:table-cell office:value-type="string">
            <text:p>https://twitter.com/memes_pod/status/1613320905303662596</text:p>
          </table:table-cell>
        </table:table-row>
        <table:table-row>
          <table:table-cell office:value="1700" office:value-type="float"/>
          <table:table-cell office:value-type="string">
            <text:p>Pattern 16</text:p>
          </table:table-cell>
          <table:table-cell office:value="0.34513815729378183" office:value-type="float"/>
          <table:table-cell office:value="0.346143250735822" office:value-type="float"/>
          <table:table-cell office:value="28.645055495263463" office:value-type="float"/>
          <table:table-cell office:value-type="string">
            <text:p>input/data_formal_20240530-1342/meme/memes_pod_20230111T235007/0.jpg</text:p>
          </table:table-cell>
          <table:table-cell office:value-type="string">
            <text:p>https://twitter.com/memes_pod/status/1613322395896655874</text:p>
          </table:table-cell>
        </table:table-row>
        <table:table-row>
          <table:table-cell office:value="1701" office:value-type="float"/>
          <table:table-cell office:value-type="string">
            <text:p>Pattern 16</text:p>
          </table:table-cell>
          <table:table-cell office:value="0.1717163105401324" office:value-type="float"/>
          <table:table-cell office:value="0.2935105504197955" office:value-type="float"/>
          <table:table-cell office:value="30.921694045447172" office:value-type="float"/>
          <table:table-cell office:value-type="string">
            <text:p>input/data_formal_20240530-1342/meme/memesalvatore_20230105T013052/0.jpg</text:p>
          </table:table-cell>
          <table:table-cell office:value-type="string">
            <text:p>https://twitter.com/z0faas_/status/1610955035717812224</text:p>
          </table:table-cell>
        </table:table-row>
        <table:table-row>
          <table:table-cell office:value="1702" office:value-type="float"/>
          <table:table-cell office:value-type="string">
            <text:p>Pattern 26</text:p>
          </table:table-cell>
          <table:table-cell office:value="0.5647936443521662" office:value-type="float"/>
          <table:table-cell office:value="0.6907904978710768" office:value-type="float"/>
          <table:table-cell office:value="10.73601189536293" office:value-type="float"/>
          <table:table-cell office:value-type="string">
            <text:p>input/data_formal_20240530-1342/meme/memesalvatore_20230106T083045/0.jpg</text:p>
          </table:table-cell>
          <table:table-cell office:value-type="string">
            <text:p>https://twitter.com/memesalvatore/status/1611279086919340032</text:p>
          </table:table-cell>
        </table:table-row>
        <table:table-row>
          <table:table-cell office:value="1703" office:value-type="float"/>
          <table:table-cell office:value-type="string">
            <text:p>Pattern 47</text:p>
          </table:table-cell>
          <table:table-cell office:value="0.11342722496255325" office:value-type="float"/>
          <table:table-cell office:value="0.7860547591982241" office:value-type="float"/>
          <table:table-cell office:value="19.59091664794933" office:value-type="float"/>
          <table:table-cell office:value-type="string">
            <text:p>input/data_formal_20240530-1342/meme/memesalvatore_20230106T083046/0.jpg</text:p>
          </table:table-cell>
          <table:table-cell office:value-type="string">
            <text:p>https://twitter.com/memesalvatore/status/1611279092405370882</text:p>
          </table:table-cell>
        </table:table-row>
        <table:table-row>
          <table:table-cell office:value="1704" office:value-type="float"/>
          <table:table-cell office:value-type="string">
            <text:p>Pattern 43</text:p>
          </table:table-cell>
          <table:table-cell office:value="0.3202183013594469" office:value-type="float"/>
          <table:table-cell office:value="0.3963782948545568" office:value-type="float"/>
          <table:table-cell office:value="26.200828074482388" office:value-type="float"/>
          <table:table-cell office:value-type="string">
            <text:p>input/data_formal_20240530-1342/meme/memesalvatore_20230201T103719/0.jpg</text:p>
          </table:table-cell>
          <table:table-cell office:value-type="string">
            <text:p>https://twitter.com/Shivam970211/status/1621005713303834625</text:p>
          </table:table-cell>
        </table:table-row>
        <table:table-row>
          <table:table-cell office:value="1705" office:value-type="float"/>
          <table:table-cell office:value-type="string">
            <text:p>Pattern 25</text:p>
          </table:table-cell>
          <table:table-cell office:value="0.8459931925813173" office:value-type="float"/>
          <table:table-cell office:value="0.33145564254759136" office:value-type="float"/>
          <table:table-cell office:value="19.97727421365743" office:value-type="float"/>
          <table:table-cell office:value-type="string">
            <text:p>input/data_formal_20240530-1342/meme/memesalvatore_20230206T103045/0.jpg</text:p>
          </table:table-cell>
          <table:table-cell office:value-type="string">
            <text:p>https://twitter.com/memesalvatore/status/1622543312296022017</text:p>
          </table:table-cell>
        </table:table-row>
        <table:table-row>
          <table:table-cell office:value="1706" office:value-type="float"/>
          <table:table-cell office:value-type="string">
            <text:p>Pattern 31</text:p>
          </table:table-cell>
          <table:table-cell office:value="0.17797957295613867" office:value-type="float"/>
          <table:table-cell office:value="0.2741486395974616" office:value-type="float"/>
          <table:table-cell office:value="26.348990472335146" office:value-type="float"/>
          <table:table-cell office:value-type="string">
            <text:p>input/data_formal_20240530-1342/meme/memesalvatore_20230206T103047/0.jpg</text:p>
          </table:table-cell>
          <table:table-cell office:value-type="string">
            <text:p>https://twitter.com/memesalvatore/status/1622543319673757697</text:p>
          </table:table-cell>
        </table:table-row>
        <table:table-row>
          <table:table-cell office:value="1707" office:value-type="float"/>
          <table:table-cell office:value-type="string">
            <text:p>Pattern 27</text:p>
          </table:table-cell>
          <table:table-cell office:value="0.49051780308201276" office:value-type="float"/>
          <table:table-cell office:value="0.23487048636766675" office:value-type="float"/>
          <table:table-cell office:value="0.0" office:value-type="float"/>
          <table:table-cell office:value-type="string">
            <text:p>input/data_formal_20240530-1342/meme/memesalvatore_20230206T113019/0.jpg</text:p>
          </table:table-cell>
          <table:table-cell office:value-type="string">
            <text:p>https://twitter.com/memesalvatore/status/1622558299970215936</text:p>
          </table:table-cell>
        </table:table-row>
        <table:table-row>
          <table:table-cell office:value="1708" office:value-type="float"/>
          <table:table-cell office:value-type="string">
            <text:p>Pattern 36</text:p>
          </table:table-cell>
          <table:table-cell office:value="0.6496597491682661" office:value-type="float"/>
          <table:table-cell office:value="0.3252743328471148" office:value-type="float"/>
          <table:table-cell office:value="29.735900441121167" office:value-type="float"/>
          <table:table-cell office:value-type="string">
            <text:p>input/data_formal_20240530-1342/meme/memesalvatore_20230206T113718/0.jpg</text:p>
          </table:table-cell>
          <table:table-cell office:value-type="string">
            <text:p>https://twitter.com/memesalvatore/status/1622560059472453632</text:p>
          </table:table-cell>
        </table:table-row>
        <table:table-row>
          <table:table-cell office:value="1709" office:value-type="float"/>
          <table:table-cell office:value-type="string">
            <text:p>Pattern 39</text:p>
          </table:table-cell>
          <table:table-cell office:value="0.10746656307090124" office:value-type="float"/>
          <table:table-cell office:value="0.28728132650302285" office:value-type="float"/>
          <table:table-cell office:value="9.5367431640625e-07" office:value-type="float"/>
          <table:table-cell office:value-type="string">
            <text:p>input/data_formal_20240530-1342/meme/memesalvatore_20230206T114240/0.jpg</text:p>
          </table:table-cell>
          <table:table-cell office:value-type="string">
            <text:p>https://twitter.com/4ssk1ck3r/status/1622566179725316096</text:p>
          </table:table-cell>
        </table:table-row>
        <table:table-row>
          <table:table-cell office:value="1710" office:value-type="float"/>
          <table:table-cell office:value-type="string">
            <text:p>Pattern 44</text:p>
          </table:table-cell>
          <table:table-cell office:value="0.4503860135691767" office:value-type="float"/>
          <table:table-cell office:value="0.34731107138127004" office:value-type="float"/>
          <table:table-cell office:value="0.017815219669978278" office:value-type="float"/>
          <table:table-cell office:value-type="string">
            <text:p>input/data_formal_20240530-1342/meme/memesalvatore_20230206T123124/0.jpg</text:p>
          </table:table-cell>
          <table:table-cell office:value-type="string">
            <text:p>https://twitter.com/memesalvatore/status/1622573675236016128</text:p>
          </table:table-cell>
        </table:table-row>
        <table:table-row>
          <table:table-cell office:value="1711" office:value-type="float"/>
          <table:table-cell office:value-type="string">
            <text:p>Pattern 31</text:p>
          </table:table-cell>
          <table:table-cell office:value="0.25155313769003995" office:value-type="float"/>
          <table:table-cell office:value="0.2914633940638932" office:value-type="float"/>
          <table:table-cell office:value="30.11466655624318" office:value-type="float"/>
          <table:table-cell office:value-type="string">
            <text:p>input/data_formal_20240530-1342/meme/memesalvatore_20230212T133043/0.jpg</text:p>
          </table:table-cell>
          <table:table-cell office:value-type="string">
            <text:p>https://twitter.com/memesalvatore/status/1624762928955109378</text:p>
          </table:table-cell>
        </table:table-row>
        <table:table-row>
          <table:table-cell office:value="1712" office:value-type="float"/>
          <table:table-cell office:value-type="string">
            <text:p>Pattern 48</text:p>
          </table:table-cell>
          <table:table-cell office:value="0.15959343755180416" office:value-type="float"/>
          <table:table-cell office:value="0.44600056749976524" office:value-type="float"/>
          <table:table-cell office:value="28.493099365272098" office:value-type="float"/>
          <table:table-cell office:value-type="string">
            <text:p>input/data_formal_20240530-1342/meme/memesalvatore_20230212T133044/0.jpg</text:p>
          </table:table-cell>
          <table:table-cell office:value-type="string">
            <text:p>https://twitter.com/memesalvatore/status/1624762933703061504</text:p>
          </table:table-cell>
        </table:table-row>
        <table:table-row>
          <table:table-cell office:value="1713" office:value-type="float"/>
          <table:table-cell office:value-type="string">
            <text:p>Pattern 1</text:p>
          </table:table-cell>
          <table:table-cell office:value="0.323899385124838" office:value-type="float"/>
          <table:table-cell office:value="0.5744799039442137" office:value-type="float"/>
          <table:table-cell office:value="30.8094685629898" office:value-type="float"/>
          <table:table-cell office:value-type="string">
            <text:p>input/data_formal_20240530-1342/meme/memesalvatore_20230212T133045/0.jpg</text:p>
          </table:table-cell>
          <table:table-cell office:value-type="string">
            <text:p>https://twitter.com/memesalvatore/status/1624762939067490305</text:p>
          </table:table-cell>
        </table:table-row>
        <table:table-row>
          <table:table-cell office:value="1714" office:value-type="float"/>
          <table:table-cell office:value-type="string">
            <text:p>Pattern 20</text:p>
          </table:table-cell>
          <table:table-cell office:value="0.8357082783926714" office:value-type="float"/>
          <table:table-cell office:value="0.2643207460946953" office:value-type="float"/>
          <table:table-cell office:value="26.13579956412074" office:value-type="float"/>
          <table:table-cell office:value-type="string">
            <text:p>input/data_formal_20240530-1342/meme/memesalvatore_20230212T133650/0.jpg</text:p>
          </table:table-cell>
          <table:table-cell office:value-type="string">
            <text:p>https://twitter.com/memesalvatore/status/1624764466733645824</text:p>
          </table:table-cell>
        </table:table-row>
        <table:table-row>
          <table:table-cell office:value="1715" office:value-type="float"/>
          <table:table-cell office:value-type="string">
            <text:p>Pattern 36</text:p>
          </table:table-cell>
          <table:table-cell office:value="0.8213020778510197" office:value-type="float"/>
          <table:table-cell office:value="0.4449710474597329" office:value-type="float"/>
          <table:table-cell office:value="23.495591927054146" office:value-type="float"/>
          <table:table-cell office:value-type="string">
            <text:p>input/data_formal_20240530-1342/meme/memesalvatore_20230212T133651/0.jpg</text:p>
          </table:table-cell>
          <table:table-cell office:value-type="string">
            <text:p>https://twitter.com/memesalvatore/status/1624764471678758912</text:p>
          </table:table-cell>
        </table:table-row>
        <table:table-row>
          <table:table-cell office:value="1716" office:value-type="float"/>
          <table:table-cell office:value-type="string">
            <text:p>Pattern 48</text:p>
          </table:table-cell>
          <table:table-cell office:value="0.31551732943001143" office:value-type="float"/>
          <table:table-cell office:value="0.7340624059040735" office:value-type="float"/>
          <table:table-cell office:value="22.220383518650227" office:value-type="float"/>
          <table:table-cell office:value-type="string">
            <text:p>input/data_formal_20240530-1342/meme/memesalvatore_20230322T193810/0.jpg</text:p>
          </table:table-cell>
          <table:table-cell office:value-type="string">
            <text:p>https://twitter.com/memesalvatore/status/1638626139894865920</text:p>
          </table:table-cell>
        </table:table-row>
        <table:table-row>
          <table:table-cell office:value="1717" office:value-type="float"/>
          <table:table-cell office:value-type="string">
            <text:p>Pattern 16</text:p>
          </table:table-cell>
          <table:table-cell office:value="0.23358114937105046" office:value-type="float"/>
          <table:table-cell office:value="0.30386574147275885" office:value-type="float"/>
          <table:table-cell office:value="30.79262677977725" office:value-type="float"/>
          <table:table-cell office:value-type="string">
            <text:p>input/data_formal_20240530-1342/meme/memesalvatore_20230322T193811/0.jpg</text:p>
          </table:table-cell>
          <table:table-cell office:value-type="string">
            <text:p>https://twitter.com/memesalvatore/status/1638626144361787392</text:p>
          </table:table-cell>
        </table:table-row>
        <table:table-row>
          <table:table-cell office:value="1718" office:value-type="float"/>
          <table:table-cell office:value-type="string">
            <text:p>Pattern 43</text:p>
          </table:table-cell>
          <table:table-cell office:value="0.34708151160001494" office:value-type="float"/>
          <table:table-cell office:value="0.3115424662246511" office:value-type="float"/>
          <table:table-cell office:value="29.36728384750731" office:value-type="float"/>
          <table:table-cell office:value-type="string">
            <text:p>input/data_formal_20240530-1342/meme/memesalvatore_20230323T034107/0.jpg</text:p>
          </table:table-cell>
          <table:table-cell office:value-type="string">
            <text:p>https://twitter.com/memesalvatore/status/1638747678631927808</text:p>
          </table:table-cell>
        </table:table-row>
        <table:table-row>
          <table:table-cell office:value="1719" office:value-type="float"/>
          <table:table-cell office:value-type="string">
            <text:p>Pattern 29</text:p>
          </table:table-cell>
          <table:table-cell office:value="0.4239869166420829" office:value-type="float"/>
          <table:table-cell office:value="0.41391380747077" office:value-type="float"/>
          <table:table-cell office:value="28.00128807516126" office:value-type="float"/>
          <table:table-cell office:value-type="string">
            <text:p>input/data_formal_20240530-1342/meme/MemesDailyBaby_20221228T034123/0.jpg</text:p>
          </table:table-cell>
          <table:table-cell office:value-type="string">
            <text:p>https://twitter.com/MemesDailyBaby/status/1607944774664814595</text:p>
          </table:table-cell>
        </table:table-row>
        <table:table-row>
          <table:table-cell office:value="1720" office:value-type="float"/>
          <table:table-cell office:value-type="string">
            <text:p>Pattern 4</text:p>
          </table:table-cell>
          <table:table-cell office:value="0.20794400664501594" office:value-type="float"/>
          <table:table-cell office:value="0.6962106826115362" office:value-type="float"/>
          <table:table-cell office:value="26.40895710112296" office:value-type="float"/>
          <table:table-cell office:value-type="string">
            <text:p>input/data_formal_20240530-1342/meme/MemesDailyBaby_20221228T034124/0.jpg</text:p>
          </table:table-cell>
          <table:table-cell office:value-type="string">
            <text:p>https://twitter.com/MemesDailyBaby/status/1607944779752407042</text:p>
          </table:table-cell>
        </table:table-row>
        <table:table-row>
          <table:table-cell office:value="1721" office:value-type="float"/>
          <table:table-cell office:value-type="string">
            <text:p>Pattern 12</text:p>
          </table:table-cell>
          <table:table-cell office:value="0.2891830385628368" office:value-type="float"/>
          <table:table-cell office:value="0.5477560805133268" office:value-type="float"/>
          <table:table-cell office:value="27.011067614427613" office:value-type="float"/>
          <table:table-cell office:value-type="string">
            <text:p>input/data_formal_20240530-1342/meme/MemesDailyBaby_20221228T034125/0.jpg</text:p>
          </table:table-cell>
          <table:table-cell office:value-type="string">
            <text:p>https://twitter.com/MemesDailyBaby/status/1607944784424861703</text:p>
          </table:table-cell>
        </table:table-row>
        <table:table-row>
          <table:table-cell office:value="1722" office:value-type="float"/>
          <table:table-cell office:value-type="string">
            <text:p>Pattern 49</text:p>
          </table:table-cell>
          <table:table-cell office:value="0.6055357367151714" office:value-type="float"/>
          <table:table-cell office:value="0.7101201228936029" office:value-type="float"/>
          <table:table-cell office:value="24.084790013901014" office:value-type="float"/>
          <table:table-cell office:value-type="string">
            <text:p>input/data_formal_20240530-1342/meme/MemesDailyBaby_20230105T104137/0.jpg</text:p>
          </table:table-cell>
          <table:table-cell office:value-type="string">
            <text:p>https://twitter.com/MemesDailyBaby/status/1610949635291365377</text:p>
          </table:table-cell>
        </table:table-row>
        <table:table-row>
          <table:table-cell office:value="1723" office:value-type="float"/>
          <table:table-cell office:value-type="string">
            <text:p>Pattern 3</text:p>
          </table:table-cell>
          <table:table-cell office:value="0.8873725539818667" office:value-type="float"/>
          <table:table-cell office:value="0.4190055385334353" office:value-type="float"/>
          <table:table-cell office:value="19.586881635026003" office:value-type="float"/>
          <table:table-cell office:value-type="string">
            <text:p>input/data_formal_20240530-1342/meme/MemesDailyBaby_20230105T114140/0.jpg</text:p>
          </table:table-cell>
          <table:table-cell office:value-type="string">
            <text:p>https://twitter.com/MemesDailyBaby/status/1610964745649094657</text:p>
          </table:table-cell>
        </table:table-row>
        <table:table-row>
          <table:table-cell office:value="1724" office:value-type="float"/>
          <table:table-cell office:value-type="string">
            <text:p>Pattern 48</text:p>
          </table:table-cell>
          <table:table-cell office:value="0.3501804721877949" office:value-type="float"/>
          <table:table-cell office:value="0.7077866920838151" office:value-type="float"/>
          <table:table-cell office:value="21.768119107407827" office:value-type="float"/>
          <table:table-cell office:value-type="string">
            <text:p>input/data_formal_20240530-1342/meme/MemesDailyBaby_20230105T124148/0.jpg</text:p>
          </table:table-cell>
          <table:table-cell office:value-type="string">
            <text:p>https://twitter.com/MemesDailyBaby/status/1610979881206091777</text:p>
          </table:table-cell>
        </table:table-row>
        <table:table-row>
          <table:table-cell office:value="1725" office:value-type="float"/>
          <table:table-cell office:value-type="string">
            <text:p>Pattern 3</text:p>
          </table:table-cell>
          <table:table-cell office:value="0.9594076269940168" office:value-type="float"/>
          <table:table-cell office:value="0.4555497721902607" office:value-type="float"/>
          <table:table-cell office:value="19.435118101656634" office:value-type="float"/>
          <table:table-cell office:value-type="string">
            <text:p>input/data_formal_20240530-1342/meme/MemesDailyBaby_20230111T234154/0.jpg</text:p>
          </table:table-cell>
          <table:table-cell office:value-type="string">
            <text:p>https://twitter.com/MemesDailyBaby/status/1613320325013409792</text:p>
          </table:table-cell>
        </table:table-row>
        <table:table-row>
          <table:table-cell office:value="1726" office:value-type="float"/>
          <table:table-cell office:value-type="string">
            <text:p>Pattern 28</text:p>
          </table:table-cell>
          <table:table-cell office:value="0.15529081873441627" office:value-type="float"/>
          <table:table-cell office:value="0.7665592264402364" office:value-type="float"/>
          <table:table-cell office:value="25.26507727283776" office:value-type="float"/>
          <table:table-cell office:value-type="string">
            <text:p>input/data_formal_20240530-1342/meme/MemesDailyBaby_20230201T224216/0.jpg</text:p>
          </table:table-cell>
          <table:table-cell office:value-type="string">
            <text:p>https://twitter.com/MemesDailyBaby/status/1620915465924091910</text:p>
          </table:table-cell>
        </table:table-row>
        <table:table-row>
          <table:table-cell office:value="1727" office:value-type="float"/>
          <table:table-cell office:value-type="string">
            <text:p>Pattern 15</text:p>
          </table:table-cell>
          <table:table-cell office:value="0.15221928275793759" office:value-type="float"/>
          <table:table-cell office:value="0.39864716668646805" office:value-type="float"/>
          <table:table-cell office:value="28.578477958386124" office:value-type="float"/>
          <table:table-cell office:value-type="string">
            <text:p>input/data_formal_20240530-1342/meme/MemesDailyBaby_20230202T004217/0.jpg</text:p>
          </table:table-cell>
          <table:table-cell office:value-type="string">
            <text:p>https://twitter.com/MemesDailyBaby/status/1620945666313801729</text:p>
          </table:table-cell>
        </table:table-row>
        <table:table-row>
          <table:table-cell office:value="1728" office:value-type="float"/>
          <table:table-cell office:value-type="string">
            <text:p>Pattern 25</text:p>
          </table:table-cell>
          <table:table-cell office:value="0.676849944756574" office:value-type="float"/>
          <table:table-cell office:value="0.35174084296111685" office:value-type="float"/>
          <table:table-cell office:value="21.326952425201544" office:value-type="float"/>
          <table:table-cell office:value-type="string">
            <text:p>input/data_formal_20240530-1342/meme/MemesDailyBaby_20230202T024146/0.jpg</text:p>
          </table:table-cell>
          <table:table-cell office:value-type="string">
            <text:p>https://twitter.com/MemesDailyBaby/status/1620975737074229248</text:p>
          </table:table-cell>
        </table:table-row>
        <table:table-row>
          <table:table-cell office:value="1729" office:value-type="float"/>
          <table:table-cell office:value-type="string">
            <text:p>Pattern 16</text:p>
          </table:table-cell>
          <table:table-cell office:value="0.19568603172399257" office:value-type="float"/>
          <table:table-cell office:value="0.3527126283904871" office:value-type="float"/>
          <table:table-cell office:value="32.1980913962784" office:value-type="float"/>
          <table:table-cell office:value-type="string">
            <text:p>input/data_formal_20240530-1342/meme/MemesDailyBaby_20230202T034125/0.jpg</text:p>
          </table:table-cell>
          <table:table-cell office:value-type="string">
            <text:p>https://twitter.com/247eargasms/status/1620991394348425222</text:p>
          </table:table-cell>
        </table:table-row>
        <table:table-row>
          <table:table-cell office:value="1730" office:value-type="float"/>
          <table:table-cell office:value-type="string">
            <text:p>Pattern 3</text:p>
          </table:table-cell>
          <table:table-cell office:value="0.771862225275706" office:value-type="float"/>
          <table:table-cell office:value="0.5217425360705447" office:value-type="float"/>
          <table:table-cell office:value="20.410188633207447" office:value-type="float"/>
          <table:table-cell office:value-type="string">
            <text:p>input/data_formal_20240530-1342/meme/MemesDailyBaby_20230202T034130/0.jpg</text:p>
          </table:table-cell>
          <table:table-cell office:value-type="string">
            <text:p>https://twitter.com/MemesDailyBaby/status/1620990766938980353</text:p>
          </table:table-cell>
        </table:table-row>
        <table:table-row>
          <table:table-cell office:value="1731" office:value-type="float"/>
          <table:table-cell office:value-type="string">
            <text:p>Pattern 41</text:p>
          </table:table-cell>
          <table:table-cell office:value="0.1933691406731441" office:value-type="float"/>
          <table:table-cell office:value="0.720878191203545" office:value-type="float"/>
          <table:table-cell office:value="27.62575620810782" office:value-type="float"/>
          <table:table-cell office:value-type="string">
            <text:p>input/data_formal_20240530-1342/meme/MemesDailyBaby_20230202T054254/0.jpg</text:p>
          </table:table-cell>
          <table:table-cell office:value-type="string">
            <text:p>https://twitter.com/MemesDailyBaby/status/1621021320019329024</text:p>
          </table:table-cell>
        </table:table-row>
        <table:table-row>
          <table:table-cell office:value="1732" office:value-type="float"/>
          <table:table-cell office:value-type="string">
            <text:p>Pattern 20</text:p>
          </table:table-cell>
          <table:table-cell office:value="0.8612630884022943" office:value-type="float"/>
          <table:table-cell office:value="0.3157306837283045" office:value-type="float"/>
          <table:table-cell office:value="25.602740773303623" office:value-type="float"/>
          <table:table-cell office:value-type="string">
            <text:p>input/data_formal_20240530-1342/meme/MemesDailyBaby_20230206T114211/0.jpg</text:p>
          </table:table-cell>
          <table:table-cell office:value-type="string">
            <text:p>https://twitter.com/JadeKatBond/status/1622574871547879426</text:p>
          </table:table-cell>
        </table:table-row>
        <table:table-row>
          <table:table-cell office:value="1733" office:value-type="float"/>
          <table:table-cell office:value-type="string">
            <text:p>Pattern 43</text:p>
          </table:table-cell>
          <table:table-cell office:value="0.341074821984642" office:value-type="float"/>
          <table:table-cell office:value="0.3312509180342669" office:value-type="float"/>
          <table:table-cell office:value="27.894838891176597" office:value-type="float"/>
          <table:table-cell office:value-type="string">
            <text:p>input/data_formal_20240530-1342/meme/MemesDailyBaby_20230206T114213/0.jpg</text:p>
          </table:table-cell>
          <table:table-cell office:value-type="string">
            <text:p>https://twitter.com/JadeKatBond/status/1622574755764137985</text:p>
          </table:table-cell>
        </table:table-row>
        <table:table-row>
          <table:table-cell office:value="1734" office:value-type="float"/>
          <table:table-cell office:value-type="string">
            <text:p>Pattern 16</text:p>
          </table:table-cell>
          <table:table-cell office:value="0.3727956937723782" office:value-type="float"/>
          <table:table-cell office:value="0.40347935992134526" office:value-type="float"/>
          <table:table-cell office:value="32.69389740117399" office:value-type="float"/>
          <table:table-cell office:value-type="string">
            <text:p>input/data_formal_20240530-1342/meme/MemesDailyBaby_20230206T114216/0.jpg</text:p>
          </table:table-cell>
          <table:table-cell office:value-type="string">
            <text:p>https://twitter.com/JadeKatBond/status/1622574818057920512</text:p>
          </table:table-cell>
        </table:table-row>
        <table:table-row>
          <table:table-cell office:value="1735" office:value-type="float"/>
          <table:table-cell office:value-type="string">
            <text:p>Pattern 31</text:p>
          </table:table-cell>
          <table:table-cell office:value="0.20382016365926223" office:value-type="float"/>
          <table:table-cell office:value="0.4949829865510625" office:value-type="float"/>
          <table:table-cell office:value="28.137254791070013" office:value-type="float"/>
          <table:table-cell office:value-type="string">
            <text:p>input/data_formal_20240530-1342/meme/MemesDailyBaby_20230206T114218/0.jpg</text:p>
          </table:table-cell>
          <table:table-cell office:value-type="string">
            <text:p>https://twitter.com/MemesDailyBaby/status/1622561318690512896</text:p>
          </table:table-cell>
        </table:table-row>
        <table:table-row>
          <table:table-cell office:value="1736" office:value-type="float"/>
          <table:table-cell office:value-type="string">
            <text:p>Pattern 31</text:p>
          </table:table-cell>
          <table:table-cell office:value="0.17037189849494994" office:value-type="float"/>
          <table:table-cell office:value="0.4119043469546416" office:value-type="float"/>
          <table:table-cell office:value="31.283157664278008" office:value-type="float"/>
          <table:table-cell office:value-type="string">
            <text:p>input/data_formal_20240530-1342/meme/MemesDailyBaby_20230206T114219/0.jpg</text:p>
          </table:table-cell>
          <table:table-cell office:value-type="string">
            <text:p>https://twitter.com/JadeKatBond/status/1622574772310745089</text:p>
          </table:table-cell>
        </table:table-row>
        <table:table-row>
          <table:table-cell office:value="1737" office:value-type="float"/>
          <table:table-cell office:value-type="string">
            <text:p>Pattern 29</text:p>
          </table:table-cell>
          <table:table-cell office:value="0.44145258772096674" office:value-type="float"/>
          <table:table-cell office:value="0.5912561391087018" office:value-type="float"/>
          <table:table-cell office:value="25.022704931608885" office:value-type="float"/>
          <table:table-cell office:value-type="string">
            <text:p>input/data_formal_20240530-1342/meme/MemesDailyBaby_20230206T114221/0.jpg</text:p>
          </table:table-cell>
          <table:table-cell office:value-type="string">
            <text:p>https://twitter.com/JadeKatBond/status/1622574945036300291</text:p>
          </table:table-cell>
        </table:table-row>
        <table:table-row>
          <table:table-cell office:value="1738" office:value-type="float"/>
          <table:table-cell office:value-type="string">
            <text:p>Pattern 16</text:p>
          </table:table-cell>
          <table:table-cell office:value="0.29052713712932987" office:value-type="float"/>
          <table:table-cell office:value="0.3164665780322723" office:value-type="float"/>
          <table:table-cell office:value="25.97754344195107" office:value-type="float"/>
          <table:table-cell office:value-type="string">
            <text:p>input/data_formal_20240530-1342/meme/MemesDailyBaby_20230206T114223/0.jpg</text:p>
          </table:table-cell>
          <table:table-cell office:value-type="string">
            <text:p>https://twitter.com/JadeKatBond/status/1622574915055497217</text:p>
          </table:table-cell>
        </table:table-row>
        <table:table-row>
          <table:table-cell office:value="1739" office:value-type="float"/>
          <table:table-cell office:value-type="string">
            <text:p>Pattern 20</text:p>
          </table:table-cell>
          <table:table-cell office:value="0.7368348765462058" office:value-type="float"/>
          <table:table-cell office:value="0.4170264825136009" office:value-type="float"/>
          <table:table-cell office:value="26.67315041632847" office:value-type="float"/>
          <table:table-cell office:value-type="string">
            <text:p>input/data_formal_20240530-1342/meme/MemesDailyBaby_20230206T114225/0.jpg</text:p>
          </table:table-cell>
          <table:table-cell office:value-type="string">
            <text:p>https://twitter.com/MemesDailyBaby/status/1622561345769029633</text:p>
          </table:table-cell>
        </table:table-row>
        <table:table-row>
          <table:table-cell office:value="1740" office:value-type="float"/>
          <table:table-cell office:value-type="string">
            <text:p>Pattern 16</text:p>
          </table:table-cell>
          <table:table-cell office:value="0.34140497184003477" office:value-type="float"/>
          <table:table-cell office:value="0.39457803543667347" office:value-type="float"/>
          <table:table-cell office:value="30.831780934387282" office:value-type="float"/>
          <table:table-cell office:value-type="string">
            <text:p>input/data_formal_20240530-1342/meme/MemesDailyBaby_20230206T114226/0.jpg</text:p>
          </table:table-cell>
          <table:table-cell office:value-type="string">
            <text:p>https://twitter.com/MemesDailyBaby/status/1622561351267766272</text:p>
          </table:table-cell>
        </table:table-row>
        <table:table-row>
          <table:table-cell office:value="1741" office:value-type="float"/>
          <table:table-cell office:value-type="string">
            <text:p>Pattern 19</text:p>
          </table:table-cell>
          <table:table-cell office:value="0.535158609350278" office:value-type="float"/>
          <table:table-cell office:value="0.5619178687494231" office:value-type="float"/>
          <table:table-cell office:value="23.435868862823867" office:value-type="float"/>
          <table:table-cell office:value-type="string">
            <text:p>input/data_formal_20240530-1342/meme/MemesDailyBaby_20230206T124214/0.jpg</text:p>
          </table:table-cell>
          <table:table-cell office:value-type="string">
            <text:p>https://twitter.com/MemesDailyBaby/status/1622576398501130241</text:p>
          </table:table-cell>
        </table:table-row>
        <table:table-row>
          <table:table-cell office:value="1742" office:value-type="float"/>
          <table:table-cell office:value-type="string">
            <text:p>Pattern 29</text:p>
          </table:table-cell>
          <table:table-cell office:value="0.40083775300895275" office:value-type="float"/>
          <table:table-cell office:value="0.5594451972414574" office:value-type="float"/>
          <table:table-cell office:value="25.99254114102706" office:value-type="float"/>
          <table:table-cell office:value-type="string">
            <text:p>input/data_formal_20240530-1342/meme/MemesDailyBaby_20230212T134119/0.jpg</text:p>
          </table:table-cell>
          <table:table-cell office:value-type="string">
            <text:p>https://twitter.com/MemesDailyBaby/status/1624765594238087172</text:p>
          </table:table-cell>
        </table:table-row>
        <table:table-row>
          <table:table-cell office:value="1743" office:value-type="float"/>
          <table:table-cell office:value-type="string">
            <text:p>Pattern 34</text:p>
          </table:table-cell>
          <table:table-cell office:value="0.24939146001698861" office:value-type="float"/>
          <table:table-cell office:value="0.8077507208717194" office:value-type="float"/>
          <table:table-cell office:value="20.285656730801595" office:value-type="float"/>
          <table:table-cell office:value-type="string">
            <text:p>input/data_formal_20240530-1342/meme/MemesDailyBaby_20230226T024148/0.jpg</text:p>
          </table:table-cell>
          <table:table-cell office:value-type="string">
            <text:p>https://twitter.com/MemesDailyBaby/status/1629673051750031361</text:p>
          </table:table-cell>
        </table:table-row>
        <table:table-row>
          <table:table-cell office:value="1744" office:value-type="float"/>
          <table:table-cell office:value-type="string">
            <text:p>Pattern 4</text:p>
          </table:table-cell>
          <table:table-cell office:value="0.23432789832347004" office:value-type="float"/>
          <table:table-cell office:value="0.7466915291854281" office:value-type="float"/>
          <table:table-cell office:value="26.094646366312745" office:value-type="float"/>
          <table:table-cell office:value-type="string">
            <text:p>input/data_formal_20240530-1342/meme/MemesDailyBaby_20230322T164108/0.jpg</text:p>
          </table:table-cell>
          <table:table-cell office:value-type="string">
            <text:p>https://twitter.com/JadeKatBond/status/1638593654867787777</text:p>
          </table:table-cell>
        </table:table-row>
        <table:table-row>
          <table:table-cell office:value="1745" office:value-type="float"/>
          <table:table-cell office:value-type="string">
            <text:p>Pattern 20</text:p>
          </table:table-cell>
          <table:table-cell office:value="0.8115080484882848" office:value-type="float"/>
          <table:table-cell office:value="0.32061077738670263" office:value-type="float"/>
          <table:table-cell office:value="22.746000100614598" office:value-type="float"/>
          <table:table-cell office:value-type="string">
            <text:p>input/data_formal_20240530-1342/meme/MemesDailyBaby_20230323T034147/0.jpg</text:p>
          </table:table-cell>
          <table:table-cell office:value-type="string">
            <text:p>https://twitter.com/JadeKatBond/status/1638751479015301120</text:p>
          </table:table-cell>
        </table:table-row>
        <table:table-row>
          <table:table-cell office:value="1746" office:value-type="float"/>
          <table:table-cell office:value-type="string">
            <text:p>Pattern 37</text:p>
          </table:table-cell>
          <table:table-cell office:value="0.8839535997233987" office:value-type="float"/>
          <table:table-cell office:value="0.37631431146918015" office:value-type="float"/>
          <table:table-cell office:value="22.683020922252716" office:value-type="float"/>
          <table:table-cell office:value-type="string">
            <text:p>input/data_formal_20240530-1342/meme/MemesDnd_20221222T122443/0.jpg</text:p>
          </table:table-cell>
          <table:table-cell office:value-type="string">
            <text:p>https://twitter.com/JoHess2000/status/1605908412109299715</text:p>
          </table:table-cell>
        </table:table-row>
        <table:table-row>
          <table:table-cell office:value="1747" office:value-type="float"/>
          <table:table-cell office:value-type="string">
            <text:p>Pattern 4</text:p>
          </table:table-cell>
          <table:table-cell office:value="0.194343838844067" office:value-type="float"/>
          <table:table-cell office:value="0.6616973268677148" office:value-type="float"/>
          <table:table-cell office:value="28.995654138382896" office:value-type="float"/>
          <table:table-cell office:value-type="string">
            <text:p>input/data_formal_20240530-1342/meme/MemesDnd_20221226T223736/0.jpg</text:p>
          </table:table-cell>
          <table:table-cell office:value-type="string">
            <text:p>https://twitter.com/GreenDevil606/status/1607943631163342848</text:p>
          </table:table-cell>
        </table:table-row>
        <table:table-row>
          <table:table-cell office:value="1748" office:value-type="float"/>
          <table:table-cell office:value-type="string">
            <text:p>Pattern 25</text:p>
          </table:table-cell>
          <table:table-cell office:value="0.7002615611577827" office:value-type="float"/>
          <table:table-cell office:value="0.34815426876348443" office:value-type="float"/>
          <table:table-cell office:value="31.871756539680593" office:value-type="float"/>
          <table:table-cell office:value-type="string">
            <text:p>input/data_formal_20240530-1342/meme/memesfalopaa_20221228T025802/0.jpg</text:p>
          </table:table-cell>
          <table:table-cell office:value-type="string">
            <text:p>https://twitter.com/memesfalopaa/status/1607933864927952897</text:p>
          </table:table-cell>
        </table:table-row>
        <table:table-row>
          <table:table-cell office:value="1749" office:value-type="float"/>
          <table:table-cell office:value-type="string">
            <text:p>Pattern 25</text:p>
          </table:table-cell>
          <table:table-cell office:value="0.525146835701772" office:value-type="float"/>
          <table:table-cell office:value="0.32262508086440933" office:value-type="float"/>
          <table:table-cell office:value="24.11713493590238" office:value-type="float"/>
          <table:table-cell office:value-type="string">
            <text:p>input/data_formal_20240530-1342/meme/memesfalopaa_20230316T021625/0.jpg</text:p>
          </table:table-cell>
          <table:table-cell office:value-type="string">
            <text:p>https://twitter.com/memesfalopaa/status/1636189645255098368</text:p>
          </table:table-cell>
        </table:table-row>
        <table:table-row>
          <table:table-cell office:value="1750" office:value-type="float"/>
          <table:table-cell office:value-type="string">
            <text:p>Pattern 25</text:p>
          </table:table-cell>
          <table:table-cell office:value="0.7581297933082862" office:value-type="float"/>
          <table:table-cell office:value="0.4137368292194097" office:value-type="float"/>
          <table:table-cell office:value="20.151619137025342" office:value-type="float"/>
          <table:table-cell office:value-type="string">
            <text:p>input/data_formal_20240530-1342/meme/memesfalopaa_20230322T191530/0.jpg</text:p>
          </table:table-cell>
          <table:table-cell office:value-type="string">
            <text:p>https://twitter.com/memesfalopaa/status/1638620437008748544</text:p>
          </table:table-cell>
        </table:table-row>
        <table:table-row>
          <table:table-cell office:value="1751" office:value-type="float"/>
          <table:table-cell office:value-type="string">
            <text:p>Pattern 3</text:p>
          </table:table-cell>
          <table:table-cell office:value="0.7579143568121682" office:value-type="float"/>
          <table:table-cell office:value="0.5180031529047495" office:value-type="float"/>
          <table:table-cell office:value="25.525745097100664" office:value-type="float"/>
          <table:table-cell office:value-type="string">
            <text:p>input/data_formal_20240530-1342/meme/memesmarketapp_20230111T235506/0.jpg</text:p>
          </table:table-cell>
          <table:table-cell office:value-type="string">
            <text:p>https://twitter.com/billhinostroza/status/1613324585209847810</text:p>
          </table:table-cell>
        </table:table-row>
        <table:table-row>
          <table:table-cell office:value="1752" office:value-type="float"/>
          <table:table-cell office:value-type="string">
            <text:p>Pattern 48</text:p>
          </table:table-cell>
          <table:table-cell office:value="0.250112245183046" office:value-type="float"/>
          <table:table-cell office:value="0.612287636398776" office:value-type="float"/>
          <table:table-cell office:value="26.715553961811153" office:value-type="float"/>
          <table:table-cell office:value-type="string">
            <text:p>input/data_formal_20240530-1342/meme/memesofredditt_20221123T051354/0.jpg</text:p>
          </table:table-cell>
          <table:table-cell office:value-type="string">
            <text:p>https://twitter.com/emiliovigil5/status/1613295567152578560</text:p>
          </table:table-cell>
        </table:table-row>
        <table:table-row>
          <table:table-cell office:value="1753" office:value-type="float"/>
          <table:table-cell office:value-type="string">
            <text:p>Pattern 15</text:p>
          </table:table-cell>
          <table:table-cell office:value="0.12868108552352747" office:value-type="float"/>
          <table:table-cell office:value="0.23408770791810823" office:value-type="float"/>
          <table:table-cell office:value="15.935414761807813" office:value-type="float"/>
          <table:table-cell office:value-type="string">
            <text:p>input/data_formal_20240530-1342/meme/memesofredditt_20221227T233347/0.jpg</text:p>
          </table:table-cell>
          <table:table-cell office:value-type="string">
            <text:p>https://twitter.com/memesofredditt/status/1607882467137945602</text:p>
          </table:table-cell>
        </table:table-row>
        <table:table-row>
          <table:table-cell office:value="1754" office:value-type="float"/>
          <table:table-cell office:value-type="string">
            <text:p>Pattern 16</text:p>
          </table:table-cell>
          <table:table-cell office:value="0.2554034569298298" office:value-type="float"/>
          <table:table-cell office:value="0.29797839487897404" office:value-type="float"/>
          <table:table-cell office:value="28.714573296466558" office:value-type="float"/>
          <table:table-cell office:value-type="string">
            <text:p>input/data_formal_20240530-1342/meme/memesofredditt_20221228T000334/0.jpg</text:p>
          </table:table-cell>
          <table:table-cell office:value-type="string">
            <text:p>https://twitter.com/memesofredditt/status/1607889961281359872</text:p>
          </table:table-cell>
        </table:table-row>
        <table:table-row>
          <table:table-cell office:value="1755" office:value-type="float"/>
          <table:table-cell office:value-type="string">
            <text:p>Pattern 2</text:p>
          </table:table-cell>
          <table:table-cell office:value="0.7495131226159637" office:value-type="float"/>
          <table:table-cell office:value="0.38821351007978144" office:value-type="float"/>
          <table:table-cell office:value="20.912816715636815" office:value-type="float"/>
          <table:table-cell office:value-type="string">
            <text:p>input/data_formal_20240530-1342/meme/memesofredditt_20221228T003335/0.jpg</text:p>
          </table:table-cell>
          <table:table-cell office:value-type="string">
            <text:p>https://twitter.com/memesofredditt/status/1607897515168305152</text:p>
          </table:table-cell>
        </table:table-row>
        <table:table-row>
          <table:table-cell office:value="1756" office:value-type="float"/>
          <table:table-cell office:value-type="string">
            <text:p>Pattern 21</text:p>
          </table:table-cell>
          <table:table-cell office:value="0.7525172866188068" office:value-type="float"/>
          <table:table-cell office:value="0.5240167180122511" office:value-type="float"/>
          <table:table-cell office:value="19.429223175525696" office:value-type="float"/>
          <table:table-cell office:value-type="string">
            <text:p>input/data_formal_20240530-1342/meme/memesofredditt_20221228T015846/0.jpg</text:p>
          </table:table-cell>
          <table:table-cell office:value-type="string">
            <text:p>https://twitter.com/memesofredditt/status/1607918952574849024</text:p>
          </table:table-cell>
        </table:table-row>
        <table:table-row>
          <table:table-cell office:value="1757" office:value-type="float"/>
          <table:table-cell office:value-type="string">
            <text:p>Pattern 29</text:p>
          </table:table-cell>
          <table:table-cell office:value="0.4947623369461746" office:value-type="float"/>
          <table:table-cell office:value="0.3200843556541497" office:value-type="float"/>
          <table:table-cell office:value="29.840005974094506" office:value-type="float"/>
          <table:table-cell office:value-type="string">
            <text:p>input/data_formal_20240530-1342/meme/memesofredditt_20221228T032338/0.jpg</text:p>
          </table:table-cell>
          <table:table-cell office:value-type="string">
            <text:p>https://twitter.com/memesofredditt/status/1607940309861732352</text:p>
          </table:table-cell>
        </table:table-row>
        <table:table-row>
          <table:table-cell office:value="1758" office:value-type="float"/>
          <table:table-cell office:value-type="string">
            <text:p>Pattern 36</text:p>
          </table:table-cell>
          <table:table-cell office:value="0.8862733642807373" office:value-type="float"/>
          <table:table-cell office:value="0.3690220649921375" office:value-type="float"/>
          <table:table-cell office:value="18.26198140184123" office:value-type="float"/>
          <table:table-cell office:value-type="string">
            <text:p>input/data_formal_20240530-1342/meme/memesofredditt_20221228T035350/0.jpg</text:p>
          </table:table-cell>
          <table:table-cell office:value-type="string">
            <text:p>https://twitter.com/memesofredditt/status/1607947908619423746</text:p>
          </table:table-cell>
        </table:table-row>
        <table:table-row>
          <table:table-cell office:value="1759" office:value-type="float"/>
          <table:table-cell office:value-type="string">
            <text:p>Pattern 2</text:p>
          </table:table-cell>
          <table:table-cell office:value="0.6345679631844587" office:value-type="float"/>
          <table:table-cell office:value="0.44358480724345295" office:value-type="float"/>
          <table:table-cell office:value="26.419987442063857" office:value-type="float"/>
          <table:table-cell office:value-type="string">
            <text:p>input/data_formal_20240530-1342/meme/memesofredditt_20221228T041851/0.jpg</text:p>
          </table:table-cell>
          <table:table-cell office:value-type="string">
            <text:p>https://twitter.com/memesofredditt/status/1607954204731006976</text:p>
          </table:table-cell>
        </table:table-row>
        <table:table-row>
          <table:table-cell office:value="1760" office:value-type="float"/>
          <table:table-cell office:value-type="string">
            <text:p>Pattern 3</text:p>
          </table:table-cell>
          <table:table-cell office:value="0.9109562197248636" office:value-type="float"/>
          <table:table-cell office:value="0.32893901197146735" office:value-type="float"/>
          <table:table-cell office:value="19.832000665826268" office:value-type="float"/>
          <table:table-cell office:value-type="string">
            <text:p>input/data_formal_20240530-1342/meme/memesofredditt_20221228T044849/0.jpg</text:p>
          </table:table-cell>
          <table:table-cell office:value-type="string">
            <text:p>https://twitter.com/memesofredditt/status/1607961747222134784</text:p>
          </table:table-cell>
        </table:table-row>
        <table:table-row>
          <table:table-cell office:value="1761" office:value-type="float"/>
          <table:table-cell office:value-type="string">
            <text:p>Pattern 34</text:p>
          </table:table-cell>
          <table:table-cell office:value="0.31149485688146716" office:value-type="float"/>
          <table:table-cell office:value="0.8362359519321338" office:value-type="float"/>
          <table:table-cell office:value="22.81681825552893" office:value-type="float"/>
          <table:table-cell office:value-type="string">
            <text:p>input/data_formal_20240530-1342/meme/memesofredditt_20221228T051844/0.jpg</text:p>
          </table:table-cell>
          <table:table-cell office:value-type="string">
            <text:p>https://twitter.com/memesofredditt/status/1607969274307698688</text:p>
          </table:table-cell>
        </table:table-row>
        <table:table-row>
          <table:table-cell office:value="1762" office:value-type="float"/>
          <table:table-cell office:value-type="string">
            <text:p>Pattern 30</text:p>
          </table:table-cell>
          <table:table-cell office:value="0.6362922559068775" office:value-type="float"/>
          <table:table-cell office:value="0.4709391968930618" office:value-type="float"/>
          <table:table-cell office:value="24.21696127500522" office:value-type="float"/>
          <table:table-cell office:value-type="string">
            <text:p>input/data_formal_20240530-1342/meme/memesofredditt_20221228T054841/0.jpg</text:p>
          </table:table-cell>
          <table:table-cell office:value-type="string">
            <text:p>https://twitter.com/memesofredditt/status/1607976810490339328</text:p>
          </table:table-cell>
        </table:table-row>
        <table:table-row>
          <table:table-cell office:value="1763" office:value-type="float"/>
          <table:table-cell office:value-type="string">
            <text:p>Pattern 23</text:p>
          </table:table-cell>
          <table:table-cell office:value="0.24045968229267184" office:value-type="float"/>
          <table:table-cell office:value="0.32708260723690963" office:value-type="float"/>
          <table:table-cell office:value="28.11928461042443" office:value-type="float"/>
          <table:table-cell office:value-type="string">
            <text:p>input/data_formal_20240530-1342/meme/memesofredditt_20221228T061154/0.jpg</text:p>
          </table:table-cell>
          <table:table-cell office:value-type="string">
            <text:p>https://twitter.com/memesofredditt/status/1607982656829923329</text:p>
          </table:table-cell>
        </table:table-row>
        <table:table-row>
          <table:table-cell office:value="1764" office:value-type="float"/>
          <table:table-cell office:value-type="string">
            <text:p>Pattern 6</text:p>
          </table:table-cell>
          <table:table-cell office:value="0.19344695932878125" office:value-type="float"/>
          <table:table-cell office:value="0.5869713091466744" office:value-type="float"/>
          <table:table-cell office:value="22.227314305619714" office:value-type="float"/>
          <table:table-cell office:value-type="string">
            <text:p>input/data_formal_20240530-1342/meme/memesofredditt_20230105T102833/0.jpg</text:p>
          </table:table-cell>
          <table:table-cell office:value-type="string">
            <text:p>https://twitter.com/memesofredditt/status/1610946347342888960</text:p>
          </table:table-cell>
        </table:table-row>
        <table:table-row>
          <table:table-cell office:value="1765" office:value-type="float"/>
          <table:table-cell office:value-type="string">
            <text:p>Pattern 30</text:p>
          </table:table-cell>
          <table:table-cell office:value="0.41295559265679205" office:value-type="float"/>
          <table:table-cell office:value="0.6884180791246557" office:value-type="float"/>
          <table:table-cell office:value="24.346815423697844" office:value-type="float"/>
          <table:table-cell office:value-type="string">
            <text:p>input/data_formal_20240530-1342/meme/memesofredditt_20230105T105317/0.jpg</text:p>
          </table:table-cell>
          <table:table-cell office:value-type="string">
            <text:p>https://twitter.com/memesofredditt/status/1610952571224571905</text:p>
          </table:table-cell>
        </table:table-row>
        <table:table-row>
          <table:table-cell office:value="1766" office:value-type="float"/>
          <table:table-cell office:value-type="string">
            <text:p>Pattern 23</text:p>
          </table:table-cell>
          <table:table-cell office:value="0.2997026244699828" office:value-type="float"/>
          <table:table-cell office:value="0.3242903690666482" office:value-type="float"/>
          <table:table-cell office:value="32.20481718623952" office:value-type="float"/>
          <table:table-cell office:value-type="string">
            <text:p>input/data_formal_20240530-1342/meme/memesofredditt_20230105T112356/0.jpg</text:p>
          </table:table-cell>
          <table:table-cell office:value-type="string">
            <text:p>https://twitter.com/memesofredditt/status/1610960281835798528</text:p>
          </table:table-cell>
        </table:table-row>
        <table:table-row>
          <table:table-cell office:value="1767" office:value-type="float"/>
          <table:table-cell office:value-type="string">
            <text:p>Pattern 30</text:p>
          </table:table-cell>
          <table:table-cell office:value="0.4331169977982293" office:value-type="float"/>
          <table:table-cell office:value="0.5205052516388932" office:value-type="float"/>
          <table:table-cell office:value="23.65475024360199" office:value-type="float"/>
          <table:table-cell office:value-type="string">
            <text:p>input/data_formal_20240530-1342/meme/memesofredditt_20230105T115404/0.jpg</text:p>
          </table:table-cell>
          <table:table-cell office:value-type="string">
            <text:p>https://twitter.com/memesofredditt/status/1610967867142332416</text:p>
          </table:table-cell>
        </table:table-row>
        <table:table-row>
          <table:table-cell office:value="1768" office:value-type="float"/>
          <table:table-cell office:value-type="string">
            <text:p>Pattern 12</text:p>
          </table:table-cell>
          <table:table-cell office:value="0.15114305644231066" office:value-type="float"/>
          <table:table-cell office:value="0.7270292883931503" office:value-type="float"/>
          <table:table-cell office:value="23.4583590039647" office:value-type="float"/>
          <table:table-cell office:value-type="string">
            <text:p>input/data_formal_20240530-1342/meme/memesofredditt_20230105T122734/0.jpg</text:p>
          </table:table-cell>
          <table:table-cell office:value-type="string">
            <text:p>https://twitter.com/memesofredditt/status/1610976295860453376</text:p>
          </table:table-cell>
        </table:table-row>
        <table:table-row>
          <table:table-cell office:value="1769" office:value-type="float"/>
          <table:table-cell office:value-type="string">
            <text:p>Pattern 36</text:p>
          </table:table-cell>
          <table:table-cell office:value="0.8263219495581287" office:value-type="float"/>
          <table:table-cell office:value="0.4252984750396496" office:value-type="float"/>
          <table:table-cell office:value="22.77652674191601" office:value-type="float"/>
          <table:table-cell office:value-type="string">
            <text:p>input/data_formal_20240530-1342/meme/memesofredditt_20230106T052856/0.jpg</text:p>
          </table:table-cell>
          <table:table-cell office:value-type="string">
            <text:p>https://twitter.com/memesofredditt/status/1611233334625017858</text:p>
          </table:table-cell>
        </table:table-row>
        <table:table-row>
          <table:table-cell office:value="1770" office:value-type="float"/>
          <table:table-cell office:value-type="string">
            <text:p>Pattern 25</text:p>
          </table:table-cell>
          <table:table-cell office:value="0.8381153340041188" office:value-type="float"/>
          <table:table-cell office:value="0.33692815371600476" office:value-type="float"/>
          <table:table-cell office:value="20.025259218512126" office:value-type="float"/>
          <table:table-cell office:value-type="string">
            <text:p>input/data_formal_20240530-1342/meme/memesofredditt_20230106T072357/0.jpg</text:p>
          </table:table-cell>
          <table:table-cell office:value-type="string">
            <text:p>https://twitter.com/memesofredditt/status/1611262276970987520</text:p>
          </table:table-cell>
        </table:table-row>
        <table:table-row>
          <table:table-cell office:value="1771" office:value-type="float"/>
          <table:table-cell office:value-type="string">
            <text:p>Pattern 26</text:p>
          </table:table-cell>
          <table:table-cell office:value="0.5647936443521662" office:value-type="float"/>
          <table:table-cell office:value="0.6907904978710768" office:value-type="float"/>
          <table:table-cell office:value="10.73601189536293" office:value-type="float"/>
          <table:table-cell office:value-type="string">
            <text:p>input/data_formal_20240530-1342/meme/memesofredditt_20230106T075341/0.jpg</text:p>
          </table:table-cell>
          <table:table-cell office:value-type="string">
            <text:p>https://twitter.com/memesofredditt/status/1611269760276111362</text:p>
          </table:table-cell>
        </table:table-row>
        <table:table-row>
          <table:table-cell office:value="1772" office:value-type="float"/>
          <table:table-cell office:value-type="string">
            <text:p>Pattern 47</text:p>
          </table:table-cell>
          <table:table-cell office:value="0.11342722496255325" office:value-type="float"/>
          <table:table-cell office:value="0.7860547591982241" office:value-type="float"/>
          <table:table-cell office:value="19.59091664794933" office:value-type="float"/>
          <table:table-cell office:value-type="string">
            <text:p>input/data_formal_20240530-1342/meme/memesofredditt_20230106T082407/0.jpg</text:p>
          </table:table-cell>
          <table:table-cell office:value-type="string">
            <text:p>https://twitter.com/memesofredditt/status/1611277418316140546</text:p>
          </table:table-cell>
        </table:table-row>
        <table:table-row>
          <table:table-cell office:value="1773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memesofredditt_20230106T084908/0.jpg</text:p>
          </table:table-cell>
          <table:table-cell office:value-type="string">
            <text:p>https://twitter.com/memesofredditt/status/1611283713375059969</text:p>
          </table:table-cell>
        </table:table-row>
        <table:table-row>
          <table:table-cell office:value="1774" office:value-type="float"/>
          <table:table-cell office:value-type="string">
            <text:p>Pattern 19</text:p>
          </table:table-cell>
          <table:table-cell office:value="0.48716883532691796" office:value-type="float"/>
          <table:table-cell office:value="0.5583707007993508" office:value-type="float"/>
          <table:table-cell office:value="27.127937499670534" office:value-type="float"/>
          <table:table-cell office:value-type="string">
            <text:p>input/data_formal_20240530-1342/meme/memesofredditt_20230111T221419/0.jpg</text:p>
          </table:table-cell>
          <table:table-cell office:value-type="string">
            <text:p>https://twitter.com/memesofredditt/status/1613298285598441478</text:p>
          </table:table-cell>
        </table:table-row>
        <table:table-row>
          <table:table-cell office:value="1775" office:value-type="float"/>
          <table:table-cell office:value-type="string">
            <text:p>Pattern 25</text:p>
          </table:table-cell>
          <table:table-cell office:value="0.7730183179842494" office:value-type="float"/>
          <table:table-cell office:value="0.3921206799820353" office:value-type="float"/>
          <table:table-cell office:value="20.961312500294365" office:value-type="float"/>
          <table:table-cell office:value-type="string">
            <text:p>input/data_formal_20240530-1342/meme/memesofredditt_20230111T233859/0.jpg</text:p>
          </table:table-cell>
          <table:table-cell office:value-type="string">
            <text:p>https://twitter.com/memesofredditt/status/1613319592151060483</text:p>
          </table:table-cell>
        </table:table-row>
        <table:table-row>
          <table:table-cell office:value="1776" office:value-type="float"/>
          <table:table-cell office:value-type="string">
            <text:p>Pattern 6</text:p>
          </table:table-cell>
          <table:table-cell office:value="0.1633033262805034" office:value-type="float"/>
          <table:table-cell office:value="0.5751197936983298" office:value-type="float"/>
          <table:table-cell office:value="20.884919630615038" office:value-type="float"/>
          <table:table-cell office:value-type="string">
            <text:p>input/data_formal_20240530-1342/meme/memesofredditt_20230111T233903/0.jpg</text:p>
          </table:table-cell>
          <table:table-cell office:value-type="string">
            <text:p>https://twitter.com/memesofredditt/status/1613319610937253891</text:p>
          </table:table-cell>
        </table:table-row>
        <table:table-row>
          <table:table-cell office:value="1777" office:value-type="float"/>
          <table:table-cell office:value-type="string">
            <text:p>Pattern 30</text:p>
          </table:table-cell>
          <table:table-cell office:value="0.48233164624599517" office:value-type="float"/>
          <table:table-cell office:value="0.5157106952802364" office:value-type="float"/>
          <table:table-cell office:value="24.892116071568363" office:value-type="float"/>
          <table:table-cell office:value-type="string">
            <text:p>input/data_formal_20240530-1342/meme/memesofredditt_20230201T220924/0.jpg</text:p>
          </table:table-cell>
          <table:table-cell office:value-type="string">
            <text:p>https://twitter.com/memesofredditt/status/1620907191115857920</text:p>
          </table:table-cell>
        </table:table-row>
        <table:table-row>
          <table:table-cell office:value="1778" office:value-type="float"/>
          <table:table-cell office:value-type="string">
            <text:p>Pattern 22</text:p>
          </table:table-cell>
          <table:table-cell office:value="0.2352319642681083" office:value-type="float"/>
          <table:table-cell office:value="0.26215556842555265" office:value-type="float"/>
          <table:table-cell office:value="19.55309345014301" office:value-type="float"/>
          <table:table-cell office:value-type="string">
            <text:p>input/data_formal_20240530-1342/meme/memesofredditt_20230201T223908/0.jpg</text:p>
          </table:table-cell>
          <table:table-cell office:value-type="string">
            <text:p>https://twitter.com/memesofredditt/status/1620914677436846082</text:p>
          </table:table-cell>
        </table:table-row>
        <table:table-row>
          <table:table-cell office:value="1779" office:value-type="float"/>
          <table:table-cell office:value-type="string">
            <text:p>Pattern 29</text:p>
          </table:table-cell>
          <table:table-cell office:value="0.47590780783745196" office:value-type="float"/>
          <table:table-cell office:value="0.4888530897744457" office:value-type="float"/>
          <table:table-cell office:value="23.784167954814503" office:value-type="float"/>
          <table:table-cell office:value-type="string">
            <text:p>input/data_formal_20240530-1342/meme/memesofredditt_20230201T230841/0.jpg</text:p>
          </table:table-cell>
          <table:table-cell office:value-type="string">
            <text:p>https://twitter.com/memesofredditt/status/1620922112264355841</text:p>
          </table:table-cell>
        </table:table-row>
        <table:table-row>
          <table:table-cell office:value="1780" office:value-type="float"/>
          <table:table-cell office:value-type="string">
            <text:p>Pattern 23</text:p>
          </table:table-cell>
          <table:table-cell office:value="0.32326575124838036" office:value-type="float"/>
          <table:table-cell office:value="0.314033380755217" office:value-type="float"/>
          <table:table-cell office:value="27.852198567423837" office:value-type="float"/>
          <table:table-cell office:value-type="string">
            <text:p>input/data_formal_20240530-1342/meme/memesofredditt_20230202T003402/0.jpg</text:p>
          </table:table-cell>
          <table:table-cell office:value-type="string">
            <text:p>https://twitter.com/memesofredditt/status/1620943592507281408</text:p>
          </table:table-cell>
        </table:table-row>
        <table:table-row>
          <table:table-cell office:value="1781" office:value-type="float"/>
          <table:table-cell office:value-type="string">
            <text:p>Pattern 5</text:p>
          </table:table-cell>
          <table:table-cell office:value="0.37350567853266814" office:value-type="float"/>
          <table:table-cell office:value="0.34250641864045417" office:value-type="float"/>
          <table:table-cell office:value="32.57104144778558" office:value-type="float"/>
          <table:table-cell office:value-type="string">
            <text:p>input/data_formal_20240530-1342/meme/memesofredditt_20230202T010315/0.jpg</text:p>
          </table:table-cell>
          <table:table-cell office:value-type="string">
            <text:p>https://twitter.com/memesofredditt/status/1620950942643326976</text:p>
          </table:table-cell>
        </table:table-row>
        <table:table-row>
          <table:table-cell office:value="1782" office:value-type="float"/>
          <table:table-cell office:value-type="string">
            <text:p>Pattern 19</text:p>
          </table:table-cell>
          <table:table-cell office:value="0.44354268182974543" office:value-type="float"/>
          <table:table-cell office:value="0.9255024582845193" office:value-type="float"/>
          <table:table-cell office:value="22.937498521032328" office:value-type="float"/>
          <table:table-cell office:value-type="string">
            <text:p>input/data_formal_20240530-1342/meme/memesofredditt_20230202T013635/0.jpg</text:p>
          </table:table-cell>
          <table:table-cell office:value-type="string">
            <text:p>https://twitter.com/memesofredditt/status/1620959334271180801</text:p>
          </table:table-cell>
        </table:table-row>
        <table:table-row>
          <table:table-cell office:value="1783" office:value-type="float"/>
          <table:table-cell office:value-type="string">
            <text:p>Pattern 22</text:p>
          </table:table-cell>
          <table:table-cell office:value="0.22887002884794602" office:value-type="float"/>
          <table:table-cell office:value="0.26045716728793694" office:value-type="float"/>
          <table:table-cell office:value="12.10923749935013" office:value-type="float"/>
          <table:table-cell office:value-type="string">
            <text:p>input/data_formal_20240530-1342/meme/memesofredditt_20230202T013640/0.jpg</text:p>
          </table:table-cell>
          <table:table-cell office:value-type="string">
            <text:p>https://twitter.com/memesofredditt/status/1620959353460121600</text:p>
          </table:table-cell>
        </table:table-row>
        <table:table-row>
          <table:table-cell office:value="1784" office:value-type="float"/>
          <table:table-cell office:value-type="string">
            <text:p>Pattern 5</text:p>
          </table:table-cell>
          <table:table-cell office:value="0.47527871944319017" office:value-type="float"/>
          <table:table-cell office:value="0.4807732644803" office:value-type="float"/>
          <table:table-cell office:value="23.03434934986425" office:value-type="float"/>
          <table:table-cell office:value-type="string">
            <text:p>input/data_formal_20240530-1342/meme/memesofredditt_20230202T035428/0.jpg</text:p>
          </table:table-cell>
          <table:table-cell office:value-type="string">
            <text:p>https://twitter.com/memesofredditt/status/1620994032661921793</text:p>
          </table:table-cell>
        </table:table-row>
        <table:table-row>
          <table:table-cell office:value="1785" office:value-type="float"/>
          <table:table-cell office:value-type="string">
            <text:p>Pattern 47</text:p>
          </table:table-cell>
          <table:table-cell office:value="0.27268087258541646" office:value-type="float"/>
          <table:table-cell office:value="0.8104755213324804" office:value-type="float"/>
          <table:table-cell office:value="23.946586952467477" office:value-type="float"/>
          <table:table-cell office:value-type="string">
            <text:p>input/data_formal_20240530-1342/meme/memesofredditt_20230202T035432/0.jpg</text:p>
          </table:table-cell>
          <table:table-cell office:value-type="string">
            <text:p>https://twitter.com/memesofredditt/status/1620994047404818433</text:p>
          </table:table-cell>
        </table:table-row>
        <table:table-row>
          <table:table-cell office:value="1786" office:value-type="float"/>
          <table:table-cell office:value-type="string">
            <text:p>Pattern 30</text:p>
          </table:table-cell>
          <table:table-cell office:value="0.5143301221284923" office:value-type="float"/>
          <table:table-cell office:value="0.5712770528891757" office:value-type="float"/>
          <table:table-cell office:value="28.844403811245247" office:value-type="float"/>
          <table:table-cell office:value-type="string">
            <text:p>input/data_formal_20240530-1342/meme/memesofredditt_20230202T044909/0.jpg</text:p>
          </table:table-cell>
          <table:table-cell office:value-type="string">
            <text:p>https://twitter.com/memesofredditt/status/1621007791900004354</text:p>
          </table:table-cell>
        </table:table-row>
        <table:table-row>
          <table:table-cell office:value="1787" office:value-type="float"/>
          <table:table-cell office:value-type="string">
            <text:p>Pattern 16</text:p>
          </table:table-cell>
          <table:table-cell office:value="0.3161359767827517" office:value-type="float"/>
          <table:table-cell office:value="0.30766614384227015" office:value-type="float"/>
          <table:table-cell office:value="31.251013235283462" office:value-type="float"/>
          <table:table-cell office:value-type="string">
            <text:p>input/data_formal_20240530-1342/meme/memesofredditt_20230202T054449/0.jpg</text:p>
          </table:table-cell>
          <table:table-cell office:value-type="string">
            <text:p>https://twitter.com/memesofredditt/status/1621021800455888898</text:p>
          </table:table-cell>
        </table:table-row>
        <table:table-row>
          <table:table-cell office:value="1788" office:value-type="float"/>
          <table:table-cell office:value-type="string">
            <text:p>Pattern 31</text:p>
          </table:table-cell>
          <table:table-cell office:value="0.17797957295613867" office:value-type="float"/>
          <table:table-cell office:value="0.2741486395974616" office:value-type="float"/>
          <table:table-cell office:value="26.348990472335146" office:value-type="float"/>
          <table:table-cell office:value-type="string">
            <text:p>input/data_formal_20240530-1342/meme/memesofredditt_20230206T104356/0.jpg</text:p>
          </table:table-cell>
          <table:table-cell office:value-type="string">
            <text:p>https://twitter.com/memesofredditt/status/1622546627067097088</text:p>
          </table:table-cell>
        </table:table-row>
        <table:table-row>
          <table:table-cell office:value="1789" office:value-type="float"/>
          <table:table-cell office:value-type="string">
            <text:p>Pattern 27</text:p>
          </table:table-cell>
          <table:table-cell office:value="0.49051780308201276" office:value-type="float"/>
          <table:table-cell office:value="0.23487048636766675" office:value-type="float"/>
          <table:table-cell office:value="0.0" office:value-type="float"/>
          <table:table-cell office:value-type="string">
            <text:p>input/data_formal_20240530-1342/meme/memesofredditt_20230206T104359/0.jpg</text:p>
          </table:table-cell>
          <table:table-cell office:value-type="string">
            <text:p>https://twitter.com/memesofredditt/status/1622546640719470593</text:p>
          </table:table-cell>
        </table:table-row>
        <table:table-row>
          <table:table-cell office:value="1790" office:value-type="float"/>
          <table:table-cell office:value-type="string">
            <text:p>Pattern 44</text:p>
          </table:table-cell>
          <table:table-cell office:value="0.4503860135691767" office:value-type="float"/>
          <table:table-cell office:value="0.34731107138127004" office:value-type="float"/>
          <table:table-cell office:value="0.017815219669978278" office:value-type="float"/>
          <table:table-cell office:value-type="string">
            <text:p>input/data_formal_20240530-1342/meme/memesofredditt_20230206T114411/0.jpg</text:p>
          </table:table-cell>
          <table:table-cell office:value-type="string">
            <text:p>https://twitter.com/memesofredditt/status/1622561789853442053</text:p>
          </table:table-cell>
        </table:table-row>
        <table:table-row>
          <table:table-cell office:value="1791" office:value-type="float"/>
          <table:table-cell office:value-type="string">
            <text:p>Pattern 39</text:p>
          </table:table-cell>
          <table:table-cell office:value="0.10746656307090124" office:value-type="float"/>
          <table:table-cell office:value="0.28728132650302285" office:value-type="float"/>
          <table:table-cell office:value="9.5367431640625e-07" office:value-type="float"/>
          <table:table-cell office:value-type="string">
            <text:p>input/data_formal_20240530-1342/meme/memesofredditt_20230206T114415/0.jpg</text:p>
          </table:table-cell>
          <table:table-cell office:value-type="string">
            <text:p>https://twitter.com/memesofredditt/status/1622561807138230272</text:p>
          </table:table-cell>
        </table:table-row>
        <table:table-row>
          <table:table-cell office:value="1792" office:value-type="float"/>
          <table:table-cell office:value-type="string">
            <text:p>Pattern 12</text:p>
          </table:table-cell>
          <table:table-cell office:value="0.2568953415051777" office:value-type="float"/>
          <table:table-cell office:value="0.748758960595967" office:value-type="float"/>
          <table:table-cell office:value="26.25565392907536" office:value-type="float"/>
          <table:table-cell office:value-type="string">
            <text:p>input/data_formal_20240530-1342/meme/memesofredditt_20230206T123343/0.jpg</text:p>
          </table:table-cell>
          <table:table-cell office:value-type="string">
            <text:p>https://twitter.com/memesofredditt/status/1622574256793042944</text:p>
          </table:table-cell>
        </table:table-row>
        <table:table-row>
          <table:table-cell office:value="1793" office:value-type="float"/>
          <table:table-cell office:value-type="string">
            <text:p>Pattern 38</text:p>
          </table:table-cell>
          <table:table-cell office:value="0.24929306873552814" office:value-type="float"/>
          <table:table-cell office:value="0.4203423570947529" office:value-type="float"/>
          <table:table-cell office:value="1.7182622114272463" office:value-type="float"/>
          <table:table-cell office:value-type="string">
            <text:p>input/data_formal_20240530-1342/meme/memesofredditt_20230206T140451/0.jpg</text:p>
          </table:table-cell>
          <table:table-cell office:value-type="string">
            <text:p>https://twitter.com/memesofredditt/status/1622597189917720577</text:p>
          </table:table-cell>
        </table:table-row>
        <table:table-row>
          <table:table-cell office:value="1794" office:value-type="float"/>
          <table:table-cell office:value-type="string">
            <text:p>Pattern 33</text:p>
          </table:table-cell>
          <table:table-cell office:value="0.15268333851234414" office:value-type="float"/>
          <table:table-cell office:value="0.6947583725523913" office:value-type="float"/>
          <table:table-cell office:value="19.20202343953463" office:value-type="float"/>
          <table:table-cell office:value-type="string">
            <text:p>input/data_formal_20240530-1342/meme/memesofredditt_20230206T140456/0.jpg</text:p>
          </table:table-cell>
          <table:table-cell office:value-type="string">
            <text:p>https://twitter.com/memesofredditt/status/1622597210675245058</text:p>
          </table:table-cell>
        </table:table-row>
        <table:table-row>
          <table:table-cell office:value="1795" office:value-type="float"/>
          <table:table-cell office:value-type="string">
            <text:p>Pattern 2</text:p>
          </table:table-cell>
          <table:table-cell office:value="0.7748161721604073" office:value-type="float"/>
          <table:table-cell office:value="0.37776093109753056" office:value-type="float"/>
          <table:table-cell office:value="21.58732492529603" office:value-type="float"/>
          <table:table-cell office:value-type="string">
            <text:p>input/data_formal_20240530-1342/meme/memesofredditt_20230206T143518/0.jpg</text:p>
          </table:table-cell>
          <table:table-cell office:value-type="string">
            <text:p>https://twitter.com/memesofredditt/status/1622604854555189248</text:p>
          </table:table-cell>
        </table:table-row>
        <table:table-row>
          <table:table-cell office:value="1796" office:value-type="float"/>
          <table:table-cell office:value-type="string">
            <text:p>Pattern 42</text:p>
          </table:table-cell>
          <table:table-cell office:value="0.42020426632724106" office:value-type="float"/>
          <table:table-cell office:value="0.49146788631903415" office:value-type="float"/>
          <table:table-cell office:value="19.627596003044346" office:value-type="float"/>
          <table:table-cell office:value-type="string">
            <text:p>input/data_formal_20240530-1342/meme/memesofredditt_20230206T143522/0.jpg</text:p>
          </table:table-cell>
          <table:table-cell office:value-type="string">
            <text:p>https://twitter.com/memesofredditt/status/1622604871273783296</text:p>
          </table:table-cell>
        </table:table-row>
        <table:table-row>
          <table:table-cell office:value="1797" office:value-type="float"/>
          <table:table-cell office:value-type="string">
            <text:p>Pattern 37</text:p>
          </table:table-cell>
          <table:table-cell office:value="0.685218850985613" office:value-type="float"/>
          <table:table-cell office:value="0.40465576255527025" office:value-type="float"/>
          <table:table-cell office:value="20.133105453163406" office:value-type="float"/>
          <table:table-cell office:value-type="string">
            <text:p>input/data_formal_20240530-1342/meme/memesofredditt_20230206T143524/0.jpg</text:p>
          </table:table-cell>
          <table:table-cell office:value-type="string">
            <text:p>https://twitter.com/memesofredditt/status/1622604881193320450</text:p>
          </table:table-cell>
        </table:table-row>
        <table:table-row>
          <table:table-cell office:value="1798" office:value-type="float"/>
          <table:table-cell office:value-type="string">
            <text:p>Pattern 15</text:p>
          </table:table-cell>
          <table:table-cell office:value="0.16782767358630088" office:value-type="float"/>
          <table:table-cell office:value="0.2879716411204445" office:value-type="float"/>
          <table:table-cell office:value="14.975651180321858" office:value-type="float"/>
          <table:table-cell office:value-type="string">
            <text:p>input/data_formal_20240530-1342/meme/memesofredditt_20230206T145842/0.jpg</text:p>
          </table:table-cell>
          <table:table-cell office:value-type="string">
            <text:p>https://twitter.com/memesofredditt/status/1622610742720569344</text:p>
          </table:table-cell>
        </table:table-row>
        <table:table-row>
          <table:table-cell office:value="1799" office:value-type="float"/>
          <table:table-cell office:value-type="string">
            <text:p>Pattern 40</text:p>
          </table:table-cell>
          <table:table-cell office:value="0.13049461888481337" office:value-type="float"/>
          <table:table-cell office:value="0.48650379173918123" office:value-type="float"/>
          <table:table-cell office:value="19.90728497473935" office:value-type="float"/>
          <table:table-cell office:value-type="string">
            <text:p>input/data_formal_20240530-1342/meme/memesofredditt_20230206T152843/0.jpg</text:p>
          </table:table-cell>
          <table:table-cell office:value-type="string">
            <text:p>https://twitter.com/memesofredditt/status/1622618298809475073</text:p>
          </table:table-cell>
        </table:table-row>
        <table:table-row>
          <table:table-cell office:value="1800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memesofredditt_20230226T023324/0.jpg</text:p>
          </table:table-cell>
          <table:table-cell office:value-type="string">
            <text:p>https://twitter.com/memesofredditt/status/1629670941482516480</text:p>
          </table:table-cell>
        </table:table-row>
        <table:table-row>
          <table:table-cell office:value="1801" office:value-type="float"/>
          <table:table-cell office:value-type="string">
            <text:p>Pattern 33</text:p>
          </table:table-cell>
          <table:table-cell office:value="0.14690541386644554" office:value-type="float"/>
          <table:table-cell office:value="0.808561320572138" office:value-type="float"/>
          <table:table-cell office:value="23.82117778966413" office:value-type="float"/>
          <table:table-cell office:value-type="string">
            <text:p>input/data_formal_20240530-1342/meme/memesofredditt_20230307T091825/0.jpg</text:p>
          </table:table-cell>
          <table:table-cell office:value-type="string">
            <text:p>https://twitter.com/memesofredditt/status/1633034356842278913</text:p>
          </table:table-cell>
        </table:table-row>
        <table:table-row>
          <table:table-cell office:value="1802" office:value-type="float"/>
          <table:table-cell office:value-type="string">
            <text:p>Pattern 19</text:p>
          </table:table-cell>
          <table:table-cell office:value="0.3372517653706135" office:value-type="float"/>
          <table:table-cell office:value="0.8450283466822129" office:value-type="float"/>
          <table:table-cell office:value="26.529191536953093" office:value-type="float"/>
          <table:table-cell office:value-type="string">
            <text:p>input/data_formal_20240530-1342/meme/memesofredditt_20230307T111317/0.jpg</text:p>
          </table:table-cell>
          <table:table-cell office:value-type="string">
            <text:p>https://twitter.com/memesofredditt/status/1633063262563467266</text:p>
          </table:table-cell>
        </table:table-row>
        <table:table-row>
          <table:table-cell office:value="1803" office:value-type="float"/>
          <table:table-cell office:value-type="string">
            <text:p>Pattern 47</text:p>
          </table:table-cell>
          <table:table-cell office:value="0.2549351520929894" office:value-type="float"/>
          <table:table-cell office:value="0.6696869001187686" office:value-type="float"/>
          <table:table-cell office:value="26.11914194303088" office:value-type="float"/>
          <table:table-cell office:value-type="string">
            <text:p>input/data_formal_20240530-1342/meme/memesofredditt_20230315T215843/0.jpg</text:p>
          </table:table-cell>
          <table:table-cell office:value-type="string">
            <text:p>https://twitter.com/memesofredditt/status/1636124793714925569</text:p>
          </table:table-cell>
        </table:table-row>
        <table:table-row>
          <table:table-cell office:value="1804" office:value-type="float"/>
          <table:table-cell office:value-type="string">
            <text:p>Pattern 29</text:p>
          </table:table-cell>
          <table:table-cell office:value="0.2541633604335111" office:value-type="float"/>
          <table:table-cell office:value="0.3243740547489019" office:value-type="float"/>
          <table:table-cell office:value="29.710074398929713" office:value-type="float"/>
          <table:table-cell office:value-type="string">
            <text:p>input/data_formal_20240530-1342/meme/memesofredditt_20230316T021307/0.jpg</text:p>
          </table:table-cell>
          <table:table-cell office:value-type="string">
            <text:p>https://twitter.com/memesofredditt/status/1636188815340568577</text:p>
          </table:table-cell>
        </table:table-row>
        <table:table-row>
          <table:table-cell office:value="1805" office:value-type="float"/>
          <table:table-cell office:value-type="string">
            <text:p>Pattern 12</text:p>
          </table:table-cell>
          <table:table-cell office:value="0.19609684919385809" office:value-type="float"/>
          <table:table-cell office:value="0.7049874341663223" office:value-type="float"/>
          <table:table-cell office:value="28.509263284354496" office:value-type="float"/>
          <table:table-cell office:value-type="string">
            <text:p>input/data_formal_20240530-1342/meme/memesprince1_20221223T065308/0.jpg</text:p>
          </table:table-cell>
          <table:table-cell office:value-type="string">
            <text:p>https://twitter.com/memesprince1/status/1606181091517267968</text:p>
          </table:table-cell>
        </table:table-row>
        <table:table-row>
          <table:table-cell office:value="1806" office:value-type="float"/>
          <table:table-cell office:value-type="string">
            <text:p>Pattern 15</text:p>
          </table:table-cell>
          <table:table-cell office:value="0.12868108552352747" office:value-type="float"/>
          <table:table-cell office:value="0.23408770791810823" office:value-type="float"/>
          <table:table-cell office:value="15.935414761807813" office:value-type="float"/>
          <table:table-cell office:value-type="string">
            <text:p>input/data_formal_20240530-1342/meme/memesprince1_20221227T235252/0.jpg</text:p>
          </table:table-cell>
          <table:table-cell office:value-type="string">
            <text:p>https://twitter.com/memesprince1/status/1607887268290732035</text:p>
          </table:table-cell>
        </table:table-row>
        <table:table-row>
          <table:table-cell office:value="1807" office:value-type="float"/>
          <table:table-cell office:value-type="string">
            <text:p>Pattern 2</text:p>
          </table:table-cell>
          <table:table-cell office:value="0.7495131226159637" office:value-type="float"/>
          <table:table-cell office:value="0.38821351007978144" office:value-type="float"/>
          <table:table-cell office:value="20.912816715636815" office:value-type="float"/>
          <table:table-cell office:value-type="string">
            <text:p>input/data_formal_20240530-1342/meme/memesprince1_20221228T005225/0.jpg</text:p>
          </table:table-cell>
          <table:table-cell office:value-type="string">
            <text:p>https://twitter.com/memesprince1/status/1607902254064869380</text:p>
          </table:table-cell>
        </table:table-row>
        <table:table-row>
          <table:table-cell office:value="1808" office:value-type="float"/>
          <table:table-cell office:value-type="string">
            <text:p>Pattern 21</text:p>
          </table:table-cell>
          <table:table-cell office:value="0.7525172866188068" office:value-type="float"/>
          <table:table-cell office:value="0.5240167180122511" office:value-type="float"/>
          <table:table-cell office:value="19.429223175525696" office:value-type="float"/>
          <table:table-cell office:value-type="string">
            <text:p>input/data_formal_20240530-1342/meme/memesprince1_20221228T025224/0.jpg</text:p>
          </table:table-cell>
          <table:table-cell office:value-type="string">
            <text:p>https://twitter.com/memesprince1/status/1607932451015348224</text:p>
          </table:table-cell>
        </table:table-row>
        <table:table-row>
          <table:table-cell office:value="1809" office:value-type="float"/>
          <table:table-cell office:value-type="string">
            <text:p>Pattern 36</text:p>
          </table:table-cell>
          <table:table-cell office:value="0.8862733642807373" office:value-type="float"/>
          <table:table-cell office:value="0.3690220649921375" office:value-type="float"/>
          <table:table-cell office:value="18.26198140184123" office:value-type="float"/>
          <table:table-cell office:value-type="string">
            <text:p>input/data_formal_20240530-1342/meme/memesprince1_20221228T035220/0.jpg</text:p>
          </table:table-cell>
          <table:table-cell office:value-type="string">
            <text:p>https://twitter.com/memesprince1/status/1607947530318352384</text:p>
          </table:table-cell>
        </table:table-row>
        <table:table-row>
          <table:table-cell office:value="1810" office:value-type="float"/>
          <table:table-cell office:value-type="string">
            <text:p>Pattern 36</text:p>
          </table:table-cell>
          <table:table-cell office:value="0.8862733642807373" office:value-type="float"/>
          <table:table-cell office:value="0.3690220649921375" office:value-type="float"/>
          <table:table-cell office:value="18.26198140184123" office:value-type="float"/>
          <table:table-cell office:value-type="string">
            <text:p>input/data_formal_20240530-1342/meme/memesprince1_20221228T035421/0.jpg</text:p>
          </table:table-cell>
          <table:table-cell office:value-type="string">
            <text:p>https://twitter.com/memesprince1/status/1607948040865734657</text:p>
          </table:table-cell>
        </table:table-row>
        <table:table-row>
          <table:table-cell office:value="1811" office:value-type="float"/>
          <table:table-cell office:value-type="string">
            <text:p>Pattern 36</text:p>
          </table:table-cell>
          <table:table-cell office:value="0.8862733642807373" office:value-type="float"/>
          <table:table-cell office:value="0.3690220649921375" office:value-type="float"/>
          <table:table-cell office:value="18.26198140184123" office:value-type="float"/>
          <table:table-cell office:value-type="string">
            <text:p>input/data_formal_20240530-1342/meme/memesprince1_20221228T035617/0.jpg</text:p>
          </table:table-cell>
          <table:table-cell office:value-type="string">
            <text:p>https://twitter.com/memesprince1/status/1607948524448006145</text:p>
          </table:table-cell>
        </table:table-row>
        <table:table-row>
          <table:table-cell office:value="1812" office:value-type="float"/>
          <table:table-cell office:value-type="string">
            <text:p>Pattern 2</text:p>
          </table:table-cell>
          <table:table-cell office:value="0.6345679631844587" office:value-type="float"/>
          <table:table-cell office:value="0.44358480724345295" office:value-type="float"/>
          <table:table-cell office:value="26.419987442063857" office:value-type="float"/>
          <table:table-cell office:value-type="string">
            <text:p>input/data_formal_20240530-1342/meme/memesprince1_20221228T045224/0.jpg</text:p>
          </table:table-cell>
          <table:table-cell office:value-type="string">
            <text:p>https://twitter.com/memesprince1/status/1607962649253265410</text:p>
          </table:table-cell>
        </table:table-row>
        <table:table-row>
          <table:table-cell office:value="1813" office:value-type="float"/>
          <table:table-cell office:value-type="string">
            <text:p>Pattern 34</text:p>
          </table:table-cell>
          <table:table-cell office:value="0.31149485688146716" office:value-type="float"/>
          <table:table-cell office:value="0.8362359519321338" office:value-type="float"/>
          <table:table-cell office:value="22.81681825552893" office:value-type="float"/>
          <table:table-cell office:value-type="string">
            <text:p>input/data_formal_20240530-1342/meme/memesprince1_20221228T055241/0.jpg</text:p>
          </table:table-cell>
          <table:table-cell office:value-type="string">
            <text:p>https://twitter.com/memesprince1/status/1607977818767376387</text:p>
          </table:table-cell>
        </table:table-row>
        <table:table-row>
          <table:table-cell office:value="1814" office:value-type="float"/>
          <table:table-cell office:value-type="string">
            <text:p>Pattern 16</text:p>
          </table:table-cell>
          <table:table-cell office:value="0.27310469818488214" office:value-type="float"/>
          <table:table-cell office:value="0.3157831202397231" office:value-type="float"/>
          <table:table-cell office:value="28.128019908721704" office:value-type="float"/>
          <table:table-cell office:value-type="string">
            <text:p>input/data_formal_20240530-1342/meme/memesprince1_20230106T045253/0.jpg</text:p>
          </table:table-cell>
          <table:table-cell office:value-type="string">
            <text:p>https://twitter.com/memesprince1/status/1611224261569515520</text:p>
          </table:table-cell>
        </table:table-row>
        <table:table-row>
          <table:table-cell office:value="1815" office:value-type="float"/>
          <table:table-cell office:value-type="string">
            <text:p>Pattern 25</text:p>
          </table:table-cell>
          <table:table-cell office:value="0.8381153340041188" office:value-type="float"/>
          <table:table-cell office:value="0.33692815371600476" office:value-type="float"/>
          <table:table-cell office:value="20.025259218512126" office:value-type="float"/>
          <table:table-cell office:value-type="string">
            <text:p>input/data_formal_20240530-1342/meme/memesprince1_20230106T075230/0.jpg</text:p>
          </table:table-cell>
          <table:table-cell office:value-type="string">
            <text:p>https://twitter.com/memesprince1/status/1611269463478771712</text:p>
          </table:table-cell>
        </table:table-row>
        <table:table-row>
          <table:table-cell office:value="1816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memesprince1_20230106T085227/0.jpg</text:p>
          </table:table-cell>
          <table:table-cell office:value-type="string">
            <text:p>https://twitter.com/memesprince1/status/1611284551128567808</text:p>
          </table:table-cell>
        </table:table-row>
        <table:table-row>
          <table:table-cell office:value="1817" office:value-type="float"/>
          <table:table-cell office:value-type="string">
            <text:p>Pattern 23</text:p>
          </table:table-cell>
          <table:table-cell office:value="0.32326575124838036" office:value-type="float"/>
          <table:table-cell office:value="0.314033380755217" office:value-type="float"/>
          <table:table-cell office:value="27.852198567423837" office:value-type="float"/>
          <table:table-cell office:value-type="string">
            <text:p>input/data_formal_20240530-1342/meme/memesprince1_20230202T005332/0.jpg</text:p>
          </table:table-cell>
          <table:table-cell office:value-type="string">
            <text:p>https://twitter.com/memesprince1/status/1620948496894271489</text:p>
          </table:table-cell>
        </table:table-row>
        <table:table-row>
          <table:table-cell office:value="1818" office:value-type="float"/>
          <table:table-cell office:value-type="string">
            <text:p>Pattern 22</text:p>
          </table:table-cell>
          <table:table-cell office:value="0.22887002884794602" office:value-type="float"/>
          <table:table-cell office:value="0.26045716728793694" office:value-type="float"/>
          <table:table-cell office:value="12.10923749935013" office:value-type="float"/>
          <table:table-cell office:value-type="string">
            <text:p>input/data_formal_20240530-1342/meme/memesprince1_20230202T015656/0.jpg</text:p>
          </table:table-cell>
          <table:table-cell office:value-type="string">
            <text:p>https://twitter.com/memesprince1/status/1620964453943582720</text:p>
          </table:table-cell>
        </table:table-row>
        <table:table-row>
          <table:table-cell office:value="1819" office:value-type="float"/>
          <table:table-cell office:value-type="string">
            <text:p>Pattern 5</text:p>
          </table:table-cell>
          <table:table-cell office:value="0.47527871944319017" office:value-type="float"/>
          <table:table-cell office:value="0.4807732644803" office:value-type="float"/>
          <table:table-cell office:value="23.03434934986425" office:value-type="float"/>
          <table:table-cell office:value-type="string">
            <text:p>input/data_formal_20240530-1342/meme/memesprince1_20230202T035327/0.jpg</text:p>
          </table:table-cell>
          <table:table-cell office:value-type="string">
            <text:p>https://twitter.com/memesprince1/status/1620993774850539520</text:p>
          </table:table-cell>
        </table:table-row>
        <table:table-row>
          <table:table-cell office:value="1820" office:value-type="float"/>
          <table:table-cell office:value-type="string">
            <text:p>Pattern 47</text:p>
          </table:table-cell>
          <table:table-cell office:value="0.27268087258541646" office:value-type="float"/>
          <table:table-cell office:value="0.8104755213324804" office:value-type="float"/>
          <table:table-cell office:value="23.946586952467477" office:value-type="float"/>
          <table:table-cell office:value-type="string">
            <text:p>input/data_formal_20240530-1342/meme/memesprince1_20230202T035329/0.jpg</text:p>
          </table:table-cell>
          <table:table-cell office:value-type="string">
            <text:p>https://twitter.com/memesprince1/status/1620993783776034816</text:p>
          </table:table-cell>
        </table:table-row>
        <table:table-row>
          <table:table-cell office:value="1821" office:value-type="float"/>
          <table:table-cell office:value-type="string">
            <text:p>Pattern 30</text:p>
          </table:table-cell>
          <table:table-cell office:value="0.5143301221284923" office:value-type="float"/>
          <table:table-cell office:value="0.5712770528891757" office:value-type="float"/>
          <table:table-cell office:value="28.844403811245247" office:value-type="float"/>
          <table:table-cell office:value-type="string">
            <text:p>input/data_formal_20240530-1342/meme/memesprince1_20230202T045250/0.jpg</text:p>
          </table:table-cell>
          <table:table-cell office:value-type="string">
            <text:p>https://twitter.com/memesprince1/status/1621008720334290944</text:p>
          </table:table-cell>
        </table:table-row>
        <table:table-row>
          <table:table-cell office:value="1822" office:value-type="float"/>
          <table:table-cell office:value-type="string">
            <text:p>Pattern 6</text:p>
          </table:table-cell>
          <table:table-cell office:value="0.22436347550856914" office:value-type="float"/>
          <table:table-cell office:value="0.49262836059458404" office:value-type="float"/>
          <table:table-cell office:value="26.86363887649585" office:value-type="float"/>
          <table:table-cell office:value-type="string">
            <text:p>input/data_formal_20240530-1342/meme/memesprince1_20230315T235249/0.jpg</text:p>
          </table:table-cell>
          <table:table-cell office:value-type="string">
            <text:p>https://twitter.com/memesprince1/status/1636153510080258048</text:p>
          </table:table-cell>
        </table:table-row>
        <table:table-row>
          <table:table-cell office:value="1823" office:value-type="float"/>
          <table:table-cell office:value-type="string">
            <text:p>Pattern 42</text:p>
          </table:table-cell>
          <table:table-cell office:value="0.5495502841562554" office:value-type="float"/>
          <table:table-cell office:value="0.5034831988210182" office:value-type="float"/>
          <table:table-cell office:value="27.318263794545125" office:value-type="float"/>
          <table:table-cell office:value-type="string">
            <text:p>input/data_formal_20240530-1342/meme/memesprince1_20230323T035227/0.jpg</text:p>
          </table:table-cell>
          <table:table-cell office:value-type="string">
            <text:p>https://twitter.com/memesprince1/status/1638750530607648769</text:p>
          </table:table-cell>
        </table:table-row>
        <table:table-row>
          <table:table-cell office:value="1824" office:value-type="float"/>
          <table:table-cell office:value-type="string">
            <text:p>Pattern 23</text:p>
          </table:table-cell>
          <table:table-cell office:value="0.15229913505528261" office:value-type="float"/>
          <table:table-cell office:value="0.33975767349803665" office:value-type="float"/>
          <table:table-cell office:value="29.910860695690744" office:value-type="float"/>
          <table:table-cell office:value-type="string">
            <text:p>input/data_formal_20240530-1342/meme/memeswilli1_20230201T222945/0.jpg</text:p>
          </table:table-cell>
          <table:table-cell office:value-type="string">
            <text:p>https://twitter.com/memeswilli1/status/1620912312940130304</text:p>
          </table:table-cell>
        </table:table-row>
        <table:table-row>
          <table:table-cell office:value="1825" office:value-type="float"/>
          <table:table-cell office:value-type="string">
            <text:p>Pattern 41</text:p>
          </table:table-cell>
          <table:table-cell office:value="0.17296932208471594" office:value-type="float"/>
          <table:table-cell office:value="0.7424523534641877" office:value-type="float"/>
          <table:table-cell office:value="26.815507807787128" office:value-type="float"/>
          <table:table-cell office:value-type="string">
            <text:p>input/data_formal_20240530-1342/meme/Memetos_T_Fresh_20230106T072346/0.jpg</text:p>
          </table:table-cell>
          <table:table-cell office:value-type="string">
            <text:p>https://twitter.com/Memetos_T_Fresh/status/1611262230296920064</text:p>
          </table:table-cell>
        </table:table-row>
        <table:table-row>
          <table:table-cell office:value="1826" office:value-type="float"/>
          <table:table-cell office:value-type="string">
            <text:p>Pattern 20</text:p>
          </table:table-cell>
          <table:table-cell office:value="0.4851628800580126" office:value-type="float"/>
          <table:table-cell office:value="0.34571916870680774" office:value-type="float"/>
          <table:table-cell office:value="32.12476315801906" office:value-type="float"/>
          <table:table-cell office:value-type="string">
            <text:p>input/data_formal_20240530-1342/meme/MemeTownUnited_20221227T102531/0.jpg</text:p>
          </table:table-cell>
          <table:table-cell office:value-type="string">
            <text:p>https://twitter.com/RoodLouis1/status/1607941264300818438</text:p>
          </table:table-cell>
        </table:table-row>
        <table:table-row>
          <table:table-cell office:value="1827" office:value-type="float"/>
          <table:table-cell office:value-type="string">
            <text:p>Pattern 25</text:p>
          </table:table-cell>
          <table:table-cell office:value="0.8175756288291225" office:value-type="float"/>
          <table:table-cell office:value="0.335850437639861" office:value-type="float"/>
          <table:table-cell office:value="25.53817471720772" office:value-type="float"/>
          <table:table-cell office:value-type="string">
            <text:p>input/data_formal_20240530-1342/meme/MemusZiffy_20221227T233350/0.jpg</text:p>
          </table:table-cell>
          <table:table-cell office:value-type="string">
            <text:p>https://twitter.com/MemusZiffy/status/1607882479817625601</text:p>
          </table:table-cell>
        </table:table-row>
        <table:table-row>
          <table:table-cell office:value="1828" office:value-type="float"/>
          <table:table-cell office:value-type="string">
            <text:p>Pattern 34</text:p>
          </table:table-cell>
          <table:table-cell office:value="0.21998645825380375" office:value-type="float"/>
          <table:table-cell office:value="0.7598217691004915" office:value-type="float"/>
          <table:table-cell office:value="26.316925735934962" office:value-type="float"/>
          <table:table-cell office:value-type="string">
            <text:p>input/data_formal_20240530-1342/meme/MeneerUniverse_20230105T120535/0.jpg</text:p>
          </table:table-cell>
          <table:table-cell office:value-type="string">
            <text:p>https://twitter.com/MeneerUniverse/status/1610970763351187458</text:p>
          </table:table-cell>
        </table:table-row>
        <table:table-row>
          <table:table-cell office:value="1829" office:value-type="float"/>
          <table:table-cell office:value-type="string">
            <text:p>Pattern 4</text:p>
          </table:table-cell>
          <table:table-cell office:value="0.26551987964497986" office:value-type="float"/>
          <table:table-cell office:value="0.6866894395922212" office:value-type="float"/>
          <table:table-cell office:value="30.796032738954555" office:value-type="float"/>
          <table:table-cell office:value-type="string">
            <text:p>input/data_formal_20240530-1342/meme/menomusical_20230206T150444/0.jpg</text:p>
          </table:table-cell>
          <table:table-cell office:value-type="string">
            <text:p>https://twitter.com/menomusical/status/1622612262627291136</text:p>
          </table:table-cell>
        </table:table-row>
        <table:table-row>
          <table:table-cell office:value="1830" office:value-type="float"/>
          <table:table-cell office:value-type="string">
            <text:p>Pattern 36</text:p>
          </table:table-cell>
          <table:table-cell office:value="0.7382385970579518" office:value-type="float"/>
          <table:table-cell office:value="0.45260044714441877" office:value-type="float"/>
          <table:table-cell office:value="24.941417774833308" office:value-type="float"/>
          <table:table-cell office:value-type="string">
            <text:p>input/data_formal_20240530-1342/meme/meridean_ed_20230124T101558/0.jpg</text:p>
          </table:table-cell>
          <table:table-cell office:value-type="string">
            <text:p>https://twitter.com/meridean_ed/status/1617828548982771712</text:p>
          </table:table-cell>
        </table:table-row>
        <table:table-row>
          <table:table-cell office:value="1831" office:value-type="float"/>
          <table:table-cell office:value-type="string">
            <text:p>Pattern 25</text:p>
          </table:table-cell>
          <table:table-cell office:value="0.8581059890206257" office:value-type="float"/>
          <table:table-cell office:value="0.3759884043847148" office:value-type="float"/>
          <table:table-cell office:value="17.990721827149265" office:value-type="float"/>
          <table:table-cell office:value-type="string">
            <text:p>input/data_formal_20240530-1342/meme/messiah_luke_20221222T124935/0.jpg</text:p>
          </table:table-cell>
          <table:table-cell office:value-type="string">
            <text:p>https://twitter.com/messiah_luke/status/1605908408384618496</text:p>
          </table:table-cell>
        </table:table-row>
        <table:table-row>
          <table:table-cell office:value="1832" office:value-type="float"/>
          <table:table-cell office:value-type="string">
            <text:p>Pattern 8</text:p>
          </table:table-cell>
          <table:table-cell office:value="0.24463819351767982" office:value-type="float"/>
          <table:table-cell office:value="0.43181509397217377" office:value-type="float"/>
          <table:table-cell office:value="23.551405440565976" office:value-type="float"/>
          <table:table-cell office:value-type="string">
            <text:p>input/data_formal_20240530-1342/meme/MesutNFT_20221227T211543/0.jpg</text:p>
          </table:table-cell>
          <table:table-cell office:value-type="string">
            <text:p>https://twitter.com/RicardoTakamura/status/1607907106568691713</text:p>
          </table:table-cell>
        </table:table-row>
        <table:table-row>
          <table:table-cell office:value="1833" office:value-type="float"/>
          <table:table-cell office:value-type="string">
            <text:p>Pattern 4</text:p>
          </table:table-cell>
          <table:table-cell office:value="0.22356107745651613" office:value-type="float"/>
          <table:table-cell office:value="0.747021753322588" office:value-type="float"/>
          <table:table-cell office:value="27.849689560151102" office:value-type="float"/>
          <table:table-cell office:value-type="string">
            <text:p>input/data_formal_20240530-1342/meme/MetaFreeport_20221219T150525/0.jpg</text:p>
          </table:table-cell>
          <table:table-cell office:value-type="string">
            <text:p>https://twitter.com/jslitafyo/status/1607983436777803776</text:p>
          </table:table-cell>
        </table:table-row>
        <table:table-row>
          <table:table-cell office:value="1834" office:value-type="float"/>
          <table:table-cell office:value-type="string">
            <text:p>Pattern 4</text:p>
          </table:table-cell>
          <table:table-cell office:value="0.17471144525881563" office:value-type="float"/>
          <table:table-cell office:value="0.5924297383274146" office:value-type="float"/>
          <table:table-cell office:value="30.176621413934022" office:value-type="float"/>
          <table:table-cell office:value-type="string">
            <text:p>input/data_formal_20240530-1342/meme/MetaFreeport_20221227T140205/0.jpg</text:p>
          </table:table-cell>
          <table:table-cell office:value-type="string">
            <text:p>https://twitter.com/jslitafyo/status/1607983353088860161</text:p>
          </table:table-cell>
        </table:table-row>
        <table:table-row>
          <table:table-cell office:value="1835" office:value-type="float"/>
          <table:table-cell office:value-type="string">
            <text:p>Pattern 34</text:p>
          </table:table-cell>
          <table:table-cell office:value="0.2198057858520629" office:value-type="float"/>
          <table:table-cell office:value="0.7371886766309305" office:value-type="float"/>
          <table:table-cell office:value="25.04428726503098" office:value-type="float"/>
          <table:table-cell office:value-type="string">
            <text:p>input/data_formal_20240530-1342/meme/MetaMax_labs_20230306T104641/0.jpg</text:p>
          </table:table-cell>
          <table:table-cell office:value-type="string">
            <text:p>https://twitter.com/Torrente71/status/1633062908564258817</text:p>
          </table:table-cell>
        </table:table-row>
        <table:table-row>
          <table:table-cell office:value="1836" office:value-type="float"/>
          <table:table-cell office:value-type="string">
            <text:p>Pattern 20</text:p>
          </table:table-cell>
          <table:table-cell office:value="0.7114599018470751" office:value-type="float"/>
          <table:table-cell office:value="0.3437977916483598" office:value-type="float"/>
          <table:table-cell office:value="29.77352849427629" office:value-type="float"/>
          <table:table-cell office:value-type="string">
            <text:p>input/data_formal_20240530-1342/meme/MetanoiaExp_20230123T102328/0.jpg</text:p>
          </table:table-cell>
          <table:table-cell office:value-type="string">
            <text:p>https://twitter.com/MetanoiaExp/status/1617468047601852428</text:p>
          </table:table-cell>
        </table:table-row>
        <table:table-row>
          <table:table-cell office:value="1837" office:value-type="float"/>
          <table:table-cell office:value-type="string">
            <text:p>Pattern 12</text:p>
          </table:table-cell>
          <table:table-cell office:value="0.21288009560399349" office:value-type="float"/>
          <table:table-cell office:value="0.5332162773129625" office:value-type="float"/>
          <table:table-cell office:value="30.528479588113093" office:value-type="float"/>
          <table:table-cell office:value-type="string">
            <text:p>input/data_formal_20240530-1342/meme/MetaPioneersMPI_20230203T063043/0.jpg</text:p>
          </table:table-cell>
          <table:table-cell office:value-type="string">
            <text:p>https://twitter.com/Baba_asong/status/1622625613772394502</text:p>
          </table:table-cell>
        </table:table-row>
        <table:table-row>
          <table:table-cell office:value="1838" office:value-type="float"/>
          <table:table-cell office:value-type="string">
            <text:p>Pattern 8</text:p>
          </table:table-cell>
          <table:table-cell office:value="0.21202861578946294" office:value-type="float"/>
          <table:table-cell office:value="0.3356381774151532" office:value-type="float"/>
          <table:table-cell office:value="30.715962842935994" office:value-type="float"/>
          <table:table-cell office:value-type="string">
            <text:p>input/data_formal_20240530-1342/meme/metaprofessor_20230206T070943/0.jpg</text:p>
          </table:table-cell>
          <table:table-cell office:value-type="string">
            <text:p>https://twitter.com/Iron__feeT/status/1622599091363450881</text:p>
          </table:table-cell>
        </table:table-row>
        <table:table-row>
          <table:table-cell office:value="1839" office:value-type="float"/>
          <table:table-cell office:value-type="string">
            <text:p>Pattern 29</text:p>
          </table:table-cell>
          <table:table-cell office:value="0.5369696129642676" office:value-type="float"/>
          <table:table-cell office:value="0.4986076348035368" office:value-type="float"/>
          <table:table-cell office:value="28.509380655726545" office:value-type="float"/>
          <table:table-cell office:value-type="string">
            <text:p>input/data_formal_20240530-1342/meme/metaverse_radio_20230102T071214/0.jpg</text:p>
          </table:table-cell>
          <table:table-cell office:value-type="string">
            <text:p>https://twitter.com/ScottSm43657129/status/1610796222578843649</text:p>
          </table:table-cell>
        </table:table-row>
        <table:table-row>
          <table:table-cell office:value="1840" office:value-type="float"/>
          <table:table-cell office:value-type="string">
            <text:p>Pattern 15</text:p>
          </table:table-cell>
          <table:table-cell office:value="0.19729125980519793" office:value-type="float"/>
          <table:table-cell office:value="0.28475196061575675" office:value-type="float"/>
          <table:table-cell office:value="26.045914000317406" office:value-type="float"/>
          <table:table-cell office:value-type="string">
            <text:p>input/data_formal_20240530-1342/meme/metaverseot_20230105T015934/0.jpg</text:p>
          </table:table-cell>
          <table:table-cell office:value-type="string">
            <text:p>https://twitter.com/metaverseot/status/1610818255131664386</text:p>
          </table:table-cell>
        </table:table-row>
        <table:table-row>
          <table:table-cell office:value="1841" office:value-type="float"/>
          <table:table-cell office:value-type="string">
            <text:p>Pattern 8</text:p>
          </table:table-cell>
          <table:table-cell office:value="0.23964250381635643" office:value-type="float"/>
          <table:table-cell office:value="0.4110889320469619" office:value-type="float"/>
          <table:table-cell office:value="31.301579945011756" office:value-type="float"/>
          <table:table-cell office:value-type="string">
            <text:p>input/data_formal_20240530-1342/meme/metaverseot_20230105T015934/1.jpg</text:p>
          </table:table-cell>
          <table:table-cell office:value-type="string">
            <text:p>https://twitter.com/metaverseot/status/1610818255131664386</text:p>
          </table:table-cell>
        </table:table-row>
        <table:table-row>
          <table:table-cell office:value="1842" office:value-type="float"/>
          <table:table-cell office:value-type="string">
            <text:p>Pattern 21</text:p>
          </table:table-cell>
          <table:table-cell office:value="0.6553424684859127" office:value-type="float"/>
          <table:table-cell office:value="0.6436443938246683" office:value-type="float"/>
          <table:table-cell office:value="23.930765818412482" office:value-type="float"/>
          <table:table-cell office:value-type="string">
            <text:p>input/data_formal_20240530-1342/meme/MeuTakai_20230106T053230/0.jpg</text:p>
          </table:table-cell>
          <table:table-cell office:value-type="string">
            <text:p>https://twitter.com/MeuTakai/status/1611234230184427520</text:p>
          </table:table-cell>
        </table:table-row>
        <table:table-row>
          <table:table-cell office:value="1843" office:value-type="float"/>
          <table:table-cell office:value-type="string">
            <text:p>Pattern 4</text:p>
          </table:table-cell>
          <table:table-cell office:value="0.128935770513998" office:value-type="float"/>
          <table:table-cell office:value="0.8434426620339015" office:value-type="float"/>
          <table:table-cell office:value="27.850298885460973" office:value-type="float"/>
          <table:table-cell office:value-type="string">
            <text:p>input/data_formal_20240530-1342/meme/MGEKnotant_20221228T025806/0.jpg</text:p>
          </table:table-cell>
          <table:table-cell office:value-type="string">
            <text:p>https://twitter.com/MGEKnotant/status/1607933884263538691</text:p>
          </table:table-cell>
        </table:table-row>
        <table:table-row>
          <table:table-cell office:value="1844" office:value-type="float"/>
          <table:table-cell office:value-type="string">
            <text:p>Pattern 41</text:p>
          </table:table-cell>
          <table:table-cell office:value="0.1693501030742299" office:value-type="float"/>
          <table:table-cell office:value="0.6315864721073412" office:value-type="float"/>
          <table:table-cell office:value="32.984304579429455" office:value-type="float"/>
          <table:table-cell office:value-type="string">
            <text:p>input/data_formal_20240530-1342/meme/MGEKnotant_20221228T025806/1.jpg</text:p>
          </table:table-cell>
          <table:table-cell office:value-type="string">
            <text:p>https://twitter.com/MGEKnotant/status/1607933884263538691</text:p>
          </table:table-cell>
        </table:table-row>
        <table:table-row>
          <table:table-cell office:value="1845" office:value-type="float"/>
          <table:table-cell office:value-type="string">
            <text:p>Pattern 29</text:p>
          </table:table-cell>
          <table:table-cell office:value="0.3522327789065356" office:value-type="float"/>
          <table:table-cell office:value="0.3878723393904515" office:value-type="float"/>
          <table:table-cell office:value="26.721553496830822" office:value-type="float"/>
          <table:table-cell office:value-type="string">
            <text:p>input/data_formal_20240530-1342/meme/mhsajib007_20230111T225810/0.jpg</text:p>
          </table:table-cell>
          <table:table-cell office:value-type="string">
            <text:p>https://twitter.com/mhsajib007/status/1613309318996316160</text:p>
          </table:table-cell>
        </table:table-row>
        <table:table-row>
          <table:table-cell office:value="1846" office:value-type="float"/>
          <table:table-cell office:value-type="string">
            <text:p>Pattern 15</text:p>
          </table:table-cell>
          <table:table-cell office:value="0.2640500211082837" office:value-type="float"/>
          <table:table-cell office:value="0.24374419770009903" office:value-type="float"/>
          <table:table-cell office:value="15.647444218325939" office:value-type="float"/>
          <table:table-cell office:value-type="string">
            <text:p>input/data_formal_20240530-1342/meme/MichaelBatavia_20230201T192316/0.jpg</text:p>
          </table:table-cell>
          <table:table-cell office:value-type="string">
            <text:p>https://twitter.com/MichaelBatavia/status/1620979106182754309</text:p>
          </table:table-cell>
        </table:table-row>
        <table:table-row>
          <table:table-cell office:value="1847" office:value-type="float"/>
          <table:table-cell office:value-type="string">
            <text:p>Pattern 12</text:p>
          </table:table-cell>
          <table:table-cell office:value="0.415126884967703" office:value-type="float"/>
          <table:table-cell office:value="0.5586865199964569" office:value-type="float"/>
          <table:table-cell office:value="28.023986443061563" office:value-type="float"/>
          <table:table-cell office:value-type="string">
            <text:p>input/data_formal_20240530-1342/meme/midwestatc_20230202T000001/0.jpg</text:p>
          </table:table-cell>
          <table:table-cell office:value-type="string">
            <text:p>https://twitter.com/midwestatc/status/1620935029277790209</text:p>
          </table:table-cell>
        </table:table-row>
        <table:table-row>
          <table:table-cell office:value="1848" office:value-type="float"/>
          <table:table-cell office:value-type="string">
            <text:p>Pattern 16</text:p>
          </table:table-cell>
          <table:table-cell office:value="0.25394065099683405" office:value-type="float"/>
          <table:table-cell office:value="0.5303143635321184" office:value-type="float"/>
          <table:table-cell office:value="27.038050688338316" office:value-type="float"/>
          <table:table-cell office:value-type="string">
            <text:p>input/data_formal_20240530-1342/meme/MillerAnimatics_20221227T222608/0.jpg</text:p>
          </table:table-cell>
          <table:table-cell office:value-type="string">
            <text:p>https://twitter.com/doggo_box/status/1607950189364641792</text:p>
          </table:table-cell>
        </table:table-row>
        <table:table-row>
          <table:table-cell office:value="1849" office:value-type="float"/>
          <table:table-cell office:value-type="string">
            <text:p>Pattern 23</text:p>
          </table:table-cell>
          <table:table-cell office:value="0.3213081732547058" office:value-type="float"/>
          <table:table-cell office:value="0.3303697045695281" office:value-type="float"/>
          <table:table-cell office:value="25.639287981755643" office:value-type="float"/>
          <table:table-cell office:value-type="string">
            <text:p>input/data_formal_20240530-1342/meme/MillerAnimatics_20221227T222608/1.jpg</text:p>
          </table:table-cell>
          <table:table-cell office:value-type="string">
            <text:p>https://twitter.com/doggo_box/status/1607950189364641792</text:p>
          </table:table-cell>
        </table:table-row>
        <table:table-row>
          <table:table-cell office:value="1850" office:value-type="float"/>
          <table:table-cell office:value-type="string">
            <text:p>Pattern 1</text:p>
          </table:table-cell>
          <table:table-cell office:value="0.36525337489604726" office:value-type="float"/>
          <table:table-cell office:value="0.44243509241277906" office:value-type="float"/>
          <table:table-cell office:value="28.67986768597016" office:value-type="float"/>
          <table:table-cell office:value-type="string">
            <text:p>input/data_formal_20240530-1342/meme/MindsTyrant_20190329T163737/0.jpg</text:p>
          </table:table-cell>
          <table:table-cell office:value-type="string">
            <text:p>https://twitter.com/PaulSch82945814/status/1618151273735544834</text:p>
          </table:table-cell>
        </table:table-row>
        <table:table-row>
          <table:table-cell office:value="1851" office:value-type="float"/>
          <table:table-cell office:value-type="string">
            <text:p>Pattern 31</text:p>
          </table:table-cell>
          <table:table-cell office:value="0.06496317532632984" office:value-type="float"/>
          <table:table-cell office:value="0.26730279251014544" office:value-type="float"/>
          <table:table-cell office:value="26.934296207729496" office:value-type="float"/>
          <table:table-cell office:value-type="string">
            <text:p>input/data_formal_20240530-1342/meme/minglewise_20230202T052000/0.jpg</text:p>
          </table:table-cell>
          <table:table-cell office:value-type="string">
            <text:p>https://twitter.com/minglewise/status/1621015556697587712</text:p>
          </table:table-cell>
        </table:table-row>
        <table:table-row>
          <table:table-cell office:value="1852" office:value-type="float"/>
          <table:table-cell office:value-type="string">
            <text:p>Pattern 43</text:p>
          </table:table-cell>
          <table:table-cell office:value="0.3352460511358101" office:value-type="float"/>
          <table:table-cell office:value="0.3809964548316809" office:value-type="float"/>
          <table:table-cell office:value="31.06603444432894" office:value-type="float"/>
          <table:table-cell office:value-type="string">
            <text:p>input/data_formal_20240530-1342/meme/MinutesCoding_20221228T064600/0.jpg</text:p>
          </table:table-cell>
          <table:table-cell office:value-type="string">
            <text:p>https://twitter.com/MinutesCoding/status/1607991235301588993</text:p>
          </table:table-cell>
        </table:table-row>
        <table:table-row>
          <table:table-cell office:value="1853" office:value-type="float"/>
          <table:table-cell office:value-type="string">
            <text:p>Pattern 29</text:p>
          </table:table-cell>
          <table:table-cell office:value="0.36460510656558504" office:value-type="float"/>
          <table:table-cell office:value="0.5366059741999095" office:value-type="float"/>
          <table:table-cell office:value="28.01361516618183" office:value-type="float"/>
          <table:table-cell office:value-type="string">
            <text:p>input/data_formal_20240530-1342/meme/Mises001_20230104T130736/0.jpg</text:p>
          </table:table-cell>
          <table:table-cell office:value-type="string">
            <text:p>https://twitter.com/PraveenPerfeito/status/1611269683092787207</text:p>
          </table:table-cell>
        </table:table-row>
        <table:table-row>
          <table:table-cell office:value="1854" office:value-type="float"/>
          <table:table-cell office:value-type="string">
            <text:p>Pattern 31</text:p>
          </table:table-cell>
          <table:table-cell office:value="0.07574874912505342" office:value-type="float"/>
          <table:table-cell office:value="0.3295768263488646" office:value-type="float"/>
          <table:table-cell office:value="23.524815498385358" office:value-type="float"/>
          <table:table-cell office:value-type="string">
            <text:p>input/data_formal_20240530-1342/meme/Mithunc74383720_20230112T152037/0.jpg</text:p>
          </table:table-cell>
          <table:table-cell office:value-type="string">
            <text:p>https://twitter.com/Mithunc74383720/status/1613556562190303235</text:p>
          </table:table-cell>
        </table:table-row>
        <table:table-row>
          <table:table-cell office:value="1855" office:value-type="float"/>
          <table:table-cell office:value-type="string">
            <text:p>Pattern 25</text:p>
          </table:table-cell>
          <table:table-cell office:value="0.6985180653598851" office:value-type="float"/>
          <table:table-cell office:value="0.5039383107480206" office:value-type="float"/>
          <table:table-cell office:value="26.069271356414582" office:value-type="float"/>
          <table:table-cell office:value-type="string">
            <text:p>input/data_formal_20240530-1342/meme/Mithunc74383720_20230112T181805/0.jpg</text:p>
          </table:table-cell>
          <table:table-cell office:value-type="string">
            <text:p>https://twitter.com/Mithunc74383720/status/1613601223365779456</text:p>
          </table:table-cell>
        </table:table-row>
        <table:table-row>
          <table:table-cell office:value="1856" office:value-type="float"/>
          <table:table-cell office:value-type="string">
            <text:p>Pattern 36</text:p>
          </table:table-cell>
          <table:table-cell office:value="0.7546452637942214" office:value-type="float"/>
          <table:table-cell office:value="0.4182336109981114" office:value-type="float"/>
          <table:table-cell office:value="24.91342569890297" office:value-type="float"/>
          <table:table-cell office:value-type="string">
            <text:p>input/data_formal_20240530-1342/meme/mixelscraft64_20230201T230052/0.jpg</text:p>
          </table:table-cell>
          <table:table-cell office:value-type="string">
            <text:p>https://twitter.com/JeremyVela25/status/1620926900620361729</text:p>
          </table:table-cell>
        </table:table-row>
        <table:table-row>
          <table:table-cell office:value="1857" office:value-type="float"/>
          <table:table-cell office:value-type="string">
            <text:p>Pattern 46</text:p>
          </table:table-cell>
          <table:table-cell office:value="0.13136813501732855" office:value-type="float"/>
          <table:table-cell office:value="0.05761908687156475" office:value-type="float"/>
          <table:table-cell office:value="12.427410957140912" office:value-type="float"/>
          <table:table-cell office:value-type="string">
            <text:p>input/data_formal_20240530-1342/meme/mlsc_bsiotr_20230106T084831/0.jpg</text:p>
          </table:table-cell>
          <table:table-cell office:value-type="string">
            <text:p>https://twitter.com/mlsc_bsiotr/status/1611283559926620160</text:p>
          </table:table-cell>
        </table:table-row>
        <table:table-row>
          <table:table-cell office:value="1858" office:value-type="float"/>
          <table:table-cell office:value-type="string">
            <text:p>Pattern 24</text:p>
          </table:table-cell>
          <table:table-cell office:value="0.4265919361751049" office:value-type="float"/>
          <table:table-cell office:value="0.8754833439839994" office:value-type="float"/>
          <table:table-cell office:value="16.829224782405202" office:value-type="float"/>
          <table:table-cell office:value-type="string">
            <text:p>input/data_formal_20240530-1342/meme/MoboosR_20230106T044303/0.jpg</text:p>
          </table:table-cell>
          <table:table-cell office:value-type="string">
            <text:p>https://twitter.com/MoboosR/status/1611221784870940673</text:p>
          </table:table-cell>
        </table:table-row>
        <table:table-row>
          <table:table-cell office:value="1859" office:value-type="float"/>
          <table:table-cell office:value-type="string">
            <text:p>Pattern 34</text:p>
          </table:table-cell>
          <table:table-cell office:value="0.30249721189196865" office:value-type="float"/>
          <table:table-cell office:value="0.7337488988352963" office:value-type="float"/>
          <table:table-cell office:value="22.18563352721904" office:value-type="float"/>
          <table:table-cell office:value-type="string">
            <text:p>input/data_formal_20240530-1342/meme/mochijapa_20230201T165527/0.jpg</text:p>
          </table:table-cell>
          <table:table-cell office:value-type="string">
            <text:p>https://twitter.com/byshadowgaming/status/1620913941445476353</text:p>
          </table:table-cell>
        </table:table-row>
        <table:table-row>
          <table:table-cell office:value="1860" office:value-type="float"/>
          <table:table-cell office:value-type="string">
            <text:p>Pattern 46</text:p>
          </table:table-cell>
          <table:table-cell office:value="0.1295538142491689" office:value-type="float"/>
          <table:table-cell office:value="0.19378251947942804" office:value-type="float"/>
          <table:table-cell office:value="14.102992693428446" office:value-type="float"/>
          <table:table-cell office:value-type="string">
            <text:p>input/data_formal_20240530-1342/meme/monarishair_20230106T053615/0.jpg</text:p>
          </table:table-cell>
          <table:table-cell office:value-type="string">
            <text:p>https://twitter.com/monarishair/status/1611235174532157440</text:p>
          </table:table-cell>
        </table:table-row>
        <table:table-row>
          <table:table-cell office:value="1861" office:value-type="float"/>
          <table:table-cell office:value-type="string">
            <text:p>Pattern 41</text:p>
          </table:table-cell>
          <table:table-cell office:value="0.18884055796479934" office:value-type="float"/>
          <table:table-cell office:value="0.7413832162874111" office:value-type="float"/>
          <table:table-cell office:value="25.301404281011525" office:value-type="float"/>
          <table:table-cell office:value-type="string">
            <text:p>input/data_formal_20240530-1342/meme/MoneyWide_MW_20230202T052318/0.jpg</text:p>
          </table:table-cell>
          <table:table-cell office:value-type="string">
            <text:p>https://twitter.com/DasFintechBot/status/1621018099645353985</text:p>
          </table:table-cell>
        </table:table-row>
        <table:table-row>
          <table:table-cell office:value="1862" office:value-type="float"/>
          <table:table-cell office:value-type="string">
            <text:p>Pattern 33</text:p>
          </table:table-cell>
          <table:table-cell office:value="0.19867447317628054" office:value-type="float"/>
          <table:table-cell office:value="0.8017835610572466" office:value-type="float"/>
          <table:table-cell office:value="24.520496797686086" office:value-type="float"/>
          <table:table-cell office:value-type="string">
            <text:p>input/data_formal_20240530-1342/meme/MonitoringCctv_20230206T140009/0.jpg</text:p>
          </table:table-cell>
          <table:table-cell office:value-type="string">
            <text:p>https://twitter.com/MonitoringCctv/status/1622596010441641986</text:p>
          </table:table-cell>
        </table:table-row>
        <table:table-row>
          <table:table-cell office:value="1863" office:value-type="float"/>
          <table:table-cell office:value-type="string">
            <text:p>Pattern 19</text:p>
          </table:table-cell>
          <table:table-cell office:value="0.48006919731289566" office:value-type="float"/>
          <table:table-cell office:value="0.729199917822453" office:value-type="float"/>
          <table:table-cell office:value="26.96027107619913" office:value-type="float"/>
          <table:table-cell office:value-type="string">
            <text:p>input/data_formal_20240530-1342/meme/MonkeyBoatClub_20230202T003316/0.jpg</text:p>
          </table:table-cell>
          <table:table-cell office:value-type="string">
            <text:p>https://twitter.com/MonkeyZooGalaxy/status/1620968510544580608</text:p>
          </table:table-cell>
        </table:table-row>
        <table:table-row>
          <table:table-cell office:value="1864" office:value-type="float"/>
          <table:table-cell office:value-type="string">
            <text:p>Pattern 19</text:p>
          </table:table-cell>
          <table:table-cell office:value="0.40610948898423527" office:value-type="float"/>
          <table:table-cell office:value="0.8623972349977779" office:value-type="float"/>
          <table:table-cell office:value="20.696311189508886" office:value-type="float"/>
          <table:table-cell office:value-type="string">
            <text:p>input/data_formal_20240530-1342/meme/MonkeyBoatClub_20230202T003316/1.jpg</text:p>
          </table:table-cell>
          <table:table-cell office:value-type="string">
            <text:p>https://twitter.com/MonkeyZooGalaxy/status/1620968510544580608</text:p>
          </table:table-cell>
        </table:table-row>
        <table:table-row>
          <table:table-cell office:value="1865" office:value-type="float"/>
          <table:table-cell office:value-type="string">
            <text:p>Pattern 30</text:p>
          </table:table-cell>
          <table:table-cell office:value="0.35956013318425134" office:value-type="float"/>
          <table:table-cell office:value="0.5538360513111691" office:value-type="float"/>
          <table:table-cell office:value="25.49385312735888" office:value-type="float"/>
          <table:table-cell office:value-type="string">
            <text:p>input/data_formal_20240530-1342/meme/MonolithAcademy_20230307T111912/0.jpg</text:p>
          </table:table-cell>
          <table:table-cell office:value-type="string">
            <text:p>https://twitter.com/MonolithAcademy/status/1633064753391374336</text:p>
          </table:table-cell>
        </table:table-row>
        <table:table-row>
          <table:table-cell office:value="1866" office:value-type="float"/>
          <table:table-cell office:value-type="string">
            <text:p>Pattern 41</text:p>
          </table:table-cell>
          <table:table-cell office:value="0.298685709843575" office:value-type="float"/>
          <table:table-cell office:value="0.800885501346027" office:value-type="float"/>
          <table:table-cell office:value="25.74379401928695" office:value-type="float"/>
          <table:table-cell office:value-type="string">
            <text:p>input/data_formal_20240530-1342/meme/Monster72810535_20230103T120643/0.jpg</text:p>
          </table:table-cell>
          <table:table-cell office:value-type="string">
            <text:p>https://twitter.com/Monster72810535/status/1610246272752967680</text:p>
          </table:table-cell>
        </table:table-row>
        <table:table-row>
          <table:table-cell office:value="1867" office:value-type="float"/>
          <table:table-cell office:value-type="string">
            <text:p>Pattern 41</text:p>
          </table:table-cell>
          <table:table-cell office:value="0.21163603235538456" office:value-type="float"/>
          <table:table-cell office:value="0.8417607486021246" office:value-type="float"/>
          <table:table-cell office:value="23.017667531426987" office:value-type="float"/>
          <table:table-cell office:value-type="string">
            <text:p>input/data_formal_20240530-1342/meme/MOON_sitting_20230106T010048/0.jpg</text:p>
          </table:table-cell>
          <table:table-cell office:value-type="string">
            <text:p>https://twitter.com/dryad02/status/1611272106075127809</text:p>
          </table:table-cell>
        </table:table-row>
        <table:table-row>
          <table:table-cell office:value="1868" office:value-type="float"/>
          <table:table-cell office:value-type="string">
            <text:p>Pattern 19</text:p>
          </table:table-cell>
          <table:table-cell office:value="0.3027090549884276" office:value-type="float"/>
          <table:table-cell office:value="0.7740369196640753" office:value-type="float"/>
          <table:table-cell office:value="28.312800126047218" office:value-type="float"/>
          <table:table-cell office:value-type="string">
            <text:p>input/data_formal_20240530-1342/meme/moonpepes_20230206T152208/0.jpg</text:p>
          </table:table-cell>
          <table:table-cell office:value-type="string">
            <text:p>https://twitter.com/L312S/status/1622622436209602562</text:p>
          </table:table-cell>
        </table:table-row>
        <table:table-row>
          <table:table-cell office:value="1869" office:value-type="float"/>
          <table:table-cell office:value-type="string">
            <text:p>Pattern 11</text:p>
          </table:table-cell>
          <table:table-cell office:value="0.5896901687711491" office:value-type="float"/>
          <table:table-cell office:value="0.4112416462378156" office:value-type="float"/>
          <table:table-cell office:value="26.403876795149205" office:value-type="float"/>
          <table:table-cell office:value-type="string">
            <text:p>input/data_formal_20240530-1342/meme/MoonWinGame_20221219T212825/0.jpg</text:p>
          </table:table-cell>
          <table:table-cell office:value-type="string">
            <text:p>https://twitter.com/Hrsbrhnn_/status/1607900826034647040</text:p>
          </table:table-cell>
        </table:table-row>
        <table:table-row>
          <table:table-cell office:value="1870" office:value-type="float"/>
          <table:table-cell office:value-type="string">
            <text:p>Pattern 16</text:p>
          </table:table-cell>
          <table:table-cell office:value="0.30775750013044134" office:value-type="float"/>
          <table:table-cell office:value="0.2980648223093668" office:value-type="float"/>
          <table:table-cell office:value="22.23579799466839" office:value-type="float"/>
          <table:table-cell office:value-type="string">
            <text:p>input/data_formal_20240530-1342/meme/more_tad_20230206T160803/0.jpg</text:p>
          </table:table-cell>
          <table:table-cell office:value-type="string">
            <text:p>https://twitter.com/more_tad/status/1622628195022385152</text:p>
          </table:table-cell>
        </table:table-row>
        <table:table-row>
          <table:table-cell office:value="1871" office:value-type="float"/>
          <table:table-cell office:value-type="string">
            <text:p>Pattern 12</text:p>
          </table:table-cell>
          <table:table-cell office:value="0.12147456726611994" office:value-type="float"/>
          <table:table-cell office:value="0.5510461186164803" office:value-type="float"/>
          <table:table-cell office:value="33.480019072409554" office:value-type="float"/>
          <table:table-cell office:value-type="string">
            <text:p>input/data_formal_20240530-1342/meme/MorfyusLeague_20230106T045033/0.jpg</text:p>
          </table:table-cell>
          <table:table-cell office:value-type="string">
            <text:p>https://twitter.com/MorfyusLeague/status/1611223672102227968</text:p>
          </table:table-cell>
        </table:table-row>
        <table:table-row>
          <table:table-cell office:value="1872" office:value-type="float"/>
          <table:table-cell office:value-type="string">
            <text:p>Pattern 25</text:p>
          </table:table-cell>
          <table:table-cell office:value="0.7675496094524263" office:value-type="float"/>
          <table:table-cell office:value="0.3233272186847492" office:value-type="float"/>
          <table:table-cell office:value="19.49449002071713" office:value-type="float"/>
          <table:table-cell office:value-type="string">
            <text:p>input/data_formal_20240530-1342/meme/MorganKung7_20230202T023551/0.jpg</text:p>
          </table:table-cell>
          <table:table-cell office:value-type="string">
            <text:p>https://twitter.com/MorganKung7/status/1620974245718417408</text:p>
          </table:table-cell>
        </table:table-row>
        <table:table-row>
          <table:table-cell office:value="1873" office:value-type="float"/>
          <table:table-cell office:value-type="string">
            <text:p>Pattern 49</text:p>
          </table:table-cell>
          <table:table-cell office:value="0.4687329371923752" office:value-type="float"/>
          <table:table-cell office:value="0.7551609896141416" office:value-type="float"/>
          <table:table-cell office:value="27.248093934653944" office:value-type="float"/>
          <table:table-cell office:value-type="string">
            <text:p>input/data_formal_20240530-1342/meme/moronsussy_20230131T201800/0.jpg</text:p>
          </table:table-cell>
          <table:table-cell office:value-type="string">
            <text:p>https://twitter.com/MummynongA/status/1620988556067106816</text:p>
          </table:table-cell>
        </table:table-row>
        <table:table-row>
          <table:table-cell office:value="1874" office:value-type="float"/>
          <table:table-cell office:value-type="string">
            <text:p>Pattern 16</text:p>
          </table:table-cell>
          <table:table-cell office:value="0.2386896644586638" office:value-type="float"/>
          <table:table-cell office:value="0.5895916031276159" office:value-type="float"/>
          <table:table-cell office:value="30.62610699102566" office:value-type="float"/>
          <table:table-cell office:value-type="string">
            <text:p>input/data_formal_20240530-1342/meme/morti_cadaver_20221228T024232/0.jpg</text:p>
          </table:table-cell>
          <table:table-cell office:value-type="string">
            <text:p>https://twitter.com/morti_cadaver/status/1607929966083063810</text:p>
          </table:table-cell>
        </table:table-row>
        <table:table-row>
          <table:table-cell office:value="1875" office:value-type="float"/>
          <table:table-cell office:value-type="string">
            <text:p>Pattern 23</text:p>
          </table:table-cell>
          <table:table-cell office:value="0.2401503767712806" office:value-type="float"/>
          <table:table-cell office:value="0.3285118831946394" office:value-type="float"/>
          <table:table-cell office:value="28.820898529048108" office:value-type="float"/>
          <table:table-cell office:value-type="string">
            <text:p>input/data_formal_20240530-1342/meme/MotorMemes_20230106T065738/0.jpg</text:p>
          </table:table-cell>
          <table:table-cell office:value-type="string">
            <text:p>https://twitter.com/MotorMemes/status/1611255653141729280</text:p>
          </table:table-cell>
        </table:table-row>
        <table:table-row>
          <table:table-cell office:value="1876" office:value-type="float"/>
          <table:table-cell office:value-type="string">
            <text:p>Pattern 23</text:p>
          </table:table-cell>
          <table:table-cell office:value="0.2280709307308178" office:value-type="float"/>
          <table:table-cell office:value="0.28951855379836944" office:value-type="float"/>
          <table:table-cell office:value="31.958809437381536" office:value-type="float"/>
          <table:table-cell office:value-type="string">
            <text:p>input/data_formal_20240530-1342/meme/MotorMemes_20230106T072814/0.jpg</text:p>
          </table:table-cell>
          <table:table-cell office:value-type="string">
            <text:p>https://twitter.com/MotorMemes/status/1611263355968159746</text:p>
          </table:table-cell>
        </table:table-row>
        <table:table-row>
          <table:table-cell office:value="1877" office:value-type="float"/>
          <table:table-cell office:value-type="string">
            <text:p>Pattern 9</text:p>
          </table:table-cell>
          <table:table-cell office:value="0.15462738372722246" office:value-type="float"/>
          <table:table-cell office:value="0.039342785222720944" office:value-type="float"/>
          <table:table-cell office:value="11.485194999659207" office:value-type="float"/>
          <table:table-cell office:value-type="string">
            <text:p>input/data_formal_20240530-1342/meme/MoxiedeckS_20230106T054026/0.jpg</text:p>
          </table:table-cell>
          <table:table-cell office:value-type="string">
            <text:p>https://twitter.com/MoxiedeckS/status/1611236228229378048</text:p>
          </table:table-cell>
        </table:table-row>
        <table:table-row>
          <table:table-cell office:value="1878" office:value-type="float"/>
          <table:table-cell office:value-type="string">
            <text:p>Pattern 49</text:p>
          </table:table-cell>
          <table:table-cell office:value="0.34060325231054517" office:value-type="float"/>
          <table:table-cell office:value="0.8582004773309604" office:value-type="float"/>
          <table:table-cell office:value="22.35856548207957" office:value-type="float"/>
          <table:table-cell office:value-type="string">
            <text:p>input/data_formal_20240530-1342/meme/moxxiejoestar_20230314T143059/0.jpg</text:p>
          </table:table-cell>
          <table:table-cell office:value-type="string">
            <text:p>https://twitter.com/AyahaKurumine/status/1638710741720023042</text:p>
          </table:table-cell>
        </table:table-row>
        <table:table-row>
          <table:table-cell office:value="1879" office:value-type="float"/>
          <table:table-cell office:value-type="string">
            <text:p>Pattern 16</text:p>
          </table:table-cell>
          <table:table-cell office:value="0.2629437914679317" office:value-type="float"/>
          <table:table-cell office:value="0.3988182220835989" office:value-type="float"/>
          <table:table-cell office:value="34.75692170592659" office:value-type="float"/>
          <table:table-cell office:value-type="string">
            <text:p>input/data_formal_20240530-1342/meme/Mr_Tringals_20230206T122140/0.jpg</text:p>
          </table:table-cell>
          <table:table-cell office:value-type="string">
            <text:p>https://twitter.com/GiuseppeTring15/status/1622580992161595393</text:p>
          </table:table-cell>
        </table:table-row>
        <table:table-row>
          <table:table-cell office:value="1880" office:value-type="float"/>
          <table:table-cell office:value-type="string">
            <text:p>Pattern 16</text:p>
          </table:table-cell>
          <table:table-cell office:value="0.2706363804914251" office:value-type="float"/>
          <table:table-cell office:value="0.32741928002087084" office:value-type="float"/>
          <table:table-cell office:value="31.309491334462418" office:value-type="float"/>
          <table:table-cell office:value-type="string">
            <text:p>input/data_formal_20240530-1342/meme/mr_zubair_01__20230105T033442/0.jpg</text:p>
          </table:table-cell>
          <table:table-cell office:value-type="string">
            <text:p>https://twitter.com/mr_zubair_01_/status/1610842198869962755</text:p>
          </table:table-cell>
        </table:table-row>
        <table:table-row>
          <table:table-cell office:value="1881" office:value-type="float"/>
          <table:table-cell office:value-type="string">
            <text:p>Pattern 25</text:p>
          </table:table-cell>
          <table:table-cell office:value="0.7688235254073481" office:value-type="float"/>
          <table:table-cell office:value="0.5217951653476017" office:value-type="float"/>
          <table:table-cell office:value="22.86830106724563" office:value-type="float"/>
          <table:table-cell office:value-type="string">
            <text:p>input/data_formal_20240530-1342/meme/mrbeansg_20230106T042457/0.jpg</text:p>
          </table:table-cell>
          <table:table-cell office:value-type="string">
            <text:p>https://twitter.com/mrbeansg/status/1611217230515294210</text:p>
          </table:table-cell>
        </table:table-row>
        <table:table-row>
          <table:table-cell office:value="1882" office:value-type="float"/>
          <table:table-cell office:value-type="string">
            <text:p>Pattern 37</text:p>
          </table:table-cell>
          <table:table-cell office:value="0.8013642802204404" office:value-type="float"/>
          <table:table-cell office:value="0.4249260906621775" office:value-type="float"/>
          <table:table-cell office:value="23.02286788461299" office:value-type="float"/>
          <table:table-cell office:value-type="string">
            <text:p>input/data_formal_20240530-1342/meme/MrBeast_reddit_20230202T040437/0.jpg</text:p>
          </table:table-cell>
          <table:table-cell office:value-type="string">
            <text:p>https://twitter.com/MrBeast_reddit/status/1620996586955509760</text:p>
          </table:table-cell>
        </table:table-row>
        <table:table-row>
          <table:table-cell office:value="1883" office:value-type="float"/>
          <table:table-cell office:value-type="string">
            <text:p>Pattern 15</text:p>
          </table:table-cell>
          <table:table-cell office:value="0.18091249998645392" office:value-type="float"/>
          <table:table-cell office:value="0.2647269540508079" office:value-type="float"/>
          <table:table-cell office:value="24.192799894129745" office:value-type="float"/>
          <table:table-cell office:value-type="string">
            <text:p>input/data_formal_20240530-1342/meme/mrmaxi_2_0_20230104T072122/0.jpg</text:p>
          </table:table-cell>
          <table:table-cell office:value-type="string">
            <text:p>https://twitter.com/mrmaxi_2_0/status/1610536853932851201</text:p>
          </table:table-cell>
        </table:table-row>
        <table:table-row>
          <table:table-cell office:value="1884" office:value-type="float"/>
          <table:table-cell office:value-type="string">
            <text:p>Pattern 16</text:p>
          </table:table-cell>
          <table:table-cell office:value="0.32149331376344537" office:value-type="float"/>
          <table:table-cell office:value="0.3013603478528625" office:value-type="float"/>
          <table:table-cell office:value="28.397735069373944" office:value-type="float"/>
          <table:table-cell office:value-type="string">
            <text:p>input/data_formal_20240530-1342/meme/MubarakOmz_20230226T063346/0.jpg</text:p>
          </table:table-cell>
          <table:table-cell office:value-type="string">
            <text:p>https://twitter.com/MubarakOmz/status/1629731427997581315</text:p>
          </table:table-cell>
        </table:table-row>
        <table:table-row>
          <table:table-cell office:value="1885" office:value-type="float"/>
          <table:table-cell office:value-type="string">
            <text:p>Pattern 21</text:p>
          </table:table-cell>
          <table:table-cell office:value="0.7425113919244763" office:value-type="float"/>
          <table:table-cell office:value="0.5412901230382596" office:value-type="float"/>
          <table:table-cell office:value="24.81159929684481" office:value-type="float"/>
          <table:table-cell office:value-type="string">
            <text:p>input/data_formal_20240530-1342/meme/MuggleNet_20230306T110001/0.jpg</text:p>
          </table:table-cell>
          <table:table-cell office:value-type="string">
            <text:p>https://twitter.com/MchughRocco/status/1633002084655063040</text:p>
          </table:table-cell>
        </table:table-row>
        <table:table-row>
          <table:table-cell office:value="1886" office:value-type="float"/>
          <table:table-cell office:value-type="string">
            <text:p>Pattern 4</text:p>
          </table:table-cell>
          <table:table-cell office:value="0.25929853992642304" office:value-type="float"/>
          <table:table-cell office:value="0.4646334451075901" office:value-type="float"/>
          <table:table-cell office:value="31.739379841570443" office:value-type="float"/>
          <table:table-cell office:value-type="string">
            <text:p>input/data_formal_20240530-1342/meme/mutantmatty_20230202T032809/0.jpg</text:p>
          </table:table-cell>
          <table:table-cell office:value-type="string">
            <text:p>https://twitter.com/EmikxOne/status/1621001719739187200</text:p>
          </table:table-cell>
        </table:table-row>
        <table:table-row>
          <table:table-cell office:value="1887" office:value-type="float"/>
          <table:table-cell office:value-type="string">
            <text:p>Pattern 4</text:p>
          </table:table-cell>
          <table:table-cell office:value="0.27100645757144154" office:value-type="float"/>
          <table:table-cell office:value="0.7036893124620024" office:value-type="float"/>
          <table:table-cell office:value="27.925538620714164" office:value-type="float"/>
          <table:table-cell office:value-type="string">
            <text:p>input/data_formal_20240530-1342/meme/mutantmatty_20230202T032809/1.jpg</text:p>
          </table:table-cell>
          <table:table-cell office:value-type="string">
            <text:p>https://twitter.com/EmikxOne/status/1621001719739187200</text:p>
          </table:table-cell>
        </table:table-row>
        <table:table-row>
          <table:table-cell office:value="1888" office:value-type="float"/>
          <table:table-cell office:value-type="string">
            <text:p>Pattern 4</text:p>
          </table:table-cell>
          <table:table-cell office:value="0.23175562212092105" office:value-type="float"/>
          <table:table-cell office:value="0.7068612670007985" office:value-type="float"/>
          <table:table-cell office:value="27.250222575481295" office:value-type="float"/>
          <table:table-cell office:value-type="string">
            <text:p>input/data_formal_20240530-1342/meme/mutantmatty_20230202T032809/2.jpg</text:p>
          </table:table-cell>
          <table:table-cell office:value-type="string">
            <text:p>https://twitter.com/EmikxOne/status/1621001719739187200</text:p>
          </table:table-cell>
        </table:table-row>
        <table:table-row>
          <table:table-cell office:value="1889" office:value-type="float"/>
          <table:table-cell office:value-type="string">
            <text:p>Pattern 7</text:p>
          </table:table-cell>
          <table:table-cell office:value="0.29973415287956745" office:value-type="float"/>
          <table:table-cell office:value="0.47281940868292127" office:value-type="float"/>
          <table:table-cell office:value="25.039354242577808" office:value-type="float"/>
          <table:table-cell office:value-type="string">
            <text:p>input/data_formal_20240530-1342/meme/mutantmatty_20230202T032809/3.jpg</text:p>
          </table:table-cell>
          <table:table-cell office:value-type="string">
            <text:p>https://twitter.com/EmikxOne/status/1621001719739187200</text:p>
          </table:table-cell>
        </table:table-row>
        <table:table-row>
          <table:table-cell office:value="1890" office:value-type="float"/>
          <table:table-cell office:value-type="string">
            <text:p>Pattern 34</text:p>
          </table:table-cell>
          <table:table-cell office:value="0.14486488380769919" office:value-type="float"/>
          <table:table-cell office:value="0.596735412231656" office:value-type="float"/>
          <table:table-cell office:value="26.200796813780606" office:value-type="float"/>
          <table:table-cell office:value-type="string">
            <text:p>input/data_formal_20240530-1342/meme/MydesignsCo_20221228T060511/0.jpg</text:p>
          </table:table-cell>
          <table:table-cell office:value-type="string">
            <text:p>https://twitter.com/MydesignsCo/status/1607980962755014657</text:p>
          </table:table-cell>
        </table:table-row>
        <table:table-row>
          <table:table-cell office:value="1891" office:value-type="float"/>
          <table:table-cell office:value-type="string">
            <text:p>Pattern 8</text:p>
          </table:table-cell>
          <table:table-cell office:value="0.3134697241332519" office:value-type="float"/>
          <table:table-cell office:value="0.539732280369779" office:value-type="float"/>
          <table:table-cell office:value="27.206147548811234" office:value-type="float"/>
          <table:table-cell office:value-type="string">
            <text:p>input/data_formal_20240530-1342/meme/mymlmleader_20230107T133956/0.jpg</text:p>
          </table:table-cell>
          <table:table-cell office:value-type="string">
            <text:p>https://twitter.com/mymlmleader/status/1611719284614656003</text:p>
          </table:table-cell>
        </table:table-row>
        <table:table-row>
          <table:table-cell office:value="1892" office:value-type="float"/>
          <table:table-cell office:value-type="string">
            <text:p>Pattern 34</text:p>
          </table:table-cell>
          <table:table-cell office:value="0.2894619330740871" office:value-type="float"/>
          <table:table-cell office:value="0.8695547693513784" office:value-type="float"/>
          <table:table-cell office:value="26.843390506639626" office:value-type="float"/>
          <table:table-cell office:value-type="string">
            <text:p>input/data_formal_20240530-1342/meme/myschotts_20230212T093047/0.jpg</text:p>
          </table:table-cell>
          <table:table-cell office:value-type="string">
            <text:p>https://twitter.com/MfersGif/status/1624763384737697792</text:p>
          </table:table-cell>
        </table:table-row>
        <table:table-row>
          <table:table-cell office:value="1893" office:value-type="float"/>
          <table:table-cell office:value-type="string">
            <text:p>Pattern 31</text:p>
          </table:table-cell>
          <table:table-cell office:value="0.13755822994231962" office:value-type="float"/>
          <table:table-cell office:value="0.672720707748295" office:value-type="float"/>
          <table:table-cell office:value="27.329388974699132" office:value-type="float"/>
          <table:table-cell office:value-type="string">
            <text:p>input/data_formal_20240530-1342/meme/Mystic_Stirling_20230206T102808/0.jpg</text:p>
          </table:table-cell>
          <table:table-cell office:value-type="string">
            <text:p>https://twitter.com/Mystic_Stirling/status/1622542651676565505</text:p>
          </table:table-cell>
        </table:table-row>
        <table:table-row>
          <table:table-cell office:value="1894" office:value-type="float"/>
          <table:table-cell office:value-type="string">
            <text:p>Pattern 48</text:p>
          </table:table-cell>
          <table:table-cell office:value="0.364328755561481" office:value-type="float"/>
          <table:table-cell office:value="0.5981588611177897" office:value-type="float"/>
          <table:table-cell office:value="27.756906693976223" office:value-type="float"/>
          <table:table-cell office:value-type="string">
            <text:p>input/data_formal_20240530-1342/meme/MysticUnigon_20230202T000637/0.jpg</text:p>
          </table:table-cell>
          <table:table-cell office:value-type="string">
            <text:p>https://twitter.com/MysticUnigon/status/1620936692223066112</text:p>
          </table:table-cell>
        </table:table-row>
        <table:table-row>
          <table:table-cell office:value="1895" office:value-type="float"/>
          <table:table-cell office:value-type="string">
            <text:p>Pattern 31</text:p>
          </table:table-cell>
          <table:table-cell office:value="0.06849197035184096" office:value-type="float"/>
          <table:table-cell office:value="0.5559558803313094" office:value-type="float"/>
          <table:table-cell office:value="26.831751340496375" office:value-type="float"/>
          <table:table-cell office:value-type="string">
            <text:p>input/data_formal_20240530-1342/meme/MYSTICxNEWS_20230206T132612/0.jpg</text:p>
          </table:table-cell>
          <table:table-cell office:value-type="string">
            <text:p>https://twitter.com/MYSTICxNEWS/status/1622587466237476867</text:p>
          </table:table-cell>
        </table:table-row>
        <table:table-row>
          <table:table-cell office:value="1896" office:value-type="float"/>
          <table:table-cell office:value-type="string">
            <text:p>Pattern 5</text:p>
          </table:table-cell>
          <table:table-cell office:value="0.5842911509231412" office:value-type="float"/>
          <table:table-cell office:value="0.4289529713604824" office:value-type="float"/>
          <table:table-cell office:value="27.588930116367806" office:value-type="float"/>
          <table:table-cell office:value-type="string">
            <text:p>input/data_formal_20240530-1342/meme/n_quests_20210801T171611/0.jpg</text:p>
          </table:table-cell>
          <table:table-cell office:value-type="string">
            <text:p>https://twitter.com/satansballs6669/status/1622545685915508737</text:p>
          </table:table-cell>
        </table:table-row>
        <table:table-row>
          <table:table-cell office:value="1897" office:value-type="float"/>
          <table:table-cell office:value-type="string">
            <text:p>Pattern 25</text:p>
          </table:table-cell>
          <table:table-cell office:value="0.9440010150913152" office:value-type="float"/>
          <table:table-cell office:value="0.46706188925756587" office:value-type="float"/>
          <table:table-cell office:value="20.554979496130066" office:value-type="float"/>
          <table:table-cell office:value-type="string">
            <text:p>input/data_formal_20240530-1342/meme/n_quests_20220408T161753/0.jpg</text:p>
          </table:table-cell>
          <table:table-cell office:value-type="string">
            <text:p>https://twitter.com/satansballs6669/status/1622545535021318144</text:p>
          </table:table-cell>
        </table:table-row>
        <table:table-row>
          <table:table-cell office:value="1898" office:value-type="float"/>
          <table:table-cell office:value-type="string">
            <text:p>Pattern 25</text:p>
          </table:table-cell>
          <table:table-cell office:value="0.8741706375456795" office:value-type="float"/>
          <table:table-cell office:value="0.3297983859080158" office:value-type="float"/>
          <table:table-cell office:value="23.09625113092364" office:value-type="float"/>
          <table:table-cell office:value-type="string">
            <text:p>input/data_formal_20240530-1342/meme/n_quests_20220414T224210/0.jpg</text:p>
          </table:table-cell>
          <table:table-cell office:value-type="string">
            <text:p>https://twitter.com/AnlocWolfgate/status/1607918309563068417</text:p>
          </table:table-cell>
        </table:table-row>
        <table:table-row>
          <table:table-cell office:value="1899" office:value-type="float"/>
          <table:table-cell office:value-type="string">
            <text:p>Pattern 24</text:p>
          </table:table-cell>
          <table:table-cell office:value="0.25029389462383056" office:value-type="float"/>
          <table:table-cell office:value="0.8460867149225011" office:value-type="float"/>
          <table:table-cell office:value="26.770093303713576" office:value-type="float"/>
          <table:table-cell office:value-type="string">
            <text:p>input/data_formal_20240530-1342/meme/Nactius1_20221228T014535/0.jpg</text:p>
          </table:table-cell>
          <table:table-cell office:value-type="string">
            <text:p>https://twitter.com/Nactius1/status/1607915635400642560</text:p>
          </table:table-cell>
        </table:table-row>
        <table:table-row>
          <table:table-cell office:value="1900" office:value-type="float"/>
          <table:table-cell office:value-type="string">
            <text:p>Pattern 17</text:p>
          </table:table-cell>
          <table:table-cell office:value="0.7239437383038921" office:value-type="float"/>
          <table:table-cell office:value="0.4142189799156206" office:value-type="float"/>
          <table:table-cell office:value="27.93201327741667" office:value-type="float"/>
          <table:table-cell office:value-type="string">
            <text:p>input/data_formal_20240530-1342/meme/Naemhossen790_20221220T041557/0.jpg</text:p>
          </table:table-cell>
          <table:table-cell office:value-type="string">
            <text:p>https://twitter.com/Naemhossen790/status/1607954984297197568</text:p>
          </table:table-cell>
        </table:table-row>
        <table:table-row>
          <table:table-cell office:value="1901" office:value-type="float"/>
          <table:table-cell office:value-type="string">
            <text:p>Pattern 30</text:p>
          </table:table-cell>
          <table:table-cell office:value="0.524136921625385" office:value-type="float"/>
          <table:table-cell office:value="0.46023777609338967" office:value-type="float"/>
          <table:table-cell office:value="29.582491818004897" office:value-type="float"/>
          <table:table-cell office:value-type="string">
            <text:p>input/data_formal_20240530-1342/meme/NaethanRubiel_20230206T145913/0.jpg</text:p>
          </table:table-cell>
          <table:table-cell office:value-type="string">
            <text:p>https://twitter.com/NaethanRubiel/status/1622610871196483584</text:p>
          </table:table-cell>
        </table:table-row>
        <table:table-row>
          <table:table-cell office:value="1902" office:value-type="float"/>
          <table:table-cell office:value-type="string">
            <text:p>Pattern 8</text:p>
          </table:table-cell>
          <table:table-cell office:value="0.1867184764866195" office:value-type="float"/>
          <table:table-cell office:value="0.5141760041029277" office:value-type="float"/>
          <table:table-cell office:value="21.766700633234432" office:value-type="float"/>
          <table:table-cell office:value-type="string">
            <text:p>input/data_formal_20240530-1342/meme/nal_pretty_20221228T051539/0.jpg</text:p>
          </table:table-cell>
          <table:table-cell office:value-type="string">
            <text:p>https://twitter.com/nal_pretty/status/1607968497539096576</text:p>
          </table:table-cell>
        </table:table-row>
        <table:table-row>
          <table:table-cell office:value="1903" office:value-type="float"/>
          <table:table-cell office:value-type="string">
            <text:p>Pattern 12</text:p>
          </table:table-cell>
          <table:table-cell office:value="0.15581075135729447" office:value-type="float"/>
          <table:table-cell office:value="0.9267502450820069" office:value-type="float"/>
          <table:table-cell office:value="24.037784809931328" office:value-type="float"/>
          <table:table-cell office:value-type="string">
            <text:p>input/data_formal_20240530-1342/meme/nana_blu3_20220828T071222/0.jpg</text:p>
          </table:table-cell>
          <table:table-cell office:value-type="string">
            <text:p>https://twitter.com/PFnaf101/status/1607941471231160321</text:p>
          </table:table-cell>
        </table:table-row>
        <table:table-row>
          <table:table-cell office:value="1904" office:value-type="float"/>
          <table:table-cell office:value-type="string">
            <text:p>Pattern 28</text:p>
          </table:table-cell>
          <table:table-cell office:value="0.20030840382454446" office:value-type="float"/>
          <table:table-cell office:value="0.7190864892925879" office:value-type="float"/>
          <table:table-cell office:value="27.92837608041339" office:value-type="float"/>
          <table:table-cell office:value-type="string">
            <text:p>input/data_formal_20240530-1342/meme/nana_blu3_20220828T071222/1.jpg</text:p>
          </table:table-cell>
          <table:table-cell office:value-type="string">
            <text:p>https://twitter.com/PFnaf101/status/1607941471231160321</text:p>
          </table:table-cell>
        </table:table-row>
        <table:table-row>
          <table:table-cell office:value="1905" office:value-type="float"/>
          <table:table-cell office:value-type="string">
            <text:p>Pattern 15</text:p>
          </table:table-cell>
          <table:table-cell office:value="0.2620693376732815" office:value-type="float"/>
          <table:table-cell office:value="0.3226286276838861" office:value-type="float"/>
          <table:table-cell office:value="31.328802210537315" office:value-type="float"/>
          <table:table-cell office:value-type="string">
            <text:p>input/data_formal_20240530-1342/meme/Naughty_K1tten_20230322T215636/0.jpg</text:p>
          </table:table-cell>
          <table:table-cell office:value-type="string">
            <text:p>https://twitter.com/Naughty_K1tten/status/1638660978790514689</text:p>
          </table:table-cell>
        </table:table-row>
        <table:table-row>
          <table:table-cell office:value="1906" office:value-type="float"/>
          <table:table-cell office:value-type="string">
            <text:p>Pattern 30</text:p>
          </table:table-cell>
          <table:table-cell office:value="0.5082063444772964" office:value-type="float"/>
          <table:table-cell office:value="0.48438288083610404" office:value-type="float"/>
          <table:table-cell office:value="28.897388921164836" office:value-type="float"/>
          <table:table-cell office:value-type="string">
            <text:p>input/data_formal_20240530-1342/meme/nautankibabaji_20230106T070234/0.jpg</text:p>
          </table:table-cell>
          <table:table-cell office:value-type="string">
            <text:p>https://twitter.com/nautankibabaji/status/1611256896413134849</text:p>
          </table:table-cell>
        </table:table-row>
        <table:table-row>
          <table:table-cell office:value="1907" office:value-type="float"/>
          <table:table-cell office:value-type="string">
            <text:p>Pattern 31</text:p>
          </table:table-cell>
          <table:table-cell office:value="0.19531618792257607" office:value-type="float"/>
          <table:table-cell office:value="0.37427303933839884" office:value-type="float"/>
          <table:table-cell office:value="31.883415490188387" office:value-type="float"/>
          <table:table-cell office:value-type="string">
            <text:p>input/data_formal_20240530-1342/meme/nautankibabaji_20230106T071541/0.jpg</text:p>
          </table:table-cell>
          <table:table-cell office:value-type="string">
            <text:p>https://twitter.com/nautankibabaji/status/1611260199259578368</text:p>
          </table:table-cell>
        </table:table-row>
        <table:table-row>
          <table:table-cell office:value="1908" office:value-type="float"/>
          <table:table-cell office:value-type="string">
            <text:p>Pattern 9</text:p>
          </table:table-cell>
          <table:table-cell office:value="0.14194158336426316" office:value-type="float"/>
          <table:table-cell office:value="0.033044061401560854" office:value-type="float"/>
          <table:table-cell office:value="9.021165245395608" office:value-type="float"/>
          <table:table-cell office:value-type="string">
            <text:p>input/data_formal_20240530-1342/meme/NaveenTutorial1_20230106T074627/0.jpg</text:p>
          </table:table-cell>
          <table:table-cell office:value-type="string">
            <text:p>https://twitter.com/NaveenTutorial1/status/1611267941420666880</text:p>
          </table:table-cell>
        </table:table-row>
        <table:table-row>
          <table:table-cell office:value="1909" office:value-type="float"/>
          <table:table-cell office:value-type="string">
            <text:p>Pattern 16</text:p>
          </table:table-cell>
          <table:table-cell office:value="0.24679791670861662" office:value-type="float"/>
          <table:table-cell office:value="0.45430170869014763" office:value-type="float"/>
          <table:table-cell office:value="34.181656755879466" office:value-type="float"/>
          <table:table-cell office:value-type="string">
            <text:p>input/data_formal_20240530-1342/meme/nayapaypk_20221228T103743/0.jpg</text:p>
          </table:table-cell>
          <table:table-cell office:value-type="string">
            <text:p>https://twitter.com/TomCruisetc11/status/1610946870032867333</text:p>
          </table:table-cell>
        </table:table-row>
        <table:table-row>
          <table:table-cell office:value="1910" office:value-type="float"/>
          <table:table-cell office:value-type="string">
            <text:p>Pattern 15</text:p>
          </table:table-cell>
          <table:table-cell office:value="0.12868108552352747" office:value-type="float"/>
          <table:table-cell office:value="0.23408770791810823" office:value-type="float"/>
          <table:table-cell office:value="15.935414761807813" office:value-type="float"/>
          <table:table-cell office:value-type="string">
            <text:p>input/data_formal_20240530-1342/meme/NcastleAr_20221227T233219/0.jpg</text:p>
          </table:table-cell>
          <table:table-cell office:value-type="string">
            <text:p>https://twitter.com/NcastleAr/status/1607882098240544770</text:p>
          </table:table-cell>
        </table:table-row>
        <table:table-row>
          <table:table-cell office:value="1911" office:value-type="float"/>
          <table:table-cell office:value-type="string">
            <text:p>Pattern 16</text:p>
          </table:table-cell>
          <table:table-cell office:value="0.2554034569298298" office:value-type="float"/>
          <table:table-cell office:value="0.29797839487897404" office:value-type="float"/>
          <table:table-cell office:value="28.714573296466558" office:value-type="float"/>
          <table:table-cell office:value-type="string">
            <text:p>input/data_formal_20240530-1342/meme/NcastleAr_20221228T000249/0.jpg</text:p>
          </table:table-cell>
          <table:table-cell office:value-type="string">
            <text:p>https://twitter.com/NcastleAr/status/1607889770700496897</text:p>
          </table:table-cell>
        </table:table-row>
        <table:table-row>
          <table:table-cell office:value="1912" office:value-type="float"/>
          <table:table-cell office:value-type="string">
            <text:p>Pattern 2</text:p>
          </table:table-cell>
          <table:table-cell office:value="0.7495131226159637" office:value-type="float"/>
          <table:table-cell office:value="0.38821351007978144" office:value-type="float"/>
          <table:table-cell office:value="20.912816715636815" office:value-type="float"/>
          <table:table-cell office:value-type="string">
            <text:p>input/data_formal_20240530-1342/meme/NcastleAr_20221228T003250/0.jpg</text:p>
          </table:table-cell>
          <table:table-cell office:value-type="string">
            <text:p>https://twitter.com/NcastleAr/status/1607897326462328832</text:p>
          </table:table-cell>
        </table:table-row>
        <table:table-row>
          <table:table-cell office:value="1913" office:value-type="float"/>
          <table:table-cell office:value-type="string">
            <text:p>Pattern 21</text:p>
          </table:table-cell>
          <table:table-cell office:value="0.7525172866188068" office:value-type="float"/>
          <table:table-cell office:value="0.5240167180122511" office:value-type="float"/>
          <table:table-cell office:value="19.429223175525696" office:value-type="float"/>
          <table:table-cell office:value-type="string">
            <text:p>input/data_formal_20240530-1342/meme/NcastleAr_20221228T020236/0.jpg</text:p>
          </table:table-cell>
          <table:table-cell office:value-type="string">
            <text:p>https://twitter.com/NcastleAr/status/1607919917088505857</text:p>
          </table:table-cell>
        </table:table-row>
        <table:table-row>
          <table:table-cell office:value="1914" office:value-type="float"/>
          <table:table-cell office:value-type="string">
            <text:p>Pattern 3</text:p>
          </table:table-cell>
          <table:table-cell office:value="0.8740305096871698" office:value-type="float"/>
          <table:table-cell office:value="0.4381584185681738" office:value-type="float"/>
          <table:table-cell office:value="20.45852818381567" office:value-type="float"/>
          <table:table-cell office:value-type="string">
            <text:p>input/data_formal_20240530-1342/meme/NcastleAr_20221228T023300/0.jpg</text:p>
          </table:table-cell>
          <table:table-cell office:value-type="string">
            <text:p>https://twitter.com/NcastleAr/status/1607927568849682432</text:p>
          </table:table-cell>
        </table:table-row>
        <table:table-row>
          <table:table-cell office:value="1915" office:value-type="float"/>
          <table:table-cell office:value-type="string">
            <text:p>Pattern 29</text:p>
          </table:table-cell>
          <table:table-cell office:value="0.4947623369461746" office:value-type="float"/>
          <table:table-cell office:value="0.3200843556541497" office:value-type="float"/>
          <table:table-cell office:value="29.840005974094506" office:value-type="float"/>
          <table:table-cell office:value-type="string">
            <text:p>input/data_formal_20240530-1342/meme/NcastleAr_20221228T025734/0.jpg</text:p>
          </table:table-cell>
          <table:table-cell office:value-type="string">
            <text:p>https://twitter.com/NcastleAr/status/1607933750985330688</text:p>
          </table:table-cell>
        </table:table-row>
        <table:table-row>
          <table:table-cell office:value="1916" office:value-type="float"/>
          <table:table-cell office:value-type="string">
            <text:p>Pattern 36</text:p>
          </table:table-cell>
          <table:table-cell office:value="0.8862733642807373" office:value-type="float"/>
          <table:table-cell office:value="0.3690220649921375" office:value-type="float"/>
          <table:table-cell office:value="18.26198140184123" office:value-type="float"/>
          <table:table-cell office:value-type="string">
            <text:p>input/data_formal_20240530-1342/meme/NcastleAr_20221228T035735/0.jpg</text:p>
          </table:table-cell>
          <table:table-cell office:value-type="string">
            <text:p>https://twitter.com/NcastleAr/status/1607948851679223812</text:p>
          </table:table-cell>
        </table:table-row>
        <table:table-row>
          <table:table-cell office:value="1917" office:value-type="float"/>
          <table:table-cell office:value-type="string">
            <text:p>Pattern 2</text:p>
          </table:table-cell>
          <table:table-cell office:value="0.6345679631844587" office:value-type="float"/>
          <table:table-cell office:value="0.44358480724345295" office:value-type="float"/>
          <table:table-cell office:value="26.419987442063857" office:value-type="float"/>
          <table:table-cell office:value-type="string">
            <text:p>input/data_formal_20240530-1342/meme/NcastleAr_20221228T042727/0.jpg</text:p>
          </table:table-cell>
          <table:table-cell office:value-type="string">
            <text:p>https://twitter.com/NcastleAr/status/1607956367603650561</text:p>
          </table:table-cell>
        </table:table-row>
        <table:table-row>
          <table:table-cell office:value="1918" office:value-type="float"/>
          <table:table-cell office:value-type="string">
            <text:p>Pattern 3</text:p>
          </table:table-cell>
          <table:table-cell office:value="0.8631731970689305" office:value-type="float"/>
          <table:table-cell office:value="0.3635116322493601" office:value-type="float"/>
          <table:table-cell office:value="19.923427787310544" office:value-type="float"/>
          <table:table-cell office:value-type="string">
            <text:p>input/data_formal_20240530-1342/meme/NcastleAr_20221228T042729/0.jpg</text:p>
          </table:table-cell>
          <table:table-cell office:value-type="string">
            <text:p>https://twitter.com/NcastleAr/status/1607956377430786048</text:p>
          </table:table-cell>
        </table:table-row>
        <table:table-row>
          <table:table-cell office:value="1919" office:value-type="float"/>
          <table:table-cell office:value-type="string">
            <text:p>Pattern 3</text:p>
          </table:table-cell>
          <table:table-cell office:value="0.9109562197248636" office:value-type="float"/>
          <table:table-cell office:value="0.32893901197146735" office:value-type="float"/>
          <table:table-cell office:value="19.832000665826268" office:value-type="float"/>
          <table:table-cell office:value-type="string">
            <text:p>input/data_formal_20240530-1342/meme/NcastleAr_20221228T042730/0.jpg</text:p>
          </table:table-cell>
          <table:table-cell office:value-type="string">
            <text:p>https://twitter.com/NcastleAr/status/1607956383105679360</text:p>
          </table:table-cell>
        </table:table-row>
        <table:table-row>
          <table:table-cell office:value="1920" office:value-type="float"/>
          <table:table-cell office:value-type="string">
            <text:p>Pattern 1</text:p>
          </table:table-cell>
          <table:table-cell office:value="0.48930344432885015" office:value-type="float"/>
          <table:table-cell office:value="0.6257675409148904" office:value-type="float"/>
          <table:table-cell office:value="28.12515332669474" office:value-type="float"/>
          <table:table-cell office:value-type="string">
            <text:p>input/data_formal_20240530-1342/meme/NcastleAr_20221228T045742/0.jpg</text:p>
          </table:table-cell>
          <table:table-cell office:value-type="string">
            <text:p>https://twitter.com/NcastleAr/status/1607963981305597952</text:p>
          </table:table-cell>
        </table:table-row>
        <table:table-row>
          <table:table-cell office:value="1921" office:value-type="float"/>
          <table:table-cell office:value-type="string">
            <text:p>Pattern 34</text:p>
          </table:table-cell>
          <table:table-cell office:value="0.31149485688146716" office:value-type="float"/>
          <table:table-cell office:value="0.8362359519321338" office:value-type="float"/>
          <table:table-cell office:value="22.81681825552893" office:value-type="float"/>
          <table:table-cell office:value-type="string">
            <text:p>input/data_formal_20240530-1342/meme/NcastleAr_20221228T045743/0.jpg</text:p>
          </table:table-cell>
          <table:table-cell office:value-type="string">
            <text:p>https://twitter.com/NcastleAr/status/1607963987177787392</text:p>
          </table:table-cell>
        </table:table-row>
        <table:table-row>
          <table:table-cell office:value="1922" office:value-type="float"/>
          <table:table-cell office:value-type="string">
            <text:p>Pattern 30</text:p>
          </table:table-cell>
          <table:table-cell office:value="0.6362922559068775" office:value-type="float"/>
          <table:table-cell office:value="0.4709391968930618" office:value-type="float"/>
          <table:table-cell office:value="24.21696127500522" office:value-type="float"/>
          <table:table-cell office:value-type="string">
            <text:p>input/data_formal_20240530-1342/meme/NcastleAr_20221228T055249/0.jpg</text:p>
          </table:table-cell>
          <table:table-cell office:value-type="string">
            <text:p>https://twitter.com/NcastleAr/status/1607977851285917696</text:p>
          </table:table-cell>
        </table:table-row>
        <table:table-row>
          <table:table-cell office:value="1923" office:value-type="float"/>
          <table:table-cell office:value-type="string">
            <text:p>Pattern 23</text:p>
          </table:table-cell>
          <table:table-cell office:value="0.24045968229267184" office:value-type="float"/>
          <table:table-cell office:value="0.32708260723690963" office:value-type="float"/>
          <table:table-cell office:value="28.11928461042443" office:value-type="float"/>
          <table:table-cell office:value-type="string">
            <text:p>input/data_formal_20240530-1342/meme/NcastleAr_20221228T062506/0.jpg</text:p>
          </table:table-cell>
          <table:table-cell office:value-type="string">
            <text:p>https://twitter.com/NcastleAr/status/1607985975963140097</text:p>
          </table:table-cell>
        </table:table-row>
        <table:table-row>
          <table:table-cell office:value="1924" office:value-type="float"/>
          <table:table-cell office:value-type="string">
            <text:p>Pattern 6</text:p>
          </table:table-cell>
          <table:table-cell office:value="0.19344695932878125" office:value-type="float"/>
          <table:table-cell office:value="0.5869713091466744" office:value-type="float"/>
          <table:table-cell office:value="22.227314305619714" office:value-type="float"/>
          <table:table-cell office:value-type="string">
            <text:p>input/data_formal_20240530-1342/meme/NcastleAr_20230105T103216/0.jpg</text:p>
          </table:table-cell>
          <table:table-cell office:value-type="string">
            <text:p>https://twitter.com/NcastleAr/status/1610947280273547264</text:p>
          </table:table-cell>
        </table:table-row>
        <table:table-row>
          <table:table-cell office:value="1925" office:value-type="float"/>
          <table:table-cell office:value-type="string">
            <text:p>Pattern 30</text:p>
          </table:table-cell>
          <table:table-cell office:value="0.4331169977982293" office:value-type="float"/>
          <table:table-cell office:value="0.5205052516388932" office:value-type="float"/>
          <table:table-cell office:value="23.65475024360199" office:value-type="float"/>
          <table:table-cell office:value-type="string">
            <text:p>input/data_formal_20240530-1342/meme/NcastleAr_20230105T113235/0.jpg</text:p>
          </table:table-cell>
          <table:table-cell office:value-type="string">
            <text:p>https://twitter.com/NcastleAr/status/1610962460126679041</text:p>
          </table:table-cell>
        </table:table-row>
        <table:table-row>
          <table:table-cell office:value="1926" office:value-type="float"/>
          <table:table-cell office:value-type="string">
            <text:p>Pattern 30</text:p>
          </table:table-cell>
          <table:table-cell office:value="0.41295559265679205" office:value-type="float"/>
          <table:table-cell office:value="0.6884180791246557" office:value-type="float"/>
          <table:table-cell office:value="24.346815423697844" office:value-type="float"/>
          <table:table-cell office:value-type="string">
            <text:p>input/data_formal_20240530-1342/meme/NcastleAr_20230105T120457/0.jpg</text:p>
          </table:table-cell>
          <table:table-cell office:value-type="string">
            <text:p>https://twitter.com/NcastleAr/status/1610970604693250049</text:p>
          </table:table-cell>
        </table:table-row>
        <table:table-row>
          <table:table-cell office:value="1927" office:value-type="float"/>
          <table:table-cell office:value-type="string">
            <text:p>Pattern 12</text:p>
          </table:table-cell>
          <table:table-cell office:value="0.15114305644231066" office:value-type="float"/>
          <table:table-cell office:value="0.7270292883931503" office:value-type="float"/>
          <table:table-cell office:value="23.4583590039647" office:value-type="float"/>
          <table:table-cell office:value-type="string">
            <text:p>input/data_formal_20240530-1342/meme/NcastleAr_20230105T123347/0.jpg</text:p>
          </table:table-cell>
          <table:table-cell office:value-type="string">
            <text:p>https://twitter.com/NcastleAr/status/1610977860830765056</text:p>
          </table:table-cell>
        </table:table-row>
        <table:table-row>
          <table:table-cell office:value="1928" office:value-type="float"/>
          <table:table-cell office:value-type="string">
            <text:p>Pattern 16</text:p>
          </table:table-cell>
          <table:table-cell office:value="0.27310469818488214" office:value-type="float"/>
          <table:table-cell office:value="0.3157831202397231" office:value-type="float"/>
          <table:table-cell office:value="28.128019908721704" office:value-type="float"/>
          <table:table-cell office:value-type="string">
            <text:p>input/data_formal_20240530-1342/meme/NcastleAr_20230106T050343/0.jpg</text:p>
          </table:table-cell>
          <table:table-cell office:value-type="string">
            <text:p>https://twitter.com/NcastleAr/status/1611226984981340160</text:p>
          </table:table-cell>
        </table:table-row>
        <table:table-row>
          <table:table-cell office:value="1929" office:value-type="float"/>
          <table:table-cell office:value-type="string">
            <text:p>Pattern 36</text:p>
          </table:table-cell>
          <table:table-cell office:value="0.8263219495581287" office:value-type="float"/>
          <table:table-cell office:value="0.4252984750396496" office:value-type="float"/>
          <table:table-cell office:value="22.77652674191601" office:value-type="float"/>
          <table:table-cell office:value-type="string">
            <text:p>input/data_formal_20240530-1342/meme/NcastleAr_20230106T052804/0.jpg</text:p>
          </table:table-cell>
          <table:table-cell office:value-type="string">
            <text:p>https://twitter.com/NcastleAr/status/1611233112834416642</text:p>
          </table:table-cell>
        </table:table-row>
        <table:table-row>
          <table:table-cell office:value="1930" office:value-type="float"/>
          <table:table-cell office:value-type="string">
            <text:p>Pattern 25</text:p>
          </table:table-cell>
          <table:table-cell office:value="0.8381153340041188" office:value-type="float"/>
          <table:table-cell office:value="0.33692815371600476" office:value-type="float"/>
          <table:table-cell office:value="20.025259218512126" office:value-type="float"/>
          <table:table-cell office:value-type="string">
            <text:p>input/data_formal_20240530-1342/meme/NcastleAr_20230106T072244/0.jpg</text:p>
          </table:table-cell>
          <table:table-cell office:value-type="string">
            <text:p>https://twitter.com/NcastleAr/status/1611261973101944832</text:p>
          </table:table-cell>
        </table:table-row>
        <table:table-row>
          <table:table-cell office:value="1931" office:value-type="float"/>
          <table:table-cell office:value-type="string">
            <text:p>Pattern 26</text:p>
          </table:table-cell>
          <table:table-cell office:value="0.5647936443521662" office:value-type="float"/>
          <table:table-cell office:value="0.6907904978710768" office:value-type="float"/>
          <table:table-cell office:value="10.73601189536293" office:value-type="float"/>
          <table:table-cell office:value-type="string">
            <text:p>input/data_formal_20240530-1342/meme/NcastleAr_20230106T075237/0.jpg</text:p>
          </table:table-cell>
          <table:table-cell office:value-type="string">
            <text:p>https://twitter.com/NcastleAr/status/1611269492503363586</text:p>
          </table:table-cell>
        </table:table-row>
        <table:table-row>
          <table:table-cell office:value="1932" office:value-type="float"/>
          <table:table-cell office:value-type="string">
            <text:p>Pattern 47</text:p>
          </table:table-cell>
          <table:table-cell office:value="0.11342722496255325" office:value-type="float"/>
          <table:table-cell office:value="0.7860547591982241" office:value-type="float"/>
          <table:table-cell office:value="19.59091664794933" office:value-type="float"/>
          <table:table-cell office:value-type="string">
            <text:p>input/data_formal_20240530-1342/meme/NcastleAr_20230106T081752/0.jpg</text:p>
          </table:table-cell>
          <table:table-cell office:value-type="string">
            <text:p>https://twitter.com/NcastleAr/status/1611275847863861248</text:p>
          </table:table-cell>
        </table:table-row>
        <table:table-row>
          <table:table-cell office:value="1933" office:value-type="float"/>
          <table:table-cell office:value-type="string">
            <text:p>Pattern 19</text:p>
          </table:table-cell>
          <table:table-cell office:value="0.48716883532691796" office:value-type="float"/>
          <table:table-cell office:value="0.5583707007993508" office:value-type="float"/>
          <table:table-cell office:value="27.127937499670534" office:value-type="float"/>
          <table:table-cell office:value-type="string">
            <text:p>input/data_formal_20240530-1342/meme/NcastleAr_20230111T220412/0.jpg</text:p>
          </table:table-cell>
          <table:table-cell office:value-type="string">
            <text:p>https://twitter.com/NcastleAr/status/1613295739446108162</text:p>
          </table:table-cell>
        </table:table-row>
        <table:table-row>
          <table:table-cell office:value="1934" office:value-type="float"/>
          <table:table-cell office:value-type="string">
            <text:p>Pattern 35</text:p>
          </table:table-cell>
          <table:table-cell office:value="0.24600843231054287" office:value-type="float"/>
          <table:table-cell office:value="0.48822342813792147" office:value-type="float"/>
          <table:table-cell office:value="23.395538230293248" office:value-type="float"/>
          <table:table-cell office:value-type="string">
            <text:p>input/data_formal_20240530-1342/meme/NcastleAr_20230111T230246/0.jpg</text:p>
          </table:table-cell>
          <table:table-cell office:value-type="string">
            <text:p>https://twitter.com/NcastleAr/status/1613310477089505280</text:p>
          </table:table-cell>
        </table:table-row>
        <table:table-row>
          <table:table-cell office:value="1935" office:value-type="float"/>
          <table:table-cell office:value-type="string">
            <text:p>Pattern 25</text:p>
          </table:table-cell>
          <table:table-cell office:value="0.7730183179842494" office:value-type="float"/>
          <table:table-cell office:value="0.3921206799820353" office:value-type="float"/>
          <table:table-cell office:value="20.961312500294365" office:value-type="float"/>
          <table:table-cell office:value-type="string">
            <text:p>input/data_formal_20240530-1342/meme/NcastleAr_20230111T232800/0.jpg</text:p>
          </table:table-cell>
          <table:table-cell office:value-type="string">
            <text:p>https://twitter.com/NcastleAr/status/1613316828222078978</text:p>
          </table:table-cell>
        </table:table-row>
        <table:table-row>
          <table:table-cell office:value="1936" office:value-type="float"/>
          <table:table-cell office:value-type="string">
            <text:p>Pattern 6</text:p>
          </table:table-cell>
          <table:table-cell office:value="0.1633033262805034" office:value-type="float"/>
          <table:table-cell office:value="0.5751197936983298" office:value-type="float"/>
          <table:table-cell office:value="20.884919630615038" office:value-type="float"/>
          <table:table-cell office:value-type="string">
            <text:p>input/data_formal_20240530-1342/meme/NcastleAr_20230111T235754/0.jpg</text:p>
          </table:table-cell>
          <table:table-cell office:value-type="string">
            <text:p>https://twitter.com/NcastleAr/status/1613324354300911620</text:p>
          </table:table-cell>
        </table:table-row>
        <table:table-row>
          <table:table-cell office:value="1937" office:value-type="float"/>
          <table:table-cell office:value-type="string">
            <text:p>Pattern 30</text:p>
          </table:table-cell>
          <table:table-cell office:value="0.48233164624599517" office:value-type="float"/>
          <table:table-cell office:value="0.5157106952802364" office:value-type="float"/>
          <table:table-cell office:value="24.892116071568363" office:value-type="float"/>
          <table:table-cell office:value-type="string">
            <text:p>input/data_formal_20240530-1342/meme/NcastleAr_20230201T223800/0.jpg</text:p>
          </table:table-cell>
          <table:table-cell office:value-type="string">
            <text:p>https://twitter.com/NcastleAr/status/1620914389221052419</text:p>
          </table:table-cell>
        </table:table-row>
        <table:table-row>
          <table:table-cell office:value="1938" office:value-type="float"/>
          <table:table-cell office:value-type="string">
            <text:p>Pattern 22</text:p>
          </table:table-cell>
          <table:table-cell office:value="0.2352319642681083" office:value-type="float"/>
          <table:table-cell office:value="0.26215556842555265" office:value-type="float"/>
          <table:table-cell office:value="19.55309345014301" office:value-type="float"/>
          <table:table-cell office:value-type="string">
            <text:p>input/data_formal_20240530-1342/meme/NcastleAr_20230201T223802/0.jpg</text:p>
          </table:table-cell>
          <table:table-cell office:value-type="string">
            <text:p>https://twitter.com/NcastleAr/status/1620914398855397376</text:p>
          </table:table-cell>
        </table:table-row>
        <table:table-row>
          <table:table-cell office:value="1939" office:value-type="float"/>
          <table:table-cell office:value-type="string">
            <text:p>Pattern 23</text:p>
          </table:table-cell>
          <table:table-cell office:value="0.32326575124838036" office:value-type="float"/>
          <table:table-cell office:value="0.314033380755217" office:value-type="float"/>
          <table:table-cell office:value="27.852198567423837" office:value-type="float"/>
          <table:table-cell office:value-type="string">
            <text:p>input/data_formal_20240530-1342/meme/NcastleAr_20230202T003742/0.jpg</text:p>
          </table:table-cell>
          <table:table-cell office:value-type="string">
            <text:p>https://twitter.com/NcastleAr/status/1620944515623182336</text:p>
          </table:table-cell>
        </table:table-row>
        <table:table-row>
          <table:table-cell office:value="1940" office:value-type="float"/>
          <table:table-cell office:value-type="string">
            <text:p>Pattern 5</text:p>
          </table:table-cell>
          <table:table-cell office:value="0.37350567853266814" office:value-type="float"/>
          <table:table-cell office:value="0.34250641864045417" office:value-type="float"/>
          <table:table-cell office:value="32.57104144778558" office:value-type="float"/>
          <table:table-cell office:value-type="string">
            <text:p>input/data_formal_20240530-1342/meme/NcastleAr_20230202T005730/0.jpg</text:p>
          </table:table-cell>
          <table:table-cell office:value-type="string">
            <text:p>https://twitter.com/NcastleAr/status/1620949495189016576</text:p>
          </table:table-cell>
        </table:table-row>
        <table:table-row>
          <table:table-cell office:value="1941" office:value-type="float"/>
          <table:table-cell office:value-type="string">
            <text:p>Pattern 19</text:p>
          </table:table-cell>
          <table:table-cell office:value="0.44354268182974543" office:value-type="float"/>
          <table:table-cell office:value="0.9255024582845193" office:value-type="float"/>
          <table:table-cell office:value="22.937498521032328" office:value-type="float"/>
          <table:table-cell office:value-type="string">
            <text:p>input/data_formal_20240530-1342/meme/NcastleAr_20230202T013043/0.jpg</text:p>
          </table:table-cell>
          <table:table-cell office:value-type="string">
            <text:p>https://twitter.com/NcastleAr/status/1620957855791697922</text:p>
          </table:table-cell>
        </table:table-row>
        <table:table-row>
          <table:table-cell office:value="1942" office:value-type="float"/>
          <table:table-cell office:value-type="string">
            <text:p>Pattern 22</text:p>
          </table:table-cell>
          <table:table-cell office:value="0.22887002884794602" office:value-type="float"/>
          <table:table-cell office:value="0.26045716728793694" office:value-type="float"/>
          <table:table-cell office:value="12.10923749935013" office:value-type="float"/>
          <table:table-cell office:value-type="string">
            <text:p>input/data_formal_20240530-1342/meme/NcastleAr_20230202T013045/0.jpg</text:p>
          </table:table-cell>
          <table:table-cell office:value-type="string">
            <text:p>https://twitter.com/NcastleAr/status/1620957863672791040</text:p>
          </table:table-cell>
        </table:table-row>
        <table:table-row>
          <table:table-cell office:value="1943" office:value-type="float"/>
          <table:table-cell office:value-type="string">
            <text:p>Pattern 5</text:p>
          </table:table-cell>
          <table:table-cell office:value="0.47527871944319017" office:value-type="float"/>
          <table:table-cell office:value="0.4807732644803" office:value-type="float"/>
          <table:table-cell office:value="23.03434934986425" office:value-type="float"/>
          <table:table-cell office:value-type="string">
            <text:p>input/data_formal_20240530-1342/meme/NcastleAr_20230202T035257/0.jpg</text:p>
          </table:table-cell>
          <table:table-cell office:value-type="string">
            <text:p>https://twitter.com/NcastleAr/status/1620993650288218114</text:p>
          </table:table-cell>
        </table:table-row>
        <table:table-row>
          <table:table-cell office:value="1944" office:value-type="float"/>
          <table:table-cell office:value-type="string">
            <text:p>Pattern 47</text:p>
          </table:table-cell>
          <table:table-cell office:value="0.27268087258541646" office:value-type="float"/>
          <table:table-cell office:value="0.8104755213324804" office:value-type="float"/>
          <table:table-cell office:value="23.946586952467477" office:value-type="float"/>
          <table:table-cell office:value-type="string">
            <text:p>input/data_formal_20240530-1342/meme/NcastleAr_20230202T035259/0.jpg</text:p>
          </table:table-cell>
          <table:table-cell office:value-type="string">
            <text:p>https://twitter.com/NcastleAr/status/1620993659729547265</text:p>
          </table:table-cell>
        </table:table-row>
        <table:table-row>
          <table:table-cell office:value="1945" office:value-type="float"/>
          <table:table-cell office:value-type="string">
            <text:p>Pattern 30</text:p>
          </table:table-cell>
          <table:table-cell office:value="0.5143301221284923" office:value-type="float"/>
          <table:table-cell office:value="0.5712770528891757" office:value-type="float"/>
          <table:table-cell office:value="28.844403811245247" office:value-type="float"/>
          <table:table-cell office:value-type="string">
            <text:p>input/data_formal_20240530-1342/meme/NcastleAr_20230202T045231/0.jpg</text:p>
          </table:table-cell>
          <table:table-cell office:value-type="string">
            <text:p>https://twitter.com/NcastleAr/status/1621008639203983361</text:p>
          </table:table-cell>
        </table:table-row>
        <table:table-row>
          <table:table-cell office:value="1946" office:value-type="float"/>
          <table:table-cell office:value-type="string">
            <text:p>Pattern 48</text:p>
          </table:table-cell>
          <table:table-cell office:value="0.3740477828013214" office:value-type="float"/>
          <table:table-cell office:value="0.6146866214016588" office:value-type="float"/>
          <table:table-cell office:value="23.02553831030666" office:value-type="float"/>
          <table:table-cell office:value-type="string">
            <text:p>input/data_formal_20240530-1342/meme/NcastleAr_20230202T052413/0.jpg</text:p>
          </table:table-cell>
          <table:table-cell office:value-type="string">
            <text:p>https://twitter.com/NcastleAr/status/1621016617730580480</text:p>
          </table:table-cell>
        </table:table-row>
        <table:table-row>
          <table:table-cell office:value="1947" office:value-type="float"/>
          <table:table-cell office:value-type="string">
            <text:p>Pattern 31</text:p>
          </table:table-cell>
          <table:table-cell office:value="0.17797957295613867" office:value-type="float"/>
          <table:table-cell office:value="0.2741486395974616" office:value-type="float"/>
          <table:table-cell office:value="26.348990472335146" office:value-type="float"/>
          <table:table-cell office:value-type="string">
            <text:p>input/data_formal_20240530-1342/meme/NcastleAr_20230206T103712/0.jpg</text:p>
          </table:table-cell>
          <table:table-cell office:value-type="string">
            <text:p>https://twitter.com/NcastleAr/status/1622544936603189249</text:p>
          </table:table-cell>
        </table:table-row>
        <table:table-row>
          <table:table-cell office:value="1948" office:value-type="float"/>
          <table:table-cell office:value-type="string">
            <text:p>Pattern 27</text:p>
          </table:table-cell>
          <table:table-cell office:value="0.49051780308201276" office:value-type="float"/>
          <table:table-cell office:value="0.23487048636766675" office:value-type="float"/>
          <table:table-cell office:value="0.0" office:value-type="float"/>
          <table:table-cell office:value-type="string">
            <text:p>input/data_formal_20240530-1342/meme/NcastleAr_20230206T110816/0.jpg</text:p>
          </table:table-cell>
          <table:table-cell office:value-type="string">
            <text:p>https://twitter.com/NcastleAr/status/1622552751417819137</text:p>
          </table:table-cell>
        </table:table-row>
        <table:table-row>
          <table:table-cell office:value="1949" office:value-type="float"/>
          <table:table-cell office:value-type="string">
            <text:p>Pattern 44</text:p>
          </table:table-cell>
          <table:table-cell office:value="0.4503860135691767" office:value-type="float"/>
          <table:table-cell office:value="0.34731107138127004" office:value-type="float"/>
          <table:table-cell office:value="0.017815219669978278" office:value-type="float"/>
          <table:table-cell office:value-type="string">
            <text:p>input/data_formal_20240530-1342/meme/NcastleAr_20230206T113727/0.jpg</text:p>
          </table:table-cell>
          <table:table-cell office:value-type="string">
            <text:p>https://twitter.com/NcastleAr/status/1622560094989819908</text:p>
          </table:table-cell>
        </table:table-row>
        <table:table-row>
          <table:table-cell office:value="1950" office:value-type="float"/>
          <table:table-cell office:value-type="string">
            <text:p>Pattern 39</text:p>
          </table:table-cell>
          <table:table-cell office:value="0.10746656307090124" office:value-type="float"/>
          <table:table-cell office:value="0.28728132650302285" office:value-type="float"/>
          <table:table-cell office:value="9.5367431640625e-07" office:value-type="float"/>
          <table:table-cell office:value-type="string">
            <text:p>input/data_formal_20240530-1342/meme/NcastleAr_20230206T120852/0.jpg</text:p>
          </table:table-cell>
          <table:table-cell office:value-type="string">
            <text:p>https://twitter.com/NcastleAr/status/1622568003328958464</text:p>
          </table:table-cell>
        </table:table-row>
        <table:table-row>
          <table:table-cell office:value="1951" office:value-type="float"/>
          <table:table-cell office:value-type="string">
            <text:p>Pattern 12</text:p>
          </table:table-cell>
          <table:table-cell office:value="0.2568953415051777" office:value-type="float"/>
          <table:table-cell office:value="0.748758960595967" office:value-type="float"/>
          <table:table-cell office:value="26.25565392907536" office:value-type="float"/>
          <table:table-cell office:value-type="string">
            <text:p>input/data_formal_20240530-1342/meme/NcastleAr_20230206T123337/0.jpg</text:p>
          </table:table-cell>
          <table:table-cell office:value-type="string">
            <text:p>https://twitter.com/NcastleAr/status/1622574233086746627</text:p>
          </table:table-cell>
        </table:table-row>
        <table:table-row>
          <table:table-cell office:value="1952" office:value-type="float"/>
          <table:table-cell office:value-type="string">
            <text:p>Pattern 38</text:p>
          </table:table-cell>
          <table:table-cell office:value="0.24929306873552814" office:value-type="float"/>
          <table:table-cell office:value="0.4203423570947529" office:value-type="float"/>
          <table:table-cell office:value="1.7182622114272463" office:value-type="float"/>
          <table:table-cell office:value-type="string">
            <text:p>input/data_formal_20240530-1342/meme/NcastleAr_20230206T135745/0.jpg</text:p>
          </table:table-cell>
          <table:table-cell office:value-type="string">
            <text:p>https://twitter.com/NcastleAr/status/1622595404767297541</text:p>
          </table:table-cell>
        </table:table-row>
        <table:table-row>
          <table:table-cell office:value="1953" office:value-type="float"/>
          <table:table-cell office:value-type="string">
            <text:p>Pattern 33</text:p>
          </table:table-cell>
          <table:table-cell office:value="0.15268333851234414" office:value-type="float"/>
          <table:table-cell office:value="0.6947583725523913" office:value-type="float"/>
          <table:table-cell office:value="19.20202343953463" office:value-type="float"/>
          <table:table-cell office:value-type="string">
            <text:p>input/data_formal_20240530-1342/meme/NcastleAr_20230206T135748/0.jpg</text:p>
          </table:table-cell>
          <table:table-cell office:value-type="string">
            <text:p>https://twitter.com/NcastleAr/status/1622595415638933505</text:p>
          </table:table-cell>
        </table:table-row>
        <table:table-row>
          <table:table-cell office:value="1954" office:value-type="float"/>
          <table:table-cell office:value-type="string">
            <text:p>Pattern 2</text:p>
          </table:table-cell>
          <table:table-cell office:value="0.7748161721604073" office:value-type="float"/>
          <table:table-cell office:value="0.37776093109753056" office:value-type="float"/>
          <table:table-cell office:value="21.58732492529603" office:value-type="float"/>
          <table:table-cell office:value-type="string">
            <text:p>input/data_formal_20240530-1342/meme/NcastleAr_20230206T142817/0.jpg</text:p>
          </table:table-cell>
          <table:table-cell office:value-type="string">
            <text:p>https://twitter.com/NcastleAr/status/1622603088610701314</text:p>
          </table:table-cell>
        </table:table-row>
        <table:table-row>
          <table:table-cell office:value="1955" office:value-type="float"/>
          <table:table-cell office:value-type="string">
            <text:p>Pattern 42</text:p>
          </table:table-cell>
          <table:table-cell office:value="0.42020426632724106" office:value-type="float"/>
          <table:table-cell office:value="0.49146788631903415" office:value-type="float"/>
          <table:table-cell office:value="19.627596003044346" office:value-type="float"/>
          <table:table-cell office:value-type="string">
            <text:p>input/data_formal_20240530-1342/meme/NcastleAr_20230206T142819/0.jpg</text:p>
          </table:table-cell>
          <table:table-cell office:value-type="string">
            <text:p>https://twitter.com/NcastleAr/status/1622603095816523777</text:p>
          </table:table-cell>
        </table:table-row>
        <table:table-row>
          <table:table-cell office:value="1956" office:value-type="float"/>
          <table:table-cell office:value-type="string">
            <text:p>Pattern 37</text:p>
          </table:table-cell>
          <table:table-cell office:value="0.685218850985613" office:value-type="float"/>
          <table:table-cell office:value="0.40465576255527025" office:value-type="float"/>
          <table:table-cell office:value="20.133105453163406" office:value-type="float"/>
          <table:table-cell office:value-type="string">
            <text:p>input/data_formal_20240530-1342/meme/NcastleAr_20230206T145740/0.jpg</text:p>
          </table:table-cell>
          <table:table-cell office:value-type="string">
            <text:p>https://twitter.com/NcastleAr/status/1622610485039271936</text:p>
          </table:table-cell>
        </table:table-row>
        <table:table-row>
          <table:table-cell office:value="1957" office:value-type="float"/>
          <table:table-cell office:value-type="string">
            <text:p>Pattern 15</text:p>
          </table:table-cell>
          <table:table-cell office:value="0.16782767358630088" office:value-type="float"/>
          <table:table-cell office:value="0.2879716411204445" office:value-type="float"/>
          <table:table-cell office:value="14.975651180321858" office:value-type="float"/>
          <table:table-cell office:value-type="string">
            <text:p>input/data_formal_20240530-1342/meme/NcastleAr_20230206T145742/0.jpg</text:p>
          </table:table-cell>
          <table:table-cell office:value-type="string">
            <text:p>https://twitter.com/NcastleAr/status/1622610491251064839</text:p>
          </table:table-cell>
        </table:table-row>
        <table:table-row>
          <table:table-cell office:value="1958" office:value-type="float"/>
          <table:table-cell office:value-type="string">
            <text:p>Pattern 40</text:p>
          </table:table-cell>
          <table:table-cell office:value="0.13049461888481337" office:value-type="float"/>
          <table:table-cell office:value="0.48650379173918123" office:value-type="float"/>
          <table:table-cell office:value="19.90728497473935" office:value-type="float"/>
          <table:table-cell office:value-type="string">
            <text:p>input/data_formal_20240530-1342/meme/NcastleAr_20230206T152757/0.jpg</text:p>
          </table:table-cell>
          <table:table-cell office:value-type="string">
            <text:p>https://twitter.com/NcastleAr/status/1622618104982302722</text:p>
          </table:table-cell>
        </table:table-row>
        <table:table-row>
          <table:table-cell office:value="1959" office:value-type="float"/>
          <table:table-cell office:value-type="string">
            <text:p>Pattern 31</text:p>
          </table:table-cell>
          <table:table-cell office:value="0.1359430342943461" office:value-type="float"/>
          <table:table-cell office:value="0.33829213910916767" office:value-type="float"/>
          <table:table-cell office:value="27.787354315349834" office:value-type="float"/>
          <table:table-cell office:value-type="string">
            <text:p>input/data_formal_20240530-1342/meme/NcastleAr_20230206T155753/0.jpg</text:p>
          </table:table-cell>
          <table:table-cell office:value-type="string">
            <text:p>https://twitter.com/NcastleAr/status/1622625638162083841</text:p>
          </table:table-cell>
        </table:table-row>
        <table:table-row>
          <table:table-cell office:value="1960" office:value-type="float"/>
          <table:table-cell office:value-type="string">
            <text:p>Pattern 16</text:p>
          </table:table-cell>
          <table:table-cell office:value="0.33849608850199797" office:value-type="float"/>
          <table:table-cell office:value="0.33830690853787326" office:value-type="float"/>
          <table:table-cell office:value="31.60810442352168" office:value-type="float"/>
          <table:table-cell office:value-type="string">
            <text:p>input/data_formal_20240530-1342/meme/NearJoke_20230206T125048/0.jpg</text:p>
          </table:table-cell>
          <table:table-cell office:value-type="string">
            <text:p>https://twitter.com/NearJoke/status/1622578556328116224</text:p>
          </table:table-cell>
        </table:table-row>
        <table:table-row>
          <table:table-cell office:value="1961" office:value-type="float"/>
          <table:table-cell office:value-type="string">
            <text:p>Pattern 48</text:p>
          </table:table-cell>
          <table:table-cell office:value="0.3676655434436685" office:value-type="float"/>
          <table:table-cell office:value="0.4975011860643407" office:value-type="float"/>
          <table:table-cell office:value="27.94602911065375" office:value-type="float"/>
          <table:table-cell office:value-type="string">
            <text:p>input/data_formal_20240530-1342/meme/NearMemeDaily_20210814T083030/0.jpg</text:p>
          </table:table-cell>
          <table:table-cell office:value-type="string">
            <text:p>https://twitter.com/emma_gymnast89/status/1620921516882903041</text:p>
          </table:table-cell>
        </table:table-row>
        <table:table-row>
          <table:table-cell office:value="1962" office:value-type="float"/>
          <table:table-cell office:value-type="string">
            <text:p>Pattern 15</text:p>
          </table:table-cell>
          <table:table-cell office:value="0.21974235683854795" office:value-type="float"/>
          <table:table-cell office:value="0.3496245909253306" office:value-type="float"/>
          <table:table-cell office:value="29.995413573150742" office:value-type="float"/>
          <table:table-cell office:value-type="string">
            <text:p>input/data_formal_20240530-1342/meme/NearMemeDaily_20210814T083030/1.jpg</text:p>
          </table:table-cell>
          <table:table-cell office:value-type="string">
            <text:p>https://twitter.com/emma_gymnast89/status/1620921516882903041</text:p>
          </table:table-cell>
        </table:table-row>
        <table:table-row>
          <table:table-cell office:value="1963" office:value-type="float"/>
          <table:table-cell office:value-type="string">
            <text:p>Pattern 2</text:p>
          </table:table-cell>
          <table:table-cell office:value="0.4280267395191806" office:value-type="float"/>
          <table:table-cell office:value="0.3809136268330682" office:value-type="float"/>
          <table:table-cell office:value="29.65411844023273" office:value-type="float"/>
          <table:table-cell office:value-type="string">
            <text:p>input/data_formal_20240530-1342/meme/neelamsweetie_20230109T211115/0.jpg</text:p>
          </table:table-cell>
          <table:table-cell office:value-type="string">
            <text:p>https://twitter.com/NomanSamad786/status/1613271047486451713</text:p>
          </table:table-cell>
        </table:table-row>
        <table:table-row>
          <table:table-cell office:value="1964" office:value-type="float"/>
          <table:table-cell office:value-type="string">
            <text:p>Pattern 21</text:p>
          </table:table-cell>
          <table:table-cell office:value="0.6830209732417182" office:value-type="float"/>
          <table:table-cell office:value="0.682054114042074" office:value-type="float"/>
          <table:table-cell office:value="18.005293265416974" office:value-type="float"/>
          <table:table-cell office:value-type="string">
            <text:p>input/data_formal_20240530-1342/meme/NeonBlockchain_20230206T141557/0.jpg</text:p>
          </table:table-cell>
          <table:table-cell office:value-type="string">
            <text:p>https://twitter.com/JordanR09241481/status/1622629674248548372</text:p>
          </table:table-cell>
        </table:table-row>
        <table:table-row>
          <table:table-cell office:value="1965" office:value-type="float"/>
          <table:table-cell office:value-type="string">
            <text:p>Pattern 30</text:p>
          </table:table-cell>
          <table:table-cell office:value="0.45498825268073345" office:value-type="float"/>
          <table:table-cell office:value="0.6123934315211397" office:value-type="float"/>
          <table:table-cell office:value="29.91574873951249" office:value-type="float"/>
          <table:table-cell office:value-type="string">
            <text:p>input/data_formal_20240530-1342/meme/NerdgonA_20230316T020728/0.jpg</text:p>
          </table:table-cell>
          <table:table-cell office:value-type="string">
            <text:p>https://twitter.com/NerdgonA/status/1636187395359117312</text:p>
          </table:table-cell>
        </table:table-row>
        <table:table-row>
          <table:table-cell office:value="1966" office:value-type="float"/>
          <table:table-cell office:value-type="string">
            <text:p>Pattern 9</text:p>
          </table:table-cell>
          <table:table-cell office:value="0.20929166768034624" office:value-type="float"/>
          <table:table-cell office:value="0.004654716408509729" office:value-type="float"/>
          <table:table-cell office:value="9.678719626481776" office:value-type="float"/>
          <table:table-cell office:value-type="string">
            <text:p>input/data_formal_20240530-1342/meme/netizenstech__20230105T123644/0.jpg</text:p>
          </table:table-cell>
          <table:table-cell office:value-type="string">
            <text:p>https://twitter.com/netizenstech_/status/1610978605756198912</text:p>
          </table:table-cell>
        </table:table-row>
        <table:table-row>
          <table:table-cell office:value="1967" office:value-type="float"/>
          <table:table-cell office:value-type="string">
            <text:p>Pattern 9</text:p>
          </table:table-cell>
          <table:table-cell office:value="0.20739668352208063" office:value-type="float"/>
          <table:table-cell office:value="0.00808007526080634" office:value-type="float"/>
          <table:table-cell office:value="9.600375750550484" office:value-type="float"/>
          <table:table-cell office:value-type="string">
            <text:p>input/data_formal_20240530-1342/meme/netizenstech__20230105T123644/1.jpg</text:p>
          </table:table-cell>
          <table:table-cell office:value-type="string">
            <text:p>https://twitter.com/netizenstech_/status/1610978605756198912</text:p>
          </table:table-cell>
        </table:table-row>
        <table:table-row>
          <table:table-cell office:value="1968" office:value-type="float"/>
          <table:table-cell office:value-type="string">
            <text:p>Pattern 9</text:p>
          </table:table-cell>
          <table:table-cell office:value="0.2099268928933368" office:value-type="float"/>
          <table:table-cell office:value="0.004725476012011842" office:value-type="float"/>
          <table:table-cell office:value="9.839315314316874" office:value-type="float"/>
          <table:table-cell office:value-type="string">
            <text:p>input/data_formal_20240530-1342/meme/netizenstech__20230105T123644/2.jpg</text:p>
          </table:table-cell>
          <table:table-cell office:value-type="string">
            <text:p>https://twitter.com/netizenstech_/status/1610978605756198912</text:p>
          </table:table-cell>
        </table:table-row>
        <table:table-row>
          <table:table-cell office:value="1969" office:value-type="float"/>
          <table:table-cell office:value-type="string">
            <text:p>Pattern 9</text:p>
          </table:table-cell>
          <table:table-cell office:value="0.21161007657617695" office:value-type="float"/>
          <table:table-cell office:value="0.004543080908690489" office:value-type="float"/>
          <table:table-cell office:value="9.850004198246278" office:value-type="float"/>
          <table:table-cell office:value-type="string">
            <text:p>input/data_formal_20240530-1342/meme/netizenstech__20230105T123644/3.jpg</text:p>
          </table:table-cell>
          <table:table-cell office:value-type="string">
            <text:p>https://twitter.com/netizenstech_/status/1610978605756198912</text:p>
          </table:table-cell>
        </table:table-row>
        <table:table-row>
          <table:table-cell office:value="1970" office:value-type="float"/>
          <table:table-cell office:value-type="string">
            <text:p>Pattern 36</text:p>
          </table:table-cell>
          <table:table-cell office:value="0.8474787990367856" office:value-type="float"/>
          <table:table-cell office:value="0.46180616487165377" office:value-type="float"/>
          <table:table-cell office:value="25.184743256813363" office:value-type="float"/>
          <table:table-cell office:value-type="string">
            <text:p>input/data_formal_20240530-1342/meme/network_halo_20230104T154648/0.jpg</text:p>
          </table:table-cell>
          <table:table-cell office:value-type="string">
            <text:p>https://twitter.com/steymorgan1/status/1611262274366509056</text:p>
          </table:table-cell>
        </table:table-row>
        <table:table-row>
          <table:table-cell office:value="1971" office:value-type="float"/>
          <table:table-cell office:value-type="string">
            <text:p>Pattern 31</text:p>
          </table:table-cell>
          <table:table-cell office:value="0.052391642535594585" office:value-type="float"/>
          <table:table-cell office:value="0.30577635487036225" office:value-type="float"/>
          <table:table-cell office:value="23.058974129335937" office:value-type="float"/>
          <table:table-cell office:value-type="string">
            <text:p>input/data_formal_20240530-1342/meme/NeuyNodes_20221226T011637/0.jpg</text:p>
          </table:table-cell>
          <table:table-cell office:value-type="string">
            <text:p>https://twitter.com/DianeWo92651866/status/1607948377555361793</text:p>
          </table:table-cell>
        </table:table-row>
        <table:table-row>
          <table:table-cell office:value="1972" office:value-type="float"/>
          <table:table-cell office:value-type="string">
            <text:p>Pattern 12</text:p>
          </table:table-cell>
          <table:table-cell office:value="0.2649705291744094" office:value-type="float"/>
          <table:table-cell office:value="0.5885570221744806" office:value-type="float"/>
          <table:table-cell office:value="28.815285576494997" office:value-type="float"/>
          <table:table-cell office:value-type="string">
            <text:p>input/data_formal_20240530-1342/meme/News9Tweets_20230206T141306/0.jpg</text:p>
          </table:table-cell>
          <table:table-cell office:value-type="string">
            <text:p>https://twitter.com/News9Tweets/status/1622599267109183489</text:p>
          </table:table-cell>
        </table:table-row>
        <table:table-row>
          <table:table-cell office:value="1973" office:value-type="float"/>
          <table:table-cell office:value-type="string">
            <text:p>Pattern 9</text:p>
          </table:table-cell>
          <table:table-cell office:value="0.15459136726148912" office:value-type="float"/>
          <table:table-cell office:value="0.019513992403071556" office:value-type="float"/>
          <table:table-cell office:value="7.1689155403125" office:value-type="float"/>
          <table:table-cell office:value-type="string">
            <text:p>input/data_formal_20240530-1342/meme/NewsHamster1_20230106T053508/0.jpg</text:p>
          </table:table-cell>
          <table:table-cell office:value-type="string">
            <text:p>https://twitter.com/NewsHamster1/status/1611234894860128256</text:p>
          </table:table-cell>
        </table:table-row>
        <table:table-row>
          <table:table-cell office:value="1974" office:value-type="float"/>
          <table:table-cell office:value-type="string">
            <text:p>Pattern 16</text:p>
          </table:table-cell>
          <table:table-cell office:value="0.30422401291596923" office:value-type="float"/>
          <table:table-cell office:value="0.30306710790803093" office:value-type="float"/>
          <table:table-cell office:value="27.037504033732745" office:value-type="float"/>
          <table:table-cell office:value-type="string">
            <text:p>input/data_formal_20240530-1342/meme/NewsJiujitsu_20211216T170416/0.jpg</text:p>
          </table:table-cell>
          <table:table-cell office:value-type="string">
            <text:p>https://twitter.com/NewsJiujitsu/status/1618555182576709632</text:p>
          </table:table-cell>
        </table:table-row>
        <table:table-row>
          <table:table-cell office:value="1975" office:value-type="float"/>
          <table:table-cell office:value-type="string">
            <text:p>Pattern 46</text:p>
          </table:table-cell>
          <table:table-cell office:value="0.10217315897995871" office:value-type="float"/>
          <table:table-cell office:value="0.10041329640564717" office:value-type="float"/>
          <table:table-cell office:value="12.61984017142665" office:value-type="float"/>
          <table:table-cell office:value-type="string">
            <text:p>input/data_formal_20240530-1342/meme/NewsNowNation_20230105T103301/0.jpg</text:p>
          </table:table-cell>
          <table:table-cell office:value-type="string">
            <text:p>https://twitter.com/sakshamceo/status/1610960668647391232</text:p>
          </table:table-cell>
        </table:table-row>
        <table:table-row>
          <table:table-cell office:value="1976" office:value-type="float"/>
          <table:table-cell office:value-type="string">
            <text:p>Pattern 42</text:p>
          </table:table-cell>
          <table:table-cell office:value="0.5729231599369129" office:value-type="float"/>
          <table:table-cell office:value="0.4332896864072527" office:value-type="float"/>
          <table:table-cell office:value="28.99474053626667" office:value-type="float"/>
          <table:table-cell office:value-type="string">
            <text:p>input/data_formal_20240530-1342/meme/NewzoApp_20221228T050350/0.jpg</text:p>
          </table:table-cell>
          <table:table-cell office:value-type="string">
            <text:p>https://twitter.com/NewzoApp/status/1607965524327292928</text:p>
          </table:table-cell>
        </table:table-row>
        <table:table-row>
          <table:table-cell office:value="1977" office:value-type="float"/>
          <table:table-cell office:value-type="string">
            <text:p>Pattern 31</text:p>
          </table:table-cell>
          <table:table-cell office:value="0.24658595225875418" office:value-type="float"/>
          <table:table-cell office:value="0.5133794587241889" office:value-type="float"/>
          <table:table-cell office:value="31.90446818434682" office:value-type="float"/>
          <table:table-cell office:value-type="string">
            <text:p>input/data_formal_20240530-1342/meme/NewzoApp_20230106T051353/0.jpg</text:p>
          </table:table-cell>
          <table:table-cell office:value-type="string">
            <text:p>https://twitter.com/NewzoApp/status/1611229545595797504</text:p>
          </table:table-cell>
        </table:table-row>
        <table:table-row>
          <table:table-cell office:value="1978" office:value-type="float"/>
          <table:table-cell office:value-type="string">
            <text:p>Pattern 14</text:p>
          </table:table-cell>
          <table:table-cell office:value="0.31732065879829485" office:value-type="float"/>
          <table:table-cell office:value="0.6588193073495326" office:value-type="float"/>
          <table:table-cell office:value="27.116272769191195" office:value-type="float"/>
          <table:table-cell office:value-type="string">
            <text:p>input/data_formal_20240530-1342/meme/Nexusswagon_20210301T025137/0.jpg</text:p>
          </table:table-cell>
          <table:table-cell office:value-type="string">
            <text:p>https://twitter.com/balanwondermem3/status/1607976012658388992</text:p>
          </table:table-cell>
        </table:table-row>
        <table:table-row>
          <table:table-cell office:value="1979" office:value-type="float"/>
          <table:table-cell office:value-type="string">
            <text:p>Pattern 41</text:p>
          </table:table-cell>
          <table:table-cell office:value="0.24107690610866955" office:value-type="float"/>
          <table:table-cell office:value="0.7569768014131718" office:value-type="float"/>
          <table:table-cell office:value="29.298513827405568" office:value-type="float"/>
          <table:table-cell office:value-type="string">
            <text:p>input/data_formal_20240530-1342/meme/NFT_CRYPTO_MA_1_20230224T120305/0.jpg</text:p>
          </table:table-cell>
          <table:table-cell office:value-type="string">
            <text:p>https://twitter.com/oxpickawxx/status/1629745981293199360</text:p>
          </table:table-cell>
        </table:table-row>
        <table:table-row>
          <table:table-cell office:value="1980" office:value-type="float"/>
          <table:table-cell office:value-type="string">
            <text:p>Pattern 6</text:p>
          </table:table-cell>
          <table:table-cell office:value="0.1282855275177219" office:value-type="float"/>
          <table:table-cell office:value="0.41127698325950723" office:value-type="float"/>
          <table:table-cell office:value="30.47918006746735" office:value-type="float"/>
          <table:table-cell office:value-type="string">
            <text:p>input/data_formal_20240530-1342/meme/nftartcards_20230105T172904/0.jpg</text:p>
          </table:table-cell>
          <table:table-cell office:value-type="string">
            <text:p>https://twitter.com/ArtgumiDAO/status/1611220407729926146</text:p>
          </table:table-cell>
        </table:table-row>
        <table:table-row>
          <table:table-cell office:value="1981" office:value-type="float"/>
          <table:table-cell office:value-type="string">
            <text:p>Pattern 25</text:p>
          </table:table-cell>
          <table:table-cell office:value="0.6757959833012661" office:value-type="float"/>
          <table:table-cell office:value="0.35037485200450924" office:value-type="float"/>
          <table:table-cell office:value="24.720377075495175" office:value-type="float"/>
          <table:table-cell office:value-type="string">
            <text:p>input/data_formal_20240530-1342/meme/NFTICALLY_20230206T130006/0.jpg</text:p>
          </table:table-cell>
          <table:table-cell office:value-type="string">
            <text:p>https://twitter.com/NFTICALLY/status/1622580895969411074</text:p>
          </table:table-cell>
        </table:table-row>
        <table:table-row>
          <table:table-cell office:value="1982" office:value-type="float"/>
          <table:table-cell office:value-type="string">
            <text:p>Pattern 3</text:p>
          </table:table-cell>
          <table:table-cell office:value="0.788724496974349" office:value-type="float"/>
          <table:table-cell office:value="0.448393642034517" office:value-type="float"/>
          <table:table-cell office:value="24.167080755297587" office:value-type="float"/>
          <table:table-cell office:value-type="string">
            <text:p>input/data_formal_20240530-1342/meme/NftsFlorin_20230206T143646/0.jpg</text:p>
          </table:table-cell>
          <table:table-cell office:value-type="string">
            <text:p>https://twitter.com/NftsFlorin/status/1622605221888229379</text:p>
          </table:table-cell>
        </table:table-row>
        <table:table-row>
          <table:table-cell office:value="1983" office:value-type="float"/>
          <table:table-cell office:value-type="string">
            <text:p>Pattern 16</text:p>
          </table:table-cell>
          <table:table-cell office:value="0.207029801147845" office:value-type="float"/>
          <table:table-cell office:value="0.4189735840035522" office:value-type="float"/>
          <table:table-cell office:value="34.56352848399238" office:value-type="float"/>
          <table:table-cell office:value-type="string">
            <text:p>input/data_formal_20240530-1342/meme/nfTTcity_20230104T110030/0.jpg</text:p>
          </table:table-cell>
          <table:table-cell office:value-type="string">
            <text:p>https://twitter.com/shahad_chowdhur/status/1610970973645467649</text:p>
          </table:table-cell>
        </table:table-row>
        <table:table-row>
          <table:table-cell office:value="1984" office:value-type="float"/>
          <table:table-cell office:value-type="string">
            <text:p>Pattern 36</text:p>
          </table:table-cell>
          <table:table-cell office:value="0.9003295244708305" office:value-type="float"/>
          <table:table-cell office:value="0.33826232637561005" office:value-type="float"/>
          <table:table-cell office:value="20.345088333254825" office:value-type="float"/>
          <table:table-cell office:value-type="string">
            <text:p>input/data_formal_20240530-1342/meme/NGNetworks_in_20221228T042154/0.jpg</text:p>
          </table:table-cell>
          <table:table-cell office:value-type="string">
            <text:p>https://twitter.com/NGNetworks_in/status/1607954972116922368</text:p>
          </table:table-cell>
        </table:table-row>
        <table:table-row>
          <table:table-cell office:value="1985" office:value-type="float"/>
          <table:table-cell office:value-type="string">
            <text:p>Pattern 4</text:p>
          </table:table-cell>
          <table:table-cell office:value="0.18517010291444244" office:value-type="float"/>
          <table:table-cell office:value="0.7756222835267312" office:value-type="float"/>
          <table:table-cell office:value="25.877158333127056" office:value-type="float"/>
          <table:table-cell office:value-type="string">
            <text:p>input/data_formal_20240530-1342/meme/NicholasSarrouh_20230106T035019/0.jpg</text:p>
          </table:table-cell>
          <table:table-cell office:value-type="string">
            <text:p>https://twitter.com/DnD_Lich/status/1611254682537574400</text:p>
          </table:table-cell>
        </table:table-row>
        <table:table-row>
          <table:table-cell office:value="1986" office:value-type="float"/>
          <table:table-cell office:value-type="string">
            <text:p>Pattern 46</text:p>
          </table:table-cell>
          <table:table-cell office:value="0.10597357949897485" office:value-type="float"/>
          <table:table-cell office:value="0.1628195624119696" office:value-type="float"/>
          <table:table-cell office:value="12.38447038896513" office:value-type="float"/>
          <table:table-cell office:value-type="string">
            <text:p>input/data_formal_20240530-1342/meme/nidayurveda_20230106T062407/0.jpg</text:p>
          </table:table-cell>
          <table:table-cell office:value-type="string">
            <text:p>https://twitter.com/nidayurveda/status/1611247222041235457</text:p>
          </table:table-cell>
        </table:table-row>
        <table:table-row>
          <table:table-cell office:value="1987" office:value-type="float"/>
          <table:table-cell office:value-type="string">
            <text:p>Pattern 2</text:p>
          </table:table-cell>
          <table:table-cell office:value="0.8443250047822195" office:value-type="float"/>
          <table:table-cell office:value="0.39094872649362883" office:value-type="float"/>
          <table:table-cell office:value="23.45417888341103" office:value-type="float"/>
          <table:table-cell office:value-type="string">
            <text:p>input/data_formal_20240530-1342/meme/nighteaglehawk_20221225T015448/0.jpg</text:p>
          </table:table-cell>
          <table:table-cell office:value-type="string">
            <text:p>https://twitter.com/MineVoidMC/status/1607975247357313024</text:p>
          </table:table-cell>
        </table:table-row>
        <table:table-row>
          <table:table-cell office:value="1988" office:value-type="float"/>
          <table:table-cell office:value-type="string">
            <text:p>Pattern 42</text:p>
          </table:table-cell>
          <table:table-cell office:value="0.47043670014929206" office:value-type="float"/>
          <table:table-cell office:value="0.5656226309650414" office:value-type="float"/>
          <table:table-cell office:value="26.328368972833694" office:value-type="float"/>
          <table:table-cell office:value-type="string">
            <text:p>input/data_formal_20240530-1342/meme/nighteaglehawk_20230106T055137/0.jpg</text:p>
          </table:table-cell>
          <table:table-cell office:value-type="string">
            <text:p>https://twitter.com/nighteaglehawk/status/1611239039599788032</text:p>
          </table:table-cell>
        </table:table-row>
        <table:table-row>
          <table:table-cell office:value="1989" office:value-type="float"/>
          <table:table-cell office:value-type="string">
            <text:p>Pattern 5</text:p>
          </table:table-cell>
          <table:table-cell office:value="0.5113060956881008" office:value-type="float"/>
          <table:table-cell office:value="0.588977000006464" office:value-type="float"/>
          <table:table-cell office:value="26.224664984175284" office:value-type="float"/>
          <table:table-cell office:value-type="string">
            <text:p>input/data_formal_20240530-1342/meme/nighteaglehawk_20230130T205023/0.jpg</text:p>
          </table:table-cell>
          <table:table-cell office:value-type="string">
            <text:p>https://twitter.com/nighteaglehawk/status/1620162531213058050</text:p>
          </table:table-cell>
        </table:table-row>
        <table:table-row>
          <table:table-cell office:value="1990" office:value-type="float"/>
          <table:table-cell office:value-type="string">
            <text:p>Pattern 34</text:p>
          </table:table-cell>
          <table:table-cell office:value="0.19804874200845796" office:value-type="float"/>
          <table:table-cell office:value="0.5685287932591963" office:value-type="float"/>
          <table:table-cell office:value="28.352736603515684" office:value-type="float"/>
          <table:table-cell office:value-type="string">
            <text:p>input/data_formal_20240530-1342/meme/nighteaglehawk_20230202T000128/0.jpg</text:p>
          </table:table-cell>
          <table:table-cell office:value-type="string">
            <text:p>https://twitter.com/nighteaglehawk/status/1620935396883570688</text:p>
          </table:table-cell>
        </table:table-row>
        <table:table-row>
          <table:table-cell office:value="1991" office:value-type="float"/>
          <table:table-cell office:value-type="string">
            <text:p>Pattern 34</text:p>
          </table:table-cell>
          <table:table-cell office:value="0.2783246434880872" office:value-type="float"/>
          <table:table-cell office:value="0.6811959583099807" office:value-type="float"/>
          <table:table-cell office:value="24.852191730036086" office:value-type="float"/>
          <table:table-cell office:value-type="string">
            <text:p>input/data_formal_20240530-1342/meme/nighteaglehawk_20230212T133621/0.jpg</text:p>
          </table:table-cell>
          <table:table-cell office:value-type="string">
            <text:p>https://twitter.com/TheSportsGear_/status/1624765298602549248</text:p>
          </table:table-cell>
        </table:table-row>
        <table:table-row>
          <table:table-cell office:value="1992" office:value-type="float"/>
          <table:table-cell office:value-type="string">
            <text:p>Pattern 16</text:p>
          </table:table-cell>
          <table:table-cell office:value="0.2449043801533098" office:value-type="float"/>
          <table:table-cell office:value="0.4108453074740695" office:value-type="float"/>
          <table:table-cell office:value="31.332838095834298" office:value-type="float"/>
          <table:table-cell office:value-type="string">
            <text:p>input/data_formal_20240530-1342/meme/NightwatchManTV_20220417T110221/0.jpg</text:p>
          </table:table-cell>
          <table:table-cell office:value-type="string">
            <text:p>https://twitter.com/NightwatchManTV/status/1610969571262963715</text:p>
          </table:table-cell>
        </table:table-row>
        <table:table-row>
          <table:table-cell office:value="1993" office:value-type="float"/>
          <table:table-cell office:value-type="string">
            <text:p>Pattern 1</text:p>
          </table:table-cell>
          <table:table-cell office:value="0.38612375118369396" office:value-type="float"/>
          <table:table-cell office:value="0.5477346925507733" office:value-type="float"/>
          <table:table-cell office:value="32.173117051269415" office:value-type="float"/>
          <table:table-cell office:value-type="string">
            <text:p>input/data_formal_20240530-1342/meme/NightwatchManTV_20220417T110221/1.jpg</text:p>
          </table:table-cell>
          <table:table-cell office:value-type="string">
            <text:p>https://twitter.com/NightwatchManTV/status/1610969571262963715</text:p>
          </table:table-cell>
        </table:table-row>
        <table:table-row>
          <table:table-cell office:value="1994" office:value-type="float"/>
          <table:table-cell office:value-type="string">
            <text:p>Pattern 17</text:p>
          </table:table-cell>
          <table:table-cell office:value="0.43758231099428013" office:value-type="float"/>
          <table:table-cell office:value="0.4527609929213814" office:value-type="float"/>
          <table:table-cell office:value="28.162232157081192" office:value-type="float"/>
          <table:table-cell office:value-type="string">
            <text:p>input/data_formal_20240530-1342/meme/nikologyindia_20230105T120113/0.jpg</text:p>
          </table:table-cell>
          <table:table-cell office:value-type="string">
            <text:p>https://twitter.com/nikologyindia/status/1610969665001656320</text:p>
          </table:table-cell>
        </table:table-row>
        <table:table-row>
          <table:table-cell office:value="1995" office:value-type="float"/>
          <table:table-cell office:value-type="string">
            <text:p>Pattern 31</text:p>
          </table:table-cell>
          <table:table-cell office:value="0.09165234786593907" office:value-type="float"/>
          <table:table-cell office:value="0.43985166416767996" office:value-type="float"/>
          <table:table-cell office:value="28.087928639364772" office:value-type="float"/>
          <table:table-cell office:value-type="string">
            <text:p>input/data_formal_20240530-1342/meme/NimbleBoxAI_20230105T123019/0.jpg</text:p>
          </table:table-cell>
          <table:table-cell office:value-type="string">
            <text:p>https://twitter.com/JadeKatBond/status/1610977572006789121</text:p>
          </table:table-cell>
        </table:table-row>
        <table:table-row>
          <table:table-cell office:value="1996" office:value-type="float"/>
          <table:table-cell office:value-type="string">
            <text:p>Pattern 19</text:p>
          </table:table-cell>
          <table:table-cell office:value="0.6032634214765027" office:value-type="float"/>
          <table:table-cell office:value="0.6882678450795933" office:value-type="float"/>
          <table:table-cell office:value="26.281018251730867" office:value-type="float"/>
          <table:table-cell office:value-type="string">
            <text:p>input/data_formal_20240530-1342/meme/ninemediacenter_20230202T050026/0.jpg</text:p>
          </table:table-cell>
          <table:table-cell office:value-type="string">
            <text:p>https://twitter.com/ninemediacenter/status/1621010634250010626</text:p>
          </table:table-cell>
        </table:table-row>
        <table:table-row>
          <table:table-cell office:value="1997" office:value-type="float"/>
          <table:table-cell office:value-type="string">
            <text:p>Pattern 3</text:p>
          </table:table-cell>
          <table:table-cell office:value="0.8906788888195957" office:value-type="float"/>
          <table:table-cell office:value="0.44941061991386577" office:value-type="float"/>
          <table:table-cell office:value="19.515799649536056" office:value-type="float"/>
          <table:table-cell office:value-type="string">
            <text:p>input/data_formal_20240530-1342/meme/ninemediacenter_20230202T050026/1.jpg</text:p>
          </table:table-cell>
          <table:table-cell office:value-type="string">
            <text:p>https://twitter.com/ninemediacenter/status/1621010634250010626</text:p>
          </table:table-cell>
        </table:table-row>
        <table:table-row>
          <table:table-cell office:value="1998" office:value-type="float"/>
          <table:table-cell office:value-type="string">
            <text:p>Pattern 29</text:p>
          </table:table-cell>
          <table:table-cell office:value="0.30846371222077934" office:value-type="float"/>
          <table:table-cell office:value="0.48907459375057827" office:value-type="float"/>
          <table:table-cell office:value="24.533721323282084" office:value-type="float"/>
          <table:table-cell office:value-type="string">
            <text:p>input/data_formal_20240530-1342/meme/ninemediacenter_20230202T050026/2.jpg</text:p>
          </table:table-cell>
          <table:table-cell office:value-type="string">
            <text:p>https://twitter.com/ninemediacenter/status/1621010634250010626</text:p>
          </table:table-cell>
        </table:table-row>
        <table:table-row>
          <table:table-cell office:value="1999" office:value-type="float"/>
          <table:table-cell office:value-type="string">
            <text:p>Pattern 36</text:p>
          </table:table-cell>
          <table:table-cell office:value="0.8375208388856845" office:value-type="float"/>
          <table:table-cell office:value="0.3977604525240898" office:value-type="float"/>
          <table:table-cell office:value="26.97464106845834" office:value-type="float"/>
          <table:table-cell office:value-type="string">
            <text:p>input/data_formal_20240530-1342/meme/ninemediacenter_20230202T050026/3.jpg</text:p>
          </table:table-cell>
          <table:table-cell office:value-type="string">
            <text:p>https://twitter.com/ninemediacenter/status/1621010634250010626</text:p>
          </table:table-cell>
        </table:table-row>
        <table:table-row>
          <table:table-cell office:value="2000" office:value-type="float"/>
          <table:table-cell office:value-type="string">
            <text:p>Pattern 34</text:p>
          </table:table-cell>
          <table:table-cell office:value="0.2207089724132873" office:value-type="float"/>
          <table:table-cell office:value="0.6456364882869186" office:value-type="float"/>
          <table:table-cell office:value="23.915104439779743" office:value-type="float"/>
          <table:table-cell office:value-type="string">
            <text:p>input/data_formal_20240530-1342/meme/NinjaWOfficial_20230202T054204/0.jpg</text:p>
          </table:table-cell>
          <table:table-cell office:value-type="string">
            <text:p>https://twitter.com/NinjaWOfficial/status/1621021108496666624</text:p>
          </table:table-cell>
        </table:table-row>
        <table:table-row>
          <table:table-cell office:value="2001" office:value-type="float"/>
          <table:table-cell office:value-type="string">
            <text:p>Pattern 49</text:p>
          </table:table-cell>
          <table:table-cell office:value="0.4897649272140713" office:value-type="float"/>
          <table:table-cell office:value="0.8860784423702581" office:value-type="float"/>
          <table:table-cell office:value="22.482681672870587" office:value-type="float"/>
          <table:table-cell office:value-type="string">
            <text:p>input/data_formal_20240530-1342/meme/nishan_ghatani_20221228T035943/0.jpg</text:p>
          </table:table-cell>
          <table:table-cell office:value-type="string">
            <text:p>https://twitter.com/nishan_ghatani/status/1607949388588158977</text:p>
          </table:table-cell>
        </table:table-row>
        <table:table-row>
          <table:table-cell office:value="2002" office:value-type="float"/>
          <table:table-cell office:value-type="string">
            <text:p>Pattern 24</text:p>
          </table:table-cell>
          <table:table-cell office:value="0.3860001256024579" office:value-type="float"/>
          <table:table-cell office:value="0.8718246924838053" office:value-type="float"/>
          <table:table-cell office:value="15.573206328608094" office:value-type="float"/>
          <table:table-cell office:value-type="string">
            <text:p>input/data_formal_20240530-1342/meme/Nithin08346111_20230226T072702/0.jpg</text:p>
          </table:table-cell>
          <table:table-cell office:value-type="string">
            <text:p>https://twitter.com/Nithin08346111/status/1629744834599845888</text:p>
          </table:table-cell>
        </table:table-row>
        <table:table-row>
          <table:table-cell office:value="2003" office:value-type="float"/>
          <table:table-cell office:value-type="string">
            <text:p>Pattern 1</text:p>
          </table:table-cell>
          <table:table-cell office:value="0.4100002923801034" office:value-type="float"/>
          <table:table-cell office:value="0.5952242198447153" office:value-type="float"/>
          <table:table-cell office:value="26.655238547387395" office:value-type="float"/>
          <table:table-cell office:value-type="string">
            <text:p>input/data_formal_20240530-1342/meme/nittzzii_20221228T064721/0.jpg</text:p>
          </table:table-cell>
          <table:table-cell office:value-type="string">
            <text:p>https://twitter.com/nittzzii/status/1607991577154301952</text:p>
          </table:table-cell>
        </table:table-row>
        <table:table-row>
          <table:table-cell office:value="2004" office:value-type="float"/>
          <table:table-cell office:value-type="string">
            <text:p>Pattern 34</text:p>
          </table:table-cell>
          <table:table-cell office:value="0.257475079136647" office:value-type="float"/>
          <table:table-cell office:value="0.7013354545323921" office:value-type="float"/>
          <table:table-cell office:value="29.43810531531638" office:value-type="float"/>
          <table:table-cell office:value-type="string">
            <text:p>input/data_formal_20240530-1342/meme/noize_exe_20210725T010846/0.jpg</text:p>
          </table:table-cell>
          <table:table-cell office:value-type="string">
            <text:p>https://twitter.com/Jess_PKM/status/1624807867587895299</text:p>
          </table:table-cell>
        </table:table-row>
        <table:table-row>
          <table:table-cell office:value="2005" office:value-type="float"/>
          <table:table-cell office:value-type="string">
            <text:p>Pattern 12</text:p>
          </table:table-cell>
          <table:table-cell office:value="0.23110008177293437" office:value-type="float"/>
          <table:table-cell office:value="0.9369437673874388" office:value-type="float"/>
          <table:table-cell office:value="21.79569114095573" office:value-type="float"/>
          <table:table-cell office:value-type="string">
            <text:p>input/data_formal_20240530-1342/meme/NoriTheLord_20220403T163038/0.jpg</text:p>
          </table:table-cell>
          <table:table-cell office:value-type="string">
            <text:p>https://twitter.com/makaka07243710/status/1607966247886675968</text:p>
          </table:table-cell>
        </table:table-row>
        <table:table-row>
          <table:table-cell office:value="2006" office:value-type="float"/>
          <table:table-cell office:value-type="string">
            <text:p>Pattern 43</text:p>
          </table:table-cell>
          <table:table-cell office:value="0.4810617495279341" office:value-type="float"/>
          <table:table-cell office:value="0.2814528224630862" office:value-type="float"/>
          <table:table-cell office:value="31.53866821877387" office:value-type="float"/>
          <table:table-cell office:value-type="string">
            <text:p>input/data_formal_20240530-1342/meme/NoriTheLord_20220403T163038/1.jpg</text:p>
          </table:table-cell>
          <table:table-cell office:value-type="string">
            <text:p>https://twitter.com/makaka07243710/status/1607966247886675968</text:p>
          </table:table-cell>
        </table:table-row>
        <table:table-row>
          <table:table-cell office:value="2007" office:value-type="float"/>
          <table:table-cell office:value-type="string">
            <text:p>Pattern 23</text:p>
          </table:table-cell>
          <table:table-cell office:value="0.19100591457909313" office:value-type="float"/>
          <table:table-cell office:value="0.3267832422609239" office:value-type="float"/>
          <table:table-cell office:value="30.238858802449272" office:value-type="float"/>
          <table:table-cell office:value-type="string">
            <text:p>input/data_formal_20240530-1342/meme/NotOkay_brand_20230112T125941/0.jpg</text:p>
          </table:table-cell>
          <table:table-cell office:value-type="string">
            <text:p>https://twitter.com/NotOkay_brand/status/1613521093305995266</text:p>
          </table:table-cell>
        </table:table-row>
        <table:table-row>
          <table:table-cell office:value="2008" office:value-type="float"/>
          <table:table-cell office:value-type="string">
            <text:p>Pattern 16</text:p>
          </table:table-cell>
          <table:table-cell office:value="0.20118783777066118" office:value-type="float"/>
          <table:table-cell office:value="0.24036299815104087" office:value-type="float"/>
          <table:table-cell office:value="28.38558961295353" office:value-type="float"/>
          <table:table-cell office:value-type="string">
            <text:p>input/data_formal_20240530-1342/meme/NotOkay_brand_20230112T130148/0.jpg</text:p>
          </table:table-cell>
          <table:table-cell office:value-type="string">
            <text:p>https://twitter.com/NotOkay_brand/status/1613521628519960578</text:p>
          </table:table-cell>
        </table:table-row>
        <table:table-row>
          <table:table-cell office:value="2009" office:value-type="float"/>
          <table:table-cell office:value-type="string">
            <text:p>Pattern 31</text:p>
          </table:table-cell>
          <table:table-cell office:value="0.10158977999952401" office:value-type="float"/>
          <table:table-cell office:value="0.45431120494825045" office:value-type="float"/>
          <table:table-cell office:value="29.238038865123244" office:value-type="float"/>
          <table:table-cell office:value-type="string">
            <text:p>input/data_formal_20240530-1342/meme/nspiresoft_20221228T062520/0.jpg</text:p>
          </table:table-cell>
          <table:table-cell office:value-type="string">
            <text:p>https://twitter.com/nspiresoft/status/1607986034641625089</text:p>
          </table:table-cell>
        </table:table-row>
        <table:table-row>
          <table:table-cell office:value="2010" office:value-type="float"/>
          <table:table-cell office:value-type="string">
            <text:p>Pattern 12</text:p>
          </table:table-cell>
          <table:table-cell office:value="0.15323683247552877" office:value-type="float"/>
          <table:table-cell office:value="0.3355977759845733" office:value-type="float"/>
          <table:table-cell office:value="30.75865913032389" office:value-type="float"/>
          <table:table-cell office:value-type="string">
            <text:p>input/data_formal_20240530-1342/meme/nspiresoft_20221228T062520/1.jpg</text:p>
          </table:table-cell>
          <table:table-cell office:value-type="string">
            <text:p>https://twitter.com/nspiresoft/status/1607986034641625089</text:p>
          </table:table-cell>
        </table:table-row>
        <table:table-row>
          <table:table-cell office:value="2011" office:value-type="float"/>
          <table:table-cell office:value-type="string">
            <text:p>Pattern 16</text:p>
          </table:table-cell>
          <table:table-cell office:value="0.19170993075311762" office:value-type="float"/>
          <table:table-cell office:value="0.360941799820801" office:value-type="float"/>
          <table:table-cell office:value="35.005477771370174" office:value-type="float"/>
          <table:table-cell office:value-type="string">
            <text:p>input/data_formal_20240530-1342/meme/nspiresoft_20221228T062520/2.jpg</text:p>
          </table:table-cell>
          <table:table-cell office:value-type="string">
            <text:p>https://twitter.com/nspiresoft/status/1607986034641625089</text:p>
          </table:table-cell>
        </table:table-row>
        <table:table-row>
          <table:table-cell office:value="2012" office:value-type="float"/>
          <table:table-cell office:value-type="string">
            <text:p>Pattern 12</text:p>
          </table:table-cell>
          <table:table-cell office:value="0.1097636887349921" office:value-type="float"/>
          <table:table-cell office:value="0.43903046093705445" office:value-type="float"/>
          <table:table-cell office:value="32.14210177044973" office:value-type="float"/>
          <table:table-cell office:value-type="string">
            <text:p>input/data_formal_20240530-1342/meme/nspiresoft_20221228T062520/3.jpg</text:p>
          </table:table-cell>
          <table:table-cell office:value-type="string">
            <text:p>https://twitter.com/nspiresoft/status/1607986034641625089</text:p>
          </table:table-cell>
        </table:table-row>
        <table:table-row>
          <table:table-cell office:value="2013" office:value-type="float"/>
          <table:table-cell office:value-type="string">
            <text:p>Pattern 15</text:p>
          </table:table-cell>
          <table:table-cell office:value="0.2354145377952188" office:value-type="float"/>
          <table:table-cell office:value="0.36625763775202713" office:value-type="float"/>
          <table:table-cell office:value="19.18068756483123" office:value-type="float"/>
          <table:table-cell office:value-type="string">
            <text:p>input/data_formal_20240530-1342/meme/nspiresoft_20230106T051241/0.jpg</text:p>
          </table:table-cell>
          <table:table-cell office:value-type="string">
            <text:p>https://twitter.com/nspiresoft/status/1611229245283663875</text:p>
          </table:table-cell>
        </table:table-row>
        <table:table-row>
          <table:table-cell office:value="2014" office:value-type="float"/>
          <table:table-cell office:value-type="string">
            <text:p>Pattern 8</text:p>
          </table:table-cell>
          <table:table-cell office:value="0.23943600453788078" office:value-type="float"/>
          <table:table-cell office:value="0.3357798838885424" office:value-type="float"/>
          <table:table-cell office:value="17.677209737328514" office:value-type="float"/>
          <table:table-cell office:value-type="string">
            <text:p>input/data_formal_20240530-1342/meme/nspiresoft_20230106T051241/1.jpg</text:p>
          </table:table-cell>
          <table:table-cell office:value-type="string">
            <text:p>https://twitter.com/nspiresoft/status/1611229245283663875</text:p>
          </table:table-cell>
        </table:table-row>
        <table:table-row>
          <table:table-cell office:value="2015" office:value-type="float"/>
          <table:table-cell office:value-type="string">
            <text:p>Pattern 8</text:p>
          </table:table-cell>
          <table:table-cell office:value="0.19380912990106763" office:value-type="float"/>
          <table:table-cell office:value="0.40894864156995175" office:value-type="float"/>
          <table:table-cell office:value="20.434120814590653" office:value-type="float"/>
          <table:table-cell office:value-type="string">
            <text:p>input/data_formal_20240530-1342/meme/nspiresoft_20230106T051241/2.jpg</text:p>
          </table:table-cell>
          <table:table-cell office:value-type="string">
            <text:p>https://twitter.com/nspiresoft/status/1611229245283663875</text:p>
          </table:table-cell>
        </table:table-row>
        <table:table-row>
          <table:table-cell office:value="2016" office:value-type="float"/>
          <table:table-cell office:value-type="string">
            <text:p>Pattern 8</text:p>
          </table:table-cell>
          <table:table-cell office:value="0.3045461507644387" office:value-type="float"/>
          <table:table-cell office:value="0.501622163104832" office:value-type="float"/>
          <table:table-cell office:value="21.560454346412747" office:value-type="float"/>
          <table:table-cell office:value-type="string">
            <text:p>input/data_formal_20240530-1342/meme/nspiresoft_20230106T051241/3.jpg</text:p>
          </table:table-cell>
          <table:table-cell office:value-type="string">
            <text:p>https://twitter.com/nspiresoft/status/1611229245283663875</text:p>
          </table:table-cell>
        </table:table-row>
        <table:table-row>
          <table:table-cell office:value="2017" office:value-type="float"/>
          <table:table-cell office:value-type="string">
            <text:p>Pattern 4</text:p>
          </table:table-cell>
          <table:table-cell office:value="0.27842416879688137" office:value-type="float"/>
          <table:table-cell office:value="0.6370180396820504" office:value-type="float"/>
          <table:table-cell office:value="28.267303411412854" office:value-type="float"/>
          <table:table-cell office:value-type="string">
            <text:p>input/data_formal_20240530-1342/meme/nukepowermemes_20230212T133122/0.jpg</text:p>
          </table:table-cell>
          <table:table-cell office:value-type="string">
            <text:p>https://twitter.com/heybeerman04/status/1624763181263638535</text:p>
          </table:table-cell>
        </table:table-row>
        <table:table-row>
          <table:table-cell office:value="2018" office:value-type="float"/>
          <table:table-cell office:value-type="string">
            <text:p>Pattern 16</text:p>
          </table:table-cell>
          <table:table-cell office:value="0.2047699620549473" office:value-type="float"/>
          <table:table-cell office:value="0.47173014549635095" office:value-type="float"/>
          <table:table-cell office:value="32.72718160205836" office:value-type="float"/>
          <table:table-cell office:value-type="string">
            <text:p>input/data_formal_20240530-1342/meme/Nutribs_20230130T040328/0.jpg</text:p>
          </table:table-cell>
          <table:table-cell office:value-type="string">
            <text:p>https://twitter.com/Nutribs/status/1619909133557465092</text:p>
          </table:table-cell>
        </table:table-row>
        <table:table-row>
          <table:table-cell office:value="2019" office:value-type="float"/>
          <table:table-cell office:value-type="string">
            <text:p>Pattern 49</text:p>
          </table:table-cell>
          <table:table-cell office:value="0.4807102650750139" office:value-type="float"/>
          <table:table-cell office:value="0.8740801570814574" office:value-type="float"/>
          <table:table-cell office:value="23.956600076068476" office:value-type="float"/>
          <table:table-cell office:value-type="string">
            <text:p>input/data_formal_20240530-1342/meme/Nutribs_20230131T052115/0.jpg</text:p>
          </table:table-cell>
          <table:table-cell office:value-type="string">
            <text:p>https://twitter.com/Nutribs/status/1620291094864093184</text:p>
          </table:table-cell>
        </table:table-row>
        <table:table-row>
          <table:table-cell office:value="2020" office:value-type="float"/>
          <table:table-cell office:value-type="string">
            <text:p>Pattern 29</text:p>
          </table:table-cell>
          <table:table-cell office:value="0.4808870851210044" office:value-type="float"/>
          <table:table-cell office:value="0.5394398327993909" office:value-type="float"/>
          <table:table-cell office:value="28.010966176573646" office:value-type="float"/>
          <table:table-cell office:value-type="string">
            <text:p>input/data_formal_20240530-1342/meme/nutroyumm_20230322T113318/0.jpg</text:p>
          </table:table-cell>
          <table:table-cell office:value-type="string">
            <text:p>https://twitter.com/sonkar_tanvi/status/1638753970310246400</text:p>
          </table:table-cell>
        </table:table-row>
        <table:table-row>
          <table:table-cell office:value="2021" office:value-type="float"/>
          <table:table-cell office:value-type="string">
            <text:p>Pattern 15</text:p>
          </table:table-cell>
          <table:table-cell office:value="0.17870894288848924" office:value-type="float"/>
          <table:table-cell office:value="0.2592056364196962" office:value-type="float"/>
          <table:table-cell office:value="21.180964902054328" office:value-type="float"/>
          <table:table-cell office:value-type="string">
            <text:p>input/data_formal_20240530-1342/meme/nzdefi_20230205T231551/0.jpg</text:p>
          </table:table-cell>
          <table:table-cell office:value-type="string">
            <text:p>https://twitter.com/petitwallflower/status/1622609230594187266</text:p>
          </table:table-cell>
        </table:table-row>
        <table:table-row>
          <table:table-cell office:value="2022" office:value-type="float"/>
          <table:table-cell office:value-type="string">
            <text:p>Pattern 31</text:p>
          </table:table-cell>
          <table:table-cell office:value="0.17116484798942355" office:value-type="float"/>
          <table:table-cell office:value="0.4521454582753116" office:value-type="float"/>
          <table:table-cell office:value="30.66941865875085" office:value-type="float"/>
          <table:table-cell office:value-type="string">
            <text:p>input/data_formal_20240530-1342/meme/ObadeyiToluwani_20230403T090002/0.jpg</text:p>
          </table:table-cell>
          <table:table-cell office:value-type="string">
            <text:p>https://twitter.com/ObadeyiToluwani/status/1642814202648621057</text:p>
          </table:table-cell>
        </table:table-row>
        <table:table-row>
          <table:table-cell office:value="2023" office:value-type="float"/>
          <table:table-cell office:value-type="string">
            <text:p>Pattern 1</text:p>
          </table:table-cell>
          <table:table-cell office:value="0.35603986479286814" office:value-type="float"/>
          <table:table-cell office:value="0.6350093731157362" office:value-type="float"/>
          <table:table-cell office:value="28.30059514214544" office:value-type="float"/>
          <table:table-cell office:value-type="string">
            <text:p>input/data_formal_20240530-1342/meme/OctocubeJ_20230206T092617/0.jpg</text:p>
          </table:table-cell>
          <table:table-cell office:value-type="string">
            <text:p>https://twitter.com/HeroOfEquestria/status/1622544247248535553</text:p>
          </table:table-cell>
        </table:table-row>
        <table:table-row>
          <table:table-cell office:value="2024" office:value-type="float"/>
          <table:table-cell office:value-type="string">
            <text:p>Pattern 48</text:p>
          </table:table-cell>
          <table:table-cell office:value="0.34097359449299985" office:value-type="float"/>
          <table:table-cell office:value="0.624563260824043" office:value-type="float"/>
          <table:table-cell office:value="29.197145404580855" office:value-type="float"/>
          <table:table-cell office:value-type="string">
            <text:p>input/data_formal_20240530-1342/meme/Octomasandied_20230201T235348/0.jpg</text:p>
          </table:table-cell>
          <table:table-cell office:value-type="string">
            <text:p>https://twitter.com/Octomasandied/status/1620933464273854466</text:p>
          </table:table-cell>
        </table:table-row>
        <table:table-row>
          <table:table-cell office:value="2025" office:value-type="float"/>
          <table:table-cell office:value-type="string">
            <text:p>Pattern 36</text:p>
          </table:table-cell>
          <table:table-cell office:value="0.6761005655734278" office:value-type="float"/>
          <table:table-cell office:value="0.4015669616017379" office:value-type="float"/>
          <table:table-cell office:value="28.137483064361973" office:value-type="float"/>
          <table:table-cell office:value-type="string">
            <text:p>input/data_formal_20240530-1342/meme/OfficialTEB_20230212T164000/0.jpg</text:p>
          </table:table-cell>
          <table:table-cell office:value-type="string">
            <text:p>https://twitter.com/OfficialTEB/status/1624810562218598401</text:p>
          </table:table-cell>
        </table:table-row>
        <table:table-row>
          <table:table-cell office:value="2026" office:value-type="float"/>
          <table:table-cell office:value-type="string">
            <text:p>Pattern 29</text:p>
          </table:table-cell>
          <table:table-cell office:value="0.3686433136668083" office:value-type="float"/>
          <table:table-cell office:value="0.4071226350231825" office:value-type="float"/>
          <table:table-cell office:value="27.768225692777207" office:value-type="float"/>
          <table:table-cell office:value-type="string">
            <text:p>input/data_formal_20240530-1342/meme/OfficialToneOp_20230206T153040/0.jpg</text:p>
          </table:table-cell>
          <table:table-cell office:value-type="string">
            <text:p>https://twitter.com/OfficialToneOp/status/1622618788633153538</text:p>
          </table:table-cell>
        </table:table-row>
        <table:table-row>
          <table:table-cell office:value="2027" office:value-type="float"/>
          <table:table-cell office:value-type="string">
            <text:p>Pattern 25</text:p>
          </table:table-cell>
          <table:table-cell office:value="0.6795180906588041" office:value-type="float"/>
          <table:table-cell office:value="0.3762363070950008" office:value-type="float"/>
          <table:table-cell office:value="21.41033321098924" office:value-type="float"/>
          <table:table-cell office:value-type="string">
            <text:p>input/data_formal_20240530-1342/meme/ohcomrade1_20230131T183118/0.jpg</text:p>
          </table:table-cell>
          <table:table-cell office:value-type="string">
            <text:p>https://twitter.com/nat108game/status/1620494613231579136</text:p>
          </table:table-cell>
        </table:table-row>
        <table:table-row>
          <table:table-cell office:value="2028" office:value-type="float"/>
          <table:table-cell office:value-type="string">
            <text:p>Pattern 14</text:p>
          </table:table-cell>
          <table:table-cell office:value="0.4973539891185482" office:value-type="float"/>
          <table:table-cell office:value="0.7621923259258743" office:value-type="float"/>
          <table:table-cell office:value="25.296861633744207" office:value-type="float"/>
          <table:table-cell office:value-type="string">
            <text:p>input/data_formal_20240530-1342/meme/OliviaL35434458_20221227T235407/0.jpg</text:p>
          </table:table-cell>
          <table:table-cell office:value-type="string">
            <text:p>https://twitter.com/OliviaL35434458/status/1607887583576739840</text:p>
          </table:table-cell>
        </table:table-row>
        <table:table-row>
          <table:table-cell office:value="2029" office:value-type="float"/>
          <table:table-cell office:value-type="string">
            <text:p>Pattern 21</text:p>
          </table:table-cell>
          <table:table-cell office:value="0.7623897059218514" office:value-type="float"/>
          <table:table-cell office:value="0.5732977639154264" office:value-type="float"/>
          <table:table-cell office:value="21.54418619604747" office:value-type="float"/>
          <table:table-cell office:value-type="string">
            <text:p>input/data_formal_20240530-1342/meme/OliviaM60_20221118T084202/0.jpg</text:p>
          </table:table-cell>
          <table:table-cell office:value-type="string">
            <text:p>https://twitter.com/OnlyGods8/status/1611237997651046401</text:p>
          </table:table-cell>
        </table:table-row>
        <table:table-row>
          <table:table-cell office:value="2030" office:value-type="float"/>
          <table:table-cell office:value-type="string">
            <text:p>Pattern 1</text:p>
          </table:table-cell>
          <table:table-cell office:value="0.38413661473459954" office:value-type="float"/>
          <table:table-cell office:value="0.5370617987548209" office:value-type="float"/>
          <table:table-cell office:value="31.614885156027547" office:value-type="float"/>
          <table:table-cell office:value-type="string">
            <text:p>input/data_formal_20240530-1342/meme/ollendalf_20230206T150123/0.jpg</text:p>
          </table:table-cell>
          <table:table-cell office:value-type="string">
            <text:p>https://twitter.com/ollendalf/status/1622611418154516481</text:p>
          </table:table-cell>
        </table:table-row>
        <table:table-row>
          <table:table-cell office:value="2031" office:value-type="float"/>
          <table:table-cell office:value-type="string">
            <text:p>Pattern 10</text:p>
          </table:table-cell>
          <table:table-cell office:value="0.22395393087936025" office:value-type="float"/>
          <table:table-cell office:value="0.5510437719603068" office:value-type="float"/>
          <table:table-cell office:value="16.554311543904866" office:value-type="float"/>
          <table:table-cell office:value-type="string">
            <text:p>input/data_formal_20240530-1342/meme/olobojay_20230131T200310/0.jpg</text:p>
          </table:table-cell>
          <table:table-cell office:value-type="string">
            <text:p>https://twitter.com/EbiMila/status/1620912768076627975</text:p>
          </table:table-cell>
        </table:table-row>
        <table:table-row>
          <table:table-cell office:value="2032" office:value-type="float"/>
          <table:table-cell office:value-type="string">
            <text:p>Pattern 33</text:p>
          </table:table-cell>
          <table:table-cell office:value="0.17611824991923775" office:value-type="float"/>
          <table:table-cell office:value="0.7806433782437541" office:value-type="float"/>
          <table:table-cell office:value="22.201425166228425" office:value-type="float"/>
          <table:table-cell office:value-type="string">
            <text:p>input/data_formal_20240530-1342/meme/olobojay_20230131T200733/0.jpg</text:p>
          </table:table-cell>
          <table:table-cell office:value-type="string">
            <text:p>https://twitter.com/EbiMila/status/1620912745314140180</text:p>
          </table:table-cell>
        </table:table-row>
        <table:table-row>
          <table:table-cell office:value="2033" office:value-type="float"/>
          <table:table-cell office:value-type="string">
            <text:p>Pattern 21</text:p>
          </table:table-cell>
          <table:table-cell office:value="0.7453452536608958" office:value-type="float"/>
          <table:table-cell office:value="0.5447344025680836" office:value-type="float"/>
          <table:table-cell office:value="23.84606257888221" office:value-type="float"/>
          <table:table-cell office:value-type="string">
            <text:p>input/data_formal_20240530-1342/meme/olobojay_20230201T163310/0.jpg</text:p>
          </table:table-cell>
          <table:table-cell office:value-type="string">
            <text:p>https://twitter.com/Kensermo/status/1620914197092773888</text:p>
          </table:table-cell>
        </table:table-row>
        <table:table-row>
          <table:table-cell office:value="2034" office:value-type="float"/>
          <table:table-cell office:value-type="string">
            <text:p>Pattern 12</text:p>
          </table:table-cell>
          <table:table-cell office:value="0.3149149781855823" office:value-type="float"/>
          <table:table-cell office:value="0.7951279737527215" office:value-type="float"/>
          <table:table-cell office:value="23.360950775482404" office:value-type="float"/>
          <table:table-cell office:value-type="string">
            <text:p>input/data_formal_20240530-1342/meme/olobojay_20230201T163653/0.jpg</text:p>
          </table:table-cell>
          <table:table-cell office:value-type="string">
            <text:p>https://twitter.com/Kensermo/status/1620914167057371139</text:p>
          </table:table-cell>
        </table:table-row>
        <table:table-row>
          <table:table-cell office:value="2035" office:value-type="float"/>
          <table:table-cell office:value-type="string">
            <text:p>Pattern 16</text:p>
          </table:table-cell>
          <table:table-cell office:value="0.17651439492956178" office:value-type="float"/>
          <table:table-cell office:value="0.3450072010250973" office:value-type="float"/>
          <table:table-cell office:value="33.36355619380898" office:value-type="float"/>
          <table:table-cell office:value-type="string">
            <text:p>input/data_formal_20240530-1342/meme/OMARBAR62525844_20230202T013502/0.jpg</text:p>
          </table:table-cell>
          <table:table-cell office:value-type="string">
            <text:p>https://twitter.com/OMARBAR62525844/status/1620958942024318979</text:p>
          </table:table-cell>
        </table:table-row>
        <table:table-row>
          <table:table-cell office:value="2036" office:value-type="float"/>
          <table:table-cell office:value-type="string">
            <text:p>Pattern 16</text:p>
          </table:table-cell>
          <table:table-cell office:value="0.3275411745677866" office:value-type="float"/>
          <table:table-cell office:value="0.3136512167788199" office:value-type="float"/>
          <table:table-cell office:value="30.777096652148284" office:value-type="float"/>
          <table:table-cell office:value-type="string">
            <text:p>input/data_formal_20240530-1342/meme/OMARBAR62525844_20230202T013808/0.jpg</text:p>
          </table:table-cell>
          <table:table-cell office:value-type="string">
            <text:p>https://twitter.com/OMARBAR62525844/status/1620959722575904769</text:p>
          </table:table-cell>
        </table:table-row>
        <table:table-row>
          <table:table-cell office:value="2037" office:value-type="float"/>
          <table:table-cell office:value-type="string">
            <text:p>Pattern 15</text:p>
          </table:table-cell>
          <table:table-cell office:value="0.05419333637718948" office:value-type="float"/>
          <table:table-cell office:value="0.34477124564775935" office:value-type="float"/>
          <table:table-cell office:value="31.075607841070354" office:value-type="float"/>
          <table:table-cell office:value-type="string">
            <text:p>input/data_formal_20240530-1342/meme/OMARBAR62525844_20230202T013822/0.jpg</text:p>
          </table:table-cell>
          <table:table-cell office:value-type="string">
            <text:p>https://twitter.com/OMARBAR62525844/status/1620959782525083649</text:p>
          </table:table-cell>
        </table:table-row>
        <table:table-row>
          <table:table-cell office:value="2038" office:value-type="float"/>
          <table:table-cell office:value-type="string">
            <text:p>Pattern 36</text:p>
          </table:table-cell>
          <table:table-cell office:value="0.7119217090306333" office:value-type="float"/>
          <table:table-cell office:value="0.3962814050342926" office:value-type="float"/>
          <table:table-cell office:value="27.289651011692268" office:value-type="float"/>
          <table:table-cell office:value-type="string">
            <text:p>input/data_formal_20240530-1342/meme/OMARBAR62525844_20230202T013901/0.jpg</text:p>
          </table:table-cell>
          <table:table-cell office:value-type="string">
            <text:p>https://twitter.com/OMARBAR62525844/status/1620959945503178752</text:p>
          </table:table-cell>
        </table:table-row>
        <table:table-row>
          <table:table-cell office:value="2039" office:value-type="float"/>
          <table:table-cell office:value-type="string">
            <text:p>Pattern 24</text:p>
          </table:table-cell>
          <table:table-cell office:value="0.29146034495648115" office:value-type="float"/>
          <table:table-cell office:value="0.8398067857815628" office:value-type="float"/>
          <table:table-cell office:value="26.01676588998516" office:value-type="float"/>
          <table:table-cell office:value-type="string">
            <text:p>input/data_formal_20240530-1342/meme/omegachaosmon_20230106T062951/0.jpg</text:p>
          </table:table-cell>
          <table:table-cell office:value-type="string">
            <text:p>https://twitter.com/omegachaosmon/status/1611248661597671427</text:p>
          </table:table-cell>
        </table:table-row>
        <table:table-row>
          <table:table-cell office:value="2040" office:value-type="float"/>
          <table:table-cell office:value-type="string">
            <text:p>Pattern 16</text:p>
          </table:table-cell>
          <table:table-cell office:value="0.2578350880290689" office:value-type="float"/>
          <table:table-cell office:value="0.4788096218598309" office:value-type="float"/>
          <table:table-cell office:value="31.483390094895064" office:value-type="float"/>
          <table:table-cell office:value-type="string">
            <text:p>input/data_formal_20240530-1342/meme/omgvirals1_20230111T215538/0.jpg</text:p>
          </table:table-cell>
          <table:table-cell office:value-type="string">
            <text:p>https://twitter.com/omgvirals1/status/1613293583863275520</text:p>
          </table:table-cell>
        </table:table-row>
        <table:table-row>
          <table:table-cell office:value="2041" office:value-type="float"/>
          <table:table-cell office:value-type="string">
            <text:p>Pattern 12</text:p>
          </table:table-cell>
          <table:table-cell office:value="0.34424443162611207" office:value-type="float"/>
          <table:table-cell office:value="0.7844060552408807" office:value-type="float"/>
          <table:table-cell office:value="28.881645661926427" office:value-type="float"/>
          <table:table-cell office:value-type="string">
            <text:p>input/data_formal_20240530-1342/meme/omgvirals1_20230111T215928/0.jpg</text:p>
          </table:table-cell>
          <table:table-cell office:value-type="string">
            <text:p>https://twitter.com/omgvirals1/status/1613294547781705733</text:p>
          </table:table-cell>
        </table:table-row>
        <table:table-row>
          <table:table-cell office:value="2042" office:value-type="float"/>
          <table:table-cell office:value-type="string">
            <text:p>Pattern 30</text:p>
          </table:table-cell>
          <table:table-cell office:value="0.3937429002701055" office:value-type="float"/>
          <table:table-cell office:value="0.6051976375565968" office:value-type="float"/>
          <table:table-cell office:value="26.741602316778458" office:value-type="float"/>
          <table:table-cell office:value-type="string">
            <text:p>input/data_formal_20240530-1342/meme/omnihorse_NFT_20230111T232319/0.jpg</text:p>
          </table:table-cell>
          <table:table-cell office:value-type="string">
            <text:p>https://twitter.com/omnihorse_NFT/status/1613315648314306562</text:p>
          </table:table-cell>
        </table:table-row>
        <table:table-row>
          <table:table-cell office:value="2043" office:value-type="float"/>
          <table:table-cell office:value-type="string">
            <text:p>Pattern 35</text:p>
          </table:table-cell>
          <table:table-cell office:value="0.3317474352762202" office:value-type="float"/>
          <table:table-cell office:value="0.4250682338643814" office:value-type="float"/>
          <table:table-cell office:value="16.61746679200085" office:value-type="float"/>
          <table:table-cell office:value-type="string">
            <text:p>input/data_formal_20240530-1342/meme/onethelast646_20230316T000311/0.jpg</text:p>
          </table:table-cell>
          <table:table-cell office:value-type="string">
            <text:p>https://twitter.com/onethelast646/status/1636156119767760898</text:p>
          </table:table-cell>
        </table:table-row>
        <table:table-row>
          <table:table-cell office:value="2044" office:value-type="float"/>
          <table:table-cell office:value-type="string">
            <text:p>Pattern 35</text:p>
          </table:table-cell>
          <table:table-cell office:value="0.32522494062026863" office:value-type="float"/>
          <table:table-cell office:value="0.42132883083724904" office:value-type="float"/>
          <table:table-cell office:value="16.618817469484394" office:value-type="float"/>
          <table:table-cell office:value-type="string">
            <text:p>input/data_formal_20240530-1342/meme/onethelast646_20230316T000425/0.jpg</text:p>
          </table:table-cell>
          <table:table-cell office:value-type="string">
            <text:p>https://twitter.com/onethelast646/status/1636156430343454723</text:p>
          </table:table-cell>
        </table:table-row>
        <table:table-row>
          <table:table-cell office:value="2045" office:value-type="float"/>
          <table:table-cell office:value-type="string">
            <text:p>Pattern 9</text:p>
          </table:table-cell>
          <table:table-cell office:value="0.15643415009673725" office:value-type="float"/>
          <table:table-cell office:value="0.10144502288902879" office:value-type="float"/>
          <table:table-cell office:value="15.414918583068669" office:value-type="float"/>
          <table:table-cell office:value-type="string">
            <text:p>input/data_formal_20240530-1342/meme/OnGraph_20230105T101804/0.jpg</text:p>
          </table:table-cell>
          <table:table-cell office:value-type="string">
            <text:p>https://twitter.com/OnGraph/status/1610943708291305473</text:p>
          </table:table-cell>
        </table:table-row>
        <table:table-row>
          <table:table-cell office:value="2046" office:value-type="float"/>
          <table:table-cell office:value-type="string">
            <text:p>Pattern 34</text:p>
          </table:table-cell>
          <table:table-cell office:value="0.2861281583458523" office:value-type="float"/>
          <table:table-cell office:value="0.7684548926669975" office:value-type="float"/>
          <table:table-cell office:value="24.520766871303184" office:value-type="float"/>
          <table:table-cell office:value-type="string">
            <text:p>input/data_formal_20240530-1342/meme/onlyme77604899_20230322T173907/0.jpg</text:p>
          </table:table-cell>
          <table:table-cell office:value-type="string">
            <text:p>https://twitter.com/onlyme77604899/status/1638596178202828816</text:p>
          </table:table-cell>
        </table:table-row>
        <table:table-row>
          <table:table-cell office:value="2047" office:value-type="float"/>
          <table:table-cell office:value-type="string">
            <text:p>Pattern 36</text:p>
          </table:table-cell>
          <table:table-cell office:value="0.81512850281804" office:value-type="float"/>
          <table:table-cell office:value="0.4160527441463163" office:value-type="float"/>
          <table:table-cell office:value="26.334838738078986" office:value-type="float"/>
          <table:table-cell office:value-type="string">
            <text:p>input/data_formal_20240530-1342/meme/oo_zamazu_oo_20230202T020836/0.jpg</text:p>
          </table:table-cell>
          <table:table-cell office:value-type="string">
            <text:p>https://twitter.com/oo_zamazu_oo/status/1620967390522523648</text:p>
          </table:table-cell>
        </table:table-row>
        <table:table-row>
          <table:table-cell office:value="2048" office:value-type="float"/>
          <table:table-cell office:value-type="string">
            <text:p>Pattern 34</text:p>
          </table:table-cell>
          <table:table-cell office:value="0.23232129644873123" office:value-type="float"/>
          <table:table-cell office:value="0.8938484569588231" office:value-type="float"/>
          <table:table-cell office:value="22.263743906080222" office:value-type="float"/>
          <table:table-cell office:value-type="string">
            <text:p>input/data_formal_20240530-1342/meme/ORI_oriio_20230315T155851/0.jpg</text:p>
          </table:table-cell>
          <table:table-cell office:value-type="string">
            <text:p>https://twitter.com/vDYKtgL1GgENgqH/status/1636187262240325634</text:p>
          </table:table-cell>
        </table:table-row>
        <table:table-row>
          <table:table-cell office:value="2049" office:value-type="float"/>
          <table:table-cell office:value-type="string">
            <text:p>Pattern 49</text:p>
          </table:table-cell>
          <table:table-cell office:value="0.5604910265674983" office:value-type="float"/>
          <table:table-cell office:value="0.6605941388592518" office:value-type="float"/>
          <table:table-cell office:value="27.69965649121139" office:value-type="float"/>
          <table:table-cell office:value-type="string">
            <text:p>input/data_formal_20240530-1342/meme/Osoartsconcept1_20230125T063815/0.jpg</text:p>
          </table:table-cell>
          <table:table-cell office:value-type="string">
            <text:p>https://twitter.com/DianeMwavita/status/1618137882329485313</text:p>
          </table:table-cell>
        </table:table-row>
        <table:table-row>
          <table:table-cell office:value="2050" office:value-type="float"/>
          <table:table-cell office:value-type="string">
            <text:p>Pattern 49</text:p>
          </table:table-cell>
          <table:table-cell office:value="0.5429413193177242" office:value-type="float"/>
          <table:table-cell office:value="0.5401270911361115" office:value-type="float"/>
          <table:table-cell office:value="30.678051478264738" office:value-type="float"/>
          <table:table-cell office:value-type="string">
            <text:p>input/data_formal_20240530-1342/meme/Osoartsconcept1_20230125T063815/1.jpg</text:p>
          </table:table-cell>
          <table:table-cell office:value-type="string">
            <text:p>https://twitter.com/DianeMwavita/status/1618137882329485313</text:p>
          </table:table-cell>
        </table:table-row>
        <table:table-row>
          <table:table-cell office:value="2051" office:value-type="float"/>
          <table:table-cell office:value-type="string">
            <text:p>Pattern 2</text:p>
          </table:table-cell>
          <table:table-cell office:value="0.5587741294604679" office:value-type="float"/>
          <table:table-cell office:value="0.5296645619756375" office:value-type="float"/>
          <table:table-cell office:value="29.309829563420884" office:value-type="float"/>
          <table:table-cell office:value-type="string">
            <text:p>input/data_formal_20240530-1342/meme/Osoartsconcept1_20230125T063815/2.jpg</text:p>
          </table:table-cell>
          <table:table-cell office:value-type="string">
            <text:p>https://twitter.com/DianeMwavita/status/1618137882329485313</text:p>
          </table:table-cell>
        </table:table-row>
        <table:table-row>
          <table:table-cell office:value="2052" office:value-type="float"/>
          <table:table-cell office:value-type="string">
            <text:p>Pattern 30</text:p>
          </table:table-cell>
          <table:table-cell office:value="0.5641816176847612" office:value-type="float"/>
          <table:table-cell office:value="0.5749685204834444" office:value-type="float"/>
          <table:table-cell office:value="26.093647259131135" office:value-type="float"/>
          <table:table-cell office:value-type="string">
            <text:p>input/data_formal_20240530-1342/meme/overnight_jobs_20230111T234101/0.jpg</text:p>
          </table:table-cell>
          <table:table-cell office:value-type="string">
            <text:p>https://twitter.com/overnight_jobs/status/1613320105160577029</text:p>
          </table:table-cell>
        </table:table-row>
        <table:table-row>
          <table:table-cell office:value="2053" office:value-type="float"/>
          <table:table-cell office:value-type="string">
            <text:p>Pattern 24</text:p>
          </table:table-cell>
          <table:table-cell office:value="0.3361478742661407" office:value-type="float"/>
          <table:table-cell office:value="0.8181372218173508" office:value-type="float"/>
          <table:table-cell office:value="22.543523363129772" office:value-type="float"/>
          <table:table-cell office:value-type="string">
            <text:p>input/data_formal_20240530-1342/meme/OwnRadha_20230106T082832/0.jpg</text:p>
          </table:table-cell>
          <table:table-cell office:value-type="string">
            <text:p>https://twitter.com/OwnRadha/status/1611278529391648769</text:p>
          </table:table-cell>
        </table:table-row>
        <table:table-row>
          <table:table-cell office:value="2054" office:value-type="float"/>
          <table:table-cell office:value-type="string">
            <text:p>Pattern 5</text:p>
          </table:table-cell>
          <table:table-cell office:value="0.639229176848186" office:value-type="float"/>
          <table:table-cell office:value="0.5468363264603389" office:value-type="float"/>
          <table:table-cell office:value="28.607082322155055" office:value-type="float"/>
          <table:table-cell office:value-type="string">
            <text:p>input/data_formal_20240530-1342/meme/OzarkNFT_20230201T222835/0.jpg</text:p>
          </table:table-cell>
          <table:table-cell office:value-type="string">
            <text:p>https://twitter.com/NFTethRDY/status/1620912019179175937</text:p>
          </table:table-cell>
        </table:table-row>
        <table:table-row>
          <table:table-cell office:value="2055" office:value-type="float"/>
          <table:table-cell office:value-type="string">
            <text:p>Pattern 16</text:p>
          </table:table-cell>
          <table:table-cell office:value="0.2532205184681401" office:value-type="float"/>
          <table:table-cell office:value="0.31863818739145267" office:value-type="float"/>
          <table:table-cell office:value="27.29617653725412" office:value-type="float"/>
          <table:table-cell office:value-type="string">
            <text:p>input/data_formal_20240530-1342/meme/p4ssion8p4triot_20230201T224907/0.jpg</text:p>
          </table:table-cell>
          <table:table-cell office:value-type="string">
            <text:p>https://twitter.com/ZucksNemesis/status/1620936865301037060</text:p>
          </table:table-cell>
        </table:table-row>
        <table:table-row>
          <table:table-cell office:value="2056" office:value-type="float"/>
          <table:table-cell office:value-type="string">
            <text:p>Pattern 3</text:p>
          </table:table-cell>
          <table:table-cell office:value="0.9024675309845427" office:value-type="float"/>
          <table:table-cell office:value="0.4685944907124791" office:value-type="float"/>
          <table:table-cell office:value="20.62412351805689" office:value-type="float"/>
          <table:table-cell office:value-type="string">
            <text:p>input/data_formal_20240530-1342/meme/Pablo_cro_20230111T020850/0.jpg</text:p>
          </table:table-cell>
          <table:table-cell office:value-type="string">
            <text:p>https://twitter.com/Oxjanuar1bon/status/1613327210290741248</text:p>
          </table:table-cell>
        </table:table-row>
        <table:table-row>
          <table:table-cell office:value="2057" office:value-type="float"/>
          <table:table-cell office:value-type="string">
            <text:p>Pattern 4</text:p>
          </table:table-cell>
          <table:table-cell office:value="0.27372571506296617" office:value-type="float"/>
          <table:table-cell office:value="0.865462685682097" office:value-type="float"/>
          <table:table-cell office:value="21.2486872885772" office:value-type="float"/>
          <table:table-cell office:value-type="string">
            <text:p>input/data_formal_20240530-1342/meme/Pablo_cro_20230111T060853/0.jpg</text:p>
          </table:table-cell>
          <table:table-cell office:value-type="string">
            <text:p>https://twitter.com/Cvenson72/status/1613309344812257281</text:p>
          </table:table-cell>
        </table:table-row>
        <table:table-row>
          <table:table-cell office:value="2058" office:value-type="float"/>
          <table:table-cell office:value-type="string">
            <text:p>Pattern 29</text:p>
          </table:table-cell>
          <table:table-cell office:value="0.3741356846969637" office:value-type="float"/>
          <table:table-cell office:value="0.47043743087324325" office:value-type="float"/>
          <table:table-cell office:value="30.844451024121604" office:value-type="float"/>
          <table:table-cell office:value-type="string">
            <text:p>input/data_formal_20240530-1342/meme/PabloPicasso_Jr_20220717T171725/0.jpg</text:p>
          </table:table-cell>
          <table:table-cell office:value-type="string">
            <text:p>https://twitter.com/PabloPicasso_Jr/status/1613301075737460736</text:p>
          </table:table-cell>
        </table:table-row>
        <table:table-row>
          <table:table-cell office:value="2059" office:value-type="float"/>
          <table:table-cell office:value-type="string">
            <text:p>Pattern 1</text:p>
          </table:table-cell>
          <table:table-cell office:value="0.35180925790449935" office:value-type="float"/>
          <table:table-cell office:value="0.6652015497022583" office:value-type="float"/>
          <table:table-cell office:value="28.276462866945337" office:value-type="float"/>
          <table:table-cell office:value-type="string">
            <text:p>input/data_formal_20240530-1342/meme/pajamasvfx_20230203T052926/0.jpg</text:p>
          </table:table-cell>
          <table:table-cell office:value-type="string">
            <text:p>https://twitter.com/SunGryphon/status/1622595156233822209</text:p>
          </table:table-cell>
        </table:table-row>
        <table:table-row>
          <table:table-cell office:value="2060" office:value-type="float"/>
          <table:table-cell office:value-type="string">
            <text:p>Pattern 1</text:p>
          </table:table-cell>
          <table:table-cell office:value="0.2932354628954183" office:value-type="float"/>
          <table:table-cell office:value="0.667385932831362" office:value-type="float"/>
          <table:table-cell office:value="25.557592935918233" office:value-type="float"/>
          <table:table-cell office:value-type="string">
            <text:p>input/data_formal_20240530-1342/meme/Pandlakalyan_20230105T025453/0.jpg</text:p>
          </table:table-cell>
          <table:table-cell office:value-type="string">
            <text:p>https://twitter.com/Pandlakalyan/status/1610832177989844992</text:p>
          </table:table-cell>
        </table:table-row>
        <table:table-row>
          <table:table-cell office:value="2061" office:value-type="float"/>
          <table:table-cell office:value-type="string">
            <text:p>Pattern 30</text:p>
          </table:table-cell>
          <table:table-cell office:value="0.48801777640601646" office:value-type="float"/>
          <table:table-cell office:value="0.5959330744921144" office:value-type="float"/>
          <table:table-cell office:value="27.41157034697714" office:value-type="float"/>
          <table:table-cell office:value-type="string">
            <text:p>input/data_formal_20240530-1342/meme/Pandlakalyan_20230108T023220/0.jpg</text:p>
          </table:table-cell>
          <table:table-cell office:value-type="string">
            <text:p>https://twitter.com/Pandlakalyan/status/1611913665191739393</text:p>
          </table:table-cell>
        </table:table-row>
        <table:table-row>
          <table:table-cell office:value="2062" office:value-type="float"/>
          <table:table-cell office:value-type="string">
            <text:p>Pattern 2</text:p>
          </table:table-cell>
          <table:table-cell office:value="0.8698995523963234" office:value-type="float"/>
          <table:table-cell office:value="0.40039792187867174" office:value-type="float"/>
          <table:table-cell office:value="23.297130331556204" office:value-type="float"/>
          <table:table-cell office:value-type="string">
            <text:p>input/data_formal_20240530-1342/meme/Pandlakalyan_20230109T013846/0.jpg</text:p>
          </table:table-cell>
          <table:table-cell office:value-type="string">
            <text:p>https://twitter.com/Pandlakalyan/status/1612262574820847618</text:p>
          </table:table-cell>
        </table:table-row>
        <table:table-row>
          <table:table-cell office:value="2063" office:value-type="float"/>
          <table:table-cell office:value-type="string">
            <text:p>Pattern 23</text:p>
          </table:table-cell>
          <table:table-cell office:value="0.2069112855597649" office:value-type="float"/>
          <table:table-cell office:value="0.4080141954978806" office:value-type="float"/>
          <table:table-cell office:value="30.4225685874938" office:value-type="float"/>
          <table:table-cell office:value-type="string">
            <text:p>input/data_formal_20240530-1342/meme/Pandlakalyan_20230110T030059/0.jpg</text:p>
          </table:table-cell>
          <table:table-cell office:value-type="string">
            <text:p>https://twitter.com/Pandlakalyan/status/1612645651615191040</text:p>
          </table:table-cell>
        </table:table-row>
        <table:table-row>
          <table:table-cell office:value="2064" office:value-type="float"/>
          <table:table-cell office:value-type="string">
            <text:p>Pattern 34</text:p>
          </table:table-cell>
          <table:table-cell office:value="0.17775958579599813" office:value-type="float"/>
          <table:table-cell office:value="0.5250145251715772" office:value-type="float"/>
          <table:table-cell office:value="26.82736561458518" office:value-type="float"/>
          <table:table-cell office:value-type="string">
            <text:p>input/data_formal_20240530-1342/meme/Pandlakalyan_20230316T020433/0.jpg</text:p>
          </table:table-cell>
          <table:table-cell office:value-type="string">
            <text:p>https://twitter.com/Pandlakalyan/status/1636186660936499200</text:p>
          </table:table-cell>
        </table:table-row>
        <table:table-row>
          <table:table-cell office:value="2065" office:value-type="float"/>
          <table:table-cell office:value-type="string">
            <text:p>Pattern 4</text:p>
          </table:table-cell>
          <table:table-cell office:value="0.19993819884836372" office:value-type="float"/>
          <table:table-cell office:value="0.6092837664484501" office:value-type="float"/>
          <table:table-cell office:value="30.291367168134105" office:value-type="float"/>
          <table:table-cell office:value-type="string">
            <text:p>input/data_formal_20240530-1342/meme/ParamountB_20230105T120033/0.jpg</text:p>
          </table:table-cell>
          <table:table-cell office:value-type="string">
            <text:p>https://twitter.com/ParamountB/status/1610969499301191680</text:p>
          </table:table-cell>
        </table:table-row>
        <table:table-row>
          <table:table-cell office:value="2066" office:value-type="float"/>
          <table:table-cell office:value-type="string">
            <text:p>Pattern 48</text:p>
          </table:table-cell>
          <table:table-cell office:value="0.4142469757991404" office:value-type="float"/>
          <table:table-cell office:value="0.6783009287209939" office:value-type="float"/>
          <table:table-cell office:value="26.3446713411302" office:value-type="float"/>
          <table:table-cell office:value-type="string">
            <text:p>input/data_formal_20240530-1342/meme/ParamountB_20230105T120033/1.jpg</text:p>
          </table:table-cell>
          <table:table-cell office:value-type="string">
            <text:p>https://twitter.com/ParamountB/status/1610969499301191680</text:p>
          </table:table-cell>
        </table:table-row>
        <table:table-row>
          <table:table-cell office:value="2067" office:value-type="float"/>
          <table:table-cell office:value-type="string">
            <text:p>Pattern 12</text:p>
          </table:table-cell>
          <table:table-cell office:value="0.22308787364477659" office:value-type="float"/>
          <table:table-cell office:value="0.6316672683550526" office:value-type="float"/>
          <table:table-cell office:value="28.664168748902988" office:value-type="float"/>
          <table:table-cell office:value-type="string">
            <text:p>input/data_formal_20240530-1342/meme/ParamountB_20230105T120033/2.jpg</text:p>
          </table:table-cell>
          <table:table-cell office:value-type="string">
            <text:p>https://twitter.com/ParamountB/status/1610969499301191680</text:p>
          </table:table-cell>
        </table:table-row>
        <table:table-row>
          <table:table-cell office:value="2068" office:value-type="float"/>
          <table:table-cell office:value-type="string">
            <text:p>Pattern 12</text:p>
          </table:table-cell>
          <table:table-cell office:value="0.1761824227344135" office:value-type="float"/>
          <table:table-cell office:value="0.5477586886891441" office:value-type="float"/>
          <table:table-cell office:value="29.914656809178897" office:value-type="float"/>
          <table:table-cell office:value-type="string">
            <text:p>input/data_formal_20240530-1342/meme/ParamountB_20230105T120033/3.jpg</text:p>
          </table:table-cell>
          <table:table-cell office:value-type="string">
            <text:p>https://twitter.com/ParamountB/status/1610969499301191680</text:p>
          </table:table-cell>
        </table:table-row>
        <table:table-row>
          <table:table-cell office:value="2069" office:value-type="float"/>
          <table:table-cell office:value-type="string">
            <text:p>Pattern 16</text:p>
          </table:table-cell>
          <table:table-cell office:value="0.44055248511194733" office:value-type="float"/>
          <table:table-cell office:value="0.4115190344368247" office:value-type="float"/>
          <table:table-cell office:value="30.480687342569134" office:value-type="float"/>
          <table:table-cell office:value-type="string">
            <text:p>input/data_formal_20240530-1342/meme/paromitasaha_20221231T050734/0.jpg</text:p>
          </table:table-cell>
          <table:table-cell office:value-type="string">
            <text:p>https://twitter.com/Covid19Travel_/status/1609055547088592897</text:p>
          </table:table-cell>
        </table:table-row>
        <table:table-row>
          <table:table-cell office:value="2070" office:value-type="float"/>
          <table:table-cell office:value-type="string">
            <text:p>Pattern 5</text:p>
          </table:table-cell>
          <table:table-cell office:value="0.4563866336975352" office:value-type="float"/>
          <table:table-cell office:value="0.3869136399979502" office:value-type="float"/>
          <table:table-cell office:value="28.53642358810214" office:value-type="float"/>
          <table:table-cell office:value-type="string">
            <text:p>input/data_formal_20240530-1342/meme/LambdaGenPosts_20221227T215442/0.jpg</text:p>
          </table:table-cell>
          <table:table-cell office:value-type="string">
            <text:p>https://twitter.com/Xowatle/status/1607991527502151680</text:p>
          </table:table-cell>
        </table:table-row>
        <table:table-row>
          <table:table-cell office:value="2071" office:value-type="float"/>
          <table:table-cell office:value-type="string">
            <text:p>Pattern 48</text:p>
          </table:table-cell>
          <table:table-cell office:value="0.3853247733964919" office:value-type="float"/>
          <table:table-cell office:value="0.6758849251485826" office:value-type="float"/>
          <table:table-cell office:value="22.541687456867503" office:value-type="float"/>
          <table:table-cell office:value-type="string">
            <text:p>input/data_formal_20240530-1342/meme/memesofredditt_20230202T051958/0.jpg</text:p>
          </table:table-cell>
          <table:table-cell office:value-type="string">
            <text:p>https://twitter.com/memesofredditt/status/1621015548237697025</text:p>
          </table:table-cell>
        </table:table-row>
        <table:table-row>
          <table:table-cell office:value="2072" office:value-type="float"/>
          <table:table-cell office:value-type="string">
            <text:p>Pattern 41</text:p>
          </table:table-cell>
          <table:table-cell office:value="0.4312892920332374" office:value-type="float"/>
          <table:table-cell office:value="0.7644328529929225" office:value-type="float"/>
          <table:table-cell office:value="26.860705050600743" office:value-type="float"/>
          <table:table-cell office:value-type="string">
            <text:p>input/data_formal_20240530-1342/meme/ParthThombare7_20230103T180007/0.jpg</text:p>
          </table:table-cell>
          <table:table-cell office:value-type="string">
            <text:p>https://twitter.com/ParthThombare7/status/1610667328265650177</text:p>
          </table:table-cell>
        </table:table-row>
        <table:table-row>
          <table:table-cell office:value="2073" office:value-type="float"/>
          <table:table-cell office:value-type="string">
            <text:p>Pattern 37</text:p>
          </table:table-cell>
          <table:table-cell office:value="0.8016218413996714" office:value-type="float"/>
          <table:table-cell office:value="0.3718805234061101" office:value-type="float"/>
          <table:table-cell office:value="25.126318087766435" office:value-type="float"/>
          <table:table-cell office:value-type="string">
            <text:p>input/data_formal_20240530-1342/meme/passion_ark_20221228T021040/0.jpg</text:p>
          </table:table-cell>
          <table:table-cell office:value-type="string">
            <text:p>https://twitter.com/passion_ark/status/1607921944955060224</text:p>
          </table:table-cell>
        </table:table-row>
        <table:table-row>
          <table:table-cell office:value="2074" office:value-type="float"/>
          <table:table-cell office:value-type="string">
            <text:p>Pattern 31</text:p>
          </table:table-cell>
          <table:table-cell office:value="0.1133436458508012" office:value-type="float"/>
          <table:table-cell office:value="0.516730677728787" office:value-type="float"/>
          <table:table-cell office:value="30.349471571934153" office:value-type="float"/>
          <table:table-cell office:value-type="string">
            <text:p>input/data_formal_20240530-1342/meme/passion_ark_20230105T100939/0.jpg</text:p>
          </table:table-cell>
          <table:table-cell office:value-type="string">
            <text:p>https://twitter.com/passion_ark/status/1610941590167584768</text:p>
          </table:table-cell>
        </table:table-row>
        <table:table-row>
          <table:table-cell office:value="2075" office:value-type="float"/>
          <table:table-cell office:value-type="string">
            <text:p>Pattern 24</text:p>
          </table:table-cell>
          <table:table-cell office:value="0.2812847000141108" office:value-type="float"/>
          <table:table-cell office:value="0.9091597107823042" office:value-type="float"/>
          <table:table-cell office:value="19.623164432009116" office:value-type="float"/>
          <table:table-cell office:value-type="string">
            <text:p>input/data_formal_20240530-1342/meme/PatraYatish_20230202T003554/0.jpg</text:p>
          </table:table-cell>
          <table:table-cell office:value-type="string">
            <text:p>https://twitter.com/PatraYatish/status/1620944059144732672</text:p>
          </table:table-cell>
        </table:table-row>
        <table:table-row>
          <table:table-cell office:value="2076" office:value-type="float"/>
          <table:table-cell office:value-type="string">
            <text:p>Pattern 16</text:p>
          </table:table-cell>
          <table:table-cell office:value="0.1156397925805423" office:value-type="float"/>
          <table:table-cell office:value="0.25477445129022" office:value-type="float"/>
          <table:table-cell office:value="34.85467430969258" office:value-type="float"/>
          <table:table-cell office:value-type="string">
            <text:p>input/data_formal_20240530-1342/meme/PaulDereume_20230322T171829/0.jpg</text:p>
          </table:table-cell>
          <table:table-cell office:value-type="string">
            <text:p>https://twitter.com/acwelling/status/1638597275126562822</text:p>
          </table:table-cell>
        </table:table-row>
        <table:table-row>
          <table:table-cell office:value="2077" office:value-type="float"/>
          <table:table-cell office:value-type="string">
            <text:p>Pattern 16</text:p>
          </table:table-cell>
          <table:table-cell office:value="0.25080494218763394" office:value-type="float"/>
          <table:table-cell office:value="0.4265283707542596" office:value-type="float"/>
          <table:table-cell office:value="32.062270778512165" office:value-type="float"/>
          <table:table-cell office:value-type="string">
            <text:p>input/data_formal_20240530-1342/meme/pawsfortailsind_20230206T135429/0.jpg</text:p>
          </table:table-cell>
          <table:table-cell office:value-type="string">
            <text:p>https://twitter.com/iamabharti/status/1622595889197121536</text:p>
          </table:table-cell>
        </table:table-row>
        <table:table-row>
          <table:table-cell office:value="2078" office:value-type="float"/>
          <table:table-cell office:value-type="string">
            <text:p>Pattern 9</text:p>
          </table:table-cell>
          <table:table-cell office:value="0.17156048054119258" office:value-type="float"/>
          <table:table-cell office:value="0.03539109640865895" office:value-type="float"/>
          <table:table-cell office:value="7.996090247175991" office:value-type="float"/>
          <table:table-cell office:value-type="string">
            <text:p>input/data_formal_20240530-1342/meme/PayMeIndia_20230106T074720/0.jpg</text:p>
          </table:table-cell>
          <table:table-cell office:value-type="string">
            <text:p>https://twitter.com/PayMeIndia/status/1611268164314365952</text:p>
          </table:table-cell>
        </table:table-row>
        <table:table-row>
          <table:table-cell office:value="2079" office:value-type="float"/>
          <table:table-cell office:value-type="string">
            <text:p>Pattern 31</text:p>
          </table:table-cell>
          <table:table-cell office:value="0.2074383764414181" office:value-type="float"/>
          <table:table-cell office:value="0.4332992456968438" office:value-type="float"/>
          <table:table-cell office:value="29.85778174472471" office:value-type="float"/>
          <table:table-cell office:value-type="string">
            <text:p>input/data_formal_20240530-1342/meme/paymoni_hq_20230103T092159/0.jpg</text:p>
          </table:table-cell>
          <table:table-cell office:value-type="string">
            <text:p>https://twitter.com/tobidcoder/status/1610888962003853314</text:p>
          </table:table-cell>
        </table:table-row>
        <table:table-row>
          <table:table-cell office:value="2080" office:value-type="float"/>
          <table:table-cell office:value-type="string">
            <text:p>Pattern 31</text:p>
          </table:table-cell>
          <table:table-cell office:value="0.20202529687737686" office:value-type="float"/>
          <table:table-cell office:value="0.34113963707212536" office:value-type="float"/>
          <table:table-cell office:value="26.486472792849593" office:value-type="float"/>
          <table:table-cell office:value-type="string">
            <text:p>input/data_formal_20240530-1342/meme/paymoni_hq_20230104T092729/0.jpg</text:p>
          </table:table-cell>
          <table:table-cell office:value-type="string">
            <text:p>https://twitter.com/tobidcoder/status/1610888939149135872</text:p>
          </table:table-cell>
        </table:table-row>
        <table:table-row>
          <table:table-cell office:value="2081" office:value-type="float"/>
          <table:table-cell office:value-type="string">
            <text:p>Pattern 49</text:p>
          </table:table-cell>
          <table:table-cell office:value="0.474355710699269" office:value-type="float"/>
          <table:table-cell office:value="0.7324452293965777" office:value-type="float"/>
          <table:table-cell office:value="29.73194287374121" office:value-type="float"/>
          <table:table-cell office:value-type="string">
            <text:p>input/data_formal_20240530-1342/meme/peachiikim_20230201T234831/0.jpg</text:p>
          </table:table-cell>
          <table:table-cell office:value-type="string">
            <text:p>https://twitter.com/LarryPinkus2/status/1621005722875228160</text:p>
          </table:table-cell>
        </table:table-row>
        <table:table-row>
          <table:table-cell office:value="2082" office:value-type="float"/>
          <table:table-cell office:value-type="string">
            <text:p>Pattern 31</text:p>
          </table:table-cell>
          <table:table-cell office:value="0.11354138642348083" office:value-type="float"/>
          <table:table-cell office:value="0.3298975400160845" office:value-type="float"/>
          <table:table-cell office:value="28.198342981030414" office:value-type="float"/>
          <table:table-cell office:value-type="string">
            <text:p>input/data_formal_20240530-1342/meme/peachiikim_20230201T234955/0.jpg</text:p>
          </table:table-cell>
          <table:table-cell office:value-type="string">
            <text:p>https://twitter.com/LiBbErTyJuStiC1/status/1620979929663012864</text:p>
          </table:table-cell>
        </table:table-row>
        <table:table-row>
          <table:table-cell office:value="2083" office:value-type="float"/>
          <table:table-cell office:value-type="string">
            <text:p>Pattern 29</text:p>
          </table:table-cell>
          <table:table-cell office:value="0.4013480498053825" office:value-type="float"/>
          <table:table-cell office:value="0.4272631313227327" office:value-type="float"/>
          <table:table-cell office:value="27.86237858315124" office:value-type="float"/>
          <table:table-cell office:value-type="string">
            <text:p>input/data_formal_20240530-1342/meme/PeGods_NFT_20230205T121657/0.jpg</text:p>
          </table:table-cell>
          <table:table-cell office:value-type="string">
            <text:p>https://twitter.com/CieJazzy/status/1622588361147060224</text:p>
          </table:table-cell>
        </table:table-row>
        <table:table-row>
          <table:table-cell office:value="2084" office:value-type="float"/>
          <table:table-cell office:value-type="string">
            <text:p>Pattern 43</text:p>
          </table:table-cell>
          <table:table-cell office:value="0.2898808606026053" office:value-type="float"/>
          <table:table-cell office:value="0.3063864055559076" office:value-type="float"/>
          <table:table-cell office:value="25.67873796563752" office:value-type="float"/>
          <table:table-cell office:value-type="string">
            <text:p>input/data_formal_20240530-1342/meme/petlibro_20230206T140000/0.jpg</text:p>
          </table:table-cell>
          <table:table-cell office:value-type="string">
            <text:p>https://twitter.com/PetLibro/status/1622595972378378243</text:p>
          </table:table-cell>
        </table:table-row>
        <table:table-row>
          <table:table-cell office:value="2085" office:value-type="float"/>
          <table:table-cell office:value-type="string">
            <text:p>Pattern 28</text:p>
          </table:table-cell>
          <table:table-cell office:value="0.25826417054737427" office:value-type="float"/>
          <table:table-cell office:value="0.8271120094815833" office:value-type="float"/>
          <table:table-cell office:value="21.77183988185003" office:value-type="float"/>
          <table:table-cell office:value-type="string">
            <text:p>input/data_formal_20240530-1342/meme/PhantasmaBot__20221010T082329/0.jpg</text:p>
          </table:table-cell>
          <table:table-cell office:value-type="string">
            <text:p>https://twitter.com/Njiforti3/status/1607909714024620032</text:p>
          </table:table-cell>
        </table:table-row>
        <table:table-row>
          <table:table-cell office:value="2086" office:value-type="float"/>
          <table:table-cell office:value-type="string">
            <text:p>Pattern 5</text:p>
          </table:table-cell>
          <table:table-cell office:value="0.6536907635056968" office:value-type="float"/>
          <table:table-cell office:value="0.36107438833358907" office:value-type="float"/>
          <table:table-cell office:value="26.22522207261208" office:value-type="float"/>
          <table:table-cell office:value-type="string">
            <text:p>input/data_formal_20240530-1342/meme/PhantasmaBot__20221012T002226/0.jpg</text:p>
          </table:table-cell>
          <table:table-cell office:value-type="string">
            <text:p>https://twitter.com/Njiforti3/status/1607909392707473408</text:p>
          </table:table-cell>
        </table:table-row>
        <table:table-row>
          <table:table-cell office:value="2087" office:value-type="float"/>
          <table:table-cell office:value-type="string">
            <text:p>Pattern 37</text:p>
          </table:table-cell>
          <table:table-cell office:value="0.7724480097741251" office:value-type="float"/>
          <table:table-cell office:value="0.39998752389911957" office:value-type="float"/>
          <table:table-cell office:value="23.571845833968478" office:value-type="float"/>
          <table:table-cell office:value-type="string">
            <text:p>input/data_formal_20240530-1342/meme/PhantasmaBot__20221014T074914/0.jpg</text:p>
          </table:table-cell>
          <table:table-cell office:value-type="string">
            <text:p>https://twitter.com/Njiforti3/status/1607908421612748801</text:p>
          </table:table-cell>
        </table:table-row>
        <table:table-row>
          <table:table-cell office:value="2088" office:value-type="float"/>
          <table:table-cell office:value-type="string">
            <text:p>Pattern 28</text:p>
          </table:table-cell>
          <table:table-cell office:value="0.25826417054737427" office:value-type="float"/>
          <table:table-cell office:value="0.8271120094815833" office:value-type="float"/>
          <table:table-cell office:value="21.77183988185003" office:value-type="float"/>
          <table:table-cell office:value-type="string">
            <text:p>input/data_formal_20240530-1342/meme/PhantasmaBot__20221016T082320/0.jpg</text:p>
          </table:table-cell>
          <table:table-cell office:value-type="string">
            <text:p>https://twitter.com/Njiforti3/status/1607908083522744323</text:p>
          </table:table-cell>
        </table:table-row>
        <table:table-row>
          <table:table-cell office:value="2089" office:value-type="float"/>
          <table:table-cell office:value-type="string">
            <text:p>Pattern 34</text:p>
          </table:table-cell>
          <table:table-cell office:value="0.2766715725761158" office:value-type="float"/>
          <table:table-cell office:value="0.7810184596402996" office:value-type="float"/>
          <table:table-cell office:value="20.511464133842026" office:value-type="float"/>
          <table:table-cell office:value-type="string">
            <text:p>input/data_formal_20240530-1342/meme/PhantasmaBot__20221016T190108/0.jpg</text:p>
          </table:table-cell>
          <table:table-cell office:value-type="string">
            <text:p>https://twitter.com/Njiforti3/status/1607908035741073411</text:p>
          </table:table-cell>
        </table:table-row>
        <table:table-row>
          <table:table-cell office:value="2090" office:value-type="float"/>
          <table:table-cell office:value-type="string">
            <text:p>Pattern 5</text:p>
          </table:table-cell>
          <table:table-cell office:value="0.6536907635056968" office:value-type="float"/>
          <table:table-cell office:value="0.36107438833358907" office:value-type="float"/>
          <table:table-cell office:value="26.22522207261208" office:value-type="float"/>
          <table:table-cell office:value-type="string">
            <text:p>input/data_formal_20240530-1342/meme/PhantasmaBot__20221018T102243/0.jpg</text:p>
          </table:table-cell>
          <table:table-cell office:value-type="string">
            <text:p>https://twitter.com/Njiforti3/status/1607907814462169090</text:p>
          </table:table-cell>
        </table:table-row>
        <table:table-row>
          <table:table-cell office:value="2091" office:value-type="float"/>
          <table:table-cell office:value-type="string">
            <text:p>Pattern 34</text:p>
          </table:table-cell>
          <table:table-cell office:value="0.41837760995445883" office:value-type="float"/>
          <table:table-cell office:value="0.8218909194329937" office:value-type="float"/>
          <table:table-cell office:value="22.671272722627215" office:value-type="float"/>
          <table:table-cell office:value-type="string">
            <text:p>input/data_formal_20240530-1342/meme/PhantasmaBot__20221021T082543/0.jpg</text:p>
          </table:table-cell>
          <table:table-cell office:value-type="string">
            <text:p>https://twitter.com/Njiforti3/status/1607907382079938560</text:p>
          </table:table-cell>
        </table:table-row>
        <table:table-row>
          <table:table-cell office:value="2092" office:value-type="float"/>
          <table:table-cell office:value-type="string">
            <text:p>Pattern 28</text:p>
          </table:table-cell>
          <table:table-cell office:value="0.25826417054737427" office:value-type="float"/>
          <table:table-cell office:value="0.8271120094815833" office:value-type="float"/>
          <table:table-cell office:value="21.77183988185003" office:value-type="float"/>
          <table:table-cell office:value-type="string">
            <text:p>input/data_formal_20240530-1342/meme/PhantasmaBot__20221022T130202/0.jpg</text:p>
          </table:table-cell>
          <table:table-cell office:value-type="string">
            <text:p>https://twitter.com/Njiforti3/status/1607907221572288512</text:p>
          </table:table-cell>
        </table:table-row>
        <table:table-row>
          <table:table-cell office:value="2093" office:value-type="float"/>
          <table:table-cell office:value-type="string">
            <text:p>Pattern 37</text:p>
          </table:table-cell>
          <table:table-cell office:value="0.7407086931756395" office:value-type="float"/>
          <table:table-cell office:value="0.4043689186102814" office:value-type="float"/>
          <table:table-cell office:value="26.813571470339582" office:value-type="float"/>
          <table:table-cell office:value-type="string">
            <text:p>input/data_formal_20240530-1342/meme/Phantomhhh213_20230206T124007/0.jpg</text:p>
          </table:table-cell>
          <table:table-cell office:value-type="string">
            <text:p>https://twitter.com/Phantomhhh213/status/1622575865837113344</text:p>
          </table:table-cell>
        </table:table-row>
        <table:table-row>
          <table:table-cell office:value="2094" office:value-type="float"/>
          <table:table-cell office:value-type="string">
            <text:p>Pattern 40</text:p>
          </table:table-cell>
          <table:table-cell office:value="0.10287878369886633" office:value-type="float"/>
          <table:table-cell office:value="0.4588547627338141" office:value-type="float"/>
          <table:table-cell office:value="27.0486403426747" office:value-type="float"/>
          <table:table-cell office:value-type="string">
            <text:p>input/data_formal_20240530-1342/meme/phd_urban_20230206T140000/0.jpg</text:p>
          </table:table-cell>
          <table:table-cell office:value-type="string">
            <text:p>https://twitter.com/phd_urban/status/1622595972571320321</text:p>
          </table:table-cell>
        </table:table-row>
        <table:table-row>
          <table:table-cell office:value="2095" office:value-type="float"/>
          <table:table-cell office:value-type="string">
            <text:p>Pattern 24</text:p>
          </table:table-cell>
          <table:table-cell office:value="0.480581304470653" office:value-type="float"/>
          <table:table-cell office:value="0.8366246984423484" office:value-type="float"/>
          <table:table-cell office:value="20.885834078832076" office:value-type="float"/>
          <table:table-cell office:value-type="string">
            <text:p>input/data_formal_20240530-1342/meme/Phizzzy_20230315T202942/0.jpg</text:p>
          </table:table-cell>
          <table:table-cell office:value-type="string">
            <text:p>https://twitter.com/Phizzzy/status/1636102395070390275</text:p>
          </table:table-cell>
        </table:table-row>
        <table:table-row>
          <table:table-cell office:value="2096" office:value-type="float"/>
          <table:table-cell office:value-type="string">
            <text:p>Pattern 49</text:p>
          </table:table-cell>
          <table:table-cell office:value="0.3587813339381944" office:value-type="float"/>
          <table:table-cell office:value="0.8599764330874383" office:value-type="float"/>
          <table:table-cell office:value="19.424043009166702" office:value-type="float"/>
          <table:table-cell office:value-type="string">
            <text:p>input/data_formal_20240530-1342/meme/phoebe_senpai_20230202T051942/0.jpg</text:p>
          </table:table-cell>
          <table:table-cell office:value-type="string">
            <text:p>https://twitter.com/phoebe_senpai/status/1621015480948637698</text:p>
          </table:table-cell>
        </table:table-row>
        <table:table-row>
          <table:table-cell office:value="2097" office:value-type="float"/>
          <table:table-cell office:value-type="string">
            <text:p>Pattern 16</text:p>
          </table:table-cell>
          <table:table-cell office:value="0.22676175799654055" office:value-type="float"/>
          <table:table-cell office:value="0.27607890480203023" office:value-type="float"/>
          <table:table-cell office:value="29.143116092417408" office:value-type="float"/>
          <table:table-cell office:value-type="string">
            <text:p>input/data_formal_20240530-1342/meme/PhynixBongs_20230226T041446/0.jpg</text:p>
          </table:table-cell>
          <table:table-cell office:value-type="string">
            <text:p>https://twitter.com/DawsonSpencer_/status/1629698083608055809</text:p>
          </table:table-cell>
        </table:table-row>
        <table:table-row>
          <table:table-cell office:value="2098" office:value-type="float"/>
          <table:table-cell office:value-type="string">
            <text:p>Pattern 36</text:p>
          </table:table-cell>
          <table:table-cell office:value="0.7827482682310707" office:value-type="float"/>
          <table:table-cell office:value="0.4338181830538481" office:value-type="float"/>
          <table:table-cell office:value="24.011890920444397" office:value-type="float"/>
          <table:table-cell office:value-type="string">
            <text:p>input/data_formal_20240530-1342/meme/pirfirdous1_20230106T043145/0.jpg</text:p>
          </table:table-cell>
          <table:table-cell office:value-type="string">
            <text:p>https://twitter.com/pirfirdous1/status/1611218942219161600</text:p>
          </table:table-cell>
        </table:table-row>
        <table:table-row>
          <table:table-cell office:value="2099" office:value-type="float"/>
          <table:table-cell office:value-type="string">
            <text:p>Pattern 11</text:p>
          </table:table-cell>
          <table:table-cell office:value="0.5149880734239607" office:value-type="float"/>
          <table:table-cell office:value="0.36223006711412387" office:value-type="float"/>
          <table:table-cell office:value="32.591128362267874" office:value-type="float"/>
          <table:table-cell office:value-type="string">
            <text:p>input/data_formal_20240530-1342/meme/PlanetNate1_20221226T234804/0.jpg</text:p>
          </table:table-cell>
          <table:table-cell office:value-type="string">
            <text:p>https://twitter.com/PamelaG84195863/status/1607926249007218690</text:p>
          </table:table-cell>
        </table:table-row>
        <table:table-row>
          <table:table-cell office:value="2100" office:value-type="float"/>
          <table:table-cell office:value-type="string">
            <text:p>Pattern 48</text:p>
          </table:table-cell>
          <table:table-cell office:value="0.3994625656969145" office:value-type="float"/>
          <table:table-cell office:value="0.6912566610500503" office:value-type="float"/>
          <table:table-cell office:value="26.14178049004552" office:value-type="float"/>
          <table:table-cell office:value-type="string">
            <text:p>input/data_formal_20240530-1342/meme/Play_Games_Com_20230202T050030/0.jpg</text:p>
          </table:table-cell>
          <table:table-cell office:value-type="string">
            <text:p>https://twitter.com/Play_Games_Com/status/1621010651630936064</text:p>
          </table:table-cell>
        </table:table-row>
        <table:table-row>
          <table:table-cell office:value="2101" office:value-type="float"/>
          <table:table-cell office:value-type="string">
            <text:p>Pattern 29</text:p>
          </table:table-cell>
          <table:table-cell office:value="0.5085678225127654" office:value-type="float"/>
          <table:table-cell office:value="0.4051705031439079" office:value-type="float"/>
          <table:table-cell office:value="24.731799922677038" office:value-type="float"/>
          <table:table-cell office:value-type="string">
            <text:p>input/data_formal_20240530-1342/meme/PlayAddaGames_20230105T123031/0.jpg</text:p>
          </table:table-cell>
          <table:table-cell office:value-type="string">
            <text:p>https://twitter.com/PlayAddaGames/status/1610977038105444352</text:p>
          </table:table-cell>
        </table:table-row>
        <table:table-row>
          <table:table-cell office:value="2102" office:value-type="float"/>
          <table:table-cell office:value-type="string">
            <text:p>Pattern 7</text:p>
          </table:table-cell>
          <table:table-cell office:value="0.24839295562343008" office:value-type="float"/>
          <table:table-cell office:value="0.4907548484936879" office:value-type="float"/>
          <table:table-cell office:value="28.759372738309978" office:value-type="float"/>
          <table:table-cell office:value-type="string">
            <text:p>input/data_formal_20240530-1342/meme/plsak_20221226T132602/0.jpg</text:p>
          </table:table-cell>
          <table:table-cell office:value-type="string">
            <text:p>https://twitter.com/davilap99/status/1607936336186556422</text:p>
          </table:table-cell>
        </table:table-row>
        <table:table-row>
          <table:table-cell office:value="2103" office:value-type="float"/>
          <table:table-cell office:value-type="string">
            <text:p>Pattern 31</text:p>
          </table:table-cell>
          <table:table-cell office:value="0.15766408437492846" office:value-type="float"/>
          <table:table-cell office:value="0.489762335426633" office:value-type="float"/>
          <table:table-cell office:value="28.67628611006717" office:value-type="float"/>
          <table:table-cell office:value-type="string">
            <text:p>input/data_formal_20240530-1342/meme/Plsd420_20230105T164621/0.jpg</text:p>
          </table:table-cell>
          <table:table-cell office:value-type="string">
            <text:p>https://twitter.com/PLSD_Thailand/status/1611243865855647744</text:p>
          </table:table-cell>
        </table:table-row>
        <table:table-row>
          <table:table-cell office:value="2104" office:value-type="float"/>
          <table:table-cell office:value-type="string">
            <text:p>Pattern 21</text:p>
          </table:table-cell>
          <table:table-cell office:value="0.5668058356351409" office:value-type="float"/>
          <table:table-cell office:value="0.5212063776596519" office:value-type="float"/>
          <table:table-cell office:value="22.998512384215594" office:value-type="float"/>
          <table:table-cell office:value-type="string">
            <text:p>input/data_formal_20240530-1342/meme/Plsd420_20230105T185205/0.jpg</text:p>
          </table:table-cell>
          <table:table-cell office:value-type="string">
            <text:p>https://twitter.com/S2000ince/status/1611259488190832640</text:p>
          </table:table-cell>
        </table:table-row>
        <table:table-row>
          <table:table-cell office:value="2105" office:value-type="float"/>
          <table:table-cell office:value-type="string">
            <text:p>Pattern 34</text:p>
          </table:table-cell>
          <table:table-cell office:value="0.3321749127050707" office:value-type="float"/>
          <table:table-cell office:value="0.808629798933943" office:value-type="float"/>
          <table:table-cell office:value="25.323644155428514" office:value-type="float"/>
          <table:table-cell office:value-type="string">
            <text:p>input/data_formal_20240530-1342/meme/Plsd420_20230105T202635/0.jpg</text:p>
          </table:table-cell>
          <table:table-cell office:value-type="string">
            <text:p>https://twitter.com/PLSD_Thailand/status/1611279628576116737</text:p>
          </table:table-cell>
        </table:table-row>
        <table:table-row>
          <table:table-cell office:value="2106" office:value-type="float"/>
          <table:table-cell office:value-type="string">
            <text:p>Pattern 46</text:p>
          </table:table-cell>
          <table:table-cell office:value="0.1577456085363021" office:value-type="float"/>
          <table:table-cell office:value="0.08358596458460277" office:value-type="float"/>
          <table:table-cell office:value="13.61714086077316" office:value-type="float"/>
          <table:table-cell office:value-type="string">
            <text:p>input/data_formal_20240530-1342/meme/PMapsAssessment_20230106T060313/0.jpg</text:p>
          </table:table-cell>
          <table:table-cell office:value-type="string">
            <text:p>https://twitter.com/PMapsAssessment/status/1611241959385075712</text:p>
          </table:table-cell>
        </table:table-row>
        <table:table-row>
          <table:table-cell office:value="2107" office:value-type="float"/>
          <table:table-cell office:value-type="string">
            <text:p>Pattern 49</text:p>
          </table:table-cell>
          <table:table-cell office:value="0.4807720270945166" office:value-type="float"/>
          <table:table-cell office:value="0.8057451121066854" office:value-type="float"/>
          <table:table-cell office:value="22.22833651022735" office:value-type="float"/>
          <table:table-cell office:value-type="string">
            <text:p>input/data_formal_20240530-1342/meme/pocoslip_20230106T074006/0.jpg</text:p>
          </table:table-cell>
          <table:table-cell office:value-type="string">
            <text:p>https://twitter.com/pocoslip/status/1611266341281095681</text:p>
          </table:table-cell>
        </table:table-row>
        <table:table-row>
          <table:table-cell office:value="2108" office:value-type="float"/>
          <table:table-cell office:value-type="string">
            <text:p>Pattern 34</text:p>
          </table:table-cell>
          <table:table-cell office:value="0.2529919080874569" office:value-type="float"/>
          <table:table-cell office:value="0.6092632785421499" office:value-type="float"/>
          <table:table-cell office:value="30.22247700445088" office:value-type="float"/>
          <table:table-cell office:value-type="string">
            <text:p>input/data_formal_20240530-1342/meme/PokemonSelene_20221129T035810/0.jpg</text:p>
          </table:table-cell>
          <table:table-cell office:value-type="string">
            <text:p>https://twitter.com/BlackHiveMedia1/status/1610942950065963008</text:p>
          </table:table-cell>
        </table:table-row>
        <table:table-row>
          <table:table-cell office:value="2109" office:value-type="float"/>
          <table:table-cell office:value-type="string">
            <text:p>Pattern 41</text:p>
          </table:table-cell>
          <table:table-cell office:value="0.22740051494998137" office:value-type="float"/>
          <table:table-cell office:value="0.6994024529615761" office:value-type="float"/>
          <table:table-cell office:value="25.71392576621298" office:value-type="float"/>
          <table:table-cell office:value-type="string">
            <text:p>input/data_formal_20240530-1342/meme/PokemonSelene_20221227T214350/0.jpg</text:p>
          </table:table-cell>
          <table:table-cell office:value-type="string">
            <text:p>https://twitter.com/FrankHa1984/status/1607940023361613825</text:p>
          </table:table-cell>
        </table:table-row>
        <table:table-row>
          <table:table-cell office:value="2110" office:value-type="float"/>
          <table:table-cell office:value-type="string">
            <text:p>Pattern 12</text:p>
          </table:table-cell>
          <table:table-cell office:value="0.12557007523049915" office:value-type="float"/>
          <table:table-cell office:value="0.59727363058358" office:value-type="float"/>
          <table:table-cell office:value="29.910811155874917" office:value-type="float"/>
          <table:table-cell office:value-type="string">
            <text:p>input/data_formal_20240530-1342/meme/PokemonSelene_20221227T231040/0.jpg</text:p>
          </table:table-cell>
          <table:table-cell office:value-type="string">
            <text:p>https://twitter.com/GalarChampPam/status/1607955421398183936</text:p>
          </table:table-cell>
        </table:table-row>
        <table:table-row>
          <table:table-cell office:value="2111" office:value-type="float"/>
          <table:table-cell office:value-type="string">
            <text:p>Pattern 12</text:p>
          </table:table-cell>
          <table:table-cell office:value="0.26082810369566656" office:value-type="float"/>
          <table:table-cell office:value="0.7988164525970725" office:value-type="float"/>
          <table:table-cell office:value="22.32172253249759" office:value-type="float"/>
          <table:table-cell office:value-type="string">
            <text:p>input/data_formal_20240530-1342/meme/PokemonSelene_20221227T233346/0.jpg</text:p>
          </table:table-cell>
          <table:table-cell office:value-type="string">
            <text:p>https://twitter.com/PokemonSelene/status/1607882461673041920</text:p>
          </table:table-cell>
        </table:table-row>
        <table:table-row>
          <table:table-cell office:value="2112" office:value-type="float"/>
          <table:table-cell office:value-type="string">
            <text:p>Pattern 34</text:p>
          </table:table-cell>
          <table:table-cell office:value="0.21238231742099814" office:value-type="float"/>
          <table:table-cell office:value="0.6975338285140886" office:value-type="float"/>
          <table:table-cell office:value="26.901500857280425" office:value-type="float"/>
          <table:table-cell office:value-type="string">
            <text:p>input/data_formal_20240530-1342/meme/PokemonSelene_20221230T170636/0.jpg</text:p>
          </table:table-cell>
          <table:table-cell office:value-type="string">
            <text:p>https://twitter.com/kittykat5090_/status/1610971468187439104</text:p>
          </table:table-cell>
        </table:table-row>
        <table:table-row>
          <table:table-cell office:value="2113" office:value-type="float"/>
          <table:table-cell office:value-type="string">
            <text:p>Pattern 4</text:p>
          </table:table-cell>
          <table:table-cell office:value="0.2742277027560116" office:value-type="float"/>
          <table:table-cell office:value="0.6655461843763986" office:value-type="float"/>
          <table:table-cell office:value="29.948200931723363" office:value-type="float"/>
          <table:table-cell office:value-type="string">
            <text:p>input/data_formal_20240530-1342/meme/PokemonSelene_20230102T234036/0.jpg</text:p>
          </table:table-cell>
          <table:table-cell office:value-type="string">
            <text:p>https://twitter.com/BriSoFly12/status/1611235572475101185</text:p>
          </table:table-cell>
        </table:table-row>
        <table:table-row>
          <table:table-cell office:value="2114" office:value-type="float"/>
          <table:table-cell office:value-type="string">
            <text:p>Pattern 49</text:p>
          </table:table-cell>
          <table:table-cell office:value="0.5150178964472785" office:value-type="float"/>
          <table:table-cell office:value="0.7300972552559417" office:value-type="float"/>
          <table:table-cell office:value="25.308710115259064" office:value-type="float"/>
          <table:table-cell office:value-type="string">
            <text:p>input/data_formal_20240530-1342/meme/PokemonSelene_20230104T225220/0.jpg</text:p>
          </table:table-cell>
          <table:table-cell office:value-type="string">
            <text:p>https://twitter.com/GlitteryCafe/status/1613320491892080640</text:p>
          </table:table-cell>
        </table:table-row>
        <table:table-row>
          <table:table-cell office:value="2115" office:value-type="float"/>
          <table:table-cell office:value-type="string">
            <text:p>Pattern 34</text:p>
          </table:table-cell>
          <table:table-cell office:value="0.31526753046964384" office:value-type="float"/>
          <table:table-cell office:value="0.8963602843184544" office:value-type="float"/>
          <table:table-cell office:value="24.142495693925788" office:value-type="float"/>
          <table:table-cell office:value-type="string">
            <text:p>input/data_formal_20240530-1342/meme/PokemonSelene_20230108T181414/0.jpg</text:p>
          </table:table-cell>
          <table:table-cell office:value-type="string">
            <text:p>https://twitter.com/GlitteryCafe/status/1613318697455607816</text:p>
          </table:table-cell>
        </table:table-row>
        <table:table-row>
          <table:table-cell office:value="2116" office:value-type="float"/>
          <table:table-cell office:value-type="string">
            <text:p>Pattern 33</text:p>
          </table:table-cell>
          <table:table-cell office:value="0.21959934430061642" office:value-type="float"/>
          <table:table-cell office:value="0.800705431453722" office:value-type="float"/>
          <table:table-cell office:value="24.538037284312665" office:value-type="float"/>
          <table:table-cell office:value-type="string">
            <text:p>input/data_formal_20240530-1342/meme/PokemonSelene_20230111T191205/0.jpg</text:p>
          </table:table-cell>
          <table:table-cell office:value-type="string">
            <text:p>https://twitter.com/GlitteryCafe/status/1613318209981087749</text:p>
          </table:table-cell>
        </table:table-row>
        <table:table-row>
          <table:table-cell office:value="2117" office:value-type="float"/>
          <table:table-cell office:value-type="string">
            <text:p>Pattern 33</text:p>
          </table:table-cell>
          <table:table-cell office:value="0.22023173669234067" office:value-type="float"/>
          <table:table-cell office:value="0.7502060095018388" office:value-type="float"/>
          <table:table-cell office:value="24.52021025637343" office:value-type="float"/>
          <table:table-cell office:value-type="string">
            <text:p>input/data_formal_20240530-1342/meme/PokemonSelene_20230203T191021/0.jpg</text:p>
          </table:table-cell>
          <table:table-cell office:value-type="string">
            <text:p>https://twitter.com/BlackHandSmith/status/1622578097420738560</text:p>
          </table:table-cell>
        </table:table-row>
        <table:table-row>
          <table:table-cell office:value="2118" office:value-type="float"/>
          <table:table-cell office:value-type="string">
            <text:p>Pattern 47</text:p>
          </table:table-cell>
          <table:table-cell office:value="0.3485586386979909" office:value-type="float"/>
          <table:table-cell office:value="0.8007037250524438" office:value-type="float"/>
          <table:table-cell office:value="23.712561518732485" office:value-type="float"/>
          <table:table-cell office:value-type="string">
            <text:p>input/data_formal_20240530-1342/meme/PokemonSelene_20230206T044638/0.jpg</text:p>
          </table:table-cell>
          <table:table-cell office:value-type="string">
            <text:p>https://twitter.com/pikafan09/status/1622597082572890115</text:p>
          </table:table-cell>
        </table:table-row>
        <table:table-row>
          <table:table-cell office:value="2119" office:value-type="float"/>
          <table:table-cell office:value-type="string">
            <text:p>Pattern 24</text:p>
          </table:table-cell>
          <table:table-cell office:value="0.31670265425373634" office:value-type="float"/>
          <table:table-cell office:value="0.9067577730127339" office:value-type="float"/>
          <table:table-cell office:value="16.135445552847234" office:value-type="float"/>
          <table:table-cell office:value-type="string">
            <text:p>input/data_formal_20240530-1342/meme/polidario_joy_20230202T012708/0.jpg</text:p>
          </table:table-cell>
          <table:table-cell office:value-type="string">
            <text:p>https://twitter.com/polidario_joy/status/1620956954242998272</text:p>
          </table:table-cell>
        </table:table-row>
        <table:table-row>
          <table:table-cell office:value="2120" office:value-type="float"/>
          <table:table-cell office:value-type="string">
            <text:p>Pattern 43</text:p>
          </table:table-cell>
          <table:table-cell office:value="0.2731760308267353" office:value-type="float"/>
          <table:table-cell office:value="0.43355315401591665" office:value-type="float"/>
          <table:table-cell office:value="32.67109024653362" office:value-type="float"/>
          <table:table-cell office:value-type="string">
            <text:p>input/data_formal_20240530-1342/meme/ponk_inu_20230105T022102/0.jpg</text:p>
          </table:table-cell>
          <table:table-cell office:value-type="string">
            <text:p>https://twitter.com/Phantom_g1/status/1610981797713641472</text:p>
          </table:table-cell>
        </table:table-row>
        <table:table-row>
          <table:table-cell office:value="2121" office:value-type="float"/>
          <table:table-cell office:value-type="string">
            <text:p>Pattern 36</text:p>
          </table:table-cell>
          <table:table-cell office:value="0.6767373023725016" office:value-type="float"/>
          <table:table-cell office:value="0.49597793582268923" office:value-type="float"/>
          <table:table-cell office:value="25.37711608280122" office:value-type="float"/>
          <table:table-cell office:value-type="string">
            <text:p>input/data_formal_20240530-1342/meme/Ponting79619558_20230206T121832/0.jpg</text:p>
          </table:table-cell>
          <table:table-cell office:value-type="string">
            <text:p>https://twitter.com/Ponting79619558/status/1622570436293984261</text:p>
          </table:table-cell>
        </table:table-row>
        <table:table-row>
          <table:table-cell office:value="2122" office:value-type="float"/>
          <table:table-cell office:value-type="string">
            <text:p>Pattern 30</text:p>
          </table:table-cell>
          <table:table-cell office:value="0.5086280591160207" office:value-type="float"/>
          <table:table-cell office:value="0.610363916378238" office:value-type="float"/>
          <table:table-cell office:value="26.455654577360573" office:value-type="float"/>
          <table:table-cell office:value-type="string">
            <text:p>input/data_formal_20240530-1342/meme/Ponting79619558_20230206T121945/0.jpg</text:p>
          </table:table-cell>
          <table:table-cell office:value-type="string">
            <text:p>https://twitter.com/Ponting79619558/status/1622570743157653505</text:p>
          </table:table-cell>
        </table:table-row>
        <table:table-row>
          <table:table-cell office:value="2123" office:value-type="float"/>
          <table:table-cell office:value-type="string">
            <text:p>Pattern 43</text:p>
          </table:table-cell>
          <table:table-cell office:value="0.46011665178658834" office:value-type="float"/>
          <table:table-cell office:value="0.5504082910916731" office:value-type="float"/>
          <table:table-cell office:value="32.830177626813295" office:value-type="float"/>
          <table:table-cell office:value-type="string">
            <text:p>input/data_formal_20240530-1342/meme/Ponting79619558_20230206T122049/0.jpg</text:p>
          </table:table-cell>
          <table:table-cell office:value-type="string">
            <text:p>https://twitter.com/Ponting79619558/status/1622571011643420673</text:p>
          </table:table-cell>
        </table:table-row>
        <table:table-row>
          <table:table-cell office:value="2124" office:value-type="float"/>
          <table:table-cell office:value-type="string">
            <text:p>Pattern 34</text:p>
          </table:table-cell>
          <table:table-cell office:value="0.20790658332520687" office:value-type="float"/>
          <table:table-cell office:value="0.8968997832591011" office:value-type="float"/>
          <table:table-cell office:value="24.609891677737913" office:value-type="float"/>
          <table:table-cell office:value-type="string">
            <text:p>input/data_formal_20240530-1342/meme/Ponting79619558_20230206T122136/0.jpg</text:p>
          </table:table-cell>
          <table:table-cell office:value-type="string">
            <text:p>https://twitter.com/Ponting79619558/status/1622571207970406400</text:p>
          </table:table-cell>
        </table:table-row>
        <table:table-row>
          <table:table-cell office:value="2125" office:value-type="float"/>
          <table:table-cell office:value-type="string">
            <text:p>Pattern 1</text:p>
          </table:table-cell>
          <table:table-cell office:value="0.6444768231039277" office:value-type="float"/>
          <table:table-cell office:value="0.46629740266110004" office:value-type="float"/>
          <table:table-cell office:value="30.705586383435595" office:value-type="float"/>
          <table:table-cell office:value-type="string">
            <text:p>input/data_formal_20240530-1342/meme/PonyExpresshq_20221228T022400/0.jpg</text:p>
          </table:table-cell>
          <table:table-cell office:value-type="string">
            <text:p>https://twitter.com/PonyExpresshq/status/1607925300603625472</text:p>
          </table:table-cell>
        </table:table-row>
        <table:table-row>
          <table:table-cell office:value="2126" office:value-type="float"/>
          <table:table-cell office:value-type="string">
            <text:p>Pattern 7</text:p>
          </table:table-cell>
          <table:table-cell office:value="0.33552059740787077" office:value-type="float"/>
          <table:table-cell office:value="0.4590585175437098" office:value-type="float"/>
          <table:table-cell office:value="29.86503931907949" office:value-type="float"/>
          <table:table-cell office:value-type="string">
            <text:p>input/data_formal_20240530-1342/meme/PopEssenceWax_20230315T215847/0.jpg</text:p>
          </table:table-cell>
          <table:table-cell office:value-type="string">
            <text:p>https://twitter.com/AshBo/status/1636125000825487361</text:p>
          </table:table-cell>
        </table:table-row>
        <table:table-row>
          <table:table-cell office:value="2127" office:value-type="float"/>
          <table:table-cell office:value-type="string">
            <text:p>Pattern 2</text:p>
          </table:table-cell>
          <table:table-cell office:value="0.8057084559881006" office:value-type="float"/>
          <table:table-cell office:value="0.3424375054655453" office:value-type="float"/>
          <table:table-cell office:value="23.275725461585072" office:value-type="float"/>
          <table:table-cell office:value-type="string">
            <text:p>input/data_formal_20240530-1342/meme/pornmeme3000_20201025T225717/0.jpg</text:p>
          </table:table-cell>
          <table:table-cell office:value-type="string">
            <text:p>https://twitter.com/Y0URZZZZZ/status/1616786865981640706</text:p>
          </table:table-cell>
        </table:table-row>
        <table:table-row>
          <table:table-cell office:value="2128" office:value-type="float"/>
          <table:table-cell office:value-type="string">
            <text:p>Pattern 34</text:p>
          </table:table-cell>
          <table:table-cell office:value="0.40120578629597564" office:value-type="float"/>
          <table:table-cell office:value="0.6206167908294468" office:value-type="float"/>
          <table:table-cell office:value="25.901124279163007" office:value-type="float"/>
          <table:table-cell office:value-type="string">
            <text:p>input/data_formal_20240530-1342/meme/PositiveAbraham_20221228T015246/0.jpg</text:p>
          </table:table-cell>
          <table:table-cell office:value-type="string">
            <text:p>https://twitter.com/PositiveAbraham/status/1607917441119838208</text:p>
          </table:table-cell>
        </table:table-row>
        <table:table-row>
          <table:table-cell office:value="2129" office:value-type="float"/>
          <table:table-cell office:value-type="string">
            <text:p>Pattern 15</text:p>
          </table:table-cell>
          <table:table-cell office:value="0.16747675558495775" office:value-type="float"/>
          <table:table-cell office:value="0.3723132262929352" office:value-type="float"/>
          <table:table-cell office:value="21.938759272368504" office:value-type="float"/>
          <table:table-cell office:value-type="string">
            <text:p>input/data_formal_20240530-1342/meme/postwokepodcast_20230206T123557/0.jpg</text:p>
          </table:table-cell>
          <table:table-cell office:value-type="string">
            <text:p>https://twitter.com/postwokepodcast/status/1622574817009446915</text:p>
          </table:table-cell>
        </table:table-row>
        <table:table-row>
          <table:table-cell office:value="2130" office:value-type="float"/>
          <table:table-cell office:value-type="string">
            <text:p>Pattern 34</text:p>
          </table:table-cell>
          <table:table-cell office:value="0.27047989845869247" office:value-type="float"/>
          <table:table-cell office:value="0.844435077302967" office:value-type="float"/>
          <table:table-cell office:value="20.18701305852573" office:value-type="float"/>
          <table:table-cell office:value-type="string">
            <text:p>input/data_formal_20240530-1342/meme/PotetoBlocksStd_20230202T042715/0.jpg</text:p>
          </table:table-cell>
          <table:table-cell office:value-type="string">
            <text:p>https://twitter.com/PotetoBlocksStd/status/1621002281067094018</text:p>
          </table:table-cell>
        </table:table-row>
        <table:table-row>
          <table:table-cell office:value="2131" office:value-type="float"/>
          <table:table-cell office:value-type="string">
            <text:p>Pattern 3</text:p>
          </table:table-cell>
          <table:table-cell office:value="0.8555354430007087" office:value-type="float"/>
          <table:table-cell office:value="0.42890698193728766" office:value-type="float"/>
          <table:table-cell office:value="22.170007557200933" office:value-type="float"/>
          <table:table-cell office:value-type="string">
            <text:p>input/data_formal_20240530-1342/meme/Pradeep_NF_20230202T042020/0.jpg</text:p>
          </table:table-cell>
          <table:table-cell office:value-type="string">
            <text:p>https://twitter.com/Pradeep_NF/status/1621000543241125889</text:p>
          </table:table-cell>
        </table:table-row>
        <table:table-row>
          <table:table-cell office:value="2132" office:value-type="float"/>
          <table:table-cell office:value-type="string">
            <text:p>Pattern 24</text:p>
          </table:table-cell>
          <table:table-cell office:value="0.29977077642713823" office:value-type="float"/>
          <table:table-cell office:value="0.9221874337328113" office:value-type="float"/>
          <table:table-cell office:value="14.431561337867372" office:value-type="float"/>
          <table:table-cell office:value-type="string">
            <text:p>input/data_formal_20240530-1342/meme/Prakrit38575283_20230106T044044/0.jpg</text:p>
          </table:table-cell>
          <table:table-cell office:value-type="string">
            <text:p>https://twitter.com/Prakrit38575283/status/1611221203049672705</text:p>
          </table:table-cell>
        </table:table-row>
        <table:table-row>
          <table:table-cell office:value="2133" office:value-type="float"/>
          <table:table-cell office:value-type="string">
            <text:p>Pattern 37</text:p>
          </table:table-cell>
          <table:table-cell office:value="0.614251012103515" office:value-type="float"/>
          <table:table-cell office:value="0.6284969926046851" office:value-type="float"/>
          <table:table-cell office:value="25.86518809578531" office:value-type="float"/>
          <table:table-cell office:value-type="string">
            <text:p>input/data_formal_20240530-1342/meme/premium_essay_20230111T181329/0.jpg</text:p>
          </table:table-cell>
          <table:table-cell office:value-type="string">
            <text:p>https://twitter.com/Melonflav0r/status/1621007033133854720</text:p>
          </table:table-cell>
        </table:table-row>
        <table:table-row>
          <table:table-cell office:value="2134" office:value-type="float"/>
          <table:table-cell office:value-type="string">
            <text:p>Pattern 31</text:p>
          </table:table-cell>
          <table:table-cell office:value="0.14666422912074853" office:value-type="float"/>
          <table:table-cell office:value="0.41406973082439813" office:value-type="float"/>
          <table:table-cell office:value="31.253009128317313" office:value-type="float"/>
          <table:table-cell office:value-type="string">
            <text:p>input/data_formal_20240530-1342/meme/prep_aud_20230106T044602/0.jpg</text:p>
          </table:table-cell>
          <table:table-cell office:value-type="string">
            <text:p>https://twitter.com/prep_aud/status/1611222538893549568</text:p>
          </table:table-cell>
        </table:table-row>
        <table:table-row>
          <table:table-cell office:value="2135" office:value-type="float"/>
          <table:table-cell office:value-type="string">
            <text:p>Pattern 8</text:p>
          </table:table-cell>
          <table:table-cell office:value="0.1867184764866195" office:value-type="float"/>
          <table:table-cell office:value="0.5141760041029277" office:value-type="float"/>
          <table:table-cell office:value="21.766700633234432" office:value-type="float"/>
          <table:table-cell office:value-type="string">
            <text:p>input/data_formal_20240530-1342/meme/prettyboydanilo_20221228T051539/0.jpg</text:p>
          </table:table-cell>
          <table:table-cell office:value-type="string">
            <text:p>https://twitter.com/prettyboydanilo/status/1607968497929183233</text:p>
          </table:table-cell>
        </table:table-row>
        <table:table-row>
          <table:table-cell office:value="2136" office:value-type="float"/>
          <table:table-cell office:value-type="string">
            <text:p>Pattern 8</text:p>
          </table:table-cell>
          <table:table-cell office:value="0.1867184764866195" office:value-type="float"/>
          <table:table-cell office:value="0.5141760041029277" office:value-type="float"/>
          <table:table-cell office:value="21.766700633234432" office:value-type="float"/>
          <table:table-cell office:value-type="string">
            <text:p>input/data_formal_20240530-1342/meme/prettyboydidi2_20221228T051539/0.jpg</text:p>
          </table:table-cell>
          <table:table-cell office:value-type="string">
            <text:p>https://twitter.com/prettyboydidi2/status/1607968497895612416</text:p>
          </table:table-cell>
        </table:table-row>
        <table:table-row>
          <table:table-cell office:value="2137" office:value-type="float"/>
          <table:table-cell office:value-type="string">
            <text:p>Pattern 8</text:p>
          </table:table-cell>
          <table:table-cell office:value="0.1867184764866195" office:value-type="float"/>
          <table:table-cell office:value="0.5141760041029277" office:value-type="float"/>
          <table:table-cell office:value="21.766700633234432" office:value-type="float"/>
          <table:table-cell office:value-type="string">
            <text:p>input/data_formal_20240530-1342/meme/prettyboymicha_20221228T051538/0.jpg</text:p>
          </table:table-cell>
          <table:table-cell office:value-type="string">
            <text:p>https://twitter.com/prettyboymicha/status/1607968497111384065</text:p>
          </table:table-cell>
        </table:table-row>
        <table:table-row>
          <table:table-cell office:value="2138" office:value-type="float"/>
          <table:table-cell office:value-type="string">
            <text:p>Pattern 31</text:p>
          </table:table-cell>
          <table:table-cell office:value="0.11198680777749898" office:value-type="float"/>
          <table:table-cell office:value="0.25869172659535244" office:value-type="float"/>
          <table:table-cell office:value="27.896631023698998" office:value-type="float"/>
          <table:table-cell office:value-type="string">
            <text:p>input/data_formal_20240530-1342/meme/PrinceDbfs_20230403T103004/0.jpg</text:p>
          </table:table-cell>
          <table:table-cell office:value-type="string">
            <text:p>https://twitter.com/PrinceDbfs/status/1642836858806710274</text:p>
          </table:table-cell>
        </table:table-row>
        <table:table-row>
          <table:table-cell office:value="2139" office:value-type="float"/>
          <table:table-cell office:value-type="string">
            <text:p>Pattern 5</text:p>
          </table:table-cell>
          <table:table-cell office:value="0.6530666627000248" office:value-type="float"/>
          <table:table-cell office:value="0.287043468742045" office:value-type="float"/>
          <table:table-cell office:value="24.622544901454695" office:value-type="float"/>
          <table:table-cell office:value-type="string">
            <text:p>input/data_formal_20240530-1342/meme/prodefleague_20230106T052919/0.jpg</text:p>
          </table:table-cell>
          <table:table-cell office:value-type="string">
            <text:p>https://twitter.com/prodefleague/status/1611233428640534528</text:p>
          </table:table-cell>
        </table:table-row>
        <table:table-row>
          <table:table-cell office:value="2140" office:value-type="float"/>
          <table:table-cell office:value-type="string">
            <text:p>Pattern 41</text:p>
          </table:table-cell>
          <table:table-cell office:value="0.16665863906992723" office:value-type="float"/>
          <table:table-cell office:value="0.7907976252199833" office:value-type="float"/>
          <table:table-cell office:value="26.336003019101035" office:value-type="float"/>
          <table:table-cell office:value-type="string">
            <text:p>input/data_formal_20240530-1342/meme/Projjonmo117_20230106T025029/0.jpg</text:p>
          </table:table-cell>
          <table:table-cell office:value-type="string">
            <text:p>https://twitter.com/FondantAppleKai/status/1611244146135650305</text:p>
          </table:table-cell>
        </table:table-row>
        <table:table-row>
          <table:table-cell office:value="2141" office:value-type="float"/>
          <table:table-cell office:value-type="string">
            <text:p>Pattern 41</text:p>
          </table:table-cell>
          <table:table-cell office:value="0.23612544639554622" office:value-type="float"/>
          <table:table-cell office:value="0.7419364699463936" office:value-type="float"/>
          <table:table-cell office:value="28.258942771329977" office:value-type="float"/>
          <table:table-cell office:value-type="string">
            <text:p>input/data_formal_20240530-1342/meme/Projjonmo117_20230212T073232/0.jpg</text:p>
          </table:table-cell>
          <table:table-cell office:value-type="string">
            <text:p>https://twitter.com/elmistixd/status/1624785082681552896</text:p>
          </table:table-cell>
        </table:table-row>
        <table:table-row>
          <table:table-cell office:value="2142" office:value-type="float"/>
          <table:table-cell office:value-type="string">
            <text:p>Pattern 29</text:p>
          </table:table-cell>
          <table:table-cell office:value="0.42994335991641347" office:value-type="float"/>
          <table:table-cell office:value="0.42843892004883205" office:value-type="float"/>
          <table:table-cell office:value="24.66419404856348" office:value-type="float"/>
          <table:table-cell office:value-type="string">
            <text:p>input/data_formal_20240530-1342/meme/promac007_20230106T061734/0.jpg</text:p>
          </table:table-cell>
          <table:table-cell office:value-type="string">
            <text:p>https://twitter.com/promac007/status/1611245572794490881</text:p>
          </table:table-cell>
        </table:table-row>
        <table:table-row>
          <table:table-cell office:value="2143" office:value-type="float"/>
          <table:table-cell office:value-type="string">
            <text:p>Pattern 43</text:p>
          </table:table-cell>
          <table:table-cell office:value="0.3959902023895497" office:value-type="float"/>
          <table:table-cell office:value="0.3095222269534082" office:value-type="float"/>
          <table:table-cell office:value="30.378610163240104" office:value-type="float"/>
          <table:table-cell office:value-type="string">
            <text:p>input/data_formal_20240530-1342/meme/ProPaperscom_20230105T110001/0.jpg</text:p>
          </table:table-cell>
          <table:table-cell office:value-type="string">
            <text:p>https://twitter.com/ProPaperscom/status/1610954264804737025</text:p>
          </table:table-cell>
        </table:table-row>
        <table:table-row>
          <table:table-cell office:value="2144" office:value-type="float"/>
          <table:table-cell office:value-type="string">
            <text:p>Pattern 23</text:p>
          </table:table-cell>
          <table:table-cell office:value="0.27359583982854996" office:value-type="float"/>
          <table:table-cell office:value="0.2891999508726636" office:value-type="float"/>
          <table:table-cell office:value="27.663646052819796" office:value-type="float"/>
          <table:table-cell office:value-type="string">
            <text:p>input/data_formal_20240530-1342/meme/psrisbud_20230106T070958/0.jpg</text:p>
          </table:table-cell>
          <table:table-cell office:value-type="string">
            <text:p>https://twitter.com/psrisbud/status/1611258757899591681</text:p>
          </table:table-cell>
        </table:table-row>
        <table:table-row>
          <table:table-cell office:value="2145" office:value-type="float"/>
          <table:table-cell office:value-type="string">
            <text:p>Pattern 36</text:p>
          </table:table-cell>
          <table:table-cell office:value="0.771569458279667" office:value-type="float"/>
          <table:table-cell office:value="0.34883404633861564" office:value-type="float"/>
          <table:table-cell office:value="26.713663035101856" office:value-type="float"/>
          <table:table-cell office:value-type="string">
            <text:p>input/data_formal_20240530-1342/meme/PsychomemesO_20230206T111100/0.jpg</text:p>
          </table:table-cell>
          <table:table-cell office:value-type="string">
            <text:p>https://twitter.com/PsychomemesO/status/1622553441380995073</text:p>
          </table:table-cell>
        </table:table-row>
        <table:table-row>
          <table:table-cell office:value="2146" office:value-type="float"/>
          <table:table-cell office:value-type="string">
            <text:p>Pattern 21</text:p>
          </table:table-cell>
          <table:table-cell office:value="0.5513517808268407" office:value-type="float"/>
          <table:table-cell office:value="0.4993531159779155" office:value-type="float"/>
          <table:table-cell office:value="26.883386814548224" office:value-type="float"/>
          <table:table-cell office:value-type="string">
            <text:p>input/data_formal_20240530-1342/meme/PsychomemesO_20230206T125203/0.jpg</text:p>
          </table:table-cell>
          <table:table-cell office:value-type="string">
            <text:p>https://twitter.com/PsychomemesO/status/1622578870376599554</text:p>
          </table:table-cell>
        </table:table-row>
        <table:table-row>
          <table:table-cell office:value="2147" office:value-type="float"/>
          <table:table-cell office:value-type="string">
            <text:p>Pattern 37</text:p>
          </table:table-cell>
          <table:table-cell office:value="0.5812531735382118" office:value-type="float"/>
          <table:table-cell office:value="0.4964921757465445" office:value-type="float"/>
          <table:table-cell office:value="24.731133984104332" office:value-type="float"/>
          <table:table-cell office:value-type="string">
            <text:p>input/data_formal_20240530-1342/meme/PujaCha65611056_20230111T070926/0.jpg</text:p>
          </table:table-cell>
          <table:table-cell office:value-type="string">
            <text:p>https://twitter.com/PujaCha65611056/status/1613070562028572673</text:p>
          </table:table-cell>
        </table:table-row>
        <table:table-row>
          <table:table-cell office:value="2148" office:value-type="float"/>
          <table:table-cell office:value-type="string">
            <text:p>Pattern 8</text:p>
          </table:table-cell>
          <table:table-cell office:value="0.16497328772851333" office:value-type="float"/>
          <table:table-cell office:value="0.5350790012589479" office:value-type="float"/>
          <table:table-cell office:value="23.212766992755128" office:value-type="float"/>
          <table:table-cell office:value-type="string">
            <text:p>input/data_formal_20240530-1342/meme/purplehqsite_20230105T082243/0.jpg</text:p>
          </table:table-cell>
          <table:table-cell office:value-type="string">
            <text:p>https://twitter.com/purplehqsite/status/1610914688186912768</text:p>
          </table:table-cell>
        </table:table-row>
        <table:table-row>
          <table:table-cell office:value="2149" office:value-type="float"/>
          <table:table-cell office:value-type="string">
            <text:p>Pattern 12</text:p>
          </table:table-cell>
          <table:table-cell office:value="0.055159662870779724" office:value-type="float"/>
          <table:table-cell office:value="0.6513925839965738" office:value-type="float"/>
          <table:table-cell office:value="27.128643291677044" office:value-type="float"/>
          <table:table-cell office:value-type="string">
            <text:p>input/data_formal_20240530-1342/meme/PVPcircuit_20230103T180844/0.jpg</text:p>
          </table:table-cell>
          <table:table-cell office:value-type="string">
            <text:p>https://twitter.com/Drakeon15Shiny/status/1611247126239117312</text:p>
          </table:table-cell>
        </table:table-row>
        <table:table-row>
          <table:table-cell office:value="2150" office:value-type="float"/>
          <table:table-cell office:value-type="string">
            <text:p>Pattern 29</text:p>
          </table:table-cell>
          <table:table-cell office:value="0.40287706929630585" office:value-type="float"/>
          <table:table-cell office:value="0.3879775930835144" office:value-type="float"/>
          <table:table-cell office:value="28.761626045489905" office:value-type="float"/>
          <table:table-cell office:value-type="string">
            <text:p>input/data_formal_20240530-1342/meme/PVPcircuit_20230110T184644/0.jpg</text:p>
          </table:table-cell>
          <table:table-cell office:value-type="string">
            <text:p>https://twitter.com/TWill5934/status/1613304751864651776</text:p>
          </table:table-cell>
        </table:table-row>
        <table:table-row>
          <table:table-cell office:value="2151" office:value-type="float"/>
          <table:table-cell office:value-type="string">
            <text:p>Pattern 15</text:p>
          </table:table-cell>
          <table:table-cell office:value="0.2041567152058996" office:value-type="float"/>
          <table:table-cell office:value="0.24693604353714763" office:value-type="float"/>
          <table:table-cell office:value="23.950517786302072" office:value-type="float"/>
          <table:table-cell office:value-type="string">
            <text:p>input/data_formal_20240530-1342/meme/qT_Bonedaddy_Tq_20230111T230343/0.jpg</text:p>
          </table:table-cell>
          <table:table-cell office:value-type="string">
            <text:p>https://twitter.com/qT_Bonedaddy_Tq/status/1613310716324225024</text:p>
          </table:table-cell>
        </table:table-row>
        <table:table-row>
          <table:table-cell office:value="2152" office:value-type="float"/>
          <table:table-cell office:value-type="string">
            <text:p>Pattern 16</text:p>
          </table:table-cell>
          <table:table-cell office:value="0.16882432049821564" office:value-type="float"/>
          <table:table-cell office:value="0.4151089810422401" office:value-type="float"/>
          <table:table-cell office:value="31.793134247649697" office:value-type="float"/>
          <table:table-cell office:value-type="string">
            <text:p>input/data_formal_20240530-1342/meme/qT_Bonedaddy_Tq_20230111T230442/0.jpg</text:p>
          </table:table-cell>
          <table:table-cell office:value-type="string">
            <text:p>https://twitter.com/qT_Bonedaddy_Tq/status/1613310964639596549</text:p>
          </table:table-cell>
        </table:table-row>
        <table:table-row>
          <table:table-cell office:value="2153" office:value-type="float"/>
          <table:table-cell office:value-type="string">
            <text:p>Pattern 16</text:p>
          </table:table-cell>
          <table:table-cell office:value="0.30389165951129204" office:value-type="float"/>
          <table:table-cell office:value="0.33722677008230095" office:value-type="float"/>
          <table:table-cell office:value="34.11620019120308" office:value-type="float"/>
          <table:table-cell office:value-type="string">
            <text:p>input/data_formal_20240530-1342/meme/QualityQure_20230307T070318/0.jpg</text:p>
          </table:table-cell>
          <table:table-cell office:value-type="string">
            <text:p>https://twitter.com/QualityQure/status/1633000354634944513</text:p>
          </table:table-cell>
        </table:table-row>
        <table:table-row>
          <table:table-cell office:value="2154" office:value-type="float"/>
          <table:table-cell office:value-type="string">
            <text:p>Pattern 42</text:p>
          </table:table-cell>
          <table:table-cell office:value="0.3442883871243016" office:value-type="float"/>
          <table:table-cell office:value="0.3573779984720548" office:value-type="float"/>
          <table:table-cell office:value="30.7224979810695" office:value-type="float"/>
          <table:table-cell office:value-type="string">
            <text:p>input/data_formal_20240530-1342/meme/QualityQure_20230307T070318/1.jpg</text:p>
          </table:table-cell>
          <table:table-cell office:value-type="string">
            <text:p>https://twitter.com/QualityQure/status/1633000354634944513</text:p>
          </table:table-cell>
        </table:table-row>
        <table:table-row>
          <table:table-cell office:value="2155" office:value-type="float"/>
          <table:table-cell office:value-type="string">
            <text:p>Pattern 29</text:p>
          </table:table-cell>
          <table:table-cell office:value="0.30802529677547713" office:value-type="float"/>
          <table:table-cell office:value="0.36879997825306404" office:value-type="float"/>
          <table:table-cell office:value="29.666905439777036" office:value-type="float"/>
          <table:table-cell office:value-type="string">
            <text:p>input/data_formal_20240530-1342/meme/QwertyBrand_20230206T111417/0.jpg</text:p>
          </table:table-cell>
          <table:table-cell office:value-type="string">
            <text:p>https://twitter.com/QwertyBrand/status/1622554265184276486</text:p>
          </table:table-cell>
        </table:table-row>
        <table:table-row>
          <table:table-cell office:value="2156" office:value-type="float"/>
          <table:table-cell office:value-type="string">
            <text:p>Pattern 16</text:p>
          </table:table-cell>
          <table:table-cell office:value="0.2305102212791133" office:value-type="float"/>
          <table:table-cell office:value="0.31957783353715136" office:value-type="float"/>
          <table:table-cell office:value="25.087294182439265" office:value-type="float"/>
          <table:table-cell office:value-type="string">
            <text:p>input/data_formal_20240530-1342/meme/R2kdesigns_20221014T155559/0.jpg</text:p>
          </table:table-cell>
          <table:table-cell office:value-type="string">
            <text:p>https://twitter.com/R2kdesigns/status/1612359639064092674</text:p>
          </table:table-cell>
        </table:table-row>
        <table:table-row>
          <table:table-cell office:value="2157" office:value-type="float"/>
          <table:table-cell office:value-type="string">
            <text:p>Pattern 16</text:p>
          </table:table-cell>
          <table:table-cell office:value="0.24735595643627656" office:value-type="float"/>
          <table:table-cell office:value="0.31490337121135126" office:value-type="float"/>
          <table:table-cell office:value="25.13129124937064" office:value-type="float"/>
          <table:table-cell office:value-type="string">
            <text:p>input/data_formal_20240530-1342/meme/R2kdesigns_20221014T155559/1.jpg</text:p>
          </table:table-cell>
          <table:table-cell office:value-type="string">
            <text:p>https://twitter.com/R2kdesigns/status/1612359639064092674</text:p>
          </table:table-cell>
        </table:table-row>
        <table:table-row>
          <table:table-cell office:value="2158" office:value-type="float"/>
          <table:table-cell office:value-type="string">
            <text:p>Pattern 29</text:p>
          </table:table-cell>
          <table:table-cell office:value="0.34480929964137363" office:value-type="float"/>
          <table:table-cell office:value="0.35738362794769096" office:value-type="float"/>
          <table:table-cell office:value="30.117339178757675" office:value-type="float"/>
          <table:table-cell office:value-type="string">
            <text:p>input/data_formal_20240530-1342/meme/r_memes__20221217T081523/0.jpg</text:p>
          </table:table-cell>
          <table:table-cell office:value-type="string">
            <text:p>https://twitter.com/josuezingp/status/1607969110977314816</text:p>
          </table:table-cell>
        </table:table-row>
        <table:table-row>
          <table:table-cell office:value="2159" office:value-type="float"/>
          <table:table-cell office:value-type="string">
            <text:p>Pattern 15</text:p>
          </table:table-cell>
          <table:table-cell office:value="0.18832036397763208" office:value-type="float"/>
          <table:table-cell office:value="0.2696738798074654" office:value-type="float"/>
          <table:table-cell office:value="15.650487030403239" office:value-type="float"/>
          <table:table-cell office:value-type="string">
            <text:p>input/data_formal_20240530-1342/meme/r_memes__20221227T053616/0.jpg</text:p>
          </table:table-cell>
          <table:table-cell office:value-type="string">
            <text:p>https://twitter.com/seanreimers2/status/1607907254371500032</text:p>
          </table:table-cell>
        </table:table-row>
        <table:table-row>
          <table:table-cell office:value="2160" office:value-type="float"/>
          <table:table-cell office:value-type="string">
            <text:p>Pattern 8</text:p>
          </table:table-cell>
          <table:table-cell office:value="0.41325980748727176" office:value-type="float"/>
          <table:table-cell office:value="0.6367835848967431" office:value-type="float"/>
          <table:table-cell office:value="23.635030665042798" office:value-type="float"/>
          <table:table-cell office:value-type="string">
            <text:p>input/data_formal_20240530-1342/meme/r_memes__20221227T082707/0.jpg</text:p>
          </table:table-cell>
          <table:table-cell office:value-type="string">
            <text:p>https://twitter.com/ItsAGrimmWrld/status/1607956043623010304</text:p>
          </table:table-cell>
        </table:table-row>
        <table:table-row>
          <table:table-cell office:value="2161" office:value-type="float"/>
          <table:table-cell office:value-type="string">
            <text:p>Pattern 25</text:p>
          </table:table-cell>
          <table:table-cell office:value="0.8577525207847092" office:value-type="float"/>
          <table:table-cell office:value="0.30523094992064304" office:value-type="float"/>
          <table:table-cell office:value="21.69375601163951" office:value-type="float"/>
          <table:table-cell office:value-type="string">
            <text:p>input/data_formal_20240530-1342/meme/r_memes__20221227T105310/0.jpg</text:p>
          </table:table-cell>
          <table:table-cell office:value-type="string">
            <text:p>https://twitter.com/elzagoza/status/1607942710270513152</text:p>
          </table:table-cell>
        </table:table-row>
        <table:table-row>
          <table:table-cell office:value="2162" office:value-type="float"/>
          <table:table-cell office:value-type="string">
            <text:p>Pattern 19</text:p>
          </table:table-cell>
          <table:table-cell office:value="0.31236934795253934" office:value-type="float"/>
          <table:table-cell office:value="0.829097059080071" office:value-type="float"/>
          <table:table-cell office:value="26.54884281198968" office:value-type="float"/>
          <table:table-cell office:value-type="string">
            <text:p>input/data_formal_20240530-1342/meme/r_memes__20221227T114404/0.jpg</text:p>
          </table:table-cell>
          <table:table-cell office:value-type="string">
            <text:p>https://twitter.com/elzagoza/status/1607942532679303170</text:p>
          </table:table-cell>
        </table:table-row>
        <table:table-row>
          <table:table-cell office:value="2163" office:value-type="float"/>
          <table:table-cell office:value-type="string">
            <text:p>Pattern 37</text:p>
          </table:table-cell>
          <table:table-cell office:value="0.7452942849778972" office:value-type="float"/>
          <table:table-cell office:value="0.3304399638766471" office:value-type="float"/>
          <table:table-cell office:value="23.813400214282172" office:value-type="float"/>
          <table:table-cell office:value-type="string">
            <text:p>input/data_formal_20240530-1342/meme/r_memes__20221227T133058/0.jpg</text:p>
          </table:table-cell>
          <table:table-cell office:value-type="string">
            <text:p>https://twitter.com/seanreimers2/status/1607905999171760134</text:p>
          </table:table-cell>
        </table:table-row>
        <table:table-row>
          <table:table-cell office:value="2164" office:value-type="float"/>
          <table:table-cell office:value-type="string">
            <text:p>Pattern 36</text:p>
          </table:table-cell>
          <table:table-cell office:value="0.8691749250379992" office:value-type="float"/>
          <table:table-cell office:value="0.3752064480131534" office:value-type="float"/>
          <table:table-cell office:value="18.398772850581214" office:value-type="float"/>
          <table:table-cell office:value-type="string">
            <text:p>input/data_formal_20240530-1342/meme/r_memes__20221227T154852/0.jpg</text:p>
          </table:table-cell>
          <table:table-cell office:value-type="string">
            <text:p>https://twitter.com/FrankHa1984/status/1607942433794580480</text:p>
          </table:table-cell>
        </table:table-row>
        <table:table-row>
          <table:table-cell office:value="2165" office:value-type="float"/>
          <table:table-cell office:value-type="string">
            <text:p>Pattern 25</text:p>
          </table:table-cell>
          <table:table-cell office:value="0.779578358774091" office:value-type="float"/>
          <table:table-cell office:value="0.40835757040322895" office:value-type="float"/>
          <table:table-cell office:value="23.07108738524606" office:value-type="float"/>
          <table:table-cell office:value-type="string">
            <text:p>input/data_formal_20240530-1342/meme/r_memes__20221227T172710/0.jpg</text:p>
          </table:table-cell>
          <table:table-cell office:value-type="string">
            <text:p>https://twitter.com/FrankHa1984/status/1607942274717200384</text:p>
          </table:table-cell>
        </table:table-row>
        <table:table-row>
          <table:table-cell office:value="2166" office:value-type="float"/>
          <table:table-cell office:value-type="string">
            <text:p>Pattern 25</text:p>
          </table:table-cell>
          <table:table-cell office:value="0.790786405867211" office:value-type="float"/>
          <table:table-cell office:value="0.4791849638193716" office:value-type="float"/>
          <table:table-cell office:value="22.966765268077555" office:value-type="float"/>
          <table:table-cell office:value-type="string">
            <text:p>input/data_formal_20240530-1342/meme/r_memes__20221227T194938/0.jpg</text:p>
          </table:table-cell>
          <table:table-cell office:value-type="string">
            <text:p>https://twitter.com/flopera0_0/status/1607952134385065990</text:p>
          </table:table-cell>
        </table:table-row>
        <table:table-row>
          <table:table-cell office:value="2167" office:value-type="float"/>
          <table:table-cell office:value-type="string">
            <text:p>Pattern 16</text:p>
          </table:table-cell>
          <table:table-cell office:value="0.21675254618673556" office:value-type="float"/>
          <table:table-cell office:value="0.24681115668722536" office:value-type="float"/>
          <table:table-cell office:value="32.39470716570047" office:value-type="float"/>
          <table:table-cell office:value-type="string">
            <text:p>input/data_formal_20240530-1342/meme/r_memes__20221227T205917/0.jpg</text:p>
          </table:table-cell>
          <table:table-cell office:value-type="string">
            <text:p>https://twitter.com/theweedend_/status/1607956374184660992</text:p>
          </table:table-cell>
        </table:table-row>
        <table:table-row>
          <table:table-cell office:value="2168" office:value-type="float"/>
          <table:table-cell office:value-type="string">
            <text:p>Pattern 16</text:p>
          </table:table-cell>
          <table:table-cell office:value="0.2565221521830908" office:value-type="float"/>
          <table:table-cell office:value="0.3044034320573087" office:value-type="float"/>
          <table:table-cell office:value="28.944036826716793" office:value-type="float"/>
          <table:table-cell office:value-type="string">
            <text:p>input/data_formal_20240530-1342/meme/r_memes__20221227T234902/0.jpg</text:p>
          </table:table-cell>
          <table:table-cell office:value-type="string">
            <text:p>https://twitter.com/r_memes_/status/1607886304506744837</text:p>
          </table:table-cell>
        </table:table-row>
        <table:table-row>
          <table:table-cell office:value="2169" office:value-type="float"/>
          <table:table-cell office:value-type="string">
            <text:p>Pattern 3</text:p>
          </table:table-cell>
          <table:table-cell office:value="0.842267282133575" office:value-type="float"/>
          <table:table-cell office:value="0.3679660795729154" office:value-type="float"/>
          <table:table-cell office:value="20.51854411800356" office:value-type="float"/>
          <table:table-cell office:value-type="string">
            <text:p>input/data_formal_20240530-1342/meme/r_memes__20221228T004727/0.jpg</text:p>
          </table:table-cell>
          <table:table-cell office:value-type="string">
            <text:p>https://twitter.com/er_greenfield/status/1607993797765656583</text:p>
          </table:table-cell>
        </table:table-row>
        <table:table-row>
          <table:table-cell office:value="2170" office:value-type="float"/>
          <table:table-cell office:value-type="string">
            <text:p>Pattern 1</text:p>
          </table:table-cell>
          <table:table-cell office:value="0.43295448298960887" office:value-type="float"/>
          <table:table-cell office:value="0.459051624909128" office:value-type="float"/>
          <table:table-cell office:value="25.471408677077612" office:value-type="float"/>
          <table:table-cell office:value-type="string">
            <text:p>input/data_formal_20240530-1342/meme/r_memes__20221228T010704/0.jpg</text:p>
          </table:table-cell>
          <table:table-cell office:value-type="string">
            <text:p>https://twitter.com/r_memes_/status/1607905943047512069</text:p>
          </table:table-cell>
        </table:table-row>
        <table:table-row>
          <table:table-cell office:value="2171" office:value-type="float"/>
          <table:table-cell office:value-type="string">
            <text:p>Pattern 2</text:p>
          </table:table-cell>
          <table:table-cell office:value="0.6335977485740711" office:value-type="float"/>
          <table:table-cell office:value="0.448481613853591" office:value-type="float"/>
          <table:table-cell office:value="26.490035649708474" office:value-type="float"/>
          <table:table-cell office:value-type="string">
            <text:p>input/data_formal_20240530-1342/meme/r_memes__20221228T023138/0.jpg</text:p>
          </table:table-cell>
          <table:table-cell office:value-type="string">
            <text:p>https://twitter.com/r_memes_/status/1607927221737373696</text:p>
          </table:table-cell>
        </table:table-row>
        <table:table-row>
          <table:table-cell office:value="2172" office:value-type="float"/>
          <table:table-cell office:value-type="string">
            <text:p>Pattern 30</text:p>
          </table:table-cell>
          <table:table-cell office:value="0.4954222812945853" office:value-type="float"/>
          <table:table-cell office:value="0.4372656720463717" office:value-type="float"/>
          <table:table-cell office:value="27.602737863481654" office:value-type="float"/>
          <table:table-cell office:value-type="string">
            <text:p>input/data_formal_20240530-1342/meme/r_memes__20221228T031309/0.jpg</text:p>
          </table:table-cell>
          <table:table-cell office:value-type="string">
            <text:p>https://twitter.com/r_memes_/status/1607937671602618368</text:p>
          </table:table-cell>
        </table:table-row>
        <table:table-row>
          <table:table-cell office:value="2173" office:value-type="float"/>
          <table:table-cell office:value-type="string">
            <text:p>Pattern 29</text:p>
          </table:table-cell>
          <table:table-cell office:value="0.41744746006074807" office:value-type="float"/>
          <table:table-cell office:value="0.4066978286018985" office:value-type="float"/>
          <table:table-cell office:value="22.081961299779366" office:value-type="float"/>
          <table:table-cell office:value-type="string">
            <text:p>input/data_formal_20240530-1342/meme/r_memes__20221228T034327/0.jpg</text:p>
          </table:table-cell>
          <table:table-cell office:value-type="string">
            <text:p>https://twitter.com/DanielP58112037/status/1607946405267767297</text:p>
          </table:table-cell>
        </table:table-row>
        <table:table-row>
          <table:table-cell office:value="2174" office:value-type="float"/>
          <table:table-cell office:value-type="string">
            <text:p>Pattern 30</text:p>
          </table:table-cell>
          <table:table-cell office:value="0.4970051340587901" office:value-type="float"/>
          <table:table-cell office:value="0.5026467534336972" office:value-type="float"/>
          <table:table-cell office:value="27.911359308063922" office:value-type="float"/>
          <table:table-cell office:value-type="string">
            <text:p>input/data_formal_20240530-1342/meme/r_memes__20221228T044522/0.jpg</text:p>
          </table:table-cell>
          <table:table-cell office:value-type="string">
            <text:p>https://twitter.com/r_memes_/status/1607960879902998528</text:p>
          </table:table-cell>
        </table:table-row>
        <table:table-row>
          <table:table-cell office:value="2175" office:value-type="float"/>
          <table:table-cell office:value-type="string">
            <text:p>Pattern 5</text:p>
          </table:table-cell>
          <table:table-cell office:value="0.46050142578120284" office:value-type="float"/>
          <table:table-cell office:value="0.2952931068931731" office:value-type="float"/>
          <table:table-cell office:value="31.891693062438495" office:value-type="float"/>
          <table:table-cell office:value-type="string">
            <text:p>input/data_formal_20240530-1342/meme/r_memes__20221228T045345/0.jpg</text:p>
          </table:table-cell>
          <table:table-cell office:value-type="string">
            <text:p>https://twitter.com/r_memes_/status/1607962987112923136</text:p>
          </table:table-cell>
        </table:table-row>
        <table:table-row>
          <table:table-cell office:value="2176" office:value-type="float"/>
          <table:table-cell office:value-type="string">
            <text:p>Pattern 21</text:p>
          </table:table-cell>
          <table:table-cell office:value="0.5921236794085223" office:value-type="float"/>
          <table:table-cell office:value="0.5949273083704164" office:value-type="float"/>
          <table:table-cell office:value="20.95016309799674" office:value-type="float"/>
          <table:table-cell office:value-type="string">
            <text:p>input/data_formal_20240530-1342/meme/r_memes__20221228T053306/0.jpg</text:p>
          </table:table-cell>
          <table:table-cell office:value-type="string">
            <text:p>https://twitter.com/Erinmcm3353/status/1607991627527913475</text:p>
          </table:table-cell>
        </table:table-row>
        <table:table-row>
          <table:table-cell office:value="2177" office:value-type="float"/>
          <table:table-cell office:value-type="string">
            <text:p>Pattern 36</text:p>
          </table:table-cell>
          <table:table-cell office:value="0.615439047624563" office:value-type="float"/>
          <table:table-cell office:value="0.3789958664582102" office:value-type="float"/>
          <table:table-cell office:value="29.93695234334097" office:value-type="float"/>
          <table:table-cell office:value-type="string">
            <text:p>input/data_formal_20240530-1342/meme/r_memes__20221228T054305/0.jpg</text:p>
          </table:table-cell>
          <table:table-cell office:value-type="string">
            <text:p>https://twitter.com/r_memes_/status/1607975403372650498</text:p>
          </table:table-cell>
        </table:table-row>
        <table:table-row>
          <table:table-cell office:value="2178" office:value-type="float"/>
          <table:table-cell office:value-type="string">
            <text:p>Pattern 23</text:p>
          </table:table-cell>
          <table:table-cell office:value="0.14528494018242727" office:value-type="float"/>
          <table:table-cell office:value="0.12054483089636975" office:value-type="float"/>
          <table:table-cell office:value="27.655297510185637" office:value-type="float"/>
          <table:table-cell office:value-type="string">
            <text:p>input/data_formal_20240530-1342/meme/r_memes__20221228T063551/0.jpg</text:p>
          </table:table-cell>
          <table:table-cell office:value-type="string">
            <text:p>https://twitter.com/r_memes_/status/1607988684086775808</text:p>
          </table:table-cell>
        </table:table-row>
        <table:table-row>
          <table:table-cell office:value="2179" office:value-type="float"/>
          <table:table-cell office:value-type="string">
            <text:p>Pattern 16</text:p>
          </table:table-cell>
          <table:table-cell office:value="0.30998098516620726" office:value-type="float"/>
          <table:table-cell office:value="0.2921585545761246" office:value-type="float"/>
          <table:table-cell office:value="33.99346229383683" office:value-type="float"/>
          <table:table-cell office:value-type="string">
            <text:p>input/data_formal_20240530-1342/meme/r_memes__20221228T064414/0.jpg</text:p>
          </table:table-cell>
          <table:table-cell office:value-type="string">
            <text:p>https://twitter.com/Prateekncmishra/status/1607991337789558786</text:p>
          </table:table-cell>
        </table:table-row>
        <table:table-row>
          <table:table-cell office:value="2180" office:value-type="float"/>
          <table:table-cell office:value-type="string">
            <text:p>Pattern 16</text:p>
          </table:table-cell>
          <table:table-cell office:value="0.24381412134958833" office:value-type="float"/>
          <table:table-cell office:value="0.45484899055109157" office:value-type="float"/>
          <table:table-cell office:value="31.78628929257892" office:value-type="float"/>
          <table:table-cell office:value-type="string">
            <text:p>input/data_formal_20240530-1342/meme/r_memes__20221228T065237/0.jpg</text:p>
          </table:table-cell>
          <table:table-cell office:value-type="string">
            <text:p>https://twitter.com/r_memes_/status/1607992900222083076</text:p>
          </table:table-cell>
        </table:table-row>
        <table:table-row>
          <table:table-cell office:value="2181" office:value-type="float"/>
          <table:table-cell office:value-type="string">
            <text:p>Pattern 2</text:p>
          </table:table-cell>
          <table:table-cell office:value="0.6530230202721006" office:value-type="float"/>
          <table:table-cell office:value="0.5807056780404807" office:value-type="float"/>
          <table:table-cell office:value="22.08868166755753" office:value-type="float"/>
          <table:table-cell office:value-type="string">
            <text:p>input/data_formal_20240530-1342/meme/r_memes__20221231T031530/0.jpg</text:p>
          </table:table-cell>
          <table:table-cell office:value-type="string">
            <text:p>https://twitter.com/Gracious_Yevon/status/1620947834584576003</text:p>
          </table:table-cell>
        </table:table-row>
        <table:table-row>
          <table:table-cell office:value="2182" office:value-type="float"/>
          <table:table-cell office:value-type="string">
            <text:p>Pattern 16</text:p>
          </table:table-cell>
          <table:table-cell office:value="0.2342187445951342" office:value-type="float"/>
          <table:table-cell office:value="0.29049944777671466" office:value-type="float"/>
          <table:table-cell office:value="24.98444320532671" office:value-type="float"/>
          <table:table-cell office:value-type="string">
            <text:p>input/data_formal_20240530-1342/meme/r_memes__20230104T121656/0.jpg</text:p>
          </table:table-cell>
          <table:table-cell office:value-type="string">
            <text:p>https://twitter.com/BateNaTia/status/1610941669826007041</text:p>
          </table:table-cell>
        </table:table-row>
        <table:table-row>
          <table:table-cell office:value="2183" office:value-type="float"/>
          <table:table-cell office:value-type="string">
            <text:p>Pattern 25</text:p>
          </table:table-cell>
          <table:table-cell office:value="0.6836086716580936" office:value-type="float"/>
          <table:table-cell office:value="0.4398911710367399" office:value-type="float"/>
          <table:table-cell office:value="24.202590170778464" office:value-type="float"/>
          <table:table-cell office:value-type="string">
            <text:p>input/data_formal_20240530-1342/meme/r_memes__20230104T144112/0.jpg</text:p>
          </table:table-cell>
          <table:table-cell office:value-type="string">
            <text:p>https://twitter.com/Thanos_Gang/status/1610960674770882569</text:p>
          </table:table-cell>
        </table:table-row>
        <table:table-row>
          <table:table-cell office:value="2184" office:value-type="float"/>
          <table:table-cell office:value-type="string">
            <text:p>Pattern 5</text:p>
          </table:table-cell>
          <table:table-cell office:value="0.5736744559597511" office:value-type="float"/>
          <table:table-cell office:value="0.3267771163628642" office:value-type="float"/>
          <table:table-cell office:value="30.550944467845998" office:value-type="float"/>
          <table:table-cell office:value-type="string">
            <text:p>input/data_formal_20240530-1342/meme/r_memes__20230104T193616/0.jpg</text:p>
          </table:table-cell>
          <table:table-cell office:value-type="string">
            <text:p>https://twitter.com/BateNaTia/status/1610941386957750272</text:p>
          </table:table-cell>
        </table:table-row>
        <table:table-row>
          <table:table-cell office:value="2185" office:value-type="float"/>
          <table:table-cell office:value-type="string">
            <text:p>Pattern 2</text:p>
          </table:table-cell>
          <table:table-cell office:value="0.8197385612023791" office:value-type="float"/>
          <table:table-cell office:value="0.4384901457257114" office:value-type="float"/>
          <table:table-cell office:value="21.755496072656562" office:value-type="float"/>
          <table:table-cell office:value-type="string">
            <text:p>input/data_formal_20240530-1342/meme/r_memes__20230104T230704/0.jpg</text:p>
          </table:table-cell>
          <table:table-cell office:value-type="string">
            <text:p>https://twitter.com/Thanos_Gang/status/1610960796837883905</text:p>
          </table:table-cell>
        </table:table-row>
        <table:table-row>
          <table:table-cell office:value="2186" office:value-type="float"/>
          <table:table-cell office:value-type="string">
            <text:p>Pattern 19</text:p>
          </table:table-cell>
          <table:table-cell office:value="0.4152649653956897" office:value-type="float"/>
          <table:table-cell office:value="0.7609524150839033" office:value-type="float"/>
          <table:table-cell office:value="26.10836599955087" office:value-type="float"/>
          <table:table-cell office:value-type="string">
            <text:p>input/data_formal_20240530-1342/meme/r_memes__20230105T092321/0.jpg</text:p>
          </table:table-cell>
          <table:table-cell office:value-type="string">
            <text:p>https://twitter.com/FirstRussianCat/status/1610972485108768769</text:p>
          </table:table-cell>
        </table:table-row>
        <table:table-row>
          <table:table-cell office:value="2187" office:value-type="float"/>
          <table:table-cell office:value-type="string">
            <text:p>Pattern 21</text:p>
          </table:table-cell>
          <table:table-cell office:value="0.7841137293513051" office:value-type="float"/>
          <table:table-cell office:value="0.6488498881867928" office:value-type="float"/>
          <table:table-cell office:value="23.301430430494207" office:value-type="float"/>
          <table:table-cell office:value-type="string">
            <text:p>input/data_formal_20240530-1342/meme/r_memes__20230105T102126/0.jpg</text:p>
          </table:table-cell>
          <table:table-cell office:value-type="string">
            <text:p>https://twitter.com/FirstRussianCat/status/1610972546236661761</text:p>
          </table:table-cell>
        </table:table-row>
        <table:table-row>
          <table:table-cell office:value="2188" office:value-type="float"/>
          <table:table-cell office:value-type="string">
            <text:p>Pattern 1</text:p>
          </table:table-cell>
          <table:table-cell office:value="0.5397233356690896" office:value-type="float"/>
          <table:table-cell office:value="0.3868995242137333" office:value-type="float"/>
          <table:table-cell office:value="24.56790706240168" office:value-type="float"/>
          <table:table-cell office:value-type="string">
            <text:p>input/data_formal_20240530-1342/meme/r_memes__20230105T102948/0.jpg</text:p>
          </table:table-cell>
          <table:table-cell office:value-type="string">
            <text:p>https://twitter.com/r_memes_/status/1610946661454422016</text:p>
          </table:table-cell>
        </table:table-row>
        <table:table-row>
          <table:table-cell office:value="2189" office:value-type="float"/>
          <table:table-cell office:value-type="string">
            <text:p>Pattern 12</text:p>
          </table:table-cell>
          <table:table-cell office:value="0.156940369377999" office:value-type="float"/>
          <table:table-cell office:value="0.7357152112281609" office:value-type="float"/>
          <table:table-cell office:value="23.548328293784184" office:value-type="float"/>
          <table:table-cell office:value-type="string">
            <text:p>input/data_formal_20240530-1342/meme/r_memes__20230105T115117/0.jpg</text:p>
          </table:table-cell>
          <table:table-cell office:value-type="string">
            <text:p>https://twitter.com/r_memes_/status/1610967166559391749</text:p>
          </table:table-cell>
        </table:table-row>
        <table:table-row>
          <table:table-cell office:value="2190" office:value-type="float"/>
          <table:table-cell office:value-type="string">
            <text:p>Pattern 17</text:p>
          </table:table-cell>
          <table:table-cell office:value="0.661953324491354" office:value-type="float"/>
          <table:table-cell office:value="0.3501006742806091" office:value-type="float"/>
          <table:table-cell office:value="28.119656558067796" office:value-type="float"/>
          <table:table-cell office:value-type="string">
            <text:p>input/data_formal_20240530-1342/meme/r_memes__20230105T122714/0.jpg</text:p>
          </table:table-cell>
          <table:table-cell office:value-type="string">
            <text:p>https://twitter.com/r_memes_/status/1610976214025490432</text:p>
          </table:table-cell>
        </table:table-row>
        <table:table-row>
          <table:table-cell office:value="2191" office:value-type="float"/>
          <table:table-cell office:value-type="string">
            <text:p>Pattern 29</text:p>
          </table:table-cell>
          <table:table-cell office:value="0.4907756227309048" office:value-type="float"/>
          <table:table-cell office:value="0.46443770158317826" office:value-type="float"/>
          <table:table-cell office:value="25.696343463589184" office:value-type="float"/>
          <table:table-cell office:value-type="string">
            <text:p>input/data_formal_20240530-1342/meme/r_memes__20230105T130918/0.jpg</text:p>
          </table:table-cell>
          <table:table-cell office:value-type="string">
            <text:p>https://twitter.com/MKybalion/status/1611216720496136197</text:p>
          </table:table-cell>
        </table:table-row>
        <table:table-row>
          <table:table-cell office:value="2192" office:value-type="float"/>
          <table:table-cell office:value-type="string">
            <text:p>Pattern 43</text:p>
          </table:table-cell>
          <table:table-cell office:value="0.2723753112344786" office:value-type="float"/>
          <table:table-cell office:value="0.41415076895264646" office:value-type="float"/>
          <table:table-cell office:value="32.002962973073544" office:value-type="float"/>
          <table:table-cell office:value-type="string">
            <text:p>input/data_formal_20240530-1342/meme/r_memes__20230105T171900/0.jpg</text:p>
          </table:table-cell>
          <table:table-cell office:value-type="string">
            <text:p>https://twitter.com/antou_d/status/1611264033461526528</text:p>
          </table:table-cell>
        </table:table-row>
        <table:table-row>
          <table:table-cell office:value="2193" office:value-type="float"/>
          <table:table-cell office:value-type="string">
            <text:p>Pattern 12</text:p>
          </table:table-cell>
          <table:table-cell office:value="0.1910032003925892" office:value-type="float"/>
          <table:table-cell office:value="0.9282204432815705" office:value-type="float"/>
          <table:table-cell office:value="22.10763693743304" office:value-type="float"/>
          <table:table-cell office:value-type="string">
            <text:p>input/data_formal_20240530-1342/meme/r_memes__20230106T083530/0.jpg</text:p>
          </table:table-cell>
          <table:table-cell office:value-type="string">
            <text:p>https://twitter.com/r_memes_/status/1611280283302502400</text:p>
          </table:table-cell>
        </table:table-row>
        <table:table-row>
          <table:table-cell office:value="2194" office:value-type="float"/>
          <table:table-cell office:value-type="string">
            <text:p>Pattern 16</text:p>
          </table:table-cell>
          <table:table-cell office:value="0.1864663559440062" office:value-type="float"/>
          <table:table-cell office:value="0.30892698218967185" office:value-type="float"/>
          <table:table-cell office:value="34.7461981691854" office:value-type="float"/>
          <table:table-cell office:value-type="string">
            <text:p>input/data_formal_20240530-1342/meme/r_memes__20230111T215531/0.jpg</text:p>
          </table:table-cell>
          <table:table-cell office:value-type="string">
            <text:p>https://twitter.com/LazyGigi_/status/1613300800293601283</text:p>
          </table:table-cell>
        </table:table-row>
        <table:table-row>
          <table:table-cell office:value="2195" office:value-type="float"/>
          <table:table-cell office:value-type="string">
            <text:p>Pattern 7</text:p>
          </table:table-cell>
          <table:table-cell office:value="0.2295801505436847" office:value-type="float"/>
          <table:table-cell office:value="0.5198540438665693" office:value-type="float"/>
          <table:table-cell office:value="25.498322229962163" office:value-type="float"/>
          <table:table-cell office:value-type="string">
            <text:p>input/data_formal_20240530-1342/meme/r_memes__20230111T220914/0.jpg</text:p>
          </table:table-cell>
          <table:table-cell office:value-type="string">
            <text:p>https://twitter.com/r_memes_/status/1613297008109920256</text:p>
          </table:table-cell>
        </table:table-row>
        <table:table-row>
          <table:table-cell office:value="2196" office:value-type="float"/>
          <table:table-cell office:value-type="string">
            <text:p>Pattern 31</text:p>
          </table:table-cell>
          <table:table-cell office:value="0.16845609035641312" office:value-type="float"/>
          <table:table-cell office:value="0.4181452926882998" office:value-type="float"/>
          <table:table-cell office:value="26.047380156491414" office:value-type="float"/>
          <table:table-cell office:value-type="string">
            <text:p>input/data_formal_20240530-1342/meme/r_memes__20230111T232252/0.jpg</text:p>
          </table:table-cell>
          <table:table-cell office:value-type="string">
            <text:p>https://twitter.com/r_memes_/status/1613315535252459525</text:p>
          </table:table-cell>
        </table:table-row>
        <table:table-row>
          <table:table-cell office:value="2197" office:value-type="float"/>
          <table:table-cell office:value-type="string">
            <text:p>Pattern 6</text:p>
          </table:table-cell>
          <table:table-cell office:value="0.19420104353210726" office:value-type="float"/>
          <table:table-cell office:value="0.6757067151387979" office:value-type="float"/>
          <table:table-cell office:value="21.242982842865835" office:value-type="float"/>
          <table:table-cell office:value-type="string">
            <text:p>input/data_formal_20240530-1342/meme/r_memes__20230111T233114/0.jpg</text:p>
          </table:table-cell>
          <table:table-cell office:value-type="string">
            <text:p>https://twitter.com/r_memes_/status/1613317640818397184</text:p>
          </table:table-cell>
        </table:table-row>
        <table:table-row>
          <table:table-cell office:value="2198" office:value-type="float"/>
          <table:table-cell office:value-type="string">
            <text:p>Pattern 36</text:p>
          </table:table-cell>
          <table:table-cell office:value="0.8863466003212289" office:value-type="float"/>
          <table:table-cell office:value="0.4527816813052168" office:value-type="float"/>
          <table:table-cell office:value="22.40751649100072" office:value-type="float"/>
          <table:table-cell office:value-type="string">
            <text:p>input/data_formal_20240530-1342/meme/r_memes__20230111T233936/0.jpg</text:p>
          </table:table-cell>
          <table:table-cell office:value-type="string">
            <text:p>https://twitter.com/r_memes_/status/1613319747906535425</text:p>
          </table:table-cell>
        </table:table-row>
        <table:table-row>
          <table:table-cell office:value="2199" office:value-type="float"/>
          <table:table-cell office:value-type="string">
            <text:p>Pattern 29</text:p>
          </table:table-cell>
          <table:table-cell office:value="0.6311162640619883" office:value-type="float"/>
          <table:table-cell office:value="0.37607208106254064" office:value-type="float"/>
          <table:table-cell office:value="23.220557689672138" office:value-type="float"/>
          <table:table-cell office:value-type="string">
            <text:p>input/data_formal_20240530-1342/meme/r_memes__20230112T000523/0.jpg</text:p>
          </table:table-cell>
          <table:table-cell office:value-type="string">
            <text:p>https://twitter.com/r_memes_/status/1613326236834578432</text:p>
          </table:table-cell>
        </table:table-row>
        <table:table-row>
          <table:table-cell office:value="2200" office:value-type="float"/>
          <table:table-cell office:value-type="string">
            <text:p>Pattern 47</text:p>
          </table:table-cell>
          <table:table-cell office:value="0.2544673959435303" office:value-type="float"/>
          <table:table-cell office:value="0.6476384904901213" office:value-type="float"/>
          <table:table-cell office:value="28.315269119096975" office:value-type="float"/>
          <table:table-cell office:value-type="string">
            <text:p>input/data_formal_20240530-1342/meme/r_memes__20230201T103429/0.jpg</text:p>
          </table:table-cell>
          <table:table-cell office:value-type="string">
            <text:p>https://twitter.com/justinoknh/status/1620928042234425344</text:p>
          </table:table-cell>
        </table:table-row>
        <table:table-row>
          <table:table-cell office:value="2201" office:value-type="float"/>
          <table:table-cell office:value-type="string">
            <text:p>Pattern 28</text:p>
          </table:table-cell>
          <table:table-cell office:value="0.18359919789116294" office:value-type="float"/>
          <table:table-cell office:value="0.7682282385256707" office:value-type="float"/>
          <table:table-cell office:value="25.309032057374242" office:value-type="float"/>
          <table:table-cell office:value-type="string">
            <text:p>input/data_formal_20240530-1342/meme/r_memes__20230201T132305/0.jpg</text:p>
          </table:table-cell>
          <table:table-cell office:value-type="string">
            <text:p>https://twitter.com/Gaven69420/status/1620989408303546369</text:p>
          </table:table-cell>
        </table:table-row>
        <table:table-row>
          <table:table-cell office:value="2202" office:value-type="float"/>
          <table:table-cell office:value-type="string">
            <text:p>Pattern 30</text:p>
          </table:table-cell>
          <table:table-cell office:value="0.35598145610984083" office:value-type="float"/>
          <table:table-cell office:value="0.6400509796901114" office:value-type="float"/>
          <table:table-cell office:value="21.51837246727531" office:value-type="float"/>
          <table:table-cell office:value-type="string">
            <text:p>input/data_formal_20240530-1342/meme/r_memes__20230201T160501/0.jpg</text:p>
          </table:table-cell>
          <table:table-cell office:value-type="string">
            <text:p>https://twitter.com/KaGeyamaNaoKaJe/status/1620992727382106113</text:p>
          </table:table-cell>
        </table:table-row>
        <table:table-row>
          <table:table-cell office:value="2203" office:value-type="float"/>
          <table:table-cell office:value-type="string">
            <text:p>Pattern 28</text:p>
          </table:table-cell>
          <table:table-cell office:value="0.25591202718870476" office:value-type="float"/>
          <table:table-cell office:value="0.638234709493097" office:value-type="float"/>
          <table:table-cell office:value="27.78696972480976" office:value-type="float"/>
          <table:table-cell office:value-type="string">
            <text:p>input/data_formal_20240530-1342/meme/r_memes__20230201T221113/0.jpg</text:p>
          </table:table-cell>
          <table:table-cell office:value-type="string">
            <text:p>https://twitter.com/_morgan_ism_/status/1620983173663567872</text:p>
          </table:table-cell>
        </table:table-row>
        <table:table-row>
          <table:table-cell office:value="2204" office:value-type="float"/>
          <table:table-cell office:value-type="string">
            <text:p>Pattern 20</text:p>
          </table:table-cell>
          <table:table-cell office:value="0.7758409832332737" office:value-type="float"/>
          <table:table-cell office:value="0.30264054126551654" office:value-type="float"/>
          <table:table-cell office:value="28.810510707731986" office:value-type="float"/>
          <table:table-cell office:value-type="string">
            <text:p>input/data_formal_20240530-1342/meme/r_memes__20230201T225915/0.jpg</text:p>
          </table:table-cell>
          <table:table-cell office:value-type="string">
            <text:p>https://twitter.com/247eargasms/status/1620964953028177920</text:p>
          </table:table-cell>
        </table:table-row>
        <table:table-row>
          <table:table-cell office:value="2205" office:value-type="float"/>
          <table:table-cell office:value-type="string">
            <text:p>Pattern 3</text:p>
          </table:table-cell>
          <table:table-cell office:value="0.9096511008889614" office:value-type="float"/>
          <table:table-cell office:value="0.426883140871732" office:value-type="float"/>
          <table:table-cell office:value="19.75329841633684" office:value-type="float"/>
          <table:table-cell office:value-type="string">
            <text:p>input/data_formal_20240530-1342/meme/r_memes__20230201T231123/0.jpg</text:p>
          </table:table-cell>
          <table:table-cell office:value-type="string">
            <text:p>https://twitter.com/r_memes_/status/1620922790835625984</text:p>
          </table:table-cell>
        </table:table-row>
        <table:table-row>
          <table:table-cell office:value="2206" office:value-type="float"/>
          <table:table-cell office:value-type="string">
            <text:p>Pattern 37</text:p>
          </table:table-cell>
          <table:table-cell office:value="0.7540128911706621" office:value-type="float"/>
          <table:table-cell office:value="0.3358739873592434" office:value-type="float"/>
          <table:table-cell office:value="23.696384822092273" office:value-type="float"/>
          <table:table-cell office:value-type="string">
            <text:p>input/data_formal_20240530-1342/meme/r_memes__20230201T231945/0.jpg</text:p>
          </table:table-cell>
          <table:table-cell office:value-type="string">
            <text:p>https://twitter.com/r_memes_/status/1620924898318188545</text:p>
          </table:table-cell>
        </table:table-row>
        <table:table-row>
          <table:table-cell office:value="2207" office:value-type="float"/>
          <table:table-cell office:value-type="string">
            <text:p>Pattern 30</text:p>
          </table:table-cell>
          <table:table-cell office:value="0.5454711670983936" office:value-type="float"/>
          <table:table-cell office:value="0.583447580534479" office:value-type="float"/>
          <table:table-cell office:value="25.77729719134206" office:value-type="float"/>
          <table:table-cell office:value-type="string">
            <text:p>input/data_formal_20240530-1342/meme/r_memes__20230201T232808/0.jpg</text:p>
          </table:table-cell>
          <table:table-cell office:value-type="string">
            <text:p>https://twitter.com/247eargasms/status/1621000410420097026</text:p>
          </table:table-cell>
        </table:table-row>
        <table:table-row>
          <table:table-cell office:value="2208" office:value-type="float"/>
          <table:table-cell office:value-type="string">
            <text:p>Pattern 1</text:p>
          </table:table-cell>
          <table:table-cell office:value="0.41473525477074036" office:value-type="float"/>
          <table:table-cell office:value="0.41001350967507066" office:value-type="float"/>
          <table:table-cell office:value="26.85709403081018" office:value-type="float"/>
          <table:table-cell office:value-type="string">
            <text:p>input/data_formal_20240530-1342/meme/r_memes__20230201T233631/0.jpg</text:p>
          </table:table-cell>
          <table:table-cell office:value-type="string">
            <text:p>https://twitter.com/247eargasms/status/1620990184006512642</text:p>
          </table:table-cell>
        </table:table-row>
        <table:table-row>
          <table:table-cell office:value="2209" office:value-type="float"/>
          <table:table-cell office:value-type="string">
            <text:p>Pattern 22</text:p>
          </table:table-cell>
          <table:table-cell office:value="0.2226247420813465" office:value-type="float"/>
          <table:table-cell office:value="0.25680060094231627" office:value-type="float"/>
          <table:table-cell office:value="14.949262714999367" office:value-type="float"/>
          <table:table-cell office:value-type="string">
            <text:p>input/data_formal_20240530-1342/meme/r_memes__20230201T235640/0.jpg</text:p>
          </table:table-cell>
          <table:table-cell office:value-type="string">
            <text:p>https://twitter.com/r_memes_/status/1620934186155507712</text:p>
          </table:table-cell>
        </table:table-row>
        <table:table-row>
          <table:table-cell office:value="2210" office:value-type="float"/>
          <table:table-cell office:value-type="string">
            <text:p>Pattern 29</text:p>
          </table:table-cell>
          <table:table-cell office:value="0.2968122497533638" office:value-type="float"/>
          <table:table-cell office:value="0.5794775279408262" office:value-type="float"/>
          <table:table-cell office:value="27.667996060691195" office:value-type="float"/>
          <table:table-cell office:value-type="string">
            <text:p>input/data_formal_20240530-1342/meme/r_memes__20230202T010443/0.jpg</text:p>
          </table:table-cell>
          <table:table-cell office:value-type="string">
            <text:p>https://twitter.com/r_memes_/status/1620951314577473536</text:p>
          </table:table-cell>
        </table:table-row>
        <table:table-row>
          <table:table-cell office:value="2211" office:value-type="float"/>
          <table:table-cell office:value-type="string">
            <text:p>Pattern 5</text:p>
          </table:table-cell>
          <table:table-cell office:value="0.49980368699213396" office:value-type="float"/>
          <table:table-cell office:value="0.2980653921718074" office:value-type="float"/>
          <table:table-cell office:value="31.94314803475577" office:value-type="float"/>
          <table:table-cell office:value-type="string">
            <text:p>input/data_formal_20240530-1342/meme/r_memes__20230202T012108/0.jpg</text:p>
          </table:table-cell>
          <table:table-cell office:value-type="string">
            <text:p>https://twitter.com/r_memes_/status/1620955444171644930</text:p>
          </table:table-cell>
        </table:table-row>
        <table:table-row>
          <table:table-cell office:value="2212" office:value-type="float"/>
          <table:table-cell office:value-type="string">
            <text:p>Pattern 23</text:p>
          </table:table-cell>
          <table:table-cell office:value="0.17187324790671307" office:value-type="float"/>
          <table:table-cell office:value="0.13760772440860586" office:value-type="float"/>
          <table:table-cell office:value="29.677288780011672" office:value-type="float"/>
          <table:table-cell office:value-type="string">
            <text:p>input/data_formal_20240530-1342/meme/r_memes__20230202T012930/0.jpg</text:p>
          </table:table-cell>
          <table:table-cell office:value-type="string">
            <text:p>https://twitter.com/r_memes_/status/1620957550437928960</text:p>
          </table:table-cell>
        </table:table-row>
        <table:table-row>
          <table:table-cell office:value="2213" office:value-type="float"/>
          <table:table-cell office:value-type="string">
            <text:p>Pattern 5</text:p>
          </table:table-cell>
          <table:table-cell office:value="0.47527871944319017" office:value-type="float"/>
          <table:table-cell office:value="0.4807732644803" office:value-type="float"/>
          <table:table-cell office:value="23.03434934986425" office:value-type="float"/>
          <table:table-cell office:value-type="string">
            <text:p>input/data_formal_20240530-1342/meme/r_memes__20230202T015505/0.jpg</text:p>
          </table:table-cell>
          <table:table-cell office:value-type="string">
            <text:p>https://twitter.com/r_memes_/status/1620963986484117505</text:p>
          </table:table-cell>
        </table:table-row>
        <table:table-row>
          <table:table-cell office:value="2214" office:value-type="float"/>
          <table:table-cell office:value-type="string">
            <text:p>Pattern 16</text:p>
          </table:table-cell>
          <table:table-cell office:value="0.3161359767827517" office:value-type="float"/>
          <table:table-cell office:value="0.30766614384227015" office:value-type="float"/>
          <table:table-cell office:value="31.251013235283462" office:value-type="float"/>
          <table:table-cell office:value-type="string">
            <text:p>input/data_formal_20240530-1342/meme/r_memes__20230202T031259/0.jpg</text:p>
          </table:table-cell>
          <table:table-cell office:value-type="string">
            <text:p>https://twitter.com/r_memes_/status/1620983592443584515</text:p>
          </table:table-cell>
        </table:table-row>
        <table:table-row>
          <table:table-cell office:value="2215" office:value-type="float"/>
          <table:table-cell office:value-type="string">
            <text:p>Pattern 20</text:p>
          </table:table-cell>
          <table:table-cell office:value="0.6589416407891246" office:value-type="float"/>
          <table:table-cell office:value="0.3315817880958078" office:value-type="float"/>
          <table:table-cell office:value="28.533103458004618" office:value-type="float"/>
          <table:table-cell office:value-type="string">
            <text:p>input/data_formal_20240530-1342/meme/r_memes__20230202T032714/0.jpg</text:p>
          </table:table-cell>
          <table:table-cell office:value-type="string">
            <text:p>https://twitter.com/r_memes_/status/1620987180263809025</text:p>
          </table:table-cell>
        </table:table-row>
        <table:table-row>
          <table:table-cell office:value="2216" office:value-type="float"/>
          <table:table-cell office:value-type="string">
            <text:p>Pattern 41</text:p>
          </table:table-cell>
          <table:table-cell office:value="0.1204665238198932" office:value-type="float"/>
          <table:table-cell office:value="0.6163527933857302" office:value-type="float"/>
          <table:table-cell office:value="32.20793131782582" office:value-type="float"/>
          <table:table-cell office:value-type="string">
            <text:p>input/data_formal_20240530-1342/meme/r_memes__20230202T033921/0.jpg</text:p>
          </table:table-cell>
          <table:table-cell office:value-type="string">
            <text:p>https://twitter.com/r_memes_/status/1620990229380300800</text:p>
          </table:table-cell>
        </table:table-row>
        <table:table-row>
          <table:table-cell office:value="2217" office:value-type="float"/>
          <table:table-cell office:value-type="string">
            <text:p>Pattern 47</text:p>
          </table:table-cell>
          <table:table-cell office:value="0.23448905630494543" office:value-type="float"/>
          <table:table-cell office:value="0.638879369194688" office:value-type="float"/>
          <table:table-cell office:value="27.769958618912636" office:value-type="float"/>
          <table:table-cell office:value-type="string">
            <text:p>input/data_formal_20240530-1342/meme/r_memes__20230202T035128/0.jpg</text:p>
          </table:table-cell>
          <table:table-cell office:value-type="string">
            <text:p>https://twitter.com/r_memes_/status/1620993276248473601</text:p>
          </table:table-cell>
        </table:table-row>
        <table:table-row>
          <table:table-cell office:value="2218" office:value-type="float"/>
          <table:table-cell office:value-type="string">
            <text:p>Pattern 31</text:p>
          </table:table-cell>
          <table:table-cell office:value="0.08067602759256948" office:value-type="float"/>
          <table:table-cell office:value="0.20452256945779995" office:value-type="float"/>
          <table:table-cell office:value="26.442762716804356" office:value-type="float"/>
          <table:table-cell office:value-type="string">
            <text:p>input/data_formal_20240530-1342/meme/r_memes__20230202T051056/0.jpg</text:p>
          </table:table-cell>
          <table:table-cell office:value-type="string">
            <text:p>https://twitter.com/r_memes_/status/1621013274111184896</text:p>
          </table:table-cell>
        </table:table-row>
        <table:table-row>
          <table:table-cell office:value="2219" office:value-type="float"/>
          <table:table-cell office:value-type="string">
            <text:p>Pattern 5</text:p>
          </table:table-cell>
          <table:table-cell office:value="0.4877189215340376" office:value-type="float"/>
          <table:table-cell office:value="0.33021289055878855" office:value-type="float"/>
          <table:table-cell office:value="26.122559400269214" office:value-type="float"/>
          <table:table-cell office:value-type="string">
            <text:p>input/data_formal_20240530-1342/meme/r_memes__20230202T053240/0.jpg</text:p>
          </table:table-cell>
          <table:table-cell office:value-type="string">
            <text:p>https://twitter.com/r_memes_/status/1621018744607707136</text:p>
          </table:table-cell>
        </table:table-row>
        <table:table-row>
          <table:table-cell office:value="2220" office:value-type="float"/>
          <table:table-cell office:value-type="string">
            <text:p>Pattern 8</text:p>
          </table:table-cell>
          <table:table-cell office:value="0.21190882113831436" office:value-type="float"/>
          <table:table-cell office:value="0.48008042106163573" office:value-type="float"/>
          <table:table-cell office:value="23.682381465007644" office:value-type="float"/>
          <table:table-cell office:value-type="string">
            <text:p>input/data_formal_20240530-1342/meme/r_memes__20230202T054102/0.jpg</text:p>
          </table:table-cell>
          <table:table-cell office:value-type="string">
            <text:p>https://twitter.com/r_memes_/status/1621020851536633857</text:p>
          </table:table-cell>
        </table:table-row>
        <table:table-row>
          <table:table-cell office:value="2221" office:value-type="float"/>
          <table:table-cell office:value-type="string">
            <text:p>Pattern 16</text:p>
          </table:table-cell>
          <table:table-cell office:value="0.28213387699327314" office:value-type="float"/>
          <table:table-cell office:value="0.32729997644503456" office:value-type="float"/>
          <table:table-cell office:value="25.565659973808863" office:value-type="float"/>
          <table:table-cell office:value-type="string">
            <text:p>input/data_formal_20240530-1342/meme/r_memes__20230205T151705/0.jpg</text:p>
          </table:table-cell>
          <table:table-cell office:value-type="string">
            <text:p>https://twitter.com/quotes_ADI/status/1622545310902849537</text:p>
          </table:table-cell>
        </table:table-row>
        <table:table-row>
          <table:table-cell office:value="2222" office:value-type="float"/>
          <table:table-cell office:value-type="string">
            <text:p>Pattern 21</text:p>
          </table:table-cell>
          <table:table-cell office:value="0.7520896015447951" office:value-type="float"/>
          <table:table-cell office:value="0.44769600952306216" office:value-type="float"/>
          <table:table-cell office:value="21.419240745998298" office:value-type="float"/>
          <table:table-cell office:value-type="string">
            <text:p>input/data_formal_20240530-1342/meme/r_memes__20230205T205751/0.jpg</text:p>
          </table:table-cell>
          <table:table-cell office:value-type="string">
            <text:p>https://twitter.com/54m84c64/status/1622625778478481409</text:p>
          </table:table-cell>
        </table:table-row>
        <table:table-row>
          <table:table-cell office:value="2223" office:value-type="float"/>
          <table:table-cell office:value-type="string">
            <text:p>Pattern 1</text:p>
          </table:table-cell>
          <table:table-cell office:value="0.37446556410791887" office:value-type="float"/>
          <table:table-cell office:value="0.5637773097564556" office:value-type="float"/>
          <table:table-cell office:value="25.22909503678246" office:value-type="float"/>
          <table:table-cell office:value-type="string">
            <text:p>input/data_formal_20240530-1342/meme/r_memes__20230206T015359/0.jpg</text:p>
          </table:table-cell>
          <table:table-cell office:value-type="string">
            <text:p>https://twitter.com/_whoisshivang/status/1622564956356087808</text:p>
          </table:table-cell>
        </table:table-row>
        <table:table-row>
          <table:table-cell office:value="2224" office:value-type="float"/>
          <table:table-cell office:value-type="string">
            <text:p>Pattern 39</text:p>
          </table:table-cell>
          <table:table-cell office:value="0.10746656307090124" office:value-type="float"/>
          <table:table-cell office:value="0.28728132650302285" office:value-type="float"/>
          <table:table-cell office:value="9.5367431640625e-07" office:value-type="float"/>
          <table:table-cell office:value-type="string">
            <text:p>input/data_formal_20240530-1342/meme/r_memes__20230206T091504/0.jpg</text:p>
          </table:table-cell>
          <table:table-cell office:value-type="string">
            <text:p>https://twitter.com/VatrenaLopta/status/1622545008644464645</text:p>
          </table:table-cell>
        </table:table-row>
        <table:table-row>
          <table:table-cell office:value="2225" office:value-type="float"/>
          <table:table-cell office:value-type="string">
            <text:p>Pattern 44</text:p>
          </table:table-cell>
          <table:table-cell office:value="0.45013101240098596" office:value-type="float"/>
          <table:table-cell office:value="0.3475948054420607" office:value-type="float"/>
          <table:table-cell office:value="0.08907609838435118" office:value-type="float"/>
          <table:table-cell office:value-type="string">
            <text:p>input/data_formal_20240530-1342/meme/r_memes__20230206T100100/0.jpg</text:p>
          </table:table-cell>
          <table:table-cell office:value-type="string">
            <text:p>https://twitter.com/DOOMPuchit/status/1622553623652716544</text:p>
          </table:table-cell>
        </table:table-row>
        <table:table-row>
          <table:table-cell office:value="2226" office:value-type="float"/>
          <table:table-cell office:value-type="string">
            <text:p>Pattern 38</text:p>
          </table:table-cell>
          <table:table-cell office:value="0.2435072612591969" office:value-type="float"/>
          <table:table-cell office:value="0.43917839960770877" office:value-type="float"/>
          <table:table-cell office:value="10.309573268563456" office:value-type="float"/>
          <table:table-cell office:value-type="string">
            <text:p>input/data_formal_20240530-1342/meme/r_memes__20230206T112116/0.jpg</text:p>
          </table:table-cell>
          <table:table-cell office:value-type="string">
            <text:p>https://twitter.com/r_memes_/status/1622556024514220035</text:p>
          </table:table-cell>
        </table:table-row>
        <table:table-row>
          <table:table-cell office:value="2227" office:value-type="float"/>
          <table:table-cell office:value-type="string">
            <text:p>Pattern 16</text:p>
          </table:table-cell>
          <table:table-cell office:value="0.2595186716610106" office:value-type="float"/>
          <table:table-cell office:value="0.3085086573667952" office:value-type="float"/>
          <table:table-cell office:value="26.889598875797702" office:value-type="float"/>
          <table:table-cell office:value-type="string">
            <text:p>input/data_formal_20240530-1342/meme/r_memes__20230206T112938/0.jpg</text:p>
          </table:table-cell>
          <table:table-cell office:value-type="string">
            <text:p>https://twitter.com/r_memes_/status/1622558131128762369</text:p>
          </table:table-cell>
        </table:table-row>
        <table:table-row>
          <table:table-cell office:value="2228" office:value-type="float"/>
          <table:table-cell office:value-type="string">
            <text:p>Pattern 8</text:p>
          </table:table-cell>
          <table:table-cell office:value="0.23044623441677525" office:value-type="float"/>
          <table:table-cell office:value="0.46276368389109696" office:value-type="float"/>
          <table:table-cell office:value="30.88877319784883" office:value-type="float"/>
          <table:table-cell office:value-type="string">
            <text:p>input/data_formal_20240530-1342/meme/r_memes__20230206T120502/0.jpg</text:p>
          </table:table-cell>
          <table:table-cell office:value-type="string">
            <text:p>https://twitter.com/diazzavier1/status/1622614964539125761</text:p>
          </table:table-cell>
        </table:table-row>
        <table:table-row>
          <table:table-cell office:value="2229" office:value-type="float"/>
          <table:table-cell office:value-type="string">
            <text:p>Pattern 12</text:p>
          </table:table-cell>
          <table:table-cell office:value="0.23023075077314042" office:value-type="float"/>
          <table:table-cell office:value="0.719306436840476" office:value-type="float"/>
          <table:table-cell office:value="26.353014798750234" office:value-type="float"/>
          <table:table-cell office:value-type="string">
            <text:p>input/data_formal_20240530-1342/meme/r_memes__20230206T121325/0.jpg</text:p>
          </table:table-cell>
          <table:table-cell office:value-type="string">
            <text:p>https://twitter.com/r_memes_/status/1622569146729828352</text:p>
          </table:table-cell>
        </table:table-row>
        <table:table-row>
          <table:table-cell office:value="2230" office:value-type="float"/>
          <table:table-cell office:value-type="string">
            <text:p>Pattern 21</text:p>
          </table:table-cell>
          <table:table-cell office:value="0.663689409711062" office:value-type="float"/>
          <table:table-cell office:value="0.5424475406350501" office:value-type="float"/>
          <table:table-cell office:value="25.25592753116018" office:value-type="float"/>
          <table:table-cell office:value-type="string">
            <text:p>input/data_formal_20240530-1342/meme/r_memes__20230206T130109/0.jpg</text:p>
          </table:table-cell>
          <table:table-cell office:value-type="string">
            <text:p>https://twitter.com/SuperJupiter10/status/1622620668066951169</text:p>
          </table:table-cell>
        </table:table-row>
        <table:table-row>
          <table:table-cell office:value="2231" office:value-type="float"/>
          <table:table-cell office:value-type="string">
            <text:p>Pattern 15</text:p>
          </table:table-cell>
          <table:table-cell office:value="0.1668703171185761" office:value-type="float"/>
          <table:table-cell office:value="0.2869615687799234" office:value-type="float"/>
          <table:table-cell office:value="15.012011587462721" office:value-type="float"/>
          <table:table-cell office:value-type="string">
            <text:p>input/data_formal_20240530-1342/meme/r_memes__20230206T135118/0.jpg</text:p>
          </table:table-cell>
          <table:table-cell office:value-type="string">
            <text:p>https://twitter.com/quotes_ADI/status/1622594049021743107</text:p>
          </table:table-cell>
        </table:table-row>
        <table:table-row>
          <table:table-cell office:value="2232" office:value-type="float"/>
          <table:table-cell office:value-type="string">
            <text:p>Pattern 2</text:p>
          </table:table-cell>
          <table:table-cell office:value="0.7748125536976583" office:value-type="float"/>
          <table:table-cell office:value="0.3677171845352523" office:value-type="float"/>
          <table:table-cell office:value="21.570480018100582" office:value-type="float"/>
          <table:table-cell office:value-type="string">
            <text:p>input/data_formal_20240530-1342/meme/r_memes__20230206T135941/0.jpg</text:p>
          </table:table-cell>
          <table:table-cell office:value-type="string">
            <text:p>https://twitter.com/r_memes_/status/1622595891239571462</text:p>
          </table:table-cell>
        </table:table-row>
        <table:table-row>
          <table:table-cell office:value="2233" office:value-type="float"/>
          <table:table-cell office:value-type="string">
            <text:p>Pattern 40</text:p>
          </table:table-cell>
          <table:table-cell office:value="0.13401054067812773" office:value-type="float"/>
          <table:table-cell office:value="0.4862772658600712" office:value-type="float"/>
          <table:table-cell office:value="19.69472767647221" office:value-type="float"/>
          <table:table-cell office:value-type="string">
            <text:p>input/data_formal_20240530-1342/meme/r_memes__20230206T150659/0.jpg</text:p>
          </table:table-cell>
          <table:table-cell office:value-type="string">
            <text:p>https://twitter.com/r_memes_/status/1622612828845645825</text:p>
          </table:table-cell>
        </table:table-row>
        <table:table-row>
          <table:table-cell office:value="2234" office:value-type="float"/>
          <table:table-cell office:value-type="string">
            <text:p>Pattern 41</text:p>
          </table:table-cell>
          <table:table-cell office:value="0.2313413230762505" office:value-type="float"/>
          <table:table-cell office:value="0.7836331430027308" office:value-type="float"/>
          <table:table-cell office:value="26.113224955035236" office:value-type="float"/>
          <table:table-cell office:value-type="string">
            <text:p>input/data_formal_20240530-1342/meme/r_memes__20230212T060943/0.jpg</text:p>
          </table:table-cell>
          <table:table-cell office:value-type="string">
            <text:p>https://twitter.com/rthrclrk/status/1624809639383650306</text:p>
          </table:table-cell>
        </table:table-row>
        <table:table-row>
          <table:table-cell office:value="2235" office:value-type="float"/>
          <table:table-cell office:value-type="string">
            <text:p>Pattern 21</text:p>
          </table:table-cell>
          <table:table-cell office:value="0.7569430833510907" office:value-type="float"/>
          <table:table-cell office:value="0.48933843354136164" office:value-type="float"/>
          <table:table-cell office:value="23.51117213714594" office:value-type="float"/>
          <table:table-cell office:value-type="string">
            <text:p>input/data_formal_20240530-1342/meme/r_memes__20230212T133314/0.jpg</text:p>
          </table:table-cell>
          <table:table-cell office:value-type="string">
            <text:p>https://twitter.com/r_memes_/status/1624763560264966147</text:p>
          </table:table-cell>
        </table:table-row>
        <table:table-row>
          <table:table-cell office:value="2236" office:value-type="float"/>
          <table:table-cell office:value-type="string">
            <text:p>Pattern 1</text:p>
          </table:table-cell>
          <table:table-cell office:value="0.28055585002915345" office:value-type="float"/>
          <table:table-cell office:value="0.6908335817508866" office:value-type="float"/>
          <table:table-cell office:value="28.057754291633607" office:value-type="float"/>
          <table:table-cell office:value-type="string">
            <text:p>input/data_formal_20240530-1342/meme/r_memes__20230212T134136/0.jpg</text:p>
          </table:table-cell>
          <table:table-cell office:value-type="string">
            <text:p>https://twitter.com/r_memes_/status/1624765666237509632</text:p>
          </table:table-cell>
        </table:table-row>
        <table:table-row>
          <table:table-cell office:value="2237" office:value-type="float"/>
          <table:table-cell office:value-type="string">
            <text:p>Pattern 11</text:p>
          </table:table-cell>
          <table:table-cell office:value="0.36768174869622056" office:value-type="float"/>
          <table:table-cell office:value="0.2988796928600643" office:value-type="float"/>
          <table:table-cell office:value="30.080483766320924" office:value-type="float"/>
          <table:table-cell office:value-type="string">
            <text:p>input/data_formal_20240530-1342/meme/r_memes__20230212T150322/0.jpg</text:p>
          </table:table-cell>
          <table:table-cell office:value-type="string">
            <text:p>https://twitter.com/r_memes_/status/1624786245128802307</text:p>
          </table:table-cell>
        </table:table-row>
        <table:table-row>
          <table:table-cell office:value="2238" office:value-type="float"/>
          <table:table-cell office:value-type="string">
            <text:p>Pattern 23</text:p>
          </table:table-cell>
          <table:table-cell office:value="0.16236952502358493" office:value-type="float"/>
          <table:table-cell office:value="0.24094653764130822" office:value-type="float"/>
          <table:table-cell office:value="27.789792272930864" office:value-type="float"/>
          <table:table-cell office:value-type="string">
            <text:p>input/data_formal_20240530-1342/meme/r_memes__20230226T023056/0.jpg</text:p>
          </table:table-cell>
          <table:table-cell office:value-type="string">
            <text:p>https://twitter.com/aye_defaultname/status/1629670707809644544</text:p>
          </table:table-cell>
        </table:table-row>
        <table:table-row>
          <table:table-cell office:value="2239" office:value-type="float"/>
          <table:table-cell office:value-type="string">
            <text:p>Pattern 29</text:p>
          </table:table-cell>
          <table:table-cell office:value="0.48144414725999307" office:value-type="float"/>
          <table:table-cell office:value="0.4514331110316913" office:value-type="float"/>
          <table:table-cell office:value="29.593012857693868" office:value-type="float"/>
          <table:table-cell office:value-type="string">
            <text:p>input/data_formal_20240530-1342/meme/r_memes__20230226T042259/0.jpg</text:p>
          </table:table-cell>
          <table:table-cell office:value-type="string">
            <text:p>https://twitter.com/r_memes_/status/1629698518985191425</text:p>
          </table:table-cell>
        </table:table-row>
        <table:table-row>
          <table:table-cell office:value="2240" office:value-type="float"/>
          <table:table-cell office:value-type="string">
            <text:p>Pattern 21</text:p>
          </table:table-cell>
          <table:table-cell office:value="0.7710920489368863" office:value-type="float"/>
          <table:table-cell office:value="0.5608071894703888" office:value-type="float"/>
          <table:table-cell office:value="24.359087751662017" office:value-type="float"/>
          <table:table-cell office:value-type="string">
            <text:p>input/data_formal_20240530-1342/meme/r_memes__20230226T063502/0.jpg</text:p>
          </table:table-cell>
          <table:table-cell office:value-type="string">
            <text:p>https://twitter.com/r_memes_/status/1629731747012177920</text:p>
          </table:table-cell>
        </table:table-row>
        <table:table-row>
          <table:table-cell office:value="2241" office:value-type="float"/>
          <table:table-cell office:value-type="string">
            <text:p>Pattern 34</text:p>
          </table:table-cell>
          <table:table-cell office:value="0.2187947499416199" office:value-type="float"/>
          <table:table-cell office:value="0.723037350183794" office:value-type="float"/>
          <table:table-cell office:value="27.86947244227484" office:value-type="float"/>
          <table:table-cell office:value-type="string">
            <text:p>input/data_formal_20240530-1342/meme/r_memes__20230307T041110/0.jpg</text:p>
          </table:table-cell>
          <table:table-cell office:value-type="string">
            <text:p>https://twitter.com/Martimpb25/status/1633002928813244417</text:p>
          </table:table-cell>
        </table:table-row>
        <table:table-row>
          <table:table-cell office:value="2242" office:value-type="float"/>
          <table:table-cell office:value-type="string">
            <text:p>Pattern 37</text:p>
          </table:table-cell>
          <table:table-cell office:value="0.6277941608168494" office:value-type="float"/>
          <table:table-cell office:value="0.4356176841169923" office:value-type="float"/>
          <table:table-cell office:value="21.442008940746963" office:value-type="float"/>
          <table:table-cell office:value-type="string">
            <text:p>input/data_formal_20240530-1342/meme/r_memes__20230307T071321/0.jpg</text:p>
          </table:table-cell>
          <table:table-cell office:value-type="string">
            <text:p>https://twitter.com/npfqpf/status/1633003074196258816</text:p>
          </table:table-cell>
        </table:table-row>
        <table:table-row>
          <table:table-cell office:value="2243" office:value-type="float"/>
          <table:table-cell office:value-type="string">
            <text:p>Pattern 34</text:p>
          </table:table-cell>
          <table:table-cell office:value="0.34126708761367286" office:value-type="float"/>
          <table:table-cell office:value="0.6018873372775766" office:value-type="float"/>
          <table:table-cell office:value="26.12409998603122" office:value-type="float"/>
          <table:table-cell office:value-type="string">
            <text:p>input/data_formal_20240530-1342/meme/r_memes__20230307T111510/0.jpg</text:p>
          </table:table-cell>
          <table:table-cell office:value-type="string">
            <text:p>https://twitter.com/r_memes_/status/1633063735538462722</text:p>
          </table:table-cell>
        </table:table-row>
        <table:table-row>
          <table:table-cell office:value="2244" office:value-type="float"/>
          <table:table-cell office:value-type="string">
            <text:p>Pattern 16</text:p>
          </table:table-cell>
          <table:table-cell office:value="0.40244737408286924" office:value-type="float"/>
          <table:table-cell office:value="0.2776429319493948" office:value-type="float"/>
          <table:table-cell office:value="31.472936107065323" office:value-type="float"/>
          <table:table-cell office:value-type="string">
            <text:p>input/data_formal_20240530-1342/meme/r_memes__20230315T102112/0.jpg</text:p>
          </table:table-cell>
          <table:table-cell office:value-type="string">
            <text:p>https://twitter.com/DanielP58112037/status/1636124673330278400</text:p>
          </table:table-cell>
        </table:table-row>
        <table:table-row>
          <table:table-cell office:value="2245" office:value-type="float"/>
          <table:table-cell office:value-type="string">
            <text:p>Pattern 3</text:p>
          </table:table-cell>
          <table:table-cell office:value="0.8294497462317431" office:value-type="float"/>
          <table:table-cell office:value="0.3875816482746204" office:value-type="float"/>
          <table:table-cell office:value="22.60615907857142" office:value-type="float"/>
          <table:table-cell office:value-type="string">
            <text:p>input/data_formal_20240530-1342/meme/r_memes__20230315T202303/0.jpg</text:p>
          </table:table-cell>
          <table:table-cell office:value-type="string">
            <text:p>https://twitter.com/r_memes_/status/1636100719555104769</text:p>
          </table:table-cell>
        </table:table-row>
        <table:table-row>
          <table:table-cell office:value="2246" office:value-type="float"/>
          <table:table-cell office:value-type="string">
            <text:p>Pattern 30</text:p>
          </table:table-cell>
          <table:table-cell office:value="0.40501072089253415" office:value-type="float"/>
          <table:table-cell office:value="0.5045517278320981" office:value-type="float"/>
          <table:table-cell office:value="33.14565206166147" office:value-type="float"/>
          <table:table-cell office:value-type="string">
            <text:p>input/data_formal_20240530-1342/meme/r_memes__20230315T235313/0.jpg</text:p>
          </table:table-cell>
          <table:table-cell office:value-type="string">
            <text:p>https://twitter.com/r_memes_/status/1636153609061539840</text:p>
          </table:table-cell>
        </table:table-row>
        <table:table-row>
          <table:table-cell office:value="2247" office:value-type="float"/>
          <table:table-cell office:value-type="string">
            <text:p>Pattern 16</text:p>
          </table:table-cell>
          <table:table-cell office:value="0.27707705821530304" office:value-type="float"/>
          <table:table-cell office:value="0.3009458162503498" office:value-type="float"/>
          <table:table-cell office:value="30.60747293159858" office:value-type="float"/>
          <table:table-cell office:value-type="string">
            <text:p>input/data_formal_20240530-1342/meme/r_memes__20230316T020914/0.jpg</text:p>
          </table:table-cell>
          <table:table-cell office:value-type="string">
            <text:p>https://twitter.com/r_memes_/status/1636187838294237191</text:p>
          </table:table-cell>
        </table:table-row>
        <table:table-row>
          <table:table-cell office:value="2248" office:value-type="float"/>
          <table:table-cell office:value-type="string">
            <text:p>Pattern 31</text:p>
          </table:table-cell>
          <table:table-cell office:value="0.13769690283010078" office:value-type="float"/>
          <table:table-cell office:value="0.29603389470138686" office:value-type="float"/>
          <table:table-cell office:value="31.015103262717574" office:value-type="float"/>
          <table:table-cell office:value-type="string">
            <text:p>input/data_formal_20240530-1342/meme/r_memes__20230322T172344/0.jpg</text:p>
          </table:table-cell>
          <table:table-cell office:value-type="string">
            <text:p>https://twitter.com/r_memes_/status/1638592308928028684</text:p>
          </table:table-cell>
        </table:table-row>
        <table:table-row>
          <table:table-cell office:value="2249" office:value-type="float"/>
          <table:table-cell office:value-type="string">
            <text:p>Pattern 28</text:p>
          </table:table-cell>
          <table:table-cell office:value="0.17991781945578775" office:value-type="float"/>
          <table:table-cell office:value="0.7934786243987921" office:value-type="float"/>
          <table:table-cell office:value="22.843269392338115" office:value-type="float"/>
          <table:table-cell office:value-type="string">
            <text:p>input/data_formal_20240530-1342/meme/r_memes__20230322T191858/0.jpg</text:p>
          </table:table-cell>
          <table:table-cell office:value-type="string">
            <text:p>https://twitter.com/r_memes_/status/1638621309050695680</text:p>
          </table:table-cell>
        </table:table-row>
        <table:table-row>
          <table:table-cell office:value="2250" office:value-type="float"/>
          <table:table-cell office:value-type="string">
            <text:p>Pattern 48</text:p>
          </table:table-cell>
          <table:table-cell office:value="0.27923236438434096" office:value-type="float"/>
          <table:table-cell office:value="0.6613164418423473" office:value-type="float"/>
          <table:table-cell office:value="25.14061583844714" office:value-type="float"/>
          <table:table-cell office:value-type="string">
            <text:p>input/data_formal_20240530-1342/meme/r_memes__20230322T192721/0.jpg</text:p>
          </table:table-cell>
          <table:table-cell office:value-type="string">
            <text:p>https://twitter.com/r_memes_/status/1638623416130629632</text:p>
          </table:table-cell>
        </table:table-row>
        <table:table-row>
          <table:table-cell office:value="2251" office:value-type="float"/>
          <table:table-cell office:value-type="string">
            <text:p>Pattern 12</text:p>
          </table:table-cell>
          <table:table-cell office:value="0.22102993104817997" office:value-type="float"/>
          <table:table-cell office:value="0.7733530610974215" office:value-type="float"/>
          <table:table-cell office:value="26.57880383306989" office:value-type="float"/>
          <table:table-cell office:value-type="string">
            <text:p>input/data_formal_20240530-1342/meme/r_memes__20230322T232315/0.jpg</text:p>
          </table:table-cell>
          <table:table-cell office:value-type="string">
            <text:p>https://twitter.com/OhRewindz/status/1638708453010034689</text:p>
          </table:table-cell>
        </table:table-row>
        <table:table-row>
          <table:table-cell office:value="2252" office:value-type="float"/>
          <table:table-cell office:value-type="string">
            <text:p>Pattern 34</text:p>
          </table:table-cell>
          <table:table-cell office:value="0.26458862264071625" office:value-type="float"/>
          <table:table-cell office:value="0.6163851461165746" office:value-type="float"/>
          <table:table-cell office:value="29.581762169887018" office:value-type="float"/>
          <table:table-cell office:value-type="string">
            <text:p>input/data_formal_20240530-1342/meme/r_memes__20230323T011116/0.jpg</text:p>
          </table:table-cell>
          <table:table-cell office:value-type="string">
            <text:p>https://twitter.com/r_memes_/status/1638709967539798016</text:p>
          </table:table-cell>
        </table:table-row>
        <table:table-row>
          <table:table-cell office:value="2253" office:value-type="float"/>
          <table:table-cell office:value-type="string">
            <text:p>Pattern 4</text:p>
          </table:table-cell>
          <table:table-cell office:value="0.21440074574575535" office:value-type="float"/>
          <table:table-cell office:value="0.848954033304524" office:value-type="float"/>
          <table:table-cell office:value="27.71292402840606" office:value-type="float"/>
          <table:table-cell office:value-type="string">
            <text:p>input/data_formal_20240530-1342/meme/Rachel_Morrigan_20221220T221655/0.jpg</text:p>
          </table:table-cell>
          <table:table-cell office:value-type="string">
            <text:p>https://twitter.com/ArrianneSittiy/status/1607932392781803520</text:p>
          </table:table-cell>
        </table:table-row>
        <table:table-row>
          <table:table-cell office:value="2254" office:value-type="float"/>
          <table:table-cell office:value-type="string">
            <text:p>Pattern 12</text:p>
          </table:table-cell>
          <table:table-cell office:value="0.3634288455036822" office:value-type="float"/>
          <table:table-cell office:value="0.7339944101998381" office:value-type="float"/>
          <table:table-cell office:value="29.35308351526736" office:value-type="float"/>
          <table:table-cell office:value-type="string">
            <text:p>input/data_formal_20240530-1342/meme/Rachel_Morrigan_20221220T221655/1.jpg</text:p>
          </table:table-cell>
          <table:table-cell office:value-type="string">
            <text:p>https://twitter.com/ArrianneSittiy/status/1607932392781803520</text:p>
          </table:table-cell>
        </table:table-row>
        <table:table-row>
          <table:table-cell office:value="2255" office:value-type="float"/>
          <table:table-cell office:value-type="string">
            <text:p>Pattern 31</text:p>
          </table:table-cell>
          <table:table-cell office:value="0.19785877961521098" office:value-type="float"/>
          <table:table-cell office:value="0.4481914693794806" office:value-type="float"/>
          <table:table-cell office:value="24.034012940135472" office:value-type="float"/>
          <table:table-cell office:value-type="string">
            <text:p>input/data_formal_20240530-1342/meme/RahulS13370642_20230131T104323/0.jpg</text:p>
          </table:table-cell>
          <table:table-cell office:value-type="string">
            <text:p>https://twitter.com/RahulS13370642/status/1620372162396975104</text:p>
          </table:table-cell>
        </table:table-row>
        <table:table-row>
          <table:table-cell office:value="2256" office:value-type="float"/>
          <table:table-cell office:value-type="string">
            <text:p>Pattern 41</text:p>
          </table:table-cell>
          <table:table-cell office:value="0.25880003193412204" office:value-type="float"/>
          <table:table-cell office:value="0.6729051308224744" office:value-type="float"/>
          <table:table-cell office:value="30.884445309381586" office:value-type="float"/>
          <table:table-cell office:value-type="string">
            <text:p>input/data_formal_20240530-1342/meme/RaizFarms_20221221T125153/0.jpg</text:p>
          </table:table-cell>
          <table:table-cell office:value-type="string">
            <text:p>https://twitter.com/AfnanAdi7/status/1607985990425268232</text:p>
          </table:table-cell>
        </table:table-row>
        <table:table-row>
          <table:table-cell office:value="2257" office:value-type="float"/>
          <table:table-cell office:value-type="string">
            <text:p>Pattern 49</text:p>
          </table:table-cell>
          <table:table-cell office:value="0.47318421012860334" office:value-type="float"/>
          <table:table-cell office:value="0.8082309646070315" office:value-type="float"/>
          <table:table-cell office:value="21.773646697078615" office:value-type="float"/>
          <table:table-cell office:value-type="string">
            <text:p>input/data_formal_20240530-1342/meme/RaizFarms_20221228T035912/0.jpg</text:p>
          </table:table-cell>
          <table:table-cell office:value-type="string">
            <text:p>https://twitter.com/Aav5_12/status/1607949259038687233</text:p>
          </table:table-cell>
        </table:table-row>
        <table:table-row>
          <table:table-cell office:value="2258" office:value-type="float"/>
          <table:table-cell office:value-type="string">
            <text:p>Pattern 33</text:p>
          </table:table-cell>
          <table:table-cell office:value="0.2167690510051013" office:value-type="float"/>
          <table:table-cell office:value="0.7380657355469584" office:value-type="float"/>
          <table:table-cell office:value="27.312398167900984" office:value-type="float"/>
          <table:table-cell office:value-type="string">
            <text:p>input/data_formal_20240530-1342/meme/RaizFarms_20221228T062304/0.jpg</text:p>
          </table:table-cell>
          <table:table-cell office:value-type="string">
            <text:p>https://twitter.com/AfnanAdi7/status/1607985465822711808</text:p>
          </table:table-cell>
        </table:table-row>
        <table:table-row>
          <table:table-cell office:value="2259" office:value-type="float"/>
          <table:table-cell office:value-type="string">
            <text:p>Pattern 48</text:p>
          </table:table-cell>
          <table:table-cell office:value="0.27790558166417423" office:value-type="float"/>
          <table:table-cell office:value="0.5424843678099381" office:value-type="float"/>
          <table:table-cell office:value="29.960789479818995" office:value-type="float"/>
          <table:table-cell office:value-type="string">
            <text:p>input/data_formal_20240530-1342/meme/RaizFarms_20221228T062324/0.jpg</text:p>
          </table:table-cell>
          <table:table-cell office:value-type="string">
            <text:p>https://twitter.com/AfnanAdi7/status/1607985547187998720</text:p>
          </table:table-cell>
        </table:table-row>
        <table:table-row>
          <table:table-cell office:value="2260" office:value-type="float"/>
          <table:table-cell office:value-type="string">
            <text:p>Pattern 24</text:p>
          </table:table-cell>
          <table:table-cell office:value="0.2605800819045943" office:value-type="float"/>
          <table:table-cell office:value="0.9268210424240808" office:value-type="float"/>
          <table:table-cell office:value="16.892302136657143" office:value-type="float"/>
          <table:table-cell office:value-type="string">
            <text:p>input/data_formal_20240530-1342/meme/RajbhandariArya_20230206T154727/0.jpg</text:p>
          </table:table-cell>
          <table:table-cell office:value-type="string">
            <text:p>https://twitter.com/RajbhandariArya/status/1622623013018689537</text:p>
          </table:table-cell>
        </table:table-row>
        <table:table-row>
          <table:table-cell office:value="2261" office:value-type="float"/>
          <table:table-cell office:value-type="string">
            <text:p>Pattern 16</text:p>
          </table:table-cell>
          <table:table-cell office:value="0.2266889879081977" office:value-type="float"/>
          <table:table-cell office:value="0.26605264161121467" office:value-type="float"/>
          <table:table-cell office:value="24.739454581236615" office:value-type="float"/>
          <table:table-cell office:value-type="string">
            <text:p>input/data_formal_20240530-1342/meme/Rajkuma18827874_20230108T021237/0.jpg</text:p>
          </table:table-cell>
          <table:table-cell office:value-type="string">
            <text:p>https://twitter.com/Rajkuma18827874/status/1611908702692577280</text:p>
          </table:table-cell>
        </table:table-row>
        <table:table-row>
          <table:table-cell office:value="2262" office:value-type="float"/>
          <table:table-cell office:value-type="string">
            <text:p>Pattern 49</text:p>
          </table:table-cell>
          <table:table-cell office:value="0.4897649272140713" office:value-type="float"/>
          <table:table-cell office:value="0.8860784423702581" office:value-type="float"/>
          <table:table-cell office:value="22.482681672870587" office:value-type="float"/>
          <table:table-cell office:value-type="string">
            <text:p>input/data_formal_20240530-1342/meme/Rakeshs66845055_20230106T061342/0.jpg</text:p>
          </table:table-cell>
          <table:table-cell office:value-type="string">
            <text:p>https://twitter.com/Rakeshs66845055/status/1611244597082193920</text:p>
          </table:table-cell>
        </table:table-row>
        <table:table-row>
          <table:table-cell office:value="2263" office:value-type="float"/>
          <table:table-cell office:value-type="string">
            <text:p>Pattern 16</text:p>
          </table:table-cell>
          <table:table-cell office:value="0.22442112583055374" office:value-type="float"/>
          <table:table-cell office:value="0.42558914426733285" office:value-type="float"/>
          <table:table-cell office:value="32.26573129148247" office:value-type="float"/>
          <table:table-cell office:value-type="string">
            <text:p>input/data_formal_20240530-1342/meme/RandomMemesBot_20221121T035920/0.jpg</text:p>
          </table:table-cell>
          <table:table-cell office:value-type="string">
            <text:p>https://twitter.com/BHurzog/status/1620928827794030592</text:p>
          </table:table-cell>
        </table:table-row>
        <table:table-row>
          <table:table-cell office:value="2264" office:value-type="float"/>
          <table:table-cell office:value-type="string">
            <text:p>Pattern 1</text:p>
          </table:table-cell>
          <table:table-cell office:value="0.25247027412479356" office:value-type="float"/>
          <table:table-cell office:value="0.7003231561282214" office:value-type="float"/>
          <table:table-cell office:value="29.842610083939164" office:value-type="float"/>
          <table:table-cell office:value-type="string">
            <text:p>input/data_formal_20240530-1342/meme/RandomMemesBot_20230212T145619/0.jpg</text:p>
          </table:table-cell>
          <table:table-cell office:value-type="string">
            <text:p>https://twitter.com/RandomMemesBot/status/1624784471634452481</text:p>
          </table:table-cell>
        </table:table-row>
        <table:table-row>
          <table:table-cell office:value="2265" office:value-type="float"/>
          <table:table-cell office:value-type="string">
            <text:p>Pattern 15</text:p>
          </table:table-cell>
          <table:table-cell office:value="0.17864453022446533" office:value-type="float"/>
          <table:table-cell office:value="0.2987632153004004" office:value-type="float"/>
          <table:table-cell office:value="23.12940153439419" office:value-type="float"/>
          <table:table-cell office:value-type="string">
            <text:p>input/data_formal_20240530-1342/meme/RandomMemesBot_20230226T042328/0.jpg</text:p>
          </table:table-cell>
          <table:table-cell office:value-type="string">
            <text:p>https://twitter.com/RandomMemesBot/status/1629698637650444288</text:p>
          </table:table-cell>
        </table:table-row>
        <table:table-row>
          <table:table-cell office:value="2266" office:value-type="float"/>
          <table:table-cell office:value-type="string">
            <text:p>Pattern 48</text:p>
          </table:table-cell>
          <table:table-cell office:value="0.5676730655989133" office:value-type="float"/>
          <table:table-cell office:value="0.6335299692744807" office:value-type="float"/>
          <table:table-cell office:value="26.142469360554568" office:value-type="float"/>
          <table:table-cell office:value-type="string">
            <text:p>input/data_formal_20240530-1342/meme/RandomMemesBot_20230307T071340/0.jpg</text:p>
          </table:table-cell>
          <table:table-cell office:value-type="string">
            <text:p>https://twitter.com/RandomMemesBot/status/1633002963126870017</text:p>
          </table:table-cell>
        </table:table-row>
        <table:table-row>
          <table:table-cell office:value="2267" office:value-type="float"/>
          <table:table-cell office:value-type="string">
            <text:p>Pattern 1</text:p>
          </table:table-cell>
          <table:table-cell office:value="0.4778290041887149" office:value-type="float"/>
          <table:table-cell office:value="0.47629865377655634" office:value-type="float"/>
          <table:table-cell office:value="26.62135123422475" office:value-type="float"/>
          <table:table-cell office:value-type="string">
            <text:p>input/data_formal_20240530-1342/meme/RandomMemesBot_20230307T091349/0.jpg</text:p>
          </table:table-cell>
          <table:table-cell office:value-type="string">
            <text:p>https://twitter.com/RandomMemesBot/status/1633033198413447168</text:p>
          </table:table-cell>
        </table:table-row>
        <table:table-row>
          <table:table-cell office:value="2268" office:value-type="float"/>
          <table:table-cell office:value-type="string">
            <text:p>Pattern 23</text:p>
          </table:table-cell>
          <table:table-cell office:value="0.21212224727521223" office:value-type="float"/>
          <table:table-cell office:value="0.2409931594382887" office:value-type="float"/>
          <table:table-cell office:value="30.854994696944452" office:value-type="float"/>
          <table:table-cell office:value-type="string">
            <text:p>input/data_formal_20240530-1342/meme/RandomMemesBot_20230307T111400/0.jpg</text:p>
          </table:table-cell>
          <table:table-cell office:value-type="string">
            <text:p>https://twitter.com/RandomMemesBot/status/1633063442188730370</text:p>
          </table:table-cell>
        </table:table-row>
        <table:table-row>
          <table:table-cell office:value="2269" office:value-type="float"/>
          <table:table-cell office:value-type="string">
            <text:p>Pattern 23</text:p>
          </table:table-cell>
          <table:table-cell office:value="0.23761382544215104" office:value-type="float"/>
          <table:table-cell office:value="0.31010364553873776" office:value-type="float"/>
          <table:table-cell office:value="29.557167275779328" office:value-type="float"/>
          <table:table-cell office:value-type="string">
            <text:p>input/data_formal_20240530-1342/meme/RandomMemesBot_20230315T193045/0.jpg</text:p>
          </table:table-cell>
          <table:table-cell office:value-type="string">
            <text:p>https://twitter.com/Jack_Bone_Daddy/status/1636126650235535363</text:p>
          </table:table-cell>
        </table:table-row>
        <table:table-row>
          <table:table-cell office:value="2270" office:value-type="float"/>
          <table:table-cell office:value-type="string">
            <text:p>Pattern 16</text:p>
          </table:table-cell>
          <table:table-cell office:value="0.31694351350480016" office:value-type="float"/>
          <table:table-cell office:value="0.346753895568072" office:value-type="float"/>
          <table:table-cell office:value="32.91379898016806" office:value-type="float"/>
          <table:table-cell office:value-type="string">
            <text:p>input/data_formal_20240530-1342/meme/RandomMemesBot_20230315T203049/0.jpg</text:p>
          </table:table-cell>
          <table:table-cell office:value-type="string">
            <text:p>https://twitter.com/RandomMemesBot/status/1636102674998239234</text:p>
          </table:table-cell>
        </table:table-row>
        <table:table-row>
          <table:table-cell office:value="2271" office:value-type="float"/>
          <table:table-cell office:value-type="string">
            <text:p>Pattern 19</text:p>
          </table:table-cell>
          <table:table-cell office:value="0.3435431141331158" office:value-type="float"/>
          <table:table-cell office:value="0.5870359494740254" office:value-type="float"/>
          <table:table-cell office:value="31.188246911825587" office:value-type="float"/>
          <table:table-cell office:value-type="string">
            <text:p>input/data_formal_20240530-1342/meme/RandomMemesBot_20230315T220058/0.jpg</text:p>
          </table:table-cell>
          <table:table-cell office:value-type="string">
            <text:p>https://twitter.com/RandomMemesBot/status/1636125362584207360</text:p>
          </table:table-cell>
        </table:table-row>
        <table:table-row>
          <table:table-cell office:value="2272" office:value-type="float"/>
          <table:table-cell office:value-type="string">
            <text:p>Pattern 21</text:p>
          </table:table-cell>
          <table:table-cell office:value="0.8105547502820984" office:value-type="float"/>
          <table:table-cell office:value="0.4451139381806138" office:value-type="float"/>
          <table:table-cell office:value="21.097702340172148" office:value-type="float"/>
          <table:table-cell office:value-type="string">
            <text:p>input/data_formal_20240530-1342/meme/RandomMemesBot_20230316T020107/0.jpg</text:p>
          </table:table-cell>
          <table:table-cell office:value-type="string">
            <text:p>https://twitter.com/RandomMemesBot/status/1636185798088245249</text:p>
          </table:table-cell>
        </table:table-row>
        <table:table-row>
          <table:table-cell office:value="2273" office:value-type="float"/>
          <table:table-cell office:value-type="string">
            <text:p>Pattern 23</text:p>
          </table:table-cell>
          <table:table-cell office:value="0.17134277504236184" office:value-type="float"/>
          <table:table-cell office:value="0.16677526580947405" office:value-type="float"/>
          <table:table-cell office:value="28.43595637032569" office:value-type="float"/>
          <table:table-cell office:value-type="string">
            <text:p>input/data_formal_20240530-1342/meme/RandomMemesBot_20230322T174531/0.jpg</text:p>
          </table:table-cell>
          <table:table-cell office:value-type="string">
            <text:p>https://twitter.com/RandomMemesBot/status/1638597791130812438</text:p>
          </table:table-cell>
        </table:table-row>
        <table:table-row>
          <table:table-cell office:value="2274" office:value-type="float"/>
          <table:table-cell office:value-type="string">
            <text:p>Pattern 30</text:p>
          </table:table-cell>
          <table:table-cell office:value="0.42395513048310407" office:value-type="float"/>
          <table:table-cell office:value="0.6108118631927459" office:value-type="float"/>
          <table:table-cell office:value="30.09054419719914" office:value-type="float"/>
          <table:table-cell office:value-type="string">
            <text:p>input/data_formal_20240530-1342/meme/RandomMemesBot_20230322T191536/0.jpg</text:p>
          </table:table-cell>
          <table:table-cell office:value-type="string">
            <text:p>https://twitter.com/RandomMemesBot/status/1638620460236546083</text:p>
          </table:table-cell>
        </table:table-row>
        <table:table-row>
          <table:table-cell office:value="2275" office:value-type="float"/>
          <table:table-cell office:value-type="string">
            <text:p>Pattern 16</text:p>
          </table:table-cell>
          <table:table-cell office:value="0.26813469152753006" office:value-type="float"/>
          <table:table-cell office:value="0.30335575642482226" office:value-type="float"/>
          <table:table-cell office:value="21.705391521333482" office:value-type="float"/>
          <table:table-cell office:value-type="string">
            <text:p>input/data_formal_20240530-1342/meme/RandomMemesBot_20230323T011608/0.jpg</text:p>
          </table:table-cell>
          <table:table-cell office:value-type="string">
            <text:p>https://twitter.com/RandomMemesBot/status/1638711189533499394</text:p>
          </table:table-cell>
        </table:table-row>
        <table:table-row>
          <table:table-cell office:value="2276" office:value-type="float"/>
          <table:table-cell office:value-type="string">
            <text:p>Pattern 34</text:p>
          </table:table-cell>
          <table:table-cell office:value="0.250291306616145" office:value-type="float"/>
          <table:table-cell office:value="0.7510118758138287" office:value-type="float"/>
          <table:table-cell office:value="26.767685096878818" office:value-type="float"/>
          <table:table-cell office:value-type="string">
            <text:p>input/data_formal_20240530-1342/meme/RandomMemesBot_20230323T034619/0.jpg</text:p>
          </table:table-cell>
          <table:table-cell office:value-type="string">
            <text:p>https://twitter.com/RandomMemesBot/status/1638748984935321600</text:p>
          </table:table-cell>
        </table:table-row>
        <table:table-row>
          <table:table-cell office:value="2277" office:value-type="float"/>
          <table:table-cell office:value-type="string">
            <text:p>Pattern 15</text:p>
          </table:table-cell>
          <table:table-cell office:value="0.09409021576186893" office:value-type="float"/>
          <table:table-cell office:value="0.22895122277084812" office:value-type="float"/>
          <table:table-cell office:value="24.889331304147323" office:value-type="float"/>
          <table:table-cell office:value-type="string">
            <text:p>input/data_formal_20240530-1342/meme/rapidcabs_20230206T144509/0.jpg</text:p>
          </table:table-cell>
          <table:table-cell office:value-type="string">
            <text:p>https://twitter.com/rapidcabs/status/1622607331811786752</text:p>
          </table:table-cell>
        </table:table-row>
        <table:table-row>
          <table:table-cell office:value="2278" office:value-type="float"/>
          <table:table-cell office:value-type="string">
            <text:p>Pattern 31</text:p>
          </table:table-cell>
          <table:table-cell office:value="0.15697063012292234" office:value-type="float"/>
          <table:table-cell office:value="0.3255436913040023" office:value-type="float"/>
          <table:table-cell office:value="24.378525968775225" office:value-type="float"/>
          <table:table-cell office:value-type="string">
            <text:p>input/data_formal_20240530-1342/meme/Ravikumar39065_20230109T122649/0.jpg</text:p>
          </table:table-cell>
          <table:table-cell office:value-type="string">
            <text:p>https://twitter.com/Ravikumar39065/status/1612425658491363328</text:p>
          </table:table-cell>
        </table:table-row>
        <table:table-row>
          <table:table-cell office:value="2279" office:value-type="float"/>
          <table:table-cell office:value-type="string">
            <text:p>Pattern 25</text:p>
          </table:table-cell>
          <table:table-cell office:value="0.9126314104948645" office:value-type="float"/>
          <table:table-cell office:value="0.33358969495002444" office:value-type="float"/>
          <table:table-cell office:value="22.92077143989659" office:value-type="float"/>
          <table:table-cell office:value-type="string">
            <text:p>input/data_formal_20240530-1342/meme/Ravikumar39065_20230111T094309/0.jpg</text:p>
          </table:table-cell>
          <table:table-cell office:value-type="string">
            <text:p>https://twitter.com/Ravikumar39065/status/1613109246815789056</text:p>
          </table:table-cell>
        </table:table-row>
        <table:table-row>
          <table:table-cell office:value="2280" office:value-type="float"/>
          <table:table-cell office:value-type="string">
            <text:p>Pattern 15</text:p>
          </table:table-cell>
          <table:table-cell office:value="0.15597711573039091" office:value-type="float"/>
          <table:table-cell office:value="0.26332303338601726" office:value-type="float"/>
          <table:table-cell office:value="15.99000843575456" office:value-type="float"/>
          <table:table-cell office:value-type="string">
            <text:p>input/data_formal_20240530-1342/meme/RAYQUAZACOIN_20230206T122440/0.jpg</text:p>
          </table:table-cell>
          <table:table-cell office:value-type="string">
            <text:p>https://twitter.com/ShiyaCryptoLove/status/1622572108504260609</text:p>
          </table:table-cell>
        </table:table-row>
        <table:table-row>
          <table:table-cell office:value="2281" office:value-type="float"/>
          <table:table-cell office:value-type="string">
            <text:p>Pattern 37</text:p>
          </table:table-cell>
          <table:table-cell office:value="0.8592660948709447" office:value-type="float"/>
          <table:table-cell office:value="0.3085229039178856" office:value-type="float"/>
          <table:table-cell office:value="18.6497010863749" office:value-type="float"/>
          <table:table-cell office:value-type="string">
            <text:p>input/data_formal_20240530-1342/meme/rcrdsoftherpblc_20230206T115538/0.jpg</text:p>
          </table:table-cell>
          <table:table-cell office:value-type="string">
            <text:p>https://twitter.com/kajay914/status/1622564938320424961</text:p>
          </table:table-cell>
        </table:table-row>
        <table:table-row>
          <table:table-cell office:value="2282" office:value-type="float"/>
          <table:table-cell office:value-type="string">
            <text:p>Pattern 4</text:p>
          </table:table-cell>
          <table:table-cell office:value="0.32928985711075204" office:value-type="float"/>
          <table:table-cell office:value="0.6122011758397835" office:value-type="float"/>
          <table:table-cell office:value="31.192526851948344" office:value-type="float"/>
          <table:table-cell office:value-type="string">
            <text:p>input/data_formal_20240530-1342/meme/rDankChristian_20221228T030714/0.jpg</text:p>
          </table:table-cell>
          <table:table-cell office:value-type="string">
            <text:p>https://twitter.com/rDankChristian/status/1607936183824179201</text:p>
          </table:table-cell>
        </table:table-row>
        <table:table-row>
          <table:table-cell office:value="2283" office:value-type="float"/>
          <table:table-cell office:value-type="string">
            <text:p>Pattern 30</text:p>
          </table:table-cell>
          <table:table-cell office:value="0.6067529451605022" office:value-type="float"/>
          <table:table-cell office:value="0.5346970773752296" office:value-type="float"/>
          <table:table-cell office:value="27.60206481842105" office:value-type="float"/>
          <table:table-cell office:value-type="string">
            <text:p>input/data_formal_20240530-1342/meme/rDankChristian_20221228T050757/0.jpg</text:p>
          </table:table-cell>
          <table:table-cell office:value-type="string">
            <text:p>https://twitter.com/rDankChristian/status/1607966562572451846</text:p>
          </table:table-cell>
        </table:table-row>
        <table:table-row>
          <table:table-cell office:value="2284" office:value-type="float"/>
          <table:table-cell office:value-type="string">
            <text:p>Pattern 16</text:p>
          </table:table-cell>
          <table:table-cell office:value="0.2736414570136415" office:value-type="float"/>
          <table:table-cell office:value="0.33906787740745103" office:value-type="float"/>
          <table:table-cell office:value="32.382510624130596" office:value-type="float"/>
          <table:table-cell office:value-type="string">
            <text:p>input/data_formal_20240530-1342/meme/rDankChristian_20230106T080751/0.jpg</text:p>
          </table:table-cell>
          <table:table-cell office:value-type="string">
            <text:p>https://twitter.com/rDankChristian/status/1611273325094772736</text:p>
          </table:table-cell>
        </table:table-row>
        <table:table-row>
          <table:table-cell office:value="2285" office:value-type="float"/>
          <table:table-cell office:value-type="string">
            <text:p>Pattern 4</text:p>
          </table:table-cell>
          <table:table-cell office:value="0.23382749609823117" office:value-type="float"/>
          <table:table-cell office:value="0.6309349599517311" office:value-type="float"/>
          <table:table-cell office:value="29.12841056733395" office:value-type="float"/>
          <table:table-cell office:value-type="string">
            <text:p>input/data_formal_20240530-1342/meme/rDankChristian_20230111T220844/0.jpg</text:p>
          </table:table-cell>
          <table:table-cell office:value-type="string">
            <text:p>https://twitter.com/rDankChristian/status/1613296879365767170</text:p>
          </table:table-cell>
        </table:table-row>
        <table:table-row>
          <table:table-cell office:value="2286" office:value-type="float"/>
          <table:table-cell office:value-type="string">
            <text:p>Pattern 31</text:p>
          </table:table-cell>
          <table:table-cell office:value="0.11234366672260854" office:value-type="float"/>
          <table:table-cell office:value="0.394166855964053" office:value-type="float"/>
          <table:table-cell office:value="30.5909834196517" office:value-type="float"/>
          <table:table-cell office:value-type="string">
            <text:p>input/data_formal_20240530-1342/meme/rDankChristian_20230201T220836/0.jpg</text:p>
          </table:table-cell>
          <table:table-cell office:value-type="string">
            <text:p>https://twitter.com/rDankChristian/status/1620906992339501057</text:p>
          </table:table-cell>
        </table:table-row>
        <table:table-row>
          <table:table-cell office:value="2287" office:value-type="float"/>
          <table:table-cell office:value-type="string">
            <text:p>Pattern 17</text:p>
          </table:table-cell>
          <table:table-cell office:value="0.44545830168955736" office:value-type="float"/>
          <table:table-cell office:value="0.28349733294920826" office:value-type="float"/>
          <table:table-cell office:value="30.534333020931577" office:value-type="float"/>
          <table:table-cell office:value-type="string">
            <text:p>input/data_formal_20240530-1342/meme/rDankChristian_20230202T010744/0.jpg</text:p>
          </table:table-cell>
          <table:table-cell office:value-type="string">
            <text:p>https://twitter.com/rDankChristian/status/1620952073289318400</text:p>
          </table:table-cell>
        </table:table-row>
        <table:table-row>
          <table:table-cell office:value="2288" office:value-type="float"/>
          <table:table-cell office:value-type="string">
            <text:p>Pattern 14</text:p>
          </table:table-cell>
          <table:table-cell office:value="0.3878256226125293" office:value-type="float"/>
          <table:table-cell office:value="0.6939196232703482" office:value-type="float"/>
          <table:table-cell office:value="24.4040355560232" office:value-type="float"/>
          <table:table-cell office:value-type="string">
            <text:p>input/data_formal_20240530-1342/meme/rDankChristian_20230202T020923/0.jpg</text:p>
          </table:table-cell>
          <table:table-cell office:value-type="string">
            <text:p>https://twitter.com/rDankChristian/status/1620967585662619648</text:p>
          </table:table-cell>
        </table:table-row>
        <table:table-row>
          <table:table-cell office:value="2289" office:value-type="float"/>
          <table:table-cell office:value-type="string">
            <text:p>Pattern 42</text:p>
          </table:table-cell>
          <table:table-cell office:value="0.41160365503044677" office:value-type="float"/>
          <table:table-cell office:value="0.5826286377188292" office:value-type="float"/>
          <table:table-cell office:value="26.01427287463192" office:value-type="float"/>
          <table:table-cell office:value-type="string">
            <text:p>input/data_formal_20240530-1342/meme/rDankChristian_20230202T030733/0.jpg</text:p>
          </table:table-cell>
          <table:table-cell office:value-type="string">
            <text:p>https://twitter.com/rDankChristian/status/1620982224714604545</text:p>
          </table:table-cell>
        </table:table-row>
        <table:table-row>
          <table:table-cell office:value="2290" office:value-type="float"/>
          <table:table-cell office:value-type="string">
            <text:p>Pattern 19</text:p>
          </table:table-cell>
          <table:table-cell office:value="0.606555504623311" office:value-type="float"/>
          <table:table-cell office:value="0.6020232852245649" office:value-type="float"/>
          <table:table-cell office:value="26.78766085118231" office:value-type="float"/>
          <table:table-cell office:value-type="string">
            <text:p>input/data_formal_20240530-1342/meme/rDankChristian_20230202T040756/0.jpg</text:p>
          </table:table-cell>
          <table:table-cell office:value-type="string">
            <text:p>https://twitter.com/rDankChristian/status/1620997422976565250</text:p>
          </table:table-cell>
        </table:table-row>
        <table:table-row>
          <table:table-cell office:value="2291" office:value-type="float"/>
          <table:table-cell office:value-type="string">
            <text:p>Pattern 30</text:p>
          </table:table-cell>
          <table:table-cell office:value="0.35594940115353135" office:value-type="float"/>
          <table:table-cell office:value="0.6266946555782552" office:value-type="float"/>
          <table:table-cell office:value="23.965423136909866" office:value-type="float"/>
          <table:table-cell office:value-type="string">
            <text:p>input/data_formal_20240530-1342/meme/rDankChristian_20230202T040759/0.jpg</text:p>
          </table:table-cell>
          <table:table-cell office:value-type="string">
            <text:p>https://twitter.com/rDankChristian/status/1620997431608446977</text:p>
          </table:table-cell>
        </table:table-row>
        <table:table-row>
          <table:table-cell office:value="2292" office:value-type="float"/>
          <table:table-cell office:value-type="string">
            <text:p>Pattern 15</text:p>
          </table:table-cell>
          <table:table-cell office:value="0.16602756151972248" office:value-type="float"/>
          <table:table-cell office:value="0.23289783460427593" office:value-type="float"/>
          <table:table-cell office:value="18.87750084205819" office:value-type="float"/>
          <table:table-cell office:value-type="string">
            <text:p>input/data_formal_20240530-1342/meme/rDankChristian_20230206T110859/0.jpg</text:p>
          </table:table-cell>
          <table:table-cell office:value-type="string">
            <text:p>https://twitter.com/rDankChristian/status/1622552931688906754</text:p>
          </table:table-cell>
        </table:table-row>
        <table:table-row>
          <table:table-cell office:value="2293" office:value-type="float"/>
          <table:table-cell office:value-type="string">
            <text:p>Pattern 30</text:p>
          </table:table-cell>
          <table:table-cell office:value="0.46153149919269676" office:value-type="float"/>
          <table:table-cell office:value="0.5600157623742351" office:value-type="float"/>
          <table:table-cell office:value="22.716908747404613" office:value-type="float"/>
          <table:table-cell office:value-type="string">
            <text:p>input/data_formal_20240530-1342/meme/rDankChristian_20230206T150738/0.jpg</text:p>
          </table:table-cell>
          <table:table-cell office:value-type="string">
            <text:p>https://twitter.com/rDankChristian/status/1622612992180322306</text:p>
          </table:table-cell>
        </table:table-row>
        <table:table-row>
          <table:table-cell office:value="2294" office:value-type="float"/>
          <table:table-cell office:value-type="string">
            <text:p>Pattern 34</text:p>
          </table:table-cell>
          <table:table-cell office:value="0.3097404116717181" office:value-type="float"/>
          <table:table-cell office:value="0.7013236080542767" office:value-type="float"/>
          <table:table-cell office:value="26.350112947535685" office:value-type="float"/>
          <table:table-cell office:value-type="string">
            <text:p>input/data_formal_20240530-1342/meme/rDankChristian_20230206T160830/0.jpg</text:p>
          </table:table-cell>
          <table:table-cell office:value-type="string">
            <text:p>https://twitter.com/rDankChristian/status/1622628307148713984</text:p>
          </table:table-cell>
        </table:table-row>
        <table:table-row>
          <table:table-cell office:value="2295" office:value-type="float"/>
          <table:table-cell office:value-type="string">
            <text:p>Pattern 4</text:p>
          </table:table-cell>
          <table:table-cell office:value="0.17709643197540334" office:value-type="float"/>
          <table:table-cell office:value="0.5328324845231385" office:value-type="float"/>
          <table:table-cell office:value="31.618010234786986" office:value-type="float"/>
          <table:table-cell office:value-type="string">
            <text:p>input/data_formal_20240530-1342/meme/rDankChristian_20230307T070741/0.jpg</text:p>
          </table:table-cell>
          <table:table-cell office:value-type="string">
            <text:p>https://twitter.com/rDankChristian/status/1633001454498717696</text:p>
          </table:table-cell>
        </table:table-row>
        <table:table-row>
          <table:table-cell office:value="2296" office:value-type="float"/>
          <table:table-cell office:value-type="string">
            <text:p>Pattern 30</text:p>
          </table:table-cell>
          <table:table-cell office:value="0.4737899314259639" office:value-type="float"/>
          <table:table-cell office:value="0.6560761146091676" office:value-type="float"/>
          <table:table-cell office:value="28.141754999679094" office:value-type="float"/>
          <table:table-cell office:value-type="string">
            <text:p>input/data_formal_20240530-1342/meme/rDankChristian_20230307T110735/0.jpg</text:p>
          </table:table-cell>
          <table:table-cell office:value-type="string">
            <text:p>https://twitter.com/rDankChristian/status/1633061830581968897</text:p>
          </table:table-cell>
        </table:table-row>
        <table:table-row>
          <table:table-cell office:value="2297" office:value-type="float"/>
          <table:table-cell office:value-type="string">
            <text:p>Pattern 41</text:p>
          </table:table-cell>
          <table:table-cell office:value="0.24022944739843083" office:value-type="float"/>
          <table:table-cell office:value="0.5827696092327027" office:value-type="float"/>
          <table:table-cell office:value="30.979317138151547" office:value-type="float"/>
          <table:table-cell office:value-type="string">
            <text:p>input/data_formal_20240530-1342/meme/rDankChristian_20230315T220723/0.jpg</text:p>
          </table:table-cell>
          <table:table-cell office:value-type="string">
            <text:p>https://twitter.com/rDankChristian/status/1636126976799911938</text:p>
          </table:table-cell>
        </table:table-row>
        <table:table-row>
          <table:table-cell office:value="2298" office:value-type="float"/>
          <table:table-cell office:value-type="string">
            <text:p>Pattern 15</text:p>
          </table:table-cell>
          <table:table-cell office:value="0.21086025573493267" office:value-type="float"/>
          <table:table-cell office:value="0.3950529459120128" office:value-type="float"/>
          <table:table-cell office:value="25.201632942525166" office:value-type="float"/>
          <table:table-cell office:value-type="string">
            <text:p>input/data_formal_20240530-1342/meme/rDankChristian_20230322T220707/0.jpg</text:p>
          </table:table-cell>
          <table:table-cell office:value-type="string">
            <text:p>https://twitter.com/rDankChristian/status/1638663622061883392</text:p>
          </table:table-cell>
        </table:table-row>
        <table:table-row>
          <table:table-cell office:value="2299" office:value-type="float"/>
          <table:table-cell office:value-type="string">
            <text:p>Pattern 34</text:p>
          </table:table-cell>
          <table:table-cell office:value="0.5468362197371027" office:value-type="float"/>
          <table:table-cell office:value="0.7463400863171867" office:value-type="float"/>
          <table:table-cell office:value="24.191525893071358" office:value-type="float"/>
          <table:table-cell office:value-type="string">
            <text:p>input/data_formal_20240530-1342/meme/rDankMemes__20230315T235831/0.jpg</text:p>
          </table:table-cell>
          <table:table-cell office:value-type="string">
            <text:p>https://twitter.com/rDankMemes_/status/1636154942971949057</text:p>
          </table:table-cell>
        </table:table-row>
        <table:table-row>
          <table:table-cell office:value="2300" office:value-type="float"/>
          <table:table-cell office:value-type="string">
            <text:p>Pattern 15</text:p>
          </table:table-cell>
          <table:table-cell office:value="0.01623453253871643" office:value-type="float"/>
          <table:table-cell office:value="0.283276176695604" office:value-type="float"/>
          <table:table-cell office:value="23.344826926314376" office:value-type="float"/>
          <table:table-cell office:value-type="string">
            <text:p>input/data_formal_20240530-1342/meme/RealCryptostage_20230206T133540/0.jpg</text:p>
          </table:table-cell>
          <table:table-cell office:value-type="string">
            <text:p>https://twitter.com/RealCryptostage/status/1622589845481852928</text:p>
          </table:table-cell>
        </table:table-row>
        <table:table-row>
          <table:table-cell office:value="2301" office:value-type="float"/>
          <table:table-cell office:value-type="string">
            <text:p>Pattern 3</text:p>
          </table:table-cell>
          <table:table-cell office:value="0.87753080117454" office:value-type="float"/>
          <table:table-cell office:value="0.49313468596404453" office:value-type="float"/>
          <table:table-cell office:value="21.1074166587236" office:value-type="float"/>
          <table:table-cell office:value-type="string">
            <text:p>input/data_formal_20240530-1342/meme/recruitnxt_20230105T162640/0.jpg</text:p>
          </table:table-cell>
          <table:table-cell office:value-type="string">
            <text:p>https://twitter.com/recruitnxt/status/1611036467345903619</text:p>
          </table:table-cell>
        </table:table-row>
        <table:table-row>
          <table:table-cell office:value="2302" office:value-type="float"/>
          <table:table-cell office:value-type="string">
            <text:p>Pattern 25</text:p>
          </table:table-cell>
          <table:table-cell office:value="0.8857230241097049" office:value-type="float"/>
          <table:table-cell office:value="0.4295184170168393" office:value-type="float"/>
          <table:table-cell office:value="23.42119299121744" office:value-type="float"/>
          <table:table-cell office:value-type="string">
            <text:p>input/data_formal_20240530-1342/meme/recur_club_20230206T132559/0.jpg</text:p>
          </table:table-cell>
          <table:table-cell office:value-type="string">
            <text:p>https://twitter.com/DasFintechBot/status/1622588456940589058</text:p>
          </table:table-cell>
        </table:table-row>
        <table:table-row>
          <table:table-cell office:value="2303" office:value-type="float"/>
          <table:table-cell office:value-type="string">
            <text:p>Pattern 16</text:p>
          </table:table-cell>
          <table:table-cell office:value="0.32944583739765226" office:value-type="float"/>
          <table:table-cell office:value="0.3064129433418831" office:value-type="float"/>
          <table:table-cell office:value="33.36858345102084" office:value-type="float"/>
          <table:table-cell office:value-type="string">
            <text:p>input/data_formal_20240530-1342/meme/RedditMemenator_20221228T001913/0.jpg</text:p>
          </table:table-cell>
          <table:table-cell office:value-type="string">
            <text:p>https://twitter.com/RedditMemenator/status/1607893897514221568</text:p>
          </table:table-cell>
        </table:table-row>
        <table:table-row>
          <table:table-cell office:value="2304" office:value-type="float"/>
          <table:table-cell office:value-type="string">
            <text:p>Pattern 30</text:p>
          </table:table-cell>
          <table:table-cell office:value="0.6585301037270743" office:value-type="float"/>
          <table:table-cell office:value="0.4401349874150543" office:value-type="float"/>
          <table:table-cell office:value="25.350383354711834" office:value-type="float"/>
          <table:table-cell office:value-type="string">
            <text:p>input/data_formal_20240530-1342/meme/RedditMemenator_20221228T011912/0.jpg</text:p>
          </table:table-cell>
          <table:table-cell office:value-type="string">
            <text:p>https://twitter.com/RedditMemenator/status/1607908994148110336</text:p>
          </table:table-cell>
        </table:table-row>
        <table:table-row>
          <table:table-cell office:value="2305" office:value-type="float"/>
          <table:table-cell office:value-type="string">
            <text:p>Pattern 29</text:p>
          </table:table-cell>
          <table:table-cell office:value="0.4288882662266224" office:value-type="float"/>
          <table:table-cell office:value="0.33632020125824835" office:value-type="float"/>
          <table:table-cell office:value="28.70603790014711" office:value-type="float"/>
          <table:table-cell office:value-type="string">
            <text:p>input/data_formal_20240530-1342/meme/RedditMemenator_20221228T021912/0.jpg</text:p>
          </table:table-cell>
          <table:table-cell office:value-type="string">
            <text:p>https://twitter.com/RedditMemenator/status/1607924094007410690</text:p>
          </table:table-cell>
        </table:table-row>
        <table:table-row>
          <table:table-cell office:value="2306" office:value-type="float"/>
          <table:table-cell office:value-type="string">
            <text:p>Pattern 16</text:p>
          </table:table-cell>
          <table:table-cell office:value="0.272807052732176" office:value-type="float"/>
          <table:table-cell office:value="0.35437754093235896" office:value-type="float"/>
          <table:table-cell office:value="33.96018311390859" office:value-type="float"/>
          <table:table-cell office:value-type="string">
            <text:p>input/data_formal_20240530-1342/meme/RedditMemenator_20221228T031912/0.jpg</text:p>
          </table:table-cell>
          <table:table-cell office:value-type="string">
            <text:p>https://twitter.com/RedditMemenator/status/1607939194093211648</text:p>
          </table:table-cell>
        </table:table-row>
        <table:table-row>
          <table:table-cell office:value="2307" office:value-type="float"/>
          <table:table-cell office:value-type="string">
            <text:p>Pattern 16</text:p>
          </table:table-cell>
          <table:table-cell office:value="0.38389266096958624" office:value-type="float"/>
          <table:table-cell office:value="0.37041916309034717" office:value-type="float"/>
          <table:table-cell office:value="30.88328244125385" office:value-type="float"/>
          <table:table-cell office:value-type="string">
            <text:p>input/data_formal_20240530-1342/meme/RedditMemenator_20221228T041912/0.jpg</text:p>
          </table:table-cell>
          <table:table-cell office:value-type="string">
            <text:p>https://twitter.com/RedditMemenator/status/1607954294682312704</text:p>
          </table:table-cell>
        </table:table-row>
        <table:table-row>
          <table:table-cell office:value="2308" office:value-type="float"/>
          <table:table-cell office:value-type="string">
            <text:p>Pattern 20</text:p>
          </table:table-cell>
          <table:table-cell office:value="0.7595683181101524" office:value-type="float"/>
          <table:table-cell office:value="0.33173167835155865" office:value-type="float"/>
          <table:table-cell office:value="23.54999001714904" office:value-type="float"/>
          <table:table-cell office:value-type="string">
            <text:p>input/data_formal_20240530-1342/meme/RedditMemenator_20221228T051912/0.jpg</text:p>
          </table:table-cell>
          <table:table-cell office:value-type="string">
            <text:p>https://twitter.com/RedditMemenator/status/1607969391353925633</text:p>
          </table:table-cell>
        </table:table-row>
        <table:table-row>
          <table:table-cell office:value="2309" office:value-type="float"/>
          <table:table-cell office:value-type="string">
            <text:p>Pattern 16</text:p>
          </table:table-cell>
          <table:table-cell office:value="0.292141909494512" office:value-type="float"/>
          <table:table-cell office:value="0.4004556284812921" office:value-type="float"/>
          <table:table-cell office:value="32.28047236791072" office:value-type="float"/>
          <table:table-cell office:value-type="string">
            <text:p>input/data_formal_20240530-1342/meme/RedditMemenator_20221228T061910/0.jpg</text:p>
          </table:table-cell>
          <table:table-cell office:value-type="string">
            <text:p>https://twitter.com/RedditMemenator/status/1607984483877421057</text:p>
          </table:table-cell>
        </table:table-row>
        <table:table-row>
          <table:table-cell office:value="2310" office:value-type="float"/>
          <table:table-cell office:value-type="string">
            <text:p>Pattern 16</text:p>
          </table:table-cell>
          <table:table-cell office:value="0.22808943586170455" office:value-type="float"/>
          <table:table-cell office:value="0.22972001074662368" office:value-type="float"/>
          <table:table-cell office:value="30.133956952722595" office:value-type="float"/>
          <table:table-cell office:value-type="string">
            <text:p>input/data_formal_20240530-1342/meme/RedditMemenator_20230105T101912/0.jpg</text:p>
          </table:table-cell>
          <table:table-cell office:value-type="string">
            <text:p>https://twitter.com/RedditMemenator/status/1610943993881284612</text:p>
          </table:table-cell>
        </table:table-row>
        <table:table-row>
          <table:table-cell office:value="2311" office:value-type="float"/>
          <table:table-cell office:value-type="string">
            <text:p>Pattern 25</text:p>
          </table:table-cell>
          <table:table-cell office:value="0.8611817138937293" office:value-type="float"/>
          <table:table-cell office:value="0.45297666812515763" office:value-type="float"/>
          <table:table-cell office:value="27.617359744075937" office:value-type="float"/>
          <table:table-cell office:value-type="string">
            <text:p>input/data_formal_20240530-1342/meme/RedditMemenator_20230105T111911/0.jpg</text:p>
          </table:table-cell>
          <table:table-cell office:value-type="string">
            <text:p>https://twitter.com/RedditMemenator/status/1610959089026363400</text:p>
          </table:table-cell>
        </table:table-row>
        <table:table-row>
          <table:table-cell office:value="2312" office:value-type="float"/>
          <table:table-cell office:value-type="string">
            <text:p>Pattern 16</text:p>
          </table:table-cell>
          <table:table-cell office:value="0.39402305932256565" office:value-type="float"/>
          <table:table-cell office:value="0.3803403444523488" office:value-type="float"/>
          <table:table-cell office:value="34.484343290750815" office:value-type="float"/>
          <table:table-cell office:value-type="string">
            <text:p>input/data_formal_20240530-1342/meme/RedditMemenator_20230105T121913/0.jpg</text:p>
          </table:table-cell>
          <table:table-cell office:value-type="string">
            <text:p>https://twitter.com/RedditMemenator/status/1610974195651055618</text:p>
          </table:table-cell>
        </table:table-row>
        <table:table-row>
          <table:table-cell office:value="2313" office:value-type="float"/>
          <table:table-cell office:value-type="string">
            <text:p>Pattern 30</text:p>
          </table:table-cell>
          <table:table-cell office:value="0.5661086184784487" office:value-type="float"/>
          <table:table-cell office:value="0.43569306902115496" office:value-type="float"/>
          <table:table-cell office:value="28.277758416497402" office:value-type="float"/>
          <table:table-cell office:value-type="string">
            <text:p>input/data_formal_20240530-1342/meme/RedditMemenator_20230106T051913/0.jpg</text:p>
          </table:table-cell>
          <table:table-cell office:value-type="string">
            <text:p>https://twitter.com/RedditMemenator/status/1611230886552555522</text:p>
          </table:table-cell>
        </table:table-row>
        <table:table-row>
          <table:table-cell office:value="2314" office:value-type="float"/>
          <table:table-cell office:value-type="string">
            <text:p>Pattern 25</text:p>
          </table:table-cell>
          <table:table-cell office:value="0.8706058005246945" office:value-type="float"/>
          <table:table-cell office:value="0.35936954211990896" office:value-type="float"/>
          <table:table-cell office:value="20.52734106160719" office:value-type="float"/>
          <table:table-cell office:value-type="string">
            <text:p>input/data_formal_20240530-1342/meme/RedditMemenator_20230106T061912/0.jpg</text:p>
          </table:table-cell>
          <table:table-cell office:value-type="string">
            <text:p>https://twitter.com/RedditMemenator/status/1611245984838987777</text:p>
          </table:table-cell>
        </table:table-row>
        <table:table-row>
          <table:table-cell office:value="2315" office:value-type="float"/>
          <table:table-cell office:value-type="string">
            <text:p>Pattern 34</text:p>
          </table:table-cell>
          <table:table-cell office:value="0.14007084296718572" office:value-type="float"/>
          <table:table-cell office:value="0.5769269696171515" office:value-type="float"/>
          <table:table-cell office:value="28.40264077712289" office:value-type="float"/>
          <table:table-cell office:value-type="string">
            <text:p>input/data_formal_20240530-1342/meme/RedditMemenator_20230106T071912/0.jpg</text:p>
          </table:table-cell>
          <table:table-cell office:value-type="string">
            <text:p>https://twitter.com/RedditMemenator/status/1611261080587898880</text:p>
          </table:table-cell>
        </table:table-row>
        <table:table-row>
          <table:table-cell office:value="2316" office:value-type="float"/>
          <table:table-cell office:value-type="string">
            <text:p>Pattern 48</text:p>
          </table:table-cell>
          <table:table-cell office:value="0.38488292116884265" office:value-type="float"/>
          <table:table-cell office:value="0.7061773293575464" office:value-type="float"/>
          <table:table-cell office:value="21.567920520065446" office:value-type="float"/>
          <table:table-cell office:value-type="string">
            <text:p>input/data_formal_20240530-1342/meme/RedditMemenator_20230106T081911/0.jpg</text:p>
          </table:table-cell>
          <table:table-cell office:value-type="string">
            <text:p>https://twitter.com/RedditMemenator/status/1611276175871217665</text:p>
          </table:table-cell>
        </table:table-row>
        <table:table-row>
          <table:table-cell office:value="2317" office:value-type="float"/>
          <table:table-cell office:value-type="string">
            <text:p>Pattern 28</text:p>
          </table:table-cell>
          <table:table-cell office:value="0.252397929990531" office:value-type="float"/>
          <table:table-cell office:value="0.8561030832941519" office:value-type="float"/>
          <table:table-cell office:value="22.887012470528266" office:value-type="float"/>
          <table:table-cell office:value-type="string">
            <text:p>input/data_formal_20240530-1342/meme/RedditMemenator_20230111T221912/0.jpg</text:p>
          </table:table-cell>
          <table:table-cell office:value-type="string">
            <text:p>https://twitter.com/RedditMemenator/status/1613299514022199298</text:p>
          </table:table-cell>
        </table:table-row>
        <table:table-row>
          <table:table-cell office:value="2318" office:value-type="float"/>
          <table:table-cell office:value-type="string">
            <text:p>Pattern 16</text:p>
          </table:table-cell>
          <table:table-cell office:value="0.2533007350874018" office:value-type="float"/>
          <table:table-cell office:value="0.3674948835664578" office:value-type="float"/>
          <table:table-cell office:value="33.71716999807602" office:value-type="float"/>
          <table:table-cell office:value-type="string">
            <text:p>input/data_formal_20240530-1342/meme/RedditMemenator_20230111T231912/0.jpg</text:p>
          </table:table-cell>
          <table:table-cell office:value-type="string">
            <text:p>https://twitter.com/RedditMemenator/status/1613314614351257603</text:p>
          </table:table-cell>
        </table:table-row>
        <table:table-row>
          <table:table-cell office:value="2319" office:value-type="float"/>
          <table:table-cell office:value-type="string">
            <text:p>Pattern 1</text:p>
          </table:table-cell>
          <table:table-cell office:value="0.4660605219564834" office:value-type="float"/>
          <table:table-cell office:value="0.6428986711831275" office:value-type="float"/>
          <table:table-cell office:value="27.931231524831627" office:value-type="float"/>
          <table:table-cell office:value-type="string">
            <text:p>input/data_formal_20240530-1342/meme/RedditMemenator_20230201T221913/0.jpg</text:p>
          </table:table-cell>
          <table:table-cell office:value-type="string">
            <text:p>https://twitter.com/RedditMemenator/status/1620909664404914179</text:p>
          </table:table-cell>
        </table:table-row>
        <table:table-row>
          <table:table-cell office:value="2320" office:value-type="float"/>
          <table:table-cell office:value-type="string">
            <text:p>Pattern 17</text:p>
          </table:table-cell>
          <table:table-cell office:value="0.732075861519804" office:value-type="float"/>
          <table:table-cell office:value="0.4302261118229278" office:value-type="float"/>
          <table:table-cell office:value="24.82474308708073" office:value-type="float"/>
          <table:table-cell office:value-type="string">
            <text:p>input/data_formal_20240530-1342/meme/RedditMemenator_20230201T231914/0.jpg</text:p>
          </table:table-cell>
          <table:table-cell office:value-type="string">
            <text:p>https://twitter.com/RedditMemenator/status/1620924767636439042</text:p>
          </table:table-cell>
        </table:table-row>
        <table:table-row>
          <table:table-cell office:value="2321" office:value-type="float"/>
          <table:table-cell office:value-type="string">
            <text:p>Pattern 1</text:p>
          </table:table-cell>
          <table:table-cell office:value="0.4660605219564834" office:value-type="float"/>
          <table:table-cell office:value="0.6428986711831275" office:value-type="float"/>
          <table:table-cell office:value="27.931231524831627" office:value-type="float"/>
          <table:table-cell office:value-type="string">
            <text:p>input/data_formal_20240530-1342/meme/RedditMemenator_20230202T001915/0.jpg</text:p>
          </table:table-cell>
          <table:table-cell office:value-type="string">
            <text:p>https://twitter.com/RedditMemenator/status/1620939870792482819</text:p>
          </table:table-cell>
        </table:table-row>
        <table:table-row>
          <table:table-cell office:value="2322" office:value-type="float"/>
          <table:table-cell office:value-type="string">
            <text:p>Pattern 15</text:p>
          </table:table-cell>
          <table:table-cell office:value="0.07619685345323612" office:value-type="float"/>
          <table:table-cell office:value="0.2245564905250077" office:value-type="float"/>
          <table:table-cell office:value="23.329637458258347" office:value-type="float"/>
          <table:table-cell office:value-type="string">
            <text:p>input/data_formal_20240530-1342/meme/RedditMemenator_20230202T011915/0.jpg</text:p>
          </table:table-cell>
          <table:table-cell office:value-type="string">
            <text:p>https://twitter.com/RedditMemenator/status/1620954968445550595</text:p>
          </table:table-cell>
        </table:table-row>
        <table:table-row>
          <table:table-cell office:value="2323" office:value-type="float"/>
          <table:table-cell office:value-type="string">
            <text:p>Pattern 23</text:p>
          </table:table-cell>
          <table:table-cell office:value="0.1531146062123291" office:value-type="float"/>
          <table:table-cell office:value="0.1571630877423426" office:value-type="float"/>
          <table:table-cell office:value="29.444447025251623" office:value-type="float"/>
          <table:table-cell office:value-type="string">
            <text:p>input/data_formal_20240530-1342/meme/RedditMemenator_20230202T021912/0.jpg</text:p>
          </table:table-cell>
          <table:table-cell office:value-type="string">
            <text:p>https://twitter.com/RedditMemenator/status/1620970058376941568</text:p>
          </table:table-cell>
        </table:table-row>
        <table:table-row>
          <table:table-cell office:value="2324" office:value-type="float"/>
          <table:table-cell office:value-type="string">
            <text:p>Pattern 30</text:p>
          </table:table-cell>
          <table:table-cell office:value="0.483174321619699" office:value-type="float"/>
          <table:table-cell office:value="0.49465436875111984" office:value-type="float"/>
          <table:table-cell office:value="25.39744224467594" office:value-type="float"/>
          <table:table-cell office:value-type="string">
            <text:p>input/data_formal_20240530-1342/meme/RedditMemenator_20230202T031913/0.jpg</text:p>
          </table:table-cell>
          <table:table-cell office:value-type="string">
            <text:p>https://twitter.com/RedditMemenator/status/1620985159280627712</text:p>
          </table:table-cell>
        </table:table-row>
        <table:table-row>
          <table:table-cell office:value="2325" office:value-type="float"/>
          <table:table-cell office:value-type="string">
            <text:p>Pattern 17</text:p>
          </table:table-cell>
          <table:table-cell office:value="0.732075861519804" office:value-type="float"/>
          <table:table-cell office:value="0.4302261118229278" office:value-type="float"/>
          <table:table-cell office:value="24.82474308708073" office:value-type="float"/>
          <table:table-cell office:value-type="string">
            <text:p>input/data_formal_20240530-1342/meme/RedditMemenator_20230202T041912/0.jpg</text:p>
          </table:table-cell>
          <table:table-cell office:value-type="string">
            <text:p>https://twitter.com/RedditMemenator/status/1621000256459776000</text:p>
          </table:table-cell>
        </table:table-row>
        <table:table-row>
          <table:table-cell office:value="2326" office:value-type="float"/>
          <table:table-cell office:value-type="string">
            <text:p>Pattern 16</text:p>
          </table:table-cell>
          <table:table-cell office:value="0.34160962879684076" office:value-type="float"/>
          <table:table-cell office:value="0.3091141695128247" office:value-type="float"/>
          <table:table-cell office:value="29.198610079570084" office:value-type="float"/>
          <table:table-cell office:value-type="string">
            <text:p>input/data_formal_20240530-1342/meme/RedditMemenator_20230206T111915/0.jpg</text:p>
          </table:table-cell>
          <table:table-cell office:value-type="string">
            <text:p>https://twitter.com/RedditMemenator/status/1622555516001222656</text:p>
          </table:table-cell>
        </table:table-row>
        <table:table-row>
          <table:table-cell office:value="2327" office:value-type="float"/>
          <table:table-cell office:value-type="string">
            <text:p>Pattern 3</text:p>
          </table:table-cell>
          <table:table-cell office:value="0.9199938392144804" office:value-type="float"/>
          <table:table-cell office:value="0.340446000480392" office:value-type="float"/>
          <table:table-cell office:value="25.20913332186" office:value-type="float"/>
          <table:table-cell office:value-type="string">
            <text:p>input/data_formal_20240530-1342/meme/RedditMemenator_20230206T121913/0.jpg</text:p>
          </table:table-cell>
          <table:table-cell office:value-type="string">
            <text:p>https://twitter.com/RedditMemenator/status/1622570605882253312</text:p>
          </table:table-cell>
        </table:table-row>
        <table:table-row>
          <table:table-cell office:value="2328" office:value-type="float"/>
          <table:table-cell office:value-type="string">
            <text:p>Pattern 16</text:p>
          </table:table-cell>
          <table:table-cell office:value="0.2743758591145916" office:value-type="float"/>
          <table:table-cell office:value="0.3299083117019377" office:value-type="float"/>
          <table:table-cell office:value="29.402847576889613" office:value-type="float"/>
          <table:table-cell office:value-type="string">
            <text:p>input/data_formal_20240530-1342/meme/RedditMemenator_20230206T131913/0.jpg</text:p>
          </table:table-cell>
          <table:table-cell office:value-type="string">
            <text:p>https://twitter.com/RedditMemenator/status/1622585709117992960</text:p>
          </table:table-cell>
        </table:table-row>
        <table:table-row>
          <table:table-cell office:value="2329" office:value-type="float"/>
          <table:table-cell office:value-type="string">
            <text:p>Pattern 43</text:p>
          </table:table-cell>
          <table:table-cell office:value="0.25719158907827383" office:value-type="float"/>
          <table:table-cell office:value="0.3202545547298439" office:value-type="float"/>
          <table:table-cell office:value="29.139580818795928" office:value-type="float"/>
          <table:table-cell office:value-type="string">
            <text:p>input/data_formal_20240530-1342/meme/RedditMemenator_20230206T161912/0.jpg</text:p>
          </table:table-cell>
          <table:table-cell office:value-type="string">
            <text:p>https://twitter.com/RedditMemenator/status/1622631000617668608</text:p>
          </table:table-cell>
        </table:table-row>
        <table:table-row>
          <table:table-cell office:value="2330" office:value-type="float"/>
          <table:table-cell office:value-type="string">
            <text:p>Pattern 33</text:p>
          </table:table-cell>
          <table:table-cell office:value="0.02401702709594833" office:value-type="float"/>
          <table:table-cell office:value="0.6500550635738813" office:value-type="float"/>
          <table:table-cell office:value="26.495133532329543" office:value-type="float"/>
          <table:table-cell office:value-type="string">
            <text:p>input/data_formal_20240530-1342/meme/RedditMemenator_20230226T041910/0.jpg</text:p>
          </table:table-cell>
          <table:table-cell office:value-type="string">
            <text:p>https://twitter.com/RedditMemenator/status/1629697557567008769</text:p>
          </table:table-cell>
        </table:table-row>
        <table:table-row>
          <table:table-cell office:value="2331" office:value-type="float"/>
          <table:table-cell office:value-type="string">
            <text:p>Pattern 23</text:p>
          </table:table-cell>
          <table:table-cell office:value="0.12049865630749532" office:value-type="float"/>
          <table:table-cell office:value="0.17634678568672335" office:value-type="float"/>
          <table:table-cell office:value="29.333766826510896" office:value-type="float"/>
          <table:table-cell office:value-type="string">
            <text:p>input/data_formal_20240530-1342/meme/RedditMemenator_20230307T091912/0.jpg</text:p>
          </table:table-cell>
          <table:table-cell office:value-type="string">
            <text:p>https://twitter.com/RedditMemenator/status/1633034555321118720</text:p>
          </table:table-cell>
        </table:table-row>
        <table:table-row>
          <table:table-cell office:value="2332" office:value-type="float"/>
          <table:table-cell office:value-type="string">
            <text:p>Pattern 29</text:p>
          </table:table-cell>
          <table:table-cell office:value="0.3837112541101616" office:value-type="float"/>
          <table:table-cell office:value="0.2913928259322165" office:value-type="float"/>
          <table:table-cell office:value="29.141348040565564" office:value-type="float"/>
          <table:table-cell office:value-type="string">
            <text:p>input/data_formal_20240530-1342/meme/RedditMemenator_20230307T111916/0.jpg</text:p>
          </table:table-cell>
          <table:table-cell office:value-type="string">
            <text:p>https://twitter.com/RedditMemenator/status/1633064767702315008</text:p>
          </table:table-cell>
        </table:table-row>
        <table:table-row>
          <table:table-cell office:value="2333" office:value-type="float"/>
          <table:table-cell office:value-type="string">
            <text:p>Pattern 4</text:p>
          </table:table-cell>
          <table:table-cell office:value="0.17115919911537503" office:value-type="float"/>
          <table:table-cell office:value="0.5657661700721348" office:value-type="float"/>
          <table:table-cell office:value="33.14503284558807" office:value-type="float"/>
          <table:table-cell office:value-type="string">
            <text:p>input/data_formal_20240530-1342/meme/RedditMemenator_20230315T191912/0.jpg</text:p>
          </table:table-cell>
          <table:table-cell office:value-type="string">
            <text:p>https://twitter.com/JadeKatBond/status/1636125362726789120</text:p>
          </table:table-cell>
        </table:table-row>
        <table:table-row>
          <table:table-cell office:value="2334" office:value-type="float"/>
          <table:table-cell office:value-type="string">
            <text:p>Pattern 5</text:p>
          </table:table-cell>
          <table:table-cell office:value="0.4458190755213889" office:value-type="float"/>
          <table:table-cell office:value="0.3285866311201933" office:value-type="float"/>
          <table:table-cell office:value="27.271561717771814" office:value-type="float"/>
          <table:table-cell office:value-type="string">
            <text:p>input/data_formal_20240530-1342/meme/RedditMemenator_20230322T191912/0.jpg</text:p>
          </table:table-cell>
          <table:table-cell office:value-type="string">
            <text:p>https://twitter.com/RedditMemenator/status/1638621367431200768</text:p>
          </table:table-cell>
        </table:table-row>
        <table:table-row>
          <table:table-cell office:value="2335" office:value-type="float"/>
          <table:table-cell office:value-type="string">
            <text:p>Pattern 13</text:p>
          </table:table-cell>
          <table:table-cell office:value="0.27233616422584206" office:value-type="float"/>
          <table:table-cell office:value="0.29566300926145433" office:value-type="float"/>
          <table:table-cell office:value="28.80642025381004" office:value-type="float"/>
          <table:table-cell office:value-type="string">
            <text:p>input/data_formal_20240530-1342/meme/RedditMemenator_20230323T031913/0.jpg</text:p>
          </table:table-cell>
          <table:table-cell office:value-type="string">
            <text:p>https://twitter.com/JadeKatBond/status/1638751318507659265</text:p>
          </table:table-cell>
        </table:table-row>
        <table:table-row>
          <table:table-cell office:value="2336" office:value-type="float"/>
          <table:table-cell office:value-type="string">
            <text:p>Pattern 16</text:p>
          </table:table-cell>
          <table:table-cell office:value="0.25353825892728105" office:value-type="float"/>
          <table:table-cell office:value="0.2371280596621375" office:value-type="float"/>
          <table:table-cell office:value="30.322243447866867" office:value-type="float"/>
          <table:table-cell office:value-type="string">
            <text:p>input/data_formal_20240530-1342/meme/redditmemesbank_20230105T103048/0.jpg</text:p>
          </table:table-cell>
          <table:table-cell office:value-type="string">
            <text:p>https://twitter.com/redditmemesbank/status/1610946912328323075</text:p>
          </table:table-cell>
        </table:table-row>
        <table:table-row>
          <table:table-cell office:value="2337" office:value-type="float"/>
          <table:table-cell office:value-type="string">
            <text:p>Pattern 29</text:p>
          </table:table-cell>
          <table:table-cell office:value="0.51369525441311" office:value-type="float"/>
          <table:table-cell office:value="0.4195312397193932" office:value-type="float"/>
          <table:table-cell office:value="27.5632253295045" office:value-type="float"/>
          <table:table-cell office:value-type="string">
            <text:p>input/data_formal_20240530-1342/meme/redditmemesbank_20230105T103050/0.jpg</text:p>
          </table:table-cell>
          <table:table-cell office:value-type="string">
            <text:p>https://twitter.com/redditmemesbank/status/1610946920368709633</text:p>
          </table:table-cell>
        </table:table-row>
        <table:table-row>
          <table:table-cell office:value="2338" office:value-type="float"/>
          <table:table-cell office:value-type="string">
            <text:p>Pattern 6</text:p>
          </table:table-cell>
          <table:table-cell office:value="0.19344695932878125" office:value-type="float"/>
          <table:table-cell office:value="0.5869713091466744" office:value-type="float"/>
          <table:table-cell office:value="22.227314305619714" office:value-type="float"/>
          <table:table-cell office:value-type="string">
            <text:p>input/data_formal_20240530-1342/meme/redditmemesbank_20230105T104802/0.jpg</text:p>
          </table:table-cell>
          <table:table-cell office:value-type="string">
            <text:p>https://twitter.com/redditmemesbank/status/1610951249112846336</text:p>
          </table:table-cell>
        </table:table-row>
        <table:table-row>
          <table:table-cell office:value="2339" office:value-type="float"/>
          <table:table-cell office:value-type="string">
            <text:p>Pattern 5</text:p>
          </table:table-cell>
          <table:table-cell office:value="0.5497967292291808" office:value-type="float"/>
          <table:table-cell office:value="0.545732807518758" office:value-type="float"/>
          <table:table-cell office:value="26.035283474558" office:value-type="float"/>
          <table:table-cell office:value-type="string">
            <text:p>input/data_formal_20240530-1342/meme/redditmemesbank_20230105T113025/0.jpg</text:p>
          </table:table-cell>
          <table:table-cell office:value-type="string">
            <text:p>https://twitter.com/redditmemesbank/status/1610961914812579845</text:p>
          </table:table-cell>
        </table:table-row>
        <table:table-row>
          <table:table-cell office:value="2340" office:value-type="float"/>
          <table:table-cell office:value-type="string">
            <text:p>Pattern 1</text:p>
          </table:table-cell>
          <table:table-cell office:value="0.4061233386860903" office:value-type="float"/>
          <table:table-cell office:value="0.5887360672591861" office:value-type="float"/>
          <table:table-cell office:value="31.832960977705866" office:value-type="float"/>
          <table:table-cell office:value-type="string">
            <text:p>input/data_formal_20240530-1342/meme/redditmemesbank_20230105T123153/0.jpg</text:p>
          </table:table-cell>
          <table:table-cell office:value-type="string">
            <text:p>https://twitter.com/redditmemesbank/status/1610977385100312579</text:p>
          </table:table-cell>
        </table:table-row>
        <table:table-row>
          <table:table-cell office:value="2341" office:value-type="float"/>
          <table:table-cell office:value-type="string">
            <text:p>Pattern 16</text:p>
          </table:table-cell>
          <table:table-cell office:value="0.3061702139764412" office:value-type="float"/>
          <table:table-cell office:value="0.3456484156070891" office:value-type="float"/>
          <table:table-cell office:value="33.100161687348404" office:value-type="float"/>
          <table:table-cell office:value-type="string">
            <text:p>input/data_formal_20240530-1342/meme/redditmemesbank_20230105T123154/0.jpg</text:p>
          </table:table-cell>
          <table:table-cell office:value-type="string">
            <text:p>https://twitter.com/redditmemesbank/status/1610977390074728448</text:p>
          </table:table-cell>
        </table:table-row>
        <table:table-row>
          <table:table-cell office:value="2342" office:value-type="float"/>
          <table:table-cell office:value-type="string">
            <text:p>Pattern 12</text:p>
          </table:table-cell>
          <table:table-cell office:value="0.15114305644231066" office:value-type="float"/>
          <table:table-cell office:value="0.7270292883931503" office:value-type="float"/>
          <table:table-cell office:value="23.4583590039647" office:value-type="float"/>
          <table:table-cell office:value-type="string">
            <text:p>input/data_formal_20240530-1342/meme/redditmemesbank_20230105T124801/0.jpg</text:p>
          </table:table-cell>
          <table:table-cell office:value-type="string">
            <text:p>https://twitter.com/redditmemesbank/status/1610981444683288577</text:p>
          </table:table-cell>
        </table:table-row>
        <table:table-row>
          <table:table-cell office:value="2343" office:value-type="float"/>
          <table:table-cell office:value-type="string">
            <text:p>Pattern 16</text:p>
          </table:table-cell>
          <table:table-cell office:value="0.2923737389950057" office:value-type="float"/>
          <table:table-cell office:value="0.37353476709930167" office:value-type="float"/>
          <table:table-cell office:value="29.709990862463176" office:value-type="float"/>
          <table:table-cell office:value-type="string">
            <text:p>input/data_formal_20240530-1342/meme/redditmemesbank_20230206T103333/0.jpg</text:p>
          </table:table-cell>
          <table:table-cell office:value-type="string">
            <text:p>https://twitter.com/William27136245/status/1622599977871572993</text:p>
          </table:table-cell>
        </table:table-row>
        <table:table-row>
          <table:table-cell office:value="2344" office:value-type="float"/>
          <table:table-cell office:value-type="string">
            <text:p>Pattern 31</text:p>
          </table:table-cell>
          <table:table-cell office:value="0.17797957295613867" office:value-type="float"/>
          <table:table-cell office:value="0.2741486395974616" office:value-type="float"/>
          <table:table-cell office:value="26.348990472335146" office:value-type="float"/>
          <table:table-cell office:value-type="string">
            <text:p>input/data_formal_20240530-1342/meme/redditmemesbank_20230206T104740/0.jpg</text:p>
          </table:table-cell>
          <table:table-cell office:value-type="string">
            <text:p>https://twitter.com/redditmemesbank/status/1622547567182503936</text:p>
          </table:table-cell>
        </table:table-row>
        <table:table-row>
          <table:table-cell office:value="2345" office:value-type="float"/>
          <table:table-cell office:value-type="string">
            <text:p>Pattern 27</text:p>
          </table:table-cell>
          <table:table-cell office:value="0.49051780308201276" office:value-type="float"/>
          <table:table-cell office:value="0.23487048636766675" office:value-type="float"/>
          <table:table-cell office:value="0.0" office:value-type="float"/>
          <table:table-cell office:value-type="string">
            <text:p>input/data_formal_20240530-1342/meme/redditmemesbank_20230206T104741/0.jpg</text:p>
          </table:table-cell>
          <table:table-cell office:value-type="string">
            <text:p>https://twitter.com/redditmemesbank/status/1622547574744809473</text:p>
          </table:table-cell>
        </table:table-row>
        <table:table-row>
          <table:table-cell office:value="2346" office:value-type="float"/>
          <table:table-cell office:value-type="string">
            <text:p>Pattern 41</text:p>
          </table:table-cell>
          <table:table-cell office:value="0.1536378871644557" office:value-type="float"/>
          <table:table-cell office:value="0.6144763073780832" office:value-type="float"/>
          <table:table-cell office:value="27.714485913272185" office:value-type="float"/>
          <table:table-cell office:value-type="string">
            <text:p>input/data_formal_20240530-1342/meme/redditmemesbank_20230206T113015/0.jpg</text:p>
          </table:table-cell>
          <table:table-cell office:value-type="string">
            <text:p>https://twitter.com/redditmemesbank/status/1622558283239235584</text:p>
          </table:table-cell>
        </table:table-row>
        <table:table-row>
          <table:table-cell office:value="2347" office:value-type="float"/>
          <table:table-cell office:value-type="string">
            <text:p>Pattern 39</text:p>
          </table:table-cell>
          <table:table-cell office:value="0.10746656307090124" office:value-type="float"/>
          <table:table-cell office:value="0.28728132650302285" office:value-type="float"/>
          <table:table-cell office:value="9.5367431640625e-07" office:value-type="float"/>
          <table:table-cell office:value-type="string">
            <text:p>input/data_formal_20240530-1342/meme/redditmemesbank_20230206T113347/0.jpg</text:p>
          </table:table-cell>
          <table:table-cell office:value-type="string">
            <text:p>https://twitter.com/redditmemesbank/status/1622559175912857604</text:p>
          </table:table-cell>
        </table:table-row>
        <table:table-row>
          <table:table-cell office:value="2348" office:value-type="float"/>
          <table:table-cell office:value-type="string">
            <text:p>Pattern 23</text:p>
          </table:table-cell>
          <table:table-cell office:value="0.19193952670585315" office:value-type="float"/>
          <table:table-cell office:value="0.24752296295085213" office:value-type="float"/>
          <table:table-cell office:value="30.18357318352701" office:value-type="float"/>
          <table:table-cell office:value-type="string">
            <text:p>input/data_formal_20240530-1342/meme/redditmemesbank_20230206T122307/0.jpg</text:p>
          </table:table-cell>
          <table:table-cell office:value-type="string">
            <text:p>https://twitter.com/redditmemesbank/status/1622571588213145601</text:p>
          </table:table-cell>
        </table:table-row>
        <table:table-row>
          <table:table-cell office:value="2349" office:value-type="float"/>
          <table:table-cell office:value-type="string">
            <text:p>Pattern 21</text:p>
          </table:table-cell>
          <table:table-cell office:value="0.5628756870414442" office:value-type="float"/>
          <table:table-cell office:value="0.5698314956568019" office:value-type="float"/>
          <table:table-cell office:value="26.917285205118862" office:value-type="float"/>
          <table:table-cell office:value-type="string">
            <text:p>input/data_formal_20240530-1342/meme/redditmemesbank_20230206T123039/0.jpg</text:p>
          </table:table-cell>
          <table:table-cell office:value-type="string">
            <text:p>https://twitter.com/redditmemesbank/status/1622573486685229056</text:p>
          </table:table-cell>
        </table:table-row>
        <table:table-row>
          <table:table-cell office:value="2350" office:value-type="float"/>
          <table:table-cell office:value-type="string">
            <text:p>Pattern 29</text:p>
          </table:table-cell>
          <table:table-cell office:value="0.35622024391896673" office:value-type="float"/>
          <table:table-cell office:value="0.5607152934273014" office:value-type="float"/>
          <table:table-cell office:value="28.626531112171346" office:value-type="float"/>
          <table:table-cell office:value-type="string">
            <text:p>input/data_formal_20240530-1342/meme/redditmemesbank_20230206T123040/0.jpg</text:p>
          </table:table-cell>
          <table:table-cell office:value-type="string">
            <text:p>https://twitter.com/redditmemesbank/status/1622573491475169281</text:p>
          </table:table-cell>
        </table:table-row>
        <table:table-row>
          <table:table-cell office:value="2351" office:value-type="float"/>
          <table:table-cell office:value-type="string">
            <text:p>Pattern 21</text:p>
          </table:table-cell>
          <table:table-cell office:value="0.5483017812039503" office:value-type="float"/>
          <table:table-cell office:value="0.6181509219371752" office:value-type="float"/>
          <table:table-cell office:value="27.306285387328348" office:value-type="float"/>
          <table:table-cell office:value-type="string">
            <text:p>input/data_formal_20240530-1342/meme/redditmemesbank_20230206T123355/0.jpg</text:p>
          </table:table-cell>
          <table:table-cell office:value-type="string">
            <text:p>https://twitter.com/redditmemesbank/status/1622574307384721409</text:p>
          </table:table-cell>
        </table:table-row>
        <table:table-row>
          <table:table-cell office:value="2352" office:value-type="float"/>
          <table:table-cell office:value-type="string">
            <text:p>Pattern 12</text:p>
          </table:table-cell>
          <table:table-cell office:value="0.2568953415051777" office:value-type="float"/>
          <table:table-cell office:value="0.748758960595967" office:value-type="float"/>
          <table:table-cell office:value="26.25565392907536" office:value-type="float"/>
          <table:table-cell office:value-type="string">
            <text:p>input/data_formal_20240530-1342/meme/redditmemesbank_20230206T124832/0.jpg</text:p>
          </table:table-cell>
          <table:table-cell office:value-type="string">
            <text:p>https://twitter.com/redditmemesbank/status/1622577987341230081</text:p>
          </table:table-cell>
        </table:table-row>
        <table:table-row>
          <table:table-cell office:value="2353" office:value-type="float"/>
          <table:table-cell office:value-type="string">
            <text:p>Pattern 41</text:p>
          </table:table-cell>
          <table:table-cell office:value="0.18022978543921706" office:value-type="float"/>
          <table:table-cell office:value="0.8083156160326146" office:value-type="float"/>
          <table:table-cell office:value="26.655414116324376" office:value-type="float"/>
          <table:table-cell office:value-type="string">
            <text:p>input/data_formal_20240530-1342/meme/redditmemesbank_20230206T133206/0.jpg</text:p>
          </table:table-cell>
          <table:table-cell office:value-type="string">
            <text:p>https://twitter.com/redditmemesbank/status/1622588951088308226</text:p>
          </table:table-cell>
        </table:table-row>
        <table:table-row>
          <table:table-cell office:value="2354" office:value-type="float"/>
          <table:table-cell office:value-type="string">
            <text:p>Pattern 34</text:p>
          </table:table-cell>
          <table:table-cell office:value="0.2684510775509976" office:value-type="float"/>
          <table:table-cell office:value="0.7437919441415688" office:value-type="float"/>
          <table:table-cell office:value="26.58423299812178" office:value-type="float"/>
          <table:table-cell office:value-type="string">
            <text:p>input/data_formal_20240530-1342/meme/redditmemesbank_20230206T133454/0.jpg</text:p>
          </table:table-cell>
          <table:table-cell office:value-type="string">
            <text:p>https://twitter.com/redditmemesbank/status/1622589652208087042</text:p>
          </table:table-cell>
        </table:table-row>
        <table:table-row>
          <table:table-cell office:value="2355" office:value-type="float"/>
          <table:table-cell office:value-type="string">
            <text:p>Pattern 38</text:p>
          </table:table-cell>
          <table:table-cell office:value="0.24929306873552814" office:value-type="float"/>
          <table:table-cell office:value="0.4203423570947529" office:value-type="float"/>
          <table:table-cell office:value="1.7182622114272463" office:value-type="float"/>
          <table:table-cell office:value-type="string">
            <text:p>input/data_formal_20240530-1342/meme/redditmemesbank_20230206T134749/0.jpg</text:p>
          </table:table-cell>
          <table:table-cell office:value-type="string">
            <text:p>https://twitter.com/redditmemesbank/status/1622592906199539716</text:p>
          </table:table-cell>
        </table:table-row>
        <table:table-row>
          <table:table-cell office:value="2356" office:value-type="float"/>
          <table:table-cell office:value-type="string">
            <text:p>Pattern 18</text:p>
          </table:table-cell>
          <table:table-cell office:value="0.18931013732433555" office:value-type="float"/>
          <table:table-cell office:value="0.3080937278187428" office:value-type="float"/>
          <table:table-cell office:value="1.1680077279964342e-06" office:value-type="float"/>
          <table:table-cell office:value-type="string">
            <text:p>input/data_formal_20240530-1342/meme/redditmemesbank_20230206T143214/0.jpg</text:p>
          </table:table-cell>
          <table:table-cell office:value-type="string">
            <text:p>https://twitter.com/redditmemesbank/status/1622604083440889856</text:p>
          </table:table-cell>
        </table:table-row>
        <table:table-row>
          <table:table-cell office:value="2357" office:value-type="float"/>
          <table:table-cell office:value-type="string">
            <text:p>Pattern 30</text:p>
          </table:table-cell>
          <table:table-cell office:value="0.43021289300922655" office:value-type="float"/>
          <table:table-cell office:value="0.5026267843972826" office:value-type="float"/>
          <table:table-cell office:value="29.967569137902775" office:value-type="float"/>
          <table:table-cell office:value-type="string">
            <text:p>input/data_formal_20240530-1342/meme/redditmemesbank_20230206T143533/0.jpg</text:p>
          </table:table-cell>
          <table:table-cell office:value-type="string">
            <text:p>https://twitter.com/redditmemesbank/status/1622604918061137920</text:p>
          </table:table-cell>
        </table:table-row>
        <table:table-row>
          <table:table-cell office:value="2358" office:value-type="float"/>
          <table:table-cell office:value-type="string">
            <text:p>Pattern 2</text:p>
          </table:table-cell>
          <table:table-cell office:value="0.7748161721604073" office:value-type="float"/>
          <table:table-cell office:value="0.37776093109753056" office:value-type="float"/>
          <table:table-cell office:value="21.58732492529603" office:value-type="float"/>
          <table:table-cell office:value-type="string">
            <text:p>input/data_formal_20240530-1342/meme/redditmemesbank_20230206T144829/0.jpg</text:p>
          </table:table-cell>
          <table:table-cell office:value-type="string">
            <text:p>https://twitter.com/redditmemesbank/status/1622608173923287041</text:p>
          </table:table-cell>
        </table:table-row>
        <table:table-row>
          <table:table-cell office:value="2359" office:value-type="float"/>
          <table:table-cell office:value-type="string">
            <text:p>Pattern 33</text:p>
          </table:table-cell>
          <table:table-cell office:value="0.15268333851234414" office:value-type="float"/>
          <table:table-cell office:value="0.6947583725523913" office:value-type="float"/>
          <table:table-cell office:value="19.20202343953463" office:value-type="float"/>
          <table:table-cell office:value-type="string">
            <text:p>input/data_formal_20240530-1342/meme/redditmemesbank_20230206T144832/0.jpg</text:p>
          </table:table-cell>
          <table:table-cell office:value-type="string">
            <text:p>https://twitter.com/redditmemesbank/status/1622608185365241858</text:p>
          </table:table-cell>
        </table:table-row>
        <table:table-row>
          <table:table-cell office:value="2360" office:value-type="float"/>
          <table:table-cell office:value-type="string">
            <text:p>Pattern 37</text:p>
          </table:table-cell>
          <table:table-cell office:value="0.685218850985613" office:value-type="float"/>
          <table:table-cell office:value="0.40465576255527025" office:value-type="float"/>
          <table:table-cell office:value="20.133105453163406" office:value-type="float"/>
          <table:table-cell office:value-type="string">
            <text:p>input/data_formal_20240530-1342/meme/redditmemesbank_20230206T144834/0.jpg</text:p>
          </table:table-cell>
          <table:table-cell office:value-type="string">
            <text:p>https://twitter.com/redditmemesbank/status/1622608194882138113</text:p>
          </table:table-cell>
        </table:table-row>
        <table:table-row>
          <table:table-cell office:value="2361" office:value-type="float"/>
          <table:table-cell office:value-type="string">
            <text:p>Pattern 42</text:p>
          </table:table-cell>
          <table:table-cell office:value="0.42020426632724106" office:value-type="float"/>
          <table:table-cell office:value="0.49146788631903415" office:value-type="float"/>
          <table:table-cell office:value="19.627596003044346" office:value-type="float"/>
          <table:table-cell office:value-type="string">
            <text:p>input/data_formal_20240530-1342/meme/redditmemesbank_20230206T144836/0.jpg</text:p>
          </table:table-cell>
          <table:table-cell office:value-type="string">
            <text:p>https://twitter.com/redditmemesbank/status/1622608203333730304</text:p>
          </table:table-cell>
        </table:table-row>
        <table:table-row>
          <table:table-cell office:value="2362" office:value-type="float"/>
          <table:table-cell office:value-type="string">
            <text:p>Pattern 40</text:p>
          </table:table-cell>
          <table:table-cell office:value="0.13049461888481337" office:value-type="float"/>
          <table:table-cell office:value="0.48650379173918123" office:value-type="float"/>
          <table:table-cell office:value="19.90728497473935" office:value-type="float"/>
          <table:table-cell office:value-type="string">
            <text:p>input/data_formal_20240530-1342/meme/redditmemesbank_20230206T154751/0.jpg</text:p>
          </table:table-cell>
          <table:table-cell office:value-type="string">
            <text:p>https://twitter.com/redditmemesbank/status/1622623114264805377</text:p>
          </table:table-cell>
        </table:table-row>
        <table:table-row>
          <table:table-cell office:value="2363" office:value-type="float"/>
          <table:table-cell office:value-type="string">
            <text:p>Pattern 15</text:p>
          </table:table-cell>
          <table:table-cell office:value="0.16782767358630088" office:value-type="float"/>
          <table:table-cell office:value="0.2879716411204445" office:value-type="float"/>
          <table:table-cell office:value="14.975651180321858" office:value-type="float"/>
          <table:table-cell office:value-type="string">
            <text:p>input/data_formal_20240530-1342/meme/redditmemesbank_20230206T154753/0.jpg</text:p>
          </table:table-cell>
          <table:table-cell office:value-type="string">
            <text:p>https://twitter.com/redditmemesbank/status/1622623120224931841</text:p>
          </table:table-cell>
        </table:table-row>
        <table:table-row>
          <table:table-cell office:value="2364" office:value-type="float"/>
          <table:table-cell office:value-type="string">
            <text:p>Pattern 19</text:p>
          </table:table-cell>
          <table:table-cell office:value="0.4231244413658034" office:value-type="float"/>
          <table:table-cell office:value="0.8212647251055061" office:value-type="float"/>
          <table:table-cell office:value="24.37526647880377" office:value-type="float"/>
          <table:table-cell office:value-type="string">
            <text:p>input/data_formal_20240530-1342/meme/redditmemesbank_20230212T133028/0.jpg</text:p>
          </table:table-cell>
          <table:table-cell office:value-type="string">
            <text:p>https://twitter.com/redditmemesbank/status/1624762867269480448</text:p>
          </table:table-cell>
        </table:table-row>
        <table:table-row>
          <table:table-cell office:value="2365" office:value-type="float"/>
          <table:table-cell office:value-type="string">
            <text:p>Pattern 48</text:p>
          </table:table-cell>
          <table:table-cell office:value="0.3188922287285892" office:value-type="float"/>
          <table:table-cell office:value="0.8104358486203271" office:value-type="float"/>
          <table:table-cell office:value="22.684448030232993" office:value-type="float"/>
          <table:table-cell office:value-type="string">
            <text:p>input/data_formal_20240530-1342/meme/Reesiekups_20230206T161959/0.jpg</text:p>
          </table:table-cell>
          <table:table-cell office:value-type="string">
            <text:p>https://twitter.com/Reesiekups/status/1622631199750619137</text:p>
          </table:table-cell>
        </table:table-row>
        <table:table-row>
          <table:table-cell office:value="2366" office:value-type="float"/>
          <table:table-cell office:value-type="string">
            <text:p>Pattern 16</text:p>
          </table:table-cell>
          <table:table-cell office:value="0.24267680971847805" office:value-type="float"/>
          <table:table-cell office:value="0.2989258022909664" office:value-type="float"/>
          <table:table-cell office:value="31.869612306949865" office:value-type="float"/>
          <table:table-cell office:value-type="string">
            <text:p>input/data_formal_20240530-1342/meme/ReeveSwainston_20230121T152231/0.jpg</text:p>
          </table:table-cell>
          <table:table-cell office:value-type="string">
            <text:p>https://twitter.com/trueTKactual/status/1616880362231140352</text:p>
          </table:table-cell>
        </table:table-row>
        <table:table-row>
          <table:table-cell office:value="2367" office:value-type="float"/>
          <table:table-cell office:value-type="string">
            <text:p>Pattern 25</text:p>
          </table:table-cell>
          <table:table-cell office:value="0.8595721889759826" office:value-type="float"/>
          <table:table-cell office:value="0.3911004015941305" office:value-type="float"/>
          <table:table-cell office:value="21.90186613958942" office:value-type="float"/>
          <table:table-cell office:value-type="string">
            <text:p>input/data_formal_20240530-1342/meme/RefillStationUK_20230206T120028/0.jpg</text:p>
          </table:table-cell>
          <table:table-cell office:value-type="string">
            <text:p>https://twitter.com/RefillStationUK/status/1622565890389692417</text:p>
          </table:table-cell>
        </table:table-row>
        <table:table-row>
          <table:table-cell office:value="2368" office:value-type="float"/>
          <table:table-cell office:value-type="string">
            <text:p>Pattern 17</text:p>
          </table:table-cell>
          <table:table-cell office:value="0.5202854061064545" office:value-type="float"/>
          <table:table-cell office:value="0.35146358663955507" office:value-type="float"/>
          <table:table-cell office:value="28.868719216827834" office:value-type="float"/>
          <table:table-cell office:value-type="string">
            <text:p>input/data_formal_20240530-1342/meme/Regionaltoglobl_20230202T043000/0.jpg</text:p>
          </table:table-cell>
          <table:table-cell office:value-type="string">
            <text:p>https://twitter.com/Regionaltoglobl/status/1621002974477819905</text:p>
          </table:table-cell>
        </table:table-row>
        <table:table-row>
          <table:table-cell office:value="2369" office:value-type="float"/>
          <table:table-cell office:value-type="string">
            <text:p>Pattern 8</text:p>
          </table:table-cell>
          <table:table-cell office:value="0.16138781026045848" office:value-type="float"/>
          <table:table-cell office:value="0.39116999550114595" office:value-type="float"/>
          <table:table-cell office:value="28.532812187618386" office:value-type="float"/>
          <table:table-cell office:value-type="string">
            <text:p>input/data_formal_20240530-1342/meme/reliabledoors1_20230202T044046/0.jpg</text:p>
          </table:table-cell>
          <table:table-cell office:value-type="string">
            <text:p>https://twitter.com/reliabledoors1/status/1621005681829756928</text:p>
          </table:table-cell>
        </table:table-row>
        <table:table-row>
          <table:table-cell office:value="2370" office:value-type="float"/>
          <table:table-cell office:value-type="string">
            <text:p>Pattern 49</text:p>
          </table:table-cell>
          <table:table-cell office:value="0.3587813339381944" office:value-type="float"/>
          <table:table-cell office:value="0.8599764330874383" office:value-type="float"/>
          <table:table-cell office:value="19.424043009166702" office:value-type="float"/>
          <table:table-cell office:value-type="string">
            <text:p>input/data_formal_20240530-1342/meme/RenukaJangra_20230105T111725/0.jpg</text:p>
          </table:table-cell>
          <table:table-cell office:value-type="string">
            <text:p>https://twitter.com/RenukaJangra/status/1610958644409171971</text:p>
          </table:table-cell>
        </table:table-row>
        <table:table-row>
          <table:table-cell office:value="2371" office:value-type="float"/>
          <table:table-cell office:value-type="string">
            <text:p>Pattern 21</text:p>
          </table:table-cell>
          <table:table-cell office:value="0.8513999599198914" office:value-type="float"/>
          <table:table-cell office:value="0.5752275724003527" office:value-type="float"/>
          <table:table-cell office:value="19.867724259474944" office:value-type="float"/>
          <table:table-cell office:value-type="string">
            <text:p>input/data_formal_20240530-1342/meme/Renville_SWCD_20230206T154555/0.jpg</text:p>
          </table:table-cell>
          <table:table-cell office:value-type="string">
            <text:p>https://twitter.com/Renville_SWCD/status/1622622623753543680</text:p>
          </table:table-cell>
        </table:table-row>
        <table:table-row>
          <table:table-cell office:value="2372" office:value-type="float"/>
          <table:table-cell office:value-type="string">
            <text:p>Pattern 16</text:p>
          </table:table-cell>
          <table:table-cell office:value="0.3569950068385176" office:value-type="float"/>
          <table:table-cell office:value="0.329944508847822" office:value-type="float"/>
          <table:table-cell office:value="30.891981359321303" office:value-type="float"/>
          <table:table-cell office:value-type="string">
            <text:p>input/data_formal_20240530-1342/meme/revrun86_20230201T185847/0.jpg</text:p>
          </table:table-cell>
          <table:table-cell office:value-type="string">
            <text:p>https://twitter.com/Orowaa_/status/1620937772986138624</text:p>
          </table:table-cell>
        </table:table-row>
        <table:table-row>
          <table:table-cell office:value="2373" office:value-type="float"/>
          <table:table-cell office:value-type="string">
            <text:p>Pattern 34</text:p>
          </table:table-cell>
          <table:table-cell office:value="0.16197979922454506" office:value-type="float"/>
          <table:table-cell office:value="0.7613165624802622" office:value-type="float"/>
          <table:table-cell office:value="25.077186645533565" office:value-type="float"/>
          <table:table-cell office:value-type="string">
            <text:p>input/data_formal_20240530-1342/meme/Rexhernan22_20230127T184901/0.jpg</text:p>
          </table:table-cell>
          <table:table-cell office:value-type="string">
            <text:p>https://twitter.com/Rexhernan22/status/1638708589417168898</text:p>
          </table:table-cell>
        </table:table-row>
        <table:table-row>
          <table:table-cell office:value="2374" office:value-type="float"/>
          <table:table-cell office:value-type="string">
            <text:p>Pattern 49</text:p>
          </table:table-cell>
          <table:table-cell office:value="0.47768775138989994" office:value-type="float"/>
          <table:table-cell office:value="0.7685314662166767" office:value-type="float"/>
          <table:table-cell office:value="20.792732838088135" office:value-type="float"/>
          <table:table-cell office:value-type="string">
            <text:p>input/data_formal_20240530-1342/meme/Rezkiansyah_14_20221230T144600/0.jpg</text:p>
          </table:table-cell>
          <table:table-cell office:value-type="string">
            <text:p>https://twitter.com/UniLendLegion/status/1610965743000248322</text:p>
          </table:table-cell>
        </table:table-row>
        <table:table-row>
          <table:table-cell office:value="2375" office:value-type="float"/>
          <table:table-cell office:value-type="string">
            <text:p>Pattern 11</text:p>
          </table:table-cell>
          <table:table-cell office:value="0.7365614542994717" office:value-type="float"/>
          <table:table-cell office:value="0.394036445809867" office:value-type="float"/>
          <table:table-cell office:value="26.300654328819448" office:value-type="float"/>
          <table:table-cell office:value-type="string">
            <text:p>input/data_formal_20240530-1342/meme/rickhoffep1_20230206T133116/0.jpg</text:p>
          </table:table-cell>
          <table:table-cell office:value-type="string">
            <text:p>https://twitter.com/rickhoffep1/status/1622588741473771525</text:p>
          </table:table-cell>
        </table:table-row>
        <table:table-row>
          <table:table-cell office:value="2376" office:value-type="float"/>
          <table:table-cell office:value-type="string">
            <text:p>Pattern 17</text:p>
          </table:table-cell>
          <table:table-cell office:value="0.5771633255537862" office:value-type="float"/>
          <table:table-cell office:value="0.4361472857546037" office:value-type="float"/>
          <table:table-cell office:value="24.941175959191266" office:value-type="float"/>
          <table:table-cell office:value-type="string">
            <text:p>input/data_formal_20240530-1342/meme/rickhoffep1_20230206T160450/0.jpg</text:p>
          </table:table-cell>
          <table:table-cell office:value-type="string">
            <text:p>https://twitter.com/rickhoffep1/status/1622627387392331776</text:p>
          </table:table-cell>
        </table:table-row>
        <table:table-row>
          <table:table-cell office:value="2377" office:value-type="float"/>
          <table:table-cell office:value-type="string">
            <text:p>Pattern 15</text:p>
          </table:table-cell>
          <table:table-cell office:value="0.10956857156974109" office:value-type="float"/>
          <table:table-cell office:value="0.26474904508930375" office:value-type="float"/>
          <table:table-cell office:value="18.425555755288947" office:value-type="float"/>
          <table:table-cell office:value-type="string">
            <text:p>input/data_formal_20240530-1342/meme/Riliwizzy12_20230123T065912/0.jpg</text:p>
          </table:table-cell>
          <table:table-cell office:value-type="string">
            <text:p>https://twitter.com/MylaMofficial/status/1622559566918565893</text:p>
          </table:table-cell>
        </table:table-row>
        <table:table-row>
          <table:table-cell office:value="2378" office:value-type="float"/>
          <table:table-cell office:value-type="string">
            <text:p>Pattern 34</text:p>
          </table:table-cell>
          <table:table-cell office:value="0.26533561894136265" office:value-type="float"/>
          <table:table-cell office:value="0.7128952974413957" office:value-type="float"/>
          <table:table-cell office:value="24.662271562139622" office:value-type="float"/>
          <table:table-cell office:value-type="string">
            <text:p>input/data_formal_20240530-1342/meme/rishabh202234_20230323T040823/0.jpg</text:p>
          </table:table-cell>
          <table:table-cell office:value-type="string">
            <text:p>https://twitter.com/rishabh202234/status/1638754537745055746</text:p>
          </table:table-cell>
        </table:table-row>
        <table:table-row>
          <table:table-cell office:value="2379" office:value-type="float"/>
          <table:table-cell office:value-type="string">
            <text:p>Pattern 36</text:p>
          </table:table-cell>
          <table:table-cell office:value="0.5384567485586692" office:value-type="float"/>
          <table:table-cell office:value="0.24413678109278128" office:value-type="float"/>
          <table:table-cell office:value="31.364745371441156" office:value-type="float"/>
          <table:table-cell office:value-type="string">
            <text:p>input/data_formal_20240530-1342/meme/RishteyCine_UK_20230106T083016/0.jpg</text:p>
          </table:table-cell>
          <table:table-cell office:value-type="string">
            <text:p>https://twitter.com/RishteyCine_UK/status/1611278966387806209</text:p>
          </table:table-cell>
        </table:table-row>
        <table:table-row>
          <table:table-cell office:value="2380" office:value-type="float"/>
          <table:table-cell office:value-type="string">
            <text:p>Pattern 21</text:p>
          </table:table-cell>
          <table:table-cell office:value="0.730349437057588" office:value-type="float"/>
          <table:table-cell office:value="0.5136742075150935" office:value-type="float"/>
          <table:table-cell office:value="25.4088439685287" office:value-type="float"/>
          <table:table-cell office:value-type="string">
            <text:p>input/data_formal_20240530-1342/meme/rising_sunn__20230307T071411/0.jpg</text:p>
          </table:table-cell>
          <table:table-cell office:value-type="string">
            <text:p>https://twitter.com/rising_sunn_/status/1633003092500262912</text:p>
          </table:table-cell>
        </table:table-row>
        <table:table-row>
          <table:table-cell office:value="2381" office:value-type="float"/>
          <table:table-cell office:value-type="string">
            <text:p>Pattern 30</text:p>
          </table:table-cell>
          <table:table-cell office:value="0.35649533814621437" office:value-type="float"/>
          <table:table-cell office:value="0.613162176396065" office:value-type="float"/>
          <table:table-cell office:value="28.77845141895259" office:value-type="float"/>
          <table:table-cell office:value-type="string">
            <text:p>input/data_formal_20240530-1342/meme/riteaparty_20230107T030712/0.jpg</text:p>
          </table:table-cell>
          <table:table-cell office:value-type="string">
            <text:p>https://twitter.com/SMM_News_Feed/status/1611566027149832192</text:p>
          </table:table-cell>
        </table:table-row>
        <table:table-row>
          <table:table-cell office:value="2382" office:value-type="float"/>
          <table:table-cell office:value-type="string">
            <text:p>Pattern 2</text:p>
          </table:table-cell>
          <table:table-cell office:value="0.43342443985913576" office:value-type="float"/>
          <table:table-cell office:value="0.41099091915399777" office:value-type="float"/>
          <table:table-cell office:value="28.205015937796873" office:value-type="float"/>
          <table:table-cell office:value-type="string">
            <text:p>input/data_formal_20240530-1342/meme/riya14560_20230410T024053/0.jpg</text:p>
          </table:table-cell>
          <table:table-cell office:value-type="string">
            <text:p>https://twitter.com/riya14560/status/1645255500567830528</text:p>
          </table:table-cell>
        </table:table-row>
        <table:table-row>
          <table:table-cell office:value="2383" office:value-type="float"/>
          <table:table-cell office:value-type="string">
            <text:p>Pattern 2</text:p>
          </table:table-cell>
          <table:table-cell office:value="0.7353636571840417" office:value-type="float"/>
          <table:table-cell office:value="0.3357629639418242" office:value-type="float"/>
          <table:table-cell office:value="24.807685046445467" office:value-type="float"/>
          <table:table-cell office:value-type="string">
            <text:p>input/data_formal_20240530-1342/meme/RIYAFASHION929_20230110T131712/0.jpg</text:p>
          </table:table-cell>
          <table:table-cell office:value-type="string">
            <text:p>https://twitter.com/RIYAFASHION929/status/1612800726186749954</text:p>
          </table:table-cell>
        </table:table-row>
        <table:table-row>
          <table:table-cell office:value="2384" office:value-type="float"/>
          <table:table-cell office:value-type="string">
            <text:p>Pattern 49</text:p>
          </table:table-cell>
          <table:table-cell office:value="0.41005963490837205" office:value-type="float"/>
          <table:table-cell office:value="0.5963938339492785" office:value-type="float"/>
          <table:table-cell office:value="30.971480993177288" office:value-type="float"/>
          <table:table-cell office:value-type="string">
            <text:p>input/data_formal_20240530-1342/meme/RJuiceboxshow_20230105T194130/0.jpg</text:p>
          </table:table-cell>
          <table:table-cell office:value-type="string">
            <text:p>https://twitter.com/RJuiceboxshow/status/1611085498461847552</text:p>
          </table:table-cell>
        </table:table-row>
        <table:table-row>
          <table:table-cell office:value="2385" office:value-type="float"/>
          <table:table-cell office:value-type="string">
            <text:p>Pattern 5</text:p>
          </table:table-cell>
          <table:table-cell office:value="0.5149070474108002" office:value-type="float"/>
          <table:table-cell office:value="0.2791421928940226" office:value-type="float"/>
          <table:table-cell office:value="31.03367702660772" office:value-type="float"/>
          <table:table-cell office:value-type="string">
            <text:p>input/data_formal_20240530-1342/meme/Rob55155944_20230201T230346/0.jpg</text:p>
          </table:table-cell>
          <table:table-cell office:value-type="string">
            <text:p>https://twitter.com/Rob55155944/status/1620920873900441600</text:p>
          </table:table-cell>
        </table:table-row>
        <table:table-row>
          <table:table-cell office:value="2386" office:value-type="float"/>
          <table:table-cell office:value-type="string">
            <text:p>Pattern 7</text:p>
          </table:table-cell>
          <table:table-cell office:value="0.19163177205634102" office:value-type="float"/>
          <table:table-cell office:value="0.5490515903203929" office:value-type="float"/>
          <table:table-cell office:value="24.00132906191475" office:value-type="float"/>
          <table:table-cell office:value-type="string">
            <text:p>input/data_formal_20240530-1342/meme/Rob_Boss33_20230201T201735/0.jpg</text:p>
          </table:table-cell>
          <table:table-cell office:value-type="string">
            <text:p>https://twitter.com/0_Guyy/status/1621012261606408193</text:p>
          </table:table-cell>
        </table:table-row>
        <table:table-row>
          <table:table-cell office:value="2387" office:value-type="float"/>
          <table:table-cell office:value-type="string">
            <text:p>Pattern 37</text:p>
          </table:table-cell>
          <table:table-cell office:value="0.7248581550293611" office:value-type="float"/>
          <table:table-cell office:value="0.39344207266603887" office:value-type="float"/>
          <table:table-cell office:value="21.05803962861868" office:value-type="float"/>
          <table:table-cell office:value-type="string">
            <text:p>input/data_formal_20240530-1342/meme/ronakians_20230105T102735/0.jpg</text:p>
          </table:table-cell>
          <table:table-cell office:value-type="string">
            <text:p>https://twitter.com/ronakians/status/1610946101179482112</text:p>
          </table:table-cell>
        </table:table-row>
        <table:table-row>
          <table:table-cell office:value="2388" office:value-type="float"/>
          <table:table-cell office:value-type="string">
            <text:p>Pattern 1</text:p>
          </table:table-cell>
          <table:table-cell office:value="0.4523704046556799" office:value-type="float"/>
          <table:table-cell office:value="0.620905615492023" office:value-type="float"/>
          <table:table-cell office:value="27.00158805437776" office:value-type="float"/>
          <table:table-cell office:value-type="string">
            <text:p>input/data_formal_20240530-1342/meme/roninxgaming1_20230111T221524/0.jpg</text:p>
          </table:table-cell>
          <table:table-cell office:value-type="string">
            <text:p>https://twitter.com/roninxgaming1/status/1613298558790156289</text:p>
          </table:table-cell>
        </table:table-row>
        <table:table-row>
          <table:table-cell office:value="2389" office:value-type="float"/>
          <table:table-cell office:value-type="string">
            <text:p>Pattern 12</text:p>
          </table:table-cell>
          <table:table-cell office:value="0.24495244915962178" office:value-type="float"/>
          <table:table-cell office:value="0.7220306384435174" office:value-type="float"/>
          <table:table-cell office:value="28.08694725248287" office:value-type="float"/>
          <table:table-cell office:value-type="string">
            <text:p>input/data_formal_20240530-1342/meme/RoseHavilah_20230206T151859/0.jpg</text:p>
          </table:table-cell>
          <table:table-cell office:value-type="string">
            <text:p>https://twitter.com/RoseHavilah/status/1622615849235259392</text:p>
          </table:table-cell>
        </table:table-row>
        <table:table-row>
          <table:table-cell office:value="2390" office:value-type="float"/>
          <table:table-cell office:value-type="string">
            <text:p>Pattern 24</text:p>
          </table:table-cell>
          <table:table-cell office:value="0.2686261873628061" office:value-type="float"/>
          <table:table-cell office:value="0.8392718921890882" office:value-type="float"/>
          <table:table-cell office:value="27.03204785382339" office:value-type="float"/>
          <table:table-cell office:value-type="string">
            <text:p>input/data_formal_20240530-1342/meme/ROSSO_JC_20230206T133508/0.jpg</text:p>
          </table:table-cell>
          <table:table-cell office:value-type="string">
            <text:p>https://twitter.com/ROSSO_JC/status/1622589713998553090</text:p>
          </table:table-cell>
        </table:table-row>
        <table:table-row>
          <table:table-cell office:value="2391" office:value-type="float"/>
          <table:table-cell office:value-type="string">
            <text:p>Pattern 24</text:p>
          </table:table-cell>
          <table:table-cell office:value="0.32068675866513374" office:value-type="float"/>
          <table:table-cell office:value="0.8843560364889538" office:value-type="float"/>
          <table:table-cell office:value="16.63778383070211" office:value-type="float"/>
          <table:table-cell office:value-type="string">
            <text:p>input/data_formal_20240530-1342/meme/Rowan67278669_20230105T123324/0.jpg</text:p>
          </table:table-cell>
          <table:table-cell office:value-type="string">
            <text:p>https://twitter.com/Rowan67278669/status/1610977766585040903</text:p>
          </table:table-cell>
        </table:table-row>
        <table:table-row>
          <table:table-cell office:value="2392" office:value-type="float"/>
          <table:table-cell office:value-type="string">
            <text:p>Pattern 7</text:p>
          </table:table-cell>
          <table:table-cell office:value="0.2597574497791117" office:value-type="float"/>
          <table:table-cell office:value="0.4927280207544007" office:value-type="float"/>
          <table:table-cell office:value="26.130587877361666" office:value-type="float"/>
          <table:table-cell office:value-type="string">
            <text:p>input/data_formal_20240530-1342/meme/Rozii_MIMA_20230106T040942/0.jpg</text:p>
          </table:table-cell>
          <table:table-cell office:value-type="string">
            <text:p>https://twitter.com/shahab_mimarmy/status/1611253209602867204</text:p>
          </table:table-cell>
        </table:table-row>
        <table:table-row>
          <table:table-cell office:value="2393" office:value-type="float"/>
          <table:table-cell office:value-type="string">
            <text:p>Pattern 9</text:p>
          </table:table-cell>
          <table:table-cell office:value="0.1799624421982269" office:value-type="float"/>
          <table:table-cell office:value="0.034506005812619756" office:value-type="float"/>
          <table:table-cell office:value="18.969857709451933" office:value-type="float"/>
          <table:table-cell office:value-type="string">
            <text:p>input/data_formal_20240530-1342/meme/rprindia_20230106T073827/0.jpg</text:p>
          </table:table-cell>
          <table:table-cell office:value-type="string">
            <text:p>https://twitter.com/rprindia/status/1611265925021601799</text:p>
          </table:table-cell>
        </table:table-row>
        <table:table-row>
          <table:table-cell office:value="2394" office:value-type="float"/>
          <table:table-cell office:value-type="string">
            <text:p>Pattern 16</text:p>
          </table:table-cell>
          <table:table-cell office:value="0.22894617919538887" office:value-type="float"/>
          <table:table-cell office:value="0.33321591566194286" office:value-type="float"/>
          <table:table-cell office:value="30.75215869232283" office:value-type="float"/>
          <table:table-cell office:value-type="string">
            <text:p>input/data_formal_20240530-1342/meme/rsoler81_20230206T135632/0.jpg</text:p>
          </table:table-cell>
          <table:table-cell office:value-type="string">
            <text:p>https://twitter.com/rsoler81/status/1622595098935537667</text:p>
          </table:table-cell>
        </table:table-row>
        <table:table-row>
          <table:table-cell office:value="2395" office:value-type="float"/>
          <table:table-cell office:value-type="string">
            <text:p>Pattern 20</text:p>
          </table:table-cell>
          <table:table-cell office:value="0.719208576433096" office:value-type="float"/>
          <table:table-cell office:value="0.3651383746964021" office:value-type="float"/>
          <table:table-cell office:value="25.96917872949238" office:value-type="float"/>
          <table:table-cell office:value-type="string">
            <text:p>input/data_formal_20240530-1342/meme/Rule62peter_20221227T175625/0.jpg</text:p>
          </table:table-cell>
          <table:table-cell office:value-type="string">
            <text:p>https://twitter.com/RobertT68600232/status/1607914844594016257</text:p>
          </table:table-cell>
        </table:table-row>
        <table:table-row>
          <table:table-cell office:value="2396" office:value-type="float"/>
          <table:table-cell office:value-type="string">
            <text:p>Pattern 24</text:p>
          </table:table-cell>
          <table:table-cell office:value="0.36579940088559126" office:value-type="float"/>
          <table:table-cell office:value="0.776461974988482" office:value-type="float"/>
          <table:table-cell office:value="25.53462821946699" office:value-type="float"/>
          <table:table-cell office:value-type="string">
            <text:p>input/data_formal_20240530-1342/meme/RulomaMichaela_20221227T232446/0.jpg</text:p>
          </table:table-cell>
          <table:table-cell office:value-type="string">
            <text:p>https://twitter.com/RulomaMichaela/status/1607880195301871616</text:p>
          </table:table-cell>
        </table:table-row>
        <table:table-row>
          <table:table-cell office:value="2397" office:value-type="float"/>
          <table:table-cell office:value-type="string">
            <text:p>Pattern 36</text:p>
          </table:table-cell>
          <table:table-cell office:value="0.7808911151472997" office:value-type="float"/>
          <table:table-cell office:value="0.4041509832851202" office:value-type="float"/>
          <table:table-cell office:value="26.05629069037347" office:value-type="float"/>
          <table:table-cell office:value-type="string">
            <text:p>input/data_formal_20240530-1342/meme/Rumpleexe_20230323T010521/0.jpg</text:p>
          </table:table-cell>
          <table:table-cell office:value-type="string">
            <text:p>https://twitter.com/Rumpleexe/status/1638708479211995136</text:p>
          </table:table-cell>
        </table:table-row>
        <table:table-row>
          <table:table-cell office:value="2398" office:value-type="float"/>
          <table:table-cell office:value-type="string">
            <text:p>Pattern 19</text:p>
          </table:table-cell>
          <table:table-cell office:value="0.41612031691212964" office:value-type="float"/>
          <table:table-cell office:value="0.7149667475296654" office:value-type="float"/>
          <table:table-cell office:value="26.418126325155914" office:value-type="float"/>
          <table:table-cell office:value-type="string">
            <text:p>input/data_formal_20240530-1342/meme/RusherLady_20230130T215022/0.jpg</text:p>
          </table:table-cell>
          <table:table-cell office:value-type="string">
            <text:p>https://twitter.com/loven_kl/status/1620920140769660928</text:p>
          </table:table-cell>
        </table:table-row>
        <table:table-row>
          <table:table-cell office:value="2399" office:value-type="float"/>
          <table:table-cell office:value-type="string">
            <text:p>Pattern 33</text:p>
          </table:table-cell>
          <table:table-cell office:value="0.16480226378689522" office:value-type="float"/>
          <table:table-cell office:value="0.8380784661982371" office:value-type="float"/>
          <table:table-cell office:value="19.086884258622103" office:value-type="float"/>
          <table:table-cell office:value-type="string">
            <text:p>input/data_formal_20240530-1342/meme/ryazrlft_20221228T005310/0.jpg</text:p>
          </table:table-cell>
          <table:table-cell office:value-type="string">
            <text:p>https://twitter.com/ryazrlft/status/1607902443777720325</text:p>
          </table:table-cell>
        </table:table-row>
        <table:table-row>
          <table:table-cell office:value="2400" office:value-type="float"/>
          <table:table-cell office:value-type="string">
            <text:p>Pattern 23</text:p>
          </table:table-cell>
          <table:table-cell office:value="0.24492388762079043" office:value-type="float"/>
          <table:table-cell office:value="0.3931111547226827" office:value-type="float"/>
          <table:table-cell office:value="32.32292380164581" office:value-type="float"/>
          <table:table-cell office:value-type="string">
            <text:p>input/data_formal_20240530-1342/meme/rydenintl_20230106T071521/0.jpg</text:p>
          </table:table-cell>
          <table:table-cell office:value-type="string">
            <text:p>https://twitter.com/rydenintl/status/1611260114811379715</text:p>
          </table:table-cell>
        </table:table-row>
        <table:table-row>
          <table:table-cell office:value="2401" office:value-type="float"/>
          <table:table-cell office:value-type="string">
            <text:p>Pattern 14</text:p>
          </table:table-cell>
          <table:table-cell office:value="0.32410465110795483" office:value-type="float"/>
          <table:table-cell office:value="0.8693004987973322" office:value-type="float"/>
          <table:table-cell office:value="27.147970436200307" office:value-type="float"/>
          <table:table-cell office:value-type="string">
            <text:p>input/data_formal_20240530-1342/meme/ryuguet_20230111T225329/0.jpg</text:p>
          </table:table-cell>
          <table:table-cell office:value-type="string">
            <text:p>https://twitter.com/OwoMani/status/1613313064685948929</text:p>
          </table:table-cell>
        </table:table-row>
        <table:table-row>
          <table:table-cell office:value="2402" office:value-type="float"/>
          <table:table-cell office:value-type="string">
            <text:p>Pattern 4</text:p>
          </table:table-cell>
          <table:table-cell office:value="0.2984543972552789" office:value-type="float"/>
          <table:table-cell office:value="0.8172371772768104" office:value-type="float"/>
          <table:table-cell office:value="27.29029787817949" office:value-type="float"/>
          <table:table-cell office:value-type="string">
            <text:p>input/data_formal_20240530-1342/meme/s0meone_u_know_20221227T235543/0.jpg</text:p>
          </table:table-cell>
          <table:table-cell office:value-type="string">
            <text:p>https://twitter.com/an_else/status/1607947276064018432</text:p>
          </table:table-cell>
        </table:table-row>
        <table:table-row>
          <table:table-cell office:value="2403" office:value-type="float"/>
          <table:table-cell office:value-type="string">
            <text:p>Pattern 5</text:p>
          </table:table-cell>
          <table:table-cell office:value="0.4780766845135609" office:value-type="float"/>
          <table:table-cell office:value="0.3633554763890718" office:value-type="float"/>
          <table:table-cell office:value="30.228742030048387" office:value-type="float"/>
          <table:table-cell office:value-type="string">
            <text:p>input/data_formal_20240530-1342/meme/Sa_el_je_20230105T175706/0.jpg</text:p>
          </table:table-cell>
          <table:table-cell office:value-type="string">
            <text:p>https://twitter.com/Sa_el_je/status/1611059227040288770</text:p>
          </table:table-cell>
        </table:table-row>
        <table:table-row>
          <table:table-cell office:value="2404" office:value-type="float"/>
          <table:table-cell office:value-type="string">
            <text:p>Pattern 30</text:p>
          </table:table-cell>
          <table:table-cell office:value="0.5091423329038344" office:value-type="float"/>
          <table:table-cell office:value="0.5070080036618552" office:value-type="float"/>
          <table:table-cell office:value="30.503623381323575" office:value-type="float"/>
          <table:table-cell office:value-type="string">
            <text:p>input/data_formal_20240530-1342/meme/sabhidigital__20230316T021334/0.jpg</text:p>
          </table:table-cell>
          <table:table-cell office:value-type="string">
            <text:p>https://twitter.com/sabhidigital_/status/1636188928977018880</text:p>
          </table:table-cell>
        </table:table-row>
        <table:table-row>
          <table:table-cell office:value="2405" office:value-type="float"/>
          <table:table-cell office:value-type="string">
            <text:p>Pattern 30</text:p>
          </table:table-cell>
          <table:table-cell office:value="0.4516823662709525" office:value-type="float"/>
          <table:table-cell office:value="0.5799783400013347" office:value-type="float"/>
          <table:table-cell office:value="28.550074722061648" office:value-type="float"/>
          <table:table-cell office:value-type="string">
            <text:p>input/data_formal_20240530-1342/meme/sabhidigital__20230316T021334/1.jpg</text:p>
          </table:table-cell>
          <table:table-cell office:value-type="string">
            <text:p>https://twitter.com/sabhidigital_/status/1636188928977018880</text:p>
          </table:table-cell>
        </table:table-row>
        <table:table-row>
          <table:table-cell office:value="2406" office:value-type="float"/>
          <table:table-cell office:value-type="string">
            <text:p>Pattern 5</text:p>
          </table:table-cell>
          <table:table-cell office:value="0.5752919432199883" office:value-type="float"/>
          <table:table-cell office:value="0.40468390172866137" office:value-type="float"/>
          <table:table-cell office:value="27.790019812276135" office:value-type="float"/>
          <table:table-cell office:value-type="string">
            <text:p>input/data_formal_20240530-1342/meme/sabhidigital__20230316T021334/2.jpg</text:p>
          </table:table-cell>
          <table:table-cell office:value-type="string">
            <text:p>https://twitter.com/sabhidigital_/status/1636188928977018880</text:p>
          </table:table-cell>
        </table:table-row>
        <table:table-row>
          <table:table-cell office:value="2407" office:value-type="float"/>
          <table:table-cell office:value-type="string">
            <text:p>Pattern 43</text:p>
          </table:table-cell>
          <table:table-cell office:value="0.2557457437303943" office:value-type="float"/>
          <table:table-cell office:value="0.40069250095194764" office:value-type="float"/>
          <table:table-cell office:value="29.697772557130115" office:value-type="float"/>
          <table:table-cell office:value-type="string">
            <text:p>input/data_formal_20240530-1342/meme/sabhidigital__20230316T021334/3.jpg</text:p>
          </table:table-cell>
          <table:table-cell office:value-type="string">
            <text:p>https://twitter.com/sabhidigital_/status/1636188928977018880</text:p>
          </table:table-cell>
        </table:table-row>
        <table:table-row>
          <table:table-cell office:value="2408" office:value-type="float"/>
          <table:table-cell office:value-type="string">
            <text:p>Pattern 28</text:p>
          </table:table-cell>
          <table:table-cell office:value="0.23356346341393733" office:value-type="float"/>
          <table:table-cell office:value="0.5353609504498292" office:value-type="float"/>
          <table:table-cell office:value="33.694491698430625" office:value-type="float"/>
          <table:table-cell office:value-type="string">
            <text:p>input/data_formal_20240530-1342/meme/Sachinisgdboy_20230403T210809/0.jpg</text:p>
          </table:table-cell>
          <table:table-cell office:value-type="string">
            <text:p>https://twitter.com/Sachinisgdboy/status/1642997437789872128</text:p>
          </table:table-cell>
        </table:table-row>
        <table:table-row>
          <table:table-cell office:value="2409" office:value-type="float"/>
          <table:table-cell office:value-type="string">
            <text:p>Pattern 34</text:p>
          </table:table-cell>
          <table:table-cell office:value="0.2500215561716108" office:value-type="float"/>
          <table:table-cell office:value="0.4651302399876716" office:value-type="float"/>
          <table:table-cell office:value="31.367955247115226" office:value-type="float"/>
          <table:table-cell office:value-type="string">
            <text:p>input/data_formal_20240530-1342/meme/Sahiljhaashu4_20230202T051231/0.jpg</text:p>
          </table:table-cell>
          <table:table-cell office:value-type="string">
            <text:p>https://twitter.com/Sahiljhaashu4/status/1621013673878917120</text:p>
          </table:table-cell>
        </table:table-row>
        <table:table-row>
          <table:table-cell office:value="2410" office:value-type="float"/>
          <table:table-cell office:value-type="string">
            <text:p>Pattern 36</text:p>
          </table:table-cell>
          <table:table-cell office:value="0.6771828114377405" office:value-type="float"/>
          <table:table-cell office:value="0.4843804116406164" office:value-type="float"/>
          <table:table-cell office:value="28.179399882097986" office:value-type="float"/>
          <table:table-cell office:value-type="string">
            <text:p>input/data_formal_20240530-1342/meme/saifuli97470530_20230105T125008/0.jpg</text:p>
          </table:table-cell>
          <table:table-cell office:value-type="string">
            <text:p>https://twitter.com/saifuli97470530/status/1610994283263455234</text:p>
          </table:table-cell>
        </table:table-row>
        <table:table-row>
          <table:table-cell office:value="2411" office:value-type="float"/>
          <table:table-cell office:value-type="string">
            <text:p>Pattern 5</text:p>
          </table:table-cell>
          <table:table-cell office:value="0.46538309977694914" office:value-type="float"/>
          <table:table-cell office:value="0.4003738555420868" office:value-type="float"/>
          <table:table-cell office:value="30.91612403686246" office:value-type="float"/>
          <table:table-cell office:value-type="string">
            <text:p>input/data_formal_20240530-1342/meme/sakibmomin143_20230105T133710/0.jpg</text:p>
          </table:table-cell>
          <table:table-cell office:value-type="string">
            <text:p>https://twitter.com/sakibmomin143/status/1610993814579351553</text:p>
          </table:table-cell>
        </table:table-row>
        <table:table-row>
          <table:table-cell office:value="2412" office:value-type="float"/>
          <table:table-cell office:value-type="string">
            <text:p>Pattern 49</text:p>
          </table:table-cell>
          <table:table-cell office:value="0.5017500524183569" office:value-type="float"/>
          <table:table-cell office:value="0.7313075269518016" office:value-type="float"/>
          <table:table-cell office:value="23.60674265415767" office:value-type="float"/>
          <table:table-cell office:value-type="string">
            <text:p>input/data_formal_20240530-1342/meme/Sakusa_sakxsa_20221014T140102/0.jpg</text:p>
          </table:table-cell>
          <table:table-cell office:value-type="string">
            <text:p>https://twitter.com/Miyu_Tuber/status/1607887323399872513</text:p>
          </table:table-cell>
        </table:table-row>
        <table:table-row>
          <table:table-cell office:value="2413" office:value-type="float"/>
          <table:table-cell office:value-type="string">
            <text:p>Pattern 16</text:p>
          </table:table-cell>
          <table:table-cell office:value="0.4733689652959072" office:value-type="float"/>
          <table:table-cell office:value="0.353858052022219" office:value-type="float"/>
          <table:table-cell office:value="34.04957256867914" office:value-type="float"/>
          <table:table-cell office:value-type="string">
            <text:p>input/data_formal_20240530-1342/meme/salexlow_20230126T115032/0.jpg</text:p>
          </table:table-cell>
          <table:table-cell office:value-type="string">
            <text:p>https://twitter.com/salexlow/status/1618577122091483136</text:p>
          </table:table-cell>
        </table:table-row>
        <table:table-row>
          <table:table-cell office:value="2414" office:value-type="float"/>
          <table:table-cell office:value-type="string">
            <text:p>Pattern 16</text:p>
          </table:table-cell>
          <table:table-cell office:value="0.18701809164833547" office:value-type="float"/>
          <table:table-cell office:value="0.3002567545472285" office:value-type="float"/>
          <table:table-cell office:value="29.42157526688658" office:value-type="float"/>
          <table:table-cell office:value-type="string">
            <text:p>input/data_formal_20240530-1342/meme/salexlow_20230202T014226/0.jpg</text:p>
          </table:table-cell>
          <table:table-cell office:value-type="string">
            <text:p>https://twitter.com/salexlow/status/1620960806421536768</text:p>
          </table:table-cell>
        </table:table-row>
        <table:table-row>
          <table:table-cell office:value="2415" office:value-type="float"/>
          <table:table-cell office:value-type="string">
            <text:p>Pattern 25</text:p>
          </table:table-cell>
          <table:table-cell office:value="0.8845457445636457" office:value-type="float"/>
          <table:table-cell office:value="0.4187669593978748" office:value-type="float"/>
          <table:table-cell office:value="23.295142145634955" office:value-type="float"/>
          <table:table-cell office:value-type="string">
            <text:p>input/data_formal_20240530-1342/meme/SaltGears_20230203T062547/0.jpg</text:p>
          </table:table-cell>
          <table:table-cell office:value-type="string">
            <text:p>https://twitter.com/SurajSh77727138/status/1622550397801095168</text:p>
          </table:table-cell>
        </table:table-row>
        <table:table-row>
          <table:table-cell office:value="2416" office:value-type="float"/>
          <table:table-cell office:value-type="string">
            <text:p>Pattern 3</text:p>
          </table:table-cell>
          <table:table-cell office:value="0.8395526700938033" office:value-type="float"/>
          <table:table-cell office:value="0.3965915106503961" office:value-type="float"/>
          <table:table-cell office:value="26.578280390980893" office:value-type="float"/>
          <table:table-cell office:value-type="string">
            <text:p>input/data_formal_20240530-1342/meme/SanmarkSols_20221228T064651/0.jpg</text:p>
          </table:table-cell>
          <table:table-cell office:value-type="string">
            <text:p>https://twitter.com/SanmarkSols/status/1607991449722966020</text:p>
          </table:table-cell>
        </table:table-row>
        <table:table-row>
          <table:table-cell office:value="2417" office:value-type="float"/>
          <table:table-cell office:value-type="string">
            <text:p>Pattern 15</text:p>
          </table:table-cell>
          <table:table-cell office:value="0.13300279450787358" office:value-type="float"/>
          <table:table-cell office:value="0.2667098218047924" office:value-type="float"/>
          <table:table-cell office:value="13.331160034168951" office:value-type="float"/>
          <table:table-cell office:value-type="string">
            <text:p>input/data_formal_20240530-1342/meme/SapporoSteve_20230112T030755/0.jpg</text:p>
          </table:table-cell>
          <table:table-cell office:value-type="string">
            <text:p>https://twitter.com/SapporoSteve/status/1613372170587246593</text:p>
          </table:table-cell>
        </table:table-row>
        <table:table-row>
          <table:table-cell office:value="2418" office:value-type="float"/>
          <table:table-cell office:value-type="string">
            <text:p>Pattern 24</text:p>
          </table:table-cell>
          <table:table-cell office:value="0.2585115797588583" office:value-type="float"/>
          <table:table-cell office:value="0.8678538148023698" office:value-type="float"/>
          <table:table-cell office:value="17.20947593663943" office:value-type="float"/>
          <table:table-cell office:value-type="string">
            <text:p>input/data_formal_20240530-1342/meme/SaritaParab2_20230105T111935/0.jpg</text:p>
          </table:table-cell>
          <table:table-cell office:value-type="string">
            <text:p>https://twitter.com/SaritaParab2/status/1610959189752582146</text:p>
          </table:table-cell>
        </table:table-row>
        <table:table-row>
          <table:table-cell office:value="2419" office:value-type="float"/>
          <table:table-cell office:value-type="string">
            <text:p>Pattern 16</text:p>
          </table:table-cell>
          <table:table-cell office:value="0.17627227522174413" office:value-type="float"/>
          <table:table-cell office:value="0.27561105410520015" office:value-type="float"/>
          <table:table-cell office:value="31.307050791573253" office:value-type="float"/>
          <table:table-cell office:value-type="string">
            <text:p>input/data_formal_20240530-1342/meme/sashashaw10001_20230105T080443/0.jpg</text:p>
          </table:table-cell>
          <table:table-cell office:value-type="string">
            <text:p>https://twitter.com/sashashaw10001/status/1610910148117106690</text:p>
          </table:table-cell>
        </table:table-row>
        <table:table-row>
          <table:table-cell office:value="2420" office:value-type="float"/>
          <table:table-cell office:value-type="string">
            <text:p>Pattern 5</text:p>
          </table:table-cell>
          <table:table-cell office:value="0.578197836910925" office:value-type="float"/>
          <table:table-cell office:value="0.4280183349313107" office:value-type="float"/>
          <table:table-cell office:value="25.760996135929755" office:value-type="float"/>
          <table:table-cell office:value-type="string">
            <text:p>input/data_formal_20240530-1342/meme/sashashaw10001_20230106T080529/0.jpg</text:p>
          </table:table-cell>
          <table:table-cell office:value-type="string">
            <text:p>https://twitter.com/sashashaw10001/status/1611272731349204994</text:p>
          </table:table-cell>
        </table:table-row>
        <table:table-row>
          <table:table-cell office:value="2421" office:value-type="float"/>
          <table:table-cell office:value-type="string">
            <text:p>Pattern 43</text:p>
          </table:table-cell>
          <table:table-cell office:value="0.23164099274090305" office:value-type="float"/>
          <table:table-cell office:value="0.43450719638351487" office:value-type="float"/>
          <table:table-cell office:value="29.474581642029754" office:value-type="float"/>
          <table:table-cell office:value-type="string">
            <text:p>input/data_formal_20240530-1342/meme/sashashaw10001_20230106T080531/0.jpg</text:p>
          </table:table-cell>
          <table:table-cell office:value-type="string">
            <text:p>https://twitter.com/sashashaw10001/status/1611272740022910977</text:p>
          </table:table-cell>
        </table:table-row>
        <table:table-row>
          <table:table-cell office:value="2422" office:value-type="float"/>
          <table:table-cell office:value-type="string">
            <text:p>Pattern 21</text:p>
          </table:table-cell>
          <table:table-cell office:value="0.7191691862119127" office:value-type="float"/>
          <table:table-cell office:value="0.680140517002665" office:value-type="float"/>
          <table:table-cell office:value="25.18657694637878" office:value-type="float"/>
          <table:table-cell office:value-type="string">
            <text:p>input/data_formal_20240530-1342/meme/sashashaw10001_20230112T080456/0.jpg</text:p>
          </table:table-cell>
          <table:table-cell office:value-type="string">
            <text:p>https://twitter.com/sashashaw10001/status/1613446919195430913</text:p>
          </table:table-cell>
        </table:table-row>
        <table:table-row>
          <table:table-cell office:value="2423" office:value-type="float"/>
          <table:table-cell office:value-type="string">
            <text:p>Pattern 9</text:p>
          </table:table-cell>
          <table:table-cell office:value="0.15275898373224805" office:value-type="float"/>
          <table:table-cell office:value="0.03248511957717326" office:value-type="float"/>
          <table:table-cell office:value="12.219330883348361" office:value-type="float"/>
          <table:table-cell office:value-type="string">
            <text:p>input/data_formal_20240530-1342/meme/satori_studios_20230106T064356/0.jpg</text:p>
          </table:table-cell>
          <table:table-cell office:value-type="string">
            <text:p>https://twitter.com/satori_studios/status/1611252206090735616</text:p>
          </table:table-cell>
        </table:table-row>
        <table:table-row>
          <table:table-cell office:value="2424" office:value-type="float"/>
          <table:table-cell office:value-type="string">
            <text:p>Pattern 14</text:p>
          </table:table-cell>
          <table:table-cell office:value="0.3659783022088045" office:value-type="float"/>
          <table:table-cell office:value="0.8578396601189506" office:value-type="float"/>
          <table:table-cell office:value="24.077540091706997" office:value-type="float"/>
          <table:table-cell office:value-type="string">
            <text:p>input/data_formal_20240530-1342/meme/Satsukii_Onee_20220818T085018/0.jpg</text:p>
          </table:table-cell>
          <table:table-cell office:value-type="string">
            <text:p>https://twitter.com/uItramilku/status/1622572561484890112</text:p>
          </table:table-cell>
        </table:table-row>
        <table:table-row>
          <table:table-cell office:value="2425" office:value-type="float"/>
          <table:table-cell office:value-type="string">
            <text:p>Pattern 17</text:p>
          </table:table-cell>
          <table:table-cell office:value="0.6784529287723302" office:value-type="float"/>
          <table:table-cell office:value="0.3605625857421902" office:value-type="float"/>
          <table:table-cell office:value="27.394388551582583" office:value-type="float"/>
          <table:table-cell office:value-type="string">
            <text:p>input/data_formal_20240530-1342/meme/SauravSayys_20230104T104034/0.jpg</text:p>
          </table:table-cell>
          <table:table-cell office:value-type="string">
            <text:p>https://twitter.com/SauravSayys/status/1610586983017091072</text:p>
          </table:table-cell>
        </table:table-row>
        <table:table-row>
          <table:table-cell office:value="2426" office:value-type="float"/>
          <table:table-cell office:value-type="string">
            <text:p>Pattern 5</text:p>
          </table:table-cell>
          <table:table-cell office:value="0.5812580606525419" office:value-type="float"/>
          <table:table-cell office:value="0.42923410728407124" office:value-type="float"/>
          <table:table-cell office:value="30.779930288316525" office:value-type="float"/>
          <table:table-cell office:value-type="string">
            <text:p>input/data_formal_20240530-1342/meme/SAYANDUTTA2003_20230105T132337/0.jpg</text:p>
          </table:table-cell>
          <table:table-cell office:value-type="string">
            <text:p>https://twitter.com/SAYANDUTTA2003/status/1610990404085907456</text:p>
          </table:table-cell>
        </table:table-row>
        <table:table-row>
          <table:table-cell office:value="2427" office:value-type="float"/>
          <table:table-cell office:value-type="string">
            <text:p>Pattern 43</text:p>
          </table:table-cell>
          <table:table-cell office:value="0.3817403493485052" office:value-type="float"/>
          <table:table-cell office:value="0.29272576547642404" office:value-type="float"/>
          <table:table-cell office:value="29.617490029167012" office:value-type="float"/>
          <table:table-cell office:value-type="string">
            <text:p>input/data_formal_20240530-1342/meme/says_abhinav_20230105T101341/0.jpg</text:p>
          </table:table-cell>
          <table:table-cell office:value-type="string">
            <text:p>https://twitter.com/says_abhinav/status/1610942604476305413</text:p>
          </table:table-cell>
        </table:table-row>
        <table:table-row>
          <table:table-cell office:value="2428" office:value-type="float"/>
          <table:table-cell office:value-type="string">
            <text:p>Pattern 30</text:p>
          </table:table-cell>
          <table:table-cell office:value="0.4024293264173389" office:value-type="float"/>
          <table:table-cell office:value="0.4665256608829618" office:value-type="float"/>
          <table:table-cell office:value="28.25265860048779" office:value-type="float"/>
          <table:table-cell office:value-type="string">
            <text:p>input/data_formal_20240530-1342/meme/scaleup101_20230212T164000/0.jpg</text:p>
          </table:table-cell>
          <table:table-cell office:value-type="string">
            <text:p>https://twitter.com/scaleup101/status/1624810562340134914</text:p>
          </table:table-cell>
        </table:table-row>
        <table:table-row>
          <table:table-cell office:value="2429" office:value-type="float"/>
          <table:table-cell office:value-type="string">
            <text:p>Pattern 3</text:p>
          </table:table-cell>
          <table:table-cell office:value="0.6884996032433687" office:value-type="float"/>
          <table:table-cell office:value="0.34610899383306337" office:value-type="float"/>
          <table:table-cell office:value="27.729583798913968" office:value-type="float"/>
          <table:table-cell office:value-type="string">
            <text:p>input/data_formal_20240530-1342/meme/Schokobanane01_20230201T230728/0.jpg</text:p>
          </table:table-cell>
          <table:table-cell office:value-type="string">
            <text:p>https://twitter.com/Schokobanane01/status/1620921806960955394</text:p>
          </table:table-cell>
        </table:table-row>
        <table:table-row>
          <table:table-cell office:value="2430" office:value-type="float"/>
          <table:table-cell office:value-type="string">
            <text:p>Pattern 8</text:p>
          </table:table-cell>
          <table:table-cell office:value="0.11311800566269359" office:value-type="float"/>
          <table:table-cell office:value="0.37933198273217367" office:value-type="float"/>
          <table:table-cell office:value="27.111518978982236" office:value-type="float"/>
          <table:table-cell office:value-type="string">
            <text:p>input/data_formal_20240530-1342/meme/Scotty74283771_20230201T174912/0.jpg</text:p>
          </table:table-cell>
          <table:table-cell office:value-type="string">
            <text:p>https://twitter.com/AiriSoda/status/1621003177092091905</text:p>
          </table:table-cell>
        </table:table-row>
        <table:table-row>
          <table:table-cell office:value="2431" office:value-type="float"/>
          <table:table-cell office:value-type="string">
            <text:p>Pattern 13</text:p>
          </table:table-cell>
          <table:table-cell office:value="0.28238080216692235" office:value-type="float"/>
          <table:table-cell office:value="0.32907261912503194" office:value-type="float"/>
          <table:table-cell office:value="28.214467696065466" office:value-type="float"/>
          <table:table-cell office:value-type="string">
            <text:p>input/data_formal_20240530-1342/meme/sebaseviene__20230111T120717/0.jpg</text:p>
          </table:table-cell>
          <table:table-cell office:value-type="string">
            <text:p>https://twitter.com/Rey_Nosferatu/status/1613300414077706242</text:p>
          </table:table-cell>
        </table:table-row>
        <table:table-row>
          <table:table-cell office:value="2432" office:value-type="float"/>
          <table:table-cell office:value-type="string">
            <text:p>Pattern 12</text:p>
          </table:table-cell>
          <table:table-cell office:value="0.24578084759922836" office:value-type="float"/>
          <table:table-cell office:value="0.7144546282687969" office:value-type="float"/>
          <table:table-cell office:value="29.567139861754764" office:value-type="float"/>
          <table:table-cell office:value-type="string">
            <text:p>input/data_formal_20240530-1342/meme/SebastianWols17_20221211T165203/0.jpg</text:p>
          </table:table-cell>
          <table:table-cell office:value-type="string">
            <text:p>https://twitter.com/MohammedZeglazi/status/1607956576496910336</text:p>
          </table:table-cell>
        </table:table-row>
        <table:table-row>
          <table:table-cell office:value="2433" office:value-type="float"/>
          <table:table-cell office:value-type="string">
            <text:p>Pattern 5</text:p>
          </table:table-cell>
          <table:table-cell office:value="0.5100743454304864" office:value-type="float"/>
          <table:table-cell office:value="0.31731947386913617" office:value-type="float"/>
          <table:table-cell office:value="30.92896503259708" office:value-type="float"/>
          <table:table-cell office:value-type="string">
            <text:p>input/data_formal_20240530-1342/meme/SeiDurontoChele_20230128T191558/0.jpg</text:p>
          </table:table-cell>
          <table:table-cell office:value-type="string">
            <text:p>https://twitter.com/SeiDurontoChele/status/1619413995064299520</text:p>
          </table:table-cell>
        </table:table-row>
        <table:table-row>
          <table:table-cell office:value="2434" office:value-type="float"/>
          <table:table-cell office:value-type="string">
            <text:p>Pattern 35</text:p>
          </table:table-cell>
          <table:table-cell office:value="0.29382202124766443" office:value-type="float"/>
          <table:table-cell office:value="0.41010243814438196" office:value-type="float"/>
          <table:table-cell office:value="14.637631566820232" office:value-type="float"/>
          <table:table-cell office:value-type="string">
            <text:p>input/data_formal_20240530-1342/meme/seika_by_FP_20230129T181803/0.jpg</text:p>
          </table:table-cell>
          <table:table-cell office:value-type="string">
            <text:p>https://twitter.com/BrianBe62633209/status/1620942352012673024</text:p>
          </table:table-cell>
        </table:table-row>
        <table:table-row>
          <table:table-cell office:value="2435" office:value-type="float"/>
          <table:table-cell office:value-type="string">
            <text:p>Pattern 7</text:p>
          </table:table-cell>
          <table:table-cell office:value="0.24284406547097623" office:value-type="float"/>
          <table:table-cell office:value="0.5997903725131916" office:value-type="float"/>
          <table:table-cell office:value="28.6964666520889" office:value-type="float"/>
          <table:table-cell office:value-type="string">
            <text:p>input/data_formal_20240530-1342/meme/seika_by_FP_20230129T181803/1.jpg</text:p>
          </table:table-cell>
          <table:table-cell office:value-type="string">
            <text:p>https://twitter.com/BrianBe62633209/status/1620942352012673024</text:p>
          </table:table-cell>
        </table:table-row>
        <table:table-row>
          <table:table-cell office:value="2436" office:value-type="float"/>
          <table:table-cell office:value-type="string">
            <text:p>Pattern 36</text:p>
          </table:table-cell>
          <table:table-cell office:value="0.7552954818043113" office:value-type="float"/>
          <table:table-cell office:value="0.4313648947596996" office:value-type="float"/>
          <table:table-cell office:value="24.11878672162799" office:value-type="float"/>
          <table:table-cell office:value-type="string">
            <text:p>input/data_formal_20240530-1342/meme/seika_by_FP_20230201T161322/0.jpg</text:p>
          </table:table-cell>
          <table:table-cell office:value-type="string">
            <text:p>https://twitter.com/seika_by_FP/status/1620933159125929984</text:p>
          </table:table-cell>
        </table:table-row>
        <table:table-row>
          <table:table-cell office:value="2437" office:value-type="float"/>
          <table:table-cell office:value-type="string">
            <text:p>Pattern 35</text:p>
          </table:table-cell>
          <table:table-cell office:value="0.35067844612458815" office:value-type="float"/>
          <table:table-cell office:value="0.3124458679937696" office:value-type="float"/>
          <table:table-cell office:value="30.611999156698808" office:value-type="float"/>
          <table:table-cell office:value-type="string">
            <text:p>input/data_formal_20240530-1342/meme/seika_by_FP_20230201T161322/1.jpg</text:p>
          </table:table-cell>
          <table:table-cell office:value-type="string">
            <text:p>https://twitter.com/seika_by_FP/status/1620933159125929984</text:p>
          </table:table-cell>
        </table:table-row>
        <table:table-row>
          <table:table-cell office:value="2438" office:value-type="float"/>
          <table:table-cell office:value-type="string">
            <text:p>Pattern 36</text:p>
          </table:table-cell>
          <table:table-cell office:value="0.7705528141771261" office:value-type="float"/>
          <table:table-cell office:value="0.4148458900119492" office:value-type="float"/>
          <table:table-cell office:value="26.46780779490697" office:value-type="float"/>
          <table:table-cell office:value-type="string">
            <text:p>input/data_formal_20240530-1342/meme/seika_by_FP_20230201T161322/2.jpg</text:p>
          </table:table-cell>
          <table:table-cell office:value-type="string">
            <text:p>https://twitter.com/seika_by_FP/status/1620933159125929984</text:p>
          </table:table-cell>
        </table:table-row>
        <table:table-row>
          <table:table-cell office:value="2439" office:value-type="float"/>
          <table:table-cell office:value-type="string">
            <text:p>Pattern 31</text:p>
          </table:table-cell>
          <table:table-cell office:value="0.2064829117142051" office:value-type="float"/>
          <table:table-cell office:value="0.3565088769625965" office:value-type="float"/>
          <table:table-cell office:value="29.892935078398963" office:value-type="float"/>
          <table:table-cell office:value-type="string">
            <text:p>input/data_formal_20240530-1342/meme/seika_by_FP_20230201T161322/3.jpg</text:p>
          </table:table-cell>
          <table:table-cell office:value-type="string">
            <text:p>https://twitter.com/seika_by_FP/status/1620933159125929984</text:p>
          </table:table-cell>
        </table:table-row>
        <table:table-row>
          <table:table-cell office:value="2440" office:value-type="float"/>
          <table:table-cell office:value-type="string">
            <text:p>Pattern 17</text:p>
          </table:table-cell>
          <table:table-cell office:value="0.4067425736344594" office:value-type="float"/>
          <table:table-cell office:value="0.27057666068631486" office:value-type="float"/>
          <table:table-cell office:value="31.102977351299476" office:value-type="float"/>
          <table:table-cell office:value-type="string">
            <text:p>input/data_formal_20240530-1342/meme/SergeantPizza_20230106T072604/0.jpg</text:p>
          </table:table-cell>
          <table:table-cell office:value-type="string">
            <text:p>https://twitter.com/SergeantPizza/status/1611262809655975939</text:p>
          </table:table-cell>
        </table:table-row>
        <table:table-row>
          <table:table-cell office:value="2441" office:value-type="float"/>
          <table:table-cell office:value-type="string">
            <text:p>Pattern 17</text:p>
          </table:table-cell>
          <table:table-cell office:value="0.5276794954171574" office:value-type="float"/>
          <table:table-cell office:value="0.36559298050070693" office:value-type="float"/>
          <table:table-cell office:value="30.910740548464535" office:value-type="float"/>
          <table:table-cell office:value-type="string">
            <text:p>input/data_formal_20240530-1342/meme/SergeantPizza_20230106T084404/0.jpg</text:p>
          </table:table-cell>
          <table:table-cell office:value-type="string">
            <text:p>https://twitter.com/SergeantPizza/status/1611282439040532481</text:p>
          </table:table-cell>
        </table:table-row>
        <table:table-row>
          <table:table-cell office:value="2442" office:value-type="float"/>
          <table:table-cell office:value-type="string">
            <text:p>Pattern 30</text:p>
          </table:table-cell>
          <table:table-cell office:value="0.5250337761037448" office:value-type="float"/>
          <table:table-cell office:value="0.46724160491338435" office:value-type="float"/>
          <table:table-cell office:value="29.662615237534123" office:value-type="float"/>
          <table:table-cell office:value-type="string">
            <text:p>input/data_formal_20240530-1342/meme/SergeantPizza_20230111T215304/0.jpg</text:p>
          </table:table-cell>
          <table:table-cell office:value-type="string">
            <text:p>https://twitter.com/SergeantPizza/status/1613292936422215706</text:p>
          </table:table-cell>
        </table:table-row>
        <table:table-row>
          <table:table-cell office:value="2443" office:value-type="float"/>
          <table:table-cell office:value-type="string">
            <text:p>Pattern 14</text:p>
          </table:table-cell>
          <table:table-cell office:value="0.37902138834562543" office:value-type="float"/>
          <table:table-cell office:value="0.7040853967842531" office:value-type="float"/>
          <table:table-cell office:value="28.84037248038271" office:value-type="float"/>
          <table:table-cell office:value-type="string">
            <text:p>input/data_formal_20240530-1342/meme/SergeantPizza_20230111T221904/0.jpg</text:p>
          </table:table-cell>
          <table:table-cell office:value-type="string">
            <text:p>https://twitter.com/SergeantPizza/status/1613299478953353217</text:p>
          </table:table-cell>
        </table:table-row>
        <table:table-row>
          <table:table-cell office:value="2444" office:value-type="float"/>
          <table:table-cell office:value-type="string">
            <text:p>Pattern 1</text:p>
          </table:table-cell>
          <table:table-cell office:value="0.3255188457812505" office:value-type="float"/>
          <table:table-cell office:value="0.44847220625643314" office:value-type="float"/>
          <table:table-cell office:value="32.05656368635468" office:value-type="float"/>
          <table:table-cell office:value-type="string">
            <text:p>input/data_formal_20240530-1342/meme/SergeantPizza_20230111T224204/0.jpg</text:p>
          </table:table-cell>
          <table:table-cell office:value-type="string">
            <text:p>https://twitter.com/SergeantPizza/status/1613305267789398016</text:p>
          </table:table-cell>
        </table:table-row>
        <table:table-row>
          <table:table-cell office:value="2445" office:value-type="float"/>
          <table:table-cell office:value-type="string">
            <text:p>Pattern 25</text:p>
          </table:table-cell>
          <table:table-cell office:value="0.7872234597195055" office:value-type="float"/>
          <table:table-cell office:value="0.432684168126033" office:value-type="float"/>
          <table:table-cell office:value="18.418243972863262" office:value-type="float"/>
          <table:table-cell office:value-type="string">
            <text:p>input/data_formal_20240530-1342/meme/SergeantPizza_20230124T192404/0.jpg</text:p>
          </table:table-cell>
          <table:table-cell office:value-type="string">
            <text:p>https://twitter.com/TeamShakeri/status/1617969691972042753</text:p>
          </table:table-cell>
        </table:table-row>
        <table:table-row>
          <table:table-cell office:value="2446" office:value-type="float"/>
          <table:table-cell office:value-type="string">
            <text:p>Pattern 25</text:p>
          </table:table-cell>
          <table:table-cell office:value="0.8296164588425119" office:value-type="float"/>
          <table:table-cell office:value="0.4351969283378593" office:value-type="float"/>
          <table:table-cell office:value="24.898502749962567" office:value-type="float"/>
          <table:table-cell office:value-type="string">
            <text:p>input/data_formal_20240530-1342/meme/SergeantPizza_20230206T122404/0.jpg</text:p>
          </table:table-cell>
          <table:table-cell office:value-type="string">
            <text:p>https://twitter.com/SergeantPizza/status/1622571828588716037</text:p>
          </table:table-cell>
        </table:table-row>
        <table:table-row>
          <table:table-cell office:value="2447" office:value-type="float"/>
          <table:table-cell office:value-type="string">
            <text:p>Pattern 16</text:p>
          </table:table-cell>
          <table:table-cell office:value="0.2613552481240194" office:value-type="float"/>
          <table:table-cell office:value="0.3563754575859508" office:value-type="float"/>
          <table:table-cell office:value="27.21465620873291" office:value-type="float"/>
          <table:table-cell office:value-type="string">
            <text:p>input/data_formal_20240530-1342/meme/SergeantPizza_20230315T220204/0.jpg</text:p>
          </table:table-cell>
          <table:table-cell office:value-type="string">
            <text:p>https://twitter.com/SergeantPizza/status/1636125637608914945</text:p>
          </table:table-cell>
        </table:table-row>
        <table:table-row>
          <table:table-cell office:value="2448" office:value-type="float"/>
          <table:table-cell office:value-type="string">
            <text:p>Pattern 46</text:p>
          </table:table-cell>
          <table:table-cell office:value="0.15061080075405292" office:value-type="float"/>
          <table:table-cell office:value="0.05804162422828335" office:value-type="float"/>
          <table:table-cell office:value="9.681679020286248" office:value-type="float"/>
          <table:table-cell office:value-type="string">
            <text:p>input/data_formal_20240530-1342/meme/Server_Wala_20230106T075828/0.jpg</text:p>
          </table:table-cell>
          <table:table-cell office:value-type="string">
            <text:p>https://twitter.com/Server_Wala/status/1611270962154033152</text:p>
          </table:table-cell>
        </table:table-row>
        <table:table-row>
          <table:table-cell office:value="2449" office:value-type="float"/>
          <table:table-cell office:value-type="string">
            <text:p>Pattern 16</text:p>
          </table:table-cell>
          <table:table-cell office:value="0.137229604797789" office:value-type="float"/>
          <table:table-cell office:value="0.32273153004508387" office:value-type="float"/>
          <table:table-cell office:value="32.96996936445364" office:value-type="float"/>
          <table:table-cell office:value-type="string">
            <text:p>input/data_formal_20240530-1342/meme/servizzy_20230106T070105/0.jpg</text:p>
          </table:table-cell>
          <table:table-cell office:value-type="string">
            <text:p>https://twitter.com/servizzy/status/1611256524814585856</text:p>
          </table:table-cell>
        </table:table-row>
        <table:table-row>
          <table:table-cell office:value="2450" office:value-type="float"/>
          <table:table-cell office:value-type="string">
            <text:p>Pattern 1</text:p>
          </table:table-cell>
          <table:table-cell office:value="0.39034373451978505" office:value-type="float"/>
          <table:table-cell office:value="0.40971272358376615" office:value-type="float"/>
          <table:table-cell office:value="32.87135780401853" office:value-type="float"/>
          <table:table-cell office:value-type="string">
            <text:p>input/data_formal_20240530-1342/meme/sfumato44_20230206T112010/0.jpg</text:p>
          </table:table-cell>
          <table:table-cell office:value-type="string">
            <text:p>https://twitter.com/wheaton_brown/status/1622564797370826753</text:p>
          </table:table-cell>
        </table:table-row>
        <table:table-row>
          <table:table-cell office:value="2451" office:value-type="float"/>
          <table:table-cell office:value-type="string">
            <text:p>Pattern 12</text:p>
          </table:table-cell>
          <table:table-cell office:value="0.16352130952488544" office:value-type="float"/>
          <table:table-cell office:value="0.7773845728801323" office:value-type="float"/>
          <table:table-cell office:value="28.082330336105706" office:value-type="float"/>
          <table:table-cell office:value-type="string">
            <text:p>input/data_formal_20240530-1342/meme/SgtSlapher_20230102T170500/0.jpg</text:p>
          </table:table-cell>
          <table:table-cell office:value-type="string">
            <text:p>https://twitter.com/SgtSlapher/status/1609958951780601858</text:p>
          </table:table-cell>
        </table:table-row>
        <table:table-row>
          <table:table-cell office:value="2452" office:value-type="float"/>
          <table:table-cell office:value-type="string">
            <text:p>Pattern 29</text:p>
          </table:table-cell>
          <table:table-cell office:value="0.371340085299872" office:value-type="float"/>
          <table:table-cell office:value="0.34890513533279177" office:value-type="float"/>
          <table:table-cell office:value="30.426198191307513" office:value-type="float"/>
          <table:table-cell office:value-type="string">
            <text:p>input/data_formal_20240530-1342/meme/shad_oo7_20230106T082703/0.jpg</text:p>
          </table:table-cell>
          <table:table-cell office:value-type="string">
            <text:p>https://twitter.com/shad_oo7/status/1611278156123766784</text:p>
          </table:table-cell>
        </table:table-row>
        <table:table-row>
          <table:table-cell office:value="2453" office:value-type="float"/>
          <table:table-cell office:value-type="string">
            <text:p>Pattern 5</text:p>
          </table:table-cell>
          <table:table-cell office:value="0.3086129229123551" office:value-type="float"/>
          <table:table-cell office:value="0.41312652412323925" office:value-type="float"/>
          <table:table-cell office:value="31.692248512745053" office:value-type="float"/>
          <table:table-cell office:value-type="string">
            <text:p>input/data_formal_20240530-1342/meme/ShadowAswin_20230206T120039/0.jpg</text:p>
          </table:table-cell>
          <table:table-cell office:value-type="string">
            <text:p>https://twitter.com/ShadowAswin/status/1622565933536673794</text:p>
          </table:table-cell>
        </table:table-row>
        <table:table-row>
          <table:table-cell office:value="2454" office:value-type="float"/>
          <table:table-cell office:value-type="string">
            <text:p>Pattern 5</text:p>
          </table:table-cell>
          <table:table-cell office:value="0.4255101929752982" office:value-type="float"/>
          <table:table-cell office:value="0.4155699387122972" office:value-type="float"/>
          <table:table-cell office:value="31.78786340185722" office:value-type="float"/>
          <table:table-cell office:value-type="string">
            <text:p>input/data_formal_20240530-1342/meme/ShadowAswin_20230206T120039/1.jpg</text:p>
          </table:table-cell>
          <table:table-cell office:value-type="string">
            <text:p>https://twitter.com/ShadowAswin/status/1622565933536673794</text:p>
          </table:table-cell>
        </table:table-row>
        <table:table-row>
          <table:table-cell office:value="2455" office:value-type="float"/>
          <table:table-cell office:value-type="string">
            <text:p>Pattern 28</text:p>
          </table:table-cell>
          <table:table-cell office:value="0.258168917050491" office:value-type="float"/>
          <table:table-cell office:value="0.6349508519197988" office:value-type="float"/>
          <table:table-cell office:value="24.39757143059337" office:value-type="float"/>
          <table:table-cell office:value-type="string">
            <text:p>input/data_formal_20240530-1342/meme/Sirdood6_20230206T135912/0.jpg</text:p>
          </table:table-cell>
          <table:table-cell office:value-type="string">
            <text:p>https://twitter.com/sadistic_goon/status/1622595874147770368</text:p>
          </table:table-cell>
        </table:table-row>
        <table:table-row>
          <table:table-cell office:value="2456" office:value-type="float"/>
          <table:table-cell office:value-type="string">
            <text:p>Pattern 28</text:p>
          </table:table-cell>
          <table:table-cell office:value="0.2619559960280541" office:value-type="float"/>
          <table:table-cell office:value="0.5230895005870165" office:value-type="float"/>
          <table:table-cell office:value="29.205178571081284" office:value-type="float"/>
          <table:table-cell office:value-type="string">
            <text:p>input/data_formal_20240530-1342/meme/Sirdood6_20230206T135912/1.jpg</text:p>
          </table:table-cell>
          <table:table-cell office:value-type="string">
            <text:p>https://twitter.com/sadistic_goon/status/1622595874147770368</text:p>
          </table:table-cell>
        </table:table-row>
        <table:table-row>
          <table:table-cell office:value="2457" office:value-type="float"/>
          <table:table-cell office:value-type="string">
            <text:p>Pattern 19</text:p>
          </table:table-cell>
          <table:table-cell office:value="0.4875304670040168" office:value-type="float"/>
          <table:table-cell office:value="0.7134638836179952" office:value-type="float"/>
          <table:table-cell office:value="27.627778245798446" office:value-type="float"/>
          <table:table-cell office:value-type="string">
            <text:p>input/data_formal_20240530-1342/meme/Shahrozeshazzy_20221228T043656/0.jpg</text:p>
          </table:table-cell>
          <table:table-cell office:value-type="string">
            <text:p>https://twitter.com/Shahrozeshazzy/status/1607958754259238912</text:p>
          </table:table-cell>
        </table:table-row>
        <table:table-row>
          <table:table-cell office:value="2458" office:value-type="float"/>
          <table:table-cell office:value-type="string">
            <text:p>Pattern 16</text:p>
          </table:table-cell>
          <table:table-cell office:value="0.3326383534112897" office:value-type="float"/>
          <table:table-cell office:value="0.34289453115760204" office:value-type="float"/>
          <table:table-cell office:value="28.178765569386545" office:value-type="float"/>
          <table:table-cell office:value-type="string">
            <text:p>input/data_formal_20240530-1342/meme/shainagbedi_20221219T031936/0.jpg</text:p>
          </table:table-cell>
          <table:table-cell office:value-type="string">
            <text:p>https://twitter.com/nadm_nadeem/status/1607938327231229953</text:p>
          </table:table-cell>
        </table:table-row>
        <table:table-row>
          <table:table-cell office:value="2459" office:value-type="float"/>
          <table:table-cell office:value-type="string">
            <text:p>Pattern 37</text:p>
          </table:table-cell>
          <table:table-cell office:value="0.676951404226486" office:value-type="float"/>
          <table:table-cell office:value="0.2808193362309932" office:value-type="float"/>
          <table:table-cell office:value="25.70560038797896" office:value-type="float"/>
          <table:table-cell office:value-type="string">
            <text:p>input/data_formal_20240530-1342/meme/shainagbedi_20221228T031039/0.jpg</text:p>
          </table:table-cell>
          <table:table-cell office:value-type="string">
            <text:p>https://twitter.com/Kripesh59336799/status/1607956844349370368</text:p>
          </table:table-cell>
        </table:table-row>
        <table:table-row>
          <table:table-cell office:value="2460" office:value-type="float"/>
          <table:table-cell office:value-type="string">
            <text:p>Pattern 24</text:p>
          </table:table-cell>
          <table:table-cell office:value="0.2723557031452579" office:value-type="float"/>
          <table:table-cell office:value="0.9113472415351076" office:value-type="float"/>
          <table:table-cell office:value="17.798703772448224" office:value-type="float"/>
          <table:table-cell office:value-type="string">
            <text:p>input/data_formal_20240530-1342/meme/shalakaregmi_20230106T070503/0.jpg</text:p>
          </table:table-cell>
          <table:table-cell office:value-type="string">
            <text:p>https://twitter.com/shalakaregmi/status/1611257521695772672</text:p>
          </table:table-cell>
        </table:table-row>
        <table:table-row>
          <table:table-cell office:value="2461" office:value-type="float"/>
          <table:table-cell office:value-type="string">
            <text:p>Pattern 41</text:p>
          </table:table-cell>
          <table:table-cell office:value="0.18462582541102462" office:value-type="float"/>
          <table:table-cell office:value="0.6273225742495202" office:value-type="float"/>
          <table:table-cell office:value="31.159212562227328" office:value-type="float"/>
          <table:table-cell office:value-type="string">
            <text:p>input/data_formal_20240530-1342/meme/ShaniBeeGirl_20221227T085235/0.jpg</text:p>
          </table:table-cell>
          <table:table-cell office:value-type="string">
            <text:p>https://twitter.com/1ofmeisenough/status/1607990907042951176</text:p>
          </table:table-cell>
        </table:table-row>
        <table:table-row>
          <table:table-cell office:value="2462" office:value-type="float"/>
          <table:table-cell office:value-type="string">
            <text:p>Pattern 34</text:p>
          </table:table-cell>
          <table:table-cell office:value="0.24948151954428682" office:value-type="float"/>
          <table:table-cell office:value="0.7885929426169576" office:value-type="float"/>
          <table:table-cell office:value="22.12984667999837" office:value-type="float"/>
          <table:table-cell office:value-type="string">
            <text:p>input/data_formal_20240530-1342/meme/shardible_20230106T084033/0.jpg</text:p>
          </table:table-cell>
          <table:table-cell office:value-type="string">
            <text:p>https://twitter.com/BOSSSMUDA9/status/1611281556097880066</text:p>
          </table:table-cell>
        </table:table-row>
        <table:table-row>
          <table:table-cell office:value="2463" office:value-type="float"/>
          <table:table-cell office:value-type="string">
            <text:p>Pattern 34</text:p>
          </table:table-cell>
          <table:table-cell office:value="0.2789630473542305" office:value-type="float"/>
          <table:table-cell office:value="0.6693850876938781" office:value-type="float"/>
          <table:table-cell office:value="29.442634158959944" office:value-type="float"/>
          <table:table-cell office:value-type="string">
            <text:p>input/data_formal_20240530-1342/meme/shardible_20230106T084225/0.jpg</text:p>
          </table:table-cell>
          <table:table-cell office:value-type="string">
            <text:p>https://twitter.com/BOSSSMUDA9/status/1611282024995913728</text:p>
          </table:table-cell>
        </table:table-row>
        <table:table-row>
          <table:table-cell office:value="2464" office:value-type="float"/>
          <table:table-cell office:value-type="string">
            <text:p>Pattern 25</text:p>
          </table:table-cell>
          <table:table-cell office:value="0.8346496299316617" office:value-type="float"/>
          <table:table-cell office:value="0.503682349736111" office:value-type="float"/>
          <table:table-cell office:value="21.642995630573605" office:value-type="float"/>
          <table:table-cell office:value-type="string">
            <text:p>input/data_formal_20240530-1342/meme/shardible_20230106T084414/0.jpg</text:p>
          </table:table-cell>
          <table:table-cell office:value-type="string">
            <text:p>https://twitter.com/BOSSSMUDA9/status/1611282481684295681</text:p>
          </table:table-cell>
        </table:table-row>
        <table:table-row>
          <table:table-cell office:value="2465" office:value-type="float"/>
          <table:table-cell office:value-type="string">
            <text:p>Pattern 34</text:p>
          </table:table-cell>
          <table:table-cell office:value="0.4650729610820801" office:value-type="float"/>
          <table:table-cell office:value="0.7871188801752513" office:value-type="float"/>
          <table:table-cell office:value="24.290032620837394" office:value-type="float"/>
          <table:table-cell office:value-type="string">
            <text:p>input/data_formal_20240530-1342/meme/shardible_20230106T084618/0.jpg</text:p>
          </table:table-cell>
          <table:table-cell office:value-type="string">
            <text:p>https://twitter.com/BOSSSMUDA9/status/1611283000884617216</text:p>
          </table:table-cell>
        </table:table-row>
        <table:table-row>
          <table:table-cell office:value="2466" office:value-type="float"/>
          <table:table-cell office:value-type="string">
            <text:p>Pattern 31</text:p>
          </table:table-cell>
          <table:table-cell office:value="0.08437280118864249" office:value-type="float"/>
          <table:table-cell office:value="0.2602466182518388" office:value-type="float"/>
          <table:table-cell office:value="27.359310016914463" office:value-type="float"/>
          <table:table-cell office:value-type="string">
            <text:p>input/data_formal_20240530-1342/meme/sharpeaccess_20230206T114440/0.jpg</text:p>
          </table:table-cell>
          <table:table-cell office:value-type="string">
            <text:p>https://twitter.com/sharpeaccess/status/1622561912641781762</text:p>
          </table:table-cell>
        </table:table-row>
        <table:table-row>
          <table:table-cell office:value="2467" office:value-type="float"/>
          <table:table-cell office:value-type="string">
            <text:p>Pattern 12</text:p>
          </table:table-cell>
          <table:table-cell office:value="0.3104760557639815" office:value-type="float"/>
          <table:table-cell office:value="0.7157474032211515" office:value-type="float"/>
          <table:table-cell office:value="28.406694572556273" office:value-type="float"/>
          <table:table-cell office:value-type="string">
            <text:p>input/data_formal_20240530-1342/meme/SharpshotSelect_20230112T044317/0.jpg</text:p>
          </table:table-cell>
          <table:table-cell office:value-type="string">
            <text:p>https://twitter.com/DuckSupportHODL/status/1613397703383203840</text:p>
          </table:table-cell>
        </table:table-row>
        <table:table-row>
          <table:table-cell office:value="2468" office:value-type="float"/>
          <table:table-cell office:value-type="string">
            <text:p>Pattern 48</text:p>
          </table:table-cell>
          <table:table-cell office:value="0.23308914610248097" office:value-type="float"/>
          <table:table-cell office:value="0.7455763538862936" office:value-type="float"/>
          <table:table-cell office:value="21.918764023614262" office:value-type="float"/>
          <table:table-cell office:value-type="string">
            <text:p>input/data_formal_20240530-1342/meme/SharpshotSelect_20230112T044317/1.jpg</text:p>
          </table:table-cell>
          <table:table-cell office:value-type="string">
            <text:p>https://twitter.com/DuckSupportHODL/status/1613397703383203840</text:p>
          </table:table-cell>
        </table:table-row>
        <table:table-row>
          <table:table-cell office:value="2469" office:value-type="float"/>
          <table:table-cell office:value-type="string">
            <text:p>Pattern 30</text:p>
          </table:table-cell>
          <table:table-cell office:value="0.4307329376960822" office:value-type="float"/>
          <table:table-cell office:value="0.6986451242053768" office:value-type="float"/>
          <table:table-cell office:value="23.015856657569078" office:value-type="float"/>
          <table:table-cell office:value-type="string">
            <text:p>input/data_formal_20240530-1342/meme/SharpshotSelect_20230112T044317/2.jpg</text:p>
          </table:table-cell>
          <table:table-cell office:value-type="string">
            <text:p>https://twitter.com/DuckSupportHODL/status/1613397703383203840</text:p>
          </table:table-cell>
        </table:table-row>
        <table:table-row>
          <table:table-cell office:value="2470" office:value-type="float"/>
          <table:table-cell office:value-type="string">
            <text:p>Pattern 31</text:p>
          </table:table-cell>
          <table:table-cell office:value="0.14597953562077118" office:value-type="float"/>
          <table:table-cell office:value="0.2743327693838886" office:value-type="float"/>
          <table:table-cell office:value="25.537698410254123" office:value-type="float"/>
          <table:table-cell office:value-type="string">
            <text:p>input/data_formal_20240530-1342/meme/SharpshotSelect_20230112T044317/3.jpg</text:p>
          </table:table-cell>
          <table:table-cell office:value-type="string">
            <text:p>https://twitter.com/DuckSupportHODL/status/1613397703383203840</text:p>
          </table:table-cell>
        </table:table-row>
        <table:table-row>
          <table:table-cell office:value="2471" office:value-type="float"/>
          <table:table-cell office:value-type="string">
            <text:p>Pattern 16</text:p>
          </table:table-cell>
          <table:table-cell office:value="0.29154783379370436" office:value-type="float"/>
          <table:table-cell office:value="0.3641655190431751" office:value-type="float"/>
          <table:table-cell office:value="30.763787945281013" office:value-type="float"/>
          <table:table-cell office:value-type="string">
            <text:p>input/data_formal_20240530-1342/meme/SHendersonArt_20230110T171700/0.jpg</text:p>
          </table:table-cell>
          <table:table-cell office:value-type="string">
            <text:p>https://twitter.com/todgrubbs/status/1613315798537306114</text:p>
          </table:table-cell>
        </table:table-row>
        <table:table-row>
          <table:table-cell office:value="2472" office:value-type="float"/>
          <table:table-cell office:value-type="string">
            <text:p>Pattern 34</text:p>
          </table:table-cell>
          <table:table-cell office:value="0.1837225414056128" office:value-type="float"/>
          <table:table-cell office:value="0.6095292618127313" office:value-type="float"/>
          <table:table-cell office:value="31.357132155584328" office:value-type="float"/>
          <table:table-cell office:value-type="string">
            <text:p>input/data_formal_20240530-1342/meme/SHendersonArt_20230131T125100/0.jpg</text:p>
          </table:table-cell>
          <table:table-cell office:value-type="string">
            <text:p>https://twitter.com/jtelfer52/status/1620941362282786817</text:p>
          </table:table-cell>
        </table:table-row>
        <table:table-row>
          <table:table-cell office:value="2473" office:value-type="float"/>
          <table:table-cell office:value-type="string">
            <text:p>Pattern 16</text:p>
          </table:table-cell>
          <table:table-cell office:value="0.22658143070918843" office:value-type="float"/>
          <table:table-cell office:value="0.3996417708397716" office:value-type="float"/>
          <table:table-cell office:value="33.86907627175315" office:value-type="float"/>
          <table:table-cell office:value-type="string">
            <text:p>input/data_formal_20240530-1342/meme/SHendersonArt_20230315T191600/0.jpg</text:p>
          </table:table-cell>
          <table:table-cell office:value-type="string">
            <text:p>https://twitter.com/CitySpells/status/1636154823983657026</text:p>
          </table:table-cell>
        </table:table-row>
        <table:table-row>
          <table:table-cell office:value="2474" office:value-type="float"/>
          <table:table-cell office:value-type="string">
            <text:p>Pattern 23</text:p>
          </table:table-cell>
          <table:table-cell office:value="0.18157076767692146" office:value-type="float"/>
          <table:table-cell office:value="0.3691766020845626" office:value-type="float"/>
          <table:table-cell office:value="30.392835358680262" office:value-type="float"/>
          <table:table-cell office:value-type="string">
            <text:p>input/data_formal_20240530-1342/meme/SHendersonArt_20230322T133200/0.jpg</text:p>
          </table:table-cell>
          <table:table-cell office:value-type="string">
            <text:p>https://twitter.com/SunilKapadia19/status/1638752801286127617</text:p>
          </table:table-cell>
        </table:table-row>
        <table:table-row>
          <table:table-cell office:value="2475" office:value-type="float"/>
          <table:table-cell office:value-type="string">
            <text:p>Pattern 29</text:p>
          </table:table-cell>
          <table:table-cell office:value="0.4119483861420339" office:value-type="float"/>
          <table:table-cell office:value="0.5876772464355426" office:value-type="float"/>
          <table:table-cell office:value="25.096131339172413" office:value-type="float"/>
          <table:table-cell office:value-type="string">
            <text:p>input/data_formal_20240530-1342/meme/ShipeyaInc_20221227T235930/0.jpg</text:p>
          </table:table-cell>
          <table:table-cell office:value-type="string">
            <text:p>https://twitter.com/jafries05/status/1607908630246064130</text:p>
          </table:table-cell>
        </table:table-row>
        <table:table-row>
          <table:table-cell office:value="2476" office:value-type="float"/>
          <table:table-cell office:value-type="string">
            <text:p>Pattern 3</text:p>
          </table:table-cell>
          <table:table-cell office:value="0.7921901494764513" office:value-type="float"/>
          <table:table-cell office:value="0.38810719183862097" office:value-type="float"/>
          <table:table-cell office:value="23.643595364734747" office:value-type="float"/>
          <table:table-cell office:value-type="string">
            <text:p>input/data_formal_20240530-1342/meme/ShipPosting_exe_20230316T021005/0.jpg</text:p>
          </table:table-cell>
          <table:table-cell office:value-type="string">
            <text:p>https://twitter.com/ShipPosting_exe/status/1636188054158209025</text:p>
          </table:table-cell>
        </table:table-row>
        <table:table-row>
          <table:table-cell office:value="2477" office:value-type="float"/>
          <table:table-cell office:value-type="string">
            <text:p>Pattern 15</text:p>
          </table:table-cell>
          <table:table-cell office:value="0.10982851281751543" office:value-type="float"/>
          <table:table-cell office:value="0.276329964836177" office:value-type="float"/>
          <table:table-cell office:value="24.52540823212182" office:value-type="float"/>
          <table:table-cell office:value-type="string">
            <text:p>input/data_formal_20240530-1342/meme/ShirkesMedia_20230105T155216/0.jpg</text:p>
          </table:table-cell>
          <table:table-cell office:value-type="string">
            <text:p>https://twitter.com/ShirkesMedia/status/1611027812181499906</text:p>
          </table:table-cell>
        </table:table-row>
        <table:table-row>
          <table:table-cell office:value="2478" office:value-type="float"/>
          <table:table-cell office:value-type="string">
            <text:p>Pattern 16</text:p>
          </table:table-cell>
          <table:table-cell office:value="0.24897194493461516" office:value-type="float"/>
          <table:table-cell office:value="0.3035271111149911" office:value-type="float"/>
          <table:table-cell office:value="12.410138424577942" office:value-type="float"/>
          <table:table-cell office:value-type="string">
            <text:p>input/data_formal_20240530-1342/meme/ShirkesMedia_20230106T131601/0.jpg</text:p>
          </table:table-cell>
          <table:table-cell office:value-type="string">
            <text:p>https://twitter.com/ShirkesMedia/status/1611350877138464769</text:p>
          </table:table-cell>
        </table:table-row>
        <table:table-row>
          <table:table-cell office:value="2479" office:value-type="float"/>
          <table:table-cell office:value-type="string">
            <text:p>Pattern 5</text:p>
          </table:table-cell>
          <table:table-cell office:value="0.48772502288467817" office:value-type="float"/>
          <table:table-cell office:value="0.3489927585643023" office:value-type="float"/>
          <table:table-cell office:value="28.78413194467208" office:value-type="float"/>
          <table:table-cell office:value-type="string">
            <text:p>input/data_formal_20240530-1342/meme/ShirkesMedia_20230112T084909/0.jpg</text:p>
          </table:table-cell>
          <table:table-cell office:value-type="string">
            <text:p>https://twitter.com/ShirkesMedia/status/1613458048085000193</text:p>
          </table:table-cell>
        </table:table-row>
        <table:table-row>
          <table:table-cell office:value="2480" office:value-type="float"/>
          <table:table-cell office:value-type="string">
            <text:p>Pattern 5</text:p>
          </table:table-cell>
          <table:table-cell office:value="0.5388435327347142" office:value-type="float"/>
          <table:table-cell office:value="0.3130542863876902" office:value-type="float"/>
          <table:table-cell office:value="30.928726740011978" office:value-type="float"/>
          <table:table-cell office:value-type="string">
            <text:p>input/data_formal_20240530-1342/meme/ShirkesMedia_20230112T084909/1.jpg</text:p>
          </table:table-cell>
          <table:table-cell office:value-type="string">
            <text:p>https://twitter.com/ShirkesMedia/status/1613458048085000193</text:p>
          </table:table-cell>
        </table:table-row>
        <table:table-row>
          <table:table-cell office:value="2481" office:value-type="float"/>
          <table:table-cell office:value-type="string">
            <text:p>Pattern 24</text:p>
          </table:table-cell>
          <table:table-cell office:value="0.22308566092749013" office:value-type="float"/>
          <table:table-cell office:value="0.826034821771387" office:value-type="float"/>
          <table:table-cell office:value="26.87842698835322" office:value-type="float"/>
          <table:table-cell office:value-type="string">
            <text:p>input/data_formal_20240530-1342/meme/shironeko116307_20221228T035641/0.jpg</text:p>
          </table:table-cell>
          <table:table-cell office:value-type="string">
            <text:p>https://twitter.com/shironeko116307/status/1607948624927023106</text:p>
          </table:table-cell>
        </table:table-row>
        <table:table-row>
          <table:table-cell office:value="2482" office:value-type="float"/>
          <table:table-cell office:value-type="string">
            <text:p>Pattern 31</text:p>
          </table:table-cell>
          <table:table-cell office:value="0.21491261122705774" office:value-type="float"/>
          <table:table-cell office:value="0.5453887494832708" office:value-type="float"/>
          <table:table-cell office:value="24.657848024077136" office:value-type="float"/>
          <table:table-cell office:value-type="string">
            <text:p>input/data_formal_20240530-1342/meme/showboxchannel_20221228T053629/0.jpg</text:p>
          </table:table-cell>
          <table:table-cell office:value-type="string">
            <text:p>https://twitter.com/showboxchannel/status/1607973743586082820</text:p>
          </table:table-cell>
        </table:table-row>
        <table:table-row>
          <table:table-cell office:value="2483" office:value-type="float"/>
          <table:table-cell office:value-type="string">
            <text:p>Pattern 9</text:p>
          </table:table-cell>
          <table:table-cell office:value="0.18673795901973056" office:value-type="float"/>
          <table:table-cell office:value="0.03550593461782403" office:value-type="float"/>
          <table:table-cell office:value="17.516297044541147" office:value-type="float"/>
          <table:table-cell office:value-type="string">
            <text:p>input/data_formal_20240530-1342/meme/showboxchannel_20230106T080314/0.jpg</text:p>
          </table:table-cell>
          <table:table-cell office:value-type="string">
            <text:p>https://twitter.com/showboxchannel/status/1611272163323162624</text:p>
          </table:table-cell>
        </table:table-row>
        <table:table-row>
          <table:table-cell office:value="2484" office:value-type="float"/>
          <table:table-cell office:value-type="string">
            <text:p>Pattern 24</text:p>
          </table:table-cell>
          <table:table-cell office:value="0.3779000627937025" office:value-type="float"/>
          <table:table-cell office:value="0.8593302633720308" office:value-type="float"/>
          <table:table-cell office:value="17.539765789922903" office:value-type="float"/>
          <table:table-cell office:value-type="string">
            <text:p>input/data_formal_20240530-1342/meme/ShreyaS42366604_20221228T050228/0.jpg</text:p>
          </table:table-cell>
          <table:table-cell office:value-type="string">
            <text:p>https://twitter.com/ShreyaS42366604/status/1607965180696358914</text:p>
          </table:table-cell>
        </table:table-row>
        <table:table-row>
          <table:table-cell office:value="2485" office:value-type="float"/>
          <table:table-cell office:value-type="string">
            <text:p>Pattern 17</text:p>
          </table:table-cell>
          <table:table-cell office:value="0.6216780360268532" office:value-type="float"/>
          <table:table-cell office:value="0.312216007982931" office:value-type="float"/>
          <table:table-cell office:value="26.603356969223533" office:value-type="float"/>
          <table:table-cell office:value-type="string">
            <text:p>input/data_formal_20240530-1342/meme/shrutij006_20230201T201347/0.jpg</text:p>
          </table:table-cell>
          <table:table-cell office:value-type="string">
            <text:p>https://twitter.com/shrutij006/status/1620878098995744769</text:p>
          </table:table-cell>
        </table:table-row>
        <table:table-row>
          <table:table-cell office:value="2486" office:value-type="float"/>
          <table:table-cell office:value-type="string">
            <text:p>Pattern 31</text:p>
          </table:table-cell>
          <table:table-cell office:value="0.05346834908275133" office:value-type="float"/>
          <table:table-cell office:value="0.22853251915361988" office:value-type="float"/>
          <table:table-cell office:value="27.762758671659686" office:value-type="float"/>
          <table:table-cell office:value-type="string">
            <text:p>input/data_formal_20240530-1342/meme/shubhamdave29_20230202T054700/0.jpg</text:p>
          </table:table-cell>
          <table:table-cell office:value-type="string">
            <text:p>https://twitter.com/shubhamdave29/status/1621022353814872064</text:p>
          </table:table-cell>
        </table:table-row>
        <table:table-row>
          <table:table-cell office:value="2487" office:value-type="float"/>
          <table:table-cell office:value-type="string">
            <text:p>Pattern 36</text:p>
          </table:table-cell>
          <table:table-cell office:value="0.6551472049902409" office:value-type="float"/>
          <table:table-cell office:value="0.3719439401887866" office:value-type="float"/>
          <table:table-cell office:value="31.152544310156383" office:value-type="float"/>
          <table:table-cell office:value-type="string">
            <text:p>input/data_formal_20240530-1342/meme/shubhamdongare__20230113T110727/0.jpg</text:p>
          </table:table-cell>
          <table:table-cell office:value-type="string">
            <text:p>https://twitter.com/shubhamdongare_/status/1613855592644501504</text:p>
          </table:table-cell>
        </table:table-row>
        <table:table-row>
          <table:table-cell office:value="2488" office:value-type="float"/>
          <table:table-cell office:value-type="string">
            <text:p>Pattern 1</text:p>
          </table:table-cell>
          <table:table-cell office:value="0.3501884741014291" office:value-type="float"/>
          <table:table-cell office:value="0.7066802538092716" office:value-type="float"/>
          <table:table-cell office:value="29.53323952201821" office:value-type="float"/>
          <table:table-cell office:value-type="string">
            <text:p>input/data_formal_20240530-1342/meme/shyzarsueglobal_20230107T030350/0.jpg</text:p>
          </table:table-cell>
          <table:table-cell office:value-type="string">
            <text:p>https://twitter.com/shyzarsueglobal/status/1611559203411304452</text:p>
          </table:table-cell>
        </table:table-row>
        <table:table-row>
          <table:table-cell office:value="2489" office:value-type="float"/>
          <table:table-cell office:value-type="string">
            <text:p>Pattern 8</text:p>
          </table:table-cell>
          <table:table-cell office:value="0.15634291083095478" office:value-type="float"/>
          <table:table-cell office:value="0.41296875736422917" office:value-type="float"/>
          <table:table-cell office:value="31.219510492236555" office:value-type="float"/>
          <table:table-cell office:value-type="string">
            <text:p>input/data_formal_20240530-1342/meme/shyzarsueglobal_20230107T030747/0.jpg</text:p>
          </table:table-cell>
          <table:table-cell office:value-type="string">
            <text:p>https://twitter.com/shyzarsueglobal/status/1611560197880782849</text:p>
          </table:table-cell>
        </table:table-row>
        <table:table-row>
          <table:table-cell office:value="2490" office:value-type="float"/>
          <table:table-cell office:value-type="string">
            <text:p>Pattern 16</text:p>
          </table:table-cell>
          <table:table-cell office:value="0.2587371205112266" office:value-type="float"/>
          <table:table-cell office:value="0.30601863684939634" office:value-type="float"/>
          <table:table-cell office:value="31.187332140654735" office:value-type="float"/>
          <table:table-cell office:value-type="string">
            <text:p>input/data_formal_20240530-1342/meme/shyzarsueglobal_20230107T031255/0.jpg</text:p>
          </table:table-cell>
          <table:table-cell office:value-type="string">
            <text:p>https://twitter.com/shyzarsueglobal/status/1611561491941019649</text:p>
          </table:table-cell>
        </table:table-row>
        <table:table-row>
          <table:table-cell office:value="2491" office:value-type="float"/>
          <table:table-cell office:value-type="string">
            <text:p>Pattern 36</text:p>
          </table:table-cell>
          <table:table-cell office:value="0.6858780140458585" office:value-type="float"/>
          <table:table-cell office:value="0.3616032309305376" office:value-type="float"/>
          <table:table-cell office:value="26.813382075210747" office:value-type="float"/>
          <table:table-cell office:value-type="string">
            <text:p>input/data_formal_20240530-1342/meme/SiamDewan890_20230206T112713/0.jpg</text:p>
          </table:table-cell>
          <table:table-cell office:value-type="string">
            <text:p>https://twitter.com/SiamDewan890/status/1622557521599930368</text:p>
          </table:table-cell>
        </table:table-row>
        <table:table-row>
          <table:table-cell office:value="2492" office:value-type="float"/>
          <table:table-cell office:value-type="string">
            <text:p>Pattern 28</text:p>
          </table:table-cell>
          <table:table-cell office:value="0.10851494458869748" office:value-type="float"/>
          <table:table-cell office:value="0.6250332408052884" office:value-type="float"/>
          <table:table-cell office:value="25.606181228695895" office:value-type="float"/>
          <table:table-cell office:value-type="string">
            <text:p>input/data_formal_20240530-1342/meme/SimulWolf_20230205T120536/0.jpg</text:p>
          </table:table-cell>
          <table:table-cell office:value-type="string">
            <text:p>https://twitter.com/SimulWolf/status/1622597865930649601</text:p>
          </table:table-cell>
        </table:table-row>
        <table:table-row>
          <table:table-cell office:value="2493" office:value-type="float"/>
          <table:table-cell office:value-type="string">
            <text:p>Pattern 28</text:p>
          </table:table-cell>
          <table:table-cell office:value="0.12932769786134843" office:value-type="float"/>
          <table:table-cell office:value="0.8538440706479034" office:value-type="float"/>
          <table:table-cell office:value="23.994804011248064" office:value-type="float"/>
          <table:table-cell office:value-type="string">
            <text:p>input/data_formal_20240530-1342/meme/SimulWolf_20230206T073300/0.jpg</text:p>
          </table:table-cell>
          <table:table-cell office:value-type="string">
            <text:p>https://twitter.com/PythonBot_By_PM/status/1622597772464513026</text:p>
          </table:table-cell>
        </table:table-row>
        <table:table-row>
          <table:table-cell office:value="2494" office:value-type="float"/>
          <table:table-cell office:value-type="string">
            <text:p>Pattern 5</text:p>
          </table:table-cell>
          <table:table-cell office:value="0.5688519288105895" office:value-type="float"/>
          <table:table-cell office:value="0.3165757308281657" office:value-type="float"/>
          <table:table-cell office:value="30.92723227254163" office:value-type="float"/>
          <table:table-cell office:value-type="string">
            <text:p>input/data_formal_20240530-1342/meme/SinaYousefpoor_20230206T111342/0.jpg</text:p>
          </table:table-cell>
          <table:table-cell office:value-type="string">
            <text:p>https://twitter.com/SinaYousefpoor/status/1622554120128266244</text:p>
          </table:table-cell>
        </table:table-row>
        <table:table-row>
          <table:table-cell office:value="2495" office:value-type="float"/>
          <table:table-cell office:value-type="string">
            <text:p>Pattern 49</text:p>
          </table:table-cell>
          <table:table-cell office:value="0.3725009324575568" office:value-type="float"/>
          <table:table-cell office:value="0.7143594543494376" office:value-type="float"/>
          <table:table-cell office:value="29.03269867394234" office:value-type="float"/>
          <table:table-cell office:value-type="string">
            <text:p>input/data_formal_20240530-1342/meme/skivia__20230226T043000/0.jpg</text:p>
          </table:table-cell>
          <table:table-cell office:value-type="string">
            <text:p>https://twitter.com/skivia_/status/1629700282933182464</text:p>
          </table:table-cell>
        </table:table-row>
        <table:table-row>
          <table:table-cell office:value="2496" office:value-type="float"/>
          <table:table-cell office:value-type="string">
            <text:p>Pattern 23</text:p>
          </table:table-cell>
          <table:table-cell office:value="0.4453785921002624" office:value-type="float"/>
          <table:table-cell office:value="0.2848395637208916" office:value-type="float"/>
          <table:table-cell office:value="29.646301422162402" office:value-type="float"/>
          <table:table-cell office:value-type="string">
            <text:p>input/data_formal_20240530-1342/meme/SKizzleAXE_20230322T174300/0.jpg</text:p>
          </table:table-cell>
          <table:table-cell office:value-type="string">
            <text:p>https://twitter.com/SKizzleAXE/status/1638597158470565888</text:p>
          </table:table-cell>
        </table:table-row>
        <table:table-row>
          <table:table-cell office:value="2497" office:value-type="float"/>
          <table:table-cell office:value-type="string">
            <text:p>Pattern 28</text:p>
          </table:table-cell>
          <table:table-cell office:value="0.3175630681768917" office:value-type="float"/>
          <table:table-cell office:value="0.8715975641509635" office:value-type="float"/>
          <table:table-cell office:value="25.3522412037631" office:value-type="float"/>
          <table:table-cell office:value-type="string">
            <text:p>input/data_formal_20240530-1342/meme/Skwrlwrld_20210218T230521/0.jpg</text:p>
          </table:table-cell>
          <table:table-cell office:value-type="string">
            <text:p>https://twitter.com/TuuwaCoyote/status/1620923956768428032</text:p>
          </table:table-cell>
        </table:table-row>
        <table:table-row>
          <table:table-cell office:value="2498" office:value-type="float"/>
          <table:table-cell office:value-type="string">
            <text:p>Pattern 3</text:p>
          </table:table-cell>
          <table:table-cell office:value="0.8290474440362972" office:value-type="float"/>
          <table:table-cell office:value="0.4796648415599154" office:value-type="float"/>
          <table:table-cell office:value="21.397112157653183" office:value-type="float"/>
          <table:table-cell office:value-type="string">
            <text:p>input/data_formal_20240530-1342/meme/skypathdigital_20230105T112751/0.jpg</text:p>
          </table:table-cell>
          <table:table-cell office:value-type="string">
            <text:p>https://twitter.com/skypathdigital/status/1610961269972172801</text:p>
          </table:table-cell>
        </table:table-row>
        <table:table-row>
          <table:table-cell office:value="2499" office:value-type="float"/>
          <table:table-cell office:value-type="string">
            <text:p>Pattern 42</text:p>
          </table:table-cell>
          <table:table-cell office:value="0.630310957696546" office:value-type="float"/>
          <table:table-cell office:value="0.5873239547573622" office:value-type="float"/>
          <table:table-cell office:value="28.10691790844633" office:value-type="float"/>
          <table:table-cell office:value-type="string">
            <text:p>input/data_formal_20240530-1342/meme/SLMPLAYS_20230202T010153/0.jpg</text:p>
          </table:table-cell>
          <table:table-cell office:value-type="string">
            <text:p>https://twitter.com/SLMPLAYS/status/1620950602053292034</text:p>
          </table:table-cell>
        </table:table-row>
        <table:table-row>
          <table:table-cell office:value="2500" office:value-type="float"/>
          <table:table-cell office:value-type="string">
            <text:p>Pattern 36</text:p>
          </table:table-cell>
          <table:table-cell office:value="0.8314219626583295" office:value-type="float"/>
          <table:table-cell office:value="0.41271046210514445" office:value-type="float"/>
          <table:table-cell office:value="21.623687829102025" office:value-type="float"/>
          <table:table-cell office:value-type="string">
            <text:p>input/data_formal_20240530-1342/meme/Slopez30_20221228T010429/0.jpg</text:p>
          </table:table-cell>
          <table:table-cell office:value-type="string">
            <text:p>https://twitter.com/kratoswrath654/status/1607905609315147776</text:p>
          </table:table-cell>
        </table:table-row>
        <table:table-row>
          <table:table-cell office:value="2501" office:value-type="float"/>
          <table:table-cell office:value-type="string">
            <text:p>Pattern 12</text:p>
          </table:table-cell>
          <table:table-cell office:value="0.3671452663807153" office:value-type="float"/>
          <table:table-cell office:value="0.7510099438210522" office:value-type="float"/>
          <table:table-cell office:value="23.314327906606124" office:value-type="float"/>
          <table:table-cell office:value-type="string">
            <text:p>input/data_formal_20240530-1342/meme/Slopez30_20230109T010427/0.jpg</text:p>
          </table:table-cell>
          <table:table-cell office:value-type="string">
            <text:p>https://twitter.com/Barbalicious3/status/1613317749400535040</text:p>
          </table:table-cell>
        </table:table-row>
        <table:table-row>
          <table:table-cell office:value="2502" office:value-type="float"/>
          <table:table-cell office:value-type="string">
            <text:p>Pattern 48</text:p>
          </table:table-cell>
          <table:table-cell office:value="0.43394575402418" office:value-type="float"/>
          <table:table-cell office:value="0.464723466860458" office:value-type="float"/>
          <table:table-cell office:value="28.120298366233136" office:value-type="float"/>
          <table:table-cell office:value-type="string">
            <text:p>input/data_formal_20240530-1342/meme/SlotsDeathclaw_20230131T163900/0.jpg</text:p>
          </table:table-cell>
          <table:table-cell office:value-type="string">
            <text:p>https://twitter.com/delacruzrose088/status/1620974126793105408</text:p>
          </table:table-cell>
        </table:table-row>
        <table:table-row>
          <table:table-cell office:value="2503" office:value-type="float"/>
          <table:table-cell office:value-type="string">
            <text:p>Pattern 2</text:p>
          </table:table-cell>
          <table:table-cell office:value="0.7126608275632857" office:value-type="float"/>
          <table:table-cell office:value="0.3139145112138544" office:value-type="float"/>
          <table:table-cell office:value="26.16183133010917" office:value-type="float"/>
          <table:table-cell office:value-type="string">
            <text:p>input/data_formal_20240530-1342/meme/Smarf_sri___20230103T154124/0.jpg</text:p>
          </table:table-cell>
          <table:table-cell office:value-type="string">
            <text:p>https://twitter.com/Smarf_sri__/status/1610300302028341250</text:p>
          </table:table-cell>
        </table:table-row>
        <table:table-row>
          <table:table-cell office:value="2504" office:value-type="float"/>
          <table:table-cell office:value-type="string">
            <text:p>Pattern 12</text:p>
          </table:table-cell>
          <table:table-cell office:value="0.1590349301532753" office:value-type="float"/>
          <table:table-cell office:value="0.5667104386214291" office:value-type="float"/>
          <table:table-cell office:value="27.166085294581304" office:value-type="float"/>
          <table:table-cell office:value-type="string">
            <text:p>input/data_formal_20240530-1342/meme/smartivitylabs_20230206T133310/0.jpg</text:p>
          </table:table-cell>
          <table:table-cell office:value-type="string">
            <text:p>https://twitter.com/smartivitylabs/status/1622589217795874817</text:p>
          </table:table-cell>
        </table:table-row>
        <table:table-row>
          <table:table-cell office:value="2505" office:value-type="float"/>
          <table:table-cell office:value-type="string">
            <text:p>Pattern 29</text:p>
          </table:table-cell>
          <table:table-cell office:value="0.47180894668651563" office:value-type="float"/>
          <table:table-cell office:value="0.554012927102457" office:value-type="float"/>
          <table:table-cell office:value="26.08832885688294" office:value-type="float"/>
          <table:table-cell office:value-type="string">
            <text:p>input/data_formal_20240530-1342/meme/smartivitylabs_20230206T133310/1.jpg</text:p>
          </table:table-cell>
          <table:table-cell office:value-type="string">
            <text:p>https://twitter.com/smartivitylabs/status/1622589217795874817</text:p>
          </table:table-cell>
        </table:table-row>
        <table:table-row>
          <table:table-cell office:value="2506" office:value-type="float"/>
          <table:table-cell office:value-type="string">
            <text:p>Pattern 20</text:p>
          </table:table-cell>
          <table:table-cell office:value="0.7451496957184982" office:value-type="float"/>
          <table:table-cell office:value="0.39460861891878973" office:value-type="float"/>
          <table:table-cell office:value="25.522282786522695" office:value-type="float"/>
          <table:table-cell office:value-type="string">
            <text:p>input/data_formal_20240530-1342/meme/smartivitylabs_20230206T133310/2.jpg</text:p>
          </table:table-cell>
          <table:table-cell office:value-type="string">
            <text:p>https://twitter.com/smartivitylabs/status/1622589217795874817</text:p>
          </table:table-cell>
        </table:table-row>
        <table:table-row>
          <table:table-cell office:value="2507" office:value-type="float"/>
          <table:table-cell office:value-type="string">
            <text:p>Pattern 15</text:p>
          </table:table-cell>
          <table:table-cell office:value="0.18564658187447114" office:value-type="float"/>
          <table:table-cell office:value="0.1666374316990074" office:value-type="float"/>
          <table:table-cell office:value="23.19536981083936" office:value-type="float"/>
          <table:table-cell office:value-type="string">
            <text:p>input/data_formal_20240530-1342/meme/SmartPlantHome_20221227T010055/0.jpg</text:p>
          </table:table-cell>
          <table:table-cell office:value-type="string">
            <text:p>https://twitter.com/SmartPlantHome/status/1607542004778520578</text:p>
          </table:table-cell>
        </table:table-row>
        <table:table-row>
          <table:table-cell office:value="2508" office:value-type="float"/>
          <table:table-cell office:value-type="string">
            <text:p>Pattern 29</text:p>
          </table:table-cell>
          <table:table-cell office:value="0.30191942178054726" office:value-type="float"/>
          <table:table-cell office:value="0.5340808075189738" office:value-type="float"/>
          <table:table-cell office:value="28.139969536560383" office:value-type="float"/>
          <table:table-cell office:value-type="string">
            <text:p>input/data_formal_20240530-1342/meme/Smartptonline_20230105T121300/0.jpg</text:p>
          </table:table-cell>
          <table:table-cell office:value-type="string">
            <text:p>https://twitter.com/Smartptonline/status/1610972630571520002</text:p>
          </table:table-cell>
        </table:table-row>
        <table:table-row>
          <table:table-cell office:value="2509" office:value-type="float"/>
          <table:table-cell office:value-type="string">
            <text:p>Pattern 31</text:p>
          </table:table-cell>
          <table:table-cell office:value="0.05032245503376054" office:value-type="float"/>
          <table:table-cell office:value="0.2935208906758744" office:value-type="float"/>
          <table:table-cell office:value="21.434328365959914" office:value-type="float"/>
          <table:table-cell office:value-type="string">
            <text:p>input/data_formal_20240530-1342/meme/Smit901_20230323T034526/0.jpg</text:p>
          </table:table-cell>
          <table:table-cell office:value-type="string">
            <text:p>https://twitter.com/Smit901/status/1638748765388697601</text:p>
          </table:table-cell>
        </table:table-row>
        <table:table-row>
          <table:table-cell office:value="2510" office:value-type="float"/>
          <table:table-cell office:value-type="string">
            <text:p>Pattern 16</text:p>
          </table:table-cell>
          <table:table-cell office:value="0.17989042020432952" office:value-type="float"/>
          <table:table-cell office:value="0.33322901530125576" office:value-type="float"/>
          <table:table-cell office:value="27.270936140370633" office:value-type="float"/>
          <table:table-cell office:value-type="string">
            <text:p>input/data_formal_20240530-1342/meme/SmutneHistorie_20230105T112847/0.jpg</text:p>
          </table:table-cell>
          <table:table-cell office:value-type="string">
            <text:p>https://twitter.com/kamborek/status/1610964124757893120</text:p>
          </table:table-cell>
        </table:table-row>
        <table:table-row>
          <table:table-cell office:value="2511" office:value-type="float"/>
          <table:table-cell office:value-type="string">
            <text:p>Pattern 16</text:p>
          </table:table-cell>
          <table:table-cell office:value="0.3218748905003385" office:value-type="float"/>
          <table:table-cell office:value="0.3201432936872064" office:value-type="float"/>
          <table:table-cell office:value="31.096710160251654" office:value-type="float"/>
          <table:table-cell office:value-type="string">
            <text:p>input/data_formal_20240530-1342/meme/snack_meals_20230106T073852/0.jpg</text:p>
          </table:table-cell>
          <table:table-cell office:value-type="string">
            <text:p>https://twitter.com/snack_meals/status/1611266030327799814</text:p>
          </table:table-cell>
        </table:table-row>
        <table:table-row>
          <table:table-cell office:value="2512" office:value-type="float"/>
          <table:table-cell office:value-type="string">
            <text:p>Pattern 23</text:p>
          </table:table-cell>
          <table:table-cell office:value="0.13787393624660044" office:value-type="float"/>
          <table:table-cell office:value="0.24670958354613154" office:value-type="float"/>
          <table:table-cell office:value="32.197470168992794" office:value-type="float"/>
          <table:table-cell office:value-type="string">
            <text:p>input/data_formal_20240530-1342/meme/snitchindia_20230106T065421/0.jpg</text:p>
          </table:table-cell>
          <table:table-cell office:value-type="string">
            <text:p>https://twitter.com/snitchindia/status/1611254826985476102</text:p>
          </table:table-cell>
        </table:table-row>
        <table:table-row>
          <table:table-cell office:value="2513" office:value-type="float"/>
          <table:table-cell office:value-type="string">
            <text:p>Pattern 9</text:p>
          </table:table-cell>
          <table:table-cell office:value="0.17192342787479967" office:value-type="float"/>
          <table:table-cell office:value="0.027549958997285018" office:value-type="float"/>
          <table:table-cell office:value="7.487335352451948" office:value-type="float"/>
          <table:table-cell office:value-type="string">
            <text:p>input/data_formal_20240530-1342/meme/SocialCTR__20230106T073457/0.jpg</text:p>
          </table:table-cell>
          <table:table-cell office:value-type="string">
            <text:p>https://twitter.com/SocialCTR_/status/1611265044238458881</text:p>
          </table:table-cell>
        </table:table-row>
        <table:table-row>
          <table:table-cell office:value="2514" office:value-type="float"/>
          <table:table-cell office:value-type="string">
            <text:p>Pattern 16</text:p>
          </table:table-cell>
          <table:table-cell office:value="0.25892602782961316" office:value-type="float"/>
          <table:table-cell office:value="0.5019732601431243" office:value-type="float"/>
          <table:table-cell office:value="31.316791447536097" office:value-type="float"/>
          <table:table-cell office:value-type="string">
            <text:p>input/data_formal_20240530-1342/meme/socinova_20221228T043306/0.jpg</text:p>
          </table:table-cell>
          <table:table-cell office:value-type="string">
            <text:p>https://twitter.com/socinova/status/1607957791863447554</text:p>
          </table:table-cell>
        </table:table-row>
        <table:table-row>
          <table:table-cell office:value="2515" office:value-type="float"/>
          <table:table-cell office:value-type="string">
            <text:p>Pattern 8</text:p>
          </table:table-cell>
          <table:table-cell office:value="0.25199068207650127" office:value-type="float"/>
          <table:table-cell office:value="0.5201179757226914" office:value-type="float"/>
          <table:table-cell office:value="33.696123522370144" office:value-type="float"/>
          <table:table-cell office:value-type="string">
            <text:p>input/data_formal_20240530-1342/meme/Soft_Junk_20230103T154159/0.jpg</text:p>
          </table:table-cell>
          <table:table-cell office:value-type="string">
            <text:p>https://twitter.com/mclinuxmaxe/status/1610970994927341570</text:p>
          </table:table-cell>
        </table:table-row>
        <table:table-row>
          <table:table-cell office:value="2516" office:value-type="float"/>
          <table:table-cell office:value-type="string">
            <text:p>Pattern 1</text:p>
          </table:table-cell>
          <table:table-cell office:value="0.4066535985639151" office:value-type="float"/>
          <table:table-cell office:value="0.7711983636717163" office:value-type="float"/>
          <table:table-cell office:value="26.86606173784717" office:value-type="float"/>
          <table:table-cell office:value-type="string">
            <text:p>input/data_formal_20240530-1342/meme/Soft_Junk_20230104T181336/0.jpg</text:p>
          </table:table-cell>
          <table:table-cell office:value-type="string">
            <text:p>https://twitter.com/nextopsol/status/1610981932220973061</text:p>
          </table:table-cell>
        </table:table-row>
        <table:table-row>
          <table:table-cell office:value="2517" office:value-type="float"/>
          <table:table-cell office:value-type="string">
            <text:p>Pattern 15</text:p>
          </table:table-cell>
          <table:table-cell office:value="0.11271412351810173" office:value-type="float"/>
          <table:table-cell office:value="0.2454454982910258" office:value-type="float"/>
          <table:table-cell office:value="22.493207016419248" office:value-type="float"/>
          <table:table-cell office:value-type="string">
            <text:p>input/data_formal_20240530-1342/meme/Soft_Junk_20230206T114938/0.jpg</text:p>
          </table:table-cell>
          <table:table-cell office:value-type="string">
            <text:p>https://twitter.com/Soft_Junk/status/1622563164536848384</text:p>
          </table:table-cell>
        </table:table-row>
        <table:table-row>
          <table:table-cell office:value="2518" office:value-type="float"/>
          <table:table-cell office:value-type="string">
            <text:p>Pattern 15</text:p>
          </table:table-cell>
          <table:table-cell office:value="0.332343378825567" office:value-type="float"/>
          <table:table-cell office:value="0.35047462661151685" office:value-type="float"/>
          <table:table-cell office:value="22.1229444475535" office:value-type="float"/>
          <table:table-cell office:value-type="string">
            <text:p>input/data_formal_20240530-1342/meme/SoftDevGirl_20230128T184347/0.jpg</text:p>
          </table:table-cell>
          <table:table-cell office:value-type="string">
            <text:p>https://twitter.com/dopemicrophone/status/1622592932690771968</text:p>
          </table:table-cell>
        </table:table-row>
        <table:table-row>
          <table:table-cell office:value="2519" office:value-type="float"/>
          <table:table-cell office:value-type="string">
            <text:p>Pattern 4</text:p>
          </table:table-cell>
          <table:table-cell office:value="0.21983623990304632" office:value-type="float"/>
          <table:table-cell office:value="0.8540206119267466" office:value-type="float"/>
          <table:table-cell office:value="23.918917826304046" office:value-type="float"/>
          <table:table-cell office:value-type="string">
            <text:p>input/data_formal_20240530-1342/meme/Soheil_SBabaei_20230206T135623/0.jpg</text:p>
          </table:table-cell>
          <table:table-cell office:value-type="string">
            <text:p>https://twitter.com/Soheil_SBabaei/status/1622595060473950208</text:p>
          </table:table-cell>
        </table:table-row>
        <table:table-row>
          <table:table-cell office:value="2520" office:value-type="float"/>
          <table:table-cell office:value-type="string">
            <text:p>Pattern 12</text:p>
          </table:table-cell>
          <table:table-cell office:value="0.25748049792842026" office:value-type="float"/>
          <table:table-cell office:value="0.7812950011550688" office:value-type="float"/>
          <table:table-cell office:value="24.863965412645886" office:value-type="float"/>
          <table:table-cell office:value-type="string">
            <text:p>input/data_formal_20240530-1342/meme/SolvePestPros_20230206T140000/0.jpg</text:p>
          </table:table-cell>
          <table:table-cell office:value-type="string">
            <text:p>https://twitter.com/SolvePestPros/status/1622595969769504770</text:p>
          </table:table-cell>
        </table:table-row>
        <table:table-row>
          <table:table-cell office:value="2521" office:value-type="float"/>
          <table:table-cell office:value-type="string">
            <text:p>Pattern 24</text:p>
          </table:table-cell>
          <table:table-cell office:value="0.38875042756981415" office:value-type="float"/>
          <table:table-cell office:value="0.8905642630577499" office:value-type="float"/>
          <table:table-cell office:value="16.48587755685994" office:value-type="float"/>
          <table:table-cell office:value-type="string">
            <text:p>input/data_formal_20240530-1342/meme/Sombreflamme_20230202T044621/0.jpg</text:p>
          </table:table-cell>
          <table:table-cell office:value-type="string">
            <text:p>https://twitter.com/Sombreflamme/status/1621007090591633408</text:p>
          </table:table-cell>
        </table:table-row>
        <table:table-row>
          <table:table-cell office:value="2522" office:value-type="float"/>
          <table:table-cell office:value-type="string">
            <text:p>Pattern 15</text:p>
          </table:table-cell>
          <table:table-cell office:value="0.18201545317541343" office:value-type="float"/>
          <table:table-cell office:value="0.230282967572572" office:value-type="float"/>
          <table:table-cell office:value="27.181638762449722" office:value-type="float"/>
          <table:table-cell office:value-type="string">
            <text:p>input/data_formal_20240530-1342/meme/SonicHeroes2077_20221228T003037/0.jpg</text:p>
          </table:table-cell>
          <table:table-cell office:value-type="string">
            <text:p>https://twitter.com/SonicHeroes2077/status/1607896769907630080</text:p>
          </table:table-cell>
        </table:table-row>
        <table:table-row>
          <table:table-cell office:value="2523" office:value-type="float"/>
          <table:table-cell office:value-type="string">
            <text:p>Pattern 2</text:p>
          </table:table-cell>
          <table:table-cell office:value="0.6172188297451303" office:value-type="float"/>
          <table:table-cell office:value="0.2835504153593269" office:value-type="float"/>
          <table:table-cell office:value="25.63546295749125" office:value-type="float"/>
          <table:table-cell office:value-type="string">
            <text:p>input/data_formal_20240530-1342/meme/sonreve__20230107T165220/0.jpg</text:p>
          </table:table-cell>
          <table:table-cell office:value-type="string">
            <text:p>https://twitter.com/sonreve_/status/1611767706008649729</text:p>
          </table:table-cell>
        </table:table-row>
        <table:table-row>
          <table:table-cell office:value="2524" office:value-type="float"/>
          <table:table-cell office:value-type="string">
            <text:p>Pattern 15</text:p>
          </table:table-cell>
          <table:table-cell office:value="0.17026255434357743" office:value-type="float"/>
          <table:table-cell office:value="0.290646867075524" office:value-type="float"/>
          <table:table-cell office:value="23.159109992566183" office:value-type="float"/>
          <table:table-cell office:value-type="string">
            <text:p>input/data_formal_20240530-1342/meme/SooopSe_20230108T225811/0.jpg</text:p>
          </table:table-cell>
          <table:table-cell office:value-type="string">
            <text:p>https://twitter.com/SooopSe/status/1612222162378842112</text:p>
          </table:table-cell>
        </table:table-row>
        <table:table-row>
          <table:table-cell office:value="2525" office:value-type="float"/>
          <table:table-cell office:value-type="string">
            <text:p>Pattern 14</text:p>
          </table:table-cell>
          <table:table-cell office:value="0.42191742659299897" office:value-type="float"/>
          <table:table-cell office:value="0.7966669696414668" office:value-type="float"/>
          <table:table-cell office:value="25.104594755870266" office:value-type="float"/>
          <table:table-cell office:value-type="string">
            <text:p>input/data_formal_20240530-1342/meme/SpaceApeCoin_20230211T230033/0.jpg</text:p>
          </table:table-cell>
          <table:table-cell office:value-type="string">
            <text:p>https://twitter.com/Manno5097/status/1624807827901480960</text:p>
          </table:table-cell>
        </table:table-row>
        <table:table-row>
          <table:table-cell office:value="2526" office:value-type="float"/>
          <table:table-cell office:value-type="string">
            <text:p>Pattern 20</text:p>
          </table:table-cell>
          <table:table-cell office:value="0.7313107105316452" office:value-type="float"/>
          <table:table-cell office:value="0.31544894369328047" office:value-type="float"/>
          <table:table-cell office:value="28.080404687336365" office:value-type="float"/>
          <table:table-cell office:value-type="string">
            <text:p>input/data_formal_20240530-1342/meme/SpaceBoysNFTs_20230322T140319/0.jpg</text:p>
          </table:table-cell>
          <table:table-cell office:value-type="string">
            <text:p>https://twitter.com/HelmetBear21/status/1638747907489943555</text:p>
          </table:table-cell>
        </table:table-row>
        <table:table-row>
          <table:table-cell office:value="2527" office:value-type="float"/>
          <table:table-cell office:value-type="string">
            <text:p>Pattern 11</text:p>
          </table:table-cell>
          <table:table-cell office:value="0.4703456473129583" office:value-type="float"/>
          <table:table-cell office:value="0.4649976359057762" office:value-type="float"/>
          <table:table-cell office:value="31.480503680367217" office:value-type="float"/>
          <table:table-cell office:value-type="string">
            <text:p>input/data_formal_20240530-1342/meme/sparksfury_20221227T114602/0.jpg</text:p>
          </table:table-cell>
          <table:table-cell office:value-type="string">
            <text:p>https://twitter.com/solosoyanimal/status/1607948488540659714</text:p>
          </table:table-cell>
        </table:table-row>
        <table:table-row>
          <table:table-cell office:value="2528" office:value-type="float"/>
          <table:table-cell office:value-type="string">
            <text:p>Pattern 16</text:p>
          </table:table-cell>
          <table:table-cell office:value="0.3672224138579284" office:value-type="float"/>
          <table:table-cell office:value="0.36596205985105523" office:value-type="float"/>
          <table:table-cell office:value="30.543242223207017" office:value-type="float"/>
          <table:table-cell office:value-type="string">
            <text:p>input/data_formal_20240530-1342/meme/Spicez14_20230202T003139/0.jpg</text:p>
          </table:table-cell>
          <table:table-cell office:value-type="string">
            <text:p>https://twitter.com/Spicez14/status/1620942989869854721</text:p>
          </table:table-cell>
        </table:table-row>
        <table:table-row>
          <table:table-cell office:value="2529" office:value-type="float"/>
          <table:table-cell office:value-type="string">
            <text:p>Pattern 5</text:p>
          </table:table-cell>
          <table:table-cell office:value="0.4197917347380772" office:value-type="float"/>
          <table:table-cell office:value="0.4155867618691906" office:value-type="float"/>
          <table:table-cell office:value="32.5313469835442" office:value-type="float"/>
          <table:table-cell office:value-type="string">
            <text:p>input/data_formal_20240530-1342/meme/Spicez14_20230202T003503/0.jpg</text:p>
          </table:table-cell>
          <table:table-cell office:value-type="string">
            <text:p>https://twitter.com/Spicez14/status/1620943848263528449</text:p>
          </table:table-cell>
        </table:table-row>
        <table:table-row>
          <table:table-cell office:value="2530" office:value-type="float"/>
          <table:table-cell office:value-type="string">
            <text:p>Pattern 37</text:p>
          </table:table-cell>
          <table:table-cell office:value="0.6956501026697778" office:value-type="float"/>
          <table:table-cell office:value="0.3537318058166704" office:value-type="float"/>
          <table:table-cell office:value="24.393475328766765" office:value-type="float"/>
          <table:table-cell office:value-type="string">
            <text:p>input/data_formal_20240530-1342/meme/spoilerforcepod_20230206T144114/0.jpg</text:p>
          </table:table-cell>
          <table:table-cell office:value-type="string">
            <text:p>https://twitter.com/spoilerforcepod/status/1622606348071436288</text:p>
          </table:table-cell>
        </table:table-row>
        <table:table-row>
          <table:table-cell office:value="2531" office:value-type="float"/>
          <table:table-cell office:value-type="string">
            <text:p>Pattern 31</text:p>
          </table:table-cell>
          <table:table-cell office:value="0.0811875593527141" office:value-type="float"/>
          <table:table-cell office:value="0.33729806141790086" office:value-type="float"/>
          <table:table-cell office:value="30.229669996247498" office:value-type="float"/>
          <table:table-cell office:value-type="string">
            <text:p>input/data_formal_20240530-1342/meme/sr_dalvi_20221229T094323/0.jpg</text:p>
          </table:table-cell>
          <table:table-cell office:value-type="string">
            <text:p>https://twitter.com/sr_dalvi/status/1608398262654111746</text:p>
          </table:table-cell>
        </table:table-row>
        <table:table-row>
          <table:table-cell office:value="2532" office:value-type="float"/>
          <table:table-cell office:value-type="string">
            <text:p>Pattern 49</text:p>
          </table:table-cell>
          <table:table-cell office:value="0.4054672580575818" office:value-type="float"/>
          <table:table-cell office:value="0.8258771154974607" office:value-type="float"/>
          <table:table-cell office:value="18.287021626607157" office:value-type="float"/>
          <table:table-cell office:value-type="string">
            <text:p>input/data_formal_20240530-1342/meme/Sribinu02_20230106T054737/0.jpg</text:p>
          </table:table-cell>
          <table:table-cell office:value-type="string">
            <text:p>https://twitter.com/Sribinu02/status/1611238033575247876</text:p>
          </table:table-cell>
        </table:table-row>
        <table:table-row>
          <table:table-cell office:value="2533" office:value-type="float"/>
          <table:table-cell office:value-type="string">
            <text:p>Pattern 16</text:p>
          </table:table-cell>
          <table:table-cell office:value="0.2572138034781527" office:value-type="float"/>
          <table:table-cell office:value="0.2534479327112793" office:value-type="float"/>
          <table:table-cell office:value="29.791473666367786" office:value-type="float"/>
          <table:table-cell office:value-type="string">
            <text:p>input/data_formal_20240530-1342/meme/srik4nt_20230106T080328/0.jpg</text:p>
          </table:table-cell>
          <table:table-cell office:value-type="string">
            <text:p>https://twitter.com/srik4nt/status/1611272222991343616</text:p>
          </table:table-cell>
        </table:table-row>
        <table:table-row>
          <table:table-cell office:value="2534" office:value-type="float"/>
          <table:table-cell office:value-type="string">
            <text:p>Pattern 33</text:p>
          </table:table-cell>
          <table:table-cell office:value="0.16429500997578136" office:value-type="float"/>
          <table:table-cell office:value="0.7239572196157463" office:value-type="float"/>
          <table:table-cell office:value="27.235165988489463" office:value-type="float"/>
          <table:table-cell office:value-type="string">
            <text:p>input/data_formal_20240530-1342/meme/SSMakrahi_20230106T080903/0.jpg</text:p>
          </table:table-cell>
          <table:table-cell office:value-type="string">
            <text:p>https://twitter.com/SSMakrahi/status/1611273645141393409</text:p>
          </table:table-cell>
        </table:table-row>
        <table:table-row>
          <table:table-cell office:value="2535" office:value-type="float"/>
          <table:table-cell office:value-type="string">
            <text:p>Pattern 7</text:p>
          </table:table-cell>
          <table:table-cell office:value="0.33006274557663756" office:value-type="float"/>
          <table:table-cell office:value="0.617976196365635" office:value-type="float"/>
          <table:table-cell office:value="20.345653634265997" office:value-type="float"/>
          <table:table-cell office:value-type="string">
            <text:p>input/data_formal_20240530-1342/meme/StaciAnime_20230105T110146/0.jpg</text:p>
          </table:table-cell>
          <table:table-cell office:value-type="string">
            <text:p>https://twitter.com/StaciAnime/status/1610954706288873479</text:p>
          </table:table-cell>
        </table:table-row>
        <table:table-row>
          <table:table-cell office:value="2536" office:value-type="float"/>
          <table:table-cell office:value-type="string">
            <text:p>Pattern 34</text:p>
          </table:table-cell>
          <table:table-cell office:value="0.2772158335219007" office:value-type="float"/>
          <table:table-cell office:value="0.7700622801336641" office:value-type="float"/>
          <table:table-cell office:value="26.184824452458834" office:value-type="float"/>
          <table:table-cell office:value-type="string">
            <text:p>input/data_formal_20240530-1342/meme/StaciAnime_20230105T110151/0.jpg</text:p>
          </table:table-cell>
          <table:table-cell office:value-type="string">
            <text:p>https://twitter.com/StaciAnime/status/1610954725536530433</text:p>
          </table:table-cell>
        </table:table-row>
        <table:table-row>
          <table:table-cell office:value="2537" office:value-type="float"/>
          <table:table-cell office:value-type="string">
            <text:p>Pattern 7</text:p>
          </table:table-cell>
          <table:table-cell office:value="0.26663334802974054" office:value-type="float"/>
          <table:table-cell office:value="0.5851715650992877" office:value-type="float"/>
          <table:table-cell office:value="23.6354811420106" office:value-type="float"/>
          <table:table-cell office:value-type="string">
            <text:p>input/data_formal_20240530-1342/meme/StaciAnime_20230105T110155/0.jpg</text:p>
          </table:table-cell>
          <table:table-cell office:value-type="string">
            <text:p>https://twitter.com/StaciAnime/status/1610954745056747520</text:p>
          </table:table-cell>
        </table:table-row>
        <table:table-row>
          <table:table-cell office:value="2538" office:value-type="float"/>
          <table:table-cell office:value-type="string">
            <text:p>Pattern 7</text:p>
          </table:table-cell>
          <table:table-cell office:value="0.3168465716361515" office:value-type="float"/>
          <table:table-cell office:value="0.6092824045124943" office:value-type="float"/>
          <table:table-cell office:value="21.22431148092589" office:value-type="float"/>
          <table:table-cell office:value-type="string">
            <text:p>input/data_formal_20240530-1342/meme/StaciAnime_20230105T110200/0.jpg</text:p>
          </table:table-cell>
          <table:table-cell office:value-type="string">
            <text:p>https://twitter.com/StaciAnime/status/1610954765969620993</text:p>
          </table:table-cell>
        </table:table-row>
        <table:table-row>
          <table:table-cell office:value="2539" office:value-type="float"/>
          <table:table-cell office:value-type="string">
            <text:p>Pattern 7</text:p>
          </table:table-cell>
          <table:table-cell office:value="0.22994290600293735" office:value-type="float"/>
          <table:table-cell office:value="0.5641063471002249" office:value-type="float"/>
          <table:table-cell office:value="19.30411855386553" office:value-type="float"/>
          <table:table-cell office:value-type="string">
            <text:p>input/data_formal_20240530-1342/meme/StaciAnime_20230105T110227/0.jpg</text:p>
          </table:table-cell>
          <table:table-cell office:value-type="string">
            <text:p>https://twitter.com/StaciAnime/status/1610954877768962049</text:p>
          </table:table-cell>
        </table:table-row>
        <table:table-row>
          <table:table-cell office:value="2540" office:value-type="float"/>
          <table:table-cell office:value-type="string">
            <text:p>Pattern 31</text:p>
          </table:table-cell>
          <table:table-cell office:value="0.06707287732951295" office:value-type="float"/>
          <table:table-cell office:value="0.527174068140576" office:value-type="float"/>
          <table:table-cell office:value="24.388265953929253" office:value-type="float"/>
          <table:table-cell office:value-type="string">
            <text:p>input/data_formal_20240530-1342/meme/StalwartEsports_20230105T102416/0.jpg</text:p>
          </table:table-cell>
          <table:table-cell office:value-type="string">
            <text:p>https://twitter.com/StalwartEsports/status/1610945268249202689</text:p>
          </table:table-cell>
        </table:table-row>
        <table:table-row>
          <table:table-cell office:value="2541" office:value-type="float"/>
          <table:table-cell office:value-type="string">
            <text:p>Pattern 31</text:p>
          </table:table-cell>
          <table:table-cell office:value="0.13373240009059473" office:value-type="float"/>
          <table:table-cell office:value="0.2399930883644266" office:value-type="float"/>
          <table:table-cell office:value="29.218147086186523" office:value-type="float"/>
          <table:table-cell office:value-type="string">
            <text:p>input/data_formal_20240530-1342/meme/startupjobin_20230106T064019/0.jpg</text:p>
          </table:table-cell>
          <table:table-cell office:value-type="string">
            <text:p>https://twitter.com/startupjobin/status/1611251295322771459</text:p>
          </table:table-cell>
        </table:table-row>
        <table:table-row>
          <table:table-cell office:value="2542" office:value-type="float"/>
          <table:table-cell office:value-type="string">
            <text:p>Pattern 16</text:p>
          </table:table-cell>
          <table:table-cell office:value="0.30373067478367527" office:value-type="float"/>
          <table:table-cell office:value="0.3640190500133111" office:value-type="float"/>
          <table:table-cell office:value="33.904763201523934" office:value-type="float"/>
          <table:table-cell office:value-type="string">
            <text:p>input/data_formal_20240530-1342/meme/StephenMoreton3_20221222T083453/0.jpg</text:p>
          </table:table-cell>
          <table:table-cell office:value-type="string">
            <text:p>https://twitter.com/djpegg/status/1605908331582865409</text:p>
          </table:table-cell>
        </table:table-row>
        <table:table-row>
          <table:table-cell office:value="2543" office:value-type="float"/>
          <table:table-cell office:value-type="string">
            <text:p>Pattern 15</text:p>
          </table:table-cell>
          <table:table-cell office:value="0.10803482674551551" office:value-type="float"/>
          <table:table-cell office:value="0.3272393855785498" office:value-type="float"/>
          <table:table-cell office:value="28.093042398673568" office:value-type="float"/>
          <table:table-cell office:value-type="string">
            <text:p>input/data_formal_20240530-1342/meme/stockgro_20230302T081641/0.jpg</text:p>
          </table:table-cell>
          <table:table-cell office:value-type="string">
            <text:p>https://twitter.com/jobsviatweet/status/1633065438560268288</text:p>
          </table:table-cell>
        </table:table-row>
        <table:table-row>
          <table:table-cell office:value="2544" office:value-type="float"/>
          <table:table-cell office:value-type="string">
            <text:p>Pattern 5</text:p>
          </table:table-cell>
          <table:table-cell office:value="0.4651397405368438" office:value-type="float"/>
          <table:table-cell office:value="0.33815190983749116" office:value-type="float"/>
          <table:table-cell office:value="31.33374347943864" office:value-type="float"/>
          <table:table-cell office:value-type="string">
            <text:p>input/data_formal_20240530-1342/meme/Stoiss_20230119T224330/0.jpg</text:p>
          </table:table-cell>
          <table:table-cell office:value-type="string">
            <text:p>https://twitter.com/Stoiss/status/1616204731478642701</text:p>
          </table:table-cell>
        </table:table-row>
        <table:table-row>
          <table:table-cell office:value="2545" office:value-type="float"/>
          <table:table-cell office:value-type="string">
            <text:p>Pattern 48</text:p>
          </table:table-cell>
          <table:table-cell office:value="0.3408897250209444" office:value-type="float"/>
          <table:table-cell office:value="0.45155646666724447" office:value-type="float"/>
          <table:table-cell office:value="28.11556541892224" office:value-type="float"/>
          <table:table-cell office:value-type="string">
            <text:p>input/data_formal_20240530-1342/meme/StormieJinx_20221223T164852/0.jpg</text:p>
          </table:table-cell>
          <table:table-cell office:value-type="string">
            <text:p>https://twitter.com/IceBear45S/status/1607885398939955200</text:p>
          </table:table-cell>
        </table:table-row>
        <table:table-row>
          <table:table-cell office:value="2546" office:value-type="float"/>
          <table:table-cell office:value-type="string">
            <text:p>Pattern 21</text:p>
          </table:table-cell>
          <table:table-cell office:value="0.7028151821696328" office:value-type="float"/>
          <table:table-cell office:value="0.5557416378547472" office:value-type="float"/>
          <table:table-cell office:value="24.30625807025874" office:value-type="float"/>
          <table:table-cell office:value-type="string">
            <text:p>input/data_formal_20240530-1342/meme/StormieJinx_20230104T184625/0.jpg</text:p>
          </table:table-cell>
          <table:table-cell office:value-type="string">
            <text:p>https://twitter.com/Ryanmzz132/status/1611276214332977153</text:p>
          </table:table-cell>
        </table:table-row>
        <table:table-row>
          <table:table-cell office:value="2547" office:value-type="float"/>
          <table:table-cell office:value-type="string">
            <text:p>Pattern 46</text:p>
          </table:table-cell>
          <table:table-cell office:value="0.16949549996811009" office:value-type="float"/>
          <table:table-cell office:value="0.09903086676278239" office:value-type="float"/>
          <table:table-cell office:value="14.396837799774614" office:value-type="float"/>
          <table:table-cell office:value-type="string">
            <text:p>input/data_formal_20240530-1342/meme/StoxboxIndia_20230105T120613/0.jpg</text:p>
          </table:table-cell>
          <table:table-cell office:value-type="string">
            <text:p>https://twitter.com/StoxboxIndia/status/1610970924534353923</text:p>
          </table:table-cell>
        </table:table-row>
        <table:table-row>
          <table:table-cell office:value="2548" office:value-type="float"/>
          <table:table-cell office:value-type="string">
            <text:p>Pattern 4</text:p>
          </table:table-cell>
          <table:table-cell office:value="0.18371657066818547" office:value-type="float"/>
          <table:table-cell office:value="0.8692732111345787" office:value-type="float"/>
          <table:table-cell office:value="27.45130265266569" office:value-type="float"/>
          <table:table-cell office:value-type="string">
            <text:p>input/data_formal_20240530-1342/meme/StrausserChris_20230206T143206/0.jpg</text:p>
          </table:table-cell>
          <table:table-cell office:value-type="string">
            <text:p>https://twitter.com/SpaceDogeYj/status/1622620697884491777</text:p>
          </table:table-cell>
        </table:table-row>
        <table:table-row>
          <table:table-cell office:value="2549" office:value-type="float"/>
          <table:table-cell office:value-type="string">
            <text:p>Pattern 24</text:p>
          </table:table-cell>
          <table:table-cell office:value="0.29508822624208775" office:value-type="float"/>
          <table:table-cell office:value="0.9344715205930654" office:value-type="float"/>
          <table:table-cell office:value="24.155406334315764" office:value-type="float"/>
          <table:table-cell office:value-type="string">
            <text:p>input/data_formal_20240530-1342/meme/StrausserChris_20230206T143206/1.jpg</text:p>
          </table:table-cell>
          <table:table-cell office:value-type="string">
            <text:p>https://twitter.com/SpaceDogeYj/status/1622620697884491777</text:p>
          </table:table-cell>
        </table:table-row>
        <table:table-row>
          <table:table-cell office:value="2550" office:value-type="float"/>
          <table:table-cell office:value-type="string">
            <text:p>Pattern 41</text:p>
          </table:table-cell>
          <table:table-cell office:value="0.3112910523882761" office:value-type="float"/>
          <table:table-cell office:value="0.8272405848854032" office:value-type="float"/>
          <table:table-cell office:value="27.848668034497724" office:value-type="float"/>
          <table:table-cell office:value-type="string">
            <text:p>input/data_formal_20240530-1342/meme/StrausserChris_20230206T143206/2.jpg</text:p>
          </table:table-cell>
          <table:table-cell office:value-type="string">
            <text:p>https://twitter.com/SpaceDogeYj/status/1622620697884491777</text:p>
          </table:table-cell>
        </table:table-row>
        <table:table-row>
          <table:table-cell office:value="2551" office:value-type="float"/>
          <table:table-cell office:value-type="string">
            <text:p>Pattern 41</text:p>
          </table:table-cell>
          <table:table-cell office:value="0.2474441237161043" office:value-type="float"/>
          <table:table-cell office:value="0.8499970946149782" office:value-type="float"/>
          <table:table-cell office:value="27.96197594855887" office:value-type="float"/>
          <table:table-cell office:value-type="string">
            <text:p>input/data_formal_20240530-1342/meme/StrausserChris_20230206T143206/3.jpg</text:p>
          </table:table-cell>
          <table:table-cell office:value-type="string">
            <text:p>https://twitter.com/SpaceDogeYj/status/1622620697884491777</text:p>
          </table:table-cell>
        </table:table-row>
        <table:table-row>
          <table:table-cell office:value="2552" office:value-type="float"/>
          <table:table-cell office:value-type="string">
            <text:p>Pattern 41</text:p>
          </table:table-cell>
          <table:table-cell office:value="0.2630758598354688" office:value-type="float"/>
          <table:table-cell office:value="0.6806014318150153" office:value-type="float"/>
          <table:table-cell office:value="29.309059787331837" office:value-type="float"/>
          <table:table-cell office:value-type="string">
            <text:p>input/data_formal_20240530-1342/meme/StrausserChris_20230212T000518/0.jpg</text:p>
          </table:table-cell>
          <table:table-cell office:value-type="string">
            <text:p>https://twitter.com/SlickRick_ALGO/status/1624765056163479557</text:p>
          </table:table-cell>
        </table:table-row>
        <table:table-row>
          <table:table-cell office:value="2553" office:value-type="float"/>
          <table:table-cell office:value-type="string">
            <text:p>Pattern 16</text:p>
          </table:table-cell>
          <table:table-cell office:value="0.24908703019187145" office:value-type="float"/>
          <table:table-cell office:value="0.25699769182379706" office:value-type="float"/>
          <table:table-cell office:value="27.670667205947026" office:value-type="float"/>
          <table:table-cell office:value-type="string">
            <text:p>input/data_formal_20240530-1342/meme/streamerinu77_20230203T200202/0.jpg</text:p>
          </table:table-cell>
          <table:table-cell office:value-type="string">
            <text:p>https://twitter.com/debt2assets/status/1622621551156764673</text:p>
          </table:table-cell>
        </table:table-row>
        <table:table-row>
          <table:table-cell office:value="2554" office:value-type="float"/>
          <table:table-cell office:value-type="string">
            <text:p>Pattern 6</text:p>
          </table:table-cell>
          <table:table-cell office:value="0.1589999607376131" office:value-type="float"/>
          <table:table-cell office:value="0.5591193843026635" office:value-type="float"/>
          <table:table-cell office:value="26.177224486355772" office:value-type="float"/>
          <table:table-cell office:value-type="string">
            <text:p>input/data_formal_20240530-1342/meme/StressQuit_20230206T111636/0.jpg</text:p>
          </table:table-cell>
          <table:table-cell office:value-type="string">
            <text:p>https://twitter.com/StressQuit/status/1622554851820593152</text:p>
          </table:table-cell>
        </table:table-row>
        <table:table-row>
          <table:table-cell office:value="2555" office:value-type="float"/>
          <table:table-cell office:value-type="string">
            <text:p>Pattern 31</text:p>
          </table:table-cell>
          <table:table-cell office:value="0.11041780680062024" office:value-type="float"/>
          <table:table-cell office:value="0.45267359250470657" office:value-type="float"/>
          <table:table-cell office:value="26.224867812617823" office:value-type="float"/>
          <table:table-cell office:value-type="string">
            <text:p>input/data_formal_20240530-1342/meme/StressQuit_20230206T114133/0.jpg</text:p>
          </table:table-cell>
          <table:table-cell office:value-type="string">
            <text:p>https://twitter.com/StressQuit/status/1622561128038686720</text:p>
          </table:table-cell>
        </table:table-row>
        <table:table-row>
          <table:table-cell office:value="2556" office:value-type="float"/>
          <table:table-cell office:value-type="string">
            <text:p>Pattern 46</text:p>
          </table:table-cell>
          <table:table-cell office:value="0.14065692271295074" office:value-type="float"/>
          <table:table-cell office:value="0.037022074677966144" office:value-type="float"/>
          <table:table-cell office:value="12.633279882426843" office:value-type="float"/>
          <table:table-cell office:value-type="string">
            <text:p>input/data_formal_20240530-1342/meme/Studex_Asia_20230106T062148/0.jpg</text:p>
          </table:table-cell>
          <table:table-cell office:value-type="string">
            <text:p>https://twitter.com/Studex_Asia/status/1611246639309795331</text:p>
          </table:table-cell>
        </table:table-row>
        <table:table-row>
          <table:table-cell office:value="2557" office:value-type="float"/>
          <table:table-cell office:value-type="string">
            <text:p>Pattern 46</text:p>
          </table:table-cell>
          <table:table-cell office:value="0.14320290305914898" office:value-type="float"/>
          <table:table-cell office:value="0.08739514895170258" office:value-type="float"/>
          <table:table-cell office:value="12.317061169497316" office:value-type="float"/>
          <table:table-cell office:value-type="string">
            <text:p>input/data_formal_20240530-1342/meme/studi0_seven_20230105T120335/0.jpg</text:p>
          </table:table-cell>
          <table:table-cell office:value-type="string">
            <text:p>https://twitter.com/studi0_seven/status/1610970262610247682</text:p>
          </table:table-cell>
        </table:table-row>
        <table:table-row>
          <table:table-cell office:value="2558" office:value-type="float"/>
          <table:table-cell office:value-type="string">
            <text:p>Pattern 19</text:p>
          </table:table-cell>
          <table:table-cell office:value="0.5516007774546303" office:value-type="float"/>
          <table:table-cell office:value="0.7272271253552532" office:value-type="float"/>
          <table:table-cell office:value="29.272474629603337" office:value-type="float"/>
          <table:table-cell office:value-type="string">
            <text:p>input/data_formal_20240530-1342/meme/styxcolor_20230202T002416/0.jpg</text:p>
          </table:table-cell>
          <table:table-cell office:value-type="string">
            <text:p>https://twitter.com/styxcolor/status/1620941132028063745</text:p>
          </table:table-cell>
        </table:table-row>
        <table:table-row>
          <table:table-cell office:value="2559" office:value-type="float"/>
          <table:table-cell office:value-type="string">
            <text:p>Pattern 42</text:p>
          </table:table-cell>
          <table:table-cell office:value="0.4166522329955037" office:value-type="float"/>
          <table:table-cell office:value="0.5919361704353798" office:value-type="float"/>
          <table:table-cell office:value="26.74558333376241" office:value-type="float"/>
          <table:table-cell office:value-type="string">
            <text:p>input/data_formal_20240530-1342/meme/SubeshSun_20230202T044051/0.jpg</text:p>
          </table:table-cell>
          <table:table-cell office:value-type="string">
            <text:p>https://twitter.com/SubeshSun/status/1621005702767726594</text:p>
          </table:table-cell>
        </table:table-row>
        <table:table-row>
          <table:table-cell office:value="2560" office:value-type="float"/>
          <table:table-cell office:value-type="string">
            <text:p>Pattern 14</text:p>
          </table:table-cell>
          <table:table-cell office:value="0.4356287239945107" office:value-type="float"/>
          <table:table-cell office:value="0.6874363162977057" office:value-type="float"/>
          <table:table-cell office:value="28.56482300647678" office:value-type="float"/>
          <table:table-cell office:value-type="string">
            <text:p>input/data_formal_20240530-1342/meme/SueSueishere_20230111T232335/0.jpg</text:p>
          </table:table-cell>
          <table:table-cell office:value-type="string">
            <text:p>https://twitter.com/SueSueishere/status/1613315717801074693</text:p>
          </table:table-cell>
        </table:table-row>
        <table:table-row>
          <table:table-cell office:value="2561" office:value-type="float"/>
          <table:table-cell office:value-type="string">
            <text:p>Pattern 31</text:p>
          </table:table-cell>
          <table:table-cell office:value="0.08980885966331653" office:value-type="float"/>
          <table:table-cell office:value="0.27257006170138237" office:value-type="float"/>
          <table:table-cell office:value="22.940183627682867" office:value-type="float"/>
          <table:table-cell office:value-type="string">
            <text:p>input/data_formal_20240530-1342/meme/SuggaDigitals_20230202T050000/0.jpg</text:p>
          </table:table-cell>
          <table:table-cell office:value-type="string">
            <text:p>https://twitter.com/_Post_Your_Ads/status/1621018063314292737</text:p>
          </table:table-cell>
        </table:table-row>
        <table:table-row>
          <table:table-cell office:value="2562" office:value-type="float"/>
          <table:table-cell office:value-type="string">
            <text:p>Pattern 25</text:p>
          </table:table-cell>
          <table:table-cell office:value="0.7667391258392823" office:value-type="float"/>
          <table:table-cell office:value="0.37779178692025683" office:value-type="float"/>
          <table:table-cell office:value="27.035927701392357" office:value-type="float"/>
          <table:table-cell office:value-type="string">
            <text:p>input/data_formal_20240530-1342/meme/suipiens_20230312T130002/0.jpg</text:p>
          </table:table-cell>
          <table:table-cell office:value-type="string">
            <text:p>https://twitter.com/animikii387/status/1636188851684413441</text:p>
          </table:table-cell>
        </table:table-row>
        <table:table-row>
          <table:table-cell office:value="2563" office:value-type="float"/>
          <table:table-cell office:value-type="string">
            <text:p>Pattern 5</text:p>
          </table:table-cell>
          <table:table-cell office:value="0.721863349771412" office:value-type="float"/>
          <table:table-cell office:value="0.3476669237471791" office:value-type="float"/>
          <table:table-cell office:value="25.08619492240114" office:value-type="float"/>
          <table:table-cell office:value-type="string">
            <text:p>input/data_formal_20240530-1342/meme/suipiens_20230321T130003/0.jpg</text:p>
          </table:table-cell>
          <table:table-cell office:value-type="string">
            <text:p>https://twitter.com/b_c_brent/status/1638748122686844928</text:p>
          </table:table-cell>
        </table:table-row>
        <table:table-row>
          <table:table-cell office:value="2564" office:value-type="float"/>
          <table:table-cell office:value-type="string">
            <text:p>Pattern 37</text:p>
          </table:table-cell>
          <table:table-cell office:value="0.6314303208429549" office:value-type="float"/>
          <table:table-cell office:value="0.5154062878921308" office:value-type="float"/>
          <table:table-cell office:value="23.05451308855898" office:value-type="float"/>
          <table:table-cell office:value-type="string">
            <text:p>input/data_formal_20240530-1342/meme/suipiens_20230322T165900/0.jpg</text:p>
          </table:table-cell>
          <table:table-cell office:value-type="string">
            <text:p>https://twitter.com/ika_queenika/status/1638749920676151297</text:p>
          </table:table-cell>
        </table:table-row>
        <table:table-row>
          <table:table-cell office:value="2565" office:value-type="float"/>
          <table:table-cell office:value-type="string">
            <text:p>Pattern 16</text:p>
          </table:table-cell>
          <table:table-cell office:value="0.21854419979652712" office:value-type="float"/>
          <table:table-cell office:value="0.3524068881915965" office:value-type="float"/>
          <table:table-cell office:value="29.59391250397319" office:value-type="float"/>
          <table:table-cell office:value-type="string">
            <text:p>input/data_formal_20240530-1342/meme/Sukcul_20221228T043026/0.jpg</text:p>
          </table:table-cell>
          <table:table-cell office:value-type="string">
            <text:p>https://twitter.com/Sukcul/status/1607957119289987074</text:p>
          </table:table-cell>
        </table:table-row>
        <table:table-row>
          <table:table-cell office:value="2566" office:value-type="float"/>
          <table:table-cell office:value-type="string">
            <text:p>Pattern 21</text:p>
          </table:table-cell>
          <table:table-cell office:value="0.7546934596415024" office:value-type="float"/>
          <table:table-cell office:value="0.5496496258079804" office:value-type="float"/>
          <table:table-cell office:value="21.960595744794013" office:value-type="float"/>
          <table:table-cell office:value-type="string">
            <text:p>input/data_formal_20240530-1342/meme/Sunday_Memes_20230403T074150/0.jpg</text:p>
          </table:table-cell>
          <table:table-cell office:value-type="string">
            <text:p>https://twitter.com/Sunday_Memes/status/1642794521057456130</text:p>
          </table:table-cell>
        </table:table-row>
        <table:table-row>
          <table:table-cell office:value="2567" office:value-type="float"/>
          <table:table-cell office:value-type="string">
            <text:p>Pattern 1</text:p>
          </table:table-cell>
          <table:table-cell office:value="0.3301502345710142" office:value-type="float"/>
          <table:table-cell office:value="0.5883738810038601" office:value-type="float"/>
          <table:table-cell office:value="28.61930054158436" office:value-type="float"/>
          <table:table-cell office:value-type="string">
            <text:p>input/data_formal_20240530-1342/meme/Sunday_Memes_20230403T084124/0.jpg</text:p>
          </table:table-cell>
          <table:table-cell office:value-type="string">
            <text:p>https://twitter.com/Sunday_Memes/status/1642809513488121856</text:p>
          </table:table-cell>
        </table:table-row>
        <table:table-row>
          <table:table-cell office:value="2568" office:value-type="float"/>
          <table:table-cell office:value-type="string">
            <text:p>Pattern 16</text:p>
          </table:table-cell>
          <table:table-cell office:value="0.2557041741628017" office:value-type="float"/>
          <table:table-cell office:value="0.47575262438748567" office:value-type="float"/>
          <table:table-cell office:value="30.56488552585111" office:value-type="float"/>
          <table:table-cell office:value-type="string">
            <text:p>input/data_formal_20240530-1342/meme/Sunday_Memes_20230403T084126/0.jpg</text:p>
          </table:table-cell>
          <table:table-cell office:value-type="string">
            <text:p>https://twitter.com/Sunday_Memes/status/1642809520983269376</text:p>
          </table:table-cell>
        </table:table-row>
        <table:table-row>
          <table:table-cell office:value="2569" office:value-type="float"/>
          <table:table-cell office:value-type="string">
            <text:p>Pattern 17</text:p>
          </table:table-cell>
          <table:table-cell office:value="0.7388072297264556" office:value-type="float"/>
          <table:table-cell office:value="0.4453409236670291" office:value-type="float"/>
          <table:table-cell office:value="24.92367382413427" office:value-type="float"/>
          <table:table-cell office:value-type="string">
            <text:p>input/data_formal_20240530-1342/meme/Sunday_Memes_20230403T084128/0.jpg</text:p>
          </table:table-cell>
          <table:table-cell office:value-type="string">
            <text:p>https://twitter.com/Sunday_Memes/status/1642809529485197312</text:p>
          </table:table-cell>
        </table:table-row>
        <table:table-row>
          <table:table-cell office:value="2570" office:value-type="float"/>
          <table:table-cell office:value-type="string">
            <text:p>Pattern 25</text:p>
          </table:table-cell>
          <table:table-cell office:value="0.7448557917264816" office:value-type="float"/>
          <table:table-cell office:value="0.3115648796408178" office:value-type="float"/>
          <table:table-cell office:value="26.46229739889154" office:value-type="float"/>
          <table:table-cell office:value-type="string">
            <text:p>input/data_formal_20240530-1342/meme/Sunday_Memes_20230403T084129/0.jpg</text:p>
          </table:table-cell>
          <table:table-cell office:value-type="string">
            <text:p>https://twitter.com/Sunday_Memes/status/1642809533788565506</text:p>
          </table:table-cell>
        </table:table-row>
        <table:table-row>
          <table:table-cell office:value="2571" office:value-type="float"/>
          <table:table-cell office:value-type="string">
            <text:p>Pattern 25</text:p>
          </table:table-cell>
          <table:table-cell office:value="0.7890072559008532" office:value-type="float"/>
          <table:table-cell office:value="0.32770640527169126" office:value-type="float"/>
          <table:table-cell office:value="20.255287493899026" office:value-type="float"/>
          <table:table-cell office:value-type="string">
            <text:p>input/data_formal_20240530-1342/meme/Sunday_Memes_20230409T074352/0.jpg</text:p>
          </table:table-cell>
          <table:table-cell office:value-type="string">
            <text:p>https://twitter.com/Sunday_Memes/status/1644969359800975361</text:p>
          </table:table-cell>
        </table:table-row>
        <table:table-row>
          <table:table-cell office:value="2572" office:value-type="float"/>
          <table:table-cell office:value-type="string">
            <text:p>Pattern 45</text:p>
          </table:table-cell>
          <table:table-cell office:value="0.22288005345539358" office:value-type="float"/>
          <table:table-cell office:value="0.7901211520553575" office:value-type="float"/>
          <table:table-cell office:value="19.40022116759313" office:value-type="float"/>
          <table:table-cell office:value-type="string">
            <text:p>input/data_formal_20240530-1342/meme/Sunday_Memes_20230409T074354/0.jpg</text:p>
          </table:table-cell>
          <table:table-cell office:value-type="string">
            <text:p>https://twitter.com/Sunday_Memes/status/1644969370634928129</text:p>
          </table:table-cell>
        </table:table-row>
        <table:table-row>
          <table:table-cell office:value="2573" office:value-type="float"/>
          <table:table-cell office:value-type="string">
            <text:p>Pattern 16</text:p>
          </table:table-cell>
          <table:table-cell office:value="0.1506992532326755" office:value-type="float"/>
          <table:table-cell office:value="0.417947865695637" office:value-type="float"/>
          <table:table-cell office:value="29.763172799472763" office:value-type="float"/>
          <table:table-cell office:value-type="string">
            <text:p>input/data_formal_20240530-1342/meme/Sunday_Memes_20230409T074356/0.jpg</text:p>
          </table:table-cell>
          <table:table-cell office:value-type="string">
            <text:p>https://twitter.com/Sunday_Memes/status/1644969377693851648</text:p>
          </table:table-cell>
        </table:table-row>
        <table:table-row>
          <table:table-cell office:value="2574" office:value-type="float"/>
          <table:table-cell office:value-type="string">
            <text:p>Pattern 43</text:p>
          </table:table-cell>
          <table:table-cell office:value="0.27948402328175925" office:value-type="float"/>
          <table:table-cell office:value="0.5978814973862776" office:value-type="float"/>
          <table:table-cell office:value="30.582852018743782" office:value-type="float"/>
          <table:table-cell office:value-type="string">
            <text:p>input/data_formal_20240530-1342/meme/Sunday_Memes_20230409T074358/0.jpg</text:p>
          </table:table-cell>
          <table:table-cell office:value-type="string">
            <text:p>https://twitter.com/Sunday_Memes/status/1644969386506158084</text:p>
          </table:table-cell>
        </table:table-row>
        <table:table-row>
          <table:table-cell office:value="2575" office:value-type="float"/>
          <table:table-cell office:value-type="string">
            <text:p>Pattern 13</text:p>
          </table:table-cell>
          <table:table-cell office:value="0.36286247116646986" office:value-type="float"/>
          <table:table-cell office:value="0.4506057119211549" office:value-type="float"/>
          <table:table-cell office:value="33.206067616962166" office:value-type="float"/>
          <table:table-cell office:value-type="string">
            <text:p>input/data_formal_20240530-1342/meme/Sunday_Memes_20230409T074401/0.jpg</text:p>
          </table:table-cell>
          <table:table-cell office:value-type="string">
            <text:p>https://twitter.com/Sunday_Memes/status/1644969397914681344</text:p>
          </table:table-cell>
        </table:table-row>
        <table:table-row>
          <table:table-cell office:value="2576" office:value-type="float"/>
          <table:table-cell office:value-type="string">
            <text:p>Pattern 7</text:p>
          </table:table-cell>
          <table:table-cell office:value="0.31363466904097886" office:value-type="float"/>
          <table:table-cell office:value="0.6441510892803199" office:value-type="float"/>
          <table:table-cell office:value="26.654264936575842" office:value-type="float"/>
          <table:table-cell office:value-type="string">
            <text:p>input/data_formal_20240530-1342/meme/Sunday_Memes_20230409T074405/0.jpg</text:p>
          </table:table-cell>
          <table:table-cell office:value-type="string">
            <text:p>https://twitter.com/Sunday_Memes/status/1644969414029090817</text:p>
          </table:table-cell>
        </table:table-row>
        <table:table-row>
          <table:table-cell office:value="2577" office:value-type="float"/>
          <table:table-cell office:value-type="string">
            <text:p>Pattern 21</text:p>
          </table:table-cell>
          <table:table-cell office:value="0.8369661885370545" office:value-type="float"/>
          <table:table-cell office:value="0.5036576398031496" office:value-type="float"/>
          <table:table-cell office:value="18.535455269472287" office:value-type="float"/>
          <table:table-cell office:value-type="string">
            <text:p>input/data_formal_20240530-1342/meme/Sunday_Memes_20230409T074407/0.jpg</text:p>
          </table:table-cell>
          <table:table-cell office:value-type="string">
            <text:p>https://twitter.com/Sunday_Memes/status/1644969423294300160</text:p>
          </table:table-cell>
        </table:table-row>
        <table:table-row>
          <table:table-cell office:value="2578" office:value-type="float"/>
          <table:table-cell office:value-type="string">
            <text:p>Pattern 15</text:p>
          </table:table-cell>
          <table:table-cell office:value="0.2520463697173261" office:value-type="float"/>
          <table:table-cell office:value="0.2594214098258011" office:value-type="float"/>
          <table:table-cell office:value="31.665157249739135" office:value-type="float"/>
          <table:table-cell office:value-type="string">
            <text:p>input/data_formal_20240530-1342/meme/Sunday_Memes_20230409T074409/0.jpg</text:p>
          </table:table-cell>
          <table:table-cell office:value-type="string">
            <text:p>https://twitter.com/Sunday_Memes/status/1644969431242620931</text:p>
          </table:table-cell>
        </table:table-row>
        <table:table-row>
          <table:table-cell office:value="2579" office:value-type="float"/>
          <table:table-cell office:value-type="string">
            <text:p>Pattern 15</text:p>
          </table:table-cell>
          <table:table-cell office:value="0.12882819606727317" office:value-type="float"/>
          <table:table-cell office:value="0.2936247076641165" office:value-type="float"/>
          <table:table-cell office:value="24.771643126663548" office:value-type="float"/>
          <table:table-cell office:value-type="string">
            <text:p>input/data_formal_20240530-1342/meme/Sunday_Memes_20230409T074411/0.jpg</text:p>
          </table:table-cell>
          <table:table-cell office:value-type="string">
            <text:p>https://twitter.com/Sunday_Memes/status/1644969440537108482</text:p>
          </table:table-cell>
        </table:table-row>
        <table:table-row>
          <table:table-cell office:value="2580" office:value-type="float"/>
          <table:table-cell office:value-type="string">
            <text:p>Pattern 2</text:p>
          </table:table-cell>
          <table:table-cell office:value="0.8166229111533267" office:value-type="float"/>
          <table:table-cell office:value="0.4649879208640196" office:value-type="float"/>
          <table:table-cell office:value="23.572280662677287" office:value-type="float"/>
          <table:table-cell office:value-type="string">
            <text:p>input/data_formal_20240530-1342/meme/Sunday_Memes_20230409T074414/0.jpg</text:p>
          </table:table-cell>
          <table:table-cell office:value-type="string">
            <text:p>https://twitter.com/Sunday_Memes/status/1644969454399373312</text:p>
          </table:table-cell>
        </table:table-row>
        <table:table-row>
          <table:table-cell office:value="2581" office:value-type="float"/>
          <table:table-cell office:value-type="string">
            <text:p>Pattern 19</text:p>
          </table:table-cell>
          <table:table-cell office:value="0.44486025425782527" office:value-type="float"/>
          <table:table-cell office:value="0.8950908410550406" office:value-type="float"/>
          <table:table-cell office:value="21.36041483509337" office:value-type="float"/>
          <table:table-cell office:value-type="string">
            <text:p>input/data_formal_20240530-1342/meme/Sunday_Memes_20230409T084154/0.jpg</text:p>
          </table:table-cell>
          <table:table-cell office:value-type="string">
            <text:p>https://twitter.com/Sunday_Memes/status/1644983967416762369</text:p>
          </table:table-cell>
        </table:table-row>
        <table:table-row>
          <table:table-cell office:value="2582" office:value-type="float"/>
          <table:table-cell office:value-type="string">
            <text:p>Pattern 45</text:p>
          </table:table-cell>
          <table:table-cell office:value="0.34228256185427774" office:value-type="float"/>
          <table:table-cell office:value="0.6057078621605042" office:value-type="float"/>
          <table:table-cell office:value="25.221951964365793" office:value-type="float"/>
          <table:table-cell office:value-type="string">
            <text:p>input/data_formal_20240530-1342/meme/Sunday_Memes_20230409T084156/0.jpg</text:p>
          </table:table-cell>
          <table:table-cell office:value-type="string">
            <text:p>https://twitter.com/Sunday_Memes/status/1644983972902912000</text:p>
          </table:table-cell>
        </table:table-row>
        <table:table-row>
          <table:table-cell office:value="2583" office:value-type="float"/>
          <table:table-cell office:value-type="string">
            <text:p>Pattern 15</text:p>
          </table:table-cell>
          <table:table-cell office:value="0.12671579840194527" office:value-type="float"/>
          <table:table-cell office:value="0.2411348557199699" office:value-type="float"/>
          <table:table-cell office:value="22.254457175645932" office:value-type="float"/>
          <table:table-cell office:value-type="string">
            <text:p>input/data_formal_20240530-1342/meme/Sunday_Memes_20230409T084158/0.jpg</text:p>
          </table:table-cell>
          <table:table-cell office:value-type="string">
            <text:p>https://twitter.com/Sunday_Memes/status/1644983981308256256</text:p>
          </table:table-cell>
        </table:table-row>
        <table:table-row>
          <table:table-cell office:value="2584" office:value-type="float"/>
          <table:table-cell office:value-type="string">
            <text:p>Pattern 29</text:p>
          </table:table-cell>
          <table:table-cell office:value="0.46279374184618594" office:value-type="float"/>
          <table:table-cell office:value="0.4389967832482306" office:value-type="float"/>
          <table:table-cell office:value="26.284150344393048" office:value-type="float"/>
          <table:table-cell office:value-type="string">
            <text:p>input/data_formal_20240530-1342/meme/Sunday_Memes_20230409T084159/0.jpg</text:p>
          </table:table-cell>
          <table:table-cell office:value-type="string">
            <text:p>https://twitter.com/Sunday_Memes/status/1644983988514062336</text:p>
          </table:table-cell>
        </table:table-row>
        <table:table-row>
          <table:table-cell office:value="2585" office:value-type="float"/>
          <table:table-cell office:value-type="string">
            <text:p>Pattern 20</text:p>
          </table:table-cell>
          <table:table-cell office:value="0.7637940096428603" office:value-type="float"/>
          <table:table-cell office:value="0.4540316769716291" office:value-type="float"/>
          <table:table-cell office:value="24.44917957224526" office:value-type="float"/>
          <table:table-cell office:value-type="string">
            <text:p>input/data_formal_20240530-1342/meme/Sunday_Memes_20230409T084202/0.jpg</text:p>
          </table:table-cell>
          <table:table-cell office:value-type="string">
            <text:p>https://twitter.com/Sunday_Memes/status/1644983999503245313</text:p>
          </table:table-cell>
        </table:table-row>
        <table:table-row>
          <table:table-cell office:value="2586" office:value-type="float"/>
          <table:table-cell office:value-type="string">
            <text:p>Pattern 25</text:p>
          </table:table-cell>
          <table:table-cell office:value="0.882084803911769" office:value-type="float"/>
          <table:table-cell office:value="0.393919498160088" office:value-type="float"/>
          <table:table-cell office:value="20.66172275888787" office:value-type="float"/>
          <table:table-cell office:value-type="string">
            <text:p>input/data_formal_20240530-1342/meme/Sunday_Memes_20230409T084204/0.jpg</text:p>
          </table:table-cell>
          <table:table-cell office:value-type="string">
            <text:p>https://twitter.com/Sunday_Memes/status/1644984007338123264</text:p>
          </table:table-cell>
        </table:table-row>
        <table:table-row>
          <table:table-cell office:value="2587" office:value-type="float"/>
          <table:table-cell office:value-type="string">
            <text:p>Pattern 19</text:p>
          </table:table-cell>
          <table:table-cell office:value="0.44486025425782527" office:value-type="float"/>
          <table:table-cell office:value="0.8950908410550406" office:value-type="float"/>
          <table:table-cell office:value="21.36041483509337" office:value-type="float"/>
          <table:table-cell office:value-type="string">
            <text:p>input/data_formal_20240530-1342/meme/Sunday_Memes_20230409T085220/0.jpg</text:p>
          </table:table-cell>
          <table:table-cell office:value-type="string">
            <text:p>https://twitter.com/Sunday_Memes/status/1644986591952216065</text:p>
          </table:table-cell>
        </table:table-row>
        <table:table-row>
          <table:table-cell office:value="2588" office:value-type="float"/>
          <table:table-cell office:value-type="string">
            <text:p>Pattern 45</text:p>
          </table:table-cell>
          <table:table-cell office:value="0.34228256185427774" office:value-type="float"/>
          <table:table-cell office:value="0.6057078621605042" office:value-type="float"/>
          <table:table-cell office:value="25.221951964365793" office:value-type="float"/>
          <table:table-cell office:value-type="string">
            <text:p>input/data_formal_20240530-1342/meme/Sunday_Memes_20230409T085221/0.jpg</text:p>
          </table:table-cell>
          <table:table-cell office:value-type="string">
            <text:p>https://twitter.com/Sunday_Memes/status/1644986596330962947</text:p>
          </table:table-cell>
        </table:table-row>
        <table:table-row>
          <table:table-cell office:value="2589" office:value-type="float"/>
          <table:table-cell office:value-type="string">
            <text:p>Pattern 15</text:p>
          </table:table-cell>
          <table:table-cell office:value="0.12671579840194527" office:value-type="float"/>
          <table:table-cell office:value="0.2411348557199699" office:value-type="float"/>
          <table:table-cell office:value="22.254457175645932" office:value-type="float"/>
          <table:table-cell office:value-type="string">
            <text:p>input/data_formal_20240530-1342/meme/Sunday_Memes_20230409T085222/0.jpg</text:p>
          </table:table-cell>
          <table:table-cell office:value-type="string">
            <text:p>https://twitter.com/Sunday_Memes/status/1644986602010165249</text:p>
          </table:table-cell>
        </table:table-row>
        <table:table-row>
          <table:table-cell office:value="2590" office:value-type="float"/>
          <table:table-cell office:value-type="string">
            <text:p>Pattern 29</text:p>
          </table:table-cell>
          <table:table-cell office:value="0.46279374184618594" office:value-type="float"/>
          <table:table-cell office:value="0.4389967832482306" office:value-type="float"/>
          <table:table-cell office:value="26.284150344393048" office:value-type="float"/>
          <table:table-cell office:value-type="string">
            <text:p>input/data_formal_20240530-1342/meme/Sunday_Memes_20230409T085224/0.jpg</text:p>
          </table:table-cell>
          <table:table-cell office:value-type="string">
            <text:p>https://twitter.com/Sunday_Memes/status/1644986607307722753</text:p>
          </table:table-cell>
        </table:table-row>
        <table:table-row>
          <table:table-cell office:value="2591" office:value-type="float"/>
          <table:table-cell office:value-type="string">
            <text:p>Pattern 12</text:p>
          </table:table-cell>
          <table:table-cell office:value="0.09758825182145753" office:value-type="float"/>
          <table:table-cell office:value="0.7128542134464101" office:value-type="float"/>
          <table:table-cell office:value="24.11410032703657" office:value-type="float"/>
          <table:table-cell office:value-type="string">
            <text:p>input/data_formal_20240530-1342/meme/Sunday_Memes_20230410T074338/0.jpg</text:p>
          </table:table-cell>
          <table:table-cell office:value-type="string">
            <text:p>https://twitter.com/Sunday_Memes/status/1645331692423356417</text:p>
          </table:table-cell>
        </table:table-row>
        <table:table-row>
          <table:table-cell office:value="2592" office:value-type="float"/>
          <table:table-cell office:value-type="string">
            <text:p>Pattern 4</text:p>
          </table:table-cell>
          <table:table-cell office:value="0.1872221781655776" office:value-type="float"/>
          <table:table-cell office:value="0.5489352642132743" office:value-type="float"/>
          <table:table-cell office:value="33.93788512573981" office:value-type="float"/>
          <table:table-cell office:value-type="string">
            <text:p>input/data_formal_20240530-1342/meme/Sunday_Memes_20230410T074339/0.jpg</text:p>
          </table:table-cell>
          <table:table-cell office:value-type="string">
            <text:p>https://twitter.com/Sunday_Memes/status/1645331696584204288</text:p>
          </table:table-cell>
        </table:table-row>
        <table:table-row>
          <table:table-cell office:value="2593" office:value-type="float"/>
          <table:table-cell office:value-type="string">
            <text:p>Pattern 16</text:p>
          </table:table-cell>
          <table:table-cell office:value="0.28589268021190334" office:value-type="float"/>
          <table:table-cell office:value="0.4506473553711843" office:value-type="float"/>
          <table:table-cell office:value="34.03696127935825" office:value-type="float"/>
          <table:table-cell office:value-type="string">
            <text:p>input/data_formal_20240530-1342/meme/Sunday_Memes_20230410T074341/0.jpg</text:p>
          </table:table-cell>
          <table:table-cell office:value-type="string">
            <text:p>https://twitter.com/Sunday_Memes/status/1645331703907467265</text:p>
          </table:table-cell>
        </table:table-row>
        <table:table-row>
          <table:table-cell office:value="2594" office:value-type="float"/>
          <table:table-cell office:value-type="string">
            <text:p>Pattern 31</text:p>
          </table:table-cell>
          <table:table-cell office:value="0.18104208909878597" office:value-type="float"/>
          <table:table-cell office:value="0.5419834307859999" office:value-type="float"/>
          <table:table-cell office:value="28.954798379997168" office:value-type="float"/>
          <table:table-cell office:value-type="string">
            <text:p>input/data_formal_20240530-1342/meme/Sunday_Memes_20230410T074343/0.jpg</text:p>
          </table:table-cell>
          <table:table-cell office:value-type="string">
            <text:p>https://twitter.com/Sunday_Memes/status/1645331710857322498</text:p>
          </table:table-cell>
        </table:table-row>
        <table:table-row>
          <table:table-cell office:value="2595" office:value-type="float"/>
          <table:table-cell office:value-type="string">
            <text:p>Pattern 29</text:p>
          </table:table-cell>
          <table:table-cell office:value="0.6567443084843231" office:value-type="float"/>
          <table:table-cell office:value="0.5007620814591294" office:value-type="float"/>
          <table:table-cell office:value="24.963488119636203" office:value-type="float"/>
          <table:table-cell office:value-type="string">
            <text:p>input/data_formal_20240530-1342/meme/Sunday_Memes_20230410T074344/0.jpg</text:p>
          </table:table-cell>
          <table:table-cell office:value-type="string">
            <text:p>https://twitter.com/Sunday_Memes/status/1645331717727703040</text:p>
          </table:table-cell>
        </table:table-row>
        <table:table-row>
          <table:table-cell office:value="2596" office:value-type="float"/>
          <table:table-cell office:value-type="string">
            <text:p>Pattern 4</text:p>
          </table:table-cell>
          <table:table-cell office:value="0.16673609414518475" office:value-type="float"/>
          <table:table-cell office:value="0.6453185465057909" office:value-type="float"/>
          <table:table-cell office:value="28.566622309554752" office:value-type="float"/>
          <table:table-cell office:value-type="string">
            <text:p>input/data_formal_20240530-1342/meme/Sunday_Memes_20230410T074346/0.jpg</text:p>
          </table:table-cell>
          <table:table-cell office:value-type="string">
            <text:p>https://twitter.com/Sunday_Memes/status/1645331722383286272</text:p>
          </table:table-cell>
        </table:table-row>
        <table:table-row>
          <table:table-cell office:value="2597" office:value-type="float"/>
          <table:table-cell office:value-type="string">
            <text:p>Pattern 30</text:p>
          </table:table-cell>
          <table:table-cell office:value="0.5060760060388437" office:value-type="float"/>
          <table:table-cell office:value="0.6324703324662553" office:value-type="float"/>
          <table:table-cell office:value="27.158905258336898" office:value-type="float"/>
          <table:table-cell office:value-type="string">
            <text:p>input/data_formal_20240530-1342/meme/Sunday_Memes_20230410T074347/0.jpg</text:p>
          </table:table-cell>
          <table:table-cell office:value-type="string">
            <text:p>https://twitter.com/Sunday_Memes/status/1645331729157160960</text:p>
          </table:table-cell>
        </table:table-row>
        <table:table-row>
          <table:table-cell office:value="2598" office:value-type="float"/>
          <table:table-cell office:value-type="string">
            <text:p>Pattern 41</text:p>
          </table:table-cell>
          <table:table-cell office:value="0.18439447301091227" office:value-type="float"/>
          <table:table-cell office:value="0.6973735585985162" office:value-type="float"/>
          <table:table-cell office:value="28.37682342157515" office:value-type="float"/>
          <table:table-cell office:value-type="string">
            <text:p>input/data_formal_20240530-1342/meme/Sunday_Memes_20230410T074348/0.jpg</text:p>
          </table:table-cell>
          <table:table-cell office:value-type="string">
            <text:p>https://twitter.com/Sunday_Memes/status/1645331734525886464</text:p>
          </table:table-cell>
        </table:table-row>
        <table:table-row>
          <table:table-cell office:value="2599" office:value-type="float"/>
          <table:table-cell office:value-type="string">
            <text:p>Pattern 9</text:p>
          </table:table-cell>
          <table:table-cell office:value="0.16205544393260338" office:value-type="float"/>
          <table:table-cell office:value="0.030659779764615924" office:value-type="float"/>
          <table:table-cell office:value="12.032807731519192" office:value-type="float"/>
          <table:table-cell office:value-type="string">
            <text:p>input/data_formal_20240530-1342/meme/sunil_barsaiyan_20230106T045334/0.jpg</text:p>
          </table:table-cell>
          <table:table-cell office:value-type="string">
            <text:p>https://twitter.com/sunil_barsaiyan/status/1611224433024462848</text:p>
          </table:table-cell>
        </table:table-row>
        <table:table-row>
          <table:table-cell office:value="2600" office:value-type="float"/>
          <table:table-cell office:value-type="string">
            <text:p>Pattern 34</text:p>
          </table:table-cell>
          <table:table-cell office:value="0.357798957197377" office:value-type="float"/>
          <table:table-cell office:value="0.7553982159829962" office:value-type="float"/>
          <table:table-cell office:value="23.38811702500058" office:value-type="float"/>
          <table:table-cell office:value-type="string">
            <text:p>input/data_formal_20240530-1342/meme/sunnycb_20230212T133909/0.jpg</text:p>
          </table:table-cell>
          <table:table-cell office:value-type="string">
            <text:p>https://twitter.com/sunnycb/status/1624765051608666112</text:p>
          </table:table-cell>
        </table:table-row>
        <table:table-row>
          <table:table-cell office:value="2601" office:value-type="float"/>
          <table:table-cell office:value-type="string">
            <text:p>Pattern 16</text:p>
          </table:table-cell>
          <table:table-cell office:value="0.3361998013074441" office:value-type="float"/>
          <table:table-cell office:value="0.2928302674620609" office:value-type="float"/>
          <table:table-cell office:value="32.47426772878262" office:value-type="float"/>
          <table:table-cell office:value-type="string">
            <text:p>input/data_formal_20240530-1342/meme/sunnyscolors_20230124T015010/0.jpg</text:p>
          </table:table-cell>
          <table:table-cell office:value-type="string">
            <text:p>https://twitter.com/sunnyscolors/status/1617701259854626824</text:p>
          </table:table-cell>
        </table:table-row>
        <table:table-row>
          <table:table-cell office:value="2602" office:value-type="float"/>
          <table:table-cell office:value-type="string">
            <text:p>Pattern 16</text:p>
          </table:table-cell>
          <table:table-cell office:value="0.4281177194828003" office:value-type="float"/>
          <table:table-cell office:value="0.3090773190778395" office:value-type="float"/>
          <table:table-cell office:value="31.585876260191434" office:value-type="float"/>
          <table:table-cell office:value-type="string">
            <text:p>input/data_formal_20240530-1342/meme/sunnyscolors_20230124T020510/0.jpg</text:p>
          </table:table-cell>
          <table:table-cell office:value-type="string">
            <text:p>https://twitter.com/sunnyscolors/status/1617705035231551488</text:p>
          </table:table-cell>
        </table:table-row>
        <table:table-row>
          <table:table-cell office:value="2603" office:value-type="float"/>
          <table:table-cell office:value-type="string">
            <text:p>Pattern 41</text:p>
          </table:table-cell>
          <table:table-cell office:value="0.20520361252714447" office:value-type="float"/>
          <table:table-cell office:value="0.5383808920978292" office:value-type="float"/>
          <table:table-cell office:value="31.431275937695393" office:value-type="float"/>
          <table:table-cell office:value-type="string">
            <text:p>input/data_formal_20240530-1342/meme/Super5tarFruit_20230104T191918/0.jpg</text:p>
          </table:table-cell>
          <table:table-cell office:value-type="string">
            <text:p>https://twitter.com/i_enby_you/status/1611065856632492050</text:p>
          </table:table-cell>
        </table:table-row>
        <table:table-row>
          <table:table-cell office:value="2604" office:value-type="float"/>
          <table:table-cell office:value-type="string">
            <text:p>Pattern 36</text:p>
          </table:table-cell>
          <table:table-cell office:value="0.742391033507823" office:value-type="float"/>
          <table:table-cell office:value="0.26806011163517574" office:value-type="float"/>
          <table:table-cell office:value="26.013431730443145" office:value-type="float"/>
          <table:table-cell office:value-type="string">
            <text:p>input/data_formal_20240530-1342/meme/Super_FreakYGuY_20230403T074743/0.jpg</text:p>
          </table:table-cell>
          <table:table-cell office:value-type="string">
            <text:p>https://twitter.com/Super_FreakYGuY/status/1642796003349889024</text:p>
          </table:table-cell>
        </table:table-row>
        <table:table-row>
          <table:table-cell office:value="2605" office:value-type="float"/>
          <table:table-cell office:value-type="string">
            <text:p>Pattern 3</text:p>
          </table:table-cell>
          <table:table-cell office:value="0.8918200781810038" office:value-type="float"/>
          <table:table-cell office:value="0.4242814757024913" office:value-type="float"/>
          <table:table-cell office:value="22.332399121381595" office:value-type="float"/>
          <table:table-cell office:value-type="string">
            <text:p>input/data_formal_20240530-1342/meme/Superdavebeast_20230128T012818/0.jpg</text:p>
          </table:table-cell>
          <table:table-cell office:value-type="string">
            <text:p>https://twitter.com/Woodywood32W/status/1621012385841713153</text:p>
          </table:table-cell>
        </table:table-row>
        <table:table-row>
          <table:table-cell office:value="2606" office:value-type="float"/>
          <table:table-cell office:value-type="string">
            <text:p>Pattern 9</text:p>
          </table:table-cell>
          <table:table-cell office:value="0.15271542735205965" office:value-type="float"/>
          <table:table-cell office:value="0.03460882781348906" office:value-type="float"/>
          <table:table-cell office:value="10.54370880384492" office:value-type="float"/>
          <table:table-cell office:value-type="string">
            <text:p>input/data_formal_20240530-1342/meme/Sustaino_in_20230105T114714/0.jpg</text:p>
          </table:table-cell>
          <table:table-cell office:value-type="string">
            <text:p>https://twitter.com/ankit_khaire/status/1610966301094326272</text:p>
          </table:table-cell>
        </table:table-row>
        <table:table-row>
          <table:table-cell office:value="2607" office:value-type="float"/>
          <table:table-cell office:value-type="string">
            <text:p>Pattern 12</text:p>
          </table:table-cell>
          <table:table-cell office:value="0.2632326677924598" office:value-type="float"/>
          <table:table-cell office:value="0.7017205756644395" office:value-type="float"/>
          <table:table-cell office:value="29.25074189909616" office:value-type="float"/>
          <table:table-cell office:value-type="string">
            <text:p>input/data_formal_20240530-1342/meme/SutherlandKade_20221226T031143/0.jpg</text:p>
          </table:table-cell>
          <table:table-cell office:value-type="string">
            <text:p>https://twitter.com/MintFlavoredLeo/status/1607992176855621637</text:p>
          </table:table-cell>
        </table:table-row>
        <table:table-row>
          <table:table-cell office:value="2608" office:value-type="float"/>
          <table:table-cell office:value-type="string">
            <text:p>Pattern 31</text:p>
          </table:table-cell>
          <table:table-cell office:value="0.13031492719902935" office:value-type="float"/>
          <table:table-cell office:value="0.5215379493251628" office:value-type="float"/>
          <table:table-cell office:value="26.531700138406098" office:value-type="float"/>
          <table:table-cell office:value-type="string">
            <text:p>input/data_formal_20240530-1342/meme/svcommunicatio_20230106T080434/0.jpg</text:p>
          </table:table-cell>
          <table:table-cell office:value-type="string">
            <text:p>https://twitter.com/svcommunicatio/status/1611272497311420417</text:p>
          </table:table-cell>
        </table:table-row>
        <table:table-row>
          <table:table-cell office:value="2609" office:value-type="float"/>
          <table:table-cell office:value-type="string">
            <text:p>Pattern 49</text:p>
          </table:table-cell>
          <table:table-cell office:value="0.554485979336718" office:value-type="float"/>
          <table:table-cell office:value="0.7636532272042085" office:value-type="float"/>
          <table:table-cell office:value="22.181613668309673" office:value-type="float"/>
          <table:table-cell office:value-type="string">
            <text:p>input/data_formal_20240530-1342/meme/Swa99231173_20230206T151029/0.jpg</text:p>
          </table:table-cell>
          <table:table-cell office:value-type="string">
            <text:p>https://twitter.com/Swa99231173/status/1622613707200290816</text:p>
          </table:table-cell>
        </table:table-row>
        <table:table-row>
          <table:table-cell office:value="2610" office:value-type="float"/>
          <table:table-cell office:value-type="string">
            <text:p>Pattern 4</text:p>
          </table:table-cell>
          <table:table-cell office:value="0.22947456130145863" office:value-type="float"/>
          <table:table-cell office:value="0.524045882340021" office:value-type="float"/>
          <table:table-cell office:value="33.27803208982819" office:value-type="float"/>
          <table:table-cell office:value-type="string">
            <text:p>input/data_formal_20240530-1342/meme/Swainzilla_20221227T183312/0.jpg</text:p>
          </table:table-cell>
          <table:table-cell office:value-type="string">
            <text:p>https://twitter.com/Deborah79419291/status/1607930775005196288</text:p>
          </table:table-cell>
        </table:table-row>
        <table:table-row>
          <table:table-cell office:value="2611" office:value-type="float"/>
          <table:table-cell office:value-type="string">
            <text:p>Pattern 28</text:p>
          </table:table-cell>
          <table:table-cell office:value="0.25934026470616434" office:value-type="float"/>
          <table:table-cell office:value="0.759247789679312" office:value-type="float"/>
          <table:table-cell office:value="26.89251706496926" office:value-type="float"/>
          <table:table-cell office:value-type="string">
            <text:p>input/data_formal_20240530-1342/meme/swayaminfotech_20230104T074609/0.jpg</text:p>
          </table:table-cell>
          <table:table-cell office:value-type="string">
            <text:p>https://twitter.com/anandpatel007/status/1610949630669500416</text:p>
          </table:table-cell>
        </table:table-row>
        <table:table-row>
          <table:table-cell office:value="2612" office:value-type="float"/>
          <table:table-cell office:value-type="string">
            <text:p>Pattern 46</text:p>
          </table:table-cell>
          <table:table-cell office:value="0.13602216803708353" office:value-type="float"/>
          <table:table-cell office:value="0.020780897507451934" office:value-type="float"/>
          <table:table-cell office:value="10.562240878218066" office:value-type="float"/>
          <table:table-cell office:value-type="string">
            <text:p>input/data_formal_20240530-1342/meme/SwordfishAdvt_20230106T052143/0.jpg</text:p>
          </table:table-cell>
          <table:table-cell office:value-type="string">
            <text:p>https://twitter.com/SwordfishAdvt/status/1611231514725068802</text:p>
          </table:table-cell>
        </table:table-row>
        <table:table-row>
          <table:table-cell office:value="2613" office:value-type="float"/>
          <table:table-cell office:value-type="string">
            <text:p>Pattern 23</text:p>
          </table:table-cell>
          <table:table-cell office:value="0.21900279859821564" office:value-type="float"/>
          <table:table-cell office:value="0.37285438055900966" office:value-type="float"/>
          <table:table-cell office:value="30.799166348552014" office:value-type="float"/>
          <table:table-cell office:value-type="string">
            <text:p>input/data_formal_20240530-1342/meme/SWWEC1_20230206T135222/0.jpg</text:p>
          </table:table-cell>
          <table:table-cell office:value-type="string">
            <text:p>https://twitter.com/SWWEC1/status/1622594048593735680</text:p>
          </table:table-cell>
        </table:table-row>
        <table:table-row>
          <table:table-cell office:value="2614" office:value-type="float"/>
          <table:table-cell office:value-type="string">
            <text:p>Pattern 16</text:p>
          </table:table-cell>
          <table:table-cell office:value="0.1656057020447353" office:value-type="float"/>
          <table:table-cell office:value="0.2791248558094168" office:value-type="float"/>
          <table:table-cell office:value="28.910430499710557" office:value-type="float"/>
          <table:table-cell office:value-type="string">
            <text:p>input/data_formal_20240530-1342/meme/SWWEC1_20230206T135222/1.jpg</text:p>
          </table:table-cell>
          <table:table-cell office:value-type="string">
            <text:p>https://twitter.com/SWWEC1/status/1622594048593735680</text:p>
          </table:table-cell>
        </table:table-row>
        <table:table-row>
          <table:table-cell office:value="2615" office:value-type="float"/>
          <table:table-cell office:value-type="string">
            <text:p>Pattern 45</text:p>
          </table:table-cell>
          <table:table-cell office:value="0.193261075047473" office:value-type="float"/>
          <table:table-cell office:value="0.6414858125229213" office:value-type="float"/>
          <table:table-cell office:value="24.827381215081772" office:value-type="float"/>
          <table:table-cell office:value-type="string">
            <text:p>input/data_formal_20240530-1342/meme/Szerfio_20230106T042145/0.jpg</text:p>
          </table:table-cell>
          <table:table-cell office:value-type="string">
            <text:p>https://twitter.com/Szerfio/status/1611216425699659779</text:p>
          </table:table-cell>
        </table:table-row>
        <table:table-row>
          <table:table-cell office:value="2616" office:value-type="float"/>
          <table:table-cell office:value-type="string">
            <text:p>Pattern 33</text:p>
          </table:table-cell>
          <table:table-cell office:value="0.1540849149568678" office:value-type="float"/>
          <table:table-cell office:value="0.7083737670657665" office:value-type="float"/>
          <table:table-cell office:value="26.05189206838802" office:value-type="float"/>
          <table:table-cell office:value-type="string">
            <text:p>input/data_formal_20240530-1342/meme/t3n0TYnpIQ0eF0D_20230125T170728/0.jpg</text:p>
          </table:table-cell>
          <table:table-cell office:value-type="string">
            <text:p>https://twitter.com/AngelaL62666887/status/1618510113979109377</text:p>
          </table:table-cell>
        </table:table-row>
        <table:table-row>
          <table:table-cell office:value="2617" office:value-type="float"/>
          <table:table-cell office:value-type="string">
            <text:p>Pattern 15</text:p>
          </table:table-cell>
          <table:table-cell office:value="0.21016657742994452" office:value-type="float"/>
          <table:table-cell office:value="0.29282099138047707" office:value-type="float"/>
          <table:table-cell office:value="23.257094894783677" office:value-type="float"/>
          <table:table-cell office:value-type="string">
            <text:p>input/data_formal_20240530-1342/meme/t3n0TYnpIQ0eF0D_20230125T170728/1.jpg</text:p>
          </table:table-cell>
          <table:table-cell office:value-type="string">
            <text:p>https://twitter.com/AngelaL62666887/status/1618510113979109377</text:p>
          </table:table-cell>
        </table:table-row>
        <table:table-row>
          <table:table-cell office:value="2618" office:value-type="float"/>
          <table:table-cell office:value-type="string">
            <text:p>Pattern 16</text:p>
          </table:table-cell>
          <table:table-cell office:value="0.2142558779808001" office:value-type="float"/>
          <table:table-cell office:value="0.45718821983396024" office:value-type="float"/>
          <table:table-cell office:value="32.76311284086463" office:value-type="float"/>
          <table:table-cell office:value-type="string">
            <text:p>input/data_formal_20240530-1342/meme/TalesofZodiacs_20230202T145216/0.jpg</text:p>
          </table:table-cell>
          <table:table-cell office:value-type="string">
            <text:p>https://twitter.com/csky0/status/1622610666711568390</text:p>
          </table:table-cell>
        </table:table-row>
        <table:table-row>
          <table:table-cell office:value="2619" office:value-type="float"/>
          <table:table-cell office:value-type="string">
            <text:p>Pattern 31</text:p>
          </table:table-cell>
          <table:table-cell office:value="0.3490348274992507" office:value-type="float"/>
          <table:table-cell office:value="0.440478965316512" office:value-type="float"/>
          <table:table-cell office:value="27.027057165546374" office:value-type="float"/>
          <table:table-cell office:value-type="string">
            <text:p>input/data_formal_20240530-1342/meme/Talk2Q_20221228T012239/0.jpg</text:p>
          </table:table-cell>
          <table:table-cell office:value-type="string">
            <text:p>https://twitter.com/Talk2Q/status/1607909864365236224</text:p>
          </table:table-cell>
        </table:table-row>
        <table:table-row>
          <table:table-cell office:value="2620" office:value-type="float"/>
          <table:table-cell office:value-type="string">
            <text:p>Pattern 33</text:p>
          </table:table-cell>
          <table:table-cell office:value="0.30860725993323107" office:value-type="float"/>
          <table:table-cell office:value="0.8485893416178139" office:value-type="float"/>
          <table:table-cell office:value="23.402816827699247" office:value-type="float"/>
          <table:table-cell office:value-type="string">
            <text:p>input/data_formal_20240530-1342/meme/TamVmaT_20221228T022649/0.jpg</text:p>
          </table:table-cell>
          <table:table-cell office:value-type="string">
            <text:p>https://twitter.com/ShaniceTJN/status/1607958148907945985</text:p>
          </table:table-cell>
        </table:table-row>
        <table:table-row>
          <table:table-cell office:value="2621" office:value-type="float"/>
          <table:table-cell office:value-type="string">
            <text:p>Pattern 5</text:p>
          </table:table-cell>
          <table:table-cell office:value="0.5364212364644909" office:value-type="float"/>
          <table:table-cell office:value="0.5904165500688894" office:value-type="float"/>
          <table:table-cell office:value="29.684383658122265" office:value-type="float"/>
          <table:table-cell office:value-type="string">
            <text:p>input/data_formal_20240530-1342/meme/Tanesh1292_20230202T052040/0.jpg</text:p>
          </table:table-cell>
          <table:table-cell office:value-type="string">
            <text:p>https://twitter.com/Tanesh1292/status/1621015725573050368</text:p>
          </table:table-cell>
        </table:table-row>
        <table:table-row>
          <table:table-cell office:value="2622" office:value-type="float"/>
          <table:table-cell office:value-type="string">
            <text:p>Pattern 37</text:p>
          </table:table-cell>
          <table:table-cell office:value="0.6482533316627319" office:value-type="float"/>
          <table:table-cell office:value="0.4489335401252649" office:value-type="float"/>
          <table:table-cell office:value="23.55871262103041" office:value-type="float"/>
          <table:table-cell office:value-type="string">
            <text:p>input/data_formal_20240530-1342/meme/TankerTalk_20221227T233339/0.jpg</text:p>
          </table:table-cell>
          <table:table-cell office:value-type="string">
            <text:p>https://twitter.com/TankerTalk/status/1607882433642528768</text:p>
          </table:table-cell>
        </table:table-row>
        <table:table-row>
          <table:table-cell office:value="2623" office:value-type="float"/>
          <table:table-cell office:value-type="string">
            <text:p>Pattern 31</text:p>
          </table:table-cell>
          <table:table-cell office:value="0.022127934948973804" office:value-type="float"/>
          <table:table-cell office:value="0.5069748254656126" office:value-type="float"/>
          <table:table-cell office:value="30.45133211725301" office:value-type="float"/>
          <table:table-cell office:value-type="string">
            <text:p>input/data_formal_20240530-1342/meme/Target8Sales_20230206T130907/0.jpg</text:p>
          </table:table-cell>
          <table:table-cell office:value-type="string">
            <text:p>https://twitter.com/Target8Sales/status/1622583165914161155</text:p>
          </table:table-cell>
        </table:table-row>
        <table:table-row>
          <table:table-cell office:value="2624" office:value-type="float"/>
          <table:table-cell office:value-type="string">
            <text:p>Pattern 5</text:p>
          </table:table-cell>
          <table:table-cell office:value="0.6216732773627116" office:value-type="float"/>
          <table:table-cell office:value="0.3395539547880433" office:value-type="float"/>
          <table:table-cell office:value="27.98882573601" office:value-type="float"/>
          <table:table-cell office:value-type="string">
            <text:p>input/data_formal_20240530-1342/meme/TastyBaozi_20230202T021021/0.jpg</text:p>
          </table:table-cell>
          <table:table-cell office:value-type="string">
            <text:p>https://twitter.com/TastyBaozi/status/1620967830853386240</text:p>
          </table:table-cell>
        </table:table-row>
        <table:table-row>
          <table:table-cell office:value="2625" office:value-type="float"/>
          <table:table-cell office:value-type="string">
            <text:p>Pattern 34</text:p>
          </table:table-cell>
          <table:table-cell office:value="0.19641098263048823" office:value-type="float"/>
          <table:table-cell office:value="0.7711106644907451" office:value-type="float"/>
          <table:table-cell office:value="26.466249806997972" office:value-type="float"/>
          <table:table-cell office:value-type="string">
            <text:p>input/data_formal_20240530-1342/meme/tasyaharley_20221227T150241/0.jpg</text:p>
          </table:table-cell>
          <table:table-cell office:value-type="string">
            <text:p>https://twitter.com/Glocko_Pop/status/1607918684131164160</text:p>
          </table:table-cell>
        </table:table-row>
        <table:table-row>
          <table:table-cell office:value="2626" office:value-type="float"/>
          <table:table-cell office:value-type="string">
            <text:p>Pattern 5</text:p>
          </table:table-cell>
          <table:table-cell office:value="0.5263417632007049" office:value-type="float"/>
          <table:table-cell office:value="0.45627960992042416" office:value-type="float"/>
          <table:table-cell office:value="26.15533915684484" office:value-type="float"/>
          <table:table-cell office:value-type="string">
            <text:p>input/data_formal_20240530-1342/meme/TataPlayin_20230103T101150/0.jpg</text:p>
          </table:table-cell>
          <table:table-cell office:value-type="string">
            <text:p>https://twitter.com/rrajk77777/status/1610971302889947137</text:p>
          </table:table-cell>
        </table:table-row>
        <table:table-row>
          <table:table-cell office:value="2627" office:value-type="float"/>
          <table:table-cell office:value-type="string">
            <text:p>Pattern 5</text:p>
          </table:table-cell>
          <table:table-cell office:value="0.48708997329355386" office:value-type="float"/>
          <table:table-cell office:value="0.46020504445013605" office:value-type="float"/>
          <table:table-cell office:value="26.315772511177325" office:value-type="float"/>
          <table:table-cell office:value-type="string">
            <text:p>input/data_formal_20240530-1342/meme/TataPlayin_20230103T101150/1.jpg</text:p>
          </table:table-cell>
          <table:table-cell office:value-type="string">
            <text:p>https://twitter.com/rrajk77777/status/1610971302889947137</text:p>
          </table:table-cell>
        </table:table-row>
        <table:table-row>
          <table:table-cell office:value="2628" office:value-type="float"/>
          <table:table-cell office:value-type="string">
            <text:p>Pattern 5</text:p>
          </table:table-cell>
          <table:table-cell office:value="0.49145261767649506" office:value-type="float"/>
          <table:table-cell office:value="0.45577861701412015" office:value-type="float"/>
          <table:table-cell office:value="27.010789592930927" office:value-type="float"/>
          <table:table-cell office:value-type="string">
            <text:p>input/data_formal_20240530-1342/meme/TataPlayin_20230103T101150/2.jpg</text:p>
          </table:table-cell>
          <table:table-cell office:value-type="string">
            <text:p>https://twitter.com/rrajk77777/status/1610971302889947137</text:p>
          </table:table-cell>
        </table:table-row>
        <table:table-row>
          <table:table-cell office:value="2629" office:value-type="float"/>
          <table:table-cell office:value-type="string">
            <text:p>Pattern 5</text:p>
          </table:table-cell>
          <table:table-cell office:value="0.4593306141681272" office:value-type="float"/>
          <table:table-cell office:value="0.4777364809351057" office:value-type="float"/>
          <table:table-cell office:value="26.697386525689865" office:value-type="float"/>
          <table:table-cell office:value-type="string">
            <text:p>input/data_formal_20240530-1342/meme/TataPlayin_20230103T101150/3.jpg</text:p>
          </table:table-cell>
          <table:table-cell office:value-type="string">
            <text:p>https://twitter.com/rrajk77777/status/1610971302889947137</text:p>
          </table:table-cell>
        </table:table-row>
        <table:table-row>
          <table:table-cell office:value="2630" office:value-type="float"/>
          <table:table-cell office:value-type="string">
            <text:p>Pattern 31</text:p>
          </table:table-cell>
          <table:table-cell office:value="0.21551824283183138" office:value-type="float"/>
          <table:table-cell office:value="0.37682048182671246" office:value-type="float"/>
          <table:table-cell office:value="32.3528880283997" office:value-type="float"/>
          <table:table-cell office:value-type="string">
            <text:p>input/data_formal_20240530-1342/meme/tayyabsiraj4_20230403T174322/0.jpg</text:p>
          </table:table-cell>
          <table:table-cell office:value-type="string">
            <text:p>https://twitter.com/tayyabsiraj4/status/1642945901995098112</text:p>
          </table:table-cell>
        </table:table-row>
        <table:table-row>
          <table:table-cell office:value="2631" office:value-type="float"/>
          <table:table-cell office:value-type="string">
            <text:p>Pattern 29</text:p>
          </table:table-cell>
          <table:table-cell office:value="0.5316190883585827" office:value-type="float"/>
          <table:table-cell office:value="0.3452581543397956" office:value-type="float"/>
          <table:table-cell office:value="26.853192763518646" office:value-type="float"/>
          <table:table-cell office:value-type="string">
            <text:p>input/data_formal_20240530-1342/meme/Te_con_leche__20220616T194139/0.jpg</text:p>
          </table:table-cell>
          <table:table-cell office:value-type="string">
            <text:p>https://twitter.com/Astrx60/status/1607939253853425666</text:p>
          </table:table-cell>
        </table:table-row>
        <table:table-row>
          <table:table-cell office:value="2632" office:value-type="float"/>
          <table:table-cell office:value-type="string">
            <text:p>Pattern 46</text:p>
          </table:table-cell>
          <table:table-cell office:value="0.1133290317348386" office:value-type="float"/>
          <table:table-cell office:value="0.04429414031137763" office:value-type="float"/>
          <table:table-cell office:value="19.67673615266936" office:value-type="float"/>
          <table:table-cell office:value-type="string">
            <text:p>input/data_formal_20240530-1342/meme/Techimply1_20230106T060731/0.jpg</text:p>
          </table:table-cell>
          <table:table-cell office:value-type="string">
            <text:p>https://twitter.com/Techimply1/status/1611243042044010502</text:p>
          </table:table-cell>
        </table:table-row>
        <table:table-row>
          <table:table-cell office:value="2633" office:value-type="float"/>
          <table:table-cell office:value-type="string">
            <text:p>Pattern 3</text:p>
          </table:table-cell>
          <table:table-cell office:value="0.8935785148163644" office:value-type="float"/>
          <table:table-cell office:value="0.388628390453279" office:value-type="float"/>
          <table:table-cell office:value="19.465584972141592" office:value-type="float"/>
          <table:table-cell office:value-type="string">
            <text:p>input/data_formal_20240530-1342/meme/TechnoWise_ind_20230120T121041/0.jpg</text:p>
          </table:table-cell>
          <table:table-cell office:value-type="string">
            <text:p>https://twitter.com/TechnoWise_ind/status/1616407867216781317</text:p>
          </table:table-cell>
        </table:table-row>
        <table:table-row>
          <table:table-cell office:value="2634" office:value-type="float"/>
          <table:table-cell office:value-type="string">
            <text:p>Pattern 2</text:p>
          </table:table-cell>
          <table:table-cell office:value="0.5807151203047006" office:value-type="float"/>
          <table:table-cell office:value="0.5760952915667776" office:value-type="float"/>
          <table:table-cell office:value="22.64230018685073" office:value-type="float"/>
          <table:table-cell office:value-type="string">
            <text:p>input/data_formal_20240530-1342/meme/TeeFegans_20230201T225438/0.jpg</text:p>
          </table:table-cell>
          <table:table-cell office:value-type="string">
            <text:p>https://twitter.com/TeeFegans/status/1620918575354740737</text:p>
          </table:table-cell>
        </table:table-row>
        <table:table-row>
          <table:table-cell office:value="2635" office:value-type="float"/>
          <table:table-cell office:value-type="string">
            <text:p>Pattern 21</text:p>
          </table:table-cell>
          <table:table-cell office:value="0.7191691862119127" office:value-type="float"/>
          <table:table-cell office:value="0.680140517002665" office:value-type="float"/>
          <table:table-cell office:value="25.18657694637878" office:value-type="float"/>
          <table:table-cell office:value-type="string">
            <text:p>input/data_formal_20240530-1342/meme/TensGraphic_20230112T080248/0.jpg</text:p>
          </table:table-cell>
          <table:table-cell office:value-type="string">
            <text:p>https://twitter.com/TensGraphic/status/1613446381141741570</text:p>
          </table:table-cell>
        </table:table-row>
        <table:table-row>
          <table:table-cell office:value="2636" office:value-type="float"/>
          <table:table-cell office:value-type="string">
            <text:p>Pattern 8</text:p>
          </table:table-cell>
          <table:table-cell office:value="0.23435750637751449" office:value-type="float"/>
          <table:table-cell office:value="0.371554590096013" office:value-type="float"/>
          <table:table-cell office:value="29.28377502812749" office:value-type="float"/>
          <table:table-cell office:value-type="string">
            <text:p>input/data_formal_20240530-1342/meme/Texew_Robux_20230316T011841/0.jpg</text:p>
          </table:table-cell>
          <table:table-cell office:value-type="string">
            <text:p>https://twitter.com/syko_bby85/status/1636186884098408448</text:p>
          </table:table-cell>
        </table:table-row>
        <table:table-row>
          <table:table-cell office:value="2637" office:value-type="float"/>
          <table:table-cell office:value-type="string">
            <text:p>Pattern 31</text:p>
          </table:table-cell>
          <table:table-cell office:value="0.3490348274992507" office:value-type="float"/>
          <table:table-cell office:value="0.440478965316512" office:value-type="float"/>
          <table:table-cell office:value="27.027057165546374" office:value-type="float"/>
          <table:table-cell office:value-type="string">
            <text:p>input/data_formal_20240530-1342/meme/Thank_Q_20221228T012254/0.jpg</text:p>
          </table:table-cell>
          <table:table-cell office:value-type="string">
            <text:p>https://twitter.com/Thank_Q/status/1607909926277455882</text:p>
          </table:table-cell>
        </table:table-row>
        <table:table-row>
          <table:table-cell office:value="2638" office:value-type="float"/>
          <table:table-cell office:value-type="string">
            <text:p>Pattern 49</text:p>
          </table:table-cell>
          <table:table-cell office:value="0.4601926349803751" office:value-type="float"/>
          <table:table-cell office:value="0.7778840670419145" office:value-type="float"/>
          <table:table-cell office:value="20.781052879574343" office:value-type="float"/>
          <table:table-cell office:value-type="string">
            <text:p>input/data_formal_20240530-1342/meme/the_akatsuki2_20230226T062840/0.jpg</text:p>
          </table:table-cell>
          <table:table-cell office:value-type="string">
            <text:p>https://twitter.com/the_akatsuki2/status/1629730147158081537</text:p>
          </table:table-cell>
        </table:table-row>
        <table:table-row>
          <table:table-cell office:value="2639" office:value-type="float"/>
          <table:table-cell office:value-type="string">
            <text:p>Pattern 5</text:p>
          </table:table-cell>
          <table:table-cell office:value="0.3376635156155992" office:value-type="float"/>
          <table:table-cell office:value="0.36277740622191623" office:value-type="float"/>
          <table:table-cell office:value="30.84636464699612" office:value-type="float"/>
          <table:table-cell office:value-type="string">
            <text:p>input/data_formal_20240530-1342/meme/The_Neox__20230201T230800/0.jpg</text:p>
          </table:table-cell>
          <table:table-cell office:value-type="string">
            <text:p>https://twitter.com/The_Neox_/status/1620921939740209153</text:p>
          </table:table-cell>
        </table:table-row>
        <table:table-row>
          <table:table-cell office:value="2640" office:value-type="float"/>
          <table:table-cell office:value-type="string">
            <text:p>Pattern 1</text:p>
          </table:table-cell>
          <table:table-cell office:value="0.6655596562559283" office:value-type="float"/>
          <table:table-cell office:value="0.5761514935836706" office:value-type="float"/>
          <table:table-cell office:value="28.531434227248724" office:value-type="float"/>
          <table:table-cell office:value-type="string">
            <text:p>input/data_formal_20240530-1342/meme/The_Stoic_Man_20230316T020516/0.jpg</text:p>
          </table:table-cell>
          <table:table-cell office:value-type="string">
            <text:p>https://twitter.com/The_Stoic_Man/status/1636186841245274112</text:p>
          </table:table-cell>
        </table:table-row>
        <table:table-row>
          <table:table-cell office:value="2641" office:value-type="float"/>
          <table:table-cell office:value-type="string">
            <text:p>Pattern 10</text:p>
          </table:table-cell>
          <table:table-cell office:value="0.3330116591569969" office:value-type="float"/>
          <table:table-cell office:value="0.40057833685958866" office:value-type="float"/>
          <table:table-cell office:value="16.55431154390486" office:value-type="float"/>
          <table:table-cell office:value-type="string">
            <text:p>input/data_formal_20240530-1342/meme/thecampusstreet_20221219T164448/0.jpg</text:p>
          </table:table-cell>
          <table:table-cell office:value-type="string">
            <text:p>https://twitter.com/Shreya86933429/status/1622615820340977665</text:p>
          </table:table-cell>
        </table:table-row>
        <table:table-row>
          <table:table-cell office:value="2642" office:value-type="float"/>
          <table:table-cell office:value-type="string">
            <text:p>Pattern 29</text:p>
          </table:table-cell>
          <table:table-cell office:value="0.2416286671323861" office:value-type="float"/>
          <table:table-cell office:value="0.4914426958208512" office:value-type="float"/>
          <table:table-cell office:value="31.324025797936205" office:value-type="float"/>
          <table:table-cell office:value-type="string">
            <text:p>input/data_formal_20240530-1342/meme/TheCandyMail_20230105T105605/0.jpg</text:p>
          </table:table-cell>
          <table:table-cell office:value-type="string">
            <text:p>https://twitter.com/TheCandyMail/status/1610953275045711873</text:p>
          </table:table-cell>
        </table:table-row>
        <table:table-row>
          <table:table-cell office:value="2643" office:value-type="float"/>
          <table:table-cell office:value-type="string">
            <text:p>Pattern 12</text:p>
          </table:table-cell>
          <table:table-cell office:value="0.14647028563455347" office:value-type="float"/>
          <table:table-cell office:value="0.5591207437485802" office:value-type="float"/>
          <table:table-cell office:value="26.892972331060385" office:value-type="float"/>
          <table:table-cell office:value-type="string">
            <text:p>input/data_formal_20240530-1342/meme/TheChuChuTV_20221228T060000/0.jpg</text:p>
          </table:table-cell>
          <table:table-cell office:value-type="string">
            <text:p>https://twitter.com/TheChuChuTV/status/1607979660201132034</text:p>
          </table:table-cell>
        </table:table-row>
        <table:table-row>
          <table:table-cell office:value="2644" office:value-type="float"/>
          <table:table-cell office:value-type="string">
            <text:p>Pattern 49</text:p>
          </table:table-cell>
          <table:table-cell office:value="0.23987587920214556" office:value-type="float"/>
          <table:table-cell office:value="0.8662569180546305" office:value-type="float"/>
          <table:table-cell office:value="28.713157942488937" office:value-type="float"/>
          <table:table-cell office:value-type="string">
            <text:p>input/data_formal_20240530-1342/meme/thecomicsection_20221228T002153/0.jpg</text:p>
          </table:table-cell>
          <table:table-cell office:value-type="string">
            <text:p>https://twitter.com/thecomicsection/status/1607894571727347713</text:p>
          </table:table-cell>
        </table:table-row>
        <table:table-row>
          <table:table-cell office:value="2645" office:value-type="float"/>
          <table:table-cell office:value-type="string">
            <text:p>Pattern 19</text:p>
          </table:table-cell>
          <table:table-cell office:value="0.295658367861121" office:value-type="float"/>
          <table:table-cell office:value="0.7912127413741679" office:value-type="float"/>
          <table:table-cell office:value="28.560214881163805" office:value-type="float"/>
          <table:table-cell office:value-type="string">
            <text:p>input/data_formal_20240530-1342/meme/thecomicsection_20221228T002153/1.jpg</text:p>
          </table:table-cell>
          <table:table-cell office:value-type="string">
            <text:p>https://twitter.com/thecomicsection/status/1607894571727347713</text:p>
          </table:table-cell>
        </table:table-row>
        <table:table-row>
          <table:table-cell office:value="2646" office:value-type="float"/>
          <table:table-cell office:value-type="string">
            <text:p>Pattern 34</text:p>
          </table:table-cell>
          <table:table-cell office:value="0.2618400643546625" office:value-type="float"/>
          <table:table-cell office:value="0.6222137096640468" office:value-type="float"/>
          <table:table-cell office:value="25.28001092234197" office:value-type="float"/>
          <table:table-cell office:value-type="string">
            <text:p>input/data_formal_20240530-1342/meme/thecomicsection_20221228T002220/0.jpg</text:p>
          </table:table-cell>
          <table:table-cell office:value-type="string">
            <text:p>https://twitter.com/TwitchyJay/status/1607961613495050241</text:p>
          </table:table-cell>
        </table:table-row>
        <table:table-row>
          <table:table-cell office:value="2647" office:value-type="float"/>
          <table:table-cell office:value-type="string">
            <text:p>Pattern 3</text:p>
          </table:table-cell>
          <table:table-cell office:value="0.8766649576244819" office:value-type="float"/>
          <table:table-cell office:value="0.38948696402963123" office:value-type="float"/>
          <table:table-cell office:value="19.150201030148107" office:value-type="float"/>
          <table:table-cell office:value-type="string">
            <text:p>input/data_formal_20240530-1342/meme/thecomicsection_20221228T002333/0.jpg</text:p>
          </table:table-cell>
          <table:table-cell office:value-type="string">
            <text:p>https://twitter.com/TwitchyJay/status/1607961626375757824</text:p>
          </table:table-cell>
        </table:table-row>
        <table:table-row>
          <table:table-cell office:value="2648" office:value-type="float"/>
          <table:table-cell office:value-type="string">
            <text:p>Pattern 21</text:p>
          </table:table-cell>
          <table:table-cell office:value="0.7895252691156649" office:value-type="float"/>
          <table:table-cell office:value="0.6409141617946645" office:value-type="float"/>
          <table:table-cell office:value="21.414922328140907" office:value-type="float"/>
          <table:table-cell office:value-type="string">
            <text:p>input/data_formal_20240530-1342/meme/thecomicsection_20221228T002352/0.jpg</text:p>
          </table:table-cell>
          <table:table-cell office:value-type="string">
            <text:p>https://twitter.com/TwitchyJay/status/1607961644491239426</text:p>
          </table:table-cell>
        </table:table-row>
        <table:table-row>
          <table:table-cell office:value="2649" office:value-type="float"/>
          <table:table-cell office:value-type="string">
            <text:p>Pattern 19</text:p>
          </table:table-cell>
          <table:table-cell office:value="0.3584106972131328" office:value-type="float"/>
          <table:table-cell office:value="0.7704683029689681" office:value-type="float"/>
          <table:table-cell office:value="27.36505630665183" office:value-type="float"/>
          <table:table-cell office:value-type="string">
            <text:p>input/data_formal_20240530-1342/meme/theCryptera_20230201T112808/0.jpg</text:p>
          </table:table-cell>
          <table:table-cell office:value-type="string">
            <text:p>https://twitter.com/Samiajahan89/status/1620957202310922243</text:p>
          </table:table-cell>
        </table:table-row>
        <table:table-row>
          <table:table-cell office:value="2650" office:value-type="float"/>
          <table:table-cell office:value-type="string">
            <text:p>Pattern 21</text:p>
          </table:table-cell>
          <table:table-cell office:value="0.6002617033990151" office:value-type="float"/>
          <table:table-cell office:value="0.5143842748070427" office:value-type="float"/>
          <table:table-cell office:value="24.823950720666215" office:value-type="float"/>
          <table:table-cell office:value-type="string">
            <text:p>input/data_formal_20240530-1342/meme/theCryptera_20230205T175037/0.jpg</text:p>
          </table:table-cell>
          <table:table-cell office:value-type="string">
            <text:p>https://twitter.com/Mamun2123/status/1622604987263229953</text:p>
          </table:table-cell>
        </table:table-row>
        <table:table-row>
          <table:table-cell office:value="2651" office:value-type="float"/>
          <table:table-cell office:value-type="string">
            <text:p>Pattern 16</text:p>
          </table:table-cell>
          <table:table-cell office:value="0.37584250349872583" office:value-type="float"/>
          <table:table-cell office:value="0.4385553622084566" office:value-type="float"/>
          <table:table-cell office:value="31.995883990226456" office:value-type="float"/>
          <table:table-cell office:value-type="string">
            <text:p>input/data_formal_20240530-1342/meme/theCryptera_20230206T123112/0.jpg</text:p>
          </table:table-cell>
          <table:table-cell office:value-type="string">
            <text:p>https://twitter.com/Mamun2123/status/1622605051800989696</text:p>
          </table:table-cell>
        </table:table-row>
        <table:table-row>
          <table:table-cell office:value="2652" office:value-type="float"/>
          <table:table-cell office:value-type="string">
            <text:p>Pattern 16</text:p>
          </table:table-cell>
          <table:table-cell office:value="0.22474818621512868" office:value-type="float"/>
          <table:table-cell office:value="0.3093627788729977" office:value-type="float"/>
          <table:table-cell office:value="33.18528605753514" office:value-type="float"/>
          <table:table-cell office:value-type="string">
            <text:p>input/data_formal_20240530-1342/meme/thedarksririses_20230202T004448/0.jpg</text:p>
          </table:table-cell>
          <table:table-cell office:value-type="string">
            <text:p>https://twitter.com/thedarksririses/status/1620946302224957442</text:p>
          </table:table-cell>
        </table:table-row>
        <table:table-row>
          <table:table-cell office:value="2653" office:value-type="float"/>
          <table:table-cell office:value-type="string">
            <text:p>Pattern 16</text:p>
          </table:table-cell>
          <table:table-cell office:value="0.1912558261708122" office:value-type="float"/>
          <table:table-cell office:value="0.3269744182306996" office:value-type="float"/>
          <table:table-cell office:value="33.70513699498053" office:value-type="float"/>
          <table:table-cell office:value-type="string">
            <text:p>input/data_formal_20240530-1342/meme/thedarksririses_20230202T004905/0.jpg</text:p>
          </table:table-cell>
          <table:table-cell office:value-type="string">
            <text:p>https://twitter.com/thedarksririses/status/1620947378164604929</text:p>
          </table:table-cell>
        </table:table-row>
        <table:table-row>
          <table:table-cell office:value="2654" office:value-type="float"/>
          <table:table-cell office:value-type="string">
            <text:p>Pattern 16</text:p>
          </table:table-cell>
          <table:table-cell office:value="0.2563208507774206" office:value-type="float"/>
          <table:table-cell office:value="0.32716616997979625" office:value-type="float"/>
          <table:table-cell office:value="34.11491354731071" office:value-type="float"/>
          <table:table-cell office:value-type="string">
            <text:p>input/data_formal_20240530-1342/meme/thedarksririses_20230202T004905/1.jpg</text:p>
          </table:table-cell>
          <table:table-cell office:value-type="string">
            <text:p>https://twitter.com/thedarksririses/status/1620947378164604929</text:p>
          </table:table-cell>
        </table:table-row>
        <table:table-row>
          <table:table-cell office:value="2655" office:value-type="float"/>
          <table:table-cell office:value-type="string">
            <text:p>Pattern 16</text:p>
          </table:table-cell>
          <table:table-cell office:value="0.25376864350803174" office:value-type="float"/>
          <table:table-cell office:value="0.28346553304410105" office:value-type="float"/>
          <table:table-cell office:value="30.646056183110225" office:value-type="float"/>
          <table:table-cell office:value-type="string">
            <text:p>input/data_formal_20240530-1342/meme/thedarksririses_20230202T004905/2.jpg</text:p>
          </table:table-cell>
          <table:table-cell office:value-type="string">
            <text:p>https://twitter.com/thedarksririses/status/1620947378164604929</text:p>
          </table:table-cell>
        </table:table-row>
        <table:table-row>
          <table:table-cell office:value="2656" office:value-type="float"/>
          <table:table-cell office:value-type="string">
            <text:p>Pattern 16</text:p>
          </table:table-cell>
          <table:table-cell office:value="0.23369920288002355" office:value-type="float"/>
          <table:table-cell office:value="0.26132079570758665" office:value-type="float"/>
          <table:table-cell office:value="28.680952009775652" office:value-type="float"/>
          <table:table-cell office:value-type="string">
            <text:p>input/data_formal_20240530-1342/meme/thedarksririses_20230202T004905/3.jpg</text:p>
          </table:table-cell>
          <table:table-cell office:value-type="string">
            <text:p>https://twitter.com/thedarksririses/status/1620947378164604929</text:p>
          </table:table-cell>
        </table:table-row>
        <table:table-row>
          <table:table-cell office:value="2657" office:value-type="float"/>
          <table:table-cell office:value-type="string">
            <text:p>Pattern 21</text:p>
          </table:table-cell>
          <table:table-cell office:value="0.7604228288833116" office:value-type="float"/>
          <table:table-cell office:value="0.469080744363664" office:value-type="float"/>
          <table:table-cell office:value="21.513347373929875" office:value-type="float"/>
          <table:table-cell office:value-type="string">
            <text:p>input/data_formal_20240530-1342/meme/TheDebtBox_20221229T184249/0.jpg</text:p>
          </table:table-cell>
          <table:table-cell office:value-type="string">
            <text:p>https://twitter.com/omkar_gauswami/status/1611273736879247361</text:p>
          </table:table-cell>
        </table:table-row>
        <table:table-row>
          <table:table-cell office:value="2658" office:value-type="float"/>
          <table:table-cell office:value-type="string">
            <text:p>Pattern 19</text:p>
          </table:table-cell>
          <table:table-cell office:value="0.42850178169783737" office:value-type="float"/>
          <table:table-cell office:value="0.5494482370541719" office:value-type="float"/>
          <table:table-cell office:value="29.168725053116752" office:value-type="float"/>
          <table:table-cell office:value-type="string">
            <text:p>input/data_formal_20240530-1342/meme/TheDMsCouncil_20230206T140002/0.jpg</text:p>
          </table:table-cell>
          <table:table-cell office:value-type="string">
            <text:p>https://twitter.com/SweetTale4u/status/1622603615931170818</text:p>
          </table:table-cell>
        </table:table-row>
        <table:table-row>
          <table:table-cell office:value="2659" office:value-type="float"/>
          <table:table-cell office:value-type="string">
            <text:p>Pattern 15</text:p>
          </table:table-cell>
          <table:table-cell office:value="0.12868108552352747" office:value-type="float"/>
          <table:table-cell office:value="0.23408770791810823" office:value-type="float"/>
          <table:table-cell office:value="15.935414761807813" office:value-type="float"/>
          <table:table-cell office:value-type="string">
            <text:p>input/data_formal_20240530-1342/meme/thefirehoes_20221228T000232/0.jpg</text:p>
          </table:table-cell>
          <table:table-cell office:value-type="string">
            <text:p>https://twitter.com/thefirehoes/status/1607889700433395713</text:p>
          </table:table-cell>
        </table:table-row>
        <table:table-row>
          <table:table-cell office:value="2660" office:value-type="float"/>
          <table:table-cell office:value-type="string">
            <text:p>Pattern 6</text:p>
          </table:table-cell>
          <table:table-cell office:value="0.19344695932878125" office:value-type="float"/>
          <table:table-cell office:value="0.5869713091466744" office:value-type="float"/>
          <table:table-cell office:value="22.227314305619714" office:value-type="float"/>
          <table:table-cell office:value-type="string">
            <text:p>input/data_formal_20240530-1342/meme/thefirehoes_20230105T110258/0.jpg</text:p>
          </table:table-cell>
          <table:table-cell office:value-type="string">
            <text:p>https://twitter.com/thefirehoes/status/1610955006877876224</text:p>
          </table:table-cell>
        </table:table-row>
        <table:table-row>
          <table:table-cell office:value="2661" office:value-type="float"/>
          <table:table-cell office:value-type="string">
            <text:p>Pattern 30</text:p>
          </table:table-cell>
          <table:table-cell office:value="0.4331169977982293" office:value-type="float"/>
          <table:table-cell office:value="0.5205052516388932" office:value-type="float"/>
          <table:table-cell office:value="23.65475024360199" office:value-type="float"/>
          <table:table-cell office:value-type="string">
            <text:p>input/data_formal_20240530-1342/meme/thefirehoes_20230105T120450/0.jpg</text:p>
          </table:table-cell>
          <table:table-cell office:value-type="string">
            <text:p>https://twitter.com/thefirehoes/status/1610970577799356417</text:p>
          </table:table-cell>
        </table:table-row>
        <table:table-row>
          <table:table-cell office:value="2662" office:value-type="float"/>
          <table:table-cell office:value-type="string">
            <text:p>Pattern 30</text:p>
          </table:table-cell>
          <table:table-cell office:value="0.41295559265679205" office:value-type="float"/>
          <table:table-cell office:value="0.6884180791246557" office:value-type="float"/>
          <table:table-cell office:value="24.346815423697844" office:value-type="float"/>
          <table:table-cell office:value-type="string">
            <text:p>input/data_formal_20240530-1342/meme/thefirehoes_20230105T120451/0.jpg</text:p>
          </table:table-cell>
          <table:table-cell office:value-type="string">
            <text:p>https://twitter.com/thefirehoes/status/1610970582148866052</text:p>
          </table:table-cell>
        </table:table-row>
        <table:table-row>
          <table:table-cell office:value="2663" office:value-type="float"/>
          <table:table-cell office:value-type="string">
            <text:p>Pattern 16</text:p>
          </table:table-cell>
          <table:table-cell office:value="0.27310469818488214" office:value-type="float"/>
          <table:table-cell office:value="0.3157831202397231" office:value-type="float"/>
          <table:table-cell office:value="28.128019908721704" office:value-type="float"/>
          <table:table-cell office:value-type="string">
            <text:p>input/data_formal_20240530-1342/meme/thefirehoes_20230106T050350/0.jpg</text:p>
          </table:table-cell>
          <table:table-cell office:value-type="string">
            <text:p>https://twitter.com/thefirehoes/status/1611227015436189696</text:p>
          </table:table-cell>
        </table:table-row>
        <table:table-row>
          <table:table-cell office:value="2664" office:value-type="float"/>
          <table:table-cell office:value-type="string">
            <text:p>Pattern 36</text:p>
          </table:table-cell>
          <table:table-cell office:value="0.8263219495581287" office:value-type="float"/>
          <table:table-cell office:value="0.4252984750396496" office:value-type="float"/>
          <table:table-cell office:value="22.77652674191601" office:value-type="float"/>
          <table:table-cell office:value-type="string">
            <text:p>input/data_formal_20240530-1342/meme/thefirehoes_20230106T060508/0.jpg</text:p>
          </table:table-cell>
          <table:table-cell office:value-type="string">
            <text:p>https://twitter.com/thefirehoes/status/1611242444384878593</text:p>
          </table:table-cell>
        </table:table-row>
        <table:table-row>
          <table:table-cell office:value="2665" office:value-type="float"/>
          <table:table-cell office:value-type="string">
            <text:p>Pattern 25</text:p>
          </table:table-cell>
          <table:table-cell office:value="0.8381153340041188" office:value-type="float"/>
          <table:table-cell office:value="0.33692815371600476" office:value-type="float"/>
          <table:table-cell office:value="20.025259218512126" office:value-type="float"/>
          <table:table-cell office:value-type="string">
            <text:p>input/data_formal_20240530-1342/meme/thefirehoes_20230106T080330/0.jpg</text:p>
          </table:table-cell>
          <table:table-cell office:value-type="string">
            <text:p>https://twitter.com/thefirehoes/status/1611272232591888384</text:p>
          </table:table-cell>
        </table:table-row>
        <table:table-row>
          <table:table-cell office:value="2666" office:value-type="float"/>
          <table:table-cell office:value-type="string">
            <text:p>Pattern 26</text:p>
          </table:table-cell>
          <table:table-cell office:value="0.5647936443521662" office:value-type="float"/>
          <table:table-cell office:value="0.6907904978710768" office:value-type="float"/>
          <table:table-cell office:value="10.73601189536293" office:value-type="float"/>
          <table:table-cell office:value-type="string">
            <text:p>input/data_formal_20240530-1342/meme/thefirehoes_20230106T080332/0.jpg</text:p>
          </table:table-cell>
          <table:table-cell office:value-type="string">
            <text:p>https://twitter.com/thefirehoes/status/1611272237268484098</text:p>
          </table:table-cell>
        </table:table-row>
        <table:table-row>
          <table:table-cell office:value="2667" office:value-type="float"/>
          <table:table-cell office:value-type="string">
            <text:p>Pattern 47</text:p>
          </table:table-cell>
          <table:table-cell office:value="0.11342722496255325" office:value-type="float"/>
          <table:table-cell office:value="0.7860547591982241" office:value-type="float"/>
          <table:table-cell office:value="19.59091664794933" office:value-type="float"/>
          <table:table-cell office:value-type="string">
            <text:p>input/data_formal_20240530-1342/meme/thefirehoes_20230106T080333/0.jpg</text:p>
          </table:table-cell>
          <table:table-cell office:value-type="string">
            <text:p>https://twitter.com/thefirehoes/status/1611272242658156544</text:p>
          </table:table-cell>
        </table:table-row>
        <table:table-row>
          <table:table-cell office:value="2668" office:value-type="float"/>
          <table:table-cell office:value-type="string">
            <text:p>Pattern 19</text:p>
          </table:table-cell>
          <table:table-cell office:value="0.48716883532691796" office:value-type="float"/>
          <table:table-cell office:value="0.5583707007993508" office:value-type="float"/>
          <table:table-cell office:value="27.127937499670534" office:value-type="float"/>
          <table:table-cell office:value-type="string">
            <text:p>input/data_formal_20240530-1342/meme/thefirehoes_20230111T220412/0.jpg</text:p>
          </table:table-cell>
          <table:table-cell office:value-type="string">
            <text:p>https://twitter.com/thefirehoes/status/1613295741375504389</text:p>
          </table:table-cell>
        </table:table-row>
        <table:table-row>
          <table:table-cell office:value="2669" office:value-type="float"/>
          <table:table-cell office:value-type="string">
            <text:p>Pattern 25</text:p>
          </table:table-cell>
          <table:table-cell office:value="0.7730183179842494" office:value-type="float"/>
          <table:table-cell office:value="0.3921206799820353" office:value-type="float"/>
          <table:table-cell office:value="20.961312500294365" office:value-type="float"/>
          <table:table-cell office:value-type="string">
            <text:p>input/data_formal_20240530-1342/meme/thefirehoes_20230112T000253/0.jpg</text:p>
          </table:table-cell>
          <table:table-cell office:value-type="string">
            <text:p>https://twitter.com/thefirehoes/status/1613325607860932609</text:p>
          </table:table-cell>
        </table:table-row>
        <table:table-row>
          <table:table-cell office:value="2670" office:value-type="float"/>
          <table:table-cell office:value-type="string">
            <text:p>Pattern 6</text:p>
          </table:table-cell>
          <table:table-cell office:value="0.1633033262805034" office:value-type="float"/>
          <table:table-cell office:value="0.5751197936983298" office:value-type="float"/>
          <table:table-cell office:value="20.884919630615038" office:value-type="float"/>
          <table:table-cell office:value-type="string">
            <text:p>input/data_formal_20240530-1342/meme/thefirehoes_20230112T000255/0.jpg</text:p>
          </table:table-cell>
          <table:table-cell office:value-type="string">
            <text:p>https://twitter.com/thefirehoes/status/1613325616316665857</text:p>
          </table:table-cell>
        </table:table-row>
        <table:table-row>
          <table:table-cell office:value="2671" office:value-type="float"/>
          <table:table-cell office:value-type="string">
            <text:p>Pattern 27</text:p>
          </table:table-cell>
          <table:table-cell office:value="0.49051780308201276" office:value-type="float"/>
          <table:table-cell office:value="0.23487048636766675" office:value-type="float"/>
          <table:table-cell office:value="0.0" office:value-type="float"/>
          <table:table-cell office:value-type="string">
            <text:p>input/data_formal_20240530-1342/meme/thefirehoes_20230206T110359/0.jpg</text:p>
          </table:table-cell>
          <table:table-cell office:value-type="string">
            <text:p>https://twitter.com/thefirehoes/status/1622551673032830976</text:p>
          </table:table-cell>
        </table:table-row>
        <table:table-row>
          <table:table-cell office:value="2672" office:value-type="float"/>
          <table:table-cell office:value-type="string">
            <text:p>Pattern 31</text:p>
          </table:table-cell>
          <table:table-cell office:value="0.17797957295613867" office:value-type="float"/>
          <table:table-cell office:value="0.2741486395974616" office:value-type="float"/>
          <table:table-cell office:value="26.348990472335146" office:value-type="float"/>
          <table:table-cell office:value-type="string">
            <text:p>input/data_formal_20240530-1342/meme/thefirehoes_20230206T110402/0.jpg</text:p>
          </table:table-cell>
          <table:table-cell office:value-type="string">
            <text:p>https://twitter.com/thefirehoes/status/1622551689395056640</text:p>
          </table:table-cell>
        </table:table-row>
        <table:table-row>
          <table:table-cell office:value="2673" office:value-type="float"/>
          <table:table-cell office:value-type="string">
            <text:p>Pattern 27</text:p>
          </table:table-cell>
          <table:table-cell office:value="0.49051780308201276" office:value-type="float"/>
          <table:table-cell office:value="0.23487048636766675" office:value-type="float"/>
          <table:table-cell office:value="0.0" office:value-type="float"/>
          <table:table-cell office:value-type="string">
            <text:p>input/data_formal_20240530-1342/meme/thefirehoes_20230206T110611/0.jpg</text:p>
          </table:table-cell>
          <table:table-cell office:value-type="string">
            <text:p>https://twitter.com/thefirehoes/status/1622552230262964225</text:p>
          </table:table-cell>
        </table:table-row>
        <table:table-row>
          <table:table-cell office:value="2674" office:value-type="float"/>
          <table:table-cell office:value-type="string">
            <text:p>Pattern 31</text:p>
          </table:table-cell>
          <table:table-cell office:value="0.17797957295613867" office:value-type="float"/>
          <table:table-cell office:value="0.2741486395974616" office:value-type="float"/>
          <table:table-cell office:value="26.348990472335146" office:value-type="float"/>
          <table:table-cell office:value-type="string">
            <text:p>input/data_formal_20240530-1342/meme/thefirehoes_20230206T110615/0.jpg</text:p>
          </table:table-cell>
          <table:table-cell office:value-type="string">
            <text:p>https://twitter.com/thefirehoes/status/1622552244741877760</text:p>
          </table:table-cell>
        </table:table-row>
        <table:table-row>
          <table:table-cell office:value="2675" office:value-type="float"/>
          <table:table-cell office:value-type="string">
            <text:p>Pattern 44</text:p>
          </table:table-cell>
          <table:table-cell office:value="0.4503860135691767" office:value-type="float"/>
          <table:table-cell office:value="0.34731107138127004" office:value-type="float"/>
          <table:table-cell office:value="0.017815219669978278" office:value-type="float"/>
          <table:table-cell office:value-type="string">
            <text:p>input/data_formal_20240530-1342/meme/thefirehoes_20230206T120406/0.jpg</text:p>
          </table:table-cell>
          <table:table-cell office:value-type="string">
            <text:p>https://twitter.com/thefirehoes/status/1622566804630433793</text:p>
          </table:table-cell>
        </table:table-row>
        <table:table-row>
          <table:table-cell office:value="2676" office:value-type="float"/>
          <table:table-cell office:value-type="string">
            <text:p>Pattern 16</text:p>
          </table:table-cell>
          <table:table-cell office:value="0.2462722580451842" office:value-type="float"/>
          <table:table-cell office:value="0.31026367320360065" office:value-type="float"/>
          <table:table-cell office:value="25.97899212113409" office:value-type="float"/>
          <table:table-cell office:value-type="string">
            <text:p>input/data_formal_20240530-1342/meme/thefirehoes_20230206T120408/0.jpg</text:p>
          </table:table-cell>
          <table:table-cell office:value-type="string">
            <text:p>https://twitter.com/thefirehoes/status/1622566811811078144</text:p>
          </table:table-cell>
        </table:table-row>
        <table:table-row>
          <table:table-cell office:value="2677" office:value-type="float"/>
          <table:table-cell office:value-type="string">
            <text:p>Pattern 39</text:p>
          </table:table-cell>
          <table:table-cell office:value="0.10746656307090124" office:value-type="float"/>
          <table:table-cell office:value="0.28728132650302285" office:value-type="float"/>
          <table:table-cell office:value="9.5367431640625e-07" office:value-type="float"/>
          <table:table-cell office:value-type="string">
            <text:p>input/data_formal_20240530-1342/meme/thefirehoes_20230206T120410/0.jpg</text:p>
          </table:table-cell>
          <table:table-cell office:value-type="string">
            <text:p>https://twitter.com/thefirehoes/status/1622566821604872192</text:p>
          </table:table-cell>
        </table:table-row>
        <table:table-row>
          <table:table-cell office:value="2678" office:value-type="float"/>
          <table:table-cell office:value-type="string">
            <text:p>Pattern 12</text:p>
          </table:table-cell>
          <table:table-cell office:value="0.2568953415051777" office:value-type="float"/>
          <table:table-cell office:value="0.748758960595967" office:value-type="float"/>
          <table:table-cell office:value="26.25565392907536" office:value-type="float"/>
          <table:table-cell office:value-type="string">
            <text:p>input/data_formal_20240530-1342/meme/thefirehoes_20230206T130247/0.jpg</text:p>
          </table:table-cell>
          <table:table-cell office:value-type="string">
            <text:p>https://twitter.com/thefirehoes/status/1622581572414189568</text:p>
          </table:table-cell>
        </table:table-row>
        <table:table-row>
          <table:table-cell office:value="2679" office:value-type="float"/>
          <table:table-cell office:value-type="string">
            <text:p>Pattern 38</text:p>
          </table:table-cell>
          <table:table-cell office:value="0.24929306873552814" office:value-type="float"/>
          <table:table-cell office:value="0.4203423570947529" office:value-type="float"/>
          <table:table-cell office:value="1.7182622114272463" office:value-type="float"/>
          <table:table-cell office:value-type="string">
            <text:p>input/data_formal_20240530-1342/meme/thefirehoes_20230206T140303/0.jpg</text:p>
          </table:table-cell>
          <table:table-cell office:value-type="string">
            <text:p>https://twitter.com/thefirehoes/status/1622596740049248258</text:p>
          </table:table-cell>
        </table:table-row>
        <table:table-row>
          <table:table-cell office:value="2680" office:value-type="float"/>
          <table:table-cell office:value-type="string">
            <text:p>Pattern 33</text:p>
          </table:table-cell>
          <table:table-cell office:value="0.15268333851234414" office:value-type="float"/>
          <table:table-cell office:value="0.6947583725523913" office:value-type="float"/>
          <table:table-cell office:value="19.20202343953463" office:value-type="float"/>
          <table:table-cell office:value-type="string">
            <text:p>input/data_formal_20240530-1342/meme/thefirehoes_20230206T140306/0.jpg</text:p>
          </table:table-cell>
          <table:table-cell office:value-type="string">
            <text:p>https://twitter.com/thefirehoes/status/1622596749939425282</text:p>
          </table:table-cell>
        </table:table-row>
        <table:table-row>
          <table:table-cell office:value="2681" office:value-type="float"/>
          <table:table-cell office:value-type="string">
            <text:p>Pattern 2</text:p>
          </table:table-cell>
          <table:table-cell office:value="0.7748161721604073" office:value-type="float"/>
          <table:table-cell office:value="0.37776093109753056" office:value-type="float"/>
          <table:table-cell office:value="21.58732492529603" office:value-type="float"/>
          <table:table-cell office:value-type="string">
            <text:p>input/data_formal_20240530-1342/meme/thefirehoes_20230206T150244/0.jpg</text:p>
          </table:table-cell>
          <table:table-cell office:value-type="string">
            <text:p>https://twitter.com/thefirehoes/status/1622611758950019076</text:p>
          </table:table-cell>
        </table:table-row>
        <table:table-row>
          <table:table-cell office:value="2682" office:value-type="float"/>
          <table:table-cell office:value-type="string">
            <text:p>Pattern 37</text:p>
          </table:table-cell>
          <table:table-cell office:value="0.685218850985613" office:value-type="float"/>
          <table:table-cell office:value="0.40465576255527025" office:value-type="float"/>
          <table:table-cell office:value="20.133105453163406" office:value-type="float"/>
          <table:table-cell office:value-type="string">
            <text:p>input/data_formal_20240530-1342/meme/thefirehoes_20230206T150246/0.jpg</text:p>
          </table:table-cell>
          <table:table-cell office:value-type="string">
            <text:p>https://twitter.com/thefirehoes/status/1622611767426793473</text:p>
          </table:table-cell>
        </table:table-row>
        <table:table-row>
          <table:table-cell office:value="2683" office:value-type="float"/>
          <table:table-cell office:value-type="string">
            <text:p>Pattern 15</text:p>
          </table:table-cell>
          <table:table-cell office:value="0.16782767358630088" office:value-type="float"/>
          <table:table-cell office:value="0.2879716411204445" office:value-type="float"/>
          <table:table-cell office:value="14.975651180321858" office:value-type="float"/>
          <table:table-cell office:value-type="string">
            <text:p>input/data_formal_20240530-1342/meme/thefirehoes_20230206T150247/0.jpg</text:p>
          </table:table-cell>
          <table:table-cell office:value-type="string">
            <text:p>https://twitter.com/thefirehoes/status/1622611772657094660</text:p>
          </table:table-cell>
        </table:table-row>
        <table:table-row>
          <table:table-cell office:value="2684" office:value-type="float"/>
          <table:table-cell office:value-type="string">
            <text:p>Pattern 31</text:p>
          </table:table-cell>
          <table:table-cell office:value="0.1359430342943461" office:value-type="float"/>
          <table:table-cell office:value="0.33829213910916767" office:value-type="float"/>
          <table:table-cell office:value="27.787354315349834" office:value-type="float"/>
          <table:table-cell office:value-type="string">
            <text:p>input/data_formal_20240530-1342/meme/thefirehoes_20230206T160431/0.jpg</text:p>
          </table:table-cell>
          <table:table-cell office:value-type="string">
            <text:p>https://twitter.com/thefirehoes/status/1622627307818041347</text:p>
          </table:table-cell>
        </table:table-row>
        <table:table-row>
          <table:table-cell office:value="2685" office:value-type="float"/>
          <table:table-cell office:value-type="string">
            <text:p>Pattern 42</text:p>
          </table:table-cell>
          <table:table-cell office:value="0.42020426632724106" office:value-type="float"/>
          <table:table-cell office:value="0.49146788631903415" office:value-type="float"/>
          <table:table-cell office:value="19.627596003044346" office:value-type="float"/>
          <table:table-cell office:value-type="string">
            <text:p>input/data_formal_20240530-1342/meme/thefirehoes_20230206T160433/0.jpg</text:p>
          </table:table-cell>
          <table:table-cell office:value-type="string">
            <text:p>https://twitter.com/thefirehoes/status/1622627316982579200</text:p>
          </table:table-cell>
        </table:table-row>
        <table:table-row>
          <table:table-cell office:value="2686" office:value-type="float"/>
          <table:table-cell office:value-type="string">
            <text:p>Pattern 15</text:p>
          </table:table-cell>
          <table:table-cell office:value="0.17131180827868156" office:value-type="float"/>
          <table:table-cell office:value="0.29120768165995553" office:value-type="float"/>
          <table:table-cell office:value="30.875650274422256" office:value-type="float"/>
          <table:table-cell office:value-type="string">
            <text:p>input/data_formal_20240530-1342/meme/thefirehoes_20230212T150247/0.jpg</text:p>
          </table:table-cell>
          <table:table-cell office:value-type="string">
            <text:p>https://twitter.com/thefirehoes/status/1624786099426951171</text:p>
          </table:table-cell>
        </table:table-row>
        <table:table-row>
          <table:table-cell office:value="2687" office:value-type="float"/>
          <table:table-cell office:value-type="string">
            <text:p>Pattern 21</text:p>
          </table:table-cell>
          <table:table-cell office:value="0.6396592252329167" office:value-type="float"/>
          <table:table-cell office:value="0.5205121868161062" office:value-type="float"/>
          <table:table-cell office:value="29.51545181155649" office:value-type="float"/>
          <table:table-cell office:value-type="string">
            <text:p>input/data_formal_20240530-1342/meme/thefirehoes_20230212T150251/0.jpg</text:p>
          </table:table-cell>
          <table:table-cell office:value-type="string">
            <text:p>https://twitter.com/thefirehoes/status/1624786115025674242</text:p>
          </table:table-cell>
        </table:table-row>
        <table:table-row>
          <table:table-cell office:value="2688" office:value-type="float"/>
          <table:table-cell office:value-type="string">
            <text:p>Pattern 37</text:p>
          </table:table-cell>
          <table:table-cell office:value="0.6385627970726474" office:value-type="float"/>
          <table:table-cell office:value="0.4178768274762827" office:value-type="float"/>
          <table:table-cell office:value="21.657959476228832" office:value-type="float"/>
          <table:table-cell office:value-type="string">
            <text:p>input/data_formal_20240530-1342/meme/thefirehoes_20230307T091142/0.jpg</text:p>
          </table:table-cell>
          <table:table-cell office:value-type="string">
            <text:p>https://twitter.com/thefirehoes/status/1633032665627521030</text:p>
          </table:table-cell>
        </table:table-row>
        <table:table-row>
          <table:table-cell office:value="2689" office:value-type="float"/>
          <table:table-cell office:value-type="string">
            <text:p>Pattern 33</text:p>
          </table:table-cell>
          <table:table-cell office:value="0.16325253165050443" office:value-type="float"/>
          <table:table-cell office:value="0.8543441449822085" office:value-type="float"/>
          <table:table-cell office:value="23.833317522192974" office:value-type="float"/>
          <table:table-cell office:value-type="string">
            <text:p>input/data_formal_20240530-1342/meme/thefirehoes_20230307T091144/0.jpg</text:p>
          </table:table-cell>
          <table:table-cell office:value-type="string">
            <text:p>https://twitter.com/thefirehoes/status/1633032675135979520</text:p>
          </table:table-cell>
        </table:table-row>
        <table:table-row>
          <table:table-cell office:value="2690" office:value-type="float"/>
          <table:table-cell office:value-type="string">
            <text:p>Pattern 37</text:p>
          </table:table-cell>
          <table:table-cell office:value="0.6385627970726474" office:value-type="float"/>
          <table:table-cell office:value="0.4178768274762827" office:value-type="float"/>
          <table:table-cell office:value="21.657959476228832" office:value-type="float"/>
          <table:table-cell office:value-type="string">
            <text:p>input/data_formal_20240530-1342/meme/thefirehoes_20230307T091538/0.jpg</text:p>
          </table:table-cell>
          <table:table-cell office:value-type="string">
            <text:p>https://twitter.com/thefirehoes/status/1633033657483968513</text:p>
          </table:table-cell>
        </table:table-row>
        <table:table-row>
          <table:table-cell office:value="2691" office:value-type="float"/>
          <table:table-cell office:value-type="string">
            <text:p>Pattern 33</text:p>
          </table:table-cell>
          <table:table-cell office:value="0.16325253165050443" office:value-type="float"/>
          <table:table-cell office:value="0.8543441449822085" office:value-type="float"/>
          <table:table-cell office:value="23.833317522192974" office:value-type="float"/>
          <table:table-cell office:value-type="string">
            <text:p>input/data_formal_20240530-1342/meme/thefirehoes_20230307T091541/0.jpg</text:p>
          </table:table-cell>
          <table:table-cell office:value-type="string">
            <text:p>https://twitter.com/thefirehoes/status/1633033666631806977</text:p>
          </table:table-cell>
        </table:table-row>
        <table:table-row>
          <table:table-cell office:value="2692" office:value-type="float"/>
          <table:table-cell office:value-type="string">
            <text:p>Pattern 41</text:p>
          </table:table-cell>
          <table:table-cell office:value="0.16907107048738879" office:value-type="float"/>
          <table:table-cell office:value="0.7918149296536863" office:value-type="float"/>
          <table:table-cell office:value="26.569277555378505" office:value-type="float"/>
          <table:table-cell office:value-type="string">
            <text:p>input/data_formal_20240530-1342/meme/thefirehoes_20230315T220240/0.jpg</text:p>
          </table:table-cell>
          <table:table-cell office:value-type="string">
            <text:p>https://twitter.com/thefirehoes/status/1636125789807603717</text:p>
          </table:table-cell>
        </table:table-row>
        <table:table-row>
          <table:table-cell office:value="2693" office:value-type="float"/>
          <table:table-cell office:value-type="string">
            <text:p>Pattern 47</text:p>
          </table:table-cell>
          <table:table-cell office:value="0.2549351520929894" office:value-type="float"/>
          <table:table-cell office:value="0.6696869001187686" office:value-type="float"/>
          <table:table-cell office:value="26.11914194303088" office:value-type="float"/>
          <table:table-cell office:value-type="string">
            <text:p>input/data_formal_20240530-1342/meme/thefirehoes_20230315T220241/0.jpg</text:p>
          </table:table-cell>
          <table:table-cell office:value-type="string">
            <text:p>https://twitter.com/thefirehoes/status/1636125794408775682</text:p>
          </table:table-cell>
        </table:table-row>
        <table:table-row>
          <table:table-cell office:value="2694" office:value-type="float"/>
          <table:table-cell office:value-type="string">
            <text:p>Pattern 19</text:p>
          </table:table-cell>
          <table:table-cell office:value="0.3439715941193777" office:value-type="float"/>
          <table:table-cell office:value="0.766510990151761" office:value-type="float"/>
          <table:table-cell office:value="25.54556844456098" office:value-type="float"/>
          <table:table-cell office:value-type="string">
            <text:p>input/data_formal_20240530-1342/meme/thefirehoes_20230316T020240/0.jpg</text:p>
          </table:table-cell>
          <table:table-cell office:value-type="string">
            <text:p>https://twitter.com/thefirehoes/status/1636186188846383104</text:p>
          </table:table-cell>
        </table:table-row>
        <table:table-row>
          <table:table-cell office:value="2695" office:value-type="float"/>
          <table:table-cell office:value-type="string">
            <text:p>Pattern 32</text:p>
          </table:table-cell>
          <table:table-cell office:value="0.34862163453940215" office:value-type="float"/>
          <table:table-cell office:value="0.6249787015057165" office:value-type="float"/>
          <table:table-cell office:value="11.466199818167217" office:value-type="float"/>
          <table:table-cell office:value-type="string">
            <text:p>input/data_formal_20240530-1342/meme/thefirehoes_20230322T220234/0.jpg</text:p>
          </table:table-cell>
          <table:table-cell office:value-type="string">
            <text:p>https://twitter.com/thefirehoes/status/1638662479306960896</text:p>
          </table:table-cell>
        </table:table-row>
        <table:table-row>
          <table:table-cell office:value="2696" office:value-type="float"/>
          <table:table-cell office:value-type="string">
            <text:p>Pattern 15</text:p>
          </table:table-cell>
          <table:table-cell office:value="0.18555824994595504" office:value-type="float"/>
          <table:table-cell office:value="0.2523556042486804" office:value-type="float"/>
          <table:table-cell office:value="28.361449357377747" office:value-type="float"/>
          <table:table-cell office:value-type="string">
            <text:p>input/data_formal_20240530-1342/meme/thefirehoes_20230323T010243/0.jpg</text:p>
          </table:table-cell>
          <table:table-cell office:value-type="string">
            <text:p>https://twitter.com/thefirehoes/status/1638707816407134209</text:p>
          </table:table-cell>
        </table:table-row>
        <table:table-row>
          <table:table-cell office:value="2697" office:value-type="float"/>
          <table:table-cell office:value-type="string">
            <text:p>Pattern 42</text:p>
          </table:table-cell>
          <table:table-cell office:value="0.5495502841562554" office:value-type="float"/>
          <table:table-cell office:value="0.5034831988210182" office:value-type="float"/>
          <table:table-cell office:value="27.318263794545125" office:value-type="float"/>
          <table:table-cell office:value-type="string">
            <text:p>input/data_formal_20240530-1342/meme/thefirehoes_20230323T040232/0.jpg</text:p>
          </table:table-cell>
          <table:table-cell office:value-type="string">
            <text:p>https://twitter.com/thefirehoes/status/1638753069017223171</text:p>
          </table:table-cell>
        </table:table-row>
        <table:table-row>
          <table:table-cell office:value="2698" office:value-type="float"/>
          <table:table-cell office:value-type="string">
            <text:p>Pattern 8</text:p>
          </table:table-cell>
          <table:table-cell office:value="0.23199598081084596" office:value-type="float"/>
          <table:table-cell office:value="0.3345862669177718" office:value-type="float"/>
          <table:table-cell office:value="26.183481887747586" office:value-type="float"/>
          <table:table-cell office:value-type="string">
            <text:p>input/data_formal_20240530-1342/meme/theharikish_20230106T054640/0.jpg</text:p>
          </table:table-cell>
          <table:table-cell office:value-type="string">
            <text:p>https://twitter.com/theharikish/status/1611237795892441089</text:p>
          </table:table-cell>
        </table:table-row>
        <table:table-row>
          <table:table-cell office:value="2699" office:value-type="float"/>
          <table:table-cell office:value-type="string">
            <text:p>Pattern 19</text:p>
          </table:table-cell>
          <table:table-cell office:value="0.4391335207453252" office:value-type="float"/>
          <table:table-cell office:value="0.48095582408195964" office:value-type="float"/>
          <table:table-cell office:value="33.22808182395104" office:value-type="float"/>
          <table:table-cell office:value-type="string">
            <text:p>input/data_formal_20240530-1342/meme/Thefunn20366833_20230206T131251/0.jpg</text:p>
          </table:table-cell>
          <table:table-cell office:value-type="string">
            <text:p>https://twitter.com/Thefunn20366833/status/1622584104544882688</text:p>
          </table:table-cell>
        </table:table-row>
        <table:table-row>
          <table:table-cell office:value="2700" office:value-type="float"/>
          <table:table-cell office:value-type="string">
            <text:p>Pattern 43</text:p>
          </table:table-cell>
          <table:table-cell office:value="0.3415638362988908" office:value-type="float"/>
          <table:table-cell office:value="0.33117825496428743" office:value-type="float"/>
          <table:table-cell office:value="29.474449090495128" office:value-type="float"/>
          <table:table-cell office:value-type="string">
            <text:p>input/data_formal_20240530-1342/meme/Thefunn20366833_20230206T131251/1.jpg</text:p>
          </table:table-cell>
          <table:table-cell office:value-type="string">
            <text:p>https://twitter.com/Thefunn20366833/status/1622584104544882688</text:p>
          </table:table-cell>
        </table:table-row>
        <table:table-row>
          <table:table-cell office:value="2701" office:value-type="float"/>
          <table:table-cell office:value-type="string">
            <text:p>Pattern 29</text:p>
          </table:table-cell>
          <table:table-cell office:value="0.5708843271618603" office:value-type="float"/>
          <table:table-cell office:value="0.565869239664728" office:value-type="float"/>
          <table:table-cell office:value="28.727512006956374" office:value-type="float"/>
          <table:table-cell office:value-type="string">
            <text:p>input/data_formal_20240530-1342/meme/Thefunn20366833_20230206T131251/2.jpg</text:p>
          </table:table-cell>
          <table:table-cell office:value-type="string">
            <text:p>https://twitter.com/Thefunn20366833/status/1622584104544882688</text:p>
          </table:table-cell>
        </table:table-row>
        <table:table-row>
          <table:table-cell office:value="2702" office:value-type="float"/>
          <table:table-cell office:value-type="string">
            <text:p>Pattern 31</text:p>
          </table:table-cell>
          <table:table-cell office:value="0.15349455961589442" office:value-type="float"/>
          <table:table-cell office:value="0.3557126851032272" office:value-type="float"/>
          <table:table-cell office:value="25.344958548703968" office:value-type="float"/>
          <table:table-cell office:value-type="string">
            <text:p>input/data_formal_20240530-1342/meme/TheGiftingMark_20230206T112626/0.jpg</text:p>
          </table:table-cell>
          <table:table-cell office:value-type="string">
            <text:p>https://twitter.com/TheGiftingMark/status/1622557325906124800</text:p>
          </table:table-cell>
        </table:table-row>
        <table:table-row>
          <table:table-cell office:value="2703" office:value-type="float"/>
          <table:table-cell office:value-type="string">
            <text:p>Pattern 17</text:p>
          </table:table-cell>
          <table:table-cell office:value="0.6602612841581694" office:value-type="float"/>
          <table:table-cell office:value="0.35209591877955865" office:value-type="float"/>
          <table:table-cell office:value="28.513653773344128" office:value-type="float"/>
          <table:table-cell office:value-type="string">
            <text:p>input/data_formal_20240530-1342/meme/TheHiddenGuild1_20221225T183058/0.jpg</text:p>
          </table:table-cell>
          <table:table-cell office:value-type="string">
            <text:p>https://twitter.com/MineVoidMC/status/1607884486980603911</text:p>
          </table:table-cell>
        </table:table-row>
        <table:table-row>
          <table:table-cell office:value="2704" office:value-type="float"/>
          <table:table-cell office:value-type="string">
            <text:p>Pattern 29</text:p>
          </table:table-cell>
          <table:table-cell office:value="0.3272503393419983" office:value-type="float"/>
          <table:table-cell office:value="0.4493555571894487" office:value-type="float"/>
          <table:table-cell office:value="28.599128848725417" office:value-type="float"/>
          <table:table-cell office:value-type="string">
            <text:p>input/data_formal_20240530-1342/meme/TheInaneAsylum_20221227T130032/0.jpg</text:p>
          </table:table-cell>
          <table:table-cell office:value-type="string">
            <text:p>https://twitter.com/EdPurchaseIV/status/1607886916690624513</text:p>
          </table:table-cell>
        </table:table-row>
        <table:table-row>
          <table:table-cell office:value="2705" office:value-type="float"/>
          <table:table-cell office:value-type="string">
            <text:p>Pattern 16</text:p>
          </table:table-cell>
          <table:table-cell office:value="0.18537565610259013" office:value-type="float"/>
          <table:table-cell office:value="0.3226857269611235" office:value-type="float"/>
          <table:table-cell office:value="33.60093382078229" office:value-type="float"/>
          <table:table-cell office:value-type="string">
            <text:p>input/data_formal_20240530-1342/meme/theissi__20221228T042157/0.jpg</text:p>
          </table:table-cell>
          <table:table-cell office:value-type="string">
            <text:p>https://twitter.com/theissi_/status/1607954986540883969</text:p>
          </table:table-cell>
        </table:table-row>
        <table:table-row>
          <table:table-cell office:value="2706" office:value-type="float"/>
          <table:table-cell office:value-type="string">
            <text:p>Pattern 3</text:p>
          </table:table-cell>
          <table:table-cell office:value="0.8156042591435428" office:value-type="float"/>
          <table:table-cell office:value="0.5233537960875977" office:value-type="float"/>
          <table:table-cell office:value="22.070013441500812" office:value-type="float"/>
          <table:table-cell office:value-type="string">
            <text:p>input/data_formal_20240530-1342/meme/thelogicgen_20230206T153521/0.jpg</text:p>
          </table:table-cell>
          <table:table-cell office:value-type="string">
            <text:p>https://twitter.com/thelogicgen/status/1622619967383535618</text:p>
          </table:table-cell>
        </table:table-row>
        <table:table-row>
          <table:table-cell office:value="2707" office:value-type="float"/>
          <table:table-cell office:value-type="string">
            <text:p>Pattern 23</text:p>
          </table:table-cell>
          <table:table-cell office:value="0.47106279026365494" office:value-type="float"/>
          <table:table-cell office:value="0.28714226888876515" office:value-type="float"/>
          <table:table-cell office:value="27.47490333575188" office:value-type="float"/>
          <table:table-cell office:value-type="string">
            <text:p>input/data_formal_20240530-1342/meme/thelogicgen_20230212T145659/0.jpg</text:p>
          </table:table-cell>
          <table:table-cell office:value-type="string">
            <text:p>https://twitter.com/thelogicgen/status/1624784637716496384</text:p>
          </table:table-cell>
        </table:table-row>
        <table:table-row>
          <table:table-cell office:value="2708" office:value-type="float"/>
          <table:table-cell office:value-type="string">
            <text:p>Pattern 16</text:p>
          </table:table-cell>
          <table:table-cell office:value="0.2376180916779149" office:value-type="float"/>
          <table:table-cell office:value="0.3554972159047184" office:value-type="float"/>
          <table:table-cell office:value="27.118191837910317" office:value-type="float"/>
          <table:table-cell office:value-type="string">
            <text:p>input/data_formal_20240530-1342/meme/themadartistmnl_20230105T112216/0.jpg</text:p>
          </table:table-cell>
          <table:table-cell office:value-type="string">
            <text:p>https://twitter.com/themadartistmnl/status/1610959864838393858</text:p>
          </table:table-cell>
        </table:table-row>
        <table:table-row>
          <table:table-cell office:value="2709" office:value-type="float"/>
          <table:table-cell office:value-type="string">
            <text:p>Pattern 24</text:p>
          </table:table-cell>
          <table:table-cell office:value="0.2397095223861963" office:value-type="float"/>
          <table:table-cell office:value="0.8285204991887563" office:value-type="float"/>
          <table:table-cell office:value="20.095515471459333" office:value-type="float"/>
          <table:table-cell office:value-type="string">
            <text:p>input/data_formal_20240530-1342/meme/themadartistmnl_20230105T112216/1.jpg</text:p>
          </table:table-cell>
          <table:table-cell office:value-type="string">
            <text:p>https://twitter.com/themadartistmnl/status/1610959864838393858</text:p>
          </table:table-cell>
        </table:table-row>
        <table:table-row>
          <table:table-cell office:value="2710" office:value-type="float"/>
          <table:table-cell office:value-type="string">
            <text:p>Pattern 19</text:p>
          </table:table-cell>
          <table:table-cell office:value="0.3999360048784133" office:value-type="float"/>
          <table:table-cell office:value="0.6590382549973952" office:value-type="float"/>
          <table:table-cell office:value="27.694148649351757" office:value-type="float"/>
          <table:table-cell office:value-type="string">
            <text:p>input/data_formal_20240530-1342/meme/themegamaxi_20221228T062843/0.jpg</text:p>
          </table:table-cell>
          <table:table-cell office:value-type="string">
            <text:p>https://twitter.com/themegamaxi/status/1607986886945181696</text:p>
          </table:table-cell>
        </table:table-row>
        <table:table-row>
          <table:table-cell office:value="2711" office:value-type="float"/>
          <table:table-cell office:value-type="string">
            <text:p>Pattern 19</text:p>
          </table:table-cell>
          <table:table-cell office:value="0.4029351624310787" office:value-type="float"/>
          <table:table-cell office:value="0.6713291360368394" office:value-type="float"/>
          <table:table-cell office:value="25.359614093867656" office:value-type="float"/>
          <table:table-cell office:value-type="string">
            <text:p>input/data_formal_20240530-1342/meme/themikesalvi_20230103T040013/0.jpg</text:p>
          </table:table-cell>
          <table:table-cell office:value-type="string">
            <text:p>https://twitter.com/art_snitch/status/1610193745244479490</text:p>
          </table:table-cell>
        </table:table-row>
        <table:table-row>
          <table:table-cell office:value="2712" office:value-type="float"/>
          <table:table-cell office:value-type="string">
            <text:p>Pattern 19</text:p>
          </table:table-cell>
          <table:table-cell office:value="0.4029351624310787" office:value-type="float"/>
          <table:table-cell office:value="0.6713291360368394" office:value-type="float"/>
          <table:table-cell office:value="25.359614093867656" office:value-type="float"/>
          <table:table-cell office:value-type="string">
            <text:p>input/data_formal_20240530-1342/meme/themikesalvi_20230103T140057/0.jpg</text:p>
          </table:table-cell>
          <table:table-cell office:value-type="string">
            <text:p>https://twitter.com/nathan_hauk/status/1610305876706967552</text:p>
          </table:table-cell>
        </table:table-row>
        <table:table-row>
          <table:table-cell office:value="2713" office:value-type="float"/>
          <table:table-cell office:value-type="string">
            <text:p>Pattern 36</text:p>
          </table:table-cell>
          <table:table-cell office:value="0.6301600451097858" office:value-type="float"/>
          <table:table-cell office:value="0.3723086690013991" office:value-type="float"/>
          <table:table-cell office:value="29.878971296675978" office:value-type="float"/>
          <table:table-cell office:value-type="string">
            <text:p>input/data_formal_20240530-1342/meme/themikesalvi_20230103T200117/0.jpg</text:p>
          </table:table-cell>
          <table:table-cell office:value-type="string">
            <text:p>https://twitter.com/DaRealMedic4you/status/1610442583230091267</text:p>
          </table:table-cell>
        </table:table-row>
        <table:table-row>
          <table:table-cell office:value="2714" office:value-type="float"/>
          <table:table-cell office:value-type="string">
            <text:p>Pattern 2</text:p>
          </table:table-cell>
          <table:table-cell office:value="0.697293504106139" office:value-type="float"/>
          <table:table-cell office:value="0.459407443922819" office:value-type="float"/>
          <table:table-cell office:value="22.850409599700924" office:value-type="float"/>
          <table:table-cell office:value-type="string">
            <text:p>input/data_formal_20240530-1342/meme/themomlifevlogs_20230206T143126/0.jpg</text:p>
          </table:table-cell>
          <table:table-cell office:value-type="string">
            <text:p>https://twitter.com/themomlifevlogs/status/1622603882970112000</text:p>
          </table:table-cell>
        </table:table-row>
        <table:table-row>
          <table:table-cell office:value="2715" office:value-type="float"/>
          <table:table-cell office:value-type="string">
            <text:p>Pattern 23</text:p>
          </table:table-cell>
          <table:table-cell office:value="0.16396459015793463" office:value-type="float"/>
          <table:table-cell office:value="0.13190555429852996" office:value-type="float"/>
          <table:table-cell office:value="26.63656128507691" office:value-type="float"/>
          <table:table-cell office:value-type="string">
            <text:p>input/data_formal_20240530-1342/meme/ThePedia_20221218T220019/0.jpg</text:p>
          </table:table-cell>
          <table:table-cell office:value-type="string">
            <text:p>https://twitter.com/Cryptop1c/status/1606181467758788608</text:p>
          </table:table-cell>
        </table:table-row>
        <table:table-row>
          <table:table-cell office:value="2716" office:value-type="float"/>
          <table:table-cell office:value-type="string">
            <text:p>Pattern 26</text:p>
          </table:table-cell>
          <table:table-cell office:value="0.6152578719507864" office:value-type="float"/>
          <table:table-cell office:value="0.6824207848883158" office:value-type="float"/>
          <table:table-cell office:value="27.6222487558721" office:value-type="float"/>
          <table:table-cell office:value-type="string">
            <text:p>input/data_formal_20240530-1342/meme/ThePedia_20221221T070028/0.jpg</text:p>
          </table:table-cell>
          <table:table-cell office:value-type="string">
            <text:p>https://twitter.com/Cryptop1c/status/1606180828370739200</text:p>
          </table:table-cell>
        </table:table-row>
        <table:table-row>
          <table:table-cell office:value="2717" office:value-type="float"/>
          <table:table-cell office:value-type="string">
            <text:p>Pattern 7</text:p>
          </table:table-cell>
          <table:table-cell office:value="0.291237985267302" office:value-type="float"/>
          <table:table-cell office:value="0.41010673215949034" office:value-type="float"/>
          <table:table-cell office:value="28.158126026539684" office:value-type="float"/>
          <table:table-cell office:value-type="string">
            <text:p>input/data_formal_20240530-1342/meme/ThePedia_20221228T040208/0.jpg</text:p>
          </table:table-cell>
          <table:table-cell office:value-type="string">
            <text:p>https://twitter.com/AshavariAvanti1/status/1607953029994512384</text:p>
          </table:table-cell>
        </table:table-row>
        <table:table-row>
          <table:table-cell office:value="2718" office:value-type="float"/>
          <table:table-cell office:value-type="string">
            <text:p>Pattern 36</text:p>
          </table:table-cell>
          <table:table-cell office:value="0.8528818132575113" office:value-type="float"/>
          <table:table-cell office:value="0.3212610033163282" office:value-type="float"/>
          <table:table-cell office:value="24.731904529680676" office:value-type="float"/>
          <table:table-cell office:value-type="string">
            <text:p>input/data_formal_20240530-1342/meme/TheRealDudja_20230111T210509/0.jpg</text:p>
          </table:table-cell>
          <table:table-cell office:value-type="string">
            <text:p>https://twitter.com/TheRealDudja/status/1613298116090028032</text:p>
          </table:table-cell>
        </table:table-row>
        <table:table-row>
          <table:table-cell office:value="2719" office:value-type="float"/>
          <table:table-cell office:value-type="string">
            <text:p>Pattern 25</text:p>
          </table:table-cell>
          <table:table-cell office:value="0.8445195231885778" office:value-type="float"/>
          <table:table-cell office:value="0.4988379096302482" office:value-type="float"/>
          <table:table-cell office:value="20.01411607846682" office:value-type="float"/>
          <table:table-cell office:value-type="string">
            <text:p>input/data_formal_20240530-1342/meme/TheRealDudja_20230315T215553/0.jpg</text:p>
          </table:table-cell>
          <table:table-cell office:value-type="string">
            <text:p>https://twitter.com/TheRealDudja/status/1636124083464142849</text:p>
          </table:table-cell>
        </table:table-row>
        <table:table-row>
          <table:table-cell office:value="2720" office:value-type="float"/>
          <table:table-cell office:value-type="string">
            <text:p>Pattern 20</text:p>
          </table:table-cell>
          <table:table-cell office:value="0.6387895434734383" office:value-type="float"/>
          <table:table-cell office:value="0.3317639480069525" office:value-type="float"/>
          <table:table-cell office:value="29.27245842064774" office:value-type="float"/>
          <table:table-cell office:value-type="string">
            <text:p>input/data_formal_20240530-1342/meme/TheRealGorillie_20230322T221619/0.jpg</text:p>
          </table:table-cell>
          <table:table-cell office:value-type="string">
            <text:p>https://twitter.com/TheRealGorillie/status/1638665940547293184</text:p>
          </table:table-cell>
        </table:table-row>
        <table:table-row>
          <table:table-cell office:value="2721" office:value-type="float"/>
          <table:table-cell office:value-type="string">
            <text:p>Pattern 29</text:p>
          </table:table-cell>
          <table:table-cell office:value="0.4403233895149906" office:value-type="float"/>
          <table:table-cell office:value="0.490058164107154" office:value-type="float"/>
          <table:table-cell office:value="28.942302740705994" office:value-type="float"/>
          <table:table-cell office:value-type="string">
            <text:p>input/data_formal_20240530-1342/meme/TheRealHMGF_20230306T140001/0.jpg</text:p>
          </table:table-cell>
          <table:table-cell office:value-type="string">
            <text:p>https://twitter.com/1987_zombie/status/1636101802222338051</text:p>
          </table:table-cell>
        </table:table-row>
        <table:table-row>
          <table:table-cell office:value="2722" office:value-type="float"/>
          <table:table-cell office:value-type="string">
            <text:p>Pattern 36</text:p>
          </table:table-cell>
          <table:table-cell office:value="0.7644989658378805" office:value-type="float"/>
          <table:table-cell office:value="0.3230335546906491" office:value-type="float"/>
          <table:table-cell office:value="25.44090802088553" office:value-type="float"/>
          <table:table-cell office:value-type="string">
            <text:p>input/data_formal_20240530-1342/meme/thesun_debnath4_20221229T053627/0.jpg</text:p>
          </table:table-cell>
          <table:table-cell office:value-type="string">
            <text:p>https://twitter.com/simla_debnath/status/1610648627235676160</text:p>
          </table:table-cell>
        </table:table-row>
        <table:table-row>
          <table:table-cell office:value="2723" office:value-type="float"/>
          <table:table-cell office:value-type="string">
            <text:p>Pattern 31</text:p>
          </table:table-cell>
          <table:table-cell office:value="0.19468132677431096" office:value-type="float"/>
          <table:table-cell office:value="0.38396448756379786" office:value-type="float"/>
          <table:table-cell office:value="30.767898009609013" office:value-type="float"/>
          <table:table-cell office:value-type="string">
            <text:p>input/data_formal_20240530-1342/meme/thesun_debnath4_20221231T185216/0.jpg</text:p>
          </table:table-cell>
          <table:table-cell office:value-type="string">
            <text:p>https://twitter.com/simla_debnath/status/1610648699310608384</text:p>
          </table:table-cell>
        </table:table-row>
        <table:table-row>
          <table:table-cell office:value="2724" office:value-type="float"/>
          <table:table-cell office:value-type="string">
            <text:p>Pattern 6</text:p>
          </table:table-cell>
          <table:table-cell office:value="0.3296503649966516" office:value-type="float"/>
          <table:table-cell office:value="0.6183745063624873" office:value-type="float"/>
          <table:table-cell office:value="28.008061415108305" office:value-type="float"/>
          <table:table-cell office:value-type="string">
            <text:p>input/data_formal_20240530-1342/meme/TheTazDStudios_20230106T085613/0.jpg</text:p>
          </table:table-cell>
          <table:table-cell office:value-type="string">
            <text:p>https://twitter.com/TheTazDStudios/status/1611285498651099136</text:p>
          </table:table-cell>
        </table:table-row>
        <table:table-row>
          <table:table-cell office:value="2725" office:value-type="float"/>
          <table:table-cell office:value-type="string">
            <text:p>Pattern 15</text:p>
          </table:table-cell>
          <table:table-cell office:value="0.22206033684466903" office:value-type="float"/>
          <table:table-cell office:value="0.24415295326594724" office:value-type="float"/>
          <table:table-cell office:value="25.42174133825269" office:value-type="float"/>
          <table:table-cell office:value-type="string">
            <text:p>input/data_formal_20240530-1342/meme/thetop3best_20230125T091037/0.jpg</text:p>
          </table:table-cell>
          <table:table-cell office:value-type="string">
            <text:p>https://twitter.com/thetop3best/status/1618174490143244288</text:p>
          </table:table-cell>
        </table:table-row>
        <table:table-row>
          <table:table-cell office:value="2726" office:value-type="float"/>
          <table:table-cell office:value-type="string">
            <text:p>Pattern 5</text:p>
          </table:table-cell>
          <table:table-cell office:value="0.4285081370212622" office:value-type="float"/>
          <table:table-cell office:value="0.3241411907627625" office:value-type="float"/>
          <table:table-cell office:value="31.095567051944357" office:value-type="float"/>
          <table:table-cell office:value-type="string">
            <text:p>input/data_formal_20240530-1342/meme/TheTribune2020_20230123T150148/0.jpg</text:p>
          </table:table-cell>
          <table:table-cell office:value-type="string">
            <text:p>https://twitter.com/madcounter/status/1618116802596462592</text:p>
          </table:table-cell>
        </table:table-row>
        <table:table-row>
          <table:table-cell office:value="2727" office:value-type="float"/>
          <table:table-cell office:value-type="string">
            <text:p>Pattern 15</text:p>
          </table:table-cell>
          <table:table-cell office:value="0.1513696343966862" office:value-type="float"/>
          <table:table-cell office:value="0.3005150420719913" office:value-type="float"/>
          <table:table-cell office:value="23.264598909699032" office:value-type="float"/>
          <table:table-cell office:value-type="string">
            <text:p>input/data_formal_20240530-1342/meme/TheTribune2020_20230128T143713/0.jpg</text:p>
          </table:table-cell>
          <table:table-cell office:value-type="string">
            <text:p>https://twitter.com/nancydesmond3/status/1619416066043842560</text:p>
          </table:table-cell>
        </table:table-row>
        <table:table-row>
          <table:table-cell office:value="2728" office:value-type="float"/>
          <table:table-cell office:value-type="string">
            <text:p>Pattern 41</text:p>
          </table:table-cell>
          <table:table-cell office:value="0.2198991320449014" office:value-type="float"/>
          <table:table-cell office:value="0.728246566403477" office:value-type="float"/>
          <table:table-cell office:value="28.325651685013582" office:value-type="float"/>
          <table:table-cell office:value-type="string">
            <text:p>input/data_formal_20240530-1342/meme/TheTrueDavve_20221228T031540/0.jpg</text:p>
          </table:table-cell>
          <table:table-cell office:value-type="string">
            <text:p>https://twitter.com/TheTrueDavve/status/1607938302870704130</text:p>
          </table:table-cell>
        </table:table-row>
        <table:table-row>
          <table:table-cell office:value="2729" office:value-type="float"/>
          <table:table-cell office:value-type="string">
            <text:p>Pattern 21</text:p>
          </table:table-cell>
          <table:table-cell office:value="0.8536549344823543" office:value-type="float"/>
          <table:table-cell office:value="0.5276064626975241" office:value-type="float"/>
          <table:table-cell office:value="20.29600958001574" office:value-type="float"/>
          <table:table-cell office:value-type="string">
            <text:p>input/data_formal_20240530-1342/meme/TheTrueMondrok_20230201T221738/0.jpg</text:p>
          </table:table-cell>
          <table:table-cell office:value-type="string">
            <text:p>https://twitter.com/domainhelpline/status/1620911795509526531</text:p>
          </table:table-cell>
        </table:table-row>
        <table:table-row>
          <table:table-cell office:value="2730" office:value-type="float"/>
          <table:table-cell office:value-type="string">
            <text:p>Pattern 8</text:p>
          </table:table-cell>
          <table:table-cell office:value="0.15148509821943465" office:value-type="float"/>
          <table:table-cell office:value="0.3314628896901741" office:value-type="float"/>
          <table:table-cell office:value="29.342713387377735" office:value-type="float"/>
          <table:table-cell office:value-type="string">
            <text:p>input/data_formal_20240530-1342/meme/TheVAHubUS_20230111T230512/0.jpg</text:p>
          </table:table-cell>
          <table:table-cell office:value-type="string">
            <text:p>https://twitter.com/desiree_plrc/status/1613312308029325316</text:p>
          </table:table-cell>
        </table:table-row>
        <table:table-row>
          <table:table-cell office:value="2731" office:value-type="float"/>
          <table:table-cell office:value-type="string">
            <text:p>Pattern 3</text:p>
          </table:table-cell>
          <table:table-cell office:value="0.8438838452467319" office:value-type="float"/>
          <table:table-cell office:value="0.35467032746586447" office:value-type="float"/>
          <table:table-cell office:value="20.060707797734583" office:value-type="float"/>
          <table:table-cell office:value-type="string">
            <text:p>input/data_formal_20240530-1342/meme/TheVoidOperator_20221228T043311/0.jpg</text:p>
          </table:table-cell>
          <table:table-cell office:value-type="string">
            <text:p>https://twitter.com/TheVoidOperator/status/1607957813091008513</text:p>
          </table:table-cell>
        </table:table-row>
        <table:table-row>
          <table:table-cell office:value="2732" office:value-type="float"/>
          <table:table-cell office:value-type="string">
            <text:p>Pattern 30</text:p>
          </table:table-cell>
          <table:table-cell office:value="0.4500452264446635" office:value-type="float"/>
          <table:table-cell office:value="0.6349971020388666" office:value-type="float"/>
          <table:table-cell office:value="25.939220889667872" office:value-type="float"/>
          <table:table-cell office:value-type="string">
            <text:p>input/data_formal_20240530-1342/meme/TheVoidOperator_20230106T060530/0.jpg</text:p>
          </table:table-cell>
          <table:table-cell office:value-type="string">
            <text:p>https://twitter.com/TheVoidOperator/status/1611242534768103426</text:p>
          </table:table-cell>
        </table:table-row>
        <table:table-row>
          <table:table-cell office:value="2733" office:value-type="float"/>
          <table:table-cell office:value-type="string">
            <text:p>Pattern 41</text:p>
          </table:table-cell>
          <table:table-cell office:value="0.15381779117486385" office:value-type="float"/>
          <table:table-cell office:value="0.7859820136820936" office:value-type="float"/>
          <table:table-cell office:value="27.455528790303745" office:value-type="float"/>
          <table:table-cell office:value-type="string">
            <text:p>input/data_formal_20240530-1342/meme/TheWolfDrake420_20221227T101722/0.jpg</text:p>
          </table:table-cell>
          <table:table-cell office:value-type="string">
            <text:p>https://twitter.com/DrZapsnag/status/1607951521232334849</text:p>
          </table:table-cell>
        </table:table-row>
        <table:table-row>
          <table:table-cell office:value="2734" office:value-type="float"/>
          <table:table-cell office:value-type="string">
            <text:p>Pattern 28</text:p>
          </table:table-cell>
          <table:table-cell office:value="0.10878118685997717" office:value-type="float"/>
          <table:table-cell office:value="0.6794834288893866" office:value-type="float"/>
          <table:table-cell office:value="28.805437295541655" office:value-type="float"/>
          <table:table-cell office:value-type="string">
            <text:p>input/data_formal_20240530-1342/meme/TheWolfDrake420_20230201T174001/0.jpg</text:p>
          </table:table-cell>
          <table:table-cell office:value-type="string">
            <text:p>https://twitter.com/Idiedatawalmart/status/1620951560837824514</text:p>
          </table:table-cell>
        </table:table-row>
        <table:table-row>
          <table:table-cell office:value="2735" office:value-type="float"/>
          <table:table-cell office:value-type="string">
            <text:p>Pattern 16</text:p>
          </table:table-cell>
          <table:table-cell office:value="0.31381567612040767" office:value-type="float"/>
          <table:table-cell office:value="0.45161059239936174" office:value-type="float"/>
          <table:table-cell office:value="31.7226510235462" office:value-type="float"/>
          <table:table-cell office:value-type="string">
            <text:p>input/data_formal_20240530-1342/meme/thirstyspittoon_20221227T234941/0.jpg</text:p>
          </table:table-cell>
          <table:table-cell office:value-type="string">
            <text:p>https://twitter.com/thirstyspittoon/status/1607886467514220546</text:p>
          </table:table-cell>
        </table:table-row>
        <table:table-row>
          <table:table-cell office:value="2736" office:value-type="float"/>
          <table:table-cell office:value-type="string">
            <text:p>Pattern 29</text:p>
          </table:table-cell>
          <table:table-cell office:value="0.4361749350109934" office:value-type="float"/>
          <table:table-cell office:value="0.4985945604348287" office:value-type="float"/>
          <table:table-cell office:value="25.280722408586914" office:value-type="float"/>
          <table:table-cell office:value-type="string">
            <text:p>input/data_formal_20240530-1342/meme/tickyourtour_20230202T054117/0.jpg</text:p>
          </table:table-cell>
          <table:table-cell office:value-type="string">
            <text:p>https://twitter.com/tickyourtour/status/1621020913985785857</text:p>
          </table:table-cell>
        </table:table-row>
        <table:table-row>
          <table:table-cell office:value="2737" office:value-type="float"/>
          <table:table-cell office:value-type="string">
            <text:p>Pattern 25</text:p>
          </table:table-cell>
          <table:table-cell office:value="0.7804820287994423" office:value-type="float"/>
          <table:table-cell office:value="0.36179188032526993" office:value-type="float"/>
          <table:table-cell office:value="15.629831292646923" office:value-type="float"/>
          <table:table-cell office:value-type="string">
            <text:p>input/data_formal_20240530-1342/meme/timber_exchange_20230123T105614/0.jpg</text:p>
          </table:table-cell>
          <table:table-cell office:value-type="string">
            <text:p>https://twitter.com/timber_exchange/status/1617476293607493632</text:p>
          </table:table-cell>
        </table:table-row>
        <table:table-row>
          <table:table-cell office:value="2738" office:value-type="float"/>
          <table:table-cell office:value-type="string">
            <text:p>Pattern 15</text:p>
          </table:table-cell>
          <table:table-cell office:value="0.19218407141937255" office:value-type="float"/>
          <table:table-cell office:value="0.3361264286874903" office:value-type="float"/>
          <table:table-cell office:value="26.13019523302921" office:value-type="float"/>
          <table:table-cell office:value-type="string">
            <text:p>input/data_formal_20240530-1342/meme/timozimermann15_20230315T154458/0.jpg</text:p>
          </table:table-cell>
          <table:table-cell office:value-type="string">
            <text:p>https://twitter.com/ryu8_24/status/1636186882101895168</text:p>
          </table:table-cell>
        </table:table-row>
        <table:table-row>
          <table:table-cell office:value="2739" office:value-type="float"/>
          <table:table-cell office:value-type="string">
            <text:p>Pattern 2</text:p>
          </table:table-cell>
          <table:table-cell office:value="0.6409407531916472" office:value-type="float"/>
          <table:table-cell office:value="0.6648061140466845" office:value-type="float"/>
          <table:table-cell office:value="25.258733004720607" office:value-type="float"/>
          <table:table-cell office:value-type="string">
            <text:p>input/data_formal_20240530-1342/meme/timozimermann15_20230315T154458/1.jpg</text:p>
          </table:table-cell>
          <table:table-cell office:value-type="string">
            <text:p>https://twitter.com/ryu8_24/status/1636186882101895168</text:p>
          </table:table-cell>
        </table:table-row>
        <table:table-row>
          <table:table-cell office:value="2740" office:value-type="float"/>
          <table:table-cell office:value-type="string">
            <text:p>Pattern 15</text:p>
          </table:table-cell>
          <table:table-cell office:value="0.15790919697299313" office:value-type="float"/>
          <table:table-cell office:value="0.3196615757039086" office:value-type="float"/>
          <table:table-cell office:value="25.67148581386579" office:value-type="float"/>
          <table:table-cell office:value-type="string">
            <text:p>input/data_formal_20240530-1342/meme/timozimermann15_20230315T154458/2.jpg</text:p>
          </table:table-cell>
          <table:table-cell office:value-type="string">
            <text:p>https://twitter.com/ryu8_24/status/1636186882101895168</text:p>
          </table:table-cell>
        </table:table-row>
        <table:table-row>
          <table:table-cell office:value="2741" office:value-type="float"/>
          <table:table-cell office:value-type="string">
            <text:p>Pattern 15</text:p>
          </table:table-cell>
          <table:table-cell office:value="0.1176654745948727" office:value-type="float"/>
          <table:table-cell office:value="0.29120209105481265" office:value-type="float"/>
          <table:table-cell office:value="22.418365289004846" office:value-type="float"/>
          <table:table-cell office:value-type="string">
            <text:p>input/data_formal_20240530-1342/meme/timozimermann15_20230315T154458/3.jpg</text:p>
          </table:table-cell>
          <table:table-cell office:value-type="string">
            <text:p>https://twitter.com/ryu8_24/status/1636186882101895168</text:p>
          </table:table-cell>
        </table:table-row>
        <table:table-row>
          <table:table-cell office:value="2742" office:value-type="float"/>
          <table:table-cell office:value-type="string">
            <text:p>Pattern 2</text:p>
          </table:table-cell>
          <table:table-cell office:value="0.43463175512869495" office:value-type="float"/>
          <table:table-cell office:value="0.3294305246249609" office:value-type="float"/>
          <table:table-cell office:value="25.770690882490346" office:value-type="float"/>
          <table:table-cell office:value-type="string">
            <text:p>input/data_formal_20240530-1342/meme/timozimermann15_20230315T154458/4.jpg</text:p>
          </table:table-cell>
          <table:table-cell office:value-type="string">
            <text:p>https://twitter.com/ryu8_24/status/1636186882101895168</text:p>
          </table:table-cell>
        </table:table-row>
        <table:table-row>
          <table:table-cell office:value="2743" office:value-type="float"/>
          <table:table-cell office:value-type="string">
            <text:p>Pattern 43</text:p>
          </table:table-cell>
          <table:table-cell office:value="0.2738644591024417" office:value-type="float"/>
          <table:table-cell office:value="0.2651379966810148" office:value-type="float"/>
          <table:table-cell office:value="29.694580116791375" office:value-type="float"/>
          <table:table-cell office:value-type="string">
            <text:p>input/data_formal_20240530-1342/meme/TiresomeYngMan_20221227T182931/0.jpg</text:p>
          </table:table-cell>
          <table:table-cell office:value-type="string">
            <text:p>https://twitter.com/WaddaU0/status/1607954985211539456</text:p>
          </table:table-cell>
        </table:table-row>
        <table:table-row>
          <table:table-cell office:value="2744" office:value-type="float"/>
          <table:table-cell office:value-type="string">
            <text:p>Pattern 8</text:p>
          </table:table-cell>
          <table:table-cell office:value="0.38619210833049683" office:value-type="float"/>
          <table:table-cell office:value="0.3920571371789036" office:value-type="float"/>
          <table:table-cell office:value="32.769377669571625" office:value-type="float"/>
          <table:table-cell office:value-type="string">
            <text:p>input/data_formal_20240530-1342/meme/TiresomeYngMan_20221227T182931/1.jpg</text:p>
          </table:table-cell>
          <table:table-cell office:value-type="string">
            <text:p>https://twitter.com/WaddaU0/status/1607954985211539456</text:p>
          </table:table-cell>
        </table:table-row>
        <table:table-row>
          <table:table-cell office:value="2745" office:value-type="float"/>
          <table:table-cell office:value-type="string">
            <text:p>Pattern 15</text:p>
          </table:table-cell>
          <table:table-cell office:value="0.19799220512275562" office:value-type="float"/>
          <table:table-cell office:value="0.22514685728936273" office:value-type="float"/>
          <table:table-cell office:value="32.06227657892096" office:value-type="float"/>
          <table:table-cell office:value-type="string">
            <text:p>input/data_formal_20240530-1342/meme/TiresomeYngMan_20221227T182931/2.jpg</text:p>
          </table:table-cell>
          <table:table-cell office:value-type="string">
            <text:p>https://twitter.com/WaddaU0/status/1607954985211539456</text:p>
          </table:table-cell>
        </table:table-row>
        <table:table-row>
          <table:table-cell office:value="2746" office:value-type="float"/>
          <table:table-cell office:value-type="string">
            <text:p>Pattern 31</text:p>
          </table:table-cell>
          <table:table-cell office:value="0.2393369210140369" office:value-type="float"/>
          <table:table-cell office:value="0.26049168503330733" office:value-type="float"/>
          <table:table-cell office:value="30.950352899899983" office:value-type="float"/>
          <table:table-cell office:value-type="string">
            <text:p>input/data_formal_20240530-1342/meme/TNNNetworkNews_20230315T202618/0.jpg</text:p>
          </table:table-cell>
          <table:table-cell office:value-type="string">
            <text:p>https://twitter.com/TNNNewsNetwork/status/1636101538060939264</text:p>
          </table:table-cell>
        </table:table-row>
        <table:table-row>
          <table:table-cell office:value="2747" office:value-type="float"/>
          <table:table-cell office:value-type="string">
            <text:p>Pattern 16</text:p>
          </table:table-cell>
          <table:table-cell office:value="0.40369995061495106" office:value-type="float"/>
          <table:table-cell office:value="0.3040562431934643" office:value-type="float"/>
          <table:table-cell office:value="31.722087793966924" office:value-type="float"/>
          <table:table-cell office:value-type="string">
            <text:p>input/data_formal_20240530-1342/meme/tobby_desmondj_20230206T141635/0.jpg</text:p>
          </table:table-cell>
          <table:table-cell office:value-type="string">
            <text:p>https://twitter.com/tobby_desmondj/status/1622600143114579969</text:p>
          </table:table-cell>
        </table:table-row>
        <table:table-row>
          <table:table-cell office:value="2748" office:value-type="float"/>
          <table:table-cell office:value-type="string">
            <text:p>Pattern 9</text:p>
          </table:table-cell>
          <table:table-cell office:value="0.13330927393081868" office:value-type="float"/>
          <table:table-cell office:value="0.04857471409972619" office:value-type="float"/>
          <table:table-cell office:value="11.969226097636898" office:value-type="float"/>
          <table:table-cell office:value-type="string">
            <text:p>input/data_formal_20240530-1342/meme/TOCtours_20230105T124645/0.jpg</text:p>
          </table:table-cell>
          <table:table-cell office:value-type="string">
            <text:p>https://twitter.com/TOCtours/status/1610981125442396162</text:p>
          </table:table-cell>
        </table:table-row>
        <table:table-row>
          <table:table-cell office:value="2749" office:value-type="float"/>
          <table:table-cell office:value-type="string">
            <text:p>Pattern 41</text:p>
          </table:table-cell>
          <table:table-cell office:value="0.15464156935826592" office:value-type="float"/>
          <table:table-cell office:value="0.6832981903116753" office:value-type="float"/>
          <table:table-cell office:value="28.703235318960964" office:value-type="float"/>
          <table:table-cell office:value-type="string">
            <text:p>input/data_formal_20240530-1342/meme/ToetoSav_20221221T141325/0.jpg</text:p>
          </table:table-cell>
          <table:table-cell office:value-type="string">
            <text:p>https://twitter.com/YuumiZoomies/status/1607955146788737028</text:p>
          </table:table-cell>
        </table:table-row>
        <table:table-row>
          <table:table-cell office:value="2750" office:value-type="float"/>
          <table:table-cell office:value-type="string">
            <text:p>Pattern 20</text:p>
          </table:table-cell>
          <table:table-cell office:value="0.41456214106688183" office:value-type="float"/>
          <table:table-cell office:value="0.3008934714286692" office:value-type="float"/>
          <table:table-cell office:value="31.561979772568044" office:value-type="float"/>
          <table:table-cell office:value-type="string">
            <text:p>input/data_formal_20240530-1342/meme/ToetoSav_20221221T141325/1.jpg</text:p>
          </table:table-cell>
          <table:table-cell office:value-type="string">
            <text:p>https://twitter.com/YuumiZoomies/status/1607955146788737028</text:p>
          </table:table-cell>
        </table:table-row>
        <table:table-row>
          <table:table-cell office:value="2751" office:value-type="float"/>
          <table:table-cell office:value-type="string">
            <text:p>Pattern 41</text:p>
          </table:table-cell>
          <table:table-cell office:value="0.20813969830581147" office:value-type="float"/>
          <table:table-cell office:value="0.4682888530880496" office:value-type="float"/>
          <table:table-cell office:value="29.609694429644918" office:value-type="float"/>
          <table:table-cell office:value-type="string">
            <text:p>input/data_formal_20240530-1342/meme/ToetoSav_20221221T141325/2.jpg</text:p>
          </table:table-cell>
          <table:table-cell office:value-type="string">
            <text:p>https://twitter.com/YuumiZoomies/status/1607955146788737028</text:p>
          </table:table-cell>
        </table:table-row>
        <table:table-row>
          <table:table-cell office:value="2752" office:value-type="float"/>
          <table:table-cell office:value-type="string">
            <text:p>Pattern 47</text:p>
          </table:table-cell>
          <table:table-cell office:value="0.2588298856463119" office:value-type="float"/>
          <table:table-cell office:value="0.9136175528998616" office:value-type="float"/>
          <table:table-cell office:value="22.46196518931512" office:value-type="float"/>
          <table:table-cell office:value-type="string">
            <text:p>input/data_formal_20240530-1342/meme/tofuuii101_20230202T231115/0.jpg</text:p>
          </table:table-cell>
          <table:table-cell office:value-type="string">
            <text:p>https://twitter.com/wolfart01/status/1624763353070710784</text:p>
          </table:table-cell>
        </table:table-row>
        <table:table-row>
          <table:table-cell office:value="2753" office:value-type="float"/>
          <table:table-cell office:value-type="string">
            <text:p>Pattern 47</text:p>
          </table:table-cell>
          <table:table-cell office:value="0.195819188630671" office:value-type="float"/>
          <table:table-cell office:value="0.6346857082371723" office:value-type="float"/>
          <table:table-cell office:value="29.691575018214095" office:value-type="float"/>
          <table:table-cell office:value-type="string">
            <text:p>input/data_formal_20240530-1342/meme/tonyferalmovies_20230322T184823/0.jpg</text:p>
          </table:table-cell>
          <table:table-cell office:value-type="string">
            <text:p>https://twitter.com/dillon12424142/status/1638623201113653248</text:p>
          </table:table-cell>
        </table:table-row>
        <table:table-row>
          <table:table-cell office:value="2754" office:value-type="float"/>
          <table:table-cell office:value-type="string">
            <text:p>Pattern 41</text:p>
          </table:table-cell>
          <table:table-cell office:value="0.1290819406180948" office:value-type="float"/>
          <table:table-cell office:value="0.5343054657827183" office:value-type="float"/>
          <table:table-cell office:value="31.105940908029197" office:value-type="float"/>
          <table:table-cell office:value-type="string">
            <text:p>input/data_formal_20240530-1342/meme/toofastclothing_20221228T030533/0.jpg</text:p>
          </table:table-cell>
          <table:table-cell office:value-type="string">
            <text:p>https://twitter.com/toofastclothing/status/1607935757456482304</text:p>
          </table:table-cell>
        </table:table-row>
        <table:table-row>
          <table:table-cell office:value="2755" office:value-type="float"/>
          <table:table-cell office:value-type="string">
            <text:p>Pattern 34</text:p>
          </table:table-cell>
          <table:table-cell office:value="0.3284359896631615" office:value-type="float"/>
          <table:table-cell office:value="0.7959889434662968" office:value-type="float"/>
          <table:table-cell office:value="21.765972206320075" office:value-type="float"/>
          <table:table-cell office:value-type="string">
            <text:p>input/data_formal_20240530-1342/meme/top_anime_13_20221228T000006/0.jpg</text:p>
          </table:table-cell>
          <table:table-cell office:value-type="string">
            <text:p>https://twitter.com/top_anime_13/status/1607889087951781897</text:p>
          </table:table-cell>
        </table:table-row>
        <table:table-row>
          <table:table-cell office:value="2756" office:value-type="float"/>
          <table:table-cell office:value-type="string">
            <text:p>Pattern 41</text:p>
          </table:table-cell>
          <table:table-cell office:value="0.35648522597162857" office:value-type="float"/>
          <table:table-cell office:value="0.8518502773086298" office:value-type="float"/>
          <table:table-cell office:value="26.23898489422242" office:value-type="float"/>
          <table:table-cell office:value-type="string">
            <text:p>input/data_formal_20240530-1342/meme/top_anime_13_20221228T020006/0.jpg</text:p>
          </table:table-cell>
          <table:table-cell office:value-type="string">
            <text:p>https://twitter.com/top_anime_13/status/1607919286114205696</text:p>
          </table:table-cell>
        </table:table-row>
        <table:table-row>
          <table:table-cell office:value="2757" office:value-type="float"/>
          <table:table-cell office:value-type="string">
            <text:p>Pattern 34</text:p>
          </table:table-cell>
          <table:table-cell office:value="0.3870325039199533" office:value-type="float"/>
          <table:table-cell office:value="0.7885617827498128" office:value-type="float"/>
          <table:table-cell office:value="27.18459006315256" office:value-type="float"/>
          <table:table-cell office:value-type="string">
            <text:p>input/data_formal_20240530-1342/meme/top_anime_13_20230111T210005/0.jpg</text:p>
          </table:table-cell>
          <table:table-cell office:value-type="string">
            <text:p>https://twitter.com/Bani13/status/1613324183118942208</text:p>
          </table:table-cell>
        </table:table-row>
        <table:table-row>
          <table:table-cell office:value="2758" office:value-type="float"/>
          <table:table-cell office:value-type="string">
            <text:p>Pattern 47</text:p>
          </table:table-cell>
          <table:table-cell office:value="0.22962492311095306" office:value-type="float"/>
          <table:table-cell office:value="0.809649536070369" office:value-type="float"/>
          <table:table-cell office:value="27.852145028943966" office:value-type="float"/>
          <table:table-cell office:value-type="string">
            <text:p>input/data_formal_20240530-1342/meme/top_anime_13_20230111T230005/0.jpg</text:p>
          </table:table-cell>
          <table:table-cell office:value-type="string">
            <text:p>https://twitter.com/top_anime_13/status/1613309803928981504</text:p>
          </table:table-cell>
        </table:table-row>
        <table:table-row>
          <table:table-cell office:value="2759" office:value-type="float"/>
          <table:table-cell office:value-type="string">
            <text:p>Pattern 21</text:p>
          </table:table-cell>
          <table:table-cell office:value="0.7902888538506847" office:value-type="float"/>
          <table:table-cell office:value="0.5552347764222546" office:value-type="float"/>
          <table:table-cell office:value="19.540563353540357" office:value-type="float"/>
          <table:table-cell office:value-type="string">
            <text:p>input/data_formal_20240530-1342/meme/Top_Found_20221228T000300/0.jpg</text:p>
          </table:table-cell>
          <table:table-cell office:value-type="string">
            <text:p>https://twitter.com/Top_Found/status/1607889817651617792</text:p>
          </table:table-cell>
        </table:table-row>
        <table:table-row>
          <table:table-cell office:value="2760" office:value-type="float"/>
          <table:table-cell office:value-type="string">
            <text:p>Pattern 16</text:p>
          </table:table-cell>
          <table:table-cell office:value="0.2580482332754356" office:value-type="float"/>
          <table:table-cell office:value="0.38924892215263573" office:value-type="float"/>
          <table:table-cell office:value="32.27468208514528" office:value-type="float"/>
          <table:table-cell office:value-type="string">
            <text:p>input/data_formal_20240530-1342/meme/Top_Found_20221228T001900/0.jpg</text:p>
          </table:table-cell>
          <table:table-cell office:value-type="string">
            <text:p>https://twitter.com/Top_Found/status/1607893843675848704</text:p>
          </table:table-cell>
        </table:table-row>
        <table:table-row>
          <table:table-cell office:value="2761" office:value-type="float"/>
          <table:table-cell office:value-type="string">
            <text:p>Pattern 29</text:p>
          </table:table-cell>
          <table:table-cell office:value="0.3321891224619789" office:value-type="float"/>
          <table:table-cell office:value="0.5322602242990317" office:value-type="float"/>
          <table:table-cell office:value="32.109222473873274" office:value-type="float"/>
          <table:table-cell office:value-type="string">
            <text:p>input/data_formal_20240530-1342/meme/Top_Found_20221228T005719/0.jpg</text:p>
          </table:table-cell>
          <table:table-cell office:value-type="string">
            <text:p>https://twitter.com/Top_Found/status/1607903485915193344</text:p>
          </table:table-cell>
        </table:table-row>
        <table:table-row>
          <table:table-cell office:value="2762" office:value-type="float"/>
          <table:table-cell office:value-type="string">
            <text:p>Pattern 34</text:p>
          </table:table-cell>
          <table:table-cell office:value="0.21083569087975584" office:value-type="float"/>
          <table:table-cell office:value="0.5273162069631189" office:value-type="float"/>
          <table:table-cell office:value="28.104597544496563" office:value-type="float"/>
          <table:table-cell office:value-type="string">
            <text:p>input/data_formal_20240530-1342/meme/TopdonUSA_20230206T120115/0.jpg</text:p>
          </table:table-cell>
          <table:table-cell office:value-type="string">
            <text:p>https://twitter.com/TopdonUSA/status/1622566087110844417</text:p>
          </table:table-cell>
        </table:table-row>
        <table:table-row>
          <table:table-cell office:value="2763" office:value-type="float"/>
          <table:table-cell office:value-type="string">
            <text:p>Pattern 23</text:p>
          </table:table-cell>
          <table:table-cell office:value="0.3801119410758343" office:value-type="float"/>
          <table:table-cell office:value="0.26454571090029444" office:value-type="float"/>
          <table:table-cell office:value="33.1698884444077" office:value-type="float"/>
          <table:table-cell office:value-type="string">
            <text:p>input/data_formal_20240530-1342/meme/topherAlba26_20221228T002913/0.jpg</text:p>
          </table:table-cell>
          <table:table-cell office:value-type="string">
            <text:p>https://twitter.com/1Sinn1/status/1607931145517428737</text:p>
          </table:table-cell>
        </table:table-row>
        <table:table-row>
          <table:table-cell office:value="2764" office:value-type="float"/>
          <table:table-cell office:value-type="string">
            <text:p>Pattern 45</text:p>
          </table:table-cell>
          <table:table-cell office:value="0.2019023403243809" office:value-type="float"/>
          <table:table-cell office:value="0.7781881290413595" office:value-type="float"/>
          <table:table-cell office:value="17.593099080933932" office:value-type="float"/>
          <table:table-cell office:value-type="string">
            <text:p>input/data_formal_20240530-1342/meme/tour_to_review_20221228T071808/0.jpg</text:p>
          </table:table-cell>
          <table:table-cell office:value-type="string">
            <text:p>https://twitter.com/Covid19Travel_/status/1608002350320418817</text:p>
          </table:table-cell>
        </table:table-row>
        <table:table-row>
          <table:table-cell office:value="2765" office:value-type="float"/>
          <table:table-cell office:value-type="string">
            <text:p>Pattern 19</text:p>
          </table:table-cell>
          <table:table-cell office:value="0.3207735911596346" office:value-type="float"/>
          <table:table-cell office:value="0.8157863609008462" office:value-type="float"/>
          <table:table-cell office:value="25.498879767334067" office:value-type="float"/>
          <table:table-cell office:value-type="string">
            <text:p>input/data_formal_20240530-1342/meme/TOXICZ90_20230101T191406/0.jpg</text:p>
          </table:table-cell>
          <table:table-cell office:value-type="string">
            <text:p>https://twitter.com/TheOceanIsEvil1/status/1610981478686400513</text:p>
          </table:table-cell>
        </table:table-row>
        <table:table-row>
          <table:table-cell office:value="2766" office:value-type="float"/>
          <table:table-cell office:value-type="string">
            <text:p>Pattern 31</text:p>
          </table:table-cell>
          <table:table-cell office:value="0.11397037370794705" office:value-type="float"/>
          <table:table-cell office:value="0.37473624927247584" office:value-type="float"/>
          <table:table-cell office:value="26.617953004988745" office:value-type="float"/>
          <table:table-cell office:value-type="string">
            <text:p>input/data_formal_20240530-1342/meme/TradedogCrypto_20221226T051733/0.jpg</text:p>
          </table:table-cell>
          <table:table-cell office:value-type="string">
            <text:p>https://twitter.com/thebinarygirl17/status/1607956774765879301</text:p>
          </table:table-cell>
        </table:table-row>
        <table:table-row>
          <table:table-cell office:value="2767" office:value-type="float"/>
          <table:table-cell office:value-type="string">
            <text:p>Pattern 31</text:p>
          </table:table-cell>
          <table:table-cell office:value="0.1259094786988602" office:value-type="float"/>
          <table:table-cell office:value="0.3083160151611186" office:value-type="float"/>
          <table:table-cell office:value="30.126597420258964" office:value-type="float"/>
          <table:table-cell office:value-type="string">
            <text:p>input/data_formal_20240530-1342/meme/TradedogCrypto_20230106T052939/0.jpg</text:p>
          </table:table-cell>
          <table:table-cell office:value-type="string">
            <text:p>https://twitter.com/Chisom_yx/status/1611282788879155200</text:p>
          </table:table-cell>
        </table:table-row>
        <table:table-row>
          <table:table-cell office:value="2768" office:value-type="float"/>
          <table:table-cell office:value-type="string">
            <text:p>Pattern 16</text:p>
          </table:table-cell>
          <table:table-cell office:value="0.25484740249304677" office:value-type="float"/>
          <table:table-cell office:value="0.321387800636164" office:value-type="float"/>
          <table:table-cell office:value="33.17249817971618" office:value-type="float"/>
          <table:table-cell office:value-type="string">
            <text:p>input/data_formal_20240530-1342/meme/tradepostpawn_20230206T151600/0.jpg</text:p>
          </table:table-cell>
          <table:table-cell office:value-type="string">
            <text:p>https://twitter.com/jbvcustomz/status/1622615119850008577</text:p>
          </table:table-cell>
        </table:table-row>
        <table:table-row>
          <table:table-cell office:value="2769" office:value-type="float"/>
          <table:table-cell office:value-type="string">
            <text:p>Pattern 11</text:p>
          </table:table-cell>
          <table:table-cell office:value="0.6713991169307618" office:value-type="float"/>
          <table:table-cell office:value="0.6844433687658158" office:value-type="float"/>
          <table:table-cell office:value="24.82151187259084" office:value-type="float"/>
          <table:table-cell office:value-type="string">
            <text:p>input/data_formal_20240530-1342/meme/tradersameeer_20230105T123809/0.jpg</text:p>
          </table:table-cell>
          <table:table-cell office:value-type="string">
            <text:p>https://twitter.com/tradersameeer/status/1610978961110208512</text:p>
          </table:table-cell>
        </table:table-row>
        <table:table-row>
          <table:table-cell office:value="2770" office:value-type="float"/>
          <table:table-cell office:value-type="string">
            <text:p>Pattern 9</text:p>
          </table:table-cell>
          <table:table-cell office:value="0.13161137841749249" office:value-type="float"/>
          <table:table-cell office:value="0.04000272258933507" office:value-type="float"/>
          <table:table-cell office:value="9.88734498994515" office:value-type="float"/>
          <table:table-cell office:value-type="string">
            <text:p>input/data_formal_20240530-1342/meme/TrainmanIn_20230105T112941/0.jpg</text:p>
          </table:table-cell>
          <table:table-cell office:value-type="string">
            <text:p>https://twitter.com/TrainmanIn/status/1610961729885999104</text:p>
          </table:table-cell>
        </table:table-row>
        <table:table-row>
          <table:table-cell office:value="2771" office:value-type="float"/>
          <table:table-cell office:value-type="string">
            <text:p>Pattern 48</text:p>
          </table:table-cell>
          <table:table-cell office:value="0.36687319605701946" office:value-type="float"/>
          <table:table-cell office:value="0.6924721518874934" office:value-type="float"/>
          <table:table-cell office:value="28.4791875020886" office:value-type="float"/>
          <table:table-cell office:value-type="string">
            <text:p>input/data_formal_20240530-1342/meme/transient_sc_20230202T050001/0.jpg</text:p>
          </table:table-cell>
          <table:table-cell office:value-type="string">
            <text:p>https://twitter.com/transient_sc/status/1621010526926000128</text:p>
          </table:table-cell>
        </table:table-row>
        <table:table-row>
          <table:table-cell office:value="2772" office:value-type="float"/>
          <table:table-cell office:value-type="string">
            <text:p>Pattern 16</text:p>
          </table:table-cell>
          <table:table-cell office:value="0.2388779852248812" office:value-type="float"/>
          <table:table-cell office:value="0.40753786080656473" office:value-type="float"/>
          <table:table-cell office:value="33.778610102060874" office:value-type="float"/>
          <table:table-cell office:value-type="string">
            <text:p>input/data_formal_20240530-1342/meme/trejoipets_20230206T111050/0.jpg</text:p>
          </table:table-cell>
          <table:table-cell office:value-type="string">
            <text:p>https://twitter.com/trejoipets/status/1622553396665278465</text:p>
          </table:table-cell>
        </table:table-row>
        <table:table-row>
          <table:table-cell office:value="2773" office:value-type="float"/>
          <table:table-cell office:value-type="string">
            <text:p>Pattern 41</text:p>
          </table:table-cell>
          <table:table-cell office:value="0.17207877896771887" office:value-type="float"/>
          <table:table-cell office:value="0.5271441190297798" office:value-type="float"/>
          <table:table-cell office:value="29.64482197641602" office:value-type="float"/>
          <table:table-cell office:value-type="string">
            <text:p>input/data_formal_20240530-1342/meme/trempplin_20221228T061742/0.jpg</text:p>
          </table:table-cell>
          <table:table-cell office:value-type="string">
            <text:p>https://twitter.com/trempplin/status/1607984113440665606</text:p>
          </table:table-cell>
        </table:table-row>
        <table:table-row>
          <table:table-cell office:value="2774" office:value-type="float"/>
          <table:table-cell office:value-type="string">
            <text:p>Pattern 3</text:p>
          </table:table-cell>
          <table:table-cell office:value="0.8829844334293231" office:value-type="float"/>
          <table:table-cell office:value="0.4446174535719514" office:value-type="float"/>
          <table:table-cell office:value="16.812319280614496" office:value-type="float"/>
          <table:table-cell office:value-type="string">
            <text:p>input/data_formal_20240530-1342/meme/TrickyDao_20230202T023429/0.jpg</text:p>
          </table:table-cell>
          <table:table-cell office:value-type="string">
            <text:p>https://twitter.com/mmandar10487/status/1620973904553725952</text:p>
          </table:table-cell>
        </table:table-row>
        <table:table-row>
          <table:table-cell office:value="2775" office:value-type="float"/>
          <table:table-cell office:value-type="string">
            <text:p>Pattern 2</text:p>
          </table:table-cell>
          <table:table-cell office:value="0.4671264234979177" office:value-type="float"/>
          <table:table-cell office:value="0.3910284938952333" office:value-type="float"/>
          <table:table-cell office:value="29.30872894331429" office:value-type="float"/>
          <table:table-cell office:value-type="string">
            <text:p>input/data_formal_20240530-1342/meme/TringIndia_20230106T063644/0.jpg</text:p>
          </table:table-cell>
          <table:table-cell office:value-type="string">
            <text:p>https://twitter.com/TringIndia/status/1611250393417396224</text:p>
          </table:table-cell>
        </table:table-row>
        <table:table-row>
          <table:table-cell office:value="2776" office:value-type="float"/>
          <table:table-cell office:value-type="string">
            <text:p>Pattern 3</text:p>
          </table:table-cell>
          <table:table-cell office:value="0.9634474634850242" office:value-type="float"/>
          <table:table-cell office:value="0.3213880538864273" office:value-type="float"/>
          <table:table-cell office:value="22.28474013851503" office:value-type="float"/>
          <table:table-cell office:value-type="string">
            <text:p>input/data_formal_20240530-1342/meme/tripvanaadv_20230131T082125/0.jpg</text:p>
          </table:table-cell>
          <table:table-cell office:value-type="string">
            <text:p>https://twitter.com/tripvanaadv/status/1620336434489221121</text:p>
          </table:table-cell>
        </table:table-row>
        <table:table-row>
          <table:table-cell office:value="2777" office:value-type="float"/>
          <table:table-cell office:value-type="string">
            <text:p>Pattern 16</text:p>
          </table:table-cell>
          <table:table-cell office:value="0.1802202094103244" office:value-type="float"/>
          <table:table-cell office:value="0.41799684716164975" office:value-type="float"/>
          <table:table-cell office:value="27.45734405269925" office:value-type="float"/>
          <table:table-cell office:value-type="string">
            <text:p>input/data_formal_20240530-1342/meme/TrollToEarn_20221226T102638/0.jpg</text:p>
          </table:table-cell>
          <table:table-cell office:value-type="string">
            <text:p>https://twitter.com/adipraas_/status/1607957010850648065</text:p>
          </table:table-cell>
        </table:table-row>
        <table:table-row>
          <table:table-cell office:value="2778" office:value-type="float"/>
          <table:table-cell office:value-type="string">
            <text:p>Pattern 8</text:p>
          </table:table-cell>
          <table:table-cell office:value="0.20243736181148464" office:value-type="float"/>
          <table:table-cell office:value="0.34213365208918506" office:value-type="float"/>
          <table:table-cell office:value="24.358536098686393" office:value-type="float"/>
          <table:table-cell office:value-type="string">
            <text:p>input/data_formal_20240530-1342/meme/TrollToEarn_20221228T063838/0.jpg</text:p>
          </table:table-cell>
          <table:table-cell office:value-type="string">
            <text:p>https://twitter.com/TrollToEarn/status/1607989380848971779</text:p>
          </table:table-cell>
        </table:table-row>
        <table:table-row>
          <table:table-cell office:value="2779" office:value-type="float"/>
          <table:table-cell office:value-type="string">
            <text:p>Pattern 8</text:p>
          </table:table-cell>
          <table:table-cell office:value="0.18443022299858342" office:value-type="float"/>
          <table:table-cell office:value="0.4284874594224406" office:value-type="float"/>
          <table:table-cell office:value="24.16082132586414" office:value-type="float"/>
          <table:table-cell office:value-type="string">
            <text:p>input/data_formal_20240530-1342/meme/TrollToEarn_20221228T064849/0.jpg</text:p>
          </table:table-cell>
          <table:table-cell office:value-type="string">
            <text:p>https://twitter.com/TrollToEarn/status/1607991944969621505</text:p>
          </table:table-cell>
        </table:table-row>
        <table:table-row>
          <table:table-cell office:value="2780" office:value-type="float"/>
          <table:table-cell office:value-type="string">
            <text:p>Pattern 46</text:p>
          </table:table-cell>
          <table:table-cell office:value="0.11457998961295013" office:value-type="float"/>
          <table:table-cell office:value="0.06871564514308887" office:value-type="float"/>
          <table:table-cell office:value="9.706045463442473" office:value-type="float"/>
          <table:table-cell office:value-type="string">
            <text:p>input/data_formal_20240530-1342/meme/Trudiagnolabs_20230106T042900/0.jpg</text:p>
          </table:table-cell>
          <table:table-cell office:value-type="string">
            <text:p>https://twitter.com/Trudiagnolabs/status/1611218251006246913</text:p>
          </table:table-cell>
        </table:table-row>
        <table:table-row>
          <table:table-cell office:value="2781" office:value-type="float"/>
          <table:table-cell office:value-type="string">
            <text:p>Pattern 29</text:p>
          </table:table-cell>
          <table:table-cell office:value="0.5548991635371296" office:value-type="float"/>
          <table:table-cell office:value="0.2219614538176724" office:value-type="float"/>
          <table:table-cell office:value="27.7052271958321" office:value-type="float"/>
          <table:table-cell office:value-type="string">
            <text:p>input/data_formal_20240530-1342/meme/TrueGemHunter_20221227T010240/0.jpg</text:p>
          </table:table-cell>
          <table:table-cell office:value-type="string">
            <text:p>https://twitter.com/HktrThegreat/status/1607989197000028172</text:p>
          </table:table-cell>
        </table:table-row>
        <table:table-row>
          <table:table-cell office:value="2782" office:value-type="float"/>
          <table:table-cell office:value-type="string">
            <text:p>Pattern 8</text:p>
          </table:table-cell>
          <table:table-cell office:value="0.15483335110271443" office:value-type="float"/>
          <table:table-cell office:value="0.5769405386723195" office:value-type="float"/>
          <table:table-cell office:value="26.643563844927066" office:value-type="float"/>
          <table:table-cell office:value-type="string">
            <text:p>input/data_formal_20240530-1342/meme/Trump24coin_20221227T031737/0.jpg</text:p>
          </table:table-cell>
          <table:table-cell office:value-type="string">
            <text:p>https://twitter.com/Big_queenber/status/1607920819799461888</text:p>
          </table:table-cell>
        </table:table-row>
        <table:table-row>
          <table:table-cell office:value="2783" office:value-type="float"/>
          <table:table-cell office:value-type="string">
            <text:p>Pattern 12</text:p>
          </table:table-cell>
          <table:table-cell office:value="0.11865541875124552" office:value-type="float"/>
          <table:table-cell office:value="0.5726367862616556" office:value-type="float"/>
          <table:table-cell office:value="31.367790899556052" office:value-type="float"/>
          <table:table-cell office:value-type="string">
            <text:p>input/data_formal_20240530-1342/meme/TsarSylveon_20230322T174112/0.jpg</text:p>
          </table:table-cell>
          <table:table-cell office:value-type="string">
            <text:p>https://twitter.com/TsarSylveon/status/1638596704885776412</text:p>
          </table:table-cell>
        </table:table-row>
        <table:table-row>
          <table:table-cell office:value="2784" office:value-type="float"/>
          <table:table-cell office:value-type="string">
            <text:p>Pattern 21</text:p>
          </table:table-cell>
          <table:table-cell office:value="0.727611133763765" office:value-type="float"/>
          <table:table-cell office:value="0.5086187866461803" office:value-type="float"/>
          <table:table-cell office:value="20.097460360676415" office:value-type="float"/>
          <table:table-cell office:value-type="string">
            <text:p>input/data_formal_20240530-1342/meme/TStockmonk_20230202T040629/0.jpg</text:p>
          </table:table-cell>
          <table:table-cell office:value-type="string">
            <text:p>https://twitter.com/TStockmonk/status/1620997057455751168</text:p>
          </table:table-cell>
        </table:table-row>
        <table:table-row>
          <table:table-cell office:value="2785" office:value-type="float"/>
          <table:table-cell office:value-type="string">
            <text:p>Pattern 29</text:p>
          </table:table-cell>
          <table:table-cell office:value="0.49649880584190503" office:value-type="float"/>
          <table:table-cell office:value="0.5979599609756264" office:value-type="float"/>
          <table:table-cell office:value="27.07613854566428" office:value-type="float"/>
          <table:table-cell office:value-type="string">
            <text:p>input/data_formal_20240530-1342/meme/TTGnsfw_20230113T025900/0.jpg</text:p>
          </table:table-cell>
          <table:table-cell office:value-type="string">
            <text:p>https://twitter.com/TTGnsfw/status/1613732314147692544</text:p>
          </table:table-cell>
        </table:table-row>
        <table:table-row>
          <table:table-cell office:value="2786" office:value-type="float"/>
          <table:table-cell office:value-type="string">
            <text:p>Pattern 41</text:p>
          </table:table-cell>
          <table:table-cell office:value="0.19704650796547732" office:value-type="float"/>
          <table:table-cell office:value="0.8987822026160703" office:value-type="float"/>
          <table:table-cell office:value="21.932025878366183" office:value-type="float"/>
          <table:table-cell office:value-type="string">
            <text:p>input/data_formal_20240530-1342/meme/TubaCrusader_20221227T165454/0.jpg</text:p>
          </table:table-cell>
          <table:table-cell office:value-type="string">
            <text:p>https://twitter.com/LTRevival/status/1607885088402059266</text:p>
          </table:table-cell>
        </table:table-row>
        <table:table-row>
          <table:table-cell office:value="2787" office:value-type="float"/>
          <table:table-cell office:value-type="string">
            <text:p>Pattern 28</text:p>
          </table:table-cell>
          <table:table-cell office:value="0.4031750108490877" office:value-type="float"/>
          <table:table-cell office:value="0.7634184667712293" office:value-type="float"/>
          <table:table-cell office:value="23.961545175669457" office:value-type="float"/>
          <table:table-cell office:value-type="string">
            <text:p>input/data_formal_20240530-1342/meme/TubaCrusader_20221227T202757/0.jpg</text:p>
          </table:table-cell>
          <table:table-cell office:value-type="string">
            <text:p>https://twitter.com/LTRevival/status/1607885074862854145</text:p>
          </table:table-cell>
        </table:table-row>
        <table:table-row>
          <table:table-cell office:value="2788" office:value-type="float"/>
          <table:table-cell office:value-type="string">
            <text:p>Pattern 3</text:p>
          </table:table-cell>
          <table:table-cell office:value="0.8980659032063845" office:value-type="float"/>
          <table:table-cell office:value="0.3932111920032054" office:value-type="float"/>
          <table:table-cell office:value="20.199001731580953" office:value-type="float"/>
          <table:table-cell office:value-type="string">
            <text:p>input/data_formal_20240530-1342/meme/tutort_academy_20230105T123220/0.jpg</text:p>
          </table:table-cell>
          <table:table-cell office:value-type="string">
            <text:p>https://twitter.com/tutort_academy/status/1610977497721753601</text:p>
          </table:table-cell>
        </table:table-row>
        <table:table-row>
          <table:table-cell office:value="2789" office:value-type="float"/>
          <table:table-cell office:value-type="string">
            <text:p>Pattern 24</text:p>
          </table:table-cell>
          <table:table-cell office:value="0.505852551198258" office:value-type="float"/>
          <table:table-cell office:value="0.8758023275629118" office:value-type="float"/>
          <table:table-cell office:value="20.978461900987405" office:value-type="float"/>
          <table:table-cell office:value-type="string">
            <text:p>input/data_formal_20240530-1342/meme/Tweesty_Truth_20221228T034014/0.jpg</text:p>
          </table:table-cell>
          <table:table-cell office:value-type="string">
            <text:p>https://twitter.com/Tweesty_Truth/status/1607944485706792961</text:p>
          </table:table-cell>
        </table:table-row>
        <table:table-row>
          <table:table-cell office:value="2790" office:value-type="float"/>
          <table:table-cell office:value-type="string">
            <text:p>Pattern 2</text:p>
          </table:table-cell>
          <table:table-cell office:value="0.7063288108734733" office:value-type="float"/>
          <table:table-cell office:value="0.5733411656120297" office:value-type="float"/>
          <table:table-cell office:value="22.419407158292632" office:value-type="float"/>
          <table:table-cell office:value-type="string">
            <text:p>input/data_formal_20240530-1342/meme/TwinklKS1_20230206T114946/0.jpg</text:p>
          </table:table-cell>
          <table:table-cell office:value-type="string">
            <text:p>https://twitter.com/TwinklKS1/status/1622563196555984896</text:p>
          </table:table-cell>
        </table:table-row>
        <table:table-row>
          <table:table-cell office:value="2791" office:value-type="float"/>
          <table:table-cell office:value-type="string">
            <text:p>Pattern 34</text:p>
          </table:table-cell>
          <table:table-cell office:value="0.47721214174010496" office:value-type="float"/>
          <table:table-cell office:value="0.7856715375942736" office:value-type="float"/>
          <table:table-cell office:value="27.435796905445404" office:value-type="float"/>
          <table:table-cell office:value-type="string">
            <text:p>input/data_formal_20240530-1342/meme/TwoOneQ_20230111T234155/0.jpg</text:p>
          </table:table-cell>
          <table:table-cell office:value-type="string">
            <text:p>https://twitter.com/TwoOneQ/status/1613320328624705538</text:p>
          </table:table-cell>
        </table:table-row>
        <table:table-row>
          <table:table-cell office:value="2792" office:value-type="float"/>
          <table:table-cell office:value-type="string">
            <text:p>Pattern 43</text:p>
          </table:table-cell>
          <table:table-cell office:value="0.33390728162048844" office:value-type="float"/>
          <table:table-cell office:value="0.31070433461521296" office:value-type="float"/>
          <table:table-cell office:value="26.236438325365103" office:value-type="float"/>
          <table:table-cell office:value-type="string">
            <text:p>input/data_formal_20240530-1342/meme/U__E__P_20230202T020400/0.jpg</text:p>
          </table:table-cell>
          <table:table-cell office:value-type="string">
            <text:p>https://twitter.com/U__E__P/status/1620966231129075714</text:p>
          </table:table-cell>
        </table:table-row>
        <table:table-row>
          <table:table-cell office:value="2793" office:value-type="float"/>
          <table:table-cell office:value-type="string">
            <text:p>Pattern 4</text:p>
          </table:table-cell>
          <table:table-cell office:value="0.290536809570495" office:value-type="float"/>
          <table:table-cell office:value="0.8350616494195555" office:value-type="float"/>
          <table:table-cell office:value="26.90807798036852" office:value-type="float"/>
          <table:table-cell office:value-type="string">
            <text:p>input/data_formal_20240530-1342/meme/Uchiha_ten_tail_20230106T064449/0.jpg</text:p>
          </table:table-cell>
          <table:table-cell office:value-type="string">
            <text:p>https://twitter.com/Uchiha_ten_tail/status/1611252429164806145</text:p>
          </table:table-cell>
        </table:table-row>
        <table:table-row>
          <table:table-cell office:value="2794" office:value-type="float"/>
          <table:table-cell office:value-type="string">
            <text:p>Pattern 11</text:p>
          </table:table-cell>
          <table:table-cell office:value="0.6125698629914744" office:value-type="float"/>
          <table:table-cell office:value="0.6079822571547701" office:value-type="float"/>
          <table:table-cell office:value="29.066989811023674" office:value-type="float"/>
          <table:table-cell office:value-type="string">
            <text:p>input/data_formal_20240530-1342/meme/uglytrumpart_20230123T105606/0.jpg</text:p>
          </table:table-cell>
          <table:table-cell office:value-type="string">
            <text:p>https://twitter.com/uglytrumpart/status/1617476259335782400</text:p>
          </table:table-cell>
        </table:table-row>
        <table:table-row>
          <table:table-cell office:value="2795" office:value-type="float"/>
          <table:table-cell office:value-type="string">
            <text:p>Pattern 25</text:p>
          </table:table-cell>
          <table:table-cell office:value="0.6945463127493213" office:value-type="float"/>
          <table:table-cell office:value="0.6070318230958387" office:value-type="float"/>
          <table:table-cell office:value="27.52918627219036" office:value-type="float"/>
          <table:table-cell office:value-type="string">
            <text:p>input/data_formal_20240530-1342/meme/uglytrumpart_20230123T115336/0.jpg</text:p>
          </table:table-cell>
          <table:table-cell office:value-type="string">
            <text:p>https://twitter.com/uglytrumpart/status/1617490730968129536</text:p>
          </table:table-cell>
        </table:table-row>
        <table:table-row>
          <table:table-cell office:value="2796" office:value-type="float"/>
          <table:table-cell office:value-type="string">
            <text:p>Pattern 25</text:p>
          </table:table-cell>
          <table:table-cell office:value="0.7628433597758899" office:value-type="float"/>
          <table:table-cell office:value="0.2971318116820232" office:value-type="float"/>
          <table:table-cell office:value="23.143956444674814" office:value-type="float"/>
          <table:table-cell office:value-type="string">
            <text:p>input/data_formal_20240530-1342/meme/UKnoWhat_Team_20230206T151836/0.jpg</text:p>
          </table:table-cell>
          <table:table-cell office:value-type="string">
            <text:p>https://twitter.com/UKnoWhat_Team/status/1622615750673412099</text:p>
          </table:table-cell>
        </table:table-row>
        <table:table-row>
          <table:table-cell office:value="2797" office:value-type="float"/>
          <table:table-cell office:value-type="string">
            <text:p>Pattern 9</text:p>
          </table:table-cell>
          <table:table-cell office:value="0.21476512680890883" office:value-type="float"/>
          <table:table-cell office:value="0.0339055705743041" office:value-type="float"/>
          <table:table-cell office:value="11.049559115375908" office:value-type="float"/>
          <table:table-cell office:value-type="string">
            <text:p>input/data_formal_20240530-1342/meme/ultrafresh_life_20230105T121212/0.jpg</text:p>
          </table:table-cell>
          <table:table-cell office:value-type="string">
            <text:p>https://twitter.com/ultrafresh_life/status/1610972428565630978</text:p>
          </table:table-cell>
        </table:table-row>
        <table:table-row>
          <table:table-cell office:value="2798" office:value-type="float"/>
          <table:table-cell office:value-type="string">
            <text:p>Pattern 16</text:p>
          </table:table-cell>
          <table:table-cell office:value="0.1977877039952781" office:value-type="float"/>
          <table:table-cell office:value="0.4603188854576729" office:value-type="float"/>
          <table:table-cell office:value="33.04017571437564" office:value-type="float"/>
          <table:table-cell office:value-type="string">
            <text:p>input/data_formal_20240530-1342/meme/ultron_found_20230202T140536/0.jpg</text:p>
          </table:table-cell>
          <table:table-cell office:value-type="string">
            <text:p>https://twitter.com/Tyoarrie/status/1622629278616793089</text:p>
          </table:table-cell>
        </table:table-row>
        <table:table-row>
          <table:table-cell office:value="2799" office:value-type="float"/>
          <table:table-cell office:value-type="string">
            <text:p>Pattern 34</text:p>
          </table:table-cell>
          <table:table-cell office:value="0.4412911605338928" office:value-type="float"/>
          <table:table-cell office:value="0.7984864716347488" office:value-type="float"/>
          <table:table-cell office:value="23.624799871165276" office:value-type="float"/>
          <table:table-cell office:value-type="string">
            <text:p>input/data_formal_20240530-1342/meme/UncleJonkey_20221228T005140/0.jpg</text:p>
          </table:table-cell>
          <table:table-cell office:value-type="string">
            <text:p>https://twitter.com/UncleJonkey/status/1607902064071278596</text:p>
          </table:table-cell>
        </table:table-row>
        <table:table-row>
          <table:table-cell office:value="2800" office:value-type="float"/>
          <table:table-cell office:value-type="string">
            <text:p>Pattern 34</text:p>
          </table:table-cell>
          <table:table-cell office:value="0.2423484672999095" office:value-type="float"/>
          <table:table-cell office:value="0.6548728164311537" office:value-type="float"/>
          <table:table-cell office:value="29.363763204491807" office:value-type="float"/>
          <table:table-cell office:value-type="string">
            <text:p>input/data_formal_20240530-1342/meme/UncleJonkey_20221228T005409/0.jpg</text:p>
          </table:table-cell>
          <table:table-cell office:value-type="string">
            <text:p>https://twitter.com/UncleJonkey/status/1607902692239622145</text:p>
          </table:table-cell>
        </table:table-row>
        <table:table-row>
          <table:table-cell office:value="2801" office:value-type="float"/>
          <table:table-cell office:value-type="string">
            <text:p>Pattern 34</text:p>
          </table:table-cell>
          <table:table-cell office:value="0.12594531155771896" office:value-type="float"/>
          <table:table-cell office:value="0.5718765788667693" office:value-type="float"/>
          <table:table-cell office:value="30.16480600690053" office:value-type="float"/>
          <table:table-cell office:value-type="string">
            <text:p>input/data_formal_20240530-1342/meme/UniLend_Finance_20221224T162947/0.jpg</text:p>
          </table:table-cell>
          <table:table-cell office:value-type="string">
            <text:p>https://twitter.com/Aimah1309/status/1607884819916005377</text:p>
          </table:table-cell>
        </table:table-row>
        <table:table-row>
          <table:table-cell office:value="2802" office:value-type="float"/>
          <table:table-cell office:value-type="string">
            <text:p>Pattern 48</text:p>
          </table:table-cell>
          <table:table-cell office:value="0.17643561208206535" office:value-type="float"/>
          <table:table-cell office:value="0.5993200191919202" office:value-type="float"/>
          <table:table-cell office:value="30.840145620044165" office:value-type="float"/>
          <table:table-cell office:value-type="string">
            <text:p>input/data_formal_20240530-1342/meme/UniLend_Finance_20230318T180715/0.jpg</text:p>
          </table:table-cell>
          <table:table-cell office:value-type="string">
            <text:p>https://twitter.com/braja_colades/status/1638751461684449280</text:p>
          </table:table-cell>
        </table:table-row>
        <table:table-row>
          <table:table-cell office:value="2803" office:value-type="float"/>
          <table:table-cell office:value-type="string">
            <text:p>Pattern 15</text:p>
          </table:table-cell>
          <table:table-cell office:value="0.1698216892777853" office:value-type="float"/>
          <table:table-cell office:value="0.30157557687452585" office:value-type="float"/>
          <table:table-cell office:value="27.94355429402357" office:value-type="float"/>
          <table:table-cell office:value-type="string">
            <text:p>input/data_formal_20240530-1342/meme/Uniqueexchange1_20230105T120232/0.jpg</text:p>
          </table:table-cell>
          <table:table-cell office:value-type="string">
            <text:p>https://twitter.com/Uniqueexchange1/status/1610969995890286593</text:p>
          </table:table-cell>
        </table:table-row>
        <table:table-row>
          <table:table-cell office:value="2804" office:value-type="float"/>
          <table:table-cell office:value-type="string">
            <text:p>Pattern 4</text:p>
          </table:table-cell>
          <table:table-cell office:value="0.2543529691046559" office:value-type="float"/>
          <table:table-cell office:value="0.4880119652744025" office:value-type="float"/>
          <table:table-cell office:value="33.31709205376351" office:value-type="float"/>
          <table:table-cell office:value-type="string">
            <text:p>input/data_formal_20240530-1342/meme/Ur_Little_Boi_20230106T070956/0.jpg</text:p>
          </table:table-cell>
          <table:table-cell office:value-type="string">
            <text:p>https://twitter.com/Ur_Little_Boi/status/1611258750223933440</text:p>
          </table:table-cell>
        </table:table-row>
        <table:table-row>
          <table:table-cell office:value="2805" office:value-type="float"/>
          <table:table-cell office:value-type="string">
            <text:p>Pattern 35</text:p>
          </table:table-cell>
          <table:table-cell office:value="0.6210712182226301" office:value-type="float"/>
          <table:table-cell office:value="0.4300749091630903" office:value-type="float"/>
          <table:table-cell office:value="24.265858433956" office:value-type="float"/>
          <table:table-cell office:value-type="string">
            <text:p>input/data_formal_20240530-1342/meme/V__NFTs_20230206T155504/0.jpg</text:p>
          </table:table-cell>
          <table:table-cell office:value-type="string">
            <text:p>https://twitter.com/V__NFTs/status/1622624927030587392</text:p>
          </table:table-cell>
        </table:table-row>
        <table:table-row>
          <table:table-cell office:value="2806" office:value-type="float"/>
          <table:table-cell office:value-type="string">
            <text:p>Pattern 35</text:p>
          </table:table-cell>
          <table:table-cell office:value="0.2670673745786654" office:value-type="float"/>
          <table:table-cell office:value="0.32685100361685476" office:value-type="float"/>
          <table:table-cell office:value="16.559920151303956" office:value-type="float"/>
          <table:table-cell office:value-type="string">
            <text:p>input/data_formal_20240530-1342/meme/V__NFTs_20230206T155504/1.jpg</text:p>
          </table:table-cell>
          <table:table-cell office:value-type="string">
            <text:p>https://twitter.com/V__NFTs/status/1622624927030587392</text:p>
          </table:table-cell>
        </table:table-row>
        <table:table-row>
          <table:table-cell office:value="2807" office:value-type="float"/>
          <table:table-cell office:value-type="string">
            <text:p>Pattern 2</text:p>
          </table:table-cell>
          <table:table-cell office:value="0.6623182150107032" office:value-type="float"/>
          <table:table-cell office:value="0.5054491092294826" office:value-type="float"/>
          <table:table-cell office:value="26.9781694469975" office:value-type="float"/>
          <table:table-cell office:value-type="string">
            <text:p>input/data_formal_20240530-1342/meme/V__NFTs_20230206T155504/2.jpg</text:p>
          </table:table-cell>
          <table:table-cell office:value-type="string">
            <text:p>https://twitter.com/V__NFTs/status/1622624927030587392</text:p>
          </table:table-cell>
        </table:table-row>
        <table:table-row>
          <table:table-cell office:value="2808" office:value-type="float"/>
          <table:table-cell office:value-type="string">
            <text:p>Pattern 35</text:p>
          </table:table-cell>
          <table:table-cell office:value="0.2668001855643022" office:value-type="float"/>
          <table:table-cell office:value="0.34226927233244664" office:value-type="float"/>
          <table:table-cell office:value="15.545067853810604" office:value-type="float"/>
          <table:table-cell office:value-type="string">
            <text:p>input/data_formal_20240530-1342/meme/V__NFTs_20230206T155504/3.jpg</text:p>
          </table:table-cell>
          <table:table-cell office:value-type="string">
            <text:p>https://twitter.com/V__NFTs/status/1622624927030587392</text:p>
          </table:table-cell>
        </table:table-row>
        <table:table-row>
          <table:table-cell office:value="2809" office:value-type="float"/>
          <table:table-cell office:value-type="string">
            <text:p>Pattern 31</text:p>
          </table:table-cell>
          <table:table-cell office:value="0.2100509545696226" office:value-type="float"/>
          <table:table-cell office:value="0.496001461175476" office:value-type="float"/>
          <table:table-cell office:value="30.498385110397038" office:value-type="float"/>
          <table:table-cell office:value-type="string">
            <text:p>input/data_formal_20240530-1342/meme/VacationInsight_20230323T040500/0.jpg</text:p>
          </table:table-cell>
          <table:table-cell office:value-type="string">
            <text:p>https://twitter.com/VacationInsight/status/1638753687152521219</text:p>
          </table:table-cell>
        </table:table-row>
        <table:table-row>
          <table:table-cell office:value="2810" office:value-type="float"/>
          <table:table-cell office:value-type="string">
            <text:p>Pattern 34</text:p>
          </table:table-cell>
          <table:table-cell office:value="0.3200045769392351" office:value-type="float"/>
          <table:table-cell office:value="0.6820738346003689" office:value-type="float"/>
          <table:table-cell office:value="29.485150646102404" office:value-type="float"/>
          <table:table-cell office:value-type="string">
            <text:p>input/data_formal_20240530-1342/meme/VampireVibing_20230202T022549/0.jpg</text:p>
          </table:table-cell>
          <table:table-cell office:value-type="string">
            <text:p>https://twitter.com/VampireVibing/status/1620971720579452929</text:p>
          </table:table-cell>
        </table:table-row>
        <table:table-row>
          <table:table-cell office:value="2811" office:value-type="float"/>
          <table:table-cell office:value-type="string">
            <text:p>Pattern 4</text:p>
          </table:table-cell>
          <table:table-cell office:value="0.2845877272101466" office:value-type="float"/>
          <table:table-cell office:value="0.8083038420094792" office:value-type="float"/>
          <table:table-cell office:value="29.424990538528935" office:value-type="float"/>
          <table:table-cell office:value-type="string">
            <text:p>input/data_formal_20240530-1342/meme/VanBaugh6_20230106T070220/0.jpg</text:p>
          </table:table-cell>
          <table:table-cell office:value-type="string">
            <text:p>https://twitter.com/VanBaugh6/status/1611256835821998082</text:p>
          </table:table-cell>
        </table:table-row>
        <table:table-row>
          <table:table-cell office:value="2812" office:value-type="float"/>
          <table:table-cell office:value-type="string">
            <text:p>Pattern 12</text:p>
          </table:table-cell>
          <table:table-cell office:value="0.2234315037775846" office:value-type="float"/>
          <table:table-cell office:value="0.853101192040622" office:value-type="float"/>
          <table:table-cell office:value="23.402400299944297" office:value-type="float"/>
          <table:table-cell office:value-type="string">
            <text:p>input/data_formal_20240530-1342/meme/VanZe85_20221226T223520/0.jpg</text:p>
          </table:table-cell>
          <table:table-cell office:value-type="string">
            <text:p>https://twitter.com/enigmaticcomba1/status/1607979926472237059</text:p>
          </table:table-cell>
        </table:table-row>
        <table:table-row>
          <table:table-cell office:value="2813" office:value-type="float"/>
          <table:table-cell office:value-type="string">
            <text:p>Pattern 42</text:p>
          </table:table-cell>
          <table:table-cell office:value="0.4386143081462773" office:value-type="float"/>
          <table:table-cell office:value="0.5452449885029699" office:value-type="float"/>
          <table:table-cell office:value="27.49856290156589" office:value-type="float"/>
          <table:table-cell office:value-type="string">
            <text:p>input/data_formal_20240530-1342/meme/vastidity_20230111T083409/0.jpg</text:p>
          </table:table-cell>
          <table:table-cell office:value-type="string">
            <text:p>https://twitter.com/rainhadomingau/status/1613308958911102976</text:p>
          </table:table-cell>
        </table:table-row>
        <table:table-row>
          <table:table-cell office:value="2814" office:value-type="float"/>
          <table:table-cell office:value-type="string">
            <text:p>Pattern 9</text:p>
          </table:table-cell>
          <table:table-cell office:value="0.15140054440592396" office:value-type="float"/>
          <table:table-cell office:value="0.0" office:value-type="float"/>
          <table:table-cell office:value="13.34294604786726" office:value-type="float"/>
          <table:table-cell office:value-type="string">
            <text:p>input/data_formal_20240530-1342/meme/VayveMobility_20230105T113001/0.jpg</text:p>
          </table:table-cell>
          <table:table-cell office:value-type="string">
            <text:p>https://twitter.com/VayveMobility/status/1610961814111801346</text:p>
          </table:table-cell>
        </table:table-row>
        <table:table-row>
          <table:table-cell office:value="2815" office:value-type="float"/>
          <table:table-cell office:value-type="string">
            <text:p>Pattern 16</text:p>
          </table:table-cell>
          <table:table-cell office:value="0.2121499621045282" office:value-type="float"/>
          <table:table-cell office:value="0.3239877847260555" office:value-type="float"/>
          <table:table-cell office:value="33.685866257164506" office:value-type="float"/>
          <table:table-cell office:value-type="string">
            <text:p>input/data_formal_20240530-1342/meme/Vazmoen_20230128T161030/0.jpg</text:p>
          </table:table-cell>
          <table:table-cell office:value-type="string">
            <text:p>https://twitter.com/Vazmoen/status/1619367321012936709</text:p>
          </table:table-cell>
        </table:table-row>
        <table:table-row>
          <table:table-cell office:value="2816" office:value-type="float"/>
          <table:table-cell office:value-type="string">
            <text:p>Pattern 16</text:p>
          </table:table-cell>
          <table:table-cell office:value="0.2542129757745921" office:value-type="float"/>
          <table:table-cell office:value="0.42636066920287524" office:value-type="float"/>
          <table:table-cell office:value="27.58714550966302" office:value-type="float"/>
          <table:table-cell office:value-type="string">
            <text:p>input/data_formal_20240530-1342/meme/vc_ABLE_20221228T020522/0.jpg</text:p>
          </table:table-cell>
          <table:table-cell office:value-type="string">
            <text:p>https://twitter.com/vc_ABLE/status/1607920615025176580</text:p>
          </table:table-cell>
        </table:table-row>
        <table:table-row>
          <table:table-cell office:value="2817" office:value-type="float"/>
          <table:table-cell office:value-type="string">
            <text:p>Pattern 8</text:p>
          </table:table-cell>
          <table:table-cell office:value="0.12567710305196003" office:value-type="float"/>
          <table:table-cell office:value="0.48303176010637494" office:value-type="float"/>
          <table:table-cell office:value="28.29318465494957" office:value-type="float"/>
          <table:table-cell office:value-type="string">
            <text:p>input/data_formal_20240530-1342/meme/vc_ABLE_20230106T062829/0.jpg</text:p>
          </table:table-cell>
          <table:table-cell office:value-type="string">
            <text:p>https://twitter.com/vc_ABLE/status/1611248320332337154</text:p>
          </table:table-cell>
        </table:table-row>
        <table:table-row>
          <table:table-cell office:value="2818" office:value-type="float"/>
          <table:table-cell office:value-type="string">
            <text:p>Pattern 8</text:p>
          </table:table-cell>
          <table:table-cell office:value="0.2289678549919122" office:value-type="float"/>
          <table:table-cell office:value="0.3418407283325089" office:value-type="float"/>
          <table:table-cell office:value="23.778239772235118" office:value-type="float"/>
          <table:table-cell office:value-type="string">
            <text:p>input/data_formal_20240530-1342/meme/vc_ABLE_20230206T134021/0.jpg</text:p>
          </table:table-cell>
          <table:table-cell office:value-type="string">
            <text:p>https://twitter.com/vc_ABLE/status/1622591026157465602</text:p>
          </table:table-cell>
        </table:table-row>
        <table:table-row>
          <table:table-cell office:value="2819" office:value-type="float"/>
          <table:table-cell office:value-type="string">
            <text:p>Pattern 12</text:p>
          </table:table-cell>
          <table:table-cell office:value="0.3330509145548587" office:value-type="float"/>
          <table:table-cell office:value="0.7282611914484268" office:value-type="float"/>
          <table:table-cell office:value="26.619839638239945" office:value-type="float"/>
          <table:table-cell office:value-type="string">
            <text:p>input/data_formal_20240530-1342/meme/vedhiktech_20230106T063318/0.jpg</text:p>
          </table:table-cell>
          <table:table-cell office:value-type="string">
            <text:p>https://twitter.com/vedhiktech/status/1611249531806683136</text:p>
          </table:table-cell>
        </table:table-row>
        <table:table-row>
          <table:table-cell office:value="2820" office:value-type="float"/>
          <table:table-cell office:value-type="string">
            <text:p>Pattern 34</text:p>
          </table:table-cell>
          <table:table-cell office:value="0.30653436893371466" office:value-type="float"/>
          <table:table-cell office:value="0.6679271659643005" office:value-type="float"/>
          <table:table-cell office:value="24.815250962165535" office:value-type="float"/>
          <table:table-cell office:value-type="string">
            <text:p>input/data_formal_20240530-1342/meme/VedProf_20221228T003003/0.jpg</text:p>
          </table:table-cell>
          <table:table-cell office:value-type="string">
            <text:p>https://twitter.com/VedProf/status/1607896625275355137</text:p>
          </table:table-cell>
        </table:table-row>
        <table:table-row>
          <table:table-cell office:value="2821" office:value-type="float"/>
          <table:table-cell office:value-type="string">
            <text:p>Pattern 12</text:p>
          </table:table-cell>
          <table:table-cell office:value="0.19945445300638273" office:value-type="float"/>
          <table:table-cell office:value="0.7979614837198439" office:value-type="float"/>
          <table:table-cell office:value="28.79137593458356" office:value-type="float"/>
          <table:table-cell office:value-type="string">
            <text:p>input/data_formal_20240530-1342/meme/venu_bodyworks_20230202T032012/0.jpg</text:p>
          </table:table-cell>
          <table:table-cell office:value-type="string">
            <text:p>https://twitter.com/venu_bodyworks/status/1620985410355888134</text:p>
          </table:table-cell>
        </table:table-row>
        <table:table-row>
          <table:table-cell office:value="2822" office:value-type="float"/>
          <table:table-cell office:value-type="string">
            <text:p>Pattern 43</text:p>
          </table:table-cell>
          <table:table-cell office:value="0.2851466735715769" office:value-type="float"/>
          <table:table-cell office:value="0.45236012111334567" office:value-type="float"/>
          <table:table-cell office:value="27.611484914031475" office:value-type="float"/>
          <table:table-cell office:value-type="string">
            <text:p>input/data_formal_20240530-1342/meme/Venus665422961_20230403T230743/0.jpg</text:p>
          </table:table-cell>
          <table:table-cell office:value-type="string">
            <text:p>https://twitter.com/SuperP04388182/status/1643029512182018050</text:p>
          </table:table-cell>
        </table:table-row>
        <table:table-row>
          <table:table-cell office:value="2823" office:value-type="float"/>
          <table:table-cell office:value-type="string">
            <text:p>Pattern 3</text:p>
          </table:table-cell>
          <table:table-cell office:value="0.9013890234581012" office:value-type="float"/>
          <table:table-cell office:value="0.3402361764796733" office:value-type="float"/>
          <table:table-cell office:value="22.618959029427145" office:value-type="float"/>
          <table:table-cell office:value-type="string">
            <text:p>input/data_formal_20240530-1342/meme/Venus665422961_20230410T045421/0.jpg</text:p>
          </table:table-cell>
          <table:table-cell office:value-type="string">
            <text:p>https://twitter.com/Venus665422961/status/1645289088164171776</text:p>
          </table:table-cell>
        </table:table-row>
        <table:table-row>
          <table:table-cell office:value="2824" office:value-type="float"/>
          <table:table-cell office:value-type="string">
            <text:p>Pattern 48</text:p>
          </table:table-cell>
          <table:table-cell office:value="0.27768408943236733" office:value-type="float"/>
          <table:table-cell office:value="0.6541692747901863" office:value-type="float"/>
          <table:table-cell office:value="27.326780559546016" office:value-type="float"/>
          <table:table-cell office:value-type="string">
            <text:p>input/data_formal_20240530-1342/meme/VenusMimi__20221227T235239/0.jpg</text:p>
          </table:table-cell>
          <table:table-cell office:value-type="string">
            <text:p>https://twitter.com/VenusMimi_/status/1607887212364070913</text:p>
          </table:table-cell>
        </table:table-row>
        <table:table-row>
          <table:table-cell office:value="2825" office:value-type="float"/>
          <table:table-cell office:value-type="string">
            <text:p>Pattern 16</text:p>
          </table:table-cell>
          <table:table-cell office:value="0.2851202590879475" office:value-type="float"/>
          <table:table-cell office:value="0.4261703575696225" office:value-type="float"/>
          <table:table-cell office:value="30.394753044374745" office:value-type="float"/>
          <table:table-cell office:value-type="string">
            <text:p>input/data_formal_20240530-1342/meme/verifiedjeff_20230226T023407/0.jpg</text:p>
          </table:table-cell>
          <table:table-cell office:value-type="string">
            <text:p>https://twitter.com/verifiedjeff/status/1629671122030452739</text:p>
          </table:table-cell>
        </table:table-row>
        <table:table-row>
          <table:table-cell office:value="2826" office:value-type="float"/>
          <table:table-cell office:value-type="string">
            <text:p>Pattern 41</text:p>
          </table:table-cell>
          <table:table-cell office:value="0.22601063441100025" office:value-type="float"/>
          <table:table-cell office:value="0.9337882365025861" office:value-type="float"/>
          <table:table-cell office:value="24.331826093683002" office:value-type="float"/>
          <table:table-cell office:value-type="string">
            <text:p>input/data_formal_20240530-1342/meme/verifiedjeff_20230226T023407/1.jpg</text:p>
          </table:table-cell>
          <table:table-cell office:value-type="string">
            <text:p>https://twitter.com/verifiedjeff/status/1629671122030452739</text:p>
          </table:table-cell>
        </table:table-row>
        <table:table-row>
          <table:table-cell office:value="2827" office:value-type="float"/>
          <table:table-cell office:value-type="string">
            <text:p>Pattern 12</text:p>
          </table:table-cell>
          <table:table-cell office:value="0.2174395153777684" office:value-type="float"/>
          <table:table-cell office:value="0.7746572595694134" office:value-type="float"/>
          <table:table-cell office:value="28.27277919582678" office:value-type="float"/>
          <table:table-cell office:value-type="string">
            <text:p>input/data_formal_20240530-1342/meme/verifiedjeff_20230226T023407/2.jpg</text:p>
          </table:table-cell>
          <table:table-cell office:value-type="string">
            <text:p>https://twitter.com/verifiedjeff/status/1629671122030452739</text:p>
          </table:table-cell>
        </table:table-row>
        <table:table-row>
          <table:table-cell office:value="2828" office:value-type="float"/>
          <table:table-cell office:value-type="string">
            <text:p>Pattern 4</text:p>
          </table:table-cell>
          <table:table-cell office:value="0.24045279598711458" office:value-type="float"/>
          <table:table-cell office:value="0.6106623256430834" office:value-type="float"/>
          <table:table-cell office:value="29.952885430987646" office:value-type="float"/>
          <table:table-cell office:value-type="string">
            <text:p>input/data_formal_20240530-1342/meme/verifiedjeff_20230226T023407/3.jpg</text:p>
          </table:table-cell>
          <table:table-cell office:value-type="string">
            <text:p>https://twitter.com/verifiedjeff/status/1629671122030452739</text:p>
          </table:table-cell>
        </table:table-row>
        <table:table-row>
          <table:table-cell office:value="2829" office:value-type="float"/>
          <table:table-cell office:value-type="string">
            <text:p>Pattern 30</text:p>
          </table:table-cell>
          <table:table-cell office:value="0.5385607995958683" office:value-type="float"/>
          <table:table-cell office:value="0.6352072071784371" office:value-type="float"/>
          <table:table-cell office:value="23.804507777508057" office:value-type="float"/>
          <table:table-cell office:value-type="string">
            <text:p>input/data_formal_20240530-1342/meme/VextheHextuber_20230105T114403/0.jpg</text:p>
          </table:table-cell>
          <table:table-cell office:value-type="string">
            <text:p>https://twitter.com/VTuberTweeter/status/1610966279493394433</text:p>
          </table:table-cell>
        </table:table-row>
        <table:table-row>
          <table:table-cell office:value="2830" office:value-type="float"/>
          <table:table-cell office:value-type="string">
            <text:p>Pattern 49</text:p>
          </table:table-cell>
          <table:table-cell office:value="0.36027198464717336" office:value-type="float"/>
          <table:table-cell office:value="0.8864077960703431" office:value-type="float"/>
          <table:table-cell office:value="20.42311621728097" office:value-type="float"/>
          <table:table-cell office:value-type="string">
            <text:p>input/data_formal_20240530-1342/meme/VextheHextuber_20230106T082419/0.jpg</text:p>
          </table:table-cell>
          <table:table-cell office:value-type="string">
            <text:p>https://twitter.com/VTuberTweeter/status/1611278347232755712</text:p>
          </table:table-cell>
        </table:table-row>
        <table:table-row>
          <table:table-cell office:value="2831" office:value-type="float"/>
          <table:table-cell office:value-type="string">
            <text:p>Pattern 20</text:p>
          </table:table-cell>
          <table:table-cell office:value="0.8623722640441186" office:value-type="float"/>
          <table:table-cell office:value="0.47436895455165096" office:value-type="float"/>
          <table:table-cell office:value="24.12713511759837" office:value-type="float"/>
          <table:table-cell office:value-type="string">
            <text:p>input/data_formal_20240530-1342/meme/VGFGamers_20230105T230539/0.jpg</text:p>
          </table:table-cell>
          <table:table-cell office:value-type="string">
            <text:p>https://twitter.com/L_Alexander20/status/1611279570140860417</text:p>
          </table:table-cell>
        </table:table-row>
        <table:table-row>
          <table:table-cell office:value="2832" office:value-type="float"/>
          <table:table-cell office:value-type="string">
            <text:p>Pattern 7</text:p>
          </table:table-cell>
          <table:table-cell office:value="0.21981207416210113" office:value-type="float"/>
          <table:table-cell office:value="0.5853655851055566" office:value-type="float"/>
          <table:table-cell office:value="25.414793439766285" office:value-type="float"/>
          <table:table-cell office:value-type="string">
            <text:p>input/data_formal_20240530-1342/meme/ViceProtocol_20221227T134619/0.jpg</text:p>
          </table:table-cell>
          <table:table-cell office:value-type="string">
            <text:p>https://twitter.com/MantapSyekalii/status/1607950736079622144</text:p>
          </table:table-cell>
        </table:table-row>
        <table:table-row>
          <table:table-cell office:value="2833" office:value-type="float"/>
          <table:table-cell office:value-type="string">
            <text:p>Pattern 49</text:p>
          </table:table-cell>
          <table:table-cell office:value="0.3105514182858363" office:value-type="float"/>
          <table:table-cell office:value="0.8146284436019753" office:value-type="float"/>
          <table:table-cell office:value="21.326194873924955" office:value-type="float"/>
          <table:table-cell office:value-type="string">
            <text:p>input/data_formal_20240530-1342/meme/VidhyaVinod18_20221228T035023/0.jpg</text:p>
          </table:table-cell>
          <table:table-cell office:value-type="string">
            <text:p>https://twitter.com/VidhyaVinod18/status/1607947040843235334</text:p>
          </table:table-cell>
        </table:table-row>
        <table:table-row>
          <table:table-cell office:value="2834" office:value-type="float"/>
          <table:table-cell office:value-type="string">
            <text:p>Pattern 17</text:p>
          </table:table-cell>
          <table:table-cell office:value="0.4483885195079194" office:value-type="float"/>
          <table:table-cell office:value="0.317731067073067" office:value-type="float"/>
          <table:table-cell office:value="27.281828820887085" office:value-type="float"/>
          <table:table-cell office:value-type="string">
            <text:p>input/data_formal_20240530-1342/meme/Vidyavaaradhi1_20230206T131819/0.jpg</text:p>
          </table:table-cell>
          <table:table-cell office:value-type="string">
            <text:p>https://twitter.com/Vidyavaaradhi1/status/1622585482491363328</text:p>
          </table:table-cell>
        </table:table-row>
        <table:table-row>
          <table:table-cell office:value="2835" office:value-type="float"/>
          <table:table-cell office:value-type="string">
            <text:p>Pattern 20</text:p>
          </table:table-cell>
          <table:table-cell office:value="0.5910429525206902" office:value-type="float"/>
          <table:table-cell office:value="0.3978546222513296" office:value-type="float"/>
          <table:table-cell office:value="26.569084488865645" office:value-type="float"/>
          <table:table-cell office:value-type="string">
            <text:p>input/data_formal_20240530-1342/meme/vijaypatelnsui_20221228T033552/0.jpg</text:p>
          </table:table-cell>
          <table:table-cell office:value-type="string">
            <text:p>https://twitter.com/vijaypatel_1/status/1607943390020395008</text:p>
          </table:table-cell>
        </table:table-row>
        <table:table-row>
          <table:table-cell office:value="2836" office:value-type="float"/>
          <table:table-cell office:value-type="string">
            <text:p>Pattern 49</text:p>
          </table:table-cell>
          <table:table-cell office:value="0.44886585005054136" office:value-type="float"/>
          <table:table-cell office:value="0.825665735935033" office:value-type="float"/>
          <table:table-cell office:value="21.015889452243375" office:value-type="float"/>
          <table:table-cell office:value-type="string">
            <text:p>input/data_formal_20240530-1342/meme/viralcosmos_20220801T224747/0.jpg</text:p>
          </table:table-cell>
          <table:table-cell office:value-type="string">
            <text:p>https://twitter.com/moonbutters/status/1607946940569763840</text:p>
          </table:table-cell>
        </table:table-row>
        <table:table-row>
          <table:table-cell office:value="2837" office:value-type="float"/>
          <table:table-cell office:value-type="string">
            <text:p>Pattern 33</text:p>
          </table:table-cell>
          <table:table-cell office:value="0.20137983803567974" office:value-type="float"/>
          <table:table-cell office:value="0.7781499397832827" office:value-type="float"/>
          <table:table-cell office:value="22.02959263188718" office:value-type="float"/>
          <table:table-cell office:value-type="string">
            <text:p>input/data_formal_20240530-1342/meme/viralcosmos_20221225T201224/0.jpg</text:p>
          </table:table-cell>
          <table:table-cell office:value-type="string">
            <text:p>https://twitter.com/Twilybutt/status/1607943738705469443</text:p>
          </table:table-cell>
        </table:table-row>
        <table:table-row>
          <table:table-cell office:value="2838" office:value-type="float"/>
          <table:table-cell office:value-type="string">
            <text:p>Pattern 46</text:p>
          </table:table-cell>
          <table:table-cell office:value="0.11673037728237395" office:value-type="float"/>
          <table:table-cell office:value="0.09038572186312482" office:value-type="float"/>
          <table:table-cell office:value="15.706420029276925" office:value-type="float"/>
          <table:table-cell office:value-type="string">
            <text:p>input/data_formal_20240530-1342/meme/VisionCfs_20230105T115740/0.jpg</text:p>
          </table:table-cell>
          <table:table-cell office:value-type="string">
            <text:p>https://twitter.com/VisionCfs/status/1610968771380006917</text:p>
          </table:table-cell>
        </table:table-row>
        <table:table-row>
          <table:table-cell office:value="2839" office:value-type="float"/>
          <table:table-cell office:value-type="string">
            <text:p>Pattern 11</text:p>
          </table:table-cell>
          <table:table-cell office:value="0.5267450111725738" office:value-type="float"/>
          <table:table-cell office:value="0.42291810527535695" office:value-type="float"/>
          <table:table-cell office:value="28.367558448948813" office:value-type="float"/>
          <table:table-cell office:value-type="string">
            <text:p>input/data_formal_20240530-1342/meme/vlebazaar_in_20230202T013000/0.jpg</text:p>
          </table:table-cell>
          <table:table-cell office:value-type="string">
            <text:p>https://twitter.com/vlebazaar_in/status/1620957674950258691</text:p>
          </table:table-cell>
        </table:table-row>
        <table:table-row>
          <table:table-cell office:value="2840" office:value-type="float"/>
          <table:table-cell office:value-type="string">
            <text:p>Pattern 30</text:p>
          </table:table-cell>
          <table:table-cell office:value="0.3658310796285454" office:value-type="float"/>
          <table:table-cell office:value="0.5283189683841683" office:value-type="float"/>
          <table:table-cell office:value="27.727383382103085" office:value-type="float"/>
          <table:table-cell office:value-type="string">
            <text:p>input/data_formal_20240530-1342/meme/Vogue_Kill_20230105T011930/0.jpg</text:p>
          </table:table-cell>
          <table:table-cell office:value-type="string">
            <text:p>https://twitter.com/abstractNFTxyz/status/1610962960666742786</text:p>
          </table:table-cell>
        </table:table-row>
        <table:table-row>
          <table:table-cell office:value="2841" office:value-type="float"/>
          <table:table-cell office:value-type="string">
            <text:p>Pattern 30</text:p>
          </table:table-cell>
          <table:table-cell office:value="0.5014092737649475" office:value-type="float"/>
          <table:table-cell office:value="0.41820321584451714" office:value-type="float"/>
          <table:table-cell office:value="30.696872087210554" office:value-type="float"/>
          <table:table-cell office:value-type="string">
            <text:p>input/data_formal_20240530-1342/meme/Vogue_Kill_20230105T113058/0.jpg</text:p>
          </table:table-cell>
          <table:table-cell office:value-type="string">
            <text:p>https://twitter.com/abstractNFTxyz/status/1610962850448826368</text:p>
          </table:table-cell>
        </table:table-row>
        <table:table-row>
          <table:table-cell office:value="2842" office:value-type="float"/>
          <table:table-cell office:value-type="string">
            <text:p>Pattern 19</text:p>
          </table:table-cell>
          <table:table-cell office:value="0.5164902736521113" office:value-type="float"/>
          <table:table-cell office:value="0.4850943149683791" office:value-type="float"/>
          <table:table-cell office:value="28.453697116265637" office:value-type="float"/>
          <table:table-cell office:value-type="string">
            <text:p>input/data_formal_20240530-1342/meme/Vogue_Kill_20230105T174600/0.jpg</text:p>
          </table:table-cell>
          <table:table-cell office:value-type="string">
            <text:p>https://twitter.com/Vogue_Kill/status/1611237690925514752</text:p>
          </table:table-cell>
        </table:table-row>
        <table:table-row>
          <table:table-cell office:value="2843" office:value-type="float"/>
          <table:table-cell office:value-type="string">
            <text:p>Pattern 17</text:p>
          </table:table-cell>
          <table:table-cell office:value="0.6745419737004403" office:value-type="float"/>
          <table:table-cell office:value="0.3339526473841572" office:value-type="float"/>
          <table:table-cell office:value="25.031663674043518" office:value-type="float"/>
          <table:table-cell office:value-type="string">
            <text:p>input/data_formal_20240530-1342/meme/vzcek_20230123T131424/0.jpg</text:p>
          </table:table-cell>
          <table:table-cell office:value-type="string">
            <text:p>https://twitter.com/vzcek/status/1617511065037967361</text:p>
          </table:table-cell>
        </table:table-row>
        <table:table-row>
          <table:table-cell office:value="2844" office:value-type="float"/>
          <table:table-cell office:value-type="string">
            <text:p>Pattern 46</text:p>
          </table:table-cell>
          <table:table-cell office:value="0.15046730134171482" office:value-type="float"/>
          <table:table-cell office:value="0.0416556903884156" office:value-type="float"/>
          <table:table-cell office:value="9.403909824263218" office:value-type="float"/>
          <table:table-cell office:value-type="string">
            <text:p>input/data_formal_20240530-1342/meme/wala_bakery_20230105T115213/0.jpg</text:p>
          </table:table-cell>
          <table:table-cell office:value-type="string">
            <text:p>https://twitter.com/wala_bakery/status/1610967403286102016</text:p>
          </table:table-cell>
        </table:table-row>
        <table:table-row>
          <table:table-cell office:value="2845" office:value-type="float"/>
          <table:table-cell office:value-type="string">
            <text:p>Pattern 46</text:p>
          </table:table-cell>
          <table:table-cell office:value="0.15218579894402515" office:value-type="float"/>
          <table:table-cell office:value="0.03732621655670165" office:value-type="float"/>
          <table:table-cell office:value="9.825480728082733" office:value-type="float"/>
          <table:table-cell office:value-type="string">
            <text:p>input/data_formal_20240530-1342/meme/wala_bakery_20230105T115213/1.jpg</text:p>
          </table:table-cell>
          <table:table-cell office:value-type="string">
            <text:p>https://twitter.com/wala_bakery/status/1610967403286102016</text:p>
          </table:table-cell>
        </table:table-row>
        <table:table-row>
          <table:table-cell office:value="2846" office:value-type="float"/>
          <table:table-cell office:value-type="string">
            <text:p>Pattern 46</text:p>
          </table:table-cell>
          <table:table-cell office:value="0.1492735357899113" office:value-type="float"/>
          <table:table-cell office:value="0.044770006317070565" office:value-type="float"/>
          <table:table-cell office:value="9.349882673677836" office:value-type="float"/>
          <table:table-cell office:value-type="string">
            <text:p>input/data_formal_20240530-1342/meme/wala_bakery_20230105T115213/2.jpg</text:p>
          </table:table-cell>
          <table:table-cell office:value-type="string">
            <text:p>https://twitter.com/wala_bakery/status/1610967403286102016</text:p>
          </table:table-cell>
        </table:table-row>
        <table:table-row>
          <table:table-cell office:value="2847" office:value-type="float"/>
          <table:table-cell office:value-type="string">
            <text:p>Pattern 46</text:p>
          </table:table-cell>
          <table:table-cell office:value="0.15046730134171482" office:value-type="float"/>
          <table:table-cell office:value="0.0416556903884156" office:value-type="float"/>
          <table:table-cell office:value="9.403909824263218" office:value-type="float"/>
          <table:table-cell office:value-type="string">
            <text:p>input/data_formal_20240530-1342/meme/wala_bakery_20230106T075501/0.jpg</text:p>
          </table:table-cell>
          <table:table-cell office:value-type="string">
            <text:p>https://twitter.com/wala_bakery/status/1611270097871728640</text:p>
          </table:table-cell>
        </table:table-row>
        <table:table-row>
          <table:table-cell office:value="2848" office:value-type="float"/>
          <table:table-cell office:value-type="string">
            <text:p>Pattern 46</text:p>
          </table:table-cell>
          <table:table-cell office:value="0.15218579894402515" office:value-type="float"/>
          <table:table-cell office:value="0.03732621655670165" office:value-type="float"/>
          <table:table-cell office:value="9.825480728082733" office:value-type="float"/>
          <table:table-cell office:value-type="string">
            <text:p>input/data_formal_20240530-1342/meme/wala_bakery_20230106T075501/1.jpg</text:p>
          </table:table-cell>
          <table:table-cell office:value-type="string">
            <text:p>https://twitter.com/wala_bakery/status/1611270097871728640</text:p>
          </table:table-cell>
        </table:table-row>
        <table:table-row>
          <table:table-cell office:value="2849" office:value-type="float"/>
          <table:table-cell office:value-type="string">
            <text:p>Pattern 46</text:p>
          </table:table-cell>
          <table:table-cell office:value="0.1492735357899113" office:value-type="float"/>
          <table:table-cell office:value="0.044770006317070565" office:value-type="float"/>
          <table:table-cell office:value="9.349882673677836" office:value-type="float"/>
          <table:table-cell office:value-type="string">
            <text:p>input/data_formal_20240530-1342/meme/wala_bakery_20230106T075501/2.jpg</text:p>
          </table:table-cell>
          <table:table-cell office:value-type="string">
            <text:p>https://twitter.com/wala_bakery/status/1611270097871728640</text:p>
          </table:table-cell>
        </table:table-row>
        <table:table-row>
          <table:table-cell office:value="2850" office:value-type="float"/>
          <table:table-cell office:value-type="string">
            <text:p>Pattern 15</text:p>
          </table:table-cell>
          <table:table-cell office:value="0.18993440794850056" office:value-type="float"/>
          <table:table-cell office:value="0.40870484923362493" office:value-type="float"/>
          <table:table-cell office:value="31.131023665764573" office:value-type="float"/>
          <table:table-cell office:value-type="string">
            <text:p>input/data_formal_20240530-1342/meme/waldoforrealz_20230206T134342/0.jpg</text:p>
          </table:table-cell>
          <table:table-cell office:value-type="string">
            <text:p>https://twitter.com/waldoforrealz/status/1622591870529417218</text:p>
          </table:table-cell>
        </table:table-row>
        <table:table-row>
          <table:table-cell office:value="2851" office:value-type="float"/>
          <table:table-cell office:value-type="string">
            <text:p>Pattern 15</text:p>
          </table:table-cell>
          <table:table-cell office:value="0.09286441912070542" office:value-type="float"/>
          <table:table-cell office:value="0.375047894096256" office:value-type="float"/>
          <table:table-cell office:value="28.856648913690115" office:value-type="float"/>
          <table:table-cell office:value-type="string">
            <text:p>input/data_formal_20240530-1342/meme/waldoforrealz_20230206T154307/0.jpg</text:p>
          </table:table-cell>
          <table:table-cell office:value-type="string">
            <text:p>https://twitter.com/waldoforrealz/status/1622621922805665795</text:p>
          </table:table-cell>
        </table:table-row>
        <table:table-row>
          <table:table-cell office:value="2852" office:value-type="float"/>
          <table:table-cell office:value-type="string">
            <text:p>Pattern 15</text:p>
          </table:table-cell>
          <table:table-cell office:value="0.22689896267801413" office:value-type="float"/>
          <table:table-cell office:value="0.24729931226349255" office:value-type="float"/>
          <table:table-cell office:value="24.980657164341185" office:value-type="float"/>
          <table:table-cell office:value-type="string">
            <text:p>input/data_formal_20240530-1342/meme/waldoforrealz_20230206T154622/0.jpg</text:p>
          </table:table-cell>
          <table:table-cell office:value-type="string">
            <text:p>https://twitter.com/waldoforrealz/status/1622622740774518784</text:p>
          </table:table-cell>
        </table:table-row>
        <table:table-row>
          <table:table-cell office:value="2853" office:value-type="float"/>
          <table:table-cell office:value-type="string">
            <text:p>Pattern 5</text:p>
          </table:table-cell>
          <table:table-cell office:value="0.45677518442603193" office:value-type="float"/>
          <table:table-cell office:value="0.36378754669338964" office:value-type="float"/>
          <table:table-cell office:value="29.952909306758926" office:value-type="float"/>
          <table:table-cell office:value-type="string">
            <text:p>input/data_formal_20240530-1342/meme/wantt_wasiq_20230111T183144/0.jpg</text:p>
          </table:table-cell>
          <table:table-cell office:value-type="string">
            <text:p>https://twitter.com/wantt_wasiq/status/1613242269351694336</text:p>
          </table:table-cell>
        </table:table-row>
        <table:table-row>
          <table:table-cell office:value="2854" office:value-type="float"/>
          <table:table-cell office:value-type="string">
            <text:p>Pattern 16</text:p>
          </table:table-cell>
          <table:table-cell office:value="0.335817899949711" office:value-type="float"/>
          <table:table-cell office:value="0.3534031042272374" office:value-type="float"/>
          <table:table-cell office:value="32.582460084359305" office:value-type="float"/>
          <table:table-cell office:value-type="string">
            <text:p>input/data_formal_20240530-1342/meme/wearegoodinc_20230106T175456/0.jpg</text:p>
          </table:table-cell>
          <table:table-cell office:value-type="string">
            <text:p>https://twitter.com/rvckedup/status/1611823320189509634</text:p>
          </table:table-cell>
        </table:table-row>
        <table:table-row>
          <table:table-cell office:value="2855" office:value-type="float"/>
          <table:table-cell office:value-type="string">
            <text:p>Pattern 12</text:p>
          </table:table-cell>
          <table:table-cell office:value="0.14932282867256785" office:value-type="float"/>
          <table:table-cell office:value="0.5936383982756172" office:value-type="float"/>
          <table:table-cell office:value="33.053887996361986" office:value-type="float"/>
          <table:table-cell office:value-type="string">
            <text:p>input/data_formal_20240530-1342/meme/wearetravelgeo_20230125T112619/0.jpg</text:p>
          </table:table-cell>
          <table:table-cell office:value-type="string">
            <text:p>https://twitter.com/wearetravelgeo/status/1618208641823432708</text:p>
          </table:table-cell>
        </table:table-row>
        <table:table-row>
          <table:table-cell office:value="2856" office:value-type="float"/>
          <table:table-cell office:value-type="string">
            <text:p>Pattern 26</text:p>
          </table:table-cell>
          <table:table-cell office:value="0.45145529931788303" office:value-type="float"/>
          <table:table-cell office:value="0.6931820156229496" office:value-type="float"/>
          <table:table-cell office:value="22.41632217656831" office:value-type="float"/>
          <table:table-cell office:value-type="string">
            <text:p>input/data_formal_20240530-1342/meme/Web3Grandpappa_20230111T231723/0.jpg</text:p>
          </table:table-cell>
          <table:table-cell office:value-type="string">
            <text:p>https://twitter.com/TOGRP7/status/1613314469874241539</text:p>
          </table:table-cell>
        </table:table-row>
        <table:table-row>
          <table:table-cell office:value="2857" office:value-type="float"/>
          <table:table-cell office:value-type="string">
            <text:p>Pattern 12</text:p>
          </table:table-cell>
          <table:table-cell office:value="0.12794156110343718" office:value-type="float"/>
          <table:table-cell office:value="0.5948072577726257" office:value-type="float"/>
          <table:table-cell office:value="29.694798545020735" office:value-type="float"/>
          <table:table-cell office:value-type="string">
            <text:p>input/data_formal_20240530-1342/meme/Web3Grandpappa_20230226T011524/0.jpg</text:p>
          </table:table-cell>
          <table:table-cell office:value-type="string">
            <text:p>https://twitter.com/Web3Grandpappa/status/1629730349138980864</text:p>
          </table:table-cell>
        </table:table-row>
        <table:table-row>
          <table:table-cell office:value="2858" office:value-type="float"/>
          <table:table-cell office:value-type="string">
            <text:p>Pattern 1</text:p>
          </table:table-cell>
          <table:table-cell office:value="0.26057442507522444" office:value-type="float"/>
          <table:table-cell office:value="0.7011992810798826" office:value-type="float"/>
          <table:table-cell office:value="29.854455116737185" office:value-type="float"/>
          <table:table-cell office:value-type="string">
            <text:p>input/data_formal_20240530-1342/meme/WeberElections_20230323T010049/0.jpg</text:p>
          </table:table-cell>
          <table:table-cell office:value-type="string">
            <text:p>https://twitter.com/WeberElections/status/1638707338361339905</text:p>
          </table:table-cell>
        </table:table-row>
        <table:table-row>
          <table:table-cell office:value="2859" office:value-type="float"/>
          <table:table-cell office:value-type="string">
            <text:p>Pattern 28</text:p>
          </table:table-cell>
          <table:table-cell office:value="0.09308962014455702" office:value-type="float"/>
          <table:table-cell office:value="0.5300127719797778" office:value-type="float"/>
          <table:table-cell office:value="27.418977065944674" office:value-type="float"/>
          <table:table-cell office:value-type="string">
            <text:p>input/data_formal_20240530-1342/meme/webmerx_20230106T071213/0.jpg</text:p>
          </table:table-cell>
          <table:table-cell office:value-type="string">
            <text:p>https://twitter.com/webmerx/status/1611259325905010688</text:p>
          </table:table-cell>
        </table:table-row>
        <table:table-row>
          <table:table-cell office:value="2860" office:value-type="float"/>
          <table:table-cell office:value-type="string">
            <text:p>Pattern 12</text:p>
          </table:table-cell>
          <table:table-cell office:value="0.19617292851046594" office:value-type="float"/>
          <table:table-cell office:value="0.6187360030783644" office:value-type="float"/>
          <table:table-cell office:value="29.64518952661488" office:value-type="float"/>
          <table:table-cell office:value-type="string">
            <text:p>input/data_formal_20240530-1342/meme/Wh1sp0_20221228T054850/0.jpg</text:p>
          </table:table-cell>
          <table:table-cell office:value-type="string">
            <text:p>https://twitter.com/virtkha/status/1607978330057498632</text:p>
          </table:table-cell>
        </table:table-row>
        <table:table-row>
          <table:table-cell office:value="2861" office:value-type="float"/>
          <table:table-cell office:value-type="string">
            <text:p>Pattern 5</text:p>
          </table:table-cell>
          <table:table-cell office:value="0.4920876252592217" office:value-type="float"/>
          <table:table-cell office:value="0.3415081673252932" office:value-type="float"/>
          <table:table-cell office:value="30.157754742439508" office:value-type="float"/>
          <table:table-cell office:value-type="string">
            <text:p>input/data_formal_20240530-1342/meme/WhiskeesNFTs_20230320T163953/0.jpg</text:p>
          </table:table-cell>
          <table:table-cell office:value-type="string">
            <text:p>https://twitter.com/priskaputri246/status/1638626060140167168</text:p>
          </table:table-cell>
        </table:table-row>
        <table:table-row>
          <table:table-cell office:value="2862" office:value-type="float"/>
          <table:table-cell office:value-type="string">
            <text:p>Pattern 14</text:p>
          </table:table-cell>
          <table:table-cell office:value="0.4783673328232714" office:value-type="float"/>
          <table:table-cell office:value="0.8295843568020906" office:value-type="float"/>
          <table:table-cell office:value="23.84113965498105" office:value-type="float"/>
          <table:table-cell office:value-type="string">
            <text:p>input/data_formal_20240530-1342/meme/WieldLock_20230105T223644/0.jpg</text:p>
          </table:table-cell>
          <table:table-cell office:value-type="string">
            <text:p>https://twitter.com/PilotofAerial/status/1611229071840518147</text:p>
          </table:table-cell>
        </table:table-row>
        <table:table-row>
          <table:table-cell office:value="2863" office:value-type="float"/>
          <table:table-cell office:value-type="string">
            <text:p>Pattern 34</text:p>
          </table:table-cell>
          <table:table-cell office:value="0.22796626747612858" office:value-type="float"/>
          <table:table-cell office:value="0.6087948122253789" office:value-type="float"/>
          <table:table-cell office:value="29.710067233503395" office:value-type="float"/>
          <table:table-cell office:value-type="string">
            <text:p>input/data_formal_20240530-1342/meme/williamlouie5_20230112T000748/0.jpg</text:p>
          </table:table-cell>
          <table:table-cell office:value-type="string">
            <text:p>https://twitter.com/williamlouie5/status/1613326843406389250</text:p>
          </table:table-cell>
        </table:table-row>
        <table:table-row>
          <table:table-cell office:value="2864" office:value-type="float"/>
          <table:table-cell office:value-type="string">
            <text:p>Pattern 15</text:p>
          </table:table-cell>
          <table:table-cell office:value="0.12868108552352747" office:value-type="float"/>
          <table:table-cell office:value="0.23408770791810823" office:value-type="float"/>
          <table:table-cell office:value="15.935414761807813" office:value-type="float"/>
          <table:table-cell office:value-type="string">
            <text:p>input/data_formal_20240530-1342/meme/wireddit_20221227T232723/0.jpg</text:p>
          </table:table-cell>
          <table:table-cell office:value-type="string">
            <text:p>https://twitter.com/wireddit/status/1607880855979974657</text:p>
          </table:table-cell>
        </table:table-row>
        <table:table-row>
          <table:table-cell office:value="2865" office:value-type="float"/>
          <table:table-cell office:value-type="string">
            <text:p>Pattern 16</text:p>
          </table:table-cell>
          <table:table-cell office:value="0.2554034569298298" office:value-type="float"/>
          <table:table-cell office:value="0.29797839487897404" office:value-type="float"/>
          <table:table-cell office:value="28.714573296466558" office:value-type="float"/>
          <table:table-cell office:value-type="string">
            <text:p>input/data_formal_20240530-1342/meme/wireddit_20221228T002721/0.jpg</text:p>
          </table:table-cell>
          <table:table-cell office:value-type="string">
            <text:p>https://twitter.com/wireddit/status/1607895946909605889</text:p>
          </table:table-cell>
        </table:table-row>
        <table:table-row>
          <table:table-cell office:value="2866" office:value-type="float"/>
          <table:table-cell office:value-type="string">
            <text:p>Pattern 2</text:p>
          </table:table-cell>
          <table:table-cell office:value="0.7495131226159637" office:value-type="float"/>
          <table:table-cell office:value="0.38821351007978144" office:value-type="float"/>
          <table:table-cell office:value="20.912816715636815" office:value-type="float"/>
          <table:table-cell office:value-type="string">
            <text:p>input/data_formal_20240530-1342/meme/wireddit_20221228T002723/0.jpg</text:p>
          </table:table-cell>
          <table:table-cell office:value-type="string">
            <text:p>https://twitter.com/wireddit/status/1607895953926754306</text:p>
          </table:table-cell>
        </table:table-row>
        <table:table-row>
          <table:table-cell office:value="2867" office:value-type="float"/>
          <table:table-cell office:value-type="string">
            <text:p>Pattern 21</text:p>
          </table:table-cell>
          <table:table-cell office:value="0.7525172866188068" office:value-type="float"/>
          <table:table-cell office:value="0.5240167180122511" office:value-type="float"/>
          <table:table-cell office:value="19.429223175525696" office:value-type="float"/>
          <table:table-cell office:value-type="string">
            <text:p>input/data_formal_20240530-1342/meme/wireddit_20221228T022730/0.jpg</text:p>
          </table:table-cell>
          <table:table-cell office:value-type="string">
            <text:p>https://twitter.com/wireddit/status/1607926181059239938</text:p>
          </table:table-cell>
        </table:table-row>
        <table:table-row>
          <table:table-cell office:value="2868" office:value-type="float"/>
          <table:table-cell office:value-type="string">
            <text:p>Pattern 29</text:p>
          </table:table-cell>
          <table:table-cell office:value="0.4947623369461746" office:value-type="float"/>
          <table:table-cell office:value="0.3200843556541497" office:value-type="float"/>
          <table:table-cell office:value="29.840005974094506" office:value-type="float"/>
          <table:table-cell office:value-type="string">
            <text:p>input/data_formal_20240530-1342/meme/wireddit_20221228T032746/0.jpg</text:p>
          </table:table-cell>
          <table:table-cell office:value-type="string">
            <text:p>https://twitter.com/wireddit/status/1607941351538147330</text:p>
          </table:table-cell>
        </table:table-row>
        <table:table-row>
          <table:table-cell office:value="2869" office:value-type="float"/>
          <table:table-cell office:value-type="string">
            <text:p>Pattern 2</text:p>
          </table:table-cell>
          <table:table-cell office:value="0.6345679631844587" office:value-type="float"/>
          <table:table-cell office:value="0.44358480724345295" office:value-type="float"/>
          <table:table-cell office:value="26.419987442063857" office:value-type="float"/>
          <table:table-cell office:value-type="string">
            <text:p>input/data_formal_20240530-1342/meme/wireddit_20221228T042746/0.jpg</text:p>
          </table:table-cell>
          <table:table-cell office:value-type="string">
            <text:p>https://twitter.com/wireddit/status/1607956448801087489</text:p>
          </table:table-cell>
        </table:table-row>
        <table:table-row>
          <table:table-cell office:value="2870" office:value-type="float"/>
          <table:table-cell office:value-type="string">
            <text:p>Pattern 34</text:p>
          </table:table-cell>
          <table:table-cell office:value="0.31149485688146716" office:value-type="float"/>
          <table:table-cell office:value="0.8362359519321338" office:value-type="float"/>
          <table:table-cell office:value="22.81681825552893" office:value-type="float"/>
          <table:table-cell office:value-type="string">
            <text:p>input/data_formal_20240530-1342/meme/wireddit_20221228T052717/0.jpg</text:p>
          </table:table-cell>
          <table:table-cell office:value-type="string">
            <text:p>https://twitter.com/wireddit/status/1607971428489469952</text:p>
          </table:table-cell>
        </table:table-row>
        <table:table-row>
          <table:table-cell office:value="2871" office:value-type="float"/>
          <table:table-cell office:value-type="string">
            <text:p>Pattern 30</text:p>
          </table:table-cell>
          <table:table-cell office:value="0.6362922559068775" office:value-type="float"/>
          <table:table-cell office:value="0.4709391968930618" office:value-type="float"/>
          <table:table-cell office:value="24.21696127500522" office:value-type="float"/>
          <table:table-cell office:value-type="string">
            <text:p>input/data_formal_20240530-1342/meme/wireddit_20221228T062902/0.jpg</text:p>
          </table:table-cell>
          <table:table-cell office:value-type="string">
            <text:p>https://twitter.com/wireddit/status/1607986968914272257</text:p>
          </table:table-cell>
        </table:table-row>
        <table:table-row>
          <table:table-cell office:value="2872" office:value-type="float"/>
          <table:table-cell office:value-type="string">
            <text:p>Pattern 6</text:p>
          </table:table-cell>
          <table:table-cell office:value="0.19344695932878125" office:value-type="float"/>
          <table:table-cell office:value="0.5869713091466744" office:value-type="float"/>
          <table:table-cell office:value="22.227314305619714" office:value-type="float"/>
          <table:table-cell office:value-type="string">
            <text:p>input/data_formal_20240530-1342/meme/wireddit_20230105T102731/0.jpg</text:p>
          </table:table-cell>
          <table:table-cell office:value-type="string">
            <text:p>https://twitter.com/wireddit/status/1610946084599201796</text:p>
          </table:table-cell>
        </table:table-row>
        <table:table-row>
          <table:table-cell office:value="2873" office:value-type="float"/>
          <table:table-cell office:value-type="string">
            <text:p>Pattern 30</text:p>
          </table:table-cell>
          <table:table-cell office:value="0.4331169977982293" office:value-type="float"/>
          <table:table-cell office:value="0.5205052516388932" office:value-type="float"/>
          <table:table-cell office:value="23.65475024360199" office:value-type="float"/>
          <table:table-cell office:value-type="string">
            <text:p>input/data_formal_20240530-1342/meme/wireddit_20230105T122837/0.jpg</text:p>
          </table:table-cell>
          <table:table-cell office:value-type="string">
            <text:p>https://twitter.com/wireddit/status/1610976560462417921</text:p>
          </table:table-cell>
        </table:table-row>
        <table:table-row>
          <table:table-cell office:value="2874" office:value-type="float"/>
          <table:table-cell office:value-type="string">
            <text:p>Pattern 12</text:p>
          </table:table-cell>
          <table:table-cell office:value="0.15114305644231066" office:value-type="float"/>
          <table:table-cell office:value="0.7270292883931503" office:value-type="float"/>
          <table:table-cell office:value="23.4583590039647" office:value-type="float"/>
          <table:table-cell office:value-type="string">
            <text:p>input/data_formal_20240530-1342/meme/wireddit_20230105T122842/0.jpg</text:p>
          </table:table-cell>
          <table:table-cell office:value-type="string">
            <text:p>https://twitter.com/wireddit/status/1610976583761764355</text:p>
          </table:table-cell>
        </table:table-row>
        <table:table-row>
          <table:table-cell office:value="2875" office:value-type="float"/>
          <table:table-cell office:value-type="string">
            <text:p>Pattern 26</text:p>
          </table:table-cell>
          <table:table-cell office:value="0.5647936443521662" office:value-type="float"/>
          <table:table-cell office:value="0.6907904978710768" office:value-type="float"/>
          <table:table-cell office:value="10.73601189536293" office:value-type="float"/>
          <table:table-cell office:value-type="string">
            <text:p>input/data_formal_20240530-1342/meme/wireddit_20230106T082751/0.jpg</text:p>
          </table:table-cell>
          <table:table-cell office:value-type="string">
            <text:p>https://twitter.com/wireddit/status/1611278360037965824</text:p>
          </table:table-cell>
        </table:table-row>
        <table:table-row>
          <table:table-cell office:value="2876" office:value-type="float"/>
          <table:table-cell office:value-type="string">
            <text:p>Pattern 47</text:p>
          </table:table-cell>
          <table:table-cell office:value="0.11342722496255325" office:value-type="float"/>
          <table:table-cell office:value="0.7860547591982241" office:value-type="float"/>
          <table:table-cell office:value="19.59091664794933" office:value-type="float"/>
          <table:table-cell office:value-type="string">
            <text:p>input/data_formal_20240530-1342/meme/wireddit_20230106T082752/0.jpg</text:p>
          </table:table-cell>
          <table:table-cell office:value-type="string">
            <text:p>https://twitter.com/wireddit/status/1611278364991492096</text:p>
          </table:table-cell>
        </table:table-row>
        <table:table-row>
          <table:table-cell office:value="2877" office:value-type="float"/>
          <table:table-cell office:value-type="string">
            <text:p>Pattern 25</text:p>
          </table:table-cell>
          <table:table-cell office:value="0.8459931925813173" office:value-type="float"/>
          <table:table-cell office:value="0.33145564254759136" office:value-type="float"/>
          <table:table-cell office:value="19.97727421365743" office:value-type="float"/>
          <table:table-cell office:value-type="string">
            <text:p>input/data_formal_20240530-1342/meme/wireddit_20230206T102805/0.jpg</text:p>
          </table:table-cell>
          <table:table-cell office:value-type="string">
            <text:p>https://twitter.com/wireddit/status/1622542638673977346</text:p>
          </table:table-cell>
        </table:table-row>
        <table:table-row>
          <table:table-cell office:value="2878" office:value-type="float"/>
          <table:table-cell office:value-type="string">
            <text:p>Pattern 31</text:p>
          </table:table-cell>
          <table:table-cell office:value="0.17797957295613867" office:value-type="float"/>
          <table:table-cell office:value="0.2741486395974616" office:value-type="float"/>
          <table:table-cell office:value="26.348990472335146" office:value-type="float"/>
          <table:table-cell office:value-type="string">
            <text:p>input/data_formal_20240530-1342/meme/wireddit_20230206T102807/0.jpg</text:p>
          </table:table-cell>
          <table:table-cell office:value-type="string">
            <text:p>https://twitter.com/wireddit/status/1622542648396460033</text:p>
          </table:table-cell>
        </table:table-row>
        <table:table-row>
          <table:table-cell office:value="2879" office:value-type="float"/>
          <table:table-cell office:value-type="string">
            <text:p>Pattern 27</text:p>
          </table:table-cell>
          <table:table-cell office:value="0.49051780308201276" office:value-type="float"/>
          <table:table-cell office:value="0.23487048636766675" office:value-type="float"/>
          <table:table-cell office:value="0.0" office:value-type="float"/>
          <table:table-cell office:value-type="string">
            <text:p>input/data_formal_20240530-1342/meme/wireddit_20230206T112748/0.jpg</text:p>
          </table:table-cell>
          <table:table-cell office:value-type="string">
            <text:p>https://twitter.com/wireddit/status/1622557669293715456</text:p>
          </table:table-cell>
        </table:table-row>
        <table:table-row>
          <table:table-cell office:value="2880" office:value-type="float"/>
          <table:table-cell office:value-type="string">
            <text:p>Pattern 27</text:p>
          </table:table-cell>
          <table:table-cell office:value="0.49051780308201276" office:value-type="float"/>
          <table:table-cell office:value="0.23487048636766675" office:value-type="float"/>
          <table:table-cell office:value="0.0" office:value-type="float"/>
          <table:table-cell office:value-type="string">
            <text:p>input/data_formal_20240530-1342/meme/wireddit_20230206T112943/0.jpg</text:p>
          </table:table-cell>
          <table:table-cell office:value-type="string">
            <text:p>https://twitter.com/wireddit/status/1622558150443380737</text:p>
          </table:table-cell>
        </table:table-row>
        <table:table-row>
          <table:table-cell office:value="2881" office:value-type="float"/>
          <table:table-cell office:value-type="string">
            <text:p>Pattern 27</text:p>
          </table:table-cell>
          <table:table-cell office:value="0.49051780308201276" office:value-type="float"/>
          <table:table-cell office:value="0.23487048636766675" office:value-type="float"/>
          <table:table-cell office:value="0.0" office:value-type="float"/>
          <table:table-cell office:value-type="string">
            <text:p>input/data_formal_20240530-1342/meme/wireddit_20230206T113240/0.jpg</text:p>
          </table:table-cell>
          <table:table-cell office:value-type="string">
            <text:p>https://twitter.com/wireddit/status/1622558894575824897</text:p>
          </table:table-cell>
        </table:table-row>
        <table:table-row>
          <table:table-cell office:value="2882" office:value-type="float"/>
          <table:table-cell office:value-type="string">
            <text:p>Pattern 44</text:p>
          </table:table-cell>
          <table:table-cell office:value="0.4503860135691767" office:value-type="float"/>
          <table:table-cell office:value="0.34731107138127004" office:value-type="float"/>
          <table:table-cell office:value="0.017815219669978278" office:value-type="float"/>
          <table:table-cell office:value-type="string">
            <text:p>input/data_formal_20240530-1342/meme/wireddit_20230206T122737/0.jpg</text:p>
          </table:table-cell>
          <table:table-cell office:value-type="string">
            <text:p>https://twitter.com/wireddit/status/1622572720444657664</text:p>
          </table:table-cell>
        </table:table-row>
        <table:table-row>
          <table:table-cell office:value="2883" office:value-type="float"/>
          <table:table-cell office:value-type="string">
            <text:p>Pattern 39</text:p>
          </table:table-cell>
          <table:table-cell office:value="0.10746656307090124" office:value-type="float"/>
          <table:table-cell office:value="0.28728132650302285" office:value-type="float"/>
          <table:table-cell office:value="9.5367431640625e-07" office:value-type="float"/>
          <table:table-cell office:value-type="string">
            <text:p>input/data_formal_20240530-1342/meme/wireddit_20230206T122739/0.jpg</text:p>
          </table:table-cell>
          <table:table-cell office:value-type="string">
            <text:p>https://twitter.com/wireddit/status/1622572728799662080</text:p>
          </table:table-cell>
        </table:table-row>
        <table:table-row>
          <table:table-cell office:value="2884" office:value-type="float"/>
          <table:table-cell office:value-type="string">
            <text:p>Pattern 12</text:p>
          </table:table-cell>
          <table:table-cell office:value="0.2568953415051777" office:value-type="float"/>
          <table:table-cell office:value="0.748758960595967" office:value-type="float"/>
          <table:table-cell office:value="26.25565392907536" office:value-type="float"/>
          <table:table-cell office:value-type="string">
            <text:p>input/data_formal_20240530-1342/meme/wireddit_20230206T132852/0.jpg</text:p>
          </table:table-cell>
          <table:table-cell office:value-type="string">
            <text:p>https://twitter.com/wireddit/status/1622588134117584897</text:p>
          </table:table-cell>
        </table:table-row>
        <table:table-row>
          <table:table-cell office:value="2885" office:value-type="float"/>
          <table:table-cell office:value-type="string">
            <text:p>Pattern 2</text:p>
          </table:table-cell>
          <table:table-cell office:value="0.7748161721604073" office:value-type="float"/>
          <table:table-cell office:value="0.37776093109753056" office:value-type="float"/>
          <table:table-cell office:value="21.58732492529603" office:value-type="float"/>
          <table:table-cell office:value-type="string">
            <text:p>input/data_formal_20240530-1342/meme/wireddit_20230206T142842/0.jpg</text:p>
          </table:table-cell>
          <table:table-cell office:value-type="string">
            <text:p>https://twitter.com/wireddit/status/1622603192629354499</text:p>
          </table:table-cell>
        </table:table-row>
        <table:table-row>
          <table:table-cell office:value="2886" office:value-type="float"/>
          <table:table-cell office:value-type="string">
            <text:p>Pattern 38</text:p>
          </table:table-cell>
          <table:table-cell office:value="0.24929306873552814" office:value-type="float"/>
          <table:table-cell office:value="0.4203423570947529" office:value-type="float"/>
          <table:table-cell office:value="1.7182622114272463" office:value-type="float"/>
          <table:table-cell office:value-type="string">
            <text:p>input/data_formal_20240530-1342/meme/wireddit_20230206T142844/0.jpg</text:p>
          </table:table-cell>
          <table:table-cell office:value-type="string">
            <text:p>https://twitter.com/wireddit/status/1622603201055686659</text:p>
          </table:table-cell>
        </table:table-row>
        <table:table-row>
          <table:table-cell office:value="2887" office:value-type="float"/>
          <table:table-cell office:value-type="string">
            <text:p>Pattern 40</text:p>
          </table:table-cell>
          <table:table-cell office:value="0.16908806199049775" office:value-type="float"/>
          <table:table-cell office:value="0.5805456182747513" office:value-type="float"/>
          <table:table-cell office:value="25.39544662372578" office:value-type="float"/>
          <table:table-cell office:value-type="string">
            <text:p>input/data_formal_20240530-1342/meme/wireddit_20230226T042728/0.jpg</text:p>
          </table:table-cell>
          <table:table-cell office:value-type="string">
            <text:p>https://twitter.com/wireddit/status/1629699643415179265</text:p>
          </table:table-cell>
        </table:table-row>
        <table:table-row>
          <table:table-cell office:value="2888" office:value-type="float"/>
          <table:table-cell office:value-type="string">
            <text:p>Pattern 31</text:p>
          </table:table-cell>
          <table:table-cell office:value="0.1508693481761613" office:value-type="float"/>
          <table:table-cell office:value="0.39827339273191176" office:value-type="float"/>
          <table:table-cell office:value="27.105175786202118" office:value-type="float"/>
          <table:table-cell office:value-type="string">
            <text:p>input/data_formal_20240530-1342/meme/wireddit_20230226T072718/0.jpg</text:p>
          </table:table-cell>
          <table:table-cell office:value-type="string">
            <text:p>https://twitter.com/wireddit/status/1629744902530646017</text:p>
          </table:table-cell>
        </table:table-row>
        <table:table-row>
          <table:table-cell office:value="2889" office:value-type="float"/>
          <table:table-cell office:value-type="string">
            <text:p>Pattern 46</text:p>
          </table:table-cell>
          <table:table-cell office:value="0.1710045082460973" office:value-type="float"/>
          <table:table-cell office:value="0.11019877777268278" office:value-type="float"/>
          <table:table-cell office:value="11.453952966337537" office:value-type="float"/>
          <table:table-cell office:value-type="string">
            <text:p>input/data_formal_20240530-1342/meme/wiz91Tech_20230105T112611/0.jpg</text:p>
          </table:table-cell>
          <table:table-cell office:value-type="string">
            <text:p>https://twitter.com/wiz91Tech/status/1610960848666923009</text:p>
          </table:table-cell>
        </table:table-row>
        <table:table-row>
          <table:table-cell office:value="2890" office:value-type="float"/>
          <table:table-cell office:value-type="string">
            <text:p>Pattern 46</text:p>
          </table:table-cell>
          <table:table-cell office:value="0.1515376265238925" office:value-type="float"/>
          <table:table-cell office:value="0.1771146492850218" office:value-type="float"/>
          <table:table-cell office:value="13.598692330508856" office:value-type="float"/>
          <table:table-cell office:value-type="string">
            <text:p>input/data_formal_20240530-1342/meme/wiz91Tech_20230105T112611/1.jpg</text:p>
          </table:table-cell>
          <table:table-cell office:value-type="string">
            <text:p>https://twitter.com/wiz91Tech/status/1610960848666923009</text:p>
          </table:table-cell>
        </table:table-row>
        <table:table-row>
          <table:table-cell office:value="2891" office:value-type="float"/>
          <table:table-cell office:value-type="string">
            <text:p>Pattern 46</text:p>
          </table:table-cell>
          <table:table-cell office:value="0.17652318483477547" office:value-type="float"/>
          <table:table-cell office:value="0.07462159112729788" office:value-type="float"/>
          <table:table-cell office:value="11.324503360623712" office:value-type="float"/>
          <table:table-cell office:value-type="string">
            <text:p>input/data_formal_20240530-1342/meme/wiz91Tech_20230105T112611/2.jpg</text:p>
          </table:table-cell>
          <table:table-cell office:value-type="string">
            <text:p>https://twitter.com/wiz91Tech/status/1610960848666923009</text:p>
          </table:table-cell>
        </table:table-row>
        <table:table-row>
          <table:table-cell office:value="2892" office:value-type="float"/>
          <table:table-cell office:value-type="string">
            <text:p>Pattern 46</text:p>
          </table:table-cell>
          <table:table-cell office:value="0.1668645491859137" office:value-type="float"/>
          <table:table-cell office:value="0.0950012775350153" office:value-type="float"/>
          <table:table-cell office:value="11.328621785869801" office:value-type="float"/>
          <table:table-cell office:value-type="string">
            <text:p>input/data_formal_20240530-1342/meme/wiz91Tech_20230105T112611/3.jpg</text:p>
          </table:table-cell>
          <table:table-cell office:value-type="string">
            <text:p>https://twitter.com/wiz91Tech/status/1610960848666923009</text:p>
          </table:table-cell>
        </table:table-row>
        <table:table-row>
          <table:table-cell office:value="2893" office:value-type="float"/>
          <table:table-cell office:value-type="string">
            <text:p>Pattern 13</text:p>
          </table:table-cell>
          <table:table-cell office:value="0.1698768510485337" office:value-type="float"/>
          <table:table-cell office:value="0.4963471856664481" office:value-type="float"/>
          <table:table-cell office:value="25.113124293230932" office:value-type="float"/>
          <table:table-cell office:value-type="string">
            <text:p>input/data_formal_20240530-1342/meme/wloav_20230202T004448/0.jpg</text:p>
          </table:table-cell>
          <table:table-cell office:value-type="string">
            <text:p>https://twitter.com/wloav/status/1620946299167334401</text:p>
          </table:table-cell>
        </table:table-row>
        <table:table-row>
          <table:table-cell office:value="2894" office:value-type="float"/>
          <table:table-cell office:value-type="string">
            <text:p>Pattern 41</text:p>
          </table:table-cell>
          <table:table-cell office:value="0.1952767274882102" office:value-type="float"/>
          <table:table-cell office:value="0.7754465942150885" office:value-type="float"/>
          <table:table-cell office:value="24.89306689143902" office:value-type="float"/>
          <table:table-cell office:value-type="string">
            <text:p>input/data_formal_20240530-1342/meme/Wolverine_XRPL_20230217T111525/0.jpg</text:p>
          </table:table-cell>
          <table:table-cell office:value-type="string">
            <text:p>https://twitter.com/Chris_teep/status/1633035243182518273</text:p>
          </table:table-cell>
        </table:table-row>
        <table:table-row>
          <table:table-cell office:value="2895" office:value-type="float"/>
          <table:table-cell office:value-type="string">
            <text:p>Pattern 30</text:p>
          </table:table-cell>
          <table:table-cell office:value="0.3342280278516498" office:value-type="float"/>
          <table:table-cell office:value="0.5190121468790125" office:value-type="float"/>
          <table:table-cell office:value="29.68030325512115" office:value-type="float"/>
          <table:table-cell office:value-type="string">
            <text:p>input/data_formal_20240530-1342/meme/Wolverine_XRPL_20230222T100635/0.jpg</text:p>
          </table:table-cell>
          <table:table-cell office:value-type="string">
            <text:p>https://twitter.com/Chris_teep/status/1633035468085264386</text:p>
          </table:table-cell>
        </table:table-row>
        <table:table-row>
          <table:table-cell office:value="2896" office:value-type="float"/>
          <table:table-cell office:value-type="string">
            <text:p>Pattern 33</text:p>
          </table:table-cell>
          <table:table-cell office:value="0.18545191945820572" office:value-type="float"/>
          <table:table-cell office:value="0.7863707891407673" office:value-type="float"/>
          <table:table-cell office:value="21.633227985379047" office:value-type="float"/>
          <table:table-cell office:value-type="string">
            <text:p>input/data_formal_20240530-1342/meme/Wolverine_XRPL_20230222T100635/1.jpg</text:p>
          </table:table-cell>
          <table:table-cell office:value-type="string">
            <text:p>https://twitter.com/Chris_teep/status/1633035468085264386</text:p>
          </table:table-cell>
        </table:table-row>
        <table:table-row>
          <table:table-cell office:value="2897" office:value-type="float"/>
          <table:table-cell office:value-type="string">
            <text:p>Pattern 49</text:p>
          </table:table-cell>
          <table:table-cell office:value="0.4417351132366345" office:value-type="float"/>
          <table:table-cell office:value="0.7437152508960752" office:value-type="float"/>
          <table:table-cell office:value="21.727929550519214" office:value-type="float"/>
          <table:table-cell office:value-type="string">
            <text:p>input/data_formal_20240530-1342/meme/Wolverine_XRPL_20230222T100635/2.jpg</text:p>
          </table:table-cell>
          <table:table-cell office:value-type="string">
            <text:p>https://twitter.com/Chris_teep/status/1633035468085264386</text:p>
          </table:table-cell>
        </table:table-row>
        <table:table-row>
          <table:table-cell office:value="2898" office:value-type="float"/>
          <table:table-cell office:value-type="string">
            <text:p>Pattern 29</text:p>
          </table:table-cell>
          <table:table-cell office:value="0.5159457171248621" office:value-type="float"/>
          <table:table-cell office:value="0.3264015874453933" office:value-type="float"/>
          <table:table-cell office:value="28.198724954883005" office:value-type="float"/>
          <table:table-cell office:value-type="string">
            <text:p>input/data_formal_20240530-1342/meme/Wolverine_XRPL_20230222T100635/3.jpg</text:p>
          </table:table-cell>
          <table:table-cell office:value-type="string">
            <text:p>https://twitter.com/Chris_teep/status/1633035468085264386</text:p>
          </table:table-cell>
        </table:table-row>
        <table:table-row>
          <table:table-cell office:value="2899" office:value-type="float"/>
          <table:table-cell office:value-type="string">
            <text:p>Pattern 41</text:p>
          </table:table-cell>
          <table:table-cell office:value="0.23857004973312837" office:value-type="float"/>
          <table:table-cell office:value="0.5741816793868828" office:value-type="float"/>
          <table:table-cell office:value="33.408579904735454" office:value-type="float"/>
          <table:table-cell office:value-type="string">
            <text:p>input/data_formal_20240530-1342/meme/Woomynyan69_20230225T204012/0.jpg</text:p>
          </table:table-cell>
          <table:table-cell office:value-type="string">
            <text:p>https://twitter.com/Creativ73326261/status/1629671471814516737</text:p>
          </table:table-cell>
        </table:table-row>
        <table:table-row>
          <table:table-cell office:value="2900" office:value-type="float"/>
          <table:table-cell office:value-type="string">
            <text:p>Pattern 15</text:p>
          </table:table-cell>
          <table:table-cell office:value="0.15662075602572387" office:value-type="float"/>
          <table:table-cell office:value="0.3382966404106087" office:value-type="float"/>
          <table:table-cell office:value="28.875806977962824" office:value-type="float"/>
          <table:table-cell office:value-type="string">
            <text:p>input/data_formal_20240530-1342/meme/words_beauty___20230108T143747/0.jpg</text:p>
          </table:table-cell>
          <table:table-cell office:value-type="string">
            <text:p>https://twitter.com/words_beauty__/status/1612096232519860224</text:p>
          </table:table-cell>
        </table:table-row>
        <table:table-row>
          <table:table-cell office:value="2901" office:value-type="float"/>
          <table:table-cell office:value-type="string">
            <text:p>Pattern 15</text:p>
          </table:table-cell>
          <table:table-cell office:value="0.10459270256919001" office:value-type="float"/>
          <table:table-cell office:value="0.20816001988712046" office:value-type="float"/>
          <table:table-cell office:value="22.387712336780066" office:value-type="float"/>
          <table:table-cell office:value-type="string">
            <text:p>input/data_formal_20240530-1342/meme/worldoftulpa_20230106T084533/0.jpg</text:p>
          </table:table-cell>
          <table:table-cell office:value-type="string">
            <text:p>https://twitter.com/worldoftulpa/status/1611282811893477377</text:p>
          </table:table-cell>
        </table:table-row>
        <table:table-row>
          <table:table-cell office:value="2902" office:value-type="float"/>
          <table:table-cell office:value-type="string">
            <text:p>Pattern 34</text:p>
          </table:table-cell>
          <table:table-cell office:value="0.12905130230123837" office:value-type="float"/>
          <table:table-cell office:value="0.7192037338552398" office:value-type="float"/>
          <table:table-cell office:value="25.814745376569597" office:value-type="float"/>
          <table:table-cell office:value-type="string">
            <text:p>input/data_formal_20240530-1342/meme/WrenFischlLark_20221228T034749/0.jpg</text:p>
          </table:table-cell>
          <table:table-cell office:value-type="string">
            <text:p>https://twitter.com/WrenFischlLark/status/1607985745545003008</text:p>
          </table:table-cell>
        </table:table-row>
        <table:table-row>
          <table:table-cell office:value="2903" office:value-type="float"/>
          <table:table-cell office:value-type="string">
            <text:p>Pattern 40</text:p>
          </table:table-cell>
          <table:table-cell office:value="0.14749159731385364" office:value-type="float"/>
          <table:table-cell office:value="0.6351340653043762" office:value-type="float"/>
          <table:table-cell office:value="26.450386656320827" office:value-type="float"/>
          <table:table-cell office:value-type="string">
            <text:p>input/data_formal_20240530-1342/meme/WriteEssayToday_20230106T064949/0.jpg</text:p>
          </table:table-cell>
          <table:table-cell office:value-type="string">
            <text:p>https://twitter.com/WriteEssayToday/status/1611253686465871873</text:p>
          </table:table-cell>
        </table:table-row>
        <table:table-row>
          <table:table-cell office:value="2904" office:value-type="float"/>
          <table:table-cell office:value-type="string">
            <text:p>Pattern 36</text:p>
          </table:table-cell>
          <table:table-cell office:value="0.9386612332589165" office:value-type="float"/>
          <table:table-cell office:value="0.3649386356116927" office:value-type="float"/>
          <table:table-cell office:value="20.894453239230824" office:value-type="float"/>
          <table:table-cell office:value-type="string">
            <text:p>input/data_formal_20240530-1342/meme/WriteEssayToday_20230106T070352/0.jpg</text:p>
          </table:table-cell>
          <table:table-cell office:value-type="string">
            <text:p>https://twitter.com/WriteEssayToday/status/1611257221681238018</text:p>
          </table:table-cell>
        </table:table-row>
        <table:table-row>
          <table:table-cell office:value="2905" office:value-type="float"/>
          <table:table-cell office:value-type="string">
            <text:p>Pattern 8</text:p>
          </table:table-cell>
          <table:table-cell office:value="0.22310362380889256" office:value-type="float"/>
          <table:table-cell office:value="0.4816966585490832" office:value-type="float"/>
          <table:table-cell office:value="26.186204904381174" office:value-type="float"/>
          <table:table-cell office:value-type="string">
            <text:p>input/data_formal_20240530-1342/meme/WritersLifeOrg_20230206T121513/0.jpg</text:p>
          </table:table-cell>
          <table:table-cell office:value-type="string">
            <text:p>https://twitter.com/WritersLifeOrg/status/1622569603061669888</text:p>
          </table:table-cell>
        </table:table-row>
        <table:table-row>
          <table:table-cell office:value="2906" office:value-type="float"/>
          <table:table-cell office:value-type="string">
            <text:p>Pattern 41</text:p>
          </table:table-cell>
          <table:table-cell office:value="0.3356879063074559" office:value-type="float"/>
          <table:table-cell office:value="0.7867080160190953" office:value-type="float"/>
          <table:table-cell office:value="27.543701837187392" office:value-type="float"/>
          <table:table-cell office:value-type="string">
            <text:p>input/data_formal_20240530-1342/meme/writing_samples_20230105T110558/0.jpg</text:p>
          </table:table-cell>
          <table:table-cell office:value-type="string">
            <text:p>https://twitter.com/writing_samples/status/1610955763756986368</text:p>
          </table:table-cell>
        </table:table-row>
        <table:table-row>
          <table:table-cell office:value="2907" office:value-type="float"/>
          <table:table-cell office:value-type="string">
            <text:p>Pattern 5</text:p>
          </table:table-cell>
          <table:table-cell office:value="0.6486656267757258" office:value-type="float"/>
          <table:table-cell office:value="0.43459719792856305" office:value-type="float"/>
          <table:table-cell office:value="28.07498298180447" office:value-type="float"/>
          <table:table-cell office:value-type="string">
            <text:p>input/data_formal_20240530-1342/meme/wth_chihao_20221117T042254/0.jpg</text:p>
          </table:table-cell>
          <table:table-cell office:value-type="string">
            <text:p>https://twitter.com/fantasy_jean/status/1622617803579850755</text:p>
          </table:table-cell>
        </table:table-row>
        <table:table-row>
          <table:table-cell office:value="2908" office:value-type="float"/>
          <table:table-cell office:value-type="string">
            <text:p>Pattern 19</text:p>
          </table:table-cell>
          <table:table-cell office:value="0.5998947953701451" office:value-type="float"/>
          <table:table-cell office:value="0.7115669477384439" office:value-type="float"/>
          <table:table-cell office:value="25.40546645335755" office:value-type="float"/>
          <table:table-cell office:value-type="string">
            <text:p>input/data_formal_20240530-1342/meme/wth_chihao_20221117T042254/1.jpg</text:p>
          </table:table-cell>
          <table:table-cell office:value-type="string">
            <text:p>https://twitter.com/fantasy_jean/status/1622617803579850755</text:p>
          </table:table-cell>
        </table:table-row>
        <table:table-row>
          <table:table-cell office:value="2909" office:value-type="float"/>
          <table:table-cell office:value-type="string">
            <text:p>Pattern 12</text:p>
          </table:table-cell>
          <table:table-cell office:value="0.2886306041804192" office:value-type="float"/>
          <table:table-cell office:value="0.5800988583455705" office:value-type="float"/>
          <table:table-cell office:value="31.37940916545703" office:value-type="float"/>
          <table:table-cell office:value-type="string">
            <text:p>input/data_formal_20240530-1342/meme/wth_chihao_20221117T042254/2.jpg</text:p>
          </table:table-cell>
          <table:table-cell office:value-type="string">
            <text:p>https://twitter.com/fantasy_jean/status/1622617803579850755</text:p>
          </table:table-cell>
        </table:table-row>
        <table:table-row>
          <table:table-cell office:value="2910" office:value-type="float"/>
          <table:table-cell office:value-type="string">
            <text:p>Pattern 11</text:p>
          </table:table-cell>
          <table:table-cell office:value="0.5175457435296751" office:value-type="float"/>
          <table:table-cell office:value="0.3937419684835838" office:value-type="float"/>
          <table:table-cell office:value="26.045020525579034" office:value-type="float"/>
          <table:table-cell office:value-type="string">
            <text:p>input/data_formal_20240530-1342/meme/wth_chihao_20221117T042254/3.jpg</text:p>
          </table:table-cell>
          <table:table-cell office:value-type="string">
            <text:p>https://twitter.com/fantasy_jean/status/1622617803579850755</text:p>
          </table:table-cell>
        </table:table-row>
        <table:table-row>
          <table:table-cell office:value="2911" office:value-type="float"/>
          <table:table-cell office:value-type="string">
            <text:p>Pattern 2</text:p>
          </table:table-cell>
          <table:table-cell office:value="0.7137983498945744" office:value-type="float"/>
          <table:table-cell office:value="0.4280117985068014" office:value-type="float"/>
          <table:table-cell office:value="26.343509072483407" office:value-type="float"/>
          <table:table-cell office:value-type="string">
            <text:p>input/data_formal_20240530-1342/meme/xarom_xyz_20230111T060158/0.jpg</text:p>
          </table:table-cell>
          <table:table-cell office:value-type="string">
            <text:p>https://twitter.com/ivanziv/status/1613327415987654658</text:p>
          </table:table-cell>
        </table:table-row>
        <table:table-row>
          <table:table-cell office:value="2912" office:value-type="float"/>
          <table:table-cell office:value-type="string">
            <text:p>Pattern 16</text:p>
          </table:table-cell>
          <table:table-cell office:value="0.2557662442536605" office:value-type="float"/>
          <table:table-cell office:value="0.3750295344990249" office:value-type="float"/>
          <table:table-cell office:value="33.280097299668824" office:value-type="float"/>
          <table:table-cell office:value-type="string">
            <text:p>input/data_formal_20240530-1342/meme/xaviar_dot_smg_20230111T183112/0.jpg</text:p>
          </table:table-cell>
          <table:table-cell office:value-type="string">
            <text:p>https://twitter.com/TheBasicDumbass/status/1613297191128375301</text:p>
          </table:table-cell>
        </table:table-row>
        <table:table-row>
          <table:table-cell office:value="2913" office:value-type="float"/>
          <table:table-cell office:value-type="string">
            <text:p>Pattern 16</text:p>
          </table:table-cell>
          <table:table-cell office:value="0.2594308866662241" office:value-type="float"/>
          <table:table-cell office:value="0.42532661580146475" office:value-type="float"/>
          <table:table-cell office:value="34.35666923531874" office:value-type="float"/>
          <table:table-cell office:value-type="string">
            <text:p>input/data_formal_20240530-1342/meme/xaviar_dot_smg_20230111T183112/1.jpg</text:p>
          </table:table-cell>
          <table:table-cell office:value-type="string">
            <text:p>https://twitter.com/TheBasicDumbass/status/1613297191128375301</text:p>
          </table:table-cell>
        </table:table-row>
        <table:table-row>
          <table:table-cell office:value="2914" office:value-type="float"/>
          <table:table-cell office:value-type="string">
            <text:p>Pattern 15</text:p>
          </table:table-cell>
          <table:table-cell office:value="0.11714179128776125" office:value-type="float"/>
          <table:table-cell office:value="0.3155497519073505" office:value-type="float"/>
          <table:table-cell office:value="26.59486379949779" office:value-type="float"/>
          <table:table-cell office:value-type="string">
            <text:p>input/data_formal_20240530-1342/meme/xenheadsnfts_20230111T214820/0.jpg</text:p>
          </table:table-cell>
          <table:table-cell office:value-type="string">
            <text:p>https://twitter.com/xenheadsnfts/status/1613321913824059393</text:p>
          </table:table-cell>
        </table:table-row>
        <table:table-row>
          <table:table-cell office:value="2915" office:value-type="float"/>
          <table:table-cell office:value-type="string">
            <text:p>Pattern 34</text:p>
          </table:table-cell>
          <table:table-cell office:value="0.16074077291629427" office:value-type="float"/>
          <table:table-cell office:value="0.7154758372284262" office:value-type="float"/>
          <table:table-cell office:value="27.126416204653545" office:value-type="float"/>
          <table:table-cell office:value-type="string">
            <text:p>input/data_formal_20240530-1342/meme/Xguest273X_20230206T112110/0.jpg</text:p>
          </table:table-cell>
          <table:table-cell office:value-type="string">
            <text:p>https://twitter.com/Xguest273X/status/1622555997800636418</text:p>
          </table:table-cell>
        </table:table-row>
        <table:table-row>
          <table:table-cell office:value="2916" office:value-type="float"/>
          <table:table-cell office:value-type="string">
            <text:p>Pattern 34</text:p>
          </table:table-cell>
          <table:table-cell office:value="0.22758872195671576" office:value-type="float"/>
          <table:table-cell office:value="0.8261404846495388" office:value-type="float"/>
          <table:table-cell office:value="23.236557072329017" office:value-type="float"/>
          <table:table-cell office:value-type="string">
            <text:p>input/data_formal_20240530-1342/meme/Xguest273X_20230206T145343/0.jpg</text:p>
          </table:table-cell>
          <table:table-cell office:value-type="string">
            <text:p>https://twitter.com/Xguest273X/status/1622609487398858754</text:p>
          </table:table-cell>
        </table:table-row>
        <table:table-row>
          <table:table-cell office:value="2917" office:value-type="float"/>
          <table:table-cell office:value-type="string">
            <text:p>Pattern 41</text:p>
          </table:table-cell>
          <table:table-cell office:value="0.2596376810273498" office:value-type="float"/>
          <table:table-cell office:value="0.5574447655248524" office:value-type="float"/>
          <table:table-cell office:value="31.40883116025547" office:value-type="float"/>
          <table:table-cell office:value-type="string">
            <text:p>input/data_formal_20240530-1342/meme/xiaobaosg_20221228T040121/0.jpg</text:p>
          </table:table-cell>
          <table:table-cell office:value-type="string">
            <text:p>https://twitter.com/xiaobaosg/status/1607949799327948800</text:p>
          </table:table-cell>
        </table:table-row>
        <table:table-row>
          <table:table-cell office:value="2918" office:value-type="float"/>
          <table:table-cell office:value-type="string">
            <text:p>Pattern 19</text:p>
          </table:table-cell>
          <table:table-cell office:value="0.3470302301842762" office:value-type="float"/>
          <table:table-cell office:value="0.6154447660863034" office:value-type="float"/>
          <table:table-cell office:value="30.436714336199298" office:value-type="float"/>
          <table:table-cell office:value-type="string">
            <text:p>input/data_formal_20240530-1342/meme/xiaobaosg_20221228T040222/0.jpg</text:p>
          </table:table-cell>
          <table:table-cell office:value-type="string">
            <text:p>https://twitter.com/xiaobaosg/status/1607950055453122561</text:p>
          </table:table-cell>
        </table:table-row>
        <table:table-row>
          <table:table-cell office:value="2919" office:value-type="float"/>
          <table:table-cell office:value-type="string">
            <text:p>Pattern 47</text:p>
          </table:table-cell>
          <table:table-cell office:value="0.36925300140777434" office:value-type="float"/>
          <table:table-cell office:value="0.7101025855003182" office:value-type="float"/>
          <table:table-cell office:value="25.120713426595238" office:value-type="float"/>
          <table:table-cell office:value-type="string">
            <text:p>input/data_formal_20240530-1342/meme/xJTrismegistus_20230111T192100/0.jpg</text:p>
          </table:table-cell>
          <table:table-cell office:value-type="string">
            <text:p>https://twitter.com/xJTrismegistus/status/1613319529266053121</text:p>
          </table:table-cell>
        </table:table-row>
        <table:table-row>
          <table:table-cell office:value="2920" office:value-type="float"/>
          <table:table-cell office:value-type="string">
            <text:p>Pattern 49</text:p>
          </table:table-cell>
          <table:table-cell office:value="0.43248182553594405" office:value-type="float"/>
          <table:table-cell office:value="0.8420590669484438" office:value-type="float"/>
          <table:table-cell office:value="19.414327331234045" office:value-type="float"/>
          <table:table-cell office:value-type="string">
            <text:p>input/data_formal_20240530-1342/meme/xJTrismegistus_20230111T192100/1.jpg</text:p>
          </table:table-cell>
          <table:table-cell office:value-type="string">
            <text:p>https://twitter.com/xJTrismegistus/status/1613319529266053121</text:p>
          </table:table-cell>
        </table:table-row>
        <table:table-row>
          <table:table-cell office:value="2921" office:value-type="float"/>
          <table:table-cell office:value-type="string">
            <text:p>Pattern 28</text:p>
          </table:table-cell>
          <table:table-cell office:value="0.20898388809834592" office:value-type="float"/>
          <table:table-cell office:value="0.8323517936639095" office:value-type="float"/>
          <table:table-cell office:value="25.082889464368055" office:value-type="float"/>
          <table:table-cell office:value-type="string">
            <text:p>input/data_formal_20240530-1342/meme/XohnyArt_20230130T145408/0.jpg</text:p>
          </table:table-cell>
          <table:table-cell office:value-type="string">
            <text:p>https://twitter.com/TlGRlDlA/status/1620999012722839552</text:p>
          </table:table-cell>
        </table:table-row>
        <table:table-row>
          <table:table-cell office:value="2922" office:value-type="float"/>
          <table:table-cell office:value-type="string">
            <text:p>Pattern 1</text:p>
          </table:table-cell>
          <table:table-cell office:value="0.3222447963647492" office:value-type="float"/>
          <table:table-cell office:value="0.6998858861686421" office:value-type="float"/>
          <table:table-cell office:value="29.67195370504529" office:value-type="float"/>
          <table:table-cell office:value-type="string">
            <text:p>input/data_formal_20240530-1342/meme/xrp_Mayu_20230206T142910/0.jpg</text:p>
          </table:table-cell>
          <table:table-cell office:value-type="string">
            <text:p>https://twitter.com/xrp_Mayu/status/1622603311403655170</text:p>
          </table:table-cell>
        </table:table-row>
        <table:table-row>
          <table:table-cell office:value="2923" office:value-type="float"/>
          <table:table-cell office:value-type="string">
            <text:p>Pattern 41</text:p>
          </table:table-cell>
          <table:table-cell office:value="0.09327268076091277" office:value-type="float"/>
          <table:table-cell office:value="0.7388181332123394" office:value-type="float"/>
          <table:table-cell office:value="23.3741415756825" office:value-type="float"/>
          <table:table-cell office:value-type="string">
            <text:p>input/data_formal_20240530-1342/meme/xrpcafe_20230203T203300/0.jpg</text:p>
          </table:table-cell>
          <table:table-cell office:value-type="string">
            <text:p>https://twitter.com/RealSatoshiNFT/status/1622555304729739270</text:p>
          </table:table-cell>
        </table:table-row>
        <table:table-row>
          <table:table-cell office:value="2924" office:value-type="float"/>
          <table:table-cell office:value-type="string">
            <text:p>Pattern 37</text:p>
          </table:table-cell>
          <table:table-cell office:value="0.8396293804638072" office:value-type="float"/>
          <table:table-cell office:value="0.30390598546259173" office:value-type="float"/>
          <table:table-cell office:value="20.329649863943008" office:value-type="float"/>
          <table:table-cell office:value-type="string">
            <text:p>input/data_formal_20240530-1342/meme/XRPLrock_20230205T143455/0.jpg</text:p>
          </table:table-cell>
          <table:table-cell office:value-type="string">
            <text:p>https://twitter.com/iamkenchux/status/1622566955700916224</text:p>
          </table:table-cell>
        </table:table-row>
        <table:table-row>
          <table:table-cell office:value="2925" office:value-type="float"/>
          <table:table-cell office:value-type="string">
            <text:p>Pattern 16</text:p>
          </table:table-cell>
          <table:table-cell office:value="0.27945278904784543" office:value-type="float"/>
          <table:table-cell office:value="0.40672495997360486" office:value-type="float"/>
          <table:table-cell office:value="33.32503636675994" office:value-type="float"/>
          <table:table-cell office:value-type="string">
            <text:p>input/data_formal_20240530-1342/meme/xSnowCherry_20221121T110626/0.jpg</text:p>
          </table:table-cell>
          <table:table-cell office:value-type="string">
            <text:p>https://twitter.com/Pippy_Wippy/status/1611227807534972928</text:p>
          </table:table-cell>
        </table:table-row>
        <table:table-row>
          <table:table-cell office:value="2926" office:value-type="float"/>
          <table:table-cell office:value-type="string">
            <text:p>Pattern 30</text:p>
          </table:table-cell>
          <table:table-cell office:value="0.6946312570255486" office:value-type="float"/>
          <table:table-cell office:value="0.5713421922600165" office:value-type="float"/>
          <table:table-cell office:value="26.567489080362122" office:value-type="float"/>
          <table:table-cell office:value-type="string">
            <text:p>input/data_formal_20240530-1342/meme/xyzdevsofc_20221223T065548/0.jpg</text:p>
          </table:table-cell>
          <table:table-cell office:value-type="string">
            <text:p>https://twitter.com/xyzdevsofc/status/1606181763298086912</text:p>
          </table:table-cell>
        </table:table-row>
        <table:table-row>
          <table:table-cell office:value="2927" office:value-type="float"/>
          <table:table-cell office:value-type="string">
            <text:p>Pattern 19</text:p>
          </table:table-cell>
          <table:table-cell office:value="0.3981134579338086" office:value-type="float"/>
          <table:table-cell office:value="0.6300239484792646" office:value-type="float"/>
          <table:table-cell office:value="29.764519067155664" office:value-type="float"/>
          <table:table-cell office:value-type="string">
            <text:p>input/data_formal_20240530-1342/meme/Yamato31402907_20230202T025617/0.jpg</text:p>
          </table:table-cell>
          <table:table-cell office:value-type="string">
            <text:p>https://twitter.com/EnerHyena/status/1621015615342522368</text:p>
          </table:table-cell>
        </table:table-row>
        <table:table-row>
          <table:table-cell office:value="2928" office:value-type="float"/>
          <table:table-cell office:value-type="string">
            <text:p>Pattern 4</text:p>
          </table:table-cell>
          <table:table-cell office:value="0.2299872426567725" office:value-type="float"/>
          <table:table-cell office:value="0.5899618786775124" office:value-type="float"/>
          <table:table-cell office:value="30.736009608336" office:value-type="float"/>
          <table:table-cell office:value-type="string">
            <text:p>input/data_formal_20240530-1342/meme/YamiLightAustin_20230131T225803/0.jpg</text:p>
          </table:table-cell>
          <table:table-cell office:value-type="string">
            <text:p>https://twitter.com/YamiLightAustin/status/1620557047040466949</text:p>
          </table:table-cell>
        </table:table-row>
        <table:table-row>
          <table:table-cell office:value="2929" office:value-type="float"/>
          <table:table-cell office:value-type="string">
            <text:p>Pattern 20</text:p>
          </table:table-cell>
          <table:table-cell office:value="0.4780244799518686" office:value-type="float"/>
          <table:table-cell office:value="0.28531993008756307" office:value-type="float"/>
          <table:table-cell office:value="32.17929945639166" office:value-type="float"/>
          <table:table-cell office:value-type="string">
            <text:p>input/data_formal_20240530-1342/meme/YashNirmal42_20230106T071729/0.jpg</text:p>
          </table:table-cell>
          <table:table-cell office:value-type="string">
            <text:p>https://twitter.com/YashNirmal42/status/1611260651145687044</text:p>
          </table:table-cell>
        </table:table-row>
        <table:table-row>
          <table:table-cell office:value="2930" office:value-type="float"/>
          <table:table-cell office:value-type="string">
            <text:p>Pattern 1</text:p>
          </table:table-cell>
          <table:table-cell office:value="0.36536500250759746" office:value-type="float"/>
          <table:table-cell office:value="0.39680988135620954" office:value-type="float"/>
          <table:table-cell office:value="31.647501632356864" office:value-type="float"/>
          <table:table-cell office:value-type="string">
            <text:p>input/data_formal_20240530-1342/meme/yatchiretail_20230119T212317/0.jpg</text:p>
          </table:table-cell>
          <table:table-cell office:value-type="string">
            <text:p>https://twitter.com/yatchiretail/status/1616184543630737448</text:p>
          </table:table-cell>
        </table:table-row>
        <table:table-row>
          <table:table-cell office:value="2931" office:value-type="float"/>
          <table:table-cell office:value-type="string">
            <text:p>Pattern 16</text:p>
          </table:table-cell>
          <table:table-cell office:value="0.3185360072171769" office:value-type="float"/>
          <table:table-cell office:value="0.31265742422992004" office:value-type="float"/>
          <table:table-cell office:value="30.71763270882437" office:value-type="float"/>
          <table:table-cell office:value-type="string">
            <text:p>input/data_formal_20240530-1342/meme/yatchiretail_20230127T071357/0.jpg</text:p>
          </table:table-cell>
          <table:table-cell office:value-type="string">
            <text:p>https://twitter.com/yatchiretail/status/1618869906036133888</text:p>
          </table:table-cell>
        </table:table-row>
        <table:table-row>
          <table:table-cell office:value="2932" office:value-type="float"/>
          <table:table-cell office:value-type="string">
            <text:p>Pattern 12</text:p>
          </table:table-cell>
          <table:table-cell office:value="0.19728014467973684" office:value-type="float"/>
          <table:table-cell office:value="0.7107737819535371" office:value-type="float"/>
          <table:table-cell office:value="27.281688515011588" office:value-type="float"/>
          <table:table-cell office:value-type="string">
            <text:p>input/data_formal_20240530-1342/meme/Yayan89826130_20221228T051653/0.jpg</text:p>
          </table:table-cell>
          <table:table-cell office:value-type="string">
            <text:p>https://twitter.com/Yayan89826130/status/1607968807997562881</text:p>
          </table:table-cell>
        </table:table-row>
        <table:table-row>
          <table:table-cell office:value="2933" office:value-type="float"/>
          <table:table-cell office:value-type="string">
            <text:p>Pattern 48</text:p>
          </table:table-cell>
          <table:table-cell office:value="0.21660460106372148" office:value-type="float"/>
          <table:table-cell office:value="0.5129149054338306" office:value-type="float"/>
          <table:table-cell office:value="30.095318062483724" office:value-type="float"/>
          <table:table-cell office:value-type="string">
            <text:p>input/data_formal_20240530-1342/meme/YinYangTheDAD_20230202T002649/0.jpg</text:p>
          </table:table-cell>
          <table:table-cell office:value-type="string">
            <text:p>https://twitter.com/YinYangTheDAD/status/1620941776990396416</text:p>
          </table:table-cell>
        </table:table-row>
        <table:table-row>
          <table:table-cell office:value="2934" office:value-type="float"/>
          <table:table-cell office:value-type="string">
            <text:p>Pattern 29</text:p>
          </table:table-cell>
          <table:table-cell office:value="0.32685613527137686" office:value-type="float"/>
          <table:table-cell office:value="0.3508914626624955" office:value-type="float"/>
          <table:table-cell office:value="25.65402501413404" office:value-type="float"/>
          <table:table-cell office:value-type="string">
            <text:p>input/data_formal_20240530-1342/meme/YogicShaadi_20230105T123031/0.jpg</text:p>
          </table:table-cell>
          <table:table-cell office:value-type="string">
            <text:p>https://twitter.com/YogicShaadi/status/1610977038046732288</text:p>
          </table:table-cell>
        </table:table-row>
        <table:table-row>
          <table:table-cell office:value="2935" office:value-type="float"/>
          <table:table-cell office:value-type="string">
            <text:p>Pattern 43</text:p>
          </table:table-cell>
          <table:table-cell office:value="0.3389042928385329" office:value-type="float"/>
          <table:table-cell office:value="0.36919970322707646" office:value-type="float"/>
          <table:table-cell office:value="25.577310362831348" office:value-type="float"/>
          <table:table-cell office:value-type="string">
            <text:p>input/data_formal_20240530-1342/meme/YogiiMarketing_20230105T101014/0.jpg</text:p>
          </table:table-cell>
          <table:table-cell office:value-type="string">
            <text:p>https://twitter.com/YogiiMarketing/status/1610941735139692544</text:p>
          </table:table-cell>
        </table:table-row>
        <table:table-row>
          <table:table-cell office:value="2936" office:value-type="float"/>
          <table:table-cell office:value-type="string">
            <text:p>Pattern 15</text:p>
          </table:table-cell>
          <table:table-cell office:value="0.17112797459356932" office:value-type="float"/>
          <table:table-cell office:value="0.17855471229726916" office:value-type="float"/>
          <table:table-cell office:value="24.905542078581778" office:value-type="float"/>
          <table:table-cell office:value-type="string">
            <text:p>input/data_formal_20240530-1342/meme/Yorkscatrescue_20230306T160002/0.jpg</text:p>
          </table:table-cell>
          <table:table-cell office:value-type="string">
            <text:p>https://twitter.com/MarkQuarterman/status/1633002557965565952</text:p>
          </table:table-cell>
        </table:table-row>
        <table:table-row>
          <table:table-cell office:value="2937" office:value-type="float"/>
          <table:table-cell office:value-type="string">
            <text:p>Pattern 41</text:p>
          </table:table-cell>
          <table:table-cell office:value="0.15431608402147767" office:value-type="float"/>
          <table:table-cell office:value="0.918111731803388" office:value-type="float"/>
          <table:table-cell office:value="23.826854104529637" office:value-type="float"/>
          <table:table-cell office:value-type="string">
            <text:p>input/data_formal_20240530-1342/meme/yugendigitals_20230108T130705/0.jpg</text:p>
          </table:table-cell>
          <table:table-cell office:value-type="string">
            <text:p>https://twitter.com/yugendigitals/status/1612073405427388416</text:p>
          </table:table-cell>
        </table:table-row>
        <table:table-row>
          <table:table-cell office:value="2938" office:value-type="float"/>
          <table:table-cell office:value-type="string">
            <text:p>Pattern 1</text:p>
          </table:table-cell>
          <table:table-cell office:value="0.44353912684721786" office:value-type="float"/>
          <table:table-cell office:value="0.7684754656090381" office:value-type="float"/>
          <table:table-cell office:value="23.71174642566948" office:value-type="float"/>
          <table:table-cell office:value-type="string">
            <text:p>input/data_formal_20240530-1342/meme/YxngRedex_20230409T122944/0.jpg</text:p>
          </table:table-cell>
          <table:table-cell office:value-type="string">
            <text:p>https://twitter.com/YxngRedex/status/1645041304202510338</text:p>
          </table:table-cell>
        </table:table-row>
        <table:table-row>
          <table:table-cell office:value="2939" office:value-type="float"/>
          <table:table-cell office:value-type="string">
            <text:p>Pattern 28</text:p>
          </table:table-cell>
          <table:table-cell office:value="0.1400600547957135" office:value-type="float"/>
          <table:table-cell office:value="0.6404454522740641" office:value-type="float"/>
          <table:table-cell office:value="25.598983521936702" office:value-type="float"/>
          <table:table-cell office:value-type="string">
            <text:p>input/data_formal_20240530-1342/meme/Zackman199X_20221228T022517/0.jpg</text:p>
          </table:table-cell>
          <table:table-cell office:value-type="string">
            <text:p>https://twitter.com/ThursdayTV2018/status/1607957933626904578</text:p>
          </table:table-cell>
        </table:table-row>
        <table:table-row>
          <table:table-cell office:value="2940" office:value-type="float"/>
          <table:table-cell office:value-type="string">
            <text:p>Pattern 48</text:p>
          </table:table-cell>
          <table:table-cell office:value="0.3527544416776438" office:value-type="float"/>
          <table:table-cell office:value="0.5447376971772075" office:value-type="float"/>
          <table:table-cell office:value="25.03780925189499" office:value-type="float"/>
          <table:table-cell office:value-type="string">
            <text:p>input/data_formal_20240530-1342/meme/zainabalashqar_20221228T030232/0.jpg</text:p>
          </table:table-cell>
          <table:table-cell office:value-type="string">
            <text:p>https://twitter.com/zainabalashqar/status/1607934998400872448</text:p>
          </table:table-cell>
        </table:table-row>
        <table:table-row>
          <table:table-cell office:value="2941" office:value-type="float"/>
          <table:table-cell office:value-type="string">
            <text:p>Pattern 49</text:p>
          </table:table-cell>
          <table:table-cell office:value="0.32563654358874655" office:value-type="float"/>
          <table:table-cell office:value="0.8276282874015997" office:value-type="float"/>
          <table:table-cell office:value="20.939600010593704" office:value-type="float"/>
          <table:table-cell office:value-type="string">
            <text:p>input/data_formal_20240530-1342/meme/Zainudd6_20230201T224550/0.jpg</text:p>
          </table:table-cell>
          <table:table-cell office:value-type="string">
            <text:p>https://twitter.com/Zainudd6/status/1620916361236201480</text:p>
          </table:table-cell>
        </table:table-row>
        <table:table-row>
          <table:table-cell office:value="2942" office:value-type="float"/>
          <table:table-cell office:value-type="string">
            <text:p>Pattern 34</text:p>
          </table:table-cell>
          <table:table-cell office:value="0.3010116350193305" office:value-type="float"/>
          <table:table-cell office:value="0.6039426226953405" office:value-type="float"/>
          <table:table-cell office:value="31.093094743527" office:value-type="float"/>
          <table:table-cell office:value-type="string">
            <text:p>input/data_formal_20240530-1342/meme/zappyhireglobal_20230202T045207/0.jpg</text:p>
          </table:table-cell>
          <table:table-cell office:value-type="string">
            <text:p>https://twitter.com/zappyhireglobal/status/1621008540222558208</text:p>
          </table:table-cell>
        </table:table-row>
        <table:table-row>
          <table:table-cell office:value="2943" office:value-type="float"/>
          <table:table-cell office:value-type="string">
            <text:p>Pattern 41</text:p>
          </table:table-cell>
          <table:table-cell office:value="0.10163041847574378" office:value-type="float"/>
          <table:table-cell office:value="0.6006179681559939" office:value-type="float"/>
          <table:table-cell office:value="27.593577533439877" office:value-type="float"/>
          <table:table-cell office:value-type="string">
            <text:p>input/data_formal_20240530-1342/meme/ZaraherP_20230106T042630/0.jpg</text:p>
          </table:table-cell>
          <table:table-cell office:value-type="string">
            <text:p>https://twitter.com/ZaraherP/status/1611217621457997824</text:p>
          </table:table-cell>
        </table:table-row>
        <table:table-row>
          <table:table-cell office:value="2944" office:value-type="float"/>
          <table:table-cell office:value-type="string">
            <text:p>Pattern 3</text:p>
          </table:table-cell>
          <table:table-cell office:value="0.8773142503327164" office:value-type="float"/>
          <table:table-cell office:value="0.5286678868024256" office:value-type="float"/>
          <table:table-cell office:value="21.3598638555006" office:value-type="float"/>
          <table:table-cell office:value-type="string">
            <text:p>input/data_formal_20240530-1342/meme/ZcodeoL_20221228T054511/0.jpg</text:p>
          </table:table-cell>
          <table:table-cell office:value-type="string">
            <text:p>https://twitter.com/ZcodeoL/status/1607975932698198016</text:p>
          </table:table-cell>
        </table:table-row>
        <table:table-row>
          <table:table-cell office:value="2945" office:value-type="float"/>
          <table:table-cell office:value-type="string">
            <text:p>Pattern 7</text:p>
          </table:table-cell>
          <table:table-cell office:value="0.11182460255930599" office:value-type="float"/>
          <table:table-cell office:value="0.42026664843039707" office:value-type="float"/>
          <table:table-cell office:value="24.39942365976046" office:value-type="float"/>
          <table:table-cell office:value-type="string">
            <text:p>input/data_formal_20240530-1342/meme/ZcodeoL_20221228T054511/1.jpg</text:p>
          </table:table-cell>
          <table:table-cell office:value-type="string">
            <text:p>https://twitter.com/ZcodeoL/status/1607975932698198016</text:p>
          </table:table-cell>
        </table:table-row>
        <table:table-row>
          <table:table-cell office:value="2946" office:value-type="float"/>
          <table:table-cell office:value-type="string">
            <text:p>Pattern 16</text:p>
          </table:table-cell>
          <table:table-cell office:value="0.2742725449980031" office:value-type="float"/>
          <table:table-cell office:value="0.4185641251338632" office:value-type="float"/>
          <table:table-cell office:value="30.9565467699564" office:value-type="float"/>
          <table:table-cell office:value-type="string">
            <text:p>input/data_formal_20240530-1342/meme/ZeptoNow_20230106T050145/0.jpg</text:p>
          </table:table-cell>
          <table:table-cell office:value-type="string">
            <text:p>https://twitter.com/ZeptoNow/status/1611226493908316162</text:p>
          </table:table-cell>
        </table:table-row>
        <table:table-row>
          <table:table-cell office:value="2947" office:value-type="float"/>
          <table:table-cell office:value-type="string">
            <text:p>Pattern 26</text:p>
          </table:table-cell>
          <table:table-cell office:value="0.5376361179892772" office:value-type="float"/>
          <table:table-cell office:value="0.6559073489076223" office:value-type="float"/>
          <table:table-cell office:value="19.19779649175383" office:value-type="float"/>
          <table:table-cell office:value-type="string">
            <text:p>input/data_formal_20240530-1342/meme/zero_2_nothing_20230105T123005/0.jpg</text:p>
          </table:table-cell>
          <table:table-cell office:value-type="string">
            <text:p>https://twitter.com/zero_2_nothing/status/1610976929728925698</text:p>
          </table:table-cell>
        </table:table-row>
        <table:table-row>
          <table:table-cell office:value="2948" office:value-type="float"/>
          <table:table-cell office:value-type="string">
            <text:p>Pattern 49</text:p>
          </table:table-cell>
          <table:table-cell office:value="0.668427571567896" office:value-type="float"/>
          <table:table-cell office:value="0.6395652797097217" office:value-type="float"/>
          <table:table-cell office:value="27.216515661403825" office:value-type="float"/>
          <table:table-cell office:value-type="string">
            <text:p>input/data_formal_20240530-1342/meme/zipaworld_20221222T122002/0.jpg</text:p>
          </table:table-cell>
          <table:table-cell office:value-type="string">
            <text:p>https://twitter.com/RohitSi15504566/status/1605908699494592512</text:p>
          </table:table-cell>
        </table:table-row>
        <table:table-row>
          <table:table-cell office:value="2949" office:value-type="float"/>
          <table:table-cell office:value-type="string">
            <text:p>Pattern 34</text:p>
          </table:table-cell>
          <table:table-cell office:value="0.3266971520328397" office:value-type="float"/>
          <table:table-cell office:value="0.8686872821500684" office:value-type="float"/>
          <table:table-cell office:value="25.695057890090347" office:value-type="float"/>
          <table:table-cell office:value-type="string">
            <text:p>input/data_formal_20240530-1342/meme/znur49586581_20230206T112143/0.jpg</text:p>
          </table:table-cell>
          <table:table-cell office:value-type="string">
            <text:p>https://twitter.com/znur49586581/status/1622556137844355078</text:p>
          </table:table-cell>
        </table:table-row>
        <table:table-row>
          <table:table-cell office:value="2950" office:value-type="float"/>
          <table:table-cell office:value-type="string">
            <text:p>Pattern 12</text:p>
          </table:table-cell>
          <table:table-cell office:value="0.11048207358450857" office:value-type="float"/>
          <table:table-cell office:value="0.7894996982952067" office:value-type="float"/>
          <table:table-cell office:value="25.97626640906401" office:value-type="float"/>
          <table:table-cell office:value-type="string">
            <text:p>input/data_formal_20240530-1342/meme/znur49586581_20230206T151403/0.jpg</text:p>
          </table:table-cell>
          <table:table-cell office:value-type="string">
            <text:p>https://twitter.com/znur49586581/status/1622614606563737601</text:p>
          </table:table-cell>
        </table:table-row>
        <table:table-row>
          <table:table-cell office:value="2951" office:value-type="float"/>
          <table:table-cell office:value-type="string">
            <text:p>Pattern 34</text:p>
          </table:table-cell>
          <table:table-cell office:value="0.23405096880116052" office:value-type="float"/>
          <table:table-cell office:value="0.7544355803009197" office:value-type="float"/>
          <table:table-cell office:value="22.890237123420974" office:value-type="float"/>
          <table:table-cell office:value-type="string">
            <text:p>input/data_formal_20240530-1342/meme/zombie_calls_20230106T040213/0.jpg</text:p>
          </table:table-cell>
          <table:table-cell office:value-type="string">
            <text:p>https://twitter.com/Mark53303677/status/1611270192306483204</text:p>
          </table:table-cell>
        </table:table-row>
        <table:table-row>
          <table:table-cell office:value="2952" office:value-type="float"/>
          <table:table-cell office:value-type="string">
            <text:p>Pattern 15</text:p>
          </table:table-cell>
          <table:table-cell office:value="0.14942947374927903" office:value-type="float"/>
          <table:table-cell office:value="0.23782139035713107" office:value-type="float"/>
          <table:table-cell office:value="19.444342171750375" office:value-type="float"/>
          <table:table-cell office:value-type="string">
            <text:p>input/data_formal_20240530-1342/meme/ZorinCalls_20230403T174956/0.jpg</text:p>
          </table:table-cell>
          <table:table-cell office:value-type="string">
            <text:p>https://twitter.com/ZorinCalls/status/1642951712335081475</text:p>
          </table:table-cell>
        </table:table-row>
        <table:table-row>
          <table:table-cell office:value="2953" office:value-type="float"/>
          <table:table-cell office:value-type="string">
            <text:p>Pattern 34</text:p>
          </table:table-cell>
          <table:table-cell office:value="0.310147066236421" office:value-type="float"/>
          <table:table-cell office:value="0.5980825743296984" office:value-type="float"/>
          <table:table-cell office:value="31.885317554130754" office:value-type="float"/>
          <table:table-cell office:value-type="string">
            <text:p>input/data_formal_20240530-1342/meme/ztefanfluus_20221228T031822/0.jpg</text:p>
          </table:table-cell>
          <table:table-cell office:value-type="string">
            <text:p>https://twitter.com/ztefanfluus/status/1607938984243494917</text:p>
          </table:table-cell>
        </table:table-row>
        <table:table-row>
          <table:table-cell office:value="2954" office:value-type="float"/>
          <table:table-cell office:value-type="string">
            <text:p>Pattern 4</text:p>
          </table:table-cell>
          <table:table-cell office:value="0.2126193910881053" office:value-type="float"/>
          <table:table-cell office:value="0.4860719625263362" office:value-type="float"/>
          <table:table-cell office:value="29.77067519964627" office:value-type="float"/>
          <table:table-cell office:value-type="string">
            <text:p>input/data_formal_20240530-1342/meme/ztefanfluus_20221228T033617/0.jpg</text:p>
          </table:table-cell>
          <table:table-cell office:value-type="string">
            <text:p>https://twitter.com/ztefanfluus/status/1607943494290604032</text:p>
          </table:table-cell>
        </table:table-row>
        <table:table-row>
          <table:table-cell office:value="2955" office:value-type="float"/>
          <table:table-cell office:value-type="string">
            <text:p>Pattern 34</text:p>
          </table:table-cell>
          <table:table-cell office:value="0.3115090333937254" office:value-type="float"/>
          <table:table-cell office:value="0.7766635306799797" office:value-type="float"/>
          <table:table-cell office:value="25.854934166127084" office:value-type="float"/>
          <table:table-cell office:value-type="string">
            <text:p>input/data_formal_20240530-1342/meme/ztefanfluus_20221228T034450/0.jpg</text:p>
          </table:table-cell>
          <table:table-cell office:value-type="string">
            <text:p>https://twitter.com/ztefanfluus/status/1607945644982812672</text:p>
          </table:table-cell>
        </table:table-row>
        <table:table-row>
          <table:table-cell office:value="2956" office:value-type="float"/>
          <table:table-cell office:value-type="string">
            <text:p>Pattern 25</text:p>
          </table:table-cell>
          <table:table-cell office:value="0.7072528385183456" office:value-type="float"/>
          <table:table-cell office:value="0.400480188622337" office:value-type="float"/>
          <table:table-cell office:value="21.605166817621306" office:value-type="float"/>
          <table:table-cell office:value-type="string">
            <text:p>input/data_formal_20240530-1342/meme/ZubairA32377633_20230206T142413/0.jpg</text:p>
          </table:table-cell>
          <table:table-cell office:value-type="string">
            <text:p>https://twitter.com/ZubairA32377633/status/1622602066391715842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6-03T11:12:48.551308</meta:creation-date>
    <dc:date>2024-06-03T11:12:48.895109</dc:date>
    <meta:generator>http://pypi.python.org/pypi/ezodf/0.1.0$Python3.10.6 | packaged by conda-forge | (main, Aug 22 2022, 20:35:26) [GCC 10.4.0]</meta:generator>
    <meta:document-statistic/>
    <meta:editing-cycles>1</meta:editing-cycles>
  </office:meta>
</office:document-meta>
</file>